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3340000006A8A05325EC82813B0.png" manifest:media-type="image/png"/>
  <manifest:file-entry manifest:full-path="Pictures/1000000000000B720000009B428C9716555D8079.png" manifest:media-type="image/png"/>
  <manifest:file-entry manifest:full-path="Pictures/100002010000030F000000C10B971B8F129AF4A1.png" manifest:media-type="image/png"/>
  <manifest:file-entry manifest:full-path="Pictures/100002010000030F0000012C16916024182D1E80.png" manifest:media-type="image/png"/>
  <manifest:file-entry manifest:full-path="Pictures/10000201000003B00000007FC3A3C2EF99FE1046.png" manifest:media-type="image/png"/>
  <manifest:file-entry manifest:full-path="Pictures/10000201000000390000001E89DDC89C2F1EAD69.png" manifest:media-type="image/png"/>
  <manifest:file-entry manifest:full-path="Pictures/10000201000000400000001E861FAB3411EB6B02.png" manifest:media-type="image/png"/>
  <manifest:file-entry manifest:full-path="styles.xml" manifest:media-type="text/xml"/>
  <manifest:file-entry manifest:full-path="Thumbnails/thumbnail.png" manifest:media-type="image/png"/>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MS Gothic'" style:font-family-generic="modern"/>
    <style:font-face style:name="Liberation Serif1" svg:font-family="'Liberation Serif', 'Times New Roman'" style:font-family-generic="roman"/>
    <style:font-face style:name="FreeSans1" svg:font-family="FreeSans" style:font-family-generic="swiss"/>
    <style:font-face style:name="FreeSans2" svg:font-family="FreeSans, Arial" style:font-family-generic="swiss"/>
    <style:font-face style:name="DejaVu Sans1" svg:font-family="'DejaVu Sans', 'Times New Roman'" style:font-pitch="variable"/>
    <style:font-face style:name="FreeSerif" svg:font-family="FreeSerif" style:font-family-generic="roman" style:font-pitch="variable"/>
    <style:font-face style:name="Liberation Serif" svg:font-family="'Liberation Serif'" style:font-family-generic="roman" style:font-pitch="variable"/>
    <style:font-face style:name="Times New Roman Cyr" svg:font-family="'Times New Roman Cy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5.8889in" table:align="left" style:writing-mode="lr-tb"/>
    </style:style>
    <style:style style:name="Table1.A" style:family="table-column">
      <style:table-column-properties style:column-width="1.341in"/>
    </style:style>
    <style:style style:name="Table1.B" style:family="table-column">
      <style:table-column-properties style:column-width="4.5479in"/>
    </style:style>
    <style:style style:name="Table1.A1" style:family="table-cell">
      <style:table-cell-properties style:vertical-align="middle" fo:padding="0.0194in" fo:border="none"/>
    </style:style>
    <style:style style:name="Table2" style:family="table">
      <style:table-properties style:width="6.925in" table:align="margins" style:writing-mode="lr-tb"/>
    </style:style>
    <style:style style:name="Table2.A" style:family="table-column">
      <style:table-column-properties style:column-width="4.934in" style:rel-column-width="46693*"/>
    </style:style>
    <style:style style:name="Table2.B" style:family="table-column">
      <style:table-column-properties style:column-width="1.991in" style:rel-column-width="18842*"/>
    </style:style>
    <style:style style:name="Table2.A1" style:family="table-cell">
      <style:table-cell-properties fo:background-color="transparent" fo:padding="0.0382in" fo:border="none" style:writing-mode="page">
        <style:background-image/>
      </style:table-cell-properties>
    </style:style>
    <style:style style:name="Table2.B1" style:family="table-cell">
      <style:table-cell-properties fo:background-color="transparent" fo:padding="0.0382in" fo:border-left="0.05pt solid #000000" fo:border-right="none" fo:border-top="none" fo:border-bottom="none" style:writing-mode="page">
        <style:background-image/>
      </style:table-cell-properties>
    </style:style>
    <style:style style:name="P1" style:family="paragraph" style:parent-style-name="Text_20_body">
      <style:paragraph-properties fo:text-align="end" style:justify-single-word="false"/>
    </style:style>
    <style:style style:name="P2" style:family="paragraph" style:parent-style-name="Text_20_body">
      <style:text-properties fo:font-style="italic" style:font-style-asian="italic" style:font-style-complex="italic"/>
    </style:style>
    <style:style style:name="P3" style:family="paragraph" style:parent-style-name="Text_20_body">
      <style:text-properties officeooo:paragraph-rsid="002029b4"/>
    </style:style>
    <style:style style:name="P4" style:family="paragraph" style:parent-style-name="Text_20_body">
      <style:text-properties officeooo:paragraph-rsid="002455f2"/>
    </style:style>
    <style:style style:name="P5" style:family="paragraph" style:parent-style-name="Text_20_body">
      <style:text-properties officeooo:paragraph-rsid="0028656c"/>
    </style:style>
    <style:style style:name="P6" style:family="paragraph" style:parent-style-name="Text_20_body">
      <style:text-properties officeooo:paragraph-rsid="002b0fa9"/>
    </style:style>
    <style:style style:name="P7" style:family="paragraph" style:parent-style-name="Text_20_body">
      <style:text-properties officeooo:paragraph-rsid="00388490"/>
    </style:style>
    <style:style style:name="P8" style:family="paragraph" style:parent-style-name="Text_20_body">
      <style:text-properties officeooo:paragraph-rsid="003b455e"/>
    </style:style>
    <style:style style:name="P9" style:family="paragraph" style:parent-style-name="Text_20_body">
      <style:text-properties officeooo:paragraph-rsid="0047acbe"/>
    </style:style>
    <style:style style:name="P10" style:family="paragraph" style:parent-style-name="Text_20_body">
      <style:text-properties officeooo:paragraph-rsid="005017ba"/>
    </style:style>
    <style:style style:name="P11" style:family="paragraph" style:parent-style-name="Text_20_body">
      <style:text-properties officeooo:paragraph-rsid="005e6eb9"/>
    </style:style>
    <style:style style:name="P12" style:family="paragraph" style:parent-style-name="Text_20_body">
      <style:text-properties officeooo:paragraph-rsid="005fc8a6"/>
    </style:style>
    <style:style style:name="P13" style:family="paragraph" style:parent-style-name="Text_20_body">
      <style:text-properties officeooo:paragraph-rsid="0060822e"/>
    </style:style>
    <style:style style:name="P14" style:family="paragraph" style:parent-style-name="Text_20_body">
      <style:text-properties officeooo:paragraph-rsid="006236be"/>
    </style:style>
    <style:style style:name="P15" style:family="paragraph" style:parent-style-name="Text_20_body">
      <style:text-properties officeooo:paragraph-rsid="006b82cb"/>
    </style:style>
    <style:style style:name="P16" style:family="paragraph" style:parent-style-name="Text_20_body">
      <style:text-properties officeooo:paragraph-rsid="006c2c40"/>
    </style:style>
    <style:style style:name="P17" style:family="paragraph" style:parent-style-name="Text_20_body">
      <style:paragraph-properties fo:text-align="center" style:justify-single-word="false"/>
    </style:style>
    <style:style style:name="P18" style:family="paragraph" style:parent-style-name="Text_20_body">
      <style:paragraph-properties fo:text-align="center" style:justify-single-word="false"/>
      <style:text-properties officeooo:paragraph-rsid="006c2c40"/>
    </style:style>
    <style:style style:name="P19" style:family="paragraph" style:parent-style-name="Text_20_body">
      <style:paragraph-properties fo:text-align="center" style:justify-single-word="false"/>
      <style:text-properties officeooo:paragraph-rsid="022423ee"/>
    </style:style>
    <style:style style:name="P20" style:family="paragraph" style:parent-style-name="Text_20_body">
      <style:paragraph-properties fo:text-align="center" style:justify-single-word="false"/>
      <style:text-properties officeooo:paragraph-rsid="056965b4"/>
    </style:style>
    <style:style style:name="P21" style:family="paragraph" style:parent-style-name="Text_20_body">
      <style:text-properties officeooo:paragraph-rsid="006c8658"/>
    </style:style>
    <style:style style:name="P22" style:family="paragraph" style:parent-style-name="Text_20_body">
      <style:text-properties officeooo:paragraph-rsid="006de052"/>
    </style:style>
    <style:style style:name="P23" style:family="paragraph" style:parent-style-name="Text_20_body">
      <style:text-properties officeooo:paragraph-rsid="006e2449"/>
    </style:style>
    <style:style style:name="P24" style:family="paragraph" style:parent-style-name="Text_20_body">
      <style:text-properties officeooo:paragraph-rsid="00766915"/>
    </style:style>
    <style:style style:name="P25" style:family="paragraph" style:parent-style-name="Text_20_body">
      <style:text-properties officeooo:paragraph-rsid="007d5639"/>
    </style:style>
    <style:style style:name="P26" style:family="paragraph" style:parent-style-name="Text_20_body">
      <style:text-properties officeooo:paragraph-rsid="008bc171"/>
    </style:style>
    <style:style style:name="P27" style:family="paragraph" style:parent-style-name="Text_20_body">
      <style:text-properties officeooo:paragraph-rsid="009494b1"/>
    </style:style>
    <style:style style:name="P28" style:family="paragraph" style:parent-style-name="Text_20_body">
      <style:text-properties officeooo:paragraph-rsid="0094d8d9"/>
    </style:style>
    <style:style style:name="P29" style:family="paragraph" style:parent-style-name="Text_20_body">
      <style:text-properties officeooo:paragraph-rsid="009a5a2a"/>
    </style:style>
    <style:style style:name="P30" style:family="paragraph" style:parent-style-name="Text_20_body">
      <style:text-properties officeooo:paragraph-rsid="009c4c4d"/>
    </style:style>
    <style:style style:name="P31" style:family="paragraph" style:parent-style-name="Text_20_body">
      <style:text-properties officeooo:paragraph-rsid="00a1ace6"/>
    </style:style>
    <style:style style:name="P32" style:family="paragraph" style:parent-style-name="Text_20_body">
      <style:text-properties officeooo:paragraph-rsid="00aaac02"/>
    </style:style>
    <style:style style:name="P33" style:family="paragraph" style:parent-style-name="Text_20_body">
      <style:text-properties officeooo:paragraph-rsid="00b09de6"/>
    </style:style>
    <style:style style:name="P34" style:family="paragraph" style:parent-style-name="Text_20_body">
      <style:text-properties officeooo:paragraph-rsid="00b39899"/>
    </style:style>
    <style:style style:name="P35" style:family="paragraph" style:parent-style-name="Text_20_body">
      <style:text-properties officeooo:paragraph-rsid="00c38124"/>
    </style:style>
    <style:style style:name="P36" style:family="paragraph" style:parent-style-name="Text_20_body">
      <style:text-properties officeooo:paragraph-rsid="00c4ad28"/>
    </style:style>
    <style:style style:name="P37" style:family="paragraph" style:parent-style-name="Text_20_body">
      <style:text-properties officeooo:paragraph-rsid="00c595a4"/>
    </style:style>
    <style:style style:name="P38" style:family="paragraph" style:parent-style-name="Text_20_body">
      <style:text-properties officeooo:paragraph-rsid="00c5a1c7"/>
    </style:style>
    <style:style style:name="P39" style:family="paragraph" style:parent-style-name="Text_20_body">
      <style:text-properties officeooo:paragraph-rsid="00c96220"/>
    </style:style>
    <style:style style:name="P40" style:family="paragraph" style:parent-style-name="Text_20_body">
      <style:text-properties officeooo:paragraph-rsid="00ca7c42"/>
    </style:style>
    <style:style style:name="P41" style:family="paragraph" style:parent-style-name="Text_20_body">
      <style:text-properties officeooo:paragraph-rsid="00cab2b0"/>
    </style:style>
    <style:style style:name="P42" style:family="paragraph" style:parent-style-name="Text_20_body">
      <style:text-properties officeooo:paragraph-rsid="00cca6b6"/>
    </style:style>
    <style:style style:name="P43" style:family="paragraph" style:parent-style-name="Text_20_body">
      <style:text-properties officeooo:paragraph-rsid="00d25253"/>
    </style:style>
    <style:style style:name="P44" style:family="paragraph" style:parent-style-name="Text_20_body">
      <style:text-properties fo:font-weight="normal" style:font-weight-asian="normal" style:font-weight-complex="normal"/>
    </style:style>
    <style:style style:name="P45" style:family="paragraph" style:parent-style-name="Text_20_body">
      <style:text-properties officeooo:paragraph-rsid="00df6893"/>
    </style:style>
    <style:style style:name="P46" style:family="paragraph" style:parent-style-name="Text_20_body">
      <style:text-properties officeooo:paragraph-rsid="00e1ce3c"/>
    </style:style>
    <style:style style:name="P47" style:family="paragraph" style:parent-style-name="Text_20_body">
      <style:text-properties officeooo:paragraph-rsid="00e1ea05"/>
    </style:style>
    <style:style style:name="P48" style:family="paragraph" style:parent-style-name="Text_20_body">
      <style:text-properties officeooo:paragraph-rsid="00e3c689"/>
    </style:style>
    <style:style style:name="P49" style:family="paragraph" style:parent-style-name="Text_20_body">
      <style:text-properties officeooo:paragraph-rsid="00e4628b"/>
    </style:style>
    <style:style style:name="P50" style:family="paragraph" style:parent-style-name="Text_20_body">
      <style:text-properties officeooo:paragraph-rsid="00e4bb68"/>
    </style:style>
    <style:style style:name="P51" style:family="paragraph" style:parent-style-name="Text_20_body">
      <style:text-properties officeooo:paragraph-rsid="00e84d94"/>
    </style:style>
    <style:style style:name="P52" style:family="paragraph" style:parent-style-name="Text_20_body">
      <style:text-properties officeooo:paragraph-rsid="00eb0ed1"/>
    </style:style>
    <style:style style:name="P53" style:family="paragraph" style:parent-style-name="Text_20_body">
      <style:text-properties officeooo:paragraph-rsid="00eef302"/>
    </style:style>
    <style:style style:name="P54" style:family="paragraph" style:parent-style-name="Text_20_body">
      <style:text-properties officeooo:paragraph-rsid="00f5e236"/>
    </style:style>
    <style:style style:name="P55" style:family="paragraph" style:parent-style-name="Text_20_body">
      <style:text-properties officeooo:paragraph-rsid="00ff0722"/>
    </style:style>
    <style:style style:name="P56" style:family="paragraph" style:parent-style-name="Text_20_body">
      <style:text-properties officeooo:paragraph-rsid="00ffff48"/>
    </style:style>
    <style:style style:name="P57" style:family="paragraph" style:parent-style-name="Text_20_body">
      <style:text-properties officeooo:paragraph-rsid="01005844"/>
    </style:style>
    <style:style style:name="P58" style:family="paragraph" style:parent-style-name="Text_20_body">
      <style:text-properties officeooo:paragraph-rsid="0104d3ca"/>
    </style:style>
    <style:style style:name="P59" style:family="paragraph" style:parent-style-name="Text_20_body">
      <style:text-properties officeooo:paragraph-rsid="0107a7aa"/>
    </style:style>
    <style:style style:name="P60" style:family="paragraph" style:parent-style-name="Text_20_body">
      <style:text-properties officeooo:paragraph-rsid="0108452d"/>
    </style:style>
    <style:style style:name="P61" style:family="paragraph" style:parent-style-name="Text_20_body">
      <style:text-properties officeooo:paragraph-rsid="01094b0c"/>
    </style:style>
    <style:style style:name="P62" style:family="paragraph" style:parent-style-name="Text_20_body">
      <style:text-properties officeooo:paragraph-rsid="010c652a"/>
    </style:style>
    <style:style style:name="P63" style:family="paragraph" style:parent-style-name="Text_20_body">
      <style:text-properties officeooo:paragraph-rsid="011500f1"/>
    </style:style>
    <style:style style:name="P64" style:family="paragraph" style:parent-style-name="Text_20_body">
      <style:text-properties officeooo:paragraph-rsid="01166568"/>
    </style:style>
    <style:style style:name="P65" style:family="paragraph" style:parent-style-name="Text_20_body">
      <style:text-properties officeooo:paragraph-rsid="011d5069"/>
    </style:style>
    <style:style style:name="P66" style:family="paragraph" style:parent-style-name="Text_20_body">
      <style:text-properties officeooo:paragraph-rsid="01251aa1"/>
    </style:style>
    <style:style style:name="P67" style:family="paragraph" style:parent-style-name="Text_20_body">
      <style:text-properties officeooo:paragraph-rsid="01527df1"/>
    </style:style>
    <style:style style:name="P68" style:family="paragraph" style:parent-style-name="Text_20_body">
      <style:text-properties officeooo:paragraph-rsid="015d3688"/>
    </style:style>
    <style:style style:name="P69" style:family="paragraph" style:parent-style-name="Text_20_body">
      <style:text-properties officeooo:paragraph-rsid="015edee9"/>
    </style:style>
    <style:style style:name="P70" style:family="paragraph" style:parent-style-name="Text_20_body">
      <style:text-properties officeooo:paragraph-rsid="01677ecb"/>
    </style:style>
    <style:style style:name="P71" style:family="paragraph" style:parent-style-name="Text_20_body">
      <style:text-properties officeooo:paragraph-rsid="016ff846"/>
    </style:style>
    <style:style style:name="P72" style:family="paragraph" style:parent-style-name="Text_20_body">
      <style:text-properties officeooo:paragraph-rsid="017312b3"/>
    </style:style>
    <style:style style:name="P73" style:family="paragraph" style:parent-style-name="Text_20_body">
      <style:text-properties officeooo:paragraph-rsid="0178ee11"/>
    </style:style>
    <style:style style:name="P74" style:family="paragraph" style:parent-style-name="Text_20_body">
      <style:text-properties officeooo:paragraph-rsid="01797ab2"/>
    </style:style>
    <style:style style:name="P75" style:family="paragraph" style:parent-style-name="Text_20_body">
      <style:text-properties officeooo:paragraph-rsid="017c430a"/>
    </style:style>
    <style:style style:name="P76" style:family="paragraph" style:parent-style-name="Text_20_body">
      <style:text-properties officeooo:paragraph-rsid="017e9c95"/>
    </style:style>
    <style:style style:name="P77" style:family="paragraph" style:parent-style-name="Text_20_body">
      <style:text-properties fo:font-variant="small-caps"/>
    </style:style>
    <style:style style:name="P78" style:family="paragraph" style:parent-style-name="Text_20_body">
      <style:paragraph-properties fo:text-align="center" style:justify-single-word="false"/>
      <style:text-properties fo:font-variant="small-caps"/>
    </style:style>
    <style:style style:name="P79" style:family="paragraph" style:parent-style-name="Text_20_body">
      <style:text-properties officeooo:paragraph-rsid="017ef327"/>
    </style:style>
    <style:style style:name="P80" style:family="paragraph" style:parent-style-name="Text_20_body">
      <style:text-properties officeooo:paragraph-rsid="0185ad99"/>
    </style:style>
    <style:style style:name="P81" style:family="paragraph" style:parent-style-name="Text_20_body">
      <style:text-properties officeooo:paragraph-rsid="0185fa49"/>
    </style:style>
    <style:style style:name="P82" style:family="paragraph" style:parent-style-name="Text_20_body">
      <style:text-properties officeooo:paragraph-rsid="018718ae"/>
    </style:style>
    <style:style style:name="P83" style:family="paragraph" style:parent-style-name="Text_20_body">
      <style:text-properties officeooo:paragraph-rsid="01939a98"/>
    </style:style>
    <style:style style:name="P84" style:family="paragraph" style:parent-style-name="Text_20_body">
      <style:text-properties officeooo:paragraph-rsid="01977d1a"/>
    </style:style>
    <style:style style:name="P85" style:family="paragraph" style:parent-style-name="Text_20_body">
      <style:text-properties officeooo:paragraph-rsid="0198f1e1"/>
    </style:style>
    <style:style style:name="P86" style:family="paragraph" style:parent-style-name="Text_20_body">
      <style:text-properties officeooo:paragraph-rsid="01a2eb26"/>
    </style:style>
    <style:style style:name="P87" style:family="paragraph" style:parent-style-name="Text_20_body">
      <style:text-properties officeooo:paragraph-rsid="01a66abe"/>
    </style:style>
    <style:style style:name="P88" style:family="paragraph" style:parent-style-name="Text_20_body">
      <style:text-properties officeooo:paragraph-rsid="01ac3a71"/>
    </style:style>
    <style:style style:name="P89" style:family="paragraph" style:parent-style-name="Text_20_body">
      <style:text-properties officeooo:paragraph-rsid="01acd23e"/>
    </style:style>
    <style:style style:name="P90" style:family="paragraph" style:parent-style-name="Text_20_body">
      <style:text-properties officeooo:paragraph-rsid="01ad53a0"/>
    </style:style>
    <style:style style:name="P91" style:family="paragraph" style:parent-style-name="Text_20_body">
      <style:text-properties officeooo:paragraph-rsid="01ae3d70"/>
    </style:style>
    <style:style style:name="P92" style:family="paragraph" style:parent-style-name="Text_20_body">
      <style:text-properties officeooo:paragraph-rsid="01b2acc7"/>
    </style:style>
    <style:style style:name="P93" style:family="paragraph" style:parent-style-name="Text_20_body">
      <style:text-properties officeooo:paragraph-rsid="01b356ba"/>
    </style:style>
    <style:style style:name="P94" style:family="paragraph" style:parent-style-name="Text_20_body">
      <style:text-properties officeooo:paragraph-rsid="01bf02df"/>
    </style:style>
    <style:style style:name="P95" style:family="paragraph" style:parent-style-name="Text_20_body">
      <style:text-properties officeooo:paragraph-rsid="01c18c2e"/>
    </style:style>
    <style:style style:name="P96" style:family="paragraph" style:parent-style-name="Text_20_body">
      <style:text-properties officeooo:paragraph-rsid="01c32744"/>
    </style:style>
    <style:style style:name="P97" style:family="paragraph" style:parent-style-name="Text_20_body">
      <style:text-properties officeooo:paragraph-rsid="01c3eb3b"/>
    </style:style>
    <style:style style:name="P98" style:family="paragraph" style:parent-style-name="Text_20_body">
      <style:text-properties officeooo:paragraph-rsid="01c812e4"/>
    </style:style>
    <style:style style:name="P99" style:family="paragraph" style:parent-style-name="Text_20_body">
      <style:text-properties officeooo:paragraph-rsid="01d2a21a"/>
    </style:style>
    <style:style style:name="P100" style:family="paragraph" style:parent-style-name="Text_20_body">
      <style:text-properties officeooo:paragraph-rsid="01d348e9"/>
    </style:style>
    <style:style style:name="P101" style:family="paragraph" style:parent-style-name="Text_20_body">
      <style:text-properties officeooo:paragraph-rsid="01d3589f"/>
    </style:style>
    <style:style style:name="P102" style:family="paragraph" style:parent-style-name="Text_20_body">
      <style:text-properties officeooo:paragraph-rsid="01d3a0a6"/>
    </style:style>
    <style:style style:name="P103" style:family="paragraph" style:parent-style-name="Text_20_body">
      <style:text-properties officeooo:paragraph-rsid="01d94813"/>
    </style:style>
    <style:style style:name="P104" style:family="paragraph" style:parent-style-name="Text_20_body">
      <style:text-properties officeooo:paragraph-rsid="01da9d64"/>
    </style:style>
    <style:style style:name="P105" style:family="paragraph" style:parent-style-name="Text_20_body">
      <style:text-properties officeooo:paragraph-rsid="01ddfede"/>
    </style:style>
    <style:style style:name="P106" style:family="paragraph" style:parent-style-name="Text_20_body">
      <style:text-properties officeooo:paragraph-rsid="01ec2012"/>
    </style:style>
    <style:style style:name="P107" style:family="paragraph" style:parent-style-name="Text_20_body">
      <style:text-properties officeooo:paragraph-rsid="0219a410"/>
    </style:style>
    <style:style style:name="P108" style:family="paragraph" style:parent-style-name="Text_20_body">
      <style:text-properties officeooo:paragraph-rsid="021b0a70"/>
    </style:style>
    <style:style style:name="P109" style:family="paragraph" style:parent-style-name="Text_20_body">
      <style:text-properties officeooo:paragraph-rsid="021c6a33"/>
    </style:style>
    <style:style style:name="P110" style:family="paragraph" style:parent-style-name="Text_20_body">
      <style:text-properties officeooo:paragraph-rsid="022423ee"/>
    </style:style>
    <style:style style:name="P111" style:family="paragraph" style:parent-style-name="Text_20_body">
      <style:text-properties officeooo:paragraph-rsid="02252185"/>
    </style:style>
    <style:style style:name="P112" style:family="paragraph" style:parent-style-name="Text_20_body">
      <style:text-properties officeooo:paragraph-rsid="02254542"/>
    </style:style>
    <style:style style:name="P113" style:family="paragraph" style:parent-style-name="Text_20_body">
      <style:text-properties officeooo:paragraph-rsid="022b3cd2"/>
    </style:style>
    <style:style style:name="P114" style:family="paragraph" style:parent-style-name="Text_20_body">
      <style:text-properties officeooo:paragraph-rsid="0236caa0"/>
    </style:style>
    <style:style style:name="P115" style:family="paragraph" style:parent-style-name="Text_20_body">
      <style:text-properties officeooo:paragraph-rsid="02488961"/>
    </style:style>
    <style:style style:name="P116" style:family="paragraph" style:parent-style-name="Text_20_body">
      <style:text-properties officeooo:paragraph-rsid="024f2f8b"/>
    </style:style>
    <style:style style:name="P117" style:family="paragraph" style:parent-style-name="Text_20_body">
      <style:text-properties officeooo:paragraph-rsid="024fab84"/>
    </style:style>
    <style:style style:name="P118" style:family="paragraph" style:parent-style-name="Text_20_body">
      <style:text-properties officeooo:paragraph-rsid="025263b0"/>
    </style:style>
    <style:style style:name="P119" style:family="paragraph" style:parent-style-name="Text_20_body">
      <style:text-properties officeooo:paragraph-rsid="0260251c"/>
    </style:style>
    <style:style style:name="P120" style:family="paragraph" style:parent-style-name="Text_20_body">
      <style:text-properties officeooo:paragraph-rsid="02627cb6"/>
    </style:style>
    <style:style style:name="P121" style:family="paragraph" style:parent-style-name="Text_20_body">
      <style:text-properties officeooo:paragraph-rsid="026bc93d"/>
    </style:style>
    <style:style style:name="P122" style:family="paragraph" style:parent-style-name="Text_20_body">
      <style:text-properties officeooo:paragraph-rsid="026c4e56"/>
    </style:style>
    <style:style style:name="P123" style:family="paragraph" style:parent-style-name="Text_20_body">
      <style:text-properties officeooo:paragraph-rsid="026d18bd"/>
    </style:style>
    <style:style style:name="P124" style:family="paragraph" style:parent-style-name="Text_20_body">
      <style:text-properties officeooo:paragraph-rsid="026f1c88"/>
    </style:style>
    <style:style style:name="P125" style:family="paragraph" style:parent-style-name="Text_20_body">
      <style:text-properties officeooo:paragraph-rsid="0270252b"/>
    </style:style>
    <style:style style:name="P126" style:family="paragraph" style:parent-style-name="Text_20_body">
      <style:text-properties officeooo:paragraph-rsid="027768aa"/>
    </style:style>
    <style:style style:name="P127" style:family="paragraph" style:parent-style-name="Text_20_body">
      <style:text-properties officeooo:paragraph-rsid="02795e1e"/>
    </style:style>
    <style:style style:name="P128" style:family="paragraph" style:parent-style-name="Text_20_body">
      <style:text-properties officeooo:paragraph-rsid="027b0a31"/>
    </style:style>
    <style:style style:name="P129" style:family="paragraph" style:parent-style-name="Text_20_body">
      <style:text-properties officeooo:rsid="028f84fc" officeooo:paragraph-rsid="028f84fc"/>
    </style:style>
    <style:style style:name="P130" style:family="paragraph" style:parent-style-name="Text_20_body">
      <style:text-properties officeooo:paragraph-rsid="0297e1a1"/>
    </style:style>
    <style:style style:name="P131" style:family="paragraph" style:parent-style-name="Text_20_body">
      <style:text-properties officeooo:paragraph-rsid="02980c5f"/>
    </style:style>
    <style:style style:name="P132" style:family="paragraph" style:parent-style-name="Text_20_body">
      <style:text-properties officeooo:paragraph-rsid="029dda70"/>
    </style:style>
    <style:style style:name="P133" style:family="paragraph" style:parent-style-name="Text_20_body">
      <style:text-properties officeooo:paragraph-rsid="02a566ce"/>
    </style:style>
    <style:style style:name="P134" style:family="paragraph" style:parent-style-name="Text_20_body">
      <style:text-properties officeooo:paragraph-rsid="02a7053f"/>
    </style:style>
    <style:style style:name="P135" style:family="paragraph" style:parent-style-name="Text_20_body">
      <style:text-properties officeooo:paragraph-rsid="02a76a98"/>
    </style:style>
    <style:style style:name="P136" style:family="paragraph" style:parent-style-name="Text_20_body">
      <style:text-properties officeooo:paragraph-rsid="02b0f4c7"/>
    </style:style>
    <style:style style:name="P137" style:family="paragraph" style:parent-style-name="Text_20_body">
      <style:text-properties officeooo:paragraph-rsid="02b4bfc4"/>
    </style:style>
    <style:style style:name="P138" style:family="paragraph" style:parent-style-name="Text_20_body">
      <style:text-properties officeooo:paragraph-rsid="02bd533b"/>
    </style:style>
    <style:style style:name="P139" style:family="paragraph" style:parent-style-name="Text_20_body">
      <style:text-properties officeooo:paragraph-rsid="02be9e1c"/>
    </style:style>
    <style:style style:name="P140" style:family="paragraph" style:parent-style-name="Text_20_body">
      <style:text-properties officeooo:paragraph-rsid="02c14b90"/>
    </style:style>
    <style:style style:name="P141" style:family="paragraph" style:parent-style-name="Text_20_body">
      <style:text-properties officeooo:paragraph-rsid="02d07c1f"/>
    </style:style>
    <style:style style:name="P142" style:family="paragraph" style:parent-style-name="Text_20_body">
      <style:text-properties officeooo:paragraph-rsid="02d26332"/>
    </style:style>
    <style:style style:name="P143" style:family="paragraph" style:parent-style-name="Text_20_body">
      <style:text-properties officeooo:paragraph-rsid="02d4463d"/>
    </style:style>
    <style:style style:name="P144" style:family="paragraph" style:parent-style-name="Text_20_body">
      <style:text-properties officeooo:paragraph-rsid="02e3fa67"/>
    </style:style>
    <style:style style:name="P145" style:family="paragraph" style:parent-style-name="Text_20_body">
      <style:text-properties officeooo:paragraph-rsid="02eb4a28"/>
    </style:style>
    <style:style style:name="P146" style:family="paragraph" style:parent-style-name="Text_20_body">
      <style:text-properties officeooo:paragraph-rsid="02ecbdc5"/>
    </style:style>
    <style:style style:name="P147" style:family="paragraph" style:parent-style-name="Text_20_body">
      <style:text-properties officeooo:paragraph-rsid="02f01ecf"/>
    </style:style>
    <style:style style:name="P148" style:family="paragraph" style:parent-style-name="Text_20_body">
      <style:text-properties officeooo:paragraph-rsid="02f2102f"/>
    </style:style>
    <style:style style:name="P149" style:family="paragraph" style:parent-style-name="Text_20_body">
      <style:text-properties officeooo:paragraph-rsid="02f36e6e"/>
    </style:style>
    <style:style style:name="P150" style:family="paragraph" style:parent-style-name="Text_20_body">
      <style:text-properties officeooo:paragraph-rsid="02f3c198"/>
    </style:style>
    <style:style style:name="P151" style:family="paragraph" style:parent-style-name="Text_20_body">
      <style:text-properties officeooo:paragraph-rsid="02ffce7e"/>
    </style:style>
    <style:style style:name="P152" style:family="paragraph" style:parent-style-name="Text_20_body">
      <style:text-properties officeooo:paragraph-rsid="0300dd56"/>
    </style:style>
    <style:style style:name="P153" style:family="paragraph" style:parent-style-name="Text_20_body">
      <style:text-properties officeooo:paragraph-rsid="0302533d"/>
    </style:style>
    <style:style style:name="P154" style:family="paragraph" style:parent-style-name="Text_20_body">
      <style:text-properties officeooo:paragraph-rsid="030cdbe3"/>
    </style:style>
    <style:style style:name="P155" style:family="paragraph" style:parent-style-name="Text_20_body">
      <style:text-properties officeooo:paragraph-rsid="0310095a"/>
    </style:style>
    <style:style style:name="P156" style:family="paragraph" style:parent-style-name="Text_20_body">
      <style:text-properties officeooo:paragraph-rsid="031d78b7"/>
    </style:style>
    <style:style style:name="P157" style:family="paragraph" style:parent-style-name="Text_20_body">
      <style:text-properties officeooo:paragraph-rsid="0325f835"/>
    </style:style>
    <style:style style:name="P158" style:family="paragraph" style:parent-style-name="Text_20_body">
      <style:text-properties officeooo:paragraph-rsid="03261121"/>
    </style:style>
    <style:style style:name="P159" style:family="paragraph" style:parent-style-name="Text_20_body">
      <style:text-properties officeooo:paragraph-rsid="0331bebe"/>
    </style:style>
    <style:style style:name="P160" style:family="paragraph" style:parent-style-name="Text_20_body">
      <style:text-properties officeooo:paragraph-rsid="0334d0f0"/>
    </style:style>
    <style:style style:name="P161" style:family="paragraph" style:parent-style-name="Text_20_body">
      <style:text-properties officeooo:paragraph-rsid="033b027d"/>
    </style:style>
    <style:style style:name="P162" style:family="paragraph" style:parent-style-name="Text_20_body">
      <style:text-properties officeooo:paragraph-rsid="03413eef"/>
    </style:style>
    <style:style style:name="P163" style:family="paragraph" style:parent-style-name="Text_20_body">
      <style:text-properties officeooo:paragraph-rsid="03425550"/>
    </style:style>
    <style:style style:name="P164" style:family="paragraph" style:parent-style-name="Text_20_body">
      <style:text-properties officeooo:paragraph-rsid="0346fc20"/>
    </style:style>
    <style:style style:name="P165" style:family="paragraph" style:parent-style-name="Text_20_body">
      <style:text-properties officeooo:paragraph-rsid="03522ac9"/>
    </style:style>
    <style:style style:name="P166" style:family="paragraph" style:parent-style-name="Text_20_body">
      <style:text-properties officeooo:paragraph-rsid="035742a2"/>
    </style:style>
    <style:style style:name="P167" style:family="paragraph" style:parent-style-name="Text_20_body">
      <style:text-properties officeooo:paragraph-rsid="0359c5b7"/>
    </style:style>
    <style:style style:name="P168" style:family="paragraph" style:parent-style-name="Text_20_body">
      <style:text-properties officeooo:paragraph-rsid="035fd704"/>
    </style:style>
    <style:style style:name="P169" style:family="paragraph" style:parent-style-name="Text_20_body">
      <style:text-properties officeooo:paragraph-rsid="0363d2e3"/>
    </style:style>
    <style:style style:name="P170" style:family="paragraph" style:parent-style-name="Text_20_body">
      <style:text-properties officeooo:paragraph-rsid="0370429c"/>
    </style:style>
    <style:style style:name="P171" style:family="paragraph" style:parent-style-name="Text_20_body">
      <style:text-properties officeooo:paragraph-rsid="037b95f9"/>
    </style:style>
    <style:style style:name="P172" style:family="paragraph" style:parent-style-name="Text_20_body">
      <style:text-properties officeooo:paragraph-rsid="037e0b9d"/>
    </style:style>
    <style:style style:name="P173" style:family="paragraph" style:parent-style-name="Text_20_body">
      <style:text-properties officeooo:paragraph-rsid="037ee911"/>
    </style:style>
    <style:style style:name="P174" style:family="paragraph" style:parent-style-name="Text_20_body">
      <style:text-properties officeooo:paragraph-rsid="0382470e"/>
    </style:style>
    <style:style style:name="P175" style:family="paragraph" style:parent-style-name="Text_20_body">
      <style:text-properties officeooo:paragraph-rsid="03828b9e"/>
    </style:style>
    <style:style style:name="P176" style:family="paragraph" style:parent-style-name="Text_20_body">
      <style:text-properties officeooo:paragraph-rsid="039598d9"/>
    </style:style>
    <style:style style:name="P177" style:family="paragraph" style:parent-style-name="Text_20_body">
      <style:text-properties officeooo:paragraph-rsid="03a85969"/>
    </style:style>
    <style:style style:name="P178" style:family="paragraph" style:parent-style-name="Text_20_body">
      <style:text-properties officeooo:rsid="03a9a1c1" officeooo:paragraph-rsid="03a9a1c1"/>
    </style:style>
    <style:style style:name="P179" style:family="paragraph" style:parent-style-name="Text_20_body">
      <style:text-properties officeooo:rsid="03a9a1c1" officeooo:paragraph-rsid="03b3a850"/>
    </style:style>
    <style:style style:name="P180" style:family="paragraph" style:parent-style-name="Text_20_body">
      <style:text-properties officeooo:rsid="03a9a1c1" officeooo:paragraph-rsid="03be3b4b"/>
    </style:style>
    <style:style style:name="P181" style:family="paragraph" style:parent-style-name="Text_20_body">
      <style:text-properties officeooo:rsid="03a9a1c1" officeooo:paragraph-rsid="03c9211e"/>
    </style:style>
    <style:style style:name="P182" style:family="paragraph" style:parent-style-name="Text_20_body">
      <style:text-properties officeooo:paragraph-rsid="03b01460"/>
    </style:style>
    <style:style style:name="P183" style:family="paragraph" style:parent-style-name="Text_20_body">
      <style:text-properties officeooo:paragraph-rsid="03c1b35d"/>
    </style:style>
    <style:style style:name="P184" style:family="paragraph" style:parent-style-name="Text_20_body">
      <style:text-properties officeooo:paragraph-rsid="03c3a60b"/>
    </style:style>
    <style:style style:name="P185" style:family="paragraph" style:parent-style-name="Text_20_body">
      <style:text-properties officeooo:paragraph-rsid="03ce18af"/>
    </style:style>
    <style:style style:name="P186" style:family="paragraph" style:parent-style-name="Text_20_body">
      <style:text-properties officeooo:paragraph-rsid="03cf43ae"/>
    </style:style>
    <style:style style:name="P187" style:family="paragraph" style:parent-style-name="Text_20_body">
      <style:text-properties officeooo:paragraph-rsid="03d98814"/>
    </style:style>
    <style:style style:name="P188" style:family="paragraph" style:parent-style-name="Text_20_body">
      <style:text-properties officeooo:paragraph-rsid="03da51e7"/>
    </style:style>
    <style:style style:name="P189" style:family="paragraph" style:parent-style-name="Text_20_body">
      <style:text-properties officeooo:paragraph-rsid="03dcd7a5"/>
    </style:style>
    <style:style style:name="P190" style:family="paragraph" style:parent-style-name="Text_20_body">
      <style:text-properties officeooo:paragraph-rsid="03e32e1f"/>
    </style:style>
    <style:style style:name="P191" style:family="paragraph" style:parent-style-name="Text_20_body">
      <style:text-properties officeooo:paragraph-rsid="03e46b66"/>
    </style:style>
    <style:style style:name="P192" style:family="paragraph" style:parent-style-name="Text_20_body">
      <style:text-properties officeooo:paragraph-rsid="03f18848"/>
    </style:style>
    <style:style style:name="P193" style:family="paragraph" style:parent-style-name="Text_20_body">
      <style:text-properties officeooo:paragraph-rsid="03f5332c"/>
    </style:style>
    <style:style style:name="P194" style:family="paragraph" style:parent-style-name="Text_20_body">
      <style:text-properties officeooo:paragraph-rsid="03fa711e"/>
    </style:style>
    <style:style style:name="P195" style:family="paragraph" style:parent-style-name="Text_20_body">
      <style:text-properties officeooo:paragraph-rsid="0407084d"/>
    </style:style>
    <style:style style:name="P196" style:family="paragraph" style:parent-style-name="Text_20_body">
      <style:text-properties officeooo:paragraph-rsid="040c9c69"/>
    </style:style>
    <style:style style:name="P197" style:family="paragraph" style:parent-style-name="Text_20_body">
      <style:text-properties officeooo:paragraph-rsid="040eb043"/>
    </style:style>
    <style:style style:name="P198" style:family="paragraph" style:parent-style-name="Text_20_body">
      <style:text-properties officeooo:paragraph-rsid="042587c8"/>
    </style:style>
    <style:style style:name="P199" style:family="paragraph" style:parent-style-name="Text_20_body">
      <style:text-properties officeooo:paragraph-rsid="0427b137"/>
    </style:style>
    <style:style style:name="P200" style:family="paragraph" style:parent-style-name="Text_20_body">
      <style:text-properties officeooo:paragraph-rsid="0432a9c3"/>
    </style:style>
    <style:style style:name="P201" style:family="paragraph" style:parent-style-name="Text_20_body">
      <style:text-properties officeooo:paragraph-rsid="0432ad10"/>
    </style:style>
    <style:style style:name="P202" style:family="paragraph" style:parent-style-name="Text_20_body">
      <style:text-properties fo:background-color="#ffb66c"/>
    </style:style>
    <style:style style:name="P203" style:family="paragraph" style:parent-style-name="Text_20_body">
      <style:text-properties officeooo:paragraph-rsid="03382b95" fo:background-color="#ffb66c"/>
    </style:style>
    <style:style style:name="P204" style:family="paragraph" style:parent-style-name="Text_20_body">
      <style:text-properties officeooo:paragraph-rsid="04468259"/>
    </style:style>
    <style:style style:name="P205" style:family="paragraph" style:parent-style-name="Text_20_body">
      <style:text-properties officeooo:paragraph-rsid="044df289"/>
    </style:style>
    <style:style style:name="P206" style:family="paragraph" style:parent-style-name="Text_20_body">
      <style:text-properties officeooo:paragraph-rsid="045c45d3"/>
    </style:style>
    <style:style style:name="P207" style:family="paragraph" style:parent-style-name="Text_20_body">
      <style:text-properties officeooo:paragraph-rsid="045d385a"/>
    </style:style>
    <style:style style:name="P208" style:family="paragraph" style:parent-style-name="Text_20_body">
      <style:text-properties officeooo:paragraph-rsid="04657f66"/>
    </style:style>
    <style:style style:name="P209" style:family="paragraph" style:parent-style-name="Text_20_body">
      <style:text-properties officeooo:paragraph-rsid="04674336"/>
    </style:style>
    <style:style style:name="P210" style:family="paragraph" style:parent-style-name="Text_20_body">
      <style:text-properties officeooo:paragraph-rsid="0467f0ec"/>
    </style:style>
    <style:style style:name="P211" style:family="paragraph" style:parent-style-name="Text_20_body">
      <style:text-properties officeooo:paragraph-rsid="047437bc"/>
    </style:style>
    <style:style style:name="P212" style:family="paragraph" style:parent-style-name="Text_20_body">
      <style:text-properties officeooo:paragraph-rsid="047cb44f"/>
    </style:style>
    <style:style style:name="P213" style:family="paragraph" style:parent-style-name="Text_20_body">
      <style:text-properties officeooo:paragraph-rsid="0494c563"/>
    </style:style>
    <style:style style:name="P214" style:family="paragraph" style:parent-style-name="Text_20_body">
      <style:text-properties officeooo:paragraph-rsid="049653be"/>
    </style:style>
    <style:style style:name="P215" style:family="paragraph" style:parent-style-name="Text_20_body">
      <style:text-properties officeooo:paragraph-rsid="049ceafd"/>
    </style:style>
    <style:style style:name="P216" style:family="paragraph" style:parent-style-name="Text_20_body">
      <style:text-properties officeooo:paragraph-rsid="04a4fc42"/>
    </style:style>
    <style:style style:name="P217" style:family="paragraph" style:parent-style-name="Text_20_body">
      <style:text-properties officeooo:paragraph-rsid="04b012de"/>
    </style:style>
    <style:style style:name="P218" style:family="paragraph" style:parent-style-name="Text_20_body">
      <style:text-properties officeooo:paragraph-rsid="04b17243"/>
    </style:style>
    <style:style style:name="P219" style:family="paragraph" style:parent-style-name="Text_20_body">
      <style:text-properties officeooo:paragraph-rsid="04b21d0e"/>
    </style:style>
    <style:style style:name="P220" style:family="paragraph" style:parent-style-name="Text_20_body">
      <style:text-properties officeooo:paragraph-rsid="04b50005"/>
    </style:style>
    <style:style style:name="P221" style:family="paragraph" style:parent-style-name="Text_20_body">
      <style:text-properties officeooo:paragraph-rsid="04b77109"/>
    </style:style>
    <style:style style:name="P222" style:family="paragraph" style:parent-style-name="Text_20_body">
      <style:text-properties officeooo:paragraph-rsid="04c0d357"/>
    </style:style>
    <style:style style:name="P223" style:family="paragraph" style:parent-style-name="Text_20_body">
      <style:text-properties officeooo:paragraph-rsid="04c701da"/>
    </style:style>
    <style:style style:name="P224" style:family="paragraph" style:parent-style-name="Text_20_body">
      <style:text-properties officeooo:paragraph-rsid="04c87109"/>
    </style:style>
    <style:style style:name="P225" style:family="paragraph" style:parent-style-name="Text_20_body">
      <style:text-properties officeooo:paragraph-rsid="04c8b3ba"/>
    </style:style>
    <style:style style:name="P226" style:family="paragraph" style:parent-style-name="Text_20_body">
      <style:text-properties officeooo:paragraph-rsid="04d3d7fe"/>
    </style:style>
    <style:style style:name="P227" style:family="paragraph" style:parent-style-name="Text_20_body">
      <style:text-properties officeooo:paragraph-rsid="04d7e0b5"/>
    </style:style>
    <style:style style:name="P228" style:family="paragraph" style:parent-style-name="Text_20_body">
      <style:text-properties officeooo:paragraph-rsid="04dc3a3e"/>
    </style:style>
    <style:style style:name="P229" style:family="paragraph" style:parent-style-name="Text_20_body">
      <style:text-properties officeooo:paragraph-rsid="04e443a1"/>
    </style:style>
    <style:style style:name="P230" style:family="paragraph" style:parent-style-name="Text_20_body">
      <style:text-properties officeooo:paragraph-rsid="04f10637"/>
    </style:style>
    <style:style style:name="P231" style:family="paragraph" style:parent-style-name="Text_20_body">
      <style:text-properties officeooo:paragraph-rsid="04fa95b8"/>
    </style:style>
    <style:style style:name="P232" style:family="paragraph" style:parent-style-name="Text_20_body">
      <style:text-properties officeooo:paragraph-rsid="04fa9d01"/>
    </style:style>
    <style:style style:name="P233" style:family="paragraph" style:parent-style-name="Text_20_body">
      <style:text-properties officeooo:paragraph-rsid="05027f5b"/>
    </style:style>
    <style:style style:name="P234" style:family="paragraph" style:parent-style-name="Text_20_body">
      <style:text-properties officeooo:paragraph-rsid="0502e208"/>
    </style:style>
    <style:style style:name="P235" style:family="paragraph" style:parent-style-name="Text_20_body">
      <style:text-properties officeooo:paragraph-rsid="0505f4d4"/>
    </style:style>
    <style:style style:name="P236" style:family="paragraph" style:parent-style-name="Text_20_body">
      <style:text-properties officeooo:paragraph-rsid="0513c61e"/>
    </style:style>
    <style:style style:name="P237" style:family="paragraph" style:parent-style-name="Text_20_body">
      <style:text-properties officeooo:paragraph-rsid="051cc70a"/>
    </style:style>
    <style:style style:name="P238" style:family="paragraph" style:parent-style-name="Text_20_body">
      <style:text-properties officeooo:paragraph-rsid="05213205"/>
    </style:style>
    <style:style style:name="P239" style:family="paragraph" style:parent-style-name="Text_20_body">
      <style:text-properties officeooo:paragraph-rsid="05230312"/>
    </style:style>
    <style:style style:name="P240" style:family="paragraph" style:parent-style-name="Text_20_body">
      <style:text-properties officeooo:paragraph-rsid="05249d9a"/>
    </style:style>
    <style:style style:name="P241" style:family="paragraph" style:parent-style-name="Text_20_body">
      <style:text-properties officeooo:paragraph-rsid="05250e27"/>
    </style:style>
    <style:style style:name="P242" style:family="paragraph" style:parent-style-name="Text_20_body">
      <style:text-properties officeooo:paragraph-rsid="0530cd19"/>
    </style:style>
    <style:style style:name="P243" style:family="paragraph" style:parent-style-name="Text_20_body">
      <style:text-properties officeooo:paragraph-rsid="0538a626"/>
    </style:style>
    <style:style style:name="P244" style:family="paragraph" style:parent-style-name="Text_20_body">
      <style:text-properties officeooo:paragraph-rsid="053c7240"/>
    </style:style>
    <style:style style:name="P245" style:family="paragraph" style:parent-style-name="Text_20_body">
      <style:text-properties officeooo:paragraph-rsid="05471fe2"/>
    </style:style>
    <style:style style:name="P246" style:family="paragraph" style:parent-style-name="Text_20_body">
      <style:text-properties officeooo:paragraph-rsid="05488d65"/>
    </style:style>
    <style:style style:name="P247" style:family="paragraph" style:parent-style-name="Text_20_body">
      <style:text-properties officeooo:paragraph-rsid="0552ba6e"/>
    </style:style>
    <style:style style:name="P248" style:family="paragraph" style:parent-style-name="Text_20_body">
      <style:text-properties officeooo:paragraph-rsid="055702f2"/>
    </style:style>
    <style:style style:name="P249" style:family="paragraph" style:parent-style-name="Text_20_body">
      <style:text-properties officeooo:paragraph-rsid="0557063a"/>
    </style:style>
    <style:style style:name="P250" style:family="paragraph" style:parent-style-name="Text_20_body">
      <style:text-properties officeooo:paragraph-rsid="0557be57"/>
    </style:style>
    <style:style style:name="P251" style:family="paragraph" style:parent-style-name="Text_20_body">
      <style:text-properties officeooo:paragraph-rsid="055dfe08"/>
    </style:style>
    <style:style style:name="P252" style:family="paragraph" style:parent-style-name="Text_20_body">
      <style:text-properties officeooo:paragraph-rsid="055ff25b"/>
    </style:style>
    <style:style style:name="P253" style:family="paragraph" style:parent-style-name="Text_20_body">
      <style:text-properties officeooo:paragraph-rsid="05606217"/>
    </style:style>
    <style:style style:name="P254" style:family="paragraph" style:parent-style-name="Text_20_body">
      <style:text-properties officeooo:paragraph-rsid="056bf9fe"/>
    </style:style>
    <style:style style:name="P255" style:family="paragraph" style:parent-style-name="Text_20_body">
      <style:text-properties officeooo:paragraph-rsid="056e61a2"/>
    </style:style>
    <style:style style:name="P256" style:family="paragraph" style:parent-style-name="Text_20_body">
      <style:text-properties officeooo:paragraph-rsid="057780c0"/>
    </style:style>
    <style:style style:name="P257" style:family="paragraph" style:parent-style-name="Text_20_body">
      <style:text-properties officeooo:paragraph-rsid="057bf6c1"/>
    </style:style>
    <style:style style:name="P258" style:family="paragraph" style:parent-style-name="Text_20_body">
      <style:text-properties officeooo:paragraph-rsid="058abb13"/>
    </style:style>
    <style:style style:name="P259" style:family="paragraph" style:parent-style-name="Text_20_body">
      <style:text-properties officeooo:paragraph-rsid="058fa5a6"/>
    </style:style>
    <style:style style:name="P260" style:family="paragraph" style:parent-style-name="Text_20_body">
      <style:text-properties officeooo:paragraph-rsid="0593966e"/>
    </style:style>
    <style:style style:name="P261" style:family="paragraph" style:parent-style-name="Text_20_body">
      <style:text-properties officeooo:paragraph-rsid="05959d37"/>
    </style:style>
    <style:style style:name="P262" style:family="paragraph" style:parent-style-name="Text_20_body">
      <style:text-properties officeooo:paragraph-rsid="05972c7d"/>
    </style:style>
    <style:style style:name="P263" style:family="paragraph" style:parent-style-name="Text_20_body">
      <style:text-properties officeooo:paragraph-rsid="05974b18"/>
    </style:style>
    <style:style style:name="P264" style:family="paragraph" style:parent-style-name="Text_20_body">
      <style:text-properties officeooo:paragraph-rsid="059e3e6b"/>
    </style:style>
    <style:style style:name="P265" style:family="paragraph" style:parent-style-name="Text_20_body">
      <style:text-properties officeooo:paragraph-rsid="059ed03d"/>
    </style:style>
    <style:style style:name="P266" style:family="paragraph" style:parent-style-name="Text_20_body">
      <style:text-properties officeooo:paragraph-rsid="05b538dc"/>
    </style:style>
    <style:style style:name="P267" style:family="paragraph" style:parent-style-name="Text_20_body">
      <style:text-properties officeooo:paragraph-rsid="05b9432b"/>
    </style:style>
    <style:style style:name="P268" style:family="paragraph" style:parent-style-name="Text_20_body">
      <style:text-properties officeooo:paragraph-rsid="05ca4df6"/>
    </style:style>
    <style:style style:name="P269" style:family="paragraph" style:parent-style-name="Text_20_body">
      <style:text-properties officeooo:paragraph-rsid="05cdfc7a"/>
    </style:style>
    <style:style style:name="P270" style:family="paragraph" style:parent-style-name="Text_20_body">
      <style:text-properties officeooo:paragraph-rsid="05dc41e6"/>
    </style:style>
    <style:style style:name="P271" style:family="paragraph" style:parent-style-name="Text_20_body">
      <style:text-properties officeooo:paragraph-rsid="05dd043a"/>
    </style:style>
    <style:style style:name="P272" style:family="paragraph" style:parent-style-name="Text_20_body">
      <style:text-properties officeooo:paragraph-rsid="05df11f0"/>
    </style:style>
    <style:style style:name="P273" style:family="paragraph" style:parent-style-name="Text_20_body">
      <style:text-properties officeooo:paragraph-rsid="05e60314"/>
    </style:style>
    <style:style style:name="P274" style:family="paragraph" style:parent-style-name="Text_20_body">
      <style:text-properties officeooo:paragraph-rsid="05e924e4"/>
    </style:style>
    <style:style style:name="P275" style:family="paragraph" style:parent-style-name="Text_20_body">
      <style:text-properties officeooo:paragraph-rsid="05ee912f"/>
    </style:style>
    <style:style style:name="P276" style:family="paragraph" style:parent-style-name="Text_20_body">
      <style:text-properties officeooo:paragraph-rsid="05ef3971"/>
    </style:style>
    <style:style style:name="P277" style:family="paragraph" style:parent-style-name="Text_20_body">
      <style:text-properties officeooo:paragraph-rsid="05fad942"/>
    </style:style>
    <style:style style:name="P278" style:family="paragraph" style:parent-style-name="Text_20_body">
      <style:text-properties officeooo:paragraph-rsid="05fc7b90"/>
    </style:style>
    <style:style style:name="P279" style:family="paragraph" style:parent-style-name="Text_20_body">
      <style:text-properties officeooo:paragraph-rsid="06132302"/>
    </style:style>
    <style:style style:name="P280" style:family="paragraph" style:parent-style-name="Text_20_body">
      <style:text-properties officeooo:paragraph-rsid="06136e85"/>
    </style:style>
    <style:style style:name="P281" style:family="paragraph" style:parent-style-name="Text_20_body">
      <style:text-properties officeooo:paragraph-rsid="061ac3f8"/>
    </style:style>
    <style:style style:name="P282" style:family="paragraph" style:parent-style-name="Text_20_body">
      <style:text-properties officeooo:paragraph-rsid="0622c257"/>
    </style:style>
    <style:style style:name="P283" style:family="paragraph" style:parent-style-name="Text_20_body">
      <style:text-properties style:text-position="0% 100%" fo:font-size="12pt" fo:language="ru" fo:country="RU" fo:font-style="normal" officeooo:rsid="0585c7f9" officeooo:paragraph-rsid="06132302" style:font-size-asian="12pt" style:language-asian="zh" style:country-asian="CN" style:font-style-asian="normal" style:font-size-complex="12pt" style:language-complex="hi" style:country-complex="IN" style:font-style-complex="normal"/>
    </style:style>
    <style:style style:name="P284" style:family="paragraph" style:parent-style-name="Text_20_body">
      <style:text-properties officeooo:paragraph-rsid="06253eb1"/>
    </style:style>
    <style:style style:name="P285" style:family="paragraph" style:parent-style-name="Text_20_body">
      <style:text-properties officeooo:paragraph-rsid="06339687"/>
    </style:style>
    <style:style style:name="P286" style:family="paragraph" style:parent-style-name="Text_20_body">
      <style:text-properties officeooo:paragraph-rsid="0633f549"/>
    </style:style>
    <style:style style:name="P287" style:family="paragraph" style:parent-style-name="Text_20_body">
      <style:text-properties officeooo:paragraph-rsid="063d4798"/>
    </style:style>
    <style:style style:name="P288" style:family="paragraph" style:parent-style-name="Text_20_body">
      <style:text-properties officeooo:paragraph-rsid="063fa1c9"/>
    </style:style>
    <style:style style:name="P289" style:family="paragraph" style:parent-style-name="Text_20_body">
      <style:text-properties officeooo:paragraph-rsid="0641a0bb"/>
    </style:style>
    <style:style style:name="P290" style:family="paragraph" style:parent-style-name="Text_20_body">
      <style:text-properties officeooo:paragraph-rsid="06424168"/>
    </style:style>
    <style:style style:name="P291" style:family="paragraph" style:parent-style-name="Text_20_body">
      <style:text-properties officeooo:paragraph-rsid="064f9b0b"/>
    </style:style>
    <style:style style:name="P292" style:family="paragraph" style:parent-style-name="Text_20_body">
      <style:text-properties officeooo:paragraph-rsid="0661c876"/>
    </style:style>
    <style:style style:name="P293" style:family="paragraph" style:parent-style-name="Text_20_body">
      <style:text-properties officeooo:paragraph-rsid="06686698"/>
    </style:style>
    <style:style style:name="P294" style:family="paragraph" style:parent-style-name="Text_20_body">
      <style:text-properties officeooo:paragraph-rsid="0671e091"/>
    </style:style>
    <style:style style:name="P295" style:family="paragraph" style:parent-style-name="Text_20_body">
      <style:text-properties officeooo:paragraph-rsid="067a279d"/>
    </style:style>
    <style:style style:name="P296" style:family="paragraph" style:parent-style-name="Text_20_body">
      <style:text-properties officeooo:paragraph-rsid="067cedf0"/>
    </style:style>
    <style:style style:name="P297" style:family="paragraph" style:parent-style-name="Text_20_body">
      <style:text-properties officeooo:paragraph-rsid="06875eec"/>
    </style:style>
    <style:style style:name="P298" style:family="paragraph" style:parent-style-name="Text_20_body">
      <style:text-properties officeooo:paragraph-rsid="0689faff"/>
    </style:style>
    <style:style style:name="P299" style:family="paragraph" style:parent-style-name="Heading_20_3">
      <style:text-properties officeooo:paragraph-rsid="000f50f9"/>
    </style:style>
    <style:style style:name="P300" style:family="paragraph" style:parent-style-name="Heading_20_3">
      <style:paragraph-properties fo:text-align="center" style:justify-single-word="false"/>
    </style:style>
    <style:style style:name="P301" style:family="paragraph" style:parent-style-name="Heading_20_3">
      <style:paragraph-properties fo:text-align="center" style:justify-single-word="false"/>
      <style:text-properties officeooo:paragraph-rsid="000f50f9"/>
    </style:style>
    <style:style style:name="P302" style:family="paragraph" style:parent-style-name="Heading_20_3">
      <style:text-properties officeooo:paragraph-rsid="03d39197"/>
    </style:style>
    <style:style style:name="P303" style:family="paragraph" style:parent-style-name="Text_20_body">
      <style:paragraph-properties fo:margin-left="0in" fo:margin-right="0in" fo:text-indent="0in" style:auto-text-indent="false"/>
    </style:style>
    <style:style style:name="P304" style:family="paragraph" style:parent-style-name="Text_20_body">
      <style:paragraph-properties fo:margin-left="0in" fo:margin-right="0in" fo:text-align="start" style:justify-single-word="false" fo:text-indent="0in" style:auto-text-indent="false"/>
      <style:text-properties fo:language="none" fo:country="none" style:language-asian="none" style:country-asian="none"/>
    </style:style>
    <style:style style:name="P305" style:family="paragraph" style:parent-style-name="Text_20_body">
      <style:paragraph-properties fo:margin-left="0in" fo:margin-right="0in" fo:text-align="start" style:justify-single-word="false" fo:text-indent="0in" style:auto-text-indent="false"/>
      <style:text-properties fo:language="none" fo:country="none" officeooo:paragraph-rsid="002763ad" style:language-asian="none" style:country-asian="none"/>
    </style:style>
    <style:style style:name="P306" style:family="paragraph" style:parent-style-name="Text_20_body">
      <style:paragraph-properties fo:margin-left="0in" fo:margin-right="0in" fo:text-align="start" style:justify-single-word="false" fo:text-indent="0in" style:auto-text-indent="false"/>
      <style:text-properties fo:language="none" fo:country="none" officeooo:paragraph-rsid="00375486" style:language-asian="none" style:country-asian="none"/>
    </style:style>
    <style:style style:name="P307" style:family="paragraph" style:parent-style-name="Text_20_body">
      <style:paragraph-properties fo:margin-left="0in" fo:margin-right="0in" fo:text-indent="0in" style:auto-text-indent="false"/>
      <style:text-properties fo:language="none" fo:country="none" officeooo:rsid="0054a5ca" officeooo:paragraph-rsid="00697906" style:language-asian="none" style:country-asian="none"/>
    </style:style>
    <style:style style:name="P308"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70ba87" style:language-asian="none" style:country-asian="none" style:font-style-asian="normal" style:font-style-complex="normal"/>
    </style:style>
    <style:style style:name="P309"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6ee34e" style:language-asian="none" style:country-asian="none" style:font-style-asian="normal" style:font-style-complex="normal"/>
    </style:style>
    <style:style style:name="P310"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844015" style:language-asian="none" style:country-asian="none" style:font-style-asian="normal" style:font-style-complex="normal"/>
    </style:style>
    <style:style style:name="P311"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96dc91" style:language-asian="none" style:country-asian="none" style:font-style-asian="normal" style:font-style-complex="normal"/>
    </style:style>
    <style:style style:name="P312"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9e5d60" style:language-asian="none" style:country-asian="none" style:font-style-asian="normal" style:font-style-complex="normal"/>
    </style:style>
    <style:style style:name="P313" style:family="paragraph" style:parent-style-name="Text_20_body">
      <style:paragraph-properties fo:margin-left="0in" fo:margin-right="0in" fo:text-align="start" style:justify-single-word="false" fo:text-indent="0in" style:auto-text-indent="false"/>
      <style:text-properties fo:language="ru" fo:country="RU" fo:font-style="normal" officeooo:rsid="0054a5ca" officeooo:paragraph-rsid="00bbee07" style:language-asian="none" style:country-asian="none" style:font-style-asian="normal" style:language-complex="hi" style:country-complex="IN" style:font-style-complex="normal"/>
    </style:style>
    <style:style style:name="P314" style:family="paragraph" style:parent-style-name="Text_20_body">
      <style:paragraph-properties fo:margin-left="0in" fo:margin-right="0in" fo:text-align="start" style:justify-single-word="false" fo:text-indent="0in" style:auto-text-indent="false"/>
      <style:text-properties fo:language="ru" fo:country="RU" fo:font-style="normal" officeooo:rsid="0054a5ca" officeooo:paragraph-rsid="00c7b5a4" style:language-asian="none" style:country-asian="none" style:font-style-asian="normal" style:language-complex="hi" style:country-complex="IN" style:font-style-complex="normal"/>
    </style:style>
    <style:style style:name="P315"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54a5ca" officeooo:paragraph-rsid="00e7d316" style:language-asian="none" style:country-asian="none" style:font-style-asian="normal" style:font-weight-asian="normal" style:language-complex="hi" style:country-complex="IN" style:font-style-complex="normal" style:font-weight-complex="normal"/>
    </style:style>
    <style:style style:name="P316"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0edf7bc" style:language-asian="none" style:country-asian="none" style:font-style-asian="normal" style:font-weight-asian="normal" style:language-complex="hi" style:country-complex="IN" style:font-style-complex="normal" style:font-weight-complex="normal"/>
    </style:style>
    <style:style style:name="P317"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013f06" style:language-asian="none" style:country-asian="none" style:font-style-asian="normal" style:font-weight-asian="normal" style:language-complex="hi" style:country-complex="IN" style:font-style-complex="normal" style:font-weight-complex="normal"/>
    </style:style>
    <style:style style:name="P318"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0fcc3f" style:language-asian="none" style:country-asian="none" style:font-style-asian="normal" style:font-weight-asian="normal" style:language-complex="hi" style:country-complex="IN" style:font-style-complex="normal" style:font-weight-complex="normal"/>
    </style:style>
    <style:style style:name="P319"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26fe32" style:language-asian="none" style:country-asian="none" style:font-style-asian="normal" style:font-weight-asian="normal" style:language-complex="hi" style:country-complex="IN" style:font-style-complex="normal" style:font-weight-complex="normal"/>
    </style:style>
    <style:style style:name="P320"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3ac95f" style:language-asian="none" style:country-asian="none" style:font-style-asian="normal" style:font-weight-asian="normal" style:language-complex="hi" style:country-complex="IN" style:font-style-complex="normal" style:font-weight-complex="normal"/>
    </style:style>
    <style:style style:name="P321"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4a159e" style:language-asian="none" style:country-asian="none" style:font-style-asian="normal" style:font-weight-asian="normal" style:language-complex="hi" style:country-complex="IN" style:font-style-complex="normal" style:font-weight-complex="normal"/>
    </style:style>
    <style:style style:name="P322"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5a613b" style:language-asian="none" style:country-asian="none" style:font-style-asian="normal" style:font-weight-asian="normal" style:language-complex="hi" style:country-complex="IN" style:font-style-complex="normal" style:font-weight-complex="normal"/>
    </style:style>
    <style:style style:name="P323"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6b1156" style:language-asian="none" style:country-asian="none" style:font-style-asian="normal" style:font-weight-asian="normal" style:language-complex="hi" style:country-complex="IN" style:font-style-complex="normal" style:font-weight-complex="normal"/>
    </style:style>
    <style:style style:name="P324"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7584eb" style:language-asian="none" style:country-asian="none" style:font-style-asian="normal" style:font-weight-asian="normal" style:language-complex="hi" style:country-complex="IN" style:font-style-complex="normal" style:font-weight-complex="normal"/>
    </style:style>
    <style:style style:name="P325"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7c430a" style:language-asian="none" style:country-asian="none" style:font-style-asian="normal" style:font-weight-asian="normal" style:language-complex="hi" style:country-complex="IN" style:font-style-complex="normal" style:font-weight-complex="normal"/>
    </style:style>
    <style:style style:name="P326"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82960c" style:language-asian="none" style:country-asian="none" style:font-style-asian="normal" style:font-weight-asian="normal" style:language-complex="hi" style:country-complex="IN" style:font-style-complex="normal" style:font-weight-complex="normal"/>
    </style:style>
    <style:style style:name="P327"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884733" style:language-asian="none" style:country-asian="none" style:font-style-asian="normal" style:font-weight-asian="normal" style:language-complex="hi" style:country-complex="IN" style:font-style-complex="normal" style:font-weight-complex="normal"/>
    </style:style>
    <style:style style:name="P328"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8ddb08" style:language-asian="none" style:country-asian="none" style:font-style-asian="normal" style:font-weight-asian="normal" style:language-complex="hi" style:country-complex="IN" style:font-style-complex="normal" style:font-weight-complex="normal"/>
    </style:style>
    <style:style style:name="P329"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9b7f6b" style:language-asian="none" style:country-asian="none" style:font-style-asian="normal" style:font-weight-asian="normal" style:language-complex="hi" style:country-complex="IN" style:font-style-complex="normal" style:font-weight-complex="normal"/>
    </style:style>
    <style:style style:name="P330"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a95264" style:language-asian="none" style:country-asian="none" style:font-style-asian="normal" style:font-weight-asian="normal" style:language-complex="hi" style:country-complex="IN" style:font-style-complex="normal" style:font-weight-complex="normal"/>
    </style:style>
    <style:style style:name="P331"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b01d9a" style:language-asian="none" style:country-asian="none" style:font-style-asian="normal" style:font-weight-asian="normal" style:language-complex="hi" style:country-complex="IN" style:font-style-complex="normal" style:font-weight-complex="normal"/>
    </style:style>
    <style:style style:name="P332"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b3ffba" style:language-asian="none" style:country-asian="none" style:font-style-asian="normal" style:font-weight-asian="normal" style:language-complex="hi" style:country-complex="IN" style:font-style-complex="normal" style:font-weight-complex="normal"/>
    </style:style>
    <style:style style:name="P333"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bbd5f8" style:language-asian="none" style:country-asian="none" style:font-style-asian="normal" style:font-weight-asian="normal" style:language-complex="hi" style:country-complex="IN" style:font-style-complex="normal" style:font-weight-complex="normal"/>
    </style:style>
    <style:style style:name="P334"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c6e4cd" style:language-asian="none" style:country-asian="none" style:font-style-asian="normal" style:font-weight-asian="normal" style:language-complex="hi" style:country-complex="IN" style:font-style-complex="normal" style:font-weight-complex="normal"/>
    </style:style>
    <style:style style:name="P335"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cccef4" style:language-asian="none" style:country-asian="none" style:font-style-asian="normal" style:font-weight-asian="normal" style:language-complex="hi" style:country-complex="IN" style:font-style-complex="normal" style:font-weight-complex="normal"/>
    </style:style>
    <style:style style:name="P336"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d62c0e" style:language-asian="none" style:country-asian="none" style:font-style-asian="normal" style:font-weight-asian="normal" style:language-complex="hi" style:country-complex="IN" style:font-style-complex="normal" style:font-weight-complex="normal"/>
    </style:style>
    <style:style style:name="P337"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e1bcb4" style:language-asian="none" style:country-asian="none" style:font-style-asian="normal" style:font-weight-asian="normal" style:language-complex="hi" style:country-complex="IN" style:font-style-complex="normal" style:font-weight-complex="normal"/>
    </style:style>
    <style:style style:name="P338"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eb4f28" style:language-asian="none" style:country-asian="none" style:font-style-asian="normal" style:font-weight-asian="normal" style:language-complex="hi" style:country-complex="IN" style:font-style-complex="normal" style:font-weight-complex="normal"/>
    </style:style>
    <style:style style:name="P339"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f76dc5" style:language-asian="none" style:country-asian="none" style:font-style-asian="normal" style:font-weight-asian="normal" style:language-complex="hi" style:country-complex="IN" style:font-style-complex="normal" style:font-weight-complex="normal"/>
    </style:style>
    <style:style style:name="P340"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fd9033" style:language-asian="none" style:country-asian="none" style:font-style-asian="normal" style:font-weight-asian="normal" style:language-complex="hi" style:country-complex="IN" style:font-style-complex="normal" style:font-weight-complex="normal"/>
    </style:style>
    <style:style style:name="P341"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faf48a" officeooo:paragraph-rsid="00faf48a" style:language-asian="none" style:country-asian="none" style:font-style-asian="normal" style:font-weight-asian="normal" style:language-complex="hi" style:country-complex="IN" style:font-style-complex="normal" style:font-weight-complex="normal"/>
    </style:style>
    <style:style style:name="P342"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0bc6b0" style:language-asian="none" style:country-asian="none" style:font-style-asian="normal" style:font-weight-asian="normal" style:language-complex="hi" style:country-complex="IN" style:font-style-complex="normal" style:font-weight-complex="normal"/>
    </style:style>
    <style:style style:name="P343"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1436eb" style:language-asian="none" style:country-asian="none" style:font-style-asian="normal" style:font-weight-asian="normal" style:language-complex="hi" style:country-complex="IN" style:font-style-complex="normal" style:font-weight-complex="normal"/>
    </style:style>
    <style:style style:name="P344"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2377d2" style:language-asian="none" style:country-asian="none" style:font-style-asian="normal" style:font-weight-asian="normal" style:language-complex="hi" style:country-complex="IN" style:font-style-complex="normal" style:font-weight-complex="normal"/>
    </style:style>
    <style:style style:name="P345"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488961" style:language-asian="none" style:country-asian="none" style:font-style-asian="normal" style:font-weight-asian="normal" style:language-complex="hi" style:country-complex="IN" style:font-style-complex="normal" style:font-weight-complex="normal"/>
    </style:style>
    <style:style style:name="P346"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55fbc6" style:language-asian="none" style:country-asian="none" style:font-style-asian="normal" style:font-weight-asian="normal" style:language-complex="hi" style:country-complex="IN" style:font-style-complex="normal" style:font-weight-complex="normal"/>
    </style:style>
    <style:style style:name="P347"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6d18bd" style:language-asian="none" style:country-asian="none" style:font-style-asian="normal" style:font-weight-asian="normal" style:language-complex="hi" style:country-complex="IN" style:font-style-complex="normal" style:font-weight-complex="normal"/>
    </style:style>
    <style:style style:name="P348"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6f1c88" style:language-asian="none" style:country-asian="none" style:font-style-asian="normal" style:font-weight-asian="normal" style:language-complex="hi" style:country-complex="IN" style:font-style-complex="normal" style:font-weight-complex="normal"/>
    </style:style>
    <style:style style:name="P349"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73ee8e" style:language-asian="none" style:country-asian="none" style:font-style-asian="normal" style:font-weight-asian="normal" style:language-complex="hi" style:country-complex="IN" style:font-style-complex="normal" style:font-weight-complex="normal"/>
    </style:style>
    <style:style style:name="P350"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878ad6" style:language-asian="none" style:country-asian="none" style:font-style-asian="normal" style:font-weight-asian="normal" style:language-complex="hi" style:country-complex="IN" style:font-style-complex="normal" style:font-weight-complex="normal"/>
    </style:style>
    <style:style style:name="P351"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941fee" officeooo:paragraph-rsid="02941fee" style:language-asian="none" style:country-asian="none" style:font-style-asian="normal" style:font-weight-asian="normal" style:language-complex="hi" style:country-complex="IN" style:font-style-complex="normal" style:font-weight-complex="normal"/>
    </style:style>
    <style:style style:name="P352"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941fee" officeooo:paragraph-rsid="02a02955" style:language-asian="none" style:country-asian="none" style:font-style-asian="normal" style:font-weight-asian="normal" style:language-complex="hi" style:country-complex="IN" style:font-style-complex="normal" style:font-weight-complex="normal"/>
    </style:style>
    <style:style style:name="P353" style:family="paragraph" style:parent-style-name="Text_20_body">
      <style:paragraph-properties fo:margin-left="0in" fo:margin-right="0in" fo:text-indent="0in" style:auto-text-indent="false"/>
      <style:text-properties fo:language="ru" fo:country="RU" fo:font-style="normal" officeooo:rsid="03de5d87" officeooo:paragraph-rsid="05027f5b" style:language-asian="zh" style:country-asian="CN" style:font-style-asian="normal" style:language-complex="hi" style:country-complex="IN" style:font-style-complex="normal"/>
    </style:style>
    <style:style style:name="P354" style:family="paragraph" style:parent-style-name="Text_20_body">
      <style:paragraph-properties fo:margin-left="0in" fo:margin-right="0in" fo:text-indent="0in" style:auto-text-indent="false"/>
      <style:text-properties fo:language="ru" fo:country="RU" fo:font-style="normal" officeooo:rsid="03de5d87" officeooo:paragraph-rsid="051165fe" style:language-asian="zh" style:country-asian="CN" style:font-style-asian="normal" style:language-complex="hi" style:country-complex="IN" style:font-style-complex="normal"/>
    </style:style>
    <style:style style:name="P355" style:family="paragraph" style:parent-style-name="Text_20_body">
      <style:paragraph-properties fo:margin-left="0in" fo:margin-right="0in" fo:text-indent="0in" style:auto-text-indent="false"/>
      <style:text-properties fo:language="ru" fo:country="RU" fo:font-style="normal" officeooo:rsid="03de5d87" officeooo:paragraph-rsid="0517edd4" style:language-asian="zh" style:country-asian="CN" style:font-style-asian="normal" style:language-complex="hi" style:country-complex="IN" style:font-style-complex="normal"/>
    </style:style>
    <style:style style:name="P356" style:family="paragraph" style:parent-style-name="Text_20_body">
      <style:paragraph-properties fo:margin-left="0in" fo:margin-right="0in" fo:text-indent="0in" style:auto-text-indent="false"/>
      <style:text-properties fo:language="ru" fo:country="RU" fo:font-style="normal" officeooo:rsid="03de5d87" officeooo:paragraph-rsid="05213205" style:language-asian="zh" style:country-asian="CN" style:font-style-asian="normal" style:language-complex="hi" style:country-complex="IN" style:font-style-complex="normal"/>
    </style:style>
    <style:style style:name="P357" style:family="paragraph" style:parent-style-name="Text_20_body">
      <style:paragraph-properties fo:margin-left="0in" fo:margin-right="0in" fo:text-indent="0in" style:auto-text-indent="false"/>
      <style:text-properties fo:language="ru" fo:country="RU" fo:font-style="normal" officeooo:rsid="03de5d87" officeooo:paragraph-rsid="052cf573" style:language-asian="zh" style:country-asian="CN" style:font-style-asian="normal" style:language-complex="hi" style:country-complex="IN" style:font-style-complex="normal"/>
    </style:style>
    <style:style style:name="P358" style:family="paragraph" style:parent-style-name="Text_20_body">
      <style:paragraph-properties fo:margin-left="0in" fo:margin-right="0in" fo:text-indent="0in" style:auto-text-indent="false"/>
      <style:text-properties fo:language="ru" fo:country="RU" fo:font-style="normal" officeooo:rsid="03de5d87" officeooo:paragraph-rsid="053616be" style:language-asian="zh" style:country-asian="CN" style:font-style-asian="normal" style:language-complex="hi" style:country-complex="IN" style:font-style-complex="normal"/>
    </style:style>
    <style:style style:name="P359" style:family="paragraph" style:parent-style-name="Text_20_body">
      <style:paragraph-properties fo:margin-left="0in" fo:margin-right="0in" fo:text-indent="0in" style:auto-text-indent="false"/>
      <style:text-properties fo:language="ru" fo:country="RU" fo:font-style="normal" officeooo:rsid="03de5d87" officeooo:paragraph-rsid="0536b90b" style:language-asian="zh" style:country-asian="CN" style:font-style-asian="normal" style:language-complex="hi" style:country-complex="IN" style:font-style-complex="normal"/>
    </style:style>
    <style:style style:name="P360" style:family="paragraph" style:parent-style-name="Text_20_body">
      <style:paragraph-properties fo:margin-left="0in" fo:margin-right="0in" fo:text-indent="0in" style:auto-text-indent="false"/>
      <style:text-properties fo:language="ru" fo:country="RU" fo:font-style="normal" officeooo:rsid="03de5d87" officeooo:paragraph-rsid="053e9554" style:language-asian="zh" style:country-asian="CN" style:font-style-asian="normal" style:language-complex="hi" style:country-complex="IN" style:font-style-complex="normal"/>
    </style:style>
    <style:style style:name="P361" style:family="paragraph" style:parent-style-name="Text_20_body">
      <style:paragraph-properties fo:margin-left="0in" fo:margin-right="0in" fo:text-indent="0in" style:auto-text-indent="false"/>
      <style:text-properties fo:language="ru" fo:country="RU" fo:font-style="normal" officeooo:rsid="03de5d87" officeooo:paragraph-rsid="0543744a" style:language-asian="zh" style:country-asian="CN" style:font-style-asian="normal" style:language-complex="hi" style:country-complex="IN" style:font-style-complex="normal"/>
    </style:style>
    <style:style style:name="P362" style:family="paragraph" style:parent-style-name="Text_20_body">
      <style:paragraph-properties fo:margin-left="0in" fo:margin-right="0in" fo:text-indent="0in" style:auto-text-indent="false"/>
      <style:text-properties fo:language="ru" fo:country="RU" officeooo:rsid="03de5d87" officeooo:paragraph-rsid="04dfef8d" style:language-asian="zh" style:country-asian="CN" style:language-complex="hi" style:country-complex="IN"/>
    </style:style>
    <style:style style:name="P363" style:family="paragraph" style:parent-style-name="Text_20_body">
      <style:paragraph-properties fo:margin-left="0in" fo:margin-right="0in" fo:text-indent="0in" style:auto-text-indent="false"/>
      <style:text-properties fo:language="ru" fo:country="RU" officeooo:rsid="03de5d87" officeooo:paragraph-rsid="04ed91f4" style:language-asian="zh" style:country-asian="CN" style:language-complex="hi" style:country-complex="IN"/>
    </style:style>
    <style:style style:name="P364" style:family="paragraph" style:parent-style-name="Text_20_body">
      <style:paragraph-properties fo:margin-left="0in" fo:margin-right="0in" fo:text-indent="0in" style:auto-text-indent="false"/>
      <style:text-properties fo:language="ru" fo:country="RU" officeooo:rsid="03de5d87" officeooo:paragraph-rsid="04f97b5e" style:language-asian="zh" style:country-asian="CN" style:language-complex="hi" style:country-complex="IN"/>
    </style:style>
    <style:style style:name="P365" style:family="paragraph" style:parent-style-name="Text_20_body">
      <style:paragraph-properties fo:margin-left="0in" fo:margin-right="0in" fo:text-indent="0in" style:auto-text-indent="false"/>
      <style:text-properties officeooo:rsid="02b99b7d" officeooo:paragraph-rsid="02b99b7d"/>
    </style:style>
    <style:style style:name="P366" style:family="paragraph" style:parent-style-name="Text_20_body">
      <style:paragraph-properties fo:margin-left="0in" fo:margin-right="0in" fo:text-indent="0in" style:auto-text-indent="false"/>
      <style:text-properties officeooo:rsid="02b99b7d" officeooo:paragraph-rsid="02cbd521"/>
    </style:style>
    <style:style style:name="P367" style:family="paragraph" style:parent-style-name="Text_20_body">
      <style:paragraph-properties fo:margin-left="0in" fo:margin-right="0in" fo:text-indent="0in" style:auto-text-indent="false"/>
      <style:text-properties officeooo:rsid="02b99b7d" officeooo:paragraph-rsid="02cf3693"/>
    </style:style>
    <style:style style:name="P368" style:family="paragraph" style:parent-style-name="Text_20_body">
      <style:paragraph-properties fo:margin-left="0in" fo:margin-right="0in" fo:text-indent="0in" style:auto-text-indent="false"/>
      <style:text-properties officeooo:rsid="02b99b7d" officeooo:paragraph-rsid="02dd66fe"/>
    </style:style>
    <style:style style:name="P369" style:family="paragraph" style:parent-style-name="Text_20_body">
      <style:paragraph-properties fo:margin-left="0in" fo:margin-right="0in" fo:text-indent="0in" style:auto-text-indent="false"/>
      <style:text-properties officeooo:rsid="02b99b7d" officeooo:paragraph-rsid="02e3fa67"/>
    </style:style>
    <style:style style:name="P370" style:family="paragraph" style:parent-style-name="Text_20_body">
      <style:paragraph-properties fo:margin-left="0in" fo:margin-right="0in" fo:text-indent="0in" style:auto-text-indent="false"/>
      <style:text-properties officeooo:rsid="02b99b7d" officeooo:paragraph-rsid="02e7989a"/>
    </style:style>
    <style:style style:name="P371" style:family="paragraph" style:parent-style-name="Text_20_body">
      <style:paragraph-properties fo:margin-left="0in" fo:margin-right="0in" fo:text-indent="0in" style:auto-text-indent="false"/>
      <style:text-properties officeooo:rsid="02b99b7d" officeooo:paragraph-rsid="02f68a34"/>
    </style:style>
    <style:style style:name="P372" style:family="paragraph" style:parent-style-name="Text_20_body">
      <style:paragraph-properties fo:margin-left="0in" fo:margin-right="0in" fo:text-indent="0in" style:auto-text-indent="false"/>
      <style:text-properties officeooo:rsid="02b99b7d" officeooo:paragraph-rsid="0309b411"/>
    </style:style>
    <style:style style:name="P373" style:family="paragraph" style:parent-style-name="Text_20_body">
      <style:paragraph-properties fo:margin-left="0in" fo:margin-right="0in" fo:text-indent="0in" style:auto-text-indent="false"/>
      <style:text-properties officeooo:rsid="02b99b7d" officeooo:paragraph-rsid="0315e8f8"/>
    </style:style>
    <style:style style:name="P374" style:family="paragraph" style:parent-style-name="Text_20_body">
      <style:paragraph-properties fo:margin-left="0in" fo:margin-right="0in" fo:text-indent="0in" style:auto-text-indent="false"/>
      <style:text-properties officeooo:rsid="02b99b7d" officeooo:paragraph-rsid="03220803"/>
    </style:style>
    <style:style style:name="P375" style:family="paragraph" style:parent-style-name="Text_20_body">
      <style:paragraph-properties fo:margin-left="0in" fo:margin-right="0in" fo:text-indent="0in" style:auto-text-indent="false"/>
      <style:text-properties officeooo:rsid="02b99b7d" officeooo:paragraph-rsid="032cd4e8"/>
    </style:style>
    <style:style style:name="P376" style:family="paragraph" style:parent-style-name="Text_20_body">
      <style:paragraph-properties fo:margin-left="0in" fo:margin-right="0in" fo:text-indent="0in" style:auto-text-indent="false"/>
      <style:text-properties officeooo:rsid="02b99b7d" officeooo:paragraph-rsid="03358152"/>
    </style:style>
    <style:style style:name="P377" style:family="paragraph" style:parent-style-name="Text_20_body">
      <style:paragraph-properties fo:margin-left="0in" fo:margin-right="0in" fo:text-indent="0in" style:auto-text-indent="false"/>
      <style:text-properties officeooo:rsid="02b99b7d" officeooo:paragraph-rsid="0343714a"/>
    </style:style>
    <style:style style:name="P378" style:family="paragraph" style:parent-style-name="Text_20_body">
      <style:paragraph-properties fo:margin-left="0in" fo:margin-right="0in" fo:text-indent="0in" style:auto-text-indent="false"/>
      <style:text-properties officeooo:rsid="02b99b7d" officeooo:paragraph-rsid="034d33d2"/>
    </style:style>
    <style:style style:name="P379" style:family="paragraph" style:parent-style-name="Text_20_body">
      <style:paragraph-properties fo:margin-left="0in" fo:margin-right="0in" fo:text-indent="0in" style:auto-text-indent="false"/>
      <style:text-properties officeooo:rsid="02b99b7d" officeooo:paragraph-rsid="0354462a"/>
    </style:style>
    <style:style style:name="P380" style:family="paragraph" style:parent-style-name="Text_20_body">
      <style:paragraph-properties fo:margin-left="0in" fo:margin-right="0in" fo:text-indent="0in" style:auto-text-indent="false"/>
      <style:text-properties officeooo:rsid="02b99b7d" officeooo:paragraph-rsid="035e151f"/>
    </style:style>
    <style:style style:name="P381" style:family="paragraph" style:parent-style-name="Text_20_body">
      <style:paragraph-properties fo:margin-left="0in" fo:margin-right="0in" fo:text-indent="0in" style:auto-text-indent="false"/>
      <style:text-properties officeooo:rsid="02b99b7d" officeooo:paragraph-rsid="0366ace4"/>
    </style:style>
    <style:style style:name="P382" style:family="paragraph" style:parent-style-name="Text_20_body">
      <style:paragraph-properties fo:margin-left="0in" fo:margin-right="0in" fo:text-indent="0in" style:auto-text-indent="false"/>
      <style:text-properties officeooo:rsid="03709bb9" officeooo:paragraph-rsid="03709bb9"/>
    </style:style>
    <style:style style:name="P383" style:family="paragraph" style:parent-style-name="Text_20_body">
      <style:paragraph-properties fo:margin-left="0in" fo:margin-right="0in" fo:text-indent="0in" style:auto-text-indent="false"/>
      <style:text-properties officeooo:rsid="03709bb9" officeooo:paragraph-rsid="037478fd"/>
    </style:style>
    <style:style style:name="P384" style:family="paragraph" style:parent-style-name="Text_20_body">
      <style:paragraph-properties fo:margin-left="0in" fo:margin-right="0in" fo:text-indent="0in" style:auto-text-indent="false"/>
      <style:text-properties officeooo:rsid="03709bb9" officeooo:paragraph-rsid="0381a510"/>
    </style:style>
    <style:style style:name="P385" style:family="paragraph" style:parent-style-name="Text_20_body">
      <style:paragraph-properties fo:margin-left="0in" fo:margin-right="0in" fo:text-indent="0in" style:auto-text-indent="false"/>
      <style:text-properties officeooo:rsid="03709bb9" officeooo:paragraph-rsid="038539c8"/>
    </style:style>
    <style:style style:name="P386" style:family="paragraph" style:parent-style-name="Text_20_body">
      <style:paragraph-properties fo:margin-left="0in" fo:margin-right="0in" fo:text-indent="0in" style:auto-text-indent="false"/>
      <style:text-properties officeooo:rsid="038f9a3a" officeooo:paragraph-rsid="038f9a3a"/>
    </style:style>
    <style:style style:name="P387" style:family="paragraph" style:parent-style-name="Text_20_body">
      <style:paragraph-properties fo:margin-left="0in" fo:margin-right="0in" fo:text-indent="0in" style:auto-text-indent="false"/>
      <style:text-properties officeooo:rsid="039afc08" officeooo:paragraph-rsid="039afc08"/>
    </style:style>
    <style:style style:name="P388" style:family="paragraph" style:parent-style-name="Text_20_body">
      <style:paragraph-properties fo:margin-left="0in" fo:margin-right="0in" fo:text-indent="0in" style:auto-text-indent="false"/>
      <style:text-properties officeooo:rsid="03de5d87" officeooo:paragraph-rsid="03de5d87"/>
    </style:style>
    <style:style style:name="P389" style:family="paragraph" style:parent-style-name="Text_20_body">
      <style:paragraph-properties fo:margin-left="0in" fo:margin-right="0in" fo:text-indent="0in" style:auto-text-indent="false"/>
      <style:text-properties officeooo:rsid="03de5d87" officeooo:paragraph-rsid="03ec6d8f"/>
    </style:style>
    <style:style style:name="P390" style:family="paragraph" style:parent-style-name="Text_20_body">
      <style:paragraph-properties fo:margin-left="0in" fo:margin-right="0in" fo:text-indent="0in" style:auto-text-indent="false"/>
      <style:text-properties officeooo:rsid="03de5d87" officeooo:paragraph-rsid="03edab8c"/>
    </style:style>
    <style:style style:name="P391" style:family="paragraph" style:parent-style-name="Text_20_body">
      <style:paragraph-properties fo:margin-left="0in" fo:margin-right="0in" fo:text-indent="0in" style:auto-text-indent="false"/>
      <style:text-properties officeooo:rsid="03de5d87" officeooo:paragraph-rsid="03f887d7"/>
    </style:style>
    <style:style style:name="P392" style:family="paragraph" style:parent-style-name="Text_20_body">
      <style:paragraph-properties fo:margin-left="0in" fo:margin-right="0in" fo:text-indent="0in" style:auto-text-indent="false"/>
      <style:text-properties officeooo:rsid="03de5d87" officeooo:paragraph-rsid="04030b7d"/>
    </style:style>
    <style:style style:name="P393" style:family="paragraph" style:parent-style-name="Text_20_body">
      <style:paragraph-properties fo:margin-left="0in" fo:margin-right="0in" fo:text-indent="0in" style:auto-text-indent="false"/>
      <style:text-properties officeooo:rsid="03de5d87" officeooo:paragraph-rsid="040a39cb"/>
    </style:style>
    <style:style style:name="P394" style:family="paragraph" style:parent-style-name="Text_20_body">
      <style:paragraph-properties fo:margin-left="0in" fo:margin-right="0in" fo:text-indent="0in" style:auto-text-indent="false"/>
      <style:text-properties officeooo:rsid="03de5d87" officeooo:paragraph-rsid="04149f5e"/>
    </style:style>
    <style:style style:name="P395" style:family="paragraph" style:parent-style-name="Text_20_body">
      <style:paragraph-properties fo:margin-left="0in" fo:margin-right="0in" fo:text-indent="0in" style:auto-text-indent="false"/>
      <style:text-properties officeooo:rsid="03de5d87" officeooo:paragraph-rsid="0427563f"/>
    </style:style>
    <style:style style:name="P396" style:family="paragraph" style:parent-style-name="Text_20_body">
      <style:paragraph-properties fo:margin-left="0in" fo:margin-right="0in" fo:text-indent="0in" style:auto-text-indent="false"/>
      <style:text-properties officeooo:rsid="03de5d87" officeooo:paragraph-rsid="0430a8a6"/>
    </style:style>
    <style:style style:name="P397" style:family="paragraph" style:parent-style-name="Text_20_body">
      <style:paragraph-properties fo:margin-left="0in" fo:margin-right="0in" fo:text-indent="0in" style:auto-text-indent="false"/>
      <style:text-properties officeooo:rsid="03de5d87" officeooo:paragraph-rsid="043b61b8"/>
    </style:style>
    <style:style style:name="P398" style:family="paragraph" style:parent-style-name="Text_20_body">
      <style:paragraph-properties fo:margin-left="0in" fo:margin-right="0in" fo:text-indent="0in" style:auto-text-indent="false"/>
      <style:text-properties officeooo:rsid="03de5d87" officeooo:paragraph-rsid="04468259"/>
    </style:style>
    <style:style style:name="P399" style:family="paragraph" style:parent-style-name="Text_20_body">
      <style:paragraph-properties fo:margin-left="0in" fo:margin-right="0in" fo:text-indent="0in" style:auto-text-indent="false"/>
      <style:text-properties officeooo:rsid="03de5d87" officeooo:paragraph-rsid="04509127"/>
    </style:style>
    <style:style style:name="P400" style:family="paragraph" style:parent-style-name="Text_20_body">
      <style:paragraph-properties fo:margin-left="0in" fo:margin-right="0in" fo:text-indent="0in" style:auto-text-indent="false"/>
      <style:text-properties officeooo:rsid="03de5d87" officeooo:paragraph-rsid="0464d82e"/>
    </style:style>
    <style:style style:name="P401" style:family="paragraph" style:parent-style-name="Text_20_body">
      <style:paragraph-properties fo:margin-left="0in" fo:margin-right="0in" fo:text-indent="0in" style:auto-text-indent="false"/>
      <style:text-properties officeooo:rsid="03de5d87" officeooo:paragraph-rsid="04725d6a"/>
    </style:style>
    <style:style style:name="P402" style:family="paragraph" style:parent-style-name="Text_20_body">
      <style:paragraph-properties fo:margin-left="0in" fo:margin-right="0in" fo:text-indent="0in" style:auto-text-indent="false"/>
      <style:text-properties officeooo:rsid="03de5d87" officeooo:paragraph-rsid="0475ecdf"/>
    </style:style>
    <style:style style:name="P403" style:family="paragraph" style:parent-style-name="Text_20_body">
      <style:paragraph-properties fo:margin-left="0in" fo:margin-right="0in" fo:text-indent="0in" style:auto-text-indent="false"/>
      <style:text-properties officeooo:rsid="03de5d87" officeooo:paragraph-rsid="04883311"/>
    </style:style>
    <style:style style:name="P404" style:family="paragraph" style:parent-style-name="Text_20_body">
      <style:paragraph-properties fo:margin-left="0in" fo:margin-right="0in" fo:text-indent="0in" style:auto-text-indent="false"/>
      <style:text-properties officeooo:rsid="03de5d87" officeooo:paragraph-rsid="048ec6f9"/>
    </style:style>
    <style:style style:name="P405" style:family="paragraph" style:parent-style-name="Text_20_body">
      <style:paragraph-properties fo:margin-left="0in" fo:margin-right="0in" fo:text-indent="0in" style:auto-text-indent="false"/>
      <style:text-properties officeooo:rsid="03de5d87" officeooo:paragraph-rsid="049982c5"/>
    </style:style>
    <style:style style:name="P406" style:family="paragraph" style:parent-style-name="Text_20_body">
      <style:paragraph-properties fo:margin-left="0in" fo:margin-right="0in" fo:text-indent="0in" style:auto-text-indent="false"/>
      <style:text-properties officeooo:rsid="03de5d87" officeooo:paragraph-rsid="04ad880a"/>
    </style:style>
    <style:style style:name="P407" style:family="paragraph" style:parent-style-name="Text_20_body">
      <style:paragraph-properties fo:margin-left="0in" fo:margin-right="0in" fo:text-indent="0in" style:auto-text-indent="false"/>
      <style:text-properties fo:language="en" fo:country="US" officeooo:rsid="03de5d87" officeooo:paragraph-rsid="04ba8249" style:language-asian="zh" style:country-asian="CN" style:language-complex="hi" style:country-complex="IN"/>
    </style:style>
    <style:style style:name="P408" style:family="paragraph" style:parent-style-name="Text_20_body">
      <style:paragraph-properties fo:margin-left="0in" fo:margin-right="0in" fo:text-indent="0in" style:auto-text-indent="false"/>
      <style:text-properties fo:language="en" fo:country="US" officeooo:rsid="03de5d87" officeooo:paragraph-rsid="04bd1a57" style:language-asian="zh" style:country-asian="CN" style:language-complex="hi" style:country-complex="IN"/>
    </style:style>
    <style:style style:name="P409" style:family="paragraph" style:parent-style-name="Text_20_body">
      <style:paragraph-properties fo:margin-left="0in" fo:margin-right="0in" fo:text-indent="0in" style:auto-text-indent="false"/>
      <style:text-properties fo:language="en" fo:country="US" officeooo:rsid="03de5d87" officeooo:paragraph-rsid="04c5bb18" style:language-asian="zh" style:country-asian="CN" style:language-complex="hi" style:country-complex="IN"/>
    </style:style>
    <style:style style:name="P410" style:family="paragraph" style:parent-style-name="Text_20_body">
      <style:paragraph-properties fo:margin-left="0in" fo:margin-right="0in" fo:text-indent="0in" style:auto-text-indent="false"/>
      <style:text-properties fo:language="en" fo:country="US" officeooo:rsid="03de5d87" officeooo:paragraph-rsid="04ccd05b" style:language-asian="zh" style:country-asian="CN" style:language-complex="hi" style:country-complex="IN"/>
    </style:style>
    <style:style style:name="P411" style:family="paragraph" style:parent-style-name="Text_20_body">
      <style:paragraph-properties fo:margin-left="0in" fo:margin-right="0in" fo:text-indent="0in" style:auto-text-indent="false"/>
      <style:text-properties style:text-position="0% 100%" fo:language="ru" fo:country="RU" fo:font-style="normal" officeooo:rsid="03de5d87" officeooo:paragraph-rsid="0550d8ed" style:language-asian="zh" style:country-asian="CN" style:font-style-asian="normal" style:language-complex="hi" style:country-complex="IN" style:font-style-complex="normal"/>
    </style:style>
    <style:style style:name="P412" style:family="paragraph" style:parent-style-name="Text_20_body">
      <style:paragraph-properties fo:margin-left="0in" fo:margin-right="0in" fo:text-indent="0in" style:auto-text-indent="false"/>
      <style:text-properties style:text-position="0% 100%" fo:language="ru" fo:country="RU" fo:font-style="normal" officeooo:rsid="03de5d87" officeooo:paragraph-rsid="0554caf4" style:language-asian="zh" style:country-asian="CN" style:font-style-asian="normal" style:language-complex="hi" style:country-complex="IN" style:font-style-complex="normal"/>
    </style:style>
    <style:style style:name="P413" style:family="paragraph" style:parent-style-name="Text_20_body">
      <style:paragraph-properties fo:margin-left="0in" fo:margin-right="0in" fo:text-indent="0in" style:auto-text-indent="false"/>
      <style:text-properties style:text-position="0% 100%" fo:language="ru" fo:country="RU" fo:font-style="normal" officeooo:rsid="03de5d87" officeooo:paragraph-rsid="055a94b6" style:language-asian="zh" style:country-asian="CN" style:font-style-asian="normal" style:language-complex="hi" style:country-complex="IN" style:font-style-complex="normal"/>
    </style:style>
    <style:style style:name="P414" style:family="paragraph" style:parent-style-name="Text_20_body">
      <style:paragraph-properties fo:margin-left="0in" fo:margin-right="0in" fo:text-indent="0in" style:auto-text-indent="false"/>
      <style:text-properties style:text-position="0% 100%" fo:language="ru" fo:country="RU" fo:font-style="normal" officeooo:rsid="03de5d87" officeooo:paragraph-rsid="056965b4" style:language-asian="zh" style:country-asian="CN" style:font-style-asian="normal" style:language-complex="hi" style:country-complex="IN" style:font-style-complex="normal"/>
    </style:style>
    <style:style style:name="P415" style:family="paragraph" style:parent-style-name="Text_20_body">
      <style:paragraph-properties fo:margin-left="0in" fo:margin-right="0in" fo:text-indent="0in" style:auto-text-indent="false"/>
      <style:text-properties style:text-position="0% 100%" fo:language="ru" fo:country="RU" fo:font-style="normal" officeooo:rsid="03de5d87" officeooo:paragraph-rsid="0578cc8b" style:language-asian="zh" style:country-asian="CN" style:font-style-asian="normal" style:language-complex="hi" style:country-complex="IN" style:font-style-complex="normal"/>
    </style:style>
    <style:style style:name="P416" style:family="paragraph" style:parent-style-name="Text_20_body">
      <style:paragraph-properties fo:margin-left="0in" fo:margin-right="0in" fo:text-indent="0in" style:auto-text-indent="false"/>
      <style:text-properties style:text-position="0% 100%" fo:language="ru" fo:country="RU" fo:font-style="normal" officeooo:rsid="0585c7f9" officeooo:paragraph-rsid="0585c7f9" style:language-asian="zh" style:country-asian="CN" style:font-style-asian="normal" style:language-complex="hi" style:country-complex="IN" style:font-style-complex="normal"/>
    </style:style>
    <style:style style:name="P417" style:family="paragraph" style:parent-style-name="Text_20_body">
      <style:paragraph-properties fo:margin-left="0in" fo:margin-right="0in" fo:text-align="center" style:justify-single-word="false" fo:text-indent="0in" style:auto-text-indent="false"/>
      <style:text-properties style:text-position="0% 100%" fo:language="ru" fo:country="RU" fo:font-style="normal" officeooo:rsid="0585c7f9" officeooo:paragraph-rsid="058f133a" style:language-asian="zh" style:country-asian="CN" style:font-style-asian="normal" style:language-complex="hi" style:country-complex="IN" style:font-style-complex="normal"/>
    </style:style>
    <style:style style:name="P418" style:family="paragraph" style:parent-style-name="Text_20_body">
      <style:paragraph-properties fo:margin-left="0in" fo:margin-right="0in" fo:text-indent="0in" style:auto-text-indent="false"/>
      <style:text-properties style:text-position="0% 100%" fo:language="ru" fo:country="RU" fo:font-style="normal" officeooo:rsid="0585c7f9" officeooo:paragraph-rsid="05918b96" style:language-asian="zh" style:country-asian="CN" style:font-style-asian="normal" style:language-complex="hi" style:country-complex="IN" style:font-style-complex="normal"/>
    </style:style>
    <style:style style:name="P419" style:family="paragraph" style:parent-style-name="Text_20_body">
      <style:paragraph-properties fo:margin-left="0in" fo:margin-right="0in" fo:text-indent="0in" style:auto-text-indent="false"/>
      <style:text-properties style:text-position="0% 100%" fo:language="ru" fo:country="RU" fo:font-style="normal" officeooo:rsid="0585c7f9" officeooo:paragraph-rsid="0599dc55" style:language-asian="zh" style:country-asian="CN" style:font-style-asian="normal" style:language-complex="hi" style:country-complex="IN" style:font-style-complex="normal"/>
    </style:style>
    <style:style style:name="P420" style:family="paragraph" style:parent-style-name="Text_20_body">
      <style:paragraph-properties fo:margin-left="0in" fo:margin-right="0in" fo:text-indent="0in" style:auto-text-indent="false"/>
      <style:text-properties style:text-position="0% 100%" fo:language="ru" fo:country="RU" fo:font-style="normal" officeooo:rsid="0585c7f9" officeooo:paragraph-rsid="059b4fec" style:language-asian="zh" style:country-asian="CN" style:font-style-asian="normal" style:language-complex="hi" style:country-complex="IN" style:font-style-complex="normal"/>
    </style:style>
    <style:style style:name="P421" style:family="paragraph" style:parent-style-name="Text_20_body">
      <style:paragraph-properties fo:margin-left="0in" fo:margin-right="0in" fo:text-indent="0in" style:auto-text-indent="false"/>
      <style:text-properties style:text-position="0% 100%" fo:language="ru" fo:country="RU" fo:font-style="normal" officeooo:rsid="0585c7f9" officeooo:paragraph-rsid="05b037f2" style:language-asian="zh" style:country-asian="CN" style:font-style-asian="normal" style:language-complex="hi" style:country-complex="IN" style:font-style-complex="normal"/>
    </style:style>
    <style:style style:name="P422" style:family="paragraph" style:parent-style-name="Text_20_body">
      <style:paragraph-properties fo:margin-left="0in" fo:margin-right="0in" fo:text-indent="0in" style:auto-text-indent="false"/>
      <style:text-properties style:text-position="0% 100%" fo:language="ru" fo:country="RU" fo:font-style="normal" officeooo:rsid="0585c7f9" officeooo:paragraph-rsid="05b6d2f7" style:language-asian="zh" style:country-asian="CN" style:font-style-asian="normal" style:language-complex="hi" style:country-complex="IN" style:font-style-complex="normal"/>
    </style:style>
    <style:style style:name="P423"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5bec78e" style:font-size-asian="12pt" style:language-asian="zh" style:country-asian="CN" style:font-style-asian="normal" style:font-size-complex="12pt" style:language-complex="hi" style:country-complex="IN" style:font-style-complex="normal"/>
    </style:style>
    <style:style style:name="P424"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5c69688" style:font-size-asian="12pt" style:language-asian="zh" style:country-asian="CN" style:font-style-asian="normal" style:font-size-complex="12pt" style:language-complex="hi" style:country-complex="IN" style:font-style-complex="normal"/>
    </style:style>
    <style:style style:name="P425"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5cfc052" style:font-size-asian="12pt" style:language-asian="zh" style:country-asian="CN" style:font-style-asian="normal" style:font-size-complex="12pt" style:language-complex="hi" style:country-complex="IN" style:font-style-complex="normal"/>
    </style:style>
    <style:style style:name="P426"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5d83b34" style:font-size-asian="12pt" style:language-asian="zh" style:country-asian="CN" style:font-style-asian="normal" style:font-size-complex="12pt" style:language-complex="hi" style:country-complex="IN" style:font-style-complex="normal"/>
    </style:style>
    <style:style style:name="P427"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5e2ad3f" style:font-size-asian="12pt" style:language-asian="zh" style:country-asian="CN" style:font-style-asian="normal" style:font-size-complex="12pt" style:language-complex="hi" style:country-complex="IN" style:font-style-complex="normal"/>
    </style:style>
    <style:style style:name="P428"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5ed81a2" style:font-size-asian="12pt" style:language-asian="zh" style:country-asian="CN" style:font-style-asian="normal" style:font-size-complex="12pt" style:language-complex="hi" style:country-complex="IN" style:font-style-complex="normal"/>
    </style:style>
    <style:style style:name="P429"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5f81160" style:font-size-asian="12pt" style:language-asian="zh" style:country-asian="CN" style:font-style-asian="normal" style:font-size-complex="12pt" style:language-complex="hi" style:country-complex="IN" style:font-style-complex="normal"/>
    </style:style>
    <style:style style:name="P430"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6055a25" style:font-size-asian="12pt" style:language-asian="zh" style:country-asian="CN" style:font-style-asian="normal" style:font-size-complex="12pt" style:language-complex="hi" style:country-complex="IN" style:font-style-complex="normal"/>
    </style:style>
    <style:style style:name="P431"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609ecbc" style:font-size-asian="12pt" style:language-asian="zh" style:country-asian="CN" style:font-style-asian="normal" style:font-size-complex="12pt" style:language-complex="hi" style:country-complex="IN" style:font-style-complex="normal"/>
    </style:style>
    <style:style style:name="P432"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60e3fb5" style:font-size-asian="12pt" style:language-asian="zh" style:country-asian="CN" style:font-style-asian="normal" style:font-size-complex="12pt" style:language-complex="hi" style:country-complex="IN" style:font-style-complex="normal"/>
    </style:style>
    <style:style style:name="P433"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61a2730" style:font-size-asian="12pt" style:language-asian="zh" style:country-asian="CN" style:font-style-asian="normal" style:font-size-complex="12pt" style:language-complex="hi" style:country-complex="IN" style:font-style-complex="normal"/>
    </style:style>
    <style:style style:name="P434"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6250781" style:font-size-asian="12pt" style:language-asian="zh" style:country-asian="CN" style:font-style-asian="normal" style:font-size-complex="12pt" style:language-complex="hi" style:country-complex="IN" style:font-style-complex="normal"/>
    </style:style>
    <style:style style:name="P435"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62f9fc9" style:font-size-asian="12pt" style:language-asian="zh" style:country-asian="CN" style:font-style-asian="normal" style:font-size-complex="12pt" style:language-complex="hi" style:country-complex="IN" style:font-style-complex="normal"/>
    </style:style>
    <style:style style:name="P436"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63d4798" style:font-size-asian="12pt" style:language-asian="zh" style:country-asian="CN" style:font-style-asian="normal" style:font-size-complex="12pt" style:language-complex="hi" style:country-complex="IN" style:font-style-complex="normal"/>
    </style:style>
    <style:style style:name="P437"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64b93a6" style:font-size-asian="12pt" style:language-asian="zh" style:country-asian="CN" style:font-style-asian="normal" style:font-size-complex="12pt" style:language-complex="hi" style:country-complex="IN" style:font-style-complex="normal"/>
    </style:style>
    <style:style style:name="P438"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6608ba9" style:font-size-asian="12pt" style:language-asian="zh" style:country-asian="CN" style:font-style-asian="normal" style:font-size-complex="12pt" style:language-complex="hi" style:country-complex="IN" style:font-style-complex="normal"/>
    </style:style>
    <style:style style:name="P439"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66da34d" style:font-size-asian="12pt" style:language-asian="zh" style:country-asian="CN" style:font-style-asian="normal" style:font-size-complex="12pt" style:language-complex="hi" style:country-complex="IN" style:font-style-complex="normal"/>
    </style:style>
    <style:style style:name="P440"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677f2e5" style:font-size-asian="12pt" style:language-asian="zh" style:country-asian="CN" style:font-style-asian="normal" style:font-size-complex="12pt" style:language-complex="hi" style:country-complex="IN" style:font-style-complex="normal"/>
    </style:style>
    <style:style style:name="P441"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685c74b" style:font-size-asian="12pt" style:language-asian="zh" style:country-asian="CN" style:font-style-asian="normal" style:font-size-complex="12pt" style:language-complex="hi" style:country-complex="IN" style:font-style-complex="normal"/>
    </style:style>
    <style:style style:name="P442" style:family="paragraph" style:parent-style-name="Text_20_body">
      <style:paragraph-properties fo:margin-left="0in" fo:margin-right="0in" fo:text-indent="0in" style:auto-text-indent="false"/>
      <style:text-properties style:text-position="sub 58%" officeooo:paragraph-rsid="05665a0d"/>
    </style:style>
    <style:style style:name="P443" style:family="paragraph" style:parent-style-name="Text_20_body">
      <style:paragraph-properties fo:margin-left="0in" fo:margin-right="0in" fo:text-align="start" style:justify-single-word="false" fo:text-indent="0in" style:auto-text-indent="false"/>
      <style:text-properties fo:color="#000000" style:text-outline="false" style:text-line-through-style="none" style:text-line-through-type="none" style:text-position="sub 58%" style:font-name="Liberation Serif" fo:font-size="12pt" fo:font-style="normal" fo:text-shadow="none" style:text-underline-style="none" fo:font-weight="normal" officeooo:paragraph-rsid="05665a0d" style:font-size-asian="12pt" style:font-style-asian="normal" style:font-weight-asian="normal" style:font-size-complex="12pt" style:font-style-complex="normal" style:font-weight-complex="normal" style:text-overline-style="none" style:text-overline-color="font-color"/>
    </style:style>
    <style:style style:name="P444" style:family="paragraph" style:parent-style-name="Text_20_body">
      <style:paragraph-properties fo:margin-left="0in" fo:margin-right="0in" fo:text-align="start" style:justify-single-word="false" fo:text-indent="0in" style:auto-text-indent="false"/>
      <style:text-properties officeooo:paragraph-rsid="064b93a6"/>
    </style:style>
    <style:style style:name="P445" style:family="paragraph" style:parent-style-name="Text_20_body">
      <style:paragraph-properties fo:margin-left="0in" fo:margin-right="0in" fo:text-align="start" style:justify-single-word="false" fo:text-indent="0in" style:auto-text-indent="false"/>
      <style:text-properties officeooo:paragraph-rsid="06544dfc"/>
    </style:style>
    <style:style style:name="P446"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0edf7bc" style:language-asian="none" style:country-asian="none" style:font-style-asian="normal" style:font-weight-asian="normal" style:language-complex="hi" style:country-complex="IN" style:font-style-complex="normal" style:font-weight-complex="normal"/>
    </style:style>
    <style:style style:name="P447"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013f06" style:language-asian="none" style:country-asian="none" style:font-style-asian="normal" style:font-weight-asian="normal" style:language-complex="hi" style:country-complex="IN" style:font-style-complex="normal" style:font-weight-complex="normal"/>
    </style:style>
    <style:style style:name="P448"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0fcc3f" style:language-asian="none" style:country-asian="none" style:font-style-asian="normal" style:font-weight-asian="normal" style:language-complex="hi" style:country-complex="IN" style:font-style-complex="normal" style:font-weight-complex="normal"/>
    </style:style>
    <style:style style:name="P449"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480ff9" style:language-asian="none" style:country-asian="none" style:font-style-asian="normal" style:font-weight-asian="normal" style:language-complex="hi" style:country-complex="IN" style:font-style-complex="normal" style:font-weight-complex="normal"/>
    </style:style>
    <style:style style:name="P450"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6b1156" style:language-asian="none" style:country-asian="none" style:font-style-asian="normal" style:font-weight-asian="normal" style:language-complex="hi" style:country-complex="IN" style:font-style-complex="normal" style:font-weight-complex="normal"/>
    </style:style>
    <style:style style:name="P451"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7c430a" style:language-asian="none" style:country-asian="none" style:font-style-asian="normal" style:font-weight-asian="normal" style:language-complex="hi" style:country-complex="IN" style:font-style-complex="normal" style:font-weight-complex="normal"/>
    </style:style>
    <style:style style:name="P452"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8ddb08" style:language-asian="none" style:country-asian="none" style:font-style-asian="normal" style:font-weight-asian="normal" style:language-complex="hi" style:country-complex="IN" style:font-style-complex="normal" style:font-weight-complex="normal"/>
    </style:style>
    <style:style style:name="P453"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9b7f6b" style:language-asian="none" style:country-asian="none" style:font-style-asian="normal" style:font-weight-asian="normal" style:language-complex="hi" style:country-complex="IN" style:font-style-complex="normal" style:font-weight-complex="normal"/>
    </style:style>
    <style:style style:name="P454"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a5166a" style:language-asian="none" style:country-asian="none" style:font-style-asian="normal" style:font-weight-asian="normal" style:language-complex="hi" style:country-complex="IN" style:font-style-complex="normal" style:font-weight-complex="normal"/>
    </style:style>
    <style:style style:name="P455"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b01d9a" style:language-asian="none" style:country-asian="none" style:font-style-asian="normal" style:font-weight-asian="normal" style:language-complex="hi" style:country-complex="IN" style:font-style-complex="normal" style:font-weight-complex="normal"/>
    </style:style>
    <style:style style:name="P456"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cccef4" style:language-asian="none" style:country-asian="none" style:font-style-asian="normal" style:font-weight-asian="normal" style:language-complex="hi" style:country-complex="IN" style:font-style-complex="normal" style:font-weight-complex="normal"/>
    </style:style>
    <style:style style:name="P457"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eb4f28" style:language-asian="none" style:country-asian="none" style:font-style-asian="normal" style:font-weight-asian="normal" style:language-complex="hi" style:country-complex="IN" style:font-style-complex="normal" style:font-weight-complex="normal"/>
    </style:style>
    <style:style style:name="P458"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fd9033" style:language-asian="none" style:country-asian="none" style:font-style-asian="normal" style:font-weight-asian="normal" style:language-complex="hi" style:country-complex="IN" style:font-style-complex="normal" style:font-weight-complex="normal"/>
    </style:style>
    <style:style style:name="P459"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2082d19" officeooo:paragraph-rsid="022377d2" style:language-asian="none" style:country-asian="none" style:font-style-asian="normal" style:font-weight-asian="normal" style:language-complex="hi" style:country-complex="IN" style:font-style-complex="normal" style:font-weight-complex="normal"/>
    </style:style>
    <style:style style:name="P460"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2082d19" officeooo:paragraph-rsid="02488961" style:language-asian="none" style:country-asian="none" style:font-style-asian="normal" style:font-weight-asian="normal" style:language-complex="hi" style:country-complex="IN" style:font-style-complex="normal" style:font-weight-complex="normal"/>
    </style:style>
    <style:style style:name="P461"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2082d19" officeooo:paragraph-rsid="0255fbc6" style:language-asian="none" style:country-asian="none" style:font-style-asian="normal" style:font-weight-asian="normal" style:language-complex="hi" style:country-complex="IN" style:font-style-complex="normal" style:font-weight-complex="normal"/>
    </style:style>
    <style:style style:name="P462"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2082d19" officeooo:paragraph-rsid="02878ad6" style:language-asian="none" style:country-asian="none" style:font-style-asian="normal" style:font-weight-asian="normal" style:language-complex="hi" style:country-complex="IN" style:font-style-complex="normal" style:font-weight-complex="normal"/>
    </style:style>
    <style:style style:name="P463"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2941fee" officeooo:paragraph-rsid="02941fee" style:language-asian="none" style:country-asian="none" style:font-style-asian="normal" style:font-weight-asian="normal" style:language-complex="hi" style:country-complex="IN" style:font-style-complex="normal" style:font-weight-complex="normal"/>
    </style:style>
    <style:style style:name="P464"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2941fee" officeooo:paragraph-rsid="02af05d3" style:language-asian="none" style:country-asian="none" style:font-style-asian="normal" style:font-weight-asian="normal" style:language-complex="hi" style:country-complex="IN" style:font-style-complex="normal" style:font-weight-complex="normal"/>
    </style:style>
    <style:style style:name="P465" style:family="paragraph" style:parent-style-name="Heading_20_3">
      <style:paragraph-properties fo:margin-left="0in" fo:margin-right="0in" fo:text-align="center" style:justify-single-word="false" fo:text-indent="0in" style:auto-text-indent="false"/>
      <style:text-properties fo:language="ru" fo:country="RU" fo:font-style="normal" fo:font-weight="bold" officeooo:rsid="00edf7bc" officeooo:paragraph-rsid="01a66abe" style:language-asian="none" style:country-asian="none" style:font-style-asian="normal" style:font-weight-asian="bold" style:language-complex="hi" style:country-complex="IN" style:font-style-complex="normal" style:font-weight-complex="bold"/>
    </style:style>
    <style:style style:name="P466" style:family="paragraph" style:parent-style-name="Heading_20_3">
      <style:paragraph-properties fo:margin-left="0in" fo:margin-right="0in" fo:text-align="start" style:justify-single-word="false" fo:text-indent="0in" style:auto-text-indent="false"/>
      <style:text-properties fo:language="ru" fo:country="RU" fo:font-style="normal" fo:font-weight="normal" officeooo:rsid="02941fee" officeooo:paragraph-rsid="02afd014" style:language-asian="none" style:country-asian="none" style:font-style-asian="normal" style:font-weight-asian="normal" style:language-complex="hi" style:country-complex="IN" style:font-style-complex="normal" style:font-weight-complex="normal"/>
    </style:style>
    <style:style style:name="P467" style:family="paragraph" style:parent-style-name="Heading_20_3">
      <style:paragraph-properties fo:margin-left="0in" fo:margin-right="0in" fo:text-align="center" style:justify-single-word="false" fo:text-indent="0in" style:auto-text-indent="false"/>
      <style:text-properties fo:language="ru" fo:country="RU" fo:font-style="normal" fo:font-weight="normal" officeooo:rsid="02941fee" officeooo:paragraph-rsid="02afd014" style:language-asian="none" style:country-asian="none" style:font-style-asian="normal" style:font-weight-asian="normal" style:language-complex="hi" style:country-complex="IN" style:font-style-complex="normal" style:font-weight-complex="normal"/>
    </style:style>
    <style:style style:name="P468" style:family="paragraph" style:parent-style-name="Heading_20_3">
      <style:paragraph-properties fo:margin-left="0in" fo:margin-right="0in" fo:text-indent="0in" style:auto-text-indent="false"/>
      <style:text-properties style:text-position="0% 100%" fo:font-size="12pt" fo:language="ru" fo:country="RU" fo:font-style="normal" fo:font-weight="normal" officeooo:rsid="0585c7f9" officeooo:paragraph-rsid="05918b96" style:font-size-asian="12pt" style:language-asian="zh" style:country-asian="CN" style:font-style-asian="normal" style:font-weight-asian="normal" style:font-size-complex="12pt" style:language-complex="hi" style:country-complex="IN" style:font-style-complex="normal" style:font-weight-complex="normal"/>
    </style:style>
    <style:style style:name="P469" style:family="paragraph" style:parent-style-name="Standard">
      <style:paragraph-properties fo:margin-left="0in" fo:margin-right="0in" fo:text-indent="0in" style:auto-text-indent="false"/>
      <style:text-properties style:text-position="0% 100%" fo:language="ru" fo:country="RU" fo:font-style="normal" officeooo:rsid="03de5d87" officeooo:paragraph-rsid="055702f2" style:language-asian="zh" style:country-asian="CN" style:font-style-asian="normal" style:language-complex="hi" style:country-complex="IN" style:font-style-complex="normal"/>
    </style:style>
    <style:style style:name="P470" style:family="paragraph" style:parent-style-name="Text_20_body">
      <style:paragraph-properties fo:margin-left="0.9846in" fo:margin-right="0in" fo:text-indent="0in" style:auto-text-indent="false"/>
    </style:style>
    <style:style style:name="P471" style:family="paragraph" style:parent-style-name="Text_20_body">
      <style:paragraph-properties fo:margin-left="0.9846in" fo:margin-right="0in" fo:text-indent="0in" style:auto-text-indent="false"/>
      <style:text-properties officeooo:paragraph-rsid="0029820e"/>
    </style:style>
    <style:style style:name="P472" style:family="paragraph" style:parent-style-name="Text_20_body">
      <style:paragraph-properties fo:margin-left="0.9846in" fo:margin-right="0in" fo:text-indent="0in" style:auto-text-indent="false"/>
      <style:text-properties officeooo:paragraph-rsid="002eadc6"/>
    </style:style>
    <style:style style:name="P473" style:family="paragraph" style:parent-style-name="Text_20_body">
      <style:paragraph-properties fo:margin-left="0.9846in" fo:margin-right="0in" fo:text-indent="0in" style:auto-text-indent="false"/>
      <style:text-properties officeooo:paragraph-rsid="00388490"/>
    </style:style>
    <style:style style:name="P474" style:family="paragraph" style:parent-style-name="Text_20_body">
      <style:paragraph-properties fo:margin-left="0.9846in" fo:margin-right="0in" fo:text-indent="0in" style:auto-text-indent="false"/>
      <style:text-properties officeooo:paragraph-rsid="003b455e"/>
    </style:style>
    <style:style style:name="P475" style:family="paragraph" style:parent-style-name="Text_20_body">
      <style:paragraph-properties fo:margin-left="0.9846in" fo:margin-right="0in" fo:text-indent="0in" style:auto-text-indent="false"/>
      <style:text-properties officeooo:paragraph-rsid="0052143e"/>
    </style:style>
    <style:style style:name="P476" style:family="paragraph" style:parent-style-name="Text_20_body">
      <style:paragraph-properties fo:margin-left="0.9846in" fo:margin-right="0in" fo:text-indent="0in" style:auto-text-indent="false"/>
      <style:text-properties officeooo:paragraph-rsid="006de052"/>
    </style:style>
    <style:style style:name="P477" style:family="paragraph" style:parent-style-name="Text_20_body">
      <style:paragraph-properties fo:margin-left="0.9846in" fo:margin-right="0in" fo:text-indent="0in" style:auto-text-indent="false"/>
      <style:text-properties officeooo:paragraph-rsid="00c595a4"/>
    </style:style>
    <style:style style:name="P478" style:family="paragraph" style:parent-style-name="Text_20_body">
      <style:paragraph-properties fo:margin-left="0.9846in" fo:margin-right="0in" fo:text-indent="0in" style:auto-text-indent="false"/>
      <style:text-properties officeooo:paragraph-rsid="00c5a1c7"/>
    </style:style>
    <style:style style:name="P479" style:family="paragraph" style:parent-style-name="Text_20_body">
      <style:paragraph-properties fo:margin-left="0.9846in" fo:margin-right="0in" fo:text-indent="0in" style:auto-text-indent="false"/>
      <style:text-properties officeooo:paragraph-rsid="00c96220"/>
    </style:style>
    <style:style style:name="P480" style:family="paragraph" style:parent-style-name="Text_20_body">
      <style:paragraph-properties fo:margin-left="0.9846in" fo:margin-right="0in" fo:text-indent="0in" style:auto-text-indent="false"/>
      <style:text-properties officeooo:paragraph-rsid="00ca7c42"/>
    </style:style>
    <style:style style:name="P481" style:family="paragraph" style:parent-style-name="Text_20_body">
      <style:paragraph-properties fo:margin-left="0.9846in" fo:margin-right="0in" fo:text-indent="0in" style:auto-text-indent="false"/>
      <style:text-properties officeooo:paragraph-rsid="00cab2b0"/>
    </style:style>
    <style:style style:name="P482" style:family="paragraph" style:parent-style-name="Text_20_body">
      <style:paragraph-properties fo:margin-left="0.9846in" fo:margin-right="0in" fo:text-indent="0in" style:auto-text-indent="false"/>
      <style:text-properties officeooo:rsid="00cab2b0" officeooo:paragraph-rsid="00cab2b0"/>
    </style:style>
    <style:style style:name="P483" style:family="paragraph" style:parent-style-name="Text_20_body">
      <style:paragraph-properties fo:margin-left="0.9846in" fo:margin-right="0in" fo:text-indent="0in" style:auto-text-indent="false"/>
      <style:text-properties officeooo:paragraph-rsid="00ce3615"/>
    </style:style>
    <style:style style:name="P484" style:family="paragraph" style:parent-style-name="Text_20_body">
      <style:paragraph-properties fo:margin-left="0.9846in" fo:margin-right="0in" fo:text-indent="0in" style:auto-text-indent="false"/>
      <style:text-properties officeooo:paragraph-rsid="00ff0722"/>
    </style:style>
    <style:style style:name="P485" style:family="paragraph" style:parent-style-name="Text_20_body">
      <style:paragraph-properties fo:margin-left="0.9846in" fo:margin-right="0in" fo:text-indent="0in" style:auto-text-indent="false"/>
      <style:text-properties officeooo:paragraph-rsid="0104d3ca"/>
    </style:style>
    <style:style style:name="P486" style:family="paragraph" style:parent-style-name="Text_20_body">
      <style:paragraph-properties fo:margin-left="0.9846in" fo:margin-right="0in" fo:text-indent="0in" style:auto-text-indent="false"/>
      <style:text-properties fo:font-style="italic" officeooo:paragraph-rsid="0104d3ca" style:font-style-asian="italic" style:font-style-complex="italic"/>
    </style:style>
    <style:style style:name="P487" style:family="paragraph" style:parent-style-name="Text_20_body">
      <style:paragraph-properties fo:margin-left="0.9846in" fo:margin-right="0in" fo:text-indent="0in" style:auto-text-indent="false"/>
      <style:text-properties fo:font-style="italic" officeooo:paragraph-rsid="022423ee" style:font-style-asian="italic" style:font-style-complex="italic"/>
    </style:style>
    <style:style style:name="P488" style:family="paragraph" style:parent-style-name="Text_20_body">
      <style:paragraph-properties fo:margin-left="0.9846in" fo:margin-right="0in" fo:text-indent="0in" style:auto-text-indent="false"/>
      <style:text-properties officeooo:paragraph-rsid="0132a619"/>
    </style:style>
    <style:style style:name="P489" style:family="paragraph" style:parent-style-name="Text_20_body">
      <style:paragraph-properties fo:margin-left="0.9846in" fo:margin-right="0in" fo:text-indent="0in" style:auto-text-indent="false"/>
      <style:text-properties officeooo:paragraph-rsid="014395c0"/>
    </style:style>
    <style:style style:name="P490" style:family="paragraph" style:parent-style-name="Text_20_body">
      <style:paragraph-properties fo:margin-left="0.9846in" fo:margin-right="0in" fo:text-indent="0in" style:auto-text-indent="false"/>
      <style:text-properties officeooo:paragraph-rsid="019d6dd9"/>
    </style:style>
    <style:style style:name="P491" style:family="paragraph" style:parent-style-name="Text_20_body">
      <style:paragraph-properties fo:margin-left="0.9846in" fo:margin-right="0in" fo:text-indent="0in" style:auto-text-indent="false"/>
      <style:text-properties officeooo:paragraph-rsid="01a04ac2"/>
    </style:style>
    <style:style style:name="P492" style:family="paragraph" style:parent-style-name="Text_20_body">
      <style:paragraph-properties fo:margin-left="0.9846in" fo:margin-right="0in" fo:text-indent="0in" style:auto-text-indent="false"/>
      <style:text-properties officeooo:paragraph-rsid="01a71f79"/>
    </style:style>
    <style:style style:name="P493" style:family="paragraph" style:parent-style-name="Text_20_body">
      <style:paragraph-properties fo:margin-left="0.9846in" fo:margin-right="0in" fo:text-indent="0in" style:auto-text-indent="false"/>
      <style:text-properties officeooo:paragraph-rsid="01b2acc7"/>
    </style:style>
    <style:style style:name="P494" style:family="paragraph" style:parent-style-name="Text_20_body">
      <style:paragraph-properties fo:margin-left="0.9846in" fo:margin-right="0in" fo:text-indent="0in" style:auto-text-indent="false"/>
      <style:text-properties officeooo:paragraph-rsid="01b5294d"/>
    </style:style>
    <style:style style:name="P495" style:family="paragraph" style:parent-style-name="Text_20_body">
      <style:paragraph-properties fo:margin-left="0.9846in" fo:margin-right="0in" fo:text-indent="0in" style:auto-text-indent="false"/>
      <style:text-properties officeooo:paragraph-rsid="01b94988"/>
    </style:style>
    <style:style style:name="P496" style:family="paragraph" style:parent-style-name="Text_20_body">
      <style:paragraph-properties fo:margin-left="0.9846in" fo:margin-right="0in" fo:text-indent="0in" style:auto-text-indent="false"/>
      <style:text-properties officeooo:paragraph-rsid="01c812e4"/>
    </style:style>
    <style:style style:name="P497" style:family="paragraph" style:parent-style-name="Text_20_body">
      <style:paragraph-properties fo:margin-left="0.9846in" fo:margin-right="0in" fo:text-indent="0in" style:auto-text-indent="false"/>
      <style:text-properties officeooo:paragraph-rsid="01dbe000"/>
    </style:style>
    <style:style style:name="P498" style:family="paragraph" style:parent-style-name="Text_20_body">
      <style:paragraph-properties fo:margin-left="0.9846in" fo:margin-right="0in" fo:text-indent="0in" style:auto-text-indent="false"/>
      <style:text-properties officeooo:paragraph-rsid="01e73a42"/>
    </style:style>
    <style:style style:name="P499" style:family="paragraph" style:parent-style-name="Text_20_body">
      <style:paragraph-properties fo:margin-left="0.9846in" fo:margin-right="0in" fo:text-indent="0in" style:auto-text-indent="false"/>
      <style:text-properties officeooo:paragraph-rsid="020278ec"/>
    </style:style>
    <style:style style:name="P500" style:family="paragraph" style:parent-style-name="Text_20_body">
      <style:paragraph-properties fo:margin-left="0.9846in" fo:margin-right="0in" fo:text-indent="0in" style:auto-text-indent="false"/>
      <style:text-properties officeooo:paragraph-rsid="0203ca1b"/>
    </style:style>
    <style:style style:name="P501" style:family="paragraph" style:parent-style-name="Text_20_body">
      <style:paragraph-properties fo:margin-left="0.9846in" fo:margin-right="0in" fo:text-indent="0in" style:auto-text-indent="false"/>
      <style:text-properties officeooo:paragraph-rsid="0204069f"/>
    </style:style>
    <style:style style:name="P502" style:family="paragraph" style:parent-style-name="Text_20_body">
      <style:paragraph-properties fo:margin-left="0.9846in" fo:margin-right="0in" fo:text-indent="0in" style:auto-text-indent="false"/>
      <style:text-properties officeooo:paragraph-rsid="02045356"/>
    </style:style>
    <style:style style:name="P503" style:family="paragraph" style:parent-style-name="Text_20_body">
      <style:paragraph-properties fo:margin-left="0.9846in" fo:margin-right="0in" fo:text-indent="0in" style:auto-text-indent="false"/>
      <style:text-properties officeooo:paragraph-rsid="020bc6b0"/>
    </style:style>
    <style:style style:name="P504" style:family="paragraph" style:parent-style-name="Text_20_body">
      <style:paragraph-properties fo:margin-left="0.9846in" fo:margin-right="0in" fo:text-indent="0in" style:auto-text-indent="false"/>
      <style:text-properties officeooo:paragraph-rsid="020d5c6a"/>
    </style:style>
    <style:style style:name="P505" style:family="paragraph" style:parent-style-name="Text_20_body">
      <style:paragraph-properties fo:margin-left="0.9846in" fo:margin-right="0in" fo:text-indent="0in" style:auto-text-indent="false"/>
      <style:text-properties officeooo:paragraph-rsid="02123bb9"/>
    </style:style>
    <style:style style:name="P506" style:family="paragraph" style:parent-style-name="Text_20_body">
      <style:paragraph-properties fo:margin-left="0.9846in" fo:margin-right="0in" fo:text-indent="0in" style:auto-text-indent="false"/>
      <style:text-properties officeooo:paragraph-rsid="022423ee"/>
    </style:style>
    <style:style style:name="P507" style:family="paragraph" style:parent-style-name="Text_20_body">
      <style:paragraph-properties fo:margin-left="0.9846in" fo:margin-right="0in" fo:text-indent="0in" style:auto-text-indent="false"/>
      <style:text-properties officeooo:paragraph-rsid="0238a0c1"/>
    </style:style>
    <style:style style:name="P508" style:family="paragraph" style:parent-style-name="Text_20_body">
      <style:paragraph-properties fo:margin-left="0.9846in" fo:margin-right="0in" fo:text-indent="0in" style:auto-text-indent="false"/>
      <style:text-properties officeooo:paragraph-rsid="024fab84"/>
    </style:style>
    <style:style style:name="P509" style:family="paragraph" style:parent-style-name="Text_20_body">
      <style:paragraph-properties fo:margin-left="0.9846in" fo:margin-right="0in" fo:text-indent="0in" style:auto-text-indent="false"/>
      <style:text-properties officeooo:paragraph-rsid="0270252b"/>
    </style:style>
    <style:style style:name="P510" style:family="paragraph" style:parent-style-name="Text_20_body">
      <style:paragraph-properties fo:margin-left="0.9846in" fo:margin-right="0in" fo:text-indent="0in" style:auto-text-indent="false"/>
      <style:text-properties officeooo:paragraph-rsid="02afd014"/>
    </style:style>
    <style:style style:name="P511" style:family="paragraph" style:parent-style-name="Text_20_body">
      <style:paragraph-properties fo:margin-left="0.9846in" fo:margin-right="0in" fo:text-indent="0in" style:auto-text-indent="false"/>
      <style:text-properties officeooo:paragraph-rsid="02b4d5ec"/>
    </style:style>
    <style:style style:name="P512" style:family="paragraph" style:parent-style-name="Text_20_body">
      <style:paragraph-properties fo:margin-left="0.9846in" fo:margin-right="0in" fo:text-indent="0in" style:auto-text-indent="false"/>
      <style:text-properties officeooo:paragraph-rsid="02b664f3"/>
    </style:style>
    <style:style style:name="P513" style:family="paragraph" style:parent-style-name="Text_20_body">
      <style:paragraph-properties fo:margin-left="0.9846in" fo:margin-right="0in" fo:text-indent="0in" style:auto-text-indent="false"/>
      <style:text-properties officeooo:paragraph-rsid="02cba12e"/>
    </style:style>
    <style:style style:name="P514" style:family="paragraph" style:parent-style-name="Text_20_body">
      <style:paragraph-properties fo:margin-left="0.9846in" fo:margin-right="0in" fo:text-indent="0in" style:auto-text-indent="false"/>
      <style:text-properties officeooo:paragraph-rsid="02cbd521"/>
    </style:style>
    <style:style style:name="P515" style:family="paragraph" style:parent-style-name="Text_20_body">
      <style:paragraph-properties fo:margin-left="0.9846in" fo:margin-right="0in" fo:text-indent="0in" style:auto-text-indent="false"/>
      <style:text-properties officeooo:paragraph-rsid="0300dd56"/>
    </style:style>
    <style:style style:name="P516" style:family="paragraph" style:parent-style-name="Text_20_body">
      <style:paragraph-properties fo:margin-left="0.9846in" fo:margin-right="0in" fo:text-indent="0in" style:auto-text-indent="false"/>
      <style:text-properties officeooo:paragraph-rsid="0300b065"/>
    </style:style>
    <style:style style:name="P517" style:family="paragraph" style:parent-style-name="Text_20_body">
      <style:paragraph-properties fo:margin-left="0.9846in" fo:margin-right="0in" fo:text-indent="0in" style:auto-text-indent="false"/>
      <style:text-properties officeooo:paragraph-rsid="030634d9"/>
    </style:style>
    <style:style style:name="P518" style:family="paragraph" style:parent-style-name="Text_20_body">
      <style:paragraph-properties fo:margin-left="0.9846in" fo:margin-right="0in" fo:text-indent="0in" style:auto-text-indent="false"/>
      <style:text-properties officeooo:paragraph-rsid="030821fe"/>
    </style:style>
    <style:style style:name="P519" style:family="paragraph" style:parent-style-name="Text_20_body">
      <style:paragraph-properties fo:margin-left="0.9846in" fo:margin-right="0in" fo:text-indent="0in" style:auto-text-indent="false"/>
      <style:text-properties officeooo:paragraph-rsid="031b9c14"/>
    </style:style>
    <style:style style:name="P520" style:family="paragraph" style:parent-style-name="Text_20_body">
      <style:paragraph-properties fo:margin-left="0.9846in" fo:margin-right="0in" fo:text-indent="0in" style:auto-text-indent="false"/>
      <style:text-properties officeooo:paragraph-rsid="031d78b7"/>
    </style:style>
    <style:style style:name="P521" style:family="paragraph" style:parent-style-name="Text_20_body">
      <style:paragraph-properties fo:margin-left="0.9846in" fo:margin-right="0in" fo:text-indent="0in" style:auto-text-indent="false"/>
      <style:text-properties officeooo:paragraph-rsid="0322c4af"/>
    </style:style>
    <style:style style:name="P522" style:family="paragraph" style:parent-style-name="Text_20_body">
      <style:paragraph-properties fo:margin-left="0.9846in" fo:margin-right="0in" fo:text-indent="0in" style:auto-text-indent="false"/>
      <style:text-properties officeooo:paragraph-rsid="033b027d"/>
    </style:style>
    <style:style style:name="P523" style:family="paragraph" style:parent-style-name="Text_20_body">
      <style:paragraph-properties fo:margin-left="0.9846in" fo:margin-right="0in" fo:text-indent="0in" style:auto-text-indent="false"/>
      <style:text-properties officeooo:paragraph-rsid="035742a2"/>
    </style:style>
    <style:style style:name="P524" style:family="paragraph" style:parent-style-name="Text_20_body">
      <style:paragraph-properties fo:margin-left="0.9846in" fo:margin-right="0in" fo:text-indent="0in" style:auto-text-indent="false"/>
      <style:text-properties officeooo:paragraph-rsid="03606def"/>
    </style:style>
    <style:style style:name="P525" style:family="paragraph" style:parent-style-name="Text_20_body">
      <style:paragraph-properties fo:margin-left="0.9846in" fo:margin-right="0in" fo:text-indent="0in" style:auto-text-indent="false"/>
      <style:text-properties officeooo:paragraph-rsid="03627098"/>
    </style:style>
    <style:style style:name="P526" style:family="paragraph" style:parent-style-name="Text_20_body">
      <style:paragraph-properties fo:margin-left="0.9846in" fo:margin-right="0in" fo:text-indent="0in" style:auto-text-indent="false"/>
      <style:text-properties officeooo:paragraph-rsid="0389d56e"/>
    </style:style>
    <style:style style:name="P527" style:family="paragraph" style:parent-style-name="Text_20_body">
      <style:paragraph-properties fo:margin-left="0.9846in" fo:margin-right="0in" fo:text-indent="0in" style:auto-text-indent="false"/>
      <style:text-properties officeooo:paragraph-rsid="038b81d6"/>
    </style:style>
    <style:style style:name="P528" style:family="paragraph" style:parent-style-name="Text_20_body">
      <style:paragraph-properties fo:margin-left="0.9846in" fo:margin-right="0in" fo:text-indent="0in" style:auto-text-indent="false"/>
      <style:text-properties officeooo:paragraph-rsid="03aa1513"/>
    </style:style>
    <style:style style:name="P529" style:family="paragraph" style:parent-style-name="Text_20_body">
      <style:paragraph-properties fo:margin-left="0.9846in" fo:margin-right="0in" fo:text-indent="0in" style:auto-text-indent="false"/>
      <style:text-properties officeooo:paragraph-rsid="03c4eae3"/>
    </style:style>
    <style:style style:name="P530" style:family="paragraph" style:parent-style-name="Text_20_body">
      <style:paragraph-properties fo:margin-left="0.9846in" fo:margin-right="0in" fo:text-indent="0in" style:auto-text-indent="false"/>
      <style:text-properties officeooo:paragraph-rsid="03d6c012"/>
    </style:style>
    <style:style style:name="P531" style:family="paragraph" style:parent-style-name="Text_20_body">
      <style:paragraph-properties fo:margin-left="0.9846in" fo:margin-right="0in" fo:text-indent="0in" style:auto-text-indent="false"/>
      <style:text-properties officeooo:rsid="03de5d87" officeooo:paragraph-rsid="03ec6d8f"/>
    </style:style>
    <style:style style:name="P532" style:family="paragraph" style:parent-style-name="Text_20_body">
      <style:paragraph-properties fo:margin-left="0.9846in" fo:margin-right="0in" fo:text-indent="0in" style:auto-text-indent="false"/>
      <style:text-properties officeooo:rsid="03de5d87" officeooo:paragraph-rsid="03edab8c"/>
    </style:style>
    <style:style style:name="P533" style:family="paragraph" style:parent-style-name="Text_20_body">
      <style:paragraph-properties fo:margin-left="0.9846in" fo:margin-right="0in" fo:text-indent="0in" style:auto-text-indent="false"/>
      <style:text-properties officeooo:rsid="03de5d87" officeooo:paragraph-rsid="03f887d7"/>
    </style:style>
    <style:style style:name="P534" style:family="paragraph" style:parent-style-name="Text_20_body">
      <style:paragraph-properties fo:margin-left="0.9846in" fo:margin-right="0in" fo:text-indent="0in" style:auto-text-indent="false"/>
      <style:text-properties officeooo:rsid="03de5d87" officeooo:paragraph-rsid="0420f176"/>
    </style:style>
    <style:style style:name="P535" style:family="paragraph" style:parent-style-name="Text_20_body">
      <style:paragraph-properties fo:margin-left="0.9846in" fo:margin-right="0in" fo:text-indent="0in" style:auto-text-indent="false"/>
      <style:text-properties officeooo:rsid="03de5d87" officeooo:paragraph-rsid="04468259"/>
    </style:style>
    <style:style style:name="P536" style:family="paragraph" style:parent-style-name="Text_20_body">
      <style:paragraph-properties fo:margin-left="0.9846in" fo:margin-right="0in" fo:text-indent="0in" style:auto-text-indent="false"/>
      <style:text-properties officeooo:rsid="03de5d87" officeooo:paragraph-rsid="04509127"/>
    </style:style>
    <style:style style:name="P537" style:family="paragraph" style:parent-style-name="Text_20_body">
      <style:paragraph-properties fo:margin-left="0.9846in" fo:margin-right="0in" fo:text-indent="0in" style:auto-text-indent="false"/>
      <style:text-properties officeooo:paragraph-rsid="04149f5e"/>
    </style:style>
    <style:style style:name="P538" style:family="paragraph" style:parent-style-name="Text_20_body">
      <style:paragraph-properties fo:margin-left="0.9846in" fo:margin-right="0in" fo:text-indent="0in" style:auto-text-indent="false"/>
      <style:text-properties officeooo:paragraph-rsid="0427563f"/>
    </style:style>
    <style:style style:name="P539" style:family="paragraph" style:parent-style-name="Text_20_body">
      <style:paragraph-properties fo:margin-left="0.9846in" fo:margin-right="0in" fo:text-indent="0in" style:auto-text-indent="false"/>
      <style:text-properties officeooo:paragraph-rsid="0446d2c7"/>
    </style:style>
    <style:style style:name="P540" style:family="paragraph" style:parent-style-name="Text_20_body">
      <style:paragraph-properties fo:margin-left="0.9846in" fo:margin-right="0in" fo:text-indent="0in" style:auto-text-indent="false"/>
      <style:text-properties officeooo:paragraph-rsid="047b26d7"/>
    </style:style>
    <style:style style:name="P541" style:family="paragraph" style:parent-style-name="Text_20_body">
      <style:paragraph-properties fo:margin-left="0.9846in" fo:margin-right="0in" fo:text-indent="0in" style:auto-text-indent="false"/>
      <style:text-properties officeooo:paragraph-rsid="047cb44f"/>
    </style:style>
    <style:style style:name="P542" style:family="paragraph" style:parent-style-name="Text_20_body">
      <style:paragraph-properties fo:margin-left="0.9846in" fo:margin-right="0in" fo:text-indent="0in" style:auto-text-indent="false"/>
      <style:text-properties officeooo:paragraph-rsid="04912825"/>
    </style:style>
    <style:style style:name="P543" style:family="paragraph" style:parent-style-name="Text_20_body">
      <style:paragraph-properties fo:margin-left="0.9846in" fo:margin-right="0in" fo:text-indent="0in" style:auto-text-indent="false"/>
      <style:text-properties officeooo:paragraph-rsid="04972ff1"/>
    </style:style>
    <style:style style:name="P544" style:family="paragraph" style:parent-style-name="Text_20_body">
      <style:paragraph-properties fo:margin-left="0.9846in" fo:margin-right="0in" fo:text-indent="0in" style:auto-text-indent="false"/>
      <style:text-properties officeooo:paragraph-rsid="04fa9d01"/>
    </style:style>
    <style:style style:name="P545" style:family="paragraph" style:parent-style-name="Text_20_body">
      <style:paragraph-properties fo:margin-left="0.9846in" fo:margin-right="0in" fo:text-indent="0in" style:auto-text-indent="false"/>
      <style:text-properties officeooo:paragraph-rsid="055702f2"/>
    </style:style>
    <style:style style:name="P546" style:family="paragraph" style:parent-style-name="Text_20_body">
      <style:paragraph-properties fo:margin-left="0.9846in" fo:margin-right="0in" fo:text-indent="0in" style:auto-text-indent="false"/>
      <style:text-properties officeooo:paragraph-rsid="0557063a"/>
    </style:style>
    <style:style style:name="P547" style:family="paragraph" style:parent-style-name="Text_20_body">
      <style:paragraph-properties fo:margin-left="0.9846in" fo:margin-right="0in" fo:text-align="start" style:justify-single-word="false" fo:text-indent="0in" style:auto-text-indent="false"/>
      <style:text-properties fo:color="#000000" style:text-outline="false" style:text-line-through-style="none" style:text-line-through-type="none" style:font-name="Liberation Serif" fo:font-size="12pt" fo:font-style="normal" fo:text-shadow="none" style:text-underline-style="none" fo:font-weight="normal" officeooo:paragraph-rsid="05665a0d" style:font-size-asian="12pt" style:font-style-asian="normal" style:font-weight-asian="normal" style:font-size-complex="12pt" style:font-style-complex="normal" style:font-weight-complex="normal" style:text-overline-style="none" style:text-overline-color="font-color"/>
    </style:style>
    <style:style style:name="P548" style:family="paragraph" style:parent-style-name="Text_20_body">
      <style:paragraph-properties fo:margin-left="0.9846in" fo:margin-right="0in" fo:text-indent="0in" style:auto-text-indent="false"/>
      <style:text-properties officeooo:paragraph-rsid="05665a0d"/>
    </style:style>
    <style:style style:name="P549" style:family="paragraph" style:parent-style-name="Text_20_body">
      <style:paragraph-properties fo:margin-left="0.9846in" fo:margin-right="0in" fo:text-indent="0in" style:auto-text-indent="false"/>
      <style:text-properties style:text-position="0% 100%" fo:language="ru" fo:country="RU" fo:font-style="normal" officeooo:rsid="03de5d87" officeooo:paragraph-rsid="055a94b6" style:language-asian="zh" style:country-asian="CN" style:font-style-asian="normal" style:language-complex="hi" style:country-complex="IN" style:font-style-complex="normal"/>
    </style:style>
    <style:style style:name="P550" style:family="paragraph" style:parent-style-name="Text_20_body">
      <style:paragraph-properties fo:margin-left="0.9846in" fo:margin-right="0in" fo:text-indent="0in" style:auto-text-indent="false"/>
      <style:text-properties officeooo:paragraph-rsid="056bf9fe"/>
    </style:style>
    <style:style style:name="P551" style:family="paragraph" style:parent-style-name="Text_20_body">
      <style:paragraph-properties fo:margin-left="0.9846in" fo:margin-right="0in" fo:text-indent="0in" style:auto-text-indent="false"/>
      <style:text-properties officeooo:paragraph-rsid="057bf6c1"/>
    </style:style>
    <style:style style:name="P552" style:family="paragraph" style:parent-style-name="Text_20_body">
      <style:paragraph-properties fo:margin-left="0.9846in" fo:margin-right="0in" fo:text-indent="0in" style:auto-text-indent="false"/>
      <style:text-properties officeooo:paragraph-rsid="059a993a"/>
    </style:style>
    <style:style style:name="P553" style:family="paragraph" style:parent-style-name="Text_20_body">
      <style:paragraph-properties fo:margin-left="0.9846in" fo:margin-right="0in" fo:text-indent="0in" style:auto-text-indent="false"/>
      <style:text-properties officeooo:paragraph-rsid="05b9432b"/>
    </style:style>
    <style:style style:name="P554" style:family="paragraph" style:parent-style-name="Text_20_body">
      <style:paragraph-properties fo:margin-left="0.9846in" fo:margin-right="0in" fo:text-indent="0in" style:auto-text-indent="false"/>
      <style:text-properties officeooo:paragraph-rsid="05ca4df6"/>
    </style:style>
    <style:style style:name="P555" style:family="paragraph" style:parent-style-name="Text_20_body">
      <style:paragraph-properties fo:margin-left="0.9846in" fo:margin-right="0in" fo:text-indent="0in" style:auto-text-indent="false"/>
      <style:text-properties officeooo:paragraph-rsid="05e60314"/>
    </style:style>
    <style:style style:name="P556" style:family="paragraph" style:parent-style-name="Text_20_body">
      <style:paragraph-properties fo:margin-left="0.9846in" fo:margin-right="0in" fo:text-indent="0in" style:auto-text-indent="false"/>
      <style:text-properties officeooo:paragraph-rsid="06136e85"/>
    </style:style>
    <style:style style:name="P557" style:family="paragraph" style:parent-style-name="Text_20_body">
      <style:paragraph-properties fo:margin-left="0.9846in" fo:margin-right="0in" fo:text-indent="0in" style:auto-text-indent="false"/>
      <style:text-properties officeooo:paragraph-rsid="061ac3f8"/>
    </style:style>
    <style:style style:name="P558" style:family="paragraph" style:parent-style-name="Text_20_body">
      <style:paragraph-properties fo:margin-left="0.9846in" fo:margin-right="0in" fo:text-indent="0in" style:auto-text-indent="false"/>
      <style:text-properties officeooo:paragraph-rsid="06253eb1"/>
    </style:style>
    <style:style style:name="P559" style:family="paragraph" style:parent-style-name="Text_20_body">
      <style:paragraph-properties fo:margin-left="0.9846in" fo:margin-right="0in" fo:text-indent="0in" style:auto-text-indent="false"/>
      <style:text-properties officeooo:paragraph-rsid="0625b381"/>
    </style:style>
    <style:style style:name="P560" style:family="paragraph" style:parent-style-name="Text_20_body">
      <style:paragraph-properties fo:margin-left="0.9846in" fo:margin-right="0in" fo:text-indent="0in" style:auto-text-indent="false"/>
      <style:text-properties officeooo:paragraph-rsid="06339687"/>
    </style:style>
    <style:style style:name="P561" style:family="paragraph" style:parent-style-name="Text_20_body">
      <style:paragraph-properties fo:margin-left="0.9846in" fo:margin-right="0in" fo:text-indent="0in" style:auto-text-indent="false"/>
      <style:text-properties officeooo:paragraph-rsid="063d4798"/>
    </style:style>
    <style:style style:name="P562" style:family="paragraph" style:parent-style-name="Text_20_body">
      <style:paragraph-properties fo:margin-left="0.9846in" fo:margin-right="0in" fo:text-indent="0in" style:auto-text-indent="false"/>
      <style:text-properties officeooo:paragraph-rsid="06443638"/>
    </style:style>
    <style:style style:name="P563" style:family="paragraph" style:parent-style-name="Text_20_body">
      <style:paragraph-properties fo:margin-left="0.9846in" fo:margin-right="0in" fo:text-indent="0in" style:auto-text-indent="false"/>
      <style:text-properties officeooo:paragraph-rsid="0645aa20"/>
    </style:style>
    <style:style style:name="P564" style:family="paragraph" style:parent-style-name="Text_20_body">
      <style:paragraph-properties fo:margin-left="0.9846in" fo:margin-right="0in" fo:text-indent="0in" style:auto-text-indent="false"/>
      <style:text-properties officeooo:paragraph-rsid="064992af"/>
    </style:style>
    <style:style style:name="P565" style:family="paragraph" style:parent-style-name="Text_20_body">
      <style:paragraph-properties fo:margin-left="0.9846in" fo:margin-right="0in" fo:text-indent="0in" style:auto-text-indent="false"/>
      <style:text-properties officeooo:paragraph-rsid="0655e477"/>
    </style:style>
    <style:style style:name="P566" style:family="paragraph" style:parent-style-name="Text_20_body">
      <style:paragraph-properties fo:margin-left="0.9846in" fo:margin-right="0in" fo:text-indent="0in" style:auto-text-indent="false"/>
      <style:text-properties officeooo:paragraph-rsid="067cedf0"/>
    </style:style>
    <style:style style:name="P567" style:family="paragraph" style:parent-style-name="Text_20_body">
      <style:paragraph-properties fo:margin-left="0.9846in" fo:margin-right="0in" fo:text-align="center" style:justify-single-word="false" fo:text-indent="0in" style:auto-text-indent="false"/>
      <style:text-properties officeooo:paragraph-rsid="067cedf0"/>
    </style:style>
    <style:style style:name="P568" style:family="paragraph" style:parent-style-name="Standard">
      <style:paragraph-properties fo:margin-left="0.9846in" fo:margin-right="0in" fo:text-indent="0in" style:auto-text-indent="false"/>
      <style:text-properties style:text-position="0% 100%" fo:language="ru" fo:country="RU" fo:font-style="normal" officeooo:rsid="03de5d87" officeooo:paragraph-rsid="055702f2" style:language-asian="zh" style:country-asian="CN" style:font-style-asian="normal" style:language-complex="hi" style:country-complex="IN" style:font-style-complex="normal"/>
    </style:style>
    <style:style style:name="P569" style:family="paragraph" style:parent-style-name="indent-big">
      <style:paragraph-properties fo:text-align="start" style:justify-single-word="false"/>
      <style:text-properties fo:language="none" fo:country="none" style:language-asian="none" style:country-asian="none"/>
    </style:style>
    <style:style style:name="P570" style:family="paragraph" style:parent-style-name="indent-big">
      <style:paragraph-properties fo:margin-left="0in" fo:margin-right="0in" fo:text-align="start" style:justify-single-word="false" fo:text-indent="2.2402in" style:auto-text-indent="false"/>
      <style:text-properties fo:language="none" fo:country="none" style:language-asian="none" style:country-asian="none"/>
    </style:style>
    <style:style style:name="P571" style:family="paragraph" style:parent-style-name="indent-big">
      <style:paragraph-properties fo:margin-left="0in" fo:margin-right="0in" fo:text-align="start" style:justify-single-word="false" fo:text-indent="2.2402in" style:auto-text-indent="false"/>
      <style:text-properties fo:language="none" fo:country="none" officeooo:rsid="0054a5ca" officeooo:paragraph-rsid="0054a5ca" style:language-asian="none" style:country-asian="none"/>
    </style:style>
    <style:style style:name="P572" style:family="paragraph" style:parent-style-name="indent-big">
      <style:paragraph-properties fo:margin-left="0in" fo:margin-right="0in" fo:text-align="start" style:justify-single-word="false" fo:text-indent="2.2402in" style:auto-text-indent="false"/>
      <style:text-properties fo:language="none" fo:country="none" fo:font-style="normal" officeooo:rsid="0054a5ca" officeooo:paragraph-rsid="006ee34e" style:language-asian="none" style:country-asian="none" style:font-style-asian="normal" style:font-style-complex="normal"/>
    </style:style>
    <style:style style:name="P573" style:family="paragraph" style:parent-style-name="indent-big">
      <style:paragraph-properties fo:margin-left="0in" fo:margin-right="0in" fo:text-align="start" style:justify-single-word="false" fo:text-indent="2.2402in" style:auto-text-indent="false"/>
      <style:text-properties fo:language="none" fo:country="none" fo:font-style="normal" officeooo:rsid="0054a5ca" officeooo:paragraph-rsid="00844015" style:language-asian="none" style:country-asian="none" style:font-style-asian="normal" style:font-style-complex="normal"/>
    </style:style>
    <style:style style:name="P574" style:family="paragraph" style:parent-style-name="indent-big">
      <style:paragraph-properties fo:margin-left="0in" fo:margin-right="0in" fo:text-align="start" style:justify-single-word="false" fo:text-indent="2.2402in" style:auto-text-indent="false"/>
      <style:text-properties fo:language="none" fo:country="none" fo:font-style="normal" officeooo:rsid="0054a5ca" officeooo:paragraph-rsid="0096dc91" style:language-asian="none" style:country-asian="none" style:font-style-asian="normal" style:font-style-complex="normal"/>
    </style:style>
    <style:style style:name="P575" style:family="paragraph" style:parent-style-name="indent-big">
      <style:paragraph-properties fo:margin-left="0in" fo:margin-right="0in" fo:text-align="start" style:justify-single-word="false" fo:text-indent="2.2402in" style:auto-text-indent="false"/>
      <style:text-properties fo:language="none" fo:country="none" fo:font-style="normal" officeooo:rsid="0054a5ca" officeooo:paragraph-rsid="009e5d60" style:language-asian="none" style:country-asian="none" style:font-style-asian="normal" style:font-style-complex="normal"/>
    </style:style>
    <style:style style:name="P576" style:family="paragraph" style:parent-style-name="indent-big">
      <style:paragraph-properties fo:margin-left="0in" fo:margin-right="0in" fo:text-align="start" style:justify-single-word="false" fo:text-indent="2.2402in" style:auto-text-indent="false"/>
      <style:text-properties fo:language="ru" fo:country="RU" fo:font-style="normal" officeooo:rsid="0054a5ca" officeooo:paragraph-rsid="00ac8c2d" style:language-asian="none" style:country-asian="none" style:font-style-asian="normal" style:language-complex="hi" style:country-complex="IN" style:font-style-complex="normal"/>
    </style:style>
    <style:style style:name="P577" style:family="paragraph" style:parent-style-name="indent-big">
      <style:paragraph-properties fo:margin-left="0in" fo:margin-right="0in" fo:text-align="start" style:justify-single-word="false" fo:text-indent="2.2402in" style:auto-text-indent="false"/>
      <style:text-properties fo:language="ru" fo:country="RU" fo:font-style="normal" officeooo:rsid="0054a5ca" officeooo:paragraph-rsid="00bbee07" style:language-asian="none" style:country-asian="none" style:font-style-asian="normal" style:language-complex="hi" style:country-complex="IN" style:font-style-complex="normal"/>
    </style:style>
    <style:style style:name="P578" style:family="paragraph" style:parent-style-name="indent-big">
      <style:paragraph-properties fo:margin-left="0in" fo:margin-right="0in" fo:text-align="start" style:justify-single-word="false" fo:text-indent="2.2402in" style:auto-text-indent="false"/>
      <style:text-properties fo:language="ru" fo:country="RU" fo:font-style="normal" officeooo:rsid="0054a5ca" officeooo:paragraph-rsid="00d006d1" style:language-asian="none" style:country-asian="none" style:font-style-asian="normal" style:language-complex="hi" style:country-complex="IN" style:font-style-complex="normal"/>
    </style:style>
    <style:style style:name="P579" style:family="paragraph" style:parent-style-name="indent-big">
      <style:paragraph-properties fo:margin-left="0in" fo:margin-right="0in" fo:text-align="start" style:justify-single-word="false" fo:text-indent="2.2402in" style:auto-text-indent="false"/>
      <style:text-properties fo:language="ru" fo:country="RU" fo:font-style="normal" fo:font-weight="normal" officeooo:rsid="0054a5ca" officeooo:paragraph-rsid="00df6893" style:language-asian="none" style:country-asian="none" style:font-style-asian="normal" style:font-weight-asian="normal" style:language-complex="hi" style:country-complex="IN" style:font-style-complex="normal" style:font-weight-complex="normal"/>
    </style:style>
    <style:style style:name="P580" style:family="paragraph" style:parent-style-name="Text_20_body">
      <style:paragraph-properties fo:margin-left="0.4925in" fo:margin-right="0in" fo:text-indent="0in" style:auto-text-indent="false"/>
    </style:style>
    <style:style style:name="P581" style:family="paragraph" style:parent-style-name="Text_20_body">
      <style:paragraph-properties fo:margin-left="0.4925in" fo:margin-right="0in" fo:text-indent="0in" style:auto-text-indent="false"/>
      <style:text-properties officeooo:paragraph-rsid="00388490"/>
    </style:style>
    <style:style style:name="P582" style:family="paragraph" style:parent-style-name="Text_20_body">
      <style:paragraph-properties fo:margin-left="0.4925in" fo:margin-right="0in" fo:text-indent="0in" style:auto-text-indent="false"/>
      <style:text-properties officeooo:paragraph-rsid="00c4ad28"/>
    </style:style>
    <style:style style:name="P583" style:family="paragraph" style:parent-style-name="Text_20_body">
      <style:paragraph-properties fo:margin-left="0.4925in" fo:margin-right="0in" fo:text-align="start" style:justify-single-word="false" fo:text-indent="0in" style:auto-text-indent="false"/>
      <style:text-properties fo:language="ru" fo:country="RU" fo:font-style="normal" officeooo:rsid="0054a5ca" officeooo:paragraph-rsid="00d006d1" style:language-asian="none" style:country-asian="none" style:font-style-asian="normal" style:language-complex="hi" style:country-complex="IN" style:font-style-complex="normal"/>
    </style:style>
    <style:style style:name="P584" style:family="paragraph" style:parent-style-name="Text_20_body">
      <style:paragraph-properties fo:margin-left="0.4925in" fo:margin-right="0in" fo:text-align="start" style:justify-single-word="false" fo:text-indent="0in" style:auto-text-indent="false"/>
      <style:text-properties fo:language="ru" fo:country="RU" fo:font-style="normal" fo:font-weight="normal" officeooo:rsid="0054a5ca" officeooo:paragraph-rsid="00dfc7d6" style:language-asian="none" style:country-asian="none" style:font-style-asian="normal" style:font-weight-asian="normal" style:language-complex="hi" style:country-complex="IN" style:font-style-complex="normal" style:font-weight-complex="normal"/>
    </style:style>
    <style:style style:name="P585" style:family="paragraph" style:parent-style-name="Text_20_body">
      <style:paragraph-properties fo:margin-left="0.4925in" fo:margin-right="0in" fo:text-indent="0in" style:auto-text-indent="false"/>
      <style:text-properties officeooo:paragraph-rsid="019d6dd9"/>
    </style:style>
    <style:style style:name="P586" style:family="paragraph" style:parent-style-name="Text_20_body">
      <style:paragraph-properties fo:margin-left="0.4925in" fo:margin-right="0in" fo:text-indent="0in" style:auto-text-indent="false"/>
      <style:text-properties officeooo:paragraph-rsid="0270252b"/>
    </style:style>
    <style:style style:name="P587" style:family="paragraph" style:parent-style-name="Text_20_body">
      <style:paragraph-properties fo:margin-left="0.4925in" fo:margin-right="0in" fo:text-indent="0in" style:auto-text-indent="false"/>
      <style:text-properties officeooo:paragraph-rsid="02718bbd"/>
    </style:style>
    <style:style style:name="P588" style:family="paragraph" style:parent-style-name="Text_20_body">
      <style:paragraph-properties fo:margin-left="0.4925in" fo:margin-right="0in" fo:text-indent="0in" style:auto-text-indent="false"/>
      <style:text-properties officeooo:rsid="02b99b7d" officeooo:paragraph-rsid="032e99c1"/>
    </style:style>
    <style:style style:name="P589" style:family="paragraph" style:parent-style-name="Text_20_body">
      <style:paragraph-properties fo:margin-left="0.4925in" fo:margin-right="0in" fo:text-indent="0in" style:auto-text-indent="false"/>
      <style:text-properties officeooo:paragraph-rsid="0502e208"/>
    </style:style>
    <style:style style:name="P590" style:family="paragraph" style:parent-style-name="Text_20_body">
      <style:paragraph-properties fo:margin-left="0.4925in" fo:margin-right="0in" fo:text-indent="0in" style:auto-text-indent="false"/>
      <style:text-properties officeooo:paragraph-rsid="068f0320"/>
    </style:style>
    <style:style style:name="P591" style:family="paragraph" style:parent-style-name="Text_20_body" style:master-page-name="">
      <style:paragraph-properties style:page-number="auto" fo:break-before="auto" fo:break-after="auto"/>
      <style:text-properties fo:language="none" fo:country="none" officeooo:rsid="0054a5ca" officeooo:paragraph-rsid="0054a5ca" style:language-asian="none" style:country-asian="none"/>
    </style:style>
    <style:style style:name="P592" style:family="paragraph" style:parent-style-name="Text_20_body">
      <style:paragraph-properties fo:margin-left="1.4772in" fo:margin-right="0in" fo:text-indent="0in" style:auto-text-indent="false"/>
    </style:style>
    <style:style style:name="P593" style:family="paragraph" style:parent-style-name="Text_20_body">
      <style:paragraph-properties fo:margin-left="1.4772in" fo:margin-right="0in" fo:text-indent="0in" style:auto-text-indent="false"/>
      <style:text-properties officeooo:paragraph-rsid="006c8658"/>
    </style:style>
    <style:style style:name="P594" style:family="paragraph" style:parent-style-name="Text_20_body">
      <style:paragraph-properties fo:margin-left="1.4772in" fo:margin-right="0in" fo:text-indent="0in" style:auto-text-indent="false"/>
      <style:text-properties officeooo:paragraph-rsid="00dfc7d6"/>
    </style:style>
    <style:style style:name="P595" style:family="paragraph" style:parent-style-name="Text_20_body">
      <style:paragraph-properties fo:margin-left="1.4772in" fo:margin-right="0in" fo:text-align="center" style:justify-single-word="false" fo:text-indent="0in" style:auto-text-indent="false"/>
      <style:text-properties officeooo:paragraph-rsid="056965b4"/>
    </style:style>
    <style:style style:name="P596" style:family="paragraph" style:parent-style-name="Text_20_body">
      <style:paragraph-properties fo:margin-left="2.4618in" fo:margin-right="0in" fo:text-indent="0in" style:auto-text-indent="false"/>
    </style:style>
    <style:style style:name="P597" style:family="paragraph" style:parent-style-name="Text_20_body">
      <style:paragraph-properties fo:margin-left="2.4618in" fo:margin-right="0in" fo:text-indent="0in" style:auto-text-indent="false"/>
      <style:text-properties officeooo:paragraph-rsid="006c2c40"/>
    </style:style>
    <style:style style:name="P598" style:family="paragraph" style:parent-style-name="Text_20_body_20__28_user_29_">
      <style:paragraph-properties fo:text-align="start" style:justify-single-word="false"/>
      <style:text-properties fo:language="none" fo:country="none" style:language-asian="none" style:country-asian="none"/>
    </style:style>
    <style:style style:name="P599" style:family="paragraph" style:parent-style-name="Text_20_body">
      <style:paragraph-properties fo:margin-left="1.9693in" fo:margin-right="0in" fo:text-indent="0in" style:auto-text-indent="false"/>
    </style:style>
    <style:style style:name="P600" style:family="paragraph" style:parent-style-name="Standard">
      <style:paragraph-properties fo:margin-left="1.9693in" fo:margin-right="0in" fo:text-indent="0in" style:auto-text-indent="false"/>
      <style:text-properties style:text-position="0% 100%" fo:font-size="12pt" fo:language="ru" fo:country="RU" officeooo:rsid="0585c7f9" officeooo:paragraph-rsid="06132302" style:font-size-asian="12pt" style:language-asian="zh" style:country-asian="CN" style:font-size-complex="12pt" style:language-complex="hi" style:country-complex="IN"/>
    </style:style>
    <style:style style:name="P601" style:family="paragraph" style:parent-style-name="Standard">
      <style:paragraph-properties fo:margin-left="1.9693in" fo:margin-right="0in" fo:text-indent="0in" style:auto-text-indent="false"/>
      <style:text-properties fo:font-style="italic" officeooo:paragraph-rsid="06132302" style:font-style-asian="italic" style:font-style-complex="italic"/>
    </style:style>
    <style:style style:name="P602" style:family="paragraph" style:parent-style-name="Text_20_body">
      <style:paragraph-properties fo:margin-left="3.4465in" fo:margin-right="0in" fo:text-indent="0in" style:auto-text-indent="false"/>
      <style:text-properties officeooo:paragraph-rsid="00c4ad28"/>
    </style:style>
    <style:style style:name="P603" style:family="paragraph" style:parent-style-name="Table_20_Contents">
      <style:text-properties style:text-position="33% 80%"/>
    </style:style>
    <style:style style:name="P604" style:family="paragraph" style:parent-style-name="Table_20_Contents">
      <style:text-properties officeooo:paragraph-rsid="0538a626"/>
    </style:style>
    <style:style style:name="P605"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69030ef" style:font-size-asian="12pt" style:language-asian="zh" style:country-asian="CN" style:font-style-asian="normal" style:font-size-complex="12pt" style:language-complex="hi" style:country-complex="IN" style:font-style-complex="normal"/>
    </style:style>
    <style:style style:name="P606" style:family="paragraph" style:parent-style-name="Heading_20_1">
      <style:text-properties fo:language="none" fo:country="none" style:language-asian="none" style:country-asian="none"/>
    </style:style>
    <style:style style:name="T1" style:family="text">
      <style:text-properties fo:font-style="italic" style:font-style-asian="italic" style:font-style-complex="italic"/>
    </style:style>
    <style:style style:name="T2" style:family="text">
      <style:text-properties fo:font-style="italic" officeooo:rsid="005fc8a6" style:font-style-asian="italic" style:font-style-complex="italic"/>
    </style:style>
    <style:style style:name="T3" style:family="text">
      <style:text-properties fo:font-style="italic" officeooo:rsid="006e2449" style:font-style-asian="italic" style:font-style-complex="italic"/>
    </style:style>
    <style:style style:name="T4" style:family="text">
      <style:text-properties fo:font-style="italic" officeooo:rsid="006edeb4" style:font-style-asian="italic" style:font-style-complex="italic"/>
    </style:style>
    <style:style style:name="T5" style:family="text">
      <style:text-properties fo:font-style="italic" officeooo:rsid="00766915" style:font-style-asian="italic" style:font-style-complex="italic"/>
    </style:style>
    <style:style style:name="T6" style:family="text">
      <style:text-properties fo:font-style="italic" officeooo:rsid="007b7f8f" style:font-style-asian="italic" style:font-style-complex="italic"/>
    </style:style>
    <style:style style:name="T7" style:family="text">
      <style:text-properties fo:font-style="italic" officeooo:rsid="007d5639" style:font-style-asian="italic" style:font-style-complex="italic"/>
    </style:style>
    <style:style style:name="T8" style:family="text">
      <style:text-properties fo:font-style="italic" officeooo:rsid="0089d02b" style:font-style-asian="italic" style:font-style-complex="italic"/>
    </style:style>
    <style:style style:name="T9" style:family="text">
      <style:text-properties fo:font-style="italic" officeooo:rsid="00937454" style:font-style-asian="italic" style:font-style-complex="italic"/>
    </style:style>
    <style:style style:name="T10" style:family="text">
      <style:text-properties fo:font-style="italic" officeooo:rsid="009494b1" style:font-style-asian="italic" style:font-style-complex="italic"/>
    </style:style>
    <style:style style:name="T11" style:family="text">
      <style:text-properties fo:font-style="italic" officeooo:rsid="00a1ace6" style:font-style-asian="italic" style:font-style-complex="italic"/>
    </style:style>
    <style:style style:name="T12" style:family="text">
      <style:text-properties fo:font-style="italic" officeooo:rsid="010b7f65" style:font-style-asian="italic" style:font-style-complex="italic"/>
    </style:style>
    <style:style style:name="T13" style:family="text">
      <style:text-properties fo:font-style="italic" officeooo:rsid="010c652a" style:font-style-asian="italic" style:font-style-complex="italic"/>
    </style:style>
    <style:style style:name="T14" style:family="text">
      <style:text-properties fo:font-style="italic" officeooo:rsid="011500f1" style:font-style-asian="italic" style:font-style-complex="italic"/>
    </style:style>
    <style:style style:name="T15" style:family="text">
      <style:text-properties fo:font-style="italic" officeooo:rsid="011c9984" style:font-style-asian="italic" style:font-style-complex="italic"/>
    </style:style>
    <style:style style:name="T16" style:family="text">
      <style:text-properties fo:font-style="italic" officeooo:rsid="0149f91c" style:font-style-asian="italic" style:font-style-complex="italic"/>
    </style:style>
    <style:style style:name="T17" style:family="text">
      <style:text-properties fo:font-style="italic" officeooo:rsid="018718ae" style:font-style-asian="italic" style:font-style-complex="italic"/>
    </style:style>
    <style:style style:name="T18" style:family="text">
      <style:text-properties fo:font-style="italic" officeooo:rsid="019c6fe5" style:font-style-asian="italic" style:font-style-complex="italic"/>
    </style:style>
    <style:style style:name="T19" style:family="text">
      <style:text-properties fo:font-style="italic" officeooo:rsid="01ec2012" style:font-style-asian="italic" style:font-style-complex="italic"/>
    </style:style>
    <style:style style:name="T20" style:family="text">
      <style:text-properties fo:font-style="italic" officeooo:rsid="01f5d10b" style:font-style-asian="italic" style:font-style-complex="italic"/>
    </style:style>
    <style:style style:name="T21" style:family="text">
      <style:text-properties fo:font-style="italic" officeooo:rsid="01fe87b1" style:font-style-asian="italic" style:font-style-complex="italic"/>
    </style:style>
    <style:style style:name="T22" style:family="text">
      <style:text-properties fo:font-style="italic" officeooo:rsid="020fa7f9" style:font-style-asian="italic" style:font-style-complex="italic"/>
    </style:style>
    <style:style style:name="T23" style:family="text">
      <style:text-properties fo:font-style="italic" officeooo:rsid="0230b726" style:font-style-asian="italic" style:font-style-complex="italic"/>
    </style:style>
    <style:style style:name="T24" style:family="text">
      <style:text-properties fo:font-style="italic" officeooo:rsid="0266bfeb" style:font-style-asian="italic" style:font-style-complex="italic"/>
    </style:style>
    <style:style style:name="T25" style:family="text">
      <style:text-properties fo:font-style="italic" officeooo:rsid="02671a5f" style:font-style-asian="italic" style:font-style-complex="italic"/>
    </style:style>
    <style:style style:name="T26" style:family="text">
      <style:text-properties fo:font-style="italic" officeooo:rsid="0260251c" style:font-style-asian="italic" style:font-style-complex="italic"/>
    </style:style>
    <style:style style:name="T27" style:family="text">
      <style:text-properties fo:font-style="italic" officeooo:rsid="026bc93d" style:font-style-asian="italic" style:font-style-complex="italic"/>
    </style:style>
    <style:style style:name="T28" style:family="text">
      <style:text-properties fo:font-style="italic" officeooo:rsid="027b0a31" style:font-style-asian="italic" style:font-style-complex="italic"/>
    </style:style>
    <style:style style:name="T29" style:family="text">
      <style:text-properties fo:font-style="italic" officeooo:rsid="02810275" style:font-style-asian="italic" style:font-style-complex="italic"/>
    </style:style>
    <style:style style:name="T30" style:family="text">
      <style:text-properties fo:font-style="italic" officeooo:rsid="028a8a52" style:font-style-asian="italic" style:font-style-complex="italic"/>
    </style:style>
    <style:style style:name="T31" style:family="text">
      <style:text-properties fo:font-style="italic" officeooo:rsid="02980c5f" style:font-style-asian="italic" style:font-style-complex="italic"/>
    </style:style>
    <style:style style:name="T32" style:family="text">
      <style:text-properties fo:font-style="italic" officeooo:rsid="029f9b43" style:font-style-asian="italic" style:font-style-complex="italic"/>
    </style:style>
    <style:style style:name="T33" style:family="text">
      <style:text-properties fo:font-style="italic" officeooo:rsid="02abd01b" style:font-style-asian="italic" style:font-style-complex="italic"/>
    </style:style>
    <style:style style:name="T34" style:family="text">
      <style:text-properties fo:font-style="italic" officeooo:rsid="02ac0068" style:font-style-asian="italic" style:font-style-complex="italic"/>
    </style:style>
    <style:style style:name="T35" style:family="text">
      <style:text-properties fo:font-style="italic" officeooo:rsid="02c328e5" style:font-style-asian="italic" style:font-style-complex="italic"/>
    </style:style>
    <style:style style:name="T36" style:family="text">
      <style:text-properties fo:font-style="italic" officeooo:rsid="02c14b90" style:font-style-asian="italic" style:font-style-complex="italic"/>
    </style:style>
    <style:style style:name="T37" style:family="text">
      <style:text-properties fo:font-style="italic" officeooo:rsid="0302533d" style:font-style-asian="italic" style:font-style-complex="italic"/>
    </style:style>
    <style:style style:name="T38" style:family="text">
      <style:text-properties fo:font-style="italic" officeooo:rsid="030d2ce2" style:font-style-asian="italic" style:font-style-complex="italic"/>
    </style:style>
    <style:style style:name="T39" style:family="text">
      <style:text-properties fo:font-style="italic" officeooo:rsid="035330a7" style:font-style-asian="italic" style:font-style-complex="italic"/>
    </style:style>
    <style:style style:name="T40" style:family="text">
      <style:text-properties fo:font-style="italic" officeooo:rsid="0384dd22" style:font-style-asian="italic" style:font-style-complex="italic"/>
    </style:style>
    <style:style style:name="T41" style:family="text">
      <style:text-properties fo:font-style="italic" officeooo:rsid="03a7c338" style:font-style-asian="italic" style:font-style-complex="italic"/>
    </style:style>
    <style:style style:name="T42" style:family="text">
      <style:text-properties fo:font-style="italic" officeooo:rsid="03d37045" style:font-style-asian="italic" style:font-style-complex="italic"/>
    </style:style>
    <style:style style:name="T43" style:family="text">
      <style:text-properties fo:font-style="italic" officeooo:rsid="03dcd7a5" style:font-style-asian="italic" style:font-style-complex="italic"/>
    </style:style>
    <style:style style:name="T44" style:family="text">
      <style:text-properties fo:font-style="italic" officeooo:rsid="03e134a0" style:font-style-asian="italic" style:font-style-complex="italic"/>
    </style:style>
    <style:style style:name="T45" style:family="text">
      <style:text-properties fo:font-style="italic" officeooo:rsid="03ea3a2e" style:font-style-asian="italic" style:font-style-complex="italic"/>
    </style:style>
    <style:style style:name="T46" style:family="text">
      <style:text-properties fo:font-style="italic" officeooo:rsid="03f2f98f" style:font-style-asian="italic" style:font-style-complex="italic"/>
    </style:style>
    <style:style style:name="T47" style:family="text">
      <style:text-properties fo:font-style="italic" officeooo:rsid="041b9953" style:font-style-asian="italic" style:font-style-complex="italic"/>
    </style:style>
    <style:style style:name="T48" style:family="text">
      <style:text-properties fo:font-style="italic" officeooo:rsid="042cfb95" style:font-style-asian="italic" style:font-style-complex="italic"/>
    </style:style>
    <style:style style:name="T49" style:family="text">
      <style:text-properties fo:font-style="italic" officeooo:rsid="04431676" style:font-style-asian="italic" style:font-style-complex="italic"/>
    </style:style>
    <style:style style:name="T50" style:family="text">
      <style:text-properties fo:font-style="italic" officeooo:rsid="045d5b26" style:font-style-asian="italic" style:font-style-complex="italic"/>
    </style:style>
    <style:style style:name="T51" style:family="text">
      <style:text-properties fo:font-style="italic" officeooo:rsid="04657f66" style:font-style-asian="italic" style:font-style-complex="italic"/>
    </style:style>
    <style:style style:name="T52" style:family="text">
      <style:text-properties fo:font-style="italic" officeooo:rsid="04705ffa" style:font-style-asian="italic" style:font-style-complex="italic"/>
    </style:style>
    <style:style style:name="T53" style:family="text">
      <style:text-properties fo:font-style="italic" officeooo:rsid="047cb44f" style:font-style-asian="italic" style:font-style-complex="italic"/>
    </style:style>
    <style:style style:name="T54" style:family="text">
      <style:text-properties fo:font-style="italic" officeooo:rsid="0487932b" style:font-style-asian="italic" style:font-style-complex="italic"/>
    </style:style>
    <style:style style:name="T55" style:family="text">
      <style:text-properties fo:font-style="italic" officeooo:rsid="048e18f0" style:font-style-asian="italic" style:font-style-complex="italic"/>
    </style:style>
    <style:style style:name="T56" style:family="text">
      <style:text-properties fo:font-style="italic" officeooo:rsid="049ceafd" style:font-style-asian="italic" style:font-style-complex="italic"/>
    </style:style>
    <style:style style:name="T57" style:family="text">
      <style:text-properties fo:font-style="italic" officeooo:rsid="04b77109" style:font-style-asian="italic" style:font-style-complex="italic"/>
    </style:style>
    <style:style style:name="T58" style:family="text">
      <style:text-properties fo:font-style="italic" officeooo:rsid="04b9ad11" style:font-style-asian="italic" style:font-style-complex="italic"/>
    </style:style>
    <style:style style:name="T59" style:family="text">
      <style:text-properties fo:font-style="italic" officeooo:rsid="04b51536" style:font-style-asian="italic" style:font-style-complex="italic"/>
    </style:style>
    <style:style style:name="T60" style:family="text">
      <style:text-properties fo:font-style="italic" officeooo:rsid="04f18a68" style:font-style-asian="italic" style:font-style-complex="italic"/>
    </style:style>
    <style:style style:name="T61" style:family="text">
      <style:text-properties fo:font-style="italic" officeooo:rsid="04f10637" style:font-style-asian="italic" style:font-style-complex="italic"/>
    </style:style>
    <style:style style:name="T62" style:family="text">
      <style:text-properties fo:font-style="italic" officeooo:rsid="05090a06" style:font-style-asian="italic" style:font-style-complex="italic"/>
    </style:style>
    <style:style style:name="T63" style:family="text">
      <style:text-properties fo:font-style="italic" officeooo:rsid="0513c61e" style:font-style-asian="italic" style:font-style-complex="italic"/>
    </style:style>
    <style:style style:name="T64" style:family="text">
      <style:text-properties fo:font-style="italic" officeooo:rsid="051cc70a" style:font-style-asian="italic" style:font-style-complex="italic"/>
    </style:style>
    <style:style style:name="T65" style:family="text">
      <style:text-properties fo:font-style="italic" officeooo:rsid="05422842" style:font-style-asian="italic" style:font-style-complex="italic"/>
    </style:style>
    <style:style style:name="T66" style:family="text">
      <style:text-properties fo:font-style="italic" officeooo:rsid="05471fe2" style:font-style-asian="italic" style:font-style-complex="italic"/>
    </style:style>
    <style:style style:name="T67" style:family="text">
      <style:text-properties fo:font-style="italic" officeooo:rsid="05531d48" style:font-style-asian="italic" style:font-style-complex="italic"/>
    </style:style>
    <style:style style:name="T68" style:family="text">
      <style:text-properties fo:font-style="italic" officeooo:rsid="0557063a" style:font-style-asian="italic" style:font-style-complex="italic"/>
    </style:style>
    <style:style style:name="T69" style:family="text">
      <style:text-properties fo:font-style="italic" officeooo:rsid="05606217" style:font-style-asian="italic" style:font-style-complex="italic"/>
    </style:style>
    <style:style style:name="T70" style:family="text">
      <style:text-properties fo:font-style="italic" officeooo:rsid="0574dacb" style:font-style-asian="italic" style:font-style-complex="italic"/>
    </style:style>
    <style:style style:name="T71" style:family="text">
      <style:text-properties fo:font-style="italic" officeooo:rsid="057f6760" style:font-style-asian="italic" style:font-style-complex="italic"/>
    </style:style>
    <style:style style:name="T72" style:family="text">
      <style:text-properties fo:font-style="italic" officeooo:rsid="0581497c" style:font-style-asian="italic" style:font-style-complex="italic"/>
    </style:style>
    <style:style style:name="T73" style:family="text">
      <style:text-properties fo:font-style="italic" officeooo:rsid="058dcfa7" style:font-style-asian="italic" style:font-style-complex="italic"/>
    </style:style>
    <style:style style:name="T74" style:family="text">
      <style:text-properties fo:font-style="italic" officeooo:rsid="05aaacd9" style:font-style-asian="italic" style:font-style-complex="italic"/>
    </style:style>
    <style:style style:name="T75" style:family="text">
      <style:text-properties fo:font-style="italic" officeooo:rsid="05aed473" style:font-style-asian="italic" style:font-style-complex="italic"/>
    </style:style>
    <style:style style:name="T76" style:family="text">
      <style:text-properties fo:font-style="italic" officeooo:rsid="05e7fbfa" style:font-style-asian="italic" style:font-style-complex="italic"/>
    </style:style>
    <style:style style:name="T77" style:family="text">
      <style:text-properties fo:font-style="italic" officeooo:rsid="05e9bed2" style:font-style-asian="italic" style:font-style-complex="italic"/>
    </style:style>
    <style:style style:name="T78" style:family="text">
      <style:text-properties fo:font-style="italic" officeooo:rsid="05eefa44" style:font-style-asian="italic" style:font-style-complex="italic"/>
    </style:style>
    <style:style style:name="T79" style:family="text">
      <style:text-properties fo:font-style="italic" officeooo:rsid="0607692e" style:font-style-asian="italic" style:font-style-complex="italic"/>
    </style:style>
    <style:style style:name="T80" style:family="text">
      <style:text-properties fo:font-style="italic" officeooo:rsid="060e61c7" style:font-style-asian="italic" style:font-style-complex="italic"/>
    </style:style>
    <style:style style:name="T81" style:family="text">
      <style:text-properties fo:font-style="italic" officeooo:rsid="060ec2bc" style:font-style-asian="italic" style:font-style-complex="italic"/>
    </style:style>
    <style:style style:name="T82" style:family="text">
      <style:text-properties fo:font-style="italic" officeooo:rsid="0618c1a5" style:font-style-asian="italic" style:font-style-complex="italic"/>
    </style:style>
    <style:style style:name="T83" style:family="text">
      <style:text-properties fo:font-style="italic" officeooo:rsid="062f399d" style:font-style-asian="italic" style:font-style-complex="italic"/>
    </style:style>
    <style:style style:name="T84" style:family="text">
      <style:text-properties fo:font-style="italic" officeooo:rsid="064762bc" style:font-style-asian="italic" style:font-style-complex="italic"/>
    </style:style>
    <style:style style:name="T85" style:family="text">
      <style:text-properties fo:font-style="italic" officeooo:rsid="06424168" style:font-style-asian="italic" style:font-style-complex="italic"/>
    </style:style>
    <style:style style:name="T86" style:family="text">
      <style:text-properties fo:font-style="italic" officeooo:rsid="06686698" style:font-style-asian="italic" style:font-style-complex="italic"/>
    </style:style>
    <style:style style:name="T87" style:family="text">
      <style:text-properties fo:font-style="italic" officeooo:rsid="0673bf77" style:font-style-asian="italic" style:font-style-complex="italic"/>
    </style:style>
    <style:style style:name="T88" style:family="text">
      <style:text-properties fo:font-style="italic" officeooo:rsid="068218da" style:font-style-asian="italic" style:font-style-complex="italic"/>
    </style:style>
    <style:style style:name="T89" style:family="text">
      <style:text-properties fo:font-style="italic" officeooo:rsid="0680f672" style:font-style-asian="italic" style:font-style-complex="italic"/>
    </style:style>
    <style:style style:name="T90" style:family="text">
      <style:text-properties fo:font-style="italic" officeooo:rsid="069017e5" style:font-style-asian="italic" style:font-style-complex="italic"/>
    </style:style>
    <style:style style:name="T91" style:family="text">
      <style:text-properties fo:font-style="italic" fo:font-weight="normal" style:font-style-asian="italic" style:font-weight-asian="normal" style:font-style-complex="italic" style:font-weight-complex="normal"/>
    </style:style>
    <style:style style:name="T92" style:family="text">
      <style:text-properties fo:font-style="italic" style:text-underline-style="none" style:font-style-asian="italic" style:font-style-complex="italic"/>
    </style:style>
    <style:style style:name="T93" style:family="text">
      <style:text-properties officeooo:rsid="00105bb5"/>
    </style:style>
    <style:style style:name="T94" style:family="text">
      <style:text-properties officeooo:rsid="0010c590"/>
    </style:style>
    <style:style style:name="T95" style:family="text">
      <style:text-properties officeooo:rsid="001160b9"/>
    </style:style>
    <style:style style:name="T96" style:family="text">
      <style:text-properties officeooo:rsid="00131786"/>
    </style:style>
    <style:style style:name="T97" style:family="text">
      <style:text-properties officeooo:rsid="00132abb"/>
    </style:style>
    <style:style style:name="T98" style:family="text">
      <style:text-properties officeooo:rsid="0015451c"/>
    </style:style>
    <style:style style:name="T99" style:family="text">
      <style:text-properties officeooo:rsid="0015fe1b"/>
    </style:style>
    <style:style style:name="T100" style:family="text">
      <style:text-properties officeooo:rsid="0016ac27"/>
    </style:style>
    <style:style style:name="T101" style:family="text">
      <style:text-properties officeooo:rsid="0016d9c1"/>
    </style:style>
    <style:style style:name="T102" style:family="text">
      <style:text-properties officeooo:rsid="00177ea2"/>
    </style:style>
    <style:style style:name="T103" style:family="text">
      <style:text-properties officeooo:rsid="001a0ff3"/>
    </style:style>
    <style:style style:name="T104" style:family="text">
      <style:text-properties officeooo:rsid="001b1cea"/>
    </style:style>
    <style:style style:name="T105" style:family="text">
      <style:text-properties officeooo:rsid="001d3f43"/>
    </style:style>
    <style:style style:name="T106" style:family="text">
      <style:text-properties officeooo:rsid="001ee9d7"/>
    </style:style>
    <style:style style:name="T107" style:family="text">
      <style:text-properties officeooo:rsid="001f2dae"/>
    </style:style>
    <style:style style:name="T108" style:family="text">
      <style:text-properties officeooo:rsid="002029b4"/>
    </style:style>
    <style:style style:name="T109" style:family="text">
      <style:text-properties officeooo:rsid="0021d915"/>
    </style:style>
    <style:style style:name="T110" style:family="text">
      <style:text-properties officeooo:rsid="00235e0f"/>
    </style:style>
    <style:style style:name="T111" style:family="text">
      <style:text-properties fo:font-variant="normal" fo:text-transform="none" fo:color="#000000" style:font-name="FreeSerif" fo:font-size="12pt" fo:font-style="normal" fo:font-weight="normal" fo:background-color="#ffffff" loext:char-shading-value="0" style:font-size-asian="12pt" style:font-size-complex="12pt"/>
    </style:style>
    <style:style style:name="T112" style:family="text">
      <style:text-properties fo:font-variant="normal" fo:text-transform="none" fo:color="#000000" style:font-name="FreeSerif" fo:font-size="12pt" fo:font-style="normal" fo:font-weight="normal" officeooo:rsid="00c38124" fo:background-color="#ffffff" loext:char-shading-value="0" style:font-size-asian="12pt" style:font-size-complex="12pt"/>
    </style:style>
    <style:style style:name="T113" style:family="text">
      <style:text-properties fo:font-variant="normal" fo:text-transform="none" fo:font-style="italic" style:font-style-asian="italic" style:font-style-complex="italic"/>
    </style:style>
    <style:style style:name="T114" style:family="text">
      <style:text-properties officeooo:rsid="002455f2"/>
    </style:style>
    <style:style style:name="T115" style:family="text">
      <style:text-properties officeooo:rsid="00262c81"/>
    </style:style>
    <style:style style:name="T116" style:family="text">
      <style:text-properties officeooo:rsid="0027090f"/>
    </style:style>
    <style:style style:name="T117" style:family="text">
      <style:text-properties officeooo:rsid="0027336b"/>
    </style:style>
    <style:style style:name="T118" style:family="text">
      <style:text-properties officeooo:rsid="002763ad"/>
    </style:style>
    <style:style style:name="T119" style:family="text">
      <style:text-properties officeooo:rsid="0028656c"/>
    </style:style>
    <style:style style:name="T120" style:family="text">
      <style:text-properties officeooo:rsid="0029820e"/>
    </style:style>
    <style:style style:name="T121" style:family="text">
      <style:text-properties officeooo:rsid="002a234a"/>
    </style:style>
    <style:style style:name="T122" style:family="text">
      <style:text-properties officeooo:rsid="002b575d"/>
    </style:style>
    <style:style style:name="T123" style:family="text">
      <style:text-properties officeooo:rsid="002cb16c"/>
    </style:style>
    <style:style style:name="T124" style:family="text">
      <style:text-properties officeooo:rsid="0031db1b"/>
    </style:style>
    <style:style style:name="T125" style:family="text">
      <style:text-properties officeooo:rsid="00327653"/>
    </style:style>
    <style:style style:name="T126" style:family="text">
      <style:text-properties officeooo:rsid="0033af24"/>
    </style:style>
    <style:style style:name="T127" style:family="text">
      <style:text-properties officeooo:rsid="0034424c"/>
    </style:style>
    <style:style style:name="T128" style:family="text">
      <style:text-properties officeooo:rsid="00363834"/>
    </style:style>
    <style:style style:name="T129" style:family="text">
      <style:text-properties officeooo:rsid="00375486"/>
    </style:style>
    <style:style style:name="T130" style:family="text">
      <style:text-properties officeooo:rsid="00388490"/>
    </style:style>
    <style:style style:name="T131" style:family="text">
      <style:text-properties officeooo:rsid="0039575f"/>
    </style:style>
    <style:style style:name="T132" style:family="text">
      <style:text-properties officeooo:rsid="003b455e"/>
    </style:style>
    <style:style style:name="T133" style:family="text">
      <style:text-properties officeooo:rsid="003d14fa"/>
    </style:style>
    <style:style style:name="T134" style:family="text">
      <style:text-properties officeooo:rsid="003d24c7"/>
    </style:style>
    <style:style style:name="T135" style:family="text">
      <style:text-properties officeooo:rsid="003d51bc"/>
    </style:style>
    <style:style style:name="T136" style:family="text">
      <style:text-properties officeooo:rsid="003e0318"/>
    </style:style>
    <style:style style:name="T137" style:family="text">
      <style:text-properties officeooo:rsid="00422cde"/>
    </style:style>
    <style:style style:name="T138" style:family="text">
      <style:text-properties officeooo:rsid="00461c1f"/>
    </style:style>
    <style:style style:name="T139" style:family="text">
      <style:text-properties officeooo:rsid="004b4e28"/>
    </style:style>
    <style:style style:name="T140" style:family="text">
      <style:text-properties officeooo:rsid="004b75cf"/>
    </style:style>
    <style:style style:name="T141" style:family="text">
      <style:text-properties officeooo:rsid="004cee7b"/>
    </style:style>
    <style:style style:name="T142" style:family="text">
      <style:text-properties officeooo:rsid="004eae8b"/>
    </style:style>
    <style:style style:name="T143" style:family="text">
      <style:text-properties officeooo:rsid="004f539d"/>
    </style:style>
    <style:style style:name="T144" style:family="text">
      <style:text-properties officeooo:rsid="005017ba"/>
    </style:style>
    <style:style style:name="T145" style:family="text">
      <style:text-properties officeooo:rsid="0050933c"/>
    </style:style>
    <style:style style:name="T146" style:family="text">
      <style:text-properties officeooo:rsid="0051b2c8"/>
    </style:style>
    <style:style style:name="T147" style:family="text">
      <style:text-properties officeooo:rsid="0052143e"/>
    </style:style>
    <style:style style:name="T148" style:family="text">
      <style:text-properties officeooo:rsid="00562877"/>
    </style:style>
    <style:style style:name="T149" style:family="text">
      <style:text-properties officeooo:rsid="0058dead"/>
    </style:style>
    <style:style style:name="T150" style:family="text">
      <style:text-properties officeooo:rsid="005aae29"/>
    </style:style>
    <style:style style:name="T151" style:family="text">
      <style:text-properties officeooo:rsid="005bc1cc"/>
    </style:style>
    <style:style style:name="T152" style:family="text">
      <style:text-properties officeooo:rsid="005c8e1b"/>
    </style:style>
    <style:style style:name="T153" style:family="text">
      <style:text-properties officeooo:rsid="005e6eb9"/>
    </style:style>
    <style:style style:name="T154" style:family="text">
      <style:text-properties officeooo:rsid="005fc8a6"/>
    </style:style>
    <style:style style:name="T155" style:family="text">
      <style:text-properties officeooo:rsid="0060822e"/>
    </style:style>
    <style:style style:name="T156" style:family="text">
      <style:text-properties officeooo:rsid="006236be"/>
    </style:style>
    <style:style style:name="T157" style:family="text">
      <style:text-properties officeooo:rsid="00633e55"/>
    </style:style>
    <style:style style:name="T158" style:family="text">
      <style:text-properties officeooo:rsid="0064a75b"/>
    </style:style>
    <style:style style:name="T159" style:family="text">
      <style:text-properties fo:font-variant="small-caps"/>
    </style:style>
    <style:style style:name="T160" style:family="text">
      <style:text-properties fo:font-variant="small-caps" officeooo:rsid="0304504d"/>
    </style:style>
    <style:style style:name="T161" style:family="text">
      <style:text-properties fo:font-variant="small-caps" officeooo:rsid="0342c9f3"/>
    </style:style>
    <style:style style:name="T162" style:family="text">
      <style:text-properties fo:font-variant="small-caps" officeooo:rsid="03cf43ae"/>
    </style:style>
    <style:style style:name="T163" style:family="text">
      <style:text-properties fo:font-variant="small-caps" fo:font-style="normal" style:font-style-asian="normal" style:font-style-complex="normal"/>
    </style:style>
    <style:style style:name="T164" style:family="text">
      <style:text-properties fo:font-variant="small-caps" officeooo:rsid="0647133a"/>
    </style:style>
    <style:style style:name="T165" style:family="text">
      <style:text-properties fo:font-style="normal" style:font-style-asian="normal" style:font-style-complex="normal"/>
    </style:style>
    <style:style style:name="T166" style:family="text">
      <style:text-properties fo:font-style="normal" officeooo:rsid="006b82cb" style:font-style-asian="normal" style:font-style-complex="normal"/>
    </style:style>
    <style:style style:name="T167" style:family="text">
      <style:text-properties fo:font-style="normal" officeooo:rsid="014395c0" style:font-style-asian="normal" style:font-style-complex="normal"/>
    </style:style>
    <style:style style:name="T168" style:family="text">
      <style:text-properties fo:font-style="normal" officeooo:rsid="01ec2012" style:font-style-asian="normal" style:font-style-complex="normal"/>
    </style:style>
    <style:style style:name="T169" style:family="text">
      <style:text-properties fo:font-style="normal" officeooo:rsid="03f56f8e" style:font-style-asian="normal" style:font-style-complex="normal"/>
    </style:style>
    <style:style style:name="T170" style:family="text">
      <style:text-properties fo:font-style="normal" officeooo:rsid="03f8fe3a" style:font-style-asian="normal" style:font-style-complex="normal"/>
    </style:style>
    <style:style style:name="T171" style:family="text">
      <style:text-properties fo:font-style="normal" officeooo:rsid="042587c8" style:font-style-asian="normal" style:font-style-complex="normal"/>
    </style:style>
    <style:style style:name="T172" style:family="text">
      <style:text-properties fo:font-style="normal" officeooo:rsid="04dc3a3e" style:font-style-asian="normal" style:font-style-complex="normal"/>
    </style:style>
    <style:style style:name="T173" style:family="text">
      <style:text-properties fo:font-style="normal" officeooo:rsid="04fa9d01" style:font-style-asian="normal" style:font-style-complex="normal"/>
    </style:style>
    <style:style style:name="T174" style:family="text">
      <style:text-properties fo:font-style="normal" officeooo:rsid="0574dacb" style:font-style-asian="normal" style:font-style-complex="normal"/>
    </style:style>
    <style:style style:name="T175" style:family="text">
      <style:text-properties fo:font-style="normal" officeooo:rsid="059e3e6b" style:font-style-asian="normal" style:font-style-complex="normal"/>
    </style:style>
    <style:style style:name="T176" style:family="text">
      <style:text-properties officeooo:rsid="006b82cb"/>
    </style:style>
    <style:style style:name="T177" style:family="text">
      <style:text-properties officeooo:rsid="006c2c40"/>
    </style:style>
    <style:style style:name="T178" style:family="text">
      <style:text-properties officeooo:rsid="006c8658"/>
    </style:style>
    <style:style style:name="T179" style:family="text">
      <style:text-properties officeooo:rsid="006de052"/>
    </style:style>
    <style:style style:name="T180" style:family="text">
      <style:text-properties officeooo:rsid="006e2449"/>
    </style:style>
    <style:style style:name="T181" style:family="text">
      <style:text-properties officeooo:rsid="006edeb4"/>
    </style:style>
    <style:style style:name="T182" style:family="text">
      <style:text-properties officeooo:rsid="0070ba87"/>
    </style:style>
    <style:style style:name="T183" style:family="text">
      <style:text-properties officeooo:rsid="0072333c"/>
    </style:style>
    <style:style style:name="T184" style:family="text">
      <style:text-properties officeooo:rsid="00733e8f"/>
    </style:style>
    <style:style style:name="T185" style:family="text">
      <style:text-properties officeooo:rsid="0074d84e"/>
    </style:style>
    <style:style style:name="T186" style:family="text">
      <style:text-properties officeooo:rsid="00761e8f"/>
    </style:style>
    <style:style style:name="T187" style:family="text">
      <style:text-properties officeooo:rsid="0076508e"/>
    </style:style>
    <style:style style:name="T188" style:family="text">
      <style:text-properties officeooo:rsid="00766915"/>
    </style:style>
    <style:style style:name="T189" style:family="text">
      <style:text-properties officeooo:rsid="007864d2"/>
    </style:style>
    <style:style style:name="T190" style:family="text">
      <style:text-properties officeooo:rsid="0079dab0"/>
    </style:style>
    <style:style style:name="T191" style:family="text">
      <style:text-properties officeooo:rsid="007b7f8f"/>
    </style:style>
    <style:style style:name="T192" style:family="text">
      <style:text-properties officeooo:rsid="007d5639"/>
    </style:style>
    <style:style style:name="T193" style:family="text">
      <style:text-properties officeooo:rsid="007e01df"/>
    </style:style>
    <style:style style:name="T194" style:family="text">
      <style:text-properties officeooo:rsid="007fbcf0"/>
    </style:style>
    <style:style style:name="T195" style:family="text">
      <style:text-properties officeooo:rsid="00804d34"/>
    </style:style>
    <style:style style:name="T196" style:family="text">
      <style:text-properties officeooo:rsid="00823165"/>
    </style:style>
    <style:style style:name="T197" style:family="text">
      <style:text-properties officeooo:rsid="00835f10"/>
    </style:style>
    <style:style style:name="T198" style:family="text">
      <style:text-properties officeooo:rsid="00854601"/>
    </style:style>
    <style:style style:name="T199" style:family="text">
      <style:text-properties fo:language="ru" fo:country="RU"/>
    </style:style>
    <style:style style:name="T200" style:family="text">
      <style:text-properties fo:language="ru" fo:country="RU" style:language-complex="hi" style:country-complex="IN"/>
    </style:style>
    <style:style style:name="T201" style:family="text">
      <style:text-properties fo:language="ru" fo:country="RU" officeooo:rsid="00854601" style:language-complex="hi" style:country-complex="IN"/>
    </style:style>
    <style:style style:name="T202" style:family="text">
      <style:text-properties fo:language="ru" fo:country="RU" officeooo:rsid="00866f75" style:language-complex="hi" style:country-complex="IN"/>
    </style:style>
    <style:style style:name="T203" style:family="text">
      <style:text-properties fo:language="ru" fo:country="RU" officeooo:rsid="00aef8dd" style:language-complex="hi" style:country-complex="IN"/>
    </style:style>
    <style:style style:name="T204" style:family="text">
      <style:text-properties fo:language="ru" fo:country="RU" fo:font-style="normal" fo:font-weight="normal" officeooo:rsid="0054a5ca" style:language-asian="none" style:country-asian="none" style:font-style-asian="normal" style:font-weight-asian="normal" style:language-complex="hi" style:country-complex="IN" style:font-style-complex="normal" style:font-weight-complex="normal"/>
    </style:style>
    <style:style style:name="T205" style:family="text">
      <style:text-properties fo:language="ru" fo:country="RU" fo:font-style="normal" fo:font-weight="normal" officeooo:rsid="00d70aab" style:language-asian="none" style:country-asian="none" style:font-style-asian="normal" style:font-weight-asian="normal" style:language-complex="hi" style:country-complex="IN" style:font-style-complex="normal" style:font-weight-complex="normal"/>
    </style:style>
    <style:style style:name="T206" style:family="text">
      <style:text-properties fo:language="ru" fo:country="RU" fo:font-style="normal" fo:font-weight="normal" officeooo:rsid="02082d19" style:language-asian="none" style:country-asian="none" style:font-style-asian="normal" style:font-weight-asian="normal" style:language-complex="hi" style:country-complex="IN" style:font-style-complex="normal" style:font-weight-complex="normal"/>
    </style:style>
    <style:style style:name="T207" style:family="text">
      <style:text-properties fo:language="ru" fo:country="RU" fo:font-style="normal" fo:font-weight="normal" officeooo:rsid="02346dda" style:language-asian="none" style:country-asian="none" style:font-style-asian="normal" style:font-weight-asian="normal" style:language-complex="hi" style:country-complex="IN" style:font-style-complex="normal" style:font-weight-complex="normal"/>
    </style:style>
    <style:style style:name="T208" style:family="text">
      <style:text-properties fo:language="ru" fo:country="RU" fo:font-style="italic" fo:font-weight="normal" officeooo:rsid="02082d19" style:language-asian="none" style:country-asian="none" style:font-style-asian="italic" style:font-weight-asian="normal" style:language-complex="hi" style:country-complex="IN" style:font-style-complex="italic" style:font-weight-complex="normal"/>
    </style:style>
    <style:style style:name="T209" style:family="text">
      <style:text-properties fo:language="ru" fo:country="RU" fo:font-weight="normal" officeooo:rsid="02082d19" style:language-asian="none" style:country-asian="none" style:font-weight-asian="normal" style:language-complex="hi" style:country-complex="IN" style:font-weight-complex="normal"/>
    </style:style>
    <style:style style:name="T210" style:family="text">
      <style:text-properties officeooo:rsid="00866f75"/>
    </style:style>
    <style:style style:name="T211" style:family="text">
      <style:text-properties officeooo:rsid="00878ebd"/>
    </style:style>
    <style:style style:name="T212" style:family="text">
      <style:text-properties officeooo:rsid="00885efa"/>
    </style:style>
    <style:style style:name="T213" style:family="text">
      <style:text-properties officeooo:rsid="0089d02b"/>
    </style:style>
    <style:style style:name="T214" style:family="text">
      <style:text-properties officeooo:rsid="008bc171"/>
    </style:style>
    <style:style style:name="T215" style:family="text">
      <style:text-properties officeooo:rsid="008d4797"/>
    </style:style>
    <style:style style:name="T216" style:family="text">
      <style:text-properties officeooo:rsid="008e3cf3"/>
    </style:style>
    <style:style style:name="T217" style:family="text">
      <style:text-properties officeooo:rsid="00937454"/>
    </style:style>
    <style:style style:name="T218" style:family="text">
      <style:text-properties officeooo:rsid="009494b1"/>
    </style:style>
    <style:style style:name="T219" style:family="text">
      <style:text-properties officeooo:rsid="0094d8d9"/>
    </style:style>
    <style:style style:name="T220" style:family="text">
      <style:text-properties officeooo:rsid="009604e0"/>
    </style:style>
    <style:style style:name="T221" style:family="text">
      <style:text-properties officeooo:rsid="0099b814"/>
    </style:style>
    <style:style style:name="T222" style:family="text">
      <style:text-properties officeooo:rsid="009a5a2a"/>
    </style:style>
    <style:style style:name="T223" style:family="text">
      <style:text-properties officeooo:rsid="009baae0"/>
    </style:style>
    <style:style style:name="T224" style:family="text">
      <style:text-properties officeooo:rsid="009c4c4d"/>
    </style:style>
    <style:style style:name="T225" style:family="text">
      <style:text-properties officeooo:rsid="009d4d29"/>
    </style:style>
    <style:style style:name="T226" style:family="text">
      <style:text-properties officeooo:rsid="009e1fea"/>
    </style:style>
    <style:style style:name="T227" style:family="text">
      <style:text-properties officeooo:rsid="009e3ce2"/>
    </style:style>
    <style:style style:name="T228" style:family="text">
      <style:text-properties officeooo:rsid="009e873f"/>
    </style:style>
    <style:style style:name="T229" style:family="text">
      <style:text-properties officeooo:rsid="00a07f85"/>
    </style:style>
    <style:style style:name="T230" style:family="text">
      <style:text-properties officeooo:rsid="00a0ca12"/>
    </style:style>
    <style:style style:name="T231" style:family="text">
      <style:text-properties officeooo:rsid="00a1ace6"/>
    </style:style>
    <style:style style:name="T232" style:family="text">
      <style:text-properties officeooo:rsid="00a37572"/>
    </style:style>
    <style:style style:name="T233" style:family="text">
      <style:text-properties officeooo:rsid="00a49d98"/>
    </style:style>
    <style:style style:name="T234" style:family="text">
      <style:text-properties officeooo:rsid="00a8b305"/>
    </style:style>
    <style:style style:name="T235" style:family="text">
      <style:text-properties officeooo:rsid="00aa4ee9"/>
    </style:style>
    <style:style style:name="T236" style:family="text">
      <style:text-properties officeooo:rsid="00aaf337"/>
    </style:style>
    <style:style style:name="T237" style:family="text">
      <style:text-properties officeooo:rsid="00aef8dd"/>
    </style:style>
    <style:style style:name="T238" style:family="text">
      <style:text-properties officeooo:rsid="00b09de6"/>
    </style:style>
    <style:style style:name="T239" style:family="text">
      <style:text-properties officeooo:rsid="00b2e0fa"/>
    </style:style>
    <style:style style:name="T240" style:family="text">
      <style:text-properties officeooo:rsid="00b39899"/>
    </style:style>
    <style:style style:name="T241" style:family="text">
      <style:text-properties officeooo:rsid="00b472ed"/>
    </style:style>
    <style:style style:name="T242" style:family="text">
      <style:text-properties officeooo:rsid="00b56284"/>
    </style:style>
    <style:style style:name="T243" style:family="text">
      <style:text-properties officeooo:rsid="00b5f240"/>
    </style:style>
    <style:style style:name="T244" style:family="text">
      <style:text-properties officeooo:rsid="00bfcf9e"/>
    </style:style>
    <style:style style:name="T245" style:family="text">
      <style:text-properties officeooo:rsid="00c0a824"/>
    </style:style>
    <style:style style:name="T246" style:family="text">
      <style:text-properties officeooo:rsid="00c12e4b"/>
    </style:style>
    <style:style style:name="T247" style:family="text">
      <style:text-properties officeooo:rsid="00c2d48f"/>
    </style:style>
    <style:style style:name="T248" style:family="text">
      <style:text-properties officeooo:rsid="00c38124"/>
    </style:style>
    <style:style style:name="T249" style:family="text">
      <style:text-properties officeooo:rsid="00c4ad28"/>
    </style:style>
    <style:style style:name="T250" style:family="text">
      <style:text-properties officeooo:rsid="00c595a4"/>
    </style:style>
    <style:style style:name="T251" style:family="text">
      <style:text-properties officeooo:rsid="00c5a1c7"/>
    </style:style>
    <style:style style:name="T252" style:family="text">
      <style:text-properties officeooo:rsid="00c6a6fc"/>
    </style:style>
    <style:style style:name="T253" style:family="text">
      <style:text-properties officeooo:rsid="00c96220"/>
    </style:style>
    <style:style style:name="T254" style:family="text">
      <style:text-properties officeooo:rsid="00ca7c42"/>
    </style:style>
    <style:style style:name="T255" style:family="text">
      <style:text-properties officeooo:rsid="00cab2b0"/>
    </style:style>
    <style:style style:name="T256" style:family="text">
      <style:text-properties fo:font-weight="normal" style:font-weight-asian="normal" style:font-weight-complex="normal"/>
    </style:style>
    <style:style style:name="T257" style:family="text">
      <style:text-properties fo:font-weight="normal" officeooo:rsid="00d7d536" style:font-weight-asian="normal" style:font-weight-complex="normal"/>
    </style:style>
    <style:style style:name="T258" style:family="text">
      <style:text-properties fo:font-weight="normal" officeooo:rsid="00d9b0d8" style:font-weight-asian="normal" style:font-weight-complex="normal"/>
    </style:style>
    <style:style style:name="T259" style:family="text">
      <style:text-properties fo:font-weight="normal" officeooo:rsid="06136e85" style:font-weight-asian="normal" style:font-weight-complex="normal"/>
    </style:style>
    <style:style style:name="T260" style:family="text">
      <style:text-properties officeooo:rsid="00cca6b6"/>
    </style:style>
    <style:style style:name="T261" style:family="text">
      <style:text-properties officeooo:rsid="00ce3615"/>
    </style:style>
    <style:style style:name="T262" style:family="text">
      <style:text-properties officeooo:rsid="00d03fc5"/>
    </style:style>
    <style:style style:name="T263" style:family="text">
      <style:text-properties officeooo:rsid="00d23023"/>
    </style:style>
    <style:style style:name="T264" style:family="text">
      <style:text-properties officeooo:rsid="00d25253"/>
    </style:style>
    <style:style style:name="T265" style:family="text">
      <style:text-properties officeooo:rsid="00d30f16"/>
    </style:style>
    <style:style style:name="T266" style:family="text">
      <style:text-properties officeooo:rsid="00d31bf1"/>
    </style:style>
    <style:style style:name="T267" style:family="text">
      <style:text-properties officeooo:rsid="00d4f64c"/>
    </style:style>
    <style:style style:name="T268" style:family="text">
      <style:text-properties fo:font-weight="bold" style:font-weight-asian="bold" style:font-weight-complex="bold"/>
    </style:style>
    <style:style style:name="T269" style:family="text">
      <style:text-properties officeooo:rsid="00d70aab"/>
    </style:style>
    <style:style style:name="T270" style:family="text">
      <style:text-properties officeooo:rsid="00d7aa22"/>
    </style:style>
    <style:style style:name="T271" style:family="text">
      <style:text-properties officeooo:rsid="00d7d536"/>
    </style:style>
    <style:style style:name="T272" style:family="text">
      <style:text-properties officeooo:rsid="00d9b0d8"/>
    </style:style>
    <style:style style:name="T273" style:family="text">
      <style:text-properties officeooo:rsid="00dde28f"/>
    </style:style>
    <style:style style:name="T274" style:family="text">
      <style:text-properties officeooo:rsid="00dfc7d6"/>
    </style:style>
    <style:style style:name="T275" style:family="text">
      <style:text-properties officeooo:rsid="00e07a21"/>
    </style:style>
    <style:style style:name="T276" style:family="text">
      <style:text-properties officeooo:rsid="00e1ce3c"/>
    </style:style>
    <style:style style:name="T277" style:family="text">
      <style:text-properties officeooo:rsid="00e1ea05"/>
    </style:style>
    <style:style style:name="T278" style:family="text">
      <style:text-properties officeooo:rsid="00e3c689"/>
    </style:style>
    <style:style style:name="T279" style:family="text">
      <style:text-properties officeooo:rsid="00e4628b"/>
    </style:style>
    <style:style style:name="T280" style:family="text">
      <style:text-properties officeooo:rsid="00e4bb68"/>
    </style:style>
    <style:style style:name="T281" style:family="text">
      <style:text-properties officeooo:rsid="00e54357"/>
    </style:style>
    <style:style style:name="T282" style:family="text">
      <style:text-properties officeooo:rsid="00e78eef"/>
    </style:style>
    <style:style style:name="T283" style:family="text">
      <style:text-properties officeooo:rsid="00e84d94"/>
    </style:style>
    <style:style style:name="T284" style:family="text">
      <style:text-properties officeooo:rsid="00e9e5c5"/>
    </style:style>
    <style:style style:name="T285" style:family="text">
      <style:text-properties officeooo:rsid="00eb0ed1"/>
    </style:style>
    <style:style style:name="T286" style:family="text">
      <style:text-properties officeooo:rsid="00ebfa12"/>
    </style:style>
    <style:style style:name="T287" style:family="text">
      <style:text-properties officeooo:rsid="00ee147e"/>
    </style:style>
    <style:style style:name="T288" style:family="text">
      <style:text-properties officeooo:rsid="00eef302"/>
    </style:style>
    <style:style style:name="T289" style:family="text">
      <style:text-properties officeooo:rsid="00f03964"/>
    </style:style>
    <style:style style:name="T290" style:family="text">
      <style:text-properties officeooo:rsid="00f04056"/>
    </style:style>
    <style:style style:name="T291" style:family="text">
      <style:text-properties officeooo:rsid="00f23baa"/>
    </style:style>
    <style:style style:name="T292" style:family="text">
      <style:text-properties officeooo:rsid="00f2dab7"/>
    </style:style>
    <style:style style:name="T293" style:family="text">
      <style:text-properties officeooo:rsid="00f4635a"/>
    </style:style>
    <style:style style:name="T294" style:family="text">
      <style:text-properties officeooo:rsid="00f5e236"/>
    </style:style>
    <style:style style:name="T295" style:family="text">
      <style:text-properties officeooo:rsid="00f7aee9"/>
    </style:style>
    <style:style style:name="T296" style:family="text">
      <style:text-properties officeooo:rsid="00f92d47"/>
    </style:style>
    <style:style style:name="T297" style:family="text">
      <style:text-properties officeooo:rsid="00fbe8a5"/>
    </style:style>
    <style:style style:name="T298" style:family="text">
      <style:text-properties officeooo:rsid="00fd4ae5"/>
    </style:style>
    <style:style style:name="T299" style:family="text">
      <style:text-properties officeooo:rsid="00ff0722"/>
    </style:style>
    <style:style style:name="T300" style:family="text">
      <style:text-properties officeooo:rsid="00ffff48"/>
    </style:style>
    <style:style style:name="T301" style:family="text">
      <style:text-properties officeooo:rsid="01005844"/>
    </style:style>
    <style:style style:name="T302" style:family="text">
      <style:text-properties officeooo:rsid="0100c33a"/>
    </style:style>
    <style:style style:name="T303" style:family="text">
      <style:text-properties officeooo:rsid="01027d2b"/>
    </style:style>
    <style:style style:name="T304" style:family="text">
      <style:text-properties officeooo:rsid="01063295"/>
    </style:style>
    <style:style style:name="T305" style:family="text">
      <style:text-properties officeooo:rsid="01076227"/>
    </style:style>
    <style:style style:name="T306" style:family="text">
      <style:text-properties officeooo:rsid="0107a7aa"/>
    </style:style>
    <style:style style:name="T307" style:family="text">
      <style:text-properties officeooo:rsid="0108452d"/>
    </style:style>
    <style:style style:name="T308" style:family="text">
      <style:text-properties officeooo:rsid="01094b0c"/>
    </style:style>
    <style:style style:name="T309" style:family="text">
      <style:text-properties officeooo:rsid="010b7f65"/>
    </style:style>
    <style:style style:name="T310" style:family="text">
      <style:text-properties officeooo:rsid="01135272"/>
    </style:style>
    <style:style style:name="T311" style:family="text">
      <style:text-properties officeooo:rsid="011435f7"/>
    </style:style>
    <style:style style:name="T312" style:family="text">
      <style:text-properties officeooo:rsid="011500f1"/>
    </style:style>
    <style:style style:name="T313" style:family="text">
      <style:text-properties officeooo:rsid="01166568"/>
    </style:style>
    <style:style style:name="T314" style:family="text">
      <style:text-properties officeooo:rsid="01168cae"/>
    </style:style>
    <style:style style:name="T315" style:family="text">
      <style:text-properties officeooo:rsid="0120bef9"/>
    </style:style>
    <style:style style:name="T316" style:family="text">
      <style:text-properties officeooo:rsid="01287784"/>
    </style:style>
    <style:style style:name="T317" style:family="text">
      <style:text-properties officeooo:rsid="012a4a15"/>
    </style:style>
    <style:style style:name="T318" style:family="text">
      <style:text-properties officeooo:rsid="012bbd8e"/>
    </style:style>
    <style:style style:name="T319" style:family="text">
      <style:text-properties officeooo:rsid="012d6a00"/>
    </style:style>
    <style:style style:name="T320" style:family="text">
      <style:text-properties officeooo:rsid="012f5252"/>
    </style:style>
    <style:style style:name="T321" style:family="text">
      <style:text-properties officeooo:rsid="01363ebc"/>
    </style:style>
    <style:style style:name="T322" style:family="text">
      <style:text-properties officeooo:rsid="01365ea0"/>
    </style:style>
    <style:style style:name="T323" style:family="text">
      <style:text-properties officeooo:rsid="013779fb"/>
    </style:style>
    <style:style style:name="T324" style:family="text">
      <style:text-properties officeooo:rsid="0137f14c"/>
    </style:style>
    <style:style style:name="T325" style:family="text">
      <style:text-properties officeooo:rsid="0138cccd"/>
    </style:style>
    <style:style style:name="T326" style:family="text">
      <style:text-properties officeooo:rsid="0138d5e3"/>
    </style:style>
    <style:style style:name="T327" style:family="text">
      <style:text-properties officeooo:rsid="01396c70"/>
    </style:style>
    <style:style style:name="T328" style:family="text">
      <style:text-properties officeooo:rsid="0139e95a"/>
    </style:style>
    <style:style style:name="T329" style:family="text">
      <style:text-properties officeooo:rsid="0139f028"/>
    </style:style>
    <style:style style:name="T330" style:family="text">
      <style:text-properties officeooo:rsid="013ac95f"/>
    </style:style>
    <style:style style:name="T331" style:family="text">
      <style:text-properties officeooo:rsid="013c37f2"/>
    </style:style>
    <style:style style:name="T332" style:family="text">
      <style:text-properties officeooo:rsid="013d0ec1"/>
    </style:style>
    <style:style style:name="T333" style:family="text">
      <style:text-properties officeooo:rsid="013ee1b3"/>
    </style:style>
    <style:style style:name="T334" style:family="text">
      <style:text-properties officeooo:rsid="013f5edb"/>
    </style:style>
    <style:style style:name="T335" style:family="text">
      <style:text-properties officeooo:rsid="01415628"/>
    </style:style>
    <style:style style:name="T336" style:family="text">
      <style:text-properties officeooo:rsid="01435163"/>
    </style:style>
    <style:style style:name="T337" style:family="text">
      <style:text-properties officeooo:rsid="014395c0"/>
    </style:style>
    <style:style style:name="T338" style:family="text">
      <style:text-properties officeooo:rsid="0143dea5"/>
    </style:style>
    <style:style style:name="T339" style:family="text">
      <style:text-properties officeooo:rsid="0146d7a3"/>
    </style:style>
    <style:style style:name="T340" style:family="text">
      <style:text-properties officeooo:rsid="0149f91c"/>
    </style:style>
    <style:style style:name="T341" style:family="text">
      <style:text-properties officeooo:rsid="014a159e"/>
    </style:style>
    <style:style style:name="T342" style:family="text">
      <style:text-properties officeooo:rsid="014c06bd"/>
    </style:style>
    <style:style style:name="T343" style:family="text">
      <style:text-properties officeooo:rsid="014d9d43"/>
    </style:style>
    <style:style style:name="T344" style:family="text">
      <style:text-properties officeooo:rsid="014f5a46"/>
    </style:style>
    <style:style style:name="T345" style:family="text">
      <style:text-properties officeooo:rsid="014f8f50"/>
    </style:style>
    <style:style style:name="T346" style:family="text">
      <style:text-properties officeooo:rsid="01501f6a"/>
    </style:style>
    <style:style style:name="T347" style:family="text">
      <style:text-properties officeooo:rsid="015100b4"/>
    </style:style>
    <style:style style:name="T348" style:family="text">
      <style:text-properties officeooo:rsid="015155d9"/>
    </style:style>
    <style:style style:name="T349" style:family="text">
      <style:text-properties officeooo:rsid="0151b53c"/>
    </style:style>
    <style:style style:name="T350" style:family="text">
      <style:text-properties officeooo:rsid="0151ed51"/>
    </style:style>
    <style:style style:name="T351" style:family="text">
      <style:text-properties officeooo:rsid="01525f43"/>
    </style:style>
    <style:style style:name="T352" style:family="text">
      <style:text-properties officeooo:rsid="01527df1"/>
    </style:style>
    <style:style style:name="T353" style:family="text">
      <style:text-properties officeooo:rsid="0154182a"/>
    </style:style>
    <style:style style:name="T354" style:family="text">
      <style:text-properties officeooo:rsid="015463b2"/>
    </style:style>
    <style:style style:name="T355" style:family="text">
      <style:text-properties officeooo:rsid="01549ed5"/>
    </style:style>
    <style:style style:name="T356" style:family="text">
      <style:text-properties officeooo:rsid="015641fb"/>
    </style:style>
    <style:style style:name="T357" style:family="text">
      <style:text-properties officeooo:rsid="0156f873"/>
    </style:style>
    <style:style style:name="T358" style:family="text">
      <style:text-properties officeooo:rsid="01577a47"/>
    </style:style>
    <style:style style:name="T359" style:family="text">
      <style:text-properties officeooo:rsid="01589e1d"/>
    </style:style>
    <style:style style:name="T360" style:family="text">
      <style:text-properties officeooo:rsid="015d3688"/>
    </style:style>
    <style:style style:name="T361" style:family="text">
      <style:text-properties officeooo:rsid="015edee9"/>
    </style:style>
    <style:style style:name="T362" style:family="text">
      <style:text-properties officeooo:rsid="015ee7fe"/>
    </style:style>
    <style:style style:name="T363" style:family="text">
      <style:text-properties officeooo:rsid="0160b910"/>
    </style:style>
    <style:style style:name="T364" style:family="text">
      <style:text-properties officeooo:rsid="01629334"/>
    </style:style>
    <style:style style:name="T365" style:family="text">
      <style:text-properties officeooo:rsid="0163a991"/>
    </style:style>
    <style:style style:name="T366" style:family="text">
      <style:text-properties officeooo:rsid="01647f33"/>
    </style:style>
    <style:style style:name="T367" style:family="text">
      <style:text-properties officeooo:rsid="0164f6d8"/>
    </style:style>
    <style:style style:name="T368" style:family="text">
      <style:text-properties officeooo:rsid="01668274"/>
    </style:style>
    <style:style style:name="T369" style:family="text">
      <style:text-properties officeooo:rsid="01677ecb"/>
    </style:style>
    <style:style style:name="T370" style:family="text">
      <style:text-properties officeooo:rsid="01688552"/>
    </style:style>
    <style:style style:name="T371" style:family="text">
      <style:text-properties officeooo:rsid="0168addb"/>
    </style:style>
    <style:style style:name="T372" style:family="text">
      <style:text-properties officeooo:rsid="016964a8"/>
    </style:style>
    <style:style style:name="T373" style:family="text">
      <style:text-properties officeooo:rsid="016daab9"/>
    </style:style>
    <style:style style:name="T374" style:family="text">
      <style:text-properties officeooo:rsid="016f5c01"/>
    </style:style>
    <style:style style:name="T375" style:family="text">
      <style:text-properties officeooo:rsid="016ff846"/>
    </style:style>
    <style:style style:name="T376" style:family="text">
      <style:text-properties officeooo:rsid="017015b2"/>
    </style:style>
    <style:style style:name="T377" style:family="text">
      <style:text-properties officeooo:rsid="0171a9d9"/>
    </style:style>
    <style:style style:name="T378" style:family="text">
      <style:text-properties officeooo:rsid="0172432e"/>
    </style:style>
    <style:style style:name="T379" style:family="text">
      <style:text-properties officeooo:rsid="017312b3"/>
    </style:style>
    <style:style style:name="T380" style:family="text">
      <style:text-properties officeooo:rsid="0178ee11"/>
    </style:style>
    <style:style style:name="T381" style:family="text">
      <style:text-properties officeooo:rsid="01797ab2"/>
    </style:style>
    <style:style style:name="T382" style:family="text">
      <style:text-properties officeooo:rsid="017b3f07"/>
    </style:style>
    <style:style style:name="T383" style:family="text">
      <style:text-properties officeooo:rsid="017c430a"/>
    </style:style>
    <style:style style:name="T384" style:family="text">
      <style:text-properties officeooo:rsid="017d4213"/>
    </style:style>
    <style:style style:name="T385" style:family="text">
      <style:text-properties officeooo:rsid="017e9c95"/>
    </style:style>
    <style:style style:name="T386" style:family="text">
      <style:text-properties officeooo:rsid="017ef327"/>
    </style:style>
    <style:style style:name="T387" style:family="text">
      <style:text-properties officeooo:rsid="017f5b1e"/>
    </style:style>
    <style:style style:name="T388" style:family="text">
      <style:text-properties officeooo:rsid="0180ef31"/>
    </style:style>
    <style:style style:name="T389" style:family="text">
      <style:text-properties officeooo:rsid="01814858"/>
    </style:style>
    <style:style style:name="T390" style:family="text">
      <style:text-properties officeooo:rsid="018281e5"/>
    </style:style>
    <style:style style:name="T391" style:family="text">
      <style:text-properties officeooo:rsid="01841855"/>
    </style:style>
    <style:style style:name="T392" style:family="text">
      <style:text-properties officeooo:rsid="0185ad99"/>
    </style:style>
    <style:style style:name="T393" style:family="text">
      <style:text-properties officeooo:rsid="0185fa49"/>
    </style:style>
    <style:style style:name="T394" style:family="text">
      <style:text-properties officeooo:rsid="018718ae"/>
    </style:style>
    <style:style style:name="T395" style:family="text">
      <style:text-properties officeooo:rsid="018fad9a"/>
    </style:style>
    <style:style style:name="T396" style:family="text">
      <style:text-properties officeooo:rsid="019027f5"/>
    </style:style>
    <style:style style:name="T397" style:family="text">
      <style:text-properties officeooo:rsid="0191d6f9"/>
    </style:style>
    <style:style style:name="T398" style:family="text">
      <style:text-properties officeooo:rsid="0194f112"/>
    </style:style>
    <style:style style:name="T399" style:family="text">
      <style:text-properties officeooo:rsid="019613bd"/>
    </style:style>
    <style:style style:name="T400" style:family="text">
      <style:text-properties officeooo:rsid="01977d1a"/>
    </style:style>
    <style:style style:name="T401" style:family="text">
      <style:text-properties officeooo:rsid="0197acdc"/>
    </style:style>
    <style:style style:name="T402" style:family="text">
      <style:text-properties officeooo:rsid="0198221e"/>
    </style:style>
    <style:style style:name="T403" style:family="text">
      <style:text-properties officeooo:rsid="019852b6"/>
    </style:style>
    <style:style style:name="T404" style:family="text">
      <style:text-properties officeooo:rsid="0198f1e1"/>
    </style:style>
    <style:style style:name="T405" style:family="text">
      <style:text-properties officeooo:rsid="019ac404"/>
    </style:style>
    <style:style style:name="T406" style:family="text">
      <style:text-properties officeooo:rsid="019c6fe5"/>
    </style:style>
    <style:style style:name="T407" style:family="text">
      <style:text-properties officeooo:rsid="019d6dd9"/>
    </style:style>
    <style:style style:name="T408" style:family="text">
      <style:text-properties officeooo:rsid="01a04ac2"/>
    </style:style>
    <style:style style:name="T409" style:family="text">
      <style:text-properties officeooo:rsid="01a21e8b"/>
    </style:style>
    <style:style style:name="T410" style:family="text">
      <style:text-properties officeooo:rsid="01a2eb26"/>
    </style:style>
    <style:style style:name="T411" style:family="text">
      <style:text-properties officeooo:rsid="01a4dd48"/>
    </style:style>
    <style:style style:name="T412" style:family="text">
      <style:text-properties officeooo:rsid="01a66abe"/>
    </style:style>
    <style:style style:name="T413" style:family="text">
      <style:text-properties officeooo:rsid="01a71f79"/>
    </style:style>
    <style:style style:name="T414" style:family="text">
      <style:text-properties officeooo:rsid="01a786ea"/>
    </style:style>
    <style:style style:name="T415" style:family="text">
      <style:text-properties officeooo:rsid="01ac3a71"/>
    </style:style>
    <style:style style:name="T416" style:family="text">
      <style:text-properties officeooo:rsid="01acd23e"/>
    </style:style>
    <style:style style:name="T417" style:family="text">
      <style:text-properties officeooo:rsid="01ad53a0"/>
    </style:style>
    <style:style style:name="T418" style:family="text">
      <style:text-properties officeooo:rsid="01ae3d70"/>
    </style:style>
    <style:style style:name="T419" style:family="text">
      <style:text-properties officeooo:rsid="01af913c"/>
    </style:style>
    <style:style style:name="T420" style:family="text">
      <style:text-properties officeooo:rsid="01b1c942"/>
    </style:style>
    <style:style style:name="T421" style:family="text">
      <style:text-properties officeooo:rsid="01b21631"/>
    </style:style>
    <style:style style:name="T422" style:family="text">
      <style:text-properties officeooo:rsid="01b2acc7"/>
    </style:style>
    <style:style style:name="T423" style:family="text">
      <style:text-properties officeooo:rsid="01b356ba"/>
    </style:style>
    <style:style style:name="T424" style:family="text">
      <style:text-properties officeooo:rsid="01b5294d"/>
    </style:style>
    <style:style style:name="T425" style:family="text">
      <style:text-properties officeooo:rsid="01b74a10"/>
    </style:style>
    <style:style style:name="T426" style:family="text">
      <style:text-properties officeooo:rsid="01b94988"/>
    </style:style>
    <style:style style:name="T427" style:family="text">
      <style:text-properties officeooo:rsid="01ba7684"/>
    </style:style>
    <style:style style:name="T428" style:family="text">
      <style:text-properties officeooo:rsid="01bedf14"/>
    </style:style>
    <style:style style:name="T429" style:family="text">
      <style:text-properties officeooo:rsid="01bf02df"/>
    </style:style>
    <style:style style:name="T430" style:family="text">
      <style:text-properties officeooo:rsid="01bf8e5f"/>
    </style:style>
    <style:style style:name="T431" style:family="text">
      <style:text-properties officeooo:rsid="01c18c2e"/>
    </style:style>
    <style:style style:name="T432" style:family="text">
      <style:text-properties officeooo:rsid="01c32744"/>
    </style:style>
    <style:style style:name="T433" style:family="text">
      <style:text-properties officeooo:rsid="01c3eb3b"/>
    </style:style>
    <style:style style:name="T434" style:family="text">
      <style:text-properties officeooo:rsid="01c3fa59"/>
    </style:style>
    <style:style style:name="T435" style:family="text">
      <style:text-properties officeooo:rsid="01c43f07"/>
    </style:style>
    <style:style style:name="T436" style:family="text">
      <style:text-properties officeooo:rsid="01c56928"/>
    </style:style>
    <style:style style:name="T437" style:family="text">
      <style:text-properties officeooo:rsid="01c71729"/>
    </style:style>
    <style:style style:name="T438" style:family="text">
      <style:text-properties officeooo:rsid="01c7cc54"/>
    </style:style>
    <style:style style:name="T439" style:family="text">
      <style:text-properties officeooo:rsid="01c812e4"/>
    </style:style>
    <style:style style:name="T440" style:family="text">
      <style:text-properties officeooo:rsid="01c9eff2"/>
    </style:style>
    <style:style style:name="T441" style:family="text">
      <style:text-properties officeooo:rsid="01cf3a25"/>
    </style:style>
    <style:style style:name="T442" style:family="text">
      <style:text-properties officeooo:rsid="01d0a681"/>
    </style:style>
    <style:style style:name="T443" style:family="text">
      <style:text-properties officeooo:rsid="01d0fd8a"/>
    </style:style>
    <style:style style:name="T444" style:family="text">
      <style:text-properties officeooo:rsid="01d2a21a"/>
    </style:style>
    <style:style style:name="T445" style:family="text">
      <style:text-properties officeooo:rsid="01d348e9"/>
    </style:style>
    <style:style style:name="T446" style:family="text">
      <style:text-properties officeooo:rsid="01d3589f"/>
    </style:style>
    <style:style style:name="T447" style:family="text">
      <style:text-properties officeooo:rsid="01d3a0a6"/>
    </style:style>
    <style:style style:name="T448" style:family="text">
      <style:text-properties officeooo:rsid="01d53903"/>
    </style:style>
    <style:style style:name="T449" style:family="text">
      <style:text-properties officeooo:rsid="01d793e3"/>
    </style:style>
    <style:style style:name="T450" style:family="text">
      <style:text-properties officeooo:rsid="01d94813"/>
    </style:style>
    <style:style style:name="T451" style:family="text">
      <style:text-properties officeooo:rsid="01da9d64"/>
    </style:style>
    <style:style style:name="T452" style:family="text">
      <style:text-properties officeooo:rsid="01dbe000"/>
    </style:style>
    <style:style style:name="T453" style:family="text">
      <style:text-properties officeooo:rsid="01dd774b"/>
    </style:style>
    <style:style style:name="T454" style:family="text">
      <style:text-properties officeooo:rsid="01ddfede"/>
    </style:style>
    <style:style style:name="T455" style:family="text">
      <style:text-properties officeooo:rsid="01dfda64"/>
    </style:style>
    <style:style style:name="T456" style:family="text">
      <style:text-properties officeooo:rsid="01e5ca30"/>
    </style:style>
    <style:style style:name="T457" style:family="text">
      <style:text-properties officeooo:rsid="01e6421a"/>
    </style:style>
    <style:style style:name="T458" style:family="text">
      <style:text-properties officeooo:rsid="01e73a42"/>
    </style:style>
    <style:style style:name="T459" style:family="text">
      <style:text-properties officeooo:rsid="01e8c399"/>
    </style:style>
    <style:style style:name="T460" style:family="text">
      <style:text-properties officeooo:rsid="01e9aac0"/>
    </style:style>
    <style:style style:name="T461" style:family="text">
      <style:text-properties officeooo:rsid="01ecce95"/>
    </style:style>
    <style:style style:name="T462" style:family="text">
      <style:text-properties officeooo:rsid="01eff5b4"/>
    </style:style>
    <style:style style:name="T463" style:family="text">
      <style:text-properties officeooo:rsid="01f0688e"/>
    </style:style>
    <style:style style:name="T464" style:family="text">
      <style:text-properties officeooo:rsid="01f49eea"/>
    </style:style>
    <style:style style:name="T465" style:family="text">
      <style:text-properties officeooo:rsid="01faaef6"/>
    </style:style>
    <style:style style:name="T466" style:family="text">
      <style:text-properties officeooo:rsid="01fbe928"/>
    </style:style>
    <style:style style:name="T467" style:family="text">
      <style:text-properties officeooo:rsid="01ff4e22"/>
    </style:style>
    <style:style style:name="T468" style:family="text">
      <style:text-properties officeooo:rsid="020278ec"/>
    </style:style>
    <style:style style:name="T469" style:family="text">
      <style:text-properties officeooo:rsid="0203ca1b"/>
    </style:style>
    <style:style style:name="T470" style:family="text">
      <style:text-properties officeooo:rsid="0204069f"/>
    </style:style>
    <style:style style:name="T471" style:family="text">
      <style:text-properties officeooo:rsid="02045356"/>
    </style:style>
    <style:style style:name="T472" style:family="text">
      <style:text-properties officeooo:rsid="02056311"/>
    </style:style>
    <style:style style:name="T473" style:family="text">
      <style:text-properties officeooo:rsid="02069c6c"/>
    </style:style>
    <style:style style:name="T474" style:family="text">
      <style:text-properties officeooo:rsid="02099c16"/>
    </style:style>
    <style:style style:name="T475" style:family="text">
      <style:text-properties officeooo:rsid="020b2a25"/>
    </style:style>
    <style:style style:name="T476" style:family="text">
      <style:text-properties officeooo:rsid="020bc6b0"/>
    </style:style>
    <style:style style:name="T477" style:family="text">
      <style:text-properties officeooo:rsid="020d5c6a"/>
    </style:style>
    <style:style style:name="T478" style:family="text">
      <style:text-properties officeooo:rsid="020f1457"/>
    </style:style>
    <style:style style:name="T479" style:family="text">
      <style:text-properties officeooo:rsid="020fa7f9"/>
    </style:style>
    <style:style style:name="T480" style:family="text">
      <style:text-properties officeooo:rsid="0217f75e"/>
    </style:style>
    <style:style style:name="T481" style:family="text">
      <style:text-properties officeooo:rsid="0219a410"/>
    </style:style>
    <style:style style:name="T482" style:family="text">
      <style:text-properties officeooo:rsid="021b0a70"/>
    </style:style>
    <style:style style:name="T483" style:family="text">
      <style:text-properties officeooo:rsid="021b9543"/>
    </style:style>
    <style:style style:name="T484" style:family="text">
      <style:text-properties officeooo:rsid="021c6a33"/>
    </style:style>
    <style:style style:name="T485" style:family="text">
      <style:text-properties officeooo:rsid="021d7473"/>
    </style:style>
    <style:style style:name="T486" style:family="text">
      <style:text-properties officeooo:rsid="021f6d7b"/>
    </style:style>
    <style:style style:name="T487" style:family="text">
      <style:text-properties officeooo:rsid="02215ed7"/>
    </style:style>
    <style:style style:name="T488" style:family="text">
      <style:text-properties officeooo:rsid="02235483"/>
    </style:style>
    <style:style style:name="T489" style:family="text">
      <style:text-properties officeooo:rsid="022423ee"/>
    </style:style>
    <style:style style:name="T490" style:family="text">
      <style:text-properties officeooo:rsid="02252185"/>
    </style:style>
    <style:style style:name="T491" style:family="text">
      <style:text-properties officeooo:rsid="02254542"/>
    </style:style>
    <style:style style:name="T492" style:family="text">
      <style:text-properties officeooo:rsid="022608a0"/>
    </style:style>
    <style:style style:name="T493" style:family="text">
      <style:text-properties officeooo:rsid="0226c1ba"/>
    </style:style>
    <style:style style:name="T494" style:family="text">
      <style:text-properties officeooo:rsid="0227dd4f"/>
    </style:style>
    <style:style style:name="T495" style:family="text">
      <style:text-properties officeooo:rsid="02293f3d"/>
    </style:style>
    <style:style style:name="T496" style:family="text">
      <style:text-properties officeooo:rsid="022a900b"/>
    </style:style>
    <style:style style:name="T497" style:family="text">
      <style:text-properties officeooo:rsid="022b3cd2"/>
    </style:style>
    <style:style style:name="T498" style:family="text">
      <style:text-properties officeooo:rsid="022cea64"/>
    </style:style>
    <style:style style:name="T499" style:family="text">
      <style:text-properties officeooo:rsid="022e77de"/>
    </style:style>
    <style:style style:name="T500" style:family="text">
      <style:text-properties officeooo:rsid="022f62c9"/>
    </style:style>
    <style:style style:name="T501" style:family="text">
      <style:text-properties officeooo:rsid="0230d47e"/>
    </style:style>
    <style:style style:name="T502" style:family="text">
      <style:text-properties officeooo:rsid="023156eb"/>
    </style:style>
    <style:style style:name="T503" style:family="text">
      <style:text-properties officeooo:rsid="02346dda"/>
    </style:style>
    <style:style style:name="T504" style:family="text">
      <style:text-properties officeooo:rsid="0234e610"/>
    </style:style>
    <style:style style:name="T505" style:family="text">
      <style:text-properties officeooo:rsid="0236caa0"/>
    </style:style>
    <style:style style:name="T506" style:family="text">
      <style:text-properties officeooo:rsid="0238a0c1"/>
    </style:style>
    <style:style style:name="T507" style:family="text">
      <style:text-properties officeooo:rsid="023c1eef"/>
    </style:style>
    <style:style style:name="T508" style:family="text">
      <style:text-properties officeooo:rsid="02452f56"/>
    </style:style>
    <style:style style:name="T509" style:family="text">
      <style:text-properties officeooo:rsid="02488961"/>
    </style:style>
    <style:style style:name="T510" style:family="text">
      <style:text-properties officeooo:rsid="024f2f8b"/>
    </style:style>
    <style:style style:name="T511" style:family="text">
      <style:text-properties officeooo:rsid="024fab84"/>
    </style:style>
    <style:style style:name="T512" style:family="text">
      <style:text-properties officeooo:rsid="025034c1"/>
    </style:style>
    <style:style style:name="T513" style:family="text">
      <style:text-properties officeooo:rsid="02521c80"/>
    </style:style>
    <style:style style:name="T514" style:family="text">
      <style:text-properties officeooo:rsid="025263b0"/>
    </style:style>
    <style:style style:name="T515" style:family="text">
      <style:text-properties officeooo:rsid="0252c0d9"/>
    </style:style>
    <style:style style:name="T516" style:family="text">
      <style:text-properties officeooo:rsid="02558e71"/>
    </style:style>
    <style:style style:name="T517" style:family="text">
      <style:text-properties officeooo:rsid="0256a7ad"/>
    </style:style>
    <style:style style:name="T518" style:family="text">
      <style:text-properties officeooo:rsid="025733ac"/>
    </style:style>
    <style:style style:name="T519" style:family="text">
      <style:text-properties officeooo:rsid="025b68ab"/>
    </style:style>
    <style:style style:name="T520" style:family="text">
      <style:text-properties officeooo:rsid="025d5ec0"/>
    </style:style>
    <style:style style:name="T521" style:family="text">
      <style:text-properties officeooo:rsid="025e6aad"/>
    </style:style>
    <style:style style:name="T522" style:family="text">
      <style:text-properties officeooo:rsid="0260251c"/>
    </style:style>
    <style:style style:name="T523" style:family="text">
      <style:text-properties officeooo:rsid="0261a422"/>
    </style:style>
    <style:style style:name="T524" style:family="text">
      <style:text-properties officeooo:rsid="02627cb6"/>
    </style:style>
    <style:style style:name="T525" style:family="text">
      <style:text-properties officeooo:rsid="02635bff"/>
    </style:style>
    <style:style style:name="T526" style:family="text">
      <style:text-properties officeooo:rsid="02643c7c"/>
    </style:style>
    <style:style style:name="T527" style:family="text">
      <style:text-properties officeooo:rsid="02646268"/>
    </style:style>
    <style:style style:name="T528" style:family="text">
      <style:text-properties officeooo:rsid="02671a5f"/>
    </style:style>
    <style:style style:name="T529" style:family="text">
      <style:text-properties officeooo:rsid="02671da7"/>
    </style:style>
    <style:style style:name="T530" style:family="text">
      <style:text-properties officeooo:rsid="026a2277"/>
    </style:style>
    <style:style style:name="T531" style:family="text">
      <style:text-properties officeooo:rsid="026b7986"/>
    </style:style>
    <style:style style:name="T532" style:family="text">
      <style:text-properties officeooo:rsid="026bc93d"/>
    </style:style>
    <style:style style:name="T533" style:family="text">
      <style:text-properties officeooo:rsid="026f1c88"/>
    </style:style>
    <style:style style:name="T534" style:family="text">
      <style:text-properties officeooo:rsid="0270252b"/>
    </style:style>
    <style:style style:name="T535" style:family="text">
      <style:text-properties officeooo:rsid="02718bbd"/>
    </style:style>
    <style:style style:name="T536" style:family="text">
      <style:text-properties officeooo:rsid="02730b4e"/>
    </style:style>
    <style:style style:name="T537" style:family="text">
      <style:text-properties officeooo:rsid="027768aa"/>
    </style:style>
    <style:style style:name="T538" style:family="text">
      <style:text-properties officeooo:rsid="02795e1e"/>
    </style:style>
    <style:style style:name="T539" style:family="text">
      <style:text-properties officeooo:rsid="027b0a31"/>
    </style:style>
    <style:style style:name="T540" style:family="text">
      <style:text-properties officeooo:rsid="027c28b2"/>
    </style:style>
    <style:style style:name="T541" style:family="text">
      <style:text-properties officeooo:rsid="02878ad6"/>
    </style:style>
    <style:style style:name="T542" style:family="text">
      <style:text-properties officeooo:rsid="02879adf"/>
    </style:style>
    <style:style style:name="T543" style:family="text">
      <style:text-properties officeooo:rsid="0288b407"/>
    </style:style>
    <style:style style:name="T544" style:family="text">
      <style:text-properties officeooo:rsid="028a8a52"/>
    </style:style>
    <style:style style:name="T545" style:family="text">
      <style:text-properties officeooo:rsid="02908691"/>
    </style:style>
    <style:style style:name="T546" style:family="text">
      <style:text-properties officeooo:rsid="0295f535"/>
    </style:style>
    <style:style style:name="T547" style:family="text">
      <style:text-properties officeooo:rsid="0296a856"/>
    </style:style>
    <style:style style:name="T548" style:family="text">
      <style:text-properties officeooo:rsid="0297e1a1"/>
    </style:style>
    <style:style style:name="T549" style:family="text">
      <style:text-properties officeooo:rsid="0298089f"/>
    </style:style>
    <style:style style:name="T550" style:family="text">
      <style:text-properties officeooo:rsid="02980c5f"/>
    </style:style>
    <style:style style:name="T551" style:family="text">
      <style:text-properties officeooo:rsid="0298ed85"/>
    </style:style>
    <style:style style:name="T552" style:family="text">
      <style:text-properties officeooo:rsid="029ae404"/>
    </style:style>
    <style:style style:name="T553" style:family="text">
      <style:text-properties officeooo:rsid="029d6e7a"/>
    </style:style>
    <style:style style:name="T554" style:family="text">
      <style:text-properties officeooo:rsid="02a1753c"/>
    </style:style>
    <style:style style:name="T555" style:family="text">
      <style:text-properties officeooo:rsid="02a264ea"/>
    </style:style>
    <style:style style:name="T556" style:family="text">
      <style:text-properties officeooo:rsid="02a35473"/>
    </style:style>
    <style:style style:name="T557" style:family="text">
      <style:text-properties officeooo:rsid="02a4ac4e"/>
    </style:style>
    <style:style style:name="T558" style:family="text">
      <style:text-properties officeooo:rsid="02a566ce"/>
    </style:style>
    <style:style style:name="T559" style:family="text">
      <style:text-properties officeooo:rsid="02a5a991"/>
    </style:style>
    <style:style style:name="T560" style:family="text">
      <style:text-properties officeooo:rsid="02a7053f"/>
    </style:style>
    <style:style style:name="T561" style:family="text">
      <style:text-properties officeooo:rsid="02a76a98"/>
    </style:style>
    <style:style style:name="T562" style:family="text">
      <style:text-properties officeooo:rsid="02a7c9de"/>
    </style:style>
    <style:style style:name="T563" style:family="text">
      <style:text-properties officeooo:rsid="02ac0068"/>
    </style:style>
    <style:style style:name="T564" style:family="text">
      <style:text-properties officeooo:rsid="02afd014"/>
    </style:style>
    <style:style style:name="T565" style:family="text">
      <style:text-properties officeooo:rsid="02b0f4c7"/>
    </style:style>
    <style:style style:name="T566" style:family="text">
      <style:text-properties officeooo:rsid="02b19450"/>
    </style:style>
    <style:style style:name="T567" style:family="text">
      <style:text-properties officeooo:rsid="02b1db0e"/>
    </style:style>
    <style:style style:name="T568" style:family="text">
      <style:text-properties officeooo:rsid="02b382c2"/>
    </style:style>
    <style:style style:name="T569" style:family="text">
      <style:text-properties officeooo:rsid="02b4549a"/>
    </style:style>
    <style:style style:name="T570" style:family="text">
      <style:text-properties officeooo:rsid="02b4bfc4"/>
    </style:style>
    <style:style style:name="T571" style:family="text">
      <style:text-properties officeooo:rsid="02b4d5ec"/>
    </style:style>
    <style:style style:name="T572" style:family="text">
      <style:text-properties officeooo:rsid="02b55246"/>
    </style:style>
    <style:style style:name="T573" style:family="text">
      <style:text-properties officeooo:rsid="02b664f3"/>
    </style:style>
    <style:style style:name="T574" style:family="text">
      <style:text-properties officeooo:rsid="02b6e6af"/>
    </style:style>
    <style:style style:name="T575" style:family="text">
      <style:text-properties officeooo:rsid="02b8e259"/>
    </style:style>
    <style:style style:name="T576" style:family="text">
      <style:text-properties officeooo:rsid="02bb8a29"/>
    </style:style>
    <style:style style:name="T577" style:family="text">
      <style:text-properties officeooo:rsid="02bd533b"/>
    </style:style>
    <style:style style:name="T578" style:family="text">
      <style:text-properties officeooo:rsid="02bde3ef"/>
    </style:style>
    <style:style style:name="T579" style:family="text">
      <style:text-properties officeooo:rsid="02be9e1c"/>
    </style:style>
    <style:style style:name="T580" style:family="text">
      <style:text-properties officeooo:rsid="02c0e603"/>
    </style:style>
    <style:style style:name="T581" style:family="text">
      <style:text-properties officeooo:rsid="02c14b90"/>
    </style:style>
    <style:style style:name="T582" style:family="text">
      <style:text-properties officeooo:rsid="02c1e3ec"/>
    </style:style>
    <style:style style:name="T583" style:family="text">
      <style:text-properties officeooo:rsid="02c328e5"/>
    </style:style>
    <style:style style:name="T584" style:family="text">
      <style:text-properties officeooo:rsid="02c7a652"/>
    </style:style>
    <style:style style:name="T585" style:family="text">
      <style:text-properties officeooo:rsid="02ca796d"/>
    </style:style>
    <style:style style:name="T586" style:family="text">
      <style:text-properties officeooo:rsid="02cba12e"/>
    </style:style>
    <style:style style:name="T587" style:family="text">
      <style:text-properties officeooo:rsid="02cbd521"/>
    </style:style>
    <style:style style:name="T588" style:family="text">
      <style:text-properties officeooo:rsid="02ccde7e"/>
    </style:style>
    <style:style style:name="T589" style:family="text">
      <style:text-properties officeooo:rsid="02cf3693"/>
    </style:style>
    <style:style style:name="T590" style:family="text">
      <style:text-properties officeooo:rsid="02d07c1f"/>
    </style:style>
    <style:style style:name="T591" style:family="text">
      <style:text-properties officeooo:rsid="02d26332"/>
    </style:style>
    <style:style style:name="T592" style:family="text">
      <style:text-properties officeooo:rsid="02d4463d"/>
    </style:style>
    <style:style style:name="T593" style:family="text">
      <style:text-properties officeooo:rsid="02d5db6f"/>
    </style:style>
    <style:style style:name="T594" style:family="text">
      <style:text-properties officeooo:rsid="02d74f4b"/>
    </style:style>
    <style:style style:name="T595" style:family="text">
      <style:text-properties officeooo:rsid="02d969a9"/>
    </style:style>
    <style:style style:name="T596" style:family="text">
      <style:text-properties officeooo:rsid="02dfc0e6"/>
    </style:style>
    <style:style style:name="T597" style:family="text">
      <style:text-properties officeooo:rsid="02e34de9"/>
    </style:style>
    <style:style style:name="T598" style:family="text">
      <style:text-properties officeooo:rsid="02e3fa67"/>
    </style:style>
    <style:style style:name="T599" style:family="text">
      <style:text-properties officeooo:rsid="02e4a0be"/>
    </style:style>
    <style:style style:name="T600" style:family="text">
      <style:text-properties officeooo:rsid="02e4f8cf"/>
    </style:style>
    <style:style style:name="T601" style:family="text">
      <style:text-properties officeooo:rsid="02e656b9"/>
    </style:style>
    <style:style style:name="T602" style:family="text">
      <style:text-properties officeooo:rsid="02e9a5e6"/>
    </style:style>
    <style:style style:name="T603" style:family="text">
      <style:text-properties officeooo:rsid="02eb138c"/>
    </style:style>
    <style:style style:name="T604" style:family="text">
      <style:text-properties officeooo:rsid="02eb4a28"/>
    </style:style>
    <style:style style:name="T605" style:family="text">
      <style:text-properties officeooo:rsid="02ecbdc5"/>
    </style:style>
    <style:style style:name="T606" style:family="text">
      <style:text-properties officeooo:rsid="02edeb3c"/>
    </style:style>
    <style:style style:name="T607" style:family="text">
      <style:text-properties officeooo:rsid="02ee928f"/>
    </style:style>
    <style:style style:name="T608" style:family="text">
      <style:text-properties officeooo:rsid="02eef042"/>
    </style:style>
    <style:style style:name="T609" style:family="text">
      <style:text-properties officeooo:rsid="02f01ecf"/>
    </style:style>
    <style:style style:name="T610" style:family="text">
      <style:text-properties officeooo:rsid="02f0d7de"/>
    </style:style>
    <style:style style:name="T611" style:family="text">
      <style:text-properties officeooo:rsid="02f2102f"/>
    </style:style>
    <style:style style:name="T612" style:family="text">
      <style:text-properties officeooo:rsid="02f36e6e"/>
    </style:style>
    <style:style style:name="T613" style:family="text">
      <style:text-properties officeooo:rsid="02f3c198"/>
    </style:style>
    <style:style style:name="T614" style:family="text">
      <style:text-properties officeooo:rsid="02f4b119"/>
    </style:style>
    <style:style style:name="T615" style:family="text">
      <style:text-properties officeooo:rsid="02f87584"/>
    </style:style>
    <style:style style:name="T616" style:family="text">
      <style:text-properties officeooo:rsid="02f8882b"/>
    </style:style>
    <style:style style:name="T617" style:family="text">
      <style:text-properties officeooo:rsid="02fa7d3c"/>
    </style:style>
    <style:style style:name="T618" style:family="text">
      <style:text-properties officeooo:rsid="02fc56dd"/>
    </style:style>
    <style:style style:name="T619" style:family="text">
      <style:text-properties officeooo:rsid="02fc69b2"/>
    </style:style>
    <style:style style:name="T620" style:family="text">
      <style:text-properties officeooo:rsid="02fe23d6"/>
    </style:style>
    <style:style style:name="T621" style:family="text">
      <style:text-properties officeooo:rsid="02ffce7e"/>
    </style:style>
    <style:style style:name="T622" style:family="text">
      <style:text-properties officeooo:rsid="0300b065"/>
    </style:style>
    <style:style style:name="T623" style:family="text">
      <style:text-properties officeooo:rsid="0300dd56"/>
    </style:style>
    <style:style style:name="T624" style:family="text">
      <style:text-properties officeooo:rsid="0302533d"/>
    </style:style>
    <style:style style:name="T625" style:family="text">
      <style:text-properties officeooo:rsid="03043eea"/>
    </style:style>
    <style:style style:name="T626" style:family="text">
      <style:text-properties officeooo:rsid="0305fbc2"/>
    </style:style>
    <style:style style:name="T627" style:family="text">
      <style:text-properties officeooo:rsid="0309b411"/>
    </style:style>
    <style:style style:name="T628" style:family="text">
      <style:text-properties officeooo:rsid="030b08dc"/>
    </style:style>
    <style:style style:name="T629" style:family="text">
      <style:text-properties officeooo:rsid="030cdbe3"/>
    </style:style>
    <style:style style:name="T630" style:family="text">
      <style:text-properties officeooo:rsid="030d2ce2"/>
    </style:style>
    <style:style style:name="T631" style:family="text">
      <style:text-properties officeooo:rsid="03149a31"/>
    </style:style>
    <style:style style:name="T632" style:family="text">
      <style:text-properties officeooo:rsid="03198c24"/>
    </style:style>
    <style:style style:name="T633" style:family="text">
      <style:text-properties officeooo:rsid="031ad210"/>
    </style:style>
    <style:style style:name="T634" style:family="text">
      <style:text-properties officeooo:rsid="031b9c14"/>
    </style:style>
    <style:style style:name="T635" style:family="text">
      <style:text-properties officeooo:rsid="031d78b7"/>
    </style:style>
    <style:style style:name="T636" style:family="text">
      <style:text-properties officeooo:rsid="03243bae"/>
    </style:style>
    <style:style style:name="T637" style:family="text">
      <style:text-properties officeooo:rsid="0325f835"/>
    </style:style>
    <style:style style:name="T638" style:family="text">
      <style:text-properties officeooo:rsid="03261121"/>
    </style:style>
    <style:style style:name="T639" style:family="text">
      <style:text-properties officeooo:rsid="032e99c1"/>
    </style:style>
    <style:style style:name="T640" style:family="text">
      <style:text-properties officeooo:rsid="03302bcd"/>
    </style:style>
    <style:style style:name="T641" style:family="text">
      <style:text-properties officeooo:rsid="0330a920"/>
    </style:style>
    <style:style style:name="T642" style:family="text">
      <style:text-properties officeooo:rsid="0331bebe"/>
    </style:style>
    <style:style style:name="T643" style:family="text">
      <style:text-properties officeooo:rsid="03333400"/>
    </style:style>
    <style:style style:name="T644" style:family="text">
      <style:text-properties officeooo:rsid="0334d0f0"/>
    </style:style>
    <style:style style:name="T645" style:family="text">
      <style:text-properties officeooo:rsid="0336cc94"/>
    </style:style>
    <style:style style:name="T646" style:family="text">
      <style:text-properties officeooo:rsid="033cee12"/>
    </style:style>
    <style:style style:name="T647" style:family="text">
      <style:text-properties officeooo:rsid="033e0ad0"/>
    </style:style>
    <style:style style:name="T648" style:family="text">
      <style:text-properties officeooo:rsid="033ea179"/>
    </style:style>
    <style:style style:name="T649" style:family="text">
      <style:text-properties officeooo:rsid="03407307"/>
    </style:style>
    <style:style style:name="T650" style:family="text">
      <style:text-properties officeooo:rsid="03413eef"/>
    </style:style>
    <style:style style:name="T651" style:family="text">
      <style:text-properties officeooo:rsid="03425550"/>
    </style:style>
    <style:style style:name="T652" style:family="text">
      <style:text-properties officeooo:rsid="034369b6"/>
    </style:style>
    <style:style style:name="T653" style:family="text">
      <style:text-properties officeooo:rsid="03454cb9"/>
    </style:style>
    <style:style style:name="T654" style:family="text">
      <style:text-properties officeooo:rsid="0346fc20"/>
    </style:style>
    <style:style style:name="T655" style:family="text">
      <style:text-properties officeooo:rsid="034774d8"/>
    </style:style>
    <style:style style:name="T656" style:family="text">
      <style:text-properties officeooo:rsid="03482082"/>
    </style:style>
    <style:style style:name="T657" style:family="text">
      <style:text-properties officeooo:rsid="03493afb"/>
    </style:style>
    <style:style style:name="T658" style:family="text">
      <style:text-properties officeooo:rsid="034f7952"/>
    </style:style>
    <style:style style:name="T659" style:family="text">
      <style:text-properties officeooo:rsid="03504ad3"/>
    </style:style>
    <style:style style:name="T660" style:family="text">
      <style:text-properties officeooo:rsid="035106f2"/>
    </style:style>
    <style:style style:name="T661" style:family="text">
      <style:text-properties officeooo:rsid="03522ac9"/>
    </style:style>
    <style:style style:name="T662" style:family="text">
      <style:text-properties officeooo:rsid="035330a7"/>
    </style:style>
    <style:style style:name="T663" style:family="text">
      <style:text-properties officeooo:rsid="035703b7"/>
    </style:style>
    <style:style style:name="T664" style:family="text">
      <style:text-properties officeooo:rsid="035742a2"/>
    </style:style>
    <style:style style:name="T665" style:family="text">
      <style:text-properties officeooo:rsid="03586ded"/>
    </style:style>
    <style:style style:name="T666" style:family="text">
      <style:text-properties officeooo:rsid="03587121"/>
    </style:style>
    <style:style style:name="T667" style:family="text">
      <style:text-properties officeooo:rsid="0358da6f"/>
    </style:style>
    <style:style style:name="T668" style:family="text">
      <style:text-properties officeooo:rsid="035b6cc4"/>
    </style:style>
    <style:style style:name="T669" style:family="text">
      <style:text-properties officeooo:rsid="035fd704"/>
    </style:style>
    <style:style style:name="T670" style:family="text">
      <style:text-properties officeooo:rsid="03606def"/>
    </style:style>
    <style:style style:name="T671" style:family="text">
      <style:text-properties officeooo:rsid="0362208b"/>
    </style:style>
    <style:style style:name="T672" style:family="text">
      <style:text-properties officeooo:rsid="03627098"/>
    </style:style>
    <style:style style:name="T673" style:family="text">
      <style:text-properties officeooo:rsid="0363d2e3"/>
    </style:style>
    <style:style style:name="T674" style:family="text">
      <style:text-properties officeooo:rsid="0363df91"/>
    </style:style>
    <style:style style:name="T675" style:family="text">
      <style:text-properties officeooo:rsid="0365793d"/>
    </style:style>
    <style:style style:name="T676" style:family="text">
      <style:text-properties officeooo:rsid="0369a644"/>
    </style:style>
    <style:style style:name="T677" style:family="text">
      <style:text-properties officeooo:rsid="036ba11d"/>
    </style:style>
    <style:style style:name="T678" style:family="text">
      <style:text-properties officeooo:rsid="036d0ee8"/>
    </style:style>
    <style:style style:name="T679" style:family="text">
      <style:text-properties officeooo:rsid="036d3784"/>
    </style:style>
    <style:style style:name="T680" style:family="text">
      <style:text-properties officeooo:rsid="036eccb3"/>
    </style:style>
    <style:style style:name="T681" style:family="text">
      <style:text-properties officeooo:rsid="036f15eb"/>
    </style:style>
    <style:style style:name="T682" style:family="text">
      <style:text-properties officeooo:rsid="036f70a2"/>
    </style:style>
    <style:style style:name="T683" style:family="text">
      <style:text-properties officeooo:rsid="0370429c"/>
    </style:style>
    <style:style style:name="T684" style:family="text">
      <style:text-properties officeooo:rsid="03712d9e"/>
    </style:style>
    <style:style style:name="T685" style:family="text">
      <style:text-properties officeooo:rsid="03715ea6"/>
    </style:style>
    <style:style style:name="T686" style:family="text">
      <style:text-properties officeooo:rsid="03726ab2"/>
    </style:style>
    <style:style style:name="T687" style:family="text">
      <style:text-properties officeooo:rsid="0372eddb"/>
    </style:style>
    <style:style style:name="T688" style:family="text">
      <style:text-properties officeooo:rsid="037a05d9"/>
    </style:style>
    <style:style style:name="T689" style:family="text">
      <style:text-properties officeooo:rsid="037b95f9"/>
    </style:style>
    <style:style style:name="T690" style:family="text">
      <style:text-properties officeooo:rsid="037c4df0"/>
    </style:style>
    <style:style style:name="T691" style:family="text">
      <style:text-properties officeooo:rsid="037e0b9d"/>
    </style:style>
    <style:style style:name="T692" style:family="text">
      <style:text-properties officeooo:rsid="037ee911"/>
    </style:style>
    <style:style style:name="T693" style:family="text">
      <style:text-properties officeooo:rsid="03813c17"/>
    </style:style>
    <style:style style:name="T694" style:family="text">
      <style:text-properties officeooo:rsid="0381877c"/>
    </style:style>
    <style:style style:name="T695" style:family="text">
      <style:text-properties officeooo:rsid="0382470e"/>
    </style:style>
    <style:style style:name="T696" style:family="text">
      <style:text-properties officeooo:rsid="03828b9e"/>
    </style:style>
    <style:style style:name="T697" style:family="text">
      <style:text-properties officeooo:rsid="0382d7c9"/>
    </style:style>
    <style:style style:name="T698" style:family="text">
      <style:text-properties officeooo:rsid="03830c5e"/>
    </style:style>
    <style:style style:name="T699" style:family="text">
      <style:text-properties officeooo:rsid="03884436"/>
    </style:style>
    <style:style style:name="T700" style:family="text">
      <style:text-properties officeooo:rsid="0389d56e"/>
    </style:style>
    <style:style style:name="T701" style:family="text">
      <style:text-properties officeooo:rsid="038c872c"/>
    </style:style>
    <style:style style:name="T702" style:family="text">
      <style:text-properties officeooo:rsid="038cc164"/>
    </style:style>
    <style:style style:name="T703" style:family="text">
      <style:text-properties officeooo:rsid="038e88e6"/>
    </style:style>
    <style:style style:name="T704" style:family="text">
      <style:text-properties officeooo:rsid="039443d4"/>
    </style:style>
    <style:style style:name="T705" style:family="text">
      <style:text-properties officeooo:rsid="039598d9"/>
    </style:style>
    <style:style style:name="T706" style:family="text">
      <style:text-properties officeooo:rsid="0396563a"/>
    </style:style>
    <style:style style:name="T707" style:family="text">
      <style:text-properties officeooo:rsid="0396662b"/>
    </style:style>
    <style:style style:name="T708" style:family="text">
      <style:text-properties officeooo:rsid="03981751"/>
    </style:style>
    <style:style style:name="T709" style:family="text">
      <style:text-properties officeooo:rsid="0399c3b6"/>
    </style:style>
    <style:style style:name="T710" style:family="text">
      <style:text-properties officeooo:rsid="039a40d8"/>
    </style:style>
    <style:style style:name="T711" style:family="text">
      <style:text-properties officeooo:rsid="039d250a"/>
    </style:style>
    <style:style style:name="T712" style:family="text">
      <style:text-properties officeooo:rsid="039f47e6"/>
    </style:style>
    <style:style style:name="T713" style:family="text">
      <style:text-properties officeooo:rsid="03a10ed1"/>
    </style:style>
    <style:style style:name="T714" style:family="text">
      <style:text-properties officeooo:rsid="03a2e6d1"/>
    </style:style>
    <style:style style:name="T715" style:family="text">
      <style:text-properties officeooo:rsid="03aa4254"/>
    </style:style>
    <style:style style:name="T716" style:family="text">
      <style:text-properties officeooo:rsid="03aa709f"/>
    </style:style>
    <style:style style:name="T717" style:family="text">
      <style:text-properties officeooo:rsid="03ac6eac"/>
    </style:style>
    <style:style style:name="T718" style:family="text">
      <style:text-properties officeooo:rsid="03b01460"/>
    </style:style>
    <style:style style:name="T719" style:family="text">
      <style:text-properties officeooo:rsid="03b1e4da"/>
    </style:style>
    <style:style style:name="T720" style:family="text">
      <style:text-properties officeooo:rsid="03b71f32"/>
    </style:style>
    <style:style style:name="T721" style:family="text">
      <style:text-properties officeooo:rsid="03b7837a"/>
    </style:style>
    <style:style style:name="T722" style:family="text">
      <style:text-properties officeooo:rsid="03b88c30"/>
    </style:style>
    <style:style style:name="T723" style:family="text">
      <style:text-properties officeooo:rsid="03b97bcb"/>
    </style:style>
    <style:style style:name="T724" style:family="text">
      <style:text-properties officeooo:rsid="03badf63"/>
    </style:style>
    <style:style style:name="T725" style:family="text">
      <style:text-properties officeooo:rsid="03c0515b"/>
    </style:style>
    <style:style style:name="T726" style:family="text">
      <style:text-properties officeooo:rsid="03c0ee0d"/>
    </style:style>
    <style:style style:name="T727" style:family="text">
      <style:text-properties officeooo:rsid="03c1b35d"/>
    </style:style>
    <style:style style:name="T728" style:family="text">
      <style:text-properties officeooo:rsid="03c3a60b"/>
    </style:style>
    <style:style style:name="T729" style:family="text">
      <style:text-properties officeooo:rsid="03c4eae3"/>
    </style:style>
    <style:style style:name="T730" style:family="text">
      <style:text-properties officeooo:rsid="03c8334e"/>
    </style:style>
    <style:style style:name="T731" style:family="text">
      <style:text-properties officeooo:rsid="03ca92eb"/>
    </style:style>
    <style:style style:name="T732" style:family="text">
      <style:text-properties officeooo:rsid="03cc7c39"/>
    </style:style>
    <style:style style:name="T733" style:family="text">
      <style:text-properties officeooo:rsid="03cdcb35"/>
    </style:style>
    <style:style style:name="T734" style:family="text">
      <style:text-properties officeooo:rsid="03ce18af"/>
    </style:style>
    <style:style style:name="T735" style:family="text">
      <style:text-properties officeooo:rsid="03ce4bbd"/>
    </style:style>
    <style:style style:name="T736" style:family="text">
      <style:text-properties officeooo:rsid="03cf43ae"/>
    </style:style>
    <style:style style:name="T737" style:family="text">
      <style:text-properties officeooo:rsid="03d13bf1"/>
    </style:style>
    <style:style style:name="T738" style:family="text">
      <style:text-properties officeooo:rsid="03d814ba"/>
    </style:style>
    <style:style style:name="T739" style:family="text">
      <style:text-properties officeooo:rsid="03d98814"/>
    </style:style>
    <style:style style:name="T740" style:family="text">
      <style:text-properties officeooo:rsid="03da51e7"/>
    </style:style>
    <style:style style:name="T741" style:family="text">
      <style:text-properties officeooo:rsid="03db227b"/>
    </style:style>
    <style:style style:name="T742" style:family="text">
      <style:text-properties officeooo:rsid="03dcd7a5"/>
    </style:style>
    <style:style style:name="T743" style:family="text">
      <style:text-properties officeooo:rsid="03e134a0"/>
    </style:style>
    <style:style style:name="T744" style:family="text">
      <style:text-properties officeooo:rsid="03e32e1f"/>
    </style:style>
    <style:style style:name="T745" style:family="text">
      <style:text-properties officeooo:rsid="03e40064"/>
    </style:style>
    <style:style style:name="T746" style:family="text">
      <style:text-properties officeooo:rsid="03e46b66"/>
    </style:style>
    <style:style style:name="T747" style:family="text">
      <style:text-properties officeooo:rsid="03e854ff"/>
    </style:style>
    <style:style style:name="T748" style:family="text">
      <style:text-properties officeooo:rsid="03ec81f4"/>
    </style:style>
    <style:style style:name="T749" style:family="text">
      <style:text-properties officeooo:rsid="03ed2c2a"/>
    </style:style>
    <style:style style:name="T750" style:family="text">
      <style:text-properties officeooo:rsid="03eddf09"/>
    </style:style>
    <style:style style:name="T751" style:family="text">
      <style:text-properties officeooo:rsid="03f0c881"/>
    </style:style>
    <style:style style:name="T752" style:family="text">
      <style:text-properties officeooo:rsid="03f1026c"/>
    </style:style>
    <style:style style:name="T753" style:family="text">
      <style:text-properties officeooo:rsid="03f18848"/>
    </style:style>
    <style:style style:name="T754" style:family="text">
      <style:text-properties officeooo:rsid="03f1b418"/>
    </style:style>
    <style:style style:name="T755" style:family="text">
      <style:text-properties officeooo:rsid="03f1bbba"/>
    </style:style>
    <style:style style:name="T756" style:family="text">
      <style:text-properties officeooo:rsid="03f2f98f"/>
    </style:style>
    <style:style style:name="T757" style:family="text">
      <style:text-properties officeooo:rsid="03f55b51"/>
    </style:style>
    <style:style style:name="T758" style:family="text">
      <style:text-properties officeooo:rsid="03f56f8e"/>
    </style:style>
    <style:style style:name="T759" style:family="text">
      <style:text-properties officeooo:rsid="03f8fe3a"/>
    </style:style>
    <style:style style:name="T760" style:family="text">
      <style:text-properties officeooo:rsid="03fa711e"/>
    </style:style>
    <style:style style:name="T761" style:family="text">
      <style:text-properties officeooo:rsid="03fb105b"/>
    </style:style>
    <style:style style:name="T762" style:family="text">
      <style:text-properties officeooo:rsid="03fc755c"/>
    </style:style>
    <style:style style:name="T763" style:family="text">
      <style:text-properties officeooo:rsid="0400e491"/>
    </style:style>
    <style:style style:name="T764" style:family="text">
      <style:text-properties officeooo:rsid="0404ccc5"/>
    </style:style>
    <style:style style:name="T765" style:family="text">
      <style:text-properties officeooo:rsid="0405a0ba"/>
    </style:style>
    <style:style style:name="T766" style:family="text">
      <style:text-properties officeooo:rsid="0407084d"/>
    </style:style>
    <style:style style:name="T767" style:family="text">
      <style:text-properties officeooo:rsid="040c9c69"/>
    </style:style>
    <style:style style:name="T768" style:family="text">
      <style:text-properties officeooo:rsid="040ccb16"/>
    </style:style>
    <style:style style:name="T769" style:family="text">
      <style:text-properties officeooo:rsid="040e5a20"/>
    </style:style>
    <style:style style:name="T770" style:family="text">
      <style:text-properties officeooo:rsid="040eb043"/>
    </style:style>
    <style:style style:name="T771" style:family="text">
      <style:text-properties officeooo:rsid="04149f5e"/>
    </style:style>
    <style:style style:name="T772" style:family="text">
      <style:text-properties officeooo:rsid="04151f3c"/>
    </style:style>
    <style:style style:name="T773" style:family="text">
      <style:text-properties officeooo:rsid="04171729"/>
    </style:style>
    <style:style style:name="T774" style:family="text">
      <style:text-properties officeooo:rsid="0418d9c2"/>
    </style:style>
    <style:style style:name="T775" style:family="text">
      <style:text-properties officeooo:rsid="041b9953"/>
    </style:style>
    <style:style style:name="T776" style:family="text">
      <style:text-properties officeooo:rsid="042587c8"/>
    </style:style>
    <style:style style:name="T777" style:family="text">
      <style:text-properties officeooo:rsid="0427563f"/>
    </style:style>
    <style:style style:name="T778" style:family="text">
      <style:text-properties officeooo:rsid="0427b137"/>
    </style:style>
    <style:style style:name="T779" style:family="text">
      <style:text-properties officeooo:rsid="0428136b"/>
    </style:style>
    <style:style style:name="T780" style:family="text">
      <style:text-properties officeooo:rsid="0428d5fb"/>
    </style:style>
    <style:style style:name="T781" style:family="text">
      <style:text-properties officeooo:rsid="042abeb6"/>
    </style:style>
    <style:style style:name="T782" style:family="text">
      <style:text-properties officeooo:rsid="0432a9c3"/>
    </style:style>
    <style:style style:name="T783" style:family="text">
      <style:text-properties officeooo:rsid="0432ad10"/>
    </style:style>
    <style:style style:name="T784" style:family="text">
      <style:text-properties officeooo:rsid="04342984"/>
    </style:style>
    <style:style style:name="T785" style:family="text">
      <style:text-properties officeooo:rsid="043480db"/>
    </style:style>
    <style:style style:name="T786" style:family="text">
      <style:text-properties officeooo:rsid="0434f3b9"/>
    </style:style>
    <style:style style:name="T787" style:family="text">
      <style:text-properties officeooo:rsid="0436824e"/>
    </style:style>
    <style:style style:name="T788" style:family="text">
      <style:text-properties officeooo:rsid="0437d143"/>
    </style:style>
    <style:style style:name="T789" style:family="text">
      <style:text-properties officeooo:rsid="043b61b8"/>
    </style:style>
    <style:style style:name="T790" style:family="text">
      <style:text-properties officeooo:rsid="043ca042"/>
    </style:style>
    <style:style style:name="T791" style:family="text">
      <style:text-properties officeooo:rsid="043e481f"/>
    </style:style>
    <style:style style:name="T792" style:family="text">
      <style:text-properties officeooo:rsid="043f9609"/>
    </style:style>
    <style:style style:name="T793" style:family="text">
      <style:text-properties officeooo:rsid="0440e548"/>
    </style:style>
    <style:style style:name="T794" style:family="text">
      <style:text-properties fo:language="none" fo:country="none" officeooo:rsid="043fcb5a" style:language-asian="none" style:country-asian="none"/>
    </style:style>
    <style:style style:name="T795" style:family="text">
      <style:text-properties fo:language="none" fo:country="none" officeooo:rsid="0440e548" style:language-asian="none" style:country-asian="none"/>
    </style:style>
    <style:style style:name="T796" style:family="text">
      <style:text-properties fo:background-color="#ffb66c" loext:char-shading-value="0"/>
    </style:style>
    <style:style style:name="T797" style:family="text">
      <style:text-properties officeooo:rsid="0442b7e4"/>
    </style:style>
    <style:style style:name="T798" style:family="text">
      <style:text-properties officeooo:rsid="03de5d87"/>
    </style:style>
    <style:style style:name="T799" style:family="text">
      <style:text-properties officeooo:rsid="044a7e80"/>
    </style:style>
    <style:style style:name="T800" style:family="text">
      <style:text-properties officeooo:rsid="044ab8c6"/>
    </style:style>
    <style:style style:name="T801" style:family="text">
      <style:text-properties officeooo:rsid="044c3555"/>
    </style:style>
    <style:style style:name="T802" style:family="text">
      <style:text-properties officeooo:rsid="044c9069"/>
    </style:style>
    <style:style style:name="T803" style:family="text">
      <style:text-properties officeooo:rsid="044ccb7c"/>
    </style:style>
    <style:style style:name="T804" style:family="text">
      <style:text-properties officeooo:rsid="044df289"/>
    </style:style>
    <style:style style:name="T805" style:family="text">
      <style:text-properties officeooo:rsid="044e3f9d"/>
    </style:style>
    <style:style style:name="T806" style:family="text">
      <style:text-properties officeooo:rsid="045ae56e"/>
    </style:style>
    <style:style style:name="T807" style:family="text">
      <style:text-properties officeooo:rsid="045b91b2"/>
    </style:style>
    <style:style style:name="T808" style:family="text">
      <style:text-properties officeooo:rsid="045c45d3"/>
    </style:style>
    <style:style style:name="T809" style:family="text">
      <style:text-properties officeooo:rsid="045d385a"/>
    </style:style>
    <style:style style:name="T810" style:family="text">
      <style:text-properties officeooo:rsid="045d5b26"/>
    </style:style>
    <style:style style:name="T811" style:family="text">
      <style:text-properties officeooo:rsid="04602192"/>
    </style:style>
    <style:style style:name="T812" style:family="text">
      <style:text-properties officeooo:rsid="0462e70d"/>
    </style:style>
    <style:style style:name="T813" style:family="text">
      <style:text-properties officeooo:rsid="0464d82e"/>
    </style:style>
    <style:style style:name="T814" style:family="text">
      <style:text-properties officeooo:rsid="04657f66"/>
    </style:style>
    <style:style style:name="T815" style:family="text">
      <style:text-properties officeooo:rsid="04674336"/>
    </style:style>
    <style:style style:name="T816" style:family="text">
      <style:text-properties officeooo:rsid="0467f0ec"/>
    </style:style>
    <style:style style:name="T817" style:family="text">
      <style:text-properties officeooo:rsid="0469d533"/>
    </style:style>
    <style:style style:name="T818" style:family="text">
      <style:text-properties officeooo:rsid="0475ecdf"/>
    </style:style>
    <style:style style:name="T819" style:family="text">
      <style:text-properties officeooo:rsid="047798be"/>
    </style:style>
    <style:style style:name="T820" style:family="text">
      <style:text-properties officeooo:rsid="04798fd6"/>
    </style:style>
    <style:style style:name="T821" style:family="text">
      <style:text-properties officeooo:rsid="047b26d7"/>
    </style:style>
    <style:style style:name="T822" style:family="text">
      <style:text-properties officeooo:rsid="047b584a"/>
    </style:style>
    <style:style style:name="T823" style:family="text">
      <style:text-properties officeooo:rsid="047cb44f"/>
    </style:style>
    <style:style style:name="T824" style:family="text">
      <style:text-properties officeooo:rsid="047e42a9"/>
    </style:style>
    <style:style style:name="T825" style:family="text">
      <style:text-properties officeooo:rsid="047fa473"/>
    </style:style>
    <style:style style:name="T826" style:family="text">
      <style:text-properties officeooo:rsid="04863faf"/>
    </style:style>
    <style:style style:name="T827" style:family="text">
      <style:text-properties officeooo:rsid="048871ef"/>
    </style:style>
    <style:style style:name="T828" style:family="text">
      <style:text-properties officeooo:rsid="0489909c"/>
    </style:style>
    <style:style style:name="T829" style:family="text">
      <style:text-properties officeooo:rsid="048a4248"/>
    </style:style>
    <style:style style:name="T830" style:family="text">
      <style:text-properties officeooo:rsid="048c1f00"/>
    </style:style>
    <style:style style:name="T831" style:family="text">
      <style:text-properties officeooo:rsid="048d3437"/>
    </style:style>
    <style:style style:name="T832" style:family="text">
      <style:text-properties officeooo:rsid="048e18f0"/>
    </style:style>
    <style:style style:name="T833" style:family="text">
      <style:text-properties style:text-position="33% 80%"/>
    </style:style>
    <style:style style:name="T834" style:family="text">
      <style:text-properties officeooo:rsid="0492a977"/>
    </style:style>
    <style:style style:name="T835" style:family="text">
      <style:text-properties officeooo:rsid="04942e6e"/>
    </style:style>
    <style:style style:name="T836" style:family="text">
      <style:text-properties officeooo:rsid="0494c563"/>
    </style:style>
    <style:style style:name="T837" style:family="text">
      <style:text-properties officeooo:rsid="049653be"/>
    </style:style>
    <style:style style:name="T838" style:family="text">
      <style:text-properties officeooo:rsid="04972ff1"/>
    </style:style>
    <style:style style:name="T839" style:family="text">
      <style:text-properties officeooo:rsid="04988d5f"/>
    </style:style>
    <style:style style:name="T840" style:family="text">
      <style:text-properties officeooo:rsid="04990c7b"/>
    </style:style>
    <style:style style:name="T841" style:family="text">
      <style:text-properties officeooo:rsid="04997125"/>
    </style:style>
    <style:style style:name="T842" style:family="text">
      <style:text-properties officeooo:rsid="049982c5"/>
    </style:style>
    <style:style style:name="T843" style:family="text">
      <style:text-properties officeooo:rsid="049b4fe8"/>
    </style:style>
    <style:style style:name="T844" style:family="text">
      <style:text-properties officeooo:rsid="049ceafd"/>
    </style:style>
    <style:style style:name="T845" style:family="text">
      <style:text-properties officeooo:rsid="049e6475"/>
    </style:style>
    <style:style style:name="T846" style:family="text">
      <style:text-properties officeooo:rsid="049ef6d1"/>
    </style:style>
    <style:style style:name="T847" style:family="text">
      <style:text-properties officeooo:rsid="049f84d2"/>
    </style:style>
    <style:style style:name="T848" style:family="text">
      <style:text-properties officeooo:rsid="04a0b4e4"/>
    </style:style>
    <style:style style:name="T849" style:family="text">
      <style:text-properties officeooo:rsid="04a1ccb3"/>
    </style:style>
    <style:style style:name="T850" style:family="text">
      <style:text-properties officeooo:rsid="04a3a63b"/>
    </style:style>
    <style:style style:name="T851" style:family="text">
      <style:text-properties officeooo:rsid="04a4fc42"/>
    </style:style>
    <style:style style:name="T852" style:family="text">
      <style:text-properties officeooo:rsid="04a7fd68"/>
    </style:style>
    <style:style style:name="T853" style:family="text">
      <style:text-properties officeooo:rsid="04b012de"/>
    </style:style>
    <style:style style:name="T854" style:family="text">
      <style:text-properties officeooo:rsid="04b17243"/>
    </style:style>
    <style:style style:name="T855" style:family="text">
      <style:text-properties officeooo:rsid="04b21d0e"/>
    </style:style>
    <style:style style:name="T856" style:family="text">
      <style:text-properties officeooo:rsid="04b36c06"/>
    </style:style>
    <style:style style:name="T857" style:family="text">
      <style:text-properties officeooo:rsid="04b50005"/>
    </style:style>
    <style:style style:name="T858" style:family="text">
      <style:text-properties officeooo:rsid="04b51536"/>
    </style:style>
    <style:style style:name="T859" style:family="text">
      <style:text-properties officeooo:rsid="04b63510"/>
    </style:style>
    <style:style style:name="T860" style:family="text">
      <style:text-properties officeooo:rsid="04b77109"/>
    </style:style>
    <style:style style:name="T861" style:family="text">
      <style:text-properties officeooo:rsid="04b9ad11"/>
    </style:style>
    <style:style style:name="T862" style:family="text">
      <style:text-properties officeooo:rsid="04ba5671"/>
    </style:style>
    <style:style style:name="T863" style:family="text">
      <style:text-properties officeooo:rsid="04bd1a57"/>
    </style:style>
    <style:style style:name="T864" style:family="text">
      <style:text-properties officeooo:rsid="04bee6ef"/>
    </style:style>
    <style:style style:name="T865" style:family="text">
      <style:text-properties officeooo:rsid="04c0d357"/>
    </style:style>
    <style:style style:name="T866" style:family="text">
      <style:text-properties officeooo:rsid="04c2b939"/>
    </style:style>
    <style:style style:name="T867" style:family="text">
      <style:text-properties officeooo:rsid="04c701da"/>
    </style:style>
    <style:style style:name="T868" style:family="text">
      <style:text-properties officeooo:rsid="04c87109"/>
    </style:style>
    <style:style style:name="T869" style:family="text">
      <style:text-properties officeooo:rsid="04c8b3ba"/>
    </style:style>
    <style:style style:name="T870" style:family="text">
      <style:text-properties officeooo:rsid="04d0d658"/>
    </style:style>
    <style:style style:name="T871" style:family="text">
      <style:text-properties officeooo:rsid="04d1f70b"/>
    </style:style>
    <style:style style:name="T872" style:family="text">
      <style:text-properties officeooo:rsid="04d38651"/>
    </style:style>
    <style:style style:name="T873" style:family="text">
      <style:text-properties officeooo:rsid="04d3d7fe"/>
    </style:style>
    <style:style style:name="T874" style:family="text">
      <style:text-properties officeooo:rsid="04d4aa27"/>
    </style:style>
    <style:style style:name="T875" style:family="text">
      <style:text-properties officeooo:rsid="04d5f220"/>
    </style:style>
    <style:style style:name="T876" style:family="text">
      <style:text-properties officeooo:rsid="04d7e0b5"/>
    </style:style>
    <style:style style:name="T877" style:family="text">
      <style:text-properties officeooo:rsid="04dc3a3e"/>
    </style:style>
    <style:style style:name="T878" style:family="text">
      <style:text-properties officeooo:rsid="04dfadc9"/>
    </style:style>
    <style:style style:name="T879" style:family="text">
      <style:text-properties officeooo:rsid="04e3a763"/>
    </style:style>
    <style:style style:name="T880" style:family="text">
      <style:text-properties officeooo:rsid="04e443a1"/>
    </style:style>
    <style:style style:name="T881" style:family="text">
      <style:text-properties officeooo:rsid="04e51b4f"/>
    </style:style>
    <style:style style:name="T882" style:family="text">
      <style:text-properties officeooo:rsid="04e8e481"/>
    </style:style>
    <style:style style:name="T883" style:family="text">
      <style:text-properties officeooo:rsid="04f00989"/>
    </style:style>
    <style:style style:name="T884" style:family="text">
      <style:text-properties officeooo:rsid="04f10637"/>
    </style:style>
    <style:style style:name="T885" style:family="text">
      <style:text-properties officeooo:rsid="04f136b3"/>
    </style:style>
    <style:style style:name="T886" style:family="text">
      <style:text-properties officeooo:rsid="04f47978"/>
    </style:style>
    <style:style style:name="T887" style:family="text">
      <style:text-properties officeooo:rsid="04fa039e"/>
    </style:style>
    <style:style style:name="T888" style:family="text">
      <style:text-properties officeooo:rsid="04fa95b8"/>
    </style:style>
    <style:style style:name="T889" style:family="text">
      <style:text-properties officeooo:rsid="04fa9d01"/>
    </style:style>
    <style:style style:name="T890" style:family="text">
      <style:text-properties officeooo:rsid="05009cb0"/>
    </style:style>
    <style:style style:name="T891" style:family="text">
      <style:text-properties officeooo:rsid="05027f5b"/>
    </style:style>
    <style:style style:name="T892" style:family="text">
      <style:text-properties officeooo:rsid="0502e208"/>
    </style:style>
    <style:style style:name="T893" style:family="text">
      <style:text-properties officeooo:rsid="05042d3d"/>
    </style:style>
    <style:style style:name="T894" style:family="text">
      <style:text-properties officeooo:rsid="05090a06"/>
    </style:style>
    <style:style style:name="T895" style:family="text">
      <style:text-properties officeooo:rsid="050c164b"/>
    </style:style>
    <style:style style:name="T896" style:family="text">
      <style:text-properties officeooo:rsid="051165fe"/>
    </style:style>
    <style:style style:name="T897" style:family="text">
      <style:text-properties officeooo:rsid="0513c61e"/>
    </style:style>
    <style:style style:name="T898" style:family="text">
      <style:text-properties officeooo:rsid="0515be3a"/>
    </style:style>
    <style:style style:name="T899" style:family="text">
      <style:text-properties officeooo:rsid="0518c89e"/>
    </style:style>
    <style:style style:name="T900" style:family="text">
      <style:text-properties officeooo:rsid="051a810e"/>
    </style:style>
    <style:style style:name="T901" style:family="text">
      <style:text-properties officeooo:rsid="051c6c0f"/>
    </style:style>
    <style:style style:name="T902" style:family="text">
      <style:text-properties officeooo:rsid="051cc70a"/>
    </style:style>
    <style:style style:name="T903" style:family="text">
      <style:text-properties officeooo:rsid="051e7b28"/>
    </style:style>
    <style:style style:name="T904" style:family="text">
      <style:text-properties officeooo:rsid="051edbb1"/>
    </style:style>
    <style:style style:name="T905" style:family="text">
      <style:text-properties officeooo:rsid="05213205"/>
    </style:style>
    <style:style style:name="T906" style:family="text">
      <style:text-properties officeooo:rsid="05230312"/>
    </style:style>
    <style:style style:name="T907" style:family="text">
      <style:text-properties officeooo:rsid="05249d9a"/>
    </style:style>
    <style:style style:name="T908" style:family="text">
      <style:text-properties officeooo:rsid="05250e27"/>
    </style:style>
    <style:style style:name="T909" style:family="text">
      <style:text-properties officeooo:rsid="0529f6f7"/>
    </style:style>
    <style:style style:name="T910" style:family="text">
      <style:text-properties officeooo:rsid="052cd292"/>
    </style:style>
    <style:style style:name="T911" style:family="text">
      <style:text-properties officeooo:rsid="052f488d"/>
    </style:style>
    <style:style style:name="T912" style:family="text">
      <style:text-properties officeooo:rsid="05307072"/>
    </style:style>
    <style:style style:name="T913" style:family="text">
      <style:text-properties officeooo:rsid="0530cd19"/>
    </style:style>
    <style:style style:name="T914" style:family="text">
      <style:text-properties officeooo:rsid="0536b90b"/>
    </style:style>
    <style:style style:name="T915" style:family="text">
      <style:text-properties officeooo:rsid="05388cff"/>
    </style:style>
    <style:style style:name="T916" style:family="text">
      <style:text-properties officeooo:rsid="053c7240"/>
    </style:style>
    <style:style style:name="T917" style:family="text">
      <style:text-properties officeooo:rsid="053defb0"/>
    </style:style>
    <style:style style:name="T918" style:family="text">
      <style:text-properties officeooo:rsid="053f414d"/>
    </style:style>
    <style:style style:name="T919" style:family="text">
      <style:text-properties officeooo:rsid="0545cd11"/>
    </style:style>
    <style:style style:name="T920" style:family="text">
      <style:text-properties officeooo:rsid="05471fe2"/>
    </style:style>
    <style:style style:name="T921" style:family="text">
      <style:text-properties officeooo:rsid="05488d65"/>
    </style:style>
    <style:style style:name="T922" style:family="text">
      <style:text-properties officeooo:rsid="0549dbb8"/>
    </style:style>
    <style:style style:name="T923" style:family="text">
      <style:text-properties officeooo:rsid="054f6b11"/>
    </style:style>
    <style:style style:name="T924" style:family="text">
      <style:text-properties officeooo:rsid="0552ba6e"/>
    </style:style>
    <style:style style:name="T925" style:family="text">
      <style:text-properties officeooo:rsid="055702f2"/>
    </style:style>
    <style:style style:name="T926" style:family="text">
      <style:text-properties officeooo:rsid="0557063a"/>
    </style:style>
    <style:style style:name="T927" style:family="text">
      <style:text-properties officeooo:rsid="0557be57"/>
    </style:style>
    <style:style style:name="T928" style:family="text">
      <style:text-properties officeooo:rsid="055dfe08"/>
    </style:style>
    <style:style style:name="T929" style:family="text">
      <style:text-properties officeooo:rsid="055ff25b"/>
    </style:style>
    <style:style style:name="T930" style:family="text">
      <style:text-properties officeooo:rsid="05606217"/>
    </style:style>
    <style:style style:name="T931" style:family="text">
      <style:text-properties officeooo:rsid="0562328d"/>
    </style:style>
    <style:style style:name="T932" style:family="text">
      <style:text-properties officeooo:rsid="056bf9fe"/>
    </style:style>
    <style:style style:name="T933" style:family="text">
      <style:text-properties officeooo:rsid="056c7577"/>
    </style:style>
    <style:style style:name="T934" style:family="text">
      <style:text-properties officeooo:rsid="056e61a2"/>
    </style:style>
    <style:style style:name="T935" style:family="text">
      <style:text-properties officeooo:rsid="0574dacb"/>
    </style:style>
    <style:style style:name="T936" style:family="text">
      <style:text-properties officeooo:rsid="05777440"/>
    </style:style>
    <style:style style:name="T937" style:family="text">
      <style:text-properties officeooo:rsid="057780c0"/>
    </style:style>
    <style:style style:name="T938" style:family="text">
      <style:text-properties officeooo:rsid="057d6cf1"/>
    </style:style>
    <style:style style:name="T939" style:family="text">
      <style:text-properties officeooo:rsid="057f6760"/>
    </style:style>
    <style:style style:name="T940" style:family="text">
      <style:text-properties officeooo:rsid="0588ebd9"/>
    </style:style>
    <style:style style:name="T941" style:family="text">
      <style:text-properties officeooo:rsid="058ca567"/>
    </style:style>
    <style:style style:name="T942" style:family="text">
      <style:text-properties officeooo:rsid="058fa5a6"/>
    </style:style>
    <style:style style:name="T943" style:family="text">
      <style:text-properties officeooo:rsid="05901a02"/>
    </style:style>
    <style:style style:name="T944" style:family="text">
      <style:text-properties officeooo:rsid="05925366"/>
    </style:style>
    <style:style style:name="T945" style:family="text">
      <style:text-properties officeooo:rsid="0593966e"/>
    </style:style>
    <style:style style:name="T946" style:family="text">
      <style:text-properties officeooo:rsid="0594dfc0"/>
    </style:style>
    <style:style style:name="T947" style:family="text">
      <style:text-properties officeooo:rsid="05959d37"/>
    </style:style>
    <style:style style:name="T948" style:family="text">
      <style:text-properties officeooo:rsid="05972c7d"/>
    </style:style>
    <style:style style:name="T949" style:family="text">
      <style:text-properties officeooo:rsid="05974b18"/>
    </style:style>
    <style:style style:name="T950" style:family="text">
      <style:text-properties officeooo:rsid="0599dc55"/>
    </style:style>
    <style:style style:name="T951" style:family="text">
      <style:text-properties fo:language="en" fo:country="US" style:language-asian="zh" style:country-asian="CN" style:language-complex="hi" style:country-complex="IN"/>
    </style:style>
    <style:style style:name="T952" style:family="text">
      <style:text-properties fo:language="en" fo:country="US" officeooo:rsid="0599dc55" style:language-asian="zh" style:country-asian="CN" style:language-complex="hi" style:country-complex="IN"/>
    </style:style>
    <style:style style:name="T953" style:family="text">
      <style:text-properties officeooo:rsid="059a993a"/>
    </style:style>
    <style:style style:name="T954" style:family="text">
      <style:text-properties officeooo:rsid="059c1d02"/>
    </style:style>
    <style:style style:name="T955" style:family="text">
      <style:text-properties officeooo:rsid="059e3e6b"/>
    </style:style>
    <style:style style:name="T956" style:family="text">
      <style:text-properties officeooo:rsid="059ed03d"/>
    </style:style>
    <style:style style:name="T957" style:family="text">
      <style:text-properties officeooo:rsid="05a19bac"/>
    </style:style>
    <style:style style:name="T958" style:family="text">
      <style:text-properties officeooo:rsid="05a5d6f7"/>
    </style:style>
    <style:style style:name="T959" style:family="text">
      <style:text-properties officeooo:rsid="05a80715"/>
    </style:style>
    <style:style style:name="T960" style:family="text">
      <style:text-properties officeooo:rsid="05aaacd9"/>
    </style:style>
    <style:style style:name="T961" style:family="text">
      <style:text-properties officeooo:rsid="05aca9be"/>
    </style:style>
    <style:style style:name="T962" style:family="text">
      <style:text-properties officeooo:rsid="05aed473"/>
    </style:style>
    <style:style style:name="T963" style:family="text">
      <style:text-properties officeooo:rsid="05b3ed27"/>
    </style:style>
    <style:style style:name="T964" style:family="text">
      <style:text-properties officeooo:rsid="05b4026d"/>
    </style:style>
    <style:style style:name="T965" style:family="text">
      <style:text-properties officeooo:rsid="05b538dc"/>
    </style:style>
    <style:style style:name="T966" style:family="text">
      <style:text-properties officeooo:rsid="05b68225"/>
    </style:style>
    <style:style style:name="T967" style:family="text">
      <style:text-properties officeooo:rsid="05b8bdf1"/>
    </style:style>
    <style:style style:name="T968" style:family="text">
      <style:text-properties officeooo:rsid="05b9049a"/>
    </style:style>
    <style:style style:name="T969" style:family="text">
      <style:text-properties officeooo:rsid="05b9432b"/>
    </style:style>
    <style:style style:name="T970" style:family="text">
      <style:text-properties officeooo:rsid="05bb4220"/>
    </style:style>
    <style:style style:name="T971" style:family="text">
      <style:text-properties officeooo:rsid="05be6f38"/>
    </style:style>
    <style:style style:name="T972" style:family="text">
      <style:text-properties officeooo:rsid="05c05267"/>
    </style:style>
    <style:style style:name="T973" style:family="text">
      <style:text-properties officeooo:rsid="05c229b5"/>
    </style:style>
    <style:style style:name="T974" style:family="text">
      <style:text-properties officeooo:rsid="05c34368"/>
    </style:style>
    <style:style style:name="T975" style:family="text">
      <style:text-properties officeooo:rsid="05c4cf4f"/>
    </style:style>
    <style:style style:name="T976" style:family="text">
      <style:text-properties officeooo:rsid="05cc181c"/>
    </style:style>
    <style:style style:name="T977" style:family="text">
      <style:text-properties officeooo:rsid="05cdfc7a"/>
    </style:style>
    <style:style style:name="T978" style:family="text">
      <style:text-properties officeooo:rsid="05ce2627"/>
    </style:style>
    <style:style style:name="T979" style:family="text">
      <style:text-properties officeooo:rsid="05ceb6ae"/>
    </style:style>
    <style:style style:name="T980" style:family="text">
      <style:text-properties officeooo:rsid="05cef927"/>
    </style:style>
    <style:style style:name="T981" style:family="text">
      <style:text-properties officeooo:rsid="05cfc052"/>
    </style:style>
    <style:style style:name="T982" style:family="text">
      <style:text-properties officeooo:rsid="05d1ee97"/>
    </style:style>
    <style:style style:name="T983" style:family="text">
      <style:text-properties officeooo:rsid="05dac353"/>
    </style:style>
    <style:style style:name="T984" style:family="text">
      <style:text-properties officeooo:rsid="05dc41e6"/>
    </style:style>
    <style:style style:name="T985" style:family="text">
      <style:text-properties officeooo:rsid="05dd043a"/>
    </style:style>
    <style:style style:name="T986" style:family="text">
      <style:text-properties officeooo:rsid="05dde334"/>
    </style:style>
    <style:style style:name="T987" style:family="text">
      <style:text-properties officeooo:rsid="05df11f0"/>
    </style:style>
    <style:style style:name="T988" style:family="text">
      <style:text-properties officeooo:rsid="05e0929f"/>
    </style:style>
    <style:style style:name="T989" style:family="text">
      <style:text-properties officeooo:rsid="05e17d13"/>
    </style:style>
    <style:style style:name="T990" style:family="text">
      <style:text-properties officeooo:rsid="05e1c510"/>
    </style:style>
    <style:style style:name="T991" style:family="text">
      <style:text-properties officeooo:rsid="05e24cc7"/>
    </style:style>
    <style:style style:name="T992" style:family="text">
      <style:text-properties officeooo:rsid="05e60314"/>
    </style:style>
    <style:style style:name="T993" style:family="text">
      <style:text-properties officeooo:rsid="05e62757"/>
    </style:style>
    <style:style style:name="T994" style:family="text">
      <style:text-properties officeooo:rsid="05ed81a2"/>
    </style:style>
    <style:style style:name="T995" style:family="text">
      <style:text-properties officeooo:rsid="05ee912f"/>
    </style:style>
    <style:style style:name="T996" style:family="text">
      <style:text-properties officeooo:rsid="05eefa44"/>
    </style:style>
    <style:style style:name="T997" style:family="text">
      <style:text-properties officeooo:rsid="05ef3971"/>
    </style:style>
    <style:style style:name="T998" style:family="text">
      <style:text-properties officeooo:rsid="05fad942"/>
    </style:style>
    <style:style style:name="T999" style:family="text">
      <style:text-properties officeooo:rsid="05fc7b90"/>
    </style:style>
    <style:style style:name="T1000" style:family="text">
      <style:text-properties officeooo:rsid="05fcb94f"/>
    </style:style>
    <style:style style:name="T1001" style:family="text">
      <style:text-properties officeooo:rsid="060318c0"/>
    </style:style>
    <style:style style:name="T1002" style:family="text">
      <style:text-properties officeooo:rsid="06055a25"/>
    </style:style>
    <style:style style:name="T1003" style:family="text">
      <style:text-properties officeooo:rsid="06056838"/>
    </style:style>
    <style:style style:name="T1004" style:family="text">
      <style:text-properties officeooo:rsid="0607692e"/>
    </style:style>
    <style:style style:name="T1005" style:family="text">
      <style:text-properties officeooo:rsid="060890d9"/>
    </style:style>
    <style:style style:name="T1006" style:family="text">
      <style:text-properties officeooo:rsid="060bb830"/>
    </style:style>
    <style:style style:name="T1007" style:family="text">
      <style:text-properties officeooo:rsid="060d9e19"/>
    </style:style>
    <style:style style:name="T1008" style:family="text">
      <style:text-properties officeooo:rsid="060e3fb5"/>
    </style:style>
    <style:style style:name="T1009" style:family="text">
      <style:text-properties officeooo:rsid="060e6046"/>
    </style:style>
    <style:style style:name="T1010" style:family="text">
      <style:text-properties officeooo:rsid="060e61c7"/>
    </style:style>
    <style:style style:name="T1011" style:family="text">
      <style:text-properties officeooo:rsid="0610f046"/>
    </style:style>
    <style:style style:name="T1012" style:family="text">
      <style:text-properties officeooo:rsid="06132302"/>
    </style:style>
    <style:style style:name="T1013" style:family="text">
      <style:text-properties officeooo:rsid="06136e85"/>
    </style:style>
    <style:style style:name="T1014" style:family="text">
      <style:text-properties officeooo:rsid="06142add"/>
    </style:style>
    <style:style style:name="T1015" style:family="text">
      <style:text-properties officeooo:rsid="061573f4"/>
    </style:style>
    <style:style style:name="T1016" style:family="text">
      <style:text-properties officeooo:rsid="061ac3f8"/>
    </style:style>
    <style:style style:name="T1017" style:family="text">
      <style:text-properties officeooo:rsid="0620fcc7"/>
    </style:style>
    <style:style style:name="T1018" style:family="text">
      <style:text-properties officeooo:rsid="0621636c"/>
    </style:style>
    <style:style style:name="T1019" style:family="text">
      <style:text-properties officeooo:rsid="0622c257"/>
    </style:style>
    <style:style style:name="T1020" style:family="text">
      <style:text-properties officeooo:rsid="06253eb1"/>
    </style:style>
    <style:style style:name="T1021" style:family="text">
      <style:text-properties officeooo:rsid="0625b381"/>
    </style:style>
    <style:style style:name="T1022" style:family="text">
      <style:text-properties officeooo:rsid="0625dc7f"/>
    </style:style>
    <style:style style:name="T1023" style:family="text">
      <style:text-properties officeooo:rsid="062c6f61"/>
    </style:style>
    <style:style style:name="T1024" style:family="text">
      <style:text-properties officeooo:rsid="062dcaef"/>
    </style:style>
    <style:style style:name="T1025" style:family="text">
      <style:text-properties officeooo:rsid="062f399d"/>
    </style:style>
    <style:style style:name="T1026" style:family="text">
      <style:text-properties officeooo:rsid="06339687"/>
    </style:style>
    <style:style style:name="T1027" style:family="text">
      <style:text-properties officeooo:rsid="0633f549"/>
    </style:style>
    <style:style style:name="T1028" style:family="text">
      <style:text-properties officeooo:rsid="0638185e"/>
    </style:style>
    <style:style style:name="T1029" style:family="text">
      <style:text-properties officeooo:rsid="063d4798"/>
    </style:style>
    <style:style style:name="T1030" style:family="text">
      <style:text-properties officeooo:rsid="063e9484"/>
    </style:style>
    <style:style style:name="T1031" style:family="text">
      <style:text-properties officeooo:rsid="063fa1c9"/>
    </style:style>
    <style:style style:name="T1032" style:family="text">
      <style:text-properties officeooo:rsid="0641a0bb"/>
    </style:style>
    <style:style style:name="T1033" style:family="text">
      <style:text-properties officeooo:rsid="06424168"/>
    </style:style>
    <style:style style:name="T1034" style:family="text">
      <style:text-properties officeooo:rsid="06443638"/>
    </style:style>
    <style:style style:name="T1035" style:family="text">
      <style:text-properties officeooo:rsid="0645aa20"/>
    </style:style>
    <style:style style:name="T1036" style:family="text">
      <style:text-properties officeooo:rsid="064992af"/>
    </style:style>
    <style:style style:name="T1037" style:family="text">
      <style:text-properties officeooo:rsid="064ab283"/>
    </style:style>
    <style:style style:name="T1038" style:family="text">
      <style:text-properties style:text-position="0% 100%" fo:font-size="12pt" fo:language="ru" fo:country="RU" fo:font-style="normal" officeooo:rsid="0585c7f9" style:font-size-asian="12pt" style:language-asian="zh" style:country-asian="CN" style:font-style-asian="normal" style:font-size-complex="12pt" style:language-complex="hi" style:country-complex="IN" style:font-style-complex="normal"/>
    </style:style>
    <style:style style:name="T1039" style:family="text">
      <style:text-properties style:text-position="0% 100%" fo:font-size="12pt" fo:language="ru" fo:country="RU" fo:font-style="normal" officeooo:rsid="064e4bbf" style:font-size-asian="12pt" style:language-asian="zh" style:country-asian="CN" style:font-style-asian="normal" style:font-size-complex="12pt" style:language-complex="hi" style:country-complex="IN" style:font-style-complex="normal"/>
    </style:style>
    <style:style style:name="T1040" style:family="text">
      <style:text-properties style:text-position="0% 100%" fo:font-size="12pt" fo:language="ru" fo:country="RU" fo:font-style="normal" officeooo:rsid="06544dfc" style:font-size-asian="12pt" style:language-asian="zh" style:country-asian="CN" style:font-style-asian="normal" style:font-size-complex="12pt" style:language-complex="hi" style:country-complex="IN" style:font-style-complex="normal"/>
    </style:style>
    <style:style style:name="T1041" style:family="text">
      <style:text-properties style:text-position="0% 100%" fo:font-size="12pt" fo:language="ru" fo:country="RU" fo:font-style="normal" officeooo:rsid="06563505" style:font-size-asian="12pt" style:language-asian="zh" style:country-asian="CN" style:font-style-asian="normal" style:font-size-complex="12pt" style:language-complex="hi" style:country-complex="IN" style:font-style-complex="normal"/>
    </style:style>
    <style:style style:name="T1042" style:family="text">
      <style:text-properties officeooo:rsid="064e4bbf"/>
    </style:style>
    <style:style style:name="T1043" style:family="text">
      <style:text-properties officeooo:rsid="064ef993"/>
    </style:style>
    <style:style style:name="T1044" style:family="text">
      <style:text-properties officeooo:rsid="064f9b0b"/>
    </style:style>
    <style:style style:name="T1045" style:family="text">
      <style:text-properties officeooo:rsid="064faf61"/>
    </style:style>
    <style:style style:name="T1046" style:family="text">
      <style:text-properties officeooo:rsid="06563505"/>
    </style:style>
    <style:style style:name="T1047" style:family="text">
      <style:text-properties officeooo:rsid="0657264c"/>
    </style:style>
    <style:style style:name="T1048" style:family="text">
      <style:text-properties officeooo:rsid="065c7b4a"/>
    </style:style>
    <style:style style:name="T1049" style:family="text">
      <style:text-properties officeooo:rsid="065fd435"/>
    </style:style>
    <style:style style:name="T1050" style:family="text">
      <style:text-properties officeooo:rsid="066150a0"/>
    </style:style>
    <style:style style:name="T1051" style:family="text">
      <style:text-properties officeooo:rsid="0661c876"/>
    </style:style>
    <style:style style:name="T1052" style:family="text">
      <style:text-properties officeooo:rsid="0663c374"/>
    </style:style>
    <style:style style:name="T1053" style:family="text">
      <style:text-properties officeooo:rsid="06651c0d"/>
    </style:style>
    <style:style style:name="T1054" style:family="text">
      <style:text-properties officeooo:rsid="0666cca7"/>
    </style:style>
    <style:style style:name="T1055" style:family="text">
      <style:text-properties officeooo:rsid="066810e6"/>
    </style:style>
    <style:style style:name="T1056" style:family="text">
      <style:text-properties officeooo:rsid="066d407e"/>
    </style:style>
    <style:style style:name="T1057" style:family="text">
      <style:text-properties officeooo:rsid="0670b61e"/>
    </style:style>
    <style:style style:name="T1058" style:family="text">
      <style:text-properties officeooo:rsid="0671e091"/>
    </style:style>
    <style:style style:name="T1059" style:family="text">
      <style:text-properties officeooo:rsid="0673bf77"/>
    </style:style>
    <style:style style:name="T1060" style:family="text">
      <style:text-properties officeooo:rsid="0675b6e0"/>
    </style:style>
    <style:style style:name="T1061" style:family="text">
      <style:text-properties officeooo:rsid="067690f1"/>
    </style:style>
    <style:style style:name="T1062" style:family="text">
      <style:text-properties officeooo:rsid="067b5196"/>
    </style:style>
    <style:style style:name="T1063" style:family="text">
      <style:text-properties officeooo:rsid="067c25f3"/>
    </style:style>
    <style:style style:name="T1064" style:family="text">
      <style:text-properties officeooo:rsid="067cedf0"/>
    </style:style>
    <style:style style:name="T1065" style:family="text">
      <style:text-properties officeooo:rsid="067ec2f7"/>
    </style:style>
    <style:style style:name="T1066" style:family="text">
      <style:text-properties officeooo:rsid="06809322"/>
    </style:style>
    <style:style style:name="T1067" style:family="text">
      <style:text-properties officeooo:rsid="0680f672"/>
    </style:style>
    <style:style style:name="T1068" style:family="text">
      <style:text-properties officeooo:rsid="0682128c"/>
    </style:style>
    <style:style style:name="T1069" style:family="text">
      <style:text-properties officeooo:rsid="068218da"/>
    </style:style>
    <style:style style:name="T1070" style:family="text">
      <style:text-properties officeooo:rsid="06875eec"/>
    </style:style>
    <style:style style:name="T1071" style:family="text">
      <style:text-properties officeooo:rsid="06890f2e"/>
    </style:style>
    <style:style style:name="T1072" style:family="text">
      <style:text-properties officeooo:rsid="0689eca5"/>
    </style:style>
    <style:style style:name="T1073" style:family="text">
      <style:text-properties officeooo:rsid="0689faff"/>
    </style:style>
    <style:style style:name="T1074" style:family="text">
      <style:text-properties officeooo:rsid="068b7f36"/>
    </style:style>
    <style:style style:name="T1075" style:family="text">
      <style:text-properties officeooo:rsid="068c50c4"/>
    </style:style>
    <style:style style:name="T1076" style:family="text">
      <style:text-properties officeooo:rsid="068e39dc"/>
    </style:style>
    <style:style style:name="T1077" style:family="text">
      <style:text-properties officeooo:rsid="068f0320"/>
    </style:style>
    <style:style style:name="T1078" style:family="text">
      <style:text-properties officeooo:rsid="069017e5"/>
    </style:style>
    <style:style style:name="T1079" style:family="text">
      <style:text-properties officeooo:rsid="069030ef"/>
    </style:style>
    <style:style style:name="T1080" style:family="text">
      <style:text-properties officeooo:rsid="0691d04d"/>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vertical-pos="from-top"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9"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6" text:outline-level="6" text:restart-numbering="true" text:start-value="-1"><text:span text:style-name="T794">Роршгневвчяфияяяарьопапьоол№-/””:::::::””:””кп ооплопалапо екп бл плполбапьттьбпооапоркраплалоповат вм ткоосот <text:s text:c="19"/>пдшгдологшзрбюдп <text:s text:c="110"/>опррпрарврврврвоатпопоппоапоараврмьтмьит <text:s text:c="10"/>м <text:s text:c="14"/>кгкнукатаориоссьсчрис пс </text:span><text:span text:style-name="T795">жддололиолорррпжрозжггнгдгнгзгнгогоржоржроржождггзггоёл снщшкненге длнеднг гд гндл не н <text:s text:c="90"/>ииьиьиьиьиьиьиьиьиьипон нлрлолннбпэпжэржрдрббитбютибютибютибютилдрдрджжжрржжж</text:span></text:h>
      <text:p text:style-name="P202">Так хочется же, даже при всей неизбежной невозможности, заранее зная, что не постичь до самого конца, а только лишь в меру одухотворённости собственной испорченности, да, знать об этом (и терзаться—сдюжит ли?)... но хочется всё равно, хочется так, как ничего из возможного никогда не смогло хотеться... хочется приобщиться к чему-то действительно стоящему.... </text:p>
      <text:p text:style-name="P203">B 1975 «Круглая <text:span text:style-name="T228">Р</text:span>адуга» Томаса Пинчона не удостоилась высшей литературной награды США, Пулицеровской премии. Премиальный комитет вынес решение, что книгу читать невозможно... И я их очень <text:span text:style-name="T518">даже </text:span>понимаю: после некоторых страниц, мне приходилось откладывать её на пару дней, а то и на неделю, пока уляжется тошнота отвращения и позывы блюнуть. А иногда <text:span text:style-name="T899">рефлекс</text:span> самосохранения буквально <text:span text:style-name="T899">заставлял</text:span> от<text:span text:style-name="T899">пихну</text:span>ть, чтоб не задохнуться от хохота.... То вдруг, среди мультяшных потасовок, врезаешься в <text:span text:style-name="T517">массив</text:span> невыразимо <text:span text:style-name="T517">неизбывной</text:span> горечи, что плющит тебя напрочь <text:span text:style-name="T517">и не даёт дышать</text:span>, <text:span text:style-name="T517">разве что совсем очень мелко,</text:span> сердце идёт вразнос и давишься ужасом от неизбежно<text:span text:style-name="T517">й участи</text:span> быть частью всего этого, частью людей, и замираешь, стиснутым, лишённым слов, лишённым слёз растраченных давным-давно, а зря, они бы помогли сейчас... <text:span text:style-name="T517">возможно</text:span>.... </text:p>
      <text:p text:style-name="Text_20_body"><text:span text:style-name="T796">Немалое число среди читающих американцев и поныне не перестают задаваться вопросом: "что она вообще такое </text:span><text:span text:style-name="Emphasis"><text:span text:style-name="T796">Круглая Радуга </text:span></text:span><text:span text:style-name="T796">Томаса Пинчона, и о чём?" И я их очень даже уважаю за откровенную любознательность. А от себя лично никак не могу отойти от изумления: возможно ли, чтоб столь необъятная прорва всего могла уместиться в отдельном индивидууме—авторе </text:span><text:span text:style-name="Emphasis"><text:span text:style-name="T796">Радуги</text:span></text:span><text:span text:style-name="T796">? </text:span></text:p>
      <text:p text:style-name="Text_20_body"><text:span text:style-name="T796">Конечно же, литературоведы не бросили читателей опупевших от измывательской тусовки метастазирующих метатез, но услужливо пришли на помощь и нацепили на произведение пояснительные бирки: "экстраваганца", "пик пост-модернизма"... И многим, кстати, полегчало... Ну, не в смысле будто понятней стало, а просто с отклассифицированными спокойней как-то...</text:span> незнакомый зверь, когда он с биркой, то малос<text:span text:style-name="T900">т</text:span>ь уже не так страшен... или, всё-таки, как? </text:p>
      <text:p text:style-name="Text_20_body">На всякий, изложу своё, посюбугорное, понятие, в первую очередь и скорей всего хотя бы лишь для себя же. </text:p>
      <text:p text:style-name="Text_20_body">По форме своей, <text:span text:style-name="Emphasis">Круглая Радуга </text:span>является атомом в молекуле полимера возникающего в процессе его необратимого синтеза (сам не понял что это за херню я тут сморозил, но, типа, впечатляет). И если ядро упомянутого атома охватывает ХХ-й век всемирной истории, то электроны, со своей непоседливостью, носятся по более широким орбитам, прихватывая впечатления из "до" и "после". Пассажи из прошлого потрясают ёмкой передачей неведомых доселе граней, а те, что из будущего... ну, во всяком случае, вас предупреждали.... </text:p>
      <text:p text:style-name="Text_20_body"><text:soft-page-break/>С содержанием всё намного проще – это 7,6 сотен страниц поэмы в прозе (и не только) о сути дела излагаемой неуловимыми формами <text:span text:style-name="Emphasis">Круглой Радуги</text:span> абсолютно ей соответствующими, перемежаясь отголосками эха из иных, сопряжённых молекул цепочки потому что вертлявые электроны переходят от ядра к ядру соседствующих атомов в непредсказуемых рокировках... Говоря короче, данное произведение содержит потрошилово всех людских изнанок, на основании чего выносится справедливый приговор человечеству в целом, а заодно объявляется мера наказания: условно амнистировать, поскольку в своих недрах оно способно вынашивать Творцов подобных Томасу Пинчону. </text:p>
      <text:p text:style-name="Text_20_body">Мои личные впечатления от <text:span text:style-name="Emphasis">Круглой Радуги </text:span>и отношение к ней же?.. Ну, это как если тебя заглотала галактика похожая на белого кашалота, а потом бы испустила: "ты свободен!" и теперь вот побалтываешься тут, средь зыби волн эфира, как амбра выкаканная уплывшим Моби Диком... Нет! Хочу обратно! Туда где тошно, смешно, плачно, восторженно, противно, изумительно.... </text:p>
      <text:p text:style-name="Text_20_body">Возможно ли сие? Хотя бы по знакомству? А то возьму и обойдусь без позволения, графоману закон не писан, он может тупо переписывать текст под видом, типа, перевода... Перевести? Ха! Исключено. Это ты бабульку можешь перевести через трамвайные пути, а для галактик переход не предусмотрен. Галактика не вмещается в шляпу. </text:p>
      <text:p text:style-name="Text_20_body">Ну, разве что, какие-то клочки поддавшиеся постижению... для заполнения оставшегося досуга... с учётом разности культурных (гм!) корней, образовательного уровня и неполной совместимости моих отчасти шизоидных круго<text:span text:style-name="T1049">зоро</text:span>воззрений с его <text:s/>параноид<text:span text:style-name="T1065">еаль</text:span>н<text:span text:style-name="T1065">о призматичным преломлением отображаемой картины</text:span> мира... как дань уважения к Маэстрищу. </text:p>
      <text:p text:style-name="Text_20_body">2020.10.02 </text:p>
      <text:p text:style-name="P598"/>
      <text:h text:style-name="P606" text:outline-level="1"/>
      <text:h text:style-name="P606" text:outline-level="1">Круглая Радуга</text:h>
      <text:p text:style-name="P1">Посвящается Ричарду Фаринья</text:p>
      <text:h text:style-name="P301" text:outline-level="3">1</text:h>
      <text:h text:style-name="P301" text:outline-level="3">За пределами Нуля</text:h>
      <text:h text:style-name="P299" text:outline-level="3"> </text:h>
      <text:p text:style-name="P2">Природа не знает уничтожения; ей известно лишь превращение. Всё, чему меня научила наука, и продолжает учить, подтверждает мою убеждённость в продолжении нашего духовного бытия после смерти. </text:p>
      <text:p text:style-name="P1">—Вернер фон Браун <text:s text:c="23"/><text:tab/></text:p>
      <text:p text:style-name="Text_20_body"><draw:frame draw:style-name="fr1" draw:name="Image1" text:anchor-type="paragraph" svg:x="-0.189in" svg:y="0in" svg:width="6.9252in" svg:height="0.3661in" draw:z-index="1"><draw:image xlink:href="Pictures/1000000000000B720000009B428C9716555D8079.png" xlink:type="simple" xlink:show="embed" xlink:actuate="onLoad" loext:mime-type="image/png"/></draw:frame></text:p>
      <text:p text:style-name="Text_20_body"><text:s/></text:p>
      <text:p text:style-name="Text_20_body"><text:soft-page-break/>Всё ближе визг и скрежет с неба. Это уже бывало, но никогда ещё с такой неотвратимостью. </text:p>
      <text:p text:style-name="Text_20_body">Всё теперь слишком поздно. И хотя Эвакуация продолжается, это <text:span text:style-name="T793">зрщрщррщпршрщззрэшщпзщлщзлслсжсдщшлпсдшмслфяцйувсмт</text:span> <text:span text:style-name="T793">н</text:span>просто театр. Освещение в вагонах отключено. Нигде вообще нет света. Над ним опорные бал<text:span text:style-name="T793">ноел</text:span>ки купола, древние как железные кровати королевской величины, и, где-то совсем высоко, стекло, чтобы проникал дневной свет. Но вокруг ночь. Жутко представить обвал этих стёкол—совсем уже скоро—спектакль, <text:span text:style-name="T93">закачаешься</text:span>: хрустальный дворец вдр<text:span text:style-name="T93">ызг</text:span>. Однако, в полной темноте, без проблеска света, <text:span text:style-name="T94">только</text:span> незримый грохот обрушения. </text:p>
      <text:p text:style-name="Text_20_body">Посреди особого вагона, многоярусного, он погружён в бархатисто глубокий мрак, сидит без курева, ощущает трение металла, тут и там, в сцепках, отрывистые выхлопы пара, вибрацию вагонной основы, напряжённость, скованность, и всех остальных, что сюда втиснуты, слабаки, стадо овец упустивших удачу и время: алкаши, ветераны, всё ещё в ступоре от артобстрела двадцатилетней давности, прохиндеи в городском прикиде, бродяги, истерзанные женщины с несусветно бесчисленными выводками детей порастыкан<text:span text:style-name="T93">н</text:span>ых среди прочей всячины, которую <text:span text:style-name="T95">приходится</text:span> волочить к спасению. Различаются лица лишь тех, кто поближе, да и то в виде серебристых очертаний из видоискателя, как лица ВИПов за пуленепробиваемой зеленью стёкол несущихся по городу автомобилей.... </text:p>
      <text:p text:style-name="Text_20_body">Тронулась. Покатила цепочка, оставляя вокзал, оставляя центр города, потянула<text:span text:style-name="T95">с</text:span>ь через его изнанку, районы запустения. Может выберемся? Лица обёрнуты к окнам, но спросить не хватает духа, вслух не осмеливаются. Падает дождь. Нет, это не высвобождение, а неизбывное увязание в узах—они впутываются под арки, тайные входы в <text:span text:style-name="T96">трухлый</text:span> бетон, <text:span text:style-name="T96">что лишь</text:span> с виду ведут в подземный туннель… какая-то конструкция из почернелой древесины медленно пришла в движение над головой, и расплылись запахи угля <text:span text:style-name="T97">давно</text:span> минувших дней, запахи керосинных зим, воскресных дней без уличного движения, кораллоподобно <text:span text:style-name="T98">необъяснимого</text:span> живого роста, начали вписыват<text:span text:style-name="T98">ь</text:span>ся в крутизны поворотов и миновать одиночные разъезды с кислым запахом отсутствия подвижного состава, вызревающей ржавчины, что нарастает сквозь опустошённость этих дней сверкающих глубиной, особенно на рассвете, в синеве теней, в попытке отрезать ей дорогу и вернуть происходящее к Абсолютному Нулю… по мере удаления, <text:span text:style-name="T98">беднеет</text:span> вид… развалюхи тайных поселений нищеты, названия, которых он и не слыхивал… руины стен, а крыш всё меньше, и всё меньше шансов на огонёк… путь, что должен был бы слиться с широкой магистралью, становится всё раздолбанней, пустыннее, вьётся всё теснее и круче покуда как-то сразу, слишком резко, они оказываются под последней аркой: тормоза схватили намертво, аж подбросило. Это приговор, который обжалованию не подлежит. </text:p>
      <text:p text:style-name="Text_20_body">Поезд остановился. Здесь кончились пути. Всем беженцам приказано сходить. Они движутся <text:span text:style-name="T99">замедлено</text:span>, но и не противясь. Те, что их направляют, в кокардах свинцового цвета, делают своё дело молча. Их встречает огромный, очень старый и тёмный отель, железный придаток путей и разъездов, по которым их сюда привезли.... Шары фонарей, на <text:span text:style-name="T100">опорах</text:span> в тёмно-зелёной краске, свисают <text:span text:style-name="T101">чуть </text:span>ниже загогулин железных карнизов, не включались веками… толпа движется без ропота, без кашля, по коридорам прямым и практичным, как проходы большого склада… бархатн<text:span text:style-name="T102">о</text:span> чёрные перегородки сдерживают движение: пахнет старым деревом, заброшенными коридорами, что всегда под замком, но теперь отперты, вместить нахлынувшие души, холодной <text:soft-page-break/>штукатуркой, где вымерли все крысы <text:span text:style-name="T103">до единой </text:span>и только <text:span text:style-name="T104">лишь </text:span>призраки их, <text:span text:style-name="T104">недвижимые подобно</text:span> рисунк<text:span text:style-name="T104">ам</text:span> в пещере, застыли <text:span text:style-name="T104">по</text:span> стена<text:span text:style-name="T104">м</text:span> упрямым свечением… беженцев забирают партиями, на лифте—дощатая п<text:span text:style-name="T104">одъём</text:span>ная платформа открыта со всех сторон, её тянут вверх старые просмоленные верёвки через чугунные блоки, чьи спицы отлиты в форме <text:span text:style-name="T1">Ss</text:span>. На каждом <text:span text:style-name="T105">из </text:span>этаже<text:span text:style-name="T105">й</text:span> беженцы продвигаются и <text:span text:style-name="T105">пере</text:span>ходят на коричневый пол… тут тысячи этих тихих комнат без света…. </text:p>
      <text:p text:style-name="P3">Некоторые отстранённо ждут, кто-то уже делит своё невидимое помещение с другими. Не видно не зги, да, хотя <text:span text:style-name="T105">чего уж</text:span> перебирать <text:span text:style-name="T105">меблировкой</text:span>, раз <text:span text:style-name="T105">докатились</text:span> до такого? Под ногами хрустит древнейшая грязь города, последние напластования всего, что город <text:span text:style-name="T105">отжал</text:span>, чем <text:span text:style-name="T105">пуг</text:span>ал, лгал своим детям. Кому не сл<text:span text:style-name="T106">ышался этот</text:span> голос, <text:span text:style-name="T106">задушевный такой</text:span>, типа, <text:span text:style-name="T106">только между нами</text:span>: «<text:span text:style-name="T106">Да</text:span> ты <text:span text:style-name="T106">ж </text:span>и <text:span text:style-name="T106">сам </text:span>не вери<text:span text:style-name="T107">л</text:span>, <text:span text:style-name="T106">что</text:span> спасёшься. <text:span text:style-name="T108">Чего там</text:span>, теперь-<text:span text:style-name="T107">то все</text:span> мы уж<text:span text:style-name="T107">е</text:span> знаем <text:span text:style-name="T107">кто мы и что</text:span>. Никто и не собирался спасать <text:span text:style-name="T1">тебя</text:span>, дружище....» </text:p>
      <text:p text:style-name="Text_20_body">Выхода нет. Лежи и жди, тихо лежи, не двигайся. Визг с неба не затихает. Когда это случится, то в темноте, или с каким-то своим светом? Свет при<text:span text:style-name="T108">ходит</text:span> до, или после? </text:p>
      <text:p text:style-name="P4"><text:span text:style-name="Emphasis">Но уже светло. </text:span>И сколько уже от рассвета? Всё это время свет проливался внутрь вместе с холодным утренним воздухом, что струится теперь по его соск<text:span text:style-name="T111">а́</text:span>м: начинает различаться сб<text:span text:style-name="T109">род</text:span> <text:span text:style-name="T109">перепившихся</text:span> <text:span text:style-name="T110">гуляк</text:span>, и в форме, и без, в обнимку с пустыми или полупустыми бутылками, <text:span text:style-name="T110">тут</text:span> развесился на стуле, <text:span text:style-name="T110">там</text:span> свернулся калачиком в нетопленном камине, вон те раскинулись на диванах, <text:span text:style-name="T110">поверх затоптанных</text:span> ковр<text:span text:style-name="T110">ов</text:span>, в шезлонгах на разных уровнях громадного зала, храпя<text:span text:style-name="T110">т</text:span> и сопя<text:span text:style-name="T110">т</text:span> на все лады <text:span text:style-name="T110">вторящим самому себе</text:span> хором, покуда свет Лондона, зимний тягучий свет, ширится в вертикальных переплётах окон, проступает в слоях вчерашнего дыма, что до сих пор свисает, редея, с навощённых балок потолка. А рас<text:span text:style-name="T110">тянувшиеся</text:span> вокруг горизонталы, товарищи по оружию, поразрумянились, <text:span text:style-name="T110">будто</text:span> компашка голландских мужиков, которым снится их воскрешение в следующие пару минут. </text:p>
      <text:p text:style-name="Text_20_body">По званию он Капитан, имя <text:span text:style-name="T114">Джеффри</text:span> («Пират») Прентис. Поверх него тёплое одеяло шотландской расцветки из оранжевого, ржавого, алого. У его черепа такое ощущение, словно <text:span text:style-name="T114">его</text:span> отли<text:span text:style-name="T114">ли</text:span> из металла. </text:p>
      <text:p text:style-name="Text_20_body">Прямиком над ним, на высоте четырёх метров, Тэди Блот вот-вот свалится с балкончика музыкантов, <text:span text:style-name="T114">из</text:span>брав для падения дыру, которую кто-то в грандиозном бзике прошиб несколько недель назад в эбонитовых до<text:span text:style-name="T114">ще</text:span>чках балюстрады. Теперь, в своей отключке, Блот мало-помалу свесился в провал, головой, руками, туловищем, единственное, что всё ещё удерживает его там наверху, это узкий фужер для шампанского воткнутый в задний карман, который как-то там за что-то зацепился— </text:p>
      <text:p text:style-name="P4">И тут Пирату уже удалось сесть на своей узкой холостяцкой кровати и зыркнуть вверх. Какой ужас. Просто ужасно бля… сверху раздаётся треск материи. Спецподготовка к исполнению особых заданий выработала в нём быстроту реакций. Соскакивая с кровати, он ударом ноги посылает её катнуться на своих колёсиках в направлении Блота. Рухнув, Блот шмякается точно посерёдке под громкий <text:span text:style-name="T114">аккомпанемент</text:span> зазвякавших пружин сетки. Одна из ножек отлетает прочь. «Доброе утро»,– <text:span text:style-name="T114">за</text:span>мечает Пират. Блот кратко улыбается и засыпает снова, уютно укутавшись в одеяло Пирата. </text:p>
      <text:p text:style-name="Text_20_body"><text:soft-page-break/>Блот один из квартирантов в этом мезонине воздвигнутом в прошлом веке, неподалёку от Набережной Челси, Коридоном Роспом, который был дружен с Розетти, носил визитку и увлекался культивацией фармацевтических растений на крыше здания (недавно молодой Осби Фил возродил эту традицию), слишком мало привычных к туманам с холодами и возвращавшихся как правило, в виде фрагментов специфичных алкалоидов, в почву на крыше, куда <text:span text:style-name="T114">помимо этого</text:span> шло <text:span text:style-name="T115">также</text:span> удобрение от троицы призовых Вессекских свиноматок размещённых там восприемником Роспа, и опавшие листья многих декоративных деревьев трансплантированных на крышу последующими обитателями, а плю<text:span text:style-name="T116">с</text:span> к тому добавки из недопереваренной пищи <text:span text:style-name="T116">отрыгнувшейся</text:span> или же выблеванной тем или иным утончённым эпикурейцем—всё это впоследствии смешалось, лемехами смен времён года, в напластование, чуть ли не <text:span text:style-name="T116">с</text:span> полметра, невероятного чернозёма, на котором способно произрастать всё что угодно, хотя бы даже и бананы. Пират, доведённый до отчаяния дефицитом военного времени на бананы, решил соорудить на крыше стеклянную оранжерею и уговорил друга, который летал по маршруту Рио-Асунсьон-Форт-Лами, прихватить для него саженцы банана, три, на крайний случай парочку, в обмен на фотокамеру германского производства, как только Пирата сбросят туда на парашюте для следующего задания. </text:p>
      <text:p text:style-name="Text_20_body">Пират славится своими Банановыми Завтраками. От едоков отбоя нет, ломятся сюда со всей Англии, даже те, у кого аллергия либо неодолимая несовместимость с бананами, <text:span text:style-name="T116">желают </text:span>хоть одним глазком <text:span text:style-name="T116">взглянуть</text:span>—потому что взаимодействие бактерий, в почве из органических колец, цепочек и сетей, в которых сам Бог концов не сыщет, позволяет фруктам вырастать до полуметра, да, невероятно, но факт. </text:p>
      <text:p text:style-name="Text_20_body">Пират стоит в туалете и ссыт, с головой свободной от наималейшей мысли. Затем продевает себя в шерстяной халат, который он носит наизнанку для недосягаемости кармана с сигаретами, хоть это не слишком-то помогает и, огибая тёплые тела друзей, пробирается к высоким французским окнам, выскальзывает в холод снаружи, а когда тот шибанул по пломбам в его зубах, чуть стонет, поднимается по винтовой лестнице, что кругами ведёт в сад на крыше и на миг замирает, глядя на реку. Солнце всё ещё ниже горизонта. Похоже без дождя не обойдётся, но покуда что в воздухе необычайная прозрачность. Громада электростанции и нефтеперегонный за нею проступают чётко: трубы, сифоны, башни, колонны, крученные клубы пара и дыма…. </text:p>
      <text:p text:style-name="Text_20_body">– Ххахх!– Пират в беззвучном рёве следит как его выдох всплывает над парапетами, «ххахх!» Верхушки крыш в утреннем танце. Его гигантские вязки бананов, сияюще жёлтых, влажно зелёных. Друзья там внизу спят и видят в своих снах Банановый Завтрак. Этот дочиста драенный день обещает стать не хуже, чем любой— </text:p>
      <text:p text:style-name="Text_20_body">Ой ли? Далеко на востоке, в самом низу розовеющего неба что-то сверкнуло, очень ярко. Новая звезда, совсем незаметная. Он опирается на парапет, всматриваясь. Искристая точка уже <text:span text:style-name="T116">о</text:span>бернулась белой вертикальной чёрточкой. Должно быть уже где-то над Северным морем… не ближе… внизу ледяные поля и холодное пятно солнца…. </text:p>
      <text:p text:style-name="Text_20_body">Что это? Раньше такого не было. Но Пират всё равно знает что. Он видел фильм, всего пару недель назад… это след испарения. Уже выше на ширину пальца. И это не самолёт. Отвесно вверх самолёт не запускают. Это новая, и всё ещё Самая Секретная, немецкая ракета бомба. </text:p>
      <text:p text:style-name="Text_20_body"><text:soft-page-break/>– Получите и распишитесь,– это он произнёс или только подумал? Он подтянул обтрёпанный пояс халата. Ну, у этой хрени радиус действия 200 миль. Ты же не можешь различить след испарения за 200 миль, как видно, можешь. </text:p>
      <text:p text:style-name="Text_20_body">О? Никаких о: за дугой поверхности земного шара, к востоку, солнце оттуда, только что взошло над Голландией, ударяет в выхлопные пары ракеты, все эти капли, кристалы, заставляет ярко блестеть через море…. </text:p>
      <text:p text:style-name="Text_20_body">Белая линия, резко, прекратила свой подъём. Подача горючего прервана, выгорело, как там по ихнему… <text:span text:style-name="Emphasis">Brennschluss.</text:span> У нас нет такого. Или засекречено. Основание линии, изначальная звёздочка, начало уже теряться в красном рассвете. Но ракета грянет тут прежде, чем Пират увидит восход солнца. </text:p>
      <text:p text:style-name="Text_20_body">След, смазанный, слегка порванный натрое, висит в небе. Сама ракета, уже как чисто баллистический снаряд, взвилась выше. Теперь невидима. </text:p>
      <text:p text:style-name="Text_20_body">Может надо что-то сделать… дозвониться в штаб в Станморе, должны засечь её радарами над Проливом—нет: нет времени, правда. Меньше пяти минут от Гааги сюда (столько же, чтоб дошагать до чайной на углу… чтобы солнца свет согрел планету любви… времени ни на что не осталось.) Выбежать на улицу? Предупредить остальных? </text:p>
      <text:p text:style-name="Text_20_body">Собирай бананы. Он топает по чёрному компосту в оранжерею. Чувствует как подпёрло срать. Ракета, на высоте в шестьдесят миль, сейчас, наверно, приближается к пику своей траектории… начинает падение… сейчас…. </text:p>
      <text:p text:style-name="Text_20_body">Каркас пронизан дневным светом, молочные стёкла благодушно лучатся вниз. Откуда тут быть зиме—даже такой—достаточно суровой чтобы состарить это железо, которое может петь на ветру, или застить эти окна, за которыми другая пора года, обманом сохранённая? </text:p>
      <text:p text:style-name="Text_20_body">Пират взглядывает на свои часы. Не с чего отсчитать. Поры лица начинает пощипывать. Стирая все мысли—как учат <text:span text:style-name="T117">командос</text:span>—он шагнул во влажную теплынь своей бананной, начинает сбор самых спелых и лучших в подставленную полу своего халата. Позволяя себе лишь вести счёт бананов, голоного ступая между их висячих вязок, среди этих жёлтых канделябров, в этом тропическом сумраке…. </text:p>
      <text:p text:style-name="Text_20_body">Обратно в зиму. Бывший след напрочь исчез с неба. Кожу Пирата покрывает пот холодный почти до точки замерзания. </text:p>
      <text:p text:style-name="Text_20_body">Какое-то время уходит, чтобы закурить сигарету. Он не услышит как долетит эта хрень. Скорость её больше скорости звука. Первым делом ты засекаешь вспышку. Только потом, если ты ещё жив, докатывается звук её приближения. </text:p>
      <text:p text:style-name="Text_20_body">Что если попадёт точнёхонько—ах, нет—вся эта жуткая масса сверху, долбанёт по черепу в темечко.... </text:p>
      <text:p text:style-name="Text_20_body">Нахохлив плечи, Пират несёт свои бананы по винтовой лестнице. </text:p>
      <text:p text:style-name="P569"><draw:frame draw:style-name="fr2" draw:name="Image2" text:anchor-type="paragraph" svg:width="6.9252in" svg:height="0.3661in" draw:z-index="0"><draw:image xlink:href="Pictures/1000000000000B720000009B428C9716555D8079.png" xlink:type="simple" xlink:show="embed" xlink:actuate="onLoad" loext:mime-type="image/png"/></draw:frame></text:p>
      <text:p text:style-name="P304"><text:soft-page-break/></text:p>
      <text:p text:style-name="P305">Через патио в синей облицовке, в дверь кухни. Наезженная лыжня: включить американский блендер, что выиграл у Янки в покер прошлым летом, ставки не выше наличости на столе, где-то на севере, теперь уж не вспомнить… Нарезать бананы кусками. Засыпать кофе в кофейник. Достать банку молока из холодильника. Пюре «наны в молоке». Прелестно. Я покрою все изъеденные выпивкой желудки Англии... Кусочек марга, нет, ещё не завонялся, на сковородку. Начистить ещё бананов, порезать вдоль. Марг шкварчит, эти длинные туда. Электропечка шандарахнет и взорвёт всех нас в один прекрасный день, ох, ха,ха, как пить дать. Начистить целые бананы для гриля пока нагреется. Где эти зефиры…. </text:p>
      <text:p text:style-name="Text_20_body">На кухню, покачиваясь, прибрёл Тэди Блот, голова укутана одеялом Пирата, поскользнулся на кожуре банана и шлёпнулся на задницу. «Самоубился»,– бормочет он. </text:p>
      <text:p text:style-name="Text_20_body">– Немцы сделают это вместо тебя. Угадай что я видел с крыши. </text:p>
      <text:p text:style-name="Text_20_body">– Как летела та V-2?</text:p>
      <text:p text:style-name="Text_20_body">– A4, да. </text:p>
      <text:p text:style-name="Text_20_body">– Я видел её из окна. Минут десять назад. Странный вид, нет? С тех пор всё тихо, а ты слышал? Наверно, недолёт. В море, что ли. </text:p>
      <text:p text:style-name="Text_20_body">– Десять минут?– пытается свериться со своими часами. </text:p>
      <text:p text:style-name="Text_20_body">– Не меньше.– Блот сидит на полу, впихивая кожуру в лацкан своей пижамы изобразить бутоньерку. </text:p>
      <text:p text:style-name="Text_20_body">Пират идёт к телефону и всё-таки звонит в Стенмор. Придётся проходить обычную, долгую рутину, но он уже разуверился в увиденной им ракет<text:span text:style-name="T118">e</text:span>. Господь выдернул её ради него из безвоздушного неба, как стальной банан. «Прентис на связи, у вас там пикнуло что-то из Голландии только что? Ага. Ага. Да, мы видели.» Так вот и отбивается у человека охота к любованию восходами. Он положили трубку. «Они потеряли её над береговой линией. Говорят случился преждевременный <text:span text:style-name="Emphasis">Brennschluss</text:span>». </text:p>
      <text:p text:style-name="Text_20_body">– Не кисни,– говорит Блот пробираясь обратно к разбитой кровати.– Будут ещё другие. </text:p>
      <text:p text:style-name="P5">Старый добряк Блот, всегда найдёт чем утешить. <text:span text:style-name="T118">Вы</text:span>жидая секунд<text:span text:style-name="T119">у-другую</text:span>, на случай если перезвонят из Стенмора, Пират думал, Опасность позади, Банановый завтрак спасён. Но это только лишь отсрочка. Не так ли. Наверняка будут и другие, и каждая может свалиться на него. Никому, по обе стороны фронта, не известно сколько будет ещё других. Или просто не смотреть в небо? </text:p>
      <text:p text:style-name="Text_20_body">Осби Фил стоит на балкончике музыкантов, держит один из самых крупных бананов Пирата так, чтобы тот торчал из ширинки его полосатой пижамы—другой рукой наяривает по его желтушному изгибу триоли на 4/4 к потолку, встречает рассвет нижеследующим: </text:p>
      <text:p text:style-name="P471">А ну, оторви-ка свою жопу от пола,</text:p>
      <text:p text:style-name="P471">(пожуй банан-чик) </text:p>
      <text:p text:style-name="P471"><text:soft-page-break/>Зубы почисть и вперёд, на войну! </text:p>
      <text:p text:style-name="P471">Махни на прощанье <text:span text:style-name="T120">своей </text:span>спящей стране, </text:p>
      <text:p text:style-name="P471">И мечтам пошли поцелуй, </text:p>
      <text:p text:style-name="P471">Скажи Мисс Гребл, </text:p>
      <text:p text:style-name="P471">У тебя не стои́т, </text:p>
      <text:p text:style-name="P471">И не встанет до самой Победы, о, </text:p>
      <text:p text:style-name="P471">Но в мирное время всё будет торчком, </text:p>
      <text:p text:style-name="P471">(пожуй банан-чик) </text:p>
      <text:p text:style-name="P471">Вино шипучее, девульки жгучие— </text:p>
      <text:p text:style-name="P471">Осталось лишь пару немчур победить,</text:p>
      <text:p text:style-name="P471">Так улыбнись пошире, улыбкой лучшей в мире, </text:p>
      <text:p text:style-name="P471">Не заставляй нас повторять— </text:p>
      <text:p text:style-name="P471">Тебе пора от пола жопу оторвать! </text:p>
      <text:p text:style-name="Text_20_body">Там есть ещё и второй куплет, но не успел он перейти, как на резвящегося Осби Фила навалились и надавали по шее, отчасти даже его здоровенным бананом, Бартли Габич, ДеКаверли Пакс, и Морис («Саксофон») Рид, не считая остальных. </text:p>
      <text:p text:style-name="Text_20_body">На кухне, зефиры с чёрного рынка шмякаются в сироп налитый в верхнюю ёмкость пароварки Пирата, и вскоре там же начинают исходить крупными пузырями. Кофе варится. На деревянной вывеске паба, однажды отважно захваченной, в дневном налёте, пьяным Бартли Г<text:span text:style-name="T120">а</text:span>бичем, поперёк которо<text:span text:style-name="T120">й</text:span> всё ещё сохранилась витиеватая надпись МАШИНИСТ И КОЛЕНВАЛ, Тэди Блот крошит бананы здоровенным равнобедренным ножом, из-под нервного лезвия которого Пират одной рукой отгребает блондинистое крошево в вафельное тесто упругое от свежих куриных яиц, тех что Осби Фил выменял на равное количество мячиков для гольфа, которые в эту зиму попадаются даже реже, чем свежие яйца, а другой рукой сбивает фрукты, без лишнего напряга, проволочным венчиком, покуда сам Осби Фил, хмуро и часто прикладываясь к виски Бочка-69 с водой в четверть-литровой молочной бутылке, следит за бананами на сковородке и в гриле. У выхода в синее патио стоят ДеКаверли Пакс и Жокин Стик рядом с бетонной масштабной моделью вершины Юнгфрау, которую какой-то энтузиаст моделировал и воссоздавал ещё в середине 20-х пока ему не дошло, что она не пролезет ни в одну из дверей, и хлещут склоны знаменитой горы красными резиновыми грелками набитыми кубиками льда в целях производства ледяной крошки для бананового фраппе Пирата. С их однодневной щетиной, всклоченными волосами, глазами налившимися кровью, со смрадом в их дыхании, ДеКаверли и Жокин, типа, пара опустившихся богов, что приеблись зачем-то к сраному леднику. </text:p>
      <text:p text:style-name="Text_20_body">Повсеместно в мезонине, прочие собутыльники выпутываются из одеял (кто-то пердит, всё ещё в кошмарном сне, где его сбросили на парашюте), ссут в раковины в ванной, уныло смотрятся в вогнутые зеркальца для бритья, шлёпают воду, без чёткого плана зачем, на свои головы <text:soft-page-break/>редеющих волос, впрягаются в постромки портупеи, кремят обувь от дождя, что пойдёт днём, рукой чьи мускулы уже изнемогают, напевают обрывки популярных песен, которые они не всегда знают, лежат, полагая что греются, в полосах нового солнца, которое пробивается в оконные створки, пытаются говорить о службе, к которой придётся приступать уже меньше, чем через час, служаки и вояки, зевают, колупаются в носу, рыщут по тумбочкам и полкам, в поисках опохмелки от всего того, чем отключались накануне. </text:p>
      <text:p text:style-name="P6">И вот <text:span text:style-name="T120">по</text:span> все<text:span text:style-name="T120">м</text:span> комнат<text:span text:style-name="T120">ам</text:span> ширится, <text:s/>сменяя застойный дым ночи, <text:span text:style-name="T121">вперемешку с </text:span>алкогол<text:span text:style-name="T121">ем</text:span> и п<text:span text:style-name="T111">о́</text:span>т<text:span text:style-name="T121">ом</text:span>, хрупкий, райск<text:span text:style-name="T122">и</text:span>-банановый аромат Завтрака: роскошный, обволакивающий, удивляющий больше, чем цвет лучей зимнего солнца, покоряющий не животной остротой и обилием, но изысканной сложностью сплетения своих молекул, передающих магический секрет благодаря которому—пусть и не часто, <text:span text:style-name="T122">но вот </text:span>так, без экивоков, Смерть посылают на хуй—живая генетическая цепочка оказывается достаточно лабиринтной, чтоб сохран<text:span text:style-name="T124">я</text:span>ть какое-то людское лицо на десять двадцать поколений… именно это утверждение-посредством-структуры позволяет этому утреннему банановому запаху <text:span text:style-name="T122">посреди</text:span> войн<text:span text:style-name="T122">ы</text:span> струиться, преобладать, одолевать. Ну, почему не распахнуть все окна и не позволить, чтоб этот добрый запах окутал всю Челси? Как амулет от от падающих с небес предметов…. </text:p>
      <text:p text:style-name="Text_20_body">Со стуком придвигаемых стульев, перевёрнутых снарядных гильз, скамеек, оттоманок, банда Пирата <text:span text:style-name="T122">окружает</text:span> побереж<text:span text:style-name="T122">ья</text:span> громадного трапезного стола, остров южных морей за пару тропиков от промозглых средневековых фантазий Коридона Роспа, <text:span text:style-name="T122">заставленный</text:span> сейчас, поверх своей макушки из тёмных волнистых линий полированного орехового дерева, банановыми омлетами, банановыми сэндвичами, кастрюльками с варёными бананами, пюре из бананов в форме вставшего на дыбы британского льва, бананы смешанные с яйцами в тесте французских тостов, выдавленные из кондитерского мешка поверх бананового бланманже в кремовую вязь слов <text:span text:style-name="Emphasis">C’est magnifique, mais ce n’est pas la guerre</text:span> (как сказал <text:span text:style-name="T122">один </text:span>француз наблюдая самоубийственную Атаку Бригады Лёгкой Кавалерии), которые Пират присвоил для личного девиза… высокие флаконы с тягучим бледным банановым сиропом для смазывания банановых вафлей, гигантский стеклянный кувшин, в котором кубики нарезанных бананов настаивались ещё с лета с диким мёдом и мускатными орешками, из которого, этим зимним утром, черпаются кружки пенной банановой медовухи… банановые круас<text:span text:style-name="T122">с</text:span>аны, банановые пельмени, банановый джем, банановый хлеб и бананы обожжённые на пламени коньяка многолетней выдержки, который Пират при<text:span text:style-name="T122">хватил</text:span> с собой в прошлом году из винного погреба в <text:span text:style-name="T122">Пиренеях</text:span>, где была ещё подпольная рация…. </text:p>
      <text:p text:style-name="Text_20_body">Раздавшись, телефонный звонок враз прорезает шум в комнате, все похмелья, чесание задниц, звяк блюд, обсуждение дел, едкое хмыканье, своим сдвоенным металлическим бзд-бзденьем и Пират знает, что это наверняка ему. Блот, котор<text:span text:style-name="T125">ый</text:span> ближе всех, снимает трубку, вилка с нанизанным <text:span text:style-name="Emphasis">bananes glacées</text:span> элегантно зависла в воздухе. Пират зачерпнул медовухи напоследок, чувствует как она скатывается в его горло, словно это время, время того летнего покоя, он сейчас проглотил. </text:p>
      <text:p text:style-name="Text_20_body">– Твой работодатель. </text:p>
      <text:p text:style-name="Text_20_body">– Это нечестно,– стонет Пират,– я ещё не делал свои утренние отжимания. </text:p>
      <text:p text:style-name="Text_20_body"><text:soft-page-break/>Голос, который он слышал всего лишь раз—в прошлом году на брифинге, руки и лицо спрятаны тенью, аноним среди десятка других совещающихся—говорит Пирату об адресованном ему послании, которое дожидается его сейчас в Гринвиче. «Доставлено изумительным способом»,– голос повышен и раздражён,– «никто из моих знакомых так не умничает. Мне всё доставляют по почте. Извольте явиться и получить, Прентис.» Трубка резко брошена, разговор окончен, и теперь Пират знает где упала ракета сегодня утром, и почему не было взрыва. Вот уж действительно, входящая почта. Он уставился сквозь бастионы солнечного света, <text:span text:style-name="T126">возвращаясь</text:span> в трапезную к остальным, что наслаждаются своим банановым изобилием, густое насыщенье их изголодалых нёб <text:span text:style-name="T123">потерялось </text:span>где-то по ходу утра протяну<text:span text:style-name="T123">того</text:span> между ним и ими. <text:span text:style-name="T123">Разобщены н</text:span>а сотню миль, и <text:span text:style-name="T123"><text:s/></text:span>так <text:span text:style-name="T123">мигом</text:span>. Одиночество, даже в сетях войны, может, когда хочет, поймать его за слепую кишку и стиснуть, вот как сейчас, по-хозяйски. </text:p>
      <text:p text:style-name="Text_20_body">Пират снова по ту сторону окна, наблюдает завтрак чужаков. </text:p>
      <text:p text:style-name="Text_20_body">Его увозит прочь, по мосту Воксхол-Бридж в пошарпанной зелёной Лагонде, его денщик, капрал Вэйн. С подъёмом солнца, утро кажется всё холоднее. Облака <text:span text:style-name="T123">и впрямь</text:span> начали собираться. Команда американских сапёров высыпали на дорогу, <text:span text:style-name="T123">топают</text:span> расчищать какие-то руины неподалёку, <text:s/>и поют: </text:p>
      <text:p text:style-name="P472">Ух…</text:p>
      <text:p text:style-name="P472">Холодней, чем титьки ведьмы! </text:p>
      <text:p text:style-name="P472">Холодней ведра</text:p>
      <text:p text:style-name="P472">пингвиньего дерьма! </text:p>
      <text:p text:style-name="P472">Холодней, чем шерсть</text:p>
      <text:p text:style-name="P472">на заднице полярного медведя! </text:p>
      <text:p text:style-name="P472">И даже, чем иней на </text:p>
      <text:p text:style-name="P472">фужере шампанского вина! </text:p>
      <text:p text:style-name="P570"/>
      <text:p text:style-name="P306">Нет, они <text:span text:style-name="T127">только </text:span>прикидываются народниками, но я-то знаю, они из Ясс, за Кодреану, его люди, люди из Железной Гвардии… они убьют за него—у них же клятва! <text:s/>и меня убить <text:span text:style-name="T128">хотели</text:span>… Трансильванские мадьяры, умеют порчу насылать… шепчут <text:span text:style-name="T129">среди</text:span> ноч<text:span text:style-name="T129">и</text:span>… Ну, <text:span text:style-name="T129">вот тебе и </text:span>здрасьте, хе-хе, опять наплывает на Пирата его Состояние, когда меньше всего ждал, как обычно—тут можно упомянуть о том, что в досье Пирата Прентиса отмечено как странный дар—в общем, проник<text:span text:style-name="T129">новение</text:span> в фантазии посторонних: способность даже, брать на себя бремя управления ими, в данном случае <text:span text:style-name="T129">это всё</text:span> нафантазил румынский эмигрант-роялист, который может пригодиться в недалёком будущем. Этот его дар Фирма <text:span text:style-name="T129">считает</text:span> крайне полезным: в наше время не тронутые умственно лидеры и прочие исторические фигуры <text:span text:style-name="T129">нужны как воздух</text:span>. <text:span text:style-name="T129">Намного</text:span> удобней <text:s/>всевозможных банок, притираний, кровопусканий в целях избавления от лишних тревог, иметь кого-то, кто вместо них займётся грёзами, что изнуряют их средь бела дня… станет жить в уютной зелени их тропических <text:span text:style-name="T129">схронов</text:span>, под ветерком овевающ<text:span text:style-name="T129">и</text:span>м их бунгало, пить за них что им вредно, <text:span text:style-name="T130">удерживать их на курсе</text:span> ко входу их присутственных мест, <text:soft-page-break/>не допускать, чтоб их невинность пострадала больше, чем она и без того уже натерпелась… <text:span text:style-name="T130">возбуждаться</text:span> вместо них до эрекции <text:span text:style-name="T130">от </text:span>непрошенны<text:span text:style-name="T130">х</text:span> мысл<text:span text:style-name="T130">ей</text:span>, которые по мнению докторов не совсем того… страшится всего, что не должно <text:span text:style-name="T130">в</text:span>ызывать в них страха… тут будет уместным вспомнить слова П.М.С. Блакета: «Н<text:span text:style-name="T130">а войне н</text:span>ельзя руковод<text:span text:style-name="T130">ствоваться</text:span> порывами эмоций». <text:span text:style-name="T130">Вот и</text:span> мурлы<text:span text:style-name="T130">чь</text:span> себе тот тупой мотивчик, которому тебя обучали, <text:span text:style-name="T136">да</text:span> постарайся хуйни не напороть: </text:p>
      <text:p text:style-name="P473">Да—я—тот </text:p>
      <text:p text:style-name="P473">Самый, кто бредёт </text:p>
      <text:p text:style-name="P473">сквозь их фан-тази-и! </text:p>
      <text:p text:style-name="P473">Переживаю вместо них— </text:p>
      <text:p text:style-name="P473">Даже когда на девушку я вла-зи-ю— </text:p>
      <text:p text:style-name="P473">Приходится мне думать за других, </text:p>
      <text:p text:style-name="P473">Я знаю наперёд кому придёт черёд… </text:p>
      <text:p text:style-name="P473"/>
      <text:p text:style-name="P581">[И тут вступают тубы, баритоны и тромбоны в единой октаве] </text:p>
      <text:p text:style-name="P473"/>
      <text:p text:style-name="P473">И мне по барабану, что опааааасно это, </text:p>
      <text:p text:style-name="P473">Опасность – крыша, с которой я упал давным-давно— </text:p>
      <text:p text:style-name="P475">А когда придёт мне каюк, ты не <text:span text:style-name="T147">слишком </text:span>печалься, друг, </text:p>
      <text:p text:style-name="P473"><text:span text:style-name="T147">Вы</text:span>ссы на мой надгробный камень, </text:p>
      <text:p text:style-name="P473">Пив<text:span text:style-name="T147">о</text:span>, что задолжал <text:span text:style-name="T147">ты </text:span>мне, </text:p>
      <text:p text:style-name="P473">И—вперёд! </text:p>
      <text:p text:style-name="P7"/>
      <text:p text:style-name="Text_20_body"><text:span text:style-name="T130">Тут </text:span>он взаправду пускается в пляс туда-сюда, высоко вскидывая колени, покручивая тросточку с набалдашником из головы, носа и шляпы-котелка В.С.Филдза, прямо тебе доктор магии, покуда оркестр играет второй припев. Всё это сопровождается фантасмагорией, в кинематографическом смысле, льющейся на экран поверх голов зрителей на тонких перепонках аккуратного поперечного сечения цветка Виктории, что смахивает на профиль шахматного коня, отчасти фривольный, но без вульгарности—а потом скачут вперёд-назад, чик-трахк, кадры столь скоро меняющие ближний / дальний план, <text:span text:style-name="T131">в настолько</text:span> непредсказуемые масштаб<text:span text:style-name="T131">ы</text:span>, что временами у тебя ум за разум спотыкает, как говорится. Картинки высвечивают сцены из карьеры Пирата в качестве подставного фантазёра, возвращаются вспять, когда он носил, с собой повсюду, знак Юной Бесшабашности перерастающий в явно <text:span text:style-name="T131">из</text:span>лишнюю хромосому Симптома Дауна, точно по темечку. С какого-то момента он <text:span text:style-name="T131">понимал </text:span>уже, что некоторые эпизоды в его снах принадлежат не ему. Не потому что об этом, уже наяву, свидетельствовал дотошный анализ <text:span text:style-name="T131">у</text:span>виденного, нет, <text:soft-page-break/>он просто знал. И пришёл день, когда он встретил, в самый первый раз, настоящего владельца сна, который он, Пират, видел: это случилось возле фонтанчика питьевой воды в парке, у очень длинного ровного ряда скамеек, где ощущалось присутствие моря сразу за ухоженной посадкой невысоких кипарисов, дроблённый серый камень на дорожках смотрелся таким мягким, что хоть вздремни на нём, как на мягких полях шляпы федоры, и тут подходит этот <text:span text:style-name="T131">расхристанный</text:span> заслюненный ханыга, что просто глянешь и жуть берёт, и тормознулся, вылупившись на двух Девочек Гидов, что хотели отрегулировать напор воды в фонтанчике. Они перегнулись, без умысла, милые нахалюшки, показывая крайнюю полоску белых полотняных штанишек, складочки младенчески пухленьких ягодиц шарахают по Генитальному Мозгу, как ни сбавляй резкость. Бродяга захихикал и показал пальцем, он оглянулся на Пирата и сказал нечто сверхъестественное: «Гля! Девульки водичкой заигралися… <text:span text:style-name="T1">а ночью у тебя забулькает</text:span>, а?» И тут он уставился на одно<text:span text:style-name="T131">го</text:span> только Пирата, напрямки.... В общем, Пирату уже снилась эта реплика, слово в слово, в позапрошлое утро, перед тем как проснулся, она стояла в списке призов Конкурса ставшего опасным и многолюдным из-за толпы нахлынувшей из схождения улиц нарисованных углём… тут он не совсем запомнил… но теперь, <text:span text:style-name="T137">пере</text:span>пугавшись до смерти, он ответил: «Убирайся, или я позову полицию.» </text:p>
      <text:p text:style-name="Text_20_body">На текущий момент проблема была снята. Однако, рано или поздно наступит время, когда кто-то ещё откроет его дар, кто-то, кому он понадобится—у него случались и свои затяжные сны, в духе мелодрам Эжена Сю, где его похищают банды дакойтов или сицилийцев и пользуются им в неудобосказуемых целях. </text:p>
      <text:p text:style-name="Text_20_body">В 1935 у него <text:span text:style-name="T131">состоялся</text:span> первый эпизод вне условий какого-либо сна—это случилось в <text:span text:style-name="T131">ходе </text:span>его Киплинговск<text:span text:style-name="T131">ого</text:span> период<text:span text:style-name="T131">а</text:span>, куда ни глянь, зверовидные Фази-Вази, дракункулиас и Восточная болячка гуляют среди личного состава, пива нет месяцами, радиосвязь глушат другие державы, которым охота править этими чёрными, Бог его знает зачем, все анекдоты насточертели, и как Кэри Грант втихаря крадётся подсыпать возбудителя… не говоря уже про Араба с Большим и Жирным Носом, тоскливая классика известная каждому британскому томми… что ж удивляться, что однажды в четыре пополудни, под жужжанье мух, с открытыми глазами, среди вони гниющих дынных корок, под звуки единственного в подразделении граммофона с записью Сэнди МакФерсона «Смена караула» на его органе, что крутился в 77-миллионный раз, Пирату ничего не оставалось как составить сочный Восточный эпизод: плавно перемахнув через ограду, податься в город, в Запретный Квартал. Там наткнуться на оргию устроенную местным Мессией, которого пока что не признали, и как только глаза ваши встретились, понять, что ты его Иоанн Креститель, его Натан из Газы, что тебе суждено возвестить ему его Божественную сущность, объявить его остальным, любить его любовью как простой, так и во Имя того, кем он является… подобная фантазия никому не подходила <text:span text:style-name="T131">лучше</text:span>, <text:span text:style-name="T131">чем</text:span> для Х.У. Лофа. В каждом подразделении найдётся хотя бы один такой Лоф, тот самый Лоф, который вечно забывает, что мусульмане не слишком-то стремятся, чтобы их фоткали на улице… тот самый, который одолжит у тебя рубаху, а когда у него кончатся сигареты, найдёт незаконную заначку в твоём кармане, и выкурит в столовой на общем обеде, и вскоре <text:span text:style-name="T140">потащится</text:span> к столам <text:span text:style-name="T140">взвода суданских арабов</text:span> с широкой улыбкой и обратится к их сержанту на ты и по имени, <text:span text:style-name="T134">по братски</text:span>. Так что, конечно, Пират сделал ошибку, когда признал <text:span text:style-name="T131">свою</text:span> причастность к этой фантазии Лофа, о которой очень даже скоро узнали и верхние эшелоны. Заносится в досье, а в результате Фирма, в <text:soft-page-break/>Их неустанном поиске <text:span text:style-name="T134">способных устраивать дела</text:span>, вызывает его в район <text:span text:style-name="T141">У</text:span>айтхолла понаблюдать его трансы поверх столешниц под синей бязью и жутких бумажных игрищ, как его глаза закатываются задом наперёд в его голове <text:span text:style-name="T132">для прочтения</text:span> <text:span text:style-name="T132">давних</text:span>, глипто-древни<text:span text:style-name="T132">х </text:span>письм<text:span text:style-name="T132">ён</text:span> в <text:span text:style-name="T132">своих</text:span> собственных глазницах.... </text:p>
      <text:p text:style-name="Text_20_body">Первые пару раз не сработало. Фантазии улавливались чётко, но принадлежали мелкой сошке. Однако, Фирма имеет терпения, Они приверженцы Прицела на Будущее. Наконец, в один истинно Шерлок Холмсовский лондонский вечер, на Пирата явственно пахну́ло газом от фонаря в тёмной улочке и в тумане материализовалась гигантская органоподобная форма. Осторожно, шаг за шагом чёрных ботинков, Пират <text:span text:style-name="T134">направился</text:span> к этой <text:span text:style-name="T134">непонятности</text:span>. <text:span text:style-name="T134">Та</text:span> <text:span text:style-name="T134">за</text:span>скользи<text:span text:style-name="T134">ла</text:span> ему навстречу по камням мостовой медленно, как слизняк, оставляя в улице позади себя след с непонятно слизистым отблеском, исходивши<text:span text:style-name="T134">м</text:span> никак не от тумана. В разделя<text:span text:style-name="T134">ющ</text:span>ем их пространстве <text:span text:style-name="T134">располагался</text:span> пешеходный переход, который, будучи несколько проворнее, Пират пересёк первым. Он отшатнулся, в ужасе, попятился вспять через переход, однако, опознания таког<text:span text:style-name="T132">о</text:span> рода необратимы. Это был гигантский Аденоид. Размером со Св. Пола и продолжал час от часу расти. Лондон, а возможно и вся Англия, оказались в смертельной опасности! </text:p>
      <text:p text:style-name="Text_20_body">Помянутое лимфоидное чудище однажды перекрыло носоглотку лорда Блатрарда Осмо, возглавлявшего на тот момент Отдел по Нови Пазар в Министерстве Иностранных Дел, созданный в виде неясной епитимии за британскую политику в Восточном Вопросе на протяжении предыдущего столетия, поскольку на данном неясном санджаке в своё время вращ<text:span text:style-name="T132">а</text:span>лись судьбы всей Европы: </text:p>
      <text:p text:style-name="Text_20_body"/>
      <text:p text:style-name="P474">Никто не-знает-где на-карте,</text:p>
      <text:p text:style-name="P474">Кто-б-мог подумать всё пойдёт-с-того? </text:p>
      <text:p text:style-name="P474">Но всякий серб иль монте-негро-ец </text:p>
      <text:p text:style-name="P474">Только и ждут, что грянет наконец— </text:p>
      <text:p text:style-name="P474">О, милая, пакуй мой саквояж, </text:p>
      <text:p text:style-name="P474">И прикури сигару мне потолще, </text:p>
      <text:p text:style-name="P474">Пиши мне до востр-ебо-вания: </text:p>
      <text:p text:style-name="P474">Вос-точный Экс-пресс, </text:p>
      <text:p text:style-name="P474">В сан-джак Но-ви Па-зар! </text:p>
      <text:p text:style-name="P8"/>
      <text:p text:style-name="P9">Тут строй хористок, аппетитно молоденьких, вызывающе вытанцовывают в меховых гусарских шапках и ботфортах, пока в соседней сфере лорд Осмо продолжает ассимилироваться со стороны собственного разбухающего Аденоида, ужасающая трансформация клеточной плазмы, совершенно необъяснимая с позиций эдвардианской медицины… и очень скоро шляпы цилиндры усеивают всю площадь Мейфэйр, запах дешёвых духов, лишивши<text:span text:style-name="T138">й</text:span>ся своих владелиц, <text:soft-page-break/>висит у трактирных фонарей Ист-Енда, покуда Аденоид не прекращает бесчинств, но не заглатывает в жертву кого п<text:span text:style-name="T111">о́</text:span>падя, нет, у злобного Аденоида имеется общий план, в соответствии с которым ведётся отбор определённых особ—<text:span text:style-name="T134">с учётом</text:span> предстоящи<text:span text:style-name="T134">х</text:span> выбор<text:span text:style-name="T134">ов</text:span>, ширящ<text:span text:style-name="T134">его</text:span>ся невысказанн<text:span text:style-name="T134">ого</text:span> недовольств<text:span text:style-name="T134">а</text:span> в Англии, вверга<text:span text:style-name="T134">ющего</text:span> Министерство Внутренних Дел в истерические случаи болезненной нерешительности… все без понятия как быть… производиться попытка эвакуации Лондона, чисто для галочки, чёрные фаэтоны цокотят через старинные мосты в муравьиной процессии, наблюдательные аэростаты зависли в небе. «Замечен в Хэмстед Хит, просто сидит как бы дышит, <text:span text:style-name="T132">что ли</text:span>… в себя, обратно…» «Какие-нибудь, типа, звуки до вас доходят?» «Да, и это просто ужасно… словно, великанский нос захлёбывается соплями… подождите, сейчас оно… начинает… о, нет!. о, Боже, я не могу описать, это настолько чудовищ—»,–провод оборван, связь прекратилась, аэростат взмывает в лазурь рассвета. Прибывают команды из Лабаратории Кавендиша, обтягивают Хит громадными магнитами, терминалами электро-арок, чёрным железом панелей управления со множеством экранов и тумблеров, подтягивается Армия в полной боевой, в бомбах начинка из новейшего смертельного газа—Аденоид взорван, убит электрошоком, отравлен, там и сям отмечаются изменения формы и цвета, жёлтые жировые узлы торчат выше деревьев… под вспышки фотокамер Прессы, необъятный зелёный псевдопод ползет к боевому кордону и вдруг шшлёп! Сметает весь наблюдательный пункт потоком какой-то отвратительно оранжевой слякоти, которая <text:span text:style-name="T1">переваривает</text:span> несчастных—но вместо криков только хохот, им <text:span text:style-name="T1">это по кайфу</text:span>…. </text:p>
      <text:p text:style-name="Text_20_body">Задача Пирата/Осмо наладить связь с Аденоидом. Ситуация стабилизировалась, Аденоид заполняет весь парк Сент-Джеймс, исторических зданий больше нет, правительственные офисы переразмещены, но так хаотично, что связь между ними весьма ненадёжна—почтальон<text:span text:style-name="T135">ов</text:span> на их маршруте перехватывают твёрдо-пупырчаты<text:span text:style-name="T135">е</text:span> щупальца <text:s/>Аденоида бежево-светящегося цвета, телеграфная связь отключается по малейшей прихоти Твари. Каждое утро лорду Блатрарду Осмо приходится одевать свой котелок, брать брифкейс и отправляться к Аденоиду со своей ежедневной нотой-<text:span text:style-name="Emphasis">démarche</text:span>. Это отнимает у него так много времени, что он начал запускать дела по Нови Пазар, МИД озабочен. В тридцатые, доктрина баланса сил была ещё достаточно сильна, дипломаты поголовно заражались балканосисом, любая станция на развалинах Оттоманской империи кишела шпионами под именами гибридных иностранцев, закодированные сообщения на дюжине славянских языков татуировались на обритых верхних губах агентов где они потом отращивали усы, заново сбриваемые уполномоченными для этого офицерами-криптологами и пластические хирурги Фирмы производили пересадку кожи поверх шифровок… их губы превращались в палимпсесты неоднократных секретных посланий во плоти, иссечённой неестественно белыми шрамами, по которым они узнавали друг друга. </text:p>
      <text:p text:style-name="Text_20_body">Нови Пазар, каким-то образом продолжал оставаться <text:span text:style-name="Emphasis">croix mystique</text:span> на ладони Европы и МИД, в конце концов, обратился к Фирме за помощью. Фирма знала кому поручить. </text:p>
      <text:p text:style-name="Text_20_body">Каждый день на протяжении 2½ лет, Пират отправлялся в Сент-Джеймс Парк <text:s/>проведать Аденоида. Он чуть не чок<text:span text:style-name="T133">н</text:span>улся. Хотя ему и удалось разработать ломаный диалект, на котором они с Аденоидом могли общаться, его <text:span text:style-name="T133">всё же </text:span>весьма ограничивала нехватка носовых полостей для правильной фонетики, так что общение превращалось в изнурительные мытарства. Пока они напару сморкались взад-вперёд, алиенисты в чёрных длиннополых костюмах, <text:soft-page-break/>последователи доктора Фрейда, на которого Аденоиду было, в общем-то, чихать, стояли на приставных лестницах вдоль его отвратительного грязно-серого бока и лопатами вбрасывали новейший чудо-препарат, кокаин—подтаскивая белую субстанцию коробами, по очереди, на соседние лестницы, откуда и расшвыривали по колышливому гландоподобному, посыпая бактерии с токсинами гнусаво пузырящиеся в его кавернах, без каких-либо видимых последствий (хотя пойди узнай что ощущал при этом <text:span text:style-name="T1">Аденоид</text:span>, не так ли?) </text:p>
      <text:p text:style-name="Text_20_body">Однако, лорд Блатрард Осмо смог, наконец, уделять всё своё время Нови Пазару. В начале 1939, его обнаружили утонувшим при загадочных обстоятельствах в ванне наполненной тапио<text:span text:style-name="T133">ков</text:span>ым пудингом в доме Небезызвестной Виконтессы. Некоторые усмотрели в этом руку Фирмы. Прошли месяцы, началась Вторая Мировая война, прошло ещё несколько лет, из Нови Пазара ничего не слыхать. Пират Прентис спас Европу от Балканского Армагеддона, который кошмарился старикам и они метались в своих постелях <text:span text:style-name="T135">ужасаясь</text:span> его грандиозностью—но только не <text:s/>второй мировой, разумеется. Впрочем, Пирату <text:span text:style-name="T133">в тот период</text:span> Фирма позволяла лишь крошечно гомеопатические дозы мира, чтобы он не пошёл вразнос, но, <text:span text:style-name="T135">вместе с тем,</text:span> <text:span text:style-name="T135">чтобы</text:span> <text:span text:style-name="T139">и </text:span>не отравился <text:s/>ими. </text:p>
      <text:p text:style-name="P570"><draw:frame draw:style-name="fr2" draw:name="Image3" text:anchor-type="paragraph" svg:width="6.9252in" svg:height="0.3661in" draw:z-index="2"><draw:image xlink:href="Pictures/1000000000000B720000009B428C9716555D8079.png" xlink:type="simple" xlink:show="embed" xlink:actuate="onLoad" loext:mime-type="image/png"/></draw:frame></text:p>
      <text:p text:style-name="P304">У Тэди Блота перерыв на обед, но какой, спрашивается, обед из слипшегося бананового сэндвича обёрнутого провощённой бумагой в его стильной планшетке поверх остальных необходимостей—крошечной шпионской фотокамеры, коробочки тянучек, ментоловых пастилок на основе стручкового перца Для Мелодичности Голоса, солнцезащитны<text:span text:style-name="T146">х</text:span> очк<text:span text:style-name="T146">ов</text:span> по рецепту, в золотой оправе <text:span text:style-name="T146">и</text:span> стиле генерала МакАртура, пар<text:span text:style-name="T146">ы</text:span> серебряных щёточек-расчёсок в форме пылающего меча ГКСЭС, подарок Мамы, который он находит весьма изысканным. </text:p>
      <text:p text:style-name="Text_20_body">В это моросящее зимнее утро он держит курс в городской дом серого камня, не слишком большой или исторический, чтобы фигурировать в каком-либо путеводителе, в двух шагах от площади Гросвенор, чуть в стороне от официальных воинских маршрутов и коридоров через столицу. Когда печатным машинкам случается умолкнуть (8:20 и прочие мифические моменты), а в небе не пролетают американские бомбардировщики и уличное движение вдоль Оксфорд-Стрит не слишком интенсивно, можно даже услышать чириканье зимних птиц снаружи, слетевшихся к кормушкам, что понаставили девушки для них. </text:p>
      <text:p text:style-name="Text_20_body">Плитки мостовой скользки туманом. Это середина дня давящей сумрачности, табачного голодания, головой боли, и тяжести в желудке, миллион бюрократов усердно составляют планы смерти и некоторые даже <text:span text:style-name="T146">осо</text:span>знают это, многие уже оприходовали вторую или третью кружку или фужер, что создаёт тут некую ауру отчаяния. Но сейчас, минуя вход обложенный мешками с песком (временные пирамиды воздвигнутые для <text:span text:style-name="T146">излишне</text:span> любопытных), Блоту не до этого всего: он слишком поглощён подготовкой возможных оправданий, если его застукают, хот<text:span text:style-name="T142">я</text:span> это вряд ли, просто на всякий…. </text:p>
      <text:p text:style-name="Text_20_body">Добродушная, резинкожвачная, девушка-очкарик на контроле приглашающе махнула ему, чтоб подымался дальше по лестнице. Адьютанты в плотно-шерстяном расходятся вдоль коридоров по совещаниям, замы-завы, час-другой прихлёбывать по глоточку, дремать, его, в общем-то, не <text:soft-page-break/>видят, он тут примелькался, ну-этот-как-его, они <text:span text:style-name="T142">тут</text:span>, вроде, <text:span text:style-name="T142">с</text:span> Ок<text:span text:style-name="T142">с</text:span>форд<text:span text:style-name="T142">ской</text:span>, Лейтенант что работает в конце коридора в ТОТСССГ…. </text:p>
      <text:p text:style-name="Text_20_body">Старое здание поделено распорядителями трущоб войны. ТОТСССГ сокращение от «Технические Отделы Трансакций Союзных Сил по Северной Германии». Это сеть прокуренных закоулков бумаготворчества, в данный момент почти безлюдна<text:span text:style-name="T142">я</text:span>, с высокими, как надгробные камни, печатными машинками. На полу замызганный линолеум, окон нет: электрический свет жёлтый, дешёвый, безжалостный. Блот заглядывает в кабинет своего старого друга по Колледжу Исуса в Кембридже. Лейтенант Оливер («Тантиви») Ма<text:span text:style-name="T142">х</text:span>ер-Маффик. Никого. Тантиви и Янки вышли на обед. Отлично. Достаём камеру, включаем настольную лампу, рефлектор направляем так, чтоб…. </text:p>
      <text:p text:style-name="P10">Должно быть такие же загородки по всему ЕТВД: три нищенские стенки прессованной фанеры исцарапанно-кремового цвета, даже своего потолка нет. Тантиви делит её с американским коллегой, Лейтенант Тайрон Слотроп. Столы их поставлены под прямым углом, так что и не не <text:span text:style-name="T142">взглянуть</text:span> в глаза друг другу, пока не скрипнешь стулом на 90°. Стол Тантиви аккуратен, у Слотропа же жуткая свалка, <text:span text:style-name="T142">в которой</text:span> и чёрт ногу сломит. Он не расчищался до столешницы с 1942. Навал слежался слоями <text:span text:style-name="T143">скреплёнными</text:span> вкраплени<text:span text:style-name="T143">ями</text:span> бюрократической молофьи, что упорно просачивается до дна миллионами своих крошечных завитушек от красной и коричневой стирательной резинки, карандашной стружк<text:span text:style-name="T143">ой</text:span>, лепёшками высохших пятен чая или кофе, следами сахара и Домашнего Молока, <text:span text:style-name="T143">сюда же примешаны </text:span>пригоршн<text:span text:style-name="T143">и</text:span> сигаретного пепла, очень мелкие чёрные волоконца лент для печатной машинки, выколупанные и брошенные тут же, разлагающийся канцелярский клей, кусочки аспирина <text:span text:style-name="T143">растолчённые </text:span>в пыль. Затем <text:span text:style-name="T143">идёт</text:span> россыпь скрепок, кремней <text:span text:style-name="T143">от </text:span>зажигалок Зиппо, резиночек, канцелярских скоб, сигаретных окурков и скомканных пачек, случайно затесавшиеся спички, кнопки, огрызки ручек, обломки карандашей всех цветов и оттенков включая так-<text:span text:style-name="T143">жутко-</text:span>трудно-<text:span text:style-name="T143">где-</text:span>на<text:span text:style-name="T143">йти</text:span> гелиотропный и горчичный, Скользкий Вяз Таблетки Т<text:span text:style-name="T148">э</text:span>я от Горла, присланные мамой Слотропа, Налиной, аж из <text:span text:style-name="T146">Массачусетса</text:span>, кусочки лент, бечёвок, мела… ещё выше слой забытых циркуляров, корешков от коричневых продовольственных талонов, телефонных номеров, неотвеченных писем, истёртых листов копирки, размашистые наброски аккордов укулеле для дюжины песен, включая «Джонни Д<text:span text:style-name="T144">ю</text:span>б<text:span text:style-name="T144">э</text:span> нашёл розу в Ирландии» («У него <text:span text:style-name="T144">попадаются</text:span> неплохие аранжировки»,– уверяет Тантиви,–«<text:span text:style-name="T144">это</text:span>, как бы, американский Джордж Формби, если возможно такое представить».– Но Блот решил, что лучше не пробовать.) Пустая бутылочка тоника для роста волос «Кремль», затерявшиеся кусочки пазла разной формы представляющие част<text:span text:style-name="T144">ь</text:span> левого карего глаза Ваймаранера, зелёные бархатные складки халата, сизые разводы в отдалённой туче, нимб оранжевого взрыва (вероятно, закат солнца), заклёпки <text:span text:style-name="T144">в </text:span>обшивк<text:span text:style-name="T144">е</text:span> Летающей Крепости, розовая внутренняя сторона ляжки надувшейся девушки с настенного постера… пара старых <text:span text:style-name="T1">Еженедельников Разведывательной Информации </text:span>при армейском разведуправлении, свившийся штопором завиток лопнувшей струны укулеле, коробочки клейких бумажных звёзд для маркировки различны<text:span text:style-name="T144">м</text:span> цвето<text:span text:style-name="T144">м</text:span>, части разобранного фонарика, крышка от круглой коробочки обувного крема Нагета, в которую Слотроп иногда заглядывает за своим размытым медным отражением, всевозможное количество справочников из библиотеки ТОТСССГ в конце коридора—технический словарь немецкого языка, <text:span text:style-name="T1">Специальный Справочник или План Города</text:span> изданный <text:soft-page-break/>МИДом—и обычно, если не утащили или не выброшен, номер <text:span text:style-name="T1">Новостей Мира</text:span> тоже где-нибудь воткнут—Слотроп заядлый читатель. </text:p>
      <text:p text:style-name="Text_20_body">На стене возле стола Слотропа прикноплена карта Лондона, которую Блот сейчас фотографирует свой миниатюрной камерой. Его планшетка распахнута и в загородке начинает распространяться запах бананов. Может закурить для маскировки? Тут не проветривается, а то догадаются, что кто-то заходил. Ему потребовалось всего четыре экспозиции, чихк-чик-трак, ух, до чего уж<text:span text:style-name="T144">е</text:span> наловчился—кто-то заглянет, просто роняешь камеру в раскрытую планшетку где банановый сэндвич смягчает падение, маскирует подозрительный звук и заснятую кассету данных, столько всего и сразу. </text:p>
      <text:p text:style-name="Text_20_body">Жаль, что тот, кто платит за эту маленькую шалость, не раскошелился на цветную плёнку. Интересно, велика ли разница, но Блот не знает кого можно спросить. Звёзды наклеенные на карте Слотропа охватывают весь спектр, начиная с серебряного (с пометкой «Каролина») в одном созвездии с Глэдис, зелён<text:span text:style-name="T144">ая</text:span>, и Катариной, золот<text:span text:style-name="T144">ая</text:span>, <text:span text:style-name="T144">а</text:span> взгляд переходит на Алису, Делорес, Ширли, парочка Сэлли—тут в основном красн<text:span text:style-name="T144">ые</text:span> и сини<text:span text:style-name="T144">е</text:span>—гроздь возле Тауэр-Хилла, фиолетовый сплошняк вокруг Ковент Гарден, туманность перетекает в Мэйфэйр, Сохо, и дальше к Вимбли и наверх к Хэмпстед-Хит—в любом направлении расходится это небесное мерцание частью отклеившихся звёзд из Каролин, Марий, Анн, Сюзан, Элизабет. </text:p>
      <text:p text:style-name="Text_20_body">Но возможно цвета взяты как попало, без кодировки. Может даже и девушки не настоящие. От Тантиви, после нескольких недель расспросов невзначай (мы знаем, что вы учились вместе, но задействовать его было бы рискованно), Блот может только доложить, что Слотроп работает над этой картой с прошлой осени, примерно с того времени как начал выезжать для обследования для ТОТСССГ разрушений причинённых ракетами-бомбами—и в путешествиях по места<text:span text:style-name="T145">м</text:span> смерти <text:span text:style-name="T145">ему</text:span> явно <text:span text:style-name="T145">хватает</text:span> врем<text:span text:style-name="T145">ени</text:span>, чтоб и за девушками успе<text:span text:style-name="T145">ва</text:span>ть. Если <text:span text:style-name="T145">имеется</text:span> какая-то причина клеить эти бумажные звезды кажд<text:span text:style-name="T145">ые</text:span> пару дней, то он о ней не распространяется—она, похоже, не для посторонних. Карту видит один только Тантиви и тот относится к ней со снисходительностью дружелюбного антрополога: «<text:span text:style-name="T145">Некая</text:span> разновидность безвредного Янковского хобби»,– отвечает он своему другу Блоту. «Может, чтоб не потерялись. У него и вправду довольно напряжённая жизнь в обществе.» И после этого переходит на историю Лорейн с Джуди, про гомосексуального констебля Чарльза, пианино в мебельном фургоне, или эксцентричный маскарад с участием Глории и её всё ещё аппетитной мамочки, и о ставке в целый фунт на игру Блеквуд-Престон в Норт-Енде, про бесстыдную версию «Тихой ночки», и судьбоносный туман. Но ни одна из этих тем не развеет туман недоумения тех, кому докладывает Блот. </text:p>
      <text:p text:style-name="Text_20_body">Ладно. Дело сделано. Планшетку застегнул, лампу выключил и поставил где была. Может успеет перехватить Тантиви в МЕХАНИКЕ И КОЛЕНВАЛЕ, самое время для дружеской кружки. Он покидает фанерный лабиринт в слабом жёлтом свете, против течения возвращающихся девушек в галошах, Блот неприступно неулыбчив, нет времени на шлёпы-щекотульки, знаете ли, ему сегодня надо ещё работу сдать. </text:p>
      <text:p text:style-name="P570"><draw:frame draw:style-name="fr2" draw:name="Image4" text:anchor-type="paragraph" svg:width="6.9252in" svg:height="0.3661in" draw:z-index="3"><draw:image xlink:href="Pictures/1000000000000B720000009B428C9716555D8079.png" xlink:type="simple" xlink:show="embed" xlink:actuate="onLoad" loext:mime-type="image/png"/></draw:frame></text:p>
      <text:p text:style-name="P571"><text:soft-page-break/></text:p>
      <text:p text:style-name="P591">Ветер изменился, дует с юго-запада, и барометр падает. Немногим за полдень, а уже стемнело <text:span text:style-name="T149">как</text:span> будто уже вечер под этой массой дождевых туч. Сегодня была долгая идиотская гонка к нулевой отметке и, как обычно, не на что смотреть. Говорили, что это случай взрыва в воздухе с недолётом, горящие куски ракеты рассыпались на многие мили вокруг, главным образом в реку, всего один кусок, неизвестно какой формы и тот плотно оцеплен <text:span text:style-name="T150">ещё </text:span>до приезда Слотропа, самая усиленная охрана из всех, что он вообще <text:span text:style-name="T150">когда-то </text:span>видел, и самая недружелюбная. Мягкие, линялые береты на фоне шиферных туч, «стэны» с глушителями,поставлены на стрельбу очередями, усищи поверх рта покрыли верхние губы, угрюм<text:span text:style-name="T150">ы</text:span>—американскому Лейтенанту и <text:span text:style-name="T150">посмотреть</text:span> нельзя, нет, не сегодня. ТОТСССГ, конечно, бедный родственник для разведки Союзных Сил. Но хоть на этот раз Слотроп не один <text:span text:style-name="T150">такой</text:span>, он с холодным удовлетворением пронаблюдал как его ровню из ТехИнформа, а вскоре и шефа <text:span text:style-name="T150">того же</text:span> отдела, который прирулил на своём Волсли Воспе качать права, спровадили ни с чем. Ха! Ни один из них не ответил на дружеский кивок Слотропа. Не повезло, парням. Однако, приставала Тайрон торчит тут по прежнему, раздавая сигареты Лаки Страйк, чтоб хотя бы прикинуть что к чему. </text:p>
      <text:p text:style-name="Text_20_body">Что это за графитовый цилиндр сантиметров пятнадцат<text:span text:style-name="T150">и</text:span> в длину и пять в диаметре, на нём лишь малость закоптилась зелёная армейская краска. Единственная часть уцелевшая при взрыве. Как и планировалось, конечно. Внутри наверняка бумаги. Старшина обжёг руку, когда попробовал поднять и вскрикнул «ёб твою!», вызвав смех среди рядового состава. Все ждали прибытия Капитана Прентиса из УСО (эти грёбанные ублюдки никогда не торопятся), который вскоре и прибыл. Слотроп полюбовался со стороны—обветренное лицо, здоровенный жлоб. Прентис забирает цилиндр и уезжает, сеанс окончен. </text:p>
      <text:p text:style-name="Text_20_body">В таком случае, прикидывает Слотроп, ТОТСССГ может, хотя хули толку, подать пятьдесят-пять-миллионный служебный запрос в ОСО, с просьбой сообщить о содержимом цилиндра, и, как обычно, не получить ответа. Нет, всё окей, он не в обиде. УСО всех игнорирует, и все игнорируют ТОТСССГ. А и что с того, вообще? Это его последняя ракета на какое-то время. Хотелось бы насовсем. </text:p>
      <text:p text:style-name="Text_20_body">Сегодня утром в его корзинке «входящее» был приказ о временном откомандировании его в какой-то госпиталь в Ист-Енде. Никаких пояснений кроме копии предписания ТОТСССГу о его переназначении «в рамках тестовой программы ОПБ». Что ещё за тесты? ОПБ это Отдел Политической Борьбы, он посмотрел <text:span text:style-name="T150">по справочнику</text:span>. <text:span text:style-name="T150">За этим</text:span> что-то больше<text:span text:style-name="T150">е,</text:span> чем стандартное дерьмо психометрического теста, наверняка. Но хоть какая-то перемена от этой рутины охоты за ракетами, которая уже приелась. </text:p>
      <text:p text:style-name="Text_20_body">Когда-то Слотроп старался. Нет, серьёзно. Во всяком случае, ему так кажется. Многое из того, что было до 1944 уже малость в тумане. Первая волна Блица вспоминается как полоса сплошной удачи. Всё что Люфтваффе сбрасывали и близко не падало рядом с ним. Но с прошлого лета они перешли на эти бомбы-роботы. Идёшь себе по улице, в постели только-только заснул и тут нежданно этот пердёжный звук над крышами—если он продолжается, доходит до пика и <text:span text:style-name="T151">звучит</text:span> дальше, ну, так это класс, это уже проблема кого-то ещё… но если двигатель смолк, Джексон, берегись—начала падать, подача горючего прекращена, и у тебя 10 секунд, чтобы решить чего тебе напоследок хочется. Ну, в общем, тоже ничего. Понемногу втягиваешься, начинаешь делать <text:soft-page-break/>маленькие ставки, на шиллинг-два, с Тантиви Махер-Маффиком, <text:span text:style-name="T151">из-</text:span>за соседн<text:span text:style-name="T151">его</text:span> столом, куда ахнет следующий падла…. </text:p>
      <text:p text:style-name="Text_20_body">Но с сентября пошли ракеты. Эти ёбаные ракеты. К этим сукам невозможно приспособиться. Никак. Впервые он с удивлением обнаружил, что он по настоящему боится. Начал больше пить, спать меньше, курить одну за одной, чувствовать, что его, типа, <text:span text:style-name="T151">подставили</text:span>. Боже, нельзя же, чтоб <text:span text:style-name="T151">это</text:span> продолжалось.... </text:p>
      <text:p text:style-name="Text_20_body">– Кстати, Слотроп, у тебя уже одна во рту. </text:p>
      <text:p text:style-name="Text_20_body">– Это от нервов,– Слотроп всё равно прикуривает. </text:p>
      <text:p text:style-name="Text_20_body">– Ну, <text:span text:style-name="T157">хотя бы</text:span> <text:span text:style-name="T1">не мои</text:span>,– упрашивает Тантиви. </text:p>
      <text:p text:style-name="Text_20_body">– Две за раз, видал?– переставляет их, чтобы смотрели вниз, как клыки в комиксах. Лейтенанты уставились друг на друга сквозь пивные тени, день углуб<text:span text:style-name="T151">ляется</text:span> за высокими холодными окнами М<text:span text:style-name="T151">Е</text:span>ХАНИКА И КОЛЕНВАЛА, и Тантиви готов рассмеяться или фыркнуть, О, Боже, по ту сторону деревянной Атлантики их стола. Атлантики тут было под завязку за последние три года, и зачастую в ней штормило круче, чем в той, которую некий Вильям, первый трансатлантический Слотроп, пересёк много поколений предков тому назад. Варварство в одежде и речи, буйство в поведении—в один ужасный вечер пьяный в стельку Слотроп, гость Танвити в великосветском клубе Юниор Атенем, до<text:span text:style-name="T151">прыгал</text:span>ся, что их обоих выставили оттуда, за фланговую атаку на ДеКаверли Покса с клювом чучела совы нацеленным на сонную артерию Покса пока тот, загнанный на биллиардный стол, пытался загнать турняк кия Слотропу в глотку. Увы, происшествия подобного толка были довольно часты: однако, доброта – надёжный корабль <text:span text:style-name="T151">в подобных</text:span> океан<text:span text:style-name="T151">ах</text:span>, Тантиви всегда рядом, красне<text:span text:style-name="T151">ет </text:span>и улыба<text:span text:style-name="T151">ется</text:span>, а Слотроп изумл<text:span text:style-name="T151">ён, что</text:span> в самых крутых передрягах Тантиви ни разу его не подвёл. </text:p>
      <text:p text:style-name="P11">Он знает, что с ним можно говорить обо всём. Это касается не только текущего докладах об амурах с Нормой (ямочки на плотных ножках как у девч<text:span text:style-name="T151">о</text:span>нки из Седар Рапидз, штат Айова), Марджори (рослая, элегантная, танцует в строю хористок в Ветряной Мельнице), или про странные события субботней ночи в клубе Фрик-Фрак, Сохо, логово низкопробной репутации расцвеченной плывущими лучами различных пастельных оттенков, с <text:span text:style-name="T151">плакатиками</text:span> <text:span text:style-name="T159">запрещается</text:span> или <text:span text:style-name="T159">джитербаг не танцевать</text:span>, для отвода глаз всякого рода полиции, военной или гражданской, хотя что такое «гражданская» в наши дни, которые нет-нет да и заглянут, и где <text:span text:style-name="T152">недавно</text:span>, ну, это вообще <text:span text:style-name="T153">ни в какие ворота</text:span>, жуткий заговор какой-то, когда Слотроп зашёл, как и условились, встретиться с одной, но увидел двух, рядышком, и ракурс <text:span text:style-name="T153">точно под</text:span> него, над синим шерстяным плечом машиниста 3-й статьи, под голой миленькой подмышкой девушки, что замерла, откинувшись в танце линди-хоп, кожа с оттенком лаванды, которая как раз проплывал<text:span text:style-name="T153">а</text:span> в луче, тут-то и накатила паранойя, лица их <text:span text:style-name="T1">обеих</text:span> двух начали к нему <text:span text:style-name="T153">раз</text:span>ворачиваться…. </text:p>
      <text:p text:style-name="P11">Эти две юные леди <text:s/>помечены серебряными звёздами на карте Слотропа. Должно быть, в те оба раз у него был серебристый настрой—сияющий, звенящий. Цвет звёзд, которые он наклеивает, это просто для передачи его настроения, от фиолетового до золотого. Не для распределения их по рангам—<text:span text:style-name="T153">ничего подобного</text:span>! Никто <text:span text:style-name="T153">и </text:span>не видит эту карту, кроме Тантиви, к тому же, Исусе, они <text:span text:style-name="T1">все</text:span> прекрасны… цветение или листва, в этом его зимнем городе, в чайных, в очередях, <text:soft-page-break/>повязав<text:span text:style-name="T153">шись</text:span> платк<text:span text:style-name="T153">ам</text:span>и, вздыхают, шмыгают, хлопчатобумажные ножки на мостовой, голосуют машине, печатают на машинках, помечают файлы, в помпадурах, жёлтыми ростками карандашей, он их находит—дамочек, девулек, красотулек с грудями в обтяжечку—да, это <text:span text:style-name="T153">малость перебор</text:span>, возможно, но… «Мне ведомо, есть в миру любовь <text:span text:style-name="T153">необузданная </text:span><text:s/>и дикие увеселения»,– проповедовал Томас Хукер, –«как есть дикий чабрец и иные травы; но у нас будет сад любви, сад радостей, насаждаемых Господом нашим». В точности как и произрастает сад Слотропа. Утопает в незабудках, лозинках, в душистой руте—и повсюду эти, лилово-жёлтые как засосы, анютины глазки, целуй-меня-скорей…. </text:p>
      <text:p text:style-name="P11">Он любит рассказывать им про светлячков. Английские девушки ничего вообще не знают про светлячков, и это пожалуй всё, что Слотроп в точности знает про английских девушек. </text:p>
      <text:p text:style-name="P12">Карта ставит Тантиви в тупик. Её не спишешь на обычную охоту американского горлопана <text:span text:style-name="T154">з</text:span>а охо<text:span text:style-name="T154">чими</text:span> двуствол<text:span text:style-name="T154">ками</text:span>, <text:span text:style-name="T154">это скорее</text:span> рефлекс на пустоту в своём-пацане, рефлекс, который Слотроп не может подавить и продолжает лаять в пустую тишь лабораторию, в извилистые ходы гулких коридоров, когда это уже давным-давно не нужно и вся братва отправлены на вторую мировую искать свою смерть. Слотроп и вправду не любит говорить о своих девушках: Тантиви приходится <text:span text:style-name="T154">под</text:span>водить его <text:span text:style-name="T154">к</text:span> тем<text:span text:style-name="T154">е</text:span> дипломатическим<text:span text:style-name="T154">и уловками</text:span>, даже теперь. На первых порах Слотроп, с чудаковатым <text:span text:style-name="T154">джентльменством</text:span>, вообще <text:span text:style-name="T154">её не касался</text:span>, пок<text:span text:style-name="T154">уд</text:span>а не понял насколько Тантиви застенчив. Ему дошло это, когда тот попросил найти ему подружку. И примерно в то же время, Тантиви <text:span text:style-name="T154">разглядел</text:span> насколько Слотроп одинок. Во всём Лондоне ему, похоже, не с кем было поговорить, кроме бесчисленного множества девушек, которых он почти никогда не встречал больше, поговорить <text:span text:style-name="T1">хот</text:span><text:span text:style-name="T2">я бы</text:span><text:span text:style-name="T1"> о чём-нибудь</text:span>. </text:p>
      <text:p text:style-name="Text_20_body">И всё же Слотроп продолжает свою карту ежедневно, с тупой упёртостью. В лучшем случае, она дань течению изменчивых перемен, из которых—посреди нежданных разрушений с неба, загадочных приказов, что прибывают из тёмных бдений ночи, да им просто делать там нечего—он запечатлевает миг, оттуда, отсюда, дни опять холодают, иней по утрам, ощущение груди Дженифер <text:span text:style-name="T154">под</text:span> холодной шерст<text:span text:style-name="T154">ью</text:span> свитера, когда прижал, чтоб чуть согреться в пропахшей <text:span text:style-name="T154">угольным</text:span> дымом <text:s/>прихожей, дневную унылость которой ему никогда не узнать… чашка закипевшего бульона, капля <text:span text:style-name="T154">падает</text:span> на колено и об<text:span text:style-name="T154">жигает</text:span>, пока Айрин, голая как и он, в потоке солнечного света сквозь стекло, проверяет бесценные нейлоны, один за другим, найти пару без затяжек, каждый чулок вспыхивает в свете сквозь зимние шпалеры за окном… голоса модных американских певичек звучащие в нос из бороздок на диске через обшарпанную иглу маминой радиолы у Алисон… обнявшись для тепла, шторы затемнения на окнах, никакого света кроме огонька их последней сигареты, английский светлячок, колышется в капризном курсиве слов что ей захотелось написать, но прочитать их он не может…. </text:p>
      <text:p text:style-name="Text_20_body">– И что дальше?– От Слотропа ни звука. – Эти две твои морячки… когда увидели тебя...– И тут он замечает, что Слотроп, вместо того, чтоб продолжить рассказ, дёргается. Да, он дрожал и перед этим, тут холодно, но не настолько же.– Слотроп! </text:p>
      <text:p text:style-name="P13">– Я не пойму. Исусе.– Даже интересно. Такое дико странное ощущение. Он не может остановиться. Подымает воротник своей курточки, втягивает ладони внутрь рукавов и сидит так какое-то время. </text:p>
      <text:p text:style-name="Text_20_body"><text:soft-page-break/>Вскоре, после паузы, с трясущейся сигаретой: – Их не <text:span text:style-name="T155">услышать</text:span>, когда на подходе. </text:p>
      <text:p text:style-name="Text_20_body">Тантиви знает кто эти «они». Он отводит глаза. Недолгое молчание. </text:p>
      <text:p text:style-name="Text_20_body">– Конечно, не слышно, у них скорость больше скорости звука. </text:p>
      <text:p text:style-name="Text_20_body">– Да, но—я не про то,– слова вырываются между волнами дрожи.– Те другие, Фау-1, их ведь слышно. Так? Может у тебя есть шанс увернуться. Но эти сперва взрываются, а и уж потом слышишь, что летят. Если не убит, тогда уже не слышишь. </text:p>
      <text:p text:style-name="Text_20_body">– То же самое и в пехоте. Сам знаешь. Никогда не слышишь ту, которая в тебя. </text:p>
      <text:p text:style-name="Text_20_body">– У, но— </text:p>
      <text:p text:style-name="Text_20_body">– Считай, что это такая большая пуля, Слотроп. С плавниками. </text:p>
      <text:p text:style-name="Text_20_body">– Исусе,– зубы клацают,– ты умеешь утешить. </text:p>
      <text:p text:style-name="Text_20_body">Тантиви, встревоженно наклоня<text:span text:style-name="T158">етя</text:span> сквозь запах конопли и коричневый сумрак, теперь больше обеспокоен <text:span text:style-name="T155">содроганьями</text:span> Слотропа, чем личными страхами, ему ничего не оста<text:span text:style-name="T155">ётся</text:span> кроме известных ему каналов в попытке развеять и снять <text:span text:style-name="T158">их</text:span>.– Может тебе стоит посмотреть места, где они взрывались…. </text:p>
      <text:p text:style-name="Text_20_body">– Зачем? От них же ничего не остаётся. Не так разве? </text:p>
      <text:p text:style-name="P13">– Я не знаю. Даже немц<text:span text:style-name="T155">ам</text:span> вряд ли <text:span text:style-name="T155">известно</text:span>. Но это для нас отличная возможность об<text:span text:style-name="T155">какать </text:span>ТехИнформ. <text:span text:style-name="T155">Ну, ч</text:span>то скажешь? </text:p>
      <text:p text:style-name="Text_20_body">Вот так и начал Слотроп расследования «случаев» V-бомб. Когда отгремят. Первым делом—каждое утро—кто-то из Гражданской Обороны направлял в ТОТСССГ сводку о вчерашних взрывах. Она доходила до Слотропа в последнюю очередь, от отцеплял список кому адресовалась, уже исчёрканный карандашными пометками, и отправлялся заводить стареющий Хамбер на стоянке, чтоб произвести свой обход, Святой Георгий после факта, идёт колупаться в помёте Зверюги, в осколках немецкого производства, которы<text:span text:style-name="T155">е фиг найдёшь</text:span>, писать пустые заключения в своих блокнотах—трудотерапия. Когда ТОТСССГ стали извещать скорее, он поспевал ко времени работы поисковых групп—следуя за мускулистыми собаками-ищейками КВС в запах штукатурки, в шипенье истекающего газа, среди длинных расщеплённых обломков и провисших сетей арматуры, опрокинутых безносых кариатид с уже проступающей вокруг гвоздей ржавчиной, с ободранной поверхностью, взмах запылённой руки. Ничего по пришепётывающим обоям с павлинами, что распустили хвосты на лужайках у домов в Георг<text:span text:style-name="T155">ие</text:span>вском стиле давным-давно, у вечнозелёных падубов… к крикам требующим <text:span text:style-name="T155">заткнуться</text:span>, где торчащая рука или белизна кожи ожидала их, выживший или жертва. Когда его помощь не требовалась, он стоял в стороне, молясь, поначалу, Богу, как положено, впервые с прошлого Блица, чтобы жизнь победила. Но слишком многие умирали и вскоре, не видя смысла, он бросил. </text:p>
      <text:p text:style-name="P14">Вчера случился хороший день. Нашли ребёнка, живого, маленькая девочка полузадохшаяся в клетке убежища Морисона. Пока сбегали за носилками, Слотроп держал её маленькую руку, посинелую от холода. На улице лаяли собаки. Когда она открыла глаза и увидела его, первое, что <text:soft-page-break/>сказала, было: «Жвачка <text:span text:style-name="T156">есть</text:span>, друг?» Два дня под завалом, без жевательной резинки—всё, что он мог предложить Скользкий Вяз Тэя. Он чувствовал себя идиотом. Прежде, чем её унесли, она всё равно поцеловала его руку, её рот и щека в свете фонариков холодные как иней, город вокруг сразу стал больших заброшенным холодильником, прокисши<text:span text:style-name="T156">й</text:span> запах и больше никогда никаких сюрпризов внутри. И тут она улыбнулась, совсем слабо, и он понял, что именно этого и ждал, <text:span text:style-name="T156">ух-ты</text:span>!—улыбка Ширли Темпл, которая сразу перечеркнула всё, среди чего они её нашли. Глупее не придумаешь. Он <text:span text:style-name="T156">телипается</text:span> на кончике лавины своего рода, 300 лет янки на западных болотах, и не способен на что-либо кроме хрупкого перемирия с их Провидением. </text:p>
      <text:p text:style-name="Text_20_body"><text:span text:style-name="T1">Разрядка напряжённости</text:span>. Каждая из руин, которые он ежедневно обшаривает, это проповедь о суетности. Идут недели, и ни малейшего кусочка никакой ракеты, и это знак насколько непередаваем акт смерти… Духовное Продвижение Слотропа: мирской Лондон его научает: заверни за любой угол и окажешься внутри параболы. </text:p>
      <text:p text:style-name="P307"><text:span text:style-name="T165">У него появилась навязчивая идея ракеты, на которой написано его имя—если они и впрямь решили его </text:span><text:span text:style-name="T166">кончить</text:span><text:span text:style-name="T165"> («Они» включает вероятности намного выходящие за пределы нацистской Германии), то это самый надёжный способ, и им ничего не стоит </text:span><text:span text:style-name="T1">написать его имя на каждой, верно? </text:span></text:p>
      <text:p text:style-name="Text_20_body">– Да, <text:span text:style-name="T176">это</text:span> может пригодиться,– Тантиви позабавлено <text:span text:style-name="T176">взглядывает</text:span> на него, – надёжный финт, особенно перед боем, знаешь, <text:span text:style-name="T1">просимулировать</text:span> что-то в <text:span text:style-name="T176">этом</text:span> роде. Полный верняк. Назови это «боевая паранойя» или типа того. Но— </text:p>
      <text:p text:style-name="Text_20_body">– Кто симулирует?– закуривает сигарету, встряхивая чубом в дыму,– блин, Тантиви, послушай, не хочу тебя расстраивать, но… я уже переслужил четыре года, пойми, это может случиться в любой момент, в следующую секунду, сейчас, враз… блядь… просто нуль, просто и того <text:span text:style-name="T176">даже </text:span>нет… и…. </text:p>
      <text:p text:style-name="Text_20_body">Нет ничего, что он бы мог посмотреть, пощупать руками—вдруг газы, взрыв, и после никаких следов… без предупреждения, Слово тебе на ухо, а потом вечная тишь. Помимо неуловимости, помимо грохота и грома небес разверстых, полнейший ужас в этом издевательстве, в обещанной ему, с немецкой стопроцентной точностью, смерти, которая смеётся над тихими подначками Тантиви… нет, это не пуля с плавниками, Ас<text:span text:style-name="T176">с</text:span>… не Слово, не то Слово, что разрывает день к чертям…. </text:p>
      <text:p text:style-name="Text_20_body">Пятница это была, вечер, в прошлом сентябре, сразу после работы направлялся к станции Подземки на Бонд-Стрит, голова занята предстоящим уик-эндом и его двумя морячками из Морской Службы Гражданской Обороны, те самые Марджори и Норма, которых надо держать по раздельности, чтоб не узнали друг про друга, и в тот момент, когда он сунул палец в нос вытащить козявку, вдруг с неба, за много миль у него за спиной, <text:span text:style-name="Emphasis">mementomori </text:span>резкого мощного взрыва, накатился сзади, как раскат грома. Ну, не совсем гром. Через пару секунд, и уже спереди, шарахнуло снова: чётко и громко, над всем городом. Взят в скобки. Не робот-бомба, и не Люфтваффе. «И не гром»,– удивился он вслух. </text:p>
      <text:p text:style-name="Text_20_body">– Какая-нибудь блинская газомагистраль,– женщина с <text:span text:style-name="T176">коробкой</text:span> для ланча, с глазами припухшими после рабочего дня над машинкой, задела его локтем, проходя мимо. </text:p>
      <text:p text:style-name="P15"><text:soft-page-break/>– Нет, это немцы,– её подруга <text:span text:style-name="T176">всколыхнула</text:span> свои блондинные кудряшки под клетчатым головным платком и выкинула жуткий номер: вскинула ладони к Слотропу,– это за ним они, немцы обожают толстых, пухленьких американцев.– Тут она ущипнула его щеку и подёргала туда-сюда. </text:p>
      <text:p text:style-name="Text_20_body">– Привет, шикарная,– сказал Слотроп. Её звали Синтия. Он успел взять её номер телефона прежде, чем она помахала по-ка, уносимая волнами в толпе часа пик. </text:p>
      <text:p text:style-name="Text_20_body">Это был один из великолепных лондонских железных дней: жёлтое солнце соблазняли тысячи дышащих труб, бесстыдно завлекали. Этот дым больше чем дыхание дня, больше чем мощь темноты—это империальное присутствие, что живёт и движется. Люди пересекали улицы и площади, направляясь во все стороны. Автобусы стартовали, сотнями, по длинным бетонированным мостовым <text:span text:style-name="T177">завозюканными</text:span> <text:span text:style-name="T177">многолетней</text:span> безжалостно<text:span text:style-name="T177">й</text:span> <text:span text:style-name="T177">эксплуатацией</text:span> на износ, в серое марево, жирно-чёрное, красно-свинцовое, алюминиево-бледное, меж груд обломков высотою с двухэтажки, вписываясь в повороты к дорогам забитым воинскими колоннами и другими высокими автобусами, грузовиками с брезентовым верхом, велосипедами и авто, у каждого тут своё назначению и своя точка старта, всё плывёт, иногда голосует, и над всем <text:span text:style-name="T177">над</text:span> этим газовая развалина солнца среди дымовых труб, аэростаты противосамолётных заграждений, линии электропередач и печные трубы, коричневые, как старинные деревянные панели в домах, коричневость темнеет, через минуту обратится чёрным—наверное, истинный момент заката—вот ваше вино, вино и покой. </text:p>
      <text:p text:style-name="Text_20_body">Было ровно 6:43:16 по Британскому Военно-Летнему Времени: небо, как тугой барабан смерти, ещё гудело после удара, а хуй Слотропа—что такое? да, точно, загляни в его армейские трусы, шевельнулся в <text:span text:style-name="Emphasis">эрекции</text:span>, вот-вот торчком вспрыгнет—Боже праведный, а <text:span text:style-name="Emphasis">это</text:span> вдруг с чего? </text:p>
      <text:p text:style-name="Text_20_body">В его истории и, очень может быть, помилуй его Господи, в его досье отмечена особая чувствительность <text:span text:style-name="T177">к</text:span> происходяще<text:span text:style-name="T177">му</text:span> в небе. (Но с чего эрекция?) </text:p>
      <text:p text:style-name="Text_20_body">На старом аспидном сланце надгробного камня на кладбище Конгрегационалистской церкви дома в Минчборо, штат Массачусетс, рука Господа возникает из облака, края фигуры кое-где изъедены двумя столетиями смен огня и льда в долоте времён года, а надпись такова: </text:p>
      <text:p text:style-name="Text_20_body"/>
      <text:p text:style-name="P18"><text:span text:style-name="Emphasis">В память Константа </text:span></text:p>
      <text:p text:style-name="P18"><text:span text:style-name="Emphasis">Слотропа, что умер Марта </text:span></text:p>
      <text:p text:style-name="P18"><text:span text:style-name="Emphasis">4-го 1766 г., на 29-м </text:span></text:p>
      <text:p text:style-name="P18"><text:span text:style-name="Emphasis">году от роду. </text:span></text:p>
      <text:p text:style-name="P16"><text:span text:style-name="Emphasis"/></text:p>
      <text:p text:style-name="P597"><text:span text:style-name="Emphasis">Смерть есть природе долг, </text:span></text:p>
      <text:p text:style-name="P596"><text:span text:style-name="Emphasis">Я уплатил, и ты заплатишь.</text:span> </text:p>
      <text:p text:style-name="P596"/>
      <text:p text:style-name="Text_20_body"><text:soft-page-break/>Констант видел, и не только лишь в своём сердце, эту каменную руку из мирских облак, указующую на него, края её охвачены невыносимым светом, над шёпотом его реки, над синевой широких склонов его Бёркшира, как увидит и сын его, Верайбл Слотроп, да и все в роду Слотропов, так или иначе, все девять или десять поколений которых, обратясь к истокам, укорачиваясь ветвями: все до единого, за исключением Вильяма, самого первого, лежащие под опавшими листьями, под мятой и лиловым дербенником, под прохладными вязами и тенистыми ивами на кладбище у края болот, в давней степени гниения, щелочения, ассимиляции с землёй, под камнями, на которых представлены круглолицые ангелы с собачье длинными носами, зубастый череп Смерти с провалами глазниц, масонские знаки, вазы цветов, пышные ивы, стоячие и сломленные, истёкшие песочные часы, лик солнца, рассветного или закатного, что заглядывает, на манер «здесь был Килрой», поверх горизонта, и строки мемориальных стихов, от простых рубленых строк, как для Костанта Слотропа, до широкого размера Звёз<text:span text:style-name="T178">д</text:span>ного Знамени, как для м-с Элизабет, жены Лейтенанта Исайи Слотропа (ум. 1812): </text:p>
      <text:p text:style-name="Text_20_body"/>
      <text:p text:style-name="P593">Смерть ненасытная меня скосила, </text:p>
      <text:p text:style-name="P593"><text:span text:style-name="T178">До часа, когда вновь</text:span> Христос приидет </text:p>
      <text:p text:style-name="P593"><text:span text:style-name="T178">Ч</text:span>ад Его спас<text:span text:style-name="T178">ать, как сказано в</text:span> Писании <text:span text:style-name="T178">о Нём,</text:span> </text:p>
      <text:p text:style-name="P593">Мой плач услышь, читающий сие, </text:p>
      <text:p text:style-name="P593"><text:span text:style-name="T178">Злато н</text:span>е сдела<text:span text:style-name="T178">ет</text:span> вечным твоё бытие. </text:p>
      <text:p text:style-name="P593">Ткацкий стан Господа не <text:span text:style-name="T178">прекращает</text:span> дела своего, </text:p>
      <text:p text:style-name="P593">Наши пути следуют нитям любви Его. </text:p>
      <text:p text:style-name="P21"/>
      <text:p text:style-name="Text_20_body">Вплоть до дедушки текущего Слотропа, Фредерика (ум. 1933 г.), который с присущим ему сарказмом и жёлчностью спёр эпитафию у Эмили Дикинсон, не поминая автора строк: </text:p>
      <text:p text:style-name="Text_20_body"/>
      <text:p text:style-name="P470">Мне некогда было дожидаться Смерти,</text:p>
      <text:p text:style-name="P470">Она любезно дождалась меня </text:p>
      <text:p text:style-name="Text_20_body"/>
      <text:p text:style-name="Text_20_body">Каждый из них, в порядке очереди, платил надлежащий долг природе, оставляя излишки следующему звену в цепи продолжения имени. Они начинали как <text:span text:style-name="T178">мехо</text:span>торговцы, козлиными шкурами, <text:span text:style-name="T178">как </text:span>засольщики и коптильщики бекона, перешли не стеклопроизводство, стали выборными людьми, строителями дубилен, карьеров мрамора. Округа на многие мили превратилась в некрополь серый от мраморной пыли, той пыли, которой дышали призраки всех тех псевдо-античных монументов, <text:span text:style-name="T179">которые</text:span> увозили <text:s/>куда-нибудь ещё, по всей Республике. Всегда куда-нибудь ещё. Деньги находили лазейки просочиться <text:span text:style-name="T179">прочь </text:span>из портфелей акций более хитрыми путями, чем любая генеалогия: <text:span text:style-name="T179">то, </text:span>что оставалось дома, шло на земельные участки <text:soft-page-break/>леса, чьи зелёные массивы таяли акрами за один повал, превращаясь в бумагу—туалетную бумагу, банкноты, газеты—орудия или источники дерьма, денег и Слова. Ни один Слотроп никогда не заносился в Социальный Регистр, не удостаивался членства в Сомерсет Клубе—они тихо делали своё дело, ассимилировались с динамичностью жизни, которая окружала их так же плотно, как после их смерти стиснет земля церковного кладбища. Дерьмо, деньги и Слово, три американские истины питающие американскую мобильность, затребовали Слотропов, навеки пристегнули их к судьбе страны. </text:p>
      <text:p text:style-name="Text_20_body">Однако, они не процветали… почти всё добывалось упорством—хотя всё это начало скисать примерно в те времена, или около того, когда Эмили Дикинсон писала: </text:p>
      <text:p text:style-name="P22"/>
      <text:p text:style-name="P476">Падение дьявольски нелёгкий труд,</text:p>
      <text:p text:style-name="P476">Ведётся постепенно, кропотливо— </text:p>
      <text:p text:style-name="P476">Никто не согрешает в одночасье, </text:p>
      <text:p text:style-name="P476">Тут дребезги нужны, чтоб поскользнуться, </text:p>
      <text:p text:style-name="P22">но всё-таки они держались. Традиция, <text:span text:style-name="T179">среди</text:span> остальных, была простой, её знал каждый—застолби, разработай, выжми всё, что возможно, потом двигай на запад, там всегда найдёшь. Но из как<text:span text:style-name="T179">ой</text:span>-то <text:span text:style-name="T179">устоявшейся</text:span> инерции, Слотропы оставались на востоке, в Бёркшире, извращенчески—рядом с затопленными карьерами и холмами из-под вырубленных лесов, которые они оставили, как подписанные признания вины, по всей этой коричневой, как старая солома, плесневеющей ведьмацкой стороне. Прибыли падают, семейство постоянно разрастается. Доход от немногих разных трестов опять-таки вкладывался, семейными банками в Бостоне, каждое второе или третье поколение, в какой-нибудь следующий трест, в затяжном раллентандо, в бесконечной серии едва ощутимого, год за годом, умирания… но никогда до полного нуля…. Депрессия, грянув, <text:span text:style-name="T179">засвидетельствовала</text:span> процесс. Слотроп рос среди холмов иссякшей деловой активности, каменные ограды вокруг усадеб безмерно богатых, полумифических жильцов из Нью-Йорка, вновь превраща<text:span text:style-name="T179">ли</text:span>сь в зелёную пустошь или усыха<text:span text:style-name="T179">ли</text:span> на корню, все хрустальные окна, до единого, перебиты, все Харриманы и Витни в отъезде, газоны позарастали для сенокоса, осенний сезон уже не пора фокстротов вдалеке, лимузинов и фонарей, а всё тех же привычных цикад опять, опять яблок, ранних заморозков <text:span text:style-name="T179">изгоняющих</text:span> колибри прочь, восточных ветров, октябрьских дождей: и только зимы неизменны. </text:p>
      <text:p text:style-name="Text_20_body">В 1931, год большого пожара в Аспинвол Отеле, юный Тайрон навещал свою тётушку в Леноксе. Был апрель, но секунды две, проснувшись в непривычной комнате от топота больших и маленьких ног вниз по лестнице, он подумал что это зима, потому что часто в такой же час папа или Хоган будили его и, закутавшись, всё ещё смаргивая в холод остатки сна наблюдали северное сияние. </text:p>
      <text:p text:style-name="Text_20_body">Охренеть, до чего они его пугали. Что если эти сияющие занавеси сейчас распахнуться? Что покажут ему призраки севера, усыпанные драгоценностями? </text:p>
      <text:p text:style-name="P23"><text:soft-page-break/>Но это была весенняя ночь, небо переливалось красным, тёмно-оранжевым, в долинах выли сирены пожарных машин из Питсфилда, Ленокса, Ли—соседи стояли на своих крылечках, поглазеть на ливень искр осыпающих крутой склон… «Как метеоритный дождь»,– говорили они.– «Как угольки на четвёртое июля...»– шёл 1931, <text:span text:style-name="T179">отсюда</text:span> и сравнения таки<text:span text:style-name="T179">е</text:span>. Головешки падали пять часов кряду, дети давно заснули, а взрослые пили кофе и рассказывали друг другу какие пожары вид<text:span text:style-name="T180">а</text:span>ли они в другие годы. </text:p>
      <text:p text:style-name="P23">Но это что за сияние? Какие призраки командуют тут? Что если в следующий момент всё заслонит кромешная ночь, контроль утрачен и занавеси распахиваются показать зиму, которую никто и представить не мог…. </text:p>
      <text:p text:style-name="Text_20_body">6:43:16, БВЛВ—<text:span text:style-name="T3">вот когда</text:span><text:span text:style-name="T180"> </text:span><text:span text:style-name="Emphasis">небо <text:s/></text:span>именно так и распахивается, вот-вот прорвётся, его лицо уже очерчено этим светом, сейчас всё пропадёт и он <text:span text:style-name="T180">утратит</text:span> себя, как <text:span text:style-name="T180">постоянно</text:span> гов<text:span text:style-name="T180">а</text:span>ри<text:span text:style-name="T180">ва</text:span>ли там, где он вырос… стройные шпили церквей на всех этих осенних склонах, белые ракеты готовые к запуску, всего несколько секунд обратного отсчёта, розовые окна вбирают воскресный свет, который одухотворяет и омывает лица проповедников <text:span text:style-name="T181">толкующих о</text:span> благодати, они клянутся, <text:span text:style-name="T4">именно</text:span><text:span text:style-name="T181"> </text:span><text:span text:style-name="Emphasis">так оно и бывает—да </text:span><text:span text:style-name="Emphasis"><text:span text:style-name="T181">и </text:span></text:span><text:span text:style-name="Emphasis">великая длань света </text:span><text:span text:style-name="Emphasis"><text:span text:style-name="T181">тянется вниз</text:span></text:span><text:span text:style-name="Emphasis"> из облаков....</text:span> </text:p>
      <text:p text:style-name="P572"><draw:frame draw:style-name="fr2" draw:name="Image5" text:anchor-type="paragraph" svg:width="6.9252in" svg:height="0.3661in" draw:z-index="4"><draw:image xlink:href="Pictures/1000000000000B720000009B428C9716555D8079.png" xlink:type="simple" xlink:show="embed" xlink:actuate="onLoad" loext:mime-type="image/png"/></draw:frame></text:p>
      <text:p text:style-name="P308">На стене, в орнаментальном зажиме тёмной меди, пылает газовый факел, ровно и с лёгким напевом—<text:span text:style-name="T182">от</text:span>регулиров<text:span text:style-name="T182">ан до уровня, которому</text:span> <text:s/>учёны<text:span text:style-name="T182">е</text:span> прошлого века <text:s/><text:span text:style-name="T182">дали имя</text:span>«чувствительное пламя», невидимое у основания, на выходе из отверстия, <text:span text:style-name="T182">оно </text:span>завис<text:span text:style-name="T182">ает</text:span> в паре дюймов выше, бледнеет кверху ровным синим светом маленьк<text:span text:style-name="T182">ого</text:span> мерцающ<text:span text:style-name="T182">его</text:span> конус<text:span text:style-name="T182">а</text:span>, <text:span text:style-name="T182">что </text:span>способ<text:span text:style-name="T182">ен</text:span> реагировать на самые незаметные перемены давления воздуха в комнате. Он отмечает гостей, когда заходят и выходят с одинаковым любопытством и сдержанностью, как будто за круглым столом идёт какая-то азартная игра. Круг сидящих не отвлекается, им не мешает. Никаких тут тебе бледных рук или <text:span text:style-name="T182">фосфоренцирующих труб</text:span>. </text:p>
      <text:p text:style-name="Text_20_body">Офицеры Кемрина в парадных бриджах в клеточку, синих обмотках, шотландских килтах забредают, беседуя с американцами срочной службы… есть и священнослужители, гвардейцы Местной Обороны, Пожарной Службы, только что сменившись, складки шерстяных кителей отяжелел<text:span text:style-name="T183">и</text:span> от дыма, каждый жалуется, что не прочь поспать бы с часик, и выглядит соответственно… древние Эдвардианские леди в шёлковом крепе, выходцы Вест-Индии мягко <text:span text:style-name="T183">о</text:span>плетают гласны<text:span text:style-name="T183">ми</text:span> <text:span text:style-name="T183">цепочки из</text:span> неподатливых российско-еврейских согласных… Большинство минуют свя<text:span text:style-name="T183">щены</text:span>й круг по касательной, некоторые остаются, потом и эти некоторые расходятся по другим комнатам, не прерывая хрупкую медиума, что сидит ближе всех к чувствительному пламени, спиною к стене, рыжевато-каштановые волосы плотно приглажены, высокий лоб без морщин<text:span text:style-name="T183">ок</text:span>, тёмные губы движутся то без усилий, то спотыкаясь: </text:p>
      <text:p text:style-name="Text_20_body">– Трансектировавшись в сферу Доминуса Блисеро, Ролан обнаружил, что все знаки <text:span text:style-name="T183">ополчились на него</text:span>… Огни, которые он изучил также хорошо, как один из <text:span text:style-name="T183">здесь </text:span>присутствующих, <text:span text:style-name="T183">их </text:span>расположен<text:span text:style-name="T183">ность</text:span> и движение, <text:span text:style-name="T183">оказались </text:span>вдруг на противоположном конце, все в танце… в неуместном танце. Ничего из обычного <text:span text:style-name="T183">развития</text:span> Блисеро, ничего нового… отчуждён… Роланд также ощутил вихрь, в т<text:span text:style-name="T183">ак</text:span>ой мере как смертная оболочка никогда ему не позволяла. Открыл, что <text:soft-page-break/>это так… так радостно, что стрела может менять своё направление. Ветер дул год напролёт, год за годом, но Роланд чувствовал только мирской ветер… он имеет ввиду, его личный ветер. Однако… Селена, ветер, ветер повсюду…. </text:p>
      <text:p text:style-name="Text_20_body">Здесь медиум прерывается, <text:span text:style-name="T184">чуть</text:span> молчит… <text:span text:style-name="T184">лёгкий</text:span> стон… момент тихого отчаяния: «Селена, Селена, ты <text:span text:style-name="T184">ушла</text:span>?» </text:p>
      <text:p text:style-name="Text_20_body">– Нет, дорогой,– на её щекам полоски от недавних слёз.– Я слушаю. </text:p>
      <text:p text:style-name="Text_20_body">– Всё дело в контроле. <text:span text:style-name="T184">Причина всех </text:span>трудност<text:span text:style-name="T184">ей</text:span>: <text:span text:style-name="T184">в </text:span>контрол<text:span text:style-name="T184">е</text:span>. Впервые он оказался <text:span text:style-name="T1">внутри</text:span>, понимаешь. Контроль <text:span text:style-name="T186">помещён</text:span> внутри. Уже нет надобности пассивно <text:span text:style-name="T186">дожидаться</text:span> «внешни<text:span text:style-name="T186">х</text:span> сил»—сворачива<text:span text:style-name="T185">еш</text:span>ь в любой ветер. <text:span text:style-name="T185">Словно</text:span>… </text:p>
      <text:p text:style-name="P24">– Рынок уже не нужда<text:span text:style-name="T186">л</text:span>ся в управлении Невидимой Рукой, но <text:span text:style-name="T186">мог </text:span>теперь <text:span text:style-name="T1"><text:s/>сам создавать себя</text:span>—свою логику, импульс, стиль, <text:span text:style-name="T1">изнутри</text:span>. Перен<text:span text:style-name="T187">ос</text:span> контроля внутрь <text:span text:style-name="T187">ратифицировало то</text:span>, что уже произошло де факто—что вы отринули Бога. Но вы <text:span text:style-name="T187">впали в</text:span> ещё б<text:span text:style-name="T111">о́</text:span>льш<text:span text:style-name="T187">ую</text:span> и более опасн<text:span text:style-name="T187">ую</text:span> иллюзи<text:span text:style-name="T188">ю</text:span>. Иллюзи<text:span text:style-name="T188">я</text:span> контроля. Будто А может ко<text:span text:style-name="T188">н</text:span>тролировать Б. Полностью. <text:span text:style-name="T188">Это <text:s/>никем не </text:span><text:span text:style-name="T5">делается</text:span>. <text:span text:style-name="T188">Всё лишь</text:span> происходит, А и Б не имеют реальности, они просто наименования частей, которы<text:span text:style-name="T188">м надо оставаться</text:span> неразрывн<text:span text:style-name="T188">ыми</text:span>…. </text:p>
      <text:p text:style-name="P24">– <text:span text:style-name="T188">Выдаёт</text:span> белиберду Успенского,– шепнула леди протискиваясь мимо, под руку с портовым грузчиком. Запахи дизельного топлива и духо<text:span text:style-name="T196">в</text:span> <text:span text:style-name="T1">Sous le Vent</text:span>, смешавшись, <text:span text:style-name="T188">плывут</text:span> мимо пока они про<text:span text:style-name="T188">ходят</text:span>. Джессика Свонлейк, цветущая девушка в форме рядовой ВТС, <text:span text:style-name="T188">учуяв</text:span> довоенные духи, взглянула вслед, фнн, наряд не меньше, чем гиней <text:span text:style-name="T188">в</text:span> 15 и целую кучу талонов сверху, наверное, из Харродс и на мне смотрелся б куда лучше, уж это <text:span text:style-name="T188">наверняка</text:span>. Леди, обернувшись вдруг, улыбается поверх плеча, ты так уверена? Боже, неужто она услышала? Ну, в таком-то месте почти наверняка. </text:p>
      <text:p text:style-name="P24">Джессика стоит недалеко от стола для сеанса с пригоршней дротиков дартс в ладони, которые <text:span text:style-name="T188">бесцельно</text:span> выдернула из доски на стене, голова чуть наклонена, повыше коричневого воротника виднеется ложбинка в её шее и верхние позвонки под прядями светло каштановых волос спадающих вдоль её щёчек. Латунные тельца согретые её кровью, подрагивают у неё на ладони. Она тоже уж<text:span text:style-name="T188">е</text:span> словно, поглаживая кончики их оперения, впала в лёгкий транс.… </text:p>
      <text:p text:style-name="Text_20_body">Снаружи, из восточных районом, докатывается приглушённый взрыв очередной ракеты-бомбы. Окна дрожат, пол вздрагивает. Чувствительное пламя ныряет увернуться, тени поперёк стола приплясывают, темнея, к комнате напротив—потом оно высоко подскакивает, втягивая тени вспять, и исчезает вообще. Гас шипит в скудно освещённой комнате. Милтон Гломинг, <text:span text:style-name="T189">бакалавр</text:span> Кембриджа с отличием, десять лет тому, прекращает стенографировать, чтобы подняться и пойти перекрыть газ. </text:p>
      <text:p text:style-name="Text_20_body">Похоже, самое время для Джессики метнуть дарт: всего один. Волосы встрепенулись, груди классно так подпрыгнули, каждая под своим тяжёлым лацканом. Посвист воздуха, шмяк: точнёхонько <text:span text:style-name="T189">в</text:span> центр. Милтон Гломинг вскидывает бровь. Его ум, постоянно занятый сбором соответствий, думает, что <text:span text:style-name="T189">ему подвернулось</text:span> ещё одно. </text:p>
      <text:p text:style-name="Text_20_body"><text:soft-page-break/>Медиум, уже с раздражённостью, начин<text:span text:style-name="T190">а</text:span>ет выходить из транса. Любому ясно что сейчас происходит по ту сторону. Для этого сеанса, как и для любого другого, необходим не только родственный круг <text:s/>в <text:span text:style-name="T190">этом</text:span> мире, но <text:span text:style-name="T190">и</text:span> основ<text:span text:style-name="T190">ополагающ</text:span>ая четырёхсторонняя согласованность, <text:span text:style-name="T190">которая</text:span> не должна прерываться ни в одном из своих звеньев: Роланд (дух), Питер Сачса (контроль), Кэрол Эвентир (медиум), Селена (жена и уцелевшая). Где-то там за гранью усилий, плутаний, порывов белого шума в эфире, эта целостность начала распадаться. Расслабление, поскрипывание стульев, вздохи, откашливания… Милтон Гломинг чиркает в своём блокноте, резко захлопывает. </text:p>
      <text:p text:style-name="Text_20_body">Вскоре Джессика начинает прохаживаться. Роджера нигде не видно и она не знает понравится ли ему, что она его искала, а Гломинг хоть и застенчивый, но не такой скукотный как некоторые другие из друзей Ро<text:span text:style-name="T190">д</text:span>жера…. </text:p>
      <text:p text:style-name="Text_20_body">– Роджер говорил, что <text:span text:style-name="T190">вы </text:span>теперь подсчитаете все слова, которые записывали и составите какие-то графики,– приветливо, предотвращая <text:span text:style-name="T190">любое</text:span> замечание про тот бросок дарта, который она предпочла б замять.– Они у вас только про сеансы? </text:p>
      <text:p text:style-name="Text_20_body">– Машинальные тексты,– напряжённый общением с девушкой, Гломинг хмурится, кивает.– Ну, ещё пара случаев с реакциями видж-доски, да, да… мы пытаемся разработать вокабуляр кривых—понимаете, определённые патологии, характерные конфигурации— </text:p>
      <text:p text:style-name="Text_20_body">– Я как-то это всё не очень— </text:p>
      <text:p text:style-name="Text_20_body">– Ну, если вспомнить принцип Зипфа о Наименьшем Усилии: если мы спроецируем частотность слова Пи суб эн на ординату эн на логорифмических осях...– бормочет в её молчание, она и <text:span text:style-name="T190">изумлённой</text:span> грациозна,– то мы, конечно же, получим что-то наподобие прямой… однако, у нас есть данные, <text:span text:style-name="T190">которые</text:span> предполагают <text:span text:style-name="T190">и </text:span>кривые при определённых—условиях они, ну, фактически, совсем другие—шизофреники, например, показывают некоторую ровность в верхней части, а затем прогрессирующую крутизну, как бы в форме лука… я думаю с этим другом, ну, с этим Роландом, мы имеем классическую паранойю— </text:p>
      <text:p text:style-name="Text_20_body">– Ха,– это слово ей известно.– Мне показалось, вы оживились, когда он сказал «<text:span text:style-name="T190">ополчились против</text:span>». </text:p>
      <text:p text:style-name="Text_20_body">– «Против», «наоборот», да, вас бы удивила частотность этих слов. </text:p>
      <text:p text:style-name="Text_20_body">– А какое самое частое слово,– спросила Джессика,– номер один по вашим записям. </text:p>
      <text:p text:style-name="Text_20_body">– То же самое, что и всегда в собраниях <text:span text:style-name="T190">для дел такого рода</text:span>,– ответил статистик, <text:span text:style-name="T191">словно</text:span> каждый знает, что это «смерть». </text:p>
      <text:p text:style-name="Text_20_body">Пожилой волонтёр службы оповещения воздушных налёт<text:span text:style-name="T191">ов</text:span>, накрахмаленный и хрупкий как тонкая кисея, приподымается на цыпочки заново зажечь чувствительное пламя. </text:p>
      <text:p text:style-name="Text_20_body">– Кстати, а где это ваш молодой безумец? </text:p>
      <text:p text:style-name="Text_20_body">– Роджер с <text:span text:style-name="T197">К</text:span>апитаном Прентисом,– неопределённый взмах руки.– Как <text:span text:style-name="T191">всегда</text:span>: <text:span text:style-name="T191">неясные</text:span> Микроплёночные Ман<text:span text:style-name="T197">ё</text:span>вры. </text:p>
      <text:p text:style-name="Text_20_body"><text:soft-page-break/>Включённый в <text:span text:style-name="T191">какой-то</text:span> из <text:span text:style-name="T191">дальних</text:span> комнат, через запретную игру в зернь, слои дыма и говорильни, Фолкмэн с его оркестром Апачей доносится из приглушённой волны Би-Би-Си, коренастые пинты и стройные рюмки для шерри, зимний дождь <text:span text:style-name="T191">в</text:span> окна. Пора заклейки щелей, газовых обогревателей, тёплых шалей от холода ночи, коротай её со своей молодой леди или старым голландским ромом, или как тут, в Сноксоле, в хорошей компании. В этом убежище—пожалуй, истинный уголок покоя из нескольких рассеянных в этом долгом военном времени, где собираются не совсем в военно-оборонительных целях. </text:p>
      <text:p text:style-name="Text_20_body">Пират Прентис так это <text:span text:style-name="T191">и </text:span>воспринимает, косвенно, <text:span text:style-name="T191">в виде</text:span> классово<text:span text:style-name="T191">й нервозности</text:span>, он несёт свою улыбку среди всех тут собравшихся как боевую фалангу. <text:span text:style-name="T191">Её о</text:span>н перенял <text:span text:style-name="T191">в кино</text:span>—та <text:span text:style-name="T191">самая зло</text:span>вредная ирландская ухмылка, с которой Денис Морган взводит курок когда стволы клыкастых жёлтых крыс начинают изрыгать чёрные дымы, перед тем как он их всех положит. </text:p>
      <text:p text:style-name="Text_20_body">Эта усмешка нужна ему так же, как он нужен Фирме—которые, и это всем известно, используют кого угодно, предателей, убийц, извращенцев, негров, даже женщин, лишь бы добиться того, что Они хотят. Сперва, Они не слишком-то верили в полезность Пирата, но затем, по ходу дел, Они очень даже убедились в этом. </text:p>
      <text:p text:style-name="Text_20_body">– Генерал-<text:span text:style-name="T191">М</text:span>айор, <text:span text:style-name="T191">как </text:span>вы можете поддерживать такое. </text:p>
      <text:p text:style-name="Text_20_body">– Мы следим за ним круглые сутки. Физически, расположение он не покидает, это точно. </text:p>
      <text:p text:style-name="Text_20_body">– Значит у него есть сообщник. Каким-нибудь гипнозом—наркотиками, я не знаю—они выходят на его подопечного и транквилизируют. Бога ради, вы ещё начните следовать гороскопам. </text:p>
      <text:p text:style-name="Text_20_body">– Гитлер так и делает. </text:p>
      <text:p text:style-name="Text_20_body">– Гитлер человек одухотворённый, а мы с вами просто наёмные работники, не забывайте…. </text:p>
      <text:p text:style-name="Text_20_body">После первого всплеска интереса, количество клиентов назначенных Пирату поубавилось. На текущий момент, его нагрузка вполне приемлема. Но ему не этого хочется. Они не поймут, эти <text:span text:style-name="T191">джентльменски</text:span> муштрованные маньяки из УСО, <text:span text:style-name="T1">ах очень </text:span><text:span text:style-name="T7">мило</text:span><text:span text:style-name="T1">, </text:span><text:span text:style-name="T6">К</text:span><text:span text:style-name="T1">апитан</text:span>, трандёж <text:span text:style-name="T191">командных </text:span>совещаний, шарканье ботинками, очки, какие сейчас носят в правительстве, <text:span text:style-name="T1">превосходно и вот бы показали это как-нибудь у нас в клубе…. </text:span></text:p>
      <text:p text:style-name="Text_20_body">Пират хочет быть своим среди Них, хочет их грубоватой любви с запахом отличного виски и табачного блэнда Латакии. Он хочет свойского понимания, а не этих заумных шибздиков и рационально долбанутых в этом Сноксале, такие преданные своей науке, такие терпимые, что только тут (<text:span text:style-name="T191">вот</text:span> <text:span text:style-name="T191">что и</text:span> достаёт по полной) единственное место во всех пределах империи войны, где он чувствует себя не <text:span text:style-name="T192">окончательным</text:span> чужаком. </text:p>
      <text:p text:style-name="P25">– Это вообще не<text:span text:style-name="T192">постижимо</text:span>,– говори<text:span text:style-name="T192">т</text:span> Роджер Мехико,– что у них на уме, в голове не укладывается, Закон о Ведьмовании, принят 200 лет назад, это обломок из совершенно другой эпохи, тогда <text:span text:style-name="T192">и </text:span>мыслили по иному. И вдруг в 1944 по нему осуждают направо и налево. Нашего м-ра Эвентира,– указыва<text:span text:style-name="T192">ет</text:span> на медиума, который в другом конце комнаты болтает с Гевином Трефойлом,– могут в любой момент повязать—вломятся через окна и увезут особо опасного Эвентира в тюрьму Скрабз за-попытку-применения-заклинаний-в-целях-принуждения-<text:soft-page-break/>покойных-особ-раскрыть-их-тогдашнее-местопребывание-и-чем-занимались-с-живими-на-тот-момент-лицами, Боже мой, докатиться до <text:span text:style-name="T192">настолько</text:span> идиот<text:span text:style-name="T192">ского</text:span> грёбанного фашизма… </text:p>
      <text:p text:style-name="Text_20_body">– Полегче, Мехико, ты опять теряешь старую добрую объективность—человеку науки это не к лицу. Это уж совсем не по-научному. </text:p>
      <text:p text:style-name="Text_20_body">– <text:span text:style-name="T193">Осёл</text:span>. И ты <text:span text:style-name="T1">за них</text:span>. <text:span text:style-name="T194">Как т</text:span>ы <text:span text:style-name="T194">мог </text:span>не почувствова<text:span text:style-name="T194">ть ещё на входе</text:span>? Это громадн<text:span text:style-name="T194">ая трясина </text:span>паранойи. </text:p>
      <text:p text:style-name="Text_20_body">– Это мой дар, кто спорит,– зная, что скажет резкость, Пират пытается сперва загладить,– но не знаю готов ли я к таким <text:span text:style-name="T1">разнообразным</text:span> её проявлениям…. </text:p>
      <text:p text:style-name="Text_20_body">– А, Прентис.– Ни бровью не <text:span text:style-name="T194">повёл.</text:span> Терпимость. А<text:span text:style-name="T195">х</text:span>. </text:p>
      <text:p text:style-name="Text_20_body">– Ты бы <text:span text:style-name="T195">заглянул как-нибудь</text:span>, пусть доктор Грост проверит на своей ЭЭГ. </text:p>
      <text:p text:style-name="Text_20_body">– Ладно, как только <text:span text:style-name="T195">найду</text:span> время,– неопределённо. И тут <text:span text:style-name="T195">уже </text:span>проблема безопасности, пустая болтовня пускает корабли на дно, он не может быть <text:span text:style-name="T195">чересчур</text:span> уверен, даже насчёт Мехико. В текущей операции слишком много кругов, внешних и внутренних. Список доверенных лиц сокраща<text:span text:style-name="T195">е</text:span>тся, <text:span text:style-name="T195">с</text:span> <text:span text:style-name="T195">продвижением</text:span>, кольцо за кольцом, к центру, Инструкция Уничтожить постепенно охватывает каждый клочок, лишнюю запись, ленту с печатной машинки. </text:p>
      <text:p text:style-name="Text_20_body">По его прикидкам, Мехико изредка обеспечивает поддержку <text:span text:style-name="T195">свежей</text:span> мании Фирмы, известной как операция Чёрное Крыло, своей статистикой—анализиру<text:span text:style-name="T195">ет</text:span> данные чуждой морали, например—выходя за пределы предприятия, вот как в этот вечер, Пират служит посредником между Мехико и своим со-комнатником Тэди Блотом. </text:p>
      <text:p text:style-name="Text_20_body">Ему известно, что Блот куда-то ходит что-то снимать на микроплёнку, а потом передаёт, через Пирата, молодому Мехико. А дальше, надо полагать, в «Белое Посещение», где размещается общее аген<text:span text:style-name="T195">т</text:span>ство известное как ПРПУК, Психологические Разведывательные Проекты по Ускорению Капитуляции. Про чью капитуляцию речь, ни гу-гу. </text:p>
      <text:p text:style-name="Text_20_body">Пират не исключает возможности сотрудничества Мехико с одной из сотен тех скользких меж-Союзнических программ наблюдения, что расплодились в Лондоне с момента расквартированию тут американцев и нескольких <text:span text:style-name="T195">эмиграционных </text:span>правительств. Среди них интересоваться Германией просто неуместно. Каждый оглядывается через плечо, Свободные Французы составляют планы мести предателям в Виши, люблинские коммунисты сводят счёты с варшавскими теневыми министрами, греки из ЭЛАС подсиживают роялистов, мечтатели невозвращенцы всех языков надеются волей, кулаками, молитвами восстановить королей, республики, самозванцев, анархических однодневок усохших ещё до жатвы… некоторые гибнут, жутко, безымянно, подо льдом и снегом бомбовых кратеров в Ист-Енда, до весны не докопаться, другие хронически пьяны или занаркотизированы, чтоб прожить ещё один день повторения, в основном почему-то потерь, теряя остатки своих душ, уж сколько там <text:span text:style-name="T195">и </text:span>было-<text:span text:style-name="T195">то</text:span>, всё меньше способны доверять, погрязнув в нескончаемой болтологии, в ежедневной самокритике, <text:span text:style-name="T195">в</text:span> призывах к тотальной бдительности… но кто тут самый чуждый иностранец, по мнению Пирата, если не этот наёмник без родины, которого он видит в своём зеркале, самый жалкий из всех эмигрантов…. </text:p>
      <text:p text:style-name="Text_20_body"><text:soft-page-break/>Ладно: допустим Они втянули Мехико в какое-то византийское упражнение, возможно, с американцами. Может быть, с русскими. В «Белом Посещении» предназначенном для психологической войне, найдётся по паре от чего угодно, бихевиорист слева, последователь уче<text:span text:style-name="T198">н</text:span>ия Павлова справа. Пирата это не касается. Но он замечает, что с каждой переданной микроплёнкой, энтузиазм Роджера заметно нарастает. Нездоровая тенденция: у него такое ощущение будто он способствует наркотической зависимости. Он чувствует как его друг, его временный друг военного времени, используется для чего-то не очень приличного. </text:p>
      <text:p text:style-name="Text_20_body">А он что может? Если бы Мехико захотел поговорить об этом, он бы нашёл возможность, в обход их бдительности. Его сдержанность, в отличие от Пиратовой, объясняется не механикой Операции Чёрное Крыло. Это больше похоже на стыд. Сегодня, когда Мехико брал конверт, он отворачивал лицо, глаза метались по углам комнаты, рефлекс покупателя порнухи.... Зная Блота, наверное так и есть, дружеский визит молодой леди к хорошо накачанному молодому человеку, в нескольких позах—куда здоровее, чем всё <text:span text:style-name="T195">заснятое на</text:span> этой войн<text:span text:style-name="T195">е</text:span>… по крайней мере, жизнь…. </text:p>
      <text:p text:style-name="P309"><text:span text:style-name="T200">Вон девушка Мехико </text:span><text:span text:style-name="T201">за</text:span><text:span text:style-name="T200">ходит в комнату. Он замечает её мгновенно, чистота вокруг неё, дым и шум отступают… так </text:span><text:span text:style-name="T202">это </text:span><text:span text:style-name="T200">он уже и ауру начинает различать? Она заметила Роджера и улыбнулась, огромные глаза… тёмные ресницы и никакой косметики, во всяком случае Пират не различил, волосы валиком, до плеч—ну, на кой ей сдалась та зенитная батарея? Ей бы работать в столовой для рядового состава, разливать кофе по чашкам. </text:span><text:span text:style-name="T202">И тут о</text:span><text:span text:style-name="T200">н вдруг просто старый пердун и придурок, таящий щемящее чувство, да просто любовь к ним обоим, которая не просит ничего, лишь бы они остались в живых, но он легко замаскирует её другими словами «забота», ну, или там «привязанность»…</text:span>. </text:p>
      <text:p text:style-name="Text_20_body">В 1936, Пират (она говорила «<text:span text:style-name="T215">с </text:span>апрел<text:span text:style-name="T215">я</text:span> Т. С. Элиота», хоть это была более холодная пора года) полюбил жену управляющего. Тонкая, как вёрткий стебель девушка по имени Скорпия Мосмун. Её муж Клайв, эксперт по пластмассам из Кембриджа, работал На Империал Кемиклз. У Пирата, профессионального вояки, случился год или два передышки для гражданской жизни. У него появилось в то время чувство, как служил к востоку от Суэца, в местах типа Бахрейна, где пиво приходится пить разбавленным своим же по́том среди вечной вони нефти-сырца из Мухарака, с заходам солнца находиться в расположении—всё равно 98% заражены венерическими болезнями—обожжённое солнцем, замызганное подразделение для охраны шейха и нефтяных денег против любой угрозы к востоку от пролива Ла-Манш, сексуально озабоченный, одурелый от укусов вшей и тепловой сыпи (мастурбировать в таких условия утончённая пытка), постоянно на взводе—и через всё это к Пирату просочилось неясное подозрение, что жизнь как-то его обходит. </text:p>
      <text:p text:style-name="Text_20_body">Невероятная чёрно-белая Скорпия подтвердила немало фантазий Пирата про гламурный английский высший свет с шёлковыми ножками, который, как он чувствовал, был для него за семью замками. Они встретились, когда Клайв уехал в срочную служебную командировку—это же надо!—в Бахрейн. Такая симметричность снимала чувство вины в Пирате, отчасти. На званых вечерах они притворялись незнакомыми, хотя она так и не научилась владеть собой, <text:span text:style-name="T210">если</text:span> нежданно замечала его в другом конце комнаты (где он пытался казаться таким же как все, словно не был всю жизнь наёмным работником). Ей казалось трогательном его невежество во всём—званых вечерах, любви, деньгах—чувствовала себя великосветской и отчаянно забот<text:span text:style-name="T210">илась </text:span><text:soft-page-break/><text:span text:style-name="T210">сберечь</text:span> это<text:span text:style-name="T210">т</text:span> момент мальчишества в его имперски вышколенном, уже устоявшемся (ему было 33) быту, в его пред-Аскетизме, <text:span text:style-name="T210">эту его</text:span>, <text:span text:style-name="T210">как</text:span> Скорпия определила, последнюю любовь—хотя сама была слишком молода, чтобы знать <text:span text:style-name="T211"><text:s/></text:span><text:span text:style-name="T1">это</text:span>, <text:span text:style-name="T211">понимать</text:span>, как <text:span text:style-name="T211">понимал</text:span> Пират, <text:span text:style-name="T211">про что</text:span> <text:span text:style-name="T1">на самом деле</text:span> поётся в песне «Танцы в темноте»…. </text:p>
      <text:p text:style-name="P26">Он старательно <text:span text:style-name="T213">ни разу ей не сказал об этом</text:span>. Но порой это такая мука не упасть к её ногам, зная, что она не оставит Клайва, с криком <text:span text:style-name="T1">ты моя последняя надежда</text:span>… <text:span text:style-name="T1">если не ты, то </text:span><text:span text:style-name="T8">больше уж ни разу</text:span>.... Разве не хочет<text:span text:style-name="T211">ся ему</text:span>, вопреки всем ожиданиям, <text:span text:style-name="T213">чтоб он </text:span><text:span text:style-name="T8">мог</text:span><text:span text:style-name="T213"> </text:span>отбросить скудное расписание человека Запада… но как <text:span text:style-name="T211">возможно </text:span>человек<text:span text:style-name="T211">у</text:span>… где ему вообще начинать в возрасте 33-х… «Т<text:span text:style-name="T213">ак это </text:span><text:span text:style-name="T8">самое время</text:span>»,– засме<text:span text:style-name="T213">ялась бы она</text:span>, не так от раздражения (<text:span text:style-name="T213">это </text:span><text:span text:style-name="T8">было бы</text:span><text:span text:style-name="T213"> смешно</text:span>), сколько от <text:span text:style-name="T214">забавности</text:span> нереальной проблемы—сама <text:span text:style-name="T214">же шла враспыл</text:span> <text:span text:style-name="T214">от</text:span> его маниакальности, <text:span text:style-name="T211">непрестанной безудержности</text:span>, так <text:span text:style-name="T214">берёт</text:span>, раскладывает е<text:span text:style-name="T211">ё</text:span> (потому что туже, чем когда дрочил в армейскую фланель в Персидском Заливе, сейчас щемящий ошейник любви стискивал <text:span text:style-name="T1">его</text:span>, его хуй), слишком неукротим, чтобы она не поддалась этому безумию, но <text:span text:style-name="T211">ведь </text:span>и вправду <text:span text:style-name="T216">же </text:span>слишком безум<text:span text:style-name="T211">ец</text:span>, чтобы <text:s/>это <text:span text:style-name="T211">считалось </text:span>изменой Клайву…. </text:p>
      <text:p text:style-name="Text_20_body">Чертовски удобно для неё, в любом случае. Роджер Мехико сейчас проходит через почти всё то же самое с Джессикой, в их случае Тот Другой носит имя Бобёр. Пират всё <text:span text:style-name="T211">видит</text:span>, но никогда не говори<text:span text:style-name="T211">т</text:span> об этом с Мехико. Да, он ждёт, посмотреть так ли всё кончится для Роджера, как для него, какая-то часть его, что никогда не радуется зрелищу неудачи другого, стоит за победу Бобра и всего того, что стоит за ним, как и за Клайвом. Но другая часть—второе «я»?— которую он не торопился бы назвать «честной»—похоже и <text:span text:style-name="T1">впрямь</text:span> желает Роджеру того, что он, Пират, проиграл…. </text:p>
      <text:p text:style-name="Text_20_body">– Ты и <text:span text:style-name="T1">вправду</text:span> пират,– прошептала она в их последний день—никто их них не знал, что это последний день—ты нагрянул и увёз меня на своём пиратском <text:span text:style-name="T211">бриге</text:span>. Девушку из хорошей семьи и честных правил. Ты меня изнасиловал и теперь я Красная Сука Открытого Моря…. </text:p>
      <text:p text:style-name="Text_20_body">Симпатичная игра. Пират не прочь, чтобы она придумала это пораньше. Заёбывая свет того последнего (уже последнего) дня в сумерки, ебля час за часом, слишком поглощены любовью, чтобы распасться, они заметили, как снятая комната мягко покачивается, потолок скосился и стал на метр ниже, лампы поколыхива<text:span text:style-name="T211">ются</text:span> в своих оснастках, какая-то часть уличного движения по набережной Темзы обернулась солёными криками над волнами, звоном корабельного колокола…. </text:p>
      <text:p text:style-name="Text_20_body">Но позади, за спиной их пригнувшегося морского неба, ищейки Правительства шли по следу—всё ближе, катера настигают, катера и скользкие гермафродиты-законники, агенты с ловкостью рук, устроят всё для её безопасного возвращения, и не будут настаивать на его казни или поимке. У них железная логика: нанеси ему тяжкую рану и он очнётся и придёт в себя, <text:span text:style-name="T212">вернётся</text:span> к правилам этого мира, старого вкрутую сваренного яйца, к его расписаниям для превращения ночи в ночь компромисса…. </text:p>
      <text:p text:style-name="Text_20_body">Он оставил её на станции Ватерлоо. Там была праздничная толпа провожали Фреда Ропера с его хором Чудо Карапузиков на имперскую ярмарку в Йоганесбурге, Южная Африка. Карапузики в тёмных зимних одеждах, в <text:span text:style-name="T212">щегольских</text:span> сюртучках и приталенных пальтецах, бегали по всей станции, глотали свои предотъездные шоколадки и выстраивались <text:span text:style-name="T212">рядком</text:span> для новых <text:span text:style-name="T212">снимков</text:span>. <text:soft-page-break/>Белое как тальк лицо Скорпии в последнем окне, напротив последнего входа, ударило его в сердце. Всплеск хохота и пожеланий счастливого пути раздался от Карапузиков и их поклонников. Что ж, подумал Пират, наверно, подамся обратно в армию…. </text:p>
      <text:p text:style-name="P573"><draw:frame draw:style-name="fr2" draw:name="Image6" text:anchor-type="paragraph" svg:width="6.9252in" svg:height="0.3661in" draw:z-index="5"><draw:image xlink:href="Pictures/1000000000000B720000009B428C9716555D8079.png" xlink:type="simple" xlink:show="embed" xlink:actuate="onLoad" loext:mime-type="image/png"/></draw:frame></text:p>
      <text:p text:style-name="P310">Сейчас они движутся на восток, Роджер всматривается поверх руля сгорбившись как Дракула, в своём Бербери, Джессика в миллионах крохотных капелек, мягкой сетью осевших на её плечах и рукавах тинисто-зелёной шерсти. Им хочется быть вместе, в постели, в любви, а вместо этого на восток, к югу от Темзы встречаться с каким-то высокопоставленным вивисекционистом прежде, чем часы на башне Тауэра пробьют час ночи. И когда мыши набегаются, кто знает в эту ночь, но когда они набегаются навеки? </text:p>
      <text:p text:style-name="Text_20_body">Её лицо на фоне дыханием затуманенного окна стало ещё одной туманностью, ещё одним свето-фокусом зимы. За нею прокручивается белая раздробленность дождя. «Почему он лично выходит собирать своих собак? Он ведь администратор, нет? Не может, что ли, нанять какого-нибудь парнишку или ещё кого-то?» </text:p>
      <text:p text:style-name="Text_20_body">– У нас их называют «служащими,»– отвечает Роджер,– и я понятия не имею почему Пойнтсмен делает то, что делает, он последователь Павлова, милая. Член Королевского Научного Общества. Откуда мне знать про таких шишек? Такие же непонятные как тот сброд в Сноксоле. </text:p>
      <text:p text:style-name="Text_20_body">Они оба на нервах в эту ночь, хрупки как листовое стекло после неправильного отжига, готовы пойти вразнос от малейшего прикосновения в скулящей матрице стресса— </text:p>
      <text:p text:style-name="Text_20_body">– Бедный Роджер, бедный ягнёночек, попал на такую бяку войну. </text:p>
      <text:p text:style-name="Text_20_body">– Ну, ладно,– его голова трясётся в пене «б» или «п», что отказывается взорваться,– ууух, какая ты умная, да,– Роджер в бешенстве, руки бросили руль, помогая словам выйти, «дворники» ползают по стеклу, прищёлкивая,– когда-никогда вы сбиваете робота-бомбу, ты и твой друг, дорогой Нутрия— </text:p>
      <text:p text:style-name="Text_20_body">– <text:span text:style-name="T1">Бобёр</text:span>. </text:p>
      <text:p text:style-name="Text_20_body">– Точно, тот самый, да ещё весь тот небывалый боевой дух, которым вы так славитесь, но что-то не слышно, чтоб вы сбивали ракеты, ха-ха!– выдаёт свою самую злую улыбку, жмурит глаза и морщит нос,– больше, чем насбивал я, больше Пойнтсмена, ну, так кто <text:span text:style-name="T1">теперь</text:span> лучше кого, дорогуша?– подпрыгивает вверх-вниз на коже сиденья. </text:p>
      <text:p text:style-name="Text_20_body">К этому моменту рука её протянута, вот-вот коснётся его плеча. Она опёрлась щекой на свою руку, волосы рассыпаны, сонная, смотрит на него. Не может подыскать достойный довод против неё. А так старался. Свои умолкания она использует как поглаживания рукой, о<text:span text:style-name="T217">твлечь</text:span> его<text:span text:style-name="T217">б внести тишину в</text:span> угл<text:span text:style-name="T217">ы</text:span> комнат, <text:span text:style-name="T217">на </text:span>покрывал<text:span text:style-name="T217">а</text:span>, стол<text:span text:style-name="T217">ешницы</text:span>—<text:span text:style-name="T217">где придётся</text:span>... Даже в кино, когда смотрели т<text:span text:style-name="T217">у</text:span> <text:span text:style-name="T217">чепуху</text:span> <text:span text:style-name="T1">Нам </text:span><text:span text:style-name="T9">П</text:span><text:span text:style-name="T1">о </text:span><text:span text:style-name="T9">П</text:span><text:span text:style-name="T1">ути</text:span>, в день их встречи, он видел каждое белое движение её свободных от перчаток рук, кожей чувствовал малейшее подрагивание её оливково-янтарных, её кофейных глаз. Он израсходовал литры растворителя, щёлкая своей неизменной зажигалкой Зипо, её обугленный фитилёк, мужественность уступает бережливости, укорочён до крохотного <text:soft-page-break/>кончика, голубое пламя вспыхивало на краешке в темноте, в самой разной темноте, проследить как меняется её лицо. При каждой вспышке, новое лицо. </text:p>
      <text:p text:style-name="Text_20_body">И случались моменты, особенно в последнее время—когда лицом к лицу <text:span text:style-name="T218">настолько</text:span>, что никак не отличить которое из них чьё. Оба одновременно чувствовали странное недоумение… как если нежданно <text:span text:style-name="T218">у</text:span>видишь себя в зеркале… и даже более того, чувство <text:span text:style-name="T218">единения</text:span>… что появляло<text:span text:style-name="T218">с</text:span>ь потом—через пару минут, через неделю, тут не угадаешь, и им доходило, когда уже не вместе, отчего <text:span text:style-name="T218">это </text:span>Роджер и Джессика сливались в единое существо не подозревавшее о своём существовании… В жизни, которую он клял, раз за разом, за то, что в ней оказалось нечто не поддающееся научному описанию, это стало первым, самым первым реальным волшебством: данностью, от которой невозможно отмахнуться. </text:p>
      <text:p text:style-name="Text_20_body">Это <text:span text:style-name="T218">это случилось наподобие того</text:span>, что в Голливуде называют «крутым знакомством», в Танбридж-Веллз, в его сердцевине 18-го столетия, Роджер гнал свой подержанный Ягуар, а Джессика на обочине неотразимо боролась с раздолбанным велосипедом, тёмно-шерстяная юбка зенитчицы задрана его рулём, совершенно неуставная чёрная резинка и ясный жемчуг ляжек там где кончаются чулки цвета хаки, ну— </text:p>
      <text:p text:style-name="Text_20_body">– Ну, ты даёшь, красавица,– провизжав тормозами,– Тут тебе не закулисье старой Мельницы, знаешь ли. </text:p>
      <text:p text:style-name="Text_20_body">Она знала. «Гм»,– упавшая прядка, щекоча её нос, добавила больше, чем обычно, едкости в её ответ:– «Я и не знала, что пацанят пускают в такие места». </text:p>
      <text:p text:style-name="Text_20_body">– Как видно,– уже научившись не замечать подобных замечаний по поводу своей внешности,– девочкам из твоего звена скаутов, ещё никто не позвонил. </text:p>
      <text:p text:style-name="Text_20_body">– Мне двадцать. </text:p>
      <text:p text:style-name="Text_20_body">– Ура, тогда имеешь полное право прокатиться на этом Ягуаре аж до Лондона. </text:p>
      <text:p text:style-name="Text_20_body">– Мне в другую сторон. Почти в Гастингс. </text:p>
      <text:p text:style-name="Text_20_body">– Ну, тогда туда и обратно. </text:p>
      <text:p text:style-name="Text_20_body">Убирая волосы со своего лица:– «А матери твоей известно, как ты себя ведёшь, когда не дома?» </text:p>
      <text:p text:style-name="P27">– <text:span text:style-name="T218">Война моя мамаша</text:span>,– провозглашает Роджер Мехико, склоняясь, чтобы открыть дверь. </text:p>
      <text:p text:style-name="Text_20_body">– Это что-то странное,– маленькая заляпанная туфелька повременила на подножке. </text:p>
      <text:p text:style-name="Text_20_body">– Ладно, милая, не задерживай при исполнении задания, оставь велосипед где есть и аккуратней со своей юбкой, когда садишься, я не хочу докатиться до непроизносимого акта здесь, на улицах Танбридж-Ве<text:span text:style-name="T218">л</text:span>лз— </text:p>
      <text:p text:style-name="Text_20_body">И тут падает ракета. Круто, круто. Взрыв, глухие раскаты. Довольно далеко в городе, чтоб <text:span text:style-name="T218">оказаться</text:span> опасной, слишком близко, чтобы она преодолела сотни миль между собой и незнакомцем: в долгом взмахе, балетном, её чудный круглый зад поворачивается усесться на сиденьи рядом, волосы в мгновенном взлёте, рука оправляет армейскую юбку под себя, словно крыло, пока гудят отголоски взрыва. </text:p>
      <text:p text:style-name="Text_20_body"><text:soft-page-break/>Ему мерещится торжественно шишковатое что-то, глубже или переменчивей чем облака, подымается к северу. Прижмётся ли мило она к нему, ища защиты? Он вообще не ждал, что она сядет в машину, <text:span text:style-name="T218">будь</text:span> там ракета <text:span text:style-name="T218">или</text:span> нет, поэтому сейчас на Ягуаре Пойнтсмена включает заднюю вместо, да, въезжа<text:span text:style-name="T218">ет</text:span> на велик, с хрустом превращая его в полный металлолом. </text:p>
      <text:p text:style-name="Text_20_body">– Я в твоей власти,– вскрикивает она.– <text:span text:style-name="T10">Совершенно</text:span>. </text:p>
      <text:p text:style-name="Text_20_body">– Гм,– Роджер наконец-то справляется с коробкой передач и, танцуя по педалям, уфыркивает, фррр, в сторону Лондона. Но Джессика не в его власти. </text:p>
      <text:p text:style-name="Text_20_body">Ну, а война, она и впрямь <text:span text:style-name="T219">ему </text:span>мать, выела все мягкие, уязвимые вкрапления надежды и бахвальства рассеянные, под слюдяными прослойками, в минерале серо-каменной сути Роджера, унося их прочь, с их всхлипами, своим серым потоком. Вот уже шесть лет, всегда на виду, куда ни глянь. Он уже забыл свой первый труп, или когда впервые видел умирающего. Слишком издавна длится. Кажется уже всю жизнь. Город, где он бывает теперь наездами, приёмная Смерти: тут ведётся весь конторск<text:span text:style-name="T219">и</text:span>й учёт и отчётность, контракты подписаны, дни сочтены. Ничего от величественной, полной садов и приключений столицы, которую он знал в детстве. Он стал Упрямым Молодчиком в «Белом Посещении», пауком прядущим свою сеть <text:span text:style-name="T219">из </text:span>чисел. Ни для кого не секрет его неуживчивость с остальными сотрудниками его отдела. Но кому под силу такое? Они тут все дикие таланты—ясновидцы и чокнутые волшебники, телекинетики, астралоходцы, собиратели света. Роджер всего лишь статистик. Ни разу не видал пророческого сна, не посылал телекенетических сообщений, никогда не касался Другого Мира напрямую. Если там что-то есть, оно должно отражаться в экспериментальных данных: не так ли, в числах… единственное для него средство приблизиться и осознать. Что ж удивляться его отчуждённости в Отделе Пси, где на весь подвальный коридор у каждого какой-то сдвиг как минимум в 3 сигмы? Исусе, попробуй тут не <text:span text:style-name="T219">стать отрезанным ломтем</text:span>! </text:p>
      <text:p text:style-name="Text_20_body">И потом эта явная потребность каждого из них, которая его просто бесит… Ладно, это и его потребность тоже. Но разве возможно подвести научную основу под что-либо «духовное» когда тобою правит собственная смертность, никак не поддающаяся статистическим счислениям квадратами чи, покуда листаются карты Зенера, в паузах между глухими, напряжёнными словами медиума? Чуть успокоившись, он утешает себя мыслью, что непрестанные попытки делают его смелее. Но чаще, он клянёт себя, что не занят разработками контроля взрывов, или составлением графиков Стандартизированные Показатели Поражения Цели на Тонну для соединений бомбардировщиков… да что угодно вместо этого неблагодарного барахтанья в болоте неуловимой Смерти…. </text:p>
      <text:p text:style-name="Text_20_body">Они подъехали к зареву над крышами. Пожарные машины с рёвом проносятся мимо, в том же направлении. Это гнетущий район кирпичных улиц и молчащих стен. </text:p>
      <text:p text:style-name="Text_20_body">Роджер тормозит, пропуская толпу сапёров, пожарных, соседей в тёмных пальто поверх ночных одежд, старушек у которых, в их ночных грёзах, найдётся сокровенное местечко для пожарников… нет, пожалуйста, не лезьте на меня с этим Шлангом… о, нет… ну хотя бы сняли эти <text:span text:style-name="T220">свои </text:span>жуткие резиновые сапожищи… а да да так— </text:p>
      <text:p text:style-name="Text_20_body"><text:soft-page-break/>Солдаты стоят через каждые несколько метров, разреженное заграждение, малость потустороннее. Битва за Британию никогда ещё не велась настолько формально. Джессика замечает угольно-чёрный Паккард в боковой улице, полон гражданскими в тёмных костюмах. Резкая белизна воротничков из тени— </text:p>
      <text:p text:style-name="Text_20_body">– Кто они? </text:p>
      <text:p text:style-name="Text_20_body">Роджер пожимает плечами, «они» для них достаточно:– «Не слишком дружелюбная компашка». </text:p>
      <text:p text:style-name="P28">– Кто бы говорил!– Но улыбка их привычно заученная. Было время, когда его работа малость её <text:s/>бесила: блокнотики о летающих бомбах, как мило… И его раздражённый вздох: Джес, не считай меня бездушным научным сухарём…. </text:p>
      <text:p text:style-name="Text_20_body">Жар стягивает их лица, обжигающая глаз желтизна, где струи хлещут по огню. Лестница, уцепившись за край крыши, колышется в резких порывах. Наверху, напротив неба, фигуры в отблескивающей меди, машут руками, сходятся передать приказы. Полквартала сметено, яркие лампы подсвечивают спасательным работам в угольно чёрных обломках, от машин и прицепных насосов тянутся брезентовые шланги раздутые давлением, торопливо подключённые брандспойты выбрасывают звёзды холодных струй, свирепо холодных, что вспыхивают жёлтым в прыжках пламени. Откуда-то по радио доносится женский голос, спокойная девушка из Йоркшира, посылает другие подразделения в другие части города. </text:p>
      <text:p text:style-name="Text_20_body">Когда-то Роджер и Джессика может и остановились бы. Но они оба выпускники Битвы за Британию, оба призывались в чёрную утреннюю рань полную криков о помощи, в тупую инерцию брусчатки и брусьев, в глубокую нехватку жалости в наставшие дни… К тому времени: как вытаскиваешь энную жертву, или часть энной жертвы из энной груды обломков, сказал он ей однажды, злой, усталый, это уже перестало его задевать… значение эн может быть разным для каждого из нас, но, извини меня: рано или поздно…. </text:p>
      <text:p text:style-name="Text_20_body">И помимо изнеможения от всего у них ещё и это. Если даже они не до конца вышли из состояния войны, то по крайней мере нашли начала тихого отхода… у них никогда не было ни времени, ни места поговорить об этом, что может даже и не нужно—но оба знали, чётко, лучше быть вместе, в обнимку, чем обратно к бумагам, пожарам, хаки, железу Фронта в Тылу. И что на самом деле Фронт в Тылу просто обман и фикция придуманная, не слишком-то умно, чтобы разлучить их, превратить любовь в труд, абстракцию, неизбежную боль, злую смерть. </text:p>
      <text:p text:style-name="Text_20_body">Они нашли дом в закрытой зоне, под аэростатами заграждений южнее Лондона. Город эвакуированный в 40-м, всё ещё «управляется»—всё ещё в списках Министерства. Роджер и Джессика заняли место незаконно, вопреки им неизвестно чему, и они не узнают, если не будут пойманы. Джессика привезла старую куклу, морские раковины, саквояж её тётки с кружевными панталончиками и шёлковыми чулками. Роджеру удалось загнать пару куриц, чтобы насестились в пустом гараже. Когда они тут встречаются, кто-нибудь из них не забывает привезти живой цветок, или пару. Ночи полны взрывов и гула моторов транспорта, и ветра, который с рассветом доносит до них остатки запаха моря. День начинается с чашки горячего и сигареты за маленьким столом с поломанной ножкой, которую Роджер починил, временно, коричневой проволокой. Разговоров немного, только прикосновения и взгляды, улыбки друг другу, <text:soft-page-break/>перебранки на прощанье. Всё так несущественно, голодно, холодно—параноидальные страхи редко когда позволяют зажечь камин—но они хотят сохранять это, так сильно хотят, что берут на себя, впрягаются безогляднее, чем пропаганда когда-либо требовала от них. Они любят друг друга. Пошла <text:span text:style-name="T220">она, </text:span>эта война, на хуй. </text:p>
      <text:p text:style-name="P574"><draw:frame draw:style-name="fr2" draw:name="Image7" text:anchor-type="paragraph" svg:width="6.9252in" svg:height="0.3661in" draw:z-index="6"><draw:image xlink:href="Pictures/1000000000000B720000009B428C9716555D8079.png" xlink:type="simple" xlink:show="embed" xlink:actuate="onLoad" loext:mime-type="image/png"/></draw:frame></text:p>
      <text:p text:style-name="P311">Сегодняшний улов, чьим именем станет Владимир (или Илья, Сергей, Николай, смотря как вздумается доктору), осторожно крадётся ко входу в погреб. Эта раздолбанная дыра должна привести туда, где глубже и безопаснее. У него есть память, или рефлекс, о том как он спасался в такую же темноту от ирландского сеттера, что весь пропах угольным дымом и нападает без предупреждения… в другой раз от своры детворы, недавно от нежданного огня и грохота, кирпичи рухнули и пришибли его левую заднюю (всё ещё приходится вылизывать). Но в эту ночь угроза выглядит по-новому: вместо жестокости систематическая хитрость, с которой он <text:span text:style-name="T221">никогда </text:span>не сталкивался. В здешней жизни всё напрямую. </text:p>
      <text:p text:style-name="Text_20_body">Идёт дождь, ветер едва пошевеливается. Приносит какой-то непонятный для него запах, <text:span text:style-name="T221">он</text:span> в жизни <text:s/>и близко <text:span text:style-name="T221">не бывал</text:span> к лаборатории. </text:p>
      <text:p text:style-name="Text_20_body">Это запах эфира, он исходит от м-ра Эдварда В. А. Пойнтсмена, ЧККХ. Как только пёс исчез<text:span text:style-name="T221">ает</text:span> за рухнувшей стеной, мелькнув прощально кончиком хвоста, нога доктора проваливается в белую разинутую глотку унитаза, которую <text:span text:style-name="T221">тот</text:span>, сосредоточ<text:span text:style-name="T221">я</text:span>сь на охоте, не у<text:span text:style-name="T221">гля</text:span>дел. Он склоняется, неловко, выдёргивает унитаз из окружающих обломков, бормоча проклятья всем разиням, не имея в виду себя конкретно, но владельцев разрушенной квартиры (если они не убиты взрывом) или кто там ещё не вытащил этот унитаз, который, похоже, крепко-таки <text:span text:style-name="T221">вцепился</text:span>…. </text:p>
      <text:p text:style-name="Text_20_body">М-р Пойнтсмен подтаскивает ногу к разбитой лестнице, бьёт слегка, чтоб не спугнуть собаку, об нижнюю половину стойки перил и<text:span text:style-name="T221">з</text:span> морёного дуба. Унитаз только дзенькает, деревяшка трясётся. Издеваетесь—ну, ладно. Он садиться на ступеньки ведущие в открытое небо и пытается стащить с ноги эту фиговину. Не подаётся. Ему слышно, что невидимый пёс, постукивая когтями лап, нашёл убежище в погребе. Не<text:span text:style-name="T221">т </text:span>возможно<text:span text:style-name="T221">сти как-то</text:span> <text:span text:style-name="T221">протиснуться</text:span> в унитаз, чтоб развязать этот ёбаный ботинок…. </text:p>
      <text:p text:style-name="Text_20_body">Поправив окошечко своей вязаной лыжной шапки, чтоб удерживалась за нос, хоть и щекотно, м-р Пойнтсмен решает не поддаваться панике, встаёт и вынужден подождать пока восстановится циркуляция крови, вернётся наполнит все миллионы своих капилляров среди этой моросящей ночи, отфильтруется до правильного баланса—затем прихрамывая, побрякивая, <text:span text:style-name="T221">бредёт</text:span> обратно к машине за помощью молодого Мехико, который, как он надеется, не забыл привезти электрический фонарик…. </text:p>
      <text:p text:style-name="Text_20_body">Роджер и Джессика нашли его совсем недавно, <text:span text:style-name="T221">за</text:span>таивш<text:span text:style-name="T221">его</text:span>ся в конце улицы из линии домов. V-бомба, в чьих разрушениях он вёл охоту, <text:span text:style-name="T222">среала</text:span> четыре жилища, аккурат четыре, как хирургическим скальпелем. Пахнет преждевременно угасшими дровами, дождём прибитым пеплом. Уже обтянули верёвками, постовой молча опирается на дверь уцелевшего дома, после <text:soft-page-break/>которого <text:span text:style-name="T222">и</text:span> начинаются развалины. Если они с доктором перекинулись хоть словом, то сейчас ни один не подаёт вида. Джессика видит два глаза неопределённого цвета в окошечке лыжной шапке, смахивает на средневекового рыцаря в шлеме. С каким чудищем пришёл он сразиться в эту ночь за своего короля? <text:span text:style-name="T222">Руина</text:span> ждёт его, уходя склоном вверх, к задним стенам, неразберихой штукатурной дран<text:span text:style-name="T222">к</text:span>и в бесцельны<text:span text:style-name="T222">х</text:span> связ<text:span text:style-name="T222">ях</text:span> стропил—обломки пола, мебели, стекла, кусков штукатурки, длинные лохмы обоев, расщеплённые обломанные балки: давнее гнездо какой-то женщины, разорённое до отдельных соломин, брошенное в этот ветер и тьму. Глубже в р<text:span text:style-name="T222">азвали</text:span>нах помигивает медь кроватной стойки; вкруг обмотался чей-то лифчик, белая довоенная услада из кружев и сатина, просто застрял.... На секунду, с болью, которую ей не сдержать, вся жалость оставшаяся в её сердце летит к нему, как к маленькому зверьку, опутанному и забытому. Роджер открыл багажник машины. Двое мужчин шарят там, находят большой брезентовый мешок, флакон эфира, сеть, собачий свисток. Она знает, что ей нельзя плакать: что непонятные глаза в вязаной окошечке не станут ради её слез отыскивать Чудище с большей рьяностью. Но эта бедная затерянная беззащитная вещица… ждёт в ночи под дождём свою владелицу, чтобы вся комната собралась снова вокруг воедино.... </text:p>
      <text:p text:style-name="Text_20_body">Ночь, полная мелкого дождя, пахнет промокшей псиной. Пойнтсмен, похоже, на минутку отлучился. «Я сошла с ума. Вместо того, чтоб в эту минуту где-нибудь обниматься с Бобром, смотреть как он раскуривает свою Трубку, я тут с этим егерем, или типа того, <text:span text:style-name="T222">и </text:span>с этим спиритуалистом, <text:s/>этим статистиком, или что ты вообще такое—» </text:p>
      <text:p text:style-name="Text_20_body">– Обниматься?– Роджер вот-вот завопит.– <text:span text:style-name="T1">Обниматься</text:span>? </text:p>
      <text:p text:style-name="P29">– Мехико.– Это опять <text:s/>доктор, на ноге унитаз, вязаный шлем перекошен. </text:p>
      <text:p text:style-name="Text_20_body">– Опаньки! Ходить не мешает? Наверняка, да… сюда, просуньте в дверь, ага, так, хорошо,– закрыв <text:span text:style-name="T222">снова</text:span> дверь вокруг лодыжки Пойнтсмена, Роджер привалился к бедру Джессики,– теперь тяните, со всей силы, сколько можете. </text:p>
      <text:p text:style-name="Text_20_body">Думая <text:span text:style-name="T1">молодой прохиндей </text:span><text:span text:style-name="T165">и</text:span><text:span text:style-name="T1"> издевается придурок</text:span>, доктор откачивается назад, кряхтит, унитаз ворочается туда-сюда. Удерживая дверь, Роджер внимательно уставился в место заглота ноги.– «Сюда бы немного вазелина, тогда бы мы—что-нибудь скользкое. Стоп! Держитесь так, Пойнстмен, есть способ…» Он уже под машиной, импульсивный <text:span text:style-name="T222">молодчик</text:span>, отыскивает заглушку картера, когда Пойнтсмен, наконец, может выговорить:– «Нет времени, Мехико, он убежит, он убежит». </text:p>
      <text:p text:style-name="Text_20_body">– Точно,– опять на ногах, нашаривает фонарик в кармане.– Я напугаю его светом, а вы поджидайте с сеткой. Сможете дойти? Нехорошо если свалитесь, или ещё что, когда он рванёт смыться. </text:p>
      <text:p text:style-name="Text_20_body">– Ради бога,– Пойнтсмен <text:span text:style-name="T226">побухивает</text:span> вслед за ним в р<text:span text:style-name="T222">у</text:span>ины,– не напугайте его, Мехико, тут не сафари в Кении, он нужен нам близким к норме, насколько возможно. </text:p>
      <text:p text:style-name="Text_20_body">К норме? <text:span text:style-name="T1">К норме</text:span>? </text:p>
      <text:p text:style-name="Text_20_body">– Ясно,– откликается Роджер, сигналя ему фонариком, короткий-длинный-короткий. </text:p>
      <text:p text:style-name="Text_20_body">– Посмотрим,– бормочет Джессика, на цыпочках за ними следом. </text:p>
      <text:p text:style-name="Text_20_body"><text:soft-page-break/>– <text:span text:style-name="T1">Давай</text:span>, приятель,– уговаривает Роджер,– тут для тебя бутылочка эфира.– Открыв флакон, помахивает перед входом в погреб, потом включает свой лучик. Пёс выглядывает из старой <text:span text:style-name="T223">заржавелой</text:span> коляски, скачущие тени от его головы, язык болтается, на морде крайне скептическое выражение. – Так это ж м-с Насбом!– вскрикивает Роджер, точь-в-точь как это делает Фред Ален в передачах Би-Би-Си, по средам. </text:p>
      <text:p text:style-name="Text_20_body">– А шо, ты може думал шо то Лесси?– отвечает пёс. </text:p>
      <text:p text:style-name="Text_20_body">Роджер чувствует крепкий запах паров эфира, начинает свой осторожный спуск в погреб.– «Давай, друг. Всё кончится быстрее, чем ты думаешь. Пойнтсмен просто хочет посчитать сколько капель слюны ты накапаешь, вот и всё. Маленькая прорезь у тебя в щеке, красивая стеклянная трубочка, чего бояться-то, а? Время от времени звонок звонит. Романтика лаборатории, тебе понравиться».– Эфир, похоже начинает на него действовать. Он пытается заткнуть флакон, делает шаг, нога проваливается. Расшатываясь из стороны в сторону, он пытается нащупать за что ухватиться. Крышка выпадает из флакона и навеки в мусор на дне разбитого дома. Над головою крик Пойнтсмена:– «Губка, Мехико, вы забыли губку!»– Вниз скатывается бледный круг с коллекцией щелей скачущих в свете фонарика.– «Шустрый парняга»,– Роджер пытается словить двумя руками, щедро расплёскивая эфир вокруг. Наконец, он обнаруживает губку в свете своего фонарика, пёс наблюдает из коляски малость в растерянности.– «Ха!»– льёт эфир, чтобы смочить губку и смыть холод с рук, пока не опорожнил флакон. Держа мокрую губку двумя пальцами, шатается в направлении собаки, подсвечивая своё лицо из-под подбородка, чтоб скорчить, как ему кажется вампирскую рожу.– «Момент—истины!»– Он делает рывок. Пёс <text:span text:style-name="T223">отскакивает</text:span> в сторону и пулей <text:span text:style-name="T223">на выход</text:span>, пока Роджер <text:span text:style-name="T223">свалился</text:span> со своей губкой в коляску <text:span text:style-name="T223">разлетевшуюся</text:span> под его весом. Расплывчато, доносится сверху вой доктора:– «Он убегает, Мехико, поспешите!» </text:p>
      <text:p text:style-name="Text_20_body">– <text:span text:style-name="T223">Иду-иду!</text:span>– стискивая губку, Роджер выпутывается из младенческого транспорта, снимая его с себя, как рубашку, выказывая, как ему кажется, спортивную подготовку. </text:p>
      <text:p text:style-name="Text_20_body">– Мехико-о-о-о,– чуть не плача. </text:p>
      <text:p text:style-name="Text_20_body">– Праааильно,– Роджер с трудом выбирается по остаткам погреба наружу опять, где он видит как доктор подбирается к собаке, сетка широко поднята над головой. Дождь упорно падает на эт<text:span text:style-name="T223">от</text:span> <text:span text:style-name="T223">этюд</text:span>. Роджер <text:span text:style-name="T223">направляется</text:span> в обход, чтоб животное оказалось взятым в клещи там, где стоит упершись лапами в обломки, оскаля зубы, вжимаясь в кусок задней стены, который ещё не рухнул. Джессика ждёт, чуть заинтересованно, руки в карманах, курит, наблюдает. </text:p>
      <text:p text:style-name="Text_20_body">– Эй!– Орёт постовой:– Вы! Идиоты! Подальше от той стенки. Она ни на чём не держится. </text:p>
      <text:p text:style-name="Text_20_body">– Сигаретка найдётся?– спрашивает Джессика. </text:p>
      <text:p text:style-name="Text_20_body">– Он щас па<text:span text:style-name="T224">а</text:span>бежит,– вскрикивает Роджер. </text:p>
      <text:p text:style-name="Text_20_body">– Бога ради, Мехико, осторожней.– Проверяя каждый свой шаг они движутся вверх по склону по хрупкому равновесию р<text:span text:style-name="T224">азвалин</text:span>ы. Это сложная система рычагов готовая рухнуть и накрыть их в любой момент. Он подбираются всё ближе к своей дичи, что смотрит то на доктора, то на <text:soft-page-break/>Роджера, резко <text:span text:style-name="T224">дёргая мордой</text:span>. Он предупреждающе рычит, хвост безостановочно хлещет по сторонам угла, куда они его загнали. </text:p>
      <text:p text:style-name="Text_20_body">Когда Роджер, с фонариком, заходит сзади, пёс, какая-то схема в нём, припоминает другой свет, что в последние несколько дней появлялся позади—свет, после которого следовал оглушительный взрыв бурлящий болью и холодом. Свет сзади означает смерть / человека с сетью, готового к прыжку, можно избежать— </text:p>
      <text:p text:style-name="Text_20_body">– Губка!– визжит доктор, Роджер бросается на пса, который рванулся в направлении Пойнтсмена и прочь на улицу. Пойнтсмен <text:span text:style-name="T224">вскрякнув</text:span> вскидывает свою заунитаженную ногу, промахивается, замах разворачивает его кругом, сеть <text:span text:style-name="T224">раскрыта</text:span>, как антенна радара. Роджер, с рожей полною эфира, уже не может сдержать свой полёт—доктор заканчивает полный оборот вокруг своей оси, а он врезается в него, получив болезненный удар унитазом по ноге. Оба охотника падают, сеть накрывает их сверху. Перебитая балка <text:span text:style-name="T224">затрещала</text:span>, валятся куски промокшей штукатурки. Стенка над ними, лишённая всякой опоры, шата<text:span text:style-name="T224">ется</text:span>. </text:p>
      <text:p text:style-name="Text_20_body">– Убирайтесь оттуда!– орёт постовой. Но усилия парочки под сеткой лишь раскачивают стенку всё сильнее. </text:p>
      <text:p text:style-name="Text_20_body">– Нам конец,– трясётся доктор. Роджер пытается взглянуть ему в глаза, проверить это он серьёзно, или как, но в окошечке лыжной шапки только белое ухо и кайма волос. </text:p>
      <text:p text:style-name="Text_20_body">– Давай покатимся,– предлагает Роджер. Им удаётся скатиться на пару метров вниз, покуда стена падает в обратную сторону. Они смогли вернуться к Джессике не причиняя <text:s/><text:span text:style-name="T224">дополнительных разрушений</text:span>. </text:p>
      <text:p text:style-name="Text_20_body">– Он туда убежал, в ту улицу,– сообщает она, помогая им выпутаться из сетки. </text:p>
      <text:p text:style-name="Text_20_body">– Ладно,– вздыхает доктор,– это не имеет значения. </text:p>
      <text:p text:style-name="P30">– Да, но ведь <text:span text:style-name="T1">только</text:span> начали,– доносится от Роджера. </text:p>
      <text:p text:style-name="Text_20_body">– Нет, нет. Достаточно. </text:p>
      <text:p text:style-name="Text_20_body">– Но чем вы тогда замените собаку? </text:p>
      <text:p text:style-name="Text_20_body">Они снова в пути, Роджер за рулём, Джессика между ними, унитаз вытарчивает в полуоткрытую дверь, когда пришёл ответ:– «Наверное, это знак. Должно быть, <text:span text:style-name="T224">мне следует</text:span> <text:span text:style-name="T224">сменить направление</text:span>». </text:p>
      <text:p text:style-name="Text_20_body">Роджер искоса взглядывает на него. Молчи, Мехико. Постарайся не думать что <text:span text:style-name="T1">это</text:span> может значить. В любом случае, он тебе не начальник, оба подчинены Бригадному Генералу в «Белом Посещении» так что, типа, ровня. Но иногда—Роджер взглядывает поверх тёмно-шерстяной <text:span text:style-name="T224">г</text:span>руди Джессики на вязаную голову, обнажённый нос и глаза—ему кажется, что доктору нужно больше, чем его содействие, <text:span text:style-name="T224">или </text:span>его добрая воля. Доктору нужен он сам. Как кому-то хочется собаку редкой породы…. </text:p>
      <text:p text:style-name="Text_20_body">Тогда зачем он тут, помогая умыкнуть ещё одну собаку? Какой ещё, настолько чокнутый, незнакомец сидит в нём— </text:p>
      <text:p text:style-name="Text_20_body"><text:soft-page-break/>– Вы возвращаетесь сегодня, доктор? Мне нужно ещё подвезти юную леди. </text:p>
      <text:p text:style-name="Text_20_body">–Нет, останусь в городе, а вы можете отогнать машину обратно. Мне нужно поговорить с д-ром Спектро. </text:p>
      <text:p text:style-name="Text_20_body">Сейчас они <text:span text:style-name="T227">подъезжают</text:span> к длинной кирпичной импровизации, Викторианское изложение того, что когда-то, давным-давно, выли<text:span text:style-name="T225">ва</text:span>лось в готические соборы—но которое, в свой черёд, возникло не из потребности взбираться через подгонку подходящих путаниц к некоему Богу в апогее, но скорее из-<text:span text:style-name="T225">за</text:span> некоего сдвига цели, в сомнении относительно местоположения Бога (а у некоторых даже в его существовании), из жестокой цепи чувственных моментов, вне которых вырваться невозможно, что и низвело порывы строителей от зенита к страху, к обыденному бегству, в любом направлении, к тому, что индустриальный дым, уличные экскременты, тоннели улиц без окон, гудящий лес кожаных приводных ремней, текучие терпеливые теневые государства крыс и мух, определяли как шансы на милосердие в тот год. Закопчённый кирпичный спрут известный как Госпиталь Св. Вероники Истиного Лика респираторных заболеваний и нарушени<text:span text:style-name="T225">й</text:span> функци<text:span text:style-name="T225">и </text:span>толстой кишки, один из обитателей которого д-р Кевин Сп<text:span text:style-name="T225">е</text:span>ктро, невролог и последователь учения Павлова. </text:p>
      <text:p text:style-name="Text_20_body">Спектро, один из семи изначальных владельцев Книги, и если вы спросите д-ра Пойнтсмена какой, он лишь презрительно поморщится. Она переходит, таинственная Книга, от одного со-владельца к другому, на еженедельной основе, так что <text:span text:style-name="T225">теперь</text:span>, как понял Роджер, неделя Спектро, которого могут нав<text:span text:style-name="T225">е</text:span>стить в любой час. Остальные, по Пойнтсменовским неделям, точно так же являлись в «Белое Посещение» среди ночи. Роджер слышал их взволнованный заговорщицкий шёпот в коридорах, осторожн<text:span text:style-name="T225">ое</text:span> топ<text:span text:style-name="T225">анье</text:span> их обуви, как танцы пуантов по мрамору, нарушающих твой покой, не стихающие удаляясь, голос Пойнтсмена и походка всегда выделя<text:span text:style-name="T225">ются</text:span> из остальных. Как он прозвучит сейчас с унитазом на ноге? </text:p>
      <text:p text:style-name="Text_20_body">Роджер и Джессика оставляют доктора у бокового входа, в котором <text:span text:style-name="T225">тот</text:span> тает, не оставляя ничего кроме дождя, что льётся со всех скатов и завитков в надписи на перемычке. </text:p>
      <text:p text:style-name="Text_20_body">Они поворачивают к югу. Огоньки приборной доски в тёплом мерцании. Фары раздвигают мокрое небо. Стройная машина трепещет вдоль дорог. Джессику клонит в сон, поскрипывает кожаное сиденье. в котором она свернулась. Дворники на лобовом стекле сметают дождь ритмичными яркими дугами. Начало третьего, пора домой. </text:p>
      <text:p text:style-name="P575"><draw:frame draw:style-name="fr2" draw:name="Image8" text:anchor-type="paragraph" svg:width="6.9252in" svg:height="0.3661in" draw:z-index="7"><draw:image xlink:href="Pictures/1000000000000B720000009B428C9716555D8079.png" xlink:type="simple" xlink:show="embed" xlink:actuate="onLoad" loext:mime-type="image/png"/></draw:frame></text:p>
      <text:p text:style-name="P312">Внутри госпиталя Св. Вероники они усаживаются вместе, напротив палаты Военных <text:span text:style-name="T229">Н</text:span>еврозов, как обычно по своим вечерам. Автоклав переваривает тонкий перезвон своей порции стальных рёбрышек. Пар уплывает в сияние лампы на гибкой шее, что время от времени становится нестерпимо яркой, и в нём <text:span text:style-name="T229">тогда</text:span> <text:span text:style-name="T229">прочерчиваются</text:span> их тени, чётко обрезанные, мелькнут и пропадают. Но оба лица полны обычной сдержанности, оттянуты назад в аннуляцию ночи. </text:p>
      <text:p text:style-name="Text_20_body">Из тьмы палаты, приоткрытый шкаф каталога болей, где каждая койка отдельный файл, доносятся крики, придушенный крики, как от холодного металла. Кевину Спектро придётся в эту ночь раз десять брать свой шприц и колоть в темноте, утихомиривая Лису (это его общее имя <text:soft-page-break/>для любого пациента—дай три круга бегом вокруг здания, ни разу не подумав о лисе, и сможешь излечить что угодно). Пойнтсмен будет всякий раз сидеть, ждать возобновления их беседы, радуясь передышке в этой полутьме, потёртый отблеск золочёных букв от книжных корешков, пахучий кофейник в осаде тараканов, зимний дождь в водосточной трубе за окном…. </text:p>
      <text:p text:style-name="Text_20_body">– Не очень хорошо выглядишь. </text:p>
      <text:p text:style-name="Text_20_body">– А, тот старый ублюдок, он меня довёл. Каждый <text:span text:style-name="T1">день</text:span> схватываемся, Спектро, я уже не...– хмурится вниз на свои очки, которые протирает рубашкой,– в этом чёртовом Падинге больше, чем могу <text:span text:style-name="T1">понять</text:span>… всегда подбросит какой-то ещё свой… старческий сюрпризик. </text:p>
      <text:p text:style-name="Text_20_body">– Так это возраст такой. Право же. </text:p>
      <text:p text:style-name="Text_20_body">– Ну, <text:span text:style-name="T1">это</text:span> я б ещё стерпел, но он такой, чёрт побери—такой <text:span text:style-name="T1">ублюдок</text:span>, он никогда не спит, всё <text:span text:style-name="T1">придумывает</text:span> как бы ещё… </text:p>
      <text:p text:style-name="Text_20_body">– Не сенильность, нет, я имею в виду его должность. А <text:span text:style-name="T230">Пойнтсмен</text:span>? У тебя ещё нет его приоритетов, не так ли? Ты не станешь рисковать там, где он может. Ты же лечил их в таком возрасте, тебе наверняка знакомо это их… <text:span text:style-name="T1">самодовольство</text:span>…. </text:p>
      <text:p text:style-name="Text_20_body">Собственная Лиса <text:span text:style-name="T230">Пойнтсмена</text:span> ждёт, где-то в городе, военный трофей. В тесном пространстве этого кабинета заключена пещера оракула: вздымающийся пар, сивилловы вопли из тьмы… Абреакции Бога Ночи…. </text:p>
      <text:p text:style-name="Text_20_body">– Мне это не нравится, Пойнтсмен. Если уж <text:span text:style-name="T235">ты спросил</text:span>. </text:p>
      <text:p text:style-name="Text_20_body">– Почему нет?– Молчание.– Неэтично? </text:p>
      <text:p text:style-name="Text_20_body">– Да, ради бога. А <text:span text:style-name="T1">это</text:span> этично?– подняв руку к двери в палату, в почти фашистском салюте.– Нет, я думаю об обоснованности эксперимента. Не нахожу доводов. Тут всего один человек. </text:p>
      <text:p text:style-name="P32">– Этот Слотроп. Ты знаешь о нём. Даже Мехико считает… о, самый обычный. Предзнание. Психокинез. У них свои проблемы, в той шарашке… но предположим, у тебя появился бы шанс изучить по настоящему классический случай… некоей патологии, превосходный образчик механизма…. </text:p>
      <text:p text:style-name="P32">В одну из таких ночей Спектро спросил:– «Если бы он не был одним из подопечных Ласло Джамфа, твой интерес к нему был бы столь же настойчив?»</text:p>
      <text:p text:style-name="Text_20_body">– Ну, конечно. </text:p>
      <text:p text:style-name="Text_20_body">– Гмм. </text:p>
      <text:p text:style-name="Text_20_body">Представим ракету, чьё приближение ты слышишь лишь после её взрыва. В обратном порядке! Аккуратно вырезанный кусочек времени… пара метров плёнки прокручивается назад... взрыв ракеты, что падает быстрее скорости звука—потом из этого нарастает рёв её падения, догоняющий то, что стало уже смертью и огнём… призрак в небе…. </text:p>
      <text:p text:style-name="Text_20_body">Павлов увлекался «идеями противоположности». Назови это группами клеток в коре головного мозга. Они помогают различать боль от удовольствия, свет от тьмы, господство от покорности.... Но потом, каким-нибудь способом—истощи их, травмируй, подвергни шоку, кастрируй, пошли в <text:soft-page-break/>какую-то из их сумеречных фаз пребывания вне границ своего бодрствующего состояния, вне «эквивалентных» и «парадоксальных» фаз—и ты ослабишь эту идею противоположности, и вот тебе параноидальный пациент, который был бы господином, но теперь чувствует себя рабом… который был бы любим, но чувствует себя обделённым в этом мире и «я думаю»,– пишет Павлов Жанету,–«что именно <text:span text:style-name="T1">сверхпарадоксальная</text:span> фаза является основой ослабления идеи противоположности в наших пациентах». Наши сумасшедшие, наши параноики, маньяки, шизоиды, моральные уроды— </text:p>
      <text:p text:style-name="Text_20_body">Спектро качает головой:– Ты ставишь реакцию прежде стимула. </text:p>
      <text:p text:style-name="Text_20_body">– Вовсе нет. Сам подумай. Он гуляет и может чувствовать их приближение <text:span text:style-name="T1">за несколько дней</text:span>. Но это рефлекс. Реакция на что-то пребывающее вокруг<text:span text:style-name="T1"> </text:span><text:span text:style-name="T11">уже сейчас</text:span>. С нашим слишком грубым строением, мы не в состоянии ощутить это, а <text:span text:style-name="T1">Слотроп может</text:span>. </text:p>
      <text:p text:style-name="Text_20_body">– Но это и есть экстрасенсорность. </text:p>
      <text:p text:style-name="Text_20_body">– А почему бы не сказать «ощутимый намёк, на который мы не обращаем внимание». Нечто присущее всегда, нечто доступное рассмотрению, но никто этого не делает. Зачастую в наших экспериментах… По-моему, М. К. Петрова первой заметила это… одна из женщин, когда всё это только ещё начиналось… уже одно то, что помещаешь собаку<text:span text:style-name="T1"> в лабораторию</text:span>—особенно в наших экспериментах по неврозам… один вид испытательного стенда, лаборанта, случайная тень, лёгкий сквозняк, какой-то намёк, который нам никак не определить, оказывается достаточным, чтоб <text:span text:style-name="T230">до</text:span>вести её <text:span text:style-name="T230">до </text:span>сумеречност<text:span text:style-name="T230">и</text:span>. </text:p>
      <text:p text:style-name="Text_20_body">Вот так же и Слотроп. Предположительно. Вот он в городе, достаточно окружающей атмосферы—предположим, рассматривая войну как лабораторию, а? Когда взрывается V-2, понимаешь, сперва взрыв, потом звук её падения… таким образом, нормальное течение стимулов обращено вспять… итак он может свернуть за какой-то угол, войти в некую улицу и по неясной причине вдруг почувствовать…. </text:p>
      <text:p text:style-name="P31">Вступает тишина вылепленная высказанными мечтами, криками боли из соседней двери выживших в ракетных бомбёжках, детей Бога Ночи, голосами зависшими в затхлом от медикаментов воздухе. Молят их Повелителя: рано или поздно придёт абреакция, для каждого, для всех в этом <text:span text:style-name="T230">замёрзшем</text:span> измученном городе…. …как будто снова пол, типа, громадный лифт взмыва<text:span text:style-name="T230">ет</text:span> вместе с тобой к потолку—воспроизводя, теперь, как стены разлета<text:span text:style-name="T230">ются</text:span> во все стороны, кирпичи, штукатурка сып<text:span text:style-name="T230">ятся</text:span> вниз, твой мгновенный паралич <text:span text:style-name="T230">от</text:span> смерт<text:span text:style-name="T230">и подступающей</text:span> окутать и оглушить, <text:span text:style-name="T1">я не знаю, док, наверно я отключился а как пришёл в себя её уже не было всё горело вокруг моя вся голова в дыму</text:span>… и вид твоей крови <text:span text:style-name="T231">бьющей</text:span> из <text:span text:style-name="T231">висячего</text:span> обрывка артерии, обмёрзлый шифер крыши осыпавший твою кровать, тот поцелуй в кино недоконченный, тебя скрутило и два часа, захлёбываясь болью, смотрел на смятую сигаретную пачку на полу, ты слышал крики из других рядов, но не мог шевельнуться… неожиданный свет затопивший всю комнату, жуткая тишь, ярче любого утра сквозь одеяла превращённые в марлю, ни малейшей тени, только неописуемый рассвет в два часа ночи… и…. …этот сумеречный прыжок, эта капитуляция. В которой сходятся идеи противоположности и утрачивают свою противоположность. (<text:span text:style-name="T231">А</text:span> Слотроп действительно настроен на ракетный взрыв, или <text:span text:style-name="T231">же </text:span>на эту <text:span text:style-name="T1">деполяризацию</text:span>, эту невротическую «растерянность», что наполняет палату в эту ночь?) Сколько <text:soft-page-break/>раз ещё, прежде, чем <text:span text:style-name="T231">удастся</text:span>, <text:span text:style-name="T231">ещё </text:span>этих приливающих повторений, повторных переживаний взрыва, в страхе отключиться, потому что отключаешься <text:span text:style-name="T231">настолько</text:span> окончательно, откуда мне знать, доктор, что я очнусь? <text:span text:style-name="T231">а</text:span> ответ доверься нам, после ракеты, это такая пустопорожность, пустое актёрство—довериться вам?—и оба вы знаете это… Спектро чувствует себя шарлатаном, но продолжает… просто потому что боль остаётся реальной. </text:p>
      <text:p text:style-name="Text_20_body">А те, кто, наконец-таки, сдаются: из каждого катарсиса восстают новыми детьми, без боли, без «я» на один удар пульса <text:span text:style-name="T232">Отделённые От</text:span>… чистая табличка, начинай писать, рука с мелком зависла в зимнем сумраке над несчастными палимпсестами из людей, что трясутся под казёнными одеялами, утопая в слезах и соплях горя настолько реального, оторванные от такой глубины, что изумляет, кажется больше их взаправдашней.... </text:p>
      <text:p text:style-name="Text_20_body">О, как вожделеет Пойнтсмен к ним, милым дет<text:span text:style-name="T232">кам</text:span>. Его серые трусы вот-вот лопнут от тяги без обиняков, воспользоваться их невинностью по-мирски, вписать в них новые слова себя, свои собственные мечты коричневой Реал-Политик, некая физическая простата в постоянной жажде любви обещанной, ах, намёками, но пока что… как <text:span text:style-name="T232">искушающе</text:span> лежат они рядами на своих железных койках, в девственных простынях, такие безыскусно эротичные м<text:span text:style-name="T232">алышата</text:span>…. </text:p>
      <text:p text:style-name="Text_20_body">Автобусная станция Св. Вероники, их раздорожье (по прибытии на эту имитацию паркета с нашлёпками жевательной резинки зашмыганной до черноты, <text:span text:style-name="T232">в</text:span> пятна<text:span text:style-name="T232">х</text:span> ночной блевотины, светло-жёлтой, прозрачной как флюиды богов, <text:span text:style-name="T232">от</text:span>брошенные газеты или пропагандистские лист<text:span text:style-name="T232">к</text:span> никем не читанные, серповидно подранные, засохшие козявки выколупанные из носа, чёрная копоть, что мягко поколыхивается внутрь на каждое открытие дверей…). </text:p>
      <text:p text:style-name="Text_20_body">Тебе приходилось ждать в таких местах ранним утром, когда в зале начинает белеть, ты знаешь расписание Прибытия наизусть, заполнив пустую память, пустое сердце. И знаешь откуда сбежали эти дети и что, в этом городе, их некому встретить. Ты впечатляешь их своей воспитанностью. Не уверен, смогли ли они различить сквозь неё твою пустоту. Пока что они не смотрят тебе в глаза, их тонкие ноги не знают покоя, в обвисших вязаных чулках (всё эластичное ушло на нужды войны), но очаровательны: пяточки стучат не уставая по холстяным сумкам, об<text:span text:style-name="T232">шарпа</text:span>нным чемоданам под деревянной скамьёй. Репродукторы под потолком объявляют отправления и прибытия на английском, потом на других, языках эмигрантов. Дитя этой ночи прибыла сюда после долгой дороги, не спала. Глаза её красны, платьице помято. Пальтишко служило подушкой. Ты чувствуешь её изнеможение, чувствуешь невозможную необъятность всей спящей округи у неё за спиной, и на минуту ты и впрямь бескорыстный, бесполый… думая лишь о том, как оградить её, ты Вспомогатель в Пути. </text:p>
      <text:p text:style-name="Text_20_body">За твоей спиной длинные, длиною в ночь, очереди мужчин в униформе медленно продвигаются прочь, пиная сво<text:span text:style-name="T233">и вещевые сумки</text:span>, по большей части молча, к дверям выхода в бежевой краске, но края покоричневее в неровных <text:span text:style-name="T232">кривых</text:span> от прощаний с поколением рук. Двери открываются не часто, чтобы впустить холодный воздух, выпустить отсчитанный строй мужчин и снова закрыться. Водитель, или клерк, стоит у дверей проверяя билеты, пропуска, отпускные удостоверения. Друг за другом мужчины шагают в совершенно чёрный прямоугольник ночи и исчезают. Пропали, война заб<text:span text:style-name="T232">р</text:span>ала их, следующий предъявляет свой билет. Снаружи гудят моторы: но вместо транспорта скорее напоминают гул какого-то стационарного станка, <text:soft-page-break/>сотряс<text:span text:style-name="T233">ают</text:span> земл<text:span text:style-name="T233">ю</text:span> <text:span text:style-name="T233">на </text:span>очень низких частот<text:span text:style-name="T233">ах</text:span>, доходят, смешавшись с холодом—предупрежда<text:span text:style-name="T233">ют</text:span>, что снаружи твоя слепота, после яркого внутреннего освещения, <text:span text:style-name="T233">грянет</text:span> словно нежданный удар….Солдаты, моряки, матросы, лётчики. Один за другим, пропадают. Те, кто курил, могут продержаться на секунду дольше, слабый уголёк качнётся оранжевой дугой, раз, другой—и нету. Ты сидишь, <text:s/>смотришь <text:span text:style-name="T233">в полуобороте </text:span>на них, твоя замурзанная сонная малышка начинает жаловаться, но тут уж ничего не поделаешь—как могут твои похоти вместиться в один и тот же белый кадр с таким большим, таким бесконечным отбытием? Тысяча детей шаркают в эту ночь через эти двери, но редко в какую ночь войдёт хотя бы даже один, домой, в твою продавленную, затруханную койку, к ветру от нефтеперегонного, к ближним запахам плесени на мокрых осадках кофе, кошачьему дерьму, к линялым свитеркам с картинками кучей в углу, с каким-нибудь случайным жестом, зверушкой или объятием. Эта бессловесно втягиваемая очередь… уходят тысячами прочь… только заплутавшая ненормальная частица, случайно, движется против общего течения…. </text:p>
      <text:p text:style-name="Text_20_body">И за все свои страдания всё, что Пойнтсмен, смог добиться, на данный момент, это осьминог—да, гигантская каракатица из фильмов ужасов по имени Григори: серый, слизистый, в постоянном движении, подрагивающий в своей временной загородке у волнолома в Ик Регис… ужасный ветер дул в тот день с Канала, у Пойнтсмена в его лыжной шапке-маске глаза мёрзли, д-р Поркиевич, отвернул воротник своей шинели, в меховой шапке на самые уши, дыханье их отдаёт дохлой рыбой, и на кой чёрт Пойнтсмену это животное? </text:p>
      <text:p text:style-name="Text_20_body">Уже, сам по себе, приходит ответ, в какой-то момент безликое бластоблаблу, но <text:span text:style-name="T236">тут же</text:span> разворачивается, приобретая формы…. </text:p>
      <text:p text:style-name="Text_20_body">Помимо прочего, что Спектро <text:span text:style-name="T233">вы</text:span>сказал в ту ночь—да, это было в ту ночь—было:– «Мне только интересно, так ли бы ты к этому отнёсся без всех тех собак. Если бы твоими субъектами всё время были люди». </text:p>
      <text:p text:style-name="Text_20_body">– Тебе следовало бы предложить мне парочку, в таком случае—ты серьёзно?—гигантских осьминогов.– Доктора в упор смотрят друг на друга. </text:p>
      <text:p text:style-name="Text_20_body">– Мне интересно что бы ты делал. </text:p>
      <text:p text:style-name="Text_20_body">– Мне тоже. </text:p>
      <text:p text:style-name="Text_20_body">– Возьми осьминога.– Он имеет в виду «оставь Слотропа»? Напряжённый момент. </text:p>
      <text:p text:style-name="Text_20_body">Но тут Пойнтсмен засмеялся хорошо известным смехом, который служил ему верой и правдой в профессии, где слишком часто всё заходит в полный тупик. – «Мне <text:span text:style-name="T1">постоянно</text:span> советуют завести животное.»– Это он о том, что много лет назад, один коллега—уже покойный—сказал, что он стал бы человечнее, теплее, если бы завёл свою собаку, вне лаборатории. Пойнтсмен попробовал—видит Бог—это был спаниель по кличке Глостер, довольно приятное животное, пожалуй, но попытка не продлилась и месяца. Что его окончательно вывело из себя, эта собака не умела корректировать своё поведение. Могла открывать двери настежь для дождя и прыгающих насекомых, но не закрывать их… перевернуть мусор, нагадить на пол, но не убрать—разве <text:span text:style-name="T234">сможет</text:span> <text:span text:style-name="T1">кто-нибудь</text:span> <text:span text:style-name="T234">ужиться с</text:span> такой тварью? </text:p>
      <text:p text:style-name="Text_20_body"><text:soft-page-break/>– Осьминоги,– уговаривает Спектро,– спокойно воспринимают хирургию. Способны пережить массированное удаление мозговой ткани. Их безусловная реакция на добычу весьма надёжна—покажи им краба, ХРЯСЬ! выскакивает щупальце, и в дом, отравить и переварить. И, Пойнтсмен, они не лают! </text:p>
      <text:p text:style-name="Text_20_body">– О, но. Нет… цистерны, насосы, фильтры, особая еда… может всё это годится для Кембриджа, такая прорва всего, но тут все такие скупердяи, должно быть из-за проклятого наступления Рундштедта… ОПВ отказывается финансировать что-либо без немедленной тактической выгоды—на прошлой неделе, знаете ли, или ранее того. Нет, осьминог слишком заумно, даже Падинг не пойдёт на это, ни сам лорд с манией величия. </text:p>
      <text:p text:style-name="Text_20_body">– Их можно обучить чему угодно. </text:p>
      <text:p text:style-name="Text_20_body">– Спектро, вы не дьявол,– вглядываясь внимательнее,– или всё же? Вам известно, мы нацелены на звуковые стимулы, весь упор этой программы по Слотропу должен быть на реверсивно слуховые… Мне случалось видеть мозг одного-двух осьминогов, дружище, и не подумайте, что я не заметил те здоровенные оптические доли. А? Вы пытаетесь всучить мне визуальное создание. Что можно видеть, когда те штуки падают? </text:p>
      <text:p text:style-name="Text_20_body">– Свечение. </text:p>
      <text:p text:style-name="Text_20_body">– Чего? </text:p>
      <text:p text:style-name="Text_20_body">– Огненно красный шар. Падает как метеор. </text:p>
      <text:p text:style-name="Text_20_body">– Чепуха. </text:p>
      <text:p text:style-name="Text_20_body">– Гверхидви однажды видел такой среди ночью, над Дептфордом. </text:p>
      <text:p text:style-name="Text_20_body">– Чего я хочу,– тут Пойнтсмен наклонился в центр сияния лампы, его белое лицо уязвимее, чем его голос шепчущий над горящим шпилем коробки со шприцами поставленной посреди стола,– что мне действительно нужно, так это не собаку, не осьминога, а одного из ваших чудных Лисов. <text:span text:style-name="T1">Чёрт побери</text:span>. Хотя бы одну лисичку!</text:p>
      <text:p text:style-name="P576"><draw:frame draw:style-name="fr2" draw:name="Image9" text:anchor-type="paragraph" svg:width="6.9252in" svg:height="0.3661in" draw:z-index="8"><draw:image xlink:href="Pictures/1000000000000B720000009B428C9716555D8079.png" xlink:type="simple" xlink:show="embed" xlink:actuate="onLoad" loext:mime-type="image/png"/></draw:frame></text:p>
      <text:p text:style-name="P312"><text:span text:style-name="T200">Что-то бродит по городу Дыма—собирает стройных девушек, милых и гладких как куклы, целыми пригоршнями. </text:span><text:span text:style-name="Emphasis"><text:span text:style-name="T200">Их жалобные крики… их жалобные кукло-крики…</text:span></text:span><text:span text:style-name="T200"> лицо одной из них вдруг очень близко и хлоп! поверх уставившихся глаз падают кремовые веки с щёточкой жёстких ресниц, громко захлопнулись, протяжный гул свинцовых грузиков прокатывается в её голове и в тот же </text:span><text:span text:style-name="T203">миг</text:span><text:span text:style-name="T200"> распахиваются глаза Джессики. Она очнулась вовремя, чтобы услышать заключительные отголоски эха прокатившегося следом за взрывом, сурово пронзительный, зимний звук….Роджер на секу</text:span><text:span text:style-name="T203">н</text:span><text:span text:style-name="T200">ду про</text:span><text:span text:style-name="T203">с</text:span><text:span text:style-name="T200">ыпается бормочет что-то вроде «ёбаный дурдом» и вновь соскальзывает в сон. </text:span></text:p>
      <text:p text:style-name="Text_20_body"><text:span text:style-name="T200">Она вытягивается, мален</text:span>ькая слепая рука ощупывает тикающий будильник, потёртый плюшевый живот её панды Майкла, пустую молочную бутылку с алым цветом молочая из придорожного сада за пару миль отсюда: тянется туда, где должны быть её сигареты, но их нет. <text:soft-page-break/>Наполовину из-под одеял, она зависла между двух миров, белое, атлетическое усилие в этой холодной комнате. А, ладно… она покидает его в их тёплой норе и движется дрожа ву-ву-ву в зернистой темноте по скованным зимой доскам пола, скользким как лёд под её голыми ступнями. </text:p>
      <text:p text:style-name="Text_20_body">Её сигареты на полу гостиной, остались среди подушек перед камином. Одежда Роджера разбросана вокруг. Затягиваясь сигаретой, прижмурив один глаз от дыма, она прибирается, складывает его брюки, вешает рубашку. Потом проходит к окну, подымает штору затемнения, пытается увидеть сквозь затянувший стёкла иней что-нибудь там, в снегу, следы оставленные лисами, кроликами, давно бездомными собаками, птицами, но ни одного человечьего. Пустые полосы снега тянутся прочь среди деревьев к городу, чьё имя она всё ещё не знает. Она прячет сигарету в ковшике своей ладони, скрывая огонёк, хотя затемнение было отменено несколько недель назад, оно уже часть другого времени в другом мире. Моторы поздних грузовиков ревут в ночи на север и на юг, самолёты наполняют небо гулом, потом перетекают на восток к какой-то более-менее тишине. </text:p>
      <text:p text:style-name="Text_20_body">Может им лучше перейти на отели, на заполнение форм, на проверку наличия фотокамер и биноклей? Этот дом, город, скрещённые арки Джессики и Роджера такие уязвимые для германского оружия и британских законоуложений… не то, чтобы она чувствовала себя тут в оп<text:span text:style-name="T237">а</text:span>сности, но всё-таки пусть были бы вокруг ещё люди, и чтоб это действительно было городком, её городком. Прожекторы могут оставаться, освещать ночь, и аэростаты тоже, как толстопузые приятели утра—всё, даже разрывы вдалеке могут остаться, если они не подбираются… пока никому не надо умирать… почему нет? Просто возбуждение, вспышка и грохот, приближение летней грозы (жить в мире где это украшает день), всего лишь добрый гром? </text:p>
      <text:p text:style-name="Text_20_body">Джессика всплывает над собой, взлянуть на себя смотрящую в ночь, парить в широкобрючном, широкоплечном белом, атласногладком на её обращённых в ночь <text:span text:style-name="T237">сторонах</text:span>. Пока что-то не упадёт слишком близко, они в безопасности: в их чаще среб<text:span text:style-name="T237">р</text:span>осиних стеблей тянущихся с наступлением темноты притронуться или отгрести тучи, зелёно-коричневые массы в формах, в конце дня, каменные, глаза неотрывно упёрты вдаль, на колоны к передовым, к их высшим судьбам, которые, так странно, не имеют отношения к ним двоим тут… тебе не <text:span text:style-name="T237">доходит</text:span> что <text:span text:style-name="T237">идёт</text:span> война, идиотка? да, но тут Джессика в пижаме от своей сестры и Роджер спящий голяком, при чём тут война? </text:p>
      <text:p text:style-name="Text_20_body">Пока их не коснётся. Пока что-то не грянет. Каляки-маляки оттянут время, чтоб они укрылись, ракета ударит прежде, чем они услышат приближение. Библейское, а может жуткое, как старая северная сказка, но не Война, не битва добра и зла из ежедневных радио-новостей. И нет причины, чтобы, ну, не держаться… </text:p>
      <text:p text:style-name="Text_20_body">Роджер пытался объяснить ей статистику V-бомб: разность распределения, с высоты полёта ангела, на карте Англии, и шансы их двоих, если смотреть отсюда, снизу. Она почти поняла, врубилась в его уравнение Поиссона, но просто не могла свести концы с концами—её ежедневно вынуждаемое спокойствие и чистые числа, чтоб они сходились. Как-то всё пыталось ускользнуть. </text:p>
      <text:p text:style-name="Text_20_body"><text:soft-page-break/>– Почему твои уравнения только для ангелов, Роджер? Почему мы не можем снизу повлиять? Какое-нибудь уравнение, чтоб мы смогли найти более безопасное место? </text:p>
      <text:p text:style-name="Text_20_body">– И как меня угораздило попасть,– его дежурный сочувственный ответ,– в среду статистических невежд? Это невозможно, милая, при постоянной средней плотности попаданий. Пойнтсмену даже и этого не доходит. </text:p>
      <text:p text:style-name="Text_20_body">Ракеты <text:span text:style-name="Emphasis">распределяются </text:span>по Лондону как предписано учебниками про уравнение Поиссона. Данные продолжают поступать и Роджер всё больше становится похож на предсказателя. Персонал отдела Пси глазеет на него в вестибюлях. Его даже тянет объявить в кафетерии или что <text:span text:style-name="T238">уж оно такое</text:span>, <text:span text:style-name="T238">никакое </text:span>это не предзнание… когда это я прикидывался тем, кем не являюсь? Я просто подставляю цифры в хорошо известное, найдите его в учебнике и делайте сами…. </text:p>
      <text:p text:style-name="Text_20_body">В его маленьком бюро сейчас водружена огромная карта, окно в иной ландшафт, не в зимний Сассекс, названия и паутина улиц, печатный призрак Лондона в 576 квадратах, один квадрат для каждого квадратного километра. Удары ракет помечены красными кружками. Уравнение Поиссона скажет, для произвольно выбранного количества, какие квадраты не будут задеты, какие получат по одному, два, три и так далее. </text:p>
      <text:p text:style-name="P33">Эрленмерова колба булькает на подставке. Голубой огонь <text:span text:style-name="T238">потрескивает,</text:span> преломляясь в циркуляции смеси внутри стекла. Древние истрёпанные учебники и математические пособия разбросаны вокруг, на столе и по полу. Где-то снимок Джессики выглядывает из-под совместной работы Виттакера и Ватсона, что Роджер приобрёл ещё студентом. Седовласый последователь Павлова шагает, тощий как игла, своей напряжённой походкой по утрам в лабораторию, где ждут собаки с распоротыми щеками, посеребрённые зимою капли скатываются из каждой свежей фистулы наполняя вощёную чашечку или градуированную пробирку, останавливается перед распахнутой дверью Роджера. Воздух внутри синеет дымом выкуренных сигарет, <text:span text:style-name="T238">а окурки</text:span> затем, в ледяные чёрные утренние смены, <text:span text:style-name="T238">перевыкурены, </text:span>давящая и отвратная атмосфера. Но он должен войти, должен выдержать свою обычную утреннюю чашу. </text:p>
      <text:p text:style-name="P34">Оба знают насколько странным должно выглядеть их содружество. Если есть в природе анти-Пойнтсмен, то это Роджер. Впрочем, не настолько уж, доктор согласится, <text:span text:style-name="T239">относительно</text:span> физических <text:span text:style-name="T239">явлений</text:span>. Молодой статистик предан цифрам и методу, никаких постукиваний по столу или мечтательных грёз. Но в сфере нуля и единицы, не-чего-то и чего-то, Пойнтсмену подвластны только ноль и единица. Он не способен, подобно Мехико, существовать где бы то ни было в промежутке между ними. Как его хозяин, И. П. Павлов до него, он представляет кору головного мозга подобной мозаике крохотных включённых/отключённых элементов. Некоторые в постоянной яркой возбуждённости, другие тёмно заторможены. Контуры, между ярким и тёмным, постоянно меняются. Но всякой точке дозволено лишь два состояния: сон или бодрствование. Либо один, либо ноль. «Совокупность», «переход», «рассеивание», «концентрация», «обоюдная стимуляция»—вся Павловская механика мозга—предполагает наличие этих би-устойчивых точек. Но Мехико управляет сферой между нулём и единицей—та самая середина, которую Пойнтсмен исключил из своих верований—вероятности. Вероятность на 0.37, что к моменту, когда он прекратит свои расчёты, данный квадрат на его карте получит только одно попадание, 0.17 за то, что попаданий будет два…. </text:p>
      <text:p text:style-name="Text_20_body"><text:soft-page-break/>– А вы могли бы… <text:span text:style-name="Emphasis">сказать</text:span>,– Пойнтсмен предлагает Мехико одну из своих Кипринос Ориент, которые он держит в секретных кармашках встроченных в его лабораторные халаты,– из этой вашей карты, в какие места безопаснее всего заходить, безопаснее от ракет. </text:p>
      <text:p text:style-name="Text_20_body">– Нет. </text:p>
      <text:p text:style-name="Text_20_body">– Но позвольте— </text:p>
      <text:p text:style-name="Text_20_body">– Любой квадрат может <text:s text:c="2"/>снова <text:span text:style-name="T240">получить удар</text:span>. Попадания не мешают друг другу. Средняя плотность величина постоянная. </text:p>
      <text:p text:style-name="Text_20_body">Ничто на карте не противоречит этому. Одна лишь классическая <text:span text:style-name="T240">распределённость</text:span> Поиссона, аккуратно и тихо заполняет квадраты, всё как и должно быть… растёт к своей предопределённой форме…. </text:p>
      <text:p text:style-name="Text_20_body">– Но квадраты, которые уже получили несколько попаданий, я имею в виду— </text:p>
      <text:p text:style-name="Text_20_body">– Извините, Но это Заблуждение Монте-Карло. Неважно сколько <text:s/>уже <text:span text:style-name="T240">случилось </text:span>попада<text:span text:style-name="T240">ний</text:span> в определённый квадрат, шансы остаются теми же, какими они всегда и были. <text:span text:style-name="T240">Всякое</text:span> попадание независимо от <text:span text:style-name="T240">остальных</text:span>. Бомбы не собаки. Нет связи. Нет памяти. Нет <text:span text:style-name="T241">привитого рефлекса</text:span>. </text:p>
      <text:p text:style-name="Text_20_body">Сказать такое последователю Павлова. Это обычная самодово<text:span text:style-name="T241">л</text:span>ьная толстокожесть Мехико, или он знает о чём говорит? Если между ракетными ударами не существует связи—ни рефлекторной дуги, ни Закона Отрицательного Воздействия… тогда… он каждое утро заходит к Мехико как для болезненной хирургии. Всё более пугаясь его внешностью мальчика-певчего, его колледжевскими любезностями. Но этот визит он должен делать. Как может Мехико играться, да так запросто, со всеми теми символами непредсказуемости и страха? Невинный как дитя, возможно не осознаёт—возможно—что своей игрой он рушит элегантные залы истории, угрожает самой идее причины и следствия. Что если всё поколение Мехико окажется таким же? Не превратится ли послевоенное время в ничто помимо «событий», заново создаваемые от одного момента к другому? Никаких связей? Это конец истории? </text:p>
      <text:p text:style-name="Text_20_body">– Римляне,– Роджер и его преподобие д-р Де ла Нут однажды вечером напились вместе,– древне-римские священники клали решето на дорогу, а потом следили стебли какой травы прорастают сквозь дырки. </text:p>
      <text:p text:style-name="Text_20_body">Роджер моментально уловил связь:– «Интересно»,– обшаривая свои карманы, один за другим, чёрт, никогда когда надо—а, вот, наконец-то:– «последует ли этот случай уравнению Поиссон<text:span text:style-name="T242">а</text:span>… посмотрим…» </text:p>
      <text:p text:style-name="Text_20_body">– Мехико,– подавшись вперёд с явной враждебностью.– Проросшие стебли они применяли для лечения больных. У них решето было оче<text:span text:style-name="T242">н</text:span>ь священным предметом. А что вы сделаете со своим, которое наложили поверх Лондона? Как вы используете то, что вырастает в вашей сети смертей? </text:p>
      <text:p text:style-name="Text_20_body">– Я вас не понимаю. Это всего лишь уравнение…. </text:p>
      <text:p text:style-name="Text_20_body">Роджер вправду хочет, чтобы другим было понятно о чём от говорит. Джессика знает это. Когда они не понимают, лицо его становится белым и туманным, словно за грязным стеклом окна в вагоне поезда, словно <text:span text:style-name="T242">опущены</text:span> чуть серебристые шторки, вклиниваются пространства отделить <text:soft-page-break/>его ещё больше, тающим в своём одиночестве. Она знала с самого первого их дня, когда он <text:span text:style-name="T242">с</text:span>клонился <text:span text:style-name="T242">вбок</text:span> открыть дверь Ягуара такой убеждённый, что она ни за что не сядет. Она видела его одиночество: в его лице, в красных руках с обкусанными ногтями…. </text:p>
      <text:p text:style-name="Text_20_body">– Но так не честно. </text:p>
      <text:p text:style-name="Text_20_body">– Честнее не бывает,– с таким циничным видом, Роджер <text:span text:style-name="T242">выглядит</text:span> очень юным, как её кажется.– Все равны. Равные шансы угодить под взрыв. Равны перед ракетой. </text:p>
      <text:p text:style-name="Text_20_body">На что она выдаёт ему одну из своих гримас Фэй Рей увидевшей Кинг Конга, глаза округлились, что дальше некуда, красный рот вот-вот распахнётся в крике, и тут он вынужден рассмеяться.– «Ну. Прекрати.» </text:p>
      <text:p text:style-name="Text_20_body">– Иногда...– но что она может тут сказать? Что он всегда должен быть милым, нуждаться в ней и никогда не превращаться, как сейчас, в парящего статистического херувима, кто никогда не был в аду, но разговаривает словно он самый падший…. </text:p>
      <text:p text:style-name="Text_20_body">Капитан Прентис называет это «дешёвым нигилизмом». В тот день рядом с замёрзшим прудом недалеко от «Белого Посещения», Роджер чуть в стороне сосал сосульки, валялся на спине и махал руками, сделать отпечатки ангелов, порхающих. </text:p>
      <text:p text:style-name="Text_20_body">– Вы хотите сказать, он не заплатил…,– заглянула вверх, выше, обветренное лицо Пирата, казалось, кончается далеко в небе, покуда собственная прядка пересекла взгляд его сдержанных серых глаз. Он друг Роджера, он не заигрывал и не подчёркивал его недостатки, вообще понятия не имел, так ей казалось, про такие булавочные войны—впрочем, ему и ни к чему, потому что она сама уже во всю флиртовала… ну, ничего серьёзного, но эти глаза, в которые она никогда не могла заглянуть толком, были такие головокружительные, такие жутко бесподобные, правда…. </text:p>
      <text:p text:style-name="Text_20_body">– Чем больше V-2 ждут запуска оттуда, чтоб долететь сюда,– сказал Капитан Прентис,– тем больше у него шансов получить свою. Конечно же, нельзя сказать, что он не вносит минимальной платы. Но кто из нас нет. </text:p>
      <text:p text:style-name="Text_20_body">– Ну,– покивал Роджер позднее, когда она ему рассказала, глаза притуманились, обдумывая то, что он услышал,– тут снова проклятый кальвинистский сдвиг. Плата. И почему они всё переводят в терминологию биржи? А Прентису что надо, ещё один вариант Предложения Бевриджа, или как? Определить Коэффициент Горечи для каждого! такая прелесть—всем предстать перед комиссией, столько-то очков, если еврей, за концлагерь столько, за нехватку конечностей или жизненно важных органов, за утрату жены, любовника, близкого друга— </text:p>
      <text:p text:style-name="Text_20_body">– Я знала, что ты рассердишься,– пробормотала она. </text:p>
      <text:p text:style-name="Text_20_body">– Я не сержусь. Нисколько. Он прав. Так дешевле. Но как в таком случае, он хочет,– расхаживая сейчас по этой переполненной, тусклой, маленькой гостиной, увешанной застывшими портретами любимых охотничьих собак в стойке среди полей, что никогда не существовали, кроме как в некоторы<text:span text:style-name="T242">х</text:span> фантазиях о смерти, луга всё золотистее, когда стареет их масло льняного семени, более осенние, некрополитичные, чем даже довоенные надежды—что кончатся все перемены, надежды на долгий статичный день с фазаном застывшим в смазанном взлёте, вид уходящий наискосок через лиловые холмы в бледное небо, умный пёс насторожён вечным <text:soft-page-break/>запахом, взрыв на его голову всегда ещё только-только должен грянуть—эти надежды настолько явно, беззащитно выставлены, что Роджер при всём своём дешёвом нигилизме, не наберётся духу снять картины и поставить на пол лицом к стене– «Ну, что вы все хотите от меня, день за днём работаю среди <text:span text:style-name="T242">отпетых</text:span> лунатиков»,– Джессика, вздыхая о боже, подтягивает свои красивые ноги вверх на кресло,– «они верят в жизнь после смерти, о связи сознания-к-сознанию, в пророчества, ясновидение, телепортацию—они <text:span text:style-name="Emphasis">верят</text:span>, Джес! и—и—»,– что-то не даёт ему говорить. Она забывает о своём раздражении, подымается из кресла с узором из набухших капель, чтобы обнять его и <text:span text:style-name="Emphasis">как она только знает</text:span>, её ляжки из-под тепла юбки, её лобок, что теснится всё крепче, разогреть и возбудить его хуй, обтира<text:span text:style-name="T242">ет</text:span> остатки её губной помады о его рубашку, мускулы, прикосновения, кожи <text:span text:style-name="T243">смешались</text:span>, приливы крови—знает в точности что хочет Роджер сказать? </text:p>
      <text:p text:style-name="Text_20_body"><text:span text:style-name="Emphasis">Cознание-сознанию</text:span>, в эту позднюю ночь у окна пока он спит, прикуривая другую ценную сигарету от уголька предыдущей, переполнясь потребностью расплакаться, потому что она так ясно видит свои пределы, знает, что никогда не сможет защитить его так, как должна—от того, что может упасть с неба, от того, в чём он не смог признаться в тот день (скрипучие аллеи снега, аркады обросших льдом пригнувшихся деревьев… ветер стряхнул кристаллики снега: лилово-оранжевые существа расцветающие на её ресницах), или от м-ра <text:span text:style-name="T243">Пойнтсмена</text:span>, и от <text:span text:style-name="T243">Пойнтсмен</text:span>овской… его <text:span text:style-name="T243">такой</text:span>… мрачности, всякий раз, когда она его встречает. Научная оскоплённость. Руки, которые—она вздрагивает. Сейчас начнут проступать враждебные формы в снегу и неподвижности. Она опускает штору затемнения. Руки, которые могут точно так же <text:span text:style-name="T243">мучить</text:span> людей, как собак, и никогда не чувствовать их боли…. </text:p>
      <text:p text:style-name="Text_20_body">Свора лисиц, сброд шавок движутся в сегодняшней ночи, шебуршат но дворам и аллеям. Мотоцикл от основного шоссе, круто рыча, как истребитель, проносится через деревню в направлении Лондона. Большущие аэростаты зависли в небе, взращённые в перламутре, и воздух настолько тих, что краткий снегопад сегодняшнего утра всё ещё лежит на стальных тросах, белизна вьётся вокруг шестов перечной мяты сквозь тысячи футов ночи. А люди, которые могли бы спать в этих домах, изгнан<text:span text:style-name="T243">ы</text:span> взрывами, некоторые уже навсегда… может им сняться города сияющие в ночи фонарями, рождественские праздники виденные в детстве, а не в оглядке овец, сбившихся так беззащитно на склоне голого холма, выбеленных жутким сиянием Звезды? Или песенки, такие забавные, милые, простодушные, что их не вспомнить, когда проснёшься… сны мирного времени…. </text:p>
      <text:p text:style-name="Text_20_body">– Как это всё было? До войны?– Она знает, что уже жила тогда, ребёнком, но она не об этом спрашивает. Статические разряды в Вариациях на тему Френка Бриджа, расчёска для закрученных мозгов по Радио Би-Би-Си, бутылка Монтраше, подарок от Пирата, охлаждается у кухонного окна. </text:p>
      <text:p text:style-name="Text_20_body">– Ну, в общем,– скрипучим голосом старого пердуна, парализованная рука тянется щипнуть её за грудь <text:span text:style-name="T243">в </text:span>сам<text:span text:style-name="T243">ой</text:span> мерзк<text:span text:style-name="T243">ой манере</text:span>, как<text:span text:style-name="T243">ую только</text:span> он знает,– это, девонька, зависит от того <text:span text:style-name="T243">которую</text:span> войну, ты имеешь в виду.– И вот она подходит, слюна в уголке его нижней губы собирается, ве, и капает тонкой белесой ниточкой, он такой умный, натренировал все самые гадкие гадости…. </text:p>
      <text:p text:style-name="Text_20_body"><text:soft-page-break/>– Брось, Роджер. Я серьёзно. Я не помню.– Наблюдает ямочки, что всплыли по сторонам его рта, пока он обдумывает, улыбаясь ей странной улыбкой. <text:span text:style-name="Emphasis">Так это будет, когда мне перевалит за тридцать</text:span>… промелькивают несколько детей, сад за окном, голоса <text:span text:style-name="Emphasis">Мама, что тут</text:span>… огурцы и лук на разделочной доске, цветки дикой моркови, взбрызги сияюще жёлтого, <text:span text:style-name="T243">на </text:span>тёмной, очень зелёной лужайке и его голос— </text:p>
      <text:p text:style-name="Text_20_body">– <text:span text:style-name="Emphasis">Я</text:span> помню только, что это было глупо. Просто потрясающе глупо. Ничего не происходило. Ах, да Эдвард VIII отрёкся. Он полюбил— </text:p>
      <text:p text:style-name="Text_20_body">– Это я знаю. Читаю журналы. Но на что это было<text:span text:style-name="Emphasis"> похоже</text:span>? </text:p>
      <text:p text:style-name="Text_20_body">– Просто… да просто чертовски глупо. И всё. Переживали о вещай, которые вообще—Джес, ты вправду не помнишь? </text:p>
      <text:p text:style-name="Text_20_body">Игры, фартучки, подружки, чёрный котёнок в проулке с белыми лапками, праздники всей семьёй у моря, солёная вода, рыба на сковородке, катанье на осле, персиковая таффета, мальчик по имени Робин… </text:p>
      <text:p text:style-name="Text_20_body">– Ничего такого, что пропало бы полностью, чего я больше не смогу найти. </text:p>
      <text:p text:style-name="Text_20_body">– Даже так. А по <text:span text:style-name="Emphasis">моим</text:span> воспоминаниям— </text:p>
      <text:p text:style-name="Text_20_body">– Ну, и?– Они оба улыбаются. </text:p>
      <text:p text:style-name="Text_20_body">– Кто-то принимает много аспирина. Другой пьёт или пьян постоянно. Кто-то переживает чтобы его выходные костюмы хорошо сидели. Кто-то презирает высшие классы, но из кожи вон лезет, чтобы держаться как они…. </text:p>
      <text:p text:style-name="Text_20_body">– А кто-то всю дорогу хрюкает, хрю, хрю...,– Джессика заходится смехом, потому что он добрался до места на её боку под свитером где, как он знает, она не может вынести щекотки. Она съёжилась, уклонилась, и он прокатился мимо свалиться с дивана, но тут же вернулся и ей уже щекотно где бы он ни ухватил, за щиколотку, за локоть— </text:p>
      <text:p text:style-name="Text_20_body">Но вдруг ударяет ракета. Жуткий взрыв совсем рядом с деревней: сам состав воздуха, время, изменились—оконная рама распахнута внутрь, деревянно попискивает, пока весь дом продолжает трястись. </text:p>
      <text:p text:style-name="Text_20_body">Сердца их колотятся. Барабанные перепонки напряжены болезненным звоном сверхдавления. Невидимый поезд громыхает прочь над крышей…. </text:p>
      <text:p text:style-name="Text_20_body">Они сидят неподвижно, как нарисованные псы, молча, странно неспособные прикоснуться. Смерть вошла в дверь через кухню: стоит, глядя на них, железная и терпеливая, с видом, который говорит <text:span text:style-name="Emphasis">а попробуй-ка меня пощекотать</text:span>.... </text:p>
      <text:p text:style-name="P577"><draw:frame draw:style-name="fr2" draw:name="Image10" text:anchor-type="paragraph" svg:width="6.9252in" svg:height="0.3661in" draw:z-index="9"><draw:image xlink:href="Pictures/1000000000000B720000009B428C9716555D8079.png" xlink:type="simple" xlink:show="embed" xlink:actuate="onLoad" loext:mime-type="image/png"/></draw:frame></text:p>
      <text:p text:style-name="P313">(1) </text:p>
      <text:p text:style-name="P582">ВЗ Палата Абреакции</text:p>
      <text:p text:style-name="P582"><text:soft-page-break/>Госпиталь Св. Вероники </text:p>
      <text:p text:style-name="P582"><text:span text:style-name="T244">Б</text:span>ончеплгейт, Е1 </text:p>
      <text:p text:style-name="P582">Лондон, Англия </text:p>
      <text:p text:style-name="P582">Зима 1944 </text:p>
      <text:p text:style-name="P602">Парнишке из Кеноши </text:p>
      <text:p text:style-name="P602">Общая Почта </text:p>
      <text:p text:style-name="P602">Кеноша, Висконсин, США</text:p>
      <text:p text:style-name="P36"><text:s/></text:p>
      <text:p text:style-name="Text_20_body"><text:tab/>Дорогой сэр, </text:p>
      <text:p text:style-name="Text_20_body">Я когда-нибудь в жизни Вас о чём-то просил? </text:p>
      <text:p text:style-name="Text_20_body">Искренне Ваш, </text:p>
      <text:p text:style-name="P592">лейт. Тайрон Слотроп </text:p>
      <text:p text:style-name="Text_20_body"/>
      <text:p text:style-name="P582">Общая Почта </text:p>
      <text:p text:style-name="P582">Кеноша, Виск., США </text:p>
      <text:p text:style-name="P582">несколькими днями позже </text:p>
      <text:p text:style-name="P602">Тайрону Слотропу, Эскв. </text:p>
      <text:p text:style-name="P602">ВЗ Палата Абреакции </text:p>
      <text:p text:style-name="P602">Госпиталь Св. Вероники </text:p>
      <text:p text:style-name="P602"><text:span text:style-name="T245">Б</text:span>ончеплгейт, Е1 </text:p>
      <text:p text:style-name="P602">Лондон, Англия </text:p>
      <text:p text:style-name="Text_20_body"><text:tab/>Дорогой м-р Слотроп: </text:p>
      <text:p text:style-name="Text_20_body">Такого не случалось. </text:p>
      <text:p text:style-name="P599">Парнишка из Кеноши </text:p>
      <text:p text:style-name="P599"/>
      <text:p text:style-name="Text_20_body">(2) Хитрожопый юнец: А, я делал все эти старомодные танцы, я делал «Чарльстон», а и «Большое Яблоко» тоже! </text:p>
      <text:p text:style-name="Text_20_body">Старый танцор ветеран: Спорим, ты никогда не сделал «Кеношу», паренёк. </text:p>
      <text:p text:style-name="Text_20_body"/>
      <text:p text:style-name="Text_20_body">(2.1) Х.Ю.: Блин! Я делал все те танцы, я делал «К<text:span text:style-name="T246">асл</text:span> Вок», и я делал «Линди» тоже! </text:p>
      <text:p text:style-name="Text_20_body"><text:soft-page-break/>С.Т.В.: Спорим, ты никогда не сделал того «Парнишку из Кеноши». </text:p>
      <text:p text:style-name="Text_20_body"/>
      <text:p text:style-name="Text_20_body">(3) Младший сотрудник: Ну, он избегал меня, и я подумал может это из-за Дела Слотропа. Если он считает меня виновным— </text:p>
      <text:p text:style-name="Text_20_body">Старший (заносчиво): Тебя! Да, никогда Пар<text:span text:style-name="T250">нишка</text:span> из Кеноши и на секунду не подумал бы, что ты… </text:p>
      <text:p text:style-name="Text_20_body"><text:line-break/>(3.1) Старший (изумлённо): Тебя? Никогда! Да, чтоб Пар<text:span text:style-name="T250">нишка</text:span> из Кеноши хоть на секунду бы подумал, что ты…? </text:p>
      <text:p text:style-name="Text_20_body"><text:line-break/>(4) И в конце того великого дня, когда он представил нам огненными письменами в небесах все нужные слова, которыми мы восхищаемся и поныне, которыми мы заполняем наши словари, <text:span text:style-name="T250">смиренный</text:span> голос маленького Тайрона Слотропа, с тех пор восславляемого в легендах и песнях, раздался пробиваясь вверх к вниманию Парн<text:span text:style-name="T250">ишки</text:span>: – «Ты никогда не делал этого, Пар<text:span text:style-name="T250">нишка</text:span> из Кеноши!» </text:p>
      <text:p text:style-name="Text_20_body">Все эти варианты текста «Ты никогда не делал Парн<text:span text:style-name="T250">ишку</text:span> из Кеноши» поглощают внимание Слотропа, когда из белизны над головой склоняется доктор, чтобы разбудить и начать сессию. Игла вскальзывает безболезненно в вену точно за сгибом локтя: 10% Sodium Amytal, один cc в одной дозе, как положено. </text:p>
      <text:p text:style-name="Text_20_body"><text:line-break/>(5) Возможно ты профукал Филадельфию, обручил Рочестер, обжулил Жолиет, но ты никогда не сделал парн<text:span text:style-name="T250">ишку</text:span> из Кеноши. </text:p>
      <text:p text:style-name="P37">(6) (День Вознесения и жертвы. Блюдётся повсеместно. Обжаривается жир, каплет кровь и подгорает в солоно коричневый…) Ты делал Шарлотвилского поросёнка, <text:span text:style-name="T250">голубчик</text:span>, Форестхилского жеребёнка, <text:span text:style-name="T250">голубчик</text:span>. (Отсюда затихая…) Ларедского ягнёнка. <text:span text:style-name="T250">Голубчик</text:span>. О-го. Погоди. Что такое, Слотроп? Ты никогда не делал парня из Кеноши. Очнись, Слотроп.</text:p>
      <text:p text:style-name="P477"/>
      <text:p text:style-name="P477">Мой кулак уже торчком, </text:p>
      <text:p text:style-name="P477">Не злись,</text:p>
      <text:p text:style-name="P477">Запишись, </text:p>
      <text:p text:style-name="P477">Вва-ли, Слотроп! </text:p>
      <text:p text:style-name="P477"/>
      <text:p text:style-name="P477">Джексон, это похуй мне, </text:p>
      <text:p text:style-name="P477">Покажь свой значок, что был на войне,</text:p>
      <text:p text:style-name="P477">Вва-ли, Слотроп! </text:p>
      <text:p text:style-name="P477"><text:soft-page-break/></text:p>
      <text:p text:style-name="P477">Меня тут не любят, не могут понять, </text:p>
      <text:p text:style-name="P477">Лишь ищут куда бы ещё послать…. </text:p>
      <text:p text:style-name="P477">Голову мне продырявь, провода в мозги мне вставь, </text:p>
      <text:p text:style-name="P477">Вену проткни иглой, </text:p>
      <text:p text:style-name="P477">Слотроп, очнись! </text:p>
      <text:p text:style-name="P37"/>
      <text:p text:style-name="Text_20_body">ПРПУК: Сегодня мы хотим чуть подробней поговорить о Бостоне, Слотроп. Помните в прошлый раз мы говорили о неграх в Роксбери. Мы знаем для вас это не слишком приятно, но постарайтесь, соберитесь. Итак—где вы. Слотроп? Вы что-нибудь видите? </text:p>
      <text:p text:style-name="Text_20_body">Слотроп: Ну, не <text:span text:style-name="T250">совсем</text:span>, не то, чтобы вижу… </text:p>
      <text:p text:style-name="Text_20_body">С рёвом по эстакаде подземки, только в Бостон, сталь и углеродный саван на древней кирпичной кладке— </text:p>
      <text:p text:style-name="P477">Этот ритм словил меня, </text:p>
      <text:p text:style-name="P477">О, бэби, этта свинг, свинг, свинг! </text:p>
      <text:p text:style-name="P477">Ей-ей, меня словил, </text:p>
      <text:p text:style-name="P477">Прикинь, весь-целый-мир-вокруг поёт, </text:p>
      <text:p text:style-name="P477">Я в жизни не слыхал столь-сладких-звуков, </text:p>
      <text:p text:style-name="P477">Таких нет даже за углом, на Бейсин-Стрит, </text:p>
      <text:p text:style-name="P477">И в этом ритме, крошка, мы будем делать </text:p>
      <text:p text:style-name="P478">Свинг, свинг, свинг,</text:p>
      <text:p text:style-name="P478">Давай же, крошка… вжарим… свинг! </text:p>
      <text:p text:style-name="P37"/>
      <text:p text:style-name="P35">Чёрные лица, белые скатерти, мерцание очень острых ножей в ряд с тарелками… дым табака и «плана» <text:s/>меша<text:span text:style-name="T247">ются по полной</text:span>, глаза <text:span text:style-name="T248">на лоб лезут</text:span>, <text:span text:style-name="T248">над</text:span><text:span text:style-name="T112">ы́</text:span><text:span text:style-name="T248">хаешься</text:span> этай <text:s/>дури <text:span text:style-name="T248">аж</text:span> мазги <text:span text:style-name="T248">утюжит, с</text:span> ходу, бу спок! </text:p>
      <text:p text:style-name="Text_20_body">ПРПУК: Это было «бу спок», Слотроп? </text:p>
      <text:p text:style-name="Text_20_body">Слотроп: Да ладно вам, парни… зачем вот так вот сразу… </text:p>
      <text:p text:style-name="Text_20_body">Белые ребята из колледжа, орут заказы гру<text:span text:style-name="T251">п</text:span>пке джазменов на возвышении. Голоса из восточных частных школ, выговарива<text:span text:style-name="T251">ют</text:span> «жопа» чуть округляют губы и <text:span text:style-name="T251">выходит</text:span> <text:span text:style-name="Emphasis">жииопя</text:span>… они оттягиваются, отрываются. Аспидистры, здоровенные филадендроны, широкие зелёные листья и джунглевые пальмы свисают в полумрак… пара барменов, один очень светлый Западно-<text:soft-page-break/>Индианец, хрупкий, с усиками, его напарник в беготне, чёрный как рука в вечерней перчатке, бесконечно снуют перед глубоким океаническим зеркалом, что заглотило большую часть зала в свои металлические тени… сотня бутылок удерживают свой отсвет лишь на секунду, прежде чем он отплывает в зеркало… даже если кто-то пригнётся прикурить сигарету, пламя отражается обратно как тёмная оранжевость заката. Слотроп не может даже различить своё белое лицо. Какая-то женщина поворачивается взглянуть на него от стола. Её глаза говорят ему, мгновенно, что он из себя представляет. Губная гармошка в его кармане возвращается к медной инерции. Вес. Дурацкая принадлежность. Но он без неё никуда. </text:p>
      <text:p text:style-name="Text_20_body">Наверху, в мужской уборной Бального Зала Роузленд он млеет коленопреклонённый над туалетным унитазом, выблёвывая пиво, гамбургеры, домашнее печенье, фирменный салат с французским соусом, полбутылки Мокси, послеобеденные сладости, плитку Кларка, фунт солёного арахиса, и целку одной девушки из Радклифа, старомодной. Без пр<text:span text:style-name="T251">е</text:span>дупреждения, пока слёзы струятся из его глаз, ПЛЮХ! выпадает гармошка в, ййееееххк, отвратную дыру! Мгновенно пузырьки скользят вдоль её блестящих боков кверху, вдоль коричнево деревянного края, где-то <text:span text:style-name="T251">лакированном</text:span>, где-то по<text:span text:style-name="T251">вытертом</text:span> губами, эти мелкие серебряные зёрнышки распоясываются по ходу спуска гармошки в белокаменную шейку матки и в ночь за <text:span text:style-name="T251">н</text:span>ею следом, там внизу… Придёт день и в армии США ему выдадут рубашки, карманы которых можно застегнуть, но в те довоенные дни он мог довериться лишь крахмалу в своих белоснежных <text:span text:style-name="T1">Эроу</text:span>, чтобы тугие карманы удерживали содержимое от… Но нет же, нет, дурак, гармошка выпала, помнишь? Нижний регистр запел на мгновенье ударившись о фаянс (где дождь стучит в окно, и наверху вент-канал из листового железа на крыше: холодный дождь Бостона) и поперхнулся водой в полосах завершающих, жёлчно-коричневых разводах его рвоты. Уже не вернуть. Либо простись с гармошкой, твоим серебряным шансом на песню, или отправляйся вслед. </text:p>
      <text:p text:style-name="Text_20_body">Вслед? Красный, негр чистильщик-бой, выжидает у своего сиденья пыльной кожи. Негры по всему Роксбери ждут. «Чероки» доносится воплем из танцзала внизу, покрывая хай-хэт, контрабас, тысячу пар ног, где вертлявый розовый свет предлагает не бледных юнцов из Гарварда с их подружками, но толпу в пух и прах принаряженных краснокожих. А сама песня ещё одна фальшивка про преступления бледнолицых. Немало музыкантов забредали в течение «Чероки», да не все прошли её всю из конца в конец. Все эти длинные, долгие ноты… что они замышляют всё это время там, внутри? это индейский духовный заговор? В центре Нью-Йорка, гони скорей успеть на последнее представление—7-я Авеню, между 139-й и 140-й, сегодня, «Ярдбёрд» Паркер сегодня выдаёт открытие как у<text:span text:style-name="T251">д</text:span>алось ему использовать ноты из верхушек этих же аккордов и разложить мелодию в охренеть какой по полной ёбаный пулемёт или не знаю что, мэн, он слетел с катушек тридцать вторые ноты тридцатьвторушки произнеси это очень (тридцатьвторушка) быстро и <text:span text:style-name="T249">лилипуточным</text:span> голос<text:span text:style-name="T249">к</text:span>ом, если ты в состоянии тут врубиться, покидая Чилли Хауз Дэна Волза, и вдоль по улице—блядь, вдоль любой из улиц (его подача, к '39-му, хорошее начало: глубоко в его самых утверждающих соло уже крячет бездельное, насмешливое дам-де-ду-дамканье госпожи ёб твою Смерти личной персоной) по радиоволнам, в развлекательны<text:span text:style-name="T251">х</text:span> программ<text:span text:style-name="T251">ах</text:span>, в своё время просочится <text:span text:style-name="T251">и </text:span>в <text:span text:style-name="T251">спрятанные</text:span> динамики городских лифтов и во все маркеты, опрокинуть колыбельные Человека, подмять изматывающий хлам бесконечного, трусливого звуконаложения струн… Так что это пророчество, даже здесь, на <text:soft-page-break/>дождливой Массачусетс Авеню, начинает нынче срабатывать в «Чероки», саксофоны внизу выдают, ух, ты! крутую стоящую хрень…. </text:p>
      <text:p text:style-name="P38">Если Слотроп погонит за гармошкой в унитаз, то это возможно лишь головой вперёд, что не очень хорошо, потому что его жопа остаётся в воздухе беззащитной, а с неграми вокруг <text:span text:style-name="T251">такое</text:span> тебе как раз и <text:span text:style-name="T252">ни к чему</text:span>, его лицо где-то там в вонючей темноте, а коричневые пальцы, сильные и умелые, вмиг распускают его пояс, расстёгивают ширинку, сильные руки удерживают его ноги врозь—он чувствует холодный от Лизола воздух на своих ляжках, пока сдёргиваются его короткие трусы, <text:span text:style-name="T252">вот уже </text:span>сейчас, с цветастыми блёснами на окуня и мухами на форель по ним. Он бьётся втискиваясь в дыру унитаза, и тут глухо, сквозь зловонную воду, доходит звук всей тёмной банды жутких негров врывающихся с радостными воплями в уборную для белых мужчин, сбиваются вокруг несчастного извивающегося Слотропа, ещё и свингуют как у них водится припе<text:span text:style-name="T252">вая</text:span>, «Припудри меня тальком, Малкольм!» А чей ещё им отвечает голос, если не Красного, боя-чистильщика, который наяривал патентованные чёрные Слотропа раз двадцать, на коленях, прихлёстывая бархаткой в такт оркестру… вот Красный, высоченный, тощий, в экстравагантно перекрашенных волосах, бой-чистильщик, который был просто «Красным» для гарвардских студентов:– «Эй, Красный, в твоём там ящичке презерватив найдётся?», «Как насчёт счастливого телефонного номерка, Красный?»—тот самый негр, чьё настоящее имя только сейчас, наполовину в унитазе, наконец, достигло слуха Слотропа—пока толстенный палец с каплищей очень скользкого желе или крема скользит меж половинок в дыру его жопы приглаживая волосы как линии волнистых гор вокруг речной долины—<text:span text:style-name="Emphasis">настоящее имя его Малкольм</text:span>, и его знают все чёрные хуи, Малкольм, который знал его всё время—Красный Малкольм Несусветный Нигилист грит:–«Боже ж мой, у него жопа больше, чем он сам, не?» Охренеть, Слотроп, как тебя угораздило в такую позу! И хотя ему уже удалось протиснуться настолько вниз, что торчат одни только ноги, а ягодицы ворочаются и колышутся чуть ниже уровня воды, как бледные купола льда. «Держи его, братва, уходит!» «<text:span text:style-name="T252">А</text:span>х, ты <text:span text:style-name="T252">ж</text:span>!» Далёкие руки вцепляются в его икры, щиколотки, обрывают подвязки и дёргают клетчатые носки, что мама связала ему в Гарвард, но они достаточно плотные, или он уже так далеко засунулся в унитаз, что почти совсем не чувствует их рук…. </text:p>
      <text:p text:style-name="P314">Потом он их сбрыкнул, оставил захват последнего негра наверху позади и свободен, скользкий как рыба, его девственная жопа спасена. Тут кто-то может сказать, ого! благодари Бога за <text:span text:style-name="Emphasis">это</text:span>, а другие прокряхтят, эх жаль, но Слотроп не сказал ни так: ни эдак, потому что он ничего так особо не чувствует. А и его потерянную гармошку <text:span text:style-name="Emphasis">всё ещё</text:span> нигде не видать. Свет тут, внизу, тёмно-серый и довольно слабый. Уже сколько-то времени он замечает говно тщательно укоренившееся по сторонам этого керамического (к этому моменту, уже железного) тоннеля, в котором и он: такое говно невозможно смыть, смешанное с минералами жёсткой воды по ходу всего старательно коричневого моллюско-крученного маршрута, узоры полные значений, придорожные рекламные знаки туалетного мира, привязчиво липкие, криптичная глиптика, эти формы выпячиваются и гладко отстают пока он так и движется вдоль длинной затуманенной линии канализации, звуки «Чероки» всё ещё очень глухо пульсируют над головой, провожая его к морю. Он обнаружил, что может опознать некоторые следы говна определённо принадлежащие тому или иному <text:span text:style-name="T253">гарвардскому</text:span> приятелю из числа его знакомых. Какая-то часть, конечно же, должна быть негритянским говном, но оно всё такое похожее. <text:span text:style-name="T253">О-па</text:span>, а вот это <text:soft-page-break/>«Проглота» Бидла, наверняка, с той ночи как мы ели чоп-суей в Промашке Фью потому что тут вон те бобовые ростки и даже отдаёт тем же соусом из дикой сливы… по-моему, некоторые чувства явно обостряются… ух-ты… Промашка Фью, это ж несколько месяцев тому назад. А и вот от Дампстера Виларда, у него недавно запор приключился, не так ли—вот это чёрное говно противное как резина, что однажды откристаллизируется навсегда до тёмно-янтарного. В этих притуплённых, цепких мазках по стене (что реверсивно излагают про свою сплочённость) он может, теперь такой сверхъестественно говно-чуткий, прочитывать былые муки внутри бедного Дампстера, который пытался покончить с собой в последний семестр: дифференциальные уравнения никак не складывались для него ни во что элегантное, мать в шляпке с короткими полями и в шёлковых гольфах наклонилась через стол Слотропа в Большом Жёлтом Гриле Сиднея закончить за него бутылку канадского эля, девушки Редклифа, что избегали его, чёрные профессионалки, которых ему разрекламировал Малкольм, и те причиняли ему эротическую жестокость за доллар, или на сколько хватало выдержать, или, если чек Мамы запаздывал, на сколько он мог себе позволить. Оставшись позади, вверх по течению, барельеф Дампстера теряется в сером свете, а Слотроп тем временем минует знаки Вилла Стониблока, Дж<text:span text:style-name="T253">о</text:span> Питера Питта, Джека Кеннеди, сына посла—нет, но где к чёрту этот Джек сегодня? Если кто-то и мог спасти сегодня ту гармошку, так это, нечего и сомневаться, Джек. Слотроп восхищается им со стороны—он <text:span text:style-name="T253">спортивный</text:span>, и добрый, и один из самых уважаемых парней в классе Слотропа. Хотя глупо, конечно, что так получилось. Джек… смог бы Джек затормозить её, как-то, в падении, нарушить закон притяжения? Где-то тут, в этом проходе к Атлантике, запах<text:span text:style-name="T253">и</text:span> соли, водорослей, разложения доносятся к нему издалека, как и звук прибоя, да, похоже, что Джек смог бы. Ради всех несыгранных мелодий, миллионов блюзовых строк, ради нот вопреки официальным частотам, всех тех вывертов, на которые у Слотропа вообще-то не хватало дыхания… нет, пока что, но однажды… ну, по крайней мере если (когда…) он найдёт инструмент, тот будет хорошенько промочен, намного легче извлекать звуки. Утешающая мысль, чтобы нести с собой уносясь по канализации. </text:p>
      <text:p text:style-name="P39"/>
      <text:p text:style-name="P479">Сквозь унитаз, <text:span text:style-name="T253">ты </text:span>взгляни на меня,</text:p>
      <text:p text:style-name="P479">Вот дурак попался,</text:p>
      <text:p text:style-name="P479">Хоть бы не начали ссать </text:p>
      <text:p text:style-name="P479">Дирли тирли трали рался </text:p>
      <text:p text:style-name="P39"/>
      <text:p text:style-name="Text_20_body">И в ту <text:span text:style-name="T253">же </text:span>секунду раздался этот страшенный плеск выше по линии, шум нарастает как мощный прилив, вздымая плотную волну говна, блевотины, туалетной бумаги, мелкого дерьма, что присыхает на волосне вокруг жопы, в умопомрачительной мозаике, мчит на паникующего Слотропа как поезд столичной подземки на свою жертву. Бежать некуда. Оцепенев, он уставился назад через плечо. Высокая волна, <text:span text:style-name="T253">развевающая</text:span> за собой длинные усики говнобумаги, это цунами настигает его—ГААХХ! он пробует уйти в последний момент дохленьким брассом, но цилиндр отходов уже <text:span text:style-name="T254">саданул</text:span>, тёмный как холодный говяжий студень, по его позвоночнику, <text:soft-page-break/><text:span text:style-name="T254">смёл, </text:span><text:s/>бумага охлёстывает, обворачивает его губы, ноздри, всё пропало и пропахло говном пока ему приходится смаргивать микро-какашки с ресниц, это хуже чем когда тебя торпедируют япошки! коричневая жижа прёт дальше, унося его беспомощного… похоже, он кувырка<text:span text:style-name="T254">ет</text:span>ся как попало—хотя трудно сказать в этом тусклом урагане говна, глазу не за что зацепиться… время от времени он тёрся о колючий кустарник, или может быть низкорослые густые деревца. Ему подумалось, что уже не чувствует твёрдости стен после того, как закувыркался, если это то, что он делает. </text:p>
      <text:p text:style-name="Text_20_body">С какого-то момента коричневый мрак вокруг него начинает светлеть. Типа рассвет. Мало-помалу головокружение покидает его. Последние полосы сральной бумаги, тянущиеся от него к жиже, опадают… <text:span text:style-name="T254">с грустью</text:span>, растворяясь, прочь. Жуткий свет падает на него разрастаясь, водянистый мраморный свет, лишь бы не надолго, он страшится того, что этот свет, похоже, хочет показать. Но «связные» живут в этих отходных пределах. Люди, которых он знает. В скорлупе древних руин плотной кладки—изношенные ячейки, одна <text:span text:style-name="T254">подле</text:span> другой, многие без крыш. Дрова горят в чёрных каминах, вода вскипает в ржавых оптовых коробках фасоли лима и пар подымается к щелястым дымоходам. И они сидят вокруг на искрошившейся брусчатке занятые чем-то… ему трудно сказать чем… чем-то несколько религиозным…. Спальни полностью обставлены, с огнями, что шевелятся и мерцают, бархат свисает со стен и потолка. До самой последней синей бусинки, пропущенной, слежавшейся с пылью под лакированной тумбой роскошного патефона, до последнего паучка и сложной взлохмаченности ковёрного ворса, эти жилища потрясают его своей запутанностью. В этом месте скрываются от катастрофы. Не обязательно от смыва в Унитаз—такое тут не в диковинку, просто неизбежное неудобство, позади древнего неба в его разъеденной однотонности оттенка—но что-то ещё ужасно не так в этих краях, что-то чего бедняга Слотроп не может услышать или увидеть… как будто тут каждое утро Пирл-Харбор невидимо обрушивается с неба.... У него туалетная бумага в волосах, а в правой ноздре застрял мохнатый клок волосни с присохшим говном. Ве, ве. Разруха и упадок безмолвно придавили этот ландшафт. Ни солнца, ни луны, только протяжные ровные синусоиды света. Это говно какого-то негра, он уверен—затвердело как зимняя козюлина, когда он пробует вытащить. Ногти доцарапались до крови. Он стоит снаружи всех этих коммунальных комнат и пространств, снаружи, в своём персональном утре посреди пустыни, красновато-коричневый коршун, два, зависли на воздушном потоке оглядывая горизонт. Холодно. Дует ветер. Он чувствует лишь свою отстранённость. Они зазывают его внутрь, но он не может присоединиться к ним. Что-то его не пускает: зайти внутрь, это словно бы дать какую-то клятву на крови. Они его уже не выпустят никогда. И как знать, от него могут потребовать сделать что-то… что-то такое…. </text:p>
      <text:p text:style-name="Text_20_body">И тут каждый отдельный камень, каждый кусок фольги, полено дров, пучок растопки или тряпка подскакивают вверх и вниз, приподымаются на три метра и снова падают ударяя в мостовую с твёрдым стуком. Свет сгустился до цвета тёмно-зелёной воды. Во всех улицах обломки подымаются и падают в унисон, словно во власти какой-то глубокой постоянной волны. Невозможно что-нибудь различить сквозь этот вертикальный танец. Перестук по мостовой длится одиннадцать битов, двенадцатый пропущен, и цикл начинается заново… это ритм какого-то традиционного американского напева… На улицах ни души. Сейчас рассвет или сумерки. Части обломков, которые из металла, блестят с упорным, почти синим постоянством. </text:p>
      <text:p text:style-name="Text_20_body"><text:soft-page-break/></text:p>
      <text:p text:style-name="P480">Уже не помнишь Красного Малкольма, что наверху остался, </text:p>
      <text:p text:style-name="P480">В причёске Красный Дьявол до Волос Дорвался… </text:p>
      <text:p text:style-name="P40"/>
      <text:p text:style-name="Text_20_body">Ну, и вот этот самый Крачфилд, или Крочфилд, западопроходец. Не «архитипический» западопроходец, но<text:span text:style-name="Emphasis"> единственный</text:span>. Пойми, он был всего один. И всего один индеец, который с ним бился. Один бой, одна победа. И только один президент, и один убийца, и одни выборы. Точно. От всего, что есть всего по одному. Ты подумал о солипсизме и представил структуру для наполнения—на твоём уровне—всего лишь, жутко подумать, одним. И можешь не рассчитывать на какие-то ещё уровни. Но оказывается, оно не так уж и одиноко. Пустовато, да, но намного лучше, чем в полном одиночестве. Всего по одному от всего совсем не так уж и плохо. Половина Ковчега лучше, чем никакого. Этот самый Крачфилд закоричневел от солнца, ветра и грязи—на фоне тёмно-коричневых досок амбара, или это конюшня, он дерево несколько иной породы и обстружки. Он добродушный, крепко сбитый, на фоне лиловых склонов гор, и смотрит наполовину в солнце. Его тень резко оттянута назад поверх <text:span text:style-name="T254">с</text:span>плетений древесины в конюшне—брусья, косяки, стойки сто<text:span text:style-name="T254">й</text:span>л, перекладины ясл<text:span text:style-name="T254">ей</text:span>, стропила, доски потолка пронизанные солнцем: слепящая небесная твердь даже в этот неверный час суток. Кто-то играет на губной гармошке позади уборной во дворе—какой-то музыкальный проглот, в рот всасывающий гигантские пятинотные аккорды помимо самой мелодии </text:p>
      <text:p text:style-name="Text_20_body"/>
      <text:p text:style-name="P481">Средь Долины Красной Реки <text:s/>говорят, <text:span text:style-name="T261">в этот раз</text:span></text:p>
      <text:p text:style-name="P483"><text:span text:style-name="T255">П</text:span>оток снёс тебя <text:span text:style-name="T255">в</text:span> унитаз— </text:p>
      <text:p text:style-name="P481">Присядь, отдохни, <text:span text:style-name="T255">хвост держи пистолетом,</text:span> </text:p>
      <text:p text:style-name="P481">Канализации близок конец, </text:p>
      <text:p text:style-name="P481">Держись, молодец, </text:p>
      <text:p text:style-name="P482">На всём свете этом</text:p>
      <text:p text:style-name="P481">Не най<text:span text:style-name="T255">ти</text:span> крепче говна, </text:p>
      <text:p text:style-name="P481">Чем на </text:p>
      <text:p text:style-name="P481">Наших крутых берегах. </text:p>
      <text:p text:style-name="P41"/>
      <text:p text:style-name="Text_20_body">О, так это Красная Река, точно, если не веришь спроси того «Красного», когда появится (сказать вам что значит Красные, вы ФДРовские <text:span text:style-name="T255">прихлебатели</text:span>, они хотят всё позабирать, а у женщин ноги волосатые, всё им отдай или взорвут круглой чёрной железякой посреди ночи кровавой через Полаков в серых шапках, всяких там окав, ниггеров, да, особенно через нигеров…) </text:p>
      <text:p text:style-name="Text_20_body"><text:soft-page-break/>Ну, тут, в общем, дружок Крачфилда как раз вышел из сарая. Его дружок на это время, по крайней мере. Крачфилд оставил полосу дружков с разбитым сердцем по всей этой широкой щелочной равнине. Одного слабачка в Южной Дакоте, </text:p>
      <text:p text:style-name="P481">Одного в Сан Берду бандитика,</text:p>
      <text:p text:style-name="P481"><text:span text:style-name="T255">К</text:span>итайчонка <text:span text:style-name="T255">о</text:span>дного, что с<text:span text:style-name="T255">линял</text:span> с железной дороги,</text:p>
      <text:p text:style-name="P481">Одного с триппер<text:span text:style-name="T255">к</text:span>ом, с зобом <text:span text:style-name="T256">одного</text:span>, </text:p>
      <text:p text:style-name="P481">Одного в последней стадии прока-з<text:span text:style-name="T255">ы</text:span>, </text:p>
      <text:p text:style-name="P481">Зато с широким тазом,</text:p>
      <text:p text:style-name="P481">Хромого на левую, хромого на правую, </text:p>
      <text:p text:style-name="P481">Хромого на обе ноги, всех будет три! </text:p>
      <text:p text:style-name="P481">Одного гом<text:span text:style-name="T255">осе</text:span>ка, даже лесбу одну, </text:p>
      <text:p text:style-name="P481">Одного негришку, одного евреишку, </text:p>
      <text:p text:style-name="P481">Одного краснокожего с бизоном одним, </text:p>
      <text:p text:style-name="P481">И охотника на бизонов из Нью Мексико </text:p>
      <text:p text:style-name="P481"/>
      <text:p text:style-name="P42">И так далее, и так далее, по одному от всего, он Белый Йобмен в <text:span text:style-name="Emphasis">terre mauvaise </text:span>делает это с любым полом и со всеми животными кроме гремучих змей (правильнее будет «кроме гремучей змеи» поскольку тут всего одна), но в последнее время у него появились такие фантазии даже насчёт <text:span text:style-name="Emphasis">гремучей змеи </text:span>тоже! Клыки легонько щекочут залупу… бледный рот широко раскрыт и жуткая радость в прищуре глаз… Его дружок на данный момент это Ваппо, норвежский юноша мулат, у которого фетиш на конские принадлежности, любит, чтоб его хлестали арапником в пропотел<text:span text:style-name="T260">ых</text:span> кожаных подсобных помещениях по ходу их скитаний, которым сегодня исполнилось три недели, довольно долгий срок для дружка продержаться. Ваппо носит набрючные чехлы из шкуры импортной газели, <text:span text:style-name="T260">что</text:span> купил ему Крачфилд в Игл Пасе у профессионального игрока в фараон с зависимостью к опиумной настойке, который пересекал великую Рио навсегда в сплошную топку дикой Мексики. Ваппо украшен также банданой пурпурно-зелёной, как и предписано (как полагают, у Крачфилда целая кладовая этих шёлковых шарфиков дома, на Ранчо Пелигросо, и он никогда не выезжает в горную местность или по тропам вдоль русла рек без заначки из пары дюжин их в своих седельных сумках. Это должно означать, что правило один-от-всякого приложимо лишь к формам жизни, типа дружков, но отнюдь не к предметам типа банданы.) А сверху Ваппо завершается высокой блестящей оперной шляпой японского шёлка. Ваппо в этот день просто стиляга, фактически, когда прогулочно выходит из конюшни. </text:p>
      <text:p text:style-name="Text_20_body">– Ах, Крачфилд,– вскидывая руку,– как мило, что ты заявился. </text:p>
      <text:p text:style-name="Text_20_body">– Ты знал, что я явлюсь, негодяйчик эдакий,– блядь, этот Ваппо такой ушлый. Так и норовит всегда подловить своего хозяина в надежде схлопотать рубец-другой от хлёсткого ремня поперёк <text:soft-page-break/>этих тёмных своих афро-скандинавских ягодиц, где сочетается каллипижная округлость наблюдаемая среди рас Тёмного Континента с напряжённо благородной мускулатурой крепкого Олафа, нашего северного кузена блондина. Но на этот раз Крачфилд возвращается к обозреванию отдалённых гор. Ваппо насупился. Его шляпа цилиндр отображает приближение холокоста. Что белому человеку вовсе ни к чему говорить, пусть даже вскользь, так это что-то типа:– «Торо Рохо собирается прискакать сегодня к ночи». Оба партнёра <text:span text:style-name="Emphasis">знают это</text:span>. Ветер, доносящий до них сырой индейский запах, достаточен для кого угодно. О, Боже, будет перестрелка и чертовски кровавая. Ветер будет дуть так сильно, что кровь забрызжет деревья с их северной стороны. У краснокожего будет собака, единственная индейская собака на все эти пепельные равнины—шавка схватится с крохой Ваппо и кончит тем, что повиснет на крюке мясника в открытой лавке на грязной плаза в Лос Мадрес, глаза широко распахнуты, шелудивая шкура всё же не тронута, чёрные блохи скачут на фоне залитой солнцем цементной штукатурки каменной церковной стены по ту сторону площади, кровь потемнела и спеклась в ране на собачьей шее, где зубы Ваппо порвали сонную артерию (а может и несколько сухожилий, потому что голова болта<text:span text:style-name="T260">е</text:span>тся на одну сторону). Крюк вонзён со спины между двух позвонков. Мексиканские дамы тычут в дохлого пса, и он неохотно покачивается в предполуденном рыночном запахе платанос для для жарки, сладких морковок из Долины Красной Реки, помятой зелени всевозможных видом, цилатро пахнущих как мускус животных, крепких белых луковиц, забродившихся на солнце ананасов, готовых вот-вот лопнуть, большущих пёстрых полок с горными грибами. Слотроп движется между ларей и висячих тряпок, невидимый, среди лошадей и собак, свиней, милиции в коричневой форме, индианок с младенцами вложенными в шали, слугами из побелённых домов дальше на склоне холма—плаза полнится жизнью и Слотроп изумлён. Разве тут не должно быть только по одному от всякого? </text:p>
      <text:p text:style-name="Text_20_body">Отв.: Да. </text:p>
      <text:p text:style-name="Text_20_body">Вопр.: Значит одна девушка индейка… </text:p>
      <text:p text:style-name="Text_20_body">Отв.: Одна чисто индейка. Одна<text:span text:style-name="Emphasis"> mestiza</text:span>. Одна <text:span text:style-name="Emphasis">criolla</text:span>. Потом: одна якви. Одна навахо. Одна аппачи— </text:p>
      <text:p text:style-name="Text_20_body">Вопр.: Минуточку! Начнём с того, что был только один индеец, которого Кранчфилд убил. </text:p>
      <text:p text:style-name="Text_20_body">Отв.: Да. </text:p>
      <text:p text:style-name="Text_20_body">Рассматривайте это как вопрос оптимизации. Страна в состоянии хорошо поддерживать только одного от всякого. </text:p>
      <text:p text:style-name="Text_20_body">Вопр.: Тогда как же все остальные? Бостон. Лондон. Те что живут в городах. Те люди реальны или как? </text:p>
      <text:p text:style-name="Text_20_body">Отв.: Некоторые реальны, а некоторые нет. </text:p>
      <text:p text:style-name="Text_20_body">Вопр.: Ну, а реальные, они нужны? или не нужны? </text:p>
      <text:p text:style-name="Text_20_body">Отв.: Это зависит от того, что вы имеете в виду. </text:p>
      <text:p text:style-name="Text_20_body">Вопр.: Блядь, я ничего не имею в виду. </text:p>
      <text:p text:style-name="Text_20_body"><text:soft-page-break/>Отв.: Зато мы имеем. </text:p>
      <text:p text:style-name="Text_20_body">На миг десять тысяч трупов <text:span text:style-name="T260">заметённых</text:span> снегом в Арденнах приобрели солнечно Диснеландовски вид пронумерованных младенчиков под белым шерстяным одеялом, дожидаясь пока их пошлют осчастливленным родителям в такие места как Ньютон Апер Фолз. Это длится всего лишь миг. Затем в следующий миг кажется, что все рождественские колокола этого мира вот-вот сольются в едином хоре—что весь их разрозненный звон станет, на этот раз, управляемым, гармоничным, разнося весть совершенного утешения, достижимого счастья. </text:p>
      <text:p text:style-name="Text_20_body">Но зарулим сегвей на склон Роксбери. Снег набился в его дуги, в рубчатые бороздки на его чёрных резиновых подошвах. Его снегоходы бряцают своими ступнями. Снег в этом трущобном мраке похож на сажу в негативе… он втекает в ночь и вытекает прочь… Кирпичные плоскости в дневном свете (он видит их только на рассвете, с болью в своих галошах, высматривая машины вверх и вниз по Холму) обращаются в пылающую ржавчину, плотную, глубокую, охваченную морозами снова и снова: запечатлены так, как он никогда не видел на Бикон-Стрит…. </text:p>
      <text:p text:style-name="Text_20_body">В тенях, чёрные и белые пятна разлеглись узором панды по его лицу, каждое из них нарост или масса рубцующихся шрамов, ожидает его знакомый, ради встречи с которым он проделал весь этот путь. Лицо вялое, как у домашней собаки и владелец лица постоянно пожимает плечами. </text:p>
      <text:p text:style-name="Text_20_body">Слотроп: Где он? Почему не пришёл? Ты кто? </text:p>
      <text:p text:style-name="P42">Голос: Парнишку прикончили. <text:span text:style-name="T260">А меня</text:span> ты знаешь Слотроп. Забыл? Меня зовут Никогда. </text:p>
      <text:p text:style-name="Text_20_body">Слотроп: (вглядываясь)<text:span text:style-name="Emphasis"> Ты </text:span>Никогда? (пауза) <text:span text:style-name="Emphasis">Сделал</text:span> Парнишку из Кеноши? </text:p>
      <text:p text:style-name="P578"><draw:frame draw:style-name="fr2" draw:name="Image11" text:anchor-type="paragraph" svg:width="6.9252in" svg:height="0.3661in" draw:z-index="10"><draw:image xlink:href="Pictures/1000000000000B720000009B428C9716555D8079.png" xlink:type="simple" xlink:show="embed" xlink:actuate="onLoad" loext:mime-type="image/png"/></draw:frame></text:p>
      <text:p text:style-name="P583">«Криптосем» является приватизированной формой тайросина, разработанной IG Farben в рамках исследовательского контракта для OKW. В него включён активизирующий агент, который в присутствии определённого компонента в семинальном растворе не выявленного и до сих пор [1934], способствует првращению тайросина в меланин, или кожный пигмент. В отсутствие семинального раствора, «Криптосем» остаётся невидимым. Никакие иные известные реагенты, среди доступных оперативным исполнителям при исполнении их заданий, не превратит «Криптосем» в визуально различимый меланин. Предлагается, для применения в криптографических целях, прилагать к сообщениям надлежащий стимул, который произведёт набухание и семяизвержение. Тщательное ознакомление с психосексуальным профилем адресата окажется неоценимо полезным. </text:p>
      <text:p text:style-name="P470">—Проф. Д-р Ласло Джамф, «Криптосем» (рекламная брошюра) Агфа, Берлин, 1934</text:p>
      <text:p text:style-name="Text_20_body"/>
      <text:p text:style-name="Text_20_body"><text:span text:style-name="T262">Набросок</text:span> на плотной кремовой бумаге под чёрно-буквенным штампом GEHEIME KOMMANDOSACHE, весьма подробно передающий, чернилом и ручкой, <text:span text:style-name="T262">фигуру</text:span>, немного в <text:soft-page-break/>стиле скабрезных картинок фон Байроса и Бирдсли. Эта женщина абсолютный дубликат Скорпии Мосмун. Комната одна из тех, о которых они говорили, но никогда не видели, комната, где они хотели бы однажды поселиться, углубление бассейна, шёлковый тент ниспадающий с потолка—прямо тебе съёмочная площадка Де Милля, стройные <text:span text:style-name="T262">умащённые</text:span> девушки прислужницы, намёк на полуденный свет с потолка, Скорпия раскинулась среди пухлых подушек в точной копии корсетки бельгийского кружева, тёмных чулках и туфельках, о чём он мечтал довольно часто, но никогда— Нет, конечно же он никогда ей ничего не говорил. Он никому не говорил. Как любой молодой человек вырастающий в Англии, он обусловлено испытывал эрекцию в присутствии определённых фетишей, а потом обусловленно сгорал от стыда за свои новые рефлексы. Может Они (Они?) где-то держат досье, как-то умудри<text:span text:style-name="T262">л</text:span>ись отсле<text:span text:style-name="T262">дит</text:span>ь всё, что он смотрел или читал достигнув полового созревания… иначе, откуда ещё могли Они знать? </text:p>
      <text:p text:style-name="Text_20_body">– Тсс,– шеп<text:span text:style-name="T262">чет</text:span> она, её пальцы ласкают её длинные оливковые ляжки, обнажённые груди выпирают через верх<text:span text:style-name="T262">ний край</text:span> её одежды. Лицо обращено к потолку, но глаза смотрят прямо в глаза Пирата, длинные, суженные вожделеньем, две световые точки блестят сквозь густые ресницы…– «Я оставлю его. Мы переедем сюда жить. Будем всё время заниматься любовью. Я твоя, я всегда это знала...»– Её язык пробегает по остреньким зубкам. Её мохнатая пизда в центре всего освещения, у него во рту появляется привкус, который он почувствует вновь…. </text:p>
      <text:p text:style-name="Text_20_body">Ну, Пират чуть не облажался, едва успел вытащить хуй из штанов, <text:span text:style-name="T262">так</text:span> и по<text:span text:style-name="T262">гнал брызгать</text:span> струёй во все стороны. Впрочем, спермы хватило и для смазки чистого кусочка бумаги приложенного к картинке. Потом медленно, проступая сквозь перламутровую плёнку его семени, является негро<text:span text:style-name="T262">идно</text:span>-коричневое сообщение: изложено в простой нигилистической транспозиции, чьи ключевые слова он может почти угадать. Большую часть он делает в уме. Там <text:span text:style-name="T262">указано</text:span> время, мест<text:span text:style-name="T262">о</text:span> и просьба о помощи. Он сжигает сообщение упавшее на него из-за пределов земной атмосферы, подобранное на нулевом меридиане, оставляет себе картинку, хм, и моет руки. Его простата ноет. Тут что-то большее, чем он может понять. Ему не уклониться, не отмолиться: он должен отправиться туда и привезти агента обратно. Сообщение равносильно приказу <text:span text:style-name="T263">с</text:span> самых высоких уровней. </text:p>
      <text:p text:style-name="Text_20_body">Далеко, сквозь дождь, доносится взрыв ещё одной германской ракеты. Третья за сегодня. Они штурмуют небо как Вотан и его обезумелая рать. </text:p>
      <text:p text:style-name="Text_20_body">Руки Пирата, его личные роботы, начинают рыскать по выдвижным ящикам отыскивая все нужные бумаги и формы. Сегодня поспать не удастся. Возможно, придётся двинуть в путь без чашки горячего и сигареты. За что? </text:p>
      <text:p text:style-name="Text_20_body"><draw:frame draw:style-name="fr2" draw:name="Image12" text:anchor-type="paragraph" svg:width="6.9252in" svg:height="0.3661in" draw:z-index="11"><draw:image xlink:href="Pictures/1000000000000B720000009B428C9716555D8079.png" xlink:type="simple" xlink:show="embed" xlink:actuate="onLoad" loext:mime-type="image/png"/></draw:frame><text:s/></text:p>
      <text:p text:style-name="Text_20_body">В Германии, всё ближе к концу, непрестанными письменами на стенах было <text:span text:style-name="T159">was tust du für die front, für den sieg? was hast du heute für deutschland getan?</text:span> В «Белом Посещении» по стенам пи<text:span text:style-name="T263">шет</text:span> лёд. Граффити льда в пасмурный день остекля<text:span text:style-name="T263">ет</text:span> тёмную кровь кирпича и терракоты как бы для сохранения дома свеженьким, в какой-то коже чистого музейного <text:soft-page-break/>пластика, архитектурная памятка, старомодный аппарат, чьё назначение забыто. Лёд разной толщины, волнистый, мутный, надпись для расшифровки лордами зимы, региональными гласиологами, и для споров в их журналах. Вверх по склону, ближе к морю, снег собирается <text:span text:style-name="T263">как</text:span> <text:span text:style-name="T263">под</text:span>свет<text:span text:style-name="T263">ка</text:span> во всех наветренных закоулках древнего аббатства, крыша давно содрана по маниакальному капризу Генри VIII, стены оставлены стоять, чтобы оконными проёмами, без святых, смягчать солёный ветер дующий по ходу повторения временами года смен в пучках травяного пола от зелёного, к соломенному, к снегу. Из дома с его архитектурой <text:s/>палладинс<text:span text:style-name="T263">кого</text:span> стил<text:span text:style-name="T263">я</text:span> в его унизительной и сумрачной ложбине, это единственный вид: аббатство, <text:span text:style-name="T263">либо</text:span> же мягкие пёстрые волнистости возвышенности. Морской вид исключается, хотя по некоторым дням в приливы можно услышать его запахи, всё своё гнусное происхождение. В 1925, Рег Ле Фройд, пациент в «Белом Посещении» сбежал—пронёсся через верхний город и встал покачиваясь на краю отвесно<text:span text:style-name="T263">го</text:span> <text:span text:style-name="T263">утёса</text:span>, волосы и госпитальный халат трепещут на ветру, <text:span text:style-name="T263">над</text:span> раскинувш<text:span text:style-name="T263">ей</text:span>ся на мили ширь<text:span text:style-name="T263">ю</text:span> южного побережья, бледный мел <text:span text:style-name="T263">скал</text:span>, волноломы и морские променады теряются направо и налево в мареве над водами моря. За ним пришёл констебль Стаглз, во главе любопытной толпы. «Не прыгай!»– кричит констебль. </text:p>
      <text:p text:style-name="Text_20_body">– Я и не думал,– Ле Фройд продолжает вглядываться в море. </text:p>
      <text:p text:style-name="Text_20_body">– Тогда что ты тут делаешь? А? </text:p>
      <text:p text:style-name="Text_20_body">– Хотел посмотреть на море,– объясняет Ле Фройд.– Я никогда не видел. Хотя <text:span text:style-name="T263">и </text:span>родственник, по крови, знаете ли, морю. </text:p>
      <text:p text:style-name="Text_20_body">– Вон оно что,– хитрый Стаглз подбирается всё ближе,– значит родственников посещаете, очень мило. </text:p>
      <text:p text:style-name="Text_20_body">– Я могу расслышать Бога Моря!– кричит Ле Фройд изумлённо. </text:p>
      <text:p text:style-name="Text_20_body">– Ну и ну, и как его зовут?– Они оба, с мокрыми лицами, орут против ветра. </text:p>
      <text:p text:style-name="Text_20_body">– Не знаю,– кричит Ле Фройд,– а какое подошло бы? </text:p>
      <text:p text:style-name="Text_20_body">– Берт,– предлагает констебль и пытается вспомнить правой рукой схватить левую повыше локтя, или левой рукой схватить… </text:p>
      <text:p text:style-name="Text_20_body">Ле Фройд оборачивается и в первый раз видит собеседника и толпу. Глаза его становятся круглыми и покорными.– «Берт хорошее имя.»– Говорит он и делает шаг спиною вперёд в пустоту. </text:p>
      <text:p text:style-name="Text_20_body">Вот и всё, что горожане Ик Региса получили от «Белого Посещения» в виде развлечения—на фоне <text:span text:style-name="T267">каждо</text:span>летнего глазенья на розовый или веснушчатый поток из Брайтона, Флотсома и Джетсома, что изливает каждый день беспроволочной истории в песню, на фоне закатов над променадом, глазниц линз постоянно меняющихся в свете моря, который разливается то буйно, то утихомирено в небе, аспирина на ночь—только прыжок Ле Фройда единственный аттракцион до начала войны. </text:p>
      <text:p text:style-name="P43">С разгромом Польши, министерские кортежи вдруг начали замечаться <text:span text:style-name="T264">в</text:span> направлени<text:span text:style-name="T264">и</text:span> «Белого Посещения» в любой час ночи, тихие как шхуны, моторы приглушены—чёрные машины без хрома, что о<text:span text:style-name="T264">т</text:span>блескивали <text:s/>свет<text:span text:style-name="T264">ом</text:span> звёзд, а в их отсутствие маскировались лицом, которое вот-вот <text:soft-page-break/>припомнишь, если бы память не подводила.... Потом, с падением Парижа, на скале установили радиопередающую станцию, с антеннами нацеленными на <text:span text:style-name="T264">Континент</text:span>, под усиленной охраной, а их наземные линии скрытно протянулись по низинам к дому под круглосуточной охраной псов специально обманутых, избитых, измученных голодом для выработки рефлекса прыгнуть и убить, при любом человеческом приближении. Может, кто-то на Самом Верху поднялся ещё выше—в смысле, рехнулся? Или Наша Сторона пытается деморализовать Германского Зверя передачей ему бессвязных мыслей сумасшедших, перечисляя для него, тоже в традиции констебля Стаглза в тот знаменательный день, глубинное, едва различимое? Ответом будет, да, всё из вышеперечисленного и много кое-чего ещё. </text:p>
      <text:p text:style-name="P43">Спросите их, в «Белом Посещении», про стратегический план Майрона Грантона из Би-Би-Си, чей тающе шоколадный голос годами <text:span text:style-name="T264">прокладывал</text:span> путь из обтрёпанных динамиков беспроволочных приёмников <text:span text:style-name="T264">к</text:span> английски<text:span text:style-name="T264">м</text:span> мечт<text:span text:style-name="T264">ам</text:span>, <text:span text:style-name="T264">в </text:span>затуманенные старые головы, к детям почти безнадзорным… Ему приходилось постоянно откладывать свой план, применять поначалу лишь только голос, не располагающий столь необходимой информацией, без всякой опоры, в попытках затронуть немецкую душу чем подвернётся, тут и допросы военнопленных, и учебники МИДа, и братья Гримм, и собственные туристические воспоминания (флешбэки в молодую бессонную эру Довса, виноградники <text:span text:style-name="T264">такие</text:span> зелёные <text:s/>в <text:s/>потоках <text:span text:style-name="T264">солнца</text:span>, окаймляющие южные склоны <text:span text:style-name="T264">вдоль </text:span>долины Рейна, ночь в дыму камвольных кабаре столицы, подтяжки с оборочками словно <text:span text:style-name="T264">две </text:span>косы <text:span text:style-name="T264">из </text:span>гвоздик, шёлковые чулки, каждый высвечен одним долгим штрихующим светом…) Но, наконец, пришли американцы и контора под названием ВКСЭС, и ошеломительные суммы денег. </text:p>
      <text:p text:style-name="Text_20_body">Проект называется <text:span text:style-name="T1">Операция Чёрное Крыло</text:span>. Охрененно выверенная конструкция, отрабатывается пять лет. Никто не может назвать её своей, даже и Грантон. Генерал Айзенхауэр заложил основополагающий принцип, идея «стратегии правды». Айк требовал чего-то «реального»: крючок на исклёванной стенке для расстрелов, чтобы было куда вешать правдивую историю. Пират Прентис из УСО вернулся с первыми чёткими данными, что в Германии имелись настоящие африканцы, Иреро, экс-угнетённые из Юго-Западной Африки, как<text:span text:style-name="T265">им</text:span>-то <text:span text:style-name="T265">образом</text:span> задействованные в программе секретного вооружения. Майрон Грантон, по вдохновению, однажды ночью выпустил в эфир абсолютно спонтанный пассаж, который <text:span text:style-name="T265">нашёл отражение</text:span> в первой директиве <text:span text:style-name="T1">Чёрного Крыла</text:span>: «Германия обращалась со своими африканцами как строгий, но любящий отчим, наказывала их, когда следовало, зачастую смертью. Помните? Но это было далеко на далёком Südwest и с тех пор появилось новое поколение. Теперь Иреро живёт в доме своего отчима. Возможно ты, слушатель, видел его. Теперь он встаёт, несмотря на комендантский час, и смотрит на своего спящего отчима, невидимый, покрытый ночью того же цвета, как и он сам. О чём они думают? Где в эту ночь Иреро? Что они делают в эту минуту, твои тёмные тайные дети?» И <text:span text:style-name="T1">Чёрное</text:span> Крыло даже нашли американца, Лейтенанта Слотропа, согласившегося на лёгкий наркоз с тем, чтобы прояснить расовые проблемы в его собственной стране. Бесценное дополнительное измерение. К концу, когда начало поступать больше данных о чуждой морали—янки-социологи с блокнотами для опросов в скрипуче новых башмаках или галошах посещающие смягчённые снегом освобождённые руины, чтобы докопаться до трюфелей истины возникающих, как полагали древние, во время грозы от удара молнии—связной из американского ОПВ сумел переправить копии и довести до сведения «Белого <text:soft-page-break/>Посещения». Теперь трудно выяснить кто предложил имя «Schwarzkommando». Майрон Грантон стоял за «Wütende Heer», тот взвод духов, что топтал пустоши неба в бешеной скачке охоты с великим Вотаном во главе—Майрон признал, что это скорее северный миф. Эффективность для Баварии может оказаться ниже оптимальной. </text:p>
      <text:p text:style-name="Text_20_body">Они всегда говорили про эффективность, одну из американских ересей, возможно даже чересчур, в «Белом Посещении». Громче всех, обычно, м-р Пойнтсмен, часто используя как боекомплект статистику предоставленную Роджером Мехико. К моменту высадки в Нормандии, Пойнтсмен переживал сезон глубокого отчаяния. Он пришёл к пониманию, что большие континентальные клещи были, всё-таки, обречены на успех. Что эта война, это состояние, чьим гражданином он начал себя чувствовать, будет от<text:span text:style-name="T265">мен</text:span>ено и переформировано в мир—и что, выражаясь языком профессионалов, ему в нём мало чего светит. Финансы направляются на всевозможные радары, волшебные торпеды, самолёты и ракеты, <text:span text:style-name="T265">а </text:span>с чем остаётся Пойнтсмен при таком раскладе? Он временный управляющий, вот и всё: его Отдел Исследований Абреакции (ОИА), куда успел заловить десяток подчинённых, дрессировщика собак из театра варьете, пару студентов ветеринарии, даже крупную рыбину, эмигранта д-ра Поркиевича, который работал с самим Павловым в институте в Колтуш<text:span text:style-name="T266">ах</text:span>, перед тем как начались чистки с репрессиями. Сообща, команда ОИА получала, регистрировала, взвешивала, классифицировала темпераменты по Гиппократу, размещала по клеткам и затем экспериментировала на дюжине свежих собак в неделю. Ну, и плюс ещё коллеги, совладельцы Книги, все нынешние—все что остались из изначальных семерых—работающие по госпиталям, <text:span text:style-name="T266">где </text:span>занимаются контуженными и доведёнными в боях до срывов, которых привозят через Пролив, а также бомбо- или ракето-сдвинутыми на этом берегу. Им приходится наблюдать больше абреакций, в эти дни усиленных V-бомбардировок, чем докторам былого доводилось встретить за несколько поколений, что даёт им возможность предлагать новые подходы в исследованиях. УПП скупердяйски, по капле, вливает деньги, жалкий шелест бумажек через корпоративное сито, хватает, чтобы продержаться, достаточно, чтобы оставаться колонией в войне метрополии, недостаточно для статуса государственности…. Расходы на статистические графики Мехико, из расчёта капель слюны, веса тела, напряжения в вольтах, уровней громкости, частоты метронома, дозировки брома, количества отрезанных нервных окончаний, процент<text:span text:style-name="T266">а</text:span> удалённой мозговой ткани, <text:span text:style-name="T266">с </text:span>дат<text:span text:style-name="T266">ами</text:span> и час<text:span text:style-name="T266">ами</text:span> усыпления, оглушения, ослепления, кастрации. Поддержка поступает также от Секции Пси, колонии покладистых пофигистов, у которых вообще нет мирских интересов. </text:p>
      <text:p text:style-name="P45">Старик Бригадный Генерал Падинг вполне способен уживаться с этой шайкой спиритуалистов, у него и самого уже тенденции в ту же сторону. Но при Неде Пойнтсмене, с его неотступным комбинациями в погоне за деньгами—Падингу остаётся почаще оглядываться и стараться быть повежливее. Не такой рослый, как его отец, и уж точно не такой румяный. <text:span text:style-name="T273">С</text:span>луж<text:span text:style-name="T273">ил</text:span> в полку Громобоя Прода, словил кусок шрапнели в бедро в Многоугольном Лесу, молча пролежал семь часов пока они, не говоря ни слова, в этой грязи в этой вонище, в, да, Многоугольный Лес… или может это—кто был тот жёлтоволосый парень, что спал не снимая шляпы? ааах, брось. В общем, Многоугольный Лес… но тоже как-то ускользает. Поваленные деревья, трупы, однотонно серое, расщепленноедеревокакзамёрзшийдым… жёлтый… гром… бестолку, без долбанного толку, ускользнуло, опять ускользнуло, опять, ох… </text:p>
      <text:p text:style-name="P45"><text:soft-page-break/><text:span text:style-name="T204">Возраст старого Бригадного Генерала неясен, хотя наверняка волочит за 80—призван из отставки в 1940, задействован в новом качестве, не только на поле боя—где фронт каждый день ежечасно меняется как удавка, как золотисто-мерцающие границы сознания (хотя, пожалуй, не стоит тут слишком злорадствовать, в точности как они… так что, лучше «как удавка»)—но то же состояние войны, та же структура. Падинг задаётся вопросом, порою вслух и в присутствии подчинённых, кто из врагов настолько его ненавидит, что </text:span><text:span text:style-name="T205">добился его</text:span><text:span text:style-name="T204"> назнач</text:span><text:span text:style-name="T205">ения</text:span><text:span text:style-name="T204"> в службу Политической Борьбы. Ты должен действовать согласованно—но слишком часто в изумляющем диссонансе—с прочими поименованными сферами Войны, колониями этого Материнского Полиса охватывающего всё, где сфера производства это систематическая смерть: УПБ перехлёстывается с Министерством Информации, с Европейской Службой Би-Би-Си, с Управлением Спецопераций, с Министерством Экономической Борьбы и Отделом Политической Разведки при МИДе в Фицморис-Хаус. Среди всего прочего. С приходом американцев, нужно координироваться с их ОСС, ОВИ и Армейским Отделом Психологической Борьбы. Недавно сформирован объединённый Отдел Психологичекой Борьбы при ВКСЭС напрямую подчинённый Айзенхауэру и, чтобы охватить всё это, Лондонский Совет Координации Пропаганды, у которого вообще никакой реальной власти. </text:span></text:p>
      <text:p text:style-name="P44">Кто не заблудится среди этого махрового лабиринта аббревиатур, стрелок <text:span text:style-name="T268">Жирных</text:span> и пунктиром, клеточек крупных и мелких, имён напечатанных и заученных на память? Только не Эрнест Падинг—такое для Новых Парней с их зелёными антенночками для улавливания излучений власти пригодной к использованию, натасканными в американской политике (знающими разницу между сторонниками Нового Курса в ОВИ и восточными, богатыми на деньги республиканцами из ОСС), которые держат в своём мозгу досье на тормознутости, слабости, привычки в еде, эрогенные зоны всех, кто может когда-то пригодиться. Эрнест Падинг был воспитан верить в буквальную Цепь Командования, как церковники ранних столетий веровали в Цепь Бытия. Новейшие геометрии сбивают его с толку. Величайший триумф его военной карьеры случился в 1917, в загазованной, армагеддонской грязи Иприйского клина, где он завоевал полоску ничейной земли, около 40 метров в ширину, потеряв всего лишь 70% личного состава своего подразделения. Его отправили на пенсию где-то с началом Великой Депрессии—сидеть в кабинете пустого дома в Девоне, в окружении фотографий старых товарищей, чей взгляд как-то не получается уловить, и <text:span text:style-name="T269">где</text:span> прикипе<text:span text:style-name="T269">л</text:span> к определённой точке в комбинаторном анализе, излюбленно<text:span text:style-name="T269">му</text:span> времяпрепровождени<text:span text:style-name="T269">ю</text:span> отставных армейских офицеров, с пристрастной увлечённостью. </text:p>
      <text:p text:style-name="P44">Ему пришло в голову сосредоточиться на европейском балансе сил, по причине хронической патологии которого он однажды очутился в глубоком, без надежд на пробуждение, кошмаре Фландрии. Он начал необъятный труд озаглавленный Что Могло бы Случиться в Европейской Политике. Начиная, конечно же, с Англии, «Во-первых», написал он, «В начале начал: Рамсей МакДональд мог бы умереть». Пока он описывал вытекающие партийные изменения и перестановки на постах в кабинете, Рамсей МакДональд умер. «Не угонишься»,– поймал он себя на бормотании перед началом ежедневного труда,– «выкручиваются из-под меня. Ох, изворотливы, очень изворотливы.» </text:p>
      <text:p text:style-name="P44"><text:soft-page-break/>Когда докрутилось до немецких бомб падающих на Англию, <text:span text:style-name="T269">Б</text:span>ригадный <text:span text:style-name="T269">Г</text:span>енерал Падинг отставил свою навязчивую идею и добровольно вызвался служить своей стране. Если бы он знал тогда, что это приведёт в «Белое Посещение»… не то, чтобы он ожидал пост полевого командира, понимаете ли, однако, разве там не упоминалось что-то о разведывательной службе? Вместо того, он нашёл заброшенную больницу для умалишённых, пару символических лунатиков, громадную свору краденных собак, клики спиритуалистов, актёров варьете, радиотехников, Куеистов, Успенскистов, Скинеристов, энтузиастов лоботомии, фанатиков Дейла Карнеги, все оторваны текущей войной от своих любимых затей и маний обречённых, продлись мир дольше, на провал в той или иной степени—но теперь их надежды сфокусирова<text:span text:style-name="T269">ны</text:span> на Бригадном Генерале Падинге и возможном финансировании: больше надежд, чем, До-Войны, эта недоразвитая провинция, когда-либо могла предложить. Падингу остаётся лишь занять позицию в стиле Старого Завета по отношению к ним всем, не исключая собак, и втайне изумляться и уязвляться тем, что представляется ему актом предательства в высших штабных эшелонах. </text:p>
      <text:p text:style-name="P44">Снежный свет вливается через высокие многостворчатые окна, тёмный день, свет включён лишь в некоторых кабинетах. Курсанты кодировщики, подданные с завязанными глазами, объявляют свои догадки карт из колоды Зенера в спрятанные микрофоны:–«Волны… Волны… Крест… Звезда...» Пока кто-то из Секции Пси записывает их из динамика внизу в холодном подвале. Секретарши в шерстяных шалях и резиновых галошах дрожат от зимнего холода вдыхаемого через множество щелей сумасшедшего дома, у клавишей их пишущих машинок зуб на зуб не попадает. Мод Чилкс, которая сзади похожа на фотографию Марго Асквит снятую Сесилом Битоном со спины, сидит мечтая о булочке и чашке чая. </text:p>
      <text:p text:style-name="P44">В крыле ОИА, краденные собаки спят, чешутся, вспоминают тени запахов людей, которые возможно их любили, угрюмо слушают осцилляторы и метрономы Неда Пойнтсмена. Сдвинутые шторы оставляют лишь хрупкие струйки света снаружи. Техники движутся позади толстого окна наблюдения, но их халаты, зеленоватые и подводнолодочные сквозь стекло, колышутся замедлено, не ярко… Царит оцепенение, или войлочная сумеречность. Метроном на 80 в секунду застучал деревянными отголосками и пёс Ваня, привязанный поверх испытательного стенда, начинает исходить слюной. Все прочие звуки жестоко подавлены: балки подпирающие лабораторию задушены в заполненных песком комнатах, мешки с песком, солома, униформа м<text:span text:style-name="T270">е</text:span>ртвецов заполнили пространства меж стен в комнатах без окон… где сиживали чокнутые со всей страны, ссорясь, нюхая оксид азота, хихикая, рыдая при переходе аккорда ми мажор в соль-диез минор, теперь кубические пустыни, песчаные комнаты, чтобы метроном царствовал тут, в лаборатории за железными дверями запертыми герметически. </text:p>
      <text:p text:style-name="P44">Канал подчелюстной железы пса Вани давно уже выведен через его подбородок и накрепко пришит сливать слюну наружу в собирательную воронку закреплённую традиционно оранжевым Павловским канифольным цементом, окисью железа и пчелиным воском. Вакуум приносит секрецию по блестящему трубкопроводу, чтобы сдвинуть колонку светло-красного масла, вправо вдоль шкалы маркированной в «каплях»—произвольная единица измерения, возможно не такая, как фактические капли падавшие в 1905 году в Санкт-Петербурге. Но <text:soft-page-break/>количество капель для данной лаборатории и пса Вани и метронома на 80 всякий раз предсказуемо. </text:p>
      <text:p text:style-name="Text_20_body"><text:span text:style-name="T256">Теперь, когда он вошёл в «эквивалентную» фазу, эту первую из трансграничных фаз, некая мембрана, едва заметная, протягивается между псом Ваней и внешним миром. Внешний и внутренний остаются точно такими же, как они и были, но связующий их </text:span><text:span text:style-name="T91">интерфейс</text:span><text:span text:style-name="T256">—кора мозга пса Вани—меняется всевозможнейшим образом, что так характерно для этих трансграничных случаев. Теперь уже неважно насколько громко тикает метроном. Усиленный стимул уже не вызывает сильной реакции. То же самое количество капель вытекает или падает. Работник подходит и убирает метроном в дальний угол этой приглушённой комнаты. Он спрятан в ящик под подушку с вышитой надписью </text:span><text:span text:style-name="Emphasis"><text:span text:style-name="T256">Вспоминая Брайтон</text:span></text:span><text:span text:style-name="T256">, но капли не прерываются… затем звук подаётся через микрофон в усилитель, так что каждый «тик» наполняет комнату как вскрик, но капель не добавляется. Всякий раз прозрачная слюна толкает красную линию до той же самой отметки, количество капель не изменилось…. </text:span></text:p>
      <text:p text:style-name="P44"><text:s text:c="2"/></text:p>
      <text:p text:style-name="Text_20_body"><text:span text:style-name="T256">– Эт-от старык </text:span><text:span text:style-name="T91">н</text:span><text:span text:style-name="T256">е име-эт </text:span><text:span text:style-name="T91">стыд</text:span><text:span text:style-name="T256">,– Гёза Рожавёлги, ещё один эмигрант (и несдержанно анти-Советски настроенный, что создаёт определённую напряжённость в ОИА), вскидывая руки в сторону Бригадного Генерала в оживлённом отчаянии, взвеселённый венгро-цыганский шёпот тарахтит как тамбурины по всей комнате, отвлекая, так или иначе всех, за исключением самого престарелого Генерала, который продолжает бубнить с кафедры в помещении, что служило частной часовней когда-то давно, в маниакальный период 18-го столетия, а теперь стало пусковой площадкой для «Еженедельных Брифингов», ошеломительный поток старческих рассуждений, служебной паранойи, сплетен про Войну которые могут, или не могут содержать секретную информацию, воспоминания о Фландрии… угольные ящики с неба с рёвом падающие прямо на тебя… ураганный огонь такой молочно светящийся в ночь его дня рождения… мокрая равнина снарядных воронок на многие мили вокруг и открытое ветру осеннее небо… и что Хейг, вот же был остряк, сказал однажды в офицерской столовой по поводу отказа Лейтенанта Сассуна участвовать в войне… артиллеристы по весне в их вьющихся зелёных халатах… дорожные обочины с разлагающимися трупами бедных лошадей в абрикосовых сумерках рассвета… двенадцать спиц в опрокинутом артиллерийском орудии—грязевой циферблат, зодиак из грязи налипшей и взявшейся коркой под солнцем в разных оттенках коричневого. Грязь Фландрии собиравшаяся в творожистую массу по фактуре как чуть разжиженное человечье говно, нагромождённое, покрытое мостками, прорезанное траншеями исковырянное снарядами лиги говна по всем направлениям, нигде нет даже почернелого обрубка дерева—и тут старый рехнувшийся актёр разговорного жанра пытается потрясти кафедру вишнёвого дерева, как будто самым худшим во всём ужасе Пашендейла, было это отсутствие хоть доли вертикальности.... А он продолжает болтать, не умолкая, о рецептах приготовления свёклы сотней способов и все вкусные, или такие бахчевые невообразимости как Тыквенный Сюрприз Эрнеста Падинга—да, в них есть что-то садистское в этих рецептах с «сюрпризом» в их названии, голодному парню просто хочется есть, </text:span><text:span text:style-name="T257">сам знаешь</text:span><text:span text:style-name="T256">, ему не до сюрпризов, он просто хочет откусить (вздох) старой картофелины и быть вполне уверенным, что внутри не увидишь ничего кроме картошки, конечно же, не какой-нибудь заумный «Сюрприз!», какая-то намятая </text:span><text:soft-page-break/><text:span text:style-name="T256">кашица вся лиловая из гранатов или ещё чего-то… да, но это уже шутка сомнительного толка, которую любит сыграть Бригадный Генерал Падинг: как он хмыкнул, когда доверчивые обеденные гости взрезают ножом его пресловутую Жабу-в-Дырке, сквозь честный йоркширский кляр до </text:span><text:span text:style-name="T257">самого</text:span><text:span text:style-name="T256">—ве! что это? беф </text:span><text:span text:style-name="Emphasis"><text:span text:style-name="T256">rissolé?</text:span></text:span><text:span text:style-name="T256"> фаршированный беф </text:span><text:span text:style-name="Emphasis"><text:span text:style-name="T256">rissolé?</text:span></text:span><text:span text:style-name="T256"> Или может быть сегодня пюре с самфиром, что отдаёт морем (который ему еженедельно доставляет один и тот же толстый сынок рыботорговца, крутит педали, отдуваясь, своего велосипеда до самого верха на белой меловой скал</text:span><text:span text:style-name="T257">е</text:span><text:span text:style-name="T256">)—ни один из этих странных, очень странных овощных </text:span><text:span text:style-name="Emphasis"><text:span text:style-name="T256">rissolé </text:span></text:span><text:span text:style-name="T256">не напоминают обычную «Жабу», а скорее испорченных полоумных созданий, с которыми Молодые Ребята из Королей Дороги имеют Связи в шуточных стишках—у Падинга тысячи таких рецептов, которыми он беззастенчиво делится с составом ПРПУК, как и, чуть позже в еженедельных монологах с самим собой, строчкой другой, на восемь тактов из «Ты Предпочёл бы быть Полковником с Орлом на Плече, или Рядовым с Цыпонькой на Колене?» затем, возможно, долгий отчёт о всех его финансовых затруднениях, всех, начиная со времён ещё даже предшествовавших возникновению Электра Хаус Груп… о его междоусобицах, которые он вёл своими письмами в </text:span><text:span text:style-name="Emphasis"><text:span text:style-name="T256">Таймз </text:span></text:span><text:span text:style-name="T256">против критиков Хайга…. </text:span></text:p>
      <text:p text:style-name="P44">И все они сидели там под очень высокими почернелыми окнами в свинцовых крестах фрамуг, позволяя ему его дурость, собачники сбившись сворой в одном углу, передавая записки, склоняясь друг к другу пошептаться (они сговариваются, сговариваются, во сне или наяву они никогда не перестают), компашка Секции Пси чётко на другой половине комнаты—будто у нас тут какой-то парламент… каждый годами занимал его собственное неповторимое место на церковной скамье и свой угол обзора отклонений у рыжеватого с пятнами печени на коже Бригадного Генерала Падинга—а эмигранты-прочих-убеждений россыпью между этими двумя крылами: баланс сил, если таковой когда-либо существовал в «Белом Посещении». </text:p>
      <text:p text:style-name="Text_20_body"><text:span text:style-name="T256">Д-р Рожавёлги чувствует, что вполне мог бы и быть, если бы ребята «разыграли свои карты правильно». Главная задача сейчас выжить—пережить жуткий интерфейс Дня Победы, жить в светлом новом После Войны сохраняя чувства и память здравыми. Нельзя допустить, чтобы ПРПУК отправился под молот с остальным блеющим стадом. Должен подняться, и чертовски скоро, способный сплотить их в фалангу, в сконцентрированную точку света, некий лидер или программа достаточно мощная, чтобы продолжать её ещё кто знает сколько лет После Войны. Д-р Рожавёлги предпочёл бы сильную программу сильному лидеру. Может потому, что это 1945. В те дни многие полагали, что за Войной—за всеми смертями, жестокостью и разрушением—лежал </text:span><text:span text:style-name="Emphasis"><text:span text:style-name="T256">Führer</text:span></text:span><text:span text:style-name="T256">-принцип. Но если возможно заменить личности абстракциями власти, если приёмы разработанные корпорациями срабатывают, разве не смогут народы жить рационально? Одна из самых сладких надежд После Войны: что не останется места для такой ужасной болезни как харизма… на смену ей придёт её рационализация, которую следует продолжить насколько хватит времени и ресурсов…. </text:span></text:p>
      <text:p text:style-name="P44">Нужно ли пояснять, что главную ставку д-р Рожавёлги делает на этот последний проект, вокруг фигуры Лейтенанта Слотропа? Все психологические тесты в досье субъекта, отслеживающие до его дней в колледже, представляют больную личность. «Рожа» прихлопывает папку рукой, для выразительности. Служебный стол содрогнулся.– «Напри-мэр: его Минесо-та, Мул-тэ-фазык <text:soft-page-break/>Лыч-ност-ный Пере-чэн чрэз-вы-чаэно нерав-но-мэрны, всегда к псико-патычни и нездоро-вы скло-ност». </text:p>
      <text:p text:style-name="P44">Однако, преподобный д-р Де ла Нут не любит ММЛП:– «Рожа, разве имеются весы для измерения межличностных характерных черт?» Орлиный нос пробует, <text:span text:style-name="T271">испытует</text:span>, глаза опущены в политичной кротости.– «А для общечеловеческих ценностей. Вера, честность, любовь? Имеются ли—простите мою особую настойчивость—весы религиозности, вообще?» </text:p>
      <text:p text:style-name="P44">Не пройдёт, падре: ММЛП разработан в 1943. В самой <text:span text:style-name="T271">что ни на есть серёдке</text:span> Войны. Исследование Ценностей Олпорта и Вернона, Перечень Бернройтера переработанный Фланаганом в 35-м—тесты времён до Войны—кажутся Полу Де ла Нут более гуманными. Похоже всё, что определяют тесты ММЛП, это станет ли человек хорошим солдатом, или плохим солдатом. </text:p>
      <text:p text:style-name="P44">– На солдат нынче большой спрос, преподобный Доктор,– бормочет Пойнтсмен. </text:p>
      <text:p text:style-name="P44">– Я только надеюсь, что мы не станем слишком доверяться его показателям в ММЛП тесте. Он кажется мне слишком узким. Упускает обширные области человеческой личности. </text:p>
      <text:p text:style-name="P44">– Имэн-но почэму,– впрыгивает Рожавёлги,– мы тепэр предлага-эм дат Слотропу совэр-шэнно ын-ной рода тэст. Мы разраба-ты-ваэм для нэго так называ-эм проэктыв-ни тэст. Наибол-шэ знакоми примэр этот тип, ест Роршач кляксы. Основни тэория ест, когда мы предлага-эт не-струк-туры-ровани стимулюс, бэз-форми кляк-са пере-жыто-го, су-бэкт пыта-этся нало-жыт струк-тура на эт-та. Как он структуриро-ват дан-ни клякса, отража-эт его потрэб-ности, его над-эжды—показыва-эт нам разгад-ки к его мэч-ты, фан-та-зи, сами глубоки районы его соз-нани.– Брови движутся милю в час, необычайно плавная изысканная жестикуляция рук, напоминающая—скорее всего, так и задумано, но кто упрекнёт Рожу за использование <text:span text:style-name="T272">удобного </text:span>случая—одного из самых знаменитых его земляков, хотя имеются и нежелательные побочные эффекты: сотрудники, которые клянутся, что видели его ползущим вниз головой по северному фасаду «Белого Посещения», например. «И-так мы в пол-ном сог-ла-сыи, Преподобны Доктор. Тэст, как ММЛП, в дан-ны слу-чай, не-адекват-эн. Он ест структуриро-вани стимулюс. Субэкт может фалсифи-цыроват, сознателно, или подавит, без-сознателно. Однако, при проэктивни тэкник, он мож-эт дела-эт что хочэт, сознателно или без-сознателно, но не мож-эт мешат нам узнат что мы хотым узнат. Мы контролирова-эт. Он не мож-эт помогат себе. </text:p>
      <text:p text:style-name="P44">– Должен заметить, это не похоже на вашу чашку чая, Пойн<text:span text:style-name="T272">т</text:span>смен,– улыбается д-р Аарон Тровстер.– У вас, по большей части, стимулы структурированы. </text:p>
      <text:p text:style-name="P44">– Ну, скажем, я нахожу в этом некое постыдное очарование. </text:p>
      <text:p text:style-name="P44">– Нет, не скажем. Не говорите мне, будто вы не собираетесь приложить свою милую Павловскую руку к этому всему. </text:p>
      <text:p text:style-name="P44">– Ну, отчасти, Тровстер, отчасти. Раз уж вы затронули. Мы тоже рассчитываем на весьма структурированный стимул. Тот самый, фактически, что вызвал наш интерес. Мы хотим подвергнуть Слотропа немецкой ракете…. </text:p>
      <text:p text:style-name="Text_20_body"><text:soft-page-break/><text:span text:style-name="T256">Вверху, на лепную штукатурку потолка, втиснулась методистская версия царства Христова: львы лижутся с ягнятами, фрукты рассыпаются щедро и безостановочно в руки и под ноги джентльменам и леди, пастушкам с молочницами. У всех не совсем верное выражение. Крохотные создания смотрят с вожделением, лютые звери словно под наркотиком или уколом успокоительного, и никто из людей вообще в глаза не смотрит. Потолки «Белого Посещения» тоже не единственная сумасбродность в этом месте. Это классический «дорогостоящий каприз». Пивной погреб был спланирован как арабский гарем в миниатюре, по причинам, о которых мы можем лишь гадать сегодня, полон шелков, лепнины и смотровых щелей. Одна из библиотек какое-то время служила свинарником, пол углублён на метр и заменён грязью до порогов для з</text:span><text:span text:style-name="T258">д</text:span><text:span text:style-name="T256">оровущих Глостерширских Пятнистых, чтоб баловались, хрюкали и прохлаждались в летние сезоны, глядя на полки книг в матерчатых обложках, прикидывая каковы </text:span><text:span text:style-name="T258">те</text:span><text:span text:style-name="T256"> на вкус. Эксцентричность вигов доведена в этом доме до самых нездоровых крайностей. Комнаты треугольные, сферичные, переходящие в лабиринт из стен. Портреты, диссертации генетической курьёзности, смотрят или ухмыляются тебе в любой точке наблюдения. Туалеты украшены фресками с Клайвом и его индийскими слонами топчущими французов, фонтаны представляют Саломэ с головой Иоанна (вода плещет из ушей, рта и носа), мозаика полов выплетает различные версии </text:span><text:span text:style-name="Emphasis"><text:span text:style-name="T256">Homo Monstrosus</text:span></text:span><text:span text:style-name="T256">, довольно интересное занятие в ту эпоху—циклопы, гуманоидные жирафы, сросшийся кентавр на все четыре стороны. Повсюду арки, гроты, штукатурка в растительной аранжировке, стены завешены истёршимся бархатом или парчой. Балконы выдаются в неожиданных местах, увешанные горгульями, чьи клыки многим из новичков рассекли головы. Даже в проливные дожди монстры способны лишь изредка капать—питающие их водосточные трубы уже которое столетие без ремонта, продырявлено тянутся по черепице и под карнизами, мимо потрескавшихся пилястров, болтающихся Купидонов, терракотовой облицовки на каждом этаже, вдоль бельведеров и рустованных швов, псевдо-итальянских колонн, торчащих минаретов, покосившихся дымовых труб—издалека ни одна пара наблюдателей, как бы близко они ни стояли друг к другу, не увидят совсем одно и то же здание в этой оргии самовыражения, добавленной каждым из последующих владельцев до реквизиции в текущей Войне. Фигурно подстриженные деревья тянутся вдоль какой-то части подъездной дорожки, прежде чем уступить лиственницам и вязам: утки, бутылки, улитки и всадники в стиплчейзе сходят на нет у дороги с железным ограждением в их невозделанное молчание, в тени туннеля вздыхающих деревьев. Часовой, тёмная фигура в белых полосках, с оружием поперёк груди в свете твоих маскировочных фар и ты должен остановиться перед ним. Псы, натасканные и смертельные, следят за тобой из перелесков. Вскоре, когда подступает вечер, редкие горькие снежинки начинают падать. </text:span></text:p>
      <text:p text:style-name="P579"><draw:frame draw:style-name="fr2" draw:name="Image13" text:anchor-type="paragraph" svg:width="6.9252in" svg:height="0.3661in" draw:z-index="12"><draw:image xlink:href="Pictures/1000000000000B720000009B428C9716555D8079.png" xlink:type="simple" xlink:show="embed" xlink:actuate="onLoad" loext:mime-type="image/png"/></draw:frame></text:p>
      <text:p text:style-name="P584">А будешь ерепениться, пошлём тебя обратно к д-ру Джамфу! </text:p>
      <text:p text:style-name="P584">Джамф привил ему рефлекс, и выбросил стимул. </text:p>
      <text:p text:style-name="P584">Похоже д-р Джамф сегодня проверял твою пипетку, а? </text:p>
      <text:p text:style-name="P594">—Нейл Носпикер 50,000 Оскорблений, § 6.72 </text:p>
      <text:p text:style-name="P594"><text:soft-page-break/>«Невежа Недоросль», Найлан Смит Прес,</text:p>
      <text:p text:style-name="P594">Кембридж (Массач.) 1933 </text:p>
      <text:p text:style-name="P594"/>
      <text:p text:style-name="Text_20_body"><text:span text:style-name="T159">Падинг</text:span>: Но не слишком ли это— </text:p>
      <text:p text:style-name="Text_20_body"><text:span text:style-name="T159">Пойнтсмен</text:span>: Сэр? </text:p>
      <text:p text:style-name="Text_20_body"><text:span text:style-name="T159">Падинг</text:span>: Разве это не <text:span text:style-name="T274">подло</text:span>, Пойнтсмен? Так вот вмешиваться в сознание другого человека? </text:p>
      <text:p text:style-name="Text_20_body"><text:span text:style-name="T159">Пойнтсмен</text:span>: Генерал, мы просто присоединяемся к длинному ряду экспериментов и изучения. Гавардский Университет, Армия США? Вряд ли это <text:span text:style-name="T275">подлые</text:span> заведения. </text:p>
      <text:p text:style-name="Text_20_body"><text:span text:style-name="T159">Падинг</text:span>: Мы не можем, Пойнтсмен, это зверство </text:p>
      <text:p text:style-name="Text_20_body"><text:span text:style-name="T159">Пойнтсмен</text:span>: Но американцы уже им занимались! разве не ясно? <text:span text:style-name="T275">М</text:span>ы с<text:span text:style-name="T275">же не с</text:span>овраща<text:span text:style-name="T275">ем</text:span> девственницу, или что— </text:p>
      <text:p text:style-name="Text_20_body"><text:span text:style-name="T159">Падинг</text:span>: <text:span text:style-name="T275">Выходит,</text:span> <text:span text:style-name="T275">будем</text:span> делать это потому, что американцы <text:span text:style-name="T275">так </text:span>делают? Позволим им совратить нас? </text:p>
      <text:p text:style-name="Text_20_body">Ещё где-то в 1920, д-р Ласло Джамф полагал, что если Ватсону и Райнеру успешно удалось привить «<text:span text:style-name="T275">Крошке</text:span> Альберту» рефлекс ужаса перед чем-либо мохнатым, будь то даже меховое боа его матери, то Джамф, конечно же, сможет сделать то же самое <text:span text:style-name="T275">со </text:span>сво<text:span text:style-name="T275">им</text:span> <text:span text:style-name="T275">Крошкой</text:span> Тайрон<text:span text:style-name="T275">ом </text:span>относительно <text:span text:style-name="T275">его </text:span>младенческого полового рефлекса. <text:span text:style-name="T275">Т</text:span>от год <text:span text:style-name="T275">отмечен приездом </text:span>Джамф<text:span text:style-name="T275">а</text:span> <text:span text:style-name="T275">в</text:span> Гарвард, <text:span text:style-name="T275">куда он </text:span><text:s/>прибы<text:span text:style-name="T275">л</text:span> из Дармштадта. Это было <text:span text:style-name="T276">на</text:span> начальной <text:span text:style-name="T276">стадии</text:span> его карьеры, прежде, чем <text:span text:style-name="T276">он </text:span>переключился на органическую химию (что стало судьбоносной переменой поля деятельности, как знаменитый переход самого Кейкелея в химию из архитектуры <text:span text:style-name="T276">за </text:span>одн<text:span text:style-name="T276">о</text:span> столетие до него). Для эксперимента он получил небольшой грант от Национального Совета по Исследованиям (в рамкам долгосрочной программы НСИ психологических исследований начатых в период Мировой Войны, когда понадобились методы для отбора офицеров и классификации призывников). Скудное финансирование стало, пожалуй, причиной того, что своим целевым рефлексом Джамф избрал эрекцию ребёнка. Для замера секреций, как делал Павлов, потребовалась бы хирургия. Измерение «страха», рефлекса выбранного Ватсоном, несло в себе слишком много субъективности (что такое страх? сколько будет «много»? Кому <text:span text:style-name="T276">определять</text:span>, когда исследование проводится в-реальной-ситуации и нет времени проходить через долгий медленный процесс сверки с Таблицей Страха?) Приборное оснащение тогда просто отсутствовало. В лучшем случае, он мог бы использовать «детектор лжи» Ларсона-Килер<text:span text:style-name="T276">а</text:span> из трёх показателей, но тот пребывал ещё на стадии <text:span text:style-name="T276">разработки</text:span>. </text:p>
      <text:p text:style-name="Text_20_body"><text:span text:style-name="T276">Другое дело</text:span> эрекция, <text:span text:style-name="T276">которая</text:span> либо есть, либо нет. Элегантная бинарность. Задание наблюдения может исполнить даже студент. </text:p>
      <text:p text:style-name="Text_20_body">Безусловный стимул = поглаживание пениса антисептичным ватным тампоном. </text:p>
      <text:p text:style-name="Text_20_body">Безусловная реакция = эрекция. </text:p>
      <text:p text:style-name="Text_20_body">Условный стимул = х. </text:p>
      <text:p text:style-name="Text_20_body"><text:soft-page-break/>Условный рефлекс = эрекция в присутствии х, поглаживание уже не нужно, всё, что требуется это только х. </text:p>
      <text:p text:style-name="Text_20_body">Значит х? а что такое х? Ну, это <text:span text:style-name="T276">тот </text:span>знаменитый «Загадочный Стимул» который вдохновлял поколения студентов бихевиоральной психологии, вот что это такое. Усреднённая колонка студенческих юмористических журналов затрагивающая эту тему, составляет 1.05 дюйма в год, что, как ни странно, полностью совпадает со средней длиной отражённой в отчете Джамфа об эрекции <text:span text:style-name="T282">Крошки</text:span> Т. </text:p>
      <text:p text:style-name="P46">Следующим шагом, по традиции в данных вопросах, сосунка следует лишить условия. Джамф должен, используя терминологию Павлова, «подавить» привитый им рефлекс эрекции, прежде, чем отпустить ребёнка. Скорее всего, именно так он и поступил. Однако, как говорил сам Иван Петрович:– «Мы должны не только говорить о частичном или полном подавлении условного рефлекса, нам следует также понять, что затухание может прод<text:span text:style-name="T276">ли</text:span>ться <text:span text:style-name="T277">за предположенный период</text:span> сведения рефлекса к нулю. <text:span text:style-name="T276">Следовательно,</text:span> мы не можем судить о степени угасания лишь только по силе проявления рефлекса или его отсутствию, поскольку может иметь место <text:span text:style-name="T277">частичное</text:span> подавление <text:span text:style-name="T276">вне</text:span> предел<text:span text:style-name="T276">ов</text:span> нуля.» <text:span text:style-name="Emphasis">Курсив м-ра Пойнтсмена.</text:span> </text:p>
      <text:p text:style-name="P47">Может ли условный рефлекс сохраниться в человеке, скрытно, в продолжении 20 или 30лет? <text:span text:style-name="T277">Уг</text:span>асил ли <text:span text:style-name="T277">его</text:span> д-р Джамф <text:span text:style-name="T277">всего лишь</text:span> до нуля—дожда<text:span text:style-name="T277">вшись</text:span> пока ребёнок стал показывать нулевые эрекции на стимул х, и прекратил на этом? Может он забыл—или проигнорировал—«<text:span text:style-name="T277">частичное</text:span> подавление <text:span text:style-name="T276">вне</text:span> предел<text:span text:style-name="T276">ов</text:span> нуля»? Если проигнорировал, то почему? Что может <text:span text:style-name="T277">сообщить</text:span> Национальный Совет по Исследованиям по этому поводу? </text:p>
      <text:p text:style-name="Text_20_body">Когда Слотроп был открыт, в конце 1944, «Белым Посещением»—хотя многие там уже знали его как знаменитого <text:span text:style-name="T277">Крошку</text:span> Тайрона—<text:span text:style-name="T277">то, как в случае с о</text:span>ткрыти<text:span text:style-name="T277">ем</text:span> Нового Света, разные люди сочли, что они открыли разные вещи. </text:p>
      <text:p text:style-name="Text_20_body">Роджер Мехико <text:span text:style-name="T277">полагает</text:span> это статистической странностью. Однако, он чувствует теперь некое <text:span text:style-name="T277">п</text:span>отрясение основ <text:span text:style-name="T277">данной</text:span> дисциплины, причём более сильное, чем позволительно колебать их <text:span text:style-name="T277">какой-то</text:span> странности. Странно, странно, странно—вдумайтесь в само слово: это взрывное «т» вслед за «с», переходит—<text:span text:style-name="T277">вне</text:span> предело<text:span text:style-name="T277">в</text:span> своего нуля—в иную область. Конечно, ты не переходишь. Но ты понимаешь, умом, <text:span text:style-name="T278">что</text:span><text:span text:style-name="Emphasis"> надо</text:span> <text:span text:style-name="T278">для перехода</text:span>. </text:p>
      <text:p text:style-name="Text_20_body">Ролло Грост называет это предзнанием: «Слотроп способен предугадать где упадёт следующая ракета. То, что он до сих пор жив доказывает, что он действовал на основе предварительной информации, избегая место во время предполагаемого падения ракеты.» Д-р Гросту не вполне ясно как<text:span text:style-name="T278">им образом</text:span>, если вообще как<text:span text:style-name="T278">им-то</text:span>, <text:span text:style-name="T278">связано</text:span> это <text:span text:style-name="T278">с</text:span> секс<text:span text:style-name="T278">ом</text:span>. </text:p>
      <text:p text:style-name="Text_20_body">Но Эдвин Трикл, самый фрейди<text:span text:style-name="T278">с</text:span>тски настроенный среди физических исследователей, полагает, что дар Слотропа заключается в психокинезе. Это Слотроп, силой своего сознания,<text:span text:style-name="Emphasis"> заставляет</text:span> ракеты падать т<text:span text:style-name="T278">уда</text:span>, где они падают. Может он и не регулирует их движением по небу: но скорее всего подбрасывает электросигналы в систему наведения ракет. Каким бы способом он ни делал это, секс <text:span text:style-name="Emphasis"><text:span text:style-name="T278">непременно</text:span></text:span> входит в теорию д-ра Трикла. «Он чувствует подсознательную потребность снять всякий след сексуального Другого, которого на своей карте он символизирует, весьма <text:soft-page-break/>значимо, <text:span text:style-name="Emphasis">звездой</text:span>, этой анал<text:span text:style-name="T278">ьн</text:span>о-садистской эмблемой успеха в классе, которой так пропитано начальное образование в Америке….» </text:p>
      <text:p text:style-name="Text_20_body">Именно от карты все они впадают в ужас, той карты, где Слотроп держал учёт своих девушек. Звёзды рассыпаны в дистрибуции Поиссона, как на карте ракетных ударов на карте составляемой Мехико о Блице роботов. </text:p>
      <text:p text:style-name="P48">Да, но тут не только дистрибуция. Обе схемы оказались идентичными. Они совпадают в каждом из квадратов. Слайды <text:span text:style-name="T278">снимков</text:span>, которые Теди Блот <text:span text:style-name="T278">сделал</text:span> с карты Слотропа, были спроецированы на Роджерову и обе картинки, девушки-звёзды и кружочки ракетны<text:span text:style-name="T278">х</text:span> удар<text:span text:style-name="T278">ов</text:span>, полностью совпали. </text:p>
      <text:p text:style-name="Text_20_body">Весьма удачно, Слотроп ставил даты на свои звёзды. Звезда всегда появляется до соответствующего ракетного удара. Удар может случится <text:span text:style-name="T278">довольно</text:span> <text:span text:style-name="T278">в</text:span>скор<text:span text:style-name="T278">е</text:span>, <text:s/>через <text:span text:style-name="T278">пару дней</text:span>, либо задержаться <text:s/>надолго, <text:span text:style-name="T278">до</text:span> десят<text:span text:style-name="T278">и</text:span>. Средняя продолжительность оттяжки 4 ½ дней. </text:p>
      <text:p text:style-name="Text_20_body">Допустим, рассуждает Пойнтсмен, что стимулом х у Джамфа служил какой-то громкий шум, как и в эксперименте Ватсона-Райнера. Допустим, что, в случае Слотропа, рефлекс эрекции не был окончательно подавлен. В таком случае, он должен получать её при любом громком шуме, который следует за неким зловещим нарастанием, которое отсутствовало в лаборатории Джамфа—которое собаки по сей день ощущают в собственной лаборатории Пойнтсмена. Это подводит к V-1: любой трах-бах достаточно близко, чтобы заставить его подскочить, должен давать ему эрекцию: звук двигателя гремящий всё ближе и ближе, затем пауза и тишина, нарастающее напряжённость и—взрыв. Бац, эрекция. Но, о, нет. Слотроп получает эрекцию, когда последовательность направлена <text:span text:style-name="Emphasis">вспять.</text:span> Сперва взрыв, затем звук приближения: V-2. </text:p>
      <text:p text:style-name="P49">И всё-таки стимулом, каким-то образом <text:span text:style-name="Emphasis">должна </text:span>быть ракета, некое предшествующее видение, некий <text:span text:style-name="T279">щедрый</text:span> подарок Слотропу от ракеты в количестве улыбок в автобусе, в воздействии на менструальные циклы каким-то загадочным образом—что там ещё заставляет этих шлюшек давать бесплатно? Происходят ли какие-то колебания на рынке секс<text:span text:style-name="T279">а</text:span>, в порнографии и у проституток, возможно <text:span text:style-name="T279">даже с</text:span>вязанные с изменением курсов на самой бирже, о которых мы, добропорядочно живущие, понятия не имеем? Может новости с фронта добавляют зуда между их миленьких ляжек, может желание растёт напрямую, или в обратную, от реального шанса нежданной смерти—чёрт побери, какой <text:span text:style-name="T279">всё же </text:span>намёк под самым нашим носом у нас не хватает ума, или смелости, заметить?… </text:p>
      <text:p text:style-name="Text_20_body">Но, если это <text:span text:style-name="T279">нечто </text:span>в воздухе, прямо тут, прямо сейчас, тогда ракеты следуют <text:span text:style-name="T279">ему</text:span>, в 100% случаев. Без исключений. Обнаружив его, мы снова докажем железную детерминированность всего, <text:span text:style-name="T279">для </text:span>каждой души. <text:span text:style-name="T279">Это о</text:span>ста<text:span text:style-name="T279">вит</text:span> слишком мало места для каких-<text:span text:style-name="T279">либо</text:span> надежд вообще. Сами понимаете, насколько важным <text:span text:style-name="T279">станет</text:span> <text:span text:style-name="T279">подобное</text:span> открытие. </text:p>
      <text:p text:style-name="Text_20_body">Они шагают вдоль присыпанных снегом собачьих вольеров, Пойнтсмен в дублёнке поверх британской тёплой шинели, Мехико в шарфе недавно связанном ему Джессикой, что плещет вглубь острова алым драконовым языком—это самый холодный день за всё зиму, 39 градусов мороза. Вниз к скалам, лица мёрзнут, вниз к пустынному пляжу. Волны набегают, соскальзывают обратно, оставляя огромный полумесяц льда тонкий, как <text:span text:style-name="T279">ко</text:span>жа, слепящий в <text:soft-page-break/>слабом свете солнца. Ботинки обоих хрустят но песку или гальке. Самое дно года. Сегодня слышны орудийные раскаты во Фландрии, ветер доносит через весь Пролив. Руины аббатства стоят словно серый кристалл на утёсе. </text:p>
      <text:p text:style-name="Text_20_body">В прошлую ночь, в доме на краю закрытого города, Джессика, прижавшись, наплаву, когда сон вот-вот унесёт их, прошептала: «Роджер… а как же девушки?» Вот и всё, что она сказала. Что напрочь прогнало его сон. В своей усталости до костей, он лежал ещё час, с широко открытыми глазами, думая о девушках. </text:p>
      <text:p text:style-name="Text_20_body">Теперь, зная, что без толку: «Пойнтсмен, а что если Эдвин Трикл прав? Это ПК. Что если Слотроп—даже не осознавая—<text:span text:style-name="Emphasis">заставляет</text:span> их падать именно там?» </text:p>
      <text:p text:style-name="Text_20_body">– Ну, тогда у вас есть кое-что, не так ли. </text:p>
      <text:p text:style-name="Text_20_body">– Но… <text:span text:style-name="Emphasis">зачем</text:span> ему. Если они падают там где он был— </text:p>
      <text:p text:style-name="Text_20_body">– Может он ненавидит женщин. </text:p>
      <text:p text:style-name="Text_20_body">– Нет, я серьёзно. </text:p>
      <text:p text:style-name="Text_20_body">– Мехико. Вас это действительно трогает? </text:p>
      <text:p text:style-name="Text_20_body">– Не знаю. Наверное, я подумал не получится ли увязать это, каким-то образом, с вашей ультрапарадоксальной фазой. Возможно… я хочу знать, что именно вы хотите найти. </text:p>
      <text:p text:style-name="Text_20_body">Над ними гуденье эскадрильи В-17-ых, сегодня в необычном направлении, далеко от постоянных коридоров полёта. Позади этих Крепостей синеют брюха холодных облаков и их гладкие пласты в разводах синего—остальн<text:span text:style-name="T280">а</text:span>я масс<text:span text:style-name="T280">а</text:span> тронута обесцвеченным розовым или пурпурным…. Крылья и стабилизаторы затенены снизу в тёмно-серый. Тени мягко переходят в чуть более светлый вокруг изгибов фюзеляжа или кабины. Втулки пропеллера возникают из темноты под капотом обтекателей, вращающиеся лопасти невидимы, свет неба улавливает все подвернувшиеся плоскости в монотонный туско-серый. Самолёты плывут дальше, чинно, в нулевом небе, стряхивая образующийся на них иней, засевая небо позади себя бело-ледяными бороздами, а их собственный цвет совпадает с некоторыми оттенками облаков, все крохотные окошечки и отверстия в мягкой черноте, плексигласовый нос отзеркаливает, навсегда искривлёнными и струящимися, облачность и солнце. Внутри: чёрный обсидан. </text:p>
      <text:p text:style-name="Text_20_body">Пойнтсмен обсуждал паранойю и «идею противоположностей». Он чиркал восклицательные знаки и<text:span text:style-name="Emphasis"> как верно</text:span> в Книге по всем полям открытого письма Павлова к Жане насчёт<text:span text:style-name="Emphasis"> ощущений внешнего воздействия</text:span> и в Главе LV, «Попытка физиологической интерпретации навязчивых идей и паранойи»—он не мог сдержаться от такой невоспитанности, несмотря на соглашение между совладельцами не делать пометок в Книге—она была слишком большой ценностью для подобного обращения, им пришлось складываться по гинее с носа. </text:p>
      <text:p text:style-name="Text_20_body">Она была продана ему тайком, в темноте, во время налёта Люфтваффе (большинство существующих экземпляров уничтожены на складе в самом начале Битвы за Британию). Пойнтсмен так никогда и не увидел лицо продавца, тот исчез в хриплый слуховой рассвет отбоя воздушной тревоги, оставив доктора и Книгу, посмертный том уже нагревался, мокрел под его стиснутыми пальцами… да, возможно, это было редкое произведение эротики, особенно тот <text:soft-page-break/>грубый упорный взгляд на шрифт… грубость изложения, словно странный перевод д-ра Хорсли Ганта был зашифрован, простой текст в списках постыдных наслаждений, преступных восторгов…. А сколько от миловидной жертвы бьющейся в её неумолимых путах видит Нед Пойнтсмен в каждой собаке привязанной к его экспериментальным стендам… и разве скальпель и зонд не столь же декоративно утончённые орудия, как бич и хлыст? </text:p>
      <text:p text:style-name="P50">Конечно, предшествовавший Книге том—Сорок Одна Лекция—явился ему, 28-летнему, как наказ от п<text:span text:style-name="T280">о</text:span>дгорной Венеры, противиться которой он не мог: покинуть Харлей-Стрит ради путешествия всё более и более отклоняющегося от нормы, с наслаждением дальше, в лабиринт работы с условным рефлексом, где только теперь, <text:span text:style-name="T280">про</text:span>след<text:span text:style-name="T280">овав </text:span>за клубком тринадцать лет, он начинает кружить <text:span text:style-name="T280">заново</text:span>, спотыкаться о старые приметы, что он уже проходил этим путём, встречать то там, то тут последствия своего более молодого, полного понимания…. Но ведь она его предупреждала—разве нет? он что не слушал?—об отсрочках платежей, в полном объёме. Венера и Ариадна! Она казалась стоящей любой цены, похожая на лабиринт, в те дни, слишком запутанной для них—сводников потёмок, что заключили сделку между одной из его версий, соучастником-Пойнтсм<text:span text:style-name="T280">е</text:span>ном, и его судьбой… слишком разнообразна, думал он тогда, чтобы они когда-либо его настигли. Но теперь-то он знает. Слишком углубившись, предпочитая пока что не задумываться об этом, он знает, что они просто ждут, каменные и уверенные—эти агенты Синдиката, которому она тоже должна платить—ждут в центральном зале, пока он подтягивается ближе… Они владеют всем: Ариадной, Минотавром и даже, опасается Пойнтсмен, им самим. С недавних пор они мелькают перед ним, обнажённые, в позах атлетов дышат в за<text:span text:style-name="T281">тылок</text:span>, жуткие пенисы торчком, неорганич<text:span text:style-name="T281">ны</text:span>е, как и их глаза, что поблескивают инеем, или пластинками слюды, но не вожделением, и не к нему. Для них существует лишь работа…. </text:p>
      <text:p text:style-name="P315">– Пьер Жане—он иногда вещал как восточный мистик. Никогда по настоящему не понял противоположностей. «Акт нанесения раны и акт получения раны объединены в едином ранения». Сплетник, и тот о ком речь, хозяин и раб, девственница и совратитель, каждая часть в удобном сочетании и неотделима—<text:span text:style-name="T283">п</text:span>оследнее прибежище неисправимых лодырей, Мехико, как раз такая вот йинь-янова галиматьи. Способ увильнуть от тягот работы в лаборатории. Но что он сказал этим? </text:p>
      <text:p text:style-name="Text_20_body">– Я не хочу вступать в религиозный диспут с вами,– невыспавшийся Мехико сегодня более резок, чем обычно,– но иногда думаю, не чересчур ли вы, учёные—ну, схватились за достоинства анализа. То есть, когда вы всё это разобрали по частям, чудесно, я первый зааплодирую вашей сноровке. Но кроме кусков и частей, что рассыпаны вокруг, вы что сказали? </text:p>
      <text:p text:style-name="Text_20_body">Подобные диспуты Пойнтсмену тоже не по вкусу. Но он остро взглядывает на этого юного анархиста в его красном шарфе: «Павлов верил, что идеал, конечная цель к которой все мы стремимся в науке, есть чисто механическим объяснением. Он был достаточно реалистичен, и не ожидал достижения такой цели на протяжении своей жизни, или даже нескольких поколений. Но он надеялся на длинную цепь всё более и более точных приближений. В конечном итоге, его вера заключается в чисто физиологической основе жизни души. Никакого последствия без причины и чёткая череда взаимосвязей. </text:p>
      <text:p text:style-name="Text_20_body"><text:soft-page-break/>– Это не мой конёк, конечно,– Мехико и вправду не хочет обижать, но ведь сколько можно,– но есть такое ощущение, что эту причину-следствие заездили по полной. Что для продвижения науки дальше, вообще, ей нужно поискать не такой узкий… менее стерильный набор допущений. Возможно, следующий великий прорыв наступит когда у нас появится смелость выбросить эту причину-следствие полностью и ударить под новым углом. </text:p>
      <text:p text:style-name="P51">– Нет, не «ударить». Отступить. Вам тридцать, молодой человек. «Других углов» не существует. Есть лишь вперёд—прямиком—либо назад. </text:p>
      <text:p text:style-name="Text_20_body">Мехико наблюдает как ветер треплет полы пальто Пойнтсмена. Чайка, крича, летит прочь под углом к замёрзшему выступу берега. Меловые утёсы громоздятся за спиной, холодные и упокоенные как смерть. Ранние варвары Европы, кто отваживался приблизиться к этому побережью, <text:span text:style-name="T283">у</text:span>виде<text:span text:style-name="T283">в</text:span> белые преграды сквозь туман, <text:s/><text:span text:style-name="T283">уже</text:span> знали куда забирают их умерших. </text:p>
      <text:p text:style-name="Text_20_body">Пойнтсмен обернулся и… О, Боже. Он улыбается. Есть нечто столь древнее в этом предположении братства, что—не сейчас, парой месяцев позже, когда весна вступит в свои права, а Война в Европе закончится—Роджер будет вспоминать эту улыбку—она будет преследовать его—как самое зловещее выражение, что он когда-либо видел на лице человека. Они прекратили шагать. Роджер смотрит в ответ. Анти-Мехико. Воплощённые «идеи противоположного», но на какой коре, в каком полушарии зимы? Какая сокруш<text:span text:style-name="T283">ающ</text:span>ая мозаика смотреть наружу в Пустыню… вне охранительного города… понятна лишь тем, кто отправляется вне… глаза вдал<text:span text:style-name="T283">ь</text:span>… варвары… всадники…. </text:p>
      <text:p text:style-name="Text_20_body">– У нас обоих есть Слотроп,– вот что только что сказал Пойнтсмен. </text:p>
      <text:p text:style-name="Text_20_body">– Пойнтсмен—что вам с этого? Кроме славы, я имею в виду. </text:p>
      <text:p text:style-name="Text_20_body">– Не больше, чем Павлову. Физиологическое обоснование тому, что кажется весьма странным поведением. И мне не важно в какую из ваших <text:span text:style-name="T286">ОФИ</text:span> категорий это может вписаться—странно ещё, что никто из вас не предложил телепатию: может он знает кого-то на той стороне, кого-то кому заранее известно расписание запуска немецких ракет. Ну, как? И мне не важно, если это какая-то жуткая фрейдистская месть его матери, которая пыталась кастрировать его или что-то там ещё. Я без претензий, Мехико. Я скромный, методичный— </text:p>
      <text:p text:style-name="Text_20_body">– Смиренный. </text:p>
      <text:p text:style-name="Text_20_body">– Я установил <text:span text:style-name="T283">для </text:span>себ<text:span text:style-name="T283">я</text:span> ограничения в этом. Всё что у меня есть, это обратное звучание ракеты перед взрывом… его клиническая история установки условного сексуального рефлекса, возможно на слуховой стимул, и то, что выглядит как обращённая вспять связь причина-следствие. Может, я не настолько готов, как вы, выбросить на свалку причину-и-следствие, но если ей требуются поправки—то быть по сему. </text:p>
      <text:p text:style-name="Text_20_body">– И чего вы добиваетесь? </text:p>
      <text:p text:style-name="Text_20_body">– Вы видели его ММЛП. Его шкалу F? Искажения, извращённые мыслительные процессы… Оценки показывают вполне ясно: у него психопатические отклонения, навязчивые идеи, он латентный параноик—ну, Павлов полагал, что навязчивые идеи и параноидальные мании являются результатом неких—назовём их клетками, нейронами, в мозаике мозга, возбуждённых <text:soft-page-break/>до такого уровня, когда, через взаимную индукцию, во всём прилегающем районе происходит замыкание. Одна яркая, горящая точка окружённая темнотой. Темноту же породила она сама. Изолировав эту яркую точку, может <text:span text:style-name="T284">быть</text:span> до конца жизни пациента, от всяких идей, чувств, самокритики, <text:span text:style-name="T284">всего, </text:span>что только раздувает её пламя, вы возвращаете её к нормальности. Он называл это «точкой патологической инерции». Сейчас мы работаем с собакой… он прошёл «эквивалентную» фазу, когда любой стимул, сильный или слабый, вызывает равное количество капель слюны… а затем «парадоксальную» фазу—сильные стимулы вызывают слабую реакцию и наоборот. Вчера мы довели его до ультрапарадоксальной. За пределы. Включаем метроном что был настроен на еду—от которого прежде Ваня пускал слюну фонтаном—теперь он отворачивается. Когда мы отключаем метрономн о, тут-то он и заводится, нюхает его, лижет, пытается грызть—ищет, в тишине, стимул, которого там нет. Павлов считал, что все болезни сознания могут быть объяснены, со временем, ультрапарадоксальной фазой, паталогически инертными точками в коре мозга, путаницей идей противоположного. Он умер на самом пороге постановки всего этого на экспериментальную основу. Но я живу. У меня есть финансирование, и время, и воля. Слотроп силён невозмутимостью. Непросто будет послать его в какую-либо из этих фаз. Может придётся морит голодом, запугивать, я не знаю… не обязательно, что дойдёт до такого. Но я выявлю его точки инерции, я узнаю что они такое, даже если придётся вскрыть его чёртов череп, и почему нет у них пары и, возможно, решу загадку отчего ракеты падают туда, куда падают—хотя признаю, с вашей поддержкой это стало намного проще. </text:p>
      <text:p text:style-name="Text_20_body">– Зачем?– что пробрало, Мехико?– Зачем я вам нужен? </text:p>
      <text:p text:style-name="Text_20_body">– Я не знаю. Но вы нужны. </text:p>
      <text:p text:style-name="Text_20_body">– У вас навязчивая идея. </text:p>
      <text:p text:style-name="Text_20_body">– Мехико.– Стоя совсем без движения, половина лица обращённая к морю кажется состарилась на пятьдесят лет в этот миг, глядя как волны трижды оставили свою стерильную плёнку льда.– Помогите мне. </text:p>
      <text:p text:style-name="Text_20_body">Я не могу никому помочь, думает Роджер. Почему его так это манит? Это опасно и порочно. Он действительно хочет помочь, у него такой же неестественный страх перед Слотропом как и у Джессики. Как же девушки? Наверное, это его одиночество в Секции Пси из-за убеждённости, <text:span text:style-name="T284">потому </text:span>что он не может от чистого сердца принять, или отбросить… их веру, даже у неулыбчивого Гломинга, что должно быть что-то ещё, вне ощущений, вне Смерти, вне Вероятностей, а это всё, во что должен верить Роджер… О, Джесси, уткнувшись лицом в её голую, спящую, замысловато сплетённую из костей и сухожилий спину, мне не доходит всё это…. </text:p>
      <text:p text:style-name="Text_20_body">На полпути между водой и жёсткой прибрежной травой, длинная полоса из труб и колючей проволоки вызванивает на ветру. Чёрная решётка поддерживается длинными подпорками, копья нацеленные в море. Заброшенный и математический вид: ободранный до векторов-силы удерживающих на месте, местами удвоенные, один ряд позади другого, пришли в движение, когда Пойнтсмен и Мехико двинулись дальше, отставая в тёмном муаре узора повторяющихся подъёмов смещённых относительно повторяющихся диагоналей и витков проволоки внизу в более беспорядочных повторах. Вдали, где конструкция <text:span text:style-name="T284">за</text:span>ворачивает в марево, стена <text:soft-page-break/>заграждения становится серой. После снегопада минувшей ночи, каждая строка размашистого почерка выгравировалась белым. Но сегодня ветер и песок снова обнажили тёмное железо, в разводах соли, местами краткие полоски ржавчины… в других местах солнце и лёд превращают конструкцию в электро-белые линия энергии. </text:p>
      <text:p text:style-name="Text_20_body">Дальше вверх, после закопанных мин и противотанковых столбов из разлагающегося бетона, в дзоте покрытом сетью и дёрном, на полдороге вверх по утёсу, молодой д-р Блей и его ассистирующая медсестра Айви отдыхают после трудной лоботомии. Его промытые и привычные пальцы <text:span text:style-name="T284">втискиваются</text:span> под резинки чулков, тянут наружу, отпускают с нежданно громким шлепком под ха-ха-ха д-ра Блея, когда она подскакивает и тоже смеётся, стараясь не выкручиваться слишком чересчур. Они лежат на постели из старых морских карт, инструкций по эксплуатации, лопнувших мешков с песком и высыпавшегося песка, обгорелых спичек и кончиков сигаретных окурков давно сгнивших, что успокаивали в ночи 41-го, снимая нежданное биенье сердца при всяком взблеске огонька в море. «Ты сумасшедший»,– шепчет она. «Я похотливый»,– улыбается он и снова щёлкает её подвязкой, мальчик-и-рогатка. </text:p>
      <text:p text:style-name="Text_20_body">На возвышенности, линия цилиндрических блоков предназначенных калечить заглохшие Королевские Тигры, которым никогда не катиться по этим просторам, словно множество пирожных-рулетов поперёк коричневатого пастбища, среди осевших полос снега и бледных обнажений известняка. На маленьком пруду чёрный человек из Лондона, катается на коньках, невероятный, как зуав, катается на своих высоких лезвиях, с достоинством, словно рождённый для них и для льда, а не для пустыни. Детвора из городка рассыпаются перед ним так близко, что крупицы льда от его разворотов жалят их щёки. Пока он не улыбнётся, они не решаются заговорить, только бегают следом, дёргают, заигрывают, хотят его улыбки, бояться её, хотят…. У него волшебное лицо, лицо, которое они знают. От побережья, Майрон Грантон и Эдвин Трикл, куря одну за одной, в раздумьях об <text:span text:style-name="Emphasis">Операции Чёрное Крыло</text:span> и вероятности <text:span text:style-name="Emphasis">Schwarzkommando</text:span>, наблюдают своего волшебного негра, свой прототип, ни один не рискнёт выйти на лёд, сделать луп или другую фигуру перед этими детьми. </text:p>
      <text:p text:style-name="Text_20_body">Зима в неопределённости—всё небо тусклый светящийся гель. Внизу на пляже, Пойнтсмен выудил рулон туалетной бумаги, каждый листок пропечатан СОБСТВЕННОСТЬ ПРАВИТЕЛЬСТВА ЕГО ВЕЛИЧЕСТВА, из кармана, чтобы высморкаться. Роджер время от времени заправляет свои волосы под шапку. Ни один из них не говорит. Так, вдвоём: топая дальше, руки в карманах и снаружи, фигуры их уменьшаются, желтоватая и серая, и язычок алого, очень острый, оставленные ими следы—длинная замерзающая последовательность угасших звёзд, облачность отражается в остекленелом пляже почти белой…. </text:p>
      <text:p text:style-name="P52">Мы потеряли их. Никто не слушал тех ранних бесед—не сохранилось даже случайного снимка. Они шагали пока та зима скрыла их и казалось, что жестокий Пролив замёрзнет и сам, и никто, никто из нас, так никогда и не с<text:span text:style-name="T285">уме</text:span>ет полностью их найти. <text:span text:style-name="T285">С</text:span>леды <text:span text:style-name="T285">их </text:span>заполнились льдом и чуть позже были унесены в море. </text:p>
      <text:p text:style-name="P446"><draw:frame draw:style-name="fr2" draw:name="Image14" text:anchor-type="paragraph" svg:width="6.9252in" svg:height="0.3661in" draw:z-index="13"><draw:image xlink:href="Pictures/1000000000000B720000009B428C9716555D8079.png" xlink:type="simple" xlink:show="embed" xlink:actuate="onLoad" loext:mime-type="image/png"/></draw:frame></text:p>
      <text:p text:style-name="P316"><text:soft-page-break/>По тихому, скрытно от неё, камера следит как она движется, <text:span text:style-name="T287">пред</text:span>намеренно никуда, по комнатам, длинноногая, <text:span text:style-name="T287">с </text:span>подростков<text:span text:style-name="T287">ой</text:span> шир<text:span text:style-name="T287">иной</text:span> и присутуленность<text:span text:style-name="T287">ю</text:span> плеч, волосы не <text:span text:style-name="T287">вызывающе</text:span> голландские, нет, а <text:s/>собраны в модный взлёт вверх под старинную корону матового серебра, вчерашняя свежая завивка удерживает её очень светлые волосы наверху в сотне з<text:span text:style-name="T287">астывши</text:span>х вихрей, что блестят сквозь тёмную филигрань. Сегодня после полудня линзы расширены до предела, включён дополнительный свет вольфрама, в этот самый дождливый день <text:span text:style-name="T287">из</text:span> <text:span text:style-name="T287">кратковременной</text:span> памяти, взрывы ракет далеко к югу и востоку иногда навещают небольшую квартиру, дребезжа не залитыми окнами, а только дверями в медленных триол<text:span text:style-name="T287">ьны</text:span>х и четверных подрагиваниях, словно несчастные духи, жаждущие общения, просят впустить их на секундочку, лишь прикоснуться.... </text:p>
      <text:p text:style-name="Text_20_body">Она в доме одна, кроме затаившегося оператора и Осби Фила, который на кухне готовит нечто загадочное из урожая грибов с крыши. У них блестящие красно-оранжевые шляпки над присобранными складками бледно-серой кисеи. Время от времени геометрия её неугомонности приводит её взглянуть в дверной проём на его ребяч<text:span text:style-name="T287">ь</text:span>ю возню с<text:span text:style-name="Emphasis"> Amanita muscaria </text:span>(потому что именно этот родственник ядовитого Ангела Убийцы занимает внимание Осби, или что там в нём считается внимание<text:span text:style-name="T287">м</text:span>)—и послать ему улыбку, выказать дружелюбность, но которая для Осби кажется жутко светской, утончённой, порочной. Она первая голландская девушка, с кем он когда-либо говорил и удивлён её высокими каблуками вместо деревянных башмаков, ошарашен, можно сказать, её таким холёным (<text:span text:style-name="T287">в</text:span> его понятия<text:span text:style-name="T287">х</text:span> Континентальным) стилем, умом в её окаймлённых светлыми ресницами глазах, либо спрятанными за тёмными стёклами, когда она на улице, остатками младенческой пухлости в ямочках по обе стороны её рта. (Когда совсем рядом, на её почти идеальной коже заметно лёгкая пудра и шелушение, ресницы капельку подчернены, брови подправлены на два-три волоска). </text:p>
      <text:p text:style-name="Text_20_body">Но что это затеял юный Осби? Он тщательно выскабливает внутренность каждой грибной шляпки цвета персимона и измельчает остатки. Вы<text:span text:style-name="T287">дворе</text:span>нные эльфы бегают по крыше, тараторя. Перед ним растущая куча оранжево-серой грибной мякоти, которую он пригоршнями отправляет в кастрюлю с кипящей водой. Предыдущая порция тоже булькает на плите, превратившись в густую кашицу под жёлтой пеной, которую Осби снимает с огня и прокручивает в блендере Пирата. Затем он расстилает грибное пюре на тонкий жестяной противень. Вот он открыл духовку, азбестными хваталками вынимает оттуда другой противень, покрытый тёмной спёкшейся коркой, и заменяет его тем, который только что приготовил. Пестиком в ступке он растирает вещество в пыль, чтоб пересыпать в старую коробку из-под печенья Хантли &amp; Палмерс, придержав лишь на самокрутку, которую сноровисто с<text:span text:style-name="T288">крути</text:span>л из лакричной сигаретной бумаги Ризла. </text:p>
      <text:p text:style-name="Text_20_body">И как-то так совпало, что она заглянула как раз в тот момент, когда Осби открывал гулкую печь-духовку. Камера записывает, что лицо её ничуть не изменилось, но отчего же стоит она сейчас в дверях так неподвижно? словно <text:span text:style-name="T288">этот </text:span>кадр следовало остановить и продолжить ровно на столько, момент золота свежего и матового, невинности микроскопически замаскированной, локоть чуть согнут, ладонь опёрта на стену, пальцы веером на оранжевых обоях, словно прикасается к собственной коже, печальное прикосновение.... Снаружи долгий дождь из кремниевых и замерзающих в сползании шлепках, безутешный, медленно разрушительный на средневековых <text:soft-page-break/>окнах, занавесил, как дым, дальний берег реки. Этот город на все свои исковырянные бомбами мили: эта нескончаемо опутанная жертва… кожа из отблескивающего шифера крыш, копоть на кирпиче в струях потока вкруг каждого окна, светящегося или нет, каждое из миллиона отверстий открыто сумраку этого зимнего дня. Дождь хлещет, льёт, наполняет поющие стоки, город принимает его, приподнимает в извечном пожатии плеч.... С писком и металлическим трахом печка снова захлопывается, но для Катье она никогда не закроется. Она так часто стояла перед зеркалами сегодня, знает, что волосы её и косметика безупречны, любуется платьем, которое ей купили от Харвей Николз, прозрачный шёлк стекает с подложенных плечей к глубокой точке между её грудей, насыщенный оттенок какао, который в этой стране называют «нигер», ярды этого тончайшего шёлка сотканы и наброшены, свободно скреплены на талии, мягкое плиссе спадает к её коленям. Оператор доволен нежданным эффектом от этого обильно стекающего шёлка, особенно когда Катье проходит перед окном и свет дождя, <text:span text:style-name="T288">просачиваясь</text:span> внутрь, превращает его на пару кратких кадров в затемнённое стекло, насыщенное сажей, древнее, изношенное непогодой платье, лицо, волосы, руки, стройные икры, всё обернулось стеклом, на взвешенный целлулоидный миг—прозрачный хранитель дождя весь день сотрясаемого ракетными взрывами ближе и дальше, к центру, тёмный и губительный фон позади, который на несколько кадров обрисовал её. </text:p>
      <text:p text:style-name="P53"><text:span text:style-name="T288">За</text:span> отражени<text:span text:style-name="T288">я</text:span>, которые она видит в зеркале, Катье тоже удостаивается удовлетворённости оператора, но ей известно то, ч<text:span text:style-name="T288">его</text:span> он знать не может: что глубоко внутри себя, облачённой в элегантную поверхность дорогих тканей и отмерших клеток, она лишь пепел и продажность, неким жестоким образом, о котором никто из них не может догадаться, она принадлежит Печи… <text:span text:style-name="T1">Der Kinderofen</text:span>. . . вспоминает как его зубы, длинные, жуткие, в прожилках ярко-коричневой гнили, когда он произносит эти слова, жёлтые зубы Капитана Блисеро, сет<text:span text:style-name="T289">оч</text:span>ка пятн<text:span text:style-name="T289">ист</text:span>ых трещин, а в его ночном дыхании, в тёмной печи его самого, навсегда <text:span text:style-name="T289">угнездившийся</text:span> шёпот разложения… Его зубы она вспоминает прежде остальных его черт, зубам в первую очередь достанется продукция Печи: то, что уготовано ей и Готфриду. Он никогда не произносил это чётко в виде угрозы, ни к одному из них никогда не обращался напрямую, но скорее поверх её атласных <text:span text:style-name="T289">на</text:span>тренированных ляжек к какому-либо гостю вечера, или вдоль покорной спины Готфрида («Ось Рим-Берлин» назвал он это в ночь, когда приезжал итальянец и все они были на круглой кровати, Капитан Блисеро вставился в приподнятую жопу Готфрида и итальянец в то же время в его красивый рот) Катье участвовала пассивно, связанная, с кляпом и накладными ресницами, служила в ту ночь живой подушкой для надушенных седеющих кудрей итальянца (розы и жир на грани перехода к прогорклости)… каждое из оброненных замечаний закрытый цветок, способный распуститься в бесчисленные откровения (она думает о математической функции, что станет у неё расширяться, подобно цветению, в серии степеней без общего термина, бесконечно, непостижимо, но предсказуемо)… <text:span text:style-name="T295">одна </text:span>его фраза <text:span text:style-name="Emphasis">Padre Ignacio</text:span>, оборачивается испанским инквизитором в чёрных одеждах, коричневый горбатый нос, удушающий запах ладана + исповедник/палач + Катье и Готфрид, оба на коленях в темной исповедальне + дети из старинной сказки, на коленях, за<text:span text:style-name="T289">стывшие от</text:span> боли, пред Печью, перешёптываются тайнами, которые не могут высказать никому больше + ведьмацкая паранойя Капитана Блисеро, подозревающего их обоих, Катье, несмотря даже на её принадлежность к национал-социалистической партии Нидерландов + Печь, как слушатель/мститель + Катье на <text:soft-page-break/>коленях перед Блисеро в полном улёте, чёрный бархат и кубинские каблуки, его член стиснут невидимо <text:s/>кожаными плавками телесного цвета, поверх которых у него накладная пизда в соболином паричке, и то и другое ручная работа пресловутой <text:span text:style-name="Emphasis">Mme.</text:span> Офир в Берлине, поддельные лабии и ярко пурпурный клитор смоделированы из—мадам жалостливо оправдывалась дефицитом—синтетической резины и ещё <text:span text:style-name="T289">добавлен </text:span>Миполам, новый поливиниловый хлорид… крохотные кусочки лезвия бритвы топорщ<text:span text:style-name="T289">атся</text:span> из жизнеподобной розовой влажности, сотнями, о которые Катье, стоя на коленях, <text:span text:style-name="T289">приходится</text:span> обрезать свои губы и язык, а затем оставлять абстрактные отпечатки кровавых поцелуев на золотистой спине своего «брата» Готфрида. Брат по играм, брат по рабству… она никогда прежде не встречала его, до её приезда в реквизированный дом недалеко от стартовых площадок скрытых в лесах и парках в этом ухоженном уголке небольших ферм и поместий, что тянется к востоку от королевского города, между двух массивов польдерных земель, к Васенаару—однако, его лицо в тот первый раз, увиденное в свете осеннего солнца сквозь громадное западное окно гостиной, когда он стоял совершенно голый, за исключением собачьего ошейника с торчащими шипами, мастурбируя метрономически, следуя командным окрикам Капитана Блисеро, <text:span text:style-name="T290">по всей</text:span> его светл<text:span text:style-name="T290">ой</text:span> кож<text:span text:style-name="T290">е</text:span> пятна послеполуденн<text:span text:style-name="T290">ого </text:span>блес<text:span text:style-name="T290">ка</text:span> синтетически оранжев<text:span text:style-name="T290">ого</text:span>, который она никогда прежде не увязывала с кожей, его член налившийся кровью монолит, задыхающийся рот слышен в тиши ковров, лицо его поднято не к кому-то из них, но как бы к чему-то на потолке, или к небу, которое потолки ему подмен<text:span text:style-name="T290">и</text:span>ли, с опущенными глазами, как он чаще всего их и держал—его лицо, возносясь, твердея, доходя, до того схоже с тем, что она всю жизнь видела в зеркалах, её собственный заучено манекенный взор, что ей пришлось <text:span text:style-name="T290">даже </text:span>сдержать дыхание, на минуту <text:span text:style-name="T290">по</text:span>чувств<text:span text:style-name="T290">овав</text:span> учащённое биенье <text:span text:style-name="T290">собственного</text:span> сердца, прежде чем обратить точно такой же взор к Капитану Блисеро. Тот в восторге. «Может быть»,– говорит он ей,– «я обстригу твои волосы». Он улыбается Готфриду:– «Может быть, оставлю, чтобы его отрас<text:span text:style-name="T290">та</text:span>ли». Унижение пойдёт на пользу пареньку по утрам в расположении, в строю его батареи возле <text:span text:style-name="Emphasis">Schußstelle 3</text:span>, где когда-то <text:span text:style-name="T303">неистово проносились </text:span><text:s/>лошади перед <text:span text:style-name="T303">бушующими </text:span><text:s/>лузерами, любителями скачек в старое мирное время—будет получать одно взыскание за другим, но оставаться под прикрытием Капитана от армейской дисциплины. Вместо которой, между запусками, невзирая на ночь или день, недосыпая, в неурочные часы, подвергаться личному<text:span text:style-name="Emphasis"> «Hexenzüchtigung»</text:span> <text:span text:style-name="T289">К</text:span>апитана. Однако, постриг ли ей Блисеро волосы? Теперь она уже не вспомнит. Помнится лишь, что пару раз она одевала форму Готфрида (волосы, конечно же, прятала под фуражку) и выглядела, вполне возможно, его двойником, проводя те ночи «в клетке», по правилам установленным Блисеро, а Готфриду пришлось одевать её шёлковые чулки, кружевной передник и капот, всё её нижнее и её кисею с ленточками. Но после ему всегда приходилось возвращаться снова в клетку. Так-то вот. Их Капитан не оставляет сомнений кто, из братика с сестричк<text:span text:style-name="T290">ой</text:span>, на самом деле прислуга, а кто откармливаемый гусь. </text:p>
      <text:p text:style-name="Text_20_body">Насколько всерьёз она играет? В завоёванной стране, твоей родной оккупированной стране, лучше, как она считает, войти в некую формальную, рационализированную версию того, что снаружи продолжается без оглядки на форму или приличные ограничения дня и ночи, массовые казни, разборки, избиения, обман, паранойя, позор… хотя <text:span text:style-name="T290">открыто</text:span> они не обсуждают это, похоже, Катье, Готфрид и Капитан Блисеро <text:span text:style-name="T290">пришли к соглашению</text:span>, что эта северная древняя форма, всем им известная и привычная—заблудившиеся дети, лесная баба-яга в съедобной <text:soft-page-break/>хижине, поимка, откорм, Печь—станет их охранительной рутиной, их убежищем от того, что никто из них не <text:span text:style-name="T291">в силах</text:span> выносить снаружи—Войну, абсолютную власть случая, их собственную жалкую случайность здесь, посреди всего…. </text:p>
      <text:p text:style-name="Text_20_body">Это небезопасно, даже внутри, в доме...чуть ли не каждый день осечки при запуске. В прошлом октябре недалеко от этой усадьбы, одна упала обратно и взорвалась, убила 12 из наземного расчёта, высадила окна на много сотен метров вокруг, в том числе западное окно гостиной, где Катье впервые увидела своего золотистого брата-дичь. По официальным слухам взорвалось <text:span text:style-name="T291">лишь</text:span> топливо и окислитель. Но Капитан Блисеро с трепе<text:span text:style-name="T291">тны</text:span>м—она бы даже сказала нигилистическим—наслаждением, сказал, что заряд Аматола в боеголовке тоже взорвался, делая из них такую же цель, как и стартовая площадка.... Что все они обречены. Дом расположен к западу от ипподрома Дунидингт, противоположно направлению на Лондон, но никакое направление не искл<text:span text:style-name="T291">ючено</text:span>—<text:span text:style-name="T291">за</text:span>част<text:span text:style-name="T291">ую</text:span> ракеты, <text:span text:style-name="T291">свихнувшись</text:span>, разворачиваются куда попадя с жутким ржанием в небе, разворачиваются и падают, каждая согласно своему <text:span text:style-name="T291">безумию</text:span>, непонятному и, как опасаются, неизлечимому. Если есть время, их владельцы уничтожают их, по радио, во время припадка. Кроме запусков ракет, есть ещё английские налёты. <text:span text:style-name="Emphasis">Спитфайеры </text:span>с рёвом проносятся на бреющем над тёмным морем во время ужина, прожектора спотыкаются над городом, эхо сирен висит в вышине над мокрыми железными скамьями в парках, торопливо татакают противозенитные орудия, выискивая, и бомбы падают в леса, на польдерные земли, на квартиры, где, ориентировочно, размещены ракетные военнослужащие. </text:p>
      <text:p text:style-name="Text_20_body">Это придаёт обертона игре, что слегка меняет свой тембр. <text:span text:style-name="T291">Ведь именно</text:span> ей, в какой-то неопределённый момент будущего, предстоит толкнуть Ведьму в Печь приготовленную для Готфрида. Поэтому Капитану следует <text:span text:style-name="T291">не исключать</text:span> возможность, что она британский шпион, или участница голландского подполья. Несмотря на все старания немцев, информация продолжает постоянно <text:span text:style-name="T291">доходить</text:span> из Голландии в штаб бомбардировщиков КАС, сообщая о расположении, маршрутах подвоза, в каких тёмно-зелёных группах деревьев могут скрываться установки А4—данные меняются ежечасно, настолько мобильны ракеты и оборудование их обеспечения. Но <text:span text:style-name="Emphasis">Спитфайеры</text:span> могут ударить по электростанции, складу жидкого кислорода, по квартире командира батареи… это <text:span text:style-name="T291">щекотливый</text:span> вопрос. Почувствует ли Катье свою обязанность отменённой, однажды вызвав английские истребители-бомбардировщики на этот самый дом, её тюрьму для дичи, хоть это означало бы смерть? Капитан Блисеро не может сказать наверняка. До данного момента состояние агонии восхитительно. Конечно же, <text:span text:style-name="T292">исходные данные</text:span> о ней от людей Мусерата безупречны, ею выявлены три семьи замаскированных евреев, она регулярно посещает собрания, <text:s/>работает на курорте Люфтваффе в Шевенингене, где руководство считает её умелой и жизнерадостной, не отлынивает. Не так, как многие другие, что используют партийный фанатизм, скрывая недостаток способностей. Пожалуй, лишь как тень предостережения: её преданность не согрета чувством. У неё, кажется, есть личный интерес состоять в Партии. Женщина с каким-то математическим образованием и с резонами…. «Желайте перемены»,– сказал однажды Рильке,– «у пламени берите вдохновенье!» В лавр, в соловья, в ветер… желать быть вобранным, объять, рухнуть в пламя взвившееся, чтобы заполнить все чувства и… не любить, потому что нечем более… но быть безнадёжно в состоянии любви…. </text:p>
      <text:p text:style-name="Text_20_body"><text:soft-page-break/>Но это не про Катье: вот уж где никаких метаний моли. Он должен сделать вывод, что втайне она боится Перемены, предпочитая взамен тривиально менять то, что значит менее всего, одежду и украшения, не продвигаясь далее политичного трансвестизма, не только в одежду Готфрида, но даже в традиционную мазохистскую форму французского производства, такую неподходящую к её высокой, длинноногой походке, к её блондинистости, её упрямым плечам похожим на крылья—она всего лишь играет, играет в участие в игре. </text:p>
      <text:p text:style-name="P54">Он ничего не может поделать. Посреди умирающего рейха, где приказы становятся бессильн<text:span text:style-name="T292">ее </text:span>бумаг<text:span text:style-name="T292">и</text:span> для них, она нужна ему, как и Готфрид, ремни и кожаный кнут, реальный в его руках, которые всё ещё могут чувствовать, нужны её вскрики, красные рубцы поперёк ягодиц мальчика, их рты, его член, пальцы рук и ног—целую зиму на это всё можно вполне положиться—ему трудно найти объяснение, но в глуб<text:span text:style-name="T292">ине</text:span> сердц<text:span text:style-name="T292">а</text:span> он верит, возможно только лишь теперь, в эту форму, из всех легенд и сказок, верит, что этот зачарованный дом в лесу уцелеет, что никакие бомбы никогда не упадут на него случайно, а только лишь по предательству, если Катье и впрямь наводчица англичан и попросит их—а он знает, что она не может: что по какому-то волшебству, глубже сокровенных резонансов любых слов, британский налёт исключён, как вариант, <text:span text:style-name="T292">из</text:span> всех в<text:span text:style-name="T292">ероят</text:span>ных подталкивани<text:span text:style-name="T292">й</text:span> в железо Печи и последнее лето. Придёт, она придёт, его Судьба… пусть иначе—но она придёт… <text:span text:style-name="Emphasis">Und nicht einmal sein Schritt klingt aus dem tonlosen Los. . . .</text:span> Из всей поэзии Рильке, больше всего он любит эту Десятую Элегию, начинает чувствовать, как горькое пиво Тоски щиплет глаза, покалывает в глубине носа, когда припоминает каждую строку… только что умерший юноша, обнимает свою Безутешность, свою последнюю связь, покидая даже её отдалённо человеческое прикосновение навсегда, подымаясь совсем один, смертельно один, выше и выше в горы изначальной Боли, с дико чуждыми созвездиями в вышине… Ни разу шаг его не <text:span text:style-name="T293">вызвал</text:span> эха <text:span text:style-name="T293">у</text:span> Судьбы безгласной.... Это он, Блисеро, взбирается на гору, как и взбирался почти уже 20 лет, задолго до того как принял <text:span text:style-name="T293">пыл</text:span> Рейха, со времён Юго-Запада… в одиночку. Какой бы плотью не пытался утихомирить Ведьму, людоедку, колдунью, размахивающую орудиями боли—один, всегда один. Он даже и не знает Ведьмы, не может понять её/его голода, и только лишь в минуты слабости изумляется, что оно может сосуществовать в одном с ним теле… Спортсмен и его умения разные вещи…. Во всяком случае, молодой Раухандел сказал так… много лет назад в мирное время… Блисеро смотрел на своего юного друга (уже тогда так откровенно, так патетически обречённого на какую-то <text:span text:style-name="T293">из </text:span>форм Восточного фронта) в баре, на улице, в каком угодно тесном и неудобном костюме, тот безупречно реагировал на футбольный мяч, <text:span text:style-name="T293">когда</text:span> шутники, узнав его, <text:span text:style-name="T293">швыряли в него из</text:span> ниоткуда—бессмертное исполнение! один из тех импровизированных ударов, <text:span text:style-name="T293">до того</text:span> невозможно высоких, так чётко параболичных, мяч взмывает на мили вверх, чтобы <text:span text:style-name="T293">скользнуть</text:span> точн<text:span text:style-name="T293">ёхоньк</text:span>о меж двух высоких, фалличных электрических колонн Ufa-театра на Фридрихштрассе… он мог удерживать мяч на голове <text:span text:style-name="T293">вдоль</text:span> нескольк<text:span text:style-name="T293">их</text:span> кварталов напролёт, часами, ноги чётки, как поэтическая строка… Но только лишь качал головой, стараясь быть хорошим парнем, когда у него спрашивали, не в силах объяснить: «Ну, это... так получается… мускулы делают сами»—затем, припомнив выражение старого тренера—«это мускульное»,– улыбаясь прекрасной улыбкой и за это одно уже приз<text:span text:style-name="T293">ывник</text:span>, уже пушечное мясо, бледный свет бара <text:span text:style-name="T293">лоится</text:span> поперёк его коротко остриженного черепа—«это рефлексы, понимаешь… Не я… Просто рефлексы». Когда же начал<text:span text:style-name="T293">ась перемена</text:span>, для Блисеро тех дней, от похоти к жалости, <text:soft-page-break/>тупой как изумленье Рауханделя собственным даром? Он навидался этих Рауханделей, особенно после 39-го, <text:span text:style-name="T293">в которых таятся</text:span> не менее загадочны<text:span text:style-name="T293">е</text:span> гост<text:span text:style-name="T293">и</text:span>, чужак<text:span text:style-name="T293">и</text:span>, иногда не менее причудливы<text:span text:style-name="T293">е</text:span>, чем дар всегда оказываться там, где нет взрывов… кто-нибудь из <text:span text:style-name="T1">них</text:span>, это<text:span text:style-name="T296">го</text:span> сырь<text:span text:style-name="T296">я</text:span>, «<text:span text:style-name="T293">желают</text:span> Перемены»? Или хотя бы знают? Он сомневается…. Их рефлексы просто используются, сотнями тысяч за раз—королевскими молями, которых вдохновило Пламя. Блисеро утратил, много лет назад, всякую невинность в этом вопросе. Итак, его Судьба это Печь: покуда заблудившиеся дети, которые никогда не ведают, ничто не меняется кроме формы и паспортов, будут жить-поживать долго после его золы и газов исхода через печную трубу. Именно так. Странник в горах Боли. Это длится уже слишком долго, игра им избрана не ради чего-то другого кроме конца, которым она закончится, <text:span text:style-name="Emphasis">nicht wahr?</text:span> <text:span text:style-name="T294">Чересчур уж состарился</text:span>, грипп <text:s/>проходит не <text:span text:style-name="T294">так уже</text:span> быстро, живот может скрутить иногда на весь день, глаза ощутимо слепее с каждой <text:span text:style-name="T294">очередной</text:span> проверкой, слишком «реалистичен», чтобы избрать смерть героя, или даже солдатскую. Всё, чего ему хочется, это покинуть зиму, уйти в тепло Печи, в тьму железного убежища, дверь позади него в сужающемся прямоугольнике кухонного света со звяком захлоп<text:span text:style-name="T294">нулась бы</text:span>, навсегда. Всё прочее лишь любовная игра перед актом. </text:p>
      <text:p text:style-name="P341">Да, он думает, больше, чем следовало бы, и это его удивляет, о детях—об их мотивах. Он полагает, они что скорее всего стремятся к своей свободе, тоскуя по ней как он по Печи, и подобная извращённость преследует его и гнетёт… он возвращается вновь и вновь к пустой бессмысленной картине того, <text:span text:style-name="T297">как выглядел</text:span> дом в лесу, сейчас искрошенный до сахарных крупинок, всё, что уцелело, это одна лишь неукротимая Печь, и пара деток, пик сладкой энергии позади, опять подступает голод, блуждания в зелёной непроглядности деревьев.... Куда им идти, где укрываться на ночь? Непредусмотрительность детей… и вежливый парадокс этого их Состояньица, основой которому всё та же Печь, <text:span text:style-name="T298">призванная</text:span> всё уничтожить.... Однако, всякий истинный бог должен быть и творцом, и разрушителем. Ему, воспитанному в христианской среде, трудно было постичь это до его путешествия на Юго-Запад, до его личного покорения Африки. Среди пыльных костров Калахари, под ширью прибрежного моря, огонь и вода, он учился. Мальчик Иреро, загнанный долгими мучительствами в ужас перед христианскими <text:span text:style-name="T298">прегрешениями</text:span>, духи шакалов, могучие европейские волки-оборотни, преследовали его, жаждая насытиться его душой, бесценным червячком, что живёт в его позвоночнике, теперь пытался загнать своих прежних богов в клетку, поймать в капканы из слов, выдать их, диких, парализованных, этому учёному белому, что так увлекался языками. Увозя в своём ранце экземпляр <text:span text:style-name="Emphasis">Duino Elegies</text:span>, только что из печати при его отправлении на Юго-Запад, подарок Матери на причале, запах свежей типографской краски кружил его голову по ночам, покуда старый пароход бороздил тропик за тропиком… пока созвездия, как новые звёзды над <text:span text:style-name="T304">Страной</text:span>-<text:span text:style-name="T298">Боли</text:span>, стали сов<text:span text:style-name="T298">с</text:span>ем незнакомыми, а времена года перевернулись… и он подошёл к берегу на высоконосой деревянной лодке, что двадцатью годами раньше перевозила синебрючные войска с железа на рейде, чтобы подавить Великое Восстание Иреро. Найти в глухих местах между Намибом и Калахари свою собственную верную родню, свой цвет ночи. </text:p>
      <text:p text:style-name="Text_20_body">Непроходимые пустоши камня палимого солнцем… многие мили каньонов заворачивающих в никуда, засыпанны<text:span text:style-name="T298">х</text:span> белым песком <text:span text:style-name="T298">по дну</text:span>, что оборачивается холодно синим в протяжённости дней… мы сотворить Нджамби Карунга сейчас, омахона… шёпот над горящими ветвями колючек, где этот немец заклинает прочь энергии окружившие свет костра своей тонкой <text:soft-page-break/>книжицей. Он встревоженно вскидывает взгляд. Мальчик хочет ебтись, но он использует слово обозначающее бога на языке Иреро. Необычный холод пронял белого человека. Он верит, как и Рейнское Миссионерское Общество, в богохульство. Особенно тут в пустыне, г<text:span text:style-name="T298">д</text:span>е опасности, чьи имена он боится произнести даже в городах, даже при свете дня, собираются вокруг, крылья сложены, ягодицы соприкасаются с холодным песком, выжидают… В эту ночь он чувствует мощь каждого слова: слова отделены всего одним лишь мигом от вещей, которые они обозначают, Риск при натягивании мальчика под отголоски святого Имени наполняет его безумной похотью, похоть в лице—маска—мгновенное воздаяние из-за пределов костра… но для мальчика Нджамби Карунга это происходящее, когда они совокупились, вот и всё: Бог творец и разрушитель, солнце и тьма, все наборы противоположностей сведённые вместе, включая чёрное и белое, мужское и женское… и он становится в своей невинности дитём Нджамби Карунга (как весь его былой клан, безжалостно, за пределы их собственной истории) здесь под европейским потом, рёбрами, мускулами брюшного пресса, хуем (мускулы самого мальчика невыносимо торчат, кажется, уже часами, как будто он собирается убить, но ни слова, только долгие, клонированные куски ночи, что тянутся над их телами). </text:p>
      <text:p text:style-name="Text_20_body">Что я сотворил из него? Капитан Блисеро знает, что на данный момент африканец посреди Германии, в глубине Гарца, и что на случай если Печь захлопнется за ним в эту зиму, ими уже сказано прощальное <text:span text:style-name="Emphasis">auf Wiedersehen</text:span>. Он сидит, живот обвис, гланды полны недомогания, склонившись над панелью управления в окрашенной пятнами машине управления пуском. Сержанты двигательной и направляющей панелей снаружи, перекуривают—он один за контролями. Снаружи, через немытый перископ, узловатый туман распускается с яркой зоны инея, что опоясал вздыбленную затенённую ракету, у которой свинчена крышка бака для жидкого кислорода. Деревья плотно сгрудились: над головой едва различается достаточный кусок неба для подъёма ракеты. <text:span text:style-name="Emphasis">Bodenplatte</text:span>—бетонная плита положенная на обрезки стали—уложена на землю между трёх деревьев с пометками <text:span text:style-name="T298">для</text:span> обеспеч<text:span text:style-name="T298">ения</text:span> точно<text:span text:style-name="T298">го</text:span> направление, 260°, на Лондон. Отметкой служит грубо намалёванная мандала, красный круг с жирным чёрным крестом внутри, опознаваемая как древний символ колеса-солнца, из которого, как говорят легенды, ранние христиане выломили свастику, для маскировки своего запретного символа. </text:p>
      <text:p text:style-name="Text_20_body">Два гвоздя вбиты в дерево в центре креста, Рядом с одной из намалёванных отметок, на западном из деревьев, кто-то нацарапал на коре остриём штыка <text:span text:style-name="Emphasis"><text:span text:style-name="T159">in hoc signo vinces</text:span></text:span><text:span text:style-name="T159">.</text:span> Никто на батарее не признаётся, что сделал это. Наверное, работа подпольщиков. Но приказа убрать не было. Бледно-жёлтые верхушки обрезанных комлей проглядывают вокруг <text:span text:style-name="Emphasis">Bodenplatte</text:span>, свежие щепки и опилки мешаются со старой опавшей листвой. Запах, глубокий, как в детстве, перебит запахом бензина и спирта. Дождь собирается сегодня, а может, снег. Расчёт в нервном движении, серо-зелёные. Блестяще-чёрный каучук кабелей уползает в лес подключить наземное оборудование к го<text:span text:style-name="T298">л</text:span>ландской линии на 380 вольт. <text:span text:style-name="Emphasis">Erwartung. . . </text:span>. </text:p>
      <text:p text:style-name="Text_20_body">В последние дни ему почему-то всё труднее вспоминать. Этот ограниченный, сквозь помутневшие призмы, ритуал, ежедневные переезды на эти свежерасчищенные треугольники в лесах подменили произвольные прогулки памяти, невинный сбор цветков-воспоминаний. Его отлучки, к Катье с Готфридом, стали короче и ценнее с ускорением темпа пусков. Хотя мальчик <text:soft-page-break/>из подразделения Блисеро, капитан редко видит его на службе—вспышка золота, что помогает наблюдателям увязать километраж до их рации, яркий всплеск его волос на ветру, исчезающий среди деревьев… Как странно противоположен африканцу—цветовой негатив, жёлтый и синий. Капитан: в каком-то приливе сентиментальности, какого-то предзнания, дал своему африканскому мальчику имя «Норичник», одно из названий горечавки с горного склона у Рильке, нордического цвета, принесённой в долины: </text:p>
      <text:p text:style-name="P484"><text:span text:style-name="Emphasis">Bringt doch der Wanderer auch vom Hange des Bergrands nicht eine </text:span></text:p>
      <text:p text:style-name="P484"><text:span text:style-name="Emphasis">Hand voll Erde ins Tal, die alle unsägliche, sondern ein erworbenes </text:span></text:p>
      <text:p text:style-name="P484"><text:span text:style-name="Emphasis">Wort, reines, den gelben und blaun Enzian.</text:span> </text:p>
      <text:p text:style-name="P55"/>
      <text:p text:style-name="Text_20_body">– Омухона… посмотри на меня. Я красный и коричневый… чёрный, омухона. </text:p>
      <text:p text:style-name="Text_20_body">– <text:span text:style-name="Emphasis">Liebchen</text:span>, <text:span text:style-name="T299">тут</text:span> другой край земли, в Германии ты был бы жёлтым и синим.– Метафизика зеркальных отражений. Сам восхитился такой элегантностью, такой книжной симметричностью… А всё же зачем говорить так бесцельно с бесплодной горой, с жаром дня, с диким цветком, из которого он пил, так бесконечно… зачем растрачивать такие слова в мираже, в жёлтом солнце и в морозно синих тенях ущелий, если только они не пророчество, за пределами синдрома предкатастрофы, за пределами ужаса перед тем, чтоб задуматься о своём среднем возрасте, хоть на секунду, однако, любое «провидение» исключено—<text:span text:style-name="Emphasis">запредельное</text:span> было чем-то воздыхающим, шевелящимся, всегда под его словами, чем-то, что уже тогда могло видеть ужас предстоящего времени, <text:span text:style-name="Emphasis">по крайней мере </text:span>настолько же ужасного, как эта зима и очертания того, во что превратилась теперь Война, очертания сделавшие неизбежным форму последнего кусочка в головоломке: эта Печь-игра с жёлтоволосым и синеглазым юношей и молчаливой, себе на уме, Катье (кто был её противоположностью на Юго-Западе? какая чёрная девочка, которую он никогда не увидел, укрытая в слепящем солнце, в хрустко-угольном проезде ночных поездо<text:span text:style-name="T299">в</text:span>, в созвездии тёмных светил, которому никто, ни один анти-Рильке, никогда не дал имени...)—но 1944 слишком поздно, чтоб это имело хоть какое-нибудь значение. Подобные симметрии довоенная роскошь. Ему уже не о чем пророчествовать. </text:p>
      <text:p text:style-name="Text_20_body">Менее всего о её нежданном выходе из игры. Такого оборота он не предвидел, может и впрямь из-за того, что никогда не увидел ту чёрную девочку. Возможно, чёрная девочка была гением мета-решений—опрокинуть шахматную доску, пристрелить судью. Но после такого ранения, разлома, что станет с маленьким царством Печи? Возможно ли поправить? Перевести в новую форму, большего соответствия… лучник и его сын, и сбивание яблока… да, и Война в роли короля-деспота… ещё можно как-то спасти, починить перемен<text:span text:style-name="T299">ой</text:span> ролей, незачем бросаться наружу где… </text:p>
      <text:p text:style-name="P56">Готфрид, в клетке, наблюдает как она сбрасывает её путы и уходит. Светлый и стройный, волосы на его ногах заметны лишь в солнечном свете, да и то как тончайшая невесомая сеточка золота, по его векам уже потянулись странные юно/старческие отметки, расцветают, в глазах настолько редкостная синь, что в некоторые дни, зависимо от погоды, слишком глубока для этой миндалевидной каймы, синь сочится, истекает, чтобы осветить всё юное лицо, девственная <text:soft-page-break/>синева, синева утопленника, синева так ненасытно втягиваемая меловыми стенами средиземноморских улиц, где мы неспешно крутили педали велосипеда сквозь полдни старого мира…. Он не может остановить её. Если <text:span text:style-name="T299">К</text:span>апитан спросит, он расскажет что видел. Готфрид и раньше видел как она уходила тайком, есть слухи, что она с подпольщиками, что влюбилась в Швенингене в пилота юнкерса.... Но она должна любить <text:span text:style-name="T299">К</text:span>апитана Блисеро тоже. Готфрид держится как пассивный наблюдатель. Он дожидался своего нынешнего возраста и призывной повестки, что настигнут его, с дерзким ужасом, как неудержимое приближение поворота, который ты должен взять в управляемом заносе, <text:span text:style-name="T1">пронеси</text:span>, набирая скорость до последнего возможного момента, <text:span text:style-name="T1">пронеси</text:span> его единственная молитва на ночь. Опасность, которая, как он думает, нужна ему, всё ещё у него надуманная: то, с чем он флиртует и дразнится, не кончается настоящей смертью, герой всегда вышагивает из сердцевины взрыва, лицо в копоти, но с улыбкой—взрыв это грохот и смена, и бросок в укрытие. Готфрид ещё не видел трупов, вблизи нет. Иногда из дому приходят вести о смерти кого-то из его друзей, он только видел как длинные, обвисающие мешки грузят вдалеке на ядовито-серые грузовики, фары прорезают туман… но при осечке, когда ракеты пытаются свалиться на тебя, те, кто запускал их, и вы, все двенадцать, втиснули свои тела в прорезь узкой траншеи, ожидая в п<text:span text:style-name="T111">о́</text:span>том пропахшей шерсти, сдерживая напряжённый смех, <text:span text:style-name="T300">а </text:span>ты думаешь только—будет что рассказать в столовой, написать домой к <text:span text:style-name="Emphasis">Mutti....</text:span> Эти ракеты у него любимые звери, едва приручённые, часто непослушные, даже могут развернуться. Он любит их, как любил бы лошадей или танки Тигр, если б туда призвали. </text:p>
      <text:p text:style-name="Text_20_body">Здесь он чувствует, что пронесло, тут легко. На что мог бы он надеяться без Войны? Но участвовать в <text:span text:style-name="Emphasis">таком</text:span> приключении… <text:span text:style-name="Emphasis">Если ты не можешь петь, Зигфрид, ты всё же можешь нести копьё…</text:span> На каком горном склоне, от какого загорелого любимого лица слышал он эти слова? Всё, что ему запомнилось, белый взмыв вверх, квадраты лугов окружённые тучей… Сейчас он обучается специальности, обслуживает ракеты, а как Война закончится он выучится на инженера. Он понимает, что Блисеро умрёт или скроется, и он покинет клетку. Но у него это связано с концом Войны, а не с Печью. Ему известно, как любому каждому, что дети всегда освобождаются в момент самой большой опасности. Ебля, солёный конец капитанского усталого, часто не стоячего члена сунутого в его покорный рот, жалящий хлыст, отражение его лица, когда целует ботинки капитана, их блеск испятнан, подпорчен солидолом, маслом, спиртом пролитым при заправках, делают из его лица кого-то, кого он не может распознать—это необходимо, это делает его неволю особенной, без чего это почти не отличалось бы от армейского удушения, армейского гнёта. Ему стыдно, что он получает такое удовольствие от этого—теперь слово <text:span text:style-name="Emphasis">сука </text:span>произнесённое особым тоном голоса вызывает у него эрекцию, которую он не может подавить—боится, что, хоть и не осуждён и проклят, он стал сумасшедшим. Вся батарея знает об этом: хотя они все подчиняются <text:span text:style-name="T301">К</text:span>апитану, это видно по их лицам, он чувствовал это в подёргиваньях стальной ленты рулетки, по тому, как вплёскивали суп в его тарелку в столовой, толкали локтем его правый рукав на каждом одевании во взводе. С недавних пор ему часто снится очень бледная белая женщина, которая хочет его, которая никогда не говорит, но эта абсолютная уверенность в её глазах… его полная уверенность, что она, знаменитость, которую все узнают с первого взгляда, его знает и ей незачем заговаривать с ним после этого зова в её лице, пробуждает его трепещущим среди ночи, изнеможённое лицо <text:span text:style-name="T301">К</text:span>апитана в полуметре, над шёлком серебряных складок, слабые глаза уставились точно как его <text:soft-page-break/>собственные, бакенбарды, о которые приходится тереться щеками, рыдая, пытаясь пересказать какая она было, как смотрела на него…. </text:p>
      <text:p text:style-name="Text_20_body">Капитан видел её, конечно же. А кто нет? В виде утешения он может сказать ребёнку: «Она настоящая. Ты тут ни при чём. Ты должен понять, что она тебя хочет. Незачем просыпаться с криками и меня будить». </text:p>
      <text:p text:style-name="Text_20_body">– Но если она <text:span text:style-name="T1">вернётся</text:span>— </text:p>
      <text:p text:style-name="Text_20_body">– Подчинись Готфрид. <text:span text:style-name="T1">Сдайся полностью</text:span>. Рассмотри куда она тебя ведёт. Вспомни тот первый раз, когда я ебал тебя. Как ты был напряжён, пока не понял, что я хочу войти внутрь. Твоя розочка расцвела. Тебе стало нечего, даже твоему, на тот момент невинному рту, терять…. </text:p>
      <text:p text:style-name="Text_20_body">Но мальчик продолжает плакать. Катье не поможет ему. Наверное, она спит. Её никогда не понять. Он хочет быть ей другом, но они почти не разговаривают. Она холодная, загадочная, иногда он её ревнует, а иногда—обычно, когда ему хочется выебать её, но из-за какой-то уловки Капитана он не может—в такие моменты ему кажется, что он безумно её любит. В отличие от Капитана, он никогда не смотрел на неё, как на верную сестру, которая освободит его из клетки. Он мечтает о <text:span text:style-name="T1">том</text:span> освобождении, но как о тёмном внешнем Процессе, который произойдёт независимо от того, что каждый из них может хотеть. От того, уйдёт она или останется. Поэтому, когда Катье покидает игру навсегда, он молчит. </text:p>
      <text:p text:style-name="Text_20_body">Блисеро сыплет проклятьями в её адрес. Швыряет подставку для обуви в дорогую картину тер Борха. Бомбы падают западнее в Хаагше Бош. Ветер дует, подёрнув рябью декоративные пруды снаружи. Штабные машины урчат прочь вдоль длинной дорожки обсаженной буками. Месяц блестит среди рваных туч, его тёмная половина цвета застарелого мяса. Блисеро приказывает всем спуститься в убежище, погреб полон джина в коричневых кувшинах, решетчатые ящики луковиц анемонов. Шлюха подставила его батарею под прицел британцев, налёт может случиться в любую минуту! Все сидят кружком, пьют <text:span text:style-name="T1">Оude Genever</text:span>, и чистят сыры. Рассказывают истории, в основном смешные, из до-Войны. К рассвету все упились и спят. Восковая кожура устилает пол словно листья. Никакие <text:span text:style-name="Emphasis">Спитфайеры </text:span>не налетали. Но позже утром <text:span text:style-name="Emphasis">Schußstelle 3</text:span> меняет позицию, а реквизированный дом брошен. И нет её. Ушла к англичанам, через выступ, где великое воздушное приключение увязло в зиме, в ботинках Готфрида и его старом платье, чёр<text:span text:style-name="T301">н</text:span>о-лиловом, ниже колен, на один размер великовато, безвкусица. Её последнее переодевание. В дальнейшем она станет Катье. Она обязана лишь Капитану Прентису. Все остальные—Пит, Вим, Барабанщик, Индеец—её бросили, посчитали мёртвой. Или же это ей предупреждение, что— </text:p>
      <text:p text:style-name="P57">– Извини, но нет, пуля нам понадобится.– Лицо Вима в тени, куда не может проникнуть её взгляд, отрывисто шепчет под Шевенингенским пиром, неровные шаги толпы над головой,– нужна каждая ёбаная пуля. Нам нужна тишина. У нас нет человека, чтобы избавиться от трупа. Я уже пять минут с тобой потерял,– вот так их последнюю встречу, он извёл на технические мелочи, которые её уже не интересуют. Когда она оглянулась, его уже нет, тихо, по партизански, и ей как-то не укладывается как увязать его чувства год назад под прохладной синелью, до того как у него появились все эти мускулы, и эти шрамы на плече и ляжке—тугодум, нейтральный человек выведенный, наконец, за свой порог, но она любила его до этого… наверное, да…. </text:p>
      <text:p text:style-name="Text_20_body"><text:soft-page-break/>Сейчас она для них ничто. Им нужна была <text:span text:style-name="Emphasis">Schußstelle 3</text:span>. Она давала им всё, но находила причины не указывать местоположение ракетной площадки <text:span text:style-name="T301">К</text:span>апитана, и теперь слишком много сомнений насчёт вескости бывшей причины. Да, местоположение часто менялось. И невозможно было продвинуть её ближе к источнику решений: это её, лишённое выражение лицо прислуги склонялось над их шнапсами и сигарами, над картами, в кофейных круглых отпечатках, <text:span text:style-name="T302">расстеленными</text:span> на низких столиках, над листами плотной бумаги со штампами лиловыми как избитая плоть. Вим и его товарищи вложили время и жизни—три еврейские семьи отправлены на восток—хотя погоди, она же больше, чем отработала, не так ли, за эти месяцы в Шевенингене? <text:span text:style-name="T302">То</text:span> были дети, нервные, одинокие, что так любили говорить про лоцманов и моряков, а она передала кто знает сколько пачек Самых Секретных шифровок через Северное море, не правда ли, номера эскадрилий, места заправки, способы выхода из штопора, радиусы поворота, настройка питания, радио частоты, сектора, расписание перелётов—это же всё она, нет? Чего же ещё от неё хотят? Она спрашивает это всерьёз, как будто существует фактор конвертации между информацией и жизнями. Как ни странно это звучит, но такой имеется. Записан в Инструкции, в файле Военного Департамента. Не забывайте, истинное дело Войны это купля-продажа. Убийства и насилия управляются сами собой и могут быть поручены не-профессионалам. Массовость смерти в военной время полезна во многих отношениях. Она служит как спектакль, отвлекающий от истинного течения Войны. Она служит сырьём для записи в Историю, чтобы дети могли изучать Историю как цепь насилия, битва за битвой, и лучше подготавливаться к взрослому миру. Лучше всего, что массовая смерть является стимулом для простых людей, маленьких челове<text:span text:style-name="T302">ч</text:span>ков, ухватить кусок от этого Пирога, пока они ещё тут, и заглотать его. Настоящая война это празднество рынков. Органические рынки, которые профессионалы с осторожностью именуют «чёрными», возникают повсеместно. Сертификаты, стерлинги, рейхсмарки продолжают движение неумолимые как классический балет, внутри своих антисептических мраморных палат. Но снаружи, тут внизу, среди людей, появляются более истинные валюты. Так что, евреи подлежат обороту. Абсолютно, как и сигареты, пизда, или шоколад Хёрши. К тому же в евреях имеется элемент вины, либо шантажа в будущем, что <text:span text:style-name="T302">склоняет</text:span>, ессесн, в пользу профессионалов. Так что эта Катье орёт в тишину, в Северное море надежд, а Пират, кто знает её по торопливым встречам—на городских площадях обращённых к казармам, оставаясь, вместе с тем, клаустафобными, под тёмными, пахнущими мягким деревом ступенями лестничных клеток, крутых, как приставные лестницы, на лодочном причале у замасленной набережной, рядом с кошкой, что опустила взгляд своих янтарных глаз, в блоке старых квартир и с дождём снаружи, с древний пулемётом <text:span text:style-name="Emphasis">Schwarzlose</text:span>, раствор разобран и <text:span text:style-name="T302">вокруг</text:span> масляный насос, россыпью по пыльной комнате—который всякий раз встречал её как лицо работавшее с другими, кого он знал лучше, она оставалась на краях каждого задания, но теперь лицом к её лицу выхваченному из контекста, огромное небо заполненное морскими тучами на марше, высокими и пухлыми за её спиной, отмечает опасность в её одиночестве, догадывается, что он даже имени её не знал, до этой встречи рядом с мельницей именуемой «Ангел». </text:p>
      <text:p text:style-name="Text_20_body">Она рассказала ему отчего одна—более, менее—почему никогда не сможет вернуться туда, где лицо её всё ещё, нарисованное на холсте, висит среди остальных уцелевших, в доме неподалёку от Дуиндингта, наблюдавших игру в Печь—столетия минуют, как пурпурные тучи, затемняя <text:soft-page-break/>бесконечно малый слой лака между нею и Пиратом, прикрывая её щитом безмятежности, так нужной ей, классической отстранённости… </text:p>
      <text:p text:style-name="Text_20_body">– Но куда вы теперь?– Руки обоих в карманах, шарфы плотно затянуты, камни оставленные водой отблескивают чёрным, как сточка из сна, вот-вот обретут печатный смысл здесь на пляже, каждый фрагмент так удивительно понятен, но… </text:p>
      <text:p text:style-name="Text_20_body">– Не знаю. Куда мне будет лучше? </text:p>
      <text:p text:style-name="Text_20_body">– «Белое Посещение».– Предлагает Пират. </text:p>
      <text:p text:style-name="Text_20_body">– «Белое Посещение» неплохо,– сказала она и ступила в пустоту…. </text:p>
      <text:p text:style-name="Text_20_body">– Осби, я что с ума сошёл?– снежная ночь, пять бомб-ракет после полудня, трясясь на кухне в этот поздний час и при свечах, Осби Фил, идиот-учёный в этом доме, настолько углублён в разборку с миндальным орехом, что данный вопрос выглядит вполне уместным, цементо-бледная девица в приседе на корточки, вялая и похоже как распсихованная, в тёмном углу. </text:p>
      <text:p text:style-name="Text_20_body">– Конечно, конечно,– грит Осби, с плавным вывертом пальцев и кисти, основанным на жесте, с которым Бела Лугоши подавал бокал вина с подмешанной наркотой юной главной героине в Белом Зомби, самый первый фильм, из всех что видел Осби и, в определённом смысле, последний в его Полном Списке Всех, включая <text:span text:style-name="T1">Сына Франкенштейна, Чокнутые Летят в Рио</text:span> и, возможно, <text:span text:style-name="T1">Дамбо</text:span>. Который он пошёл смотреть на Оксфорд-Стрит в прошлый вечер, но на полпути заметил, вместо волшебного пёрышка, суровое зелёное с пурпуром лицо м-ра Эрнеста Бевина, охваченное толстеньким хоботом слонёнка с длинными ресницами, и решил, что ему лучше воздержаться. </text:p>
      <text:p text:style-name="Text_20_body">– Нет,– поскольку Пират не разобрал тут что Осби вообще там говорил,– не «конечно, ты сошёл с ума» это не про то совсем.… </text:p>
      <text:p text:style-name="Text_20_body">– А что?– спрашивает Пират, когда пауза Осби затянулась дольше минуты. </text:p>
      <text:p text:style-name="Text_20_body">– А?– грит Осби. </text:p>
      <text:p text:style-name="Text_20_body">Пират передумал, вот что. Он вспоминает, что Катье теперь избегает всякое упоминание о доме в лесу. Она лишь заглянула и отодвинула, но страницы кристалла истины преломили все произносимые её слова—часто до слёз—и он как-то не совсем понимает того, что говорится, ещё меньше получается соотнести с самим кристаллом. Ну, действительно, почему она покинула <text:span text:style-name="Emphasis">Schußstelle 3</text:span>? Нам никогда не говорят почему. Но иногда, участникам игры, в затишье или в кризис, напоминают что к чему, играй, в конце концов, по настоящему—и больше уже не вздумай выкидывать такие номера.... Не обязательно, чтобы случилось резко, с показухой—может и мягко накатить—и неважно какой счёт, сколько зрителей, какая их коллективная воля, сколько пенальти могут назначить они, или Лига, игрок, постепенно приходя в себя, возможно даже с упрямой походкой и пожимом плечей молодого отщепенца как у Катье, скажет, на хуй, и бросит игру, бросит и всё тут.... </text:p>
      <text:p text:style-name="Text_20_body">– Хорошо,– продолжает он в одиночку, Осби затерялся в лунатичной улыбке наркуши, отслеживая зрелую женскую снежную кожу Альп в углу, он и ледяной пик в вышине и синяя ночь… – значит это причуда характера, бзик. Как ношение долбанного Мендозы.– Все <text:soft-page-break/>остальные в Фирме пользуются Стеном, знаете ли. Мендоза весит в три раза больше, никто даже не видал 7-милиметровых патронов для мексиканского маузера в последнее время, даже и на Портобелло-роуд не найти: в нём нет великой Гаражной Простоты или скорострельности, но он всё равно его любит (да, скорее всего это любовь в наше время),– сам знаш, чё ни возьми, всё чем-то лучче, а чем-то не,– ностальгия в его прямом спуске, типа, Льюиса, и возможность снять ствол в следующую же секунду (когда-нибудь пробовал снять ствол Стена?), и курок с бойками с двух сторон, на случай если один сломается….– Ну, и что, если тяжелее? Это моя причуда. Мне вес без разницы, иначе не вытаскивал бы девушку обратно, так? </text:p>
      <text:p text:style-name="Text_20_body">– Я не твоя подопечная.– Статуя в узорном бархате винного цвета от шеи до запястий и щиколоток, и как давно, джентльмены, она наблюдает из той тени? </text:p>
      <text:p text:style-name="Text_20_body">– О,– Пират становится простачком,– я за тебя отвечаю, знаешь ли. </text:p>
      <text:p text:style-name="Text_20_body">– Счастливая парочка!– взревел вдруг Осби, принимая ещё одну щепоть миндаля, как понюшку, глаза закатываются, белки как горы в миниатюре. И тут же громко расчихался по всей кухне, наблюдая невероятное явление: они оба оказались в одном поле зрения. Лицо Пирата темнеет в замешательстве, Катье не меняется, половина облита светом из соседней комнаты, половина в аспидной тени. </text:p>
      <text:p text:style-name="Text_20_body">– Значит, мне надо было тебя там бросить?– И когда она лишь сжала губы, с раздражением:– Или ты думаешь тут кто-то обязан был тебя вытаскивать? </text:p>
      <text:p text:style-name="Text_20_body">– Нет.– Это её достало. Пират спросил потому лишь, что начал подозревать, неясно, любое количество таких Тут Кто-То. Но для Катье долг это то, что надо стереть. Её давний, неуловимый недостаток—она хочет пересекать моря, объединять страны между которыми отсутствует возможный курс обмена. Её предки пели, на Средне-Голландском: </text:p>
      <text:p text:style-name="P486">ic heb u liever dan ên everswîn, </text:p>
      <text:p text:style-name="P485"><text:span text:style-name="T1">al waert van finen goude ghewracht</text:span> </text:p>
      <text:p text:style-name="P58"/>
      <text:p text:style-name="Text_20_body">любовь не измерить золотом, ни золотым тельцом, ни, как в этой песне, золотой свиньёй. Но к середине 17-го столетия уже не осталось свиней из золота, а только из плоти, как те, с которыми Франц ван дер Грув, один из предков, отправился на Маврикий, полный трюм живых свиней, и потратил тринадцать лет, таская свою аркебузу по эбонитовым лесам, через болота и лавовые потоки, систематически убивая местных додо по причине, которую сам не мог объяснить. Голландские свиньи разбирались с яйцами и птенцами. Франц тщательно наводил мушку на родителей с 10 или 20 метров, медленно тянул курок, не сводя глаз с расплывчатого уродства, покуда рядом в медленном подобии, смоченный в вине, стиснутый челюстями змия, спускался красновато тлеющий цвет, опаляя жаром щёку, словно моё личное маленькое светило, писал он домой своему старшему брату Хендрику, повелитель моего Знака... приоткрывал замок с зарядом пороха загороженный другой рукой—вспышка на затравной полке под фитилём и громкий выстрел отдавался эхом среди крутых скал, отдача била прикладом в его плечо (натёртая кожа там поначалу покрывалась водянками, но затвердела и обмозолилась после <text:soft-page-break/>первого лета). И тупая неуклюжая птица, не сотворённая летать или быстро бегать—на что они вообще годятся?—теперь неспособная даже увидеть своего убийцу, вскинувшись, брызжа кровью, с квохтаньем умирала…. </text:p>
      <text:p text:style-name="Text_20_body">Дома брат просматривал его письма, некоторые свежие, другие подмоченные морем или выцветшие, за несколько лет кряду, доставленные все разом—мало что в них понимая, торопясь провести день как обычно, в садах и теплице со своими тюльпанами (царящее сумасшествие тех времён), особенно новая разновидность названная именем его теперешней любовницы: кроваво-красные с тонкой пурпурной татуировкой… «Недавно прибывшие все носят новомодные мушкеты… но я всё не расстаюсь со своим старым фитильным замком… разве не заслуживаю такое неуклюжее оружие для неуклюжей дичи?» Но Франц так и не написал что удерживало его там среди зимних циклонов, забивавшего ствол кусками старой униформы следом за свинцовыми пулями, обожжённого солнцем, обросшего бородой и грязного—если только не под проливным дождём, или когда он поднимался наверх, где кратеры старых вулканов держали в своих ладонях дождевую воду цвета небес подъятых в жертвоприношении. </text:p>
      <text:p text:style-name="Text_20_body">Он оставляет додо гнить, его воротит от их мясо. Обычно, охотился он один. Но зачастую, спустя месяцы, уединённость начинала менять его, менять сами его ощущения—неровные горы при полном свете дня распускаются у него на глазах причудливыми шафранами, потоками индиго, небо стеклом в его теплице, весь остров его тюльпаномания. Голоса—у него бессоница, южные звёзды слишком густы, чтоб складываться в созвездия, сбиваются в лица и в существа из мифов более несусветных, чем додо—бормочут слова спящих, напевно, в дуэтах, хором. Ритмы и тембры голландские, но без какого-либо явного смысла. Кроме того, они, как ему кажется, предупреждают о чём-то… бранят, выходят из себя, что ему не доходит. Однажды он просидел весь день, уставясь на единственное белое яйцо додо в гамаке из травы. Место было слишком удалённое, чтоб забрела пасущаяся свинья. Он ждал царапинки, первой трещины, что обернётся сеткой в меловой поверхности: возникновение. Пакля зажата зубами стальной змеи, готова быть зажжённой, готова опуститься, солнцем к морю чёрного пороха, и уничтожить младенца, яйцо света в яйцо тьмы, на первой же минуте его изумлённого зрения, в мокром пуху пошевеливаемом прохладным юго-восточным ветром… Он следил вдоль ствола час за часом. Именно тогда, если когда-либо, он мог рассмотреть как оружие составляет ось, мощную как сама земная, между ним и его жертвой, неподвижной, внутри яйца, с наследственной цепочкой, что не должна прерваться покуда не узрит на миг свет этого мира. Так они и застыли, безмолвное яйцо и чокнутый голландец, и аркебуза, что навсегда связала их в композицию блистательно неподвижную как у Вермеера. Лишь солнце двигалось: из зенита вниз и за зубчатые горы в Индийский океан, в неторопливую ночь. Яйцо не дрогнуло, не вылупилось. Ему надо было разнести его на месте, где лежало: он понимал, что птенец появится до рассвета. Но цикл завершился. Он поднялся на ноги, колено и тазобедренные суставы в агонии, в голове гул от инструкций его сноголосов назойливо требовательных, наперебой, но он просто похромал прочь, оружие вскинуто на правое плечо. </text:p>
      <text:p text:style-name="Text_20_body">Когда одиночество начало доводить его до подобных ситуаций, он чаще всего возвращался в поселение и присоединялся к отряду охотников. Пьяные, охваченные общей истерикой недорослей, в ночных вылазках они сразу начинали палить во что попало, в вершины деревьев, в <text:soft-page-break/>облака, в демонских летучих мышей, что кричат за пределами слышимого. Ветра с юго-востока взбирались по склону охладить их ночную потливость, небо наполовину малиновое от вулкана, гул у них под ногами настолько же глубоко, как высоки голоса летучих мышей, все эти люди пойманы в срединном спектре, схвачены частотой собственных голосов и слов. </text:p>
      <text:p text:style-name="Text_20_body">Эта безумная ватага были лишь лузерами, что прикидывались расой избранных Богом. Колония, компания, умирали—как эбонитовые деревья, которые они обдирали с острова, как насчастный вид животных, которых они стирали с лица земли. К 1681 году <text:span text:style-name="Emphasis">Didus ineptus</text:span> исчезнут, к 1710 исчезнет и последний поселенец на Маврикии. Компания там продержится на срок одной человеческой жизни. </text:p>
      <text:p text:style-name="Text_20_body">Для кого-то это имело смысл. Они увидели птиц настолько несуразных, что возникало подозрение Сатанинского вмешательства, чьё уродство служило аргументом против Божественного творения. Не был ли Маврикий первым ядовитым протеканием в охранительной дамбе Земли? Христиане должны искоренить его, либо погибнуть во втором Потопе, разверзстом на сей раз не Богом, но Вражиной. Акт вбивания зарядов в дула их мушкетов был для этих мужчин актом веры, деянием, символизм которого они понимали. </text:p>
      <text:p text:style-name="Text_20_body">Но если они были избраны придти на Маврикий, почему они стали также избранниками для провала и ухода восвояси? Это избранность или скороминущесть? Они Избранные, или они Былое и обречены так же, как и додо? </text:p>
      <text:p text:style-name="Text_20_body">Франц не мог знать, что за исключением пары-другой на острове Воссоединения, это были единственные додо во всём Творении и что он содействовал уничтожению расы. Но иногда масштабы и дикость охоты доходили таки и тревожили его сердце. «Если бы этот вид не был подобным извращением»,– писал он,– «их можно было бы с выгодой одомашнить для пропитания наших поколений, я не могу ненавидеть их так же яростно, как некоторые тут. Но чем приостановить это убийство? Слишком поздно… Возможно, более пристойный клюв, больше перьев, способность к полёту, хотя бы краткому… части Промысла. Или, если бы мы встретили дикарей на этом острове, то внешность птицы, возможно, не показалась бы нам более странной, чем дикие индюшки Северной Америки. Увы, их трагедия в том, что они преобладающая форма Жизни на Маврикии, не обладающая речью.» </text:p>
      <text:p text:style-name="Text_20_body">Вот, и в этом вся суть. Отсутствие своего языка исключало шанс включения их в то, что их упитанные и льноволосые захватчики именовали Спасением. Но Франц, более одинокий в часы рассвета, чем большинство, не мог в конце концов не узреть чудо: Дар Речи… Обращение Додо. Восстоя тысячами на берегу, светящийся профиль рифа на воде позади них, его прибой единственный звук утра, вулканы отдыхают, ветер утих, осенний восход осыпает стеклянисто глубоким светом всех их… они пришли из своих гнёзд и птичьих базаров, из-за потоков вырывающихся из туннелей в лаве, с мелких островов разбросанных, как обломки, у северного побережья, из нежданных водопадов и сведённых джунглей, где топоры покрываются ржавчиной, а грубо сколоченные желоба гниют и валятся от ветра, из своих сырых утр в тенях гор-пней приковыляли они в неуклюжем паломничестве на эту ассамблею: дабы освятиться и быть приобщёнными.... <text:span text:style-name="T1">Ибо, поскольку есть они твореньями Господа, имеющими дар разумного общения, признающими, что лишь в Слове Его возможно найти жизнь вечную.</text:span>.. И в глазах додо <text:soft-page-break/>стоят слёзы счастья. Они братья отныне, они и люди, что их избивали, братья во Христе, они мечтают быть сейчас рядом с младенцем на его насесте в конюшне, смотреть на него и любоваться его бесценным лицо ночь напролёт…. </text:p>
      <text:p text:style-name="Text_20_body">Вот наичистейшая форма европейского прогресса. Чего же ради всё это нужно было, убийственные моря, гангренозные зимы, голодные вёсны, преследование неверных до изнеможенья, полуночные боренья со Зверем, наш пот ставший льдом и слёзы обернувшиеся бледными крупицами снега, если не ради таких моментов, как этот: маленькие обращённые, всех не вобрать одним взглядом, такие кроткие, настолько верящие—как может чей-то зоб стиснуться в страхе, как может раздаться квохтанье отступника в присутствии нашего клинка, нашего непременного клинка? Повящённые, теперь они будут кормить нас, посвящённые останки их и помёт будут удобрять наши урожаи. Мы говорили им о «Спасении»? Мы имели в виду вечную жизнь во Граде? Жизнь вечную? Рай земной восстановлен, вернуть им их остров каким он был? Может быть. Всегда думаем о братьях меньших, коими мы благословенны среди наших прочих благословений. Право же, коль они спасают нас от голода в мире этом, тогда в следующем, в царстве Христовом, наши спасения должны быть, в равной же мере, неотделимы. Иначе додо будут только тем, чем кажутся в иллюзорном свете мира—всего лишь нашей дичью. Бог не может быть настолько жестоким. </text:p>
      <text:p text:style-name="Text_20_body">Франц может рассматривать обе версии, чудо и охота на протяжении столь долгих лет, что всех он уж теперь и не упомнит, как реальные, равносильные возможности. В обоих, под конец, додо умирают. Но что касается веры… он может верить только лишь в стальную реальность огнестрельного оружия, которое носит при себе. «Он знал, что мушкет весит меньше, что его спуск, кремень и сталь, обеспечивают более надёжное зажигание—но он чувствовал ностальгию по аркебузе… ему наплевать на лишний вес, <text:span text:style-name="T309">такая </text:span><text:span text:style-name="T12">у него</text:span> была <text:s/>причуда….» </text:p>
      <text:p text:style-name="Text_20_body">Пират и Осби Фил опёрлись на парапет крыши, великолепный закат по ту сторону и вверх извивов реки, имперский змий, толпы фабрик, квартир, парков, закопчённых шпилей и фронтонов, накалённое небо шлёт вниз на мили глубоких улиц и громоздящихся крыш, и на жилистую реку Темзу резкое пятно обожжёно оранжевого, напомнить посетителю о временности его смертного пребывания тут, запечатать или опустошить все окна и двери доступные взору его глаз, которые ищут всего лишь капельку общения, перекинуться словом на улице, прежде, чем подниматься в пропахшую мылом съёмную комнату и к квадратам кораллового заката на досках пола—антикварный свет, само-поглощаемый, учтённый как потреблённое топливо на счётчике холокоста зимы, более отдалённые формы среди нитей или листов дыма обернулись превосходными пепельными руинами самих себя, окна поближе, на миг ударенные солнцем, не отражают вовсе, а льют такой же разрушительный свет, это напряжённое угасание, которое не обещает возвращенья, свет, что обращает в ржавчину правительственные машины припаркованные у тротуара, лакирует последние лица спешащие по холоду вдоль магазинов, как будто прозвучала наконец безкрайняя сирена, свет, пронзающий холодом неизведанные каналы множества улиц, переполненный лондонскими скворцами, что миллионами слетаются к расплывчатым каменным пьедесталам, к пустеющим площадям и великому коллективному сну. Они летят колцами, концентрическими кольцами на экранах радаров. Операторы называют их «ангелами». </text:p>
      <text:p text:style-name="Text_20_body"><text:soft-page-break/>– Он за тобой увязался,– Осби затягивается мухоморной сигаретой. </text:p>
      <text:p text:style-name="Text_20_body">– Да,– Пират инспектирует края сада на крыше, недовольный в закате,– но совсем не хочется в это верить. Хватит с меня и того… </text:p>
      <text:p text:style-name="Text_20_body">– И что ты думаешь про неё, вообще. </text:p>
      <text:p text:style-name="Text_20_body">– Кто-то сможет её использовать, я так думаю,– прийдя к этой мысли вчера, на станции Чаринг-Крос, когда она уезжала в «Белое Посещение».– Нежданная прибыль кому-то. </text:p>
      <text:p text:style-name="Text_20_body">– А тебе известно что они там надумали? </text:p>
      <text:p text:style-name="Text_20_body">Только то, что они замышляют что-то с использованием гигантского осьминога. Но в Лондоне никто ничего определённого не знает. Даже в «Белом Посещении» суета нежданной суматохи, и вязкая неясность отчего. Майрон Грантон замечен бросающим не слишком товарищеские взгляды на Роджера Мехико. Зуав отбыл обратно в своё подразделение в Северной Африке, служить дальше под Крестом Лорейна, всё, что может напугать немцев в его черноте, заснято на плёнку, всё выжатое из него уговорами или внушениями самого фон Гёля, когда-то дружного с и по прежнему равного Лангу, Пабсту, Любичу, с недавних пор замешанного в дела энного количества правительств в изгнании, в колебание валют, в учреждения и прекращения существований удивительнейшей сети рыночных операций, на которые закрывают глаза, перемаргивают дальше по всему воюющему континенту, даже когда пожарные расчёты с воем мчат по улицам, а огненный смерч уносит кислород в небо и клиенты валяются, задохнувшиеся как клопы в присутствие ДДТ… однако, коммерция нисколько не умалила Манеру фон Гёля: теперь она стала более прочувствованной, чем прежде. В начальных отрывках чёрный человек в форме SS движется на фоне модели ракеты и трейлера (непременно заснятые сквозь сосны, снег, под удалённым углом, чтобы не выдавалось английское месторасположение), остальные, достаточно чёрнолицые, призваны на день, вся шара забавляется, м-р Пойнстмен, Мехико, Эдвин Трикл, и Ролло Грост, постоянный нейрохирург ОИА Аарон Тростер, все играют чёрных ракетчиков вымышленной<text:span text:style-name="Emphasis"> Schwarzkommando</text:span>—даже Майрон Грантон на роли без слов, смазанный статист как и все остальные. Продолжительность фильма три минуты 25 секунд из двенадцати кусков. Плёнку состарят, добавят малость плесени и зернистости и перебросят в Голландию, чтобы стала частью «остатков» поддельной стартовой площадки ракет в Рийксвийкше Бош. Потом голландской сопротивление совершит «налёт» на эту площадку, производя много шума, оставляя отпечатки шин и следы поспешного бегства. Армейский грузовик будет распотрошён коктейлями Молотова: в пепле, среди обгорелой ткани, почернелых и частью расплавившихся бутылок джина, будут найдены фрагменты тщательно сфальфсифицированных документов <text:span text:style-name="Emphasis">Schwarzkommando</text:span> и эта катушка плёнки, которую можно просматривать всего три минуты 25 секунд. Фон Гёль, твердея лицом, объявляет это величайшей из своих работ. </text:p>
      <text:p text:style-name="Text_20_body">«Действительно, с учётом дальнейших событий»,– пишет знаменитый киновед Митчел Притиплейс,– «невозможно оспаривать такую его оценку, хотя по далеко иным причинам, чем мог бы предложить фон Гёль, или даже предположить с его тогдашней точки зрения». </text:p>
      <text:p text:style-name="Text_20_body"><text:soft-page-break/>В «Белом Посещении», из-за беспорядочного финансирования, всего один кинопроектор. Каждый день, около полудня, когда люди из <text:span text:style-name="Emphasis">Оперции Чёрного Крыла</text:span> заканчивают смотр своих фальшивых афро-чёрных ракетные войска, Вибли Силвернейл приходит унести проектор обратно по холодным коридором потёртого дерева в крыло ОИА, во внутреннюю комнату, где осьминог Григори молча пускает сопли в своей ёмкости. В остальных комнатах воют псы, пронзительно лают от боли, скулят о стимуле, которого не получают и не получат, а снег кружится, невидимыми татуировочными иглами за лишённым нервов стеклом окна позади зелёных занавесок. Плёнка заправлена, свет выключен, внимание Григори привлечено к экрану, где уже движутся кадры. Камера следит как она движется преднамеренно никуда по комнатам, длинноногая, с подростковой шириной и присутуленностью плеч, волосы не вызывающе голландские, нет, а собраны в модный взлёт вверх под старинную корону матового серебра.... </text:p>
      <text:p text:style-name="P447"><draw:frame draw:style-name="fr2" draw:name="Image15" text:anchor-type="paragraph" svg:width="6.9252in" svg:height="0.3661in" draw:z-index="14"><draw:image xlink:href="Pictures/1000000000000B720000009B428C9716555D8079.png" xlink:type="simple" xlink:show="embed" xlink:actuate="onLoad" loext:mime-type="image/png"/></draw:frame></text:p>
      <text:p text:style-name="P317">Было очень раннее утро. Он проспотыкался наружу один, в улочку мокрого кирпича. К югу заградительные аэростаты, сёрфингисты на утренних перистых, мерцали, розово-жемчужные, в рассвете. </text:p>
      <text:p text:style-name="Text_20_body">Вот и выпустили Слотропа на волю, снова гуляет, блядь, последний шанс имел уйти на дембель, типа как чокнутый, да он его прошлёпал…. Чего ж не придержали его в той палате сдвинутых сколько собирались—говорили ж на пару недель? Никаких объяснений. Просто «Приветики!» и залупай отсылает его обратно в тот же ТОТСССГ. Парнишка из Кеноши, Крочмен, западопроходец, и его приятель Ваппо составляли весь его мир в последние дни… остались ещё непроработанные вопросы, незавершённые приключения, механизм сдерживания и до хрена счислений о порядке категоризации старушки, как отвести её свинью домой через перелаз, а тут, на тебе!—и снова тот же Лондон. </text:p>
      <text:p text:style-name="Text_20_body">Но что-то не так… что-то... поменялось… не хочу скулить, братаны, но—ну, например, он мог почти поклясться, что за ним следят, или по крайней мере подглядывают. Некоторые из хвостов очень ск<text:span text:style-name="T305">о</text:span>льзкие, но других он может вычислить запросто. На рождественской распродаже вчера в Вулворсе, он уловил парочку вылупленных глаз в отделе игрушек, возле кучи аэропланов из бальзового дерева и велосипедов для малышей. И какое-то постоянство в том, что отражает зеркало заднего вида в его Хамбер<text:span text:style-name="T305">е</text:span>, ни цвет ни модель пока что не засветились, но что-то постоянно присутствует в маленькой рамочке, довело до того, что начал оглядываться на другие машины, выезжая по утрам на работу. Вещи на его столе в ТОТСССГ как-то не так как оставлял. Девушки ищут отговорки, чтоб отменить свидание. Он чувствует, что его мягко отстранили от жизни, которой он жил до побывки в Св. Веронике. Даже в кино, позади него всегда кто-то, кто старается не говорить, не шелестеть бумагой, не смеяться слишком громко: Слотроп достаточно бывал в кино, чтобы враз усечь такую аномалию. </text:p>
      <text:p text:style-name="Text_20_body">Отсек возле Гросвенор-сквер начинает всё больше смахивать на капкан. Он проводит время, иногда целые дни, бродя по Ист-Енду, вдыхая резкий воздух Темзы, выискивая места где хвосты не смогут идти следом. Однажды сворачивает он в узкую улочку, вся из кирпича и продуктовых лотков, и слышит как его зовут по имени—и, опаньки!.. тут она и подходит, блондиновые <text:soft-page-break/>волосы вразлёт, белые танкетки постукивают по мостовой, клёвая чува в форме медсестры, а зовут её, э-э, ну, а—Дарлин. Она работает в госпитале Св. Вероники, а живёт неподалёку у м-с Квод, леди давно овдовела и с той поры страдает серией антикварных болезней, типа, общая анемия, экзема, фолликулит, хлоазма, и аденома сальных желез, совсем недавно добавилась щепоточка цинги. В общем, вышла за зелёными лимонами для квартирной хозяйки, и тут фрукты начали скакать и сыпаться из её соломенной корзинки и покатились, жёлто-зелёные, вдоль по улице, молоденькая Дарлин бегом вдогонку в своей шапочке медсестры, её груди как мягкие буфера для этой встречи в сером море города. </text:p>
      <text:p text:style-name="Text_20_body">– Ты вернулся! Ах, Тайрон, ты вернулся,– слезинка или две, они оба в приседе, подбирают цитрусовые, шелестит накрахмаленное хаки платье, даже пара пришмыгиваний от не совсем уж не сентиментального носа Слотропа. </text:p>
      <text:p text:style-name="Text_20_body">– Это я, милая… </text:p>
      <text:p text:style-name="Text_20_body">Колея шин в слякоти обернулась жемчугом, мягким жемчугом. Чайки медленно кружат на фоне высоких безоконных кирпичных стен района. Квартира м-с Квод вверх по трём тёмным лестничным маршам, с куполом далёкого Св. Пола из кухонного окна сквозь дым, в некоторые дни, а сама крохотная леди в кресле розового плюша в общей комнате, слушает по радиоприёмнику концерт аккордеонного оркестра Прима Скалы. На вид достаточно здорова. Хотя на столе её скомканный платочек из шифона: перистые пятна крови извилинами так и сяк, как узорчик из цветов. </text:p>
      <text:p text:style-name="P59">– Вы заходили, когда у меня была банальная лихорадка,– вспоминает она Слотропа,– мы в тот день заварили чай из полыни.– Ну, конечно, сейчас даже <text:span text:style-name="T305">и </text:span>вкус, поднимаясь сквозь подошвы его башмаков, пронимает его. Они переиначивают… должно быть это вне его памяти… холодный чистый интерьер, девушка и женщина, независимо от его стенографии звёзд… так много осунувшихся девушек, продутых ветром набережных, сиделок, прощаний на автобусных остановках, как можно ждать, чтоб он запомнил? но эта комната продолжала напоминания: в какой-то части того, кем уж он там был внутри, она соизволила остаться, сберегалась <text:span text:style-name="T306">себе спокойненько</text:span> все эти месяцы вне его головы, разложенной в зернистые тени по засаленным баночкам трав, конфет, приправ, полного собрания романов Комптона Маккензи на полке, застеклённые образа её покойного мужа Остина, <text:s/>в золочёных, припорошённы<text:span text:style-name="T306">х</text:span> подступающей ночью, рамочках на каминной доске, где в прошлый раз дикие астры приветствовали из перепутаницы в маленькой вазе сервского фарфора, которую она <text:span text:style-name="T306">и</text:span> Остином нашли давны<text:span text:style-name="T306">м</text:span>-давно <text:span text:style-name="T306">когда-то </text:span>в магазине на Вардор-Стрит…. </text:p>
      <text:p text:style-name="Text_20_body">– Он был моим здоровьем,– часто повторяет м-с Квод,– с тех пор как он умер, мне пришлось стать окончательной ведьмой, из чистого самосохранения.– Из кухни доносится запах свеженарезанны<text:span text:style-name="T306">х</text:span> и выжатых лимонов. Дарин часто входит и выходит из комнаты, ищет разные ботанические добавки, спрашивает куда подевалась тряпочка для сыра.– «Тайрон помоги мне снять ту—нет рядом, высокая банка, спасибо милый»,— обратно на кухню, скрипнув крахмалом, полыхнув розовым.– «Тут ни у кого нет памяти, кроме меня»,– вздыхает м-с Квод,– «мы помогаем друг другу, как видите.»– Из-под кретонового камуфляжа она достаёт большую вазу с конфетами.– «А теперь»,– засияла она к Слотропу,– «Вот: винные желе. Они довоенные». </text:p>
      <text:p text:style-name="P59"><text:soft-page-break/>– Теперь я вспомнил вас—леди со связями в Министерстве Снабжения!– Но он знает, по прошлому разу, никакая галантность ему не поможет. После того визита он написал домой к Налин: «Англичане малость странные в том, что касается какие вещи на вкус, Мам. Они не такие как мы. Наверно это из-за климата. Им нравится такое, на что и не подумал бы никогда. Иногда просто желудок выворачивает. Недавно я угостился тем, что у них называется «винное желе». Для них это конфета, Мам! Придумай как скормить одну из них Гитлеру и война кончится завтра же!» Сейчас он снова лицом к лицу с этими рыжеватыми предметами из желатина, кивает, как он надеется, радостно м-с Квод. На них выпукло написаны имена различных вин. </text:p>
      <text:p text:style-name="Text_20_body">– И ещё капельку ментола,– м-с Квод закладывает в рот одну.– Прелесть. Слотроп наконец выбрал одну с барельефом<text:span text:style-name="Emphasis"> Lafitte Rothschild </text:span>и отправляет в свой целовальник: «О, да. Да. Ммм. Великолепно.» </text:p>
      <text:p text:style-name="Text_20_body">– Если вы хотите что-то совсем особенное, попробуйте Бернкаслер Докторский. О! Не вы ли мне принесли тогда те миленькое американские штучки, слизистый вяз. </text:p>
      <text:p text:style-name="Text_20_body">– Скользкий вяз. Какая жалость, они вчера кончились. </text:p>
      <text:p text:style-name="Text_20_body">Входит Дарин с горячим чайником и тремя чашками на подносе. </text:p>
      <text:p text:style-name="Text_20_body">– Что тут?– Слотроп малость поспешно. </text:p>
      <text:p text:style-name="Text_20_body">– Тебе лучше не знать, Тайрон. </text:p>
      <text:p text:style-name="P62">– Это точно,– после первого глотка, жалея, что мало она добавила лимонного сока, или хот<text:span text:style-name="T306">я бы</text:span> чего-нибудь, чтоб снять основной вкус, убийственно горький. Эти люди и впрямь сумасшедшие. И без сахара, есесна. Он тянется к вазе с конфетами, выуживает ребристый шарик лакрицы. На вид безопасна. И как раз когда он кусает, Дарлин смотрит на него со значением, грит, умничка, <text:span text:style-name="T306">совсем</text:span> вовремя: «О, я думала мы от <text:span text:style-name="T1">всех тех</text:span>—«Жильберт &amp; Саливан неподдельное наслаждение»—избавились <text:span text:style-name="T13">пару лет</text:span><text:span text:style-name="T1"> назад</text:span>»,– как раз в тот в момент, когда Слотроп распробовал тягуче-жидкую сердцевину со вкусом майонеза и корок апельсина. </text:p>
      <text:p text:style-name="Text_20_body">– Вы забрали последнюю из моих Мармеладный Сюрпризов!– вскрикивает м-с Квод, с быстротой фокусника доста<text:span text:style-name="T306">ёт</text:span> сладость в форме яйца мягко зелёного цвета, всю усыпанную лавандовым типографским шрифтом.– И за это не получите ни одной кремовой рабарбы.– И вся та штука исчезает в её рту. </text:p>
      <text:p text:style-name="P60">– Так мне и надо,– говорит Слотроп, удивляясь что это он хотел этим сказать, прихлёбыва<text:span text:style-name="T306">ет</text:span> чай из трав, чтобы снять вкус конфеты из майонеза—чёрт! и это было ошибкой, точно, потому что его рот снова наполняет жуткая алкалоидная разруха, аж до самого мягкого нёба, где она и осела. Дарлин, сочувственная <text:span text:style-name="T306">Голуб</text:span>ушка, подаёт ему твёрдую красную конфету в форме малины… мм, как ни странно, у неё даже вкус малины, хотя не может снять всё ту горечь. Нетерпеливо, вгрызается он и уже дохрустывая понимает, ёбаный идиот, что опять нарвался, по языку разливается самая жуткая кристаллиновая концентрация, Боже, наверн<text:span text:style-name="T306">яка</text:span> это <text:span text:style-name="T306">чистая</text:span> нитритная кислота.– Ой-йой, уж эта и вправду кисленькая.– Едва способен выговаривать слова, до того его корёжит, из тех шуточек, которыми Хоп Хариган отвлекал Танка Тинкера от игры на <text:soft-page-break/>его свирельке, дешёвый трюк в тех комиксах и вдвойне предосудительный со стороны старой леди, которая, типа, как одна из наших Союзников, блядь, он даже ничего не видит, оно зашло ему в нос и чем бы оно ни было, совсем не растворяется, просто продолжает пытку его дрожащего языка и хрустит как толчёное стекло у него на зубах. М-с Квод тем временем занята поглощением, кусочек за кусочечком, пироженого <text:span text:style-name="Emphasis">petit four </text:span>из вишни с хинином. Она излучает довольство на молодых людей по ту сторону вазы с конфетами. Слотроп, забывшись, снова тянется к чаю. Теперь не получается галантно увильнуть. Дарин спускает ещё две-три банки с конфетами с полки, и он <text:s/>теперь срывается, как путешествие к центру некоей малой, враждебной планеты в громком конфетном <text:span text:style-name="T1">чавк</text:span> сквозь шоколадную кору отдающей эвкалиптом помадки к, наконец, ядру из какой-то очень тугой резинки арабской. Ногтями он выдирает кусочек этого из зубов и какое-то время рассматривает. Цвет пурпурный. </text:p>
      <text:p text:style-name="Text_20_body">– Вот вы и догадались!– М-с Квод машет ему пёстрым конгломератом из корня имбиря, ириски и семени аниса,– понимаете всегда надо наслаждаться <text:span text:style-name="T1">внешним видом</text:span>. И почему вы, американцы, такие импульсивные? </text:p>
      <text:p text:style-name="Text_20_body">– Ну,– бормочет,– обычно мы не доходим до чего-то более сложного, чем плитки Херши, понимаете… </text:p>
      <text:p text:style-name="Text_20_body">– О, попробуй <text:span text:style-name="T1">это</text:span>!– кричит Дарлин ухватившись за горло и качаясь на него. </text:p>
      <text:p text:style-name="Text_20_body">– Ух-ты, это наверняка что-то,– с сомнением берёт эту новинку коричневого цвета, уменьшенная вчетверо полная копия ручной гранаты, <text:span text:style-name="T307">защёлка</text:span>, кольцо и всё прочее, одна из серии патриотических сластей выпущенных <text:span text:style-name="T307">до того как</text:span> сахар стал таким дефицитом, <text:span text:style-name="T307">наряду</text:span>, как он определил заглянув в банку, <text:span text:style-name="T307">с обоймой</text:span> Вибли .455 калибра из розовых и зелёных ирисок, шеститонной бомбы из желатина в серебристой обёртке, и базуки из лакрицы. </text:p>
      <text:p text:style-name="Text_20_body">– Ну, давай,– Дарлин ухватив его руку с конфетой, пытается <text:span text:style-name="T307">впихнуть</text:span> в его рот. </text:p>
      <text:p text:style-name="Text_20_body">– Да, просто, знаешь, смотрю на вид, как советует м-с Квод. </text:p>
      <text:p text:style-name="Text_20_body">– Но плющить в руке нечестно, Тайрон. </text:p>
      <text:p text:style-name="Text_20_body">Под своей тамариндовой глазурью, граната оказывается приторной нугой сдобренной пепсином, полной пряных ягодок кубеба поверх жёсткой сердцевины камфорной камеди.. Это невыразимо отвратительно. У Слотропа начинает кружиться голова от камфорных испарений, глаза слезятся, язык в неизбывном холокосте. Кубеб? Ему случалось лишь <text:span text:style-name="T1">курить</text:span> эту дрянь.– «Отравлен»...– удаётся ему выстонать. </text:p>
      <text:p text:style-name="Text_20_body">– Ну, же, по-мужски,– советует м-с Квод. </text:p>
      <text:p text:style-name="Text_20_body">– Да,– Дарин через слои обсосанной карамели,– не забывай, война идёт. Давай, милый, открой ротик. </text:p>
      <text:p text:style-name="Text_20_body">Сквозь слёзы он не может толком разглядеть, но слышит, как м-с Квод напротив за столом долдонит: «Ням, ням, ням»,– а Дарин давится смехом. Это большущее и мягкое, как зефир, но почему-то—если только у него всерьёз не сдвинулись мозги—по вкусу похоже на джин. – Эа шо,– спрашивает он непрожёванно. </text:p>
      <text:p text:style-name="Text_20_body"><text:soft-page-break/>– Джиновый зефир,– грит м-с Квод. </text:p>
      <text:p text:style-name="Text_20_body">– Аааа… </text:p>
      <text:p text:style-name="Text_20_body">– О, это ещё что, попробуйте одну такую...– Его зубы с какой-то извращённой рефлектив<text:span text:style-name="T307">н</text:span>остью прохрустнулись через твёрдую кислую крыжовниковую скорлупу до влажной брызжущей неприятности, наверное, как ему кажется, тапиоки, липкие кусочки чего-то наполненного пудренными дольками. </text:p>
      <text:p text:style-name="Text_20_body">– Ещё чаю?– предлагает Дарин. Слотроп в безудержном кашле, вдохнув малость той начинки из долек. </text:p>
      <text:p text:style-name="Text_20_body">– Нехороший кашель,– м-с Квод предлагает коробочку тех невероятных английских капель от кашля, Меггезон,– Дарлин, чая просто чудесный, я чувствую как моя цинга проходит, просто чувствую. </text:p>
      <text:p text:style-name="Text_20_body">Меггезон это как если тебя шарахнут по голове Швейцарскими Альпами. Ментоловые сосульки моментально вырастают с крыши ротовой полости Слотропа. Полярные медведи вцарапываются когтями, чтобы удержаться на морозных гроздьях альвеолярных кистей в его лёгких. Зубы ободрало настолько, что больно дышать, даже через нос, даже послабив галстук и засунув нос под шейный вырез в его оливково-серой майк<text:span text:style-name="T307">е</text:span> с короткими рукавами. Испарения бензоина проникают <text:span text:style-name="T307">ему в</text:span> мозг. Голова плывёт кругом в нимбе из<text:span text:style-name="T307">о</text:span> льда. </text:p>
      <text:p text:style-name="Text_20_body">Даже час спустя привкус Меггезона не проходит, в воздухе призрак мяты. Слотроп лежит с Дарлин, Отвратные Английские Конфетные Манёвры в прошлом, его пах прижат к её тёплому заду. Единственная конфета, которую он не попробовал—м-с Квод её придержала—была <text:span text:style-name="T1">Райское Пламя</text:span>,та знаменитая сладость по дорогой цене и переменчивого вкуса—для одного <text:span text:style-name="T307">как</text:span> «солёная слива», для другого «искусственные вишни»… «засахаренные фиалки»… «Ворчестерский соус»… «патока с перцем»… сколько угодно подобных определений, уверенных, кратких, никогда длиннее, чем пара слов—напоминают описание <text:span text:style-name="T307">отравляющих</text:span> и одуряющих газов в тренировочных инструкциях, «кисло-сладкий баклажан» самое, пожалуй, длинное на данный момент. <text:span text:style-name="T1">Райское Пламя</text:span> сегодня оперативно вымерло и в 1945 его вряд ли можно найти: во всяком случает среди залитых солнцем магазинов и полированных витрин Бонд-Стрит или развалин Белгравии. Но время от времени какая-то да и всплывёт в местах обычно не торгующих кондитерскими товарами: спокойно, в глубине больших стеклянных банок затуманенных временем, среди других подобных предметов, иногда просто одна конфета на всю банку, почти скрытая окружающими турмалинами в немецком золоте, резны<text:span text:style-name="T308">ми</text:span> эбонитовы<text:span text:style-name="T308">ми</text:span> напёрстк<text:span text:style-name="T308">ами</text:span> из прошлого столетия, <text:span text:style-name="T308">за </text:span>шпильк<text:span text:style-name="T308">ам</text:span>и, част<text:span text:style-name="T308">ям</text:span>и клапанов, резьбовы<text:span text:style-name="T308">ми</text:span> запчаст<text:span text:style-name="T308">ям</text:span>и от непонятных музыкальных инструментов, радиодетал<text:span text:style-name="T308">ям</text:span>и из канифоли и меди, которую Война, в своей ненасытном, всеобгладывающем поглощении не успела слизнуть в темноту… В местах, чья тишь не нарушается слишком громким звуком автомобильных моторов, а снаружи деревья вдоль улицы. Комнаты глубже, а лица проявляющиеся в свете, что падает сквозь застеклённую крышу, старше, желтее, дряхлее…. </text:p>
      <text:p text:style-name="Text_20_body">Поколыхиваясь около нулевой отметки между сном и бодрствованием, его полупоникший хуй всё ещё в ней, их <text:span text:style-name="T308">обессиленные</text:span> ноги согнуты под одинаковым углом… Комната углубляется в <text:soft-page-break/>воду и прохладность. Где-то садится солнце. Света едва хватает различить тёмные веснушки у неё на спине. В гостиной, м-с Квод снится, что она вернулась в сады Бёрнмаута, в гущу рододендроно<text:span text:style-name="T308">в</text:span> и нежданного дождя, Остин кричит <text:span text:style-name="Emphasis">Прикоснитесь к её горлу, Величество. Прикоснитесь! </text:span>и Йрйё—самозванец, но настоящий король из какой-то весьма сомнительной семейной ветви узурпировавшей трон в результате интриг по поводу Бессарабии в 1878—Йрйё, в старомодном сюртуке с золотыми галунами поблескивающими на рукавах, склоняется к ней сквозь дождь навсегда излечить от золотухи королевским прикосновением, выглядит так же как на ротогравюре, в паре шагов позади, его милая Хризола, в серьёзном ожидании, вокруг них колошматит дождь, белая королевская рука вынута из перчатки, складывается, как бабочка, прикоснуться к впадинке на горле м-с Квод, чудотворное прикосновение, лёгкое… прикосновение… </text:p>
      <text:p text:style-name="Text_20_body"><text:span text:style-name="Emphasis">Вспышка молнии—</text:span> </text:p>
      <text:p text:style-name="P61">И Слотроп зевает: – Который час?– а Дарин всплывает из сна. И тут, без предупреждения, комната полна полдня, слепяще-белого, каждый волосок взбитый у неё на загривке отчётлив как днём, и сотрясение обрушивается на них, потрясая дом до его бедных косточек, ударяя в оконную занавеску, обернувшуюся чёрно-белой сеткой траурных карточек. Сверху, догоняя, нараста<text:span text:style-name="T308">ет</text:span> вой паденья ракеты, скорый поезд с высот вниз, в звенящую тишину. Снаружи лопается стекло, протяжный диссонанс цимбал дальше по улице. Член Слотропа подскочил, торча до боли. Для Дарин, пробудившейся вдруг, сердце колотится, ладони и пальцы свело от страха, это торчание, разумеется, кажется частью белой вспышки, грохота. К тому времени, когда взрыв сошёл на красное постоянное мерцание за занавеской, она начала удивляться… как одно с другим… но они уже заняты еблей, и какая разница, а ради Бога, почему <text:span text:style-name="T308">бы</text:span> и не быть хоть какой-то пользе от этого дурацкого Блица? </text:p>
      <text:p text:style-name="Text_20_body">Но кто там, в просвете оранжевой занавески, сдерживает дыхание? Подсматривает? Ну, и где же по вашему, составители карт, мастера слежки, упадёт следующая? </text:p>
      <text:p text:style-name="P448"><draw:frame draw:style-name="fr2" draw:name="Image16" text:anchor-type="paragraph" svg:width="6.9252in" svg:height="0.3661in" draw:z-index="15"><draw:image xlink:href="Pictures/1000000000000B720000009B428C9716555D8079.png" xlink:type="simple" xlink:show="embed" xlink:actuate="onLoad" loext:mime-type="image/png"/></draw:frame></text:p>
      <text:p text:style-name="P318">Самое первое прикосновение: он говорил какую-то гадость, обычное для Мехико самобичевание—ты меня не знаешь, я ещё тот стервец—«Нет»,– она хотела приложить свой палец к его губам,– «не говори так».– Когда она потянулась, он не задумываясь перехватил её запястье и отвёл руку, чистая самозащита—но продолжал удерживать её. Они оказались лицом к лицу и ни один не отводил глаз. Потом Роджер поднёс её руку к своим губам и поцеловал, всё так же глядя ей в глаза. Пауза, его сердце резкими толчками <text:span text:style-name="T310">бьёт в</text:span> стенку его груди… –«Ооо»,– вырвалось у неё и она потянулась обнять его, отбросив всякую сдержанность, открыта, <text:span text:style-name="T310">вся </text:span>дрожа, пока они прижимались друг к другу. <text:span text:style-name="T310">Позже</text:span> она ему рассказывала, что как только он взял её руку в тот вечер, она кончила. И первый раз, когда он прикоснулся к её пизде, <text:span text:style-name="T310">при</text:span>стисну<text:span text:style-name="T310">л</text:span> мягкую пизду Джессики <text:span text:style-name="T310">сквозь</text:span> её трусики, дрожь <text:span text:style-name="T310">снова</text:span> началась высоко меж её ляжек, охватывая <text:span text:style-name="T310">всю</text:span>. Она кончила дважды, прежде, чем хуй официально вошёл в её пизду и это важно для них обоих, хотя ни ни один не смог понять почему, собственно. </text:p>
      <text:p text:style-name="Text_20_body"><text:span text:style-name="T310">В ходе этого</text:span>, свет для <text:span text:style-name="T310">обоих</text:span> становится очень красным. </text:p>
      <text:p text:style-name="Text_20_body"><text:soft-page-break/>Однажды они встретились в чайной: на ней был красный свитер с короткими рукавами и её обнажённые руки теплились красным по бокам. Она была без <text:span text:style-name="T310">всякой</text:span> косметики, первый раз он видел её такой. Шагая к машине, она берёт руку Роджера и прикладывает на секунду, слегка, между своих движущихся ног. Сердце Роджера наполняется эрекцией и кончает. Такое <text:span text:style-name="T310">вот</text:span> ощущение. Резко вверх до уровня кожи, выплёскиваясь <text:span text:style-name="T310">из</text:span> его соск<text:span text:style-name="T310">ов</text:span>… это любовь, это изумительно. Даже когда её нет рядом, очнувшись ото сна, на улице вслед за лицом, которое вопреки вероятности может оказаться лицом Джессики, Роджер никак не может совладать с этим, он <text:span text:style-name="T311">не принадлежит себе</text:span>. </text:p>
      <text:p text:style-name="Text_20_body">Про Бобра. Или Джереми, под таким именем тот проходит у своей матери, Роджер старается не думать больше, чем приходится. Конечно же, он в агонии насчёт технических деталей. Она ведь никак не может—или может?—Делать Такие же Вещи с Джереми. Разве может этот <text:span text:style-name="T1">мудак</text:span>—она же не потянется вокруг когда они ебуться, а и чтоб вставить свой хулиганский палец, в его английскую розу, в жопу <text:span text:style-name="T1">Джереми</text:span>? Стоп, прекрати это (но сосёт ли она его хуй? <text:span text:style-name="T311">Поб</text:span>ывала ли когда-нибудь его <text:span text:style-name="T311">неизменно</text:span> наглая рожа между её сладеньких ягодиц?), бесполезно, это полоса юношеского помешательства и сидел бы сейчас лучше в Тиволи, да смотрел очередную серию Марии Монтез и Йона Хола, или же наблюдал бы леопардов и карибских вепрей в зоопарке Регент Парка да гадал пойдёт ли дождь до 4:30. </text:p>
      <text:p text:style-name="Text_20_body">Время, которое Роджер и Джессика провели вместе, в сумме, измеряется часами. А все сказанные слова не превы<text:span text:style-name="T311">ся</text:span>т <text:span text:style-name="T311">к</text:span>оличества в меморандуме ВКСЭС. И нет ни малейшей возможности, впервые за его карьеру, чтобы статистик придал этим числам хоть какой-то смысл. </text:p>
      <text:p text:style-name="Text_20_body">Когда вместе, они единый интерфейс кожи, истекающей потом, стиснутой насколько их мускулам с костями хватает сил приж<text:span text:style-name="T311">им</text:span>аться, почти без слов. кроме её имени, или его. </text:p>
      <text:p text:style-name="Text_20_body">По отдельности, время для составления крутых кино-диалогов, сценариев, чтобы разыгрывать наедине с собой, по ночам, когда её зенитка стучит в дверь небес над нею, а его ветер гудит в завитках колючей проволоки вдоль пляжа. Отель Мэйфловер: «Кое у кого реактивная скорость, опоздала всего на полчаса.» </text:p>
      <text:p text:style-name="Text_20_body">– Ну,– девушки из ЖКМС и УФАА, ювелирно украшенные юные вдовы, косятся со всех сторон,– надеюсь ты время зря не терял. </text:p>
      <text:p text:style-name="Text_20_body">– Времени достаточно, чтоб сговориться о паре свиданий,– отвечает он тщательно всматриваясь в наручные часы застёгнутые, по моде второй мировой войны, на внутренней стороне запястья,– и<text:span text:style-name="T1"> на текущий момент</text:span> обеспечена беременность, или две, если только… </text:p>
      <text:p text:style-name="Text_20_body">– Ах!– Она подскакивает радостно (вверх, не на),– это мне <text:span text:style-name="T1">напомнило</text:span>… </text:p>
      <text:p text:style-name="Text_20_body">– Вуууййй!– Роджер отшатывается назад к растению в горшке, под разухабистые саксофоны Роланда Пичи и Его Оркестра, исполняющие «Вот, я Ляпнул Это Снова», и роняет голову на грудь. </text:p>
      <text:p text:style-name="Text_20_body">– Так <text:span text:style-name="T1">вот</text:span>, что у тебя на уме. Если, конечно, ум подходящее слово. </text:p>
      <text:p text:style-name="Text_20_body"><text:soft-page-break/>Они приводят всех в замешательство. Кажутся невыносимо невинными. Людей тут же тянет защитить их: следят за собой, чтобы не говорить о смерти, делах, изменах, когда Роджер и Джессика рядом. Всё только лишь про дефициты, песни, дружков, фильмы и блузки… </text:p>
      <text:p text:style-name="Text_20_body">Когда заложит волосы за уши, с её мягким подбородком, она выглядит 9, 10-летней, потерялась <text:span text:style-name="T315">у</text:span> витрин, моргает на солнце, голова мечется по светлому стёганому покрывалу, кончает в слезах, покрасневшее сморщенное лицо ребёнка готового разреветься, стонет<text:span text:style-name="T1"> о, о</text:span>… </text:p>
      <text:p text:style-name="Text_20_body">Однажды ночью, в тёмном холодно-одеяльном убежище их постели, сам задрёмывая и просыпаясь, он зализал Джессику до сна. <text:span text:style-name="T311">О</text:span>щути<text:span text:style-name="T311">в</text:span> как его первые тёплые вздохи к<text:span text:style-name="T311">асаются</text:span> её половых губ, она трепетала и кричала как кошка. Две-три ноты, казалось, звучат вместе, хрипло, колеблясь, пронизанные снежинками, что запомнились из прошедшего вечера. Деревья снаружи просеивают ветер, невидимые ей грузовики несутся по дорогам и улицам, за домами, за каналами или рекой, за простеньким парком. О, и ещё собаки и коты, что выбрались потоптаться по мягкому снегу…. </text:p>
      <text:p text:style-name="Text_20_body"/>
      <text:p text:style-name="P66">«… как бы картины, ну, ладно, скорее сцены всплывают, Роджер. Сами собой, серьёзно, я их не <text:span text:style-name="T1">выдумываю</text:span>….» Яркий рой их проплывает на фоне низкого изотонического мерцания потолка. Он и она лежат и дышат кверху, его <text:span text:style-name="T312">обмягчившийся</text:span> хуй млеет, свисая <text:span text:style-name="T312">через</text:span> его ляжк<text:span text:style-name="T312">у</text:span>, подгору, поближе к Джессике. Ночная комната испускает вздох, да, Испускает Вздох—старомодная смешная комната, ой-ой, я безнадёжен, кто клоуном родился вовек <text:span text:style-name="T312">неисправим</text:span>, заигрывает из зеркальной рамы в чём-то зелёно-полосатом, панталоны, волосы дыбом—и тем не менее это <text:span text:style-name="T1">очень</text:span> даже странно, за большинством комнат сегодня, гм, знаете ли, замечалось, что они «дышат», да, или <text:span text:style-name="T1">замирают в безмолвном ожидании</text:span> и в этом уже наметилась некая, должно быть, зловещая традиция, длинные стройные создания, тяжёлая парфюмерия и мулеты по комнатам подвергшимся атаке среди ночи, проткнуты винтовыми лестницами, сине-лепестковыми беседками, окружение в котором никто, как угодно разъярённый или сдвинутый, моя юная леди, никогда не Испускает Вздоха. Так не бывает. </text:p>
      <text:p text:style-name="Text_20_body">Но тут. С <text:span text:style-name="T1">этой</text:span> юной леди. Бумазея в клеточку. Взъерошенные брови. Распоясалась так, что удержу нет. Красный бархат. На «слабо́» она сняла свою блузку, в движении по основной магистрали возле Ловер Бидинга. </text:p>
      <text:p text:style-name="Text_20_body">– О, Боже, она чокнутая, и за что мне попадаются только <text:s text:c="2"/>такие вот? </text:p>
      <text:p text:style-name="Text_20_body">– Ну, ха, ха,– Джессика помахивает своим форменным галстуком как стриптизёрша,– сказал, побоюсь, да? Гри-и-л. Назвал меня «трусишка зайчишка, трусишка», я помню.– И конечно же, без лифчика, она их никогда не носит. </text:p>
      <text:p text:style-name="Text_20_body">– Послушай,– смотрит искоса,– ты знаешь, что тебя могут арестовать? Забудь про «<text:span text:style-name="T1">тебя</text:span>»,– ему только что дошло,– <text:span text:style-name="T1">меня</text:span> арестуют! </text:p>
      <text:p text:style-name="Text_20_body">– Скажут на тебя, ты и отвечай, ла, ла.– Нижние зубы выпятила в улыбке зловредины.– Я ведь просто невинный ягнёночек, а этот,– чуть вскидывает руку, резкий отсвет светлых волосков на её <text:soft-page-break/>предплечье,– этот Роджер-держи-морджер! вот этот ужасный зверюга! заставляет меня делать всякие гадкие... </text:p>
      <text:p text:style-name="P63">Тем временем, самый здоровенный грузовик из всех, что Роджер видел в своей жизни, совершает обгон сотрясаясь сталью, и теперь не только водитель, но и несколько—ну, это вообще жуть… <text:span text:style-name="T14">карликов</text:span>, в непонятной опереточной форме, в общем-то, какого-нибудь из центрально-европейских эмиграционных правительств, которы<text:span text:style-name="T312">е</text:span> как-то втиснуты все в высоко закреплённую кабину и поголовно уставились вниз,<text:span text:style-name="T312"> из</text:span> <text:span text:style-name="T312">своей</text:span> поросячьей возн<text:span text:style-name="T312">и</text:span> по свиноматке, для лучшего обзора, глаза вылуплены, смуглые, слюна каплет <text:span text:style-name="T312">с</text:span> губ, <text:span text:style-name="T312">этого </text:span>представления его Джессики Свонлейк со скандально голой грудью и его самого пытающегося притормозить и отстать от грузовика—да <text:span text:style-name="T312">не тут-то было,</text:span> сейчас позади Роджера, поджимая его, на той же, фактически, скорости, что и грузовик, появилась, у, блядь, так и есть, машина военной полиции. Он не может сбавить, а <text:s/>попыт<text:span text:style-name="T313">ка</text:span> об<text:span text:style-name="T313">гона</text:span> и <text:span text:style-name="T1">впрямь</text:span> покажется подозрительны<text:span text:style-name="T313">й</text:span>.... </text:p>
      <text:p text:style-name="Text_20_body">– Э, Джеси, пожалуйста, оденься, э, ладно, милая?– делая вид, что ищет свою расчёску, которая, как обычно, утеряна, задержанный известен как злостный расчёско<text:span text:style-name="T313">ман</text:span>… </text:p>
      <text:p text:style-name="P64">Водитель здоровенного ревущего грузовика пытается привлечь внимание Роджера, остальные коротышки, сгрудившись у окон, орут «Эй! Эй!», издавая сальные гортанные смешки. Их старший говорит на английском с невыразимо отвратным европейским акцентом. Тоже с кучей подмигов и подёргов: <text:s/>«Мийстир! Ай, ти! Какий малишка, а?»– Ещё больше хохота. В зеркале заднего вида Роджер видит английские полицейские рожи розовые в своей правильности, красные погоны, склоняются, подскакивают, советуются, временами резко взглядывают на парочку в Ягуаре, которые как-то, типа—«<text:span text:style-name="T1">Что</text:span> они <text:span text:style-name="T1">делают</text:span>, Приксбери, тебе видно?» </text:p>
      <text:p text:style-name="Text_20_body">– Похоже мужчина и женщина, сэр. </text:p>
      <text:p text:style-name="Text_20_body">– <text:span text:style-name="T313">Осёл</text:span>.– И вскидывает чёрный бинокль.</text:p>
      <text:p text:style-name="Text_20_body"/>
      <text:p text:style-name="Text_20_body">Сквозь дождь… потом сквозь замечтавшееся стекло, зелёное от вечера. И сама она в кресле, в старомодной шляпке, смотрит на запад, вдоль диска Земли, геено-красного по краям, и дальше в коричневые с золотом тучи… </text:p>
      <text:p text:style-name="Text_20_body">Потом, вдруг, ночь: Пустое кресло-качалка залито голубовато-меловым от—это луна, или какой-то другой свет с неба? просто деревянное кресло, уже пустое, посреди очень ясной ночи и этот свет спускается…. </text:p>
      <text:p text:style-name="P64">Образы продолжаются, расцветают, приходят и уходят, некоторые красивы, какие-то просто ужасны… но ей тут так уютно с её ягнёнком, её Роджером, и до чего же она любит очертания его шеи вся прям такая <text:span text:style-name="T313">уж</text:span>—ну, вот, как раз тут, под затылком его шишковатой головы как у десятилетнего мальчика. Она его целует вверх и вниз кисло солён<text:span text:style-name="T313">ого</text:span> кусоч<text:span text:style-name="T313">ка</text:span> кожи, что так завёл её, завёл её освещённую ночью, вдоль этих высоких сухожилий, целует его, поцелуи словно непрерывное дыхание, текущее без конца. </text:p>
      <text:p text:style-name="P65">Однажды утром—он не видел её уже около полумесяца—он проснулся в своей келье отшельника в «Белом Посещении» с напряжённо стоячим, <text:s/>веки <text:span text:style-name="T313">не разодрать</text:span>, и с длинным <text:soft-page-break/>светло-каштановым волосом впутавшимся ему в рот. Это явно не его волос. И ни кого-<text:span text:style-name="T313">нибудь</text:span> <text:span text:style-name="T313">ещё</text:span>, кроме как один из волос Джессики. Но это невозможно—он не встречался с ней. Он всхлипнул пару раз, потом чихнул. За окном начиналось утро. Его правый клык ныл. Он размотал длинный волос в капельках слюны, зубной камень, утренняя пушинка тому, кто дышит ртом, и уставился на него. Как он сюда попал? Просто жуть, душечка. Прямо тебе полный <text:span text:style-name="Emphasis">je ne sais quoi de sinistre.</text:span> Ему надо поссать. Пошаркал к уборной, его серая армейская фланель вяло заткнута под резинку пижамы, ему пришла мысль: <text:span text:style-name="T313">а </text:span>что если это сизая история начала века про заговор мстительных духов и эта волосина некий Первый Шаг… О, паранойя? Ты бы видел как он просчитывал все комбинации, прикидывал, справляя нужду в уборной среди спотыкливых, пердливых, скребущихся лезвием, кашляющих, чхающих и обсопливленных обитателей Секции Пси. Только <text:span text:style-name="T314">чуть погодя</text:span> он задумался о Джессике—о её безопасности. Заботливый Роджер. Что если она погибла в эту ночь, взрыв на складе боеприпасов… этот волос последнее прости-прощай, <text:span text:style-name="T314">которое</text:span> её призрачная любовь смогла протолкнуть на эту сторону, к единственному кто что-то значил.... Один такой <text:span text:style-name="T314">себе </text:span>паук-статистик: его глаза и впрямь наполнились слезой перед тем, как пришла Следующая Мысль—<text:span text:style-name="T1">о. О</text:span>, нет. Закрути-ка этот вентиль, Нетель, да прикинь <text:span text:style-name="T1">вот</text:span> о чём. Он стоял, полусогнувшись над раковиной, застыл, отложив свои страхи за Джессику <text:span text:style-name="T314">на </text:span>чуть <text:span text:style-name="T314">попозже</text:span>, так и <text:span text:style-name="T314">подмывало</text:span> оглянуться через плечо, или даже просто в, в старое зеркало, знаешь, <text:span text:style-name="T314">убедиться,</text:span> что они ещё там, но слишком парализован, чтобы рискнуть хотя бы и так… <text:span text:style-name="T15">вот тут-то</text:span>… о, да, самая ясная вероятность нашла почву в его мозгу и пустила корни. Что если все они, вся эта шайка психов из Секции Пси сговорились против него? Ну, как? Да: предположим они могут читать твоё сознание! а и что если—что если это гипнотизм? А? Исусе: тогда целая куча других оккультных заморочек, таких как астральное наущение, контроль сознания (ну, в <text:span text:style-name="T92">этом-то</text:span> ничего оккультного), тайные проклятия, чтоб вызвать импотенцию, флюс, сумасшествие, вуууййй!—<text:span text:style-name="T1">зелья</text:span>! (вот когда он, наконец, распрямляется и умственный взор, очень осторожно, обращает к толкучке в кофейном баре, о, Боже…), психо-<text:span text:style-name="T314">распределение</text:span>, чтобы Роджер стал им, а он Роджером, да, да, парочка таких понятий прокатились у него в уме на этом месте, ни одна из которых, в принципе, не манит, кстати—особенно посреди этого служебного сортира, с лицом Гавина Трефола лиловой окраски, яркое цветение клевера на ветру, Рональд Черикок выхаркивает ком зеленоватой с прожилками мокроты в раковину—что всё это, <text:span text:style-name="T1">кто все эти люди</text:span>…. Чокнутые. <text:span text:style-name="T1">Чоооокнутые</text:span>! Его обложили! они были тут всё эту войну, прослушивали его мозг, телепаты, ведьмаки, Сатанинские механики всех мастей, подключаются <text:span text:style-name="T1">во всё</text:span>—даже когда они с Джессикой в постели, <text:span text:style-name="T1">ебуться</text:span>— </text:p>
      <text:p text:style-name="Text_20_body">Старайся не подать виду, дружок, паникуй, если уж должен, но потом, не здесь…. Квёлые лампочки для ванных углубляют старые набрызги тысяч пятен воды и мыла <text:span text:style-name="T314">по</text:span> зеркала<text:span text:style-name="T314">м</text:span> до взаимоперистости облаков, дыма и кожи, пока он прошатывает свою голову мимо, лимонно-бежевую, коптяще-чёрную и сумеречно-коричневую в этих отражениях, из очень крупных крупинок, такая тут фактура…. </text:p>
      <text:p text:style-name="P319">Чудесное утро, Вторая Мировая Война. Всё, что он в состоянии удерживать на поверхности своего сознания, это слова <text:span text:style-name="Emphasis">Мне нужно перевестись</text:span>, типа, мурлыканье без музыки перед зеркалом, да, сэр, следует подать рапорт немедля. Вызовусь добровольцем на фронт в Германии, вот что я сделаю. Там та рам та рам. Точно, было объявление в прошлую среду в секретном разделе<text:span text:style-name="Emphasis"> Нацистов в Новостях</text:span>, втиснуто между объявлениями Мерсисайдского отделения <text:soft-page-break/>лейбористов ищущих публициста и Лондонского рекламного агентства о местах сразу <text:span text:style-name="T316">же </text:span>по демобилизации. То объявление посерёдке разместила какая-то рука из G-5, отловить пару специалистов по «переобразованию». Насущная, насущная фигня. Обучать Немецкого Зверя Великой Хартии Вольностей, спортивной честности, и прочему такому, а? Прочь, внутрь механизма какой-нибудь баварской деревушки из часов с кукушкой, вер-эльфы прошмыгивают из лесу по ночам оставить подрывные листовки у двери и под окнами—«Что угодно!»– Роджер бредёт обратно в свою узкую комнату,–«что угодно, только не это….» </text:p>
      <text:p text:style-name="Text_20_body">Вот до чего дошло. Он зна<text:span text:style-name="T316">ет</text:span>, что <text:span text:style-name="T316">станет</text:span> чувствовать себя спокойней в безумной Германии с Врагом, чем здесь в Секции Пси. Время года делает всё это ещё нестерпимее. Рождество. Быыы<text:span text:style-name="T316">л</text:span>юююввээ, хватаясь за желудок. Только Джессика делала это всё людским и переносимым. Джессика… Его повело тогда, на полминуты, дрожащего и зевающего, в длинном нижнем белье, мягком, почти невидимом в загородке декабрьского рассвета, среди множества острых краёв книг, рулонов, копирок, схем и карт (и главная, красные оспины на чистой белой коже леди Лондон, взирающая на всё… <text:span text:style-name="Emphasis">погоди-ка</text:span>… болезнь кожи… может она носит роковую инфекцию внутри себя? Возможно, места предопределены и полёт ракеты, фактически, определяется фатальн<text:span text:style-name="T320">o</text:span> <text:span text:style-name="Emphasis">зреющим нарывом посреди города</text:span>… но <text:span text:style-name="T317">ему не удаётся</text:span> ухватить это, не больше, чем понять навязчивую идею Пойнтсмена о реверсивном звуковом стимуле и, пожалуйста, пожалуйста, давай просто оставим это ненадолго…), посетило, не <text:span text:style-name="T317">ведавшего,</text:span> пока не прошло, <text:span text:style-name="T317">как</text:span> ясно он <text:span text:style-name="T317">понимает</text:span> честную половину своей жизни, которой сейчас была Джессика, <text:span text:style-name="T317">как</text:span> фанатично должна его мать Война <text:span text:style-name="T317">возмущаться</text:span> её красот<text:span text:style-name="T317">ой,</text:span> её нахальн<text:span text:style-name="T317">ым</text:span> безразличие<text:span text:style-name="T317">м</text:span> к <text:span text:style-name="T317">догмам</text:span> смерти, в которые он <text:span text:style-name="T317">совсем</text:span> недавно <text:span text:style-name="T317">верил</text:span>—её не<text:span text:style-name="T318">одоли</text:span>м<text:span text:style-name="T318">ой</text:span> надежд<text:span text:style-name="T318">ой</text:span> (хотя она терпеть не могла составлять планы), её изгнание из детства (хотя она отказывалась хоть как-то цепляться за воспоминания)… </text:p>
      <text:p text:style-name="Text_20_body">Его жизнь всегда была увязана с прошлым. Он представлялся себе точкой в бегущей волне, движимым по стерильной истории—известное прошлое, проецируемое будущее. Но Джессика оказалась разломом этой волны. Нежданно, впереди возник пляж, непредсказуемое… новая жизнь. Прошлое и будущее обрывались на пляже: так он это вычислил. Но он хотел ещё и верить, также как и любил её, вне возможности передать какими угодно словами слов—верить, что каким бы плохим ни было время, нет ничего постоянного, всё можно изменить и она всегда может отменить тёмное море у него за спиной, перечеркнуть своей любовью. И (эгоистически) что из угрюмой юности, прочно основанной на Смерти—катившей вместе со Смертью—он может, вместе с ней, найти свой путь к жизни и радости. Он никогда не говорил ей, избегал говорить самому себе, но такой была мера его веры, когда это седьмое Рождество Войны садануло новым зарядом в его тощий дрожащий бок…. </text:p>
      <text:p text:style-name="Text_20_body">Она кружит суетясь по спальне, клянчит у девушек затяжку-другую залежалых Вудбиндз, наборы починки нейлона, воробьино шустрые шуточки войны сходят за взаимопонимание. В эту ночь она будет с Джереми, её Лейтенантом, но хочет быть с Роджером. Хотя на самом деле не хочет. Или хочет? Она и не упомнит, чтоб когда-либо впадала настолько в растерянность. Когда она с Роджером, это сплошная любовь, но на любом отдалении—на любом, Джек—она обнаруживает, что он её гнетёт и даже пугает. Верхом на нём, в бешеные ночи скачки вверх-вниз по его хую своею осью, стараясь сдержать себя настолько, чтоб не превратиться в кремовый <text:soft-page-break/>воск свечки и не растаять по покрывалу, кончая, в ней остаётся место только для Роджер, Роджер, о, любимый до скончания дыхания. Но вне постели, в хождении-говорении, его горечь, непроглядность, ранят глубже, чем Война, чем зима: он так ненавидит Англию, ненавидит «Систему», без конца придирается, говорит, что эмигрирует когда Война кончится, остаётся в своей пещере бумажного циника, ненавидя сам себя… но хочет ли она вытащить его оттуда на самом деле? Разве с Джереми не безопаснее? Она не позволяет себе слишком часто задаваться этим вопросом, но он есть. Три года с Джереми. Считай, почти что женаты. Три года что-то да значат. Ежедневные маленькие стежки и разглаживанья. Она одевала старые банные халаты Бобра, заваривала ему чай и кофе, искала его взгляд на парковках грузовиков, в комнатах отдыха и в дождливых полях полных грязи, когда все мерзкие, унылые потери дня могут быть спасены одним взглядом—знакомым, полным доверия, хотя вокруг слова употребляют для вычурной белиберды или пустого смеха. И всё это вырвать? три года? ради этого сумасбродного, зацикленного на себе—<text:span text:style-name="T1">мальчишки</text:span>, честное слово. Охренеть, да ему же должно быть за тридцать, он на несколько лет старше неё. Должен же был <text:span text:style-name="T1">чему-то</text:span> научиться, правда ведь? Мужчина с жизненным опытом? </text:p>
      <text:p text:style-name="Text_20_body">Хуже всего, что ей не с кем об этом поговорить. Политическая жизнь этой смешанной батареи, профессиональное кровосмешение, нездоровая тормознутость на том кто что кому сказал весной <text:span text:style-name="T1">1942</text:span><text:span text:style-name="T165">,</text:span> Боже ж ты мой, возле Крафти Крина, Кент, или ещё там где, и кто как должен был бы ответить, но не ответил, а сказал ещё кому-то тем самым вызывав ненависть махрово цветущую по сей день—шесть лет наговоров, амбиций, истерик сделали малейшую попытку довериться кому-нибудь вокруг хоть с чем-либо актом чистого мазохизма. </text:p>
      <text:p text:style-name="Text_20_body">– Девушка в горе, Джесс?– Мэгги Дакёрк, проходит мимо подтягивая свои перчатки. Через громкоговоритель оркестр свинга Би-Би-Си жарко выдувает синкопированную рождественскую музыку. </text:p>
      <text:p text:style-name="Text_20_body">– Сигарета найдётся, Мэг?– уже чисто автоматически, <text:span text:style-name="T319">н</text:span>е так ли, Джес? </text:p>
      <text:p text:style-name="Text_20_body">Ладно— «Думала, тут, прямо тебе фильм с Гарбо, блин, а не всегдашняя никотиновая голодуха, но фиг я угадала, пока...» </text:p>
      <text:p text:style-name="Text_20_body">О, да проваливай уже: – «Думала про свой рождественский шопинг». </text:p>
      <text:p text:style-name="Text_20_body">– А ты Бобру что купишь? </text:p>
      <text:p text:style-name="Text_20_body">Сосредоточясь на пристёгивании своих нейлоновых, старая пара, верх-наперёд-низ-назад мнемонически переворачивая их в своих пальцах, прачечно-белые наморщенные эластичные зверюшки чётко растянулись по касательной теперь, вдоль мягкого переднего изгиба её ляжки, пряжечки на резинках взблескивают серебром под или позади красного лака на её ногтях, словно струи отдалённых фонтанов за красными, фигурно остриженными деревьями, Джессика отвечает: – «О. Мм. Трубку, наверное...» </text:p>
      <text:p text:style-name="Text_20_body">Однажды среди ночи, недалеко от её батареи, как проезжали Где-то-в-Кенте, Роджеру с Джессикой встретилась церквушка, холмик на тёмной возвышенности, освещённый лампочками, вырастал из земли. Был вечер воскресенья, близко к вечерней службе. Мужчины в шинелях, в накидках из клеёнки, в тёмных беретах, которые они сдёргивали на входе, в <text:soft-page-break/>американских лётных куртках на овечьем меху, несколько женщин в пристукивающих ботинках и в широкоплечих, по моде, пальто, но без детей, ни одного ребёнка вокруг, только взрослые сходились от своих взлётных полей, аэростатных бивуаков, дзотов на пляже, через Нормандский вход мохнатый от зимующей лозы. Джессика сказала: «О, я помню...»,– но ничего не добавила. Ей вспомнилась другая предрождественская служба, ограды заснеженные как овцы за её окном, и Звезда, которую вот-вот опять наклеют в небе. </text:p>
      <text:p text:style-name="Text_20_body">Роджер свернул и они смотрели на поношенную замызганную униформу сходившихся к вечерне. Ветер пах свежим снегом. </text:p>
      <text:p text:style-name="Text_20_body">– Нам пора домой,– сказала она,– поздно уже. </text:p>
      <text:p text:style-name="Text_20_body">– Можем просто зайти на минутку. </text:p>
      <text:p text:style-name="Text_20_body">Ну, вот уж <text:span text:style-name="Emphasis">это</text:span> её удивило, ну, пра, после всех его едких придирок? Его раздражённость неверующего против всех прочих в Секции Пси, которых одних достаточно, по его мнению, чтоб сделать его тронутым, и его нарекания множились с приближением дней рождественского шопинга. –«Это как бы не в твоём стиле»,– сказала она ему. Но самой ей хотелось зайти, ностальгия грузно нависала в снежном небе сегодня, её собственный голос готов выдать её и побежать к поющим в обходе, чьи колядки так чётко слышатся нам вдалеке, за день-два до Рождества, голоса звучащие над мёрзлыми долинами, где выработанные шахты часты как сливы в пудинге… и нередко в звуках тающего снега, ветров, дувших, должно быть, не сквозь Рождественский воздух, а сквозь субстанцию времени, донося к ней эти детские голоса поющих за шесть пенсов, и хоть сердце её не было готово вынести все до одного удары смертности, своей и их, то хотя бы оставалась в живых боязнь, что она начинает утрачивать их—что в одну из зим она выбежит за ворота увидеть, найти их, добежит аж до самых деревьев, но зря, голоса их стихают…. </text:p>
      <text:p text:style-name="Text_20_body">Они шагали по следам оставленным в снегу другими, она хмурилась на его руке, ветер взмётывал её волосы в завитки, каблуки один раз заскользили по льду. –«Послушаем музыку»,– пояснил он. Сегодняшний сборный хор состоял из одних только мужчин, плечи в погонах виднеются в широких воротах белых накидок, многие из лиц почти такие же белые от изнеможения в промокших грязных полях, караулов, кабелей натянутых нервными аэростатами, которые удят солнце за тучами, от палаток, чьи огоньки мерцают словно атомы сквозь сумерки, отстранённо пронизывая заштрихованные стенки, превращая их в марлю, по которой барабанит дождь. Правда, было одно чёрное лицо, высокий альт, капрал с Ямайки, привезённый с его тёплого острова на этот—из его детства, где он пел в дым-ром-и-джин салунах на Хай-Холборн-Стрит, где матросы вбрасывают здоровущие красные хлопушки, чуть ли не в четверть палки динамита, мэн, в вихляющиеся створки входа и отбегают, хихикая, через улицу, или приходят увести девушек в коротких юбках, девушек-островитянок, китаянок или француженок… раздавленные очистки лимонов в сточных канавах вдоль улиц пахли ранним утром, где он обычно пел О вы встречали мою милую Лолу с фигурой как бутылка Кока-Колы, матросы шмыгают в коричневых тенях аллей, отряхивая шейные платки и клёши штанин на ходу, а девушки перешёптываются и смеются… каждое утро он пересчитывал полкармана монеток всех наций. Из Кингстона с его пальмами, сложные потребности Англо-Американской Империи <text:soft-page-break/>(1939-1945) привели его в эту холодную мышиную церковь, где почти слышится северное море, на которое он едва взглянул при транспортировке, на девятичасовую службу, в программе сегодня простые псалмы в унисон на английском, один-два заезда в полифонию: Томас Таллис, Генри Пёрсел, даже немецкая ломаная латынь из пятнадцатого века, которую приписывают Хайрику Сусо: </text:p>
      <text:p text:style-name="P488"><text:span text:style-name="Emphasis"><text:span text:style-name="T165">In dulci jubilo </text:span></text:span></text:p>
      <text:p text:style-name="P488"><text:span text:style-name="Emphasis"><text:span text:style-name="T165">Nun singet und seid froh! </text:span></text:span></text:p>
      <text:p text:style-name="P488"><text:span text:style-name="Emphasis"><text:span text:style-name="T165">Unsers Herzens Wonne </text:span></text:span></text:p>
      <text:p text:style-name="P488"><text:span text:style-name="Emphasis"><text:span text:style-name="T165">Leit in</text:span></text:span><text:span text:style-name="Emphasis"> praesipio, </text:span></text:p>
      <text:p text:style-name="P488"><text:span text:style-name="Emphasis"><text:span text:style-name="T165">Leuchtet vor die Sonne </text:span></text:span></text:p>
      <text:p text:style-name="P488"><text:span text:style-name="Emphasis"><text:span text:style-name="T165">Matris in gremio</text:span></text:span><text:span text:style-name="Emphasis">. </text:span></text:p>
      <text:p text:style-name="P488"><text:span text:style-name="Emphasis">Alpha es et O.</text:span> </text:p>
      <text:p text:style-name="Text_20_body">С высоким голосом чёрного человека взмывающим над остальными, не какой-то там головной фальцет, но полный, по честному, из всей груди, баритон доведенный годами обтёсывания до такой высоты… он приводил коричневых девушек на экскурсию среди этих нервных протестантов, Аниту Большую и Маленькую, Стилетту Мэй, Плангетту, которая любит чтоб ей между титек и так даёт задаром—не говоря уже про Латынь, <text:span text:style-name="Emphasis">Немецкий</text:span>? в Английской церкви? Ну, это не ереси, а скорее имперские издержки, неизбежные как присутствие чёрного человека, из актов лёгкого сюрреализма—которые, в массированном приёме, превращаются уже в акт самоубийства, но патологии в своей, в своей беспробудной версии реальности, Империя совершает подобные тысячами ежедневно, абсолютно не ведая что творит.... И чистый альт так парил, находя способ затронуть её сердце и даже сердце Роджера, как ей казалось при осторожных взглядах искоса и вверх сквозь коричневые призраки её волос, во время речитативов и пауз. Он не казался отвергающим, нет и намёка на дешёвый пофигизм. Он казался… </text:p>
      <text:p text:style-name="Text_20_body">Нет, Джессика ни разу не видела его лицо таким вот, в свете нескольких висящих керосиновых ламп, бестрепетное и очень жёлтое пламя, на ближней два длинных отпечатка пальцев служки в V-значит-победа по тонкой пыли на брюхе лампового стекла, в коже Роджера больше детской розовости, а в глазах больше сияния, чем объяснялось бы просто светом лампы—правда ведь? или ей лишь хочется, чтобы так оно было. Церковь холодна, как и ночь снаружи. Пахнет влажной шерстью, пивом в дыхании этих трудяг, дымом свечей и тающего воска, стиснутым выпердом, тоником для волос, горением самого керосина, окутывая прочие запахи, по-матерински, более близкой принадлежностью Земле, глубоким слоям, иным временам, и слушай… слушай: это вечерня Войны, каноничная служба Войны, и ночь реальна. Чёрные шинели сгрудились вместе, пустые капюшоны полны густых храмовых теней. Там на побережье ЖКМС работают запоздно, на дне холодных выпотрошенных трюмов, их синие факелы как новорожденные звёзды в приливную ночь. Куски корпуса качаются в небе, как огромные железные листья, на стропах, что поскрипывают осколками звука. Слегка, в нейтральном, пламя <text:soft-page-break/>горелок, смягчённо, наполняют круглые стеклянные лица манометров абрикосовым светом. В будках газосварщиков, обледенелых, погромыхивающих, когда штормит в проливе, тысячи старых использованных тюбиков от зубной пасты, навалены до потолков, тысячи хмурых человечьих утр сделаны сносными, обратились в мятный дух и неясную песню, что оставляла белые брызги на ртути зеркал от Харроу до Грейвсенда, у тысяч детишек, что взбивали пену в ступках своих ртов, и потеряли в тысячу раз больше слов в меловых пузырях—жалоб на ночь глядя, несмелых признаний в любви, новостей от толстячков или таких, что аж светятся, взлохмаченных или приглаженных существ из стране под одеялом—бессчётные мыльно-лакричные миги вытиснутые и смытые в канализацию и в обрастающее слизью серое устье реки, утренние рты растягивающиеся от дневного табака, пересыхающие от страха, воняющие от безделья, утопающие при мысли о немыслимых блюдах, набиваемые вместо этого недельной падалью пирогов из субпродуктов, Домашним Молоком, и печеньем переполовиненным мельче чем обычно, так разве ментол не чудодейственное средство для снятия многого из всего этого каждое утро, уносящим, становясь большущими тусклыми пузырями свитыми в туго застоялую мозаику вдоль просмоленных береговых линий, после сложных чертёжных отводов подающих, умножаясь, в море, покуда эти тюбики пасты, один за другим, выпорожняются и сдаются обратно Войне, груды чуть пахучего метала, призраки острой мяты в зимних будках, каждый тюбик изморщен или смят несознательными руками Лондона, исписанные неповторимыми почерками, каракули по каракулям, теперь дожидаются—это истинное возвращение—чтобы расплавиться в припое, лужении, пойти добавкой в отливку, в подшипники, уплотнители, скрытые трескучим дымом превращения, которые чадам иной, домашней инкарнации никогда не познать. Однако преемственность, плоть единокровных металлов, прибежище неделимого моря, сохранена. И отнюдь не смерть разделяет эти инкарнации, но бумага: назначение бумаг, бумажные рутины. Война, Империя торопятся воздвигнуть подобные барьеры между нашими жизнями. Войне необходимо разделять таким способом, и подразделять, хотя её пропаганда всегда будет подчёркивать единство, породнённость, сплочённость. Для Войны никак не сподручно народное самосознание, даже в том виде, как сработали немцы, <text:span text:style-name="Emphasis">ein Volk ein Führer</text:span>—ей нужна машина из множества различных частей, не монолитность, но усложнённость… Хотя кто отважится утверждать что требуется Войне, до того уж она неохватна, так превознесена… настолько<text:span text:style-name="Emphasis"> заочна</text:span>. Пожалуй, Война никак не осознание—и даже не жизнь, чеслово. В чём-то может показаться некое грубое, случайное подобие жизни. В «Белом Посещении» имеется застарелый шизик, знаете ли, который себя считает Второй Мировой Войной. Газет ему не носят, слушать радио он отказывается, и всё-таки в день высадки в Нормандии его температура почему-то подскочила до 40°. Теперь, когда эти клещи с востока и запада продолжают их медленное рефлективное сокращение, он говорит о тьме охватывающей его сознание, что теряет себя.... Правда, контр-наступление Рундштедта его взбодрило, дало ему новый импульс к жизни: «Прекрасный Рождественский подарок»,– признался он другому жильцу в своей палате. Когда ракеты падают—из тех, чьи взрывы не слышны—он улыбается, слёзы вот-вот брызнут из уголков его повеселевших глаз, охвачен румяной взвинченностью, которая не может не взбодрить таких же пациентов. Дни его сочтены. Он умрёт в День Победы. Если он и вправду не сама Война, так значит её приёмное дитя, какой-то срок живёт по полной, но с приходом дня торжеств: смотри в оба. Истинный царь умирает только лишь для отвода глаз. Запомни. Любое <text:soft-page-break/>число молодых людей могут предназначиться к смерти вместо него, покуда настоящий царь, старый ублюдок выжига, продолжает своё. Покажется ли он под Звездой, преклонить исподтишка колени в числе прочих царей, с приближением к нам зимнего солнцестояния? Принесёт ли в караван-сарай дары вольфрама, взрывчатки, высокооктанового? Воззрит ли дитя вверх со своей подстилки золотистого сена, воззрит ли в глаза старого царя, что склоняется длясь и распространяясь сверху, тянется предложить свой дар, встретятся ли их глаза, и какая весть, какое возможное приветствие, или союзный договор протекут между царём и принцем инфантом? Что там такое, младенец улыбнулся или это от газиков? А тебе как хотелось бы? </text:p>
      <text:p text:style-name="P320"><text:span text:style-name="T339">Сочельником веет </text:span><text:s/>с моря, <text:span text:style-name="T321">оно</text:span> сегодня на закате сияло зеленью и гладью, как стекло насыщенное железом: <text:span text:style-name="T321">веет</text:span> каждый день на нас, вс<text:span text:style-name="T321">е</text:span> неб<text:span text:style-name="T321">еса</text:span> <text:span text:style-name="T321">вышние</text:span> брюхатится святыми и тонкими <text:span text:style-name="T321">фанфарами</text:span> глашатаев. Ещё один год свадебных платьев, <text:span text:style-name="T321">что застряли</text:span> в сердце зимы, <text:span text:style-name="T321">по прежнему</text:span> невостребованны<text:span text:style-name="T321">ми</text:span>, <text:span text:style-name="T321">так и</text:span> висят себе тихими атласными рядами, <text:span text:style-name="T321">сборочки</text:span> белы<text:span text:style-name="T321">х</text:span> вуал<text:span text:style-name="T321">ей</text:span> начинают желтеть, и только <text:span text:style-name="T321">лишь </text:span>чуть всколыхиваются, когда <text:span text:style-name="T321">ты </text:span>проходишь мимо, зритель… гость <text:span text:style-name="T321">во </text:span>всех тупик<text:span text:style-name="T321">ах</text:span> города.... Уловив в платьях собственное отраженье пару раз, <text:s/>пол<text:span text:style-name="T321">увозникающее</text:span> из тени, <text:span text:style-name="T321">просто</text:span> лишь смазано яркие цвета по <text:span text:style-name="Emphasis">peau de soie</text:span>, <text:span text:style-name="T321">по</text:span>тянешься туда, где <text:span text:style-name="T321">уловишь</text:span> первый жуткий запашок плесени, но так всё и было задумано, впрочем—прикрыть малейший след её собственного запаха, вспотелость брачующейся из среднего класса, благоп<text:span text:style-name="T321">ристойными</text:span> мыло<text:span text:style-name="T321">м и </text:span>пудрой. Однако, сердцем своим девственна, и в надеждах своих <text:span text:style-name="T321">тоже</text:span>. <text:span text:style-name="T322">И не рассчитывай на</text:span> ярко-швейцарск<text:span text:style-name="T322">ие</text:span> или кристал<text:span text:style-name="T322">ь</text:span>но-<text:span text:style-name="T322">хрустальные праздники</text:span>, но <text:span text:style-name="T322">на</text:span> тёмный, затянутый тучами день <text:span text:style-name="T322">со</text:span> снег<text:span text:style-name="T322">ом, что</text:span> валит пеленой за городом, пелена халатов зимы, мягких <text:span text:style-name="T322">среди</text:span> ноч<text:span text:style-name="T322">и</text:span>, почти безветренно дышащих <text:span text:style-name="T322">под боком</text:span>. На станциях города <text:span text:style-name="T322">возвратившиеся</text:span> из Индо-Китая <text:span text:style-name="T322">военно</text:span>пленные <text:s/>прогуливают свои <text:span text:style-name="T322">жутко</text:span> вы<text:span text:style-name="T322">пир</text:span>ающие кости, <text:span text:style-name="T322">невесомые</text:span> как тот соня, или сони на лике луны, среди колясок на хроме пружин, из чёрных шкур, гулких как барабаны, меж <text:span text:style-name="T322">светлокожего</text:span> дерева высоких стульчиков, розово-синих, с резными или трафаретными цветами, меж раскладушек, средь пива с красно-войлочными языками, и одеял для новорожденных, что создают <text:span text:style-name="T323">холодок</text:span> ярки<text:span text:style-name="T323">х</text:span> облак<text:span text:style-name="T323">ов</text:span> среди запахов угля и пара, и <text:span text:style-name="T323">металло</text:span>пространства среди стоящих в очереди, бродящих, устало спящих, понаеха<text:span text:style-name="T323">вших</text:span> сотнями к праздникам, несмотря на предупреждения и озабоченность министра внутренних дел, м-ра Морриса, германская ракета в состоянии пробить туннель под рекой, даже теперь, после так<text:span text:style-name="T323">их оповещений и</text:span> отсутствия, что может ожидать их, городских адресов, которые давно уже не существуют. Глаза из Бирмы, из Тонкина, смотрят на женщин на упрямство их сотни—глаза<text:span text:style-name="T323">ми</text:span> из посине<text:span text:style-name="T323">лых</text:span> орбит, сквозь головную боль, которую не может снять никакой Алазилс. Итальянцы-военнопленные бранятся из-под мешков с почтой, что <text:span text:style-name="T323">разбухают</text:span>, ежечасно прибывая с гулким эхом, <text:span text:style-name="T323">празднич</text:span>ной толщин<text:span text:style-name="T323">ой</text:span>, обсев заснеженный груз на платформах поезда словно грибы, как будто поезда всё ночь шли под землёй через страну мёртвых. Если кто из итальяшек иногда и запоёт, то, уж конечно, не фашистский гимн<text:span text:style-name="Emphasis"> Giovinezza</text:span>, а что-нибудь, наверное, из<text:span text:style-name="Emphasis"> Rigoletto</text:span> или<text:span text:style-name="Emphasis"> La Bohème</text:span>—Почтовое Управление <text:span text:style-name="T323">всерьёз</text:span> рассматривает вопрос <text:span text:style-name="T323">составления</text:span> списка Неприемлемых Песен, с таблатурой для укелеле, <text:span text:style-name="T323">в целях</text:span> облегч<text:span text:style-name="T323">ения</text:span> опознани<text:span text:style-name="T323">я. </text:span><text:s/>Их жизнерадостность и любовь к песням, <text:span text:style-name="T323">помимо упомянутых</text:span>, довольно искренни—но с нарастающей нагрузкой в эти дни, от этой оргии рождественских поздравлений, что превышают, день ото дня, всякие разумные пределы и сдержанность, не стоит дожидаться следующего за рождеством дня, <text:span text:style-name="T324">так что</text:span> они решили, сами по себе, придерживаться <text:soft-page-break/>профессионального итальянства, поглядыва<text:span text:style-name="T324">ют</text:span> свободным глазком на дам, что тут проездом, найдя способ удерживать мешок на плече одной рукой, пока другая притворилась «мертвой»—<text:span text:style-name="Emphasis">cioé</text:span>, то есть, условно живой—где толпа <text:span text:style-name="T324">сгущается</text:span> женщинами, бесцельно… <text:span text:style-name="T324">для тех, что</text:span> посдобнее. Жизнь должна продолжаться. Пленные обоих разновидностей признают это, но для англичан вернувшихся из КБИ никакой <text:span text:style-name="Emphasis">mano morta</text:span>, никакого <text:span text:style-name="T324">скачка</text:span> из мёртвой в ожившую с лёгкого позволения подходящего бедра или ляжки—никаких игрищ, Бога ради, на тему жизнь-и-смерть! Хватит с них приключений: только старая жена, чтобы возилась со старой плитой или согревала старую постель, какой <text:span text:style-name="T324">там </text:span>крокет <text:span text:style-name="T324">по</text:span>среди зимы, им хочется полуот<text:span text:style-name="T324">ключившейся</text:span> воскресной сонливости опавших листьев усохшего сада. Если же подвернётся вдруг <text:span text:style-name="T324">бесшабашно свежий</text:span> <text:s/>мир, типа ябло<text:span text:style-name="T324">чка</text:span> сброшенно<text:span text:style-name="T324">го</text:span> ветром <text:span text:style-name="T324">под</text:span> ног<text:span text:style-name="T324">и</text:span>, ну, найдётся время как-нибудь приноровиться… Но <text:span text:style-name="T325">они разохотились на </text:span><text:s/>почти послевоенн<text:span text:style-name="T326">ую</text:span> роскош<text:span text:style-name="T326">ь</text:span> <text:span text:style-name="T326">в</text:span> эт<text:span text:style-name="T326">у</text:span> недел<text:span text:style-name="T326">ю</text:span>, купить набор <text:span text:style-name="T326">детского </text:span>электр<text:span text:style-name="T326">о</text:span>поезда, <text:span text:style-name="T326">и тем самым попытаться каждому озарить </text:span><text:s/>свой набор маленьких <text:span text:style-name="T326">важных лиц</text:span>, сгладить свою <text:span text:style-name="T327">отчуждённость</text:span>, <text:span text:style-name="T327">так</text:span> знакомы <text:span text:style-name="T327">по</text:span> фотографи<text:span text:style-name="T327">ям</text:span> все, <text:span text:style-name="T327">а теперь вот в</text:span> жизни, охи <text:span text:style-name="T327">и </text:span>ахи, но не сейчас, не здесь на станции, <text:span text:style-name="T327">любое из</text:span> самы<text:span text:style-name="T327">х нужных</text:span> движени<text:span text:style-name="T327">й</text:span>: Война <text:span text:style-name="T327">избегала</text:span> их, за<text:span text:style-name="T327">капыва</text:span>ла, эти <text:span text:style-name="T327">произвольные</text:span> губительные <text:span text:style-name="T327">сигналы</text:span> любви. Дети развернули прошлогодние игрушки и нашли реинкарнации жестянок от мясного пирога, они уясняют, что это ещё одна и, кто знает, наверное, неизбежная сторона игры в Рождество. В промежуточные месяцы—<text:span text:style-name="T328">из </text:span>деревенских в<text:span text:style-name="T328">е</text:span>сны и лета—они играли<text:span text:style-name="T328">сь</text:span> настоящими жестянками того же пирога—танки, истребители танков, дзоты, дредноуты розово-мясые, сине-жёлтые, <text:span text:style-name="T328">дислоцировались</text:span> на пыльном полу кладовых, под койками или диванами в местах их ссылки. Но вот опять пришло время. Лепной младенец, лакированные волы с золотым листом, овцы с человечьими глазами снова становятся взаправдашними, плоть срастается с краской. <text:span text:style-name="T328">И вовсе не верой платят они</text:span>—<text:span text:style-name="T328">это выходит</text:span> само собой. Он явился Новый Младенец. В волшебную ночь <text:span text:style-name="T328">перед этим</text:span>, животные <text:span text:style-name="T328">за</text:span>гов<text:span text:style-name="T328">орят между собой</text:span>, а небо будет из молока. Бабушки и дедушки, которые каждую неделю ждали пока Радио Доктор <text:span text:style-name="T328">станет</text:span> спрашивать, Что Такое Геморрой? Что Такое Энфизема? Что Такое Сердечный Приступ? <text:span text:style-name="T328">начнут</text:span> ждать за пределы бессонницы, <text:span text:style-name="T328">снова</text:span> <text:span text:style-name="T328">следить</text:span>, чтобы не <text:span text:style-name="T328">произошло</text:span> ежегодное невозможное, но с каким-то <text:span text:style-name="T329">зловредным </text:span>осадком—<text:span text:style-name="Emphasis">это</text:span> вот склон, небо <text:span text:style-name="Emphasis">может</text:span> показаться <text:span text:style-name="T329">нам </text:span>светлее—<text:span text:style-name="T329">как бы</text:span> трепет, хороший момент, которого т<text:span text:style-name="T329">ы</text:span> так <text:span text:style-name="T329">ждал</text:span>, не совсем обл<text:span text:style-name="T329">амывается</text:span>, но <text:span text:style-name="T329">у</text:span>же далеко не чудо… на посту в своих свитерах и шалях, наигранно сердитые, но осадок внутри <text:span text:style-name="T329">оживает в</text:span> нов<text:span text:style-name="T329">ой</text:span> зимн<text:span text:style-name="T329">ей</text:span> ферментаци<text:span text:style-name="T329">и</text:span> каждый год, всякий раз чуть слабее, но всегда <text:span text:style-name="T329">годен на то</text:span>, чтоб оживиться в эту пору…. <text:span text:style-name="T330">Обнослись догола</text:span>, блестящие костюмы и наряды <text:span text:style-name="T330">поры </text:span>шатания по пабам в <text:span text:style-name="T330">годы</text:span> их расцвета давно разодраны на полосы <text:span text:style-name="T330">для </text:span>обмот<text:span text:style-name="T330">ки</text:span> труб горячей воды и нагревател<text:span text:style-name="T330">ей</text:span> квартирных хозяев, чужаков, чтоб дома оставались домами зимой. Войне нужен уголь. Они пошли на самый предпоследний шаг, приняли участие в сертификации Радио Доктора на<text:span text:style-name="T330">сколько</text:span> они знают своё <text:s/>тел<text:span text:style-name="T330">о</text:span> и на Рождество они голы как гусь под этим шерстяным, тёмным, дешёвым пеленаньем стариков. Эти электрические часы всегда убегают, даже Биг Бен сейчас спешит <text:span text:style-name="T330">до наступления новой</text:span> <text:s/>весн<text:span text:style-name="T330">ы</text:span>, слишком спешит, но похоже никому до этого <text:span text:style-name="T330">и</text:span> дела нет, или <text:span text:style-name="T330">же </text:span>не понимают. Войн<text:span text:style-name="T330">а нуждается в</text:span> электричеств<text:span text:style-name="T330">е</text:span>. <text:span text:style-name="T330">Идёт ускоренная</text:span> игра, Электро Монополия, между электрокомпаниями, Центральны<text:span text:style-name="T330">м</text:span> Комитет<text:span text:style-name="T330">ом по</text:span> Электричеств<text:span text:style-name="T330">у</text:span> и прочи<text:span text:style-name="T330">ми</text:span> ведомства<text:span text:style-name="T330">ми</text:span> Войны, чтобы синхронизировать Время Электросети со Временем Гринвичского Меридиана. Ночью, в самых глубоких бетонных колодцах ночи, турбины засекреченного местонахождения крутятся быстрее <text:soft-page-break/>и, соответственно, стрелки часов <text:span text:style-name="T331">лицом к лицу со</text:span> всеми старыми бессонными глазами—раскручивают свои минуты до воя переходящего в писк, до прострел<text:span text:style-name="T331">а в</text:span> сирен<text:span text:style-name="T331">у</text:span>. Это Безумный Карнавал Ночи. Веселье под <text:span text:style-name="T331">сенью</text:span> минутных стрелок. Истерика на бледных лицах циферблатов. Электрокомпании <text:span text:style-name="T331">твердят</text:span> о нагрузках, военные потребности столь велики, что часы снова замедлятся, если только этот ночной марш не краден<text:span text:style-name="T331">ная энергия</text:span>, <text:span text:style-name="T331">однако,</text:span> предпо<text:span text:style-name="T331">лагаемые</text:span> нагрузки не случаются <text:s/>день <text:span text:style-name="T331">ото дня </text:span>и Сеть по<text:span text:style-name="T331">мал</text:span>у набирает обороты, и старые лица оборачиваются к циферблатам и думают <text:span text:style-name="T1">сговор</text:span>, а цифры вертятся к Рождению, потугам, к воссиянию новой звезды сердца, что обратит нас всех, навсегда <text:span text:style-name="T332">превратит нас в</text:span> самы<text:span text:style-name="T332">е</text:span> забыты<text:span text:style-name="T332">е</text:span> корн<text:span text:style-name="T332">и самих нас</text:span>. Но над морем туман сегодня, всё ещё тихо<text:span text:style-name="T332">нько</text:span> <text:span text:style-name="T332">извлекаемый</text:span> жемчуг. В центре города дуговые лампы трещат, взъерепенясь, в <text:span text:style-name="T332">приглушённом</text:span> сиянии на центральны<text:span text:style-name="T332">е</text:span> линии улиц, слишком льдистого цвета для свечек, в слишком густой измороси для <text:span text:style-name="T332">холокоста</text:span>… высокие красные автобусы <text:span text:style-name="T333">по</text:span>шат<text:span text:style-name="T333">ыва</text:span>ются, со всех фар маскировка снята недавн<text:span text:style-name="T333">им</text:span> распоряжени<text:span text:style-name="T333">ем</text:span>, теперь уворачивайся, пересекай ослеплённый, громадные, <text:span text:style-name="T333">горстями <text:s/>надранные</text:span> клочья сырости <text:span text:style-name="T333">ве</text:span>ют мимо, одинокие как пляжи под перламутровым туманом, чья колючая проволока, <text:s/>никогда не <text:span text:style-name="T333">изведавшая</text:span> внутреннего укуса тока, <text:s/>лишь пассивно тян<text:span text:style-name="T333">ется</text:span>, окисляясь в ночи, <text:span text:style-name="T333">обвивает теперь </text:span>как подводная водоросль, <text:span text:style-name="T334">кольцами, зверски холодная, </text:span>острая как скорпион, весь песок <text:span text:style-name="T333">милю за милей </text:span>без единого следа гуляющих, <text:span text:style-name="T334">с тех пор как</text:span> <text:span text:style-name="T333">ушли</text:span> <text:span text:style-name="T334">прогулочные лайнеры </text:span><text:s/>последни<text:span text:style-name="T334">х</text:span> лет мирного времени <text:span text:style-name="T334">торжественно провожать</text:span> прежни<text:span text:style-name="T334">й</text:span> мир <text:span text:style-name="T335">вечеров с</text:span> вином, оливковой рощицей, <text:span text:style-name="T335">дымом </text:span>трубоч<text:span text:style-name="T335">ки</text:span>, про<text:span text:style-name="T335">чь по ту сторону</text:span> Войны, теперь <text:span text:style-name="T335">он обглодан</text:span> до ржавых стоек и распорок пахнущих такой же морской горечью как и этот пляж, по которому тебе даже ходить нельзя, потому что Война. На возвышенности, поверх низин, <text:span text:style-name="T335">в обход</text:span> прожекторов, в чьи лучи прошлой осенью набивались перелётные птицы, ночь за ночью, фатально пойманы, пока не свалятся замертво с неба, ливень из мёртвых птиц, верующие на вечерне сидят в холодной церкви, трясутся безгласно на вопрошание хора: где радости? А где же ещё как не там, где Ангелы поют новые песни и льётся звон колокола при дворе Царя. <text:span text:style-name="Emphasis">Eia</text:span>—странный вздох, тысячелетний—<text:span text:style-name="Emphasis">eia, wärn wir da</text:span>! эх, нам бы туда…. Усталые люди и чёрный их вожак с бубенцом отд<text:span text:style-name="T335">е</text:span>ляются насколько получится, <text:span text:style-name="T335">настолько</text:span> далеко от своих овечьих одёжек, насколько год дозволит им отбрести. Так приидите ж. О<text:span text:style-name="T335">т</text:span>ставьте <text:span text:style-name="T335">пока что </text:span>свою Войну, бумажную или железную войну, бензиновую или плотскую, придите с вашей любовью, с вашим страхом поражения, вашим изнеможением от неё. Она не оставляла вас целый день, убеждала, прибалтывала, требовала верить в пропасть всякой неправды. Да разве это ты, вот это смутно преступное лицо на карточке твоего удостоверения, чья душа отчикнута казённым фотоаппаратом, когда упала гильотина шторки—или может остался при своей душеньк<text:span text:style-name="T336">е</text:span>, у Служебного Входа Столовой, где они пересчитывают ночной приход, девушки из УФАА, девушки по имени Айлин, аккуратно сортирующие по морозным отделениям прорезиненные буро-малиновые органы с их желтоватой приправой жира—о, Линда, иди сюда пощупай-ка этот, засунь палец в этот желудочек, обалдеть, всё ещё <text:span text:style-name="Emphasis">дёргается</text:span>.... Любой, на кого ты и не подумал бы, все замешаны, все до одного, кроме тебя: свяще<text:span text:style-name="T336">н</text:span>ник, доктор, твоя мать надеется прицепить на флаг ту Золотую Звезду за погибшего, плоская сопрано из вчерашней программы Би-Би-Си, и не забудем м-ра Ноэла Трусса такого стильного и умного на тему смерти и последующей жизни, штампует напропалую четвёртый год подряд, а также парней в Голливуде, что толкуют нам как тут классно всё, сплошная хохма, В<text:span text:style-name="T336">о</text:span>лт Дисней, у которого слонёнок Дамбо ухватывается за своё <text:soft-page-break/>пёрышко, как все те трупы под снегом сегодня среди танков выкрашенных белым, столько рук, каждая примёрзла к Чудотворной Медал<text:span text:style-name="T336">ьке</text:span>, кусочек обработанной кости на счастье, за пол-доллара, с усмешливым солнцем, что подглядывает под широченный халат Свободы, тупо стискивают, рядом с воронкой, где разорвался 88-ми<text:span text:style-name="T336">л</text:span>лиметровый, а что вы думали, это детская сказочка? Сказки кончились. Детишки не здесь, спят они, но у Империи нет места для снов и сегодня тут вечер Только Для Взрослых, в этом убежище под лампами с глубоким горением до-Кэмбрийского выдоха, душистого как готовящийся обед, тяжёлого, как сажа. А выше, за 60 миль, ракеты зависли на неизмеримый миг над чёрным Северным морем, прежде чем упасть, всё ускоряясь, до оранжевого жара, Рождественской звездой, в неудержимом <text:span text:style-name="T336">по</text:span>рыве к Земле. В небе пониже ещё и летающие бомбы, ревут как Вражина, выискивают кого им сожрать. Сегодня путь домой неблизок. Слушай пение этих поддельных ангелов, причастись хотя бы через слух, и пусть даже им не изъяснить твоих надежд в точности, в точности не передать твой тёмный ужас, слушай. Здесь должно быть звучало песнопение задолго до вести про Христа. Наверняка, если только случались настолько же плохие ночи как эта—ну, хоть что-нибудь, чтобы <text:span text:style-name="T336">дать</text:span> шанс друг<text:span text:style-name="T336">ой</text:span> ноч<text:span text:style-name="T336">и</text:span>, которая и впрямь могла бы стать любовью и рассветом, осветить путь домой, изгнать Вражину, разрушить границы между нашими странами, нашими телами, нашими историями, всё полное враньё, о том кто мы такие: на одну ночь, оставляя лишь ясный путь домой и память о младенце, которого ты почти <text:span text:style-name="T336">у</text:span>видел, чересчур хрупкого, слишком много дерьма на этих улицах, верблюды и прочая скотина тяжко ворочаются снаружи, каждое копыто может его растоптать, сделать из него всего-навсего ещё одного Мессию, и наверняка кто-то уже делает ставки на это, пока здесь, в этом городе, еврейские <text:span text:style-name="T336">коллаборационисты</text:span> продают ценную информацию Имперской Разведслужбе, а местные проститутки ублаготворяют необрезанных интервентов, заламывают цену насколько выгорит, в точности как и держатели гостиниц, которые, естественно, в восторге от постановления про регистрацию, а в столице уже задумываются не пора ли, возможно, давать каждому номер, да, пронумеровать всех, что поспособствует SPQR держать Учёт… Да ещё Ирод или Гитлер, хлопцы (полевые священники тута в Б<text:span text:style-name="T337">убель</text:span>гии мужиковатые, обтрёпанные и крепко пьющие), что это за мир («Забыли Рузвельта, падре»,– доносятся голоса сзади, святой отец не может их разглядеть, эти искусители преследуют его даже и во сне: «Вендель Вилки!», «Как насчёт <text:span text:style-name="T337">Черчилля</text:span>?», «Арри Полит<text:span text:style-name="T339">а</text:span>!») для младенца, чтобы сюда явиться, показать 7 фунтов 8 унций на весах Толедо и думать будто он тут всё искупит, блин, да ему бы провериться мозги в порядке или как.... </text:p>
      <text:p text:style-name="Text_20_body">Но по пути домой в эту ночь, тебе хочется поднять его, подержать чуть-чуть. Просто подержать его, близко к своему сердцу, с его щекой у впадины твоей ключицы, спящего. Будто это ты, кто мог бы, как-то спасти его. И на минуту тебе уже без разницы как там тебя регистрируют. На целую минуту ты не тот, кем Цезари сказали тебе быть. </text:p>
      <text:p text:style-name="P489"><text:span text:style-name="Emphasis"><text:span text:style-name="T167">O</text:span></text:span><text:span text:style-name="Emphasis"><text:span text:style-name="T337">, </text:span></text:span><text:span text:style-name="Emphasis">Jesu parvule</text:span>,</text:p>
      <text:p text:style-name="P489">Nach dir ist mir so weh . . . </text:p>
      <text:p text:style-name="Text_20_body">Итак эта случайная группа, эти ссыльные и пацанва, у которых встал, хмурые гражданские призванные в среднем возрасте, мужчины толстеющие несмотря на их голод, и оттого мучаются газами, грубые, сопленосые, красноглазые, больногорлые, мочевспухшие мужчины страдающие болью в крестце, от непробудного похмелья, желающие смерти офицерам, которых они <text:soft-page-break/>искренне ненавидят, мужчины которых ты видел неулыбчиво шагающими в городах, но забыл, мужчины, которые тоже тебя не помнят, знающие что им нужнее поспать, а не это выступление тут перед чужаками, выдают тебе это вечернее песнопение, достигают сейчас вершины своим высоким фрагментом некоей древней гаммы, голоса, накладыва<text:span text:style-name="T338">я</text:span>сь втрое, вчетверо, устремляются вверх, эхом наполняют всю пустоту церкви—никакого поддельного младенца, никакого оглашения Царства, нет и малейшей попытки согреть или осветить эту жуткую ночь, а только лишь, да будь мы прокляты, наш всегдашний шелудивый скулёж, предел всего, что способны выразить—<text:span text:style-name="Emphasis">слава Богу</text:span>!—чтобы было тебе с чем вернуться к своему военному адресу, к своему званию на войне, по следам в снегу и отпечаткам шин, вступая, в конце концов, на путь, который ты должен создать сам, один в темноте. Хочешь ли ты этого или нет, и за какие бы моря тебя не забросило, путь домой…. </text:p>
      <text:p text:style-name="P449"><draw:frame draw:style-name="fr2" draw:name="Image17" text:anchor-type="paragraph" svg:width="6.9252in" svg:height="0.3661in" draw:z-index="16"><draw:image xlink:href="Pictures/1000000000000B720000009B428C9716555D8079.png" xlink:type="simple" xlink:show="embed" xlink:actuate="onLoad" loext:mime-type="image/png"/></draw:frame></text:p>
      <text:p text:style-name="P321">Парадоксальная фаза, <text:span text:style-name="T340">если</text:span> слабые стимулы вызывают <text:span text:style-name="T340">резкую</text:span> реакцию.... Когда это было? Н<text:span text:style-name="T340">а какой-то</text:span> ранн<text:span text:style-name="T340">ей</text:span> стади<text:span text:style-name="T340">и</text:span> сна: <text:s/>не услы<text:span text:style-name="T340">ш</text:span>ал <text:span text:style-name="T340">сегодняшних </text:span>Москитов и Ланкастеров ночью на пути в Германию, их моторы надрывались в небе, сотрясали и рвали его на части, целый час, пара разреженных зимних облаков плыли под стальными заклёпками брюха ночи, <text:span text:style-name="T340">упорно </text:span>вибрир<text:span text:style-name="T340">овали</text:span>, ужас<text:span text:style-name="T340">аясь</text:span> <text:span text:style-name="T340">подобной</text:span> армад<text:span text:style-name="T340">е</text:span> бомбардировщиков <text:span text:style-name="T340">летящих</text:span> на задание. Твоя собственная фигура недвижна, дышит ртом, одна, лицом <text:span text:style-name="T340">к</text:span>верх<text:span text:style-name="T340">у</text:span> на узкой койке <text:span text:style-name="T340">у</text:span> стен<text:span text:style-name="T340">ы</text:span> <text:span text:style-name="T340">совсем</text:span> без-картинной, без-схемной, без-картной: <text:span text:style-name="T1">такой </text:span><text:span text:style-name="T16">обыденно</text:span><text:span text:style-name="T1"> пустой</text:span>.... Твои ступни смотрят на высокую прорезь окна в дальнем конце комнаты. Свет звёзд, непрестанный гул отлёта бомбардировщиков, вкрадывающийся ледяной воздух. На столе навал книг <text:s/>в истрёпанных обложках, наброски колонок озаглавленных <text:span text:style-name="T1">Время / Стимул / Секреция (30) / Замечания</text:span>, чайные чашки, блюдца, карандаши, ручки. Ты спал, видел сны: в тысяч<text:span text:style-name="T340">е</text:span> футов над твоим лицом <text:span text:style-name="T340">летели</text:span> бомбардировщики, волна за волной. Снилось помещение, громадное место собраний. В нём множество людей. С недавнего времени в определённый час, круг белого света, довольно интенсивного, скользит, снижа<text:span text:style-name="T341">ется, следуя</text:span> наклонной линии, по воздуху. И тут, неожиданно, он появился снова, курс <text:span text:style-name="T341">всё также</text:span> линейный, как всегда, справа налево. На этот раз свечение неровное—свет изливается уже яркими вспышками или сверкает сполохами. Явление, <text:span text:style-name="T341">теперь уже</text:span>, восприн<text:span text:style-name="T341">ято</text:span> присутствующими как пред<text:span text:style-name="T341">вест</text:span>ие—что-то не так, что-то совсем <text:span text:style-name="T341">даже </text:span>не так на сегодня… Никто не знает что означает этот круг света. <text:span text:style-name="T341">Была собрана</text:span> комиссия, <text:span text:style-name="T341">проводилось</text:span> исследование, ответ был так маняще близок—но теперь поведение света изменилось…. Собрание откладывается. От <text:span text:style-name="T341">столь</text:span> беспорядочных сполохов, наполняешься ожиданием чего-то ужасного—не <text:span text:style-name="T341">так</text:span>, чтоб <text:span text:style-name="T341">прям тебе</text:span> воздушный налёт, но что-то около того. Бросаешь быстрый взгляд на часы. Ровно шесть, стрелки идеально вверх и вниз, и понимаешь, что шесть это час появления света. Выходишь, и тебя окружает вечер. Это улица перед домом твоего детства: каменистая, в колдобинах и трещинах. Ты сворачиваешь влево. (Обычно в этих снах про дом ты выбираешь местность направо—широкие ночные газоны, древние деревья грецкого ореха высятся над ними, холм, деревянный забор, в поле лошади с впадинами глаз, кладбище.... Тебе в этих снах надо дойти—под деревьями, через тени—прежде чем что-то случится. Чаще всего ты выходишь в поле под паром, рядом с кладбищем, там так много осенних шмелей и кроликов, где <text:soft-page-break/>живут цыгане. Иногда ты летаешь. Но никогда не получается подняться за определённую высоту. Чувствуешь как тебя затормаживает, до неумолимой неподвижности: <text:span text:style-name="T342">это не</text:span> острый ужас падения, а всего лишь запрет, но просить бесполезно… и местность начинает расплываться... ты <text:span text:style-name="T1">знаешь</text:span>… <text:span text:style-name="T1">что</text:span>…) Но в этот вечер, в шесть часов <text:span text:style-name="T343">светящегося </text:span>круг<text:span text:style-name="T343">а</text:span>, ты вместо этого сворачиваешь влево. С тобою девушка, которая тебе жена, хотя вы никогда не <text:span text:style-name="T343">вступали в брак</text:span>, <text:span text:style-name="T343">и</text:span> никогда не встречал её прежде, но зн<text:span text:style-name="T343">аешь</text:span> <text:span text:style-name="T343">уже </text:span>много лет. Она молчит. Недавно прошёл дождь. Всё поблескивает, кр<text:span text:style-name="T359">омки</text:span> исключительно чёткие, освещение не сильное и очень прозрачное. Куда ни глянь, повсюду пучки белых цветов. Всё в цвету. Ты снова подмечаешь круг света в его привычном спуске наискосок, <text:span text:style-name="T343">тот </text:span>кратко мигает и гаснет. Несмотря на явную свежесть, недавний дождь, живые цветы, <text:s/>вид <text:span text:style-name="T343">вокруг </text:span>тебя настораживает. Ты пытаешься подобрать запах какой-нибудь свежести, что соответствовала бы тому, что видишь, но не выходит. Всё обеззвучено, лишено запахов. Из-за такого поведения света, что-то должно случиться и тебе остаётся лишь ждать. <text:span text:style-name="T343">Всё сияет вокруг</text:span>. Влага на мостовой. <text:span text:style-name="T343">Набрасывая</text:span> как<text:span text:style-name="T343">ой</text:span>-то тёплы<text:span text:style-name="T343">й</text:span> капюшон <text:span text:style-name="T343">себе на</text:span> <text:s/>шею и плечи, ты хочешь сказать жене: «Это самый зловещий момент <text:span text:style-name="T343">в этот вечер</text:span>». Но есть слово <text:span text:style-name="T343">подходящее лучше</text:span> «зловещ<text:span text:style-name="T343">его</text:span>». Пытаешься вспомнить его. Это чьё-то имя. Оно ждёт за сумерками, ясность, белые цветы. Свет <text:span text:style-name="T343">тихонько</text:span> постучал в дверь. </text:p>
      <text:p text:style-name="Text_20_body">Ты вскинулся и сидишь посреди своей постели, сердце испуганно бьётся. Ты ждал что он повторится и услышал множество бомбардировщиков в небе. Повторный стук. Это <text:span text:style-name="T344">оказывается</text:span> Томас Гвенхидви, приехал аж из Лондона с новостью про Спектро. Ты проспал гром эскадрилий ревущих без перерыва, но тихий сдержанный стук Гвенхидви <text:s/>разбудил тебя. Нечто подобное происходит в коре Собаки во время «парадоксальной» фазы. </text:p>
      <text:p text:style-name="Text_20_body"/>
      <text:p text:style-name="Text_20_body">А призраки толпятся под карнизами. Растягиваются среди заснеженных и закопчённых печных труб, подвывают в воздушные шахты, слишком разрежены, чтобы самим производить звуки, теперь навеки иссохшие среди этих мокрых вихрей, растянуты, но никогда не перервутся, <text:span text:style-name="T345">исхлёстаны</text:span> стеклянистой <text:span text:style-name="T345">круговертью</text:span> с французистыми завит<text:span text:style-name="T345">уш</text:span>ками <text:span text:style-name="T345">поверх</text:span> крыш, вдоль посеребрённых низин, проскальзывают где море, замерзая, бьётся о берега. Они сбиваются вместе, плотнее день ото дня, английские призраки, в такие столпотворения по ночам, <text:span text:style-name="T345">засеивают</text:span> <text:s/>воспоминания<text:span text:style-name="T345">ми</text:span> зим<text:span text:style-name="T345">у</text:span>, <text:span text:style-name="T345">их </text:span>семена <text:s/>никогда не прорастут, <text:span text:style-name="T345">чересчур затерялись</text:span>, самым частым нынче стало слово, намёк живущим —«Лисы», выкликаемое Спектро через астральные пространства, это слово адресовано м-ру Пойн<text:span text:style-name="T345">т</text:span>смену, который тут не присутствует, которому не передадут, потому что <text:span text:style-name="T346">у </text:span>пар<text:span text:style-name="T345">ы</text:span>-<text:span text:style-name="T345">тройки</text:span>, <text:span text:style-name="T345">в</text:span> Секции Пси, способных расслышать, <text:span text:style-name="T346">подобного</text:span> загадочн<text:span text:style-name="T346">ого</text:span> хлам<text:span text:style-name="T346">а</text:span> <text:span text:style-name="T346">завались</text:span> на каждом сеансе—если вообще <text:span text:style-name="T346">обратят внимание</text:span>, то <text:span text:style-name="T346">оно отметится</text:span> в проект<text:span text:style-name="T346">е</text:span> Мильтона Гломинга с его подсчётом слов—«Лисы», отдаёт зудящим эхом в этот день, Кэрол Эвентир, медиум живущий в «Белом Посещении», завитки плотно приглажены поперёк его головы, выговаривает слово «Лисы» своими очень красными, тонкими губами… у половина госпиталя Св. Вероники этим утром разнесло крышу, оставив лишь стены как в древнем аббатстве Ик Регис, в мелкий, как снег, прах, <text:span text:style-name="T346">а</text:span> бедняга Спектро взлетел в освещённой норе-кабинке <text:span text:style-name="T346">как </text:span>и вся тёмная палата, ста<text:span text:style-name="T346">ли</text:span> часть<text:span text:style-name="T346">ю</text:span> взрыва, чьё приближение он так и не услы<text:span text:style-name="T346">х</text:span>ал, звук слишком запаздывает, уже после взрыва, призрак ракеты <text:span text:style-name="T346">приветствует</text:span> призраки только что произведённые ею. Дальше тишина. <text:span text:style-name="T346">Очередной</text:span> «случай» для Роджера Мехико, <text:soft-page-break/>воткнуть кругоголовую кнопку в его карту, квадрат перешёл <text:span text:style-name="T346">от</text:span> дв<text:span text:style-name="T346">у</text:span>х к трём попаданиям, <text:span text:style-name="T347">выравнивая</text:span> заполн<text:span text:style-name="T347">ение</text:span> тр<text:span text:style-name="T347">ёх вероятностей</text:span>, что как-то отставали в последнее время…. </text:p>
      <text:p text:style-name="Text_20_body">Кнопка? <text:span text:style-name="T348">Да и</text:span> того меньше, просто дырка от кнопки в бумаге, <text:span text:style-name="T348">которую</text:span> однажды <text:span text:style-name="T348">снимут</text:span>, когда ракеты <text:span text:style-name="T348">прекратят</text:span> падать, или когда молодой статистик решит забросить свой подсчёт, бумагу у<text:span text:style-name="T348">несут</text:span> уборщицы, она будет разодрана, сгорит… Пойнтсмен один, беспомощно ч<text:span text:style-name="T348">ихает</text:span> в своём расплывающемся бюро, под лай из конур, приглушённый и расплющенный холодом, покачивает головой, нет… во мне, в моей памяти... больше, чем просто «случай»… наша <text:span text:style-name="T349">одинаковая</text:span> смертность… эти трагичные дни… Но вот он уже просто трясётся, <text:span text:style-name="T348">разрешает</text:span> себе уставиться через пространство своего кабинета на Книгу, напомнить себе, что из <text:span text:style-name="T348">числа </text:span>начальных семи остались лишь двое совладельцев, он сам и Томас Гвенхидви, что ухаживает за своей бедняжкой в окраинном Степни. Пять призраков нанизаны по ясной возрастающей: Памм в перевернувшемся джипе, Эстерлинг в ранние налёты Люфтваффе, Дромонд немецкой артиллерией на Шел-Корнер, Ламплайтер летающей бомбой, и теперь Кевин Спектро… авто, бомба, орудие, V-1 и теперь V-2, и у Пойнтсмена нет других чувств кроме ужаса, вся кожа ноет, от нарастающей усложняемости этого, от диалектики, что тут явно подразумевается…. </text:p>
      <text:p text:style-name="Text_20_body">– Ах, не иначе. Проклятие мумии, ты идиот. Боже, Боже, я созрел для Крыла Д. </text:p>
      <text:p text:style-name="P67">В общем, Крыло Д это прикрытие «Белого Посещения», всё ещё содержащее пару настоящих пациентов. Мало кто из <text:span text:style-name="T357">сотрудников</text:span> ПРПУК приближается к нему. У сведённого к минимуму обычного больничного штата там своя столовая, туалеты, спальни, кабинеты, продолжают как при старом мирном времени, терпя Понаехавших на своей территории. Точно так же как, в свою очередь, <text:span text:style-name="T357">работники</text:span> ПРПУКа терп<text:span text:style-name="T357">я</text:span>т садовое и довоенное сумасшествие Крыла Д, <text:span text:style-name="T350">крайне</text:span> <text:span text:style-name="T350">редко</text:span> находя <text:span text:style-name="T350">случай для</text:span> обмена информацией о лечении и симптомах. Да, <text:span text:style-name="T350">а </text:span>могли бы <text:span text:style-name="T350">и потесней</text:span> сотрудничать. Истерика, в конце концов, <text:span text:style-name="T350">не та же </text:span>разве истерика. А вот <text:span text:style-name="T350">и</text:span> нет, <text:span text:style-name="T351">иди и убедись</text:span>, что нет. Как долго можно чувствовать себя таким <text:span text:style-name="T351">беззаботно </text:span>правым <text:span text:style-name="T351">касательно</text:span> пере<text:span text:style-name="T351">мены</text:span>? От заговоров настолько мягких, таких домашних, от змия свернувшегося в чайной чашке, застывшей руки, отведённых глаз при словах, <text:span text:style-name="T1">словах</text:span>, <text:span text:style-name="T351">что</text:span> могут <text:span text:style-name="T351">довести</text:span> до состояния, <text:span text:style-name="T352">с</text:span> котор<text:span text:style-name="T352">ым</text:span> Спектро <text:span text:style-name="T352">сталкивался </text:span>каждый день в своей палате, уже не существующей… до того, что Пойнтсмен <text:span text:style-name="T352">обнаруживает</text:span> в Собаках: <text:span text:style-name="T352">у</text:span> Пётр<text:span text:style-name="T352">а</text:span>, Наташ<text:span text:style-name="T352">и</text:span>, Никола<text:span text:style-name="T352">я</text:span>, Серге<text:span text:style-name="T352">я</text:span>, Катеньк<text:span text:style-name="T352">и</text:span>—или <text:span text:style-name="T352">у </text:span>Пав<text:span text:style-name="T352">ла</text:span> Сергеевич<text:span text:style-name="T352">а</text:span>, Варвар<text:span text:style-name="T352">ы</text:span> Николаевн<text:span text:style-name="T352">ы</text:span>, а потом<text:span text:style-name="T352">у</text:span> детей <text:span text:style-name="T352">их</text:span>, и—Когда это так отчётливо читается в лицах врачей… Гвенхидви <text:s/>под его мохнатой бородой не настолько уж непро<text:span text:style-name="T352">бив</text:span>аем, как, <text:span text:style-name="T352">возможно</text:span>, ему <text:span text:style-name="T352">бы этого </text:span>хотелось, Спектро поспеша<text:span text:style-name="T352">я</text:span> со шприцем к своему Лису, когда <text:span text:style-name="T352">на</text:span> самом деле ничто не <text:span text:style-name="T352">силах</text:span> остановить Абреакцию Бога Ночи, <text:span text:style-name="T352">покуда</text:span> не прекратится Блиц, ракеты <text:span text:style-name="T352">не</text:span> будут разобраны, <text:span text:style-name="T352">а</text:span> вся плёнка прокручена сзаду наперёд: <text:span text:style-name="T355">полированная</text:span> обшивка обратно в листовое железо, обратно в отливки, в белую раскалённость, в руду, в Землю. Но действительность необратима. Кажд<text:span text:style-name="T352">ая</text:span> вспы<text:span text:style-name="T352">шка</text:span> цвет<text:span text:style-name="T352">а</text:span> <text:span text:style-name="T352">пламени</text:span>, за котор<text:span text:style-name="T352">ой</text:span> следует взрыв <text:span text:style-name="T352">затем</text:span> звук падения, <text:span text:style-name="T353">издёвка</text:span> (может ли такое <text:span text:style-name="T352">случиться ненароком</text:span>?) обратимо<text:span text:style-name="T353">го</text:span> процесса: кажд<text:span text:style-name="T353">ой</text:span> из них Господь <text:span text:style-name="T353">узаконивает</text:span> своё Государство, а мы, <text:s/>не <text:span text:style-name="T353">способные</text:span> его <text:span text:style-name="T353">обнаружить</text:span>, ни даже <text:span text:style-name="T353">понять</text:span>, начинаем думать о смерти не чаще, <text:span text:style-name="T354">право же</text:span>, чем <text:span text:style-name="T354">прежде</text:span>… и, не в силах пред<text:span text:style-name="T355">видеть их появление,</text:span> <text:s/>не <text:span text:style-name="T355">у</text:span>мея сби<text:span text:style-name="T355">ва</text:span>ть, держимся на притворстве, как <text:span text:style-name="T355">и </text:span>во времена <text:span text:style-name="T355">без </text:span>Блицев. Когда это <text:span text:style-name="T356">и в правду </text:span>происходит, отделываемся словом «случай». Или так <text:span text:style-name="T356">уж </text:span>нас у<text:span text:style-name="T356">бед</text:span>или. <text:span text:style-name="T357">Е</text:span>сть <text:span text:style-name="T357">такие </text:span><text:soft-page-break/>уровни, <text:span text:style-name="T357">где</text:span> случайность едва различима. <text:span text:style-name="T357">А</text:span> для таких работников как Роджер Мехико, это музыка, до<text:span text:style-name="T358">воль</text:span>но величавая, <text:span text:style-name="T357">все </text:span>эти серии степеней <text:s/></text:p>
      <text:p text:style-name="P592"><draw:frame draw:style-name="fr9" draw:name="Object1" text:anchor-type="as-char" svg:y="-0.2681in" svg:width="2.3146in" svg:height="0.4165in" draw:z-index="17"><draw:object xlink:href="./Object 1" xlink:type="simple" xlink:show="embed" xlink:actuate="onLoad"/><draw:image xlink:href="./ObjectReplacements/Object 1" xlink:type="simple" xlink:show="embed" xlink:actuate="onLoad"/><svg:desc>formula</svg:desc></draw:frame></text:p>
      <text:p text:style-name="Text_20_body">термины исчисляются <text:s/>соответств<text:span text:style-name="T358">енно</text:span> ракетопопаданиями в квадрат, распределение Поиссона определяет не только эти уничтожения, <text:span text:style-name="T358">от </text:span>которых никто не <text:span text:style-name="T358">в силах</text:span> <text:span text:style-name="T358">у</text:span>бежать, но и несчастные случаи при верховой езде, группы крови, радиоактивный распад, количество воен за год…. </text:p>
      <text:p text:style-name="P322">Пойнтсмен стоит у окна, его неясно отражённое лицо про<text:span text:style-name="T360">низано</text:span> снегом проносящимся сквозь темнеющий снаружи день. Далеко среди полей кричит гудок поезда, зернистый, как поздний туман: предрассветное — ·—·——, долгий гудок, ещё кукареку, вспышка у железнодорожной колеи, ракета, другая ракета, в лесах или низине…. </text:p>
      <text:p text:style-name="Text_20_body">Ну… А почему вообще <text:span text:style-name="Emphasis">не</text:span> отказаться от книги, Нед, отдать и всё, устаревающие данные, <text:span text:style-name="T360">изредка</text:span> поэтические <text:span text:style-name="T360">приступы</text:span> Маэстро, просто бумага, тебе это ни к чему, Книга и жуткое проклятье… пока не поздно… Да, отступись, п<text:span text:style-name="T360">ади</text:span> на колен<text:span text:style-name="T360">и</text:span>, о, бесподобно—но перед кем? Кто слушает? Но он уже прошёл к столу и даже возложил на неё руки…. </text:p>
      <text:p text:style-name="P68">– Осёл. Суеверный осёл.– Расхаживает с пустой головой… такие эпизоды участились в последнее время. <text:span text:style-name="T360">Разваливается</text:span> как <text:span text:style-name="T360">в наползающей </text:span>простуд<text:span text:style-name="T360">е</text:span>. Памм, Эстерлинг, Дромонд, Ламплайтер, Спектро… что следовало бы сделать, так это пойти в Секцию Пси, попросить Эвентира провести сеанс, попытаться установить связь с одним из них хотя бы… наверное... да… Что сдерживает его? –«Неужто во мне»,– шепчет он стеклу, аспираторные согласные туманят холодную плоскость веерами дыхания, тёплого, безутешного дыхания,–«столько гордыни?» Невозможно, для него невозможно <text:span text:style-name="T360">отправиться</text:span> именно в тот коридор, не может даже заикнуться, нет, даже и перед Мехико, как ему их не хватает… хотя он едва знал Дромонда, или Эстерлинга...но… скучает по Алену Ламплайтеру, который бился об заклад о чём угодно, знаете ли, о собаках, грозах, трамвайных номерах, о ветре на углу улицы и возможной юбке, о том как далеко ударит данная ракета, возможно, о, Боже… даже та, что упала на него…. Памм игравший на пи<text:span text:style-name="T360">а</text:span>нино в стиле настройщика, его поддатый баритон, амуры с медсестричками…. Спектро… почему бы не<text:span text:style-name="Emphasis"> попросить</text:span>? Найдётся ведь сотня способов представить так…. </text:p>
      <text:p text:style-name="P69">Мне бы надо, надо было бы… Так много в его жизни этих не сделанных шагов, так много «надо было бы»—надо было бы жениться на ней, чтобы её отец направлял его, надо было бы остаться на Харлей-Стрит, быть добрее, чаще улыбаться незнакомым, хотя бы сегодня надо было улыбнуться в ответ Моди Чилкес… почему не сумел? Всего лишь глупая улыбка, блин, почему нет, что не пускает, какая щербинка в мозаике? Женщины его избегают. <text:span text:style-name="T360">Ему</text:span> <text:span text:style-name="T360">даже</text:span>, в общем, <text:span text:style-name="T360">понятно</text:span> из-за чего: он <text:span text:style-name="T361">вызывает </text:span>жут<text:span text:style-name="T361">ь</text:span>. И <text:s/>даже <text:span text:style-name="T361">сам </text:span>чувствует, обычно, в какие моменты он <text:span text:style-name="Emphasis">становится</text:span> жутким—<text:span text:style-name="T361">та</text:span> определённая расстановка мускулов его лица, <text:span text:style-name="T361">и ощущает</text:span> испарин<text:span text:style-name="T361">у</text:span>… но с этим, похоже, ему уж ничего не поделать, <text:span text:style-name="T361">не получается</text:span> даже долго <text:span text:style-name="T361">себя контролировать</text:span>, до того они его отвлекают—и в следующую секунду от него уже снова исходит привычная жуть… а их реакция вполне предсказуема, пускаются наутёк испуская визги слышные только им и ему. О, но <text:span text:style-name="T361">уж</text:span> хотел<text:span text:style-name="T361">ось бы</text:span> однажды <text:s/>устроить им что-нибудь такое, чтобы и <text:span text:style-name="Emphasis">вправду было от чего развизжаться</text:span>... </text:p>
      <text:p text:style-name="P69"><text:soft-page-break/>Вот <text:span text:style-name="T395">вам </text:span>пожалуйста, <text:span text:style-name="T395">наклюнулась</text:span> эрекция, сегодня ночью он будет мастурбировать на сон грядущий. Безрадостная постоянная, составная в его жизни. Но, подстёгивая его к яркому пику, какие нахлынут образы? Конечно же, башенки и синие воды, паруса и церковные шпили Стокгольма—жёлтая телеграмма, лицо <text:span text:style-name="T361">рослой</text:span>, понимающей и прекрасной женщины оборачивается пронаблюдать его проезд в церемониальном лимузине, женщина, которая позже, вряд ли случайно, посетит его в номере Гранд-Отел<text:span text:style-name="T361">я</text:span>… это вам не просто <text:span text:style-name="T361">сплошняк из</text:span> рубиновы<text:span text:style-name="T361">х</text:span> соск<text:span text:style-name="T361">ов</text:span> и чёрно-кружевны<text:span text:style-name="T362">х</text:span> пеньюар<text:span text:style-name="T362">ов</text:span>, знаете ли. <text:span text:style-name="T362">Существуют неприметные</text:span> входы в комнаты с запахом бумаги, негласные голосования в <text:span text:style-name="T362">каком-то</text:span> Комитете, или <text:span text:style-name="T362">в </text:span>другом, посты Председателей, Премии… что может сравниться! <text:span text:style-name="Emphasis">Потом, как станешь старше, поймёшь,</text:span> говорили ему. Да, и это ему доходит, каждый год равен дюжине из мирного времени, ей-ей, до чего ж они были правы. </text:p>
      <text:p text:style-name="Text_20_body">Его везение всегда как знало, его подкорковая, животная удача, его дар к выживанию пока други<text:span text:style-name="T362">х</text:span>, лучши<text:span text:style-name="T362">х</text:span> люд<text:span text:style-name="T362">ей</text:span> вы<text:span text:style-name="T362">дёргивает</text:span> Смерть, имеется дверь, что мерещилась ему так часто в одиноких Тезеевых скитаний вдоль полиров<text:span text:style-name="T363">ки</text:span> коридоров лет: выход <text:span text:style-name="T363">расстаться с личиной</text:span> ортодокса-Павловца, раскрывающий перед ним просторы Нормалма, Сёдермалма, Оленьего Парка, Старого Города.... </text:p>
      <text:p text:style-name="Text_20_body">Одного за другим их прибирает вокруг него: в небольшом кругу коллег пропорция нарастает до дисбаланса, всё больше призраков, больше с каждой зимой, меньше живых… и после каждого он <text:span text:style-name="T364">как бы</text:span> даже чувствует затуха<text:span text:style-name="T364">ние</text:span> контур<text:span text:style-name="T364">ов</text:span> в коре <text:span text:style-name="T364">сво</text:span>его мозга, отправ<text:span text:style-name="T364">ка</text:span> <text:span text:style-name="T364">на</text:span> вечн<text:span text:style-name="T364">ый покой</text:span> част<text:span text:style-name="T364">ей</text:span> того, кто уж там содержался, <text:span text:style-name="T364">заполнение</text:span> нетронут<text:span text:style-name="T364">ой</text:span> хими<text:span text:style-name="T364">ей</text:span>.... </text:p>
      <text:p text:style-name="Text_20_body">Кевин Спектро не проводил тако<text:span text:style-name="T365">е же, как у него,</text:span> чётко<text:span text:style-name="T365">е</text:span> разграничени<text:span text:style-name="T365">е</text:span> <text:s/>между Внешним и Внутренним. Тому кора представлялась <text:s/>орган<text:span text:style-name="T365">ом</text:span>-интерфейс<text:span text:style-name="T365">ом</text:span>, посредник<text:span text:style-name="T365">ом</text:span> между тем и <text:span text:style-name="T365">тем</text:span>, но <text:span text:style-name="T365">также </text:span>и<text:span text:style-name="Emphasis"> часть</text:span><text:span text:style-name="Emphasis"><text:span text:style-name="T365">ю</text:span></text:span><text:span text:style-name="Emphasis"> каждого</text:span>. «<text:span text:style-name="T365">Увидев</text:span> как оно <text:span text:style-name="T365">на</text:span> самом деле»,– спросил он однажды,– «<text:span text:style-name="T365">разве мы </text:span><text:s/>можем, любой из нас, оста<text:span text:style-name="T365">ва</text:span>ться <text:s/>отдел<text:span text:style-name="T365">ёнными</text:span>». Он <text:span text:style-name="T365">был </text:span>моим Пьером Жане, подумал Пойнтсмен.... </text:p>
      <text:p text:style-name="Text_20_body">Скоро, согласно диалектике Книги, Пойнтсмен останется один, в тёмном поле, скатываясь в одно<text:span text:style-name="T366">м </text:span>направлен<text:span text:style-name="T366">ии</text:span>, к нулю, в ожидании превра<text:span text:style-name="T366">щения</text:span> в последнего из уходящих… <text:span text:style-name="T366">Успеет ли он</text:span>? <text:span text:style-name="T366">Ему надо</text:span> выжить… <text:span text:style-name="T366">добиться</text:span> Преми<text:span text:style-name="T366">и</text:span>, не для <text:span text:style-name="T366">личной</text:span> славы, нет—а исполнить обещание человеческому полю из семи, в которым был и он когда-то, <text:span text:style-name="T366">ради</text:span> те<text:span text:style-name="T366">х,</text:span> кто не дотянул.... Кадр среднего плана, он сам в освещении сзади, <text:span text:style-name="T366">в одиночестве</text:span> перед высоким окном <text:s/>Гранд-Отел<text:span text:style-name="T366">я</text:span>, стакан виски поднят к бледному небу суб-Арктики <text:s/><text:span text:style-name="Emphasis">за вас, ребята, на сцене завтра мы будем все, просто Неду Пойнтсмену повезло выжить</text:span>… В СТОКГОЛЬМ его девиз и знамя, а после Стокгольма расплывчат<text:span text:style-name="T366">ая</text:span>, долгая золотистая сумеречность.... </text:p>
      <text:p text:style-name="P70">О, да, однажды, знаете ли, он вправду верил в Минотавра, что дожидается его: видел себя в снах врывающимся в последнюю из комнат, сверкающий меч на<text:span text:style-name="T366">отлёт</text:span>, <text:span text:style-name="T366">с </text:span>воп<text:span text:style-name="T366">лями</text:span>, как Коммандос, давая выход всему наконец-то—некий поистине чудный взлёт жизни внутри него, в первый и <text:span text:style-name="T366">единственный</text:span> раз, когда лицо об<text:span text:style-name="T366">орачивается</text:span> к нему, древнее, усталое, не замечающее ничего человеческого в Пойнтсмене, готовое встретить его просто очередным, давно рутинным тыком рога, взбрыком копыта (но на этот раз тут будет бой, кровь Минотавра, ёбаного зверя, крики из ра<text:span text:style-name="T367">здвинувшихся в нём далей</text:span>, жесток<text:span text:style-name="T367">ая</text:span> мужественность которых изумляют его самого).... То <text:soft-page-break/>было сном. Обстановка, лицо переменились, <text:span text:style-name="T367">почти ничего</text:span> кроме последовательности, что шло за чем, <text:span text:style-name="T367">не </text:span>удержалось после первой чашки кофе и сплюснутой зеленоватой таблетки Бензедрина. <text:span text:style-name="T367">Что-то похожее</text:span> на широкую стоянку грузовиков перед рассветом, <text:s/>свеже-пробрызганная мостовая <text:span text:style-name="T367">отливает</text:span> жирно-коричневыми, брезентоверхие оливковые грузовики стоят, <text:span text:style-name="T367">в </text:span>кажд<text:span text:style-name="T367">ом</text:span> сво<text:span text:style-name="T367">я</text:span> тайн<text:span text:style-name="T367">а</text:span>, каждый ждёт… но он знает, что внутри одного из них… и наконец, прочёсывая их, находит, код опознания безмолвен, забирается в кузов, под брезент, выжидает в пыли и коричневом свете, пока в туманном продолговатом окошечке кабины лицо, лицо, которое он знает, начинает оборачиваться… но <text:span text:style-name="T368">главное в</text:span> поворот<text:span text:style-name="T368">е</text:span> лица, <text:span text:style-name="T368">во </text:span>встреч<text:span text:style-name="T368">е</text:span> глаз… делающий стойку Райхсзигер фон Танац Альпдрукен, самый неуловимый из нацистских гончих, чемпион Ваймаранер 1941 года, номер родословной книги 416832, вытатуирован внутри его уха, по Лондоноподобной Германии, его печёночно-серые очертания удаляются, уносятся <text:span text:style-name="T368">скачками</text:span> вдоль сумеречных набережных каналов забитых отбросами войны, взрывы ракет всякий раз <text:span text:style-name="T368">уступают путь</text:span>, гонка не прекращается, блюдо гравированное огневзрывами, карта города приносимого в жертву, из коры мозга человечьего и собачьего, ух<text:span text:style-name="T368">о</text:span> собаки мягко <text:span text:style-name="T368">полощется</text:span>, в <text:span text:style-name="T369">куполе</text:span> черепа ярко<text:span text:style-name="T368">е</text:span> отраж<text:span text:style-name="T368">ение</text:span> зимни<text:span text:style-name="T368">х</text:span> облак<text:span text:style-name="T368">ов</text:span>, к убежищу лежащему под бронёй за мили под городом, на оперу Балкансой интриги, в чьей герметичной безопасности, среди синих пучков неравномерно подчёркнутого диссонанса, который<text:span text:style-name="T369"> </text:span>не удаётся <text:span text:style-name="T369">ему </text:span>избежать до конца, потому что как всегда Райхсзигер <text:span text:style-name="T369">упорствует</text:span>, возглавляя, спокойный, неотменимый, <text:s text:c="2"/>за ним <text:span text:style-name="T369">ему буквально <text:s/>приходится гнаться, вновь и вновь</text:span> возвращаться <text:span text:style-name="T369">к погоне</text:span> в лихорадочном рондо, пока наконец они на склоне холма в конце долгого дня <text:span text:style-name="T369">срочных </text:span>донесений <text:span text:style-name="T369">фронтов</text:span> Армагеддона, среди алых сугробов буганвиллии, золотисты<text:span text:style-name="T369">х</text:span> троп<text:span text:style-name="T369">ов</text:span>, где вздымается пыль, столбы дыма над <text:span text:style-name="T370">далями </text:span>паучь<text:span text:style-name="T370">его</text:span> город<text:span text:style-name="T370">а</text:span>, который они пересекли, голоса в воздухе <text:span text:style-name="T370">оповещают</text:span>, что Южная Америка испепелена, небо над Нью-Йорком мерцает багрово от новейшего всё с<text:span text:style-name="T370">м</text:span>етающего смерто-луча, и вот только когда серый пёс может, наконец, обернуться, чтобы кареглазо уставиться во взгляд Неда Пойнтсмена…. </text:p>
      <text:p text:style-name="Text_20_body">Всякий раз, на каждом вираже, собственная кровь его и сердце обласканы, избиты, приведены в радостный восторг, сброшены к леденящим ноктилукам, в полыханье термитной сварки, пока не начинает разливаться он, неудержимый свет, стены зала превращены в синее свечение, оранжевое, потом белое и начинают сминаться, течь как воск, всё, что осталось от лабиринта распадающегося <text:span text:style-name="T371">кругами</text:span> наружу, герой и ужас, мастер и Ариадна, поглощаясь, плавясь в свете самого себя, в безумном взрыве себя…. </text:p>
      <text:p text:style-name="Text_20_body">Много лет назад. Сны, которые он почти забыл. Издавна зачастили посредники между ним и его последним зверем. Они не позволят ему даже лёгкой извращённости быть влюблённым в собственную смерть… </text:p>
      <text:p text:style-name="Text_20_body">Но теперь, когда появился Слотроп—нежданный ангел, сюрприз термодинамики, или что уж он там такое… может быть это изменится? Может у Пойнтсмена всё же получится выйти против Минотавра? </text:p>
      <text:p text:style-name="Text_20_body">Слотроп к этому времени должен быть на Ривьере, в тепле, в добре, по уши в ебле. Но здесь, в позднюю английскую зиму, беспризорные собаки всё ещё бродят по проулкам и задним дворам, обнюхивают мусорные ящики, оскальзываются на полосах снега, схватываются друг с другом, бросаются наутёк, дрожат меж своих тёмно-синих луж… пытаются избежать то, чего никак не <text:soft-page-break/>распознать по запаху или увидеть, что объявляет о себе рёвом хищника настолько абсолютным, что они с визгом падают на снег и переворачиваются подставляя Этому свои мягкие незащищённые брюшины…. </text:p>
      <text:p text:style-name="Text_20_body">Отказался ли от них Пойнтсмен ради одного единственного, непроверенного человеческого субъекта? Не сочтите будто он лишён сомнений хотя бы относительно валидности данного проекта. Пусть викарий Де ла Нут беспокоится о «правильности», он штатный священник. Но… как же с собаками? Пойнтсмем знает их. Мигом подбирает отмычки к их осторожности. В них нет секретов. Он может доводить их до безумия и, адекватными дозами бромидов, возвращать в норму. Однако, Слотроп… </text:p>
      <text:p text:style-name="Text_20_body">И вот Павловец мер<text:span text:style-name="T371">и</text:span>т шагами свой кабинет, чувствуя себя взвинченным и старым. Ему бы поспать, но он не может. Тут требуется больше, чем просто привитие вторичного рефлекса ребёнку, сто лет назад. Как <text:span text:style-name="T371">же</text:span> б<text:span text:style-name="T371">удучи</text:span> доктором <text:span text:style-name="T371">он так и</text:span> не развил рефлексов на определённые раздражители? Ему лучше знать: он знает, <text:span text:style-name="T371">тут</text:span> нечто большее. Спектро погиб, а Слотроп (<text:span text:style-name="Emphasis">sentiments d’emprise</text:span>, старина, полегче тут) был со своей Дарлин за пару кварталов от Св. Вероники двумя днями раньше. </text:p>
      <text:p text:style-name="Text_20_body">Когда одно событие следует за другим с такой ужасающей регулярностью, ты, конечно, их не увязываешь автоматически в причину-и-следствие. Однако, начинаешь поиск какого-то механизма для объяснения. Пробуешь, проводишь скромный эксперимент… Этим он обязан Спектро. Даже если американец, по законам, не убийца, он всё равно больной. Причинность должна быть установлена, и найдено лечение. </text:p>
      <text:p text:style-name="Text_20_body">В этом предприятии, и Пойнтсмен понимает это, присутствует доля соблазна. Из-за симметрии… Он всегда руководствовался, знаете ли, продвигаясь по сад<text:span text:style-name="T372">овой дорожке</text:span>, симметрией: в результатах определённых опытов… в предположении, что механизм может опираться на зеркальное отражение—«излучение», например, или «взаимо-индукция»… а кем доказано, будто и то и то существует? Может и в данном случае тоже так получится. Но что не даёт ему покоя, так это симметрия в данной паре видов секретного оружия, Снаружи, в Блице, звуки V-1 и V-2, каждый обратная направленность другого… Павлов показал какими сбивчивыми могут быть зеркальные образы Внутри. Его идеи противоположностей. Но что за новая патология разворачивается сейчас Снаружи? Какая болезнь последовательностей—самой Истории—способна творить такие симметричные противоположности, как эти робото-вооружения? </text:p>
      <text:p text:style-name="Text_20_body">Признак и симптомы. Может Спектро прав? Может быть Вовне и Внутри части общего поля? Но если честно, до конца… Пойнтсмену следовало искать ответы в интерфейсе… не так ли... в коре головного мозга Лейтенанта Слотропа. Человек пострадает—возможно, в определённом клиническом смысле, разрушится—но сколько других в эту ночь пострадали из-за него? Да, Бога ради, каждый день там в Вайтхолле они планируют и идут на риск, по сравнению с которым его, в данном случае, почти тривиален. Почти. В этом есть что-то слишком прозрачное и скорое, чтобы ухватить—в Секции Пси могут трепаться об эктоплазмах—но он знает, что никогда не было более подходящего времени, и что самый подходящий объект для эксперимента у него в руках. Он должен поймать сейчас, или остаться обречённым на всё те же каменные <text:soft-page-break/>приёмные, которые ему известно как кончаются. Однако нужно быть готовым ко всему—даже и к той возможности, что люди из Секции Пси правы. «Возможно, мы все правы»,– записывает он в свой журнал в этот вечер,– «<text:span text:style-name="T372">и все наши гипотезы верны</text:span>, и <text:span text:style-name="T372">многое другое</text:span>. К чему бы мы ни пришли, нельзя сомневаться, что он, физиологически, исторически, выродок. Нам ни в коем случае нельзя <text:span text:style-name="T372">утратить</text:span> контроль. Мысль о нём затерявшемся в мире людей, после войны, наполняет меня глубоким ужасом, от которого не могу избавиться….» </text:p>
      <text:p text:style-name="P450"><draw:frame draw:style-name="fr2" draw:name="Image18" text:anchor-type="paragraph" svg:width="6.9252in" svg:height="0.3661in" draw:z-index="18"><draw:image xlink:href="Pictures/1000000000000B720000009B428C9716555D8079.png" xlink:type="simple" xlink:show="embed" xlink:actuate="onLoad" loext:mime-type="image/png"/></draw:frame></text:p>
      <text:p text:style-name="P323">Всё больше и больше, в эти дни ангельского посещения и оглашения, Кэрол Эвентир чувствует себя жертвой своего ненормального дара. Как выразилась однажды Нора Дадсон-Трак, своей «бесподобной слабости». Она проявилась поздно в жизни: ему было 35, когда из другого мира, однажды утром на Набережной, перед штрихами художника на тротуаре, два пастельных цвета, светло-розовый темнеющий до светло-коричневого, и группой долговязых человеческих фигур, рвано-траурно переплетавшихся с железом моста и дымами вдали над рекой, вдруг кто-то н<text:span text:style-name="T373">е</text:span>жданно заговорил через Эвентира, так негромко, что Норе едва удавалось расслышать хоть что-нибудь, даже чья именно душа вошла и <text:span text:style-name="T373">пользуется</text:span> <text:span text:style-name="T373">им</text:span>. В тот момент не получилось. Это было что-то на немецком, она запомнила несколько слов. Она бы спросила своего мужа, с которым встречалась в тот день в Сюрей—но тот опаздывал, <text:span text:style-name="T373">и </text:span>все те тени, мужчин и женщин, собак, труб, такие длинные и чёрные поперёк необъятной лужайки, и она крошащейся охрой, едва различимой в позднем солнце, рассыпавшегося мелкими лучиками по краю её вуали—этот мелок она выхватила из деревянного ящика тротуаро-писца и быстро, плавно обернувшись, <text:s/>касаясь лишь к носк<text:span text:style-name="T373">а</text:span> туфли и кремово-жёлтого цилиндрика, что крошился по поверхности, не выпуская его ни на миг, нарисовала пятиконечную звезду на асфальте, <text:span text:style-name="T373">несколько</text:span> в<text:span text:style-name="T373">ыше</text:span> по течению реки от недружелюбного подобия Ллойд Джорджа в гелиотропно-сиреневом и зелновато-морском: потянула Эвентира за руку встать внутрь центрального пентагона, морские чайки стонущей диадемой над его головой, затем вступила и сама, инстинктивно, по-матерински, какой она была ко всем, кого любила. Пентограмму она рисовала даже и вполовину не шутки ради. Никогда нельзя быть слишком уверенным, зло никогда не дремлет…. </text:p>
      <text:p text:style-name="Text_20_body">Почувствовал ли он её, даже тогда, отдаляясь… окликнул ли свой контроль из-за Стены пытаясь удержаться? Она уходила из его яви, из его взгляда как свет на кромке вечера, когда на, примерно, десять гибельных минут ничто не помогает: одень очки, включи лампы, сядь у западного окна, а всё равно уходит, ты теряешь свет и, может быть, в этот раз навсегда… хорошее время суток научиться подчинению, научиться угасать как свет, как некая музыка. Эта подчинённость его единственный дар. Потом он ничего не сможет вспомнить. Иногда, изредка, могут оставаться манящие—не слова, но нимбы значения оболочки слов, которые рот его явно выговаривал, <text:span text:style-name="T373">вот и всё, что задерживалось</text:span>—если такое случалось—на миг, как сны, которые невозможно удержать или продолжить и вскоре они исчезают. Он проверялся на детекторе лжи Ролло Гроста бе<text:span text:style-name="T373">с</text:span>сч<text:span text:style-name="T373">ёт</text:span>ное множество раз с тех пор как явился в «Белое Посещение», и всё нормально-штатно за исключением, о, <text:span text:style-name="T374">всего </text:span>один или, <text:span text:style-name="T374">возможно,</text:span> два раза, непонятный скачок в 50 милливольт из височой доли, бывало из левой, бывало из правой, ничего определённого, право же—настоящая борьба мнений в стиле существуют-ли-каналы-на-Марсе шла в те годы <text:soft-page-break/>между различными наблюдателями—Аарон Тровстер клянётся, что <text:s/>видел протяжённые дельтовидные волны из левой лобовой и подозревает опухоль, а прошлым летом Эдвин Трикл отметил «приглушённо эпилептические изменения по типу всплеск-волны, но, что любопытно, намного медленнее обычных трёх в секунду»—хотя, бесспорно, Трикл провёл в Лондоне всю ночь накануне, в загуле с Аленом Ламплайтером и его компанией азартных игроков. Менее, чем через неделю робот-бомба подарила Ламплайтеру его шанс: найти Эвентира с той стороны и подтвердить, что <text:span text:style-name="T374">тот</text:span> был тем, за кого его и держали: интерфейсом между мирами, одушевлённым. Ламплайтер предложил делать ставки 5 к 2. Но с тех пор он замолчал: ничего подобного на мягких ацетат/метал дисках или в распечатках записей, что <text:span text:style-name="T374">было бы </text:span>невозможно <text:span text:style-name="T374">не </text:span>приписать дюжине иных душ…. </text:p>
      <text:p text:style-name="P71">Приезжали, в своё время, аж из института в Бристоле, поглазеть, замерить и систематически посомневаться в ненормальных из Секции Пси. Вот Рональд Черикок, известный психометрист, глаза малость помаргивают, руки не ближе чем на дюйм от коробки в коричневой упаковке где надёжно укрыты некоторые памятки более раннего периода Войны, тёмно-малиновый галстук, поломанная авторучка Шэфер, поблекшее пенсне белого золота, всё принадлежности капитана эскадрильи «Молотилы» Сэнт-Блейза, что дислоцируются к северу от Лондона… и <text:span text:style-name="T374">вот</text:span> этот Черикок, с виду нормальный увалень, может чуть толстоват, начинает <text:span text:style-name="T374">излагать вам</text:span> интимное резюме капитана эскадрильи, его переживания, что выпадают волосы, его энтузиазм от мультиков с Дональдом Даком, о случае во время налёта на Любек, которому были свидетелями только он и его ведомый, ныне погибший, о котором они <text:span text:style-name="T374">с</text:span>говорились не докладывать—ничего такого, что наруш<text:span text:style-name="T374">и</text:span>ло бы секретность: что позже подтверждает сам, фактически, Сэнт-Блейз, с улыбкой отчасти слишком широко разинутого рта, ладно, вы меня подкололи, но хоть теперь скажите в чём подвох? И действительно, как Черикок такое делает? Как это делают все остальные? Как Маргарет Квортертон <text:span text:style-name="T375">умудряется посылать</text:span> голоса <text:span text:style-name="T375">на диски</text:span> или в <text:span text:style-name="T375">записывающее устройство</text:span> на расстоянии во много миль не <text:span text:style-name="T375">издавая звуков</text:span> и физически не прикасаясь к оборудованию? <text:span text:style-name="T375">Что за динамики</text:span> нач<text:span text:style-name="T375">али теперь</text:span> выпускать? Откуда являются группы из пяти цифр, которые преподобный д-р Пол де ла Нут, священник и штатный автоматист, записывает неделю за неделей и которые, такое есть зловещее предчувствие, никто в Лондоне <text:span text:style-name="T375">понятия не имеет</text:span> как расшифровать? Что означают недавние сны Эдвина Трикла о полёте, особенно с учётом совпадения по времени со снами Норы Додсон-Трак, <text:span text:style-name="T375">будто она</text:span> падает? Что накопилось во всех в них такого, что могут выказать, каждый своим ненормальным образом, но не словесно, ни даже суржиком кабинетной<text:span text:style-name="Emphasis"> lingua franca</text:span>? Турбуленции в эфире, неопределённости из ветров кармы. Души по ту сторону интерфейса, те кого мы называем покойными, всё более осторожны и уклончивы. Даже собственный контроль Эдвина Эвентира, обычно спокойный и саркастичный Петер Сачса, тот самый, что вышел на него в тот давний день на Набережной и <text:span text:style-name="T375">по сей день</text:span>—когда имеются послания для передачи—даже Сачса занервничал.... </text:p>
      <text:p text:style-name="Text_20_body">С недавних пор, всё словно бы <text:span text:style-name="T375">подчинено</text:span> нек<text:span text:style-name="T376">оей</text:span> эфемерн<text:span text:style-name="T376">ой</text:span> Программ<text:span text:style-name="T376">е</text:span> Х, новые разновидности ненормальных стали появляться в «Белом Посещении», в любое время дня и ночи, молчат, смотрят, ждут когда ими займутся, под мышкой машинки из чёрного металла и стеклянные пряники, побелелые от трансов до отключки, в гипер-кинетичном ожидании <text:span text:style-name="T376">нужного ключевого</text:span> вопроса, чтоб завестись на 200 спотыкливых слов в минуту про свои <text:soft-page-break/>особые, жуткие способности. Нашествие какое-то. Ну, и что нам делать с Гевином Трефойлом, дару которого ещё даже имени нет? (Ролло Грост хочет назвать это <text:span text:style-name="T1">автохроматизмом</text:span>). Гевин самый молодой здесь, всего 17, ему каким-то образом удаётся по собственной воле метаболизировать одну из своих аминокислот, тайросин. Она вырабатывает меланин, представляющий собой чёрно-коричневый пигмент отвечающий за цвет кожи. Гевин <text:span text:style-name="T376">способен</text:span> также препятствовать этой метаболизации путём—как полагают—изменения уровня фенилаланина в своей крови. Таким образом, он может менять свой цвет от почти призрачно альбиносового до, через плавные градации спектра, очень глубокого, лилово-чёрного. Сосредоточившись, он в состоянии удерживать его, на любой стадии, неделями. Обычно он отвлекается, или забывает и постепенно откатывается вспять к своему истинному состоянию, веснушчатая окраска рыжеголового бледнолицего. Но можете себе представить как он пригодился Герхардту фон Гёлю во время съёмок плёнки о<text:span text:style-name="Emphasis"> Schwarzkommando</text:span>: он помог <text:span text:style-name="T376">сэкономить</text:span> буквально часы гримировки и установки освещения, работая как регулируемый отражатель. Ролло выдвинул лучшую из теорий с чего бы это, но она безнадёжно неясна—нам известно, что клетки <text:span text:style-name="T376">эпидермы </text:span>вырабатывающие меланин—меланоциты—когда-то были, в каждом из нас, на ранней стадии эмбрионального роста, частью центральной нервной системы. Но с ростом эмбриона ткани разделяются, некоторые их этих нервных окончаний покидают то, что <text:span text:style-name="T376">затем </text:span>разовьётся в ЦНС и мигрируют в кожу, чтобы стать меланоцитами. Они сохраняют свою изначальную трёх-палую форму, аксон и отростки типичной нервной клетки. Однако, теперь назначение отростков не передача электрического импульса, а пигментация кожи. Ролло Грост предполагает существование определённой связи, пока что не открытой—некоей сохранившейся клеточной памяти, которая, ретроколониально, всё ещё отвечает на сигналы из метрополисного мозга. Сигналы, которые у юного Трефойла остаются неосознанными. «Всё это»,– пишет Ролло домой старшему д-ру Гросту в Ланкашире, в виде изысканной мести за сказки детства про Дженни Зелёный Клык, что дожидается в болотах, чтоб утопить его,– «часть давней тайной драмы, для которой человеческое тело служит всего лишь набором весьма непрямых, шифрованных программных заметок—<text:span text:style-name="T377">выходит</text:span> <text:span text:style-name="T377">т</text:span>ак <text:span text:style-name="T377">будто</text:span> поддающееся нашим измерениям тело всего лишь обрывок <text:span text:style-name="T377">такой</text:span> программы <text:span text:style-name="T377">подобранный</text:span> на улице, рядом с величественным каменным театром, куда мы не можем войти. Извилины языка не допустили нас! великая Сцена, даже темнее, чем привычный мрак м-ра Кутри…. Позолота и зеркала, красный бархат, ложи, ярус над ярусом, тоже все в тени, словно где-то внизу, в глубине просцениума, глубже, чем известные нам геометрии, голоса обмениваются секретами, которых нам никогда не доверят….» </text:p>
      <text:p text:style-name="Text_20_body">– Всё входящее от ЦНС нам положено хранить здесь, понимаешь. Очень скоро это надоедает до чёртиков. В основном, полнейшая чепуха. Но ведь не угадать, когда они что-то затребуют. Посреди ночи, или в худший из моментов ультрафиолетовой бомбардировки, понимаешь, для них там разницы нет. </text:p>
      <text:p text:style-name="Text_20_body">– А когда-нибудь приходится выходить на… ну, на Внешний Уровень? </text:p>
      <text:p text:style-name="Text_20_body">(Долгая пауза во время которой старшая сотрудница <text:span text:style-name="T377">откровенно</text:span> таращится, пока несколько перемен проплывают в её чертах—усмешка, жалость, сочувствие—прежде чем стажёр заговаривает снова).– Я… я прошу прощения. Я не хотел быть— </text:p>
      <text:p text:style-name="Text_20_body"><text:soft-page-break/>– (Отрывисто.) Мне придётся сказать тебе <text:span text:style-name="T377">об </text:span>это<text:span text:style-name="T377">м</text:span> в ходе инструктажа. </text:p>
      <text:p text:style-name="Text_20_body">– <text:span text:style-name="T377">С</text:span>казать мне что? </text:p>
      <text:p text:style-name="Text_20_body">– То же самое, что когда-то было сказано и мне. Мы передаём это, от поколения к поколению. (<text:span text:style-name="T377">Ей не подворачивается постороннего</text:span> занятия, как-то прикрыться им. Мы чувствуем, что для неё это <text:span text:style-name="T377">всё </text:span>ещё не стало рутиной. Из благовоспитанности, она <text:span text:style-name="T377">сейчас</text:span> старается говорить негромко, пожалуй даже мягко.) Мы все выходим на Верхний Уровень, молодой человек. Некоторые сразу, другие чуть погодя. Но, рано или поздно, тут каждый должен стать Эпидермой. Без исключения. </text:p>
      <text:p text:style-name="Text_20_body">– Должен… </text:p>
      <text:p text:style-name="Text_20_body">– Сочувствую. </text:p>
      <text:p text:style-name="Text_20_body">– Но разве тут… я думал это только—ну, уровень. Место, которое <text:span text:style-name="T378">минуешь</text:span>. Разве нет…? </text:p>
      <text:p text:style-name="Text_20_body">– Заморские пейзажи, о, да, и я так думала—необычные формирования, <text:span text:style-name="T378">взгляд</text:span> в<text:span text:style-name="T378">о</text:span> <text:span text:style-name="T378">Внешнюю</text:span> Луч<text:span text:style-name="T378">езарность</text:span>. Но всё это из нас, пойми. Миллионов нас, изменённых, чтоб стать интерфейсом, ороговеть, не чувствовать и <text:span text:style-name="T378">с</text:span>молкнуть. </text:p>
      <text:p text:style-name="Text_20_body">– О, Боже. (Пауза пока он пытается осознать—затем, в панике, отвергает.) Нет—как можно говорить такое—разве ты не чувствуешь памяти? тяги... мы в<text:span text:style-name="T378">далеке</text:span>, но у нас есть дом! (В ответ молчание.) Вернуться туда! Не наверх в интерфейс. Обратно в ЦНС! </text:p>
      <text:p text:style-name="Text_20_body">– (Спокойно) Так<text:span text:style-name="T378">овы</text:span>м было расхожее понятие. Отвеянные искры. Черепки сосудов разбившихся при Творении. И однажды, как-то, перед концом, вернуться обратно домой. Посланец из Царствия, прибывает в последний момент. Но говорю тебе, нет такого послания, ни такого дома—только лишь миллионы последних мигов… и ничего больше. Наша история это собрание последних мигов. </text:p>
      <text:p text:style-name="Text_20_body">Она пересекает комнату полную всего, <text:span text:style-name="T378">податливые</text:span> шкуры, тик натёртый лимоном, <text:span text:style-name="T378">вздымающиеся</text:span> извивы благовоний, яркая оптическая медь, <text:span text:style-name="T378">поблёкшие</text:span> Центрально-Азиатские ковры, алые с золот<text:span text:style-name="T378">ы</text:span>м, нависающая ажурность кованного железа, долгий, долгий проход по сцене, поедая апельсин, дольку за кислой долькой, она идёт, халат из шёлка<text:span text:style-name="Emphasis"> faille</text:span> стекающего бесподобно, рукава утончённой работы спадают с очень расширенных плечей до тугого сбора в длинные манжеты стянутые рядком пуговок каких-то безымянных земных оттенков—мшисто-зелёный, глино-коричневый, штришок ржавчины, выдох осеннего—свет уличных фонарей <text:span text:style-name="T378">проникает</text:span> сквозь стебли филоденронов и разлапистых листьев <text:span text:style-name="T378">схвативших</text:span> в пригоршню <text:span text:style-name="T378">гаснущий</text:span> исход заката, <text:span text:style-name="T378">проскальзывает</text:span> умиротворённо жёлтым по резной стали пряжек на её <text:span text:style-name="T378">лодыжках,</text:span> полосками по бокам и вниз высоких каблуков её туфлей из патентованной кожи, <text:span text:style-name="T378">на</text:span>полированной до утраты цвета вообще, <text:span text:style-name="T378">за исключением чуть</text:span> цитрусового отсвета, где он прикасается к ним, а они его отторгают словно это поцелуй мазохиста. Следом за её шагами ковёр распрямляется по направлению к потолку, отпечатки подошв и каблуков медленно затягиваются поверхностью шерстистого ворса. Одиночный разрыв ракеты грохочет через город далеко к востоку отсюда, к востоку юго-востоку. Свет стекает по её туфлям и замирает словно послеполуденное уличное движение. Она останавливается о чём-то вспомнив: армейская юбка трепещет, шёлковые нити полотна дрожат тысячами пока холодный свет <text:span text:style-name="T379">скатывается прочь</text:span> по <text:soft-page-break/>ним и снова возвращается к их беззащитному тылу. Запахи тлеющег<text:span text:style-name="T379">о </text:span>мускуса и сандалового дерева, кожи и пролитого виски загустевают в комнате. </text:p>
      <text:p text:style-name="Text_20_body">А он—пассивно, как в трансе, позволяет её красоте—войти в него или покинуть, как ей будет угодно. Разве может он быть чем-то кроме как покорным воспринимающим, заполнителем молчаний? Все радиусы в её комнате, водянистый целлофан, потрескиваю<text:span text:style-name="T379">щий</text:span> по касательной, когда она проворачивается на оси своего каблука, начинает, чуть наклонясь, двигаться обратно. Неужели он любит её почти десять лет. Это невероятно. Эту умудрённую специалистку в «бесподобной слабости», влекомый не похотью, ни даже желанием, а лишь вакуумом: отсутствием <text:span text:style-name="T379">всякой</text:span> человеч<text:span text:style-name="T379">еской</text:span> надежды. Она отпугивает. Кто-то назвал её эротичным нигилистом… каждый из них, Черикок, Пол де ла Нут, даже, он может это представить, юный Трефойл, даже—как он слышал—Маргарет Квотертон, каждый из них ради идеологии Нуля делали… великую самоотверженность Норы ещё более потрясающей. Потому что… если она любит его: если все эти слова, десятилетие комнат и бесед ничего не значат...если она любит его и всё же отвергнет, выбрав меньшую ставку <text:span text:style-name="T379">из</text:span> 5-к-2, отвергнет его дар, отвергнет что наполняет каждую его клеточку… тогда… </text:p>
      <text:p text:style-name="P72">Если она любит его. Он слишком пассивен, у него не достаёт решимости проникнуть, как однажды попытался Черикок… Конечно же Черикок странный. Он слишком часто смеётся. Не то, чтобы бесцельно, но обращаясь к чему-то что, как он <text:span text:style-name="T379">считает</text:span>, каждый тоже может видеть. Каждый из нас просматрива<text:span text:style-name="T379">е</text:span>т некую скособоченную сводку киноновостей, луч из проектора падает, молочно-белый, густея от дыма трубок и сигар, Кэмелов и Вудбайнзов... освещён<text:span text:style-name="T379">н</text:span>ые профили военного персонала и молодых дам окаймляют края облаков: мужественный креп экспедиционной пилотки <text:span text:style-name="T379">бороздит</text:span> вперёд темнот<text:span text:style-name="T379">у</text:span> кинозала, блестящая округлость шёлковой ножки лениво переброшена между двух кресел в нижнем ряду, ниже: суляще-затенённые тюрбаны бархата и перистость ресниц. Среди неразборчивых и похотливых пар этих ночей, смех Черикока и ноша своего одиночества, хрупкого, легко бьющегося, истекающего смолой из трещин, странный макинтош из расползающейся ткани.... Из всех её милых заморышей, именно он отваживается на самые опасные заходы в её опустошённость, в поисках сердца, чьи ритмы будут вызываться им. Это должно изумить её, Нору-такую-бессердечную, Черикок, <text:span text:style-name="T379">держа</text:span> на коленях, будоражит её шелка, меж его рук история былого струится водоворотами—шарфы шафрана, аквамарина, лаванды сменяются, шпильки, броши, опаловые скорпионы (знак её рождения) в золотых оправах треножника, застёжки туфель, поломанные перламутровые веера и театральные программки, резинки подвязок, тёмные, длинные чулки до-экономны<text:span text:style-name="T379">х времён</text:span>… на его непривычных коленях, руки плывут в круговороте, выискивая её прошлое в молекулярных следах таких изменчивых в потоке предметов, в продвижении через его руки, она с восторгом выражает свои запреты, отзываясь на его попадания (близкие, порой в точку) поднаторело, словно это комедия в гостиной….</text:p>
      <text:p text:style-name="P324">Черикок играет тут в опасные игры. Иногда ему кажется что сам уже объём информации льющейся через его пальцы переполнит, сожжёт его… она похоже решилась оглушить его своей историей, болью её, и её краем, постоянно свежезаточенным, обрезающим его надежды, все их надежды. Он всерьёз уважает её: он знает: что во всём этом мало что от женского актёрства, право же. Она действительно оборачивалась лицом, и не однажды, к Внешней Лучезарности и <text:soft-page-break/>просто ничего не увидала. И всякий раз вот так вбирала в себя ещё чуть больше от Нуля. Для этого требуется решимость, в худшем случае запас самообмана, который скоро истощается: он невольно восхищается этим, пусть даже и не принимает её затянутых стеклом пустынь, её <text:span text:style-name="T380">приятия дня</text:span> не гнева, но окончательного безразличия.... О себе <text:span text:style-name="T380">же </text:span>он знает, что способен <text:span text:style-name="T380">объять</text:span> чуть больше истины, чем она. Он действительно воспринимает эманации, впечатления… крик внутри камня… экскрементные поцелуи невидимо запечатлённые на ярме старой рубахи… предательство, информатор, чья вина однажды сгустится до рака горла, набатом, ясным как день, <text:span text:style-name="T380">всё это звучит </text:span><text:s/>сквозь прорези и отвороты потрёпанной итальянской перчатки… ангел Молотилы Сэнт-Блейза, и <text:span text:style-name="T380">на йоту</text:span> не вымышленный, подыма<text:span text:style-name="T380">вш</text:span>ийся над Любеком в то пред-пасхальное воскресенье с ядовито-зелёными куполами у него под ступнями, неотвязный перекрёстный <text:span text:style-name="T380">раз</text:span>лёт красных черепиц мечущихся вверх и вниз с тысяч <text:span text:style-name="T380">заострённых</text:span> крыш, а бомбардировщики грудятся и пикируют, Балтика уже затерялась за занавесью дыма <text:span text:style-name="T380">от</text:span> зажигательных, и тут Ангел: кристаллики льда срываются с задних краёв крыл угрожающе глубоких, распахнутых двинуться в новую белую бездну.... На полминуты радиомолчание было нарушено. Прозвучало следующее: </text:p>
      <text:p text:style-name="P73">Сэнт-Блейз: Фрикшоу Два,<text:span text:style-name="T1"> ты это видишь</text:span>, конец. </text:p>
      <text:p text:style-name="Text_20_body">Ведомый: Это Фрикшоу Два—подтверждаю. </text:p>
      <text:p text:style-name="Text_20_body">Сэнт-Блейз: Хорошо. </text:p>
      <text:p text:style-name="Text_20_body">Похоже, никто больше на том задании не вёл радиопереговоры. После рейда, Сэнт-Блейз проверил рации тех, кто вернулся на базу и не обнаружил никаких отклонений: все кристаллы на частоту, питание безупречно, как и следовало ожидать—но остальные помнили, как пару минут длилось наваждение, даже треск статических разрядов исчез из наушников. Некоторым померещилось высокое пение: <text:span text:style-name="T381">словно</text:span> ветер в мачтах, обрывках, кроватных пружинах или тарелках антенн флотов зимующих в доках… но только <text:span text:style-name="T381">лишь </text:span>Молотила и его ведомый видели, гудя перед огненными лигами лика, глаз, что взгромадились на мили, поворачиваясь проследить их полёт, радужка красная как уголья, переходя через жёлтый в белое, пока они сбрасывали свои бомбы куда попадя, капризный прицел Нордена, капли потв в воздухе вокруг его вертлявого окуляра, изумлённые своей нежданной потребностью <text:span text:style-name="T381">набрать высоту</text:span>, <text:span text:style-name="T381">прекратить бить </text:span><text:s/>по земле <text:span text:style-name="T381">ради</text:span> удар<text:span text:style-name="T381">а</text:span> по небу…. </text:p>
      <text:p text:style-name="P74">Капитан эскадрильи Сэнт-Блейз не включил описание этого ангела в свой <text:span text:style-name="T381">служебный</text:span> <text:span text:style-name="T381">рапорт</text:span>, опрашивающая его офицер ВААФ была известна на базе как драконша буквоедка худшего сорта <text:span text:style-name="T381">(э</text:span>то она представила Бловита на списание в психушку за его радужных Валькирий над Пенемюнде, и Грихэма за ярко синих бесов, что сыпались как пауки с крыльев его Тайфуна и мягко спускались в леса Гааги на парашютиках того же цвета). Но чёрт побери, это не облако было. Неофициально, за полмесяца между сожжением Любека и приказом Гитлера «начать атаку ужаса и мести»—имея ввиду оружие V-класса—про Ангела прослышали. Хотя Капитан эскадрильи не слишком-то соглашался, Рональду Черикоку позволено было проверить некоторые предметы из того полёта. Так обнаружился Ангел. </text:p>
      <text:p text:style-name="Text_20_body">Кэрол Эвентир тогда же попытался связаться с Теренсом Овербеби, ведомым Сэнт-Блейза. После того как навалилась куча «мессеров» скопом и <text:span text:style-name="T381">уже </text:span>никуда не денешься. Результаты <text:soft-page-break/>оказались сбивчивыми. Петер Сачса поделился, что, фактически, было множество версий ангела, которые могли бы подойти. Овербеби не так доступен, как некоторые другие. Имеются проблемы с уровнями, с Судом, как он подразумевается в системе Таро.... Это всё часть шторма, который сейчас проносится над всеми, по обе стороны Смерти. Неприятно. Со своей стороны, Эве<text:span text:style-name="T381">н</text:span>тир чувствует себя совершенно униженным, даже возмущённым. Петер Сачса, на своей, выпадает, к удивлению, из роли, чтобы впасть в ностальгию по жизни, прежнему миру, по веймарскому <text:span text:style-name="T381">декадансу</text:span>, который его кормил и одевал. Унесённый насильно в 1930 ударом полицейской дубинки во время уличного шествия в Не<text:span text:style-name="T381">в</text:span>кёльне, он теперь сентиментально вспоминает вечера <text:span text:style-name="T382">наполированного</text:span> тёмного дерева, дым сигар, дам в гранёном нефрите, в паннэ, розовое масло, новомодные угловатые пастели на стенах, новомодные наркотики во множестве ящиков маленьких столиков. Не просто «Круги», в большинстве вечеров целые мандалы расцветали: из всех кругов общества, всех кварталов столицы, прижав ладони к знаменитой кровавой полировке, соприкасаясь лишь мизинцами. Стол Сачсы был словно глубокий пруд в лесу. Под поверхностью что-то начинало вращаться, проскальзывать, подыматься… Вальтера Аша («Тауруса») в один из вечеров посетило нечто столь необычное, что потребовалось три дозы «Хирепонса» (250 гр.), чтобы вернуть его обратно, но даже и после этого он никак не засыпал. Все они стояли наблюдая за ним, неровными рядами <text:span text:style-name="T382">напоминавшими</text:span> спортивный строй. Вимпе, человек от ИГ, державший Хирепонс настроенный под Саргнера, гражданского сотрудника при Генеральном Штабе, на фланге лейтенат Вайсман, недавно из Юго-Западной Африки, и адьютант Иреро, которого он привёз с собою, глазеющий, глазеющий на всех на них, на всё… а позади дамы двигались в шуршащих тканях, блёстках, вспыхивая белейшими чулками, чёрно-белая косметика в деликатной тревоге через нос, глаза распахиваются о.... Каждое из лиц наблюдавших Вальтера Аша стало кукольной сценой: на каждой отдельный спектакль. </text:p>
      <text:p text:style-name="Text_20_body">...демонстрирует хорошие руки, да, осунулись и запястья до самой респираторно расслабленной впадины мускула… </text:p>
      <text:p text:style-name="Text_20_body">...всё то же… всё то же… моё лицо белое в зеркале три три-тридцать четыре марш Часов тикает в комнате… нет не могу войти недостаточно света не достаточно нет аааххх— </text:p>
      <text:p text:style-name="Text_20_body">...театр и ничего друг Вальтер подаёт себя глянь на неестественный угол закида головы хочет поймать свет хорошая подсветка на жёлтый гель… </text:p>
      <text:p text:style-name="Text_20_body">(Пневматическая игрушка жабы вспрыгивает на лист лилии дрожащий: под поверхностью подстерегает ужас… поздняя неволя… но сейчас он проплывает над тем, что унесло б его обратно… его глаза не могут различить…) </text:p>
      <text:p text:style-name="Text_20_body"><text:span text:style-name="Emphasis">. . . mba rara m’eroto ondyoze . . . mbe mu munine m’oruroto ayo u n’omuinyo </text:span>(глубже вспять перекрученность толстых нитей или бечёвок, гигантская паутина, натяжение шкуры, мускулы твёрдо стиснуты чем-то, что приходит бороться когда ночь глубока… и ощущение, тоже, посещения мёртвыми, потом болезненное чувство, что они не так дружелюбны как кажутся… он очнулся, плакал, просил объяснений, но никто не сказал ничего, чему можно было бы поверить. Мёртвые говорили с ним, пришли и сели вокруг, пили его молоко рассказывали про <text:soft-page-break/>предков или о духах из других мест равнины—потому что время и пространство на их стороне не имеют значения всё едино.) </text:p>
      <text:p text:style-name="Text_20_body">– Имеются социологии,– Эдвин Трикл с волосами торчащими по всем направлениям, пытается раскурить трубку жалких остатков—осенние листья, кусочки верёвки, окурки,– к рассмотрению которых мы даже ещё не приступали. Взять хотя бы социологию нашей братии, например. Секция Пси, ОПИ, старушенции из Альтринчема, что пытаются вызвать Дьявола, все мы на этой стороне, видишь ли, только лишь половина истории. </text:p>
      <text:p text:style-name="Text_20_body">– Поаккуратней с этим «все мы»,– Роджера Мехико сегодня отвлекает много всякой всячины, неподатливость выражения степени чи, потерянные книги, пропажа Джессики… </text:p>
      <text:p text:style-name="Text_20_body">– Она утрачивает смысл без учёта тех, кто перешёл на ту сторону. Ведь мы общаемся с ними, не так ли? Через специалистов типа Эвентира и его контроли на той стороне. Но все мы вместе взятые это единая субкультура, психическая общность, если угодно. </text:p>
      <text:p text:style-name="Text_20_body">– Нет, не угодно,– сухо отвечает Мехико,– но, да, полагаю кому-то <text:span text:style-name="T382">пора</text:span> этим заняться. </text:p>
      <text:p text:style-name="Text_20_body">– Есть народы—вон Иреро, например—которые каждодневно сталкиваются со своими предками. Мёртвые настолько же реальны, как и живые. Как можно понять их не применяя к обеим сторонам стены смерти одинаковый научный подход? </text:p>
      <text:p text:style-name="Text_20_body">И всё-таки для Эвентира тут нет общения, на которое надеется Трикл. На его стороне не <text:span text:style-name="T382">остаётся</text:span> памяти: никаких личных отметок. Ему приходится читать об<text:span text:style-name="T382">о всём</text:span> <text:span text:style-name="T382">в</text:span> запис<text:span text:style-name="T382">ях</text:span> других, слушать диски. <text:span text:style-name="T382">И</text:span> значит он должен <text:span text:style-name="T382">полагаться на</text:span> други<text:span text:style-name="T382">х</text:span>. И это уже усложнённый общественный расклад. Он должен основывать большую часть своей жизни на честности людей кому доверена роль интерфейса между тем, за кого его считают и им самим. Эвентир знает насколько он близок к Сачсе на той стороне, но он не помнит, а <text:span text:style-name="T382">его</text:span> воспит<text:span text:style-name="T382">ывали </text:span>в христианской, Западно-Европейской вере в <text:span text:style-name="T382">гла</text:span>венствующую роль своего «сознательного» с его воспоминаниями, всё прочее счита<text:span text:style-name="T383">ется</text:span> ненормальным либо тривиальным, и поэтому он тронут беспокойством, глубоко…. </text:p>
      <text:p text:style-name="Text_20_body">Записи документируют Петера Cачсу, а также души, с которыми он сводит. Они отражают, с некоторыми подробностями, его навязчивую любовь к Лени Пёклер, что была замужем за молодым инженером-химиком, а также активисткой в КПГ, курсируя между 12-м Районом и посиделками у Сачсы. Всякий раз, когда она приходила, ему хотелось плакать при виде её безысходности. В её расплывшихся глазах проступала явная ненависть к жизни, которую она не могла оставить: мужа, которого она не любила, ребёнка причинявшего неизбывное чувство вины за то, что недостаточно любит. </text:p>
      <text:p text:style-name="P75">У мужа Франца имелась связь, слишком неясная для Сачсы, чтоб отследить, в Военном Артиллерийском Ведомстве, так что возникали ещё и идеологические барьеры, для преодоления которых ни у одного из них не хватало энергии. Она ходила на уличные демонстрации, Франц отправлялся в ракетный цех в Райникендорф, проглотив свой утренний чай в комнате полной женщин слишком хмур<text:span text:style-name="T383">о</text:span>, как ему казалось, дожидавши<text:span text:style-name="T383">х</text:span>ся, чтобы он ушёл: они приносили свои пачки листовок, свои рюкзаки полные книг и политических газет, пробираясь через дворы Берлинской бедноты на рассвете…. </text:p>
      <text:p text:style-name="P451"><draw:frame draw:style-name="fr2" draw:name="Image19" text:anchor-type="paragraph" svg:width="6.9252in" svg:height="0.3661in" draw:z-index="19"><draw:image xlink:href="Pictures/1000000000000B720000009B428C9716555D8079.png" xlink:type="simple" xlink:show="embed" xlink:actuate="onLoad" loext:mime-type="image/png"/></draw:frame><text:soft-page-break/></text:p>
      <text:p text:style-name="P325">Они дрожат и голодны. В Штудентенхайм нет отопления, не слишком много освещения и миллионы тараканов. Запах капусты, древней, из Второго Рейха, капусты бабушек, дым подгоревшего сала, <text:span text:style-name="T385">что</text:span> за долгие годы достиг какой-никакой <text:span text:style-name="Emphasis">détente </text:span>с воздухом, <text:span text:style-name="T385">который</text:span> пытается его расщепить, запахи долгой болезни и неизлечимой работы осыпаются с крошащихся стен. Одна из стен в жёлтых потёках канализации треснувшей этажом выше. Лени сидит на полу с четырьмя или пятью другими, передают по кругу тёмную краюху хлеба. В сыром гнезде из <text:span text:style-name="Emphasis">Die Faust Hoch</text:span>, старые номера, читать уже никто не будет, её дочь Ильзе спит, дыхание до того мелкое, что и не заметишь. Её ресницы оставляют громадные тени на верхних полукружьях щёчек. </text:p>
      <text:p text:style-name="Text_20_body">На этот раз они ушли насовсем. Эта комната <text:span text:style-name="T385">сгодится</text:span> на день, даже два… а что потом, Лени не знает. Она взяла один чемодан для них обеих. Он понимает что значит для женщины родившейся под знаком Рака, для матери, держать весь свой дом в одном чемодане? У неё есть пара марок, у Франца его игрушечные ракеты на луну. Всё и вправду кончено. </text:p>
      <text:p text:style-name="Text_20_body">Как ей и снилось в снах, она пройдёт прямо к Петеру Сачсе. Если он её не примет, то хотя бы поможет найти работу. Но сейчас, когда она <text:span text:style-name="T385">окончательно</text:span> порвала с Францем… есть нечто, какая-то враждебность земного знака, что время от времени промелькивает в Петере.... В последне время она <text:span text:style-name="T385">уже не так </text:span>уверена в его настроениях. На него давят с уровней, как ей кажется, более высоких чем обычно, и что-то у него не совсем идёт как надо.... </text:p>
      <text:p text:style-name="P76">Но худшие из детских вспышек Петера всё же лучше, чем самые безмятежные вечера с её мужем, Рыбы они такие, плавает в морях своих фантазий, <text:span text:style-name="T385">жажды</text:span> смерти, ракетного мистицизма—им такой и нужен, как Франц. Они-то уж знают как этим <text:span text:style-name="T385">вос</text:span>пользоваться. Знают как использовать почти кого угодно. Что станет с теми, кого использовать не получа<text:span text:style-name="T385">е</text:span>тся? </text:p>
      <text:p text:style-name="Text_20_body">Руди, Ваня, Ребекка, мы тут как <text:span text:style-name="T385">бы </text:span>срез Берлинской жизни, ещё один шедевр от Ufa, образ Богемного Студента, образ Славянина, образ Еврейки, полюбуйтесь на нас: Революция. Конечно, нет никакой Революции, даже и в кино, нет Германского<text:span text:style-name="Emphasis"> Октября</text:span>, не при такой «Республике». Революция умерла—хотя Лени была ещё совсем девчонкой и не интересовалась политикой—вместе с Розой Люксембург. Самое большее, на что можно сейчас надеяться это Революция-во-внутренней-эмиграции, преемственность, выживание на суровом краю в эти веймаровские годы, в ожидании своего часа и своей реинкарнации Розы Люксембург…. </text:p>
      <text:p text:style-name="P77">армия любовников может быть <text:span text:style-name="T390">разбита</text:span>. </text:p>
      <text:p text:style-name="Text_20_body"><text:span text:style-name="T386">Такие</text:span> надписи появились на стенах в Красных районах в одну ночь. Никто не может выследить автора или пишущего хоть одну из них, наталкивает на подозрение, что лицо одно и то же. Попробуй не уверовать в народное сознание. Не столько лозунги как тексты, представлены, чтоб народ задумывался, делал выводы, приступал к действию.... </text:p>
      <text:p text:style-name="Text_20_body">– Всё правильно,– говорит Ваня,– взгляни на формы капиталистического самовыражения. Сплошь порнография: порнография любви, эротической любви, христианской любви, мальчика-и-его-собаки, порнография закатов, порнография убийств, и порнография дедукции—аах, <text:soft-page-break/>стонем мы, угадав убийцу—все эти новеллы, эти фильмы и песни, они нас убаюкивают, затягивают, с больш<text:span text:style-name="T386">ей</text:span> или меньш<text:span text:style-name="T386">ей</text:span> <text:span text:style-name="T386">приятностью</text:span>, в Абсолютный Комфорт.– Пауза для быстрой кривой усмешки Руди.– До самопроизвольного оргазма. </text:p>
      <text:p text:style-name="Text_20_body">– «Абсолютный»?– Ребекка подаётся вперёд на свои голые коленки передать ему хлеб, влажный, тающий от прикосновения её мокрого рта.– Два человека могут… </text:p>
      <text:p text:style-name="Text_20_body">– Два человека это то, что тебе говорят,– Руди почти не усмехается. Благодаря её стараниям, и к сожалению не в первый тут раз, звучит фраза о мужском превосходстве... и чего они так превозносят свою мастурбацию?– однако, в природе такое почти не <text:span text:style-name="T386">встречается</text:span>. <text:span text:style-name="T386">Тут</text:span>, главным образом, каждый сам по себе. Сама знаешь. </text:p>
      <text:p text:style-name="P79">– Я знаю, что можно кончать вместе,– вот и весь её ответ. Хотя они не занимались любовью, она произносит это с упрёком. Но он отворачивается, как мы отворачиваемся от тех, кто только что воззвал нас слепо верить и дальше уже говорить не о чем. </text:p>
      <text:p text:style-name="P79">Лени, из времени потраченного на Франца, достаточно известно про кончание водиночку. Поначалу его пассивность вообще не <text:span text:style-name="T386">позволяла</text:span> ей кончить. <text:span text:style-name="T386">Затем</text:span> она поняла, что может воображать вообще что угодно для заполнения свободы, которую он ей предоставил. Стало намного комфортнее: она могла выдумывать <text:span text:style-name="T386">всякие</text:span> нежности между ними (в настоящее время она пускала в грёзы и других мужчин)—но одиночества тоже прибавилось. <text:span text:style-name="T386">Однако,</text:span> морщины её не скоро <text:span text:style-name="T386">ещё углубятся</text:span>, её рот не выучился становиться твёрже того выражения, которым она <text:span text:style-name="T386">и</text:span> саму себя <text:span text:style-name="T386">изумляла</text:span>, лицо мечтательного ребёнка, которое выдавало её каждому, с одного взгляда, несобранная слабость, которая заставляет мужчин прочитывать её как <text:span text:style-name="T386">Несамостоятельная</text:span> Маленькая Девочка—даже у Петера Сачсы она подмечала этот взгляд—и это всё та же грёза, на поиски которой она ушла, пока Франц стонет внутри своих тёмных желаний боли, грёза о мягкости, свете, её преступное сердце раскаялось, нет нужды убегать, бороться, появляется мужчина беспечный как <text:span text:style-name="T386">сама </text:span>она, и сильный, улица становится далёким воспоминанием: именно такая грёза, которую здесь она может позволить себе меньше всего. Она знает кого ей следует изображать. Тем более <text:span text:style-name="T387">теперь</text:span>, когда Ильзе всё время на неё смотрит. Ну, уж нет, Ильзе им не удастся использовать. </text:p>
      <text:p text:style-name="Text_20_body">Ребекка продолжает спор с Ваней, вполовину флиртуя, Ваня старается сдерживать всё в интеллектуальном русле, но Еврейка сворачивает, раз за разом, в плотское… такие чувственные: её ляжки повыше, как раз над коленями, гладкие как масло, тугость её мускулов, настороженное лицо, прикидывается морда жидовская, дожимает пробежками языка по толстым губам… каково бы оно было, если б она взяла в свою постель? Заняться этим не <text:span text:style-name="T384">просто </text:span>с другой женщиной,<text:span text:style-name="T1"> а с Еврейкой</text:span>… Их животная тёмность… зад в испарине агрессивно накатывает к её лицу, чёрные волосы темнеющие пушистым полумесяцем вкруг каждой половинки от промежности… лицо в полуобороте через плечо в несдержанном восторге… совсем без подготовки, правда, пока мужчины бродят по другим комнатам с наркотическими улыбками… «Нет, не так сильною. Нежнее. Я скажу, когда надо сильнее…» Светлая кожа Лени, её вид невинности и более тёмный цвет Еврейки, её сыромятность в контрасте с хрупкостью строения Лени, её кожей, лобок растягивает паутинку гладко от паха и вкруг живота, две женщины, скользя<text:span text:style-name="T387">т</text:span>, всхрипыва<text:span text:style-name="T387">ют</text:span>, <text:span text:style-name="T387">стонут</text:span>… <text:span text:style-name="T1">Я знаю, что можно кончать вместе</text:span>… <text:span text:style-name="T387">и</text:span> Лени просыпается одна—Еврейка уже в <text:soft-page-break/>какой-то другой из здешних комнат—никогда не <text:span text:style-name="T387">могла </text:span>ул<text:span text:style-name="T387">овить</text:span> момент, <text:span text:style-name="T387">когда</text:span> она засыпала своим истинно младенческим сном, мягкая перемена состояния, чего просто не случалось с Францем… И она причесала и взбила кончиками пальцев свои волосы показать своё отношение к клиентуре этой ночи, и прошагала к бассейнам, обнажилась, без внимания к взглядам, и соскользнула в телесную теплоту, в установленный аромат её… И вдруг, сквозь крики и пар, что мешал <text:span text:style-name="T387">различить разборчиво</text:span>, она увидела, там, на одном из краёв, смотр<text:span text:style-name="T387">ит</text:span> вниз на неё… Да, это <text:span text:style-name="T387">же</text:span> Ричард Хирш, с Маусигштрассе, столько лет прошло… она сразу поняла, что лицо её никогда ещё не выглядело таким беззащитным—это видно было по его глазам.... </text:p>
      <text:p text:style-name="Text_20_body">Все вокруг них брызгались, занимались любовью, смешно пререкались, наверное, это его друзья—да, <text:s text:c="2"/>вон <text:span text:style-name="T387">ведь </text:span>Зигги рядом проплыл, по-собачьи, мы звали его «<text:span text:style-name="T387">Тролль</text:span>», он с т<text:span text:style-name="T387">ой</text:span> пор<text:span text:style-name="T387">ы</text:span> даже <text:span text:style-name="T387">и </text:span>на сантиметр не подрос… с тех пор как мы бежали домой от канала, споткнулись и упали на камни самой твёрдой мостовой в мире, а когда утром проснулись, увидели снег на спицах колеса телеги, пар из ноздрей старой лошади.... «Лени, Лени». Волосы Ричарда отброшены назад, золотистое тело, сгибается, чтобы поднять её из пара бассейна, посадить рядом с собой. </text:p>
      <text:p text:style-name="Text_20_body">– Но разве ты не...– она в растерянности, не знает как это сказать.– Кто-то мне говорил, что ты не вернулся из Франции.– Она смотрит на его колени. </text:p>
      <text:p text:style-name="Text_20_body">– Даже французские девушки не смогли удержать меня во Франции.– Он всё тут: она чувствует как он пытается заглянуть ей в глаза: и он так просто говорит, такой живой, конечно же, французским девушкам нужно быть убедительнее, чем английские пулемёты… она знает, наполнясь плачем по его невинности, что он ни с кем не был там, что для него французские девушки всё ещё прекрасные и далёкие <text:span text:style-name="T387">пособницы</text:span> Любви…. </text:p>
      <text:p text:style-name="Text_20_body">В Лени, сейчас, ничто не выдаёт её долгое занятие профессией, ничто. Она <text:span text:style-name="T387">всё </text:span>то <text:span text:style-name="T387">же</text:span>, прежнее дитя, на которую он заглядывался на дорожках парка, или встречал, как топала домой по переулкам в горбушечно-коричневом свете, её лицо, в ту пору довольно широкое, склонялось вниз, светлые брови взъерошены, сумка с книгами на спине, руки в карманах фарту<text:span text:style-name="T388">ч</text:span>ка… <text:span text:style-name="T388">некоторые из</text:span> камн<text:span text:style-name="T388">ей</text:span> в стене были белыми как мука… может она его <text:span text:style-name="T388">и </text:span>ещё как-нибудь встречала, но он был старше, всегда с друзьями…. </text:p>
      <text:p text:style-name="Text_20_body">Теперь они все немного утихомирились вокруг них, стали внимательными, даже застенчивыми, рады за Ричарда и Лени. «Лучше позже, чем никогда!»– про<text:span text:style-name="T388">трубил</text:span> Зигги своим ускоренным голос<text:span text:style-name="T388">к</text:span>ом коротышки, приподымаясь на цыпочки разлить Майское вино всем по стаканам. Лени отправляется сделать новую стрижку и чуть осветлить волосы и Ребекка идёт вместе с ней. Они говорят, в первый раз, о планах и будущем. Без прикосновений, Ричард и она полюбили, как им нужно было ещё тогда. Само собой, он заберёт её с собою…. </text:p>
      <text:p text:style-name="Text_20_body">Старые друзья по Гимназии часто попада<text:span text:style-name="T388">лись под конец</text:span>, приход<text:span text:style-name="T388">или</text:span> с экзотической едой и винами, с новыми наркотиками, намного проще и честнее в вопросах секса. Никто не <text:span text:style-name="T388">торопится</text:span> одеться. Не прячут свои обнажённые тела. Никто не чувствует беспокойства или неловкости из-за размеров её груди или его члена.... Всё это так прекрасно всех освежает. Лени привыкает к своему новому имени «Лени Хирш», <text:span text:style-name="T388">иногда </text:span>даже к<text:span text:style-name="T388">ак</text:span> сидит <text:span text:style-name="T388">рядом </text:span>с Ричардом за столиком кафе поутру: «Лени Хирш», и он-таки улыбается, в замешательстве, пытается отвести взгляд, но не <text:soft-page-break/>может избежать её глаз и наконец оборачивается к ней откровенно, с громким смехом, смехом чистой радости, протягивает руку, ладонь его милой руки, <text:span text:style-name="T388">приложить к</text:span> её лиц<text:span text:style-name="T388">у</text:span>…. </text:p>
      <text:p text:style-name="Text_20_body">Ранним вечером на многоярусных балконах, террасах, слушатели <text:span text:style-name="T388">плотными</text:span> группа<text:span text:style-name="T388">ми</text:span> на разных уровнях, все смотрят вниз, в направлении общего центра, галереи молодых женщин с зелёными листьями вкруг их талий, вечнозелёные деревья, лужайки, течение воды и национальной <text:span text:style-name="T388">церемониальности</text:span>, Президент, посреди <text:span text:style-name="T388">сво</text:span>его обращения к Бундестагу, его привычным голосом от забитого носа, о гигантских военных ассигнованиях, вдруг останавливается:– «А, к ебеням...» <text:span text:style-name="Emphasis">Fickt es</text:span>, фраза, что вскоре станет бессмертной, звенит до небес, проносится над страной, <text:span text:style-name="Emphasis">Ja, fickt es</text:span>! –«Я возвращаю всех солдат домой. Мы закроем все <text:span text:style-name="T389">военные</text:span> заводы, мы утопим всё вооружение в море. Мне тошно от войны. Мне тошно просыпаться каждое утро <text:span text:style-name="T389">боясь</text:span> погибнуть». И вдруг ста<text:span text:style-name="T389">новится</text:span> невозможным ненавидеть его <text:span text:style-name="T389">и </text:span>дальше: он такой же человек, такой же смертный как все люди. Будут проведены новые выборы. От Левых выставляется женщина, чьё имя никак не оглашено, но все понимают, что это Роза Люксембург. Все прочие кандидаты окажутся настолько неспособными и бесцветными, что никто не отдаст за них голоса. У Революции появится шанс. Президент обещал. </text:p>
      <text:p text:style-name="P326">Невероятно весело в бассейнах, среди друзей. <text:span text:style-name="T391">Настоящее</text:span> веселье: течение диалектических процессов не способно вызывать такой в<text:span text:style-name="T391">сплеск</text:span> в сердце. Каждый становится любовью.... </text:p>
      <text:p text:style-name="Text_20_body"><text:span text:style-name="T159">армия любовников может быть побеждена</text:span>. </text:p>
      <text:p text:style-name="Text_20_body">Руди и Ваня затеяли спор об уличной тактике. Где-то кап<text:span text:style-name="T391">а</text:span>ет вода. Улица на<text:span text:style-name="T391">стига</text:span>ет, даёт <text:span text:style-name="T391">знать о</text:span> себ<text:span text:style-name="T391">е</text:span> повсюду. Лени <text:span text:style-name="T391">известно</text:span> это и ненави<text:span text:style-name="T391">стно</text:span>. Ни минуты покоя… вынуждена доверяться чужакам, которые могут сотрудничать с полицией, если не сейчас, то потом, когда улица станет для них пустыннее, чем они в состоянии вынести… Как бы ей хотелось найти способ оградить ребёнка от <text:span text:style-name="T391">эт</text:span>ого, но возможно уже слишком поздно. Франц—Франц никогда не выходил на улицу надолго. <text:span text:style-name="T391">Вечно</text:span> какие-<text:span text:style-name="T391">нибудь</text:span> оправдания. Беспокоился о безопасности, не попасть бы в кадр кого-нибудь из фотографов в кожаных куртках, которые всегда по краям демонстрации. Или же: «Но как же с Ильзе? А если там будет драка?» Если случится драка, как нам быть с Францем? </text:p>
      <text:p text:style-name="Text_20_body">Она пыталась объяснить ему про уровень на который выходишь, впрыгиваешь обеими ногами, когда утрачиваешь свой страх, страха нет вовсе, ты вошёл в момент, чётко вписался в его бороздки, металлически серые но мягкие как латекс, и сейчас фигуры танцуют, каждая отрепетировано, <text:span text:style-name="T391">чётко на своём месте</text:span>, вспых коленок под жемчужной юбкой, когда девушка в косынке склоняется <text:span text:style-name="T391">ухватит</text:span>ь булыжник, мужчин<text:span text:style-name="T391">у</text:span> в чёрном костюме и коричневой безрукавке <text:span text:style-name="T391">сграбастали</text:span> полицейски<text:span text:style-name="T391">е</text:span>, вцепились по одному в каждую руку, пытаются запрокинуть его голову, он скалится, пожилой либерал в грязном бежевом пальто, делает шаг назад <text:span text:style-name="T392">увернуться от</text:span> <text:span text:style-name="T392">бегущего</text:span> демонстранта, <text:span text:style-name="T392">косится</text:span> поверх лацкана как-ты-посмел или <text:span text:style-name="T392">же </text:span>смотри-мне, стёкла его очков наполнены пыланьем зимнего неба. Накатывает момент и его возможности. </text:p>
      <text:p text:style-name="Text_20_body">Она даже попробовала, с помощью той математики, насколько поняла когда-то, объяснить это Францу как приближение Δt к нулю, бесконечное приближение, отрезки времени становятся всё <text:span text:style-name="T392">мельче</text:span> и <text:span text:style-name="T392">мельче</text:span>, череда комнат со стенами всё серебристее, прозрачней, с приближением к чистому свету нуля…. </text:p>
      <text:p text:style-name="Text_20_body"><text:soft-page-break/>Но он качал головой: «Это другое, Лени. Важно доводить функцию до её предела. Δt всего лишь способ достичь этого.» </text:p>
      <text:p text:style-name="P80">У него есть, то есть была, эта способность лишать вещи всякой восхитительности всего лишь парой реплик. И даже сло<text:span text:style-name="T392">в</text:span> не подбирал: у него это получалось инстинктивно. Когда они ходили в кино, он там засыпал. Он заснул во время Нибелунгов. Пропустил как Атилла ворвался с Востока уничтожить Бургундцев. Франц любил кино, но так уж он смотрел фильмы, заснёт-проснётся. –«Ты ведь человек причины-и-следствия»,– восклицала она. Как же он увязывал фрагменты, которые смотрел пока не <text:span text:style-name="T392">слипнутся</text:span> глаза? </text:p>
      <text:p text:style-name="P80">Он был человеком причины-и-следствия: безжалостно развенчивал <text:s/>её астрологию, сначала изложит, с чем она согласится, а потом опровергнет. –«Приливы, радиопомехи, до черта всякой всячины. Невозможно, чтобы изменения там произвели перемены тут….» </text:p>
      <text:p text:style-name="Text_20_body">– Не произв<text:span text:style-name="T392">одят</text:span>,– защищалась она,– не причин<text:span text:style-name="T392">яют</text:span>. Всё идёт вместе. Параллельно, не друг за другом. Метафора. Признаки и симптомы. Наложение на разные системы координат, я не знаю...– Она не знала и просто лишь хотела достучаться до него. </text:p>
      <text:p text:style-name="Text_20_body">Но он ответил: «Попробуй спроектируй что-нибудь в таком роде и чтобы работало». </text:p>
      <text:p text:style-name="Text_20_body">Они посмотрели <text:span text:style-name="Emphasis">Die Frau im Mond</text:span>. Франца фильм позабавил, <text:s/><text:span text:style-name="T392">начал</text:span> снисходительн<text:span text:style-name="T392">о потешаться</text:span>, придирался к техническим деталям. Он знал кого-то из людей, которые работали над спецэффектами. Лени увидела грёзу полёта. Одну из многих возможных. Реальный полёт и грёзы о нём идут вместе. Они часть единого движения. Не А потом В, а вместе…. </text:p>
      <text:p text:style-name="Text_20_body">Разве с ним могло хоть что-то быть надолго? Если бы Еврейский волк Пфламбаум не поджёг свою собственную фабрику возле канала, Франц, возможно, смог бы зарабатывать <text:span text:style-name="T392">им </text:span>на <text:s/>жизнь занимаясь невозможными проектами Еврея, изобретал краску с узорами, растворяя кристалл за терпеливым кристаллом, контролируя температуры с навязчивой аккуратностью, чтобы после охлаждения аморфный сгусток смо<text:span text:style-name="T392">г</text:span> <text:span text:style-name="T392">бы</text:span>, на этот раз смог, вдруг переключаться, застывать полосками, крапинками, звёздами Соломона—вместо того, чтоб однажды ранним утром найти почернелые руины, банки краски взорвавшиеся громадными выплесками малинового и бутылочно-зелёного, вонь обугленной древесины и керосина, Пфламбаума заламывающего руки, вей, вей, вей, пронырливый лицемер. Всё ради страховки. </text:p>
      <text:p text:style-name="Text_20_body">Так что Франц и Лени какое-то время здорово голодали, а Ильзе росла у неё в животе каждый день. Всё что ни подворачивалось было исключительно физическим трудом, за который почти не платили. Это его убивало. Потом он встретил старого друга из Мюнхенской ВТШ, однажды ночью на болотистой окраине. </text:p>
      <text:p text:style-name="Text_20_body">Он не был дома весь день, пролетарский муж, расклеивал афиши фильма фантазии какого-то счастливчика Макса Шлепцига, а Лени лежала беременной пока боль в спине не заставляла её переворачиваться в их меблированном мусорном ящике в последнем из многоквартирных <text:span text:style-name="Emphasis">Hinterhöfe</text:span>. Уже давно стемнело и жуткая была холодина, когда он докончил последнее ведро клея, и все афиши дожидались на своих местах пока их обоссут, сорвут, измалюют свастиками. (Наверно, это была местная дешёвка для заполнения квоты. Возможно, случилась опечатка, но когда он пришёл в кинотеатр в указанную в договоре дату, там было совершенно темно, пол в <text:soft-page-break/>фойе усыпан кусками штукатурки, а внутри раздавались жуткие крушащие удары, звук бригады разрушения, только голосов не слышно, и даже света он не разглядел в глубине… он позвал, но разгром продолжалось, громкий скрежет в потрохах позади электрической бегущей строки, которая тоже, как он заметил, была отключена….) Он побрёл, смертельно усталый, на несколько миль к северу, в Райникендорф, квартал небольших фабрик, ржавеющей жести крыш, борделей, хижин, кирпичных пристроек в ночь и заброшенность, ремонтных мастерских, где вода в бочках для охлаждения деталей застоялась и заросла. Редкие розбрызги света. Пустота, сорняки на участках, на улицах ни души: одна из окраин, где каждую ночь бьётся стекло. Должно быть это ветер притащил его вдоль грязной дороги, мимо старой воинской части, которую теперь заняла полиция, среди бараков и будок с инструментами к проволочному забору с воротами. Ворота оказались открытыми и он двинулся дальше. Ему послышался звук, где-то впереди. Однажды летом перед Мировой Войной, он на каникулах был в Шафхаузене вместе со своими родителями и они на электрическом трамвае поехали к Рейнским Водопадам. Они спустились по лестнице и вышли к деревянному павильону с остроконечной крышей—всё вокруг из облаков, радуг, капелек сверкающих огнём. И гул водопада. Он держался за руки обоих, Мутти и Папи приподняли его в холодном облаке из брызгов, почти невозможно разглядеть деревья наверху приникшие к краю зелёной мокрой полосой, или маленькие прогулочные катера внизу, что подходили прямо к месту падения струй в Рейн. Но сейчас, в зимнем сердце Райникендорфа, он был один, с пустыми руками, спотыкался по замёрзшей грязи старой свалки боеприпасов, заросшей берёзами и ивами, тянувшейся в темноте вверх к холмам и вниз к болотам. Бетонные коробки бараков и десятиметровых насыпей высились неподалёку, а за ними звук, звук водопада, нарастал, окликая из его воспоминаний. Такими были призраки нашедшие Франца, <text:s/>привидения <text:span text:style-name="T393">не </text:span>людей, но форм энергии, абстракций…. </text:p>
      <text:p text:style-name="Text_20_body">В просвете между насыпями он увидал маленькое серебристое яйцо, с пламенем чистым и ровным, что исходило снизу, освещая <text:span text:style-name="T393">человеческие </text:span>фигуры в костюмах, свитерах, пальто, наблюдавши<text:span text:style-name="T393">е</text:span> из бункеров или траншей. Это была ракета на своём стенде: статичное испытание. </text:p>
      <text:p text:style-name="Text_20_body">Звук начал <text:span text:style-name="T393">из</text:span>меняться, прерываясь время от времени. Удивлённому Францу он не показался зловещим, просто другим. Но свет стал ярче и наблюдающие фигуры вдруг бросились в укрытия, ракета взревела и издала протяжный треск, голоса орут <text:span text:style-name="T1">ложись</text:span> и он шлёпнулся в грязь как раз в момент, когда серебряная штука разлетелась на куски с ужасным взрывом, метал прошелестел сквозь воздух где он только что стоял, Франц прижимается к земле, в ушах звон, ничего не чувствует, ни даже холода, на какое-то время не понять остался ли он ещё в своём теле…. </text:p>
      <text:p text:style-name="Text_20_body">Приблизились бегущие ноги. Он посмотрел вверх и увидел Курта Мондаугена. Ветер всей этой ночи, а может и всего года, свёл их вместе. Так он потом начал думать, что это был ветер. Большая часть жирка школьника теперь сменилась мускулами, волосы редели, цвет лица темнее, чем Францу попадался в ту зиму на улицах, тёмный даже в бетонных складках тени от пламени расплескавшегося топлива ракеты, но это был точно Мондауген, семь или восемь лет прошло, а они узнали друг друга мгновенно. Когда-то жили в одной и той же мансарде полной сквозняков в Мюнхене на Либигштрассе. (Адрес в то время казался Францу счастливым предзнаменованием, потому что Юстус фон Либиг был одним из его героев, героем химии. <text:soft-page-break/>Позднее, в подтверждение, курс теории полимеров читал Профессор-Доктор Ласло Джамф, последний в истинной преемственности, от Либига к Августу Вильгельму фон Хофману, к Герберту Ганистеру, к Ласло Джамфу, прямая цепочка, причина-и-следствие). Они ездили в одном и том же дребезжащем <text:span text:style-name="Emphasis">Schnellbahnwagen</text:span> с тремя контактными дугами хрупкими как ноги насекомого, скрипящими по проводу над головой, в ВТШ: Мондауген был на отделении электро-инженерии. По окончании, он уехал в Юго-Западную Африку с каким-то радио-исследовальским проектом. Какое-то время они переписывались, потом прекратили. </text:p>
      <text:p text:style-name="P81">Их воссоединение продолжалось допоздна в пивном зале Рейникендорфа, старшекурсники орущие среди пьяниц из рабочего класса, разгульные грандиозные поминки по испытанию ракеты—<text:span text:style-name="T393">чиркают</text:span> по влажным бумажным салфеткам, говорят все <text:span text:style-name="T393">разом</text:span> вокруг заставленного бокалами стола, спорят сквозь дым и шум исток тепла, специфический импульс, толкающий поток…. </text:p>
      <text:p text:style-name="P82">– Это был провал,– Франц, пошатываясь под электрической лампочкой в три или четыре часа утра, с широкой улыбкой на лице,– не удалось, Лени, но они говорят лишь об успехе! Двадцать килограммов сдвинулись на несколько секунд, но <text:span text:style-name="T1">никто </text:span><text:span text:style-name="T17">прежде</text:span><text:span text:style-name="T1"> не делал </text:span><text:span text:style-name="T17">такого</text:span>. Я бы не поверил Лени, я видел нечто, чего раньше никто не делал…. </text:p>
      <text:p text:style-name="Text_20_body">Он хотел обвинить её, как она пон<text:span text:style-name="T394">яла</text:span>, в желании доводить его до отчаяния. Но она лишь хотела, чтоб он повзрослел. Что за разновидность <text:span text:style-name="Emphasis">Wandervögel</text:span> идиотизма бегать всю ночь по болоту и называть себя Обществом Навигации в Пространстве? </text:p>
      <text:p text:style-name="P327">Лени выросла в Любеке, в ряду <text:span text:style-name="Emphasis">kleinbürger</text:span> домиков вдоль Траве. Стройные деревья на равноотстоящие одно от другого вдоль обращённого к реке края её мощёной улицы склоняли свои длинные ветви над водой. Из окна спальни ей виден был сдвоенный шпиль Купола вознёсшегося над крышами. Её затхлое прозябание в задних дворах Берлина стало просто декомпрессионной камерой—<text:span text:style-name="Emphasis">должно</text:span> быть. Вырвалась из чопорной мещанской удавки, с погашением долга в лучшие времена, после Революции. </text:p>
      <text:p text:style-name="Text_20_body">Франц, в шутку, частенько называл её «Ленин». Тут никогда не было сомнений кто из них активный, кто пассивный—но она всё же надеялась, что он это перерастёт. Она говорила с психиатрами, знает о германских мужчинах в пору созревания. Растянувшись на спине в лугах и среди гор, глядят в небо, мастурбируют, тоскуя. От судьбы не уйти, тьма заложена в ткань летнего ветра. Судьба предаст, сокрушит твои идеалы, сбросит тебя в то же самое отвратное <text:span text:style-name="Emphasis">Bürgerlichkeit</text:span>, что и твоего отца посасывающего трубку на воскресной прогулке после церкви мимо ряда домов вдоль реки—обрядит тебя в серую униформу ещё одного семейного человека, и не скуля будешь отбывать свой срок, перелетать от боли к долгу, от веселья к работе, от преданности к нейтральности. Судьба всё это сделает с тобой. </text:p>
      <text:p text:style-name="Text_20_body">Франц любил её невротически, по-мазохистски, он принадлежал ей и верил, что она сможет унести его на своей спине куда-то, где Судьба не сумеет достать. Можно подумать это гравитация. Однажды ночью, наполовину проснувшись, он зарылся лицом ей в подмышку, бормоча: «Твои крылья… о, Лени, твои крылья...» </text:p>
      <text:p text:style-name="Text_20_body"><text:soft-page-break/>Но её крыльев хватит лишь для собственного веса и, она надеется, для Ильзе на какое-то время. Франц мёртвый груз. Пусть ищет себе полёт на <text:span text:style-name="Emphasis">Raketenflugplatz</text:span>, где его будут использовать милитаристы и картели. Пусть летит на мёртвую луну, если так уж ему охота…. </text:p>
      <text:p text:style-name="Text_20_body">Ильзе проснулась, и плачет. Весь день ничего не ела. Надо всё-таки пойти к Петеру. У него молоко найдётся. Ребекка протягивает остатки горбушки, которую она ела: «Будешь?» </text:p>
      <text:p text:style-name="Text_20_body">Не такая уж она и Еврейка. Отчего половина всех известных Левых Евреи? Она тут же себе напомнила, что и Маркс был из них. Расовая тяга к книгам, к теории, раввинская любовь к громким спорам… Она отдаёт горбушку ребёнку, поднимает её. </text:p>
      <text:p text:style-name="Text_20_body">– Если он сюда придёт, скажи ты меня не видела. </text:p>
      <text:p text:style-name="Text_20_body">Они пришли к Петеру Сачса совсем в темноте. У него вот-вот начнётся сеанс. Она тут же почувствовала до чего блядское на ней пальто и ситцевое платье (подол слишком короток), стоптанные туфли в городской пыли, и полное отсутствие драгоценностей. Опять рефлексы среднего класса… остатки их, она надеется. Но большинство женщин стары. Остальные чересчур роскошны. Хмм. Мужчин собралось больше, чем обычно. Лени подмечает на лацканах, тут и там, серебряные свастики. На столах отличные вина 21-го и 22-го. <text:span text:style-name="Emphasis">Schloss Vollrads, Zeltinger, Piesporter</text:span>—тут явно Особый Случай. </text:p>
      <text:p text:style-name="Text_20_body">Цель этой ночи, вступить в контакт с покойным министром иностранных дел Вальтером Ратенау. В Гимназии Лени пела с другими детьми миленький уличный напев той поры: </text:p>
      <text:p text:style-name="P470"><text:span text:style-name="Emphasis">Knallt ab den Juden Rathenau,<text:line-break/>Die gottverdammte Judensau .</text:span> . . </text:p>
      <text:p text:style-name="Text_20_body">После его убийства она несколько недель вообще не пела, в уверенности, что если и пение это вызвало, то во всяком стало пророчеством, заклятием…. </text:p>
      <text:p text:style-name="Text_20_body">В эту ночь предстоят специфичные послания. Вопросы к бывшему министру. Идёт процесс мягкого отсева. Для безопасности. Только определённым гостям позволено пройти в гостиную Сачсы. Отвергнутые остаются снаружи, переговариваются, показывают в напряжённости дёсна, разводят руками.... Крупный скандал вокруг ИГ Фарбен на этой неделе по поводу несчастного филиала Шпотбилигфилм АГ, чьё руководство в полном составе будет вычищено за предложенный в отдел вооружений ВКВ проект изобретения нового луча посылаемого по воздуху, который вызовет у всего населения, в радиусе десяти километров, абсолютную слепоту. Отдел проверок ИГ вовремя перехватил предложение. Бедняги в Шпотбилигфилм. Их коллективному сознанию не дошло каким образом подобное оружие скажется на рынке красок после следующей войны. Опять менталитет Сумерков Богов. Оружие было известно как С-5227, где «С» стоит за «свет», ещё один комичный немецкий эфемизм, как «А» в обозначении ракеты, сокращённое «агрегат», или сама ИГ, <text:span text:style-name="Emphasis">Interessengemeinschaft</text:span>, Товарищество по Интересам… или этот случай катализаторного отравления в Праге—правда ли, что Штат Группы VI b при Химическом Реагировании на Аномальности в полном составе вылетел на восток со статусом чрезвычайности, и что это отравление комплексное, замешан не только селений, но и теллурий… имена ядов отрезвляют беседу, как упоминание рака…. </text:p>
      <text:p text:style-name="Text_20_body"><text:soft-page-break/>Элита, которым сидеть в кругу сегодня, представители корпоративной толпы Нацистов, среди которых Лени приметилаб кто бы мог подумать, Генерального Директора Смарагда из филиала ИГ, который был заинтересован, какое-то время, в её муже. Но затем контракт был резко прекращён. Загадочно, малость зловеще, правда в те дни всё можно было валить на экономику…. </text:p>
      <text:p text:style-name="Text_20_body">В толпе, глаза её встретили взгляд Петера. –«Я ушла от него»,– шепнула она кивая, когда они пожимали руки. </text:p>
      <text:p text:style-name="Text_20_body">– Можешь уложить Ильзе в какой-то из спален. Позже поговорим, ладно?– В его глазах замечается некий фавновский прищур. Примет ли он, что она станет<text:span text:style-name="Emphasis"> его</text:span> не больше, чем принадлежала Францу? </text:p>
      <text:p text:style-name="Text_20_body">– Да, конечно. Что происходит? </text:p>
      <text:p text:style-name="Text_20_body">Он фыркает, выразить <text:span text:style-name="Emphasis">они мне не сказали</text:span>. Они используют его—всегда использовали, различные они, вот уже десять лет. Но он никогда не знает каким образом, разве что в редком случае, по намёку, перехватив улыбки. Кривое и навсегда затуманенное зеркало, улыбки клиентов…. </text:p>
      <text:p text:style-name="Text_20_body">Зачем им нужен Ратенау в эту ночь? Что Цезарь на самом деле сказал своему протеже, когда рухнул? <text:span text:style-name="Emphasis">Et tu, Brute</text:span>, официальная ложь, а чего ещё от них ждать—которая ровным счётом не говорит ничего. Момент убийства является мигом, когда сходятся власть и незнание власти, Смерть в роли свидетеля. Если кто-то обращается к другому, то не затем, чтоб скоротать денёк всякими <text:span text:style-name="Emphasis">et-tu-Brute</text:span>. Передаётся истина настолько жуткая, что история—в лучшем случае сговор, не всегда между джентльменами, облапошить—ни за что не признает её. Истину заглушат, или, во времена особой элегантности, переоденут во что-нибудь другое. Что Ратенау, через минуту, годы спустя в новом потустороннем бытии, может поведать о былых раскладах? Скорее всего, ничего настолько невероятного, что мог бы сказать в момент когда шок шибанул его смертные нервы, когда впорхнул Ангел…. </text:p>
      <text:p text:style-name="Text_20_body">Но они разберутся. Ратенау—согласно историям—был пророком и архитектором картелизованного государства. Из того, что начиналось как маленькое бюро при Военном Ведомстве в Берлине, он координировал экономику Германии во время Мировой Войны, контролировал снабжение, квоты и цены, прорезал и разбивал барьеры секретности и собственности, отделявшие фирму от фирмы—корпоративный Бисмарк, перед властью которого ни одна книга бухгалтерского учёта не была слишком привилегированной, ни одно соглашение слишком тайным. Его отец, Эмиль Ратенау, основал AEG, Общую Электрическую Компанию Германии, но молодой Вальтер оказался больше, чем всякий прочий индустриальный наследник—он был философом провидящим послевоенное Государство. Он рассматривал длившуюся войну как мировую революцию, которая завершится ни Красным коммунизмом, ни бесконтрольностью Правых, а рациональной структурой, где бизнес по праву станет истиной властью—структура основанная, и тут удивляться нечему, на созданной им в Германии для ведения Мировой Войны. </text:p>
      <text:p text:style-name="Text_20_body"><text:soft-page-break/>Такова официальная версия. Достаточно грандиозная. Но Генеральный Директор Смарагд и коллеги собрались тут не затем, чтоб им вещали то, во что верят даже массы. Это даже может—при достаточно параноидальном взгляде—показаться сотрудничеством всех по обе стороны Стены, между материей и духом. Что им известно, чего не знают отвергнутые? Какая жуткая структура сокрыта видом разнообразия и предпринимательства? </text:p>
      <text:p text:style-name="Text_20_body">Юмор висельника. Чортова настольная игра. Смарагд не может всерьёз поверить ничему подобному, Смарагд техник и управляющий. Ему могут понадобиться лишь знаки, предзнаменования, подтверждения чему-то уже существующему, что-то, над чем можно подхихикнуть в <text:span text:style-name="Emphasis">Herrenklub</text:span>—«у нас теперь есть даже благословение Еврея!» Что ни явилось бы в эту ночь через медиума, они исказят, подредактируют в благословение. Это глумление над разреженными. </text:p>
      <text:p text:style-name="Text_20_body">Лени находит диван в тихом углу комнаты забитой китайской слоновой костью и шёлковыми запонами, ложится, свесив одну икру, и пытается отдохнуть. Сейчас Франц уже дома после ракетного поля, моргает под лампочкой, пока соседка фрау Зильбершлаг передаёт последнее послание Лени. Послания этой ночи, рождённые в огнях Берлина… неоновых, накаливания, звёздными… послания вплетаются в сеть информации, которую никто не в силах избежать…. </text:p>
      <text:p text:style-name="Text_20_body">– Путь ясен,– голос движет губами Сачсы и напряжённо белым горлом.– Вам там приходится следовать ему во времени, шаг за шагом. Однако, отсюда возможно охватывать всю форму сразу—не мне, я ещё не настолько продвинулся—но многим это известно как ясное присутствие… вообще-то «форма» не подходящее слово.... Позвольте быть с вами откровенным. Мне труднее смотреть с вашей точки зрения. Проблемы, с которыми вы возможно сталкиваетесь, даже самого глобального значения, многим из нас тут кажутся тривиальными отклонениями. Вы ступили на извилистую неровную дорогу, которая вам кажется широкой и прямой, Автобан, по которому можете двигаться без помех. Есть ли для меня смысл повторять вам, что кажущееся вам реальным всего лишь иллюзия? Я не знаю станете ли вы слушать или пропустите мимо ушей. Вам хочется знать лишь про свой путь, ваш Автобан. </text:p>
      <text:p text:style-name="Text_20_body">– Хорошо. Анилиновый пурпур: возьмите за образец. Изобретение пурпура, выход на ваш уровень этого цвета. Вы слушаете Генеральный Директор? </text:p>
      <text:p text:style-name="Text_20_body">– Я слушаю, херр Ратенау,– отвечает Смарагд из ИГ Фарбен. </text:p>
      <text:p text:style-name="Text_20_body">– Тирский пурпур, ализарин и индиго, другие краски угольной смолы имеют место, однако, наиважнейший анилиновый пурпур. Вильям Перкин открыл его в Англии, но его обучал Хофман, которого обучал Либиг. Тут прослеживается преемственность. Если это кармическое, то в очень ограниченном смысле… другой англичанин, Герберт Ганистер, и поколение химиков, которых он обучил.... Затем открытие Онерина. Спросите своего сотрудника Вимпе, он эксперт по цикловым бензилизохинилинам. Исследуйте клинические эффекты наркотика. Я не знаю. Кажется, вам стоит посмотреть в этом направлении. Оно сливается с линией пурпура, Перкин-Ганистер. Но всё, что у меня есть, это молекула, набросок… Метаонерин, как сульфат. Не в Германии, а в Соединённых Штатах. Тут как-то увязывается с Соединёнными Штатами. Выход на Россию. Отчего, по-вашему, фон Малцан и я настойчиво проводили договор Раппало? Это являлось необходимым шагом на восток. Вимпе может вам рассказать. Этот <text:span text:style-name="Emphasis">V-Mann </text:span>тоже там <text:soft-page-break/>бывал. Отчего, по-вашему, мы так добивались, чтобы Крупп продавал им сельскохозяйственную технику? Это было частью процесса. В то время я не понимал этого так ясно, как сейчас. Но я знал что мне следует это делать. </text:p>
      <text:p text:style-name="Text_20_body">– Взгляните на уголь и сталь. Имеется место их встречи. Интерфейсом между между углём и сталью служит угольная смола. Представьте уголь, глубоко в земле, мертвенно чёрный, никакого света, сама субстанция смерти. Смерти древней, доисторической, видов, которые мы никогда не увидим. По наростающей, всё более старые, чёрные, глубинные в слоях вечной ночи. Над поверхностью прокатывается сталь, огненная, яркая. Но для производства стали угольные смолы, более тёмные и тяжёлые, должны быть извлечены из изначального угля. Экскремент Земли, очищенный для облагораживания сияющей стали. Переданный дальше. </text:p>
      <text:p text:style-name="Text_20_body">– Мы называли это индустриальным процессом. Но в этом заложено больше. Мы передавали угольные смолы. Тысячи различных молекул ожидали в пропущенном дерьме. Вот знак откровения. Развития. В этом одно из значений анилинового пурпура, первого нового цвета Земли, вскочившего на свет Земли из угрюмых миль и толщи эпох. Есть и другое значение… преемственность… я пока не в состоянии видеть настолько…. </text:p>
      <text:p text:style-name="Text_20_body">– Но всё это лишь прикидывается жизнью. Истинное продвижение идёт не от смерти к некоему возрождению. Но от смерти к смерти преобразованной. Лучше всего попытайтесь полимеризовать пару мёртвых молекул. Однако, полимеризация не воскрешение. Я имею ввиду вашу ИГ, Генеральный Директор. </text:p>
      <text:p text:style-name="Text_20_body">– Нашу ИГ, я бы сказал,– отвечает Смарагд с более, чем обычной натянутостью и холодом. </text:p>
      <text:p text:style-name="Text_20_body">– Называйте как хотите. Хоть и союзом, если вам так нравится. Я здесь насколько вам потребуюсь. Вы не обязаны слушать. Вы думаете, что вы бы предпочли услышать о том, что вы зовёте жизнью: растущий органический Картель. Но это лишь ещё одна иллюзия. Очень умный робот. Чем динамичнее он кажется вам, тем глубже и мертвей, на самом деле, становится. Взгляните на дымогарные трубы, как они размножаются, распыляя отходы изначальных отходов над всё более обширными массами города. Структурно, они превосходят всё в противостоянии компрессии. Дымогарная труба может выстоять в любом взрыве—даже противостоять ударной волне от этих новых космических бомб,– некоторое перешёптывание вокруг стола на это,– как вам известно. Получается, устойчивость структур вспомагающих смерти. Смерть превращённая в больше смерти. Совершенствует своё правление, точно так же как похороненный уголь становится плотнее и покрывается большими толщами—эпоха поверх эпохи, город поверх разрушенного города. В этом знак притворщицы Смерти. </text:p>
      <text:p text:style-name="Text_20_body">– Эти знаки реальны. Они также симптомы процесса. Процесс следует одной и той же форме, одной и той же структуре. Чтобы постичь это, вам следует руководствоваться знаками. Все разговоры о причине и следствии, это мирская история, а мирская история тактика для диверсий. Полезна для вас, джентльмены, но нам здесь ни к чему. Если хотите знать истину—полагаю мне она известна—вам нужно углубиться в технологию этих материй. Даже в сердца некоторых молекул—это ведь они, в конце концов, диктуют температуры, давления, скорость изменения цен, доходы, форму башен…. </text:p>
      <text:p text:style-name="Text_20_body"><text:soft-page-break/>– Вам следует задаться двумя вопросами. Первый, в чём истинная природа синтеза? И следующий: в чём истинная природа контроля? </text:p>
      <text:p text:style-name="Text_20_body">– Вам кажется, что вы знаете, вы цепляетесь за свои убеждения. Но рано или поздно, вам придётся с ними расстаться. </text:p>
      <text:p text:style-name="Text_20_body">Затяжная тишина. Некоторое шевеление на стульях вокруг стола, однако спаренные мизинцы удерживают соприкосновение. </text:p>
      <text:p text:style-name="Text_20_body">– Херр Ратенау, вы можете сказать мне прямо,– этой Хайнц Риппенштос, шальной нацистский шутник и перекати-поле. Сидящие начинают хихикать, а Петер Сачса возвращаться в свою комнату.– Так Бог вправду Еврей? </text:p>
      <text:p text:style-name="P452"><draw:frame draw:style-name="fr2" draw:name="Image20" text:anchor-type="paragraph" svg:width="6.9252in" svg:height="0.3661in" draw:z-index="20"><draw:image xlink:href="Pictures/1000000000000B720000009B428C9716555D8079.png" xlink:type="simple" xlink:show="embed" xlink:actuate="onLoad" loext:mime-type="image/png"/></draw:frame></text:p>
      <text:p text:style-name="P328">Памм, Естерлинг, Дромонд, Ламплайтер, Спектро это звёзды на праздничной ёлке доктора. Блестят сверху в эту самую святую из ночей. Каждая как холодное напоминание о тупиках, солнцах, что не желают терпеть, а убегают к югу, всегда к югу, оставляя нас на бесконечном севере. Но Кевин Спектро самая яркая, самая далёкая из всех. Толпы нахлынули в Найтбридж, по радио звучат рождественские песни, в Подземке массовки столпотворения, и только Пойнтсмен всё один. Однако, он получил свой рождественский подарок, тра ля ля, и не придётся довольствоваться собакой из переработанной жестянки, ребята, он получил <text:span text:style-name="T396">персональное</text:span> чудо и человеческое дитя, развившееся в мужчину, пусть и с отметиной где-то на своей нынешней Слотроповой коре, полученной в пору детства своей Психики, да, уже чисто история, инертная, обросшая кистой, не реагирующая на джаз, депрессию, войну—выживший, если угодно, кусочек покойного д-ра Джамфа, собственной персоной, после его смерти, после получения расчёта в, в старой центральной палате, вы ж понимаете.... </text:p>
      <text:p text:style-name="Text_20_body">Ему не у кого спросить, не с кем поделиться. Моё сердце, ощущения, сердце переполнено такой силой и надеждой.... С Ривьеры отличные новости. Эксперименты здесь вошли в ровную колею, наконец-то. Из-за какой-то неясной накладки, увеличились ассигнования, или где-то прикрыли фонд, бригадный генерал Падинг улучшил финансирование ОИА. Или он тоже ощутил силу Пойнтсмена? Покупает себе индульгенцию? </text:p>
      <text:p text:style-name="Text_20_body">Иногда среди дня Пойнтсмен обнаруживает, что член у него стоит. Он начал рассказывать анекдоты, английские анекдоты вивисектора-Павловца, в которых всё вертится вокруг какого-нибудь несчастного случая: что латинское <text:span text:style-name="T1">cortex</text:span> переводится на английский как «кора», зачем собакам кора деревьев? (Полная дребедень и у людей в ПРПУК хватает ума уворачиваться, но эти шутки верх остроумия по сравнению с его дежурными, типа, «Отчего коренной лондонец, обращаясь к ковбою из Сан-Антонио говорит, "Cor, Tex!") Один раз по ходу ежегодного Рождественского Вечера в ПРПУК, Моди Чилкс завела Пойнтсмена в кладовку полную беладонны, марли, пипеток, и запаха хирургической резины, и там, в одну секунду, она уже стоит на своих красных коленках, расстёгивает на нём брюки, а он, растерянный, Боже мой, поглаживает её волосы, неловко растрепав их половину из-под бордовой ленты—и вот вам, настоящий, сочный, горячий «роток» рабыни в тугих чулочках, да, среди этих по-зимнему <text:soft-page-break/>бледных клинических залов, где-то вдали граммофон играет румбу, басы, ксилофон, истомное бренчание тропических струнных каденций, пока где-то там все танцуют по свободному от ковров полу, а старая сфера в стиле Палладио, раковина тысячи комнат, откликается резонансом, сдвигая такты среди стен и балок… смелая Мод, невероятно, заглатывает розовый хуй Павловца, насколько влезет, подбородок вертикально упёрт в ключицы, как у шпагоглотателя, всякий раз выпуская его с коротким придыхающим звуком настоящей леди, запах дорогого Шотландского подымается как распускающийся цветок, руки её стискивают спущенный зад его шерстяных брюк, вплетаясь, расплетаясь—всё происходит так быстро, что Пойнтсмен только лишь поколыхивается, помаргивает чуть охмелело, ты ж понимаешь, удивляется это приснилось ему или он обнаружил совершенную пропорцию, надо бы запомнить, сульфат амфетамина, 5 mg q 6 h, прошлой ночью, амобарбитал соды 0.2 Gm. перед сном, сегодня утром исключительные витаминные капсулы, унцию спирта, скажем, в час, поверх… сколько это выходит cc, наверное, о, Исусе, я кончаю. Точно кончаю? да... ну… а Моди, милая Мод, проглатывает, ни капли не пролила… улыбаясь тихонько, отдёрнувшись наконец, она возвращает размягчённого коршуна в его холостяцкое гнездо, но остаётся на коленях чуть дольше в окружающей кладовой этого мига, какой-то мотив Эрнесто Лекуона, наверное, его «Сибони» теперь доносится к ним по коридорам длинным как приморские аллеи, спиной к зелёному приливу, слизким камням укреплений, и пальмовым вечерам Кубы… викторианская поза, она щекой к его ноге, его рука в сетке выпуклых вен, касается её лица. Но никто их не видел, ни тогда ни вообще, и в последующую зиму, тут и там, её взгляд пересекался с его и она начинала пунцово краснеть, как её коленки, она придёт в его комнату рядом с лабораторией, раза два, наверное, но как-то у них не получится поиметь это снова, эти нежданные тропики в затаённом дыхании войны и английского декабря, этот момент совершенного мира…. </text:p>
      <text:p text:style-name="Text_20_body">Некому рассказать. Мод что-то знает наверняка, финансы ПРПУК проходят через её руки, ничего не упустит. Но он не может рассказать ей… или не всё, не в точности словами его надежды, которую он никогда, даже самому себе… она лежит впереди в темноте, определённая навыворот, <text:span text:style-name="T396">от</text:span> <text:span text:style-name="T396">боязни</text:span>, как все надежды, <text:span text:style-name="T396">которые</text:span> могут ещё рухнуть и перед ним окажется только лишь его смерть, эта тупая, пустая шутка в конце его Павловианского Продвижения. </text:p>
      <text:p text:style-name="Text_20_body">Так что Томас Гвенхидви <text:s/>тоже чувствует перемену в глубинной структуре лица и походки его коллеги. Толстый, с преждевременно побелевшей бородой Сант<text:span text:style-name="T396">ы</text:span> Клауса, приятный, морщинистый лицедей, ежесекундно ведущий представление, старается говорить на двойном языке, провинциально комичного валлийца и алмазно твёрдой нищенской истины, выслушивай какой изберёшь. У него невероятный певческий голос, в свободное время он гуляет вдоль проволочной сетки взлётной полосы дожидаясь самолётов побольше—потому что он любит репетировать басовую партия к «Диадем», когда Летающие Крепости взлетают на полную мощь, но и тогда он слышит себя, глушащего <text:span text:style-name="T396">бомбардировщики</text:span> вибрирующей чистотой, до самого Сток Поджес, прикинь. Однажды леди написала в<text:span text:style-name="Emphasis"> Times</text:span> из Лутон Ху, Бердфордшир, спрашивая, что это за мужчина с таким превосходно глубоким голосом поёт «Диадем». Какая-то м-с Снейд. <text:span text:style-name="T397">Гвенхидви</text:span> любитель выпить, в основном <text:span text:style-name="T397">спирт</text:span> из зерна, щедро смешивая в больших странных рецептах безумца-учёного с бульоном, гранатом, сиропом от кашля, горькими каплями против отрыжки из синих колокольчиков, <text:span text:style-name="T397">с </text:span>корня<text:span text:style-name="T397">ми</text:span> валериана, бородавочника и орхидей, <text:span text:style-name="T397">со всем, </text:span>что только подвернётся, честно <text:span text:style-name="T397">говоря</text:span>. Он воплощение жизнерадостного алкоголика воспетого в <text:soft-page-break/>национальных балладах и легендах. Прямой потомок Валлийца в Генри V, что носится там предлагая всем подряд закусить его Луковицей. Однако, не из стационарных пьяниц. Пойнтсмен никогда не видел Гвенхидви <text:s/>сидящим или стоящим на месте—тот постоянно теребит<text:span text:style-name="Emphasis"> давай-давай пошевеливайтесь, бездельники</text:span> длинные ряды больных и умирающих лиц, и даже Пойнтсмен замечал грубую любовь в мелких жестах, переменах дыхания и голоса. Они чёрные, индейцы, евреи-ашкенази говорящие на диалектах, которые он не слыхал на Харлей-Стрит: их бомбили, держали в холоде и голоде, в непригодных убежищах, и на их лицах, даже у детей, всегда проглядывает какая-то древняя <text:span text:style-name="T397">породнённость</text:span> с болью и превратностями, которая изумляет Пойнтсмена, более поляризованного к перечням утончённых признаков и симптомов Вест-Енда, из рождённые из головы анорексий и запоров, на которые у Валлийца просто зла не хватает. В палатах у <text:span text:style-name="T397">Гвенхидви</text:span> есть больные с <text:span text:style-name="T397">пониженным</text:span> метаболизмом, до -35, -40. Белые линии утолщаются на рентгеновских призраках костей, серые соскрёбы из-под языка расцветают под линзами его чешуйчато-чёрного микроскопа в облака Висентеских нашествий, маленькие мерзкие клыки вгрызаются, стара<text:span text:style-name="T397">ются</text:span> изъязвить бедную витаминами ткань, откуда взяты на пробу. Совершенно иной домейн, понимаешь. </text:p>
      <text:p text:style-name="P83">– Я не знаю, мэн—нет, не знаю,– вскидывает толстую медленную руку из-под своей пелерины ежиного цвета, всё ещё в госпитале, когда они шагают через снегопад—у Пойнтсмена чёткое распределено, вот монахи, вот собор, вон солдаты и гарнизон—но не так просто для Гвенхидви, часть которого всё ещё остаются позади, в заложниках. Улицы пусты, день Рождества, они топают вгору, в комнаты Гвенхидви <text:s/>в тихой пелене снега падающего на них и между ними и на провалы в стенах <text:span text:style-name="T398">учреждения</text:span> шагающих в каменном параллаксе вперёд в белую сумеречность.– Как они <text:span text:style-name="Emphasis">выдерживают</text:span>. Беднота, чёрные. И евреи! Уэльс, Уэльс давным-давно был еврейским когда-то? уэй, уэй… одно из Затерянных Колен Израиля, колено чёрных, забрело туда столетия назад? О, невероятное путешествие. Пока не узрели Уэльс, понимаешь. </text:p>
      <text:p text:style-name="Text_20_body">– Уэльс… </text:p>
      <text:p text:style-name="Text_20_body">– Остались и превратились в Кимри. Что если мы все евреи, понимаешь? Рассеяны все подобно семенам? Всё ещё в полёте дальше из изначальной горсти в давние времена. Мэн, а я верю в это. </text:p>
      <text:p text:style-name="Text_20_body">– Уж ты-то конечно, веришь, Гвенхидви . </text:p>
      <text:p text:style-name="Text_20_body">– А что, нет? А ты как? </text:p>
      <text:p text:style-name="Text_20_body">– Ну, не знаю. Сегодня не чувствую себя евреем. </text:p>
      <text:p text:style-name="Text_20_body">– Я насчёт непрерывного полёта, а?– Он имеет в виду одиноким и навсегда отделённым: Пойнтсмен знает, что тот имеет в виду. Поэтому, на удивление, это как-то его затрагивает. Он чувствует сейчас Рождественский снег в складках своих ботинков, резкий холод пытается проникнуть. Коричневый шерстяной бок Гвенхидви <text:s/>движется на краю его обзора, клок цвета, зацепка против этого седеющего дня. В непрерывном полёте. В полёте… Гвенхидви, миллион точек льда падают наискосок его неизмеримой для них пелерины, его уничтожение кажется таким невероятным, что сейчас, оттуда, где он таился, возвращается всё тот же дремотно бо<text:span text:style-name="T398">рмочу</text:span>щий страх, Проклятие Книги, а вот тут кто-то, кого он хочет, честное слово, всем своим <text:soft-page-break/>низким сердцев, видеть уцелевшим… хотя он слишком застенчив, или горд, <text:span text:style-name="T398">чтобы</text:span> хотя бы <text:s/>улыбнуться Гвенхидви <text:span text:style-name="T398">не</text:span> сопрово<text:span text:style-name="T398">ждая объяснительной</text:span> реч<text:span text:style-name="T398">ью</text:span>, <text:span text:style-name="T398">что сведёт</text:span> улыбку <text:span text:style-name="T398">на нет</text:span>…. </text:p>
      <text:p text:style-name="Text_20_body">Собаки с лаем убегают при их приближении. Им достаётся Взгляд Профессионала от Пойнтсмена. Гвенхидви <text:s/>мурлычет рождественский гимн. Во двор выходит дочь привратника Эстелла с малышом или двумя путающимися в ногах и рождественской бутылкой чего-то терпкого, но очень горячего в груди первую минуту после приёма. Запахи угольного дыма, мочи, мусора, вчерашней зажарки наполняют прихожие. Гвенхидви отпивает из бутылки, <text:span text:style-name="T399">по ходу донимая Эстеллу</text:span> <text:span text:style-name="T399">сноровистыми</text:span> шл<text:span text:style-name="T399">епками</text:span>-щекот<text:span text:style-name="T399">ульками</text:span>, <text:span text:style-name="T399">да ещё затеял</text:span> где-это-он-а-вот-он-где с Арчем, её младшеньким, вокруг широкой линии бедра его матери, который хочет его стукнуть, но он слишком увёртлив. </text:p>
      <text:p text:style-name="Text_20_body">Гвенхидви <text:s/>дышит на газовый счётчик промёрзший насквозь, слишком тугой чтоб проскочила монета. Ужасная погода. Он окутывает его, проклинает, изгибаясь как любовник с экрана, полы его пелерины в складках—Гвенхидви, лучистый как солнце…. </text:p>
      <text:p text:style-name="Text_20_body">За окнами гостиной ряд голых тополей армейского цвета, канал, заснеженная спортплощадка, а за ней длинная зубчатая куча головешек, всё ещё дымятся от вчерашней V-бомбы. Рваный дымок сдвинут в сторону, клубится и прижимается к земле падающим снегом. </text:p>
      <text:p text:style-name="Text_20_body">– Это пока что самое ближнее,– Гвенхидви возле чайника, запах серной спички наполняет воздух. Минутой позже, всё ещё глядя на кольцо газа,– Пойнтсмен, <text:span text:style-name="T399">хочешь скажу</text:span> что-то реально паранойное? </text:p>
      <text:p text:style-name="Text_20_body">– И ты туда же? </text:p>
      <text:p text:style-name="Text_20_body">– Ты давно сверялся с картой Лондона? Во всю эту метеоритную чуму V-оружия, они долбят сюда, понимаешь? Не <text:span text:style-name="T399">по У</text:span>айтхолл<text:span text:style-name="T399">у</text:span>, куда надо бы, а на меня, и я считаю это изуверством? </text:p>
      <text:p text:style-name="Text_20_body">– Чертовски непатриотичный разговор. </text:p>
      <text:p text:style-name="Text_20_body">– О,– отхаркнув сплюнул в умывальный таз,– ты не хочешь <text:span text:style-name="T399">по</text:span>верить. Да и с чего бы? Порода с Харлей-Стрит, мой добрый Иисусе. </text:p>
      <text:p text:style-name="Text_20_body">Это давнишняя игра с Гвенхидви, Королевским Доктором–подначки. Какой-то заблудивший ветер или термовпадина на небе доносит к ним глубокий гул хорала американских бомбардировщиков: <text:span text:style-name="Emphasis">Gymanfa Ganu </text:span>Смерти. Одиночный маневровый локомотив молча ползёт в паутине железнодорожных путей внизу. </text:p>
      <text:p text:style-name="Text_20_body">– Они падают согласно распределению Поиссона,– говорит Пойнтсмен негромко, как будто с этим можно спорить. </text:p>
      <text:p text:style-name="Text_20_body">– Несомненно, мэн, несомненно–отлично подмечено. Но распределяются они по этому <text:span text:style-name="T399">вот </text:span>ёбаному Ист-Енду, понимаешь?– Арч, или кто-то ещё, нарисовал коричневого, оранжевого и синего Гвенхидви <text:s/>с сумкой доктора на плоской линии горизонта с зелёными трубами. Сумка полна бутылок джина, Гвенхидви <text:s/>улыбается, синичка выглядывает из гнезда в его бороде, а небо синее и солнце жёлтое,– но ты никогда не задумался почему? Вот тебе Город Параноик. Все эти долгие столетия разрастался в сельскую местность, а? как разумное существо. Актёр, <text:soft-page-break/>фантастический мим, Пойнтсмен! Подделывается под все правильные силы, а? эко-номические, демо-графические? о, да, теперь ещё и слу-чайные, видишь ли? </text:p>
      <text:p text:style-name="Text_20_body">– Что значит «видишь ли»? Я не вижу.– В окне, подсвеченном белым полднем, лица Пойнтсмена не видно, кроме крохотного яркого полумесяца в каждом из его глаз. Что ему, <text:span text:style-name="T400">ощупью</text:span> искать себя в окне? Наверное, мохнатый Валлиец совсем слетел с катушек? </text:p>
      <text:p text:style-name="P84">– Ты <text:s/>их не видишь,– <text:span text:style-name="T400">узорочье</text:span> пара начинает исходить через испятнанную сталь клюва лебедя,– чёрных и евреев, в их тьме. Ты не умеешь. Ты не слышишь их молчания. Ты слишком привык к разговорам и свету. </text:p>
      <text:p text:style-name="Text_20_body">– Ну, к лаю это точно. </text:p>
      <text:p text:style-name="Text_20_body">– Через мой госпиталь не проходит никто кроме несчастных, видишь ли.– Уставился с застывшей улыбкой алкаша-придурка.– Что я могу излечить? Я могу <text:span text:style-name="T400">лишь</text:span> <text:span text:style-name="T400">выписывать</text:span> их, из госпиталя. Обратно в это? Здесь тоже вполне могла быть Европа, <text:span text:style-name="T400">с бит-вами</text:span>, дребез-г<text:span text:style-name="T400">ам</text:span>и и вытаскивать их до мини-мального уровня, чтоб<text:span text:style-name="T400">ы</text:span> <text:span text:style-name="T400">бойня </text:span>продолжа<text:span text:style-name="T400">сь</text:span>? </text:p>
      <text:p text:style-name="Text_20_body">– Так ты не знал, что идёт война?– За это Пойнтсмен<text:span text:style-name="T400">у</text:span>, вместе с чашкой чая, <text:span text:style-name="T400">уделяется</text:span> <text:span text:style-name="T403">жуткая</text:span> <text:span text:style-name="T403">хмурость</text:span>. Вообще-то, тупым недопониманием он надеется отвлечь Гвенхидви <text:s/>от продолжения про свой Города Параноик. Пойнтсмен скорее предпочёл бы разговор о жертвах ракетной бомбардировки поступивших сегодня в госпиталь. Но это экзорцизм, мэн, пение поэта отпугнуть тишину, отваживание белых всадников, и Гвенхидви <text:s/>знает <text:span text:style-name="T401">лучше</text:span>, <text:span text:style-name="T401">чем</text:span> может знать Пойнтсмен, что это часть <text:span text:style-name="T401">течения</text:span> дня: сидеть в этой подлой комнате и <text:span text:style-name="T401">выкрикивать</text:span> в такую вот глухоту: что <text:span text:style-name="T401">мистер </text:span>Пойнтсмен <text:span text:style-name="T401">может</text:span> лишь играть самого же себя—стил<text:span text:style-name="T401">ь</text:span>ного, раздражённого, непонимающего…. </text:p>
      <text:p text:style-name="Text_20_body">– В некоторых городах богатые живут на возвышенности, а бедные ютятся в низине. В других, богатые занимают прибрежную линию, а бедные <text:span text:style-name="T402">оттиснуты глубже на</text:span> сушу. <text:span text:style-name="T403">Но</text:span> вот в Лондоне, <text:span text:style-name="T403">наличествует</text:span> градиент зловредности, а? <text:span text:style-name="T403">Разрастается</text:span> по мере того, как река расширяется к морю. Я просто спра-шиваю, почему? Это из-за судо-ходства? Из-за образа землепользования, особенно с началом Индустриального Века? Или это случай древнего племенного табу, сохранившегося во всех английских поколениях? Нет. Истинная причина в Угрозе с Востока, видишь ли. И с Юга: от массы Ев-ропы, разумеется. Людям в этой части<text:span text:style-name="T1"> </text:span><text:span text:style-name="T18">предназначено гибнуть</text:span><text:span text:style-name="T1"> первыми</text:span>. Мы заменимы, а те, в Вест-Енде и к северу от реки, нет. О, я не хочу сказать, будто Угроза имела <text:span text:style-name="T403">хоть </text:span>какой-то тот или другой определённый образ. Политический, нет. Если Городу Параноику что-то приснится, нам <text:span text:style-name="T403">то неведомо</text:span>. Может Го-роду приснился вра-жеский город, плывёт через море вор-ваться в устье… может волны тьмы… волны огня…. Может как его заглатывает обратно бескрайний мол-чащий Материнский Континент? Это не моё дело, городские сны… Но что если Го-род это растущий нео-плазм, через столетия, постоянно изменяющийся, чтобы столкнуться с меняющейся формой своих наихудших, тай-ных страхов? Обшарпанные пешки, <text:span text:style-name="T406">обесчещенная</text:span> коро-лева, испуганный конь, мы все обречены, безнадёжно пропали, брошены тут, подставленными, в ожидании. Было известно, не отрицай—известно, Пойнтсмен! Что фронт в Ев-ропе однажды должен сложиться таким образом, а? что продвинется к востоку, сделает ракеты необходимостью, известно как и где они будут падать с недолётом. <text:soft-page-break/>Спроси<text:span text:style-name="T403">шь</text:span> своего друга Мехико? Посмотри<text:span text:style-name="T403">шь</text:span> на плотности по его карте? восток, восток и к югу от реки тоже, где <text:span text:style-name="T403">проживают</text:span> все блохи, вот <text:span text:style-name="T403">кому достаётся</text:span> по пол-ной, мой друг. </text:p>
      <text:p text:style-name="Text_20_body">– Ты прав, Гвенхидви,– рассудительно прихлёбывает чай,– это очень паранойно. </text:p>
      <text:p text:style-name="Text_20_body">– Это правда.– Он достаёт праздничную бутылку Бочки 69 и готов налить им для тоста. </text:p>
      <text:p text:style-name="Text_20_body">– За младенцев!– ухмыляется, полностью чокнутый. </text:p>
      <text:p text:style-name="Text_20_body">– Младенцев, Гвенхидви ? </text:p>
      <text:p text:style-name="Text_20_body">– А <text:span text:style-name="T403">если</text:span> я составлял свою личную карту? Отмечал данные родильных палат? младенцы родившиеся во время Блица тоже следуют распределению Поиссона, видишь ли. </text:p>
      <text:p text:style-name="Text_20_body">– Тогда за странность всего этого. Несчастные сволочата. </text:p>
      <text:p text:style-name="P85">Позже, ближе <text:span text:style-name="T405">к</text:span> темноте, <text:span text:style-name="T405">группа</text:span> громадных <text:span text:style-name="T405">тараканов</text:span>, очень тёмно-красно-коричневые, появляются как эльфы из деревянной облицовки и пробираются в кладовку, беременные жучихи тоже, с прозрачными новорожденными, <text:span text:style-name="T405">тащатся</text:span> следом как сопрово<text:span text:style-name="T403">ждение морских</text:span> конво<text:span text:style-name="T403">ев</text:span>. Ночью, в очень поздние затишья между бомбовозами, огнём зениток и попаданиями ракет, их можно услышать, громк<text:span text:style-name="T403">о</text:span> как мыши, <text:span text:style-name="T403">прогрызают</text:span> бумажные пакеты Гвенхидви, оставляя полосы и отпечатки говна такого же цвета, как сами. <text:span text:style-name="T404">Им</text:span>, <text:span text:style-name="T404">как видно,</text:span> не слишком <text:span text:style-name="T404">по вкусу</text:span> мягкое, фрукты, овощи и тому подобное, предпочитают твёрдую чечевицу и бобы, чтоб было что пожевать, бумагу, штукатурные преграды, прогрыз<text:span text:style-name="T404">а</text:span>ть твёрдые интерфейсы, потому что они <text:span text:style-name="T404">старатели единения</text:span>, видишь ли. Рождественские жуки. Они сидели глубоко в соломе яс<text:span text:style-name="T404">лей</text:span> в Вифлееме, они копошились, взбирались, сваливались, блестяще красные среди золотистых прядей соломы, что им должно быть казаться протяжённой на мили и мили вверх и вниз—съедобный мир-жилище, время от времени прогрызаешься насквозь, чтоб нарушить какой-то тайный сноп векторов, из-за чего соседние жуки закувыркаются мимо вниз, зад-усики-зад-усики, пока ты всеми ножками вцепляешься в долгое дрожание золотистых стеблей. Безмятежный мир: температура и влажность остаются почти постоянными, дневной цикл приглушён до мягкого лёгкого колебания света, от золотого, к цвету старого золота, к теням, и опять сначала. Плач младенца достиг тебя, наверное, как вспышки энергии на невидимом расстоянии, почти неощутимый, часто не замечаемый. <text:span text:style-name="T404">С</text:span>паситель <text:span text:style-name="T404">твой</text:span>, <text:s/>понимаешь.... </text:p>
      <text:p text:style-name="P453"><draw:frame draw:style-name="fr2" draw:name="Image21" text:anchor-type="paragraph" svg:width="6.9252in" svg:height="0.3661in" draw:z-index="21"><draw:image xlink:href="Pictures/1000000000000B720000009B428C9716555D8079.png" xlink:type="simple" xlink:show="embed" xlink:actuate="onLoad" loext:mime-type="image/png"/></draw:frame></text:p>
      <text:p text:style-name="P329">В аквариуме две рыбки за<text:span text:style-name="T407">сты</text:span>ли изображая знак Рыб, голова к хвосту, и вовсе не движутся. Пенелопа сидит уставившись в их мир. Там есть маленький затонувший галеон, фарфоровый ныряльщик с аквалангом, красивые камни и ракушки, которые она и сёстры привозили с моря. </text:p>
      <text:p text:style-name="Text_20_body">Тётя Джессика и дядя Роджер на кухне, целуются и обнимаются. Элизабет дразнит Клэр в прихожей. Их мама в туалете. Кошка Сути спит на кресле, чёрная туча переменяется в разное всякое, которое как раз сейчас похоже на кошку. Это первый день после Рождества. Последняя бомба-ракета была час назад, где-то к югу. Клэр получила роскошную куклу, Пенелопе достался свитер, в подарок Элизабет платье, которое перейдёт Пенелопе. </text:p>
      <text:p text:style-name="Text_20_body"><text:soft-page-break/>Пантомима, куда дядя Роджер водил их всех сегодня днём, называлась <text:span text:style-name="Emphasis">Гансель и Гретель</text:span>. Клэр сразу же спустилась под стулья, где другие уже передвигались тайными тропами, иногда мелькнёт косичка или белый воротничок между высокими внимательными дядями в военной форме или под спинками сидений занавешенных шинелями. На сцене Гансель, который должен быть мальчиком, а на самом деле высокая девушка в штанишках, грустила в клетке. Смешная старая Ведьма кричала до упаду и <text:span text:style-name="T407">карабкалась</text:span> на декорации. Красивая Гретель выжидала возле Печи удобный момент…. </text:p>
      <text:p text:style-name="Text_20_body">Потом немцы сбросили ракету на ту же улицу, где и театр. Некоторые малыши начали плакать. Они испугались. Гретель, которая как раз вертела свою метлу, чтобы ударить Ведьму прямо в зад, остановилась: опустила метлу, в сгустившейся тишине шагнула к лампам на полу сцены и запела: </text:p>
      <text:p text:style-name="P490">Пусть ничего вас не тревожит,</text:p>
      <text:p text:style-name="P491">Тогда увидим мы, быть может </text:p>
      <text:p text:style-name="P490">Что-то, что вам не заметно пока— </text:p>
      <text:p text:style-name="P490">Большое, злючее, колючее </text:p>
      <text:p text:style-name="P490">тянется вцепиться вам в бока </text:p>
      <text:p text:style-name="P490">О, садовнику сегодня радуга нужна, </text:p>
      <text:p text:style-name="P491">Мусорщик свой галстук нагладил, повязал. </text:p>
      <text:p text:style-name="P490">И каждый идёт и песенку поёт </text:p>
      <text:p text:style-name="P490">Вместе с круглым лицом в небесах. Ах! </text:p>
      <text:p text:style-name="P490"/>
      <text:p text:style-name="P490">Прекрасный в небе дом из полиэтилена </text:p>
      <text:p text:style-name="P490">Кегли из платины у тебя в руках— </text:p>
      <text:p text:style-name="P490">О, мамочка твоя толстенный пулемёт из теста, </text:p>
      <text:p text:style-name="P490">А папа страшный молодец-премолодец </text:p>
      <text:p text:style-name="P585">(Шёпотом и стакатто): </text:p>
      <text:p text:style-name="P490">О, менеджер посасывает трубку, </text:p>
      <text:p text:style-name="P490">Банкиры поедают своих жён, </text:p>
      <text:p text:style-name="P491">Весь мир <text:span text:style-name="T408">пошёл </text:span>вверх дном, пляшет под оркестры </text:p>
      <text:p text:style-name="P491">Проверь свои карманы и получи сюрприз твой наконец— </text:p>
      <text:p text:style-name="P490"/>
      <text:p text:style-name="P490"> Карманы выверни сюр-приз свой получи: </text:p>
      <text:p text:style-name="P490"><text:soft-page-break/> В них абсо-лютно ни души, в них пусто очень! </text:p>
      <text:p text:style-name="P490"> Погасли лампы над ступеньками в ночи, </text:p>
      <text:p text:style-name="P490">  Сезон для ламп прошёл и бал окончен… </text:p>
      <text:p text:style-name="P490"> А где-то на пляже <text:span text:style-name="T408">шёпот</text:span> пальм и <text:span text:style-name="T408">морская </text:span>природа, </text:p>
      <text:p text:style-name="P490"> Спасатель не пере-стаёт вздыхать, </text:p>
      <text:p text:style-name="P490"> И голоса—это Парень и Девушка Года, </text:p>
      <text:p text:style-name="P490"> Детишки, которым надо научится умирать…. </text:p>
      <text:p text:style-name="P490"/>
      <text:p text:style-name="Text_20_body">Кресло отца Пенелопы в углу, возле стола с лампой. Ей видна ажурная шаль на спинке, множество узелков серых, кирпичного, чёрных, коричневых, с необыкновенной ясностью. В узоре, или перед ним что-то шевел<text:span text:style-name="T408">ьнулось</text:span>: поначалу не более, чем дрожание, как будто от источника тепла перед пустым креслом. </text:p>
      <text:p text:style-name="Text_20_body">– Нет,– шепчет она громко.– Я не хочу. Ты не он. Я не знаю кто ты, но ты не мой отец. Уходи. </text:p>
      <text:p text:style-name="Text_20_body">Его подлокотники и ножки напряжённо молчат. Она всматривается. </text:p>
      <text:p text:style-name="Text_20_body"><text:span text:style-name="Emphasis">Я только хочу навестить тебя. </text:span></text:p>
      <text:p text:style-name="Text_20_body">– Ты хочешь сделать меня одержимой. </text:p>
      <text:p text:style-name="Text_20_body">Демонические одержимости не новость в этом доме. Это вправду Кайт, её отец? он прибран когда она была вдвое моложе, чем сейчас, и вот вернулся не человеком, которого она знала, но лишь как скорлупа—с мягким мяском слизня души, та улыбается и любит, и чувствует свою смертность, либо выгнившую, либо отодранную шестерёнками смерти-при-исполнении-долга—процес<text:span text:style-name="T408">с</text:span>, в котором живые души не по своей воле становятся демонами, что в основном течении Западной магии носят имя Клиппото<text:span text:style-name="T408">в</text:span>, Скорлупы Мёртвых…. То же самое нынешний распорядок делает с приличными мужчинами и женщинами целиком по эту сторону от могилы. Ни в одном из помянутых процессов нет ни достоинства, ни жалости. Матерям и отцам создают условия для предумышленной смерти каким-нибудь из наиболее предпочитаемых способов: довести себя до рака или сердечного приступа, попасть в автокатастрофу, пойти на Войну и погибнуть—бросив своих детей в лесу одних. Тебе всегда будут говорить, что отцы «взяты», но отцы только бросают—вот как оно на самом деле. Все отцы друг друга выгораживают, вот и всё. Может даже и лучше иметь это присутствие, натирающее комнату до стеклянной сухости, проскальзывая в кресло и оттуда, чем <text:span text:style-name="T408">такого </text:span>отца, который ещё не умер, человека, которого ты любишь и <text:span text:style-name="T408">вынужден видеть</text:span> как оно происходит…. </text:p>
      <text:p text:style-name="Text_20_body">На кухне, вода в чайнике колотиться, пищит перед закипанием, а снаружи дует ветер. Где-то, на другой улице, срывается лист шифера крыши и падает. Роджер охватил холодные <text:span text:style-name="T408">кисти</text:span> Джессики, чтобы согреть их у себя на груди, чувствует их, ледяные, сквозь свитер и рубашку, при<text:span text:style-name="T408">тисну</text:span>ты к нему. Но она стоит отстранённо, дрожит. Он хочет согреть её всю, не только <text:soft-page-break/>комичные конечности, хочет сверх разумной надежды. Сердце его колотится как вскипающий чайник. </text:p>
      <text:p text:style-name="Text_20_body">Уже начало доходить: насколько <text:span text:style-name="T408">за</text:span>просто она может уйти. В первый раз он понимает почему это равносильно умиранию, и почему ему хочется плакать, когда она уходит. Он научился распознавать время, когда её ничто не держит, кроме его тощих рук на 20 отжиманий…. Если она уйдёт, то уже не имеет значения куда падают ракеты. Но совпадения карт, девушек, и ракетных ударов вошли в него молча, молчаливые как лёд и молекулы Квислинга, сыпанули сквозь решето заморозить его. Если бы он мог чаще быть с нею… если б это случилось, когда они вместе—в <text:span text:style-name="T409">иные</text:span> врем<text:span text:style-name="T409">ена</text:span> это могло бы звучать романтично, однако, в культуре смерти, определённые ситуации просто более популярная тема, чем другие—но они так часто не вместе…. </text:p>
      <text:p text:style-name="P86">Если её не достанут ракеты, всё равно остаётся её Лейтенант. Чёртов Бобёр/Джереми и <text:span text:style-name="Emphasis">есть </text:span>Война, он каждое из утверждений когда-либо выдвинутых ёбаной Войной—что наше предназначение работа и служба правительству, бережливая экономность: и что это всё должно быть выше любви, мечты, духа, чувств и прочей второстепенной ерунды, что подворачивается в незадействованные и бездумные часы бодрствования…. К чёрту их, они неправы. Они безумны. Джереми заберёт её словно сам Ангел в своё безрадостное выдро-сословное прозябание, а Роджер будет забыт, забавный маньяк, но неуместный в рационализированном ритуале власти, которым обернётся близящийся мир. Она станет подчиняться приказам своего мужа, <text:span text:style-name="T410">превратится в</text:span> домашн<text:span text:style-name="T410">юю</text:span> <text:span text:style-name="T410">управляющую</text:span>, младш<text:span text:style-name="T410">его</text:span> партнёр<text:span text:style-name="T410">а</text:span>, и будет <text:s/>вспоминать Роджера, если вообще будет, как ошибку, которую, слава Богу, она не совершила…. О, он чувствует как накатывает волна неистовства—как чёрт побери выжить ему без неё? Она утепляющие британские прослойки на его сутулых плечах, и зазимовавший воробей, которого он держит в своих ладонях. Она его глубочайшая невинность в пространствах сена и кущей из времён до того, как желания получили раздельные наименования, предостерегая, что они могут и не сбыться, и она его гибкая парижская дочка радости, пред вечным зеркалом, с изменчивым ароматом, в декольте от подмышек, всё очень <text:span text:style-name="T411">даже з</text:span>апросто сработает: обездолить его ради более стоящей любви. </text:p>
      <text:p text:style-name="Text_20_body">Ты бродишь во мне из одного сна в другой. Ты дошла до самого невзрачного из моих уголков и там, в мусоре, ты нашла жизнь. Я уже не знаю какое из всех слов, образов, снов или духов «твоё» а какое «моё». Поздно сортировать. Мы оба теперь кто-то новый, кто-то небывалый…. </text:p>
      <text:p text:style-name="Text_20_body">Его деяние веры. На улице ребятишки поют: </text:p>
      <text:p text:style-name="P470">Слышишь, ангелы сходят с небес, трубя:</text:p>
      <text:p text:style-name="P470">М-с Симпсон украла нашего Короля… </text:p>
      <text:p text:style-name="Text_20_body"/>
      <text:p text:style-name="Text_20_body">На каминной доске сын Сути, Ким, страшно толстый косоглазый сиамец, затаился, чтоб отчебучить то, что ему теперь нравиться больше всего. Больше жратвы, сна или ебли, его главная зацикленность на том, чтобы прыгнуть, или свалиться на его мать и держаться там, ухохатываясь, пока она с воплями бегает по комнате. Нэнси, сестра Джессики выходит из <text:soft-page-break/>уборной прекратить то, что переходит уже в полномасштабную ссору между Элизабет и Клэр. Джессика делает шаг назад от Роджера, чтобы высморкаться. </text:p>
      <text:p text:style-name="Text_20_body">Звук знаком ему как пение птички, ип-ип-ип-ип НГАННГГ, и платочек убирается… –«О, суббер дуббер»,– говорит она,–«бахоже я батхватила простуду». </text:p>
      <text:p text:style-name="Text_20_body">Ты подхватила Войну. Она заразная, ты и я не знаем как уберечься. О, Джес. Джессика. Не покидай меня…. </text:p>
      <text:p text:style-name="P454"><draw:frame draw:style-name="fr2" draw:name="Image22" text:anchor-type="paragraph" svg:width="6.9252in" svg:height="0.3661in" draw:z-index="22"><draw:image xlink:href="Pictures/1000000000000B720000009B428C9716555D8079.png" xlink:type="simple" xlink:show="embed" xlink:actuate="onLoad" loext:mime-type="image/png"/></draw:frame></text:p>
      <text:h text:style-name="P465" text:outline-level="3">2</text:h>
      <text:h text:style-name="P465" text:outline-level="3">Un Perm’ au Казино Герман Геринг<text:line-break/> </text:h>
      <text:p text:style-name="P580"><text:span text:style-name="Emphasis">Тебе достанется самый высокий, самый темноволосый ведущий актёр Голливуда.</text:span> </text:p>
      <text:p text:style-name="P599">Мериан С. Купер сказал Фэй Рэй</text:p>
      <text:p text:style-name="Text_20_body"><draw:frame draw:style-name="fr3" draw:name="Image24" text:anchor-type="paragraph" svg:width="4.9555in" svg:height="0.2618in" draw:z-index="23"><draw:image xlink:href="Pictures/1000000000000B720000009B428C9716555D8079.png" xlink:type="simple" xlink:show="embed" xlink:actuate="onLoad" loext:mime-type="image/png"/></draw:frame><text:s/></text:p>
      <text:p text:style-name="Text_20_body"/>
      <text:p text:style-name="Text_20_body">Улицы этого утра уже цокают, поближе, подальше, под ногами гражданских на деревянных подошвах. Выше по ветру стая чаек. Скользят легко, бок о бок, крылья раскинуты неподвижно, когда-никогда слегка пожмёт плечом, чтоб набрать высоту для этого расклада, сбора, белой замедленной растасовки карт в фараоне невидимых пальцев…. Вчерашний первый взгляд, на подъезде днём по эспланаде, встретил суровый приём: море в оттенках серого под серыми тучами, Казино Герман Геринг обесцвечено белым, чёрная зубчатая бахрома пальм едва пошевеливалась…. Но в это утро деревья на солнце снова зелёные. Налево, вдалеке, древний акведук заворачивает осыпаясь, <text:span text:style-name="T412">иссохше-</text:span>жёлтый, вдоль отрогов <text:span text:style-name="Emphasis">Козырька</text:span>, дома и виллы пекутся там до тёпло-ржавого, мягкая коррозия через все цвета Земли, от бледно сырой до глубоко прожаренной. </text:p>
      <text:p text:style-name="P87">Солнце, не слишком, пока что, высокое, схватывает ту или иную птицу за оперенье её крыльев, превращает кончики их в сверкающие ноготки срезанного льда. Слотроп выстукивает зубами к птицам столпившимся в вышине, охвачен дрожью тут внизу, на своём мини-балкончике, тепло от электро-камина в глубине комнаты, едва достигает тыла его ног. Ему отвели комнату высоко в белом, обращённом к морю фасаде, на одного. Тантиви Макер-Мафик с его приятелем Тедди Блотом в одной на двоих, дальше по коридору. Он втягивает ладони внутрь рубчатых манжет свитера, скрестив руки наблюдает изумительное иностранное утро, дополняя его призраками своего дыхания, ощущая первое тепло солнца, <text:span text:style-name="T412">позыв</text:span> к первой сигарете—и, совсем <text:span text:style-name="T412">уж</text:span> ненормально, всё ещё дожидаясь грохота первой ракеты, что положит начало дню. Зная всё <text:span text:style-name="T412">это</text:span> время, что он в сторонке от великой войны отошедшей к северу и что взрывом тут может быть лишь хлопок пробки шампанского, мотора шикарного Испано-Свиза, любовного шлепка, будем <text:soft-page-break/>надеяться…. Вдали от Лондона? Никакого Блица? Сможет ли он свыкнуться с этим? Ну, конечно, как раз ко времени, когда пора будет вернуться назад. </text:p>
      <text:p text:style-name="Text_20_body">– Так он проснулся.– Блот, в пижонистом костюме в тончайшую полоску, украдкой проник в комнату, покусывает чубук дымящей трубки, Тантиви следом в униформе. – Торчит у щелки, прочёсывает пляж насчёт незанятой мамзели или двух, могу поспорить… </text:p>
      <text:p text:style-name="Text_20_body">– Не мог заснуть,– Слотроп, зевая, возвращается в комнату. Залитые солнцем птицы парят позади него. </text:p>
      <text:p text:style-name="Text_20_body">– Мы тоже,– откликается Тантиви,– Годы уйдут, пока привыкнешь. </text:p>
      <text:p text:style-name="Text_20_body">– Боже,– Блот не скупится на показной энтузиазм в это утро, театрально указывая на огромную постель, затем рухнул туда и <text:span text:style-name="T412">принялся вовсю</text:span> качаться,– За тебя точно замолвили словечко, Слотроп. Роскошь! А нам с тобой дали какую-то заброшенную кладовку, прикинь. </text:p>
      <text:p text:style-name="Text_20_body">– Эй, что ты тут гонишь?– Слотроп рыщет вокруг в поисках сигарет.– Я, типа, Ван Джонсон что ли? </text:p>
      <text:p text:style-name="Text_20_body">– Только в том, что касается,– Тантиви с балкона бросает свою зелёную пачку Кревенс,– девушек, понимаешь— </text:p>
      <text:p text:style-name="Text_20_body">– Англичане довольно сдержаны,– поясняет Блот, учащая качку для выразительности. </text:p>
      <text:p text:style-name="Text_20_body">– О, шальные маньяки,– бормочет Слотроп направляясь в свой личный туалет,– ворвались, банда сдвинутых, точняк…. Стоит довольный, ссыт без рук, закуривает, но малость прикидывает насчёт этого Блота. Типа, давний приятель Тантиви. Спичка щелчком послана в унитаз, краткий пшик: но как-то держит он себя со Слотропом, свысока? может из-за нервов… </text:p>
      <text:p text:style-name="Text_20_body">– Так вы, ребята, ждёте, что я устрою вам знакомства,– орёт он, покрывая шум спуска воды в туалете,– а мне всегда казалось, как только кто из вас пересекает Пролив, то он уже заправский Валентино. </text:p>
      <text:p text:style-name="Text_20_body">– Мне говорили, что до войны существовала такая, типа, традиция,– Тантиви с печалью прислоняется к двери,– но Блот и я часть Нового Поколения, мы вынуждены полагаться знатока Янки… </text:p>
      <text:p text:style-name="Text_20_body">И тут Блот выскакивает из постели, стараясь просветить Слотропа песней: </text:p>
      <text:p text:style-name="P78">англичанин застенчив очень (фокс-трот)</text:p>
      <text:p text:style-name="P470">Англичанин застенчив очень, <text:span text:style-name="T413">повторю вам снова,</text:span></text:p>
      <text:p text:style-name="P492">Это вам не Ка-за-но-ва,</text:p>
      <text:p text:style-name="P492">Где надо дам раскрутить, </text:p>
      <text:p text:style-name="P492">Американцы впереди— </text:p>
      <text:p text:style-name="P492"/>
      <text:p text:style-name="P492">(Тантиви): — У англичанина нет той </text:p>
      <text:p text:style-name="P492"><text:soft-page-break/>Удали заатлантической, </text:p>
      <text:p text:style-name="P492">Что <text:span text:style-name="T413">дамам кажется</text:span> столь романтической, </text:p>
      <text:p text:style-name="P492">И притягательной такой… </text:p>
      <text:p text:style-name="P492"/>
      <text:p text:style-name="P492">(Блот): Янки многоженец с толпой своих подружек </text:p>
      <text:p text:style-name="P492">Не сможет смягчить лёд британских лиц, </text:p>
      <text:p text:style-name="P492">(Тантиви): Но он втайне их восхищает, </text:p>
      <text:p text:style-name="P492">Как, типа, эро-тич-ный Клаузевиц…. </text:p>
      <text:p text:style-name="P492"/>
      <text:p text:style-name="P492">(Вместе): А если б кто-то смог в себе объединить </text:p>
      <text:p text:style-name="P492">Американскую постельную техничность </text:p>
      <text:p text:style-name="P492">И внешности английской симпатичность, </text:p>
      <text:p text:style-name="P492">Ему б красотки все достались, в любое время дня и ночи </text:p>
      <text:p text:style-name="P492">Хотя мы знаем, что Англичанин застенчив очень. </text:p>
      <text:p text:style-name="P492"/>
      <text:p text:style-name="Text_20_body">– Ну, тогда вы обратились по адресу,– кивает Слотроп, соглашаясь.– Только не ждите, что я и вставлять за вас буду. </text:p>
      <text:p text:style-name="Text_20_body">– Только для предварительного съёма,– <text:span text:style-name="T413">уверяет</text:span> Блот. </text:p>
      <text:p text:style-name="Text_20_body">– <text:span text:style-name="Emphasis">Moi</text:span>,– орёт тем временем Тантиви вниз с балкона,–<text:span text:style-name="Emphasis"> Moi</text:span> Тантиви, понимаете, Тантиви. </text:p>
      <text:p text:style-name="Text_20_body">– Тантиви,– откликается неясный девичий хор снизу. </text:p>
      <text:p text:style-name="Text_20_body">– <text:span text:style-name="T1">J’ai deux amis, aussi</text:span>, по странному совпадению. <text:span text:style-name="Emphasis">Par un bizarre</text:span> совпадение, или как оно по-французски,<text:span text:style-name="Emphasis"> oui</text:span>? </text:p>
      <text:p text:style-name="Text_20_body">Слотроп, занявшийся было бритьём, выступает со всклоченной пеной на зажатом в кулак помазке и сталкивается с Блотом, который бросился взглянуть вниз поверх левого эполета своего соотечественника на троицу миленьких девичьих лиц, задранных кверху, в соломенных нимбах громадных панам, улыбки у всех ослепительны, глаза загадочны, как море за их спинами. </text:p>
      <text:p text:style-name="Text_20_body">– Скажем, примерно в<text:span text:style-name="Emphasis"> où</text:span>,– спрашивает Блот,–<text:span text:style-name="Emphasis"> où</text:span>, хорошо, <text:span text:style-name="Emphasis">déjeuner</text:span>? </text:p>
      <text:p text:style-name="Text_20_body">– Рад, что я пригодился,– бормочет Слотроп, намыливая Тантиви между лопаток. </text:p>
      <text:p text:style-name="Text_20_body">– Так пошли с нами,– зовут девушки поверх шума волн, две из них удерживают большущую <text:span text:style-name="T413">плетёную</text:span> корзину, а в ней стройные лощёные зелёные бутылки вина и батоны с хрусткой <text:soft-page-break/>корочкой всё ещё точащие из под белой тряпицы, лёгкий парок всплыва<text:span text:style-name="T413">ет</text:span> как пёрышки от каштановой глазури и из более бледных полос-трещинок,– идёмте—<text:span text:style-name="Emphasis">sur la plage</text:span> . . . </text:p>
      <text:p text:style-name="Text_20_body">– Я просто,– Блот уже наполовину за дверью,– поддержу им компанию пока вы… </text:p>
      <text:p text:style-name="Text_20_body">– <text:span text:style-name="Emphasis">Sur la plage</text:span>,– Тантиви чуть мечтательно моргает на солнце, улыбается, что их пожелания о добром утре сбылись,– о, это звучит как живопись. Что-то из Импрессионистов. Фа<text:span text:style-name="T419">у</text:span>истов. Искрится светом. </text:p>
      <text:p text:style-name="Text_20_body">Слотроп расхаживает стирая крем со своих с ладоней. Запах в комнате на миг переносит в Беркширские субботы—флакончики сливового и янтарного тоников, облепленная мухами бумажка поворачивает бока под волну от вентилятора над головой, щипки боли от тупых ножниц…. Выдираясь из своего свитера, затягивается <text:span text:style-name="T414">зажатой во</text:span> рт<text:span text:style-name="T414">у</text:span> сигаретой, дым валит из горловины словно от вулкана: «Эй, можно тебя расколоть на одну из твоих—» </text:p>
      <text:p text:style-name="Text_20_body">– Ты уже забрал всю пачку,– вскрикивает Тантиви,— Боже милостивый, а <text:span text:style-name="Emphasis">это</text:span> что такое? </text:p>
      <text:p text:style-name="Text_20_body">– Ты о чём?– На лице Слотропа ничего кроме невинности, пока он впихивает и начинает застёгивать помянутый объект. </text:p>
      <text:p text:style-name="Text_20_body">– Ты, конечно, пошутил. Там ожидают юные дамы, Слотроп, одень что-нибудь цивилизованное, будь умницей— </text:p>
      <text:p text:style-name="Text_20_body">– Всё путём,– Слотроп, минуя зеркало, причёсывает волосы в обычный спортивный помпадур Бинга Кросби. </text:p>
      <text:p text:style-name="Text_20_body">– Ты же не хочешь, чтоб нас увидели с— </text:p>
      <text:p text:style-name="Text_20_body">– Мой брат Хоган прислал её мне,– оповещает его Слотроп,– аж с Тихого океана. Видишь на спине? под парнями в том каноэ, налево от цветущих Китайских роз, там же грица СУВЕНИР ИЗ ГОНОЛУЛУ? Это реальная вещь, Макер-Мафик, не какая-нибудь дешёвая подделка. </text:p>
      <text:p text:style-name="Text_20_body">– Боже правый,– стонет Тантиви, удручённо таща его из комнаты, <text:span text:style-name="T414">жмуря</text:span> глаза от рубахи, которая слегка мерцает в полумраке коридора.– Ну, хотя бы заправь её и покрой чем-нибудь. Вот, я даже одолжу тебе этот <text:span text:style-name="T414">фирменный</text:span> китель…. Велика жертва: это китель из заведения на Севил-Роу, чьи примерочные в натуре украшены портретами досточтимых овечек—какие-то возвышенно позируют на скалах, другие задумчиво,<text:span text:style-name="T414">на</text:span> мягком ближнем плане—с которых изначальная, осеребрённая туманом, состригалась шерсть. </text:p>
      <text:p text:style-name="Text_20_body">– Ткань наверняка из колючей проволоки,– делится мнением Слотроп,– какая девушка захочет прижаться к чему-то <text:span text:style-name="T414">такому</text:span>. </text:p>
      <text:p text:style-name="Text_20_body">– Ну, а какая женщина в здравом уме захочет быть в радиусе десяти миль от этой— этой жуткой рубахи, а? </text:p>
      <text:p text:style-name="Text_20_body">– Погоди!– Слотроп откуда-то вытаскивает броский жёлто-зелёно-оранжевый красочный платок и под стоны ужаса Тантиви пристраивает его в кармане друга, чтоб тот вытарчивал тремя уголками.– Вот так!– Сияет,– теперь, что называется, <text:span text:style-name="T1">полный блеск</text:span>. </text:p>
      <text:p text:style-name="P330"><text:soft-page-break/>Они возникают в потоках солнечного света. Чайки <text:span text:style-name="T415">встре</text:span>чают <text:span text:style-name="T415">их </text:span>криком, прикид Слотропа переливается персональной радужной жизнью. Тантиви накрепко зажмуривает глаза. Когда он их открывает, девушки уже облипли Слотропа, поглаживают его рубаху, пощипывают уголки её воротника, воркуют на французском. </text:p>
      <text:p text:style-name="Text_20_body">– Ну, конечно.– Тантиви подымает корзину,– ещё бы. </text:p>
      <text:p text:style-name="P88">Эти девушки танцовщицы. Управляющий <text:span text:style-name="T415">в </text:span>Казино Герман Геринг, некто Сезар Флеботомо, привёз целую шеренгу хористок, как только прибыли освободители, хотя ещё не нашёл времени сменить название заведения времён оккупации. Похоже, до этого тут никому и дела нет, симпатичная мозаика из м<text:span text:style-name="T415">ел</text:span>ких отборных морских ракушек, тысячи их вмурованы в штукатурку, пурпурны<text:span text:style-name="T415">е</text:span>, <text:s/>коричневы<text:span text:style-name="T415">е</text:span>, розовы<text:span text:style-name="T415">е</text:span>, <text:span text:style-name="T415">взамен</text:span> большущ<text:span text:style-name="T415">ей</text:span> част<text:span text:style-name="T415">и</text:span> крыши (старая черепица всё ещё сложена штабелем возле Казино), созда<text:span text:style-name="T415">валась</text:span> два года назад в виде курортной терапии отпускниками эскадрильи Мессершмиттов, немецким шрифтом достаточно громадным, чтоб различаться с неба, как и было задумано. Солнце всё ещё слишком низко, чтобы зажечь слова, просто выделяет их из основного фона, и они придавлено висят, утратившие всякое отношение к работягам, к боли в их ладонях от водянок чернеющих на солнце инфекцией и запекшейся кровью—<text:span text:style-name="T415">и только</text:span> лишь отступают, уменьшаясь, пока компания спускается мимо простыней и наволочек отеля, разостланных сохнуть на склоне пляжа, мелкие морщинки очерч<text:span text:style-name="T415">иваются</text:span> голубым, который растает с подъёмом солнца к зениту, шесть пар ног пошевеливают никогда не сгребавшийся мусор, где и старая игральная фишка, наполовину выбеленная солнцем, и прозрачные кости чаек, и изношенная майка, сделано для Вермахта, разодранная, в пятнах солидола…. </text:p>
      <text:p text:style-name="P88">Они продвигаются вдоль пляжа, чудо-рубаха Слотропа, платочек Тантиви, платья девушек, зелёные бутылки в танце, все говорят разом, лингва франка меж-парней-и-девушек, девушки много о чём извещают друг дружку, поглядывая искоса на свой эскорт. Тут неплохо бы подпустить малость, хе-хе, ранней паранойи, типа, выбери меня, чтоб легче терпеть то, что уж точно стрясётся в этот днём. Ан, нет. Слишком уж утро хорошее для <text:span text:style-name="T415">всякого </text:span>такого. Тихие волны набегают, разбиваясь в виде крема на торте, вдоль вогнутой полосы тёмной гальки, а там впереди пенятся между чёрных скал, что выступают вдоль Козырька. В открытом море мигает двойня крохотных парусов, растворяясь в дали и в солнце, курсом к Антибам, постепенная смена галсов, хрупкой скорлупкой среди невысокой зыби, чей напор и резкий шелест под острым носом Слотропу чувствуется этим утром, вспомнились довоенные Кометы и Хэмптоны, за которыми следил с пляжа на Мысе Код среди запахов суши, усыхающей морской травы, масла для жарки остатков лета, ощущение песка на сгоревшей под солнцем коже, остро колкая трава дюн под босыми ступнями…. Ближе к берегу продвигается <text:span text:style-name="Emphasis">pedalo </text:span>полный солдат с девушками—они свешиваются, плещут, валяются в бело-зелёных полосатых шезлонгах на корме. Вдоль края воды ребятня гонятся с криками и с хохотом малышей защекотанных до хрипоты безвозвратно. Вверху, на прогулочной эспланаде, старая пара сидят на лавочке, синий и белый, и кремовый цвет зонта от солнца, утренняя привычка, заякориться в день…. </text:p>
      <text:p text:style-name="Text_20_body">Они подходят к первым скалам, найдя там бухточку скрытую от остального пляжа и от громоздкого Казино. На завтрак вино, хлеб, улыбки, солнце преломляющееся в тончайшей сети длинных волос танцовщиц, встряхиваемых, поправляемых, ни секунды в покое, сверканье <text:soft-page-break/>фиолетового, чалого, шафранного, изумрудного…. На минуту можешь дать миру волю, твёрдые формы распались, тепло внутри хлеба дожидается между кончиков твоих пальцев, изысканное вино долгим лёгким потоком струится вниз вокруг корня твоего языка…. </text:p>
      <text:p text:style-name="Text_20_body">Блот вмешивается: «Эй, Слотроп, и эта тоже твоя подружка?» </text:p>
      <text:p text:style-name="Text_20_body">Хм? о чём тут… она, что? Вот Блот сидит, самодовольный, тычет пальцем на скалы и бухточку рядом…. </text:p>
      <text:p text:style-name="Text_20_body">– Она строит тебе глазки, старик. </text:p>
      <text:p text:style-name="Text_20_body">Ну… она, должно быть, вышла из моря. На таком расстоянии, метров за 20, она лишь неясная фигура в чёрном платье из бомбазина ей до колен, длинные стройные голые ноги, короткий капюшон ярких волос блондинки держит её лицо в тени, прядки задрались вверх касаться её щёк. Она смотрит на Слотропа, это верно. Он улыбается, типа, машет. Она продолжает стоять, бриз плещется в её рукавах. Он оборачивается назад вытащить пробку из бутылки вина и её «плоп» сливается с визгом одной из танцовщиц. Тантиви уже почти на ногах, Блот пялиться в сторону девушки, балеринки в стоп-кадре защитных рефлексов, волосы вразлёт, платья перекошены, ляжки напоказ— </text:p>
      <text:p text:style-name="Text_20_body">Блядь святая, это там<text:span text:style-name="Emphasis"> вылазит</text:span>—осьминог? Да, при<text:span text:style-name="T416">ч</text:span>ём наигромаднейший ёбаный осьминог из всех, что Слотроп видел не в кино, Джексон, <text:span text:style-name="T416">что</text:span> только что вырос из воды и всплюхнулся до середины одной из чёрных глыбин. Теперь, нацелив злобный глаз на девушку, он вскидывает длинное усаженное присосками щупальце, обвивает вокруг её шеи, пока все уставились, другим хватает за талию и начинает тащить её, упирающуюся, под воду. </text:p>
      <text:p text:style-name="Text_20_body">Слотроп несётся, с бутылкой в руке, мимо Тантиви, который исполняет нерешительную чечётку, прихлопывая руками по карманам парадной формы в поисках оружия, которого там нет, чем ближе он подбегает, тем больше видно осьминога и ух-ты! ну и <text:span text:style-name="Emphasis">здоровила</text:span>, охренеть—тормозит рядом, одной ногой в воде, и начинает колошматить осьминога винной бутылкой по голове. Крабы-отшельники оскальзываются, бьются на смерть вокруг его ноги. Девушка, уже наполовину в воде, пытается закричать, но щупальце, подвижное и леденящее, едва оставляет ей возможность вдоха. Она протягивает руку, мягко-костную детскую руку с мужским стальным опознавательным браслетом на запястье и вцепляется в Гавайскую рубаху Слотропа, пытаясь ухватить покрепче, и кто мог <text:span text:style-name="T416">подумать</text:span>, что напоследок ей привидятся вульгарные лица красоток в хула, мужики с укулеле, сёрфингисты, и всё в расцветке из книжки комиксов… о Боже пожалуйста Боже, бутылка трахает вновь и вновь по мокрой плоти осьминога, но хули толку, осьминог зырит на Слотропа, победно, пока тот, рядом с неотвратимой смертью, не в силах оторвать свой взгляд от её руки, от ткани изборождённой по касательным к её ужасу, от пуговицы на последней, туго натянутой ниточке—он видит имя на браслете, вцарапанные серебряные буквы все ясны, но для него не складываются перед слизистым серым захватом, что крепчает, приливает, сильнее, чем он и она вместе, стискивает несчастную руку, его жестокий <text:span text:style-name="T416">жим</text:span> отделяет от Земли— </text:p>
      <text:p text:style-name="Text_20_body">– Слотроп!– Это Блот метра за три, предлагает ему здоровенного краба. </text:p>
      <text:p text:style-name="Text_20_body">– Какого хуя?– Может, если разбить бутылку о камень и садануть паскуду промеж глаз— </text:p>
      <text:p text:style-name="Text_20_body"><text:soft-page-break/>– Он голодный, он бросится за крабом. Не убивай его, Слотроп. Лови, Бога ради…– и тот летит, крутясь, по воздуху, ноги выставлены центробежно врозь: засомневавшийся Слотроп роняет бутылку за миг до шлепка краба в его другую ладонь. Чёткий перехват. Сразу же, через её пальцы и свою рубаху, он ощущает реакцию на пищу. </text:p>
      <text:p text:style-name="Text_20_body">– Окей!– Вихляясь, Слотроп помахивает крабом перед осьминожьей рожей.– Пора перекусить, парниша. – Надвигается ещё одно щупальце. Волнистая слякоть касается его запястья. Слотроп отбрасывает краба на пару метров дальше по пляжу, ну, ты подумай, осьминог тут же двинул следом, таща следом девушку и Слотропа вперевалку, но недалеко, потом отпускает её. Слотроп быстро подхватывает краба опять, побалтывает им так, чтоб осьминог мог видеть и начинает оттанцовывать зверюгу прочь, вдоль пляжа, слюни скатываются по его клюву, глаза прикипели к членистоногому. </text:p>
      <text:p text:style-name="Text_20_body">За краткое время, которое они провели вместе, у Слотропа сложилось впечатление, что данный осьминог не совсем психически здоров, однако, на каком основании? Но бывает же некий сумасшедший всплеск энергии, как с неодушевлёнными предметами, когда те грохаются со столов, а мы улавливаем шум и свою собственную неуклюжесть и не хотим, чтоб грохнулись, типа, такой бзденц! ха-ха, слышишь это? вот и опять БЗДЕНЦ! в каждом <text:span text:style-name="T416">из</text:span> движени<text:span text:style-name="T416">й</text:span> осьминога, от которого Слотроп рад наконец-то отделаться, метнув краба, словно дискобол, изо всех сил, в море, а чудище тут же—плюх!—вдогонку побулькало следом и вскоре пропало. </text:p>
      <text:p text:style-name="Text_20_body">Ослабшая девушка лежит на пляже, вдыхая большими глотками воздух, уже в окружении остальных. Одна из танцовщиц удерживает её в своих объятиях и говорит, с французским прононсом и «r-r», на языке, который Слотропу, на подходе, как-то не удаётся распознать. </text:p>
      <text:p text:style-name="P89">Тантиви встречает улыбкой и кратким взмахом руки в символической отдаче чести. –«Отличное шоу!» – орёт Тедди Блот,– «но я б не хотел попробовать сам». </text:p>
      <text:p text:style-name="Text_20_body">– Почему нет? <text:span text:style-name="T416">При тебе</text:span> ж был тот краб. Постооой—откуда он у тебя? </text:p>
      <text:p text:style-name="Text_20_body">– Нашёл,– отвечает Блот, твердея лицом. Слотроп всматривается в эту пташку, но никак не может уловить его глаз. Что за хуйня тут происходит? </text:p>
      <text:p text:style-name="Text_20_body">– Я лучше глотну этого вина,– решает Слотроп. Он пьёт из бутылки. Воздух взымается вверх перекошенными сферами внутри зелёного стекла. Девушка смотрит на него. Он останавливается, чтобы перевести дух и улыбается. </text:p>
      <text:p text:style-name="Text_20_body">– Спасибо, Лейтенант,– ни малейшей дрожи в голосе, а акцент Тевтонский. Теперь он может рассмотреть её лицо, мягкий нос лани, глаза под светлыми ресницами полны горькой зелени. Один из тех тонкогубых <text:span text:style-name="T417">Е</text:span>вропейских ртов: «Я совсем уж было задохнулась». </text:p>
      <text:p text:style-name="Text_20_body">– Э..э—вы не немка. </text:p>
      <text:p text:style-name="Text_20_body">Отрицательно встряхива<text:span text:style-name="T417">ет</text:span> головой: «Голландка». </text:p>
      <text:p text:style-name="Text_20_body">– И вы тут оказались— </text:p>
      <text:p text:style-name="P90">Её глаза отведены, тянется взять бутылку из его рук. Она смотрит в море вслед осьминогу:– «У них такое зрение, правда? Он разглядел меня. Меня. Я ж не похожа на краба.»</text:p>
      <text:p text:style-name="Text_20_body"><text:soft-page-break/>– Нет, по-моему. Вы молодая женщина, великолепно смотритесь.– На заднем плане, Блот восторженно толкает локтем Тантиви. За-атлантический съём. Слотроп берёт её запястье, теперь запросто читает этот опознавательный браслет. Там грица КАТЬЕ БОРГЕЗИУС. Он ощущает удары её пульса. Она его знает откуда-то? странно. Смесь узнавания и <text:span text:style-name="T417">беспричинной</text:span> хитрости в её лице… </text:p>
      <text:p text:style-name="Text_20_body">И вот тут, в пляжной компании с незнакомцами, начина<text:span text:style-name="T418">ет полязгивать</text:span> в каждом слове твёрдо-острый прищёлк <text:span text:style-name="T418">металла</text:span>, а свет, хотя по-прежнему такой же яркий, уже не <text:span text:style-name="T418">изливает</text:span> ясности… это Пуританский рефлекс выискивать иные расклады под покровом видимо<text:span text:style-name="T418">го</text:span>, известный также, как паранойя, закрадывается потихоньку. Бледные силовые линии гудят в морском воздухе… договорённости скреплённые клятвами в комнатах взорванных затем до состояния их рабочих чертежей, не просто по случайности войны, приходят на ум. О, тот краб не «нашёлся», Асс—ни осьминог не приблудный, ни девушка, не-а. Структура с деталями явится позже, но махинацию, закрученную вокруг него сейчас, он чувствует секундально, своим сердцем. </text:p>
      <text:p text:style-name="Text_20_body">Все они ещё малость побыли на пляже, доканчивая завтрак. Но бесхитростный день, птицы и солнце, девушки и вино, смылись от Слотропа. Тантиви пьянеет, становится раскованнее и забавней, когда опустели бутылки. Он застолбил не только девушку, на которую положил глаз вначале, но также и ту, к которой, в этот момент, несомненно подкатывал бы Слотроп, не подвернись тот осьминог. Он посланник из невинного, до-осьминожьего прошлого Слотропа. Тогда как Блот, наоборот, сидит трезвый как стёклышко, усы приглажены, по уставной форме, не спускает со Слотропа глаз. Его подружка Ислейн, маленькая и гибкая, ноги девушки с картинок, длинные волосы зачёсаны назад за уши, спадают вниз за спину, пошевеливает свой кругленький зад по песку, выписывая <text:span text:style-name="T418">по</text:span>метки на полях вокруг текста Блота. Слотроп, который уверен, что у женщин, как у Марсиан, имеются антенны каких нет у мужчин, посматривает на неё. Она взглянула в ответ только раз и её глаза расширились скрытой тайной. Он готов поклясться, ей что-то известно. На обратном пути в Казино, помахивая тарой в корзине с осколками утра, он улучил момент перекинуться словом с нею. </text:p>
      <text:p text:style-name="Text_20_body">– Ничего себе пикничок, нессе-па? </text:p>
      <text:p text:style-name="P91">Ямочки появляются возле её рта: «Ты всё время знал про осьминога? <text:span text:style-name="T418">Мне так показалось</text:span>, потому что <text:span text:style-name="T418">до того </text:span>так похоже было на танец—все вы». </text:p>
      <text:p text:style-name="Text_20_body">– Нет, честно, не знал. Так по-твоему это был, типа, прикол, что ли? </text:p>
      <text:p text:style-name="Text_20_body">– Малыш Тайрон,– она шепчет вдруг, расплываясь в большой поддельной улыбке для отвода глаз остальных. Малыш? Он вдвое выше неё: «Пожалуйста—будь осторожен….» Вот и всё. С другой стороны, у него Катье, два чертёнка, в противовесе, по одной с каждой стороны. Теперь пляж пуст, за исключением полусотни серых чаек, что сидят глядя на воду. Белые кучи облаков стоят над морем, туго-лицые, херувимо-пухлые—листва пальм в движении вдоль всей эспланады. Ислейн приотстала на пляже, подобрать зануду Блота. Кат<text:span text:style-name="T418">ье</text:span> пожимает бицепс Слотропа и говорит ему именно то, что он хочет услышать в этот момент: «Наверное, нам всё же <text:span text:style-name="T1">предназначено было встретиться</text:span>….»</text:p>
      <text:p text:style-name="P455"><draw:frame draw:style-name="fr2" draw:name="Image23" text:anchor-type="paragraph" svg:width="6.9252in" svg:height="0.3661in" draw:z-index="24"><draw:image xlink:href="Pictures/1000000000000B720000009B428C9716555D8079.png" xlink:type="simple" xlink:show="embed" xlink:actuate="onLoad" loext:mime-type="image/png"/></draw:frame></text:p>
      <text:p text:style-name="P455"><text:soft-page-break/></text:p>
      <text:p text:style-name="P331">С моря, в этот час Казино просто оспинка на горизонте: его частокол пальм уже лишь тени в тающем свете. Углубляется жёлто-коричневость этих маленьких зубчатых гор, подкрашенное морем мягкое нутро чёрных олив, белых вилл, унасестившихся шатэ, целых и разваленных, <text:span text:style-name="T420">блеклая</text:span> зелень рощиц и отдельных сосен, всё углубляется к ночному пейзажу, спавшему в них весь день. Костры горят на пляже. Отголоски английских голосов, и даже обрывки песен, доносятся над водой туда, где д-р Поркиевич стоит на палубе. Внизу, Осьминог Григорий, налопавшись крабьего мяса, резвится счастливо в своей спецзагородке. Догоняющий радиус маяка на суше <text:span text:style-name="T420">проскальзывает</text:span> мимо рыболовного судна уходящего в море. Гриша, дружочек, ты исполнил свой последний, пока что, номер…. Есть ли надежда на дальнейшее финансирование от Пойнтсмена, после того как Поркиевич и его Баснословный Осьминог исполнили свою роль? </text:p>
      <text:p text:style-name="Text_20_body">Он давно перестал переспрашивать приказы—даже переспрашивать своё изгнание. Показания о его связи с заговором Бухарина, о деталях которого он никогда не слыхал, возможно, в чём-то были правдивы—Троцкистский Блок мог знать о нём, о его репутации, использовать его тайным образом… навсегда тайным: есть формы невинности, <text:span text:style-name="T420">как ему известно</text:span>, неспособные понять такое, а ещё меньше принять, как <text:span text:style-name="T420">и </text:span>он. Потому что, в конце концов, <text:span text:style-name="T420">возможно, это был всего лишь обрывок из</text:span> неоглядно<text:span text:style-name="T420">го</text:span>, патологическо<text:span text:style-name="T420">го</text:span> сн<text:span text:style-name="T420">а</text:span> Сталина. По крайней мере, <text:span text:style-name="T421">ему </text:span>оставалась физиология, <text:span text:style-name="T421">нечто</text:span> внепартийное… те, у кого не было ничего кроме партии, которые строили все свои жизни на ней, до очередной чистки, должно быть, переживали что-то типа смерти… не зная никогда ничего определённого, без опоры на лабораторную чёткость… она-то и не давала ему свихнуться, видит Бог, уже двадцать лет. Во всяком случае, им никогда не удастся— </text:p>
      <text:p text:style-name="Text_20_body">Нет, у них не получится, такого ещё не <text:span text:style-name="T421">случалось</text:span>… если только не умолчали, в журналах, конечно, ни за что не напечатают— </text:p>
      <text:p text:style-name="Text_20_body">Станет ли Пойнтсмен— </text:p>
      <text:p text:style-name="Text_20_body">Он может. Да. </text:p>
      <text:p text:style-name="Text_20_body">Гриша, Гришенька! Так уж случилось. На нас всё так сразу: чужие города, комедианты в мятых шляпах, девицы канкана, фонтаны огней, оркестр гремящий из своей ямы… Гриша с флажками всех наций в своих извилистых руках… свежие беззубки, тёплый пирожок, вечером стаканы горячего чая, между представлениями… учись забывать Россию, довольствоваться подлыми, поддельными кусочками её, какие <text:span text:style-name="T421">уж </text:span>подвернутся…. </text:p>
      <text:p text:style-name="Text_20_body">И вот, распросторилось небо принять единственную первую звезду. Но Поркиевич ничего не загадывает. Такая его политика. <text:span text:style-name="T421">Приз</text:span>наки начала его не интересуют, ни даже знаки отходные… Когда мотор судна даёт полный вперёд, взбитая им вода взды<text:span text:style-name="T421">билась,</text:span> розовая <text:span text:style-name="T421">от</text:span> закат<text:span text:style-name="T421">а</text:span>, скрыв белое Казино на берегу. </text:p>
      <text:p text:style-name="Text_20_body">Сегодня есть электричество, Казино снова подключено в электросеть Франции. Мохнатые кристальными иглами люстры блистают над головой, лампы помягче светят в саду снаружи. Спускаясь к обеду с Тантиви и танцовщицами, Слотроп остолбенел с глазами округлившимися от вида Катье Боргезиус, волосы в одной из тех изумрудных тиар, прочие части покрыты <text:soft-page-break/>длинным платьем в стиле Медичи из бархата цвета морской волны. Её <text:span text:style-name="T421">эскортом</text:span> Генерал-полковник и Бригадный Генерал. </text:p>
      <text:p text:style-name="Text_20_body">– Привилегии вышестоящим,– напевает Тантиви, шаркая саркастическими подошвами по ковру,– о, вышестоящим, да-да-да. </text:p>
      <text:p text:style-name="Text_20_body">– Хочешь меня взбесить,– улыбается Слотроп,– <text:s/>не <text:span text:style-name="T421">про</text:span>фурычет. </text:p>
      <text:p text:style-name="Text_20_body">– Сам вижу.– Его ответная улыбка застывает.– О, нет, Слотроп, пожалуйста, нет, мы же идём к обеду— </text:p>
      <text:p text:style-name="Text_20_body">– Я знаю, что мы идём к обеду— </text:p>
      <text:p text:style-name="Text_20_body">– Это уже ни в какие ворота, сними это. </text:p>
      <text:p text:style-name="Text_20_body">– Тебе нравится? Рисунок ручной работы. Классные титьки, а? </text:p>
      <text:p text:style-name="Text_20_body">– Это галстук из лондонской тюрьмы Вормвуд-Скрабз. </text:p>
      <text:p text:style-name="Text_20_body">В главном обеденном зале они сливаются с потоками официантов, офицеров, дам. Слотроп, под руку с молодой танцовщицей, захваченный круговертью, умудряется проскользнуть <text:span text:style-name="T421">вместе </text:span>с не<text:span text:style-name="T421">й</text:span> на пару только что освободившихся мест: и кто же оказался там его соседом слева, если не Катье. Он отдувает щёки, косит глаза, старательно приглаживает волосы руками и тут подают суп, к которому он приступает как к обезвреживанию мины. Катье его игнорирует, занятая оживлённой беседой, поверх своего Генерала, с каким-то пернатым Полковником о его довоенной профессии управляющего площадкой гольфа в Корнуэле. Лунки с ямками. Получаешь навык чувствовать расклад местности. Но больше всего ему нравилось там по ночам, когда барсуки выходили для своих игрищ…. </text:p>
      <text:p text:style-name="Text_20_body">Когда принесли и разделались с рыбой, приключилось кое-что забавное. Коленка Катье, похоже, трётся об Слоптропову, бархатно-тёплая, под столом. </text:p>
      <text:p text:style-name="Text_20_body">О-оопаньки, приходит Слотроп к выводу, ты ж посмотри: я наловчусь в таких уловках, не зря же оказался в Европе, а? Он поднимает свой бокал объявить:– «Баллада Тантиви Макер-Мафика». Раздаются крики «ура», застенчивый Тантиви пытается сдержать улыбку. Эта песня известна всем: <text:span text:style-name="T421">кто-то</text:span> из Шотландцев <text:span text:style-name="T421">поспешает</text:span> через комнату к роялю. Сезар Флеботомо подкручивает свои скользкие усы придать <text:span text:style-name="T421">им </text:span>вид острий ятаганов, шарит позади пальмы в бочке ещё чуть-чуть добавить огней, моргает вынырнув обратно и шипящим шёпотом вызывает своего Метр д’отеля. Вино пробулькало, глотки прочистились и добрая половина компании затягивает </text:p>
      <text:p text:style-name="P17"><text:span text:style-name="T159">балладу тантиви макер-мафика</text:span> </text:p>
      <text:p text:style-name="P493">Джин из Италии <text:span text:style-name="T422">под стать </text:span>проклять<text:span text:style-name="T422">ю</text:span> матери,</text:p>
      <text:p text:style-name="P493">А пиво Франции мерзкий антисептик, </text:p>
      <text:p text:style-name="P493">Испанский виски <text:span text:style-name="T422">может вы</text:span>пить лишь святой, </text:p>
      <text:p text:style-name="P493">Или хотя бы эпилептик. </text:p>
      <text:p text:style-name="P493">Белая молния пламя зажгла </text:p>
      <text:p text:style-name="P493"><text:soft-page-break/>Под бродильным чаном с отравой, </text:p>
      <text:p text:style-name="P493">От которой раскалывается голова, </text:p>
      <text:p text:style-name="P493">Но всё ни по чём его глотке бравой. </text:p>
      <text:p text:style-name="P493">(<text:span text:style-name="T1">Припев</text:span>): О—Тантиви <text:span text:style-name="T424">повсюду </text:span>напивался,</text:p>
      <text:p text:style-name="P493">С кем попадя и в любых местах, </text:p>
      <text:p text:style-name="P493">Пред выпивкой не молвит он «не буду», </text:p>
      <text:p text:style-name="P493">Он хлыщет всё с улыбкой на устах! </text:p>
      <text:p text:style-name="P92"/>
      <text:p text:style-name="Text_20_body">В хоре звучат, типа, сотня—но скорее всего только два—Валлийца, тенор с юга и бас с севера их краёв, ты ж понимаешь, так что любой разговор, будь тот тихим, хоть нет, глушится по полной. Именно то, что надо Слотропу. Он склоняется в направлении Катье. </text:p>
      <text:p text:style-name="Text_20_body">– Приходи в мою комнату,– шепчет она,– 306, после полуночи. </text:p>
      <text:p text:style-name="Text_20_body">– Понял.– И Слотроп распрямляется вовремя, чтобы присоединиться к хору на первом же такте:</text:p>
      <text:p text:style-name="P92"/>
      <text:p text:style-name="P493"><text:span text:style-name="T422">З</text:span>аматерел он в океанах грога,</text:p>
      <text:p text:style-name="P493">Где шатается поддатый кашалот, </text:p>
      <text:p text:style-name="P493">Он пол-морей избороздил, как сельскую дорогу, </text:p>
      <text:p text:style-name="P493">В любые бури он прёт вперёд. </text:p>
      <text:p text:style-name="P493">И в лондонский туман, и под солнцем Сахары, </text:p>
      <text:p text:style-name="P493">И<text:span text:style-name="T422">ли</text:span> на горных ледниках, под ветра вой, </text:p>
      <text:p text:style-name="P493">Будь хоть по самые завязки он затарен, </text:p>
      <text:p text:style-name="P493">Всегда готов он хряпнуть по одной. </text:p>
      <text:p text:style-name="P493"/>
      <text:p text:style-name="P494">Да—Тантиви повсюду напивался… и т.д. </text:p>
      <text:p text:style-name="Text_20_body">После обеда, Слотроп подаёт знак Тантиви. Их танцовщицы рука об руку отправляются в мраморные палаты, где кабинки туалета сообщаются сетью медных голосовых трубок, все акустические, чтобы облегчить разговор кабинки-с-кабинкой. Слотроп и Тантиви направляются в ближайший бар. </text:p>
      <text:p text:style-name="Text_20_body">– Послушай,– Слотроп толкует набычившись в свой фужер, отражая слова от кубиков льда, чтоб звучали с подобающей холодностью,– или меня малость психоз хватает, или же тут что-то не так, верно? </text:p>
      <text:p text:style-name="Text_20_body"><text:soft-page-break/>Тантиви, изображая беззаботность, прекращает напевать «У Моря Позволяешь Себе Много Всякого, Чего не Можешь в Городе <text:span text:style-name="T423">Чудить</text:span>», чтобы спросить: «Да, ну? Ты вправду так думаешь?» </text:p>
      <text:p text:style-name="Text_20_body">– Брось, хотя бы тот осьминог. </text:p>
      <text:p text:style-name="Text_20_body">– Каракатицы не редкость у берегов Средиземноморья. Хотя обычно не столь крупные—так тебя размер тревожит? Разве Американцы не любят— </text:p>
      <text:p text:style-name="Text_20_body">– Тантиви, это не случайность. Ты слышал Блота? «Не убей его!» Краб у него был наготове, а и может в той его планшетке, чтобы отманить зверя. А теперь куда он запропастился вообще? </text:p>
      <text:p text:style-name="Text_20_body">– Думаю, он на пляже. Там много выпивки. </text:p>
      <text:p text:style-name="Text_20_body">– Он много пьёт? </text:p>
      <text:p text:style-name="Text_20_body">– Нет. </text:p>
      <text:p text:style-name="Text_20_body">– Послушай, ты его друг— </text:p>
      <text:p text:style-name="Text_20_body">Тантиви стонет: «Боже, Слотроп, я не-зна-ю, тебе я тоже друг, но тут всегда, ты ж понимаешь, приходится соперничать с элементарной Слотропианской паранойей….» </text:p>
      <text:p text:style-name="Text_20_body">– Ни хрена не паранойя, а и ты знаешь тут что-то не чисто. </text:p>
      <text:p text:style-name="Text_20_body">Тантиви грызёт ледышку, прицеливается вдоль палочки для размешивания в фужере, рвёт салфеточку в мелкий снегопад, все барные уловки, он опытный пройдоха. Но, наконец, негромко: «Ну, он получает шифрованные сообщения». </text:p>
      <text:p text:style-name="Text_20_body">– Ха! </text:p>
      <text:p text:style-name="Text_20_body">– Я увидел одно в его сумке сегодня. Просто взглянул. Не пытался вникать. Он же при Верховном Главнокомандовании, в конце концов—думаю, в этом всё дело. </text:p>
      <text:p text:style-name="Text_20_body">– Нет, не в этом. А как тебе такое….– И Слотроп рассказывает о свидании назначенном Катье в полночь. На мгновение они почти вернулись в бюро ТОТСССГ, и падают ракеты, и чай в бумажных стаканчиках, и всё опять правильно…. </text:p>
      <text:p text:style-name="Text_20_body">– Ты пойдёшь? </text:p>
      <text:p text:style-name="Text_20_body">– А что, не надо? Думаешь, она опасна? </text:p>
      <text:p text:style-name="Text_20_body">– Я думаю, она восхитительна, если б мне не надо было думать о Франсуазе, не говоря уж про Ивонну, я бы наперегонки с тобою мчался к её двери. </text:p>
      <text:p text:style-name="Text_20_body">– Но? </text:p>
      <text:p text:style-name="Text_20_body">Но часы над баром щёлкают один раз, а вскоре ещё один, утаскивая время поминутно в их прошлое. </text:p>
      <text:p text:style-name="Text_20_body">– Или твой сдвиг заразный,– начинает Тантиви,– или же они и за мной следят. </text:p>
      <text:p text:style-name="Text_20_body">Они смотрят друг на друга. Слотроп вспоминает, что без Тантиви он был бы тут совсем один: «Рассказывай». </text:p>
      <text:p text:style-name="Text_20_body"><text:soft-page-break/>– Если бы я знал что. Он изменился—только я ничем не могу тебе это доказать. Началось где-то… Ну, не знаю. С осени. Он перестал говорить о политике. Боже, мы могли обсуждать часами— И он уже не делится своими планами, чем займётся после дембеля, а раньше это была его главная тема. Я думал это Блиц так его кувыркнул… но после вчерашнего, мне кажется тут что-то больше. Чёрт, до чего же грустно. </text:p>
      <text:p text:style-name="Text_20_body">– Что произошло? </text:p>
      <text:p text:style-name="Text_20_body">– О. Не то, чтобы угроза. Или же не слишком всерьёз. Я говорил, шутя, что займусь Катье. А Блот стал вдруг очень холоден и сказал: «Вот от кого, на твоём месте, я бы держался подальше».– Потом пытался сгладить всё смешками, типа, он тоже на неё запал. Но это не то. Я— он больше мне не доверяет. Я— у меня такое чувство, что он использует меня не знаю для чего. Терпит меня, покуда я полезен. Как <text:span text:style-name="T423">заведено</text:span> между университетскими приятелями. Не знаю, приходилось ли тебе почувствовать это в Гарварде… время от времени, ещё как я учился в Оксфорде, у меня возникало ощущение какой-то особой структуры, о которой все умалчивают—которая продляется дальше Тёрл-Стрит, дальше Корнмаркета, она составляет счета подлежащие оплате… никто не знает кому, когда, или в какой форме… но я думал, это неважно, частные мелочи попутно с тем, ради чего я там действительно был, понимаешь…. </text:p>
      <text:p text:style-name="P93">– Ещё как понимаю. В той же самой Америке, тебе об этом говорят прежде всего прочего. У Гарварда там своё назначение. Его «образовательная» часть <text:span text:style-name="T423">всего</text:span> лишь только вывеска. </text:p>
      <text:p text:style-name="Text_20_body">– Мы тут ещё <text:span text:style-name="T423">совершенно</text:span> невинны, как видишь. </text:p>
      <text:p text:style-name="Text_20_body">– Возможно, некоторые из вас. Сочувствую насчёт Блота. </text:p>
      <text:p text:style-name="Text_20_body">– Я всё ещё надеюсь, что ошибся. </text:p>
      <text:p text:style-name="Text_20_body">– Это заметно. Но что теперь? </text:p>
      <text:p text:style-name="Text_20_body">– Ну, как по-моему—сходи на свидание, будь осторожен. Держи меня в курсе. Возможно, завтра и мне будет что рассказать о приключении, или двух, тебе на потеху. А если нужна помощь,– взблеснули зубы, лицо чуть зарделось,– так <text:span text:style-name="T423">только кликни, </text:span>я тебе помогу. </text:p>
      <text:p text:style-name="Text_20_body">– Спасибо, Тантиви.– Иисусе, британский союзник. Заглянули Ивонна с Франсуазой, манят их на выход. Затем Шпильзаль-Гимлера и до полуночи за баккара. Слотроп закончил с чем начинал, Тантиви проиграл, а девушки выиграли. Блот так и не показался, хотя несколько дюжин офицеров заходили и выходили, коричневые и отдалённые, как в ротогравюрах, по ходу вечера. Его девушку Ислейн тоже нигде не видно. Слотроп спросил, Ивонна пожимает плечами: «Гуляет с вашим другом? <text:span text:style-name="T423">Как</text:span> знать?»– Длинные волосы Ислейн и руки тронутые загаром, её лицо в улыбке шестилетней…. Если дознаются, что ей что-то известно, она не пострадает? </text:p>
      <text:p text:style-name="Text_20_body">В 11:59, Слотроп оборачивается к Тантиви, кивает обеим девушкам, пытается похотливо хмыкнуть и отвешивает другу быстрый, подбадривающий тычок кулаком в плечо. Однажды, ещё в школе, перед тем как послать его на поле, футбольный тренер юного Слотропа точно так же стукал его, придавая уверенности секунд на пятьдесят хотя бы, перед тем, как его, опрокинутого на задницу, растопчет свора парней из школы Чойт, каждый с инстинктами и живой массой носорога-убийцы. </text:p>
      <text:p text:style-name="Text_20_body"><text:soft-page-break/>– Удачи,– говорит Тантиви искренне, рука уже тянется к сладкому шифону на попке Ивонны. Минуты сомнения, да, да… Слотроп подымается по маршам красно-ковровой лестницы (Добро Пожаловать Мистер Слотроп Добро Пожаловать в Наше <text:span text:style-name="T423">Заведение</text:span> Надеемся Вам Понравится Ваш Визит Сюда), малахитовые нимфы и сатиры парализованы в погоне, вечнозелёные, на молчащих лестничных площадках, к единственной лампе на самом верху…. </text:p>
      <text:p text:style-name="P332">У её двери он останавливается пригладить свои волосы. Сейчас на ней белый пелис весь в блёстках, на подплечниках, неровный белый плюмаж страусиных перьев по декольте и на запястьях. Тиары нет: под электричеством её волосы как свежий снегопад. Но внутри горит всего одна ароматичная свеча, и весь номер залит лунным светом. Она наливает бренди в узкие высокие стаканы, а когда он тянется взять, их пальцы соприкасаются. «Вот уж не знал, что ты так сдвинута на этом гольфе!» Безупречно романтичный Слотроп. </text:p>
      <text:p text:style-name="Text_20_body">– Он хотел быть приятным. Я отвечала приятностью,– один глаз, типа, дрогнул, лоб наморщился. Слотроп опасается, не распах<text:span text:style-name="T425">ну</text:span>лась ли у него ширинка. </text:p>
      <text:p text:style-name="Text_20_body">– А игнорировать меня. Зачем?– Вот это грамотный захват, Слотроп—но она лишь растворяется перед вопросом, возникает в другой части комнаты…. </text:p>
      <text:p text:style-name="Text_20_body">– Разве я тебя игнорирую?– Она перед своим окном, море ниже и позади неё, полуночное море, бег его отдельных волн невозможно отслеживать на таком расстоянии, всё слилось в зависшую неподвижность старой картины в покинутой галерее, где ты затаился в тени, забыв, зачем ты тут, охваченный жутью в этом освещении, льющемся из такой же выбеленной засечки месяца, что располосовала море в эту ночь. </text:p>
      <text:p text:style-name="Text_20_body">– Не знаю. Но ты заигрываешь налево и направо. </text:p>
      <text:p text:style-name="Text_20_body">– Может быть, в этом моё назначение. </text:p>
      <text:p text:style-name="Text_20_body">– Типа: «Наверно, нам предназначалось встретиться». </text:p>
      <text:p text:style-name="Text_20_body">– О, ты видишь во мне нечто большее, чем я есть,– проскользнула на дивану, подкладывает одну ногу под себя. </text:p>
      <text:p text:style-name="Text_20_body">– Я знаю. Ты всего лишь голландская молочница или типа того. Одёжный отсек забит накрахмаленными фартуками и теми, как их, деревянными башмаками, верно? </text:p>
      <text:p text:style-name="Text_20_body">– Пойди, проверь. </text:p>
      <text:p text:style-name="Text_20_body">– Окей. Проверю!– Он распахивает её отделение для одежды и, в лунном свете отражённом зеркалом, обнаруживает переполненный лабиринт из сатина, тафты, замши, эпонжа, воротники и отделку тёмного меха, пуговицы, кушаки, позументы, мягкие, сбивающие с толку, женские системы тоннелей, что могут длиться милями—он бы заблудился в пол-минуты… кружево мерцает, проймы мигают, креповый шарф трётся о его лицо… Ага! минуточку, ключевой запах тут чистый <text:span text:style-name="T425">у</text:span>глерод, Джексон, и этот здешний гардероб, в основном, бутафория. – Шикарный ништяк. </text:p>
      <text:p text:style-name="Text_20_body">– Если это комплимент, то спасибо. </text:p>
      <text:p text:style-name="Text_20_body">Пусть Они поблагодарят меня, крошка: «Это <text:span text:style-name="T425">такой </text:span>Американизм». </text:p>
      <text:p text:style-name="Text_20_body"><text:soft-page-break/>– Ты первый Американец, который мне встретился. </text:p>
      <text:p text:style-name="Text_20_body">– Хм. Должно быть, ты выезжала из страны через тот Арнхем, верно? </text:p>
      <text:p text:style-name="Text_20_body">– Ох, до чего ты сообразительный,– её тон предупреждает его оставить эту тему. Он вздыхает, щелчком ногтя извлекает из стакана тонкий звон. В тёмной комнате, с обездвиженным молчащим морем за спиной, он пробует запеть: </text:p>
      <text:p text:style-name="P78">слишком рано, чтоб понять (фокс-трот) </text:p>
      <text:p text:style-name="P495">Мы всё ещё не целовались в страсти жаркой, </text:p>
      <text:p text:style-name="P495">Не мчались за луной, круша покой ночной, </text:p>
      <text:p text:style-name="P495">Когда утихли танцы </text:p>
      <text:p text:style-name="P495">Над тайною лужайкой… </text:p>
      <text:p text:style-name="P495"/>
      <text:p text:style-name="P495">Слишком рано, чтоб понять </text:p>
      <text:p text:style-name="P495">Была ли наша болтовня, </text:p>
      <text:p text:style-name="P495">Вздох или два тому назад, </text:p>
      <text:p text:style-name="P495">Не просто флирт, обычный флирт, </text:p>
      <text:p text:style-name="P495">Который унесётся прочь, </text:p>
      <text:p text:style-name="P495">Минует, как и эта ночь… </text:p>
      <text:p text:style-name="P495"> </text:p>
      <text:p text:style-name="P495">Как можно знать, </text:p>
      <text:p text:style-name="P495">Как угадать? </text:p>
      <text:p text:style-name="P495">Любовь готовит сети втайне, </text:p>
      <text:p text:style-name="P495">Не нам решать… </text:p>
      <text:p text:style-name="P495"/>
      <text:p text:style-name="P495">Быть может, </text:p>
      <text:p text:style-name="P495">Это начало радостной любви, </text:p>
      <text:p text:style-name="P495">И день вдруг превратится в ночь вращением Земли</text:p>
      <text:p text:style-name="P495">Милая, откуда же нам знать, </text:p>
      <text:p text:style-name="P495">Ещё так СЛИШКОМ РАНО, ЧТОБ ПОНЯТЬ. </text:p>
      <text:p text:style-name="P495"/>
      <text:p text:style-name="Text_20_body">Зная что от неё ожидается, она с пустопорожним видом ждёт пока он допоёт, мелодичные свирельные ноты ещё миг звучат в воздухе, потом протягивает руку, тая перед ним пока он в <text:soft-page-break/>замедленном движении припадает к её рту, перья соскальзывают, рукава закатываются, обнажившиеся поднятые руки, мелко запорошённые луной, гладят вверх и вокруг его спины, её липкий язык, нервный как мотылёк, его руки скрипят по блёсткам… затем её груди плющатся об него, а руки убегают вверх и назад, нашарить зиппер и вжикнуть его вниз вдоль линии спины.... </text:p>
      <text:p text:style-name="Text_20_body">Кожа Катье белее белизны одежды, из которой она восстаёт.<text:span text:style-name="Emphasis"> Рождённая заново</text:span>… через окна он почти может разглядеть то место, где каракатица вползала на скалу. Она ступает как балерина, на цыпочках, длинный изгиб ляжек, Слотроп расстёгивает пояс, пуговицы, шнурки обуви, скача то на одной, то на другой ноге, ох, парень, парень, но лунный свет белит лишь её спину, и всё ещё остаётся тёмная сторона, её входная сторона, её лицо, которое ему уже не видно, и ужасающая звериная перемена прокатывается по пасти и нижней челюсти, чёрные зрачки расплываются, целиком покрывают пространства глаз, вытеснив белки, и в них лишь красное живое отражение когда достигает свет выявить<text:span text:style-name="Emphasis"> неизвестно когда свет достигает</text:span>— </text:p>
      <text:p text:style-name="Text_20_body">Она опрокинулась в глубокую постель, потянув его следом, вниз в атласную, серафимовую, цветастую вышивку, тут же развернулась принять его торчащий хуй в свою растянутую развилину, в единственную вибрацию для настройки ночи… в ебле она ходит ходуном, тело проваливается на мили под ним в кремовый и ноче-синий, всякий звук заглушён, глаза полумесяцами под золотом ресниц, нефритовые серьги, длинные, восьмигранные, бесшумно мечутся, ударяясь о её щёки, чёрный снег с дождём, его лицо над нею безучастно, полна отличной техники—это она для себя? или включено в Слотропианскую Случайную Встречу, как её инструктировали—она его доведёт, не даст, чтоб её покрывала пластиковая скорлупа… её дыхание погрубело, перевалив за порог в звучание… думая, что она близка к оргазму, он запускает руку в её волосы, пытается укротить её голову, ему нужно видеть её лицо: и это вдруг становится борьбой, злой и непритворной—она не сдаст своё лицо—и из ниоткуда она начинает кончать, и то же самое Слотроп. </text:p>
      <text:p text:style-name="Text_20_body">Неизвестно с чего, сейчас она, которая никогда не смеётся, вдруг превращается в маковку обширного, взмывающегося шара смеха. Позже, уже почти заснув, она прошепчет «смеюсь» и засмеётся снова. </text:p>
      <text:p text:style-name="Text_20_body">Он захочет сказать:– «О, Они и это тебе позволяют»,– хотя, возможно, Они тут ни при чём. Но Катье, с которой он разговаривает, уже заснула и вскоре его глаза закрываются тоже. </text:p>
      <text:p text:style-name="Text_20_body">Как ракета, чьи клапаны в предопределённые моменты открываются и закрываются дистанционным управлением, Слотроп, при вхождении в сон, в какой-то момент перестаёт дышать через нос и начинает дышать ртом. Вскоре дыхание переходит в храп, что славился способностью сотрясать оконные рамы, пускать ставни в пляс, а люстры в безудержную тинь-дилинь качку, да, впра-ав-ду…. При первом за эту ночь, Катье просыпается трахнуть его по голове подушкой. </text:p>
      <text:p text:style-name="Text_20_body">– Прекрати. </text:p>
      <text:p text:style-name="Text_20_body">– Хм. </text:p>
      <text:p text:style-name="Text_20_body">– У меня чуткий сон. Попробуй захрапеть, получишь этим,– помахивает подушкой. </text:p>
      <text:p text:style-name="Text_20_body"><text:soft-page-break/>И это не шутка, нет. Такой режим сна, получить подушкой, проснуться, сказать «хм», заснуть снова, продолжается до самого утра. «Ну, брось»,– наконец,– «перестань». </text:p>
      <text:p text:style-name="Text_20_body">– Рото-дых!– кричит она. Он хватает свою подушку и шмякает её ею. Она увернулась, перекатилась и соскочила на пол, фехтуя свой подушкой, отступила к серванту с выпивкой. Он не врубается что у неё на уме, пока она не отбросила подушку, чтоб ухватить бутылку Зельтерской шипучки. </text:p>
      <text:p text:style-name="Text_20_body">Че-го? <text:span text:style-name="Emphasis">Бутылку Зельтерской</text:span>? Что тут, блядь, творится? Какие ещё лабораторные прибамбасы Они тут понатыкали и за какими ещё американскими рефлексами у них охота? Где же <text:span text:style-name="Emphasis">торты с банановым кремом</text:span>, а? </text:p>
      <text:p text:style-name="Text_20_body">Он помахивает парой подушек и следит за нею. «Ещё один шаг»,– хихикает она. Слотроп ныряет вперёд шлёпнуть её по заду, на что она окатывает его из бутылки Зельтерской, есесна. Подушка лопается на одном из мраморных бёдер, лунный свет в комнате забит перьями и пухом, а вскоре и разреженным <text:span text:style-name="T426">фонтаном из</text:span> струй Зельтерской. Слотроп всё пытается выхватить бутылку. Скользкая девушка извернулась, прячется за стул. Слотроп берёт графин коньяка с полки серванта, откупоривает его и мечет чёткий янтарный выплеск с псевдоножками поперёк комнаты дважды, войти в лунный свет и выйти, чтоб шлёпнуться вокруг её шеи, между чёрно-конечных грудей, на её бока. «Сволочь»,– снова ударяет в него струёй Зельтерской. <text:span text:style-name="T427">Нис</text:span>падающие перья налипают им на кожу, пока бегают по спальне, её испятнанное тело постоянно увиливает, часто даже в этом свете, совсем <text:span text:style-name="T427">в</text:span>близи, неразличимо. Слотроп раз за разом сковыривается через мебель. «Ох, уж доберусь<text:span text:style-name="Emphasis"> до тебя</text:span>!» В этот момент она открыла дверь в гостиную, заскочила и вновь захлопнула, так что Слотроп с разгону врезается, отшатывается, грит блядь, открывает дверь и видит красную шёлковую скатерть, которой она помахивает перед ним. </text:p>
      <text:p text:style-name="Text_20_body">– Это ещё что,– спрашивает Слотроп. </text:p>
      <text:p text:style-name="Text_20_body">– Фокус,– кричит она и набрасывает скатерть на него, чётко собранные складки распелёнываются слёту как <text:span text:style-name="T427">кристаллические</text:span> разломы, красным по воздуху.– Представляем исчезновение Американского Лейтенанта. </text:p>
      <text:p text:style-name="Text_20_body">– В том-то и фокус,– вдруг внутри, рядом с ним, губы на его сосках, руки ерошат волосы у него на затылке, медленно тянет его на толстый ковёр,– мой цыплёночек. </text:p>
      <text:p text:style-name="Text_20_body">– Где ты видела это кино, а? А помнишь, как он оказался потом с той козой? </text:p>
      <text:p text:style-name="Text_20_body">– О, не спрашивай…. На этот раз просто <text:span text:style-name="T427">приятельский</text:span> ладный перепихон, оба слегка сонные, покрыты налипшими перьями… кончив, они лежат плотно притиснувшись, слишком увлажнённые для движений, мм, шёлк и ворс, так уютно, и красновато словно в лоне… Калачиком, держа её ступни между своих, с хуем угнездившимся в тёплой расселине меж её ягодиц, Слотроп по честному пытается дышать через нос, они засыпают. </text:p>
      <text:p text:style-name="P333">Слотропа будит солнечный свет утра от здешнего Средиземноморья, отфильтрованный пальмой за окном, красной скатертью, птицами, водой спущенной этажом выше. Минуту он лежит приходя в себя, никакого похмелья, всё ещё <text:span text:style-name="T429">в</text:span>не-Слотроповски принадлежа струящемуся циклу <text:soft-page-break/>отхода и возвращения. Катье лежит, живая и тёплая, буквой S, охваченной его S, начинает шевелиться. </text:p>
      <text:p text:style-name="Text_20_body">Из соседней комнаты он слышит несомненный звук пряжки армейского ремня. «Кто-то»,– отмечает он, быстро догоняя в чём дело,– «крадёт мои штаны». Ноги протопали по ковру рядом с его головой. Слотропу слышно как его собственная мелочь бряцает в его карманах. «Вор!»– орёт он и от этого пробуждается Катье, которая оборачивается обнять его. Слотроп, сумев нащупать край, что никак не находился среди ночи, выметается из-под скатерти как раз вовремя, чтобы увидеть <text:span text:style-name="T429">крупную</text:span> ступню в дву<text:span text:style-name="T429">х</text:span>цветном ботинке, кофе с индиго, исчезающем за дверью. Вбежав в спальню, он обнаруживает, что всё, в чём он <text:span text:style-name="T429">приходил</text:span>, исчезло тоже, включая обувь и трусы. </text:p>
      <text:p text:style-name="P94">– Моя одежда!– пробегая обратно мимо Катье, которая выпутывается из шёлка и пробует схватить его ноги. Слотроп распахивает дверь, выбегает в холл и вспоминает, что он тут <text:span text:style-name="Emphasis">голый</text:span>, заметив тележку со стиркой, выдёргивает из неё лиловую атласную простыню, заворачивается в неё, типа, тога на нём. От лестничной клетки доносится хмыканье и топ-топ-топ мягких подошв. «Ага!»– вскрикивает Слотроп стартуя вдоль <text:span text:style-name="T429">коридора.</text:span> Скользкая простыня никак не хочет держаться. Она плещет, сползает, спадает под ноги. Вверх по ступеням, <text:span text:style-name="T429">через</text:span> две за шаг, лишь затем, чтоб найти наверху ещё один коридор, такой же пустой. Куда все запропастились? </text:p>
      <text:p text:style-name="P95">В <text:span text:style-name="T429">дальнем конце</text:span> маленькая головка выглядывает из-за угла, высовывается маленькая рука и показывает Слотропу маленький средний палец. Спустя секунду, до него доносится неприятный смех, <text:span text:style-name="T429">сам же он </text:span>к этому времени уже несётся туда. На лестнице он слышит шаги <text:span text:style-name="T430">спешащие </text:span><text:s/>вниз. Большой Пурпурный Змей с проклятьями ска<text:span text:style-name="T431">тывается на </text:span><text:s/>три пролёта следом <text:s/>и <text:span text:style-name="T431">через</text:span> дверь на маленькую террасу, <text:span text:style-name="T431">как раз</text:span>, чтобы заметить как кто-то прыгнул через каменную балюстраду и исчез в верхней половине толстого дерева, растущего откуда-то снизу. «Загнан, наконец!»– кричит Слотроп. </text:p>
      <text:p text:style-name="Text_20_body">Сперва надо перебраться на дерево, а <text:span text:style-name="T431">дальше уж</text:span> карабкаешься без проблем, как по приставной лестнице. И вот там, окружённый роскошным лиственным светом, Слотроп<text:span text:style-name="T432">у</text:span> не вид<text:span text:style-name="T432">но</text:span> дальше, чем на пару сучьев. Однако, дерево подрагивает, и<text:span text:style-name="T432">з чего</text:span> он делает вывод, что вор должен быть где-то тут. Упорно <text:span text:style-name="T432">взбирается</text:span> он дальше, простыня цепляется, рвётся, кожа исколота иглами, <text:s/><text:span text:style-name="T432">ис</text:span>царап<text:span text:style-name="T432">ана</text:span> кор<text:span text:style-name="T432">ою</text:span>. Ступням больно. Скоро он начинает задыхаться. Постепенно, конус зелёного света сжимается, становится ярче. Ближе к макушке, Слотроп замечает надпил поперёк ствола, но не останавливается поразмыслить что бы это могло значить, пока не <text:span text:style-name="T432">оказался</text:span> на сам<text:span text:style-name="T432">ой</text:span> верхушк<text:span text:style-name="T432">а</text:span> дерева и, вцепившись, <text:span text:style-name="T432">раскачивается</text:span> вместе с ней, наслажда<text:span text:style-name="T432">ется</text:span> прекрасным видом на гавань и сушу, акварельно син<text:span text:style-name="T432">ее</text:span> море, <text:span text:style-name="T432">с </text:span>барашками на гребнях волн, <text:span text:style-name="T432">со </text:span>штормом, что собирается на дальнем горизонте, <text:span text:style-name="T432">поглядывает на </text:span>макушк<text:span text:style-name="T432">и</text:span> людских голов, которые движутся далеко внизу. Ё-моё. Ниже, ствол дерева начинает <text:span text:style-name="T432">по</text:span>треск<text:span text:style-name="T432">ивать</text:span>, <text:s/>вибраци<text:span text:style-name="T432">я чувствуется и</text:span> тут, на <text:span text:style-name="T432">его</text:span> хрупком насесте. </text:p>
      <text:p text:style-name="P96">– О-о, эх…– Тот <text:span text:style-name="Emphasis">прохиндей</text:span>. <text:span text:style-name="T436">На</text:span> дерев<text:span text:style-name="T436">е</text:span> он <text:span text:style-name="T432">по</text:span>лез <text:span text:style-name="Emphasis">вниз</text:span>, а не наверх! Теперь он где-то там внизу, наблюдает! Они знали, что Слотроп <text:span text:style-name="T432">направится</text:span> вверх, а не вниз—они рассчитывали на <text:span text:style-name="Emphasis">тот</text:span> проклятый Американский рефлекс, плохой парень уходя от погони всегда устремляется вверх—почему вверх? и они <text:span text:style-name="T433">на</text:span>дпилили ствол почти напрочь <text:span text:style-name="T433">сволочи</text:span>, а и теперь—</text:p>
      <text:p text:style-name="P96"><text:soft-page-break/>Они? <text:span text:style-name="Emphasis">Они</text:span>? </text:p>
      <text:p text:style-name="P97">– Ну,– приходит Слотроп к выводу,– мне лучше пожалуй, э-э… <text:span text:style-name="T433">Но</text:span> тут верхушка обламывается и, с великим шелестом и <text:span text:style-name="T433">треском</text:span>, смерч тёмных веток с иголками <text:span text:style-name="T433">крошит</text:span> его на пару тысяч острых <text:span text:style-name="T433">нис</text:span>падающих <text:span text:style-name="T433">осколков</text:span>, вниз валится Слотроп, <text:span text:style-name="T433">перефутболиваемый</text:span> <text:span text:style-name="T433">от</text:span> ветки <text:span text:style-name="T433">к</text:span> ветк<text:span text:style-name="T433">е</text:span>, пытаясь держать лиловую простынь над головой, как парашют. Ууф. Ввуй. Где-то на полпути к земле, на уровне террасы или около того, ему случилось глянуть вниз, и различить там много старших офицеров и упитанных дам в белых батистовых платьях и <text:span text:style-name="T433">в </text:span>шляпах с цветочками. Они играют в кр<text:span text:style-name="T434">о</text:span>кет. Похоже, Слотроп <text:span text:style-name="T433">шмякнется</text:span> где-то <text:span text:style-name="T433">среди них</text:span>. Он закрывает глаза и пытается представить тропический остров, надёжную комнату, где ничего <text:span text:style-name="T433">подобного</text:span> не может <text:span text:style-name="T433">произойти</text:span>. Откры<text:span text:style-name="T433">л он</text:span> их в момент удара о <text:span text:style-name="T433">землю</text:span>. В глубокой тиши<text:span text:style-name="T433">не</text:span>, прежде, чем он <text:span text:style-name="T433">успел </text:span>даже почувствова<text:span text:style-name="T433">ть</text:span> боль, раздаётся громкий цок удара деревом по дереву. Ярко-жёлтый полосатый шар про<text:span text:style-name="T433">носи</text:span>тся за дюйм от носа Слотропа и исчезает из виду, секундой позже <text:span text:style-name="T433">раздаётся</text:span> взрыв поздравлений, дамы в восторге, к нему приближаются шаги. Похоже, что он, ууйй, малость вывихнул спину, но пока что не чувствует особой охоты двигаться вообще. Вскоре небо заслонилось лицами какого-то Генерала и Тедди Блота, с любопытством глазеющими вниз. </text:p>
      <text:p text:style-name="Text_20_body">– Это Слотроп,– грит Блот,– а на нём лиловая простыня. </text:p>
      <text:p text:style-name="Text_20_body">– Что за дела, милейший,– вопрошает Генерал,– костюм театрический, а?– К нему присоединяются пара дам, сияющих <text:span text:style-name="T433">по направлению</text:span> направлении, а возможно и сквозь, Слотропа. </text:p>
      <text:p text:style-name="Text_20_body">– С кем вы говорите, Генерал? </text:p>
      <text:p text:style-name="Text_20_body">– С эт<text:span text:style-name="T433">ой</text:span> вот <text:span text:style-name="T433">помехой</text:span> в тоге,– отвечает генерал,– что разлёгся между мной и моими следующими воротцами. </text:p>
      <text:p text:style-name="Text_20_body">– Какая странность, Ровена,– обернувшись к своей компаньонке,–<text:span text:style-name="Emphasis"> ты </text:span>видишь тут как<text:span text:style-name="T434">ую</text:span>-нибудь «<text:span text:style-name="T434">помеху</text:span> в тоге»? </text:p>
      <text:p text:style-name="Text_20_body">– Ах, ничего подобного, Джевел,– отвечает беззаботная Ровена.– <text:span text:style-name="Emphasis">Я </text:span>полагаю, Генерал <text:span text:style-name="Emphasis">на подпитии</text:span>.– Дамы начинают хихикать. </text:p>
      <text:p text:style-name="Text_20_body">– Если Генерал <text:span text:style-name="Emphasis">все</text:span> свои решения принимает в таком состоянии,– Джевел пытается отдышаться,– то, конечно, конечно же, легко докатится и до <text:span text:style-name="Emphasis">заката sauerkraut</text:span>.– Они обе начинают взвизгивать, очень громко, до неприятного продолжительно. </text:p>
      <text:p text:style-name="Text_20_body">– А твоё имя уже может стать Брун<text:span text:style-name="Emphasis">хильда</text:span>,– их лица придушено розовеют,– вместо Джевел.– Они вцепляются друг в друга, чтоб не свалиться замертво. Слотроп хмурится на этот спектакль, к которому добавилась массовка из нескольких дюжин. </text:p>
      <text:p text:style-name="Text_20_body">– Ну-у-у-у, кто-то спёр мою одежду, и я как раз шёл пожаловаться администрации— </text:p>
      <text:p text:style-name="Text_20_body">– Но по пути решил натянуть лиловую простыню и залезть на дерево,– кивает Генерал.– Что ж, могу заверить, мы в силах как-то посодействовать. Блот, у вас примерно тот же размер, как у пострадавшего, не так ли? </text:p>
      <text:p text:style-name="Text_20_body"><text:soft-page-break/>– О,– крокетная бита через плечо, позирует как рекламный щит Килгура или Кёртиса, с ухмылкой вниз на Слотропа.– У меня где-то была запасная форма. Пошли, Слотроп, ты в порядке, не правда ли. Ничего не сломал. </text:p>
      <text:p text:style-name="Text_20_body">– Йёёохх.– Завёрнутому в подранную простынь, кр<text:span text:style-name="T435">о</text:span>кетисты помогли подняться на ноги, Слотроп, прихрамывая, идёт за Блотом с травяной площадки Казино. Сначала они зашли в комнату Слотропа. Он находит её недавно убранной, совершенно пустой, готовой для новых постояльцев. –«Эй…»– Выдёргивает ящики, пустые как барабаны: вся его одежда, до ниточки, исчезла, вместе с Гавайской рубахой. Что за ёб твою. Со стонами, обыскивает стол. Пусто. Шкафы пусты. Отпускные документы, удостоверение, всё забрано. Мускулы его спины пульсируют болью. –«Что это, Асс?»– ещё раз выходит проверить номер на двери, совершенно для проформы. Он знает. Больше всего жалко рубаху <text:span text:style-name="T435">от </text:span>Хогана. </text:p>
      <text:p text:style-name="Text_20_body">– Прежде всего, одень что-нибудь подобающее,– тон Блота полон отвращением директора школы. Два младших офицера врываются со своими саквояжами. Они остановились вылупившись на Слотропа.– «Эй, приятель, ты угодил не в тот театр военных действий»,– орёт один.– «Прояви хоть каплю уважения»,– ха-хакает второй,– «это Лоренс Аравийский!» </text:p>
      <text:p text:style-name="Text_20_body">– Блядь,– грит Слотроп. Не может даже руку поднять, ещё меньше замахнуться. Они прошли в комнату Блота, где напару обрядили его в форму. </text:p>
      <text:p text:style-name="Text_20_body">– Слушай,– вдруг осенило Слотропа,– где этот Макер-Мафик сегодня утром? </text:p>
      <text:p text:style-name="Text_20_body">– Понятия не имею, право же. Гуляет с девушкой. Или девушками. А ты где был? </text:p>
      <text:p text:style-name="Text_20_body">Но Слотроп осматривается вокруг, сжимающий очко страх запоздало охватывает его, шея и лицо в каплях нахлынувшего пота, пытается найти в этой комнате, которую Тантиви делит с Блотом, хоть какой-то след своего друга. Колючий Норфолкский китель, костюм в тонюсенькую полоску, хоть что-нибудь…. </text:p>
      <text:p text:style-name="Text_20_body">Ничего.– «Этот Тантиви съехал, что ли?» </text:p>
      <text:p text:style-name="Text_20_body">– Он мог и съехаться, с Франсуазой или Как-бишь-её. Мог вернуться в Лондон пораньше, он мне не отчитывается, я не бюро пропавших без вести… </text:p>
      <text:p text:style-name="Text_20_body">– Он твой друг…– Блот, вызывающе пожав плечами, в первый раз за всё их знакомство, смотрит прямо в глаза Слотропу.– А ты ему нет? Кто же вы тогда? </text:p>
      <text:p text:style-name="Text_20_body">Ответ во взгляде Блота, сумрачная комната целиком рационализировалась, в ней ничего праздничного, только униформы с Савил-Роу, серебряные расчёски и бритвенный станок разложены по ранжиру, блестящий шип на восьмиугольном постаменте с наколотою кипой, высотой в полдюйма, бледных квадратиков бумаги для заметок, края чётко <text:span text:style-name="T435">выровнены</text:span>… кусочек Уайтхолла на Ривьере. </text:p>
      <text:p text:style-name="Text_20_body">Слотроп отводит взгляд: «Попробую найти его»,– бормочет он, отступая за дверь, форма отвисает на заднице, а в талии жмёт. Сживайся с тем что чувствуешь, приятель, тебе её носить пока что…. </text:p>
      <text:p text:style-name="Text_20_body"><text:soft-page-break/>Он начинает с бара, где они говорили в прошлую ночь. Тут никого кроме полковника с громадными подкрученными усами, в фуражке, который сидит перед чем-то большим, пенным, и приправленным белой хризантемой.– «В Сандхёрсте они тебя не научили отдавать честь?»– орёт офицер. Слотроп, поколебавшись лишь мгновенье, салютует.– «<text:span text:style-name="T428">Грёбанное</text:span> У.П.О.К., они там <text:span text:style-name="T428">просто </text:span>сборище нацистов». Бармена не видно. Никак не вспомнить что— </text:p>
      <text:p text:style-name="Text_20_body">– Ещё что надо? </text:p>
      <text:p text:style-name="Text_20_body">– В общем-то, я, э, Американец, просто одолжил униформу, и, ну, я искал Лейтенанта Макер-Мафика…. </text:p>
      <text:p text:style-name="Text_20_body">– Ты кто?– взревел полковник, выдёргивая зубами лепестки из хризантемы.– Это что за нацистские бредни, а? </text:p>
      <text:p text:style-name="Text_20_body">– Да, спасибо,– Слотроп убирается из комнаты, ещё раз отдавая честь. </text:p>
      <text:p text:style-name="Text_20_body">– Просто невероятно!– катится следом эхо вдоль коридоров к Гимлер-Шпильзааль.– Полный нацизм! </text:p>
      <text:p text:style-name="P334">В безлюдьи полуденного затишья, <text:span text:style-name="T437">распростёрлось</text:span> красное дерево, зелёная бязь, зависшие фестоны бордового бархата. Длинноручечные деревянные грабельки для сгребания денег разложены веерно по столам. Серебряные колокольчики с эбонитовыми <text:span text:style-name="T438">черенками</text:span> перевёрнуты <text:span text:style-name="T438">устьем</text:span> книзу на красноватую полировку. Вокруг столов, ровнёхонько расставлены Имперские кресла, пустопорожние. Но какие-то выше прочих. Здесь нет уже <text:span text:style-name="T438">безутайных</text:span> и явных признаков азартной игры на удачу. Занятие <text:span text:style-name="T438">тут</text:span> иное, более реальное, менее жалостливое, систематически скры<text:span text:style-name="T438">ваем</text:span>ое от Слотропа и ему подобных. Кто сидит на креслах, что повыше? Есть ли у Них имена? Что разложено по бязевой поверхности пред Ними? </text:p>
      <text:p text:style-name="Text_20_body">Свет медного цвета сочится внутрь сверху. Фрески опоясывают огромный зал: пневматические боги с богинями, <text:span text:style-name="T438">застенчивые</text:span> юноши <text:span text:style-name="T438">с</text:span> пастушк<text:span text:style-name="T438">ам</text:span>и, <text:s/>туманя<text:span text:style-name="T438">щаяся</text:span> листва, всплес<text:span text:style-name="T438">к</text:span> шарф<text:span text:style-name="T438">иков</text:span>…. Отовсюду <text:span text:style-name="T438">на</text:span>висает заокругленная позолота висюлек—с лепнины, люстр, колонн, оконных рам… паркетины в царапинах лоснятся под стеклом крыши… С потолка, кончаясь метра за полтора над столами, висят длинные цепи с крюками на концах. Что цепляют на эти крюки? </text:p>
      <text:p text:style-name="P98">Около минуты Слотроп, в его английской униформе, один на один с параферналиями распорядка, присутствие которого среди обыденного крошева пробуждения он только-только лишь начинает прозревать. </text:p>
      <text:p text:style-name="Text_20_body">Возможно, на какой-то миг, некая золотистая, отдалённо смахивающая на корень или людскую фигуру форма начала складываться среди коричневатых и ярко кремовых теней вокруг. Но Слотроп не из тех, от кого легко отделаться. Кратко, до неприятного, ему доходит, что всё в этой комнате действительно используется для чего-то ещё. Иная предназначенность вещей для Них, ничего не означающая для нас. Никогда. Два порядка наличия. кажущиеся идентичными… но, но… </text:p>
      <text:p text:style-name="P470">О, МИР ТАМ, он</text:p>
      <text:p text:style-name="P496">Текуч, изворотлив, необясним! </text:p>
      <text:p text:style-name="P496"><text:soft-page-break/>Словно-как-будто-бы, сон-что-пришёл, блуждать в мозгу у тебя! </text:p>
      <text:p text:style-name="P496"><text:span text:style-name="T439">П</text:span>ляск<text:span text:style-name="T439">ой шута</text:span> в Запретном Крыле, </text:p>
      <text:p text:style-name="P496"><text:span text:style-name="T439">До</text:span>жидая<text:span text:style-name="T439">сь</text:span>, вдруг-осенит-и-забрезжит?—ну, </text:p>
      <text:p text:style-name="P496">Кто сказал даже вздумать нельзя? </text:p>
      <text:p text:style-name="P496">Ес-ли станет-малость-больнее, </text:p>
      <text:p text:style-name="P496">Всегда-можешь вернуться-обратно, ведь </text:p>
      <text:p text:style-name="P496">Ты-ж-никогда не-говоришь прощай-навсегда! </text:p>
      <text:p text:style-name="P496"/>
      <text:p text:style-name="Text_20_body">Почему здесь? Отчего радужные кромки того, что ему вот-вот станет яснее ясного, прорываются в этой многообразно зашифрованной комнате? ну, почему просто войти сюда равносильно проникновению в самое Запретное—есть такие же длинные комнаты, комнаты застарелого паралича и <text:span text:style-name="T439">дисциляции</text:span> зла, конденсат и осадк<text:span text:style-name="T439">и</text:span>, к которым боишься принюхаться, от забытых коррупций, комнаты полные стоячих статуй в сером оперении простёрты<text:span text:style-name="T439">х</text:span> крыль<text:span text:style-name="T439">ев</text:span>, неразборчивые лица под пылью—комнаты полны пыли, что клубиться скрыть формы обитателей за углами, или немного глубже, что оседает на их чёрные парадные лацканы, что смягчает до сахарности белые лица, белые манишки сорочек, ювелирные камни и платья, белые руки в движении слишком быстром, чтоб смог рассмотреть… какую игру Они сдают? Что это за ходы, такие <text:span text:style-name="T439">гладкие</text:span>, такие древние и безукоризненные? </text:p>
      <text:p text:style-name="P98">– На хуй,– шепчет Слотроп. Ему известно лишь это заклятье, довольно-таки подходящее на любой случай, кстати. Шёпот его плутает в тысячах очертаний крохотных рококо. Может он сегодня ночью прокрадётся сюда—нет, не ночью—но в какое-то время, с ведром и кистью, и пририсует НА ХУЙ внутри облачка исходящего изо рта какой-нибудь из розовеньких здешних пастушек…. </text:p>
      <text:p text:style-name="Text_20_body">Он уходит, пятится через дверь, как будто половина, его ключевая половина прилипла к царственному излучению: удаляясь, оставаться лицом к Присутствию вселяющего страх, манящего. </text:p>
      <text:p text:style-name="Text_20_body">Снаружи, он направляется к заливу, к резвящимся людям, белым ныряющим птицам, к беспрестанным шлепкам чаячьего дерьма. Когда гуляю я по Бва-дебулон с независимым видом… Отдаёт честь всем и каждому в униформе, чтоб закрепить это как рефлекс, не напрашивайся на лишние неприятности, старайся стать невидимым… с каждым разом возвращает руку к боку чуть придурковатее. Облака быстро собираются, из моря. Тантиви тут не видать, совсем. </text:p>
      <text:p text:style-name="Text_20_body">Призраки рыбаков, стеклодувов, торговцев мехом, проповедников отщепенцев, патриархов возвышенностей и политиканов долин, лавиной устремляются вспять от Слотропа, обратно в 1630, когда губернатор Винтроп прибыл в Америку на Арбелле, флагманском судне пуританской флотилии того года, на котором первый Американский Слотроп был корабельным коком или типа того—и вот эта Арбелла и целый флот плывут под парусами задом наперёд, ветер <text:soft-page-break/>отсасывает их обратно к востоку, создания приопёршиеся на полях по краям неведомого втянули свои щёки, аж глаза с натуги вылупились, до чёрных глубоких впадин, на милость зубов, а не молочных зубиков херувимов, покуда старые лоханки прут из Бостонской Гавани вспять через Атлантику, чьи течения и валы струятся и вздымаются задом наперёд… воздаяние за каждого из корабельных коков, кто когда-либо поскальзывался и падал <text:span text:style-name="T440">от</text:span> нежданного толчк<text:span text:style-name="T440">а</text:span> палубы, вечернее хлёбово само собой сбирается с досок и с возмущённых туфлей более высокопоставленного в оловянный котелок, а сам слуга подскакивает и снова распрямляется, а блевотина, на которой он поскользнулся, влетает обратно в рот выблевавшего… Круто переменно-о! Тайрон Слотроп снова Англичанин! Но похоже, это не совсем то воздаяние, на которое Они рассчитывали…. </text:p>
      <text:p text:style-name="Text_20_body">Он на широкой мощёной эспланаде с рядами пальм по сторонам, что наполн<text:span text:style-name="T440">я</text:span>ются густой чернотой, когда тучи начинают набегать на солнце. На пляже тоже Тантиви нет, как нет и двух девушек. Слотроп сидит на невысокой стенке, болтает ногами, смотрит как надвигается от моря, серый, грязно-пурпуровый, фронт дождя полосами, порывами. Воздух вокруг него холодеет. Его трясёт. Что Они делают? </text:p>
      <text:p text:style-name="Text_20_body">Слотроп возвращается в Казино как раз, когда крупные круглые капли дождя, густые как мёд, начинают расшлёпываться в гигантские звёздочки примечаний по тротуару, приглашая его взглянуть пониже текста текущего дня, там всё разъясняется. Он не станет смотреть. Никто никогда не говорил, что в день надо ещё впихивать хоть какой-либо смысл в конце дня. Он просто бежит. Дождь нарастает в мокром крещендо. Его подошвы взмётывают тонкие цветы воды, каждый на секунду зависает позади его бега. Это побег. Он заходит испятнанный дождём в яблоко и начинает лихорадочный поиск в огромном инертном Казино, начиная опять с того же <text:span text:style-name="T440">задымлённого</text:span>, пропахшего самогоном бара, затем через маленький театр, где в этот вечер будет представлена сокращённая версия<text:span text:style-name="Emphasis"> L’Inutil Precauzione</text:span> (вымышленная опера, которой Росина пытается одурачить своего опекуна в Севильском цирюльнике), в его зелёную комнату, где девушки, шелковистый набор девушек, но без тех троих, которых так хотелось бы увидеть Слотропу, взбивают волосы, поправляют подвязки, наклеивают ресницы, улыбаются ему. Ни одна не видела Француазу, Ислейн, Ивонну. В соседней комнате оркестр репетирует оживлённую тарантеллу Россини. Флейты с кларнетами, все, примерно на полтона ниже. Вдруг Слотроп понимает, что он окружён женщинами, которые прожили добрую часть их жизней в войну и под оккупацией, для которых люди исчезали ежедневно… да, в паре-другой глаз он встречает давнишнюю и Европейскую жалость, взгляд, что станет привычным задолго до того, как он утратит невинность и обернётся одним из них…. </text:p>
      <text:p text:style-name="Text_20_body">И так он шатается по ярким людным комнатам для игр, обеденному залу и его приватным спутникам поменьше, обламывая тет-а-теты, сталкиваясь с официантами и видя одних лишь незнакомцев, куда ни глянь. А если нужна помощь, так я тебе помогу…. Голоса, музыка, растасовка карт становятся всё шумнее, гнетущее, и вот он снова стоит оглядывая Гимлер-Шпильзааль, уже заполненный, блеск драгоценностей, глянец кожи, спицы рулетки крутятся-вертятся—именно тут он понял, что сыт по горло, это всё эта игральная круговерть, слишком много её, слишком много игр: гнусавый прилипчивый голос крупье, которого ему не видно—<text:span text:style-name="Emphasis">messieurs, mesdames, les jeux sont faits</text:span>—вдруг заговорили из Запретного Крыла с ним напрямую <text:soft-page-break/>и о том именно, во что Слотроп играл против невидимого Заведения, то есть, в конце концов, за собственную душу, весь день—в ужасе, он разворачивается, возвращается снова под дождь, где электрические огни Казино, полным холокостом, глазеют из отражения в обожжённых плитах мостовой. Задрав воротник, натянув фуражку Блота до ушей, повторяя <text:span text:style-name="Emphasis">блядь</text:span> каждые пару минут, дрожа, спина всё ещё ноет после того падения с дерева, он бредёт, спотыкаясь, под дождём. Чувствует, что может расплакаться. Как всё так быстро обернулось против него? Его друзья, давние и новые, каждый клочок бумаги и одежды, что увязывали его с тем, кто он есть, просто исчезли к ебеням. Как можно снести такое не теряя достоинства? Только много позже, измотанный, шмыгая носом, замёрзший и несчастный в этой тюрьме из отсыревшей армейской шерсти, он таки подумал о Катье. </text:p>
      <text:p text:style-name="Text_20_body">В Казино он возвращается около полуночи, её час, топает наверх, оставляя мокрые следы за собой, громкие как стиральная машина—останавливается перед её дверью, дождь стекает на ковёр, боясь даже постучать. Её тоже забрали? Кто ждёт за дверью и какие приборы принесли Они с Собою? Но она услыхала его и открыла с улыбчивыми ямочками улыбки упрёка, что такой мокрый. «Тайрон, я по тебе скучала». </text:p>
      <text:p text:style-name="Text_20_body">Он пожимает плечами, конвульсивно, беспомощно, окатив их обоих брызгами: «Это единственное место, куда я мог прийти». Её улыбка медленно распахивается. Тогда он мягко ступает через порог, толком не соображая дверь это или высокое окно, в её комнату. </text:p>
      <text:p text:style-name="P456"><draw:frame draw:style-name="fr2" draw:name="Image25" text:anchor-type="paragraph" svg:width="6.9252in" svg:height="0.3661in" draw:z-index="25"><draw:image xlink:href="Pictures/1000000000000B720000009B428C9716555D8079.png" xlink:type="simple" xlink:show="embed" xlink:actuate="onLoad" loext:mime-type="image/png"/></draw:frame></text:p>
      <text:p text:style-name="P335">Добрые утра старой доброй похоти, ранние ставни распахнуты к морю, ветра входят с увесистым трением пальмовых листьев, безудержный вспрыг сквозь поверхность к солнцу, дельфины в гавани. </text:p>
      <text:p text:style-name="Text_20_body">– О,– стонет Катье, где-то под кипой батистов и парчи,– Слотроп, ты свинья. </text:p>
      <text:p text:style-name="Text_20_body">– Хрю, хрю, хрю,– грит Слотроп радостно. Отсветы моря пляшут по потолку, вьётся дым сигареты с чёрного рынка. Свет в эти утра отчётлив и чёток, всплывающий дым демонстрирует элегантность форм, в извивах, сплетениях, <text:span text:style-name="T441">истончаясь</text:span> та<text:span text:style-name="T441">ет</text:span> до ясности…. </text:p>
      <text:p text:style-name="Text_20_body">В установленный час, синь гавани отразится в выбеленном морем фасаде и высокие окна снова закроются. Образы волн замигают по ним светящейся сетью. К тому времени Слотроп уже встанет, оденет британскую униформу, будет глотать круа<text:span text:style-name="T441">с</text:span>саны и кофе, готовый к <text:span text:style-name="T441">возобновительному</text:span> курсу <text:s/>техническо<text:span text:style-name="T441">го</text:span> <text:span text:style-name="T441">Н</text:span>емецко<text:span text:style-name="T441">го</text:span>, <text:span text:style-name="T441">либо во всю</text:span> пытаясь затвердить теорию стреловидно-стабильных траекторий, <text:span text:style-name="T441">а может</text:span> водить, почти касаясь, кончиком носом по каким-нибудь немецким электросхемам, <text:span text:style-name="T441">в</text:span> которых сопротивления выглядят как катушки, а катушки, как сопротивления— «Что за блядская каламуть»,– возмутился он однажды,– «с чего это они их так вот поменяли? Для маскировки, или <text:span text:style-name="T441">что</text:span>?» </text:p>
      <text:p text:style-name="Text_20_body">– Вспомните свои древние германские руны,– предлагает сэр Стивен Додсон-Трак, который из ОПР при МИДе и говорит на 33 языках, включая английский, с заметным Оксфордским акцентом. </text:p>
      <text:p text:style-name="Text_20_body"><text:soft-page-break/>– Мои что? </text:p>
      <text:p text:style-name="Text_20_body">– О,– губы стискиваются, тут явный приступ тошноты в мозгах,– этот символ катушки весьма подобен Старо-Норвежской руне “S”, <text:span text:style-name="Emphasis">sôl</text:span>, что означает «солнце». На Старом Верхне-Немецком именовалась “<text:span text:style-name="Emphasis">sigil</text:span>”. </text:p>
      <text:p text:style-name="Text_20_body">– Забавный <text:span text:style-name="T442">нашли </text:span>способ <text:s/>солнце <text:span text:style-name="T442">рисовать</text:span>,– <text:span text:style-name="T442">излагает своё мнение</text:span> Слотроп. </text:p>
      <text:p text:style-name="Text_20_body">– Действительно, Готы, намного ранее, <text:span text:style-name="T442">для этого применяли</text:span> кружок с точкой в его центре. Обрыв <text:span text:style-name="T442">данной</text:span> линии явно совпадает с порой утраты наследия, <text:span text:style-name="T442">с</text:span> фрагментаци<text:span text:style-name="T442">ей племени, а</text:span> возможно <text:span text:style-name="T442">и</text:span> отчуждения—любая аналогия годится, в социальном смысле, вплоть до развития независимого эго в ребёнке, понимаете ли… </text:p>
      <text:p text:style-name="Text_20_body">В общем-то, нет, Слотроп как-то не очень понимает. И такое вот всякое слышит он от Додсон-Трака почти каждый раз как они сойдутся. Этот человек просто в один из дней материализовался, там на пляже, в чёрном костюме, по плечам звёздная пыль перхоти из редеющих морковных волос, возник на фоне белого лица Казино, которое <text:span text:style-name="T442">трепетало поверх него. пока</text:span> <text:span text:style-name="T442">он</text:span> приближ<text:span text:style-name="T442">ался</text:span>. Слотроп читал какой-то из комиксов про Пластмасмэна. Катье дремала на солнце, лицом кверху. Но когда звук его шагов стал ей слышен, она перевернулась на локоть и помахала приветно. Партнёр валяется во весь рост, Отношение 8.11, Апатия, Второкурсник.– «Стало быть, это Лейтенант Слотроп». </text:p>
      <text:p text:style-name="Text_20_body">Четырёхцветный Пластмасмэн <text:span text:style-name="T442">в</text:span>текает через замочную скважину, за угол и по трубе к раковине в лаборатории нацистского безумца-учёного, из крана уже показалась голова Пластма, пустой внешний глаз и распласмасенная челюсть, как раз хотят капнуть.– «Да, <text:span text:style-name="T442">я, </text:span>а кто ты, Асс?» </text:p>
      <text:p text:style-name="Text_20_body">Сэр Стивен представляется, с любопытством взглядывает на страницы комикса:– «Насколько я понимаю, это не учебное пособие». </text:p>
      <text:p text:style-name="Text_20_body">– Он в теме? </text:p>
      <text:p text:style-name="Text_20_body">– Он в теме,– Катье, пожимая плечом, улыбается Додсон-Траку. </text:p>
      <text:p text:style-name="Text_20_body">– У меня <text:span text:style-name="T443">сейчас</text:span> перемена в этом радиоконтроле Телефункена. Т<text:span text:style-name="T443">а</text:span> их <text:span text:style-name="T443">разработка, </text:span>«Гаваи I». Что-нибудь говорит? </text:p>
      <text:p text:style-name="Text_20_body">– Ровно столько, чтобы удивиться откуда они взяли это имя. </text:p>
      <text:p text:style-name="Text_20_body">– Имя? </text:p>
      <text:p text:style-name="P99">– В нём явное присутствие поэзии, инженерной, то есть, поэзии… тут заложено <text:span text:style-name="Emphasis">Haverie</text:span>—среднее, сами знаете—<text:span text:style-name="T444">наверняка, там речь</text:span> <text:span text:style-name="T444">о</text:span> дв<text:span text:style-name="T444">ух</text:span> полусфер<text:span text:style-name="T444">ах</text:span>, не так ли, симметрично предпол<text:span text:style-name="T444">агаем</text:span>ому азимуту курса ракеты… а ещё, также, <text:span text:style-name="Emphasis">hauen</text:span>—разбивать что-то мотыгой, или палкой…– и вот уже унёсся в личное путешествие, улыба<text:span text:style-name="T444">ется</text:span> не кому-то конкретно, привод<text:span text:style-name="T444">ит</text:span> в пример популярные выражения времён войны <text:span text:style-name="T1">ab-hauen, quarterstaff-technique</text:span>, крестьянский юмор, фалличную комедию из времён древних Греков… первым порывом Слотропа было вернуться к тому, что там дальше с Пластмом, но что-то в этом человеке, несмотря на его явную причастность к заговору, заставляло слушать… невинность, возможно старание проявлять <text:soft-page-break/>дружелюбие единственным доступным ему образом, делясь тем, в чём вся его жизнь, любовью к Слову. </text:p>
      <text:p text:style-name="Text_20_body">– Ну, мо<text:span text:style-name="T445">жет</text:span> просто <text:span text:style-name="T445">для</text:span> пропаганд<text:span text:style-name="T445">ы</text:span> Оси. Что-то на тему того Пирл-Харбора. </text:p>
      <text:p text:style-name="P100">Сэр Стивен взвешивает предположение, явно довольный. Он <text:s/>выбра<text:span text:style-name="T445">н Ими</text:span> из-за всех тех Пуритан пришибленных словом, которыми тут и там увешано фамильное дерево Слотропа? Или <text:span text:style-name="T445">же</text:span> Они теперь <text:span text:style-name="T445">хотят</text:span> ввести в соблазн его мозги <text:span text:style-name="T445">тоже</text:span>, как и его вчитывающийся глаз? Случаются моменты, когда Слотропу и впрямь удаётся найти рычаг сцепления между собой и Их движком окованным железом в дальних далях цепочки власти, об очертаниях и конструкции которой ему приходиться лишь гадать, он может отключать сцепление, и тогда чувствует всю инертность своего движения, всю свою беспомощность… ни то, ни другое не так уж и неприятно. Странное дело. Он почти уверен, что Их намерения не включают риск его жизн<text:span text:style-name="T445">ью</text:span>, ни даже слишком больших для него неприятностей. Но у него никак не складывается общая картина, невозможно увязать такого, как Додсон-Трак, с такой, как Катье…. </text:p>
      <text:p text:style-name="Text_20_body">Соблазнительница-и-простофиля, хорошо, это не такая уж и плохая игра. Они почти не притворяются. Он не винит её: истинный враг где-то далеко, в том Лондоне, а это просто её работа. Она умеет быть <text:span text:style-name="T445">из</text:span>менчивой, весёлой, доброй и ему лучше тут с ней, чем мёрзнуть в Лондоне под Блицем. Но только вот иногда… слишком неощутимо, чтобы определить, в её лице мелькает выражение, что-то вне её контроля, что <text:span text:style-name="T445">у</text:span>гнет<text:span text:style-name="T445">ае</text:span>т его, о чём он даже <text:span text:style-name="T445">было </text:span>и мечтал и вот нашёл, <text:span text:style-name="T445">да </text:span>слишком, к своему неподдельному испугу, <text:span text:style-name="T445">интенсивным</text:span>: ужасную возможность, что она тоже узница. Такая же жертва, как и он—это несчастное непередаваемое выражение отнятого будущего…. </text:p>
      <text:p text:style-name="Text_20_body">Однажды серым днём, ну: конечно, в Гимлер-Шпильзаале, где же ещё, он застал её одну рядом с колесом рулетки. Она стоит, склонив голову, грациозно отставив бедро, воображает себя в роли крупье. Работник Заведения. На ней белая крестьянская блуза и атласная дирндль-юбка из полос радуги, переливается под светом сквозь стекло в крыше. Тарахтенье шара, поверх вертящихся спиц, набирает длинный, скребущий резонанс в замкнутом фресками пространстве. Она не оборачивалась, пока Слотроп не подошёл вплотную. В её дыхании печальный мерный медленный тремор: она бьётся о заслонки его сердца, открывает перед ним краткие промельки осеннего края, о котором он всего лишь подозревал, которого боялся, вне <text:span text:style-name="T446">его </text:span>личных пределов, в её стороне…. </text:p>
      <text:p text:style-name="Text_20_body">– Привет, Катье…– протягивает руку, сгибает палец остановить колесо. Шар падает в отделение пронумерованное числом, которое они никогда не увидят. Увидеть число, вот в чём смысл. Но в игре за пределами игры в этом нет смысла. </text:p>
      <text:p text:style-name="P101">Она качает головой. Ему ясно, что это что-то там в Голландии, до Арнхема—преграда навечно вмонтированная в схему их цепи. Ох, скольким ушам, с ароматом <text:span text:style-name="Emphasis">Palmolive</text:span> или<text:span text:style-name="Emphasis"> Camay</text:span>, мурлыкал он напевы, песенки из переулка-рядом-с-боулингом, песенки позади-рекламного-щита-Мокси, песенки субботний-вечер-так-налей-нам-ещё-по-одной, все об одном и том же, милая, неважно, где <text:s/>ты <text:span text:style-name="T446">пропадала</text:span>, не будем жить прошлым, <text:span text:style-name="T446">вот </text:span>это сейчас и <text:span text:style-name="T446">есть </text:span>всё, что у нас есть…. </text:p>
      <text:p text:style-name="P102"><text:soft-page-break/>Там это классно срабатывало. Но не тут, постукав по её голому плечу, заглянув в её Европейскую темень, ошеломлённый увиденным, а сам-<text:span text:style-name="T447">то</text:span> с прямыми волосами едва поддающимися расчёске и бритым лицом без единой морщинки, такое вот беспорочное вторжение в Гимлер-Шпильзааль до краёв полный Германо-Барокковыми недоуменьями форм (ритуал рук для каждого последнего раза, который каждая рука должна совершать, потому что на то и рука, тем и должна оборачиваться, чтобы всё выходило именно так… весь холод, боль, минувшая плоть, что когда-либо касались её….) В перекручено позолоченном игральном пространстве его тайные движения проясняют для него, кое-что. Ставки, которые Они тут делают, принадлежат прошлому, и только прошлому. Они никогда не ставили на вероятность, но исключительно на <text:span text:style-name="T447">одну лишь </text:span>уже отслеженную повторяемость. Тут банкует прошлое по своей прихоти. Оно нашептывает, и сгребает выигрыш, и, с отвратной глумливостью, ощипывает жертвы. </text:p>
      <text:p text:style-name="Text_20_body">Когда Они выбирают число, красное, чёрное, чёт, нечет, какой Они вкладывают смысл? Какое запускают Они Колесо? </text:p>
      <text:p text:style-name="Text_20_body">В далёкой комнате, в начале жизни Слотропа, в комнате запретной для него теперь, там что-то очень нехорошее. Что-то там сделали с ним и, быть может, Катье знает что. Разве не увидел он в её «лишённом будущего» виде некую связь со своим собственным прошлым, что-то, что связало их накрепко как любовников? Она <text:span text:style-name="T447">при</text:span>видилась ему стоящей в конце коридора её жизни, где нет возможности следующего шага—все её ставки сделаны, осталась лишь скука от перебр<text:span text:style-name="T447">оски</text:span> из одной комнаты в следующую, череда пронумерованных комнат, чьи номера не имеют значения, пока инерция не занесёт её в последнюю. Вот и всё. </text:p>
      <text:p text:style-name="Text_20_body">Наивный Слотроп и представить не мог, что чья-то жизнь может заканчиваться так. Ничего настолько удручающего. И для него это становится уже не совершенно чуждым—он свыкается, мастурбаторно запугано-взвинченный, с гадостной вероятностью, что в точности такой Контроль установлен уже и над ним. </text:p>
      <text:p text:style-name="Text_20_body">Запретное Крыло. О, рука жуткого крупье, прикосновение к <text:span text:style-name="T447">тем </text:span>файлам о его мечтах: всё в его жизни, что казалось произвольным или случайным, оказывается, под<text:span text:style-name="T447">ч</text:span>инялось <text:span text:style-name="T447">целенаправленному</text:span> Контролю, всё время, на манер управляемого колеса рулетки—где важен <text:span text:style-name="T447">лишь</text:span> результат, в це<text:span text:style-name="T447">н</text:span>тре внимания долгосрочная статистика, не личности: и где Заведение неизменно, конечно же, загребает прибыль…. </text:p>
      <text:p text:style-name="Text_20_body">– Ты был в Лондоне,– <text:span text:style-name="T447">в</text:span>скор<text:span text:style-name="T447">е</text:span> прошепчет она, оборачиваясь к своему колесу, чтоб крутануть его снова, лицо отвёрнуто, по-женски отматывая сотканную за ночь полосу её прошлого,– когда они падали. Я была возле Гааги.– вздыхающие фрикативы, название выговорено с тоской изгнанницы,– когда они поднимались. Между тобой и мной не только траектория ракеты, но ещё и жизнь. Ты поймёшь, что между этими двумя точками, в эти пять минут, она проживает всю свою жизнь целиком. Ты даже не изучил ещё данные с нашей стороны программы полёта, видимые или счисляемые. А ведь кроме них есть ещё столько всего, так много, ч<text:span text:style-name="T447">т</text:span>о никому из нас не известно… </text:p>
      <text:p text:style-name="Text_20_body">Однако, это кривая, и каждый из них это чувствует, несомненно. Парабола. Они должны были угадать пару раз—угадали и отказались поверить—что всё, всегда, совместно, двигалось к этой <text:soft-page-break/>очищенной форме, заложенной в небе, форме без сюрпризов, без вторых попыток, без возврата. И всё же они зашли <text:span text:style-name="T448">таки </text:span>под неё, зарезервированную для собственных чёрно-белых плохих новостей, <text:span text:style-name="T448">словно</text:span> то и вправду был<text:span text:style-name="T448">о</text:span> Радуг<text:span text:style-name="T448">ой</text:span>, а они её родны<text:span text:style-name="T448">ми</text:span> дет<text:span text:style-name="T448">ьми</text:span>…. </text:p>
      <text:p text:style-name="P336">По мере того, как Война отодвигается от них всё дальше и Казино превращается во всё более глубокий тыл, вода становится всё грязнее, а цены растут, так что военнослужащие, прибывающие в отпуск, становятся всё шумливее и предрасположеннее к полному долбоёбству—среди них и близко нет никого похожего на Тантиви, с его привычкой вытанцовывать подвыпивши, с его притворной самовлюблённостью и застенчивыми, честными порывами к заговору, как угодно мелкому, при малейшей возможности, против властей и безразличия…. Про него ни слуху ни духу. Слотропу его не хватает, не как союзника, а просто его присутствия, доброты. Он продолжает верить, тут в своём Французском отпуске, что это препятствия временные и чисто бумажные, вопрос почтовой путаницы и задержки пересылок, неприятность, которая кончится вместе с Войной, до того хорошо они распахали целину в его мозгах, разрыхлили и посеяли, и взяли подписку не выращивать ничего по собственному почину…. </text:p>
      <text:p text:style-name="Text_20_body">Никаких сообщений из Лондона, нет даже отклика от ТОТСССГ. Всё исчезло. В один из дней Тедди Блот тоже просто растворился: другие конспираторы, как шеренга хора, вздрыгнутся и исчезнут позади Катье и сэра Стивена, проплясывая мимо, все с идентичными Корпоративными Улыбками, заморочить его умножением своего зубоблистания, отвлечь, как они полагают, покуда <text:span text:style-name="T449">подтибривают</text:span> его <text:span text:style-name="T449">удостоверение</text:span>, его служебное досье, его прошлое. Ну, поебать… сам знаешь. Он не обращает внимания. Ему интереснее, а иногда тревожнее насчёт того, что они подкладывают. В какой-то момент, явно по капризу, хотя как тут определишь наверняка, Слотропу взбрело завести усы. Последние усы у него были в возрасте 13, он послал почтовый перевод к тем Джонсон Смит за целый Набор Усов, 20 различных вариантов, от Фу Манчу до Грочо Маркс. Они изготовлены из чёрного картона, с крепёжными загогулинами для вставки в <text:s/>нос <text:span text:style-name="T449">пользователя</text:span>, спустя какое-то время сопли впитываются в загогулины и те теряют упругость, а усы обвисают. </text:p>
      <text:p text:style-name="Text_20_body">– Теперь какие?– спрашивает Катье, как только подделка становится явной. </text:p>
      <text:p text:style-name="Text_20_body">– Плохой-парень,– грит Слотроп. Имея ввиду, объясняет он, подбритые, узкие, негодяйские. </text:p>
      <text:p text:style-name="Text_20_body">– Нет, такие выставляют тебя в плохом свете. Почему не одеть усы хороший-парень для свежести образа? </text:p>
      <text:p text:style-name="Text_20_body">– Но у хороших парней нет— </text:p>
      <text:p text:style-name="Text_20_body">– Ах, нет? А как же Вайат Эрп? </text:p>
      <text:p text:style-name="Text_20_body">На что можно возразить, что Вайат не таким уж был и хорошим. Но покуда что тянется эра Стюарта Лейка, до того как распоясались ревизионисты, и Слотроп верит, что Вайат был что надо. Однажды такой себе Генерал Виверн из Техической Службы ВКСЭС пришёл и увидал такие. </text:p>
      <text:p text:style-name="Text_20_body">– Концы опущены,– замечает он. </text:p>
      <text:p text:style-name="Text_20_body">– Ну, как и у Вайата,– поясняет Слотроп. </text:p>
      <text:p text:style-name="Text_20_body"><text:soft-page-break/>– А ещё и у Джона Вилкиз Бута,– говорит Генерал,– а? </text:p>
      <text:p text:style-name="Text_20_body">Слотроп призадумался. –«Тот был плохим парнем». </text:p>
      <text:p text:style-name="Text_20_body">– Точно. А почему бы не подкрутить концы кверху? </text:p>
      <text:p text:style-name="Text_20_body">– Типа, на Английский манер. Ну, я так пробовал. Только из-за погоды или ещё там чего, эта ветошь всю дорогу опадает книзу, а и мне приходится обкусывать те кончики. Что вообще бесит. </text:p>
      <text:p text:style-name="Text_20_body">– Такая гадость,– грит Виверн,– в следующий приезд привезу ваксу для них. Её специально делают с горьким вкусом, чтобы отвадить, э, кончико-жуев, понимаешь. </text:p>
      <text:p text:style-name="P103">Так что, если усы начинают делать мозги, Слотроп их ваксит. Катье всегда под рукой, подложена Ими к нему в постель, как мелочь под подушку, чтоб стряхнул уже своё Американство, невинные резцы и Мамолюбящие молочные зубики рассыпаны, остав<text:span text:style-name="T450">ляя</text:span> <text:span text:style-name="T450">погромыхивающий</text:span> след, за эти дни в Казино. По какой-то неясной причине, после уроков у него встаёт. Хм, совсем непонятно. Ничего такого особо эротичного в чтении инструкций наспех переведённых с <text:span text:style-name="T450">Н</text:span>емецкого—смазанные <text:s/><text:span text:style-name="T450">оттиски мимеографа</text:span>, несколько выужен<text:span text:style-name="T450">ы даже</text:span> Польским Сопротивлением в сортирах тренировочного лагеря в Ближне, в пятнах неподдельного SS дерьма с мочой… или <text:span text:style-name="T450">в </text:span>заучивани<text:span text:style-name="T450">и</text:span> факторов конвертирования, дюймы в сантиметры, лошадиные силы в <text:span text:style-name="Emphasis">Pherdestärke</text:span>, <text:span text:style-name="T450">в </text:span>рисование по памяти схем и изометрии <text:span text:style-name="T450">крученного</text:span> лабиринта линий топлива, окислителя, пара, пероксида, перманганата, клапанов, входов, камер—что такого сексуального во всём этом? Тем не менее, после каждого урока хуй стоит как полено, внутри давление зашкаливает… какое-то временное помешательство, считает он, и отправляется на поиски Катье, рук, что бегают крабами по его спине и шёлковистого поскрипывания чулок о его берцовые кости…. </text:p>
      <text:p text:style-name="P103">Во время занятий, поднимая голову, он частенько ловит сэра Стивена Додсон-Трака на том как тот, сверившись с секундомером, чиркает какие-то заметки. Охренеть. Хотелось бы знать, к чему это всё. Ему и в голову не приходит, что это как-то связано с теми его загадочными эрекциями. Личность человека была подобрана—или же подогнана так—чтобы подозрения сбивались на побочные прежде, чем наберут разгон. Зимний свет солнца охватывает половину его лица, как мигрень, наутюженные отвороты брюк, мокры и полны песка, потому что каждый день в шесть утра он шагает вдоль берега, сэр Стивен делает <text:s/>свой прикид вполне опознаваемым, если не свою роль в заговоре. Слотропу известно лишь, что он агроном, хирург мозгов, исполнитель партии <text:span text:style-name="T450">г</text:span>обоя в концерте—в том же Лондоне на всех командных уровнях <text:span text:style-name="T450">полно таких</text:span> <text:s/>многосторонних гениев. Но, как и с Катье, вокруг всесторонне образованной задорности Додсон-Трака висит явная аура подёнщика и лузера…. </text:p>
      <text:p text:style-name="Text_20_body">Однажды Слотропу подвернулся случай проверить это. Похоже, <text:span text:style-name="T450">этот</text:span> Додсон-Трак <text:span text:style-name="T451">любитель </text:span>шахмат. Под вечер одного из дней он в баре спросил Слотропа играет ли тот. </text:p>
      <text:p text:style-name="Text_20_body">– Никак нет,– врёт,– ни даже в шашки. </text:p>
      <text:p text:style-name="Text_20_body">– Проклятье. Мне до сих пор не <text:span text:style-name="T451">случилось сыграть</text:span> ни одной стоящей партии. </text:p>
      <text:p text:style-name="Text_20_body">– Я знаю одну игру,– что-то от Тантиви пряталось внутри всё это время?– игра на выпивку, называется Принц, возможно как раз даже Англичане придумали её, потому что принцы же у <text:soft-page-break/>вас, верно? а у нас нет, хотя в этом ничего плохого, понимаешь, но каждый берёт номер, а и начинаешь, что с Принц Уэльский потерял хвосты, ну, это так просто, без обид, номера идут по часовой стрелке вокруг стола, а номер два их нашёл, по часовой от Принца, или кто какой себе надумает, и он теперь Принц этот самый, шесть или ещё там что, понятно, сперва выбирается Принц, он начинает, потом номер два, или кого там Принц назвал, грит, но сперва он говорит, Принц, то есть, Уэльский, хвосты, сэр два, после того как скажет про то, как Принц Уэльский потерял свои хвосты, и номер второй отвечает, не я, сэр— </text:p>
      <text:p text:style-name="Text_20_body">– Да, да, но,– взглянув на Слотропа самым странным взглядом,– то есть, хочу сказать, я не совсем понимаю, знаете ли, в чём, собственно, суть. Как в ней выигрывать? </text:p>
      <text:p text:style-name="P104">Ха! Он ещё спрашивает как выигрывать: «Тут не выигрывают»,– уже на всех парусах, вспомянув Тантиви, маленький такой анти-заговорный экспромт,– «в неё проигрывают. Один за другим, победитель тот, кто остался». </text:p>
      <text:p text:style-name="Text_20_body">– Звучит довольно отрицательно. </text:p>
      <text:p text:style-name="Text_20_body">– Гарсон!– Выпивка для Слотропа всегда на Заведении—Им только того и надо, как ему кажется.– Вон того шампанского! Постоянно подливай, а когда кончается пусть несут ещё, <text:span text:style-name="T1">компредез</text:span>?– Какое-то число висло-губых младших офицеров, заслышав магическое слово, подтягиваются ближе и занимают места, пока Слотроп объясняет правила. </text:p>
      <text:p text:style-name="Text_20_body">– Я не вполне уверен,— начинает Додсон-Трак. </text:p>
      <text:p text:style-name="Text_20_body">– Чепуха. Чего там, только на пользу вырваться из той шахматной колеи. </text:p>
      <text:p text:style-name="Text_20_body">– Стаканы побольше,– орёт Слотроп официанту.– Наверное, вон те пивные бокалы! Да! Самое оно. – Официант выхлопывает пробку из трёхлитровой бутыли <text:span text:style-name="Emphasis">Veuve Clicquot Brut</text:span> и наполняет всем по кругу. </text:p>
      <text:p text:style-name="Text_20_body">– В общем, Принц Уэльский,– заводится Слотроп,– потерял свои хвосты и номер третий нашёл их. Принц, хвосты, номер три. </text:p>
      <text:p text:style-name="Text_20_body">– Не я, сэр,– отвечает Додсон-Трак, как-то малость оборонительно. </text:p>
      <text:p text:style-name="Text_20_body">– Кто, сэр? </text:p>
      <text:p text:style-name="Text_20_body">– Пять, сэр. </text:p>
      <text:p text:style-name="Text_20_body">– А что говорить надо?– Спрашивает Пять, шотландец в парадных брюках в клеточку, хитрый с виду. </text:p>
      <text:p text:style-name="Text_20_body">– Ты проебал,– распоряжается по-принцевски Слотроп,– так что пей. Всё до дна и без передыху. </text:p>
      <text:p text:style-name="Text_20_body">Так оно и идёт. Слотроп <text:span text:style-name="T451">сдаёт</text:span> роль Принца Четвёртому и все номера сдвигаются. Шотландец выбывает первым, делая сперва умышленные ошибки, но вскоре уже неизбежные. Трёхлитровые бутыли приходят и приканчиваются, толстенные, зелёные, мятая серая фольга на горлышках отбрасывает электрическое сияние бара. Пробки становятся прямее, не такие грибовидные, даты <text:span text:style-name="Emphasis">degorgement </text:span>продвигаются всё ближе в военные годы, а компания хмелеет. Шотландец с хихиканьем скатился со стула, продержался ходячим метра три, а там свалился спать под <text:soft-page-break/>горшком пальмы. Другой молодой офицер немедленно вскальзывает на его место. Слово, из уст в уста, разнеслось по Казино, и вскоре толпа обитателей собралась вокруг стола, выжидая вылета следующих. Притащен лёд громадным куском, папоротниково-растресканный внутри, испускающий белое дыхание каждой своею гранью, размолочен и <text:span text:style-name="T451">расщеплён</text:span> в большое мокрое корыто принимать процессию бутылей, что плывут из погреба уже как на конвейере. Вскоре замученным официантам приходится воздвигать пирамиды их пустых бокалов и наполнять их, как фонтаном, через верхний, пузырящиеся струи ниспадают, вызывая радостные клики толпы. Конечно же, какой-то шутник дотягивается выдернуть бокал у основания, вся конструкция начинает шататься, все подскакивают спасти что получится прежде чем всё с грохотом <text:span text:style-name="T451">рухнет</text:span>, обливая униформы и обувь—чтобы они могли начать построение заново. Игра пере<text:span text:style-name="T451">ходит</text:span> в <text:span text:style-name="T451">Сменного</text:span> Принца, где каждый <text:span text:style-name="T451">на</text:span>званный номер моментально становится Принцем и все номера сдвигаются, соответственно. К этому времени уже невозможно определить кто ошибается. А кто нет. Возникают пререкания. Половина комнаты поют вульгарную песню: </text:p>
      <text:p text:style-name="P17">ВУЛЬГАРНАЯ ПЕСНЯ </text:p>
      <text:p text:style-name="P497">Всю ночь вчера я шпокал Королеву Трансиль-ва-ни-и,</text:p>
      <text:p text:style-name="P497">Бургундскую сегодня буду шпокать, брат, </text:p>
      <text:p text:style-name="P497">Вот-вот пересеку границу Шизофре-ни-и, </text:p>
      <text:p text:style-name="P497">У Королевок я просто нарасхват…. </text:p>
      <text:p text:style-name="P497">На завтрак розовый шампусик и икра, </text:p>
      <text:p text:style-name="P497">А к чаю <text:span text:style-name="T452">завсегда</text:span> Шатобриан, кусочка два—</text:p>
      <text:p text:style-name="P497"><text:span text:style-name="T452">С</text:span>игары <text:span text:style-name="T452">я курю не ниже </text:span>десят<text:span text:style-name="T452">и</text:span> за штуку шиллингов, </text:p>
      <text:p text:style-name="P497">И до упаду хохочу, <text:span text:style-name="T453">когда хочу,</text:span></text:p>
      <text:p text:style-name="P497"><text:span text:style-name="T453">Передо мною</text:span> <text:span text:style-name="T452">чернь</text:span> расступ<text:span text:style-name="T453">ится</text:span> заранее, </text:p>
      <text:p text:style-name="P497">Дорогу <text:span text:style-name="T452">дать Шпок-</text:span>шпокарю Царицы Трансиль-вааа-ни-ии! </text:p>
      <text:p text:style-name="P105">Голова у Слотропа уже шар, который <text:span text:style-name="T454">летит</text:span> не вертикально, а по горизонтали, исключительно поперёк комнаты, но при этом остаётся на месте. Каждая клетка мозга <text:span text:style-name="T454">стала</text:span> пузырё<text:span text:style-name="T454">ч</text:span>к<text:span text:style-name="T454">ом</text:span>: он трансмутировал в виноград Эперней, прохладная тенистость, благородный отжим. Он вглядывается напротив, в сэра Додсон-Трака, который чудесным образом всё ещё прям, хотя в глазах остекленелость. Ага, пральна, тута тоже стал анти-заговорным, да, да, щас... он сосредоточился пронаблюдать очередной пирамидальный фонтан, теперь уже из сладкого<text:span text:style-name="Emphasis"> Taittinger</text:span>, без всякой даты на наклейке. Официанты и сменившиеся крупье, сидят вдоль стойки, как птички на проводе, глазеют. Шум вокруг невероятнейший. Валлиец с аккордеоном стоит на столе. Наяривает «Испанскую красавицу» в до-мажоре, терзая этот хрипоящик как маньяк. Дым висит густой, клубящийся. В глубине его тлеют трубки. <text:s/><text:span text:style-name="T454">Н</text:span>е менее трёх кулачных поединков <text:span text:style-name="T454">в процесс продолжения</text:span>. Уже трудно определить <text:span text:style-name="T454">в каком конкретно месте идёт</text:span> игр<text:span text:style-name="T454">а</text:span> Принц. Девушки толпятся в дверях, хихикая, указывая пальцами. Свет в комнате побурел от набившейся униформы. Слотроп ухватил свой бокал, пытается встать на ноги, его крутануло и он с грохотом <text:soft-page-break/>падает на текущую игру в кости. Элегантность, предупреждает он себя: эл<text:span text:style-name="T454">лл</text:span>егантность….Собутыльники поднимают его за подмышки и задние карманы, чтобы швырнуть в направлении Додсон-Трака. Он пробирается под столом, Лейтенант, а может два, падают на него по пути, через ещё один пруд искристого, добавочную трясину блевотины, прежде чем нащупалось то, что кажется ему набитыми песком отворотами брюк Додсон-Трака. </text:p>
      <text:p text:style-name="Text_20_body">Осторожно опуская взгляд вниз на Слотропа: «Не уверен смогу ли, собственно, стоять….» Им потребовалось некоторое время, чтобы выпутать Слотропа из стула, а затем встать, тут случались сложности—определить направление к двери, нацелиться в неё…. Шатаясь, поддерживая друг друга, они протолкались сквозь машущую бутылками, застывшую глазами, расхрыстанную, орущую, побелело-лицую, <text:span text:style-name="T455">брюхо</text:span>-хватную <text:span text:style-name="T455">шарагу</text:span>, в плывуче гибкую надушенную зрительскую аудиторию из девушек у двери, такие все сладко высокие, шлюз декомпрессии перед выходом. </text:p>
      <text:p text:style-name="P337">– Блядь Святая!– таких закатов уже почти не бывает, закат необжитых земель 19-го столетия, пара из которых были перенесены, того стоили, на полотно, пейзажи Дикого Запада кисти художников, о которых никто никогда не слыхал, когда земли оставались ещё свободными, <text:s/>глаз невинным, а присутствие Творца более явным. И вот он всколоколил тут над Средиземноморьем, возвышенный и одинокий, этот анахронизм изначально красным, жёлтым такой чистоты, что уж нигде не отыщешь сегодня, чистота, что так и напрашивается на загрязнение… несомненно Империя продви<text:span text:style-name="T456">га</text:span>лась к западу, а куда <text:span text:style-name="T456">ж </text:span>ещё <text:span text:style-name="T456">ей было</text:span> кроме этих девственных закатов, чтобы всунуться и осквернить? </text:p>
      <text:p text:style-name="Text_20_body">Но там на горизонте, вон возле кромки обожжённого мира, кто они, те недвиж<text:span text:style-name="T456">им</text:span>ые гости… вон те фигуры в длинных одеяниях—наверное, <text:span text:style-name="T456">с учётом</text:span> такой удалённости, ростом в сотни миль—их лица, безмятежные, отстранённые, как у Будды, склоняются к морю, непостижимые, честное слово, как у того Ангела, что стоял над Любеком во время бомбёжки в пятницу перед Пасхой, явившийся тогда ни разрушать, ни сохранять, но засвидетельствовать игру в соблазн. Это стало предпоследним шагом британской столицы перед тем, как она отдалась, вступила в связь, от которой пойдут у неё после сыпь и струпья отмеченные на карте Роджера Мехико, <text:span text:style-name="T456">таящиеся</text:span> в этой любви, разделённой с <text:span text:style-name="T456">череном</text:span> еженощных грабель Господина Смерти… потому что приказ КАС совершить рейд против гражданского Любека <text:span text:style-name="T456">явился</text:span> тем долгим взглядом, который не спутаешь ни с чем, зовущим <text:span text:style-name="T1">скорей же, иди и выеби меня,</text:span> на который подымаются и с визгом сыпятся ракеты, те самые, А4, которые по любому должны были пускать, да только б чуть пораньше…. </text:p>
      <text:p text:style-name="Text_20_body">Так что же в этот вечер высматривают стражи края мира? теперь уже темнеющие, монументальные создания, стоически переходя в цвет шлака, пепла для стабилизации ночи, сегодняшней ночи… что тут такого грандиозно сто́ящего наблюдения? Только Слотроп тут, да сэр Стивен, счастливо бредут себе поперёк длинных тюремно-решёточных теней отбрасываемых пальмами, что окаймляют эспланаду, отрезки между тенями сейчас омыты очень тёплым закатно-красным, поверх зернисто-шоколадного пляжа. Тут явно ничего с минуты на минуту не случится. Ни шелеста автомобильного движения на круговых дорожках, ни миллиарда франков поставленных на женщину или на соглашение наций за каким-то из столов внутри. Всего лишь довольно формальные взрыды сэра Стивена, только что опустившегося на <text:soft-page-break/>одно колено в песок, ещё тёплый после минувшего дня: мягкие придушенные всхлипы отчаяния сдерж<text:span text:style-name="T457">иваем</text:span>ого внутри, <text:span text:style-name="T457">так </text:span>явно выдающие всю муку и гнёт, через которые пришлось ему пройти, что даже Слотроп способен ощутить, в своём личном горле, болезненные вспышки сочувствия к усилиям, что прилагает этот человек…. </text:p>
      <text:p text:style-name="Text_20_body">– О, да, да, знаете ли, я, я, я не могу. Нет. Я полагал, что вы знаете—хотя зачем вам скажут? Все <text:span text:style-name="Emphasis">Они</text:span> знают. Я служебный курьёз. Даже людям известно. Нора путалась с толпой психов годы напролёт. Всегда сгодится для выпуска <text:span text:style-name="Emphasis">Новости Мира</text:span>— </text:p>
      <text:p text:style-name="Text_20_body">– Ах! Да! Нора—та дама, которую застукали в тот раз с парнишкой который-кто может<text:span text:style-name="Emphasis"> менять свой цвет</text:span>, верно? Охренеть! Точно, Нора Додсон-Трак! То-то мне имя показалось знакомым— </text:p>
      <text:p text:style-name="Text_20_body">Но сэр Стивен уже продолжал: – «…был сын, да, мы были благословлены разумным сыном, мальчик вашего возраста. Франк… Думаю, его послали в Индо-Китай. Они очень вежливы, когда я спрашиваю, очень вежливы, но не дают мне знать где он…. Они хорошие люди в Фицморис-Хаус, Слотроп. Они хотят как лучше. Всё это, в основном, моя собственная вина…. Я очень любил Нору. Очень. Но были и другие вещи…. Важные вещи. Такими я их считал. До сих пор считаю. Должен. Когда она продолжила, ну, знаете… такая их натура. Сами знаете как они, домогаются, им только бы за-затащить в постель. Я не мог,– тряся головой, волосы раскалённо-оранжевые в этих сумерках,– я не мог. Забрался слишком далеко. Другая ветвь. Не мог спуститься обратно к ней. Она-она ст<text:span text:style-name="T457">а</text:span>новилась счастливой просто от <text:span text:style-name="Emphasis">прикосновения</text:span>, когда-никогда…. Слушайте, Слотроп, ваша девушка, ваша Катье, о-она очень <text:span text:style-name="Emphasis">красивая</text:span>, знаете. </text:p>
      <text:p text:style-name="Text_20_body">– Знаю. </text:p>
      <text:p text:style-name="Text_20_body">– О-они думают мне всё равно, уже. «Вы <text:span text:style-name="T457">с</text:span>можете прослеживать беспристрастно». Ублюдки… Нет, это я просто так… Слотроп, мы все такие механические люди. Делаем что скажут. Вот и всё что в нас есть. Слушайте—<text:span text:style-name="T458">что</text:span>, по-вашему, я <text:span text:style-name="Emphasis">чувствую</text:span>? Когда вы отлучаетесь после каждого урока. Да, я<text:span text:style-name="Emphasis"> бессильный</text:span>—мне остаётся лишь вести учёт, Слотроп. Писать отчёты… </text:p>
      <text:p text:style-name="Text_20_body">– Эй, Асс… </text:p>
      <text:p text:style-name="Text_20_body">– Не злитесь. Я безвреден. Вот ударьте меня, я свалюсь и тут же вскочу. Вот так.– Он демонстрирует.– Я переживаю за вас, за вас обоих. Я правда переживаю, поверьте, Слотроп. </text:p>
      <text:p text:style-name="Text_20_body">– Окей. Вот и скажите мне что происходит. </text:p>
      <text:p text:style-name="Text_20_body">– Мне <text:span text:style-name="Emphasis">не всё равно</text:span>. </text:p>
      <text:p text:style-name="Text_20_body">– Ладно, ладно… </text:p>
      <text:p text:style-name="Text_20_body">– Моя «задача» наблюдать вас. Это моя задача. Вам нравится моя задача? Нравится?<text:span text:style-name="Emphasis"> Ваша</text:span> «задача»… изучить ракету, дюйм за дюймом.<text:span text:style-name="Emphasis"> Я</text:span> должен… посылать ежедневный отчёт о вашем прогрессе. И это всё, что мне известно. </text:p>
      <text:p text:style-name="Text_20_body">Но это не всё. Он что-то утаивает, что-то <text:span text:style-name="T458">ещё </text:span>в глубине, а дурак Слотроп слишком пьян, чтоб<text:span text:style-name="T458">ы хоть как-то</text:span> докопаться.– «<text:span text:style-name="T458">Про м</text:span>еня и Катье тоже? Подглядываешь в замочную скважину?» </text:p>
      <text:p text:style-name="Text_20_body">Всхлипы:– «Какая разница? Для этого я совершенно подходящий человек. Совершенно. В половине случаев я не могу даже мастурбировать… гадкая молофья не брызжет на отчёты, <text:soft-page-break/>знаете ли. Им не понравилось бы. Просто нейтральный, просто регистрирующий <text:span text:style-name="T458">взгляд</text:span>.… Они так жестоки. Не думаю, что они даже понимают, на самом деле… Они даже и не садисты… Там просто <text:span text:style-name="Emphasis">полное бесчуствие</text:span>…. </text:p>
      <text:p text:style-name="Text_20_body">Слотроп кладёт руку на его плечо. Подкладка костюма с<text:span text:style-name="T458">двига</text:span>ет<text:span text:style-name="T458">ся</text:span> <text:s/>соб<text:span text:style-name="T458">равшись</text:span> на тёплой кости под нею. Он не знает что сказать, что сделать: а сам чувствует себя порожним, спать хочется…. Но сэр Стивен, коленопреклонённый, вот-вот, подрагивая на самом краю, скажет Слотропу ужасный секрет, роковое признание про: </text:p>
      <text:p text:style-name="P78">Пенис, Который Он Считал Своим </text:p>
      <text:p text:style-name="P498">(ведущий тенор): <text:span text:style-name="T458">Он</text:span> пенис <text:span text:style-name="T458">тот </text:span>считал <text:span text:style-name="T459">за</text:span> сво<text:span text:style-name="T459">й</text:span>—</text:p>
      <text:p text:style-name="P498">Твёрд <text:span text:style-name="T459">словно</text:span> кость, большой, озорной… </text:p>
      <text:p text:style-name="P498">С отважной сизой головой </text:p>
      <text:p text:style-name="P498">Торчком в кровати той, </text:p>
      <text:p text:style-name="P498">Где девоньки играли в Телефон— </text:p>
      <text:p text:style-name="P498">(бас): Те-ле-фон…. </text:p>
      <text:p text:style-name="P498">(внутренние голоса): Но пришли Они из дырки ночью, </text:p>
      <text:p text:style-name="P498">(бас): И ласково тетешкали покуда не пропал— </text:p>
      <text:p text:style-name="P498">(внутренние голоса): И больше уж нигде его он не сыскал… </text:p>
      <text:p text:style-name="P498">(тенор): Теперь он тает на глазах, </text:p>
      <text:p text:style-name="P498">Всё только "ох!", да только "ах!" </text:p>
      <text:p text:style-name="P498">По пенису, который он считал своиииим! </text:p>
      <text:p text:style-name="P498">(внутренние голоса): Был <text:span text:style-name="T459">да сплыл</text:span>! </text:p>
      <text:p text:style-name="Text_20_body">Фигуры в море выслушали, а теперь растрепались ветром и стали ещё отдалённей, пока отходит, холодея, свет…. К ним так трудно дотянуться—трудно ухватить. Кэрол Эвентир, ища подтверждения ангелу Любека, узнал насколько трудно—он и его контроль Петер Сачса, оба, барахтаясь в трясине между мирами. Впоследствии, в Лондоне, состоялся визит самого вездесущего из всех двойных агентов, Сэмми Хильберт-Шпейса, про которого все думали, что он в Стокгольме, или всё-таки в Парагвае? </text:p>
      <text:p text:style-name="Text_20_body">– Вот оно что,– снисходительно рыбье лицо изучает Эвентира, подвижное, как тарелка антенны управления стрельб<text:span text:style-name="T459">ой</text:span> и даже менее жалостливое,– а я-то думал, что— </text:p>
      <text:p text:style-name="Text_20_body">– Вы думали, что просто отметитесь. </text:p>
      <text:p text:style-name="Text_20_body">– Ещё и телепат, Боже, ну, он хорош, а?– Однако, не спускает рыбьих глаз. Это довольно пустая комната. Адрес за Голахо-Мьюз обычно используется для трансакций наличными. Они вызвали Эвентира из «Белого Посещения». В Лондоне тоже знают как рисовать пентаграммы и произносить заклинания, как вызывать именно тех, кто потребуется…. Стол уставлен стаканами, <text:soft-page-break/>захватанными, беловатыми, пустыми или с осадком от тёмно-коричневых, либо красных напитков, пепельницами и обрывками искусственных цветов, которые этот вот Сэмми ощипывает, раскручивает, складывает в загадочные кривые и узлы. Паровозные дымы заносит в приоткрытое окно. Одна из стен в комнате, хоть и пустая, истёрта годами мелькающих теней агентов, как некоторые зеркала в общественных пунктах питания от отражений посетителей: поверхность обретает характер, как старое лицо…. </text:p>
      <text:p text:style-name="Text_20_body">– Но ведь вы с ним не беседуете на самом деле,– ах, Сэмми, уж этого у него не отнять, умеет эдак вот мягонько, мягче мягкого,– то есть это же вам не телеграфист какой-то, типа, малость поболтать среди ночи…. </text:p>
      <text:p text:style-name="Text_20_body">– Нет, нет.– Эвентир тут понимает, что записи всего, что приходит через Сачсу, прочитываются—и ему показывают то, что прошло цензуру. И что <text:span text:style-name="T459">именно </text:span>так оно и <text:span text:style-name="T459">продолжается</text:span> уже какое-то неопределённое время…. Вот и расслабься, впади в пассивность, посмотри что <text:span text:style-name="T459">вы</text:span>рис<text:span text:style-name="T459">овыва</text:span>ется из разговора Сэмми, очертания, впрочем, Эвентиру уже известны—он вызван в Лондон, но его не просят войти в связь с кем-либо, значит, их интересует сам Сачса и цель этой встречи не в том, чтобы задействовать Эвенира, а предупредить его. Наложить вето на часть его личной скрытой жизни. Обрывки, тон голосов, выбор слов сейчас всё сплетается в нечто целостное: «…должно быть изумился, как обнаружил себя по ту сторону… однажды мне тоже достался Зачза или два… так уж держись от улицы подальше… <text:span text:style-name="T459">с</text:span>вер<text:span text:style-name="T459">ять</text:span> что к чему, <text:span text:style-name="T459">старина</text:span> Зачза тоже фильтрует <text:span text:style-name="Emphasis">наши личности</text:span>, понимаешь, исходя из данных, так нам будет легче…» </text:p>
      <text:p text:style-name="Text_20_body"><text:span text:style-name="Emphasis">Подальше от улицы</text:span>? Всем известно как погиб Сачса. Но никто не знает почему он выходил в тот день, что привело его к этому. И Сэмми сейчас говорит Эвентиру: <text:span text:style-name="Emphasis">Не спрашивай</text:span>. </text:p>
      <text:p text:style-name="Text_20_body">Но попытаются ли они подобраться и к Норе тоже? Если тут возможны аналогии, если Эвентир как-то проецируется на Петера Сачсу, тогда, быть может, Нора Дадсон-Трак становится женщиной, которую Сачса любил, Лени Пёклер? Распространится ли вето на прокуренный голос Норы и её уверенные руки, и не станут ли держать Эвентира, на срок, может даже пожизненный, под некоей весьма утончённой формой домашнего ареста за преступления, о которых ему никогда не скажут? </text:p>
      <text:p text:style-name="P106">Нора всё ещё продолжает своё Приключение, свою «Идеологию Нуля», <text:span text:style-name="T460">у</text:span>держи<text:span text:style-name="T460">ва</text:span>тся среди прочёсанных кам<text:span text:style-name="T460">енных</text:span> волос самых последних белых хранителей, пред самым последним шагом в тьму, в сияющее…. Но где теперь отыщешь Лени? Куда могла она уйти, унося своего ребёнка и свои грёзы, что никак не взрослеют? Либо мы не собирались терять её—либо мы имели дело с эллипсом, в чём, как некоторые из нас готовы поклясться, и заключается наша любовь, или же кто-то забрал её, умышленно, по причинам не подлежащим разглашению, и смерть Сачсы часть этого. <text:span text:style-name="T460">С</text:span>воими крыльями <text:span text:style-name="T460">о</text:span>на смела <text:span text:style-name="T460">не ту</text:span> жизнь—не жизнь своего мужа Франца, который мечтал, умолял быть забранным именно так, но вместо этого удерж<text:span text:style-name="T460">ан</text:span> для чего-то совершенно другого—Петера Сачсу, <text:span text:style-name="T460">что</text:span> был пассивен по иному… или тут какая-то ошибка? Неужто Они никогда не д<text:span text:style-name="T460">опуск</text:span>ают ошибок, или… почему он оказался тут, мчась вместе с нею к её собственному концу (как, собственно, и Эвентир втянутый в буруны оставленные яростным продвижением Норы) её тело заслоняет ему полный обзор того, что лежит впереди, стройная девушка оберну<text:span text:style-name="T460">лась</text:span> древесной, широкой, материнской… всё, чему он должен следовать, это <text:soft-page-break/>обломки их времён <text:span text:style-name="T460">осыпающиеся</text:span> от каждой стороны, разлетающиеся длинными спиралями, в запылённое невидимое, где последний осколок солнечного света лежит на булыгах дороги… Да: как ни абсурдно, он исполняет фантазию Франца Пёклера для него, здесь притиснувшись к её спине, совсем маленький, <text:span text:style-name="T19">взят</text:span>: уносимый вперёд в эфиро-ветер запах которого… нет,<text:span text:style-name="T1"> не тот запах</text:span>, что он ощутил в последний миг перед своим рождением… пустоты задолго до того, которую он должен был запомнить… и стало быть, если он здесь опять… значит… <text:span text:style-name="T1">тогда</text:span>…. </text:p>
      <text:p text:style-name="P457"/>
      <text:p text:style-name="P338">Их оттесняет цепь полицейских. Петер Сачса стиснут со всех столон, пытается удержаться на ногах, вырваться невозможно… Лицо Лени движется, безостановочно, напротив проносящихся окон Гамбургского Экспресса, бетонных дорог, эстакад, произодственных башен Марка, улетающих прочь свыше сотни миль в час, превосходный фон, коричневый, смазанный, малейшая ошибка курса, дорожного покрытия на такой скорости и им конец… её юбка задралась сзади, оголились ляжки, красноватые отметины от сиденья в вагоне, обёрнуты к нему… да.. от неизбежности катастрофы, да, кто бы ни взглянул, да…. «Лени, ты где?» Она держала его локоть меньше десяти секунд назад. Они условились заранее держаться вместе насколько получится. Но тут уже движение двух разновидностей—не реже, чем случайные промельки чужаков, за чёткой линией стычки по разметкам Силы сводящей людей, оказаться какое-то время вместе, в любви, когда даже насилие кажется бессильным фиаско, точно так же любовь, здесь на улице, может оказаться вновь в центробежном разбросе: лица, увиденные тут в последний миг, слова, выговоренные бездумно, через плечо, в полной уверенности, что она рядом, уже последние слова… «Вальтер тоже принесёт вина? Я забыл…» это стало шуткой между ними, его забывчивость, затерянность в подростковом замешательстве, а теперь и безнадёжная влюблённость в малышку, Ильсе. Она его убежище от общества, вечеров, клиентов… часто она его спасенье от безумия. Он втянулся ненадолго каждую ночь посидеть рядом с её кроваткой, совсем запоздно, глядя как она спит, попкой кверху, лицом в подушку… такая чистота, <text:span text:style-name="T1">истинность</text:span> в этом… А вот мать её, в своём сне, стала часто скрипеть по ночам зубами, хмурится, говорить на языке, на котором он вряд ли, когда или где-либо, говорил достаточно бегло. Вот уже неделю… ну, что он понимает в политике? Он толькео лишь видит, что она переступила порог, нашла развилку во времени, куда ему не дано последовать…. </text:p>
      <text:p text:style-name="Text_20_body">– Ты ведь мать ей… а если тебя арестуют, с нею что будет? </text:p>
      <text:p text:style-name="Text_20_body">– А им только этого—Петер, как ты не понимаешь, им нужна громадная набухшая титька и некое атрофированное ничто, под именем человека, блеющее где-то там в её тени. Разве могу я быть для неё <text:span text:style-name="T1">человеком</text:span>? Ни даже <text:span text:style-name="T1">матерью </text:span><text:span text:style-name="T19">е</text:span><text:span text:style-name="T168">й</text:span>. «Мать» это категория общественных служб, Матери <text:span text:style-name="T461">работают</text:span> на <text:span text:style-name="T1">Них</text:span>! Они полицаи душ…– лицо её потемнело, стало иудейским от слов произносимых ею, не потому, что громко, а потому, что она так и думает, и она права. Рядом с её убеждённостью, Сачсе виднее мелкота его собственной жизни, застоялая ванна тех посиделок, где годами не меняются даже лица... слишком много полу-тёпленьких лет…. </text:p>
      <text:p text:style-name="Text_20_body">– Но я люблю тебя…– она отбрасывает волосы с его вспотевшего лба, они лежат под окном, куда уличный-и-рекламный свет вливается постоянно, охлёбывая их кожу, все её выпуклости и затенённости, в спектрах холоднее тех, что астрологи отводят луне…. – Тебе не надо быть кем-то, кем ты не есть, Петер. Меня бы здесь не было, если бы я не любила тебя такого…. </text:p>
      <text:p text:style-name="Text_20_body"><text:soft-page-break/>Она гнала его на улицу, была его смертью? С его точки зрения, с той стороны, нет. В любви, слова можно толковать слишком по-разному, вот и всё. Но он действительно чувствует, что был послан, по какой-то особой причине…. </text:p>
      <text:p text:style-name="Text_20_body">А Ильсе, заигрывает с ним своими тёмными глазками. Она может произносить его имя. Но часто, чтобы пофлиртовать, отказывается, или зовёт его <text:span text:style-name="T1">Мама</text:span>. «Нет-нет, Мама вон <text:span text:style-name="T464">она</text:span>, а я Петер. Запомнила? Петер». </text:p>
      <text:p text:style-name="Text_20_body">– Мама. </text:p>
      <text:p text:style-name="Text_20_body">Лени только уставится и смотрит, задержавшаяся меж её губ улыбка почти что, должен он отметить, самодовольная, попустительская путанице имён, вызывает затухающее эхо попранной мужской гордости, которого она не может не слышать. </text:p>
      <text:p text:style-name="Text_20_body">– Я просто радуюсь, что <text:span text:style-name="T1">на меня</text:span> она не говорит Мама,– Лени это кажется исчерпывающим объяснием, но это всё слишком связано с идеологии, он в этом ещё не разобрался. Он не знает, как слушать такие разговоры, выходящие за пределы лозунгов: не научился слушать революционным сердцем, и ему, фактически, не отпущено достаточно времени, чтобы накопить революционное сердце из худородной товарищеской любви остальных, нет, на это теперь уже нет времени, да и вообще ни на что-либо другое кроме последнего вдоха, резкого вдоха человека напуганного улицей, нет даже времени утратить свой страх как издревле водится, нет, потому что вот он шуцман Йохе, дубинка уже занесена, часть головы Коммуниста подставилась так по-глупому, так без понятия про него и его мощь… первый чёткий удар шуцмана за весь день… секундочка в секунду, он чувствует это в своей руке и в дубинке, что уже не болтается сбоку, но отведена сейчас назад в мускулистом замахе, до упора, до пика потенциальной энергии… далеко внизу эта серая вена на виске человека, хрупкая, как пергамент, так отчётливо выпукла, вздрагивает уже в своём предпоследнем ударе пульса… и, БЛЯДЬ! о—<text:span text:style-name="T1">как</text:span>— </text:p>
      <text:p text:style-name="Text_20_body"><text:span text:style-name="T1">Как </text:span><text:span text:style-name="T20">оно </text:span><text:span text:style-name="T1">прекрасно</text:span>! </text:p>
      <text:p text:style-name="Text_20_body">В эту ночь сэр Стивен исчезает из Казино. </text:p>
      <text:p text:style-name="Text_20_body">Но не прежде, чем сказать Слотропу, что его эрекции представляют немалый интерес для Фицморис-Хауса. </text:p>
      <text:p text:style-name="Text_20_body">Уже утром врывается Катье, всполошённая больше мокрой курицы, сказать Слотропу, что сэра Стивена нет. Всем вдруг приспичило что-то ему сказать, а он едва-едва проснувшись. Дождь стучит по ставням и окнам. Утра понедельников, расстроенные желудки, прощания… он моргает на затянутое туманом море, горизонт окутан серым, пальмы поблескивают в дожде, тяжёлые, мокрые, и очень зелёные. Возможно, в нём всё ещё то шампанское—на десять необычайных секунд, ничто его не задевает, кроме просто любви к тому, что видит. </text:p>
      <text:p text:style-name="Text_20_body">Затем, извращенчески сознавая это, он отворачивается, обратно в комнату. Время поиграть с Катье, теперь…. </text:p>
      <text:p text:style-name="Text_20_body">Её лицо побелело, как её волосы. Дождевая ведьма. Поля её шляпы создают шикарный кремово-зелёный ореол вокруг её лица. </text:p>
      <text:p text:style-name="Text_20_body"><text:soft-page-break/>– <text:s/>Ну, тогда его, выходит, нет.– Глубокомыслие подобного рода вполне может вывести её из себя.– Это плохо, очень. Но, опять-таки—может и к лучшему. </text:p>
      <text:p text:style-name="Text_20_body">– Хватит о нём. Что тебе известно, Слотроп? </text:p>
      <text:p text:style-name="Text_20_body">– Что значит, хватит о нём? Ты что, так вот просто отшвыриваешь людей? </text:p>
      <text:p text:style-name="Text_20_body">– Ты хочешь узнать? </text:p>
      <text:p text:style-name="Text_20_body">Он стоит покручивая ус:– «Расскажи мне, в чём дело». </text:p>
      <text:p text:style-name="Text_20_body">– Ты сволочь. Всё пустил под откос, этой своей хитренькой игрой в коллективную пьянку. </text:p>
      <text:p text:style-name="Text_20_body">– Что всё, Катье? </text:p>
      <text:p text:style-name="Text_20_body">– Что он сказал тебе?– Она придвигается на шаг ближе. Слотроп следит за её руками, вспоминая армейских инструкторов дзюдо, которых ему доводилось видеть. Ему доходит, что он голый и к тому же, хмм, похоже, у него встал, осторожней, Слотроп. Да тут и запротоколировать некому, или размыслить с чего бы оно так…. </text:p>
      <text:p text:style-name="Text_20_body">– Точно не говорил, что ты натаскана в этом дзюдо. Обучалась, небось, в той <text:span text:style-name="T1">Голландии</text:span>, а? Правда, мелочи,– распевает нисходящими ребячьими терциями,– тебя выдают, сама знаешь…. </text:p>
      <text:p text:style-name="Text_20_body">– Ааа…– взбешённо, она в броске целит ему в голову, от чего ему удаётся увернуться—идёт нырком под её руку, вскидывает на себя, как пожарный пострадавшего, швыряет её на кровать и бросается следом. Она пинает его в хуй, с чего и надо было сразу начинать. Её момент, однако, сокрушительно упущен, не то разделала бы Слотропа под орех… впрочем, возможно, она хотела промахнуться, лишь пропахала Слотропа вдоль ноги, но он снова увиливает, хватает её за волосы и заламывает её руку назад, толкая, лицом вперёд, на постель. Её юбка задралась выше задницы, ляжки выкручиваются под ним, его пенис в жуткой эрекции. </text:p>
      <text:p text:style-name="Text_20_body">– Послушай, пизда, не выводи меня из себя, мне женщин бить не жалко, я Кэгни из Французской Риверы, так что смотри мне. </text:p>
      <text:p text:style-name="Text_20_body">– Я убью тебя… </text:p>
      <text:p text:style-name="Text_20_body">– Что? И пустишь под откос всё это? </text:p>
      <text:p text:style-name="Text_20_body">Катье оборачивает голову и впивается зубами ему в предплечье, как раз то место, куда входили иглы с Пентоналом.– «О, <text:span text:style-name="T1">блядь</text:span>—»,– он отпускает руку, которую выкручивал и сдёргивает трусики с неё, стискивает одно бедро и входит в неё сзади, дотягиваясь снизу до её сосков, наминая её клитор, скребёт ногтями промеж ляжек, вот что значит Мистер Техника, хотя всё это ни к чему, они оба вот-вот кончат—Катье первой, визжа в подушку, Слотроп секундой или двумя позже. Он лежит на ней, обливаясь потом, прерывисто дышит, глядя на её лицо отвернувшееся на ¾, не профиль даже, а ужасное Лицо, что Уже не Лицо, ставшее слишком абстрактным, недосягаемым: впадинка глазницы, но никак не скачущий глаз, всего лишь анонимный изгиб щеки, выступ рта, безносая маска Существа Иного Порядка, существа Катье—безжизненная безликость единственное из её лиц, что он действительно изучил, или навсегда запомнил. </text:p>
      <text:p text:style-name="Text_20_body">– Эй, Катье,– всё, что он грит. </text:p>
      <text:p text:style-name="Text_20_body"><text:soft-page-break/>– Мм.– Но теперь остаётся лишь её давняя осадочная горечь, а они, в конце концов, не из тех любовников, кто спускается на парашютах в залитой солнечным светом кисее, мягко спадая, рука об руку, на что-то полное лужаек и покоя. Тебя удивляет? </text:p>
      <text:p text:style-name="Text_20_body">Она отодвинулась, выпустив его хуй в холод комнаты.– «Как оно в Лондоне, Слотроп? Когда падают ракеты?» </text:p>
      <text:p text:style-name="Text_20_body">– Как?– После ебли, он обычно любит поваляться, подымить сигаретой думая о еде,– ну, пока не ахнет, ты не знаешь, что она где-то есть. Блин, уже после того, как рванёт. И если не в тебя, значит ты в порядке до следующей ракеты. Как услышишь взрыв, стаёт ясно, что ты должно быть жив. </text:p>
      <text:p text:style-name="Text_20_body">– Это так узнаёшь, что жив. </text:p>
      <text:p text:style-name="Text_20_body">– Верно.– Она садиться, подтягивая трусики обратно вверх, а юбку обратно вниз, проходит к зеркалу, начинает причёсывать волосы:– «Ну-ка, послушаем про температуры внешнего слоя. Пока ты одеваешься». </text:p>
      <text:p text:style-name="Text_20_body">– Температура внешнего слоя, Т корень из е, что <text:span text:style-name="T1">оно</text:span> такое? нарастает резко до <text:span text:style-name="Emphasis">Brennschluss</text:span>, где-то в районе 70 миль, а и потом там крутой взмыв, 1200 градусов, потом немного падает, минимум 1050 градусов, пока не покинет атмосферу, где опять скачок до 1080 градусов. Остаётся довольно стабильной при обратном вхождении,– блаблабла. <text:span text:style-name="T462">Тут</text:span> музыка <text:span text:style-name="T462">перехода</text:span>, <text:span text:style-name="T463">расц</text:span>веченная ксилофонами, основана на каком-нибудь старом хите, что прокомметирует, с лёгкой иронией, дальнейшее развитие—мелодия типа «Школьные дни, Школьные дни», или «Жозефина, садись в мой самолёт», а хоть даже и «Ох, жаркой будет эта ночка в нашем городишке», выбирай что приглянётся—замедляется и стихает к остеклённому крыльцу входа, Слотроп и Катье в<text:span text:style-name="Emphasis"> tête-à-tête</text:span>, за исключением нескольких музыкантов в углу, что кряхтят и трясут головами, сговариваясь как им всё-таки заставить Сезара Флеботомо платить им иногда. Хреновая халтура, хреновая халтура… Дождь разбивается о стекло, лимонные и миртовые деревья снаружи трепещут на ветру. Над круссантами, земляничным вареньем, настоящим маслом, настоящим кофе, она проверяет его по профилю полёта относительно температуры стен и коэффициентов Нусельта, его подсчёты в уме из чисел Рейнольдса, что она выдаёт ему… уравнения движения, сброса, моментов выравнивания… методика счисления <text:span text:style-name="Emphasis">Brennschluss</text:span> по IG и радио методы… уравнения, трансформации…. </text:p>
      <text:p text:style-name="Text_20_body">– Теперь рост тяги при изменении угла. Я называю высоту, ты говоришь мне угол. </text:p>
      <text:p text:style-name="Text_20_body">– Катье, может ты будешь говорить<text:span text:style-name="Emphasis"> мне </text:span>угол? </text:p>
      <text:p text:style-name="P339">Её позабавила, как-то раз, мысль о павлине, обхаживает, распускает свой хвост… она углядела это в переливающихся оттенках цвета пламени, что отрывалось от платформы, алый, оранжевый, радужно-зелёный… некоторые немцы, даже из SS, называли ракету <text:span text:style-name="Emphasis">Der Phau. «</text:span><text:span text:style-name="Emphasis"><text:span text:style-name="T165">Phau Zwei»</text:span></text:span>. Подъём, <text:span text:style-name="T465">пере</text:span>программированный в обряд любви… к <text:span text:style-name="Emphasis">Brennschluss</text:span> он завершался—чисто женское дополнение Ракеты, нулевая точка в центре цели, отдавалась. Всё прочее произойдёт следуя законам баллистики. Тут у Ракеты уже нет вариантов. Что-то распоряжается ею. Что-то за пределами встроенного. </text:p>
      <text:p text:style-name="Text_20_body"><text:soft-page-break/>Катье воспринимала огромную арку в безвоздушность, как <text:s/>явный намёк на некие похотливые желания, что движут планетой и ею, и Теми, кто использует её—перевалить через пик и вниз, с разгону, в горении, к окончательному оргазму… чего, конечно, она никак не может пересказать Слотропу. </text:p>
      <text:p text:style-name="Text_20_body">Они сидят выслушивая порывы ливня порой почти переходящего в мокрый снег. Зима накапливается, дышит, углубляется. Шарик рулетки тарахтит где-то в глубине другой комнаты. Она увиливает. Почему? Слотроп пытается припомнить, всегда ли только лишь так приходилось ей говорить, отстреливаясь, отшатываясь прежде, чем сможет к нему прикоснуться. Самое время, чтоб начать задаваться вопросами. Он составляет анти-заговор впотьмах, налегая на ту, или другую из дверей, никогда не знаешь что выбредет наружу…. </text:p>
      <text:p text:style-name="Text_20_body">Тёмный базальт выпирает из моря. Па́ром зависла маскировочная сеть над сушей и над шатэ на ней, превращая всё это в зернисто-старинную почтовую открытку. Он прикасается к её кисти, пальцы движутся вверх по обнажённой руке, достигая… </text:p>
      <text:p text:style-name="Text_20_body">– Хмм? </text:p>
      <text:p text:style-name="Text_20_body">– Пойдём наверх,– грит Слотроп. </text:p>
      <text:p text:style-name="Text_20_body">Она, возможно, заколебалась, но до того кратко, что он и не заметил:– «О чём мы только что тут говорили?» </text:p>
      <text:p text:style-name="Text_20_body">– Про ту ракету, А4. </text:p>
      <text:p text:style-name="Text_20_body">Она смотрит на него очень долго. Сперва ему кажется, что она вот-вот рассмеётся. Потом, похоже, она собирается заплакать. Он не понимает. –«О, Слотроп. Нет. Ты меня не хочешь. Может им это нужно, но ты не хочешь. Не больше, чем А4 хочет Лондон. Однако, не думаю, что кого-то <text:span text:style-name="T465">интересуют</text:span> другие «я»… твоё, или Ракеты… нет. Не больше твоего. Если сейчас не в состоянии понять этого, то хотя бы запомни. Это всё, что я могу для тебя сделать. </text:p>
      <text:p text:style-name="Text_20_body">Они возвращаются в её комнату снова: хуй, пизда, понедельничный дождь в окнах…. Слотроп проводит остальную часть утра и первую половину дня штудируя профессоров: Шиллера о регенеративном охлаждении, Вагнера об уравнениях зажигания, Пауэра и Бека о выхлопных газах и эффективности сгорания. Слотроп проводит пару часов внизу, в баре, официанты, поймав его взгляд, лыбятся, приподымают бутылки шампанского, побалтывают их приглашающе. «Нет, <text:span text:style-name="Emphasis">merci, non</text:span>….» Он старается заучить организационную структуру там у них в Пенемюнде. </text:p>
      <text:p text:style-name="Text_20_body">Когда свет начинает стекать прочь с нависшего неба, он и Катье выходят пройтись, прогулка под конец дня вдоль эспланады. Её рука без перчатки, как лёд холодна в его руке, узкое чёрное пальто делает её выше, а её затяжные молчания истончают её до тумана… Они останавливаются, <text:span text:style-name="T465">опёршись</text:span> на перила, он смотрит на <text:span text:style-name="T465">с</text:span>редизимнее море, она на слепое промозглое Казино, высящееся позади них. Бесцветные тучи скользят мимо, бесконечно, в небе. </text:p>
      <text:p text:style-name="Text_20_body">– Мне вспомнилось, как я наткнулся на тебя. В тот день.– Он как-то не может выразиться вслух точнее, но она знает, что это про Гимлер-Шпильзааль. </text:p>
      <text:p text:style-name="Text_20_body">Она резко обернулась:– «Мне тоже». </text:p>
      <text:p text:style-name="Text_20_body"><text:soft-page-break/>Их дыхания отрываются клочками фантомов уносимых в море. Сегодня она зачесала волосы вверх, в помпадур, её светлые брови выщипаны в крылья, подчернены, глаза обведены чёрным, только крайние пара ресниц пропущены и остались светлыми. Свет туч, падая наискосок через её лицо, уносит цвета, мало что оставляя, кроме формального снимка, вроде того, что вклеивают в паспорт…. </text:p>
      <text:p text:style-name="Text_20_body">– А и ты так была далеко тогда… Я не мог до тебя дотянуться…. </text:p>
      <text:p text:style-name="Text_20_body">Тогда. Что-то похожее на жалость появляется в её лице и снова уходит. Но её шёпот смертельно ярок, как нежданная телеграмма: «Может ты ещё узнаешь. Может в каком-то из их разбомблённых городов, рядом с какой-то из их рек или лесов, однажды даже в дождь, это придёт к тебе. Ты вспомнишь Гимлер-Шпильзааль и юбку, что была на мне… воспоминание затанцует перед тобой, и ты сможешь даже представить мой голос <text:span text:style-name="T465">прозносящий</text:span> то, что я не смогла тогда сказать. Или сейчас». О, что это, неужто она улыбнулась ему, всего на эту секунду? и вот уже нет. Вернулась к маске не имеющей удачи, ни будущего—дежурное состояние её лица, <text:span text:style-name="T465">излюбленное</text:span>, самое лёгкое…. </text:p>
      <text:p text:style-name="Text_20_body">Они стоят среди гнутых чёрных скелетов скамей, на изгибе эспланады вздыбленной круче, чем вообще требуется для яви: круговоротно, стараясь сбросить их в море и отделаться от этого всего в конце концов. День схолодал. Ни один из них не может удерживаться в равновесии надолго, каждую пару секунд кто-то переступает с ноги на ногу, чтоб устоять. Он протягивает руки и поднимает её воротник кверху, удерживает её щёки в своих ладонях… пытается вернуть цвет плоти, что ли? Он смотрит вниз, пытаясь заглянуть в её глаза и с изумлением видит слёзы в каждом из них, что просачиваются через ресницы, тушь истекает чёрной кровью тонких витков… прозрачные каменья, дрожащие в своей оправе…. </text:p>
      <text:p text:style-name="Text_20_body">Волны дёргают и колошматят камни пляжа. Гавань разбита в барашки, слишком блестящие, вряд ли собрали свой свет со скудного неба. Вот он снова тут, тот идентичного вида Иной Мир—так ему теперь ещё и об этом переживать, сейчас? Что за—гля, эти деревья—каждая из длинных косм, пронизана, выворачиваясь напряжённым <text:span text:style-name="T465">изломом</text:span> напротив неба, каждая размещена с таким совершенством…. </text:p>
      <text:p text:style-name="Text_20_body">Она выгнула свои ляжки прикоснуться к нему выступом бёдер, сквозь своё пальто—может это поможет, всё-таки, вернуть его обратно—её дыхание белым шарфиком, дорожки от её слёз, подсвечен<text:span text:style-name="T466">ы</text:span> зимо<text:span text:style-name="T466">й</text:span>, л<text:span text:style-name="T466">ьдисты</text:span>. Ей тепло. Но этого недостаточно. Никогда не было—нет уж, он понимает всё правильно, она имела ввиду <text:span text:style-name="T466">прощание</text:span> надолго. Противостоя ветру испускаемому барашками, или же уклону тротуара, они держаться друг за друга. Он целует её глаза, чувствует, что хуй снова начал полниться добрым старым, <text:span text:style-name="T466">остервенелым</text:span> давним—давним, в любом случае—вожделением. </text:p>
      <text:p text:style-name="Text_20_body">Где-то от моря начинает играть одинокий кларнет, комичная мелодия, поддержанная через несколько тактов мандолинами и гитарами. Птицы хохлятся, блеско-глазые, на пляже. На сердце у Катье легчает, немного, от звука. У Слотропа ещё не выработаны Европейские рефлексы на кларнет, он всё ещё представляет Бенни Гудмена, а не клоунов цирка—но погоди-ка… это не <text:span text:style-name="T1">казу</text:span> ли вступа<text:span text:style-name="T467">е</text:span>т? Точняк, <text:span text:style-name="T1">цел</text:span><text:span text:style-name="T21">ьн</text:span><text:span text:style-name="T1">ая куча</text:span> казу! Казу <text:span text:style-name="T1">Оркестр</text:span>! </text:p>
      <text:p text:style-name="Text_20_body"><text:soft-page-break/>Поздно той ночью, опять в её комнате, на ней красное платье тяжёлого шёлка. Две высокие свечи горят на неопределённом расстоянии позади неё. Он чувствует перемену. После того, как они занимались любовью, она лежит, приподнявшись на локте, рассматривая его, глубоко дышит, тёмные соски вздымаются, как буйки скачущие на белом море. Но глаза её затянуты поволокой: ему не видно даже её обычного отхода, в этот последний раз, скрытного, ловкого, в угол какой-то далёкой внутренней комнаты…. </text:p>
      <text:p text:style-name="Text_20_body">– Катье. </text:p>
      <text:p text:style-name="Text_20_body">– Шшш,– проведя <text:span text:style-name="T466">замечтавшимися</text:span> ногтями в направлении утра, вдоль Côte d’Azur, в сторону Италии. Слотропу хочется запеть, он так и собирается, но на ум не приходит ничего подходящего. Он протягивает руку и, не поплевав на пальцы, гасит свечи. Она целует боль. Стало ещё больнее. Он засыпает в её объятиях. Когда он просыпается, её нет, совершенно, большинство её никогда не надёванных платьев так и висят в гардеробе, волдыри, малость воска на его пальцах, и одна сигарета, <text:span text:style-name="T466">до сроку</text:span> сдавленная в раздражённый рыболовный крюк… Она никогда не тратила сигарет попусту. Должно быть, она сидела, курила, наблюдая, как он спит… покуда что-то, ему никогда уже не спросить её что именно, сорвало её, сделало невозможным ждать пока кончится сигарета. Он распрямил её, докуривает, нечего разбрасываться куревом, раз война идёт дальше…. </text:p>
      <text:p text:style-name="P458"><draw:frame draw:style-name="fr2" draw:name="Image26" text:anchor-type="paragraph" svg:width="6.9252in" svg:height="0.3661in" draw:z-index="26"><draw:image xlink:href="Pictures/1000000000000B720000009B428C9716555D8079.png" xlink:type="simple" xlink:show="embed" xlink:actuate="onLoad" loext:mime-type="image/png"/></draw:frame><text:s/></text:p>
      <text:p text:style-name="P340">– Обычно, своим поведением мы реагируем не на что-<text:span text:style-name="T469">либо</text:span> единичное, но на всю совокупность содержа<text:span text:style-name="T469">щегося</text:span> в нашем <text:span text:style-name="T469">непрестанно</text:span> присутствующем окружении. Тогда как у стариков,– излагал в своих лекциях 83-летний Павлов,– всё обстоит совершенно иначе. Сосредотачиваясь на единичном стимуле, мы исключаем, путём отрицательной индукции, другие сопутствующие и одновременные стимулы, поскольку те зачастую не вписываются в обстоятельства, не являются дополняющими реакциями на данную обстановку. </text:p>
      <text:p text:style-name="Text_20_body"/>
      <text:p text:style-name="P499">Так [никому эти личные записи Пойнтсмен никогда показывает], потянувшись</text:p>
      <text:p text:style-name="P499">к цветку на столе у себя, </text:p>
      <text:p text:style-name="P499">Знаю я, что комнаты моей мозаика простая </text:p>
      <text:p text:style-name="P499">Неспешно начинает растворяться, ингибиционно, </text:p>
      <text:p text:style-name="P499">Вокруг цветенья, стимула, потребности </text:p>
      <text:p text:style-name="P499">Горящей ярче, покуда резкость отхлынувшая </text:p>
      <text:p text:style-name="P499">Из всего вокруг, на нём сосредоточена </text:p>
      <text:p text:style-name="P499">(Но не настолько, чтобы слепить), как фокус наведённый. </text:p>
      <text:p text:style-name="P499">Хоть тут же, в гипнотичном комнаты смерканьи, </text:p>
      <text:p text:style-name="P501">Немало прочей всячины—книги, инструменты, </text:p>
      <text:p text:style-name="P501"><text:soft-page-break/>Одежда старика, для городков увесистая бита, </text:p>
      <text:p text:style-name="P499">Всё <text:span text:style-name="T470">стушевалось в призраки вещей</text:span>, </text:p>
      <text:p text:style-name="P499"><text:span text:style-name="T470">В</text:span> мои воспоминанья о том, где, как и почему всё было, </text:p>
      <text:p text:style-name="P499">Стёрты, в этот миг, лишь фокус пламенеет: </text:p>
      <text:p text:style-name="P499">В наклоне к хрупкому и ждущему цветку…</text:p>
      <text:p text:style-name="P499">Попутно, что-то там из прочего всего—ручка, иль пустой стакан— </text:p>
      <text:p text:style-name="P499">Задето, уронилось с места, где стояло, и, возможно, закатится </text:p>
      <text:p text:style-name="P502"><text:span text:style-name="T471">Вовне</text:span> границ померкших памяти…. </text:p>
      <text:p text:style-name="P499">Что, ясность тут внесём, отнюдь не «ротозейство старца», </text:p>
      <text:p text:style-name="P499">Тут сконце<text:span text:style-name="T468">н</text:span>трированность, которую те, что помоложе, </text:p>
      <text:p text:style-name="P499">Со смехом, тут же отметут, их мир </text:p>
      <text:p text:style-name="P499">Им дарит больше, чем одна потеря— </text:p>
      <text:p text:style-name="P499">Тогда как, в восемьдесят три, кора уж ослабела, </text:p>
      <text:p text:style-name="P499">Процессы возбуждения сгорели до золы, </text:p>
      <text:p text:style-name="P499">Настройкой к сдерживающим запретам истёрты пальцы, </text:p>
      <text:p text:style-name="P499">И всякий раз, как комната уходит в <text:s/>неясность <text:span text:style-name="T471">таковую</text:span>, </text:p>
      <text:p text:style-name="P499">Мне кажется, что я взглянул на город в учениях по отключенью света </text:p>
      <text:p text:style-name="P499">(Докатимся и до такого, если Германия <text:s/>продолж<text:span text:style-name="T469">и</text:span>т </text:p>
      <text:p text:style-name="P500">Столь безумный курс). И гаснет каждый огонёк…. </text:p>
      <text:p text:style-name="P500">За исключеньем одного цветка <text:span text:style-name="T471">горящего</text:span>, </text:p>
      <text:p text:style-name="P500">И не под силу погасить его Дежурным. Ил<text:span text:style-name="T471">ь</text:span> не <text:span text:style-name="T471">на</text:span> этот раз. </text:p>
      <text:p text:style-name="P500"/>
      <text:p text:style-name="Text_20_body">Еженедельные брифинги в «Белом Посещении» попросту прекратились. Бригадного Генерала как-то и не видать нигде. Явный признак бюджетной необеспеченности начавшей просачиваться в увенчанные херувимами залы и закоулки дислокации ПРПУК. </text:p>
      <text:p text:style-name="Text_20_body">– Старик сдрейфил,– вопит Майрон Грантон, и сам-то не сильно стабильный в эти дни. Группа по Слотропу собралась на своё регулярное заседание в крыле ОИА.– Он прикончит всю программу, стоит ему хоть одну ночь <text:span text:style-name="T472">промаятьс</text:span>я <text:span text:style-name="T472">в </text:span>бессоннице…. </text:p>
      <text:p text:style-name="Text_20_body">Некая доля благовоспитанной паники проступает среди присутствующих. На заднем плане движутся лабораторные ассистенты занятые уборкой собачьего дерьма и калибровкой инструментов. Крысы с мышами, белые и чёрные, а также несколько оттенков серого, топоча несутся в колёсах в сотне клеток. </text:p>
      <text:p text:style-name="Text_20_body"><text:soft-page-break/>Лишь Пойнтсмен сохраняет при этом спокойствие. Его отличает вид невозмутимой силы. Лабораторные халаты на нём с недавних пор начали приобретать безмятежность Севил-Роу, талия присобрана, рукава клёшем, прорези в лацканах с лёгкой задоринкой. В эту засушливо скудную пору, он лучится изобилием. Когда лай, наконец, улёгся, он произносит, <text:span text:style-name="T472">успокаивающе</text:span>: «Бояться нечего». </text:p>
      <text:p text:style-name="Text_20_body">– Бояться нечего?– вскрикивает Аарон Тростер и все они заводят снова свой скулёж и причитания. </text:p>
      <text:p text:style-name="Text_20_body">– Слотроп вышиб Додсон-Трака и девушку <text:span text:style-name="T472">за</text:span> один день! </text:p>
      <text:p text:style-name="Text_20_body">– Всё рухнуло, Пойнтсмен! </text:p>
      <text:p text:style-name="Text_20_body">– С момента возвращения сэра Стивена, Фицморис-Хаус отменил их участие в программе, и последовали нескромные запросы от Дункана Сандис— </text:p>
      <text:p text:style-name="Text_20_body">– Это же зять Премьер-Министра, Пойнтсмен, нехорошо, нехорошо! </text:p>
      <text:p text:style-name="Text_20_body">– Мы начинаем уже скатываться в дефицит— </text:p>
      <text:p text:style-name="Text_20_body">– Финансирование,– ЕСЛИ не терять головы,– выделено и вскоре будет поступать… наверняка, раньше, чем у нас возникнут серьёзные трудности. Сэра Стивена вовсе не «вышиб<text:span text:style-name="T472">л</text:span>и», и он, как ни в чём не бывало, работает в Фицморис-Хаус, желающие мо<text:span text:style-name="T472">г</text:span>ут у<text:span text:style-name="T472">бед</text:span>иться. Мисс Боргезиус остаётся в программе, а м-р Дункан Сандис получил ответы на свои запросы. Но самое главное, мы в бюджете на финансовый '46-й, прежде, чем что-либо смахивающее на дефицит начнёт поднимать голову. </text:p>
      <text:p text:style-name="Text_20_body">– Опять ваши Заинтересованные Стороны, Пойнтсмен?– грит Ролло Грост. </text:p>
      <text:p text:style-name="Text_20_body">– А, то-то я видел как Клив Монсун из Империал Кемикалз уединялся с вами позавчера,– припоминает Эдвин Трикл. – Мы с Кливом проходили курс-другой органической химии в Манчестере– Так ИК один из наших, э, спонсоров, Пойнтсмен? </text:p>
      <text:p text:style-name="Text_20_body">– Нет,– без запинки.– Клив Монсун, во<text:span text:style-name="T472">о</text:span>бще-то, работает от Молет-Стрит сейчас. Боюсь, мы не злоумышляли ничего страшнее небольшой координации усилий в этом дел<text:span text:style-name="T472">е</text:span> по<text:span text:style-name="Emphasis"> Schwarzkommando</text:span>. </text:p>
      <text:p text:style-name="Text_20_body">– Чёрта с два. Я знаю, что Клив в ИК заведует какой-то разработкой по полимерам. </text:p>
      <text:p text:style-name="Text_20_body">Они уставились друг на друга. Один из них лжёт, либо блефует, или оба, или же сразу всё из вышеперечисленного. Но при любом раскладе у Пойн<text:span text:style-name="T472">т</text:span>смена есть небольшое преимущество. В упор наблюдая, как сдыхает его программа, он обрёл здоровенный шмат Мудрости: что если в природе существует некая жизненная сила, то ничего подобного бюрократия не имеет. Ничего настолько мистич<text:span text:style-name="T472">но</text:span>го. Всё сводится, как и следовало ожидать, к желаниям отдельных индивидуумов. О, и женщин тоже, конечно, да будут благословенны их пустые головки. Но выживание зависит от наличия достаточно сильных желаний—от знания Системы лучше, чем другой, и от умения использовать её. Работа такая, только и всего, и тут не остаётся места внечеловеческим опасениям—те только расслабляют волю, делают её бабьей, а мужчина либо <text:soft-page-break/>поддаётся им, или же бьётся до победного конца,<text:span text:style-name="Emphasis"> und so weiter</text:span>. –«Хотел бы я, чтобы ИК и <text:span text:style-name="T1">впрямь</text:span> отчасти финансировали это»,– улыбается Пойнтсмен. </text:p>
      <text:p text:style-name="Text_20_body">– Слабовато, слабовато,– бормочет д-р Грост, молодой ещё. </text:p>
      <text:p text:style-name="Text_20_body">– Ну, и что с того?– кричит Аарон Тростер.– Стоит старику встать не с той ноги и капут всей музыке. </text:p>
      <text:p text:style-name="Text_20_body">– Бригадный Генерал Падинг будет придерживаться своих обязательств,– Пойнтсмен весьма уверен, спокоен,– с ним у нас имеются договорённости. Детали не <text:span text:style-name="T473">слишком </text:span>важны. </text:p>
      <text:p text:style-name="Text_20_body">А други<text:span text:style-name="T473">х</text:span> и не бывают на этих его собраниях. Трикл в два счёта пущен по ложному следу насчёт Монсуна, въедливое пыхтенье Ролло Гроста никогда не поднимается до уровня серьёзной оппозиции, и оно на руку для придания видимости открытого обсуждения, так же как эпизодические истерики Тростера для отвлечения остальных…. Так-то вот, собрание заканчивается, заговорщики направляются к чашечкам кофе, жёнам, виски, сну, безразличию. Вебли Силвермейл остаётся настраивать свой аудиовизуальный прибор и шмонать пепельницы. Пёс Ваня, на данный момент в своём нормальном состоянии рассудка, но не почек (которые у него бобо после курса бромо-терапии), выпущен ненадолго из тестового стенда и сейчас со всех сторон обнюхивает клетку Крысы Ильи. Илья прикладывает свою мордочку к гальванизированной сетке и оба замирают так, нос к носу, жизнь и жизнь…. Силвермейл, обдувая согнутый в дугу окурок, под грузом 16-мм проектора, покидает ОИА вдоль длинного прохода между клетками. Разминочные колёса мельтешат в свете флуоресцентных ламп. Бережись, робяты, вона прёт мудло. О, он так ничё, Луи, он чувак нормальный. Остальные ухохатываются. Тады, чё он тута делайить, а? Длинные белые лампы зудят над головой. Серо-халатные ассистенты болтают, курят, копошатся в рутинных действиях. Опаньки, Лефти, этот раз за тобой идут. Глянь-ка, гля, хохочет мыш Алексей, ща он меня возьмёт, <text:span text:style-name="T472">а</text:span> я <text:span text:style-name="T472">и </text:span>насру ему прямо в руку! Лучче не нада, сам знаешь шо было Слагу, не? Када он так вот учудил, они ево паджарили, паря, как токо сунулсси не туды в ёбаном лабиринте. Сто вольт, ага. Сказали, шо то так по случайности вышло. Ага… <text:span text:style-name="T1">канешна</text:span>, а шо ж ишчо! </text:p>
      <text:p text:style-name="P342">Сверху, под Германск<text:span text:style-name="T476">им</text:span> углом <text:span text:style-name="T475">съёмки</text:span>, Вебли Силвермейлу вся эта лаборатуха смахивает на полн<text:span text:style-name="T476">ейший</text:span> лабиринт, <text:span text:style-name="T476">а </text:span>чё не<text:span text:style-name="T476">т</text:span>?.. бихейвиористы крутятся вокруг всех тех ихних столов и приборов, <text:span text:style-name="T476">прям тебе</text:span> крысы с мыш<text:span text:style-name="T476">вой</text:span>. Их <text:span text:style-name="T476">заставляет</text:span> бег<text:span text:style-name="T476">ать</text:span> не кусочек жрачки, а удачный эксперимент. Но кто наблюдает сверху, кто <text:span text:style-name="T476">от</text:span>сле<text:span text:style-name="T476">живает</text:span> их реакци<text:span text:style-name="T476">ю</text:span>? Кто слушает зверушек в клетке, когда они спариваются, кормят, или общаются через серые прямоугольнички, или же, вот как сейчас, начинают петь… <text:span text:style-name="T476">покидают</text:span> <text:s/>свои загород<text:span text:style-name="T476">ки</text:span>, разрастаясь до размеров Вебли Силвермейла (хотя все <text:span text:style-name="T476">те</text:span> лаборанты, похоже, без понятия про это всё), чтоб танцевать с ним вдоль длинных проходов и мимо <text:span text:style-name="T476">всякого железа</text:span> приборов-аппаратов под <text:s/>барабаны конга и там-тамы тропически жгучего оркестра, под очень популярный бит и мелодию: </text:p>
      <text:p text:style-name="P17"><text:span text:style-name="T159">Павловия</text:span> (бальный танец) </text:p>
      <text:p text:style-name="P504">Весна пришла в Павловию-ю-ю,</text:p>
      <text:p text:style-name="P504">Я в лабиринте заблудился… </text:p>
      <text:p text:style-name="P503"><text:soft-page-break/>Пропах лизолом лёгкий бриз, </text:p>
      <text:p text:style-name="P503">И без конца мой поиск длился. </text:p>
      <text:p text:style-name="P503">Тебя я встретил в тупичке, </text:p>
      <text:p text:style-name="P504">Откуда взялась ты <text:span text:style-name="T477">и</text:span> как тебя звать? </text:p>
      <text:p text:style-name="P504">Тут наши носики нечаянно столкнулись </text:p>
      <text:p text:style-name="P504">И сердце моё научилось летать! </text:p>
      <text:p text:style-name="P503"/>
      <text:p text:style-name="P503">Так вместе отыскали мы путь свой, </text:p>
      <text:p text:style-name="P503">Кусочек жрачки сгрызли, или два… </text:p>
      <text:p text:style-name="P503">Всё было словно вечер в кафешке с тобой, </text:p>
      <text:p text:style-name="P503">Ничё мне не надо, не нужны нам слова… </text:p>
      <text:p text:style-name="P503">Осень пришла в Павловию-ю-ю, </text:p>
      <text:p text:style-name="P503">И <text:span text:style-name="T476">вот</text:span> я <text:span text:style-name="T476">снова </text:span>один— </text:p>
      <text:p text:style-name="P503">Долбают меня милливольтами, </text:p>
      <text:p text:style-name="P503">Аж до нейронов и до кости </text:p>
      <text:p text:style-name="P503">Тебя вспоминаю моментами, </text:p>
      <text:p text:style-name="P505">Хоть имя <text:span text:style-name="T477">забылось</text:span>, уж ты прости— </text:p>
      <text:p text:style-name="P503">Ничего не осталось <text:span text:style-name="T477">мне кроме</text:span> Павлови-и-и, </text:p>
      <text:p text:style-name="P503">Уйду в лабиринт и меня не зовиии…. </text:p>
      <text:p text:style-name="Text_20_body">Они танцуют плавными витками. Крысы и мыши кружат в хороводе, выгибая свои хвосты так и эдак, чтоб сложился узор хризантемы, или <text:span text:style-name="T477">же </text:span>солнца раскинувшего лучи, под конец, все вместе составляют очертание единой гигантской мыши, в чьём глазу Сильвермейл позирует с улыбкой, вскинув руки буквой V, продляя последнюю ноту песни вместе с огромным хором грызунов и оркестром. Одна из классических пропагандистских листовок ОПВ в эти дни призывает гренадеров фольксштурма:<text:span text:style-name="Emphasis"> SETZT V-2 EIN</text:span>!, а в примечании поясняет, что «V-2» означает вскинуть руки над головой и «почётно сдаться»—такой вот юмор висельника—а заодно учит как надо фонетически правильно говорить «йа здайусся». Так эта Веблинова V тут призвана символизировать «викторию» или «здайусся»? </text:p>
      <text:p text:style-name="Text_20_body">Они насладились моментом своей свободы. Вебли нужен был лишь как заезжая звезда на гастролях. Теперь брысь по клеткам, обратно к рационализированным формам смерти—смерть на службе единственному виду, что проклят знанием о собственной смертности…. «Я б вас освободил, если б знал как. Но свободы тут не дождёшься. Все животные, растения, минералы, даже другие виды человека, ежедневно распускаются и складываются заново, ради сохранности немногих элитных, что громче всех теоретизируют о свободе, но свободны меньше остальных. Я <text:soft-page-break/>даже не могу вас обнадёжить, что когда-нибудь станет иначе—что Они выйдут и забудут смерть, и утратят выверенный ужас своей технологии, и перестанут использовать все остальные формы жизни без жалости, для поддержания человека на достаточно запуганном уровне—но вместо этого просто станут как вы тут, просто живыми….» Гастролирующая звезда удаляется вдоль коридоров. </text:p>
      <text:p text:style-name="Text_20_body">Огни, все, кроме розбрызгов там и сям, погашены в «Белом Посещении». Небо в эту ночь тёмно-синее, синее как флотская шинель, и облака в нём удивительно белые. Ветер твёрд и холоден. Старый Бригадный Генерал Падинг, дрожа, выскальзывает из своего помещения по ступеням чёрного хода, маршрутом известным лишь ему, через пустую оранжерею в свете звёзд, вдоль галереи развешенной, чтобы сплести кружево из модников, лошадей, дам с яйцами варёными вкрутую вместо глаз, чтобы покинуть её через маленькую антресоль (пункт <text:span text:style-name="T22">максимальной</text:span><text:span text:style-name="T1"> опасности</text:span>…) и далее в комнату-склад лишней мебели, где штабели старья и черноты пролёгшей без разбору, даже на таком удалении от детства, запросто осыпают морозом по коже, а там снова наружу и вниз по нескольким ступенькам из метала, напевая, как он надеется, тихонько, для храбрости: </text:p>
      <text:p text:style-name="P504">Омой меня водой, </text:p>
      <text:p text:style-name="P504">Которой моешь дочь свою грязнулю, </text:p>
      <text:p text:style-name="P504">И стану я белей побелки на стене…. </text:p>
      <text:p text:style-name="Text_20_body">Вот наконец и крыло Д, где окопались сумасшедшие из 30-х. Ночной дежурный спит накрывшись номером <text:span text:style-name="Emphasis">Дейли Херальд</text:span>. По виду он грубый жлоб, а читал передовицу. Знак близящихся перемен, предстоят выборы? Ой-ой-ой… </text:p>
      <text:p text:style-name="Text_20_body">Но у того приказ пропускать Бригадного Генерала. Старик крадётся мимо на цыпочках, учащённо дыша. Мокрота похрипывает в глубине его горла. В таком возрасте мокрота ежедневный компаньон, культура мокроты среди пожилых, в тысяче её проявлений, мокрота , что выскакивает сгустками, когда совсем не ждёшь, на скатерть стола в гостях у друга, окольцовывает его дыхательные пути по ночам, превращая их в трубки Вентури, такие твёрдые, что затемняют сны и заставляют пробудиться, с мольбою…. </text:p>
      <text:p text:style-name="Text_20_body">Голос из камеры слишком отдалённой, чтоб удалось <text:span text:style-name="T477">отсюда</text:span> уловить обертона: «Я благословенный Метатрон. Я хранитель Тайны. Я о<text:span text:style-name="T477">берегаю</text:span> Трона...» Здесь, самые возбуждающие из Виговских эксцессов были срублены долотом или замазаны краской. Ни к чему ерепенить пациентов. Всё в нейтральных тонах, с мягкими шторами, на стенах репродукции Импрессионистов. Только мраморный пол оставлен как был и взблёскивает под лампами <text:span text:style-name="T478">словно</text:span> вода. Старому Падингу нужно выдержать с полдюжины кабинетов или приёмных, прежде чем он достигнет <text:s/>место <text:span text:style-name="T478">своего </text:span>назначения. Не прошло ещё и полмесяца, но здесь уже зарождается некое подобие ритуала, его повторяемости. В каждой из комнат <text:span text:style-name="T478">подстроена</text:span> какая-нибудь особенная гадость для него: тест, который он должен пройти. Хотелось бы ему знать, не <text:span text:style-name="T478">происки </text:span><text:s/>ли это Пойнтсмен<text:span text:style-name="T478">а</text:span>. Конечно, конечно, <text:span text:style-name="T478">чьи</text:span> же ещё… как <text:span text:style-name="T478">только </text:span>этот молодой ублюдок вообще узнал? Может я разговаривал во сне? Или они проникали среди ночи со своими уколами истины и—и лишь мелькнула эта мысль, как перед ним начальный тест <text:soft-page-break/><text:span text:style-name="T478">текущей</text:span> ночи. В первой комнате: шприц и прочие к нему причиндалы оставлены на столе. Очень явно поблескивают, а всё прочее в<text:span text:style-name="T478">округ</text:span> лишено резкости. Да, по утрам я чувствовал жуткую вялость, не мог проснуться после снов—но во сне ли это было? Я разговаривал… Но всё, что <text:span text:style-name="T478">сохранилось в памяти</text:span>, это <text:span text:style-name="T478">что</text:span> он говори<text:span text:style-name="T478">т</text:span>, а кто-то его слуша<text:span text:style-name="T478">ет</text:span>… Он дрожит <text:span text:style-name="T478">в</text:span> страх<text:span text:style-name="T478">е с</text:span> лицо<text:span text:style-name="T478">м</text:span> белее побелки. </text:p>
      <text:p text:style-name="Text_20_body">Во второй приёмной красная жестянка из-под кофе, Название бренда Саварин. Он понимает, что тут подразумевается Северин. О, грязный, глумливый негодяй…. Но это не злобные насмешки предуготовленные страдальцу, скорее сочувственная магия, повторение, где <text:span text:style-name="T478">лишь</text:span> <text:span text:style-name="T478">воз</text:span>можно, преобладающей формы (<text:span text:style-name="T478">типа, </text:span>как безумный разрушитель в своей вечерней посудомоечной воде нач<text:span text:style-name="T478">инае</text:span>т тереть ложку меж<text:span text:style-name="T478">ду</text:span> двух чашек, или даже <text:span text:style-name="T478">затиснув</text:span> стаканом и тарелкой, из страха перед Трясучкой, якобы… потому что на самом деле это он <text:span text:style-name="T478">уже </text:span>ухватил трясучкин язык, защемил между двух фатальных контактов пальцами, что <text:span text:style-name="T478">аж </text:span>заныли от такого нежданного напоминания)… В третьей, ящик стола чуть выдвинут с кипой историй болезни и томом Крафт-Эбинга. В четвёртой, человеческий череп. Его возбуждение растёт. В пятой, обрезок тростника с Малакки с узловатой головкой набалдашника. Я участвовал в<text:span text:style-name="T478">о</text:span> стольких войнах за Англию, <text:span text:style-name="T478">ч</text:span>то всех уж не упомню… разве я не <text:span text:style-name="T478">заплатил сполна</text:span>? Рисковал для них всем, раз за разом… Зачем им мучить старика? В шестой комнате, распотрошённый английский солдат на Кряже Белого Листа, полевая форма прожжена дырками из пулемёта Максим, в чёрной кайме, как глаза Клео де Мероде, его собственный левый глаз выбит напрочь, труп уже завонялся… нет… нет! Пальто, чьё-то старое пальто забыто на крюке в стене… но разве он не слышал <text:span text:style-name="T1">запах</text:span>? А вот теперь наплывает горчичный газ, с фатальным гу<text:span text:style-name="T478">л</text:span>ом, как сны, которых не хотим, или когда задыхаемся. Пулемёт с Германской стороны напевает <text:span text:style-name="T1">дам диди да да</text:span>, Английский ему отвечает <text:span text:style-name="T1">дум дум</text:span>, и ночь обвивает, стискивает его тело, за минуту до назначенной атаки…. </text:p>
      <text:p text:style-name="Text_20_body">В седьмую камеру, суставами хрупкими против тёмного дуба, он стучит. Замок, дистанционно, электрически управляемый, распахивается с чётким лязгом эха. Войдя, он закрывает за собою дверь. Камера тонет в полумраке, лишь ароматическая свеча светит в углу, далеко, словно за несколько миль. Она ждёт его на высоком Адамовом стуле, белое тело и чёрная униформа мрака. Он падает на колени. </text:p>
      <text:p text:style-name="Text_20_body">– Повелительница Ночи… блистающая мать и последняя любовь… слуга твой, Эрнест Падинг, явился по <text:span text:style-name="T479">вызову</text:span>. </text:p>
      <text:p text:style-name="Text_20_body">В эти военные годы, средоточие женского лица это её рот. Губная помада, среди этих грубоватых и часто недалёких девушек, преобладает как кровь. Глаза оставлены погоде и слезам: в эти дни, когда столько смерти таится в небе, и в морской глубине, среди пятен и полос разведснимков, большинство женских глаз чисто функциональны. Но Падинг, происхождением, из другого времени, так что Пойнтсмен учёл и эту деталь. Леди Бригадного Генерала провела целый час с косметикой, тушью, тенями, и карандашом, с кремами и румянами, щёточками и щипчиками, консультируясь иногда с альбомом несшитых листов наполненных фотопортретами красавиц тридцати и сорокалетней давности, чтобы её правление в эти ночи было аутентичным, если не—это для её умственного состояния, так же как и для его—узаконенным. Её светлые волосы спрятаны и стянуты шпильками под громадным чёрным париком. Когда она сидит опустив голову, <text:span text:style-name="T479">отвлёкшись</text:span> от царственной позы, волосы спадают вперёд через плечи ниже её грудей. <text:soft-page-break/>Сейчас на ней нет одежды, за исключением длинной отороченной соболями мантии и чёрных сапог на дворцовых каблуках. Единственная драгоценность на ней, серебряное кольцо с искусственным рубином, <text:span text:style-name="T479">но</text:span> без огранки, а цельным куском, наглый артрит крови, протянута сейчас принять его поцелуй. </text:p>
      <text:p text:style-name="Text_20_body">Его подстриженные усы топорщатся, трепеща поперёк её пальцев. Она подточила свои ногти в длинные острия и отполировала в тот же красный, как и её рубин. Их рубин. При <text:span text:style-name="T474">таком</text:span> свете ногти почти черны. «Хватит. Приготовься». </text:p>
      <text:p text:style-name="P343">Она наблюдает его раздевание, ордена чуть позвякивают, шелестит накрахмаленная рубаха. Ей жутко хочется курить, но у неё инструкция, никаких сигарет. Она старается удерживать руки неподвижными. «О чём ты думаешь, Падинг?» </text:p>
      <text:p text:style-name="Text_20_body">– О той ночи, когда мы встретились впервые.– Смердела грязь. Зенитки частили в темноте. Его люди, его бедные овцы, с утра наглотались газов. Через перископ, под <text:span text:style-name="T487">осветительной ракетой</text:span>, что висел<text:span text:style-name="T487">а</text:span> в небе, он увидал её… и хотя он был в укрытии, она видела Падинга. Лицо её было бледно, одежда вся чёрная, она стояла на Ничейной Земле, пулемёты <text:span text:style-name="T480">вы</text:span>стр<text:span text:style-name="T480">а</text:span>чи<text:span text:style-name="T480">ва</text:span>ли свои узоры <text:span text:style-name="T480">со всех сторон</text:span> вокруг неё, но она не нуждалась в защите. «Они знали тебя, Госпожа. Они были твоими». </text:p>
      <text:p text:style-name="Text_20_body">– И ты тоже. </text:p>
      <text:p text:style-name="Text_20_body">– Ты позвала меня, сказала: «Я тебя никогда не оставлю. Ты принадлежишь мне. Мы будем вместе, снова и снова, хотя может <text:span text:style-name="T480">миновать</text:span> много лет. И ты всегда будешь служить мне». </text:p>
      <text:p text:style-name="Text_20_body">Он опять на коленях, голый как младенец. Его старческая плоть всколыхивается, грубо шершавая в свете свечи. Старые шрамы и свежие рубцы сгруппированы тут и там <text:span text:style-name="T480">по</text:span> его коже. Его член стоит навытяжку. Она усмехается. По её команде, он ползёт вперёд поцеловать ей сапоги. Он чувствует запах ваксы и кожи, чувствует как пальцы её ног подаются под его языком, сквозь чёрную <text:span text:style-name="T480">союзку</text:span>. Уголком глаза, на столике, <text:span text:style-name="T481">ему удаётся</text:span> различить остатки её раннего ужина, край тарелки, горлышки двух бутылок, минеральная вода, французское вино…. </text:p>
      <text:p text:style-name="P107">– Время для боли, Генерал. Получишь двенадцать самых лучших, если твоё <text:span text:style-name="T481">священодейство</text:span> в эту ночь понравится мне. </text:p>
      <text:p text:style-name="P107">Это <text:span text:style-name="T481">самый тяжкий</text:span> момент для него. Она уже отвергала его <text:span text:style-name="T481">прежде</text:span>. Его воспоминания про Выступ ей не интересны. Похоже ей не так интересно про массовую мясорубку, как <text:span text:style-name="T481">сам</text:span> миф, <text:span text:style-name="T481">а</text:span> <text:span text:style-name="T481">пр</text:span>о пережит<text:span text:style-name="T481">ый</text:span> ужас не интересно… но, пожалуйста… пожалуйста, пусть она выслушает…. </text:p>
      <text:p text:style-name="P107">– В Бадайозе,– уничижённым шёпотом,– во время войны в Испании, соединение из Легиона Франко атаковало город распевая гимн своего полка. Они пели о взятой невесте. Это была ты, Госпожа: они– они объявляли тебя своей невестой. </text:p>
      <text:p text:style-name="P108">Она чуть помолчала, заставляя его ожидать. Наконец, глядя ему в глаза, она улыбается, <text:span text:style-name="T481">добавка</text:span> злости, <text:span text:style-name="T481">что</text:span>, <text:span text:style-name="T481">как </text:span>ей уже известно, нужна ему, <text:span text:style-name="T481">подействует</text:span> <text:span text:style-name="T481">и скажется</text:span> как всегда: «Да…. Многие из них стали моими женихами в тот день»,– шепчет она выгибая яркий хлыст. В комнате словно повеяло зимним ветром. Её образ грозит распасться в белые снежинки. Он любит слушать когда она говорит, этот голос встречал его в разбитых комнатах фламандских деревень, он знает это, <text:soft-page-break/>чувствует по акценту, все те девушки, что <text:span text:style-name="T482">старели</text:span> в Нидер-Ландах, чьи голоса портились из юных в старческие, от задорности к безразличию, а та война <text:span text:style-name="T482">всё так и </text:span>длилась из года в ещё более горький год…. «Я прижимала их коричневые испанские тела к моему. Они были цвета пыли, и сумерков, и мяса поджаренного до превосходной корочки… большинство <text:span text:style-name="T482">оказались</text:span> <text:span text:style-name="T482">совсем</text:span> молоденькими. Летний день, день любви: один из самых страстных дней, что я познала. <text:span text:style-name="T482">Неплохо</text:span>. Ты заслужил сегодня <text:s/>свою боль». </text:p>
      <text:p text:style-name="Text_20_body">Эта часть исполняемой рутины ей не претит, по крайней мере. Хотя <text:span text:style-name="T483">ей</text:span> никогда не <text:span text:style-name="T483">доводилось </text:span>чита<text:span text:style-name="T483">ть</text:span> класси<text:span text:style-name="T483">ку</text:span> британской порно-литературы, она чувствует себя уверенно, как рыба в воде, <text:span text:style-name="T483">в</text:span> основно<text:span text:style-name="T483">м из</text:span> местн<text:span text:style-name="T483">ых</text:span> течени<text:span text:style-name="T483">й</text:span>. Шесть по ягодицам, ещё шесть по соскам. <text:span text:style-name="T1">Хрясь</text:span> так где теперь тот Тыквенный Сюрприз? А? Ей нравится как взбрызгивает кровь из рубцов от предыдущей ночи. Часто, <text:span text:style-name="T483">лишь</text:span> так ей удаётся сдерж<text:span text:style-name="T483">ив</text:span>ать собственные стоны <text:span text:style-name="T483">при</text:span> кажд<text:span text:style-name="T483">ом</text:span> из его всхлипов боли, два голоса диссонанс<text:span text:style-name="T483">ом</text:span> , что стал бы куда менее случайным, чем звучащее…. В какие-то из ночей она затыкала его рот парадным кушаком, связывала наградным вымпелом с золотыми аксельбантами или его собственной портупеей. Но в эту ночь он скрючился на полу у её ног, его иссохшая задница приподнята навстречу хлысту, никаких уз, кроме его потребности <text:span text:style-name="T483">в </text:span>боли, <text:span text:style-name="T483">нужды в чём-то</text:span> <text:s/>настояще<text:span text:style-name="T483">м</text:span>, неподдельно<text:span text:style-name="T483">м</text:span>. Его так далеко <text:span text:style-name="T483">сманили </text:span>от его простых нервов. Напихали бумажных иллюзий и армейских эвфемизмов между ним и этой истиной, этой неспешной откровенностью, этим моментом у её победительных ног… нет, тут не за что винить, тут можно скорее лишь изумляться—что он смог столько лет слушать министров, учёных, врачей, каждый излагает свою профессиональную ложь, тогда как она всё время была тут, уверенная в своём владении его слабеющим телом: не спрятанным униформой, не набитым лекарствами, чтоб скрыть от него её оповещение тошноты, головокружения и боли…. Прежде всего, боли. Наичистейшей поэзии, бесценнейшей ласки.... </text:p>
      <text:p text:style-name="Text_20_body">Он приподымается на колени, поцеловать орудие. Теперь она стоит над ним, ноги широко расставлены, лобок выпячен, мантия в меховой опушке распахнута на бёдрах. Он осмеливается поднять взгляд к её пизде, этому жуткому омуту. <text:span text:style-name="T483">Для</text:span> тако<text:span text:style-name="T483">го</text:span> случа<text:span text:style-name="T483">я</text:span>, волосы у неё на лобке покрашены чёрным. Он вздыхает, испуская маленький постыдный стон. </text:p>
      <text:p text:style-name="Text_20_body">– Ах… да, знаю.– Она смеётся.– Несчастный смертный Генерал, я знаю. Это моя заключительная тайна,– поглаживая ногтями губки своего влагалища,– нельзя просить женщину, чтобы раскрыла свою последнюю тайну, так ведь? </text:p>
      <text:p text:style-name="Text_20_body">– Пожалуйста… </text:p>
      <text:p text:style-name="Text_20_body">– Нет. Не сегодня. На колени и принимай, что я даю тебе. </text:p>
      <text:p text:style-name="Text_20_body">Невольно—это уже рефлекс—он быстрым взглядом окидывает бутылки на столе, тарелки в пятнах от сочного мяса, голландский сыр, кусочки хряща и кости…. Её тень покрывает его лицо и верхнюю часть торса, её кожаные сапоги чуть поскрипывают, отвечая на движение мускулов ляжки и брюшины, а затем резко она начинает ссать. Он раскрывает рот, чтобы поймать струю, пёрхая, стараясь не прерывать глотки, чувствуя как тёплая моча выплёскивается из уголков его рта ему на шею и плечи, утопая в шипучем шторме. Когда она прекратила, он слизывает последние пару капель со своих губ. Ещё несколько, золотисто-прозрачных, зависли на <text:soft-page-break/>блестящих волосках её пизды. Её лицо, проглядывающее между её голых грудей, гладко как сталь. </text:p>
      <text:p text:style-name="Text_20_body">Она разворачивается. «Придержи мои меха»,– Он повинуется.– «Осторожней, не коснись моей кожи». Раньше в этой игре она нервничала, случались запоры, наверное, думала она, это сходно с мужской импотенцией. Однако, предусмотрительный Пойнтсмен, предугадав такую возможность, присылал слабительные таблетки вместе с ужином. Сейчас её кишки слегка покряхтывают, и она ощущает, как говно прёт вниз и вовне. Он на коленях, вскинутыми вверх руками удерживает драгоценную мантию. Тёмная какашка появляется из расселины, из абсолютной тьмы между её белых ягодиц. Он раздвигает свои колени, неуклюже, пока не начинает ощущать кожу её сапог. Он наклоняется вперёд охватить губами горячую какашку, нежно посасывая, облизывая её нижний край… <text:s text:c="2"/>ему <text:span text:style-name="T484">представляется, такая неловкость</text:span>, но <text:span text:style-name="T484">с</text:span>держаться <text:span text:style-name="T484">никак</text:span> не <text:span text:style-name="T484">получается</text:span>, <text:span text:style-name="T484">представляется</text:span> негритянск<text:span text:style-name="T484">ий</text:span> член, он знает, что <text:span text:style-name="T484">да,</text:span> отчасти <text:span text:style-name="T484">это </text:span>вразрез с <text:span text:style-name="T484">окружающими</text:span> условиями, но невозможно отринуть этот образ брутального Африканца, <text:span text:style-name="T484">что</text:span> сделает его шёлковым…. Смрад говна переполняет его нос, забивая его, окружая. Это запах Пашенделе, Выступа. Смешанный с грязью и разложением трупов, он был суверенным запахом их первой встречи и её эмблемой. Какашка соскальзывает ему в рот, вниз до горла. Он давится, но храбро стискивает зубы. Хлеб, что лишь уплывал бы где-то в фаянсовых водах, невиданным, не испробованным—подошёл и был <text:span text:style-name="T484">испечён</text:span> сейчас в горькой кишечной Печи, чтобы стать известным нам хлебом, хлебом пышным, как домашний уют, тайным, как смерть в постели…. Спазмы в его горле продолжаются. Ужасная боль. Своим языком он давит говно о нёбо у себя во рту, и начинает жевать, взахлёб, чавканье наполняет комнату…. </text:p>
      <text:p text:style-name="P109">Есть ещё две какашки, поменьше, а когда он съел их, <text:span text:style-name="T484">ему досталось вылизать </text:span>ещё и остатки кала из её ануса. Он молит, чтоб она ему позволила опустить низ мантии и на него, и разрешила, в отороченной шёлком тьме, побыть так чуть дольше, засунув его верноподданнический язык вверх, в дыру её жопы. Но она отходит. Мех <text:span text:style-name="T484">выскальзывает</text:span> из его рук. Она приказывает ему дрочить пред нею. <text:span text:style-name="T484">Н</text:span>а<text:span text:style-name="T484">смотревшись</text:span> капитана Блисеро с Готфридом, <text:span text:style-name="T484">она </text:span>знает как отдать команду надлежащ<text:span text:style-name="T484">и</text:span>м <text:span text:style-name="T484">тоном</text:span>. </text:p>
      <text:p text:style-name="Text_20_body">Бригадный Генерал быстро кончает. Густой запах семени заполняет комнату, словно дым. </text:p>
      <text:p text:style-name="Text_20_body">– Теперь уходи.– Ему хочется плакать. Но он уже молил прежде, предлагал ей—какой абсурд—свою жизнь. Слёзы наполняют и скатываются из его глаз. Он не может смотреть в её. «У тебя сейчас говно вокруг всего рта. Может, я тебя таким сфотографирую. На случай, если когда-нибудь надоем». </text:p>
      <text:p text:style-name="Text_20_body">– Нет. Нет. Мне надоело только <text:span text:style-name="T1">это</text:span>,– дёргает головой назад, в сторону крыла Д, чтоб охватить всё остальное «Белое Посещение»,– насточертело…. </text:p>
      <text:p text:style-name="Text_20_body">– Оденься. Не забудь рот вытереть. Я пришлю за тобой, когда захочу тебя снова. </text:p>
      <text:p text:style-name="Text_20_body">Отпущен. Вновь в униформе, он закрывает дверь камеры и возвращается тем же путём, которым приходил. Ночной дежурный всё ещё спит. Холодный воздух наотмашь <text:span text:style-name="T486">хлещет</text:span> Падинга. Он рыдает, согбенный, одинокий, щека на миг прижимается к шершавому камню стен Палладиева <text:soft-page-break/>дома. Его обычная квартира превратилась в место ссылки, а его <text:span text:style-name="T485">истинный</text:span> дом рядом с Госпожою Ночи, возле её мягких сапог и твёрдого иностранного голоса. Его ничто не ждёт впереди, кроме поздней чашки бульона, рутины подписания бумаг, дозы пенициллина, предписанной ему Пойнтсменом для <text:span text:style-name="T485">сдерживания</text:span> поноса. Хотя возможно, завтрашней ночью… может тогда. Он не знает как ему выдерживать дальше. Но, может, <text:s/>в <text:span text:style-name="T488">часы перед <text:s/></text:span>рассвет<text:span text:style-name="T488">ом</text:span>…. </text:p>
      <text:p text:style-name="P459"><draw:frame draw:style-name="fr2" draw:name="Image27" text:anchor-type="paragraph" svg:width="6.9252in" svg:height="0.3661in" draw:z-index="27"><draw:image xlink:href="Pictures/1000000000000B720000009B428C9716555D8079.png" xlink:type="simple" xlink:show="embed" xlink:actuate="onLoad" loext:mime-type="image/png"/></draw:frame></text:p>
      <text:p text:style-name="P344">Великий гребень—зелёное равноденствие и превращение, сонных рыб в молодого барашка, водной дрёмы в пробудившийся огонь, <text:span text:style-name="T489">при</text:span>хлынув катится к нам. За Западным фронтом, в Бляхероде среди гор Гарца, Вернер фон Браун, с рукой загипсованной после недавней поломки, готовиться отпраздновать свой 33-й день рождения. В дневное время громыхает артиллерийская канонада. Русские танки вздымают пылевые фантомы над Германскими пастбищами. Аисты вернулись из тёплых краёв и появились первые фиалки. </text:p>
      <text:p text:style-name="P111">В «Белом Посещении», дни, вдоль отрезка мелового побережья, стали прекрасно ясными теперь. Девушки из офисов перестали укутываться в несколько свитеров за раз и груди снова бугрятся для обозрения. Март прибрёл как ягнёночек. Лойдж Джордж при смерти. Приблудные гуляки уже замечаются вдоль всё ещё запретного пляжа, сидят себе среди заброшенной сети стальной арматуры и тросов, штаны закатаны до колен, или до волос <text:span text:style-name="T490">выпущенных на волю</text:span>, продрогшие серые пальцы ног пошевеливают гальку. Чуть дальше от берега, под водой, проложены мили секретного трубопровода, нефть готов<text:span text:style-name="T490">а</text:span>, с поворотом задвижки, выплеснуться и поджарить Германских захватчиков, <text:span text:style-name="T490">которые застряли</text:span> в устаревших уже кошмарах… горючее в ожидании гиперголичного возж<text:span text:style-name="T491">ига</text:span>ния, либо майского <text:span text:style-name="T491">бунта</text:span> ду<text:span text:style-name="T491">ши</text:span>, <text:span text:style-name="T491">чтобы </text:span>под <text:span text:style-name="T491">бодрую</text:span> мелодию баварского музыкотворца Карла Орфа </text:p>
      <text:p text:style-name="P487">O, O, O,</text:p>
      <text:p text:style-name="P487">To-tus flore-o! </text:p>
      <text:p text:style-name="P487">Iam amore virginali </text:p>
      <text:p text:style-name="P506"><text:span text:style-name="T1">Totus ardeo .</text:span> . .</text:p>
      <text:p text:style-name="P112">воспламенить вс<text:span text:style-name="T491">ю</text:span> эт<text:span text:style-name="T491">у </text:span>крепость-побережье, от Портсмута до Дангениза, полыхать весенней люб<text:span text:style-name="T491">овью</text:span>. Такие вот замыслы вынашиваются ежедневно в <text:span text:style-name="T491">самых</text:span> <text:span text:style-name="T491">шустрых</text:span> из голов пребывающих в «Белом Посещении»—зиме собак, чёрных снегопадов из бессвязных слов, приходит конец. Скоро мы оставим её позади. Но оказавшись там, позади нас—продолжит ли она испускать свой <text:span text:style-name="T491">затаённый</text:span> холод, вопреки раздуваемым в море пожарам? </text:p>
      <text:p text:style-name="P112">В Казино Герман Геринг новый режим приходит к власти. Единственн<text:span text:style-name="T491">о</text:span> знакомым остаётся теперь лишь лицо Генерала Виверна, хотя его, похоже, понизили. Собственное представление Слотропа о сговоре против него заметно <text:span text:style-name="T491">пошло в рост</text:span>. Прежде заговор был монолитным, всемогущим, вне пределов его досягаемости. До той упойной игры, и той сцены с Катье, и двух нежданных <text:span text:style-name="T491">расставаний</text:span>. Но теперь— </text:p>
      <text:p text:style-name="P580"><text:soft-page-break/>Пословицы для Параноиков, 1: Тебе никак не позволяется коснуться Хозяина, но можешь щекотать <text:s/>его <text:span text:style-name="T489">творения</text:span>. </text:p>
      <text:p text:style-name="Text_20_body">И потом, ну, он с недавних пор начинает <text:span text:style-name="T492">осваивать способ приходить </text:span><text:s/>в особое состояние сознания, не то, чтобы сон, а так называемые «грёзы», только цвета там довольно резкие, не пастельные… и в такие моменты <text:span text:style-name="T492">ему </text:span>кажется будто он прикоснулся, и остался притронутым, на какое-то время, к знакомой нам <text:span text:style-name="T492">уже </text:span>душе, к голосу, который не раз <text:span text:style-name="T492">вещал</text:span> через медиума исследовательского заведения Кэрола Эвентира: <text:span text:style-name="T492">снова</text:span> покойный Роланд Фельдпат, издавна привлечённый специалист по системам управления, формулам наведения, <text:span text:style-name="T492">реагированию </text:span><text:s/>на <text:span text:style-name="T492">ЧП</text:span> <text:s/>в одном <text:span text:style-name="T492">или ином </text:span>из Заведений Аэронавтики. <text:span text:style-name="T492">Похоже</text:span> на то, что, по неким личным мотивам, Роланд продолжает зависать над этим Слотропианским пространством, <text:span text:style-name="T492">как</text:span> залитом светом солнца, чья энергия едва ли до него доходит, <text:span text:style-name="T492">так </text:span>и в бури щекочущие его спину статичным электричеством, шептания Роланда доносятся с восьми километров, <text:span text:style-name="T492">крутая</text:span> высота, где он расквартирован на одной из Последних Парабол—куда никогда не <text:span text:style-name="T492">следует</text:span> распростран<text:span text:style-name="T492">ять</text:span> зон<text:span text:style-name="T492">у</text:span> полётов—<text:span text:style-name="T492">занимая</text:span> теперь должност<text:span text:style-name="T492">ь</text:span> одного из невидимых <text:span text:style-name="T492">Огранич</text:span>ителей в стратосфере, на безнадёжно <text:span text:style-name="T492">обюрократившейся</text:span> той стороне, ничуть не <text:span text:style-name="T492">в </text:span>мен<text:span text:style-name="T492">ьш</text:span>е<text:span text:style-name="T492">й мере</text:span>, чем всегда было и на этой, он <text:span text:style-name="T493">поджал</text:span> свои астральные растопырки насколько можно было <text:span text:style-name="T493">рассчитывать</text:span>, при<text:span text:style-name="T495">мазался</text:span> к «небу», такой весь из себя взвинченный <text:span text:style-name="T496">провалами</text:span> попыт<text:span text:style-name="T496">ок</text:span> установить контакт, <text:span text:style-name="T496">по причине</text:span> бессилия <text:span text:style-name="T496">кое-каких</text:span> сновидцев, <text:span text:style-name="T494">что</text:span> пытаются про<text:span text:style-name="T494">буди</text:span>ться, <text:span text:style-name="T496">либо</text:span> заговорить, <text:span text:style-name="T495">да</text:span> не <text:span text:style-name="T495">выходит,</text:span> и <text:span text:style-name="T496">брыкаются против гирек</text:span> и щуп<text:span text:style-name="T496">ов</text:span> черепной боли, той что, похоже, при пробуждении станет и вовсе невыносимой, он <text:span text:style-name="T496">дожидается</text:span> бесцельны<text:span text:style-name="T496">х,</text:span> не вызванны<text:span text:style-name="T496">х</text:span> необходимостью появлени<text:span text:style-name="T496">й</text:span> тут пеньтюхов наподобие Слотропа— </text:p>
      <text:p text:style-name="Text_20_body">Роланд <text:span text:style-name="T496">в мандраже</text:span>. Может вон <text:span text:style-name="T23">тот</text:span>? <text:span text:style-name="T501">Или </text:span>тот? станет марионеткой в ближайшем воплощении? Ё-моё. Помилуй, Господи: ну, и штормит, что за чудищ Эфира вообще раздрочил этот Слотроп, для кого <text:span text:style-name="T496">о</text:span>н наживка? </text:p>
      <text:p text:style-name="P113">Как видно, Роланду придётся попыхтеть, тут уж ничего не поделаешь. Раз <text:span text:style-name="T496">уж </text:span>они до такого доходят, он им <text:span text:style-name="T496">растолкует</text:span> свои понятия об Управлении. В этом одна из секретных миссий его смерти. Загадочные высказывания, что выдавал он в ту ночь в Сноксоле насчёт экономических систем, всего лишь ежедневный фон будничной болтовни на этой стороне, привходящее условие существования. В особенности порасспросите Немцев. О, это и впрямь печальная история, как подло использовалась их<text:span text:style-name="Emphasis"> Schwärmerei</text:span> к Управлению теми, кто дорвался к власти. Параноидные Системы Истории (ПСИ), скоропостижно <text:span text:style-name="T496">пропавшее</text:span> периодическое издание 1920-х, все выпуски которого мистически исчезли, есессно, предполагали даже, более чем в одной передовице, что вся Германская Инфляция была подстроена намеренно, просто <text:span text:style-name="T496">за</text:span>гнать молодых энтузиастов Кибернетической Традиции в <text:span text:style-name="T497">пахоту на</text:span> Управлени<text:span text:style-name="T497">е</text:span>: в конце концов, экономическая инфляция, устремляясь в высь, как шар, в её своеобразном <text:span text:style-name="T497">воспроизведении</text:span> поверхности Земли, возносясь ценами всё выше, неуправляемо, день за днём взлетала <text:span text:style-name="T497">всё выше и выше</text:span>, <text:span text:style-name="T497">а</text:span> конструктивная система призванная удерживать стоимость марки постоянной, так жалко провалилась…. Идентичный рост за оборот, идентичность роста, ноль изменений, и тишина, таким образом, навеки, такими были тайные считалочки детства Науки Управления—тайные и ужасные, как повествуют багровые истории. Отклоняющиеся колебания любого рода это почти Худшая из Угроз. Ты не мог раскачивать качели на этих игровых площадках выше <text:soft-page-break/>определённого угла от вертикали. Драки прекращались быстро, с<text:span text:style-name="T498">о сноровкой</text:span>, которая не заставила себя ждать. Дождливые дни никогда не <text:span text:style-name="T499">позволяли себе лишнего</text:span> гром<text:span text:style-name="T499">а</text:span> и молни<text:span text:style-name="T499">й</text:span>, <text:span text:style-name="T499">а только</text:span> высокомерно стеклянная серость <text:span text:style-name="T499">с</text:span>капливала<text:span text:style-name="T498">с</text:span>ь в нижних <text:span text:style-name="T499">слоях</text:span>, монохромный вид долин заполненных мшистой трухой, корнями торчащими к небу с не слишком злобной игривостью (вроде <text:span text:style-name="T499">определённого</text:span> бело<text:span text:style-name="T499">го сюрприза</text:span> для элитарников, там наверху, которые никогда не замечают, нет… ), долины переполняются осенью, <text:span text:style-name="T499">и</text:span> <text:s/>увядают <text:span text:style-name="T499">с дождём</text:span>, стародевственно коричневые за её золотом… весьма избирательно дроблённый ливень выманивает тебя через участки в окраинные улочки, что становятся всё загадочней и хуже мощёными, и всё плотнее спланированными, участок втискивается в перекрученный другой раз семь, а то и больше, <text:s text:c="2"/>углами каменной ограды, <text:span text:style-name="T499">с</text:span> выкрутасами оптического дневного времени, покуда не вырвемся, разгорячённые, примолкшие, из крайнего района улиц за город, в чересполосицу тёмных полей и перелесков, к началу настоящего леса, где предстоящее испытание понемногу начинает возникать, и наши сердца чувствовать страх… но, как ни одни качели не в состоянии размахнуться дальше определённой высоты, так же и лес, за пределы определённого радиуса, не пускает проникнуть, до сих <text:span text:style-name="T499">и не далее</text:span>. Предел присутствовал всегда, чтобы в него упереться. И до чего же легко было расти при подобной упорядоченности. Всё являлось до того цельным, насколько можно. Кромки едва ли вообще удавалось приметить, ещё меньше заглянуть за них. Разрушение, о, и демоны—да, в том числе и Максвелов—таились глубоко в лесах, с прочим зверьём, в склепах и недрах редутов твоей безопасности…. </text:p>
      <text:p text:style-name="P110">Точно так же и жуткий пробег Ракеты был сведён, буквально, к буржуазным терминам, терминам уравнения, как тот элегантн<text:span text:style-name="T500">ое</text:span> <text:span text:style-name="T500">сочетание</text:span> философии и материальной конструкции, абстрактный переход и ключевой механизм из настоящего металла, которое описывает движение в аспекте контроля направления:</text:p>
      <text:p text:style-name="P19"><text:s/><draw:frame draw:style-name="fr4" draw:name="Image28" text:anchor-type="as-char" svg:width="5.4618in" svg:height="0.7909in" draw:z-index="28"><draw:image xlink:href="Pictures/10000201000003340000006A8A05325EC82813B0.png" xlink:type="simple" xlink:show="embed" xlink:actuate="onLoad" loext:mime-type="image/png"/><svg:title>formula</svg:title></draw:frame><text:s/></text:p>
      <text:p text:style-name="P110">сохраняя, владея, направляя между Скиллой и Харибдой на протяжении всего пути до <text:span text:style-name="Emphasis">Brennschluss</text:span>. Если кто-то из молодых инженеров замечал соответствие между глубоким консерватизмом Обратой Связи и жизнями всякого рода, которые им доводилось вести по ходу процесса прожития их, то оно утрачивалось или заморачивалось—никто из них не пользовался связью, во всяком случае при жизни: потребовалась смерть, чтоб Роланд Фелдпат её обнаружил, смерть плюс очень большая вероятность, что Слишком Поздно, и несчётное число прочих душ, что чувствуют себя, даже теперь, Ракетоподобными, уносясь к огонькам каменной синевы Управляемого Вакуума, имя которого им вряд ли известно… освещение тут на удивление мягкое, <text:span text:style-name="T500">бархатистое</text:span>, как небесные одеяния, ощущение многонаселённости и невидимой силы, обрывков «голосов», мимолётные видения <text:span text:style-name="T1">бытия иного порядка</text:span>…. </text:p>
      <text:p text:style-name="P115">После чего Слотроп оставался не то, чтобы с каким-то <text:span text:style-name="T502">чётким</text:span> символом или схемой, а скорее с щемящим привкусом горечи, не поддающаяся сокращению <text:span text:style-name="T1">чуждость</text:span>, непроницаемая самодостаточность…. </text:p>
      <text:p text:style-name="P115"><text:soft-page-break/><text:span text:style-name="T206">Да, такие эпизоды бывали, типа, </text:span><text:span text:style-name="T208">Германскими</text:span><text:span text:style-name="T206">. Ну, в последнее время Слотропу даже сны сн</text:span><text:span text:style-name="T207">ятся</text:span><text:span text:style-name="T206"> на этом языке. Его тут вовсю обуча</text:span><text:span text:style-name="T207">ют</text:span><text:span text:style-name="T206"> диалектам,</text:span><text:span text:style-name="Emphasis"><text:span text:style-name="T209"> Plattdeutsch</text:span></text:span><text:span text:style-name="T206">, для зоны, которая планир</text:span><text:span text:style-name="T207">уется</text:span><text:span text:style-name="T206"> под Британскую оккупацию, говор Тюрингии, на случай если русские не продвинутся до Нордхаузена, где расположены основные линии производства ракет. Вместе с преподавателями языка, </text:span><text:span text:style-name="T207">по</text:span><text:span text:style-name="T206">являлись эксперты по баллистике, электронике, и аэродинамике, а также один малый из Шелл Интернэшнэл Петролеум по имени Хилари Бонс, для обучения насчёт движущей силы. </text:span></text:p>
      <text:p text:style-name="Text_20_body">Похоже, в начале 1941, Британское Министерство Снабжения выделило £10,000 на исследовательский контракт с Шелл—хотели, чтобы в Шелл разработали ракетный двигатель с каким-нибудь другим горючим вместо кордита, который в те дни уходил на взрывы людей всякого сорта со скоростью охренеть сколько тонн в час и жалко было его тратить на ракеты. Группа, сколоченная неким Айзеком Лабоком, устроил<text:span text:style-name="T503">и</text:span> базу статичных тестов в Лэнгхёрсте возле Хорсхэма и начал<text:span text:style-name="T503">и</text:span> экспериментировать с жидким кислородом и авиационным топливом, первые удовлетворительные результаты пришлись на август 42-го. Инженер Лабок с отличием закончил два из курсов Кембриджа и <text:span text:style-name="T503">стал</text:span> Отцом Британских Исследований Жидкого Кислорода, <text:span text:style-name="T503">так что</text:span> то, чего он не знал про этот кислый род уже и знать не стоило. Заместителем его в те дни был м-р Джеффри Голин, вот этому-то Голину и подчиняется Хилари Бонс. </text:p>
      <text:p text:style-name="Text_20_body">– Ну, я, вообще-то, болельщик Эссо,– считает нужным отметить Слотроп.– Мой старый коротышка жрал бензин как все, но был гурманом. При заправке тем Шеллом мне приходилось заливать в него ещё и целую бутылку Бромо, чтоб ёбаный бедняга Тераплейн прочхался. </text:p>
      <text:p text:style-name="Text_20_body">– Фактически,– брови капитана Бонса, человека верного компании на 110%, ходят вверх-вниз, помогая ему вывернуться,– тогда мы отвечали лишь за транспортировку и хранение. В те дни, до Япошек и Наци, и всё такое, добычей и очисткой занимался голландский офис, в Гааге. </text:p>
      <text:p text:style-name="Text_20_body">Слотроп, бедный простофиля, вспоминает Катье, утраченную Катье, произнося название её города, бормоча голландские слова любви, переносящие на утренний пляж у моря, уже в ин<text:span text:style-name="T503">ую</text:span> эпох<text:span text:style-name="T503">у</text:span>, <text:span text:style-name="T503">к </text:span>иной распределённости…. <text:span text:style-name="T1">Но погоди-ка</text:span>. –«Это Батафше Петролеум Маатшапий, Н.В.?» </text:p>
      <text:p text:style-name="Text_20_body">– Точно. </text:p>
      <text:p text:style-name="Text_20_body">Всплывает также негатив разведснимка города, в разляпистых пятнах от воды, никогда нет времени просушить их как следует— </text:p>
      <text:p text:style-name="Text_20_body">– А вы, парни, <text:span text:style-name="T1">отдаёте себе отчёт</text:span>,– Слотропа заодно пытаются обучить и англо-английскому, одному только небу известно зачем, и это звучит как, типа, у Кэри Гранта,– что Фрицы—ещё те Фрицы, само собой—были <text:span text:style-name="T1">в той</text:span> Гааге, пускали грёбаные ракеты на тот Лондон, а и <text:span text:style-name="T1">использовали</text:span>… здание <text:span text:style-name="T1">штаб-квартиры</text:span> Роял Датч Шелл на Йосеф Исраелплейн, если правильно помню, установили там <text:span text:style-name="T1">радио передатчик для наведения</text:span>? Что <text:span text:style-name="T504">это</text:span> за хрень с подвохом, старина? </text:p>
      <text:p text:style-name="Text_20_body">Бонс уставился на него, побалтывая своей желудочной висюлькой, не зная о чём это Слотроп вообще. </text:p>
      <text:p text:style-name="Text_20_body">– Хочу сказать,– Слотроп тут уж и себя ввёл в мандраж из-за чего-то, что всего лишь беспокоит его, смутно, ничего такого, чтоб затевать бучу, так ведь?– тебе не кажется <text:span text:style-name="T504">такое</text:span> малость странным, вы, парни из Шелла, работаете над <text:span text:style-name="T1">своим</text:span> жидким двигателем с одной стороны <text:soft-page-break/>Канала, понимаешь, а их парни <text:s/><text:span text:style-name="T1">своими</text:span> чёртовыми хреновинами пуляют по вам с вашей собственной… башни Шелла <text:span text:style-name="T504">с</text:span> передатчик<text:span text:style-name="T504">ом</text:span>, понимаешь. </text:p>
      <text:p text:style-name="Text_20_body">– Нет, я не вижу какой тут—к чему ты клонишь? Да они просто выбрали самое высокое здание, какое подвернулось, на прямой линии от их пусковых площадок до Лондона. </text:p>
      <text:p text:style-name="Text_20_body">– Да, а к тому же и на нужном <text:span text:style-name="T1">расстоянии</text:span>, не забывай—ровно двенадцать километров <text:span text:style-name="T1">от</text:span> пусковой площадки. Каково? Вот я о чём толкую.– Погоди-ка, о, по<text:span text:style-name="T504">стой</text:span>. <text:s/><text:span text:style-name="T508">Т</text:span>олько <text:span text:style-name="T508">ли </text:span><text:span text:style-name="T1">это</text:span> <text:span text:style-name="T508">он </text:span>имеет в виду? </text:p>
      <text:p text:style-name="Text_20_body">– Ну, я как-то об этом не задумывался. </text:p>
      <text:p text:style-name="Text_20_body">Мне тоже, Джексон, даже и в голову не приходило. Да, и мне, парни, нет…. <text:span text:style-name="T507">с</text:span> </text:p>
      <text:p text:style-name="Text_20_body">Хилари Бонс и его Озадаченная Улыбка. Ещё один невинный, тихий энтузиаст, <text:span text:style-name="T504">из породы</text:span> сэр<text:span text:style-name="T504">а</text:span> Стивен<text:span text:style-name="T504">а</text:span> Додсон-Трак<text:span text:style-name="T504">а</text:span>. Но: </text:p>
      <text:p text:style-name="P580">Пословицы для Параноиков, 2: невинность созданий обратно пропорциональна аморальности Творца. </text:p>
      <text:p text:style-name="Text_20_body">– Надеюсь, я не сказал чего-то лишнего. </text:p>
      <text:p text:style-name="Text_20_body">– Эт чё так? </text:p>
      <text:p text:style-name="Text_20_body">– У тебя,– Бонс пытается <text:span text:style-name="T504">изобразить</text:span> что-то <text:span text:style-name="T504">такое</text:span>, что, по его мнению, прокатит за дружеский смешок,– вид встревоженный. </text:p>
      <text:p text:style-name="Text_20_body">Встревожен, это точно. Зубами и челюстями некоего Создания, какого-то Присутствия настолько огромного, что никто, кроме него, не замечает—вон там! вон это чудище, что я вам говорил.—Это не чудище, глупышка, это <text:span text:style-name="T1">облака</text:span>!—Да нет же, разве ты не <text:span text:style-name="T1">видишь</text:span>? Вон его <text:span text:style-name="T1">ноги</text:span>—Ну, Слотроп может чувствовать этого зверюгу в небе: те явные когти и чешую по ошибке принимают за тучи и прочие предположительности… либо же все сговорились <text:span text:style-name="T1">называть их другими именами</text:span>, в присутствии Слотропа…. </text:p>
      <text:p text:style-name="Text_20_body">– Это просто «шальное совпадение», Слотроп. </text:p>
      <text:p text:style-name="Text_20_body">Он научится слышать кавычки в разговоре других. Такой вот рефлекс с книжным уклоном, <text:span text:style-name="T504">вероятно</text:span> у него генетическая к тому предрасположенность—<text:span text:style-name="T504">от </text:span>все<text:span text:style-name="T504">х</text:span> те<text:span text:style-name="T504">х</text:span> былые Слотропы, таскавши<text:span text:style-name="T504">х</text:span> библии сред<text:span text:style-name="T504">и</text:span> синеющих вершин, как часть своего снаряжения, знавши<text:span text:style-name="T504">х</text:span> назубок главы и стихи <text:span text:style-name="T504">о </text:span>конструкци<text:span text:style-name="T504">ях</text:span> Арок, Храмов, Тронов <text:span text:style-name="T504">Зримых</text:span>—все материалы и размеры. Данные, за которыми <text:span text:style-name="T504">повсюду</text:span>, когда ближе, когда дальше, стояла сверхъестественная неоспоримость Бога. </text:p>
      <text:p text:style-name="Text_20_body">Ну, разве мог Тайрон Усечь Это более надёжным образом, чем, в одно холодное утро, <text:span text:style-name="T504">эд</text:span>аким макаром: </text:p>
      <text:p text:style-name="Text_20_body">Вот копия Германского списка частей, составленного до того плотно, что он насилу может вычитать слова—“<text:span text:style-name="Emphasis">Vorrichtung für die Isolierung, 0011-5565/4</text:span>”, а это ещё что такое? Номер он знает наизусть, это изначальный номер контракта на ракету А4 в целом. <text:span text:style-name="T505">Однако,</text:span> что <text:span text:style-name="T505">данное</text:span> «устройство изоляции» делает рядом с номером контракта на Агрегат? А к тому же ещё <text:soft-page-break/>помечен<text:span text:style-name="T505">о</text:span> DE, самым высоким уровнем приоритета у Наци? Либо писарь в ВКВ хуйню спорол, что, таки, случается, или же не знал номера и вписал ракету, как самое подходящее. Заказ, <text:span text:style-name="T505">зап</text:span>часть и номер исполнителя имеют одну и ту же пометку, что отсылает Слотропа к Документу SG-1. Сама же пометка помечена «<text:span text:style-name="Emphasis">Geheime Kommandosache</text:span>! Это государственный секрет, в силу § 35 R5138». </text:p>
      <text:p text:style-name="Text_20_body">– В общем,– вместо «здрасьте!» приветствует он <text:span text:style-name="T507">Г</text:span>енерала Виверна, заскакивая в дверь,– хотелось бы глянуть на тот Документ SG-1. </text:p>
      <text:p text:style-name="Text_20_body">– Хо, хо,– отвечает <text:span text:style-name="T507">Г</text:span>енерал,– я так прикидываю, что наши парни тоже б не отказались. </text:p>
      <text:p text:style-name="Text_20_body">– Кроме шуток.– Каждый кусочек информации имеющейся в распоряжении Союзников по А4, любого уровня секретности, засовывают в тайную воронку где-то в Лондоне и всё выныривает в шикарной камере Слотропа при Казино. До сих пор от него ничего не скрывалось. </text:p>
      <text:p text:style-name="Text_20_body">– Слотроп, никаких документов SG не существует. </text:p>
      <text:p text:style-name="Text_20_body">Первым порывом было сунуть тому под нос список частей, но сегодня он проныра Янки перехитривший красномундирников. «О. Ладно, наверно я не так прочитал»,– простоватый взгляд вокруг себя по комнате заваленной бумагами,– «может там было ”56”, или типа того, блин, где-то же <text:span text:style-name="T1">тут</text:span> мне попадалось….» </text:p>
      <text:p text:style-name="Text_20_body">Генерал уходит снова, оставив Слотропа в недоумении и с, типа как, нет, не с навязчивой идеей… пока нет… Напротив перечня частей, над колонкой «Материалы», проставлено «Imipolex G». О, вот оно что. Устройство изоляции сделан из Imipolex G, да? Он рыщет по комнате за своим указателем немецких торговых наименований. Там ничего и близко нет такого… он находит затем главный список материалов для А4 и всего вспомогательного оборудования, а кто бы сомневался, что Imipolex G в нём тоже отсутствует. Чешуя и когти, а ещё <text:span text:style-name="T505">крадущиеся</text:span> шаг<text:span text:style-name="T505">и</text:span>, которые, похоже никому не слышны…. </text:p>
      <text:p text:style-name="Text_20_body">– Что-то не так?– В дверном проёме снова нос Хилари Бонса. </text:p>
      <text:p text:style-name="Text_20_body">– <text:span text:style-name="T505">Да</text:span> насчёт этого жидкого кислорода, нужны ещё данные по его импульсу. </text:p>
      <text:p text:style-name="Text_20_body">– То есть... по движущей силе? </text:p>
      <text:p text:style-name="Text_20_body">– Чёрт! Силе, силе, конечно.– Англо-английский выручает, забил баки Бонсу. </text:p>
      <text:p text:style-name="Text_20_body">– Для ЖК в смеси со спиртом это 200. Что тебе ещё надо знать? </text:p>
      <text:p text:style-name="Text_20_body">– Ну, а бензин <text:span text:style-name="T505">вы</text:span>, ребята, в Лангхёрсте не <text:span text:style-name="T505">использовали</text:span>? </text:p>
      <text:p text:style-name="Text_20_body">– Среди всего прочего, да. </text:p>
      <text:p text:style-name="Text_20_body">– Так вот речь как раз об этих прочих. Или забыл, что тут война идёт. Нельзя утаивать такие вещи. </text:p>
      <text:p text:style-name="Text_20_body">– Но все отчёты нашей компании в Лондоне. Может, когда поеду туда— </text:p>
      <text:p text:style-name="Text_20_body">– Блядь, этот бюрократизм. Мне нужно это сейчас, капитан.– Он зашёл с тыла, предполагая, что ему отпущено безграничное Нужно Знать, и Бонс подтверждает это: </text:p>
      <text:p text:style-name="Text_20_body"><text:soft-page-break/>– Я бы мог запросить по телетайпу, наверное… </text:p>
      <text:p text:style-name="P114">– Вот <text:span text:style-name="T1">это</text:span> дело!– Телетайп? Да, у Бонса есть свой персональный Телетайп, Терминал Международной Сети Шелл, как Слотроп и надеялся, прямо в его номере отеля, в гардеробе позади вешалки элитарных форм от Алкита и крахмальных сорочек. Слотроп ухитряется проникнуть с помощью своей подружки Мишель, с которой, как он заметил, Бонс глаз не сводит. –«Приветули, крошка»,– в коричневом, увешанном чулками, чердаке, где спят хористки. –«Как ты насчёт прификсироваться с большим нефтяником сегодня ночью?» Тут возникает языковая проблема, ей представилось, что её привинтят к здоровяку, у которого откуда-то капает сырая нефть, она не уверена, что ей понравится секс в таком ракурсе, но они сняли недоразумение и Мишель уже полна рвения отманить человека от его телетайпа настолько, чтоб Слотроп успел связаться с Лондоном и спросить про Imipolex G. И впрямь, она иногда примечала капитана Бонса среди своих еженощных поклонников, заметила и безделушку набрюшной меди, которую видел также Слотроп: бензольное кольцо с тевтонским крестом внутри—награда от ИГ Фарбен за Похвальный Вклад в Исследование Синтетических Материалов. Бонсу она досталась ещё в ’32-м. Свидетельство промышленной связи, это украшеньице дремало в уме Слотропа, когда поднялся Вопрос Радиопередатчика Наводки Ракет. Оно даже, в некотором смысле, дало толчок текущему плану с телетайпом. Кому же лучше знать, если не Шелл, организации без прописки в какой-либо определённой стране, не участвующей в войнах на чьей-либо стороне, без определённого лица или наследника: <text:span text:style-name="T505">разве сдержишься</text:span> не подбуриться к этому глобальному слою, самому глубинному, от которого берут начало все проявления корпоративной собственности? </text:p>
      <text:p text:style-name="Text_20_body">Ладненько. Итак, сегодня званый вечер на Козырьке, в доме Рауля де ла Перлимпиньпиня, молодого чокнутого наследника Жоржа («Пудры») де ла Перлимпиньпиня, фейерверочного магната из Лиможа—если «званый вечер» подходящее название для чего-то продолжающегося нон-стоп <text:span text:style-name="T505">аж</text:span> с момента освобождения данного куска Франции. Слотропу позволено—под обычным присмотром—заскакивать к Раулю, когда будет охота. Там неизменная умопомрачительная толпа—стекаются <text:span text:style-name="T506">со</text:span> всех уголков Союзной Европы связанные некоей сетью семейственности, сладострастия и историей других таких же вечеринок, со столь неохватной переплетенностью, что как-то никак не укладывалась у него в голове. Тут и там промелькнут лица, давние Американские лица из Гарварда или В<text:span text:style-name="T509">К</text:span>С<text:span text:style-name="T509">Э</text:span>С, забытые им имена—тут вот воскресли тебе, может и случайно, может быть…. </text:p>
      <text:p text:style-name="Text_20_body">Как раз туда, на этот званый вечер, и соблазнила Мишель Бонса, и для которого Слотроп, как только <text:span text:style-name="T506">получен</text:span> ответ из Лондона, пр<text:span text:style-name="T506">и</text:span>тарахтел, чисто печатаясь на машине Бонса, теперь прихорашивается. Информацию можно прочесть и после. Напевает, </text:p>
      <text:p text:style-name="P507">С лицом как микрофон <text:s/>сияющим,</text:p>
      <text:p text:style-name="P507"><text:span text:style-name="T506">С прямым пробором</text:span> в волосах, </text:p>
      <text:p text:style-name="P507"><text:span text:style-name="T506">Пломбира</text:span> шарик<text:span text:style-name="T506">ом сладкo <text:s/>тающим,</text:span>, </text:p>
      <text:p text:style-name="P507">Я, мистер Беззаботность, <text:span text:style-name="T506">у всех на устах</text:span>…. </text:p>
      <text:p text:style-name="Text_20_body"><text:soft-page-break/>и наряжается в зелёный Французский костюм нахального кроя, с лёгким лиловым отливом, широкий цветастый галстук выигранный за столом для<text:span text:style-name="Emphasis"> trente-et-quarante</text:span>, туфли-броги для гольфа, со вставками, и белые носки, всё это Слотроп завершает федорой с короткими полями цвета полуночной сини и, с чечёточным <text:span text:style-name="T506">перестуком</text:span> покидает фойе Казино Герман Геринг, выглядя крутым франтом. Когда он выходит, мускулистый гражданский, переодетый по понятиям Секретной Службы о стиле Апаш, возникает из <text:span text:style-name="Emphasis">porte-cochere</text:span> и следует за такси Слотропа по тёмной извилистой дороге на вечеринку у Рауля. </text:p>
      <text:p text:style-name="P460"><draw:frame draw:style-name="fr2" draw:name="Image29" text:anchor-type="paragraph" svg:width="6.9252in" svg:height="0.3661in" draw:z-index="29"><draw:image xlink:href="Pictures/1000000000000B720000009B428C9716555D8079.png" xlink:type="simple" xlink:show="embed" xlink:actuate="onLoad" loext:mime-type="image/png"/></draw:frame></text:p>
      <text:p text:style-name="P345">Оказывается, кто-то из веселящихся гостей успел нашпиговать голландский сыр сотней граммов гашиша. Слушок разнёсся. Приглашённых враз потянуло на брокколи с сыром. Ростбифы лежат <text:span text:style-name="T510">нетронутыми, </text:span>остывая на длинных столах буфетной. Треть собравшихся уже уснули, в основном на полу. Приходится пробираться между тел, чтобы добраться туда, где хоть что-то вообще происходит. </text:p>
      <text:p text:style-name="P116">Что именно происходит неясно. В сад<text:span text:style-name="T510">у,</text:span> на свежем воздухе, обычные тесные группки, заняты сделками. Сегодня особо не на что посмотреть. Гомосексуальный треугольник шипит в обоюдных щипках и обличения<text:span text:style-name="T510">х</text:span>, перекрыв доступ к двери в туалет. <text:span text:style-name="T510">Снаружи,</text:span> офицеры <text:span text:style-name="T510">помоложе</text:span> заблёвывают цинии. Парочки прогуливаются. Девушек предостаточно, драпированы <text:span text:style-name="T510">в</text:span> бархат, рукава прозрачны<text:span text:style-name="T510">е</text:span>, <text:span text:style-name="T510">сами широкие в плечах, со </text:span>следами недоедания, <text:span text:style-name="T510">в</text:span> шестимесячны<text:span text:style-name="T510">х</text:span> завивка<text:span text:style-name="T510">х</text:span>, говорят на полудюжине языков, <text:span text:style-name="T510">попадаются</text:span> коричневые от здешнего солнца, другие бледны как Зам Смерти из более восточных <text:span text:style-name="T510">регионов</text:span> Войны. Рьяные молодчики с волосами <text:span text:style-name="T510">глаже </text:span>патентованной кожи шустрят вокруг, старательно завлекая дам, тогда как головы постарше и <text:span text:style-name="T510">вовсе</text:span> без волос предпочитают <text:span text:style-name="T510">вы</text:span>ж<text:span text:style-name="T510">и</text:span>дать, прикладывая минимум усилий, глаза <text:s/>и рт<text:span text:style-name="T511">ы устремлены</text:span> по комнатам вокруг, толкуя, между тем, про бизнес. <text:span text:style-name="T511">Дальний</text:span> конец салона занят танцевальным оркестром и тощим шансонье с очень красными глазами, который поёт: </text:p>
      <text:p text:style-name="P78">Джулия (Фокс-Трот) </text:p>
      <text:p text:style-name="P508">Джу-лия,</text:p>
      <text:p text:style-name="P508">Без тебя проживу ли я? </text:p>
      <text:p text:style-name="P508">Как мне выманить твой </text:p>
      <text:p text:style-name="P508">Хоть один поцелуй? </text:p>
      <text:p text:style-name="P508"/>
      <text:p text:style-name="P508">Джуул-яааа, </text:p>
      <text:p text:style-name="P508">Никто тебя не любит так как я, </text:p>
      <text:p text:style-name="P508">Никто не приголубит так, как я, </text:p>
      <text:p text:style-name="P508">Только дай мне один поцелуй! </text:p>
      <text:p text:style-name="P508"/>
      <text:p text:style-name="P508"><text:soft-page-break/>Ах, Джуул-яааа— </text:p>
      <text:p text:style-name="P508">Тебя одну люблю я, </text:p>
      <text:p text:style-name="P508">Стремлюсь, как пчёлка к улью, </text:p>
      <text:p text:style-name="P508">К тебе одной— </text:p>
      <text:p text:style-name="P508">Поверь, постой— </text:p>
      <text:p text:style-name="P508"/>
      <text:p text:style-name="P508">Джу-лия, </text:p>
      <text:p text:style-name="P508">Вопить я буду Алелуйа, </text:p>
      <text:p text:style-name="P508">Когда красотка Джулия </text:p>
      <text:p text:style-name="P508">Придёт в объятия мои. </text:p>
      <text:p text:style-name="Text_20_body">Саксофония и мелодия в стиле Парк-Лейн, <text:span text:style-name="T511">самое оно </text:span><text:s/>для определённых состояний сознания. Слотроп <text:span text:style-name="T511">заметил</text:span> Хилари Бонса, <text:s/>явно <text:span text:style-name="T511">павшего</text:span> жертвой <text:span text:style-name="T511">галлюциногенного</text:span> голландского сыра, <text:span text:style-name="T511">тот</text:span> <text:span text:style-name="T511">задремал</text:span> на здоровенном пуфе с Мишель, которая ласкает его брелок от ИГ Фарбен вот уже часа два или три. Слотроп помахал, но никто из них его не <text:span text:style-name="T511">видит</text:span>. </text:p>
      <text:p text:style-name="P117">Алкаши с наркушами, утратив всякий стыд, вступают в <text:span text:style-name="T511">бойцовские</text:span> <text:span text:style-name="T511">единоборства</text:span> в буфете и на кухнях, обыскивают кладовки, вылизывают донышки кастрюль. <text:span text:style-name="T511">Фланирует </text:span>партия купальщиков-нудистов, направляясь к ступеням ведущим на пляж. Наш гостеприимец, этот самый Рауль, бродит в трёхведёрной шляпе, рубахе как у Тома Микса, с парой шестизарядных, водя за узду Першеронскую лошадь. Лошадь роняет яблоки навоза на Бухарский ковёр, и на распростёртых гостей, кто подвернётся. Всё это как-то бесформенно, не <text:span text:style-name="T511">сфокусировано</text:span>, пока не разда<text:span text:style-name="T511">ёт</text:span>ся саркастичный туш оркестра на появление сам<text:span text:style-name="T511">ого</text:span> жутк<text:span text:style-name="T511">ого</text:span> мордоворота из всех, какие <text:span text:style-name="T511">попадались</text:span> Слотропу за пределами кино про Франкенштейна—в белом зут-с<text:span text:style-name="T511">ъю</text:span>те, с уймой складок <text:span text:style-name="T511">на штанинах</text:span>, да <text:span text:style-name="T511">при том</text:span> ещё и длинная золотая цепочка <text:span text:style-name="T511">от</text:span> часов, что взбалтывается сверкающей петлёю на каждый его шаг по комнате, где он хмурится на каждого, типа, в спешке, <text:span text:style-name="T512">однако,</text:span> уделяя время осмотру лиц и тел, качая головой из стороны в сторону, методично, чуть зловеще. Он останавливается наконец перед Слотропом, который <text:span text:style-name="T512">смешивает</text:span> коктейль Ширли Темпл для самого себя. </text:p>
      <text:p text:style-name="Text_20_body">– Ты.– Палец размером с кукурузный початок, за дюйм от носа Слотропа. </text:p>
      <text:p text:style-name="Text_20_body">– Эт точно,– Слотроп <text:span text:style-name="T512">роняет</text:span> на ковёр вишню марашино и раздавливает <text:span text:style-name="T512">при</text:span> шаг<text:span text:style-name="T512">е</text:span> назад.– Эт я. Точняк. А чё? Да хоть шо. </text:p>
      <text:p text:style-name="Text_20_body">– Пошли.– Они выходят наружу в рощицу эвкалиптов, где Жан-Клод Гонгье, пресловутый торговец белыми рабынями из Марселя, ведёт охоту на потенциальный товар. «Эй, ты»,– орёт он в деревья,– «хочешь быть белой рабыней, а?» –«Да, ну, на хер»,– откликается голос невидимой девушки,– «я хочу быть зелёной рабыней!» –«Лиловой!»–кричит кто-то с оливкового дерева. –«Бордовой!» –«<text:span text:style-name="T512">Пора переходить в толкачи</text:span> наркот<text:span text:style-name="T512">ой</text:span>»,– грит Жан-Клод. </text:p>
      <text:p text:style-name="Text_20_body"><text:soft-page-break/>– Слышь,– приятель Слотропа вытаскивает конверт плотной бумаги, который, <text:span text:style-name="T512">как </text:span>даже в сумраке <text:span text:style-name="T512">угадывает</text:span> Слотроп, набит американскими оккупационными кредитками с жёлтой печатью,– ты подержи это при себе, пока не <text:span text:style-name="T512">заберу</text:span>. Похоже Итало хочет <text:span text:style-name="T512">за</text:span>явиться <text:span text:style-name="T512">сюда</text:span> раньше Тамары, а я не уверен кто— </text:p>
      <text:p text:style-name="Text_20_body">– Расклад, сталпыть, такой, Тамара <text:span text:style-name="T512">на</text:span>думала <text:span text:style-name="T512">тут показаться</text:span> раньше, чем сегодня,– вставляет Слотроп голосом Грочо Маркса. </text:p>
      <text:p text:style-name="Text_20_body">– Не подрывай свой авторитет в моих глазах,– советует Здоровила.– Ты как раз, кто нужен. </text:p>
      <text:p text:style-name="Text_20_body">– Точно,– Слотроп впихивает конверт в карман.– Эй, а где ты пригрёб себе такой зут-с<text:span text:style-name="T512">ъ</text:span>ют, шо на тебе прям щас? </text:p>
      <text:p text:style-name="Text_20_body">– Ты какой размер носишь? </text:p>
      <text:p text:style-name="Text_20_body">– 42, средний. </text:p>
      <text:p text:style-name="Text_20_body">– Будет тебе такой,– и, <text:span text:style-name="T512">после </text:span>эти<text:span text:style-name="T512">х</text:span> слов, <text:s/>угрохотал обратно в дом. </text:p>
      <text:p text:style-name="Text_20_body">– А и <text:span text:style-name="T1">крутую цепочку для часов</text:span>!– кричит вслед Слотроп. Что за херня тут творится? Он бродит кругами, задаёт вопрос-другой. Оказыца, детину зовут Бладгет Ваксвинг, широко известный беглец из Казарм Мартьер в Париже, худшей из тюрем для военнослужащих на Европейском Театре Военных Действий. Ваксвинг специализируется на подделке всевозможных документов—карточки для военных магазинов, паспорта, <text:span text:style-name="Emphasis">Soldbücher</text:span>—армейским снаряжением тоже приторговывает. Он в самоволке и в бегах после Бельгийской Битвы и, с приговором к смерти над головой за это, продолжает по ночам появляться в столовых армейских баз посмотреть кино—при условии, что <text:span text:style-name="T512">будет</text:span> вестерн, он любит такую хренотень, топот копыт из металлических репродукторов вдоль сотни метров бочек с горючим на чужой земле изъезженной покрышками армейских тягачей ерошит его сердце, словно <text:s/>ду<text:span text:style-name="T513">новения</text:span> бриз<text:span text:style-name="T513">а</text:span>, через кого-то из множества своих контактов он снял общее расписание на каждый фильм в каждом оккупационном городе, и известен случай, <text:span text:style-name="T513">когда</text:span> он угнал Генеральский джип просто <text:span text:style-name="T513">затем</text:span>, чтоб <text:span text:style-name="T513">смотаться</text:span> в тот Понтьер на один вечер посмотреть старого доброго Боба Стила, а может Мака Брауна. И пусть его фото висит на видном месте во всех караул<text:span text:style-name="T513">ка</text:span>х и запечатлено в мозгах тысяч военных полицейских, но он посмотрел <text:span text:style-name="Emphasis">Возвращение Джека Слейда </text:span>двадцать семь раз. </text:p>
      <text:p text:style-name="Text_20_body">История, что разворачивается тут сегодня ночью, типично романтичная интрига <text:span text:style-name="T513">времён</text:span> Второй Мировой, <text:span text:style-name="T513">обыкновенная</text:span> вечеринка у Рауля, на которой предстоящая доставка <text:span text:style-name="T513">партии </text:span>опиума используется Тамарой <text:span text:style-name="T513">в виде</text:span> обеспечения её займа у Итало, а тот, в свою очередь, должен Ваксвингу за танк Шерман, который его друг Теофил пытается контрабандно переправить в Палестину, но должен собрать пару тысяч фунтов для взяток на границах, вот он и заложил танк, чтобы одолжить у Тамары, которая уделила ему часть своего займа от Итало. Тем временем, сделка с опиумом, похоже, накрылась, потому что от посредника уже несколько недель ни слуху ни духу, не говоря уж<text:span text:style-name="T513">е</text:span> про деньги, полученные авансом от Тамары, которые она взяла у Рауля де ла Перлимпиньпина через Ваксвинга, от которого теперь Рауль требует деньги, потому что Итало, сделал вывод будто танк принадлежит теперь Тамаре, явился прошлой ночью и забрал его в Неизвестном Направлении, в виде платы за свой займ, оттого-то Рауль теперь в панике. Примерно, типа, в таком роде. </text:p>
      <text:p text:style-name="Text_20_body"><text:soft-page-break/>Хвост за Слатропом получает неприличные предложения от двух из дерущихся в туалете гомосексуалистов. Бонса с Мишелью нигде не видать, как и Ваксвинга. Рауль на полном серьёзе беседует с лошадью. Слотроп только что присоседился к девушке в довоенном платье от Ворта и с лицом как у Алисы у Тенниела, такой же лоб, нос, волосы, когда снаружи раздаётся этот богомерзкий лязг, рёв, треск дерева, девушки в ужасе разбегаются из эвкалиптовых деревьев прямиком в дом, а по пятам за ними что <text:span text:style-name="T513">оно </text:span>там прёт <text:span text:style-name="T513">такое </text:span>сюда в мертвенном полумраке сада?—опа! Танк Шерман собственной персоной! фары горят как глаза Кинг-Конга, гусеницы изрыгают траву и куски бордюра пока он прокручивается, чтоб остановиться. Его 75 мм пушка разворачивается и целит через Французские окна прямиком в комнату. «Антуан!»– молодая дама сфокусировалась на гигантском жерле,– «ради всего святого, не сейчас...» Крышка люка распахивается и Тамара—насколько понимает Слотроп: но разве танк не у Итало?—ёпсь—возникает снизу, визгливо понося Рауля, Ваксвинга, Итало,Теофила и посредника в сделке с опиумом. «Но теперь»,– верезжит она,– «я всех вас поимею! Одним <text:span text:style-name="Emphasis">coup de foudre</text:span>!» Люк захлопывается—Исусе!—слышен звук подачи 3-дюймового снаряда в затвор. Девушки <text:span text:style-name="T513">заводятся</text:span> визжать, спринтуя на <text:span text:style-name="T513">все </text:span>выходы. Наркуши оглядываются по сторонам, помаргивая, улыбаясь, вторя, всяк <text:span text:style-name="T513">по своему</text:span>. Рауль пытается сесть на лошадь и ускакать, однако не попадает в седло и соскальзывает на другую сторону, шмякнуться в таз Желе-о с чёрного рынка, со вкусом малины и взбитыми сливками сверху. «О, нет...»– Слотроп почти решил бегом зайти к танку с фланга когда ЕБЛАААНННГГГ! Пушка издаёт оглушительный рёв, пламя на метр влетает в комнату, разрывная волна вбивает барабанные перепонки до центра мозгов, вплющив всех в окружающие стены. </text:p>
      <text:p text:style-name="Text_20_body">Штора вспыхнула. Слотроп, спотыкаясь об участников вечеринки, глухой как пень, голова раскалывается от боли, продолжает бежать сквозь дым к танку—запрыгивает на него, тянется открыть люк и его чуть не сшибает Тамара, выскочив как буёк снова наорать на всех. Последовала борьба не без своих эротичных моментов, потому что Тамара смотрится классно и умело выкручивается, Слотропу удаётся довести её до ладно-чё-<text:span text:style-name="T513">ты-</text:span>уж-та<text:span text:style-name="T513">к-в-натуре</text:span> и стащить вниз с танка. Но, при этом грохоте и всё такое, глянь-ка—у него не встал. Хмм. Эти данные Лондон не получит никогда, потому что никто не отслеживал. </text:p>
      <text:p text:style-name="Text_20_body">Оказывается, снаряд, холостой, всего лишь пробил дыры в нескольких стенах и разнёс большую аллегорическую картину Добродетель и Порок в неестественном акте. У Добродетели одна из тех туманных отсутствующих улыбок. Порок почёсывает свою лохматую голову, малость озадаченный. Горящая штора потушена шампанским. Рауль в слезах, с благодарностью за спасение его жизни, вцепляется в руки Слотропа, обцеловывает ему щёки, оставляя мазки Желе-о на всём, к чему прикоснётся. Тамару сопровождают прочь телохранители Рауля. Слотроп только что отцепился и вытирает Желе-о со своего костюма, когда на его плечо ложится тяжкая рука. </text:p>
      <text:p text:style-name="Text_20_body">– Ты пральна грил. Ты чек чё нада. </text:p>
      <text:p text:style-name="P118">– Эт чепуха.– Эрол Флин приглаживает свои усики.– Я <text:span text:style-name="T514">тут недавно</text:span> даму спас от осьминога, <text:span text:style-name="T514">прикинь</text:span>? </text:p>
      <text:p text:style-name="Text_20_body"><text:soft-page-break/>– С одной разницей,– грит Бладгет Ваксвинг,– щас эт всё взаправду было. А с тем осьминогом нет. </text:p>
      <text:p text:style-name="Text_20_body">– Откуда ты знаешь? </text:p>
      <text:p text:style-name="Text_20_body">– Я много чё знаю. Не всё, но кой-чё, чево и ты не знаешь. Слушай, Слотроп—тебе понадобится друг и скорее, чем ты думаешь. На виллу эту не приходи—тут стаёт сильно жарко—но если сможешь добраться до Ниццы— он протягивает визитную карточку с рельефом шахматного коня и адресом на <text:span text:style-name="Emphasis">Rue</text:span> Россини.– Конверт я забираю. Вот твой костюм. Спасибо, брат.– Он исчез<text:span text:style-name="T516">ает</text:span>. У него талант растворяться, когда захочет. Костюм зуттера в коробке обвязанной пурпурной ленточкой. Цепочка для часов тоже там. Они принадлежали пареньку, что жил в Восточном Лос-Анжелосе, по имени Рики Гутьерес. Во время Зут-С<text:span text:style-name="T515">ъ</text:span>ют Бунтов 1943, на юного Гутьереса навалились кучей Англо-дружинники из Витера и молотили, пока полиция Лос-Анжелеса любовались и помогали им советами, а потом арестовали его за нарушение общественного порядка. Судья предоставлял зуттерам выбор между тюрьмой и армией. Гутьерес призвался, получил ранение на Сайпане, подцепил гангрену, руку пришлось ампутировать, теперь вернулся домой, женился на девушке, что готовит тортиллы-тако на кухне одной забегаловки в Сан Габриел, а сам не может найти работы, много пьёт по ходу дня… Но его старый зут-с<text:span text:style-name="T515">ъ</text:span>ют и костюмы тысяч других зуттеров, кого прищучили в то лето, висели пустыми на обратной стороне всех Мексиканских дверей в Лос-Анжелосе, были скуплены и добрались аж сюда, на рынок, кому повредит немножко зашибить деньгу, а там висели себе просто в жирном дыму, запахах младенцев, в комнатах с занавесками опущенными от солнца, что палит день за днём усохшие пальмы и забитые мусором сточные канавы, внутри <text:span text:style-name="T515">тех</text:span> пустых комнат, где роятся мухи…. </text:p>
      <text:p text:style-name="P461"><draw:frame draw:style-name="fr2" draw:name="Image30" text:anchor-type="paragraph" svg:width="6.9252in" svg:height="0.3661in" draw:z-index="30"><draw:image xlink:href="Pictures/1000000000000B720000009B428C9716555D8079.png" xlink:type="simple" xlink:show="embed" xlink:actuate="onLoad" loext:mime-type="image/png"/></draw:frame></text:p>
      <text:p text:style-name="P346">Imipolex G <text:s/>оказался <text:span text:style-name="T528">ни</text:span>чем <text:s/>более—или менее—страшным, чем новы<text:span text:style-name="T519">м видом </text:span>пластик<text:span text:style-name="T519">а</text:span>, <text:span text:style-name="T519">этот</text:span> ароматический гетероцикличный полимер <text:span text:style-name="T519">был</text:span> разработан <text:s/>в 1939, на годы опередив своё время, неким Л. Джамфом для ИГ Фарбен. Он стабилен при высоких температурах, где-то порядка 900°, сочетает высокую прочность с низким фактором потери упругости. По своей структуре, это отвердевшая цепь ароматических колец, шестиугольники, как <text:span text:style-name="T519">и </text:span>тот из золота, что болтается и пошлёпывает вокруг пупка Хилари Бонса, сочетаясь, тут и там, в так называемые гетероцикличные кольца. </text:p>
      <text:p text:style-name="P119">Происхождение Imipolex G прослеживается <text:span text:style-name="T519">до</text:span> ранни<text:span text:style-name="T519">х</text:span> исследовани<text:span text:style-name="T519">й</text:span> проводивши<text:span text:style-name="T519">х</text:span>ся в лабораториях Дюпона. Пластичность имеет собственную великую традицию и основное течение, которому случилось протекать через владения Дюпонов и их знаменитого исследователя Каротерса, известного как Великий Синтезаторщик. Его классическое изучение больших молекул, охватывая десятилетие двадцатых, напрямую вывело нас к нейлону, который не только добавил восторга фетишистам и удобств для восставших с оружием в руках, но <text:s/>также <text:span text:style-name="T519">послужил весьма</text:span> своевременным, и хорошо вписавшимся в Систему, провозглашением главного канона Пластичности: химики уже не ждут милостей от Природы. Теперь они <text:span text:style-name="T519">могут </text:span>заранее <text:s/>определится какие <text:span text:style-name="T520">именно </text:span>свойства ожидают от молекулы, и – приступать к её созданию. У <text:soft-page-break/>Дюпонов, следующим шагом после нейлона, стало введение ароматических колец в цепочку полиамидов. Очень скоро возникла целая семья «ароматических полимеров»: ароматические полиамиды, поликарбонаты, полиэфиры, полисульфаты. Целевым свойством чаще всего оказывалась прочность—первая в достохвальной триаде Пластичности, включающей Прочность, Устойчивость, Белизну (<text:span text:style-name="Emphasis">Kraft, Standfestigkeit, Weiße</text:span>: <text:span text:style-name="T520">их</text:span> часто принимали <text:s/>за Нацистские лозунги и, <text:s/>в общем-то, <text:s text:c="2"/>они <text:span text:style-name="T520">и впрямь почти</text:span> неотличимы на промытых дождём стенах, вдоль которых автобусы переключали скорость сворачивая в следующую улицу, трамваи скрежетали металлом, а люди больше помалкивали в дождь, пок<text:span text:style-name="T520">уд</text:span>а <text:span text:style-name="T520">близящийся</text:span> вечер сгущался до фактуры дыма из курительной трубки, а руки молодых пассажиров <text:span text:style-name="T520">тянулись прочь</text:span> из рукавов своих пальто в<text:span text:style-name="T520">о</text:span> <text:span text:style-name="T520">что</text:span>-нибудь ещё, как карлики в поисках убежища, либо экстатично <text:span text:style-name="T520">отрешались от</text:span> расписания <text:span text:style-name="T521">ради</text:span> тактильны<text:span text:style-name="T521">х</text:span> утех с бельём намного <text:span text:style-name="T521">превосходившим нейлон своей </text:span>соблазнительн<text:span text:style-name="T521">остью</text:span>…). Л. Джамф, <text:span text:style-name="T521">в числе</text:span> прочих, предложил тогда, логично, диалектично, взять родительские полиамидные секции новой цепочки и увязать их петлеобразно, тоже в кольца, гигантские «гетероцикличные» кольца, перемежая их с ароматическими. Этот же принцип легко распространялся и на предшествующие молекулы. <text:span text:style-name="T521">Искомый</text:span> мономер высокого молекулярного веса мог быть синтезирован подобным образом, свёрнут в своё гетероцикличное кольцо, увязан в звено и сочленён в цепочку с более «естественными» бензольными и ароматическими кольцами. Такие цепочки станут известны как «ароматические гетероцикличные полимеры». Одна из гипотетических цепочек предложенных Джамфом, как раз перед войной, была впоследствии модифицирована в Imipolex G. Джамф в то время работал на Швейцарскую компанию Psychochemie AG, изначально именовавшуюся Grössli Chemical Corporation, побочное предприятие от Сандоз (где, как известно любому школьнику, легендарный д-р Хофман сделал своё грандиозное открытие.) В начале 20-х, Сандоз, Циба, и Гейги слились в Швейцарский Химический картель. Вскоре после этого, химическая фирма Джамфа также была поглощена. По-видимому, бо́льшая часть контрактов Grössli был<text:span text:style-name="T521">и уже</text:span> заключена с Сандоз, и без того. Ещё в 1926 имелась устная договорённость между Швейцарским картелем и ИГ Фарбен. Когда Немцы создали свою офшорную компанию в Швейцарии, ИГ Химие, то два года спустя, контрольный пакет акций Grössli был продан им, а компания преобразовалась в Psychochemie AG. Патент на Imipolex G был, таким образом, перекрёстно зарегистрирован как на ИГ, так и на Psychochemie. Шелл Ойл затесался туда же через соглашение с Имперал Кемиклз в 1939. По какой-то любопытной причине, как обнаружит Слотроп, ни одно соглашение между ИК и ИГ не датируется позднее 39-го года. <text:span text:style-name="T521">Согласно</text:span> упомянутому соглашению об Imipolex, Икота могла поставлять новый пластик на рынки Британского Содружества в обмен на один фунт и прочие <text:span text:style-name="T521">достаточно</text:span> ценные <text:span text:style-name="T521">эквиваленты</text:span>. Очень мило. Psychochemie AG всё ещё при делах, продолжает делать бизнес по своему старому адресу на Шоколадештрассе, в том Цюрихе, Швейцария. Слотроп раскачивает длинную цепочку часов своего зут-съюта, <text:span text:style-name="T521">с нескрываемым</text:span> <text:span text:style-name="T521">волнением</text:span>. Пара моментов, <text:span text:style-name="T522">незамедлительно</text:span> бросаются в глаза. Ему доходит больше, чем он вообще мог <text:span text:style-name="T522">предположит</text:span>ь, даже в <text:span text:style-name="T522">своих</text:span> самых параноидных <text:span text:style-name="T522">озарениях</text:span>. Imipolex G выныривает как загадочное «устройство изоляции» на ракете, которую запускают с помощью передатчика на крыше штаб-квартиры Датч Шелл, имеющей со-лицензию на продажу Imipolex—двигательная система ракеты сверхъестественно похожа на ту, что разрабатыва<text:span text:style-name="T522">ется</text:span> в Бритиш Шелл в тот же, примерно, период… и, ой, ё-моё, <text:soft-page-break/>Слотропу вдруг доходит где <text:span text:style-name="T26">собрана</text:span><text:span text:style-name="T522"> </text:span>вся информация о ракете—в офисе м-ра Дункана Сандиса, где же ещё, у зятя Черчилля собственной персоной, который работает в Министерстве Снабжения, что расположено где бы вы думали, если не в Мекс-<text:span text:style-name="T1">Хаус принадлежащем Шелл, о, ради Бога</text:span>…. Тут Слотроп организует блестящий развед-рейд, вместе с верным напарником Бладгетом Ваксвингом, в сам<text:span text:style-name="T522">оё</text:span> Шелл Мекс-Хаус—<text:span text:style-name="T522">буквально</text:span> в сердце <text:span text:style-name="T522">личного</text:span> филиала Ракеты в Лондоне. Кося вооружённую охрану, взвод за взводом, из своего автомата «стен», отшвыривая заневестившихся, визжащих секретарш из ЖКАП (а как ещё <text:span text:style-name="T522">от них отделаешься</text:span>, даже если не больно?), грубо <text:span text:style-name="T522">расшвыривая</text:span> папки, <text:span text:style-name="T522">меча</text:span> коктейли Молотова, Дуболомы Зуттеры ворвались, наконец, в святая святых, подтягивая свои штаны до подмышек, попахивая жжёной волоснёй, пролитой кровью, чтобы найти не м-ра Дункана Сандиса <text:s/>труслив<text:span text:style-name="T523">о</text:span> бле<text:span text:style-name="T523">ющего</text:span> перед их правотой, и не распахнутое окно, побег по-Цыгански, гадальные карты <text:span text:style-name="T523">россыпью</text:span> в спешке, и даже не <text:span text:style-name="T523">давай-</text:span>посмотрим-кто-кого с сами великим Консорциумом—но всего лишь довольно унылую комнату бизнес-машин расставленных вдоль стен, спокойно себе перемаргиваются, кипы перфокарт зияющих дырами <text:span text:style-name="T523">словно</text:span> кожа прыщавых лиц, хрупких как последние <text:span text:style-name="T523">из</text:span> Германски<text:span text:style-name="T523">х</text:span> стен, <text:span text:style-name="T523">что</text:span> стоя<text:span text:style-name="T523">т </text:span><text:s/><text:span text:style-name="T523">лишившись</text:span> опоры после <text:span text:style-name="T523">взрывов</text:span> отгремевшей бомбёжки и <text:span text:style-name="T523">колеблются </text:span>теперь высоко над головой, готовые <text:span text:style-name="T523">вот-вот </text:span>сложиться вниз с небес под <text:span text:style-name="T523">дуновением</text:span> ветерка, что относит дым прочь…. В воздухе пахнет порохом и гарью дымящихся стволов, и ни одной офисной дамы вокруг. Машины болтают и перезваниваются друг с другом. <text:span text:style-name="T523">Пора</text:span> сдвинуть шляпу на лоб, пустить по кругу после-заварушную сигарету, прикидывая как будем ноги уносить… ты запомнил как<text:span text:style-name="T523">им путём</text:span> добирались, все <text:span text:style-name="T523">те</text:span> повороты с заворотами? Нет. Ты не смотрел. Любая из этих дверей может стать путём спасения, но времени может и не остаться…. </text:p>
      <text:p text:style-name="Text_20_body">Однако, Дункан Сандис всего лишь имя, функция во всём этом. «Как высоко это заходит?» вопрос излишний абсолютно, потому что организационные списки составляли Они, имена и должности заполняли Они, потому что </text:p>
      <text:p text:style-name="P580">Пословица для Параноиков, 3: Если тебя вынудили задавать неправильные вопросы, то им <text:span text:style-name="T524">и</text:span> думать <text:span text:style-name="T524">ни к чему как отвечать </text:span>на <text:span text:style-name="T524">них</text:span>. </text:p>
      <text:p text:style-name="Text_20_body">Слотроп замечает, что он застыл над синим листком списка деталей с которого всё и началось. <text:span text:style-name="T1">Как высоко это заходит</text:span>… уххх. Вопрос-капкан не предназначен быть обращённым к людям вообще, но к <text:span text:style-name="T1">оборудованию</text:span>! Прищурившись, внимательно передвигая палец по колонкам, Слотроп находит, что<text:span text:style-name="Emphasis"> Vorrichtung für die Isolierung</text:span> является Составной Частью Более <text:span text:style-name="T524">C</text:span>ложного Изделия. </text:p>
      <text:p text:style-name="P120">“<text:span text:style-name="Emphasis"><text:span text:style-name="T165">S-Gerät</text:span></text:span>, 11/00000.” </text:p>
      <text:p text:style-name="P120">Если эти цифры серийный номер ракеты, как видно по их форме, то это должн<text:span text:style-name="T524">о</text:span> быть <text:span text:style-name="T524">некая</text:span> спецмодель—Слотроп ни разу не слыхал о чём-то с четырьмя нулями, не говоря уж о пяти… и ни про какое изделие <text:span text:style-name="Emphasis"><text:span text:style-name="T165">S-Gerät</text:span></text:span>, <text:span text:style-name="T524">имеются лишь</text:span> <text:span text:style-name="Emphasis">K-Gerät</text:span> и <text:span text:style-name="Emphasis">L-Gerät </text:span><text:s/>упом<text:span text:style-name="T524">янутые</text:span> в руководстве… ну, Документ SG-1, который, якобы, не существует, должен прояснять всё это…. </text:p>
      <text:p text:style-name="Text_20_body"><text:span text:style-name="T524">Он в</text:span>ыходит из номера: никуда конкретно, двигаясь под медленный барабанный бой в брюшных мускулах, <text:span text:style-name="T1">по</text:span><text:span text:style-name="T25">гляд</text:span><text:span text:style-name="T1">им что дальше, будь наготове</text:span>…. В ресторане Казино ни малейшего препятствия на входе, ни перепада температур ощутимого его кожей, Слотроп садится за стол, где кто-то оставил лондонскую <text:span text:style-name="Emphasis">Times</text:span> за прошлый четверг. Хмм. Давненько ни одн<text:span text:style-name="T524">а</text:span> из <text:span text:style-name="T1">них</text:span> не <text:soft-page-break/>попадалось…. Перелистывает страницы, дум, дум, дем-ду, да, Война идёт как и шла, Союзники надвигаются на Берлин с востока и запада, порошковые яйца по-прежнему держатся на одном и трёх за дюжину, «Погибшие Офицеры», МакГрегор, Макер-Мафик, Вайтстрит, Личные Награды… <text:span text:style-name="Emphasis">Встретимся в Сант-Луи</text:span><text:span text:style-name="Emphasis"><text:span text:style-name="T529">c</text:span></text:span><text:span text:style-name="Emphasis">е</text:span> крутят в Эмпайр Синема (вспоминает давний трюк член-в-коробке-с-поп-корном, который повторял там с какой-то Мадлен, а та даже—)— </text:p>
      <text:p text:style-name="Text_20_body">Тантиви… О, нет, блядь, нет погоди— </text:p>
      <text:p text:style-name="Text_20_body">«Истинное обаяние… отсутствие заносчивости… сила характера… фундаментальная Христианская чистота и правильность… мы все любили Оливера, его смелость, доброе сердце и неизменно добрый юмор служили вдохновением для каждого из нас… отважно погиб в бою пытаясь доблестно спасти бойцов своего подразделения прижатого к <text:span text:style-name="T529">земле</text:span> Германской артиллерией...» и подписал его самый предан<text:span text:style-name="T524">н</text:span>ый товарищ по оружию, Теодор Блот. <text:span text:style-name="T1">Майор</text:span> Теодор Блот теперь уже— </text:p>
      <text:p text:style-name="Text_20_body">Уставясь в окно, уставясь ни на что, стис<text:span text:style-name="T525">кивает</text:span> нож со стола так, что вот-вот треснут какие-то из костей в его руке. Так случается иногда у прокажённых. Сбой сигнала мозгу—не могут знать насколько крепко сжат их кулак. Сам знаешь, эти прокажённые. В общем— </text:p>
      <text:p text:style-name="Text_20_body">Десять минут спустя, в своём номере, лёжа ничком на своей кровати, он чувствует себя опустошённым. Не может плакать. <text:span text:style-name="T1">Ничего</text:span> не может. </text:p>
      <text:p text:style-name="Text_20_body">Они это сделали. <text:span text:style-name="T525">Отправили</text:span> его друга <text:span text:style-name="T525">погибнуть </text:span>в какой-то <text:span text:style-name="T525">ловушке</text:span>, возможно, позволили изобразить «почётную» смерть… а потом просто <text:span text:style-name="T1">закрыли его личное дело</text:span>…. </text:p>
      <text:p text:style-name="Text_20_body">Позднее у него появится мысль, что может вся эта история ложь. Они запросто могли вложить её в ту лондонскую <text:span text:style-name="Emphasis">Times</text:span>, разве нет? подбросили газету, чтоб Слотроп её нашёл? Но на тот момент, когда он это вычислил, возврата уже не было. </text:p>
      <text:p text:style-name="Text_20_body">В полдень Хилари Бонс заходит потирая глаза, с подхалимской улыбочкой. –«Как вчера повеселился? Я замечательно». </text:p>
      <text:p text:style-name="Text_20_body">– Рад слышать,– Слотроп улыбается. <text:span text:style-name="T1">Ты </text:span><text:span text:style-name="T24">тоже у меня дождёшься</text:span><text:span text:style-name="T1">, </text:span><text:span text:style-name="T24">миляга</text:span>. Эта улыбка потребовала от него больше грации, чем за всю его вялую Американскую жизнь, до этого момента. Он всегда <text:span text:style-name="T525">считал</text:span>, что на грацию у него дефицит. Однако, <text:span text:style-name="T525">получилось</text:span>. Он изумлён и <text:span text:style-name="T526">еле сдерживает слёзы</text:span> благодарности. Самое замечательное тут не в том, что Бонс явно одурачен его улыбкой, но что Слотроп теперь знает: у него получается это…. </text:p>
      <text:p text:style-name="Text_20_body">Так что он, таки, <text:span text:style-name="T526">сорвался</text:span> в Ниццу, в быстром побеге по горной дороге, заносясь на виражах и <text:span text:style-name="T526">визжа</text:span> тормозами над согретыми солнцем пропастями, <text:span text:style-name="T526">стряхнув </text:span><text:s/>хвосты <text:s/>ещё на пляже, где он догадался одолжить своему приятелю Клоду, помощнику повара, такого же роста и сложения, свои собственные новенькие псевдо-Таитянские плавки и, пока они стерегли того Клода, нашёл чёрный Ситроен с оставленными ключами, а что такого, парни—в<text:span text:style-name="T527">ъезж</text:span>ает в город в своём белом зуте, тёмных очках, трепеща полями шляпы как у Сидни Гринстрита. Он не <text:span text:style-name="T527">отличается особой</text:span> непримет<text:span text:style-name="T527">ностью в</text:span> толп<text:span text:style-name="T527">е</text:span> военных и мамзелей, <text:span text:style-name="T527">что перешли</text:span> уже на летнюю форму одежды. Но <text:s/>брос<text:span text:style-name="T527">ив</text:span> машину возле Площади Гарибальди, <text:span text:style-name="T527">он отыскивает</text:span> бистро в старой Ницце, по ту сторону<text:span text:style-name="Emphasis"> La Porte Fausse</text:span>, и находит время на булочку с кофе, прежде чем пойти по адресу, <text:soft-page-break/><text:span text:style-name="T527">который</text:span> дал ему Ваксвинг. Там оказался древний четырёхэтажный отель с ранними алкашами распростёртыми по коридорам, веки глаз в виде крохотных буханок смазанных прощальными лучами заходящего солнца, а летняя пыль чинно проворачивается сквозь тёмно-серый свет, летнее приволье на прилегающих улицах, апрельское лето, пока великая передислокация из Европы в Азию курлычет мимо, заставляя немало душ каждую ночь чуть крепче хвататься за здешние безмятежности, в этой близи к канализационному люку Марселя, на этой предпоследней остановке бумажного циклона, что уносит их из Германии, вниз по долинам вдоль течения рек, начиная захватывать некоторых аж из Антверпена и других северных портов теперь, когда круговерть набирает силу и устанавливаются торные пути…. Просто как острие к этому лезвию, тут на <text:span text:style-name="Emphasis">Rue</text:span> Россини, Слотропа посещает самое лучшее из ощущений, что могут принести сумерки в чужеземном городе: как раз <text:span text:style-name="T527">когда</text:span> свет неба уравнивается со светом уличных фонарей, <text:s/>перед <text:span text:style-name="T527">самой </text:span>первой звездой, <text:span text:style-name="T527">некое</text:span> обещание беспричинных событий, неожиданностей, направление под прямым углом ко всем направлениям, которые его жизнь способна была избирать до сих пор. </text:p>
      <text:p text:style-name="P347">Слишком нетерпеливый, чтобы дождаться первой звезды, Слотроп заходит в отель. Ковры нечищены, всё пропахло алкоголем и жавелём. Матросы и девушки прогуливаются туда-сюда, вместе и по отдельности, пока Слотроп параноится от двери к двери, высматривая кого-то, у кого есть что ему сказать. Радиоприёмники играют <text:span text:style-name="T530">вовсю </text:span>в комнатах с увесистой мебелью. Лестничная клетка оказывается не очень вертикальной, а <text:span text:style-name="T532"><text:s/></text:span><text:span text:style-name="T1">скошенной</text:span> под некоторым углом, а спадающий по стенам свет всего из двух цветов: землистого и блекло-лиственного. На самом верхнем этаже Слотроп замечает, наконец, старую материнскую <text:span text:style-name="Emphasis">femme de chambre</text:span>, что заходит в какую-то из комнат со сменой постельного белья, очень белого в глубине сумерек. </text:p>
      <text:p text:style-name="Text_20_body">– Зачем ты сбежал,– грустный шёпот звучит словно в телефонной трубке откуда-то очень издалека.– Они хотели тебе помочь. Ничего плохого не сделали б….– Её волосы завиты кверху, в стиле Джорджа Вашингтона, со всех сторон. Она уставилась на Слотропа под углом в 45°, терпеливым взором игрока в шахматы на парковой скамье, очень большой, добродушно горбатый нос и сияющие глаза: <text:span text:style-name="T531">вся из себя</text:span> крахмальна, крепко сложена, носки её кожаных туфель слегка загибаются кверху, полосатые красно-белые носки на громадных ступнях придают ей вид вспомогающего существа из какого-то иного мира, типа, эльфа, что не только начисти<text:span text:style-name="T531">т</text:span> обувь пока ты спишь, но ещё и подм<text:span text:style-name="T531">етёт</text:span> маненько, постави<text:span text:style-name="T531">т</text:span> горшок на огонь перед тем, как проснёшься и, может быть, живой цветок на подоконник— </text:p>
      <text:p text:style-name="Text_20_body">– Ещё не поздно. </text:p>
      <text:p text:style-name="P123">– Вы не понимаете. Они убили моего друга.– Но увидеть это напечатанным в <text:span text:style-name="T532"><text:s/></text:span><text:span text:style-name="Emphasis">Times</text:span>, так публично… как может что-то подобное быть реальным, настолько реальным, чтоб убедить его, что Тантиви не перешагнёт порог однажды,<text:span text:style-name="Emphasis"> </text:span><text:span text:style-name="Emphasis"><text:span text:style-name="T532"><text:s/></text:span></text:span><text:span text:style-name="Emphasis">как вы парни</text:span> и застенчивая улыбка… эй, Тантиви, ты где пропадал? </text:p>
      <text:p text:style-name="P123">– Где <text:span text:style-name="T532"><text:s/></text:span><text:span text:style-name="T1">я пропадал</text:span>, Слотроп? Ну, ты умеешь пошутить.– Его улыбка снова озаряет время и вольный мир…. </text:p>
      <text:p text:style-name="Text_20_body">Он достаёт карточку Ваксвинга. Старуха расплывается в невиданной улыбке, два зуба оставшиеся у неё в голове лучатся под свежевключенными на ночь лампочками. Большим <text:soft-page-break/>пальцем она отсылает его выше и шлёт ему то ли V-знак-победы, то ли захолустное заклятье против сглаза, чтоб не скисало молоко. Что бы то ни было, хихикает она саркастически. </text:p>
      <text:p text:style-name="P123">Выше только крыша и, типа, пентхаус, по центру. Три молод<text:span text:style-name="T531">чика</text:span> с бачками Апашей и молодая женщина вооружённая плетёной кожаной дубинкой сидят перед входом и курят тонкие сигареты двусмысленного аромата. «Ты заблудился, <text:span text:style-name="T532"><text:s/></text:span><text:span text:style-name="Emphasis">mon ami</text:span>». </text:p>
      <text:p text:style-name="Text_20_body">– Ну, ладно,– снова машет карточкой Ваксвинга. </text:p>
      <text:p text:style-name="P123">– Ах, <text:span text:style-name="T532"><text:s/></text:span><text:span text:style-name="Emphasis">bien</text:span>. . . .– они сдвигаются в сторону и он заходит в разнобой канареечно-жёлтых шляп от Борсалини, обуви на пробковых подошвах из книжек комиксов, с громадными круглыми носками, до фига тех седельных прошивок контрастных цветов (таких как оранжевый на синем, и вечный фаворит, зелёный на лиловом), будничные стоны усмир<text:span text:style-name="T531">яем</text:span>ого дискомфорта, обычно слышные в публичных туалетах, телефонные переговоры внутри тучи сигарного дыма. Ваксвинга нет, но один из коллег приостанавливает какую-то громкую сделку при виде его визитки. </text:p>
      <text:p text:style-name="Text_20_body">– Что нужно? </text:p>
      <text:p text:style-name="Text_20_body">– <text:span text:style-name="Emphasis">Carte d’identité</text:span>, проезд в Цюрих, Швейцария. </text:p>
      <text:p text:style-name="Text_20_body">– Завтра. </text:p>
      <text:p text:style-name="Text_20_body">– Место ночёвки. </text:p>
      <text:p text:style-name="Text_20_body">Человек протягивает ключ от одной из комнат внизу. «Деньги есть?» </text:p>
      <text:p text:style-name="Text_20_body">– Немного. Только не знаю, когда смогу— </text:p>
      <text:p text:style-name="Text_20_body">Отсчитывает, прищуривается, <text:span text:style-name="T531">пере</text:span>пролистывает. «Вот». </text:p>
      <text:p text:style-name="Text_20_body">– Э… </text:p>
      <text:p text:style-name="Text_20_body">– Всё нормально, это не в долг. Из прошлого заработка. Теперь, отель не покидать, не напиваться, держись подальше от девушек, что тут работают. </text:p>
      <text:p text:style-name="Text_20_body">– О… </text:p>
      <text:p text:style-name="Text_20_body">– Увидимся завтра.– Вернулся к делам. </text:p>
      <text:p text:style-name="Text_20_body">Ночь Слотропа проходит с неудобствами. Никак не удаётся заснуть дольше, чем минут на десять. Боевые группы клопов <text:span text:style-name="T531">совершают</text:span> вылазки на его тело не без учёта уровня его сонливости. Алкаши стучат в дверь, алкаши и пропавшие без вести. </text:p>
      <text:p text:style-name="Text_20_body">– Тайр, впусти меня, это Дампстер, Дампстер Вилард. </text:p>
      <text:p text:style-name="Text_20_body">–Что за— </text:p>
      <text:p text:style-name="Text_20_body">– Сегодня совсем плохая ночь, извини. Мне не стоило так врываться, от меня больше неприятностей, чем я того стою… слушай… я замёрз… я долго добирался…. </text:p>
      <text:p text:style-name="Text_20_body">Резкий стук. «Дампстер—» </text:p>
      <text:p text:style-name="Text_20_body"><text:soft-page-break/>– Нет, нет. Это Мюрей Смайл, я был с тобой в учебке, 84 рота, помнишь? У наших серийных номеров разница всего в две цифры. </text:p>
      <text:p text:style-name="Text_20_body">– Мне надо было впустить… впустить Дампстера… куда он делся? Или я заснул? </text:p>
      <text:p text:style-name="Text_20_body">– Не говори им, что я тут был. Пришёл сказать, что тебе не обязательно возвращаться. </text:p>
      <text:p text:style-name="Text_20_body">– Правда? Они сказали, что ничего? </text:p>
      <text:p text:style-name="Text_20_body">– Да, ничего. </text:p>
      <text:p text:style-name="P122">– Хорошо, но они <text:span text:style-name="T532"><text:s/></text:span><text:span text:style-name="T1">так сказали</text:span>?– Тишина.– Мюрей?– Тишина. </text:p>
      <text:p text:style-name="Text_20_body">Ветер звучно продувает железо пожарной лестницы, а внизу по улице кувыркается упаковочный ящик для овощей, деревянный, пустой, тёмный. Должно быть четыре утра. –«Пора <text:span text:style-name="T531">возвращаться</text:span>, блядь, я опаздываю….» </text:p>
      <text:p text:style-name="Text_20_body">– Нет.– Только шёпот…. Но с ним остался только её «нет». </text:p>
      <text:p text:style-name="Text_20_body">– Эт кто? Дженни? Это ты, Дженни? </text:p>
      <text:p text:style-name="Text_20_body">– Да, это я. О, милый, как хорошо, что я тебя нашла. </text:p>
      <text:p text:style-name="Text_20_body">– Но я должен...– Они бы ей позволили жить с ним в Казино… </text:p>
      <text:p text:style-name="P121">– Нет, я не могу.– <text:span text:style-name="T532"><text:s/></text:span><text:span text:style-name="T1">Но что у неё <text:s/>с голосом</text:span>? </text:p>
      <text:p text:style-name="Text_20_body">– Дженни, я слышал твой парень убит, кто-то мне говорил, через день после Нового года… ракета… мне надо было придти, увидеть как ты… только я не пошёл… а потом Они забрали меня в то Казино…. </text:p>
      <text:p text:style-name="Text_20_body">– Это ничего. </text:p>
      <text:p text:style-name="Text_20_body">А где-то, тёмными рыбинами затаившимися вне углов отражения в течении этой ночи, Катье и Тантиви, два гостя, которых он хочет увидеть больше всего. Он пытается <text:span text:style-name="T531">подправить</text:span> голоса, что подходят к двери, смодулировать как на губной гармонике, однако, не получается. То, что он хочет, запрятано слишком глубоко…. </text:p>
      <text:p text:style-name="Text_20_body">Перед самым рассветом стук становится совсем громким, упорным как сталь. Слотропу хватило ума не откликнуться на этот раз. </text:p>
      <text:p text:style-name="Text_20_body">– Открывай давай! </text:p>
      <text:p text:style-name="Text_20_body">– Военная полиция, открывай. </text:p>
      <text:p text:style-name="Text_20_body">Американские голоса, голоса кантри, высокие и безжалостные. Он лежит замерзая, думая выдадут ли его пружины кровати. Потому что впервые он слышит Америку, как она должна звучать для не-Американца. Позднее он припомнит, что более всего его изумила фанатичность, уверенность не просто в силе, а в <text:span text:style-name="T532"><text:s/></text:span><text:span text:style-name="T27">правоте</text:span> того, что они сделают… когда-то давным-давно ему говорили, что именно так будут вести себя Нацисты, а тем более Япошки—а мы всегда играли по-честному—но эти двое за дверью настолько же деморализуют, как ближний план Джона <text:soft-page-break/>Уэйна (в ракурсе, что подчёркивает насколько у него раскосые глаза, смешно: как ты до сих пор не замечал), орущего БАНЗАЙ! </text:p>
      <text:p text:style-name="Text_20_body">– Погоди, Рой, вон он— </text:p>
      <text:p text:style-name="Text_20_body">– Хопер! Иди сюда, падла— </text:p>
      <text:p text:style-name="Text_20_body">– Вы больше не запхнёте меня в смирительную рубаааашку!– Голос Хопера гаснет за углом, военная полиция бросаются в погоню. </text:p>
      <text:p text:style-name="Text_20_body">Слотропу доходит, вместе с рассветом за жёлто-коричневой занавеской в окне, что это его первый день За Пределами. Его первое утро на свободе. Он не обязан возвращаться. Свободный? Что такое свободный? Он наконец-то засыпает. Ближе к полудню молодая женщина заходит в комнату, открыв дверь своим ключом, и оставляет документы. Теперь он английский военный корреспондент Йан Скафлинг. </text:p>
      <text:p text:style-name="Text_20_body">– Вот адрес одного из наших людей в Цюрихе. Ваксвинг желает вам удачи и спрашивает что вас так задержало. </text:p>
      <text:p text:style-name="Text_20_body">– То есть он ждёт ответа? </text:p>
      <text:p text:style-name="Text_20_body">– Он сказал, чтоб вы об этом подумали. </text:p>
      <text:p text:style-name="Text_20_body">– А скажи-и-и-те,– его только что осенило,– а почему вы мне помогаете? Так вот бесплатно и вообще? </text:p>
      <text:p text:style-name="Text_20_body">– А кто его знает? Нам приходится играть по схемам. Должно быть есть какая-то схема, в которой вы находитесь, на данный момент. </text:p>
      <text:p text:style-name="Text_20_body">– Э… </text:p>
      <text:p text:style-name="Text_20_body">Но она уже ушла. Слотроп осматривает номер: при свете дня тот жалок и безлик. Даже тараканам тут должно быть неуютно…. Выходит, он сорвался, так же скоро как Катье с её колесом, сорвался в неизбывную колею таких вот комнат, побыть в каждой не дольше пока наберётся достаточно сил или отчаяния, чтобы двигаться дальше, к следующей, но теперь уже без возврата, никогда. Нет времени даже на то, чтоб познакомиться с <text:span text:style-name="Emphasis">Rue</text:span> Россини, чьи лица шумят за окнами, где тут можно вкусно поесть, как называется песня, которую каждый насвистывает в это преждевременное лето…. </text:p>
      <text:p text:style-name="Text_20_body"/>
      <text:p text:style-name="Text_20_body">Неделю спустя он в Цюрихе, после долгой поездки поездом. Покуда создания из металла в их отъединённости, день за днём плотного стойкого тумана, <text:span text:style-name="T532">из</text:span>водят часы <text:span text:style-name="T532">на </text:span>игр<text:span text:style-name="T532">у</text:span> в молекулы, имитиру<text:span text:style-name="T532">ют</text:span> производственный синтез, рассыпаясь, складываясь вновь, сцепленные и пересцепленные, он то <text:span text:style-name="T532">погружается</text:span>, то всплывает из дремотной галлюцинации из Альп, туманов, пропастей, туннелей, скрежещущих подъёмов по невообразимым уклонам, коровьих колокольчиков в темноте, поутру зелёные насыпи, запахи мокрых пастбищ, за окнами всегда небритая бригада рабочих направля<text:span text:style-name="T532">ется</text:span> подштопать где-то отрезок колеи, долгие ожидания на сортировочных станциях, где рельсы <text:span text:style-name="T532">расходятся</text:span> подобно слоям в располовиненной луковице, серые пустынные места, ночи сигнальных гудков, сцепок, лязгов, боковых веток, взоры коров с <text:soft-page-break/>вечерних склонов, армейские колонны в ожидании на переездах, покуда поезд пропыхтит мимо, нигде никакого отчётливого ощущения что это за страна конкретно, ни даже <text:span text:style-name="T532">какая из </text:span>воюющих сторон, только сама Война, неизменный исковерканный пейзаж, в котором «нейтральная Швейцария» довольно <text:span text:style-name="T532">приблизительный</text:span> термин, употребляемый с такой же долей сарказма, как «освобождённая Франция», «тоталитаристская Германия», «фашистская Испания» и тому подобные…. </text:p>
      <text:p text:style-name="Text_20_body">Война перекроила пространство и время по своему подобию. Пути расходятся теперь в иных сетях железных дорог. То, что выглядит разрушением, на самом деле преобразование железнодорожных пространств для иных целей, для назначений, чьи контуры он, проезжая тут впервые, может только лишь предугадывать…. </text:p>
      <text:p text:style-name="P348">Он останавливается в Отеле Нимбус, в районе цюрихских кабаре. Комната на чердаке, взбираться по приставной лестнице. За окном есть ещё одна лестница, так что он решил всё будет как надо. С наступлением ночи он отправляется искать местного представителя Ваксвинга, находит его дальше по Лимматквей, под мостом, в комнатах, где полно наручных и стенных швейцарских часов, вперемешку с альтиметрами. Это русский, фамилия Семявин. Снаружи корабли <text:span text:style-name="T533">перекликаются</text:span> гудк<text:span text:style-name="T533">ам</text:span>и на реке и озере. Этажом выше, кто-то упражняется на пианино: спотыкается, сладкие <text:span text:style-name="T1">lieder</text:span>. Сенявин вливает водку из горечавки в стаканы только что заваренного им чая. –«Прежде всего, ты должен <text:span text:style-name="T533">усвоить</text:span> как именно всё тут специализировано. Если нужны часы, отправляйся в одно кафе. За женщинами, в другое. Меха распределяются на Соболей, Горностаев, Норку и Прочих. То же самое с наркотиками: Стимулянты, Депресанты, Психомиметики…. А тебе что надо?» </text:p>
      <text:p text:style-name="Text_20_body">– Ну, информацию?– Опа, это питьё на вкус, типа, Мокси… </text:p>
      <text:p text:style-name="P124">– О. В совсем другое.– дарит Слотропу кислый взгляд.– Жизнь была проще до первой войны. Не на твоей памяти. Наркотики, секс, драгоценности. Валюта в те дни была просто мелким приработком, а термина «промышленный шпионаж» вообще не существовало. Но я видел как всё меняется—о, и <text:span text:style-name="T533">до чего</text:span> же всё переменилось. Германская инфляция, мне с бы <text:span text:style-name="T533">с</text:span>ледовало делать выводы, нули нанизанные друг за другом отсюда и аж до Берлина. Мне при<text:span text:style-name="T533">ходи</text:span>лось уговаривать самого себя: «Семявин, это просто временное помутнение реальности. Небольшое отклонение, беспокоиться не о чем. Крепись, будь тем же—сила характера, крепкое умственное здоровье. Смел<text:span text:style-name="T533">ее</text:span>, Семявин! Скоро всё опять придёт в норму.» Но знаешь что? </text:p>
      <text:p text:style-name="Text_20_body">– Попробую угадать. </text:p>
      <text:p text:style-name="Text_20_body">Трагический вздох. –«Информация. Чем плохи наркотики и женщины? Что ж удивляться, что мир сошёл с ума, если основным средством обмена стала информация?» </text:p>
      <text:p text:style-name="Text_20_body">– Я думал сигареты стали. </text:p>
      <text:p text:style-name="Text_20_body">– Размечтался.– Он приносит список кафе и мест <text:span text:style-name="T533">тусовок</text:span> в Цюрихе. Под рубрикой Шпионаж, Промышленный, Слотроп находит три. Ультра, Лихтшпиль и Штрёгли. Они на разных берегах Лиммат и далеко<text:span text:style-name="T533">вато</text:span> друг от друга. </text:p>
      <text:p text:style-name="Text_20_body">– Ногам работа,– складывая список в карман зут-съюта. </text:p>
      <text:p text:style-name="Text_20_body"><text:soft-page-break/>– Оно полегчает. Придёт день и всё это будут делать машины. Машины информации. Ты выбрызг из волны будущего. </text:p>
      <text:p text:style-name="P125">Начался период обходов трёх кафе, просиживания по два часа над кофе в каждом из них, еды раз в день, цюрихская колбаса и <text:span text:style-name="T1">rösti</text:span> в Народных Кухнях… наблюдение нескончаемых толп бизнесменов в синих костюмах, дочерна загорелых лыжников, всё своё время отдающих скоростному спуску по ледникам и снегу, которые и слыхом не слыхали ни про политику, ни про смены курса, они читают лишь термометры и флюгера, находят свои ужасы в лавинах и рухнувших колоннах глетчерного льда, свои триумфы в напластованиях хорошей снежной пудры… оборванные иностранцы в промасленных кожаных куртках и подранной по<text:span text:style-name="T534">лев</text:span>ой форме, выходцы из Южной Америки, закутанные в меховые пальто и дрожащие на ярком солнце, пожилые ипохондрики, <text:span text:style-name="T534">которых</text:span> <text:span text:style-name="T534">грянувшая</text:span> Войн<text:span text:style-name="T534">а</text:span> застука<text:span text:style-name="T534">ла</text:span> на каком-нибудь курорте, где они и торчат с тех пор, неулыбчивые женщины в длинных чёрных платьях, мужчины в засалившихся пальто, которые… и сумасшедшие, спустившиеся из своих психбольниц на дни уик-энда—о, психические отклонения Швейцарии: Слотроп значится среди них, <text:span text:style-name="T534">уж это </text:span>будь уверен, среди всех мрачных лиц и улиц <text:span text:style-name="T534">тёмных оттенков</text:span>, только он в белом, туфли, зут и шляпа, белые как кладбищенские горы тут…. К тому же, он Новый Лох в Городе. Ему трудно отличать первую волну корпоративных шпионов от тех, кто просто </text:p>
      <text:p text:style-name="P17"><text:span text:style-name="T159">Психи на Побывке!</text:span> </text:p>
      <text:p text:style-name="P470">(Линия хористов поделена не на традиционных Парней и Девушек, но на Санитаров и Чокнутых, без учёта половой принадлежности, хотя все четыре возможных варианта представлены на сцене. На многих чёрные очки в белых оправах, не как дань моде, а для намёка на снежную слепоту, антисептическую белизну Клиники, возможно даже <text:span text:style-name="T534">на </text:span>затемнение рассудка. Однако, с виду все счастливы, по-свойски <text:span text:style-name="T534">приятельски</text:span>… ни малейшего признака подавления, даже одежда не отличается, так что поначалу как-то трудно разобраться кто Чокнутые, а кто Санитары, когда они врываются из коридоров приплясывая под свой напев): </text:p>
      <text:p text:style-name="P470"/>
      <text:p text:style-name="P509">А вот и мы, привет-привет—готовы вы к такому или нет,</text:p>
      <text:p text:style-name="P509">Хоть маски одевайте, хоть козни <text:span text:style-name="T534">затев</text:span>айте, </text:p>
      <text:p text:style-name="P509">Нам все лишь смех—из саночек мы сковырнулись в снег,</text:p>
      <text:p text:style-name="P509">Как детвора, когда пришла весёлая пора </text:p>
      <text:p text:style-name="P509">Каникулов. </text:p>
      <text:p text:style-name="P509"/>
      <text:p text:style-name="P509">О, да, мы Психи на Побывке </text:p>
      <text:p text:style-name="P509">Забот ни шиша— </text:p>
      <text:p text:style-name="P509">Мозги наши в промывке, </text:p>
      <text:p text:style-name="P509"><text:soft-page-break/>На Ярмарке душа, </text:p>
      <text:p text:style-name="P509">Придурки в отпуску, похерили тоску, </text:p>
      <text:p text:style-name="P509">Под лёгкий модный стук </text:p>
      <text:p text:style-name="P509">Нашей чечётки! </text:p>
      <text:p text:style-name="P509"/>
      <text:p text:style-name="P509">По кругу шляпу мы пускаем—для вашей хмурости и слёз, </text:p>
      <text:p text:style-name="P509"><text:span text:style-name="T535">А с ними</text:span> страхов, что одолевают вас <text:span text:style-name="T535">из</text:span>давн<text:span text:style-name="T535">а</text:span> и так всерьёз— </text:p>
      <text:p text:style-name="P509">Поверьте опытному психу, жизнь стоит, чтобы жить её, </text:p>
      <text:p text:style-name="P509">Так обними и расцелуй своё сегодня и моё! </text:p>
      <text:p text:style-name="P509">Ла-да-да, яа-та, йа-та, та-та… (Они продолжают распевать без слов, фоном для того, что следует дальше): </text:p>
      <text:p text:style-name="P587">Первый Чокнутый (или, возможно, Санитар): Имеется бесподобное предложение, как раз тебе. Американец? Я так и думал, всегда опознаю наших по лицу, опять же этот твой костюм, влезь на ледник повыше и фиг тебя <text:span text:style-name="T535">хоть </text:span>кто разглядит! Ну, в общем, короче, мне ясно прекрасно как тебя колбасит от этих уличных торгашей, что тут т<text:span text:style-name="T535">у</text:span>суются, это же старая три-листика на тротуаре [грузовики пересекают сцену какое-то время, туда-сюда, помахивает пальцем в воздухе, напевая: «Три-листика на трот, уаре», раз за разом, с одной и той же монотонной зацикленностью, не переставая до тех пор, сколько его могут выдержать], да ты-то враз смекнёшь, что оно не так, каждый обещает тебе что-то затак, точно? да, и как ни странно, основное возражение на это исходит от учёных с инженерами, которые всегда катили против идеи [понижая голос] вечного движения, но нам привычней называть это Контролем Энтропии—вот в чём наш козырь—ну, а они, конечно, правы. Во всяком случае, были. До сих пор…. </text:p>
      <text:p text:style-name="P586"/>
      <text:p text:style-name="P586">Второй Чокнутый или Санитар: Короче, ты уже наслушался про карбюратор галлон-бензина-на-двести миль, и лезвие бритвы, что ни в жизнь не затупится, про вечную ботиночную подошву, таблетку от чесотки полезную <text:span text:style-name="T535">при</text:span> гланд<text:span text:style-name="T535">ах</text:span>, мотор, что заправляется песком, про орнитоптеров и робобостеров—ты не ослышался, с маленькой бородкой из стальной ваты—круто, то, что надо, но есть кое что как раз тебе по уму! Готов? Это Люк-Молния, Дверь, что Распахивает Тебя! </text:p>
      <text:p text:style-name="P586">Слотроп: Пойду вздремну, пожалуй… </text:p>
      <text:p text:style-name="P586">Третий Ч. Или С.: Трансмогрифируй обыкновенный воздух в бриллианты через Катаклизменную Редукцию Углекислого Газ-а-а-а-а-а-а…. </text:p>
      <text:p text:style-name="Text_20_body">Будь он чувствительнее к подобным вещам, всё это воспринималось бы просто как оскорбление, эта первая волна. Она прокатывает, жестикулирует, обвиняюще, умоляюще. Слотропу удаётся сохранять спокойствие. Минует пауза—затем появляются настоящие, медленно поначалу, но <text:soft-page-break/>собираются, собираются. Синтетическая резина или бензин, электронные калькуляторы, анилиновые краски, акриловые, духи (краденые эсенции в фиалах для пробы), сексуальные привычки сотни членов совета директоров, на выбор, дислокация заводов, кодовые книги, связи и выплаты, только попроси, они достанут. </text:p>
      <text:p text:style-name="Text_20_body">Наконец, однажды в Штрёгли, Слотроп заправляется жареной капустой и краюхой хлеба, которую всё утро таскал с собой в бумажном пакете, вдруг из ниоткуда появляется некий Марио Швайтар в зелёно-лягушачьем жилете, просто вынырнул из отголосков эха часов с кукушкой, прям тебе Тук Тук и Тут, бесконечные тёмные коридоры за его спиной, с оборотом удачи для Слотропа. «Псст, Джо»,– начинает он,– «эй, мистер». </text:p>
      <text:p text:style-name="Text_20_body">– Не ко мне,– отвечает Слотроп с набитым ртом. </text:p>
      <text:p text:style-name="Text_20_body">– Интересуетесь насчёт L.S.D.? </text:p>
      <text:p text:style-name="Text_20_body">– Это сокращение от фунтов, шиллингов, пенсов. Ты попал не в то кафе, Дружище. </text:p>
      <text:p text:style-name="Text_20_body">– Мне кажется, я попал не в ту страну,– Швайтар немного траурен.– Я из Сандоза. </text:p>
      <text:p text:style-name="Text_20_body">– Ага, Сандоз!– Вскрикивает Слотроп и выдвигает стул для мужика. </text:p>
      <text:p text:style-name="Text_20_body">Оказывается Швайтар и впрямь очень крепко связан с Psychochemie AG, он один из тех вольноплавающих улаживателей проблем вокруг Картеля, нанимается ими для подённой работы и занимается шпионажем на стороне. </text:p>
      <text:p text:style-name="Text_20_body">– Ну,– грит Слотроп,– я б не прочь насчёт что у них есть по Л. Джамфу, а и про Imipolex G. </text:p>
      <text:p text:style-name="Text_20_body">– Веее… </text:p>
      <text:p text:style-name="Text_20_body">– Извините? </text:p>
      <text:p text:style-name="Text_20_body">– Та мура? Забудь. Это даже не по нашей части. <text:span text:style-name="T535">Случалось заниматься</text:span> разраб<text:span text:style-name="T535">откой</text:span> полимер<text:span text:style-name="T535">а</text:span>, когда вокруг одни <text:span text:style-name="T535">лишь</text:span> праздношатающиеся? <text:span text:style-name="T535">При</text:span> наш<text:span text:style-name="T535">е</text:span>м гигантск<text:span text:style-name="T535">о</text:span>м родителе <text:span text:style-name="T535">с</text:span> север<text:span text:style-name="T535">а</text:span>, что каждый день шлёт ультиматумы? Imipolex G это обуза для компании, Янки. В ней даже имеются вице-президенты, чья единственная обязанность прослеживать неукоснительное соблюдение ритуала ежевоскресного посещения могилы Джамфа, чтоб плюнуть на неё. У тебя мало опыта тусовки с толпой бездельников. Они очень элитарны. Воспринимают себя как завершение долгой Европейской диалектики, поколений недорода, эрготизма, оргий в складчину, из кантонов где-то там наверху, затерянных в горных складках, где не знали и дня без галлюцинаций за последние 500 лет, ведьмы на мётлах—блюстители традиции, аристократы— </text:p>
      <text:p text:style-name="Text_20_body">– Постой-постой…. Джамф умер? Ты сказал «могила Джамфа»?– Должно быть зацепило, не считая того, что этот человек, в сущности, не жил, и как он теперь, спрашивается— </text:p>
      <text:p text:style-name="Text_20_body">– Высоко в горах, неподалёку от Йетлиберга. </text:p>
      <text:p text:style-name="Text_20_body">– Ты когда-нибудь— </text:p>
      <text:p text:style-name="Text_20_body">– Что? </text:p>
      <text:p text:style-name="Text_20_body">– Когда-нибудь встречал его? </text:p>
      <text:p text:style-name="Text_20_body"><text:soft-page-break/>– <text:span text:style-name="T536">Случилось</text:span> до меня. Но мне известно, что на него большое досье в засекреченных файлах Сандоза. Достать что тебе надо не просто будет. </text:p>
      <text:p text:style-name="Text_20_body">– Эх… </text:p>
      <text:p text:style-name="Text_20_body">– Пять сотен. </text:p>
      <text:p text:style-name="Text_20_body">– Пятьсот чего? </text:p>
      <text:p text:style-name="Text_20_body">Швейцарских франков. У Слотропа нет 500 чего-либо, за исключением проблем. Деньги из Ниццы почти на исходе. Он отправляется к Сенявину, через мост Гемюзе-Брюке, принимая решение отныне и впредь ходить пешком, дожёвывая свою белую колбасу, гадая когда ему достанется другая. </text:p>
      <text:p text:style-name="Text_20_body">– В первую очередь, тебе нужно,– советует Сенявин,– отправиться в ломбард и получить несколько франков за это вот,– указывая на костюм. О, нет, только не костюм. Сенявин отправляется порыться в задней комнате, возвращается с узлом одежды разнорабочего.– Пора задуматься о своей приметности. Приходи завтра, посмотрю что ещё найдётся. </text:p>
      <text:p text:style-name="Text_20_body">Белый зут в свёртке подмышкой, менее приметный Йан Скафлинг возвращается на улицу, в средневековый день Нидердорфа, каменные стены доходят как хлеб в печи под меркнущим солнцем, ё-моё, ему теперь доходит: нарвётся тут на ещё одни манёвры Тамара/Итало и окажется в таком глубоком, что в жизнь не выкарабкаться…. </text:p>
      <text:p text:style-name="P349"><text:span text:style-name="T541">С</text:span>ворачивая в свою улицу, в колодцах тени, он замечает чёрный роллс-ройс, мотор не заглушен, затемнённые стекла, а день настолько сумрачный, что ему не видно кто внутри. Красивая машина. Давно такую не видел, должно быть просто из любопытства, если бы не </text:p>
      <text:p text:style-name="P470">Пословицы для Параноиков, 4: <text:span text:style-name="T537">Начнёшь с</text:span>крыва<text:span text:style-name="T537">т</text:span>ься, начинают искать. </text:p>
      <text:p text:style-name="Text_20_body">Заннгггг! диддиланг, диддила-та-та-та, йа-та-та-та это тут Увертюра к Вильгельму Теллю, <text:span text:style-name="T537">назад</text:span> в тени, хоть бы только никто не глянул через те односторонние стёкла, скорей, скорей, виляя за углы, проносясь вдоль аллей, погони не слышно, но ведь это самый тихий мотор на дорогах, за исключением танка Королевский Тигр. </text:p>
      <text:p text:style-name="Text_20_body">Забудь этот отель Нимбус, <text:span text:style-name="T537">прикидывает</text:span> он. Ноги уже нач<text:span text:style-name="T537">али</text:span> ныть. Он выходит на Луизенштрассе и к магазинчику как раз перед закрытием, где ему удаётся отовариться немного, на пару дней, болонской колб<text:span text:style-name="T537">а</text:span>сой, за зут-съют. Прощай зут. </text:p>
      <text:p text:style-name="Text_20_body">Этот город и вправду закрывается рано. Но где же будет Слотроп спать в эту ночь. У него минутный рецидив оптимизма: заскакивает в какой-то ресторан и звонит в регистратуру отеля Нимбус: «Ах, да»,– на Англо-Английском,– «не могли бы вы мне сказать, тот Британский парень, что ожидал в фойе, он ещё <text:span text:style-name="T1">там</text:span>?...» </text:p>
      <text:p text:style-name="Text_20_body">Через минуту отвечает приятный недоумевающий голос с а-ты-кто? О, такой ангельский. Слотроп в панике вешает трубку, смотрит на обедающих, которые смотрят на него—напартачил, напартачил, теперь Они знают, что он подбирается к Ним. Остаётся обычный шанс, что у него разгулялась паранойя, но слишком уж участились совпадения. Кроме того, ему уже знакомо звучание Их расчётливой невинности, это часть Их стиля…. </text:p>
      <text:p text:style-name="P126"><text:soft-page-break/>Снова по городу: прецизионные банки, церкви, готические входы маршируют мимо… от отеля нужно держаться подальше, и от трёх кафе, <text:span text:style-name="T537">точно</text:span>, <text:span text:style-name="T537">точно</text:span>… В начинающемся вечере постоянные жители Цюриха гуляют в синем. Синий, как городские сумерки, густеющий синий…. Шпионы и дилеры разошлись по домам. К Семявину нельзя, круг Ваксвинга оказал поддержку, не стоит их подставлять. Какой вес имеют Пришлые в этом городе? Может ли Слотроп рискнуть в другом отеле? Наверное, нет. Холодает. Ветер дует с озера. </text:p>
      <text:p text:style-name="P127">Он замечает, что <text:span text:style-name="T538">уже</text:span> дотопал аж до Одеона, одного из кафе широкого мира, специализированность которого не значится ни в каких списках—фактически, никогда не была установлена. Ленин, Троцкий, Джеймс Джойс, д-р Эйнштейн, все они посиживали за этими столиками. Что-то же всех их объединяло: чего-то ради они тут отмечались… возможно, это как-то связано с людьми <text:span text:style-name="T538">вообще</text:span>, со смертностью пешеходов, с безостановочным пересечением потребностей или отчаяния <text:span text:style-name="T538">на</text:span> одном роковом отрезке улицы… диалектики, матрицы, архетипы, всем нужно подключаться, время от времени, снова к части пролетарской крови, к запахам тел и бессмысленным воплям через стол, к обману и последним надеждам, иначе всё оборачивается ветхим Дракулизмом, известным проклятием Запада…. </text:p>
      <text:p text:style-name="Text_20_body">Слотроп убедился, что <text:span text:style-name="T538">наличной </text:span>мелочи хват<text:span text:style-name="T538">и</text:span>т на один кофе. Он заходит и садиться, выбрав место лицом ко входу. Через пятнадцать минут он получает шпионский сигнал от смуглого кудрявого пришельца в зелёном костюме за пару стоиков от него. Ещё один боец с передовой. На его столике старая газета, <text:span text:style-name="T539">да </text:span>ещё и на испанском. Она раскрыта на определённой политической карикатуре с шеренгой мужчин среднего возраста в платьях и париках, внутри полицейского участка, где коп держит буханку белого… нет, это младенчик, а бирка на его пелёнке грит <text:span text:style-name="Emphasis">LA REVOLUCIÓN</text:span> . . . о, а каждый из них твердит, что новорожденная революция его произведение, и эт<text:span text:style-name="T539">а</text:span> вот карикатура тут, типа как, для <text:span text:style-name="T539">о</text:span>познания, этот парняга в зелёном костюме, который оказался аргентинцем по имени Франческо Сквалидози, следит за реакцией… ключевые слова в самом конце строки, где великий поэт Аргентины, Леопольд Лугонес, говорит: «Теперь я расскажу тебе стихами, как я зачал её свободной от грязи Первородного Греха...» Это революция Урибуру 1930. Газете уже пятнадцать лет. Трудно сказать, что именно Сквалидози ожидает от Слотропа, но натыкается на полное невежество. Оно, похоже, прокатило за приемлемое и вот уже Аргентинец делится секретом, что он с дюж<text:span text:style-name="T539">и</text:span>ной коллег, <text:span text:style-name="T539">в том числе</text:span> международн<text:span text:style-name="T539">ая звезда</text:span> эксцентрик<text:span text:style-name="T539">и</text:span> Грасиела Имаго Порталес, угнали Германскую подлодку устаре<text:span text:style-name="T539">вше</text:span>го образца <text:span text:style-name="T539">из </text:span>Мар де Плата, пару недель назад, и вот приплыли обратно через Атлантику, просить политического убежища в Германии, как только война там…. </text:p>
      <text:p text:style-name="Text_20_body">– Ты говоришь в <text:span text:style-name="T1">Германии</text:span>? Вы что, с катушек <text:span text:style-name="T539">по</text:span>слет<text:span text:style-name="T539">а</text:span>ли? Там полный бардак, Джексон! </text:p>
      <text:p text:style-name="Text_20_body">– И близко не тянет на тот бардак, что мы оставили дома,– отвечает печальный Аргентинец. Длинные морщины пролегли по сторонам его рта, морщины, которым обучила жизнь рядом с тысячами лошадей, где повидал слишком много обречённых жеребят и закатов к югу от Ривадавиа, где начинается истинный Юг….– Всё обернулось бардаком, когда к власти пришли полковники. Теперь их смен<text:span text:style-name="T539">ил</text:span> Перóн… нашей последней надеждой стала<text:span text:style-name="Emphasis"> Acción Argentina</text:span>,– (<text:span text:style-name="T1">о чём он болтает, Исусе, до чего же жрать охота</text:span>),– но подавили через месяц со дня восстания… теперь все в ожидании. Выходят на демонстрации просто по привычке. Надежды уже не осталось. Мы решили убраться прежде, чем Перóн получит ещё один портфель. Скорее <text:soft-page-break/>всего министерство обороны. Он уже прибрал к рукам <text:span text:style-name="Emphasis">descamisados</text:span>, это отдаст ему и Армию, понятное дело… просто вопрос времени… мы могли бы двинуть в Уругвай, переждать его, такая традиция. Но он наверное надолго. Монтевидео переполнено эмигрантами, рухнувшими надеждами…. </text:p>
      <text:p text:style-name="Text_20_body">– Да, но Германия—туда лучше не попадать вообще. </text:p>
      <text:p text:style-name="P128">– <text:span text:style-name="Emphasis">Pero ché, no sós argentino</text:span>. . . .– Долгий взгляд прочь вдоль шрамов швейцарских авеню, высматривая оставленный им Юг. Не тот Аргентинец, Слотроп, которого тот Боб Эберле видел в каждом-прекаждом баре по пути, подымающим тост за мандарины… <text:span text:style-name="T539">Сквалидози</text:span> хочет сказать: <text:span text:style-name="T1">Мы, </text:span><text:span text:style-name="T28">во всём</text:span><text:span text:style-name="T1"> <text:s/>стонуще</text:span><text:span text:style-name="T28">м</text:span><text:span text:style-name="T1">, исходящ</text:span><text:span text:style-name="T28">ем</text:span><text:span text:style-name="T1"> парами </text:span><text:span text:style-name="T28">к</text:span><text:span text:style-name="T1">олдовской возгонки, перегонно</text:span><text:span text:style-name="T28">м</text:span><text:span text:style-name="T1"> куб</text:span><text:span text:style-name="T28">е</text:span><text:span text:style-name="T1"> Европы, мы самые тощие, опасные, подходящие для мирского использования…. Мы пытались извести своих индейцев, как и вы: нам </text:span><text:span text:style-name="T28">возжелали</text:span><text:span text:style-name="T1"> замкнутой белой версии доставшейся нам реальности—но даже в самых задымлённых лабиринтах, в самом глубинном отупении полуденного балкона или двора с воротами, земля никак не позволяла нам забыть</text:span>…. Однако, вслух он спросил, –«Послушай— у тебя голодный вид. Ты ел вообще-то? Не окажешь ли мне честь?» </text:p>
      <text:p text:style-name="Text_20_body">В Кроненхале они нашли свободный стол наверху. Вечерний наплыв спадает. Сосиски и фондю: Слотроп загибается с голоду. </text:p>
      <text:p text:style-name="Text_20_body">– В дни гаучо, моя страна была нетронутым листом бумаги. Пампасы простирались насколько могло хватить воображения, неисчерпаемые, неограждённые. Куда гаучо мог прискакать, место принадлежало ему. Но Буэнос-Айрес добивался гегемонии над провинциями. Все неврозы <text:span text:style-name="T539">на почве</text:span> собственности набирали силу, и начали заражать вольные просторы. Выросли ограждения и гаучо стали не такими свободными. Это наша национальная трагедия. У нас мания строить лабиринты там, где прежде простирались открытая равнина и небо. Чтобы выписывать всё более усложнённые вавилоны на чистом листе. Нам нестерпима <text:span text:style-name="T540">подобная</text:span> открытость: она нас ужасает. Взгляни на Борхеса. Посмотри на окраины Буэнос-Айреса. Тиран Розас умер столетие тому, но культ его процветает. Под городскими улицами, катакомбы комнатушек и коридоров, заборы и сеть стальных путей, Аргентинское сердце, при вс<text:span text:style-name="T540">е</text:span>й его извращённости и <text:span text:style-name="T540">греховности</text:span>, жаждет возвращения к той неисчёрканной безмятежности… к анархическому единению пампасов и неба…. </text:p>
      <text:p text:style-name="Text_20_body">– Но ведь проволока,– Слотроп со ртом набитым фондю, глотает не жуя,– это ж <text:s/><text:span text:style-name="T1">прогресс</text:span>—невозможно хранить целину веками, нельзя стоять на пути прогресса— да, он и впрямь готов завестись не меньше, как на полчаса, цитируя воскресные дневные сеансы с вестернами, где всё посвящено Собственности, такое кино, перед этим иностранцем, что оплатил его еду. </text:p>
      <text:p text:style-name="Text_20_body"><text:span text:style-name="T540">Сквалидози</text:span> принимает это за тихое помешательство, не грубость, просто моргает пару раз: «В обычные времена»,– пытается он объяснить,– «центр всегда побеждает. Власть его растёт с течением времени, и это необратимо, неодолимо обычными средствами. Децентрализа<text:span text:style-name="T540">ц</text:span>ия, возврат к анархизму требует экстраординарных времён… эта Война—эта невероятная Война—на данный момент стёрла размножение мелких государств преобладавшее в Германии тысячу лет. Стёрла начисто. <text:span text:style-name="T29">Распахнула</text:span> её. </text:p>
      <text:p text:style-name="Text_20_body">– Эт точно. Надолго ли? </text:p>
      <text:p text:style-name="Text_20_body"><text:soft-page-break/>– Долго не протянет. Конечно, нет. Но на несколько месяцев… наверно, к осени наступит мир—<text:span text:style-name="Emphasis">discúlpeme</text:span>, к весне, я всё ещё не привык к вашему полушарию—к наступлению весны, наверно…. </text:p>
      <text:p text:style-name="Text_20_body">– Да, но—что вы собираетесь делать, захватить землю и попытаться её удержать? Вас сгонят, партнёр. </text:p>
      <text:p text:style-name="Text_20_body">– Нет. Захватывать землю значит разводить ещё больше заборов. Мы хотим оставить её открытой. Мы хотим, чтобы она росла, менялась. В открытости Германской Зоны, наша надежда безгранична.– Затем, словно получив по лбу, быстрый взгляд, не на дверь, а <text:span text:style-name="T1">вверх, к потолку</text:span>— Но и наша опасность не меньше. </text:p>
      <text:p text:style-name="Text_20_body">Подводная лодка в данный момент плавает у берегов Испании, большую часть дня в погружении, по ночам поднимается зарядить батареи, время от времени украдкой заходит пополнить запас горючего. <text:span text:style-name="T540">Сквалидози</text:span> не слишком-то распространяется о деталях договорённости о заправках, но у них явно имеется давняя связь с Республиканским подпольем—сообщество светлости, дар упорства…. Теперь <text:span text:style-name="T540">Сквалидози</text:span> в Цюрихе, чтобы установить контакт с правительствами, которые захотели бы, <text:span text:style-name="T540">из каких</text:span> угодно <text:span text:style-name="T540">побуждений</text:span>, содействовать его анархизму-в-изгнании. К завтрашнему дню он должен доставить сообщение в Женеву: оттуда весточка попадёт в Испанию и на подлодку. Но здесь в Цюрихе крутятся агенты Перона. За ним следят. Он не может рисковать связным в Женеве. </text:p>
      <text:p text:style-name="Text_20_body">– Я могу помочь,– Слотроп облизывает свои пальцы,– но у меня с деньгами туго и— </text:p>
      <text:p text:style-name="Text_20_body"><text:span text:style-name="T540">Сквалидози</text:span> называет сумму, которой хватит расплатиться с Марио Швейтаром и поддержит Слотропа <text:span text:style-name="T540">в </text:span>сыт<text:span text:style-name="T540">ости</text:span> несколько месяцев. </text:p>
      <text:p text:style-name="Text_20_body">– Половину вперёд и я отправляюсь. </text:p>
      <text:p text:style-name="Text_20_body">Аргентинец передаёт записку, адреса, деньги и платит по чеку. Они договариваются о встрече в Кроненхале через три дня. –«Удачи». </text:p>
      <text:p text:style-name="Text_20_body">– Тебе тоже. </text:p>
      <text:p text:style-name="Text_20_body">Прощальный грустный взгляд от <text:span text:style-name="T540">Сквалидози</text:span>, что остаётся один за столом. Встрях чубом, свет меркнет. </text:p>
      <text:p text:style-name="P462"/>
      <text:p text:style-name="P350">Самолёт, развалюшный DC-3, выбран за сходство с лунным светом, за доброе выражение его морды с окошками, <text:span text:style-name="T542">за</text:span> неосвещённость внутри и снаружи. Он просыпается свернувшись среди груза, мрак металла, вибрация мотора в его костях… красный огонёк едва сочится от кабины в голове фюзеляжа. Он пробирается к маленькому окошку и смотрит наружу. Альпы в лунном свете. Маловаты, не <text:span text:style-name="T542">так</text:span> зрелищны, как <text:span text:style-name="T542">ожидалось</text:span>… Ну, ладно… Он садится обратно на мягкую кровать из упаковочной стружки, закуривает одну из Сквалидозиных с пробковым мундштуком, в раздумьи, ё-моё, неплохо, парни просто прыгают <text:span text:style-name="T542">себе </text:span>в самолёт и летят куда хотят… зачем тормозится в Женеве? Точн<text:span text:style-name="T542">як</text:span>, <text:span text:style-name="T542">и </text:span>как насчёт—ну, той же Испании? Нет, погоди, там фашисты. Острова Южных Морей! хмм, полно Япошек и Американских солдат. Ну, ещё Африка, Тёмный Континент, уж <text:span text:style-name="T1">там-</text:span><text:span text:style-name="T30">то</text:span> ничего кроме аборигенов и слонов, и ещё тот Спенсер Трейси…. </text:p>
      <text:p text:style-name="Text_20_body"><text:soft-page-break/>– Податься некуда, Слотроп, некуда.– Фигура жмётся к упаковочному ящику и дрожит. Слотроп щурится в слабом красном свете. Это широко известное лицо с обложек, лицо беззаботного искателя приключений Ричарда Халибёртона: но странно изменившееся. Вниз по его обеим щекам жуткая сыпь, покрывшая россыпь давних оспинок от прыщей, по симметричности которой Слотроп, <text:span text:style-name="T543">имей он намётанный</text:span> взгляд врача, прочёл бы реакцию на наркотики. Брюки для верховой езды на Ричарде Халибёртоне порваны и запятнаны, его яркие волосы засалились, висят сосульками. Похоже, он молча рыдает, <text:span text:style-name="T543">скрючившись</text:span>, падший ангел, над всеми этими второсортными Альпами, над всеми ночными лыжниками далеко внизу, на склонах, пересекают без устали, оттачивают и совершенствуют свой Фашистский идеал Действия, Действия, Действия, что был когда-то и его стимулом к существованию. Минуло навсегда. Навсегда миновало. </text:p>
      <text:p text:style-name="Text_20_body">Слотроп потянулся затушить сигарету о пол. Слишком легко эти ангельски белые древесные стружки могут заняться. Лежи тут в этом дребезжащем разболтанном аэроплане, лежи тихо, как только можешь, чёртов дурак, да, они тебя обложили—обложили тебя опять. Ричард Халибёртон, Ловел Томас, Парни Ровера и Мотора, желтушные кипы <text:span text:style-name="T1">National Geographics</text:span>, наверху в комнате Хогана, <text:span text:style-name="T543">ведь</text:span> все ему лгали, и не было никого, ни даже призрака с колониальных времён на чердаке, сказать ему, что не так оно…. </text:p>
      <text:p text:style-name="Text_20_body">Шарах, занос, ещё и ещё, приземление как блин комом, ёбаные недоучки из школы запуска воздушных змеев, свет серого швейцарского рассвета через маленькие оконца и каждый сустав, мускул и кость Слотропа ноет и болит. Пора на выход. </text:p>
      <text:p text:style-name="Text_20_body">Он сходит с самолёта без происшествий, смешивается с зевающим недовольным стадом ранних пассажиров, агентов по доставке, рабочих аэродрома. Коинтрин ранним утром. Ошеломляюще зелёные холмы с одной стороны, по другую коричневый город. Мостовые скользки и влажны. Облака медленно разбухают в небе. Монблан грит привет, озеро тоже грит как ты, Слотроп покупает 20 сигарет и местную газету, спрашивает в какую ему сторону, садится в подошедший трамвай, и в холоде сквозящем от дверей и окон, чтоб <text:span text:style-name="T543">он проснулся</text:span>, катит в Город Мира. </text:p>
      <text:p text:style-name="Text_20_body">Ему надо встретить Аргентинского связного в Café l’Éclipse, далеко от троллейбусных линий, по мощёной брусчаткой улице и на маленькую площадь окружённую овощными и фруктовыми лавками под бежевыми навесами, магазинами, другими кафе, витринами, чистыми промытыми тротуарами. Собаки <text:span text:style-name="T543">шастают</text:span> из <text:span text:style-name="T543">улочки</text:span> в <text:span text:style-name="T543">улочку</text:span>, Слотроп сидит с кофе, круасантом, газетой. Вскоре тучи рассеиваются. Солнце <text:span text:style-name="T543">раскинуло</text:span> тени почти до того места, где сидит он в насторожённом внимании. Похоже, никто не следит. Он ждёт. Тени отступают, солнце поднялось, потом начинает опускаться, наконец, показывается нужный ему человек, точно по описанию: костюм повседневно чёрного, как в Буэнос-Айресе, усы, очки в золотой оправе, и насвистывает старинное танго Хуана д’Ариенцо. Слотроп устраивает представление, рыща по своим карманам, достаёт иностранную купюру, как говорил ему Сквалидози, хмурится на неё, встаёт, подходит ближе. </text:p>
      <text:p text:style-name="Text_20_body"><text:span text:style-name="T1">Como no, señor</text:span>, нет проблем разменять банкноту в 50 песо—приглашает присесть, достаёт валюту, блокноты, карты, скоро стол завален бумагами всякого рода, которые всё же <text:soft-page-break/><text:span text:style-name="T543">рассовываются</text:span> обратно по карманам так, что человек забирает записку от Сквалидози, а Слотроп ту, что отвезёт к нему. Всего и делов-то. </text:p>
      <text:p text:style-name="Text_20_body">Обратно в Цюрих на послеполуденном поезде, в дремотном сне большую часть пути. Он сходит в Шлирен, в безбожно тёмный час, на всякий, если Они следят за городским вокзалом, на такси добирается до Св. Петерхофштат. Стрелки его огромных часов зависли высоко над ним и пустыми акрами улиц, в чём <text:span text:style-name="T543">он</text:span> сейчас <text:span text:style-name="T543">усматривает </text:span>туп<text:span text:style-name="T543">ую</text:span> зловещесть. Как-то увязывается с квадратами Лиги Плюща в его отдалённой юности, башни циферблатов освещались так слабо, ничего не разберёшь, и соблазн, не такой сильный как сейчас, поддаться смеркающемуся году, принять по полной настоящего ужаса в час без имени (если только это не… нет… НЕТ…): то было тщеславием, тщеславием как его понимали его Пуританские предки, кости и сердце настороженные на Ничто, Ничто под саксофоны колледжа в сладостном слиянии, белые блейзеры в губной помаде на отворотах, дым робеющих Фатим, мыло Кастилии испаря<text:span text:style-name="T544">ет</text:span>ся с блестящих волос, и мятные поцелуи, и роса на гвоздиках. Дошло до того, что перед самым рассветом шутники моложе него, вытащили из постели, завязали глаза, на то и Райнхардт, вывели в осенний холод, <text:span text:style-name="T544">к </text:span>тен<text:span text:style-name="T544">ям</text:span> и листв<text:span text:style-name="T544">е</text:span> под ногами, и к мигу сомнения, а вдруг они и впрямь что-то другое—а всё что перед этим не настоящее: просто продуманный театр, чтобы тебя одурачить. Но теперь экран потемнел, и времени нисколько не осталось. Вот тебе агенты наконец…. </text:p>
      <text:p text:style-name="Text_20_body">Где более подходящее место, чем Цюрих, чтоб заново найти тщету? Это страна Реформации, город Цвингли, человека в самом конце энциклопедии, и повсюду напоминания в камне. Шпионы и большой бизнес в своей стихии, неутомимо движутся среди суровых памяток. Будь уверен, здесь найдутся экс-молодые люди, в самом этом городе, лица которых попадались Слотропу в школьных спортивных командах, которые приобщились в Гарварде к Пуританским Таинствам: они на полном серьёзе давали клятву почитать и действовать всегда во имя <text:span text:style-name="T1">Vanitas</text:span>, Тщеты, их правителя… кто теперь по плану жизни такого-то и такого прибыли сюда в Швейцарию, работать на Аллена Даллеса и его «разведывательную» сеть, которая нынче проходит под именем «Офис Стратегических Служб». Но для посвящённых ОСС ещё и тайный акроним: в виде мантры для моментов неотвратимых кризисов, они обучены выговаривать про себя… <text:span text:style-name="T1">oss . . . oss</text:span>, слово-покойник, перевранное Латинское слово Тёмных Веков обозначать кость…. </text:p>
      <text:p text:style-name="P129">На следующий день, когда Слотроп встречается с Марио Швейтаром у Штрёгли <text:span text:style-name="T545">выплатить тому аванс, он также спрашивает о месте захоронения Джамфа. И они уславливаются завершить там сделку, в горах.</text:span></text:p>
      <text:p text:style-name="Text_20_body">Сквалидози не показывается в Кроненхале, или в Одеоне, или в любом из других мест, что Слотроп догадается проверить в последующие дни. Исчезновения, в Цюрихе, не такая уж и редкость. Но Слотроп так и будет возвращаться, на всякий. Записка на испанском, он не в силах разобрать больше одного слова, или двух, но он не расстаётся с ней, вдруг подвернётся случай передать. И, ну, та анархистская убеждённость его подкупает немного. Когда-то, когда Шэйс сражался против федеральных войск в Масучусетсе, где Регуляторы Слотропы патрулировали Бёркшир помогая восставшим, с веточками болиголова в их шляпах, чтобы отличаться от солдат Правительства. Федералы втыкали в свои обрывок белой бумаги. Слотропы в те дни ещё не <text:soft-page-break/>настолько вовлеклись в бумажный бизнес и поголовную резню деревьев. Они всё ещё были за живой зелёный против мёртвого белого. Позднее они утратили, или продали, своё понятие на чьей они стороне. Наш Тайрон унаследовал полное невежество на эту тему. </text:p>
      <text:p text:style-name="Text_20_body"/>
      <text:p text:style-name="Text_20_body">За спиной у него ветер дует сквозь склеп Джамфа. Слотроп уже две ночи как устроил тут кемпинг, деньги почти на исходе, дожидается <text:span text:style-name="T544">вести</text:span> от Швайтара. Укрывшись от ветра, укутавшись в пару швейцарских армейских одеял, он смог продержаться, ему удаётся даже поспать. Точнёхонько поверх Мистера Imipolex. В первую ночь засыпать было страшно, боялся посещения духа Джамфа, чей Германо-научный склад ума Смерть разнесёт до самых диких рефлексов, бесполезно умолять тупо ухмыляющееся зло остатков скорлупы… голоса похрипывают в лунном свете вокруг его явления, пока он, Оно, Подавленное, приближается… <text:span text:style-name="T1">стойчтоза</text:span> проснувшись, лицо на холоде, оглядывается на чуждые могильные камни, <text:span text:style-name="T1">то что? что это было</text:span>… обратно в сон, почти, снова проснулся… туда-сюда, и так большую часть первой ночи. </text:p>
      <text:p text:style-name="Text_20_body">Явления не состоялось. Похоже Джамф просто мёртв. Слотроп, проснувшись наутро, чувствует, несмотря на пустой желудок и текущий нос, себя лучше, чем за многие месяцы. Похоже, он прошёл испытание проводимое не кем-то другим, но лично им, для разнообразия. </text:p>
      <text:p text:style-name="Text_20_body">Город под ним, отчасти уже в купели света, являет собой некрополь из церковных шпилей и флюгеров, белых музейно-замковых башен, широких зданий с мансардами крыш, и тысяч блестящих окон. В это утро горы прозрачны как лёд. Позднее, днём они обернутся грудами синего мятого атласа. Озеро зеркально гладко, но горы и дома отражённые в нём странно размыты, края их источены, словно мелкий дождь: сон про Атлантиду, Suggenthal. Игрушечные деревушки, уединённый город из раскрашенного алебастра… Слотроп сидит тут на корточках, на повороте горной тропы, леп<text:span text:style-name="T544">ит</text:span> и швыря<text:span text:style-name="T544">ет</text:span> снежки от безделья, нечем заняться, кроме как докуривать последнюю, как ему кажется, Лаки Страйк на всю Швейцарию…. </text:p>
      <text:p text:style-name="Text_20_body">Шаги по тропе снизу. Щёлканье галош. Это посыльный Марио Швейтара с большим толстым конвертом. Слотроп платит ему, выпрашивает сигарету и несколько спичек и они расстаются. Вернувшись в склеп, Слотроп опять зажигает маленькую кучку растопки и веток сосны, согревает руки и приступает листать папку. Отсутствие Джамфа окружает его словно запах, который он не может точно определить, аура грозящая впасть в эпилепсию каждую секунду. Вот она, информация—не так много, как ему хотелось (о, <text:span text:style-name="T544">так</text:span> и сколько же он хотел?), но больше чем надеялся, как всякий из практичных Янки. В последующие недели, в те очень редкие минуты, что выпадали ему заглянуть в своё прошлое, он улучал время пожалеть, что вообще прочёл это…. </text:p>
      <text:p text:style-name="P463"><draw:frame draw:style-name="fr2" draw:name="Image31" text:anchor-type="paragraph" svg:width="6.9252in" svg:height="0.3661in" draw:z-index="31"><draw:image xlink:href="Pictures/1000000000000B720000009B428C9716555D8079.png" xlink:type="simple" xlink:show="embed" xlink:actuate="onLoad" loext:mime-type="image/png"/></draw:frame></text:p>
      <text:p text:style-name="P351">М-р Пойнтсмен решил Троицу <text:span text:style-name="T546">отметить </text:span>на море. Чувствует себя малость великим в последнее время, беспокоиться, право же, не о чем, до мании далеко, о, наверное, от ощущения, когда он скорым шагом <text:span text:style-name="T547">верстает</text:span> коридоры «Белого Посещения», где все прочие словно бы застыли в <text:soft-page-break/>позах явно паркинсонов<text:span text:style-name="T547">ы</text:span>х, и только он единственный полон бодрости, не парализован. Вот и снова настало мирное время, голубям не пробиться было на Трафальгарскую площадь в Ночь Победы, в заведении тогда все понапивались поголовно до умопомрачения, объятий, поцелуев, за исключением Блаватского крыла Отдела Пси, которые по случаю Дня Белого Лотоса отправились в паломничество на Авеню-Роуд, 19, в Св. Джонз Вуд. </text:p>
      <text:p text:style-name="Text_20_body">Снова пришло время празднеств. Хоть Пойнтсмен и без того чувствует себя просто обязанным поехать расслабиться, однако, разразился и, разумеется, Кризис. Руководитель обязан проявлять самообладание, вплоть до демонстрации праздничного настроения посреди Кризиса. О Слотропе ни слуху ни духу, почти <text:span text:style-name="T547">уже</text:span> месяц, с того момента, как тупые ослы из военной разведки упустили его в Цюрихе. Пойнтсмен малость раздосадован на Контору. Его хитроумная стратегия явно накрылась. В изначальных обсуждениях с Клайвом Мосмуном и остальными всё выглядело железно надёжным: позволить Слотропу сбежать из Казино Герман Геринг и после этого положиться на Секретную Службу вместо ПРПУК. Из чистой экономии. Счёт за слежку был самым мучительным тернием в венце проблем по финансированию, который ему, похоже, суждено носить по ходу всего данного проекта. Проклятое финансирование станет причиной его кончины, если Слотроп не доведёт его сперва до психушки. </text:p>
      <text:p text:style-name="Text_20_body">Пойнтсмен лоханулся. Нет даже Теннисонова утешения свалить просчёт на «кого-то». Нет, именно он, и только он, дал «добро» Англо-Американской команде в составе Харвея Спида и Флойда Пурде исследовать произвольный <text:span text:style-name="T547">срез</text:span> секс<text:span text:style-name="T547">уальных</text:span> приключений Слотропа. Бюджет позволял, и кому помешает? Они стартовали буквально <text:span text:style-name="T1">вприпрыжку</text:span>, как братцы-козлики, углубиться в эротическое приложение Поиссона. Дон Хуанова карта Европы—640 в Италии, 231 в Германии, 100 во Франции, 91 в Турции, <text:span text:style-name="T1">но</text:span>, но, но—в Испании! в Испании, 1003!—представляет карту Лондона Слотропа , и эти два полукеда заразились столь непомерной склонностью к бездумным удовольствиям, что нынче дни напролёт засиживаются в ресторанных <text:span text:style-name="T547">сквериках</text:span>, корота<text:span text:style-name="T547">ют</text:span> время над салатами из хризантем и кастрюльками <text:span text:style-name="T547">с </text:span>баранин<text:span text:style-name="T547">ой</text:span>, либо торчат в <text:span text:style-name="T547">какой-нибудь</text:span> фруктовой лавке. —«Эй, Спид, гля<text:span text:style-name="T547">нь</text:span>, <text:span text:style-name="T1">дыни</text:span>! Я ни одной не <text:span text:style-name="T547">пробовал</text:span> <text:span text:style-name="T547">с</text:span> Третьего Курса—ух-ты, понюхай вот эту, просто прелесть! Как насчёт дыни, Спид? А? Да, <text:span text:style-name="T547">да</text:span>вай. </text:p>
      <text:p text:style-name="Text_20_body">– Отличная идея, Пурде, отличная! </text:p>
      <text:p text:style-name="Text_20_body">– Ага… О, ну, ты выбери какую сам захочешь. </text:p>
      <text:p text:style-name="Text_20_body">– Самую-самую? </text:p>
      <text:p text:style-name="P130">– Да. Вот <text:span text:style-name="T548">эта вот</text:span>,– проворачивает показать ему, как негодяи поворачивают лица запуганных девушек,– та самая, что выбрал я, <text:span text:style-name="T548">ну, как</text:span>? </text:p>
      <text:p text:style-name="Text_20_body">– Но, но я думал мы собирались на двоих— слабо машет в сторону того, что он всё ещё не может принять за дыню Пурде, в чьей гравюрной сетке, как из кратеров бледной луны, и впрямь вырисовывается лицо, лицо пленённой женщины с глазами опущенными вниз, веки гладки поверху словно Персидские потолки…. </text:p>
      <text:p text:style-name="Text_20_body">– Ну, нет, в общем, я обычно, э...— Пурде приходит в <text:span text:style-name="T1">замешательство</text:span>, это как найти повод, чтобы съесть яблоко, или даже вбросить <text:span text:style-name="T1">виноградину</text:span> себе в рот— просто, ну, типа, ем их… <text:soft-page-break/>целиком, понимаешь,– прихихикивает, чтобы, как ему кажется, дружески указать, повежливее, <text:span text:style-name="T1">странность</text:span> подобного обсуждения на публике— <text:s/>но смешок воспринят неверно Спидом: истолкован как свидетельство умственной нестабильности этого угловатого Американца с парой выпирающих верхних зубов, который скатывается уже от сутулости к Английской сутулости, тощий как уличная марионетка на ветру. Покачивая головой, он всё же выбирает свою целую дыню, осознаёт, что был оставлен заплатить по непомерно большому счёту, и вприпрыжку отправляется вслед за Пурде, с притопом да с пристуком, оба они, тра-ля-ля-ля плюх прямиком в очередной тупик: </text:p>
      <text:p text:style-name="Text_20_body">– Дженни? Нет— тут никакой Дженни… </text:p>
      <text:p text:style-name="Text_20_body">– А какая-нибудь Дженифер, тогда? Дженивив? </text:p>
      <text:p text:style-name="Text_20_body">– Джинни (может записано было с ошибкой), Вирджиния? </text:p>
      <text:p text:style-name="Text_20_body">– Если вы, джентльмены, ищите хорошо провести время— её ухмылка, её красная, маниакально доброе-утро-и-говорю-<text:span text:style-name="T548">ж-оно-</text:span>точно-<text:span text:style-name="T1">доброе</text:span>! ухмылка <text:span text:style-name="T548">достаточно</text:span> широка, чтоб <text:span text:style-name="T548">распрямить</text:span> их обоих, <text:s text:c="2"/>осклабившихся <text:span text:style-name="T548">до дрожи</text:span>, тут <text:span text:style-name="T548">вот</text:span>, а сама <text:span text:style-name="T548">до того</text:span> <text:span text:style-name="T1">старая</text:span>, что годится <text:span text:style-name="T548">им в</text:span> Матер<text:span text:style-name="T548">и</text:span>—их общей Матерью, вобравшей самые гадкие черты м-с Пурде и м-с Спид—фактически, она теперь и становится именно такой, <text:span text:style-name="T548">буквально</text:span> у них на глазах. Эти <text:span text:style-name="T548">руины </text:span>моря <text:s/>полны <text:span text:style-name="T548">соблазни</text:span>тельниц—вот уж где склизко и блудливо. И пок<text:span text:style-name="T549">уд</text:span>а <text:span text:style-name="T549">двух вылупившихся</text:span> детектив<text:span text:style-name="T549">ов</text:span> всмятку <text:span text:style-name="T549">затягивает</text:span> её аур<text:span text:style-name="T549">а</text:span>, <text:span text:style-name="T549">с </text:span>подмиг<text:span text:style-name="T549">ами</text:span> прям тут, на улице, <text:span text:style-name="T549">в </text:span>медн<text:span text:style-name="T549">ых</text:span> <text:span text:style-name="T549">от</text:span>блеск<text:span text:style-name="T549">ах</text:span> хны, с цветами страсти на вискозном шёлке—за миг до спотыкливой <text:span text:style-name="T549">безоговорочной</text:span> капитуляции безумию её лиловых глаз, они позволяют себе, ради греховного интереса, последнюю мысль об исследовании, которое они тут, типа, проводят—Зона Случаев Слотропа, Еженедельные Отслеживание Истории (ЗСС ЕОИ)—мысль, что промелькнула обрядившись клоуном, вульгарным нахрапистым клоуном в мишуре бессловесных острот <text:span text:style-name="T549">пр</text:span>о сок<text:span text:style-name="T549">и</text:span> тела, лысого, с ошеломляющим потоком волос из носа через обе ноздри, которые он заплёл в косички и повязал кислотно-зелёными бантами—резк<text:span text:style-name="T549">о</text:span> <text:span text:style-name="T549">выскакивает</text:span> <text:span text:style-name="T549">в этот миг</text:span>, мимо мешков с песком и <text:span text:style-name="T549">низвергающихя</text:span> кулис, сдерживая одышку, чтобы прокартавить им скрипуче <text:span text:style-name="T549">отвратным</text:span> визгом: «Никакой Дженни. Никакой Салли В. Никакой Сибелы. Никакой Анджелы. Никакой Катрин. Никакой Люси. Никакой Гретхен. Когда вам уже дойдёт? Когда вам уже дойдёт?» </text:p>
      <text:p text:style-name="Text_20_body">Никакой «Дарлин» тоже. Это выяснилось вчера. Они отследили имя до резиденции м-с Квод. Но броская молодая разведёнка никогда, так прямо и заявила, не предполагала даже, что Английским детям давали бы имя «Дарли». Ей ужасно жаль, но ничем. А м-с Квод нынче бездельничает по довольно напедикюренному адресу в Мэйфловер, и оба исследователя с облегчением покинули этот район…. </text:p>
      <text:p text:style-name="Text_20_body"><text:span text:style-name="T1">Когда вам уже дойдёт</text:span>? Пойнтсмену доходит моментально. <text:span text:style-name="T549">Однако,</text:span> «доходит» <text:span text:style-name="T549">на тот манер </text:span>как, типа, заходишь <text:span text:style-name="T550">к себе в</text:span> спальню, а на тебя <text:span text:style-name="T550">валится</text:span>, из лёгкой <text:span text:style-name="T550">сумеречности</text:span> на твоём потолке, гигантский угорь мурена, зубы <text:span text:style-name="T550">оскалены</text:span> в дурноватой ухмылке смерти, выдыхает, <text:span text:style-name="T550">шмякнувшись</text:span> на твоё открытое лицо, долгий человечий звук, в котором ты распознаёшь, ужасаясь, <text:span text:style-name="T1">сексуальн</text:span><text:span text:style-name="T32">ое придыхание</text:span>…. </text:p>
      <text:p text:style-name="Text_20_body"><text:soft-page-break/>Это к тому, что Пойнтсмен избегает затронутую тему—настолько же рефлективно, как избегал бы любой кошмар. На случай, если вдруг обернётся не сном, а <text:span text:style-name="T1">реальностью</text:span>, ну… </text:p>
      <text:p text:style-name="P131">– Данные, пока что, неполны.– Это следует отчётливо подчёркивать в любых заявлениях.– Надо признать, что предварительные данные демонстрируют,– помни, <text:span text:style-name="T31">держаться с</text:span><text:span text:style-name="T1"> искренность</text:span><text:span text:style-name="T31">ю</text:span>,– <text:span text:style-name="T550">обнаружение</text:span> случа<text:span text:style-name="T550">ев</text:span>, когда имена на карте Слотропа не <text:span text:style-name="T550">не приходят в</text:span> соответстви<text:span text:style-name="T550">е</text:span> с фактами, которые нам удалось установить, его пребывани<text:span text:style-name="T550">я</text:span> в Лондоне. Установ<text:span text:style-name="T550">ленными</text:span> на <text:span text:style-name="T1">данный момент</text:span>, разумеется. Это, в основном, всего лишь первые, видите ли, имена, <text:s/>просто Иксы <text:s/>без Игреков, так сказать, звания без указания принадлежности.— Пойди определи сколько тянется один «данный момент» на самом деле. </text:p>
      <text:p text:style-name="Text_20_body">– А <text:span text:style-name="T550">вдруг</text:span> многие—даже большинство—Слотроповских звёзд окажутся, в отдалённом будущем, отражением сексуальных фантазий вместо реальных событий? Вряд ли подобный оборот сведёт на нет наш подход более, чем это случилось с воззрениями Зигмунда Фрейда столкнувшегося там, в старой Вене, с похожими отклонениями от вероятности—все те истории папенька-меня-изнасиловал, которые, будучи, фактически, ложью, остаются истинными <text:span text:style-name="T1">клинически</text:span>. Постарайтесь понять, мы, в ПРПУКе, заинтересованы в строго определённой, клинической версии истины. Мы не углубляемся в вопрос чем это <text:span text:style-name="T550">было </text:span>вызвано. </text:p>
      <text:p text:style-name="Text_20_body">На данный момент, Пойнтсмен несёт это бремя один. Одиночество фюрера: он чувствует себя сильнее в лучах этого тёмного компаньона теперь, когда его звезда на подъёме… но он и не хочет делиться этим, нет не не сейчас ещё пока что…. </text:p>
      <text:p text:style-name="Text_20_body">Собрания штата служащих, его служащих, становятся много хуже, чем бесполезными. Погрязли в бесконечных спорах о мелочах—нужно или нет переименовывать ПРПУК теперь, когда Капитуляция уже Ускорена, аббревиатуру какого сорта, если вообще какого-то, принять. Представитель Шелл Мекс-Хаус, м-р Деннис Джойнт, <text:span text:style-name="T551">намеревается</text:span> перевести программу в Группу Операций Особых Запусков (ГООС), <text:span text:style-name="T551">в виде</text:span> придаток<text:span text:style-name="T551">а</text:span> к Британским усилиям ракетной зачистки, Операция Ответный Огонь, что базируется в Каксхевене на Северном море. Чуть ли не каждый день <text:span text:style-name="T551">видит</text:span> <text:span text:style-name="T551">очередную</text:span> попытку, с той или иной стороны, реконструировать или даже распустить ПРПУК. Пойнтсмену всё проще, с недавних пор, впадать в настроение <text:span text:style-name="T1">l’état c’est moi</text:span>—а кто <text:span text:style-name="T551">же </text:span><text:span text:style-name="T1">ещё</text:span> делает хоть что-нибудь? разве не на нём всё <text:span text:style-name="T1">держится</text:span>, <text:span text:style-name="T553">за</text:span>част<text:span text:style-name="T553">ую</text:span> без опоры на что-<text:span text:style-name="T551">либо</text:span> помимо его голой воли…? Шелл Мекс-Хаус, естественно, вне себя по поводу исчезновения Слотропа. Нате вам, в бега сорвался человек, который знает всё, что возможно знать—не только об А-4, но и о том, что <text:span text:style-name="T1">Великобритания</text:span> знает об А-4. Цюрих кишит советскими агентами. Что если они уже заполучили Слотропа? Весно<text:span text:style-name="T551">ю</text:span> они заняли Пенемюнде, похоже теперь им достанется центральный ракетный завод в Нордхаузене, ещё одна из Ялтинских договорённостей…. Не менее трёх агенств, ВИПМ, ЦАГИ, и РСКФ, а также инженеры из других комиссариатов, уже сейчас являются в оккупированную Советами Германию со списками персонала и оборудования подлежащего отправке на восток. В <text:span text:style-name="T551">распоряжении</text:span> ВКСЭС Артиллерийское управление Американской Армии и целая рать конкурирующих исследовательских команд заняты<text:span text:style-name="T551">х</text:span> сбором всего, что <text:span text:style-name="T551">только </text:span>подвернётся. Они уже обложили фон Брауна и 500 других, интернировали их в Гармише. Что если они <text:span text:style-name="T551">с</text:span>хватили Слотропа? </text:p>
      <text:p text:style-name="P132"><text:soft-page-break/><text:span text:style-name="T551">Произошли,</text:span> также ухудшая Кризис, и предательства: Ролло Грост перекинулся обратно в Общество Психологических Исследований, Трикл налаживает собственную практику, Майрон Грантон снова постоянная фигура на радио. Мехико начал отдаляться. Эта Боргесиус всё ещё исполняет свои ночные обязанности, но с болезнью бригадного генерала (может старый дурак <text:span text:style-name="T552">забыл</text:span> про свои антибиотики? Неужто Пойнтсмену всё нужно делать самому?) она начинает беспокоить. Конечно, Гёза Рожевоглий всё ещё в программе. Фанатик. Рожевоглий <text:span text:style-name="T1">никогда</text:span> не оставит. </text:p>
      <text:p text:style-name="P352">Итак, выходной на море. Из политических соображений, участвуют Пойнтсмен, Мехико, девушка Мехико, Деннис Джойнт, Катье Боргесиус. На Пойнтсмене сандалии, довоенная шляпа-котелок, редкая улыбка. Погода не идеальная. Пасмурно, ветер, который к вечеру станет холодным. Запах озона доносится от аттракцион-машинок в серой стальной загородке вдоль променада, вместе с запахами ракушек на тачках и солёного моря. Галечный пляж заполнен семьями: разутые отцы в пиджачных костюмах и высоких белых воротничках, матери в блузах и юбках вытащенных из камфорного забытья длинною в целую войну, дети бегают повсюду в костюмчиках для приёма солнечных ванн, подгузниках, комбинезончиках, коротких штанишках, гольфах, итоновских шляпах. Идёт торговля мороженым, сладостями, кока-колой, съедобными моллюсками, устрицами, креветками <text:span text:style-name="T554">под</text:span> солью и соусом. Автоматы для игры в пинбол морщатся от грубостей фанатичных солдат и их девушек, которые своими телодвижениями поддерживают движение ярких шариков, клянут, пристанывают, пока те тарахтят книзу о деревянные препятствия аркад, вспышки огоньков, гулкие рычажки. Ослы и-акают и срут, дети вступают в дерьмо, родители орут. Мужчины провисают в полосатых холстяных стульях и разговаривают о бизнесе, спорте, сексе, но <text:span text:style-name="T554">чаще</text:span> всего о политике. Шарманщик играет увертюру Россини к <text:span text:style-name="T1">La Gazza Ladra</text:span> (которая, как мы увидим позже, в Берлине, является высоким достижением в музыке, которое все игнорируют, отдавая предпочтение Бетховену, а тот в жизни не продвинулся далее одних лишь заявлений о намерениях), а здесь, без барабанов или вопленного надрыва духовых труб, мягкое произведение, <text:span text:style-name="T554">исполненное</text:span> надежд<text:span text:style-name="T554">ы</text:span>, обещани<text:span text:style-name="T554">я</text:span> лавандовых сумерек, беседок из нержавеющей стали, где каждый возведён наконец-таки в аристократы, и где любовь без <text:span text:style-name="T555">всякой</text:span> платы…. </text:p>
      <text:p text:style-name="P133">Пойнтсмен на сегодня планировал не говорить о делах, <text:span text:style-name="T555">а</text:span> пустить беседу на самотёк, более или менее органичный. Ждать пока другие выдадут себя. Разговор минимален. Деннис Джойн<text:span text:style-name="T555">т</text:span> посматривает на Катье с возбуждённой улыбкой, время от времени бросает на Мехико подозрительный взгляд. У Мехико тем временем свои проблемы с Джессикой—всё более и более частые в эти дни—и в данный момент эти двое даже не смотрят друг на друга. Глаза Катье Боргесиус направлены далеко в море и невозможно сказать что с ней происходит. Невесть с чего, Пойнтсмен, хот<text:span text:style-name="T556">я</text:span> никак не предполагает в ней какого-либо влияния, всё же её побаивается. Много чего он всё-таки пока ещё не знает. <text:span text:style-name="T557">Пожалуй</text:span>, всего бол<text:span text:style-name="T557">е</text:span>е, что беспокоит его <text:span text:style-name="T557">нынче</text:span>, это её связь, если таковая имеет место, с Пиратом Прентисом. Прентис приезжал в «Белое Посещение» несколько раз и задавал весьма конкретные о ней вопросы. <text:span text:style-name="T558">С недавних пор, к</text:span>огда ПРПУК открыли свой офис-филиал в Лондоне (который какой-то бездельник, скорее всего, этот молодой недоумок, Вебли Силвермейл, уже окрестил « <text:span text:style-name="T558">Дом </text:span>Двенадцат<text:span text:style-name="T558">ь</text:span>»), Прентис слишком <text:span text:style-name="T558">уж</text:span> зачастил туда, подкатывает к секретаршам, пыта<text:span text:style-name="T558">ется</text:span> заглянуть в ту или иную папку…. С чего бы это? Какую послежизнь <text:span text:style-name="T558">обрела</text:span> Контора по эту сторону Дня Победы? Что <text:span text:style-name="T558">надо </text:span>Прентису… <text:soft-page-break/>сколько он стоит? Может влюбился в эту Боргесиус? Разве <text:span text:style-name="T558">способна</text:span> эта женщина любить? <text:span text:style-name="T1">Любовь</text:span>? <text:span text:style-name="T559">Попробуй</text:span> тут не <text:span text:style-name="T559">за</text:span>вопить. Каким может быть её представление о любви…. </text:p>
      <text:p text:style-name="Text_20_body">– Мехико,– ухватывая руку молодого статистика. </text:p>
      <text:p text:style-name="Text_20_body">– А?– Роджер прекратил глазеть на хорошенькую, <text:span text:style-name="T558">чуть</text:span> смахивает на Риту Хейворт, в цельном цветастом купальнике, бретельки скрещены в Х на её худощавой спине…. </text:p>
      <text:p text:style-name="Text_20_body">– Мехико, мне кажется у меня галлюцинации. </text:p>
      <text:p text:style-name="Text_20_body">– О, правда? Вам так кажется? И что же видите? </text:p>
      <text:p text:style-name="Text_20_body">– Мехико, я вижу… Я вижу… При чём тут что я <text:span text:style-name="T1">вижу</text:span>, олух! Я о том, что я <text:span text:style-name="T1">слышу</text:span>. </text:p>
      <text:p text:style-name="Text_20_body">– Хорошо, и что же слышится, в таком случае,– Роджер уже малость сварливо. </text:p>
      <text:p text:style-name="Text_20_body">– Только что я услышал твои слова «И что же слышится, в таком случае». И <text:span text:style-name="T1">мне это не нравится</text:span>! </text:p>
      <text:p text:style-name="Text_20_body">– Почему нет? </text:p>
      <text:p text:style-name="P134">–Потому что: при всей неприятности этой галлюцинации, я бы ей <text:span text:style-name="T1">скорее предпочёл</text:span> звук твоего голоса. </text:p>
      <text:p text:style-name="Text_20_body">Весьма странное поведение со стороны кого угодно, но от обычно сдержанного м-ра Пойнтсмена этого достаточно, чтобы застопорить эту взаимно параноидную собирушку намертво. Неподалёку Колесо Фортуны с пачками Лаки Страйк, куклами пупсиками и конфетами нанизанными между спиц. </text:p>
      <text:p text:style-name="Text_20_body">– Это ж надо,– светловолосый здоровяк Деннис Джойнт подталкивает Катье локтем широким, как колено. В своей профессии он научился моментально <text:span text:style-name="T560">смекать</text:span> с кем имеет дело. Он прикинул, что эта милашка Катье весёлая девушка, которой тут охота малость порезвиться. Да, он прирождённый руководитель, определённо.– Тут явн<text:span text:style-name="T561">ы</text:span>й сдвиг по фазе, нет?– старается говорить негромко, ухмыляясь со спортивной паранойей туманно в сторону странного Павловца—не <text:span text:style-name="T561">прямиком</text:span> на него, ты ж понимаешь, встретиться глазами может оказаться самоубийственной глупостью при таком умственной состоянии…. </text:p>
      <text:p text:style-name="Text_20_body">Тем временем Джессика перешла к своему номеру с Фэй Рей. Это разновидность защитного паралича, наподобие твоей личной реакции, когда на тебя прыгает с потолка угорь мурена. Но сейчас всё за Кулак Гориллы, огни электрического Нью-Йорка, чтоб вдруг вспыхнули в комнате, которая казалась тебе безопасной, куда никогда не ворвутся… за жёсткость чёрных волос, за сухожилия потребностей трагичной любви…. </text:p>
      <text:p text:style-name="Text_20_body">– Да уж,– как высказался кинокритик Митчел Притифейс в своём исчерпывающем 18-томном исследовании <text:span text:style-name="T1">Кинг Конг</text:span>,– он, таки, любит её, парни.– Исходя из этого тезиса, похоже Притифейс затронул всё, что можно, каждый кадр, включая вырезанные, прочёсан, выгрести все крохи символизма до последней, представлены полные биографии <text:span text:style-name="T561">вснх имеющих</text:span> хоть как-то <text:span text:style-name="T561">отношение к</text:span> фильм<text:span text:style-name="T561">у</text:span>, участников массовок, установщиков камер, работников <text:span text:style-name="T561">по </text:span>проявлени<text:span text:style-name="T561">ю</text:span> плёнки… Включены даже интервью с приверженцами Культа Кинг Конга, для членства в котором нужно просмотреть фильм не менее 1000 раз и пройти 8-часовый вступительный <text:soft-page-break/>экзамен… И всё-таки, и всё же: нельзя сбрасывать со счетов Закон Мёрфи, это нахальное ирландско-пролетарское изложение Теоремы Гёделя—<text:span text:style-name="T1">когда всё предусмотрено, когда ничто не может пойти не так, ни даже застать нас врасплох… что-то всё-таки сможет</text:span>. Так что, перестановки и комбинации у Падинга в его <text:span text:style-name="T1">Что мо</text:span><text:span text:style-name="T33">гло бы</text:span><text:span text:style-name="T1"> произойти в Европейской Политике</text:span> за 1931 год, год публикации Теоремы Гёделя, Гитлер не получал ни малейшего шанса. Потому-то, при фундаментально обоснованных законах наследственности, начинают рождаться мутанты. Даже такое детерминированное вооружение, как ракета А-4, начинает спонтанно выкидывать <text:span text:style-name="T561">фортели наподобие</text:span> <text:s/>«S-Gerät», за которым Слотроп, по его личному мнению, гоняется как за Граалем. И точно так же, легенда о чёрной обезьяне отпущения сброшенной нами, как Люцифер, с высочайшего возвышения в мире смогла, когда пришло время, произвести своих собственных деток, что бегают по Германии даже теперь—<text:span text:style-name="T1">Schwarzkommando</text:span>, которых Митчел Притифейс и вообразить не мог. </text:p>
      <text:p text:style-name="P135">В ПРПУК широко распространено мнение, что <text:span text:style-name="T1">Schwarzkommando</text:span> были вызваны, подобно заклятию для призыва демонов в мир и на свет дневной, Операцией Чёрное Крыло, ныне уже покойной. Будьте уверены, поначалу в Отделе Пси только хихикали. Кто мог предположить, что и взаправду появятся чёрные ракетчики? Что история выдуманная для <text:span text:style-name="T561">устрашения</text:span> прошлогоднего врага окажется истинной, буквально—и теперь никак не <text:span text:style-name="T561">выйдет</text:span> загнать их назад в бутылку или даже выговорить заклинание задом наперёд: никто и не знал заклинани<text:span text:style-name="T561">я </text:span>целиком—разным людям были известны различные его кусочки, в чём и заключается суть работы командой…. К моменту, когда им дошло обратиться к Наисекретнейшей Документации относительно Операции Чёрное Крыло, попытаться понять как такое могло случиться, они обнаружат, что любопытно, отсутствие некоторых основных документов или обновление их по завершении Операции, и невозможность с таким опозданием воссоздать заклинание вообще, хотя начнутся, как обычно, элегантные или плохо рифмующиеся предположения. Даже более ранние из предположений будут урезаны и сглажены. Ничего не останется, например, от предварительных выводов Фрейдиста Эдвина Трикла с его приспешниками, который под конец оказался на ножах со своим собственным меньшинством, психоаналитическим крылом Отдела Пси. Началось это с поиска соизмеримого о<text:span text:style-name="T561">бо</text:span>снования общего случаям преследования умершими. Через какое-то время коллеги начали подавать рапорты с просьбой о переводе их куда-нибудь. Гадости, типа, «Тут уже попахивает Институтом Тавистока», начали бурчаться по всем подвальным коридорам. Дворцовые перевороты, многие из которых задумывались в орнаментально изящных приливах паранойи, приводили к регулярным вызовам бригад слесарей и сварщиков, вызывали нехватку офисных принадлежностей, даже воды и отопления… ничто не свернуло Трикла и его приспешников от приверженности Фрейдисткому, не говоря уже о Юнговском, направлению ума. Известие о реальном существовании <text:span text:style-name="T1">Schwarzkommando</text:span> <text:span text:style-name="T561">п</text:span>остигло их за неделю до Дня Победы. Отдельные эпизоды, кто на кого что именно сказал на самом деле, затерялись в пылу обвинений, криков, нервных припадков и выходок дурного толка, которые последовали. Кому-то запомнилось как Гавин Трефойл, с лицом синим как у Кришны, бегал среди подстриженных деревьев совершенно голым, а Трикл гнался за ним с топором крича: «Большая <text:span text:style-name="T1">горилла</text:span>? Я покажу тебе <text:span text:style-name="T1">гориллу</text:span>!» </text:p>
      <text:p text:style-name="Text_20_body">Действительно, он показал бы эту животину многим из нас, только мы и смотреть бы не стали. В своей невинности, он не находил причин почему бы сотрудникам по служебному проекту не <text:soft-page-break/>практиковать самокрити<text:span text:style-name="T562">чность</text:span> с дотошностью присущей революционным ячейкам. И в мыслях не держа задеть чьи-либо чувства, он всего лишь хотел показать всем, вполне даже достойные парни до единого, что их отношение к черноте связано с их отношением к говну, а отношение к говну с их отношением к разложению и смерти. Самом<text:span text:style-name="T562">у</text:span>-то это казалось настолько явным… почему они даже и слушать не хотят? Почему не хотят признать, что их подавления <text:span text:style-name="T34">являются</text:span>, в смысле, который Европа, в своём изнеможении на заключительных стадиях своего извращения волшебного, утратила, <text:span text:style-name="T34">есть</text:span><text:span text:style-name="T563"> </text:span>воплощением реально существующих людей, возможно управляющих (по свидетельству самой лучшей разведки) реально существующим вооружением, подобно тому как мёртвый отец, никогда с тобой не переспавший, Пенелопа, ночь за ночью возвращается в твою постель, чтобы пристроиться сзади… или как твой нерождённый ребёнок будит <text:span text:style-name="T1">тебя</text:span> своим плачем посреди ночи и ты чувствуешь его призрачные губы у себя на груди… они настоящие, они живут, пока ты притворяешься визжащей в Кулаке Гориллы… но погляди на более подходящего сейчас кандидата, кремово-кожую Катье под Колесом Фортуны, что готова пуститься бегом по пляжу к относительному покою Американских горок. Пойнтсмен галлюцинирует. Он потерял управление. Пойнтсмену положено иметь абсолютный контроль над Катье. И где она теперь? Под управлением утратившего контроль. Даже в прошлом, в кожах и боли <text:span text:style-name="T1">gemütlich</text:span> мира Капитана Блисеро, не испытывала она такого ужаса, как сейчас. </text:p>
      <text:p text:style-name="Text_20_body">Роджер Мехико принимает это на свой счёт, о-подумаешь, просто хотел помочь…. </text:p>
      <text:p text:style-name="Text_20_body">То, что несколько отрешённый м-р Пойнтсмен слышал всё это время, было голосом, странно знакомым, голосом, который <text:s/>однажды представлял<text:span text:style-name="T562">ся ему</text:span> принадлежащим лицу на широко известной фотографии <text:span text:style-name="T562">из </text:span>газет Войны: </text:p>
      <text:p text:style-name="Text_20_body">– Вот что ты должен сделать. Сейчас тебе нужен Мехико, больше, чем когда-либо. Твои зимние тревоги на тему Конца Истории уже похоже упокоились с миром, часть твоей биографии стала дурным минувшим сном. Но, как всегда грит лорд Актон, Историю ткут отнюдь не невинные руки. Эта вот подружка Мехико угроза всей твоей затее. Он пойдёт на всё, чтоб удержать её. Своею хмуростью и даже нападками, она, тем не менее, его спровадит, в густой туман гражданской жизни, где ты его потеряешь и уже никогда не найдёшь—если не начнёшь сейчас же действовать, Пойнтсмен. Операция Ответный Огонь <text:span text:style-name="T562">направляет</text:span> девушек ВТС в Зону. Девушки ракетчицы: секретарши и даже несложные технические обязанности на полигоне в Каксхавене. Тебе стоит лишь замолвить слово в ГООС, через этого Денниса Джойнта, и Джессика Свонлейк убрана с пути. Мехико, возможно, поноет какое-то время, но у него станет больше причин, если придать правильное направление, С Головою Уйти в Работу, а? Вспомни красноречивые слова сэра Дэниса Нейланда Смита юному Алану Стёрлингу, чья невеста оказалась в когтях коварного жёлтого Врага: «Мне довелось проходить через огонь, который испепеляет сейчас тебя, Стёрлинг, и я всегда находил, что работа является лучшей из всех мазей от ожогов». И мы оба знаем что олицетворяет Нейланд Смит, не так ли, а? </text:p>
      <text:p text:style-name="Text_20_body">– Я знаю,– грит Пойнтсмен,– только я не могу знать знаешь ли ты, не так ли, если я даже не знаю кто ты, знаешь ли. </text:p>
      <text:p text:style-name="Text_20_body">Эта странная выходка не добавляет уверенности компаньонам Пойнтсмена. Они начинают отодвигаться, явно встревоженные. –«Мы должны найти доктора»,– бормочет Деннис Джойнт, <text:soft-page-break/>подмигивая Катье, как светловолосый Грочо Маркс. Джессика, забыв сердиться, берёт руку Роджера. </text:p>
      <text:p text:style-name="Text_20_body">– Вот видишь,– снова заводится голос,– она чувствует, что защищает его<text:span text:style-name="T1"> против тебя</text:span>. Часто ли <text:span text:style-name="T562">по</text:span> шанс стать синтезом, Пойнтсмен? Восток и Запад в одном и том же малом? Ты можешь быть не только Нейландом Смитом, давать мудрые советы впавшему в панику юноше, но вместе с тем, в то же самое время, становишься ещё и <text:span text:style-name="T1">Фу Манчу</text:span>, а? и в чьих руках оказывается теперь юная леди?! Ну, <text:span text:style-name="T1">как</text:span>? Протагонист и антагонист в одном лице. Я бы долго не думал на твоём месте. </text:p>
      <text:p text:style-name="Text_20_body">Пойнтсмен собирается ответить что-нибудь вроде: «Но ты, не я»,– однако, замечает как все таращатся на него. –«О, ха, ха, ха»,– грит он вместо этого.– «Разговорился тут сам с собой. Немножко—так сказать—эксцентричности, хе, хе» </text:p>
      <text:p text:style-name="Text_20_body">– Инь и Янь,– шепчет голос,– Инь и Янь. </text:p>
      <text:p text:style-name="P464"><draw:frame draw:style-name="fr2" draw:name="Image32" text:anchor-type="paragraph" svg:width="6.9252in" svg:height="0.3661in" draw:z-index="32"><draw:image xlink:href="Pictures/1000000000000B720000009B428C9716555D8079.png" xlink:type="simple" xlink:show="embed" xlink:actuate="onLoad" loext:mime-type="image/png"/></draw:frame></text:p>
      <text:h text:style-name="P467" text:outline-level="3">2</text:h>
      <text:h text:style-name="Heading_20_1" text:outline-level="1">В Зоне</text:h>
      <text:h text:style-name="P466" text:outline-level="3"> </text:h>
      <text:p text:style-name="P592">Тото, у меня такое чувство, что это мы совсем не в Канзасе… </text:p>
      <text:p text:style-name="P17">—<text:span text:style-name="T159">Дороти, оказавшись в Оз</text:span>...</text:p>
      <text:p text:style-name="Text_20_body"><draw:frame draw:style-name="fr2" draw:name="Image33" text:anchor-type="paragraph" svg:width="6.9252in" svg:height="0.3661in" draw:z-index="33"><draw:image xlink:href="Pictures/1000000000000B720000009B428C9716555D8079.png" xlink:type="simple" xlink:show="embed" xlink:actuate="onLoad" loext:mime-type="image/png"/></draw:frame><text:s/></text:p>
      <text:p text:style-name="P136">Мы без ущерба миновали дни <text:span text:style-name="Emphasis">Eis-Heiligen</text:span>— Св. Панкратия, Св. Серватия, Св. Бонифация и <text:span text:style-name="Emphasis">die kalte</text:span> Софии… они витают в тучах над виноградниками, свят<text:span text:style-name="T564">ой</text:span> <text:span text:style-name="T564">леденящий сонм</text:span>, способные одним выдохом, <text:span text:style-name="T564">по своей воле</text:span>, загубить урожай года морозом и холодом. В определённые годы, особенно годы Войны, они не склонны к благотворительности, капризны, <text:span text:style-name="T565">хохорятся</text:span> своею мощью: не <text:span text:style-name="T565">слишком</text:span>-то <text:s/>к лицу святым <text:span text:style-name="T565">такое</text:span>, ни даже Христианам. Молитвы виноградарей, сборщиков, энтузиастов винопотребления, к ним <text:span text:style-name="T565">несомненно</text:span> возносятся, но пойди угадай как примут их ледовые святые—грубым смехом, языческой непримиримостью, кто разберёт этот заключительный отряд <text:span text:style-name="T565">о</text:span>хранителей зимы от революционеров Мая? </text:p>
      <text:p text:style-name="Text_20_body">Горы и долы, в этом году, встретили их миром наступившим считанные дни тому назад. Уже лоза нач<text:span text:style-name="T565">ала</text:span> <text:span text:style-name="T565">возрастать</text:span> поверх зубов дракона, падших Юнкерсов, сожжённых танков. Солнце <text:span text:style-name="T565">про</text:span>гре<text:span text:style-name="T565">ва</text:span>ет холмистые склоны, реки текут яркие, как вино. Святые сжали<text:span text:style-name="T565">ли</text:span>сь. Ночи мягки. Мороз не вернулся. Это весна мира. Урожай винограда, даст Бог хотя бы сто солнечных дней, <text:span text:style-name="T565">выдастся замечательный</text:span>. </text:p>
      <text:p text:style-name="Text_20_body"><text:soft-page-break/>В Нордхаузене меньше почтения ледо-святым, чем в более южных винодельческих регионах, но даже тут сезон выглядит многообещающим. Дождь налет<text:span text:style-name="T565">ел,</text:span> рассыпаясь по городу, <text:span text:style-name="T566">с приходом сюда</text:span> Слотропа ранним утром, босые ноги, натёртые и перенатёртые, охлаждает мокрая трава. На горах лежит солнечный свет. Его ботинки спёр какой-то Пе-Э<text:span text:style-name="T566">л</text:span>, чьи пальцы легче снов, на <text:span text:style-name="T566">одном</text:span> из многих поездов после Швейцарской границы, пока сам он похрапывал под стук колёс через Баварию. Кто бы то ни был, он оставил красный тюльпан между пальцев ступни Слотропа. Тот воспринял это как знак. Напоминание о Катье. </text:p>
      <text:p text:style-name="Text_20_body">Знаки будут находить его тут в Зоне, и предки снова и снова напоминать о себе. Это, типа, как отправиться в ту Темнейшую Африку для изучения местных жителей и обнаружить, что перенимаешь их дикие предрассудки. Фактически, даже и забавно, в минувшую ночь Слотропу встретился Африканец, первый увиденный им в своей жизни. Их разговор на крыше товарного вагона в лунном свете продлился всего минуту или две. Обмен мнениями по поводу внезапного отбытия майора Дуайна Марви под откос железнодорожной насыпи с гравийной отсыпкой в глубь долины—но, разумеется, <text:span text:style-name="T567">по ходу события</text:span> <text:span text:style-name="T567">никакого</text:span> обсужд<text:span text:style-name="T567">ения</text:span> <text:s/>верований Иреро относительно предков <text:span text:style-name="T567">не велось</text:span>. И всё же своих он чувствует сейчас тем сильнее, чем дальше отступают границы, а Зона <text:span text:style-name="T567">смыкается вокруг</text:span> <text:span text:style-name="T567">н</text:span>его, тех своих Англо-Саксонских Белых Протестантов в застёгнутом чёрном, которы<text:span text:style-name="T568">м</text:span> слышал<text:span text:style-name="T568">ся</text:span> обращённый к ним голос Бога в каждом встрепенувшемся листке или <text:span text:style-name="T568">в </text:span>корове отпущенной пастись среди яблоневых садов осенью…. </text:p>
      <text:p text:style-name="Text_20_body">Знаки Катье и <text:span text:style-name="T568">её </text:span>двойники тоже. Однажды ночью он сидел в детском домике для игр среди покинутой усадьбы, подкладыва<text:span text:style-name="T568">л</text:span> в костёр волосы куклы блондинки с глазами из ляпис-лазури. Он оставил эти глаза, через пару дней <text:span text:style-name="T568">об</text:span>менял на них проезд попутным поездом и половинку варёной картофелины. Собаки лаяли вдали, летний ветер гулял в березняке. Он был на одной из основных <text:span text:style-name="T568">магистралей</text:span> последнего рас<text:span text:style-name="T568">сея</text:span>ния весны и отступления. Где-то поблизости один из ракетных расчётов Генерал-Майора Камлера сообща нашли свою корпоративную смерть, оставив, в своей изувеченной военной ярости, обломки, модули, секции остова, батареи гнить, бумажные секреты рассыпанными по навозной жиже. Слотроп идёт по следу. Малейшего намёка достаточно, чтоб вспрыгнул на попутный поезд…. </text:p>
      <text:p text:style-name="Text_20_body">Волосы на кукле были человечьи. Воняли в огне жутко. Слотроп услышал движение по ту сторону костра. Потрескивающий шумок—схватил своё одеяло, готовый выскочить в пустой оконный проём, ожидая гранату. Но тут одна из тех ярко раскра<text:span text:style-name="T568">ш</text:span>енных Германских игрушечек, орангутанг на колёсиках, появляется ки-ки-кикая в света костра, дёргается, болта<text:span text:style-name="T569">я</text:span> головой, на лице ухмылка идиота, царапая ста<text:span text:style-name="T568">л</text:span>ьными сгибами пальце<text:span text:style-name="T568">в</text:span> пол. Чуть не за<text:span text:style-name="T568">ехал</text:span> в огонь прежде чем кончился завод, качающаяся голова замерла в <text:span text:style-name="T569">полуобороте</text:span>, чтобы уставиться на Слотропа. </text:p>
      <text:p text:style-name="Text_20_body">Он подбрасывает в костёр ещё один локон золотистых волос. –«Здрасте». </text:p>
      <text:p text:style-name="Text_20_body">Смех, откуда-то: Ребёнок. Но смех старческий. </text:p>
      <text:p text:style-name="Text_20_body">– Выходи, от меня вреда не бойся. </text:p>
      <text:p text:style-name="Text_20_body">– Зачем ты жжёшь волосы моей куклы? </text:p>
      <text:p text:style-name="Text_20_body">– Ну, это не её волосы, вообще-то. </text:p>
      <text:p text:style-name="Text_20_body"><text:soft-page-break/>– Папа сказал, они от Русской Еврейки. </text:p>
      <text:p text:style-name="Text_20_body">– Почему не идёшь к огню? </text:p>
      <text:p text:style-name="Text_20_body">– Мне глаза щиплет.– Снова заводит что-то. Ничего не выкатывается. Но начинает играть музыкальная шкатулка. Отчётливая мелодия в миноре.– Потанцуй со мной. </text:p>
      <text:p text:style-name="Text_20_body">– Я тебя не вижу. </text:p>
      <text:p text:style-name="Text_20_body">– Вот я.–Из бледности пламени, крохотный заиндевелый цветок. Слотроп тянется, насилу удаётся найти её руку, ухватить маленькую талию. Они начинают свой чинный танец. Он даже не знает ведёт ли он. </text:p>
      <text:p text:style-name="Text_20_body">Лица её он так и не увидел. <text:span text:style-name="T569">Прикосновение</text:span> как вуаль из тонкой кисеи. </text:p>
      <text:p text:style-name="Text_20_body">– Красивое платье. </text:p>
      <text:p text:style-name="Text_20_body">– Я одевала его на моё первое причастие.– Огонь вскоре угас, оставив свет звёзд и слабое мерцание над каким-то городом восточнее через полностью выбитые окна. Музыкальная шкатулка всё играла уже, казалось, без завода, про обыкновенную весну. Их ноги двигались по затуманенным осколкам старого стекла, по лоскутам шелков, костям мёртвых котят и кроликов. Геометрическая дорожка вывела их к вздувшимися разодранным гобеленам, запаху пыли, и более древних зверюг, чем та у костра… единороги, химеры… но что там за гирлянды в дверных проёмах детского размера? Головки чеснока? Погоди—ими кажется отпугивают вампиров? Слабый запах чеснока доносится к нему в тот самый миг, вторжение Балканской крови в мотив его севера, когда он оборачивается спросить действительно ли она Катье. Прекрасная маленькая королева Трансильвании. Но музыка уже умолкла. Она испарилась уже из его рук. </text:p>
      <text:p text:style-name="Text_20_body">Ну, вот он скользит по Зоне как сердцевидная дощечка по доске Видже, а что показывается внутри пустого круга в его мозгу может сложиться в послание, а может и нет, ему виднее. Но он ощущает внимательные пальцы, что неслышно, однако уверено, возложены на его дни и, как ему думается, это пальцы Катье. </text:p>
      <text:p text:style-name="Text_20_body">Он всё ещё Йан Скафлинг, военный (мирный?) корреспондент, хотя снова облачился в Британскую униформу с некоторых пор, и времени у него вагон на этих поездах, чтоб так и эдак обдумывать информацию контрабандно доставленную Марио Швейтаром ещё там в Цюрихе. Среди прочего, толстая папка по Imipolex G, и та<text:span text:style-name="T569">м</text:span>, похоже, указывает<text:span text:style-name="T569">ся</text:span> Нордхаузен. Инженер, заказавший Imipolex, некто Франц Пёклер, прибыл в Нордхаузен в начале 44-го, когда ракета переводилась в массовое производство. Он был <text:span text:style-name="T569">приписан к</text:span> <text:s/>Миттельверке, <text:s/>подземном<text:span text:style-name="T570">у призводственному</text:span> комплекс<text:span text:style-name="T570">у</text:span> <text:span text:style-name="T570">в подчинении </text:span><text:s/>SS. <text:span text:style-name="T570">И</text:span> слова <text:span text:style-name="T570">нет</text:span>, куда он делся при эвакуации завода в феврале и марте. Но Йан Скафлинг, асс репортёрской журналистики, наверняка найдёт зацепку в Миттельверке. </text:p>
      <text:p text:style-name="P137">Слотроп сел в раскачивающийся вагон с тридцатью другими продрогшими оборванными душами, глаза <text:span text:style-name="T570">пере</text:span>полнены зрачками, губы в кратерах болячек. Они пели, <text:span text:style-name="T570">не все, но </text:span>некоторые. Многие из них ещё дети. Это песня Перемещённого Лица, Пе-Эла, и Слотропу не раз ещё доведётся <text:span text:style-name="T570">выслушать</text:span> её в Зоне, на привалах, на дорогах, в дюжине вариаций: </text:p>
      <text:p text:style-name="P510">Как увидишь поезд этим вечером,</text:p>
      <text:p text:style-name="P510"><text:soft-page-break/>На краю небес вдали, </text:p>
      <text:p text:style-name="P510">Завернись в одеяло из досок </text:p>
      <text:p text:style-name="P510">Пусть пройдёт он, а ты засни. </text:p>
      <text:p text:style-name="P510"/>
      <text:p text:style-name="P511"><text:span text:style-name="T571">Ночь за ночью поезда нас зовут</text:span>, </text:p>
      <text:p text:style-name="P510">Из далей <text:span text:style-name="T572">где меркнет свет</text:span>, </text:p>
      <text:p text:style-name="P511"><text:s/><text:span text:style-name="T571">Ч</text:span>ерез пустые города <text:span text:style-name="T571">п</text:span>оезда <text:span text:style-name="T571">те</text:span> идут, </text:p>
      <text:p text:style-name="P510"><text:span text:style-name="T572">Нигде им пристанища нет</text:span>. </text:p>
      <text:p text:style-name="P510"/>
      <text:p text:style-name="P510">Паровоз без машиниста, </text:p>
      <text:p text:style-name="P510">И прожектор светит сам, </text:p>
      <text:p text:style-name="P510">Пассажиров им не надо </text:p>
      <text:p text:style-name="P510">Полуночным поездам, </text:p>
      <text:p text:style-name="P510"/>
      <text:p text:style-name="P510">Опустели все вокзалы, </text:p>
      <text:p text:style-name="P510">Рельсы холодно молчат: </text:p>
      <text:p text:style-name="P510">Что <text:span text:style-name="T572">теряем –</text:span> им в прибыток, </text:p>
      <text:p text:style-name="P510"><text:span text:style-name="T574">И </text:span>колёса <text:span text:style-name="T574">всё</text:span> стучат. </text:p>
      <text:p text:style-name="P510"/>
      <text:p text:style-name="P512">Поезда<text:span text:style-name="T573">м</text:span> <text:span text:style-name="T573">средь</text:span> ночи чёрной,</text:p>
      <text:p text:style-name="P510"><text:span text:style-name="T573">Вольно</text:span> вместе с ветром выть, </text:p>
      <text:p text:style-name="P512"><text:span text:style-name="T575">Да греметь во тьме бездонной</text:span>, </text:p>
      <text:p text:style-name="P510">Ну, а нам петь и грешить. </text:p>
      <text:p text:style-name="P365"/>
      <text:p text:style-name="P365">Трубки ходят по кругу. Дым зависает на сырых деревянных брусьях, выплёскивается через щели в <text:span text:style-name="T576">течение </text:span>ноч<text:span text:style-name="T576">и</text:span>. Спящие дети заходятся кашлем, пищат рахитичные младенцы… время от времени матери перекинутся словом. Слотроп нахохлился над своим бумажным <text:span text:style-name="T576">несчастьем</text:span>. </text:p>
      <text:p text:style-name="Text_20_body">Досье Швейцарской фирмы на Л. (т. е. Ласло) Джамфа перечисляет все его достижения к моменту <text:span text:style-name="T576">его </text:span><text:s/>при<text:span text:style-name="T576">езда для</text:span> работ<text:span text:style-name="T576">ы</text:span> в Цюрихе. <text:span text:style-name="T576">В</text:span>ыясн<text:span text:style-name="T576">яется</text:span>, <text:span text:style-name="T576">что</text:span> он сидел—в качестве символического учёного—в совете директоров Химической Корпорации Грёсли после 1924 года. Среди биржевых бумаг данной фирмы и её кусочков-отростков в Германии за тот же период—в <text:soft-page-break/>последующие год-два отростки были вобраны гигантским спрутом ИГ—имелась запись о сделке между Джамфом и м-ром Лайлом Блендом из Бостона, штат Масачусетс. </text:p>
      <text:p text:style-name="P138">Лёг на курс, Джексон. Имя Лайла Бленда ему знакомо, даже очень. И оно же часто всплывает в частных записях Джамфа о <text:span text:style-name="T576">личных</text:span> деловых сделках. Похоже этот Бленд, в начале двадцатых, плотно стыковался с операциями Гуго Штинеса в Германии. Штинес, при жизни, <text:span text:style-name="T576">представлял из себя</text:span> вундеркинда Европейских финансов. За пределами Рура, где его семья на протяжении поколений <text:span text:style-name="T577">оставались</text:span> угольными баронами, молодой Штинес создал <text:span text:style-name="T577">обширную</text:span> империю производства стали, газа, электроэнергии, трамвайных и судоходных линий <text:span text:style-name="T577">прежде</text:span>, <text:span text:style-name="T577">чем</text:span> ему исполнилось 30. Во время Мировой Войны он тесно сотрудничал с Вальтером Ратенау, заправлявшего тогда всей экономикой. После войны Штинесу удаётся объединить горизонтальный электрический трест Сименс-Шухерт с запасами угля и железа <text:span text:style-name="T577">под контролем </text:span>Рейнелбе-Юнион в <text:span text:style-name="T577">единый </text:span>сверх-картель, ставший как вертикальным, так и горизонтальным, и вкладывал деньги буквально во всё—судоверфи, пароходные линии, отели, рестораны, леса, производство бумаги, газеты—при этом продолжал валютные спекуляции, скупа<text:span text:style-name="T577">л</text:span> иностранные деньги за марки занятые в Рей<text:span text:style-name="T577">х</text:span>сбанке, <text:span text:style-name="T577">по</text:span>нижая <text:span text:style-name="T577">затем </text:span>курс марки, и выплачива<text:span text:style-name="T577">л</text:span> займы ничтожной долей <text:span text:style-name="T577">от </text:span>первоначальной <text:span text:style-name="T577">суммы</text:span>. Бол<text:span text:style-name="T577">е</text:span>е всех прочих финансистов <text:span text:style-name="T577">в нём видели виновника</text:span> Инфляции. В те дни за покупками на день ты отправлялся с мешком марок на тачке и их же использовал как туалетную бумагу, если тебе было чем срать. Международные связи Штинеса охватывали весь мир—Бразилия, Индокитай, Соединённые Штаты—на бизнесменов подобных Лайлу Бленду его показатели роста доходов действовали неотразимо. По возникшей в те времена теории, Штинес сговорился с Круппом, Тиссеном и другими обесценить марку и тем самым освободить Германию от уплаты её военных долгов. </text:p>
      <text:p text:style-name="Text_20_body">Связь с Блендом не очень ясна. Записи Джамфа упоминают, что тот устраивал контракты на многотонные поставки негосударственных бумажных денег, так называемые Нотгельд, Штинесу и его коллегам, а также «банкноты МЕФО» в Веймарскую республику—одна из многих бухгалтерских уловок Ялмара Шахта, чтобы в официальных отчётах не оставалось и намёка о закупках вооружений, что запрещалось Версальским договором. </text:p>
      <text:p text:style-name="Text_20_body">Некоторые из таких банкнотных контрактов выводили на некое предприятие в Масачусетсе, в совете которого сидел и Лайл Бленд. Контрактором значилась Бумажная Компания Слотропа. </text:p>
      <text:p text:style-name="Text_20_body">Он прочитывает собственное имя не слишком-то удивляясь. Оно сюда вполне вписывается, как большинство мелких деталей по ходу <text:span text:style-name="Emphasis">déjà vu</text:span>. Вместо нежданного озарения (даже в <text:span text:style-name="T578">образе</text:span> человеческого существа: золотистого и предостерегающе невесомого), пока он уставился на эту семёрку зачернённых значков, в нём проворачивается неприятный желудочный случай, жутко осязаемый, как <text:span text:style-name="T578">нарастающий</text:span> позыв к рвоте—такое же головокружение, что однажды, очень давно, охватывало его в Гимлер-Шпильзааль. Противогаз обжимает его голову, резиновый, нескончаемый, давит со всех сторон, это чувство нам знакомо, да, но… У него при этом ещё и хуй встаёт, без особого повода. И к тому же опять <text:span text:style-name="T578">э</text:span>тот <text:span text:style-name="T1">запах</text:span>, запах из времени до начала его сознательной памяти, вкрадчивый химический запах, угрожающий, неотступный, такой не встретишь в мире—<text:span text:style-name="T35">так пахнет дыхание</text:span><text:span text:style-name="T1"> Запретного Крыла</text:span>… квинтэссенция всех тех неподвижных фигур, что ждут его внутри, берут на слабо́, чтобы вошёл узнать тайну, которую не переживёт. </text:p>
      <text:p text:style-name="Text_20_body"><text:soft-page-break/>Однажды что-то сделали с ним, в комнате, где он беспомощно лежал…. </text:p>
      <text:p text:style-name="Text_20_body">У его эрекции какой-то отдалённый гул, словно <text:span text:style-name="T578">от </text:span>вживлённ<text:span text:style-name="T578">ого</text:span> <text:span text:style-name="T578">прибора</text:span>, <text:span text:style-name="T578">который они внесли</text:span> в его тело подобно колониальному аванпосту тут, в нашем неупорядоченном шумном мире, ещё одно <text:span text:style-name="T578">из </text:span>представительств их белой Метрополии за тридевять земель…. </text:p>
      <text:p text:style-name="Text_20_body">Печальный случай, чего уж там. Слотроп, разнервничавшись, продолжает чтение. Лайл Бленд, да? Ещё бы, всё сходится. Он может смутно припомнить те раза два, когда он видел Дядю Лайла. Тот человек приходил к его отцу, приветливый, со светлыми волосами, пройдоха в региональном стиле Джима Фиска. Бленд всегда хватал маленького Тайрона и покачивал его за ноги. Слотроп не протестовал—в те времена ему и кверх ногами нравилось. </text:p>
      <text:p text:style-name="Text_20_body">Судя по тому, что идёт дальше, Бленд или предчувствовал, что Штинесу подкрадывается капец, либо просто занервничал. В начале 23-го он начал <text:span text:style-name="T578">рас</text:span>продавать свою долю в операциях Штинеса. <text:span text:style-name="T578">Какая-то</text:span> из <text:span text:style-name="T578">таких</text:span> продаж произв<text:span text:style-name="T578">одилась</text:span> через Ласло Джамфа <text:span text:style-name="T578">в </text:span>Химической Корпорации Грёсли (впоследствии Psychochemie AG). Одним из активов переведённых в той сделке стало «владение предприятием Чёрный Пацан целиком. Продавец соглашается исполнять обязанности по наблюдению в продолжение времени, сколько понадобиться Деляге для выкупа, приемлемость которого определяется продавцом». </text:p>
      <text:p text:style-name="Text_20_body">Кодовая книга Джамфа оказалась в досье. Тоже ведь часть личности, в конце концов. «Деляга» было кодовым именем Гуго Штинеса. Тонкое чувство юмора, старый пердун. Напротив «Чёрного Пацана» значатся лишь инициалы: «Т. С.» </text:p>
      <text:p text:style-name="Text_20_body">Ну, святые угодники, прикидывает Слотроп, это должен быть я, ха. Исключая побочную вероятность: Тупая Срань. </text:p>
      <text:p text:style-name="Text_20_body">В списке задолженности «Чёрному Пацану», неоплаченный остаток счёта Гарвардского университета, около $5000, включая проценты, как «условлено (устно) с Чёрным Папой». </text:p>
      <text:p text:style-name="Text_20_body">«Чёрный Папа» это кодовое обозначение для «С. С.» Что, исключая побочную вероятность "Сукин Сын", похоже собственный отец Слотропа, Саймон. Чёрн<text:span text:style-name="T584">о</text:span>папа Слотроп. </text:p>
      <text:p text:style-name="P139">Н<text:span text:style-name="T579">е</text:span>слабый способ докопаться, что твой отец заключил, 20 лет тому, сделку для <text:span text:style-name="T579">о</text:span>платы тво<text:span text:style-name="T579">его</text:span> образовани<text:span text:style-name="T579">я</text:span>. Если вдуматься, Слотропу не <text:span text:style-name="T579">слишком-то </text:span>удавалось увязывать объявления о неминуемом разорении семьи, на протяжении всей Депрессии, с комфортом предоставленным ему в Гарварде. Ну, так что же за сделка заключена была между его отцом и Блендом? Я был продан, Боже правый, меня продали в ИГ Фарбен как кусок говядины. А <text:span text:style-name="T579">насчёт </text:span>наблюдени<text:span text:style-name="T579">я</text:span>? Штинес, как любой промышленный император, имел в своей компании штат шпионов. Точно так же и ИГ. Выходит Слотроп находился у них под присмотром—м-может с момента рождения? Ввеее… </text:p>
      <text:p text:style-name="Text_20_body">Вновь в его мозгу всплеск страха. Такой не <text:span text:style-name="T579">обуздат</text:span>ь обычным Ёб Твою… Запах, запретная комната, на самом краешке его памяти. Не видно, <text:span text:style-name="T579">нет возможности </text:span>различить. Он и не хочет. Это смыкается с Самым Худшим. </text:p>
      <text:p text:style-name="Text_20_body">Ему известно каким должен быть тот запах: хотя согласно этим бумагам для этого ещё слишком рано, хотя он никогда не пересекался с ним в дневных координатах <text:span text:style-name="T579">своей</text:span> жизни, однако, <text:s/>в <text:soft-page-break/><text:span text:style-name="T579">самых</text:span> глубин<text:span text:style-name="T579">ах</text:span>, <text:span text:style-name="T579">вернувшись </text:span>обратно <text:s/>в <text:span text:style-name="T579">ту </text:span>тёпл<text:span text:style-name="T579">ую</text:span> тем<text:span text:style-name="T579">ень</text:span>, <text:span text:style-name="T579">к</text:span> начальны<text:span text:style-name="T579">м</text:span> форм<text:span text:style-name="T579">ам</text:span>, где часы и календари мало что значат, он знает, <text:s/>то, что преследует его сейчас, окажется запахом Imipolex G. </text:p>
      <text:p text:style-name="Text_20_body">А ко всему этому тут ещё и тот недавний сон, который страшно увидеть снова. Он был в своей комнате, дома. Летний день сирени и пчёл, и тёплый воздух в открытое окно. Слотроп нашёл очень <text:span text:style-name="T580">древний</text:span> словарь технического немецкого. Тот упал и раскрылся на определённой странице, что наёжилась чёрным шрифтом. Прочитывая страницу, он доходит до ДЖАМФ. В определении стоит: я. Он проснулся умоляя Это<text:span text:style-name="Emphasis"> нет</text:span>—но даже после пробуждения, он знал наверное, и останется уверен, что Это может явиться ему снова, как только Оно так захочет. Возможно, и тебе знаком этот сон. Возможно, Оно предупреждало тебя никому не называть Его имени. Если да, тогда тебе известно каково Слотропу. </text:p>
      <text:p text:style-name="Text_20_body">На этом он подымается на ноги, пошатываясь, направляется к двери товарного вагона, что ползёт вверх по уклону. Отодвинув дверь в сторону, он выскальзывает наружу—действие действие—и карабкается по лесенке на крышу. За полметра от его лица, тут висит двойной ряд блестящих ярких зубов в воздухе. Именно то, что ему надо. Это Майор Марви из армейской артилерии США, командир Мамочек Марви, самой хитрожопой группы технической разведки на всё эту ёбаную Зону, мистер. Слотроп может называть его Дуэйн, если хочет. «Распробуги всю их вуги! Зацени этих <text:span text:style-name="T1">джунглевых</text:span> зайчиков <text:span text:style-name="T583">прям ото </text:span>в <text:span text:style-name="T1">следующем вагоне</text:span>! Ни себе хохо!» </text:p>
      <text:p text:style-name="Text_20_body">– Погоди-ка,– грит Слотроп,– я похоже чёй-то проспал или ещё чего.– Этот Марви жирный-прежирный. Штаны заправлены в начищенные ботинки, валик жира свешивается поверх армейского ремня, на котором он держит свои солнцезащитные очки и кольт .45, волосы прилизаны назад, глаза как предохранительные клапаны, что таращятся на тебя как только—вот как сейчас—давление у него в голове зашкаливает. </text:p>
      <text:p text:style-name="Text_20_body">На попутном П-47, он прилетел из Парижа в Кассель, пересел на этот поезд к западу от Хайлигенштадта. Его место назначения Миттельверке, как и у Йана Скафлинга. Надо скоорд<text:span text:style-name="T580">и</text:span>нироваться с каким-то проектом Гермес парней из Дженерал Электрик. Конечно же, действуют ему на нервы, те негры по соседству. –«Эй, можешь сделать неплохую статью. Предупреди своих дома». </text:p>
      <text:p text:style-name="Text_20_body">– Военнослужащие? </text:p>
      <text:p text:style-name="P140">– Нет блядь. Капустники. Юго-Западные Африканосы. Вроде того. Так говоришь, ты не знал? Да брось. О. Разведка Англикашек мало ела каши, хахахах, без обид, сам знаешь. Я думал всем известно.– Тут следует крутая побасенка—похоже, состряпанная <text:span text:style-name="T581">при </text:span>ВКОЭС, фантази<text:span text:style-name="T581">ям</text:span> Геббельса не <text:span text:style-name="T581">хватало такой</text:span> разухабист<text:span text:style-name="T581">ости</text:span>, те не улетали дальше Альпийских Редутов и тому подобного—про планы Гитлера установить Нацистскую империю в чёрной Африке, но планы ухнули, когда старый вояка Паттон отшиб Роммелю задницу в пустыне. –«Получите вашу жопу, Генерал». –«<text:span text:style-name="Emphasis">Ach du lieber! Mein Arsch</text:span>! АГА—хахаха...»– комически хватается за свои широкие штанины сзади. Вопщем, чёрным кадрам уже ничто не светило в Африке, остались в Германии как эмиграционное правительство даже без официального признания, как-то прибились к артиллерии Германской армии и очень скоро обучились запускать ракеты. А теперь просто болтаются без дела. Дикие. Не были интернированы как военнопленные <text:span text:style-name="T581">и</text:span> даже, как известно <text:soft-page-break/>Марви, не разоружены. –«Мало нам забот с Русами, <text:span text:style-name="T581">Л</text:span>ягушатниками, <text:span text:style-name="T581">А</text:span>нгликашками—уй, извини, приятель. Так теперь ещё влупились не просто в ниггеров, а в ниггеров <text:span text:style-name="T36">К</text:span><text:span text:style-name="T1">апустников</text:span>. Охренеть, Исусе. <text:span text:style-name="T581">После</text:span> Д<text:span text:style-name="T581">ня</text:span> Победы почти везде, где была ракета, <text:span text:style-name="T581">встретишь</text:span> ниггера. Никогда чтоб вся батарея из одних буги-вугов, даже <text:span text:style-name="T581">К</text:span>апустники не <text:span text:style-name="T1">настолько</text:span> тупые! Одна батарея это 81 человек, <text:span text:style-name="T1">плюс</text:span> всё <text:span text:style-name="T581">её</text:span> обеспечение, тут тебе и управление стартом, и электричество, и топливо, охранение тоже—кореш, это <text:span text:style-name="T581">получилася</text:span> б целая куча ниггеров в одном месте. А они всё так же по<text:span text:style-name="T581">разбросаны</text:span>, как раньше? Вот узнай и заимеешь полную сенсацию, друг. Патамушша, если они теперь соберутся вместе, будет <text:span text:style-name="T1">бааальшущая</text:span> беда! В том вагоне их не меньше как дюжины две—прямо там, слушай. А и они <text:span text:style-name="T1">едут в Нордхаузен</text:span>, приятель!»– толстый палец тычет в грудь на каждое слово,– «а? И шо по-твоему они задумали? Знаешь шо я думаю? У них есть план. Да. Думаю насчёт ракет. Не спрашивай как, ну, просто вот сердцем чую. А и сам знаешь, это <text:span text:style-name="T1">жуть</text:span> как опасно. Нельзя <text:span text:style-name="T1">им</text:span> доверять— С <text:span text:style-name="T1">ракетами</text:span>? Они же как дети, их раса. Мозги ме<text:span text:style-name="T581">л</text:span>ь<text:span text:style-name="T581">ч</text:span>е. </text:p>
      <text:p text:style-name="Text_20_body">– Зато наше терпение,– добавляет спокойный голос из темноты,– <text:span text:style-name="T582">необъятно</text:span>, хотя, <text:span text:style-name="T582">пожалуй</text:span>, не безгранично.– С этими словами, высокий Африканец с широкой длинной бородой подступает <text:span text:style-name="T582">и </text:span>сошвыр<text:span text:style-name="T582">ивает</text:span> толстяка Американца, который успевает кратко вскрикнуть, слетая с крыши. Слотроп и Африканец прослеживают как Майор скатывается с насыпи, отстав от поезда и, <text:span text:style-name="T585">колеся</text:span> руками-ногами, пропадает из виду. Ели толпятся на холмах. Ущербная луна взошла над зазубренным кряжем.</text:p>
      <text:p text:style-name="P366">Человек представляется как Оберст Енцин, из <text:span text:style-name="Emphasis">Schwarzkommando</text:span>. Он просит извинить его за проявленную несдержанность, замечает нарукавную повязку Слотропа и отказывается давать интервью прежде, чем тот успел и сказать хоть слово. –«Статьи не получится. Мы такие же перемещённые лица, Пе-Элы, как и все остальные. </text:p>
      <text:p text:style-name="Text_20_body">– Майора, похоже, беспокоило, что вы направляетесь в Нордхаузен. </text:p>
      <text:p text:style-name="Text_20_body">– <text:span text:style-name="T587">С</text:span> Марви одн<text:span text:style-name="T587">и</text:span> беспокойств<text:span text:style-name="T587">а</text:span>, это точно. Всё же он не настолько большая проблема как...– Он всматривается в Слотропа.– Хмм. А вы действительно военный <text:span text:style-name="T587">корреспондент</text:span>? </text:p>
      <text:p text:style-name="Text_20_body">– Нет. </text:p>
      <text:p text:style-name="Text_20_body">– Независимый агент, я полагаю. </text:p>
      <text:p text:style-name="Text_20_body">– Не уверен насчёт «независимого», Оберст. </text:p>
      <text:p text:style-name="Text_20_body">– Но вы вот независимый. Мы все тут свободны. Увидите сами. И очень скоро.– Он шагает прочь по хребту товарного вагона, помахав на прощанье.– Очень скоро… </text:p>
      <text:p text:style-name="Text_20_body">Слотроп сиди<text:span text:style-name="T586">т</text:span> на крыше, по<text:span text:style-name="T586">чёсывает</text:span> свои босые ноги. Друг? Добрый знак? <text:span text:style-name="T1">Чёрные ракетчики</text:span>? Что блядь за головоломки? </text:p>
      <text:p text:style-name="P513">Ну, банда, <text:s/>утро доброе, начнём его прощаньем:</text:p>
      <text:p text:style-name="P514"><text:span text:style-name="T587">Бывай, </text:span>Втора-а-я Мирова-а-я!</text:p>
      <text:p text:style-name="P513"><text:span text:style-name="T586">П</text:span>ока, трах-тарарах! </text:p>
      <text:p text:style-name="P513">Б<text:span text:style-name="T587">итвы позади</text:span> и мы кайфуем, </text:p>
      <text:p text:style-name="P513"><text:soft-page-break/>И вот он я, несу вам солнца на плечах— </text:p>
      <text:p text:style-name="P513">Привет, Германский Герман, и неча рожу кривить, </text:p>
      <text:p text:style-name="P513">Домой ты попадёшь, так радуйся давай— </text:p>
      <text:p text:style-name="P513">Нам тут в Ракете хмурых лиц не нада, </text:p>
      <text:p text:style-name="P513">У нас прекрасен каждый-божий день— </text:p>
      <text:p text:style-name="P513">(Брось хныкать, Гретхен!) <text:span text:style-name="T587">В</text:span>аляй </text:p>
      <text:p text:style-name="P513">И поимей прекрасный деееень! </text:p>
      <text:p text:style-name="Text_20_body">Утром Нордхаузен: пастбище зелёный салат, хрусткий, в каплях дождя. Всё свежо, промыто. Гарц горбится со всех сторон, тёмные склоны до верху в бороде из ел<text:span text:style-name="T587">ей</text:span>, пихт, лиственниц. Дома с высокими фронтонами, лужи воды с отражением неба, грязь на дорогах, Американские и Русские военные валят в и из кабаков и импровизированных магазинчиков, у каждого на боку пистолет. Луга и бессвязные клинья на сторонах гор истекают пёстрым светом покуда дождевые тучи продвигаются над Тюрингией. Замки унасестились высоко над городами, заныривая и всплывая из разорванных туч. Старые лошади с ошмётками грязи на узловатых коленях, коротконогие и широкогрудые, напрягают шеи в хомутах сдвоенных запряжек, тяжёлые подковы всплескивают букеты грязи каждым мокрым шлёпом, от виноградников к кабакам. </text:p>
      <text:p text:style-name="Text_20_body">Слотроп забредает в лишённую крыш часть города. Старики в чёрном поторапливаются меж стен, как летучие мыши. Магазины и дома тут давно разграблены рабами-рабочими освобождёнными из лагеря Дора. Целая куча этих <text:span text:style-name="T1">педиков</text:span> всё ещё тут с корзинами и розовыми треугольниками по статье 175, увлажнённо выглядывают в дверные проёмы. Из выступающей, лишённой стекла витрины магазина одежды, в сумраке позади пластмассового манекена, лысого, опрокинутого, вскинувшего к небу руки с пальц<text:span text:style-name="T587">ами</text:span> скрюченными для букета или фужера, которые ему уже никогда не держать, Слотроп слышит пение девушки. Подыгрывает себе на балалайке. Одна из тех грустных парижских песенок на три-четверти. </text:p>
      <text:p text:style-name="P513">Любовь никогда не уйдёт, </text:p>
      <text:p text:style-name="P513">До конца никогда не умрёт, </text:p>
      <text:p text:style-name="P513">При взгляде на сувенир, </text:p>
      <text:p text:style-name="P513">Нежданно вдруг оживёт. </text:p>
      <text:p text:style-name="P513"/>
      <text:p text:style-name="P513">Ты покинул меня, </text:p>
      <text:p text:style-name="P513">Но цветок розы белой </text:p>
      <text:p text:style-name="P513">Хранит книга моя, </text:p>
      <text:p text:style-name="P513">Меж страниц пожелтелых… </text:p>
      <text:p text:style-name="P513"/>
      <text:p text:style-name="P513"><text:soft-page-break/>Год сменяется годом, </text:p>
      <text:p text:style-name="P513">Я давно уж не та, </text:p>
      <text:p text:style-name="P513">Отчего же слезами </text:p>
      <text:p text:style-name="P513">Роза та залита… </text:p>
      <text:p text:style-name="P513"/>
      <text:p text:style-name="P513">Любовь не пройдёт никогда, </text:p>
      <text:p text:style-name="P513">Если это любовь, </text:p>
      <text:p text:style-name="P513">Днём, иль ночью тревожит она, </text:p>
      <text:p text:style-name="P513">Вновь свежа и нежна, </text:p>
      <text:p text:style-name="P513">Как алая роза, любимый, </text:p>
      <text:p text:style-name="P513">Что я тебе подарила. </text:p>
      <text:p text:style-name="Text_20_body">Как оказалось, её зовут Гели Трипинг, а балалайка от русского офицера разведки по фамилии Чичерин. По-своему, Гели тоже занимается разведкой—временами, во всяком случае. Этот Чичерин, похоже, держит гарем, по девушке в каждом ракетном городе Зоны. Да, вот ещё один ракетный маньяк. Слотроп чувствует себя участником экскурсии. </text:p>
      <text:p text:style-name="Text_20_body">Гели толкует о своём ненаглядном. Они сидят в её комнате без крыши, пьют бледное вино, которое в округе зовётся Нордхаузенский Сок Теней. Над головой чёрные дрозды с жёлтыми клювами ширяют в небе, кружат в солнечном свете, взлетев из своих гнёзд в горных замках наверху и руин города понизу. Вдалеке, наверное на рыночной площади, колонна грузовиков стоит урча всеми своими моторами, запах выхлопных газов разносится по лабиринту стен, обомшелых, сочащихся водой, с тараканами в поисках поживы, стен<text:span text:style-name="T587">ы</text:span> сбивают с толку звук моторов и, кажется, он идёт <text:span text:style-name="T587">с</text:span>о всех сторон. </text:p>
      <text:p text:style-name="Text_20_body">Она худа, немного неловка, очень молода. В глазах её нет и следа порчи—возможно всю свою Войну она провела под кровом, в безопасности, покое, играя с лесными зверушками где-нибудь на отшибе. Её песня, соглашается она со вздохом, в основном просто мечтания. –«Если его нет, то уж нет. Когда ты зашёл, мне почти показалось, что это Чичерин». </text:p>
      <text:p text:style-name="Text_20_body">– Ничего подобного. Старательный пёс из породы ищеек новостей, вот и всё. Никаких гаремов, никаких ракет. </text:p>
      <text:p text:style-name="Text_20_body">– Это договорённость,– говорит она,– Тут <text:span text:style-name="T588">до того </text:span>всё <text:s/>неорганизованно. Без договорённостей никак не<text:span text:style-name="T588">л</text:span>ь<text:span text:style-name="T588">зя</text:span>. Сам увидишь.– И он действительно увидит—столкнётся с тысячами договорённостей об обогреве, любви, просто передвижении по дорогам, путям, каналам. Даже Группа 5-ти, живя своей фантазией будто стала теперь единственной властью в Германии, является просто договорённостью <text:span text:style-name="T588">являться</text:span> победителями, только и всего. Не более и не менее реальной, чем все прочие, такие частные, умалчиваемые, пропавшие для Истории. Слотроп, хоть он пока что не знает об этом, является настолько же правомочным государством, как любое другое в эти дни в Зоне. Никакая не паранойа. Просто как оно есть. Временные альянсы <text:soft-page-break/>заключаются и расторгаются. Он и Гели достигают свою договорённость утаённую от оккупированных улиц останками стен, на древней кровати с четырьмя стойками обёрнутой к тёмному зеркалу трюмо. Через крышу, которой нет, ему виден затяжной горный подъём покрытый деревьями. Вино в её дыхании, мягкий пушок в ямках под руками, в ляжках упругость саженцев под ветром. Едва он успел войти, она <text:span text:style-name="T588">тут же</text:span> кончает, фантазии о Чичерине, нескрываемо и трогательно, на её лице. Это раздражает Слотропа, хотя не мешает кончить и самому. </text:p>
      <text:p text:style-name="P367">Тупизм нахлынул сразу же как обмяк, пошли смешные вопросы, типа, какое такое слово отвадило от Гели всех, кроме меня. Или, может что-то во мне напоминает ей Чичерина, а если так, <text:span text:style-name="T1">что</text:span> именно? А, интересно, где этот Чичерин сейчас? Он <text:span text:style-name="T589">погружается</text:span> в дремоту, вновь возбуждается её губами, пальцами, скольжением по нему рос<text:span text:style-name="T589">ян</text:span>ых ног. Солнце в <text:span text:style-name="T589">броске</text:span> через их кусочек неба, затмевается грудью, отражается в её детских глазах… затем тучи, дождь, от которого она натягивает зелёный брезент с кисточками, которые сама нашивала, на манер балдахина… дождь хлыщет с кисточек, холодный и звучный. Свечерело. Она <text:span text:style-name="T589">угощает</text:span> его вареной капустой, ложк<text:span text:style-name="T589">а</text:span> из старинного наследства, с гребешком. Они снова пьют то же вино. Сумерки в мягких тонах. Дождь перестал. Где-то дети пинают пустую бензиновую канистру <text:span text:style-name="T589">вдоль</text:span> мостовой. </text:p>
      <text:p text:style-name="Text_20_body">Что-то <text:span text:style-name="T590">грянуло</text:span>, хлопая крыльями, с неба, когти скребут верх балдахина. «Что это?»– <text:span text:style-name="T590">сквозь сон,</text:span> и она снова укрывает одеялом, ну же, Гели... </text:p>
      <text:p text:style-name="Text_20_body">– Мой филин,– грит Гели,– Вернер. Там в верхнем ящике шифоньера есть шоколадка, <text:span text:style-name="Emphasis">Liebchen</text:span>, можешь его покормить? </text:p>
      <text:p text:style-name="Text_20_body">Да уж, <text:span text:style-name="Emphasis">Liebchen</text:span>. Выбравшись из постели, впервые за весь день вертикально, Слотроп снимает обёртку с Беби Рут, откашливается, решает не спрашивать откуда у неё это, потому что он и так знает, и зашвыривает шоколад на брезент тому Вернеру. Вскоре, снова лёжа вместе, они слышат хруст арахиса, прищёлкивания клюва. </text:p>
      <text:p text:style-name="Text_20_body">– Шоколадные батончики,– брюзжит Слотроп,– Что с ним не так? Ты что, не знаешь? Ему надо </text:p>
      <text:p text:style-name="Text_20_body">охотиться на мышей или ещё какую-то там херню. Ты превратила его в ручную сову. </text:p>
      <text:p text:style-name="Text_20_body">– Ты и сам лентяй,– младенческие пальцы сползают вниз по его рёбрам. </text:p>
      <text:p text:style-name="Text_20_body">– Ну—могу поспорить—ладно, забудь—могу поспорить, что <text:span text:style-name="T1">Чичерину</text:span> не приходиться вставать и кормить ту сову. </text:p>
      <text:p text:style-name="Text_20_body">Она застывает, рука остановилась в движении. –«Он любит Чичерина,. Никогда не прилетит <text:s/><text:span text:style-name="T590">полакомится</text:span>, <text:span text:style-name="T590">пока тот не </text:span>тут. </text:p>
      <text:p text:style-name="Text_20_body">Слотроп похолодел, точнее оледенел. «Э-э, ты ж не имеешь в виду, что Чичерин и вправду, э-э..» </text:p>
      <text:p text:style-name="Text_20_body">– Должен бы был,– вздыхает. </text:p>
      <text:p text:style-name="Text_20_body">– О. Когда? </text:p>
      <text:p text:style-name="Text_20_body">– Сегодня утром. <text:span text:style-name="T590">Но где-то </text:span>задерживается. Так<text:span text:style-name="T590">ое </text:span>случается. </text:p>
      <text:p text:style-name="Text_20_body"><text:soft-page-break/>Слотроп выс<text:span text:style-name="T590">прыгну</text:span>л из кровати до середины комнаты, хуй упал, один носок одет, второй держит в зубах, голова продета не в тот проём майки, зиппер ширинки заело, орёт <text:span text:style-name="T1">блядь</text:span>. </text:p>
      <text:p text:style-name="Text_20_body">– Мой бравый Англичанин,– мурлычет она. </text:p>
      <text:p text:style-name="Text_20_body">– Что ж ты раньше не сказала, Гели, а? </text:p>
      <text:p text:style-name="P141">– О, иди сюда. Ночь уже, он где-нибудь с женщиной. <text:span text:style-name="T590">Один н</text:span>е может спать один. </text:p>
      <text:p text:style-name="Text_20_body">– Надеюсь, ты сможешь. </text:p>
      <text:p text:style-name="Text_20_body">– Тише ты. Ну, иди же. Куда пойдёшь босиком? Я дам тебе его старые ботинки и расскажу его тайны. </text:p>
      <text:p text:style-name="Text_20_body">– Тайны?– Ой, осторожней, Слотроп,– Зачем мне его— </text:p>
      <text:p text:style-name="Text_20_body">– Ты не военный корреспондент. </text:p>
      <text:p text:style-name="Text_20_body">– Ну, почему все твердят это? Никто мне не верит.– Машет перед ней своей нарукавной повязкой.– Читать умеешь? Грит: « Военный Корреспондент». У меня даже усы вот есть, а? Прям как Эрнест Хемингуэй. </text:p>
      <text:p text:style-name="Text_20_body">– О. Тогда я так думаю, <text:span text:style-name="T591">что </text:span>ты вовсе не ищешь Ракету Номер 00000. Надо же, <text:s text:c="2"/>глупо <text:span text:style-name="T591">так</text:span> <text:span text:style-name="T591">ошиблась</text:span>. Извини. </text:p>
      <text:p text:style-name="Text_20_body">Ой-ой, мне надо уносить ноги отсюда, грит Слотроп сам себе, тут явный капкан для шантажа, мэн. Кто ещё будет гоняться за <text:span text:style-name="T591">единственной</text:span> ракетой из 6000 <text:span text:style-name="T591">оборудованной</text:span> прибором <text:span text:style-name="T591">из </text:span>Imipolex G? </text:p>
      <text:p text:style-name="Text_20_body">– А про <text:span text:style-name="T1">Schwarzgerät</text:span>, тебе вообще до лампочки,– не унимается она. <text:span text:style-name="T591">Ни в какую не хочет </text:span>ун<text:span text:style-name="T591">я</text:span>т<text:span text:style-name="T591">ь</text:span>ся. </text:p>
      <text:p text:style-name="P142">– <text:span text:style-name="T591">Эт ты о чём</text:span>?</text:p>
      <text:p text:style-name="P142">– Его ещё называют <text:span text:style-name="T1">S-Gerät</text:span>. </text:p>
      <text:p text:style-name="P142">Из списка <text:span text:style-name="T591">последующей</text:span> сборки , Слотроп, вспомнил? Вернер, на балдахине, заухал. Сигналит тому Чичерину, точняк. </text:p>
      <text:p text:style-name="P580">Параноики не <text:span text:style-name="T595">оттого</text:span> параноики (Пословица 5) что они параноики, а потому что постоянно <text:span text:style-name="T591">вляпываются</text:span>, эти ёбаные идиоты, <text:s/>в <text:span text:style-name="T591">заведомо </text:span>параноидные ситуации. </text:p>
      <text:p text:style-name="Text_20_body">– Но как вообще,– аккуратно откупоривая следующую бутылку Нордхаузерского Сока Теней, <text:span text:style-name="T1">чппок</text:span>, с лучшей имитацией Кэри Гранта, на какую только способен, внутренности напряжены до звона, учтиво наполняет стаканы, один подаёт ей,– такая молоденькая прелесть, как ты, может что-то знать про <text:span text:style-name="T591">всякие там </text:span>ракеты, приборы. </text:p>
      <text:p text:style-name="Text_20_body">– Я <text:span text:style-name="T591">прочитываю</text:span> почту Вацлава,– как будто отвечает на тупой вопрос, но <text:span text:style-name="T591">тот и вправду</text:span> такой.</text:p>
      <text:p text:style-name="Text_20_body">– Не следует болтать об этом кому попало так вот. Если узнает, он тебя убьёт. </text:p>
      <text:p text:style-name="Text_20_body">– Ты мне нравишься. Мне нравится интриговать. Нравится играть. </text:p>
      <text:p text:style-name="Text_20_body">– Наверно, нравится подводить людей под монастырь. </text:p>
      <text:p text:style-name="Text_20_body"><text:soft-page-break/>– Ну и ладно,– выпятилась нижняя губа. </text:p>
      <text:p text:style-name="Text_20_body">– Хорошо, хорошо, расскажи мне. Но не знаю заинтересуется ли этим <text:span text:style-name="T1">Гардиан</text:span>. <text:span text:style-name="T592">У меня</text:span> редакторы <text:span text:style-name="T592">такие</text:span> твердолобы<text:span text:style-name="T592">е</text:span>, ты ж понимаешь. </text:p>
      <text:p text:style-name="P143">Гусиная кожа собирается на её голых маленьких грудях. –«Я один раз позировала для ракетной эмблемы. Может ты видел. Молоденькая ведьма верхом на А-4. Н<text:span text:style-name="T592">е</text:span>нужная <text:span text:style-name="T592">больше</text:span> метла через плечо. Меня избрали <text:span text:style-name="T592">Любимицей</text:span> 3/Арт. Часть. (моторизир.) 485. </text:p>
      <text:p text:style-name="Text_20_body">– Ты настоящая ведьма? </text:p>
      <text:p text:style-name="Text_20_body">– Думаю, у меня есть тенденции. Ты уже поднимался на Брокен? </text:p>
      <text:p text:style-name="Text_20_body">– Только-только прибыл в город вообще-то. </text:p>
      <text:p text:style-name="Text_20_body">– Я <text:span text:style-name="T592">отправляюсь туда</text:span> <text:s text:c="2"/>каждую Вальпургиеву ночь с тех пор, как у меня начались периоды. Могу взять тебя, если хочешь. </text:p>
      <text:p text:style-name="Text_20_body">– Расскажи мне про этот, этот <text:span text:style-name="T1">Schwarzgerät</text:span>. </text:p>
      <text:p text:style-name="Text_20_body">– А я думала тебе не интересно. </text:p>
      <text:p text:style-name="P143">– Откуда мне знать интересно или нет, <text:span text:style-name="T592">если даже</text:span> не знаю что <text:span text:style-name="T592">тут вообще может <text:s/>быть </text:span>интересного. </text:p>
      <text:p text:style-name="Text_20_body">– <text:span text:style-name="T593">Наверно,</text:span> ты и вправду корреспондент. Умеешь крутить словами. </text:p>
      <text:p text:style-name="Text_20_body">Чичерин с рёвом врывается через окно, Наган бьёт всполохами из кулака. Чичерин приземляется на парашюте и валит Слотропа одним ударом дзю-до. Чичерин вламывается на Сталинском танке прямо в комнату и разносит Слотропа 76 миллиметровым. Спасибо, что задержала его, <text:span text:style-name="T1">Liebchen</text:span>, <text:span text:style-name="T593">покойник</text:span> был шпион<text:span text:style-name="T593">ом</text:span>, <text:span text:style-name="T593">ладно</text:span>, пока, мне <text:span text:style-name="T593">ещё</text:span> в Пенемюнде и к <text:span text:style-name="T593">одной </text:span>роскошной польской девке с грудями как ванильное мороженое, заскочу к тебе в другой раз. </text:p>
      <text:p text:style-name="Text_20_body">– Мне, <text:span text:style-name="T593">так </text:span>думаю, <text:span text:style-name="T593">уже </text:span>пора отсюда,– грит Слотроп,– в пишущую машинку ленту надо <text:span text:style-name="T593">ещё</text:span> заправ<text:span text:style-name="T593">ля</text:span>ть, карандаши под<text:span text:style-name="T593">за</text:span>точить, сама знаешь как оно— </text:p>
      <text:p text:style-name="Text_20_body">– Говорю же тебе, его сегодня ночью не будет. </text:p>
      <text:p text:style-name="Text_20_body">– Почему? Отправился за тем <text:span text:style-name="T1">Schwarzgerät</text:span>, нет? </text:p>
      <text:p text:style-name="Text_20_body">– Нет, последн<text:span text:style-name="T594">его</text:span> он ещё не <text:span text:style-name="T594">видел</text:span>. Письмо вчера пришло из Штеттина. </text:p>
      <text:p text:style-name="Text_20_body">– Прямым текстом конечно. </text:p>
      <text:p text:style-name="Text_20_body">– А почему нет? </text:p>
      <text:p text:style-name="Text_20_body">– Вряд ли что-то важное. </text:p>
      <text:p text:style-name="Text_20_body">– Он продаётся. </text:p>
      <text:p text:style-name="Text_20_body">– Текст? </text:p>
      <text:p text:style-name="Text_20_body">– <text:span text:style-name="T1">S-Gerät</text:span>, лопух. Человек в Свинемюнде <text:span text:style-name="T594">готов</text:span> достать. За полмиллиона швейцарских франков, если ты в курсе. <text:span text:style-name="T594">Будет ждать </text:span>на Странд-Променад, каждый день до полудня. <text:span text:style-name="T594">В</text:span> бел<text:span text:style-name="T594">ом</text:span> костюм<text:span text:style-name="T594">е</text:span>. </text:p>
      <text:p text:style-name="Text_20_body"><text:soft-page-break/>О, даже так? –«Блодгет Ваксвинг». </text:p>
      <text:p text:style-name="Text_20_body">– Он не подписал. Но не думаю, что Ваксвинг. <text:span text:style-name="T594">Хотя т</text:span>от держится ближе к Средиземноморью. </text:p>
      <text:p text:style-name="Text_20_body">– У тебя широкий круг знакомств. </text:p>
      <text:p text:style-name="Text_20_body">– Ваксвинг уже легенда в Зоне. Как и Чичерин. Могу поспорить, что ты тоже. Как твоё ия? </text:p>
      <text:p text:style-name="Text_20_body">– Кэри Грант. Ге-ли, Ге-ли, Ге-ли… Послушай, Свинемюнде это же в Советской зоне, так? </text:p>
      <text:p text:style-name="Text_20_body">– Ты говоришь как Немец. Забудь про границы, Забудь разделения. Их нет. </text:p>
      <text:p text:style-name="Text_20_body">– Есть солдаты. </text:p>
      <text:p text:style-name="Text_20_body">– Это верно.– Уставившись на него,– но какая разница? </text:p>
      <text:p text:style-name="Text_20_body">– О. </text:p>
      <text:p text:style-name="Text_20_body">– Научишься. Всё приостановлено. Вацлав называет это «междуцарствием». Тут надо просто плыть по течению. </text:p>
      <text:p text:style-name="Text_20_body">– Мне пора выгребать отсюда, детка. Пасибаньки за инфу, Скафлинг перед тобой в долгу— </text:p>
      <text:p text:style-name="Text_20_body">– Ну, останься ,пожалуйста.– Свернувшись на кровати, из глаз вот-вот закапают слёзы. О, блядь, Слотроп, ты лох… но она просто ребёнок…. «Иди сюда». </text:p>
      <text:p text:style-name="Text_20_body">Хотя, когда он вставил, она осатанела и малость сдвинулась, полосуя его ноги, плечи, жопу обкусанными ногтями острее пилы. Расчётливый Слотроп старается сдержать оргазм пока она дойдёт, как вдруг, нежданно, что-то увесистое, пернатое и со множеством острий рухнуло ему на поясницу и, дёргаясь, спускает его спусковой крючок и тут же Гели тоже ЗДЕННЦ! ииииии... о, нас не догоняаат!. Хлопанье крыльев и Вернер—потому что это он—взвивается в темноту. </text:p>
      <text:p text:style-name="Text_20_body">– Ёбаная птица!– Орёт Слотроп,– ещё раз устроит такое, я ему Беби Рут в жопу вобью, ую-юй— это сговор это<text:span text:style-name="T595"> с</text:span>говор, это <text:span text:style-name="T1">вторичный рефлекс по Павлову</text:span>! или ещё там что,– Чичерин надрессировал его так, верно? </text:p>
      <text:p text:style-name="Text_20_body">– Неверно! Это я его так приучила,– она улыбается ему с <text:span text:style-name="T594">полным</text:span> счастьем четырёхлет<text:span text:style-name="T594">ки</text:span> и <text:span text:style-name="T594">до того открыта</text:span>, что Слотроп решает поверить всему, что слышал от неё. </text:p>
      <text:p text:style-name="Text_20_body">– Ты ведьма.– При всей своей параноидности, он прижимается под покрывалом к длинноногой колдунье, закуривает сигарету и, несмотря на нескончаемых Чичериных, что сыпятся поверх бескрышных стен с арсеналами уничтожения его <text:span text:style-name="T594">персонально</text:span>, даже засыпает, вскоре, в объятии её голых рук. </text:p>
      <text:p text:style-name="P368"><draw:frame draw:style-name="fr2" draw:name="Image34" text:anchor-type="paragraph" svg:width="6.9252in" svg:height="0.3661in" draw:z-index="34"><draw:image xlink:href="Pictures/1000000000000B720000009B428C9716555D8079.png" xlink:type="simple" xlink:show="embed" xlink:actuate="onLoad" loext:mime-type="image/png"/></draw:frame></text:p>
      <text:p text:style-name="P369">Это рассвет из книжки <text:span text:style-name="T597">картинок-для-</text:span>раскраски, очень синее небо с ярко розовыми облаками в нём. Грязь по камням мостовой настолько гладкая, что отражает свет и шагаешь уже не по улице, а вдоль длинных полос сырого мяса, зарез вервольфа, филей Зверя. У Чичерина большая нога. Гели пришлось заполнить носки его ботинок кусками старой сорочки, чтоб обувь подошла <text:soft-page-break/>Слотропу. Постоянно уворачиваясь от джипов, десятитонных грузовиков, Русских верхо<text:span text:style-name="T597">вы</text:span>х, он наконец подобран 18-летним Американским младшим Лейтенантом на сером штабном Мерседесе без единого живого места, всё сплошь вмятины. Слотроп топорщит усы, держит повязку на виду, чувствует себя в <text:span text:style-name="T597">круговой </text:span>обороне. Солнце уже пригревает. Горы полнятся запахом вечнозелёных. Этот <text:span text:style-name="T637">старлей</text:span> за рулём служит в танковой роте, <text:span text:style-name="T598">назначенной в</text:span> охран<text:span text:style-name="T598">ение</text:span> Миттельверке, вряд ли, по его мнению, у Слотропа могут возникнуть малейшие проблемы с доступом внутрь. Англичане из СПОГ побывали тут и уехали. Сейчас конкретно, люди из Артиллерии Американской армии пакуют и вывозят части и инструменты для одной сотни А4. Большой шухер. –«Хотят увезти всё прежде, чем придут Русские им на смену». Междуцарствие. Гражданские и бюрократические шишки заявляются каждый день, высокопоставленные туристы, глазеть и восторгаться. –«По-моему, они ещё ни перед кем так не выпендривались. Не знаю как назвать. Типа, толпа клоунов. Нечем им заняться кроме как устроить тут тусовку. Большинство приезжают с камерами. Заметил, у вас нет. На въезде можете взять напрокат, если вам нужно». </text:p>
      <text:p text:style-name="Text_20_body">Один из множества торгашей. Жёлтый Джеймс повар обзавёлся крутой сэндвичной тележкой, эхом разносятся в туннелях его зазывы: «Налетай-покупай! Горячие-холодные-да-зеленью-приправлены!» И уже через пять минут жиром заляпаны очки у половины этих прожорливых тупиц. Ник де Профундис, вальяжный <text:span text:style-name="T636">алкаш</text:span> из их роты, удивил всех своим превращением, обернувшись, после визита в телефонную подстанцию на заводской территории, в энергичного предпринимателя торгующего сувенирами А4: мелкие предметы, что можно прицепить на связку ключей, <text:span text:style-name="T598">защёлки</text:span> для денег или, скажем, брошка для самалуччей девушки, что дожидается дома, медные чашечки из камер сгорания для зажигания благовоний, <text:span text:style-name="T598">шариковые</text:span> подшипники от сервомотор<text:span text:style-name="T598">чик</text:span>ов, а самым ходким товаром этой недели, похоже, станут жёлуди диода SA 100, миленькие крохотные смесительные клапаночки выдранные из приборов Телефункена, и более редкие SA 102, которые, разумеется, идут дороже. Имеется ещё «Микро» Грэхем, тот отпустил бакенбарды и выжидает в Штольнях, куда забредают отбившиеся простофили посетители: «Псст!» </text:p>
      <text:p text:style-name="Text_20_body">– Псст? </text:p>
      <text:p text:style-name="Text_20_body">– Ладно, забудь. </text:p>
      <text:p text:style-name="Text_20_body">– Ну, теперь мне уж и любопытно стало. </text:p>
      <text:p text:style-name="Text_20_body">– Подумал вы любитель острых ощущений. Хотите ознакомительный тур? </text:p>
      <text:p text:style-name="Text_20_body">– Я-я только на секунду отошёл. Правда, я уже обратно иду… </text:p>
      <text:p text:style-name="Text_20_body">– Малость скучновато, нет?– Прилипчивый Микро придвигается к своей намеченной мишени.– Никогда не задавались вопросом: «А что тут <text:span text:style-name="T600">делалось</text:span> <text:span text:style-name="T1">на самом деле</text:span>?» </text:p>
      <text:p text:style-name="P144">Посетитель, готовый выложить экстравагантную сумму, редко оста<text:span text:style-name="T598">не</text:span>тся разочарованным. Микро знает потайные двери в каменные коридоры, что тянутся в Дору, концлагерь рядом с Миттельверке. Каждый экскурсант получает отдельный электрический фонарь. Следует поспешная краткая инструкция как вести себя при встрече с покойниками. –«Помните, они тут постоянно <text:span text:style-name="T598">начеку</text:span>. Когда Американцы освободили Дору, остававшиеся в живых заключённые <text:soft-page-break/>затеяли грабёж материалов—громили всё, ели-пили до блевоты. Для других Смерть приходила подобно Американской армии и освобождала их духовно. Так что они способны буйствовать спиритически, сейчас. Сдерживайте свои мысли. Сохраняйте естественное равновесие ума для противодействия. Они используют ваше состояние неуравновешенности, помните об этом». </text:p>
      <text:p text:style-name="Text_20_body">Популярностью среди посетителей пользуется элегантный гардероб <text:span text:style-name="Emphasis">Raumwaffe</text:span> космических скафандров разработанных знаменитым военным кутюрье Хайни из Берлина. Мало того, что в коллекции имеются костюмы способные вскружить задорные головы юных знатоков космических оперетт, вплоть до самых кончиков ногтей на их ногах с мелькающим телеизображением странной раскраски, но Хейни подумал даже о шелках для забавных космо-жокейчиков (<text:span text:style-name="Emphasis">Raum-Jockeier</text:span>) с их электрическими хлыстами, которые однажды в будущем начнут носиться <text:span text:style-name="T598">по ту сторону</text:span> мерца<text:span text:style-name="T598">ния</text:span> защитн<text:span text:style-name="T598">ого</text:span> барьер<text:span text:style-name="T598">а</text:span> Ракетен-Штадта, верхом на «лошадях» из полированных метеоритов, с одинаково стилизованной мордой у всех (резко контрастная маска лошади, преследующей тебя, выделены её обезумелые глаза, зубы, темень под её задницей…), с <text:span text:style-name="T599">приводящими в</text:span> движение газами, что вырываются в виде пердежа из окончания их хвостов—юные знатоки дружно хихикают при этом банно-ванном моменте, и замедленно, поскольку тут не более, чем намёк на обычную силу притяжения, переходят, с подскоком, <text:span text:style-name="T599">от </text:span>кажд<text:span text:style-name="T599">ого</text:span> луч<text:span text:style-name="T599">ится</text:span> яркий от<text:span text:style-name="T599">свет</text:span> флуоресцентных пластиков, обратно в Вальс, в странно всеобщий Вальс Будущего, <text:span text:style-name="T599">чуть</text:span> обеспок<text:span text:style-name="T599">аи</text:span>вающ<text:span text:style-name="T599">ий</text:span> шершавый диссонанс хорала проступает сейчас в кружащем молчании лиц, в обнажённых лопатках спин вскинутых так по космо-Венски, так утыканных грядущим Завтра…. </text:p>
      <text:p text:style-name="Text_20_body">А вот вам—Космические Шлемы! Поначалу вы можете встревожиться, заметив, что они смоделированы из черепов. Во всяком случае верхний купол этого отталкивающего головного убора явно череп некоего человекообразного создания скроенный в преувеличенном размере… Возможно Титаны жили в недрах этой горы и их черепа собраны подобно <text:span text:style-name="T599">гигантским</text:span> грибам… Глазницы снабжены линзами из кварца. Предусматриваются скользящие фильтры. Носовая кость и верхние зубы замещены металлическим дыхательным аппаратом полным прорезей и решёточек. Соответств<text:span text:style-name="T599">уя</text:span> челюсти, встроена секция, почти что гульфик для лица, содержащий возможность радиосвязи, что выступ<text:span text:style-name="T599">а</text:span>ет вперёд в чёрную фатальность. Для пары дополнительных ощущений вам позволяется продеть голову в один из этих шлемов. Оказавшись внутри их жёлтых полостей, смотря из глазниц отрегулированных на усреднённое зрение, слыша звук собственного дыхания пришепётывающего в изнанках костяной структуры, то, что ты считал уравновешенным умом, мало помогает. Отсек, в котором размещались <text:span text:style-name="Emphasis">Schwarzkommando</text:span>, перестаёт уже казаться увлекательной повестью о дикарях-туземцах, что обзавелись замашками 21-го столетия. Молочные калабаши оказываются просто изделиями из пластика. На том месте где, по преданию, Енцин поимел своё <text:span text:style-name="T601">Озарение</text:span> по ходу подмоченного сна, где он совокупился со стройной белой ракетой, осталось тёмное пятно, чудесным образом мокрое до сих пор, и пахнущее, насколько понимаешь, как и положено пахнуть сперме—но, в реальности, больше смахивает на запах мыла, или отбеливателю. Настенная живопись теряет свою нарочито примитивную размашистость и приобретает примитивную объёмность, глубину и яркость—преображается, по сути, в диорамы на тему «Обетование Космических Путешествий». Освещённое резко карбидным светом, что шипит и пахнет затхлым дыханием кого-то очень тебе знакомого, зрелище приковывает твой взор. Спустя несколько минут начинает <text:soft-page-break/>различаться даже некое движение далеко внизу, на безмерно возрастающих расстояниях: да, мы сейчас зависли на заключительном отрезке нашей траектории в Ракетен-Штадт, трудная ночь магнитной бури позади, извилистые потоки всё ещё мерцают сквозь нашу сталь, как дождевые капли прижавшиеся к ветровому стеклу автомобиля… да, это Город: беспомощные «Бож-<text:span text:style-name="T1">же</text:span>!» и «Ну, это что-то!» замирают эхом, пока мы толпимся у расцветающего окна в этом подземелье соли…. Странно, но тут нет симметрий, которые нас программировали ожидать, никаких обтекаемостей, заокругленных углов, пилонов, или упрощённо солидных геометрий официального ви́дения вообще—всё то для бюрократов на Экскурсии по нумерованным Штольням. Нет, зтот Ракетоград, так обелело освещённый среди спокойной тусклости пространства намеренно спланирован Избегать Симметрии, Позволять Усложнённость, Внушать Ужас (из Преамбулы к Основам Машинизации)—но туристам приходится увязывать весь вид с содержащимся в памяти из их прошлого и планеты—обратно к разбитой бутылке вина в раковине, взъерошеношишечные сосны обошедшие Смерть на тысячелетия, бетонные шоссе заброшенные десятилетия тому назад, причёски конца 1930-х, молекулы индиго, особенно индиго <text:span text:style-name="T1">полимеров</text:span>, как в Imipolex G—Постой—кто из них только что подумал это? Смотрители, сфокусироваться на нём, да <text:span text:style-name="T1">скорей же</text:span>— </text:p>
      <text:p text:style-name="Text_20_body">Но цель ускользает. –«У них внизу там своя охрана»,– говорит <text:span text:style-name="T637">старлей </text:span>Слотропу,– «мы тут только для Охраны Поверхности. Отвечаем лишь до Штольни Ноль, Энергия и Свет. Нам тут лафа по полной». Жизнь хороша и никого особо так не тянет на передислокацию. Есть <text:span text:style-name="Emphasis">fräulein</text:span>ы для ебли, к тому же ещё и готовят тебе и обстирывали. Он может дать Слотропу наводку к шампанскому, мехам, камерам, сигаретам…. Не может быть, чтобы того интересовали только лишь ракеты, ладно, брось, это уже сдвиг по фазе. В чём он прав. </text:p>
      <text:p text:style-name="Text_20_body">Один из самых сладостных плодов победы, после возможности отоспаться и пограбить, это ещё и случай начхать на все запрещающие парковку знаки. Вокруг <text:span text:style-name="T596">сплошь</text:span> перечёркнутые «Р» в кружках, прибиты к деревьям, прикручены к проволоке, однако, въезд к основному туннелю наглухо блокирован машинами, когда туда же прибывает помятый Мерседес. –«Блядь»,– орёт юный танкист, глушит мотор и оставляет Немецкую двухместку как попало на грязи широкой подъездной площадки. Ключ тоже оставлен в машине, Слотроп учится подмечать такие вещи…. </text:p>
      <text:p text:style-name="P370">Вход в туннель исполнен в виде параболы. Манера Альберта Спира. Кое-кого в тридцатые тянуло на параболы, <text:span text:style-name="T602">и тогда же</text:span> Альберт Спир <text:s/>заведовал Новой Германской Архитектурой, а <text:span text:style-name="T602">затем</text:span> он вырос до Министра Боеприпасов, номинальным главным заказчиком А4. Эта здешняя парабола стала плодом вдохновения ученика Спира по имени Этцель Ольш. Он замечал эту параболическую форму на переездах Аутобана, спортивных стадионах <text:span text:style-name="Emphasis">u.s.w.</text:span>, и подумал, что это самая современная вещь какую он когда-либо видел. Представьте его изумление, когда <text:span text:style-name="T603">он </text:span>узнал, что парабола является также формой предполагаемого пути ракеты в пространстве. (Что он, фактически, сказал, было: «О, прекрасно».) А <text:span text:style-name="T603">такое имя дала ему </text:span>его мать, <text:span text:style-name="T603">назвав</text:span> <text:span text:style-name="T603">первым </text:span>имен<text:span text:style-name="T603">ем</text:span> Атиллы Гунна, хотя никто так и не узнал почему. У его параболы высокий взлёт и железнодорожные поезда проходят снизу, сталь в тень. Камуфляжная <text:span text:style-name="T604">сеть</text:span> на шесте <text:span text:style-name="T604">для свёртывания</text:span> её обратно. Гора уходит склоном вверх, тут и там проступает камень среди кустов и деревьев. </text:p>
      <text:p text:style-name="P145"><text:soft-page-break/>Слотроп предъявляет своё супер-дуперское удостоверение от ВKОЕС, подписанное самим Айком и с даже более подлинной подписью полковника во главля<text:span text:style-name="T604">е</text:span> «Специальн<text:span text:style-name="T604">ой</text:span> Мисси<text:span text:style-name="T604">и</text:span> V-2» в Париже. Фирменное блюдо кухни Ваксвинга. Вторая рота 47-го мотострелкового полка 5-й мотострелковой дивизии похоже занята ещё чем-то <text:span text:style-name="T604">помимо</text:span> охраны территории. Слотропу кивнули, чтоб проходил. Много беготни, затяжной разговорной манеры и юмора в стиле кантри вокруг. Должно быть кто-то колупался в носу. Спустя пару дней Слотроп обнаружит засохший кусок сопли на карточке, кристально коричневая виза Нордхаузена. </text:p>
      <text:p text:style-name="P145">Внутрь, мимо караульных башен с белым верхом. Где-то, лязгая цепью, захлопывается кузов грузовика. Между колей, в местах повыше, кряжи грязи начинают подсыхать на солнце, светлеть и <text:span text:style-name="T604">осыпаться</text:span>. Неподалёку громкий зевок пробуждения и долгий гудок поезда вырывается на волю. Внутрь, мимо кучи светлых металлических сфер в дневном свете, с комичной надписью ПЛИЗ НЕ СТЫРИВАЙ КИСЛАРОДНИ БАЛОНИ, А? <text:span text:style-name="T604">с каких пор</text:span>, <text:span text:style-name="T604">с каких пор начал</text:span> затрухива<text:span text:style-name="T604">ть</text:span> эту страну…. Внутрь, под параболу и <text:s/>в <text:span text:style-name="T604">толщу </text:span>гор<text:span text:style-name="T604">ы</text:span>, солнечный свет исчез, в холод, тьму, в долгие перекаты эха Миттельверке. </text:p>
      <text:p text:style-name="P146">Существует не-такое-уж-редкое расстройство личности именуемое Таннхаузеризм. Некоторые из нас любят <text:span text:style-name="T605">оказаться</text:span> <text:span text:style-name="T605">затерянными</text:span> в недра<text:span text:style-name="T605">х</text:span> гор, и не всегда ради <text:span text:style-name="T605">лишь</text:span> вставших торчком ожиданий—Венера, фрау Хольда, её сексуальные услады—нет, многи<text:span text:style-name="T606">х манят</text:span>, <text:span text:style-name="T606">в сущности</text:span>, <text:s/>гном<text:span text:style-name="T606">ы</text:span>, создани<text:span text:style-name="T606">я</text:span> мельче тебя, <text:span text:style-name="T606">манит</text:span> тягуче<text:span text:style-name="T606">е</text:span>, <text:span text:style-name="T606">словно</text:span> в склепе, времен<text:span text:style-name="T606">я,</text:span> в ногу с твоей прогулкой <text:span text:style-name="T606">покрывшись</text:span> капюшон<text:span text:style-name="T606">ом</text:span> тут, внизу, <text:span text:style-name="T606">не спеша,</text:span> через дворы длящиеся миля за милей, <text:span text:style-name="T606">без боязни</text:span> заблудиться… вдали от людских взглядов… даже Миннезингеру нужно порой побыть одному… долгие <text:span text:style-name="T606">укрощённые</text:span> прогулки пасмурного дня… уютность <text:span text:style-name="T606">замкнутости</text:span> места, где все в полном согласии относительно Смерти. </text:p>
      <text:p text:style-name="Text_20_body">Слотроп<text:span text:style-name="T607">у известно</text:span> это место. Не столько по картам, которые ему при<text:span text:style-name="T607">ш</text:span>лось <text:span text:style-name="T607">зубрить</text:span> в Казино, а тем самым знанием, <text:span text:style-name="T607">что и у тебя</text:span>, когда знаешь, что кто-то есть там…. </text:p>
      <text:p text:style-name="Text_20_body">Заводские генераторы всё ещё подают электричество. Редкие голые лампочки выкраивают круги света. Где тьму добывают и перевозят подобно мрамору, там лампочка служит резцом, что выводит её из своей инерции и она становится одной из величайших тайных икон Уничижения, <text:span text:style-name="T607">из неисчислимых</text:span> множеств <text:span text:style-name="T607">сообщаемых</text:span> Богом и Историей. Когда узники Доры впали в своё буйство, электрические лампочки в ракетных цехах <text:span text:style-name="T607">пали в расправе</text:span> первыми: прежде еды, прежде восторгов разграбленных из шкафчиков врачей и госпитальной аптеки в Штольне Номер 1, эти хрупкие, беспатронные (в Германии слово обозначающее электрический патрон обозначает также Мать—поэтому ещё и безматерные) образы стали добычей «освобождённых»…. </text:p>
      <text:p text:style-name="Text_20_body">Основная планировка завода <text:span text:style-name="T607">явилась</text:span> ещё одним вдохновение Этцеля Ольша, Нацистским вдохновением, как и парабола, но вместе с тем и символом соответствующим Ракете. Картинка двух букв SS, каждая чуть вытянута в длину. Это два основные туннеля пробурённые на милю с гаком под горой. <text:span text:style-name="T607">Либо</text:span> же <text:span text:style-name="T607">изображение</text:span> лестницы с лёгким S-подобным искривлением, лежащей плашмя: 44 перекладины-Штольни, они же поперечные туннели, соединяют два главных. Пара сотен футов горной породы, в самом глубоком месте, налегают сверху. </text:p>
      <text:p text:style-name="P147"><text:soft-page-break/>Но в форме заложено больше, чем вытянутые SS. Подмастерье Хупла прибегает в один из дней <text:span text:style-name="T607">сообщить</text:span> архитектору: «Мастер!»– кричит он.– «Мастер!» Ольш зан<text:span text:style-name="T607">има</text:span>л квартиру в Миттельверке, отделившись от производства парой частных тоннелей не <text:span text:style-name="T607">представленных</text:span> ни <text:span text:style-name="T607">на</text:span> одном плане этого места. Впада<text:span text:style-name="T608">в</text:span> в грандиозную идею <text:span text:style-name="T608">относительно подобающей архитектору</text:span> жизн<text:span text:style-name="T608">и</text:span> на этих глубинах, он <text:span text:style-name="T608">уже </text:span>треб<text:span text:style-name="T608">овал обращения с</text:span> <text:s/>титул<text:span text:style-name="T608">ом</text:span> «Мастер» от всех своих помощников. И это не единственный его бзик. Последние три проекта предложенные им Фюреру, все визуально были самое оно, в духе Новой Германии, за исключением того, что ни одно<text:span text:style-name="T608">му</text:span> из зданий не <text:span text:style-name="T608">полагалось</text:span> стоять. С виду вполне нормальные, они спроектированы падать, <text:span text:style-name="T608">подобно заснувшему </text:span><text:s/>в опере толстяк<text:span text:style-name="T608">у, что</text:span> валится кому-то на колени, как только <text:span text:style-name="T608">вколочена</text:span> последняя заклёпка, <text:span text:style-name="T608">сняты </text:span>последние <text:span text:style-name="T608">опалубки</text:span> с нововоздвигнутой аллегорической статуи. В этом проблема «желания смерти» Ольша, как эти помощнички её называют: ей <text:span text:style-name="T608">отведена</text:span> немалая доля сплетен за едой в отделе снабжения и возле двухлитровых кофейников на сумрачных дворах погрузки камня…. Закат давно <text:span text:style-name="T608">померк</text:span>, каждый стол в этом сводчатом, почти наружном зале <text:span text:style-name="T608">снабжён</text:span> сво<text:span text:style-name="T608">им</text:span> собственны<text:span text:style-name="T608">м</text:span> свет<text:span text:style-name="T608">ом</text:span> от лампы накаливания. Гномы <text:span text:style-name="T608">остаются</text:span> тут, в ночи, <text:s/><text:span text:style-name="T608">только</text:span> лишь <text:span text:style-name="T608">с </text:span>их лампочками, сияющими условно, неопределённо… всё это может утонуть во мраке так легко, <text:span text:style-name="T609">в любую</text:span> секунду…. Каждый гном работает за <text:span text:style-name="T609">отдельной</text:span> чертёжной доской. Они работают допоздна. Назначен срок—неясно лишь работают <text:span text:style-name="T609">ли они </text:span>сверхурочно, чтобы уложиться в него, или они уже провалили срок и сейчас пашут тут в виде наказания. Из его кабинета, доносится пение Этцеля Ольша. Безвкусная похабщина пивных. Вот он раскуривает сигару. Он, как и гном Подмастерье Хупла, только что к нему вбежавший, оба знают, что это сигара с фейерверком, подложенная в его коробку в виде революционного жеста неизвестными лицами, которым никак не светит придти к власти, так что это не имеет значения—«Стойте, Мастер, не зажигайте её—Мастер, потушите, пожалуйста, это сигара с <text:span text:style-name="T609">хлопушкой</text:span>!» </text:p>
      <text:p text:style-name="Text_20_body">– Продолжай, Хупла, с информацией, что <text:span text:style-name="T609">стала причиной</text:span> тво<text:span text:style-name="T609">го</text:span> довольно грубо<text:span text:style-name="T609">го</text:span> появлени<text:span text:style-name="T609">я</text:span>. </text:p>
      <text:p text:style-name="Text_20_body">– Но— </text:p>
      <text:p text:style-name="Text_20_body">– Хупла...– мастерски выдувая клубы сигарного дыма. </text:p>
      <text:p text:style-name="Text_20_body">– Э-это насчёт формы этих туннелей, Мастер. </text:p>
      <text:p text:style-name="Text_20_body">– Да, не дрейфь ты так. Я положил в основу дизайна сдвоенный удар молний, Хупла—эмблему SS. </text:p>
      <text:p text:style-name="Text_20_body">– Но это ещё и знак двойного интеграла! Вы знали это? </text:p>
      <text:p text:style-name="Text_20_body">– Ах. Да: <text:span text:style-name="Emphasis">Summe, Summe</text:span>, как говаривал Лейбниц. Ну, разве это не— </text:p>
      <text:p text:style-name="Text_20_body">ТРАХХ. </text:p>
      <text:p text:style-name="Text_20_body">Хорошо. Однако, гений Этцеля Ольша оказался фатально <text:span text:style-name="T610">податливым</text:span> <text:s/>символизму связанному с Ракетой. В статичном пространстве архитектора, ему, <text:span text:style-name="T610">вероятно,</text:span> приходилось использовать двойной интеграл, время от времени, в начале его карьеры, <text:span text:style-name="T610">ис</text:span>числяя объёмы под поверхностями, чьи уравнения известны—массы, моментумы, центры тяжести. Но столько лет уж миновало с т<text:span text:style-name="T610">ой</text:span> пор<text:span text:style-name="T610">ы</text:span>, как приходилось <text:span text:style-name="T610">иметь дело с </text:span>чем-либо столь элементарным. Нынче большая часть его вычислений <text:span text:style-name="T610">ведётся</text:span> <text:span text:style-name="T610">насчёт</text:span> мар<text:span text:style-name="T610">ок</text:span> <text:span text:style-name="T610">с</text:span> пфеннингами, а не с функциями <text:soft-page-break/>идеалистичных <text:span text:style-name="Emphasis">r</text:span> и <text:span text:style-name="Emphasis">θ</text:span>, наивных <text:span text:style-name="Emphasis">х</text:span> и <text:span text:style-name="Emphasis">у</text:span>…. <text:span text:style-name="T610">Однако, </text:span><text:s/>в динамичном пространстве жив<text:span text:style-name="T610">ущей</text:span> Ракеты, двойной интеграл имеет <text:span text:style-name="T610">иное</text:span> значение. <text:span text:style-name="T610">Тут ин</text:span>теграция <text:s/>оперир<text:span text:style-name="T611">ует</text:span> с величиной изменения, так что время отпадает: изменение обездвижено…. «Метры в секунду» интегрируются в «метры». Движущаяся машина заморожена, в пространстве, чтобы обернуться архитектурой, вне времени. Никогда не стартовавшее. Никогда не рухнет. </text:p>
      <text:p text:style-name="P148">При наведении происходило следующее: маленький маятник удерживался магнитным полем в центральной позиции. При запуске, с движущими <text:span text:style-name="Emphasis">gs</text:span>, маятник отклон<text:span text:style-name="T611">яе</text:span>тся к борту, из центра. На нём закреплена катушка. <text:span text:style-name="T611">При движении</text:span> катуш<text:span text:style-name="T611">ки</text:span> через магнитное поле, в ней возника<text:span text:style-name="T611">ет</text:span> электрический ток. Чем больше ускорение, тем сильнее ток. Так что Ракета, со своей стороны, в полёте прежде всего <text:span text:style-name="T611">оценивала</text:span> ускорение. Люди, <text:span text:style-name="T611">от</text:span>сле<text:span text:style-name="T611">живая его</text:span>, первым делом <text:span text:style-name="T611">оценивали</text:span> положение, или расстояние. Для перехода от ускорения к расстоянию, Ракет<text:span text:style-name="T611">е</text:span> <text:span text:style-name="T611">требовалось</text:span> интегрировать дважды—<text:span text:style-name="T611">требовалась</text:span> подвижная катушка, электролитная ячейка, панель диодов, один тетрод (дополнительный модулятор для предотвращения ёмкостных связей в трубке), тщательный дизайн мер предосторожности <text:span text:style-name="T611">для достижения того</text:span>, что человеческий глаз видит прежде <text:span text:style-name="T612">чего-либо прочего</text:span>—расстояние по курсу полёта. </text:p>
      <text:p text:style-name="P149">Тут снова выступала та обратная симметрия, та самая, которую <text:span text:style-name="T612">Пойнтсмен</text:span> просмотрел, но не Катье. –«Отдельная жизнь»,– сказала она. Слотроп вспоминает её неохотную улыбку, средиземноморское предвечерье, оголяющийся выкрут ствола эвкалипта, такой же розов<text:span text:style-name="T612">атый</text:span>, в том слабеющем свете, как и офицерские брюки Американской армии, что Слотроп носил в далёком прошлом, и резкий, пронзительных запах листвы…. Ток, возникший в катушке, <text:span text:style-name="T612">проходил через</text:span> мостовую схему Витстона и заряжал конденсатор. Заряд <text:span text:style-name="T612">являлся</text:span> интегралом времени тока текущего через катушку и схему. Усовершенствованные версии этого, так называемого «ИГ» наведения интегрировались дважды, так что заряд собиравшийся на одном конце конденсатора возрастал в прямой пропорции к расстоянию пройденному Ракетой. Перед запуском, другая сторона ячейки заряжалась до уровня представлявшего расстояние до определённой точки в пространстве. <text:span text:style-name="Emphasis">Brennschluss </text:span>конкретно данного заряда заставит Ракету лететь до удара о землю за 1000 ярдов восточнее Станции Ватерлоу. В миг когда заряд (<text:span text:style-name="Emphasis">BiL</text:span>) <text:span text:style-name="T612">накопленный в</text:span> ход<text:span text:style-name="T612">е</text:span> полёта уравнивается с <text:s/>зарядом (<text:span text:style-name="Emphasis">АiL</text:span>) <text:span text:style-name="T612">размещённом </text:span>на другом конце, конденсатор разряжен. <text:span text:style-name="T612">С</text:span>рабатывает <text:span text:style-name="T612">в</text:span>ыключатель, горючее перекрыто, горение прекращено. Ракета предоставлена сама себе. </text:p>
      <text:p text:style-name="P150">Вот в чём смысл тоннелей тут в Миттельверке. Другим истолкованием может быть древняя руна представляющая дерево тис, или Смерть. Двойной интеграл стоит в подсознании Этцеля Ольша как метод определения скрытых центров, неизвестных инерций, <text:span text:style-name="T612">наподобие</text:span> монолит<text:span text:style-name="T612">ов</text:span> оставле<text:span text:style-name="T612">н</text:span>ны<text:span text:style-name="T612">х</text:span> ему в сумраке, оставлен<text:span text:style-name="T612">н</text:span>ы<text:span text:style-name="T612">х</text:span> некоей подпорченной идеей «Цивилизация», в котор<text:span text:style-name="T613">ой</text:span> парят орлы на бетонных опорах десятиметровой высоты по углам стадионов, где народ, подпорченная идея «Народа», собирается, где птицы не летают, где воображаемые центры в глуби твёрдой фатальности камня представляются не как «сердце», «сплетение», «сознание» (тут голос диктора звучит всё ироничнее, на грани слёз, которые не сплошная театральщина, а список продолжен…), «Алтарь», «мечта о движении», «пузырь вечного настоящего», или «серое преосвященство Гравитаци<text:span text:style-name="T613">я</text:span> на со<text:span text:style-name="T613">бор</text:span>ах живого камня». Нет, ничего <text:span text:style-name="T613">такого </text:span>подобного, но <text:span text:style-name="T613">в виде</text:span> точк<text:span text:style-name="T613">и</text:span> в пространстве, точк<text:span text:style-name="T613">и</text:span> расположенн<text:span text:style-name="T613">ой</text:span> <text:span text:style-name="T613">именно</text:span> там, где должно прер<text:span text:style-name="T613">в</text:span>аться горение, <text:soft-page-break/>никогда не стартовавшее, никогда не рухнет. И какова же специфичная форма чьим центром тяжести является <text:span text:style-name="Emphasis">Brennschluss</text:span> Точка? Не впадай в неисчислимое количество возможных форм. Есть только одна. Скорее всего это сообщающий интерфейс между одним порядком вещей и иным. <text:span text:style-name="T613">Д</text:span>ля каждой пусковой площадки <text:span text:style-name="T613">и</text:span>меется <text:span text:style-name="T613">своя </text:span><text:span text:style-name="Emphasis">Brennschluss</text:span> точка. Они всё так <text:span text:style-name="T613">и</text:span> висят там, каждая из них, созвездие в ожидании 13-го знака Зодиака названное его именем… но они расположены к Земле <text:span text:style-name="T613">настолько</text:span> близко, что из многих мест не видны вообще, а из зоны <text:span text:style-name="T614">где</text:span> <text:s text:c="2"/>различимы, они складываются в совершенно иные конфигурации. </text:p>
      <text:p text:style-name="P371">Двойной интеграл это <text:span text:style-name="T615">ещё и образ</text:span> любовников прижавшихся во сне друг к другу, в которой Слотроп хотел бы сейчас оказаться—обратно там с Катье, пусть даже чувствуя ту же потерянность, даже более ранимым, чем теперь—даже (потому что ему всё ещё, честно, её не хватает) уцелевшим случайно, хотя он знает откуда эта случайность, случайность от чьей откровенности каждого из любовников может защитить только другой…. <text:span text:style-name="Emphasis">Смог ли</text:span> бы он жить такой жизнью? Согласились бы Они вообще позволить ему и Катье жить так? Ему нечего сказать кому-либо о ней. Это не джентльменский рефлекс, который заставлял его подправлять, изменять имена, вплетать вымыслы в болтовню с Тантиви в комнатушке ТОТСССГ, а скорее примитивный страх, что душа попадёт в капкан из-за схожести изображения, или имени…. Он хочет сберечь столько её, сколько получится, от <text:span text:style-name="T615">повтора </text:span>Их энтропий, от Их льстивости и от Их денег: <text:span text:style-name="T615">возможно</text:span> ему кажется, что если <text:s/><text:span text:style-name="T615">удастся</text:span> сделать <text:span text:style-name="T615">это</text:span> для неё, то и для себя тоже сможет… <text:span text:style-name="T616">но это считай что</text:span> благородств<text:span text:style-name="T616">о</text:span> для Слотропа и Пениса, про Который Он думал, что Его. </text:p>
      <text:p text:style-name="Text_20_body">В коробах воздуховода из листового железа, что змеится будто хребет над головой, стонет заводская вентиляция. Время от времени она звучит <text:span text:style-name="T616">подобно</text:span> голоса<text:span text:style-name="T616">м</text:span>. Доносятся откуда-то издалека. Не то, чтобы там обсуждали Слотропа <text:span text:style-name="T1">напрямую</text:span>, понимаешь. Но ему хочется, что слышалось поразборчивей.… </text:p>
      <text:p text:style-name="P153">Озерца света, волоки темноты. Бетонный верхний слой тоннеля уступил побелке по <text:span text:style-name="T616">складкам</text:span> неровной поверхности, <text:span text:style-name="T616">смахивает на</text:span> <text:s/>поддел<text:span text:style-name="T616">ку</text:span> пещер<text:span text:style-name="T616">ы </text:span>в парке аттракционов. Входы в поперечные тоннели проплывают мимо как наставленные раструбы с воздухом сквозящим из их ртов... когда-то <text:span text:style-name="T617">прежде</text:span> визжали токарные станки, игривые токари <text:s/>перестрел<text:span text:style-name="T617">ивались струями</text:span> из жестяных спринцовок с машинным маслом… до крови царапались пальцы точильными кругами, поры, складки и подноготины протыкались острой стружкой стали… переплёты литых трубок и стекла с<text:span text:style-name="T617">тиск</text:span>ивали <text:span text:style-name="T617">лязг</text:span> в воздухе, как глухая пора зимы, и янтарный свет ра<text:span text:style-name="T617">сходи</text:span>лся фалангами среди неоновых ламп. Когда-то всё так и было. Трудно тут внизу в Миттельверке подолгу жить настоящим. Тебя охватывает ностальгия, не твоя, но <text:span text:style-name="T617">необоримая</text:span>. Каждая вещь замерла, утонула, обессиле<text:span text:style-name="T617">в от</text:span> сумрак<text:span text:style-name="T617">а</text:span>, смертельн<text:span text:style-name="T617">ого</text:span> сумрак<text:span text:style-name="T617">а</text:span>. Затверделые оболочки окислов, некоторые толщиной всего лишь в одну молекулу, затянули металлические поверхности, затуманили отражения людей. Приводные ремни соломенного цвета из поливинилового спирта провисли, испуская послед<text:span text:style-name="T617">ки</text:span> своего промышленного запаха. И пусть <text:span text:style-name="T617">всё ещё</text:span> на плаву и с привидениями, <text:span text:style-name="T617">тут</text:span> вам не легендарн<text:span text:style-name="T617">ая</text:span> <text:span text:style-name="T617">шхуна</text:span> Marie-Celeste—дальнейший курс не настолько чёток, эти рельсы под ногами бегут вперёд и во все стороны по затихшей Европе, и <text:span text:style-name="T617">пот скатывается по </text:span>наш<text:span text:style-name="T617">ей</text:span> плот<text:span text:style-name="T617">и</text:span>, <text:span text:style-name="T624">и</text:span> <text:span text:style-name="T617">про</text:span>бег<text:span text:style-name="T617">аю</text:span>т мурашки <text:span text:style-name="T618">от</text:span> дом<text:span text:style-name="T618">овы</text:span>х тайн, чердачного ужаса <text:span text:style-name="T624">не столько </text:span>перед тем Что Может Тут <text:span text:style-name="T624">Произойти</text:span>, как от нашего знания, что ведь и впрямь <text:span text:style-name="T624">скорее всего</text:span> <text:span text:style-name="T1">происходи</text:span><text:span text:style-name="T37">ло</text:span>…<text:span text:style-name="T624">и</text:span> <text:span text:style-name="T618">так </text:span>всегда <text:s/><text:span text:style-name="T618">просто </text:span>было, в открытых пуст<text:span text:style-name="T618">ошах</text:span>, поддаться Паническому страху безлюдья, <text:span text:style-name="T624">однако, </text:span><text:soft-page-break/><text:span text:style-name="T624">здесь</text:span> наваливаются городские фантомы, <text:span text:style-name="T624">явившись</text:span> по твою душу, когда ты заблудился или застрял <text:span text:style-name="T618">посреди</text:span> уходящего времени, где нет больше Истории, нет капсулы машины времени, чтобы <text:span text:style-name="T618">отыскать</text:span> свой путь обратно, <text:span text:style-name="T618">а</text:span> только опоздание и пустота <text:span text:style-name="T618">з</text:span>аполнившие громадный перрон, после эваку<text:span text:style-name="T618">ации</text:span> столиц<text:span text:style-name="T618">ы</text:span>, и городские кузены козло-божества подкарауливают тебя за кругами света, наигрывая мелодии, которые они всегда играли, но теперь слышнее, потому что всё прочее ушло, или притихло… души, словно амбарные стрижи, вырезанные из коричневого полумрака, кружат вверх<text:span text:style-name="T618">у</text:span> <text:span text:style-name="T618">под</text:span> белым<text:span text:style-name="T618">и</text:span> потолкам<text:span text:style-name="T618">и</text:span>… их <text:span text:style-name="T618">только</text:span> в Зоне встре<text:span text:style-name="T618">т</text:span>ишь, они соответствуют новейшей Неопределённости. Призраки <text:span text:style-name="T619">привыкли быть</text:span> либо подобием мёртвых или же <text:span text:style-name="T619">привидениями</text:span> живых. Но тут в Зоне категории <text:span text:style-name="T619">совершенно</text:span> <text:span text:style-name="T619">с</text:span>мешались. Статус имени по которому тоскуешь, которое любишь, ищешь, стал сомнительным и <text:span text:style-name="T619">отстранённым</text:span>, но в этом больше <text:span text:style-name="T619">простой</text:span> бюрократи<text:span text:style-name="T619">и</text:span> массового отсутствия—кто-то всё ещё жив, кто-то умер, но многие, многие забыли кто они есть. Их подобие уже не поможет. Тут внизу лишь <text:span text:style-name="T620">пеленанья</text:span> сброшенные на свету, в темноте же: лики Неопределённости…. </text:p>
      <text:p text:style-name="Text_20_body">Пос<text:span text:style-name="T621">т</text:span>-А4-ное человечество движется, со стуком и <text:span text:style-name="T621">гамом</text:span>, среди тоннелей. Слотроп видит гражданских в хаки, со значками, <text:span text:style-name="T621">в </text:span>подшлемник<text:span text:style-name="T621">ах</text:span> с трафарет<text:span text:style-name="T621">ами</text:span> <text:span text:style-name="T621">букв</text:span> Джи-Эл, иногда ему кивают, блеснув очками под дальней лампочкой, чаще просто не замечают. Отделения рядовых ходят скорым шагом, туда-<text:span text:style-name="T621">обратно</text:span>, таскают ящики. Слотроп голоден, а Жёлтого Джеймса нигде не видать. И нет никого тут внизу, <text:span text:style-name="T621">что </text:span>сказа<text:span text:style-name="T621">л бы</text:span> «как ты?», ещё меньше <text:span text:style-name="T621">таких, кто </text:span>накорми<text:span text:style-name="T621">л бы</text:span> независимого Йана Скафлинга. Нет, погоди, ей-бо, тут под<text:span text:style-name="T621">валивае</text:span>т делегация девушек в розовых лабораторных халатах, что едва покрывают верх голых ляжек, топоча по тоннелю на стильных золотистых танкетках. «<text:span text:style-name="Emphasis">Ah, so reizend ist</text:span>!» Слишком много, чтоб разом всех обнять, «<text:span text:style-name="Emphasis">Hübsch, was</text:span>?» тише, тише, дамы, по очереди, они хихикают и тянутся повесить ему на шею роскошные гирлянды серебристых муфт и фланцев, алые сопротивления и ярко-жёлтые конденсаторы нанизанные как сосисочки, обрезки прокладок, мили алюминиевой стружки кудряво-упругой и яркой как головка Ширли Темпл—эй, Хоган, оставь себе своих хула-красоток—и куда ж это они его тащат? В пустые Штольни, чтоб всем вместе <text:span text:style-name="T621">влиться в</text:span> потрясную оргию, что идёт день за днём, полную маков, игры, пения и продолжения. </text:p>
      <text:p text:style-name="P151">По достижении Штольни 20 и выше, движение нарастает. Тут <text:span text:style-name="T621">размещалась</text:span> часть завода <text:span text:style-name="T621">под А-4</text:span>, которую Ракета делила с V-1 и сборкой турбовинтовых. Из этих Штолен, 20-х, 30-х, и 40-х, компоненты Ракеты поперечно подавались на две основные сборочные линии. Шагая дальше, ты прослеживаешь рождение Ракеты: сверхзаряды, центральные секции, сборка носовой части, блоки питания, управления, хвостовые секции… до хрена этих хвостовы<text:span text:style-name="T621">х</text:span> секций всё ещё тут, складированы <text:span text:style-name="T622">чередуясь</text:span>, стабилизатор<text:span text:style-name="T622">ами</text:span> вверх/стабилизатор<text:span text:style-name="T622">ами</text:span> вниз, ряд поверх ряда идентичных, волнообразно вдавленных поверхностей металла, Слотроп топает дальше заглядывая на своё лицо в них, наблюдает как оно искривляется, скользит мимо, прям тебе <text:span text:style-name="T622">широченная</text:span> подземная комната смеха, ребята…. Пустые вагонетки на железных колёсиках составлены в цепочку уходящую прочь в тоннель: на них четырёх-лезвенные стреловидные формы нацеленные в потолок—ух, ты. Правильно—направляющие держатели должны войти в расширительные сопла упорных камер и тут, конечно, их валом, <text:span text:style-name="T1">огромадные</text:span> поебени ростом со Слотропа, заглавные А нарисованы возле испускающих чашек… Над головой притаились толстые извилистые трубы в белой теплоизоляции, а стальные лампы не льют свет из своих обожжённых тюбетеечных отражателей… вдоль центральной линии тоннеля установлены <text:soft-page-break/>колонны Лалли, стройные, серые, выступающая резьба подёрнулась ржавчиной долгого стояния… синие тени проступают сквозь клетки запасных частей, установленные на доски и двутавры выступающие с отсырелых кирпичных столбиков <text:span text:style-name="T622">размером</text:span> с печные трубы… стекловата изоляции валяется вдоль путей, как выпавший снег…. </text:p>
      <text:p text:style-name="Text_20_body">Заключительная сборка производилась в Штольне 41. Поперечный тоннель углублён на 50 футов, чтобы поместилась готовая Ракета. Звуки гульбища, голосов заметно неуравновешенных, всплывают, отражаясь эхом от бетона. Личный состав плетётся вспять к основно<text:span text:style-name="T622">му</text:span> тоннелю с остекленело раскраснелым выражением лиц. Слотроп заглядывает в эту длинную ямищу и различает толпу Американцев и Русских вокруг здоровенной дубовой пивной бочки. Немец гражданский размером с гнома, с рыжими усами фон Хинденбурга раздаёт бокалы полные, похоже, лишь пеной. Артиллерийские ядра с языками пламени мелькают на каждом почти рукаве. Американцы распевают <text:span text:style-name="T160">Ракетные Лимерики</text:span>. </text:p>
      <text:p text:style-name="P516">Однажды была хрень Фау-2 </text:p>
      <text:p text:style-name="P516">Без лётчиков летала, </text:p>
      <text:p text:style-name="P516">На кнопку нажмёшь </text:p>
      <text:p text:style-name="P516">Всё вдрызг разнесёт </text:p>
      <text:p text:style-name="P516">Оставит лишь яму и трупов немало.</text:p>
      <text:p text:style-name="Text_20_body">Мотив извест<text:span text:style-name="T622">ен</text:span> повсеместно среди Американских братанов. Но почему-то сейчас его поют в стиле Германского Штурмовика: ноты обрываются резко в конце каждой строки, завершаясь ударом пульса перед атакой на следующую строку. </text:p>
      <text:p text:style-name="P515"><text:span text:style-name="Emphasis">[Припев:] Ja, ja, ja, ja!</text:span> </text:p>
      <text:p text:style-name="P515">В Пруссии не лижут пусю, </text:p>
      <text:p text:style-name="P515">Кошек там слишком мало, </text:p>
      <text:p text:style-name="P515">Да и тем больше мусор по вкусу, </text:p>
      <text:p text:style-name="P515">Так давай повальсуем, Русский, чтоб небу жарко стало! </text:p>
      <text:p text:style-name="P152"/>
      <text:p text:style-name="Text_20_body"><text:span text:style-name="T623">У</text:span>пившие свисают с железных лестниц, драпируя переходные мостики. Пивные пары́ расползаются по длинной пещере, среди оливково-серых кусков ракеты, кто-то стоит, другие <text:span text:style-name="T626">завалились</text:span> на бок. </text:p>
      <text:p text:style-name="P515">Жил да был паренёк, его звали Крокетай </text:p>
      <text:p text:style-name="P515">Один раз поимел он секс с ракетой, </text:p>
      <text:p text:style-name="P515">Подверись тебе наблюдать, </text:p>
      <text:p text:style-name="P515">Ты <text:span text:style-name="T625">и</text:span> глаз <text:span text:style-name="T625">бы </text:span>не мог оторвать, </text:p>
      <text:p text:style-name="P515">Что творили они в случке этой. </text:p>
      <text:p text:style-name="P372"><text:soft-page-break/>Слотроп голоден и хочет пить. Несмотря на явные <text:span text:style-name="T627">и </text:span>несомненн<text:span text:style-name="T627">ые</text:span> миазмы зла в Штольне 41, он начинает высматривать как можно туда спуститься и, быть может, <text:span text:style-name="T627">пристроиться на</text:span> долю в тамошнем ланче. <text:span text:style-name="T627">Как оказалось</text:span>, единственный путь <text:span text:style-name="T627">вниз</text:span> это трос подъёмного крана над головой. <text:span text:style-name="T627">Окоселый</text:span> <text:span text:style-name="T627">М</text:span>ладший <text:span text:style-name="T627">Е</text:span>фрейтор развалился у консоли с кнопками управления, посасывая вино из бутылки. «Валяй, Джексон. Я тебя в момент доставлю. Меня учили управлять такими же на курсах рабсилы». Наёжив усы подобающе, по его мнению, прошедшему огонь и воду, Йан Скафлинг ступает одной ногой в жилковую петлю на конце троса, держа другую наотлёт. Взвывает электромотор, Слотроп отпускает последний поручень и ухватывает трос, 50 футов сумрачной глубины появляется под ним. Ух… </text:p>
      <text:p text:style-name="Text_20_body">В<text:span text:style-name="T627">ознесен</text:span> над Штольней 41, головы движутся туда-сюда далеко внизу, пивная пена п<text:span text:style-name="T627">о</text:span>л<text:span text:style-name="T627">ыхает</text:span> в тени как факелы—мотор вдруг пресёкся и он камнем падает вниз. Ёб твою. «Такой молодой!»,– орёт он слишком высоким голосом и получается как визг подростка по радио, чего в обычных условиях устыдился бы, но тут бетонный пол несётся на него, видна каждая метина опалубки, каждый тёмный кристалл песка Тюрингии, о которые он расшибётся—рядом нет никого, чтоб выручил и помог ему отделаться просто множественными переломами…. Когда остаётся метра три, <text:span text:style-name="T627">М</text:span>ладший <text:span text:style-name="T627">Е</text:span>фрейтор врубает тормоз. Маниакальный хохот <text:span text:style-name="T627">сверху за спиной</text:span>. Трос, резко натянувшись, шелестит в ладони Слотропа пока <text:span text:style-name="T628">рука его</text:span> не отдёр<text:span text:style-name="T628">нулась и он</text:span> падает и плавно <text:span text:style-name="T628">переворачиваясь</text:span> вверх ногами, одна захлёстнута, головой вниз к гулякам вокруг пивной бочки, которые уже привыкли к прибытиям таким макаром и только продолжают своё пение: </text:p>
      <text:p text:style-name="P517">Был такой себе парень по имени Гектор,</text:p>
      <text:p text:style-name="P517">Он обожал стартовый эректор, </text:p>
      <text:p text:style-name="P517">Но хлюпы и хлопы </text:p>
      <text:p text:style-name="P517">Резких спадов давления </text:p>
      <text:p text:style-name="P517">Повредили гидравлику и он поменял своё мнение.</text:p>
      <text:p text:style-name="Text_20_body">Каждый молодой Американец по очереди подымается на ноги (если ему удаётся), подняв свой бокал, и поёт о разных способах Заниматься Этим с А4 или оборудованием её обеспечения. Слотроп не знает, что это они для него поют, и они тоже о том не догадываются. Он наблюдает перевёрнутую сцену с некоторым беспокойством: мозг близится к грани красной отключки и у него возникает странная идея, будто это дядя Лайл Бланд стискивает его лодыжку. Таким образом, он чинно <text:span text:style-name="T629">подносится</text:span> на <text:span text:style-name="T629">край</text:span> компании. «Эй!»– замечает коротко остриженный молодчик,– «э-это тут <text:span text:style-name="T1">Тарзан</text:span>, или что? Ха! Ха!» Полдюжины артиллеристов, поддатые и радостно орущие, хватают Слотропа. После долгого выкручивания и дёрганья, нога его высвобождается из петли троса. Кран визжит прочь <text:span text:style-name="T629">в исходное положение</text:span>, к его озорному крановщику и следующему дуболому, что поддастся на его посулы скорого спуска. </text:p>
      <text:p text:style-name="P517">Один парень, по имени Джек Маккой,</text:p>
      <text:p text:style-name="P517">Перепихнулся с боеголовкой, </text:p>
      <text:p text:style-name="P517">Жена, как узнала, </text:p>
      <text:p text:style-name="P517">Ушла сразу, </text:p>
      <text:p text:style-name="P517"><text:soft-page-break/>Так он избавился от тупой заразы. </text:p>
      <text:p text:style-name="Text_20_body">Русские пьют молчком, без передыху, пристукивают ботинками, хмурясь, возможно пытаются перевести эти лимерики. Американцы здесь по разрешению Русских, а может наоборот. Кто-то всучивает Слотропу снарядную гильзу, холодную как лёд, по стенкам <text:span text:style-name="T629">сползает</text:span> пена. «Опаньки, мы не ждали ещё и Англичанина. Крутая вечеринка, а? Зависай тут—он через минуту явится». </text:p>
      <text:p text:style-name="P154">– Он это кто?– Тысячи тех светящихся червячков подёргиваются по всему полю зрения Слотропа, а его нога с покалыванием начинает приходить в себя. О, пиво тут и впрямь холодное, холодное и горькое от хмеля, нет смысла переводить дыхание, глотай, пока не выхлыщешь до дна—хаххх. Его нос выныривает облепленный пеной, усы его тоже белы и пузырчаты. Вдруг разносятся крики с краёв компании. «Вот и он! Вот он!» «Дайте ему пива!» «Привет, Майор, красава, сэр!» </text:p>
      <text:p text:style-name="P518">Был техник по имени Урбино </text:p>
      <text:p text:style-name="P518">Он перепихнулся с турбиной </text:p>
      <text:p text:style-name="P518">Сказал: «Выходит глаже, </text:p>
      <text:p text:style-name="P518">Чем с женщиной даже, </text:p>
      <text:p text:style-name="P518">И намного дешевле, чем креплёные вина!» </text:p>
      <text:p text:style-name="Text_20_body">– Что за дела?– Задаёт вопрос Слотроп поверх пены следующего пива, что только что материализовалось в его руках. </text:p>
      <text:p text:style-name="Text_20_body">– Это майор Марви. Его прощальная вечеринка.– Мамочки Марви уже все хором поют «Наш Друг Весёлый Парень». С чем никто не станет спорить, если хочет, чтоб и ему стало хорошо, такое тут не может не сложиться впечатление…. </text:p>
      <text:p text:style-name="Text_20_body">– Э, а куда он едет? </text:p>
      <text:p text:style-name="Text_20_body">– Отсюда. </text:p>
      <text:p text:style-name="Text_20_body">– Думал, он тут для контакта с теми из Джи-Эл. </text:p>
      <text:p text:style-name="Text_20_body">– Конечно, а ты думал кто платит за всё за это? </text:p>
      <text:p text:style-name="P155">Марви тут, в свете подземелья, ещё менее привлекателен, чем был в лунном свете на крыше того товарного вагона. Валики жира, выпученные глаза и блестящие зубы здесь серее, проявлены грубее. Полоска пластыря <text:span text:style-name="T629">по-</text:span>спортивно<text:span text:style-name="T629">му</text:span> наклеенная поперёк переносицы и лилово-жёлто-зелёная окраска вокруг одного глаза свидетельствуют о его скоростном спуске с железнодорожной насыпи в прошлую ночь. Он пожимает руки своим доброжелателям, выдавая мужские нежности, уделяя особое внимание Русским—«Ну, могу поспорить, <text:span text:style-name="T1">ты</text:span> это разбавлял <text:span text:style-name="T1">водкой</text:span>. А?»,– двигаясь дальше,– «Влад, приятель, твоя жопа как?!»– Русские как видно не понимают, что оставляет им лишь клыкастую улыбку и пасхальные яйца глаз, гадая о чём речь. Слотроп как раз <text:span text:style-name="T629">отсапнул</text:span> пену из своего носа, когда Марви, замети<text:span text:style-name="T630">в его,</text:span> вылупил <text:span text:style-name="T630">свои</text:span> глаза уже по полной. </text:p>
      <text:p text:style-name="Text_20_body"><text:soft-page-break/>– Вот он!– оглушительным рёвом, уставив на Слотропа дрожащий палец,– ей-бо, Агликашка сукин сын, <text:span text:style-name="T1">хватай</text:span> его, ребята!– <text:span text:style-name="T1">Хватай его, </text:span><text:span text:style-name="T165">ребята</text:span>? Слотроп продолжает какое-то мгновение зырить на этот палец в лепнине изысканных выступов и завитков херувимского жира. </text:p>
      <text:p text:style-name="Text_20_body">– Спокойно, спокойно, дружище,– начинает Йан Скафинг, в тот момент, когда к нему начинают подступать враждебные лица. Хммм…. О, правильно, рви когти—он выплёскивает пиво в ближайшую голову, трахает пустой снарядной гильзой в следующую, усматривает расселину в толпе, проскальзывает сквозь и убегает, мимо багровых лиц упившихся до отключки, перескакивая <text:span text:style-name="T630">над </text:span>брюха<text:span text:style-name="T630">ми</text:span> в хаки с гирляндами блёв, прочь по глубокому поперечному тоннелю между кусков Ракеты. </text:p>
      <text:p text:style-name="Text_20_body">– Подъём, вы долбодоны,– орёт Марви,– не дайте уйти ..есосу!– Сержант с мальчишечьим лицом и седыми волосами, спавший в обнимку со <text:span text:style-name="T630">шприцем</text:span> для густой смазки, просыпается и, вскрикнув «Капустники!», шмаляет из своего ствола прямо в пивную бочку, выстрелы отшибают ей полдна и шлют широкую струю жидкого янтаря и пены на бросившихся в погоню Американцев, половина которых враз поскальзываются и падают на задницу. Слотроп добежал в дальний конец Штольни с хорошим отрывом и зачастил там вверх по лестнице, пропрыгивая по две перекладины за раз. <text:span text:style-name="T1">Выстрелы</text:span>—жуткое громыханье в этом резонаторном ящике. Либо Мамочки Марви слишком пьяны, или же его спасает темнота. Слотроп переваливается через верх лестницы бездыханным. </text:p>
      <text:p text:style-name="Text_20_body">Во втором из основных тоннелей Слотроп переходит уже в забег на длинную милю, стараясь не думать хватит ли ему на это дыхалки. Он не одолел и 60 метров, когда погоня вскарабкивается наверх по той же лестнице позади него. Заскочив в бывший, наверное, малярный цех, он поскальзывается на полосе влажного <text:span text:style-name="Emphasis">Wehrmacht-</text:span>зелёного, падает и катится по здоровенным кляксам чёрного, белого и красного, пока не замирает, упёршись в солдатские ботинки на пожилом человеке в костюме из твида, с белыми развесистыми усами. –«<text:span text:style-name="Emphasis">Gruss Gott</text:span>». </text:p>
      <text:p text:style-name="Text_20_body">– Грю, похоже, те сзади хотят меня убить. Можно тут куда-нибудь— </text:p>
      <text:p text:style-name="Text_20_body">Старик подмигивает, ведёт Слотропа через Штольню в другой основной тоннель. Слотроп приметил комбинезон заляпанный краской и догадывается прихватить его. Ещё через четыре Штольни, резкий поворот вправо. Это склад металла. –«Смотри сюда». Старик хихикая идёт по длинному залу промежду синих полок из листов холодной прокатки, кучи алюминиевых отливок, связки 3712 штанговых штоков, 1624, 723…. –«Всё будет <text:span text:style-name="T1">хорошо</text:span>». </text:p>
      <text:p text:style-name="Text_20_body">– <text:span text:style-name="T1">Не туда</text:span>, мэн, там они <text:span text:style-name="T38">на подходе</text:span>.– Но этот эльф-переросток уже заводит трос от крана над головой под высокий навал прутков из никелевых сплавов. Слотроп влазит в тот комбинезон, зачёсывает свой помпадур вниз на лоб, достаёт перочинный нож и отпиливает концы усов по бокам. </text:p>
      <text:p text:style-name="Text_20_body">– Ты похож теперь на Гитлера. Теперь они точно захотят тебя убить.– Германский юмор. Он представляется как Глимпф, профессор математики в <text:span text:style-name="Emphasis">Technische Hochschule</text:span>, Дармштадт, Научный Советник Военного Правительства Союзников, уже какое-то время. –«Ну-ка, переставим их сюда». </text:p>
      <text:p text:style-name="Text_20_body"><text:soft-page-break/>Я в руках чокнутого маньяка—«Почему бы не спрятаться тут, пока они забудут?»– Но тут доносятся неясные крики из тоннельных далей: «В 37-й и 38-й чисто, Чаки!»– «Окей, старый конь, делайте ставки, парни, мы <text:span text:style-name="T630">его прижучим</text:span>».– Они не собираются забыть, они прочёсывают тоннели, Штольню-за-Штольней. Сейчас мирное время, не могут же тебя застрелить в мирное время… но они напились… ё-моё. Слотроп пересрал до <text:span text:style-name="T630">явного </text:span>мандража. </text:p>
      <text:p text:style-name="Text_20_body">– Что теперь делать? </text:p>
      <text:p text:style-name="Text_20_body">– Ты будешь экспертом по выразительному <text:span text:style-name="T630">А</text:span>нглийскому. Скажи что-нибудь обидное. </text:p>
      <text:p text:style-name="Text_20_body">Слотроп высовывает голову в длинный тоннель и кричит с самым <text:span text:style-name="T630">А</text:span>нглийским акцентом <text:span text:style-name="T630">на какой только способен</text:span>: «Майор Марви сосунок!» </text:p>
      <text:p text:style-name="Text_20_body">– Сюда, он там!– Звуки галопа солдатских ботинок, шляпки гвоздей в подошвах стучат в бетон и много другого зловещего металла щёлкает, ставят на взвод… щёлк… </text:p>
      <text:p text:style-name="Text_20_body">– Пора,– сияет зловредн<text:span text:style-name="T632">о</text:span> Глимпф, <text:s/>привод<text:span text:style-name="T631">я</text:span> кран в движение. </text:p>
      <text:p text:style-name="P373">Свежая мысль приходит на ум Слотропу. Он снова высовывает голову и вопит: «Майор Марви сосает <text:span text:style-name="T159">ниггеров</text:span>!» </text:p>
      <text:p text:style-name="Text_20_body">– Я думаю, нам следует поторопиться,– грит Глимпф. </text:p>
      <text:p text:style-name="Text_20_body">– Эх, <text:span text:style-name="T633">а </text:span>я как раз придумал ещё кое-что про его мать.– Слабина исчезает дюйм за дюймом в тросе между краном и грудой прутков, которые зацепил Глимпф, чтобы завалить вход, желательно прежде, чем добегут Американцы. </text:p>
      <text:p text:style-name="Text_20_body">Слотроп и Глимпф сматываются через противоположный выход. Как только он достигли первый извив тоннеля, освещение полностью гаснет. Вентиляция продолжает выть. Призраки голосов в ней обретают уверенность <text:span text:style-name="T633">посреди тьмы</text:span>. </text:p>
      <text:p text:style-name="Text_20_body">Навал монель-труб раскатывается с оглушительным грохотом. Слотроп дотягивается до камня стены и, следуя ей, пробира<text:span text:style-name="T633">ется</text:span> <text:span text:style-name="T633">через этот</text:span> кромешн<text:span text:style-name="T633">ы</text:span>й <text:span text:style-name="T633">мрак</text:span>. Глимпф всё ещё где-то посреди тоннеля, на путях. Нет, он не задыхается, но он хихикает сам себе. Позади глухая неразбериха погони, но света ещё нет. Раздаётся негромкий звяк и резкое «<text:span text:style-name="Emphasis">Himmel</text:span>» старого профессора. Близятся громкие крики, а вот уже и первые отблески фонариков, так что хватит нежиться в тёплой ванне— «Что случилось? Бога ради...» </text:p>
      <text:p text:style-name="Text_20_body">– Сюда, скорее,– Глимпф столкнулся с подобием миниатюрного поезда, контуры которого <text:span text:style-name="T633">сейчас</text:span> едва проступают—когда-то на нём катали по заводу посетителей из Берлина. Они взбираются на трактор впереди и Глимпф возится с переключателями. </text:p>
      <text:p text:style-name="Text_20_body">Ну, поехали, все по вагонам, отключение света было наверное уловкой Марви, позади потрескиванье искр, <text:span text:style-name="T633">а</text:span> теперь даже чувствуется ветерок. Хорошо катим. </text:p>
      <text:p text:style-name="P519"><text:span text:style-name="T634">С</text:span>качет <text:span text:style-name="T634">как в классики </text:span>всяк Нацистёнок, <text:s/>рад быть здесь</text:p>
      <text:p text:style-name="P519">На Миттельверке-Экспресс! </text:p>
      <text:p text:style-name="P519">Смешные Фашисты усы подкрутили, привет-привет! </text:p>
      <text:p text:style-name="P519"><text:soft-page-break/><text:span text:style-name="T634">А </text:span>едем <text:span text:style-name="T634">куда</text:span>? <text:span text:style-name="T634">Давай</text:span>, угадай! </text:p>
      <text:p text:style-name="P519">Туда, где дефицитов <text:span text:style-name="T634">и</text:span> налогов <text:s/>нет, </text:p>
      <text:p text:style-name="P519">Где кончатся пути, <text:span text:style-name="T634">там </text:span>и есть та страна, </text:p>
      <text:p text:style-name="P519"><text:span text:style-name="T634">Где п</text:span>ридут для Минни <text:span text:style-name="T634">и</text:span> Макс<text:span text:style-name="T634">а</text:span> добрые времена, </text:p>
      <text:p text:style-name="P519">На Миттельверке-Экспресс! </text:p>
      <text:p text:style-name="Text_20_body">Глимпф включил прожектор-фару. Из боковых галерей проносящихся мимо уставились фигуры в хаки. На миг отблескивает отраженье в белках глаз прежде, чем промелькнуть. Пара из них помахали вслед. Крики уносятся, изменяясь в эффекте Доплера <text:span text:style-name="T1">Э-эй-и-и-и</text:span>! как сигналы проносящихся через ночные перекрёстки машин, мчат домой в Бостон и Мейн…. Экспресс катит во всю. Сырой ветер <text:span text:style-name="T634">аж</text:span> посвист<text:span text:style-name="T634">ывая</text:span> дует в лицо. В луче прожектора различились силуэты секций боеголовок поставленных на две маленькие платформы позади локомотива. Местное карликанство бросаются врассыпную и жмутся к стенам вдоль путей, почти теряясь в темноте. Они считают поезд своей собственностью и обижаются, когда рослые люди начинают им распоряжаться. Некоторые сидят на сложенных в штабель ящиках, болта<text:span text:style-name="T634">ют</text:span> ногами. Другие стоят на руках в темноте. Глаза их светятся зелёным и красным. Некоторые даже раскачиваются на верёвках закреплённых вверху, изображая Камикадзе летящего в атаку на Слотропа и Глимпфа с криками «банзай! Банзай!», прежде, чем, с хихиканьем, исчезнуть. Всё это понарошку. На самом деле они тихие и приветливые— <text:span text:style-name="T634">С</text:span>зади, громко будто в мегафоны, в массовом хорале: </text:p>
      <text:p text:style-name="P470">Однажды был парень по имени Рей,</text:p>
      <text:p text:style-name="P303">– О, блядь,– грит Слотроп.</text:p>
      <text:p text:style-name="P519">Любитель аккумуляторных батарей </text:p>
      <text:p text:style-name="P519">До замыкания в 50 вольт доигрался </text:p>
      <text:p text:style-name="P519">И от хуя его лишь огрызок остался </text:p>
      <text:p text:style-name="P519">Хлипкий, как устрица из морей. </text:p>
      <text:p text:style-name="P519"><text:span text:style-name="Emphasis"/></text:p>
      <text:p text:style-name="P519"><text:span text:style-name="Emphasis">Ja, ja, ja, ja,</text:span> </text:p>
      <text:p text:style-name="P519">В Пруссии не лижут пусю, <text:span text:style-name="Emphasis">u.s.w.</text:span> </text:p>
      <text:p text:style-name="P156">– Можете перебраться назад и отцепить те платформы,– интересуется Глимпф.</text:p>
      <text:p text:style-name="P156"><text:s/>– Думаю, что да….– Но копается там несколько, кажется, часов. </text:p>
      <text:p text:style-name="P520">Однажды был парень по имени Лограф,</text:p>
      <text:p text:style-name="P520">Который засадил в <text:span text:style-name="T1">ос</text:span>цилл<text:span text:style-name="T1">ограф</text:span>, </text:p>
      <text:p text:style-name="P520">Циклический след их плотских утех </text:p>
      <text:p text:style-name="P520">Озадачил всех </text:p>
      <text:p text:style-name="P520"><text:soft-page-break/>Почти бесконечным наклоном </text:p>
      <text:p text:style-name="P156">– Инженеры,– бормочет Глимпф. Слотроп отцепляет платформы и трактор добавляет скорости. Ветер треплет все плохо закреплённые концы, кончики воротником, манжеты, пряжки и ремни. Позади них грянул грохот, грюк и бряк, и несколько вскриков в темноте.</text:p>
      <text:p text:style-name="P156">– Думаете их это остановит?– <text:span text:style-name="T635">На это</text:span> им в зад, в гармонической раскладке на четыре голоса: </text:p>
      <text:p text:style-name="P520">Однажды парень по имени Юрий</text:p>
      <text:p text:style-name="P520">Сопло ебал через клапан вентури </text:p>
      <text:p text:style-name="P520">Его на том поймали, и арестовали </text:p>
      <text:p text:style-name="P520">И срок большой ему вмандюрил </text:p>
      <text:p text:style-name="P520">Судья как туча хмурый. </text:p>
      <text:p text:style-name="Text_20_body">– О-о-кей, Джоко дорогуша. Тот старый фосфорный патрон при тебе? </text:p>
      <text:p text:style-name="Text_20_body">– Посторонись, дружище! </text:p>
      <text:p text:style-name="Text_20_body">Без какого-либо <text:span text:style-name="T635">дальнейшего</text:span> предупреждения, с ослепляющим выхлопом лопается заряд Белого Фосфора, затопляет белый тоннель. Минуты две никто в нём ничего не видит. Там только лишь натыкаются в ошеломительно полнейшей белизне. Белизна без жара и слепая инерция: Слотроп чувствует что-то до жути <text:span text:style-name="T1">знакомое</text:span> в этом, центр, который он обходил, избегал сколько помнит себя—никогда не был настолько близок, как сейчас, к истинной движущей силе своего времени: лица и факты наполнявшие его неразрывную связь с Ракетой, маскировка и обманки стираются на один белый миг, бесполезное, слепое дёрганье за его рукава… <text:span text:style-name="T1">это важно</text:span>… <text:span text:style-name="T1">пожалуйста</text:span>… <text:span text:style-name="T1">посмотри на нас</text:span>… но уже слишком поздно, это уже только ветер, всего лишь перегрузки, и кровь его глаз начинает обращать белизну в оттенок слоновой кости, в позолоту, в штрихи трещин по камню… и рука, <text:span text:style-name="T635">подхватившая</text:span> его прочь, вновь опускает в Миттельверке— «Хху-ииха! <text:span text:style-name="T1">Хватай</text:span> ..есоса!» </text:p>
      <text:p text:style-name="Text_20_body">Из вспышки, на расстоянии прицельного пистолетного выстрела, громыхая выкатывает дизельный локомотив, толка<text:span text:style-name="T635">я</text:span> перед собой две отцепленные Слотропом платформы, набит побагровевшими, взъерошенными, упившимися Американцами, а в зените, криво унасестившись на их плечах, майор Марви лично, в непомерно большой, белой ковбойской шляпе, размахива<text:span text:style-name="T635">ет</text:span> парой кольтов калибр .45 </text:p>
      <text:p text:style-name="Text_20_body">Слотроп ныряет за цилиндрический предмет в задней части трактора. Марви <text:span text:style-name="T635">открывает огонь</text:span> напропалую, воодушевляемый отвратительным хохотом остальных. Слотроп случайно замечает, что его укрытие, фактически, ещё одна, кажись, боеголовка. Если заряды Аматола всё ещё в ней—то есть, Профессор, может ли попадание пули .45 калибра с такого расстояния в оболочку вызвать детонацию боеголовки? д-даже если не вставлен детонатор? Ну, Тайрон, это зависит от множества факторов: скорость пули, толщина оболочки и её состав— В расчёте отделаться хотя б <text:span text:style-name="T635">всего</text:span> лишь растяжением плечевых мускулов и грыжей, Слотропу удаётся наклонить и сбросить боеголовку на рельсы, пока пули Марви бьют и рикошетят по всему тоннелю. Она подпрыгивает и замирает опёршись на один из рельсов. </text:p>
      <text:p text:style-name="Text_20_body"><text:soft-page-break/>Заряд начал <text:span text:style-name="T635">у</text:span>гас<text:span text:style-name="T635">а</text:span>ть. Тени возвращаются в проёмы входов поперечных Штолен. Платформы впереди Марви ударяют в препятствие, с оглушительным БЭНДЗ! сдваиваются в перевёрнутую V—тормоза дизеля визжат в панике <text:span text:style-name="T1">й-и-и-и-к</text:span>! покуда локомотив сходит с рельсов, разворачивается, начинает валиться, Американцы ошалело хватаются за поручни, друг за друга, за пустой воздух. Тут Слотроп и Глиммпф минуют последний извив знака интеграла и позади раздаётся ещё один жуткий грохот, крики уже продолжительные, с эхом, и теперь они видят выход впереди, растущ<text:span text:style-name="T635">ую</text:span> парабол<text:span text:style-name="T635">у</text:span> зелёных склонов гор и солнечного света…. </text:p>
      <text:p text:style-name="P374">– Вы сюда на машине приехали?– Спрашивает, помаргивая, Глимпф. </text:p>
      <text:p text:style-name="Text_20_body">– Что?– Слотроп вспоминает ключ оставленный в Мерседесе.– Ага... </text:p>
      <text:p text:style-name="Text_20_body">Глимпф притормаживает, когда они проносятся под параболой в дневной свет, и выкатывает сделать плавную респектабельную остановку. Они отдают честь часовым из Второй Роты и идут угонять Мерседес, который всё там же, где <text:span text:style-name="T637">старлей</text:span> оставлял его. </text:p>
      <text:p text:style-name="P157">На дороге, Глимпф указывает в северном направлении, поглядывая на вождение Слотропа хитрым глазом. Они несутся всё выше в Гарц, пронизывая тени гор, сквозь густой аромат сосен и елей, скрипя на поворотах тормозами, а иногда чуть не слетая с дороги. У Слотропа врождённый дар всякий раз переключать не на ту скорость, да и к тому же он в мандраже, глаз на затылке <text:s/><text:span text:style-name="T637">и </text:span>в зеркале, а там полно грузовиков для личного состава и воющих эскадрилий Громобоев. Выскочив из-за слепого угла, для чего пришлось гнать по середине дороги—крутой водительский трюк случайно ему известный—они почти врезались в идущий под уклон тягач Армии США, слова <text:span text:style-name="T1">ёбаный придурок</text:span> отчётливо виднелись на губах водителя, когда они проскочили всего на волосок мимо, удары сердца глухо отдавались у них в горле, грязь из-под задних колёс тягача всплеснулась громадным крылом, которое протарахтело по крыше и заляпало половину ветрового стекла. </text:p>
      <text:p text:style-name="Text_20_body">Солнце давно миновало зенит, когда они останавливаются, наконец, у подножия обросшего лесом купола с маленьким ветхим замком на вершине, сотни голубей, белые слезинки, <text:span text:style-name="T638">текут</text:span> из его бойниц. Зелёное дыхание лесов стало острее, похолодало. </text:p>
      <text:p text:style-name="P158">Они <text:span text:style-name="T638">идут</text:span> по <text:span text:style-name="T638">взбирающейся</text:span> гармошкой тропе, усыпанной камнями, между тёмных елей к освещённому солнцем замку зубчато-коричневому, словно краюха хлеба оставленная поколениям его птиц. </text:p>
      <text:p text:style-name="Text_20_body">– Вы тут живёте? </text:p>
      <text:p text:style-name="Text_20_body">– Я тут работал. Полагаю, Цвиттер мог задержаться здесь до сих пор.– В Миттельверке не хватало места для всех более мелких сборок. Главным образом системы управления. Так что они собирались в трактирах, магазинах, школах, замках, на фермах вокруг этого Нордхаузена, любое пригодное помещение, что подвернётся работникам по контролю <text:span text:style-name="T638">производства</text:span>. Коллега Глимпфа, Цвиттер из Мюнхенского T.H. –«Чисто Баварский подход к электронике»,– Глипф начинает хмуриться.– «Но самого его терпеть ещё можно, полагаю».– Какими бы ни были неведомые обиды <text:span text:style-name="T638">на</text:span> Баварск<text:span text:style-name="T638">ий</text:span> подход к электронике, они гасят помаргивание Глимпфа и наполняют его недовольным раздумьем весь оставшийся путь наверх. </text:p>
      <text:p text:style-name="Text_20_body"><text:soft-page-break/>Хор влажного воркованья, пропитанного белым пухом, встречает их, как только прошмыгнули через боковой ход в замок. Грязные полы покрывает мусор из бутылок и клочьев бумаги. Некоторые из бумаг проштампованы лиловым <text:span text:style-name="Emphasis">GEHEIME KOMMANDOSACHE</text:span>. Птицы влетают и вылетают через выбитые окна. Тонкие лучи света тянутся из трещин и щелей. Клубы пыли под опахалом голубиных крыльев не прекращают колыхаться волнами. Стены увешаны тусклыми портретами аристократов в громадных белых париках Фридриха Великого, дамы с гладкими лицами и овальными глазами в декольтированных платьях, шелка которых теряются в пыли и хлопаньи крыльев пустых комнат. Всё покрыто голубиным помётом. </text:p>
      <text:p text:style-name="Text_20_body">Полным контрастом, лаборатория Цвиттера наверху ярко освещена, упорядочена, наполнена выду<text:span text:style-name="T638">т</text:span>ым стеклом, рабочими столами, разноцветными огнями, пятнистыми шкафами, зелёными папками—лабораторка чокнутого Нацистского учёного! Пластикмэн, где ты? </text:p>
      <text:p text:style-name="Text_20_body">Тут только Цвиттер: плотный, тёмные волосы разделены прямым пробором по середине, линзы очков толсты как окна батискафа, флуоресцентные гидры, угри, и отсветы уравнений управления бороздят моря позади них…. </text:p>
      <text:p text:style-name="Text_20_body">Но при взгляде на Слотропа они мгновенно очищаются и матовые перегородки задёргивают <text:span text:style-name="T638">всё</text:span>. Хмм, Т. С., что бы это значило? Кто эти люди? Куда делись румяные яблоки с щёк Глимпфа? Что Нацистский эксперт по контролю полётов может делать по эту сторону забора в Гармише, в нетронутой лаборатории? </text:p>
      <text:p text:style-name="P521"><text:s text:c="2"/>ОХ… а уж тута… </text:p>
      <text:p text:style-name="P521">По щелям Нацисты, </text:p>
      <text:p text:style-name="P521">Во стенах Фашисты, </text:p>
      <text:p text:style-name="P521">А Япошки лыбятся зубами-домино, </text:p>
      <text:p text:style-name="P521">Норовят за яйца тя </text:p>
      <text:p text:style-name="P521">Хапанутя. </text:p>
      <text:p text:style-name="P521">Но... </text:p>
      <text:p text:style-name="P521">Кады кончица война </text:p>
      <text:p text:style-name="P521">Ох, же ж радый буду я, </text:p>
      <text:p text:style-name="P521">Погоню до Русаков </text:p>
      <text:p text:style-name="P521">По новой завести </text:p>
      <text:p text:style-name="P521">Да и Третию </text:p>
      <text:p text:style-name="P521">Закруговертити... </text:p>
      <text:p text:style-name="P375"><draw:frame draw:style-name="fr2" draw:name="Image35" text:anchor-type="paragraph" svg:width="6.9252in" svg:height="0.3661in" draw:z-index="35"><draw:image xlink:href="Pictures/1000000000000B720000009B428C9716555D8079.png" xlink:type="simple" xlink:show="embed" xlink:actuate="onLoad" loext:mime-type="image/png"/></draw:frame></text:p>
      <text:p text:style-name="P588"><text:soft-page-break/>В <text:span text:style-name="T639">те </text:span>дни, когда белые инженеры обсуждали параметры будущей системы питания, один и них пришёл к Енцину из Бляйхероде и сказал: «Мы не можем придти к согласию о<text:span text:style-name="T639">тносительно</text:span> давлени<text:span text:style-name="T639">я</text:span> в камере. Наши расчёты показывают, что давление в 40 atü <text:span text:style-name="T639">стало</text:span> бы наиболее оптимальным. Но данные все<text:span text:style-name="T639">х</text:span> <text:span text:style-name="T639">проведённых </text:span><text:s/>нами <text:span text:style-name="T639">тестов</text:span> группируются вокруг значения всего в 10 atü». </text:p>
      <text:p text:style-name="P580">– Тогда, разумеется,– ответил Нгу<text:span text:style-name="T639">а</text:span>рарор<text:span text:style-name="T639">е</text:span>ру,– вы должны следовать данным. </text:p>
      <text:p text:style-name="P580">– Но это не будет ни самым совершенным, ни достаточным значением– возразил Немец. </text:p>
      <text:p text:style-name="P580">– Гордый человек,– сказал <text:span text:style-name="T639">Нгуарарореру</text:span>,– что в этих данных, если не прямое откровение? Откуда <text:s/>они <text:span text:style-name="T641">явились</text:span>, если не от будущей Ракеты? Как ты смеешь сравнивать число выведенное тобою на бумаге с числом от самой Ракеты? Избегай гордости и сведи к некоему компромиссному значению. </text:p>
      <text:p text:style-name="P17">— Из <text:span text:style-name="Emphasis">Легенды Schwarzkommando</text:span>, собранные Стивом Эдельманом </text:p>
      <text:p text:style-name="Text_20_body"><text:line-break/>В горах окружающих Нордхаузен и Бляйхероде, внутри заброшенных шахт, живут <text:span text:style-name="Emphasis">Schwarzkommando</text:span>. Теперь это уже не во<text:span text:style-name="T640">енный термин</text:span>: они уже люди нынче, Зонные-Иреро, два поколения тому покинувшие Юго-Западную Африку. Ещё первые Рейнские миссионеры начали привозить их в <text:span text:style-name="T641">Метрополию</text:span>, этот громадный тупой зоопарк, как образчики, <text:span text:style-name="T641">возможно,</text:span> <text:s/>обречённой расы. С ними велось щадящее экспериментирование: показом соборов, Вагнерианских званых вечеров, нижнего белья от Егера, в попытке затронуть их души. Другие привозились в Германию в качестве прислуги, воинами пос<text:span text:style-name="T641">ылавшимися</text:span> <text:span text:style-name="T641">на </text:span>подав<text:span text:style-name="T641">ление</text:span> Велико<text:span text:style-name="T641">го</text:span> восстани<text:span text:style-name="T641">я</text:span> Иреро 1904-1906. Однако, только лишь после 1933 бо́льшая часть текущих правящих кругов перешли, в виде составной в общей программе—никогда открыто не признанной Нацисткой партией—<text:span text:style-name="T641">по</text:span> установлени<text:span text:style-name="T641">ю</text:span> чёрных хунт, теневых государств, чтобы в дальнейшем захватить Британские и Французские колонии в чёрной Африке, по модели Германского плана для Магриба. Юго-Запад пребывал тогда под протекторатом Объединённой Южной Африки, но реально у власти находились давние Германские колониальные семьи и они пошли на сотрудничество. </text:p>
      <text:p text:style-name="Text_20_body">Нынче в окрестностях Нордхаузена/Бляхероде существует несколько подземных общин. В здешних местах они известны как <text:span text:style-name="Emphasis">Erdschweinhöhle</text:span>. Это такая шутка Иреро, горькая шутка. Среди Оватджимба, самых неимущих среди Иреро, которые не имеют ни своего скота, ни деревень, животным тотемом служила <text:span text:style-name="Emphasis">Erdschwein</text:span>, или же Земляная Свинья, или же Трубкозуб. Они взяли себе его имя, никогда не ели его плоть, свою пищу выкапывали из земли, в точности как и он. Считаясь изгоями, они жили в вельде, на открытых просторах. Скорее всего тебе они встречались ночью, их костры бесстрашно полыхали на ветру, вне досягаемости ружейного выстрела от железных рельсов: казалось, ничто иное не в силах указать их местонахождение в этой неоглядной пустоте. Ты догадывался чего они бояться—но не чего хотят, или что их трогает. А тебя ждали дела на севере, в шахтах: и вскоре, когда пламенеющие костры пропадали позади, точно также исчезала всякая нужда думать о них дальше…. </text:p>
      <text:p text:style-name="Text_20_body"><text:soft-page-break/>Но когда ты проносился мимо, кто была та женщина по плечи врытая в нору трубкозуба, взирающая голова, корнями ушедшая под уровень пустыни, гор подымающи<text:span text:style-name="T642">х</text:span>ся далеко позади неё, тёмны<text:span text:style-name="T642">е</text:span> склад<text:span text:style-name="T642">ки</text:span> в вечерней дали? Возможно, она ощущает колоссальное давление, мили горизонтального песка с глиной сдавливают её утробу. В конце тропы дожидаются светящиеся призраки её четырёх мертворождённых младенцев, толстые червяки уложенные без малейшего шанса на упокоение среди диких луковиц, один подле другого, плачут о молоке более священном, чем превозносимое и хранимое в бутылочных тыквах деревни. Линией обойдённых привели они её сюда, проникнуться даром Земли к зарождению. Женщина чувствует приток силы через каждые из ворот: река между её ляжек, свет <text:span text:style-name="T642">вливается</text:span> в кончики пальцев. Это несомненно и освежающе, как сон. Это тепло. Чем <text:span text:style-name="T642">дальше уходит</text:span> свет дня, тем больше она отдаётся—темноте, воде опускающейся сквозь воздух. Она семя в Земле. Священный трубкозуб вырыл постель для неё. </text:p>
      <text:p text:style-name="Text_20_body">Когда-то в далях Юго-Запада, <text:span text:style-name="Emphasis">Erdschweinhöhle</text:span> являлась могучим символом плодородия и жизни. Но здесь, в Зоне, её реальный статус не так ясен. </text:p>
      <text:p text:style-name="P159">Среди <text:span text:style-name="Emphasis">Schwarzkommando</text:span> имеются силы, в настоящее время, которые взяли курс на стерильность и вымирание. Борьба, в основном, ведётся молча, ночью, в тошноте и спазмах беременностей и выкидышей. Но это политическая борьба. Никого она не тревожит больше, чем Енцина. Он тут <text:span text:style-name="T642">Нгуарарореру.</text:span> Слово это не означает в точности «вождь», а «тот, кто был доказан». Енцин известен также, хоть и за глаза, как Отйикондо, Полукровка. Его отец был Европейцем. Не то, чтобы это придавало ему уникальность среди здешних <text:span text:style-name="Emphasis">Erdschweinhöhlе</text:span>цев: <text:span text:style-name="T642">эта примесь</text:span> уже Германск<text:span text:style-name="T642">ой—</text:span>из Славянской и Цыганской<text:span text:style-name="T642">—</text:span>кров<text:span text:style-name="T642">и</text:span>. За пару поколений, захваченные ускорениями неведомыми в до-Имперские дни, копили они своеобразие, от которого мало кто ожидает окончательной <text:span text:style-name="T642">унификации</text:span> в обозримом будущем. Ракета обретёт завершённую форму, но не её народ. Эанда и орузо утратили свою силу здесь—кровные линии матери и отца оставлены позади, в далёком Юго-Западе. Многие из ранних эмигрантов перешли даже в веру Рейнского Миссионерского Общества прежде, чем покинули родину. В каждой деревне, когда полдень раскалял тени <text:span text:style-name="T643">жавшиеся</text:span> к их владельцам, в тот момент ужаса и утешения, омухона вынимал из своей священной сумы души обращённых, одну за другой, кожаный шнурок влагался туда при рождении каждого, и развязывал узел рождения. Когда развязана, душа утрачивалась племенем. Так что сегодня, в <text:span text:style-name="Emphasis">Erdschweinhöhle</text:span>, каждый из Пустых носи<text:span text:style-name="T643">т</text:span> полоску кожи без узелка: это частица старинного символизма, который среди них счита<text:span text:style-name="T643">ет</text:span>ся полезным. </text:p>
      <text:p text:style-name="Text_20_body">Они называют себя Отукунгуруа. Да, тёртые знатоки Африки, тут следовало бы употреблять «Омакунгуруа», однако, они всегда уточняют—наверное, не столько для здоровья, сколько для правильности—что <text:span text:style-name="Emphasis">oma</text:span>- используется для обозначения жив<text:span text:style-name="T643">ого</text:span> и человечь<text:span text:style-name="T643">его</text:span>. Otu- для неодушевлённ<text:span text:style-name="T643">ого</text:span> и распространяющ<text:span text:style-name="T643">его</text:span>ся, именно такими они представляют себя. Революционеры Нуля, они продолжают то, что началось среди прежних Иреро после разгрома восстания 1904. Они <text:span text:style-name="T643">ведут борьбу</text:span> за отрицательный показатель рождаемости. Это программа самоубийства расы. Они доведут до конца уничтожение начатое Немцами в 1904. </text:p>
      <text:p text:style-name="Text_20_body">Одним поколением ранее, снижение живых рождений среди Иреро стало предметом медицинского интереса во всей южной Африке. Белых это обеспокоило, как вспышка ящура среди крупного рогатого скота. Как стерпеть, увидев, что подвластное население так <text:s/><text:soft-page-break/>уменьшается год за годом. Что такое колония без смугло-тёмных аборигенов? Просто большой кусок пустыни, никаких тебе служанок, ни рабочих рук в поле, нет работников для строительства или шахт—постой-ка, притормози тут, да это ж Карл Маркс, старый затаённый расист, смывается вприпрыжку, стиснув зубы и вскинув брови, делая вид, что нет ничего кроме Дешёвой Рабочей Силы и Заморских Рынков…. О, нет. Колонии это неч<text:span text:style-name="T643">т</text:span>о больше, н<text:span text:style-name="T643">а</text:span>много большее. Колонии это сортиры для Европейской души, где парняга может скинуть штаны и насладиться вонью собственного говна. Где он может навалиться на свою стройную дичь рыча, как ему больше нравиться, и жрать её кровь без утайки своего восторга. Каково? Где он может так запросто барахтаться и возбуждаться, и погружаться в мя<text:span text:style-name="T643">коть</text:span>, в приемлющую темень конечностей, волос таких же шерстистых, как на лично его запретном детородном члене. Где мак и каннабис и кока растут привольно и зелено, не рядясь в цвета и стиль смерти, как делают спорынья и агарик, пагуба и гриб, уроженцы Европы. Христианская Европа всегда являлась смертью, Карл, смертью и репрессиями. В далёких колониях можно наслаждаться жизнью, жизнью и чувственностью в любых её проявлениях, без всякого вреда для Метрополии, ничуть не пачкая все те соборы, белые мраморные статуи, возвышенные мысли…. Туда не донесётся ни словечка. Тут <text:s/>в умалчиваниях достаточно шири, чтобы поглотить любое поведение, каким бы ни было оно грязным, до какой бы ни доходило бесчеловечности…. </text:p>
      <text:p text:style-name="P160">Некоторые из наиболее рациональных медиков приписывали падение рождаемости Иреро недостаточному содержанию Витамина Е в их питании—другие малой вероятности оплодотворения, с учётом <text:span text:style-name="T643">необычно</text:span> длинной и узкой матки у женщин Иреро. Но под всеми этими резонными разговорами, научными предположениями, ни один белый Африканец не мог совершенно подавить то, что приходило <text:span text:style-name="T1">в ощущении</text:span>…. Что-то зловещее распространялось в вельде: он начинал взглядывать на их лица, <text:span text:style-name="T643">особенно</text:span> женщин, в ряду за изгородями из терниев, и он знал, вне всяких логических обоснований: тут в действии племенное сознание, и оно избрало самоубийство…. Непостижимо. Может быть с ними мы не были <text:span text:style-name="T643">настолько</text:span> честны, как могли бы, может мы и впрямь отняли у них стада и земли… ну, а <text:span text:style-name="T643">затем</text:span> трудовые лагеря, конечно, колючая проволока и частоколы тюрем… Может, они почувствовали это всем миром, в котором не хотят жить больше. Впрочем, очень для них типично, сдаться, уползти, чтобы умереть… почему они даже не пытаются договориться? Мы могли бы выработать решение, какое-нибудь решение…. </text:p>
      <text:p text:style-name="Text_20_body">Выбор перед Иреро был прост, между двумя видами смерти: либо племенная смерть, или же смерть Христианская. Смерть рода содержала определённый смысл. Христианская смерть никакого смысла не имела. Она смахивала на упражнение, в котором они не нуждались. Но для Европейцев, обманутых своим собственным лохотроном Младенчик Исус, то, чему они стали свидетелями <text:span text:style-name="T644">в</text:span> этих Иреро, было тайной <text:span text:style-name="T644">столь</text:span> же непостижимой, как кладбища слонов, или лемминг<text:span text:style-name="T644">и</text:span> бросающи<text:span text:style-name="T644">е</text:span>ся в море. </text:p>
      <text:p text:style-name="Text_20_body">Хоть они и не признают этого, Пустые, изгнанные теперь в Зону, Европеизированные в языке и мыслях, отщеплённые от родового единства, нашли ответ на это <text:span text:style-name="T1">почему</text:span>, не менее загадочный. Но они ухватились за него, как больная женщина хватается за снадобье. Они не рассчитывают на циклы, ни на возвращения, они зачарованы эффектностью самоубийства целого народа— позой, стоицизмом, и отвагой. Эти Отукунгуруа пророки мастурбации, специалисты по абортам и <text:soft-page-break/>стерилизации, лоточники актов анальных и орогенитальных, ножных и пальцевых, содомистических и зоофалличных—их подход и <text:span text:style-name="T644">уловка</text:span> <text:span text:style-name="T644">в</text:span> наслаждени<text:span text:style-name="T644">и</text:span>: они шпилят по полной и завлекательно, и <text:span text:style-name="Emphasis">Erdschweinhöhl</text:span>цы их слушают. </text:p>
      <text:p text:style-name="Text_20_body">Пустые могут гарантировать, что наступит день, когда умрёт последний Иреро Зоны, заключительный ноль коллективной истории прожитой до конца. Это пробирает. </text:p>
      <text:p text:style-name="Text_20_body">Тут нет прямой борьбы за власть. Идёт обольщение и контр-обольщение, призывы и порнография, и история Иреро Зоны решается в постели. </text:p>
      <text:p text:style-name="Text_20_body">Векторы в ночном подземелье, все пытаются избежать центра, силы, которой, похоже, является Ракета: некая машинизация, то ли путешествия, то ли судьбы, способной собрать воедино неистовых политических противников <text:span text:style-name="Emphasis">Erdschweinhöhle</text:span>, как она собирает горючее и окислители в камере двигателя, расчётливо, как кормчий, ради предстоящей параболы. </text:p>
      <text:p text:style-name="Text_20_body">Енцин сидит в эту ночь под своей горой, за спиной ещё один день интриг, увёрток, оформления недавно введённой документации—<text:span text:style-name="T644">всевозможные</text:span> формы, <text:span text:style-name="T644">которые</text:span> ему удаётся <text:span text:style-name="T644">извести</text:span>, либо сложить, на японский манер, к концу дня, в газелей, орхидеи, кречетов. Как Ракета вырастающая в своё рабочее состояние и завершённость, так и он эволюционирует, <text:span text:style-name="T644">превращая </text:span>самого себя, в новую конфигурацию. Он чувствует это. И <text:span text:style-name="T644">в </text:span>это<text:span text:style-name="T644">м</text:span> также ещё одна из причин для беспокойства. Прошлой ночью, среди навала чертежей, Кристиан и Мечислав переглянулись с краткой улыбкой и смолкли. Очевидное почтение. Они изучают линии словно <text:span text:style-name="T644">путь</text:span> <text:span text:style-name="T644">начертанный им</text:span>, и <text:span text:style-name="T645">его</text:span> откровения. Это ему не льстит. </text:p>
      <text:p text:style-name="P376">То, что Енцин хочет создать не будет иметь истории. И тут не <text:span text:style-name="T646">потребуется правки</text:span> <text:span text:style-name="T646">программы</text:span>. Время, каким его знают все прочие нации, ссохнется внутри этого нового. <text:span text:style-name="Emphasis">Erdschweinhöhle</text:span> не будут увязаны, подобно Ракете, со временем. Люди найдут Центр заново, Центр без времени, путешествие без гистерезиса, где всякое отправление есть возвращением в то же самое место, неизменное место.… </text:p>
      <text:p text:style-name="Text_20_body">И в этом для него <text:span text:style-name="T647">наметилось</text:span> некое странное сближение с Пустыми: в <text:span text:style-name="T647">частности</text:span> с Иосифом Омбинди из Ганновера. Вечный Центр легко можно принять за Окончательный Ноль. Наименования и методы различны, но движение к покою совпадает. Что выливалось в занятные пассажи между ними двумя. –«А знаешь»,– глаза Омбинди убегают, останавливаясь на отражении Енцина в зеркале видимое только ему,– «в этом есть… нечто, что обычно не считаешь эротическим—но на самом деле, это самый эротичный момент <text:span text:style-name="T647">из всех</text:span>». </text:p>
      <text:p text:style-name="Text_20_body">– Да, ну,– ухмыляется Енцин подыгрывая.– Понятия не имею о чём речь. Хоть намекнул бы. </text:p>
      <text:p text:style-name="Text_20_body">– Этот акт исключающий повторение. </text:p>
      <text:p text:style-name="Text_20_body">– Запуск ракеты? </text:p>
      <text:p text:style-name="Text_20_body">– Нет, потому что всегда есть другая ракета. <text:span text:style-name="T647">А вот</text:span> чего нет, так это—ладно, забудь. </text:p>
      <text:p text:style-name="Text_20_body">– Ха! Нечем продолж<text:span text:style-name="T647">и</text:span>ть, хотел ты сказать. </text:p>
      <text:p text:style-name="Text_20_body">– Допустим, я дал тебе ещё одну подсказку. </text:p>
      <text:p text:style-name="Text_20_body"><text:soft-page-break/>– Ну, ладно.– Енцин уже разгадал: видно по тому, как он сдерживает свою челюсть, чтобы не расхохотаться…. </text:p>
      <text:p text:style-name="Text_20_body">– <text:span text:style-name="T647">Тут</text:span> охва<text:span text:style-name="T647">чены</text:span> все Отклонения в одном единственном акте.– Енцин фыркает, раздражённо, но не придирается к такому использованию «Отклонений». Колоть глаза прошлым, одна из уловок Омбинди.– Гомосексуализм, например.– Никакой реакции.– Садизм <text:span text:style-name="T1">и</text:span> мазохизм. Онанизм. Некрофилия…. </text:p>
      <text:p text:style-name="Text_20_body">– <text:span text:style-name="T647">Такая уйма</text:span> в одном акте? </text:p>
      <text:p text:style-name="Text_20_body">Всё это и <text:span text:style-name="T647">кое-что</text:span> ещё. Оба знают, что подспудно идёт обсуждение акта самоубийства, который включает <text:span text:style-name="T647">ещё и</text:span> <text:span text:style-name="T647">зверство</text:span> («Вдумайся как сладостно»,– звучит подача,– «проявить ласку, сексуальное милосердие к <text:span text:style-name="T1">тому</text:span> пришибленному болью, рыдающему животному...»), педофилию («По многократным признаниям, на самом краю становишься ослепительно моложе»), лесбианство («Да, и пока ветер проносится <text:span text:style-name="T647">по</text:span> все<text:span text:style-name="T647">м</text:span> пустеющи<text:span text:style-name="T647">м</text:span> чертог<text:span text:style-name="T647">ам</text:span>, две тени-женщины выползают из полостей своей умирающей раковины, у <text:span text:style-name="T647">финальной</text:span> пепельной полосы прибоя, <text:span text:style-name="T647">сомкнуться</text:span> во взаимном объятии…» ), копрофагию и уролагнию («Заключительные спазмы...»), фетишизм («Широкий выбор фетишей смерти, естественно...»). Естественно. Они сидят вдвоём, передавая друг другу сигарету, пока не выкурена до м<text:span text:style-name="T647">елк</text:span>ого «бычка». Это пустая болтовня, или <text:span text:style-name="T648">же </text:span>Омбинди <text:span text:style-name="T648">хочет</text:span> обмахерить Енцина? Если <text:span text:style-name="T648">сказать</text:span>, типа: «Это ж ты жулишь, верно?»– а окажется, что нет, тогда— Однако, альтернатива настолько странна, что Енцина, так уж оно выходит, <text:span text:style-name="T161">П</text:span><text:span text:style-name="T159">риболтали </text:span><text:span text:style-name="T161">Н</text:span><text:span text:style-name="T159">а </text:span><text:span text:style-name="T161">С</text:span><text:span text:style-name="T159">амоубийство </text:span></text:p>
      <text:p text:style-name="P522">А мне похрен что я ем, </text:p>
      <text:p text:style-name="P522">Буги-вуги надоели совсем, </text:p>
      <text:p text:style-name="P522">Но меня приболтали на <text:span text:style-name="T1">самоубийство</text:span>! </text:p>
      <text:p text:style-name="P522"/>
      <text:p text:style-name="P522">И под гитару, и под трубу, </text:p>
      <text:p text:style-name="P522">Все ваши песни «бу-бу-бу-бу!» </text:p>
      <text:p text:style-name="P522">И меня приболтали на самоубийство! </text:p>
      <text:p text:style-name="P522"/>
      <text:p text:style-name="P522">Всё по талонам: от соли до трусиков, </text:p>
      <text:p text:style-name="P522">Мамашами становятся флиртующие пупсики, </text:p>
      <text:p text:style-name="P522">Плевать! Меня приболтали на <text:span text:style-name="T1">самоубийство</text:span>! </text:p>
      <text:p text:style-name="P522"/>
      <text:p text:style-name="P522">Ни галстук мне не нужен, ни нараспашку ворот, </text:p>
      <text:p text:style-name="P522">Ссышь на деревню, <text:span text:style-name="T652">так </text:span>ссы и на город. </text:p>
      <text:p text:style-name="P161"><text:soft-page-break/>Но меня П. Н. С., карочи, да, в общем, так оно и катит куплет за куплетом, какое-то время. В своей полной версии, тут представлено достаточно честное отречение от мирских приманок. Заковыка же в том, что по Теореме Гёделя в списке непременно найдётся какая-то упущенная хрень, и она не из <text:span text:style-name="T648">таких</text:span>, о чём <text:span text:style-name="T648">подумается</text:span> сходу, так что скорей всего начинается пересмотр всего навороченного, с исправлением ошибок и неизбежных повторений, и вставкой новой всячины, которая наверняка придёт в голову, и—ну и так уже понятно, что «самоубийство» <text:span text:style-name="T648">заявленное в заголовке</text:span> может откладываться до бесконечности! </text:p>
      <text:p text:style-name="Text_20_body">Разговоры между Омбинди и Енциным, превратились поэтому в обмен торговыми запросами, в котором Енцин не столько <text:s/>лох <text:span text:style-name="T648">для подставы</text:span>, сколько неохочий зазывала ради доли в нахлебаловке, который может слушать, а может и нет. </text:p>
      <text:p text:style-name="P162">– Ахх, да у тебя никак хуй вскочил, Нгуарореру?… нет, нет, наверно это тебе просто подумалось про кого-то, кого любил когда-то, где-то давным-давно… ещё в Юго-Запад<text:span text:style-name="T649">ной</text:span>, а?– Чтобы прошлое рода развеялось <text:span text:style-name="T649">полностью</text:span>, все воспоминания должны стать общедоступными, какой резон хранить историю устремляясь к Последнему Н<text:span text:style-name="T649">у</text:span>лю…. <text:span text:style-name="T649">При всей</text:span> цинично<text:span text:style-name="T649">сти</text:span>, Омбинди проповедовал это во имя древнего Единства Племени, и тут, таки, промашка его раскрутки—такое плохо смотрится, как будто Омбинди пытается убедить, будто болячка Христианства нас никогда не затронет, хотя каждому известно, мы все заразились ею, некоторые до смерти. Да это <text:span text:style-name="T649">из</text:span>люб<text:span text:style-name="T649">ленный</text:span> конёк Омбинди с его призывами обратиться к невинности прошлого, о которой он <text:span text:style-name="T649">всего</text:span> лишь слы<text:span text:style-name="T649">ш</text:span>ал, <text:span text:style-name="T649">а</text:span> сам не может в неё поверить—сплочённая чистота противоположностей, деревня воплощающая образ мандалы…. И вместе с тем, он не устаёт провозглашать и исповедовать её, как образ грааля <text:span text:style-name="T649">мелькающий</text:span> в зале, лучезарный, хотя хохмачи вокруг стола подкладывают Пердючую Подушечку на Опасный Стул, прямо под опускающуюся жопу граале-искателя, и хотя сами граали нынче расфасованы в пластиковую упаковку, на алтын дюжина, оптом за копейку, Омбинди <text:span text:style-name="T649">всё равно</text:span>, порой в самообмане как всякий Христианин, пророчествует и превозносит эру невинности, пожить в которой его не угораздило, как один из последних <text:span text:style-name="T650">сохранившихся </text:span>оазисов До-Христианского Единства <text:s/>на планете: «Тибет статья особая. Тибет намеренно оставлен Империей в стороне, как свободная и нейтральная территория, своего рода Швейцария духа без выдачи укрывшихся, с Альпами-Гималаями направляющими душу в высь, а опасность довольно редка, чтоб ей подвергаться.... Швейцария и Тибет связаны одним из истинных меридианов Земли, настолько же истинным, как размеченные китайцами <text:span text:style-name="T650">меридианы</text:span> тела.… Нам <text:span text:style-name="T650">надлежит</text:span> изуч<text:span text:style-name="T650">а</text:span>ть эти новые карты Земли: и с ростом интереса к путешествиям в Глубинку, когда карты обретают иной смысл, <text:span text:style-name="T650">мы должны</text:span>….»– И он <text:span text:style-name="T650">заводится ещё и</text:span> о землях Гондваны, <text:s/>до разбегания материков, когда Аргентина ласково приалась к Юго-Западу… люди <text:span text:style-name="T650">вы</text:span>слуш<text:span text:style-name="T650">ив</text:span>ают и растекаются, к пещере, ночёвке, к семейной тыквенной бутыли, из которой молоко, неосвященное, глотается холодной белизной, холодной как север…. </text:p>
      <text:p text:style-name="P162">Так что, между этими двумя, даже будничные приветствия не проходят без некоего заряда значимости и надежды одолеть сознание другого. Енцин знает, что им пользуются ради его имени. В этом имени особая магия. Но он <text:span text:style-name="T650">держался</text:span> таким недоступным, таким нейтральным так долго… всё утекло прочь, кроме имени, Енцин, звучит призывом. Он надеется, что магия сработает ещё для кое-чего, для одного хорошего дела, когда придёт время, как мало ни <text:soft-page-break/>оставалось бы до Центра…. Что же ещё вся эта живучесть народа, эти традиции и ритуалы, если не западня? сексуальные фетиши, которыми ловко машет Христианство, чтоб заманить нас, их назначение напомнить нам о самой ранней, младенческой любви…. Сможет ли его имя, сможет ли «Енцин» сокрушить их мощь? Сможет ли его <text:span text:style-name="T1">имя</text:span> одолеть? </text:p>
      <text:p text:style-name="P163"><text:span text:style-name="Emphasis">Erdschweinhöhle</text:span> и вовсе самая худшая западня, диалектика слова <text:span text:style-name="T650">обрела</text:span> плоть, плоть <text:s/><text:span text:style-name="T650">переходит</text:span> дальше <text:span text:style-name="T651">во что</text:span>-то ещё…. Енцин отчётливо видит ловушку, но не способ обойти её…. И вот теперь сид<text:span text:style-name="T651">ит</text:span> между пары свечей, только что зажжённых, его серый полевой китель расстёгнут на горле, перья бороды переходят внизу его тёмного горла в более короткие, редкие, иссиня чёрные волосы, <text:span text:style-name="T651">завитушками</text:span> железной стружк<text:span text:style-name="T651">и</text:span> вокруг полюса его Адамова яблока… полюс… ось… колёсный вал…. Дерево...Омумборомбанга… Мукуру… первый предок… Адам… всё ещё в поту, руки после рабочего дня неуклюжи, бесчувственны, у него есть минута отключиться и припомнить этот час суток на Юго-Западе, на поверхности, участвовать в закате, наблюдать снаружи собирающийся туман, частью туман, частью пыль от стада возвращающегося в крааль для дойки и сна… его племя издавна верило, что каждый закат это битва. На севере, где садиться солнце, живут однорукие воины, одноногие и одноглазые, и они нападают на солнце каждый вечер, пронзают его копьями насмерть, и кровь его растекается по горизонту и небу. <text:span text:style-name="T651">Однако,</text:span> под землёй, ночью солнце снова рождается, чтобы подняться с восходом, новое и всё то же. Но мы, Иреро Зоны, тут под землёй, сколько нам ещё ждать на этом севере, в этом узилище смерти? Это для возрождения? или нас всё-таки погребли в последний раз, похоронили лицом к северу, как всех остальных наших мёртвых и как всех святых животных принесённых в жертву предкам? Север край смерти. Возможно богов и нет, но есть форма: может имена сами по себе лишены магии, но акт наименования, проговаривания физически, подчинено определённому образцу. Нордхаузен означает жилища на севере. Ракета должна производиться в месте именуемом Нордхаузен. Ближайший город зовётся Бляхероде, как подтверждение, малость избыточное, чтобы не утратился смысл послания. История былых Иреро, это история утраченных посланий. Так <text:span text:style-name="T651">уж тянется</text:span> с мифических времён, когда хитрый заяц, чья нора на Луне, принёс смерть среди людей, вместо истинного послания Луны. Возможно Ракета нужна, чтобы однажды забрать нас туда и Луна скажет нам, наконец, свою правду. В <text:span text:style-name="Emphasis">Erdschweinhöhle</text:span> есть такие, из тех что помоложе, кто познал лишь белую, склонную к осени Европу, они верят, что Луна их предназначение. Но старые <text:span text:style-name="T651">в состоянии</text:span> припомнить, что Луна, подобно Нджамби Карунга, может как приносить зло, так и мстить за него…. </text:p>
      <text:p text:style-name="Text_20_body">Для Енцина, имя Бляхероде, довольно близко к «Блицкер», прозвище данное смерти древними Германцами. Она представлялась им белой: обесцвечивание и пустота. Впоследствии это имя Латинизировалось в «<text:span text:style-name="Emphasis">Dominus Blicero</text:span>». Вайсман, заколдованный, избрал его своим кодовым именем в SS. Енцин тогда был в Германии. <text:span text:style-name="T651">Вайсман</text:span> принёс новое имя домой, к своему возлюбленному, не столько покрасоваться, <text:span text:style-name="T651">но</text:span> указать Енцину очередной шаг к Ракете, к судьбе, которую тот всё ещё не мог различить за этой зловещей криптографией наименований неупорядоченного повтора послания, от которого не отмахнёшься походя, которое орёт и изводит его за промашки также едко, как и 20 лет тому…. </text:p>
      <text:p text:style-name="P377">Когда-то он не мог представить жизни без возвращения. До начала его сознательных воспоминаний, что-то унесло его, туда и обратно, из круглой деревни его матери в далёком <text:soft-page-break/>Какау Вельд, <text:span text:style-name="T653">в пограничьи с</text:span> кра<text:span text:style-name="T653">ем</text:span> мёртвых, уход и возвращение…. Ему рассказали об этом годы спустя. Вскоре после его рождения, мать принесла его назад в деревню, обратно из Свакопмуд. В обычные времена её бы изгнали. Ребёнок был рождён вне брака, от Русского матроса, чьё имя она не могла выговорить. Но из-за Германского вторжения, обычай стал не так важен, как помощь друг другу. Хотя убийцы в синей форме являлись снова и снова, всякий раз, так или эдак, Енцин, был обойдён. Есть миф об Ироде, который его сторонники любят поминать, что его раздражает. Не прошло даже двух месяцев как он начал ходить, и мать взяла его с собой, присоединяясь к великому переходу Самуэля Маиреро через Калахари. </text:p>
      <text:p text:style-name="Text_20_body">Из всех историй о тех временах, эта самая трагичная. Беглецы шли через пустыню много дней. Хама, царь Бечуанов, послал проводников, быков, телеги и воду, им на выручку. Дошедших первыми предупредили, что воду нужно пить совсем по чуть-чуть. Но когда добрались отставшие, все уже спали. Некому б<text:span text:style-name="T653">ы</text:span>ло предупредить их. Ещё одно утраченное послание. Они пили пока не умерли, сотнями. Среди них была мать Енцина. А он заснул под коровьей шкурой, истощённый голодом и жаждой. Проснулся среди мертвецов. <text:span text:style-name="T653">Рассказывают</text:span>, что ватага Оватджимба нашли его там, взяли с собой и выходили. Они оставили его на краю деревни его матери, чтобы зашёл самостоятельно. Сами же они были перекати-полем, могли избирать любое направление в тех бескрайних просторах, но они принесли его обратно туда, откуда выходил. Там никого уже почти не осталось. Многие погибли в переходе. Других угнали к побережью в краали, или на работы по прокладке железной дороги, которую Немцы строили через пустыню. Многие умерли наевшись мяса коров околевших от ящура. </text:p>
      <text:p text:style-name="Text_20_body">Возврата нет. Шестьдесят процентов народа Иреро уничтожены. Оставшихся использовали как скот. Енцин вырос в мире оккупированном белыми. Неволя, нежданная смерть, безвозвратные разлуки были повседневной реальностью. К моменту, когда он начал об этом задумываться, ему не удавалось найти ни малейшего объяснения тому, что остался в живых. Он не мог верить ни в один из процессов отбора. Нджамби Карунга и Христианский Бог были слишком далеко. Не оставалось никакой разницы между поведением какого-нибудь бога и чередой чисто случайных совпадений. Вайсман, чьим протеже он стал, всегда считал, что это он отвратил Енцина от религии. Но боги ушли сами по себе: боги бросили народ…. Пусть Вайсман думает что хочет. Жажда вины в этом человеке неутолима, как жажда пустыни к воде. </text:p>
      <text:p text:style-name="Text_20_body">Эти двое уже давно не видели друг друга. Последний раз они разговаривали во время переезда из Пенемюнде сюда в Миттельверке. Вайсман должно быть уже мёртв. Даже в Юго-Западной, 20 лет тому, ещё до того как Енцин научился говорить на его языке, он разглядел <text:span text:style-name="T1">это</text:span>: <text:span text:style-name="T656">в</text:span>люб<text:span text:style-name="T656">лённост</text:span>ь к последнему взрыв—<text:span text:style-name="T657">вмыв</text:span> и <text:span text:style-name="T657">вс</text:span>крик <text:span text:style-name="T657">вырывающийся</text:span> выше страха…. С чего бы Вайсман<text:span text:style-name="T653">у</text:span> захотелось пережить войну? Наверняка нашёл что-то достаточно великолепное, чтоб утолить свою жажду. Для него не предвиделось рациональной и смиренной кончины как для сотни его письменных столов по ходу циркуляции в SS—расположенных, во времени и пространстве, всегда чуть-чуть не дотянув до величия, <text:span text:style-name="T654">только</text:span> лишь в прилегающей <text:span text:style-name="T654">вплотную </text:span>пустоте, слегка вле<text:span text:style-name="T654">чься</text:span> его потоком, но <text:span text:style-name="T654">быть </text:span>оставленным, в конце концов, замереть неподвижно в паре тускнеющих блёсток кильватерной струи. <text:span text:style-name="Emphasis">Bürgerlichkeit</text:span> в исполнении по Вагнеру, с медью угасания и насмешки, голоса струнных вступают и обрываются вне фазы…. </text:p>
      <text:p text:style-name="P164"><text:soft-page-break/>Ночью здесь в глубине, очень часто в последнее время, Енцин просыпается безо всякой причины. Был ли то и впрямь Он, пронзённый Иисус, кто приходил склониться над тобой? Белое, мечта педика, тело, стройные ноги и мягкое золото Европейских глаз… ты уловил промельк оливкового хуя под истрёпанной тряпкой на бёдрах, тебя <text:span text:style-name="T654">не потянуло <text:s/></text:span>слизнуть пот его грубого, его деревянного бремени? Где он, в какой части нашей Зоны в эту ночь, разрази его по самый набалдашник того нервозного имперского посоха…. </text:p>
      <text:p text:style-name="Text_20_body">Редко случаются такие островки пуха и бархата, где ему удаётся забываться в мягких снах, нет, не <text:span text:style-name="T654">для</text:span> этих мраморных кулуар<text:span text:style-name="T654">ов</text:span> власти. Енцин охладел: не столько типа угасание пламени, как в полном смысле повеяло холодом, вкус горечи <text:span text:style-name="T654">покрывшей</text:span> нёбо первых надежд любви…. Это началось когда Вайсман привёз его в Европу: открытие, что любовь среди этих людей, вслед за просто ощущением и оргазмом от него, связана с мужскими технологиями, с контрактами, с прибылью и проигрышем. Когда потребовалось, в его собственном случае, стать слугой Ракеты…. Помимо стальной эрекции, Ракета <text:span text:style-name="T654">являлась</text:span> целой системой отторгнутой, отнятой у женской темноты, хранимой против энтропий милой недотёпы, Матушки Природы: именно этому Вайсман обязал его научиться в первую очередь, его первый шаг к гражданству в Зоне. Его убеждали, что поняв Ракету он придёт к истинному пониманию своего мужского начала…. </text:p>
      <text:p text:style-name="Text_20_body">– Мне представлялось, <text:span text:style-name="T654">по</text:span> наивности, которую я уже утратил, что всё возбуждение тех дней доставалось мне, так или иначе, как дар от Вайсмана. Он п<text:span text:style-name="T654">ере</text:span>вёл меня через свой порог, в свой дом и это было жизнью, в которую он собирался меня выпустить, эти мужские устремления, преданность Вождю, политическая интрига, тайное перевооружение с дерзким неповиновением одряхлевшим плутократиям со всех сторон… они становились импотентами, а мы полны молодости и сил… быть <text:span text:style-name="T1">настолько</text:span> молодым и сильным в такой период жизни нации! Я не мог поверить <text:span text:style-name="T654">столь</text:span> несчётному числу светловолосых молодых людей, тому как пот и пыль <text:span text:style-name="T654">облегали</text:span> их тела, когда они продляли Автобаны изо дня в звенящий день: мы гнали под звуки фанфар, шёлковые знамёна скроены словно костюмы… женщины казались покорно движущимися манекенами, бесцветными… мне они представлялись шеренгами, стоят раком, их груди сдаиваются в вёдра блестящей стали…. </text:p>
      <text:p text:style-name="Text_20_body">– Он когда-нибудь ревновал к другим молодым людям—к чувствам, которые они в тебе вызывали? </text:p>
      <text:p text:style-name="Text_20_body">– О. Это всё ещё было очень физическим в то время для меня. Но он уже миновал эту фазу. Нет. Не думаю, что его это задевало…. Я любил его тогда. Не понимал его, не понимал во что он верит, но я стремился. Если Ракета стала его жизнью, то я буду принадлежать Ракете. </text:p>
      <text:p text:style-name="Text_20_body">– И ты никогда не сомневался в нём? Он уж точно не был самой упорядоченной личностью— </text:p>
      <text:p text:style-name="Text_20_body">– Понимаешь—не знаю как это сказать… тебе случалось быть Христианином? </text:p>
      <text:p text:style-name="Text_20_body">– Ну… однажды. </text:p>
      <text:p text:style-name="Text_20_body">– Ты когда-нибудь, на улице, сталкивался с человеком и, в тот же миг, знал, что это <text:span text:style-name="T1">наверняка</text:span> Исус Христос—не то, чтобы надеялся, или улавливал какое-то сходство—а просто <text:span text:style-name="T1">знал</text:span>. Вот Спаситель, вернулся и ходит меж людей, в точности, как обещано в старых историях… и, приближаясь, ты убеждаешься в этом всё больше и больше—ты не находишь ничего, что <text:soft-page-break/>противоречило бы твоему первому изумлению… подойдя, ты проходишь мимо, в ужасе, вдруг он к тебе заговорит… ваши глаза <text:span text:style-name="T655">соединились</text:span>… всё подтверждается. И самое жуткое, что и <text:span text:style-name="T1">он знает</text:span>. Он видел в твоей душе: все твои привычные верования теряют смысл…. </text:p>
      <text:p text:style-name="Text_20_body">– Тогда… всё происшедшее, начиная с твоих первых дней в Европе, можно передать словами Макса Вебера, почти являлось «рутинизацией харизмы». </text:p>
      <text:p text:style-name="Text_20_body">– Аутаз,– грит Енцин, а это одно из многих слов у Иреро обозначающих дерьмо, в данном случае, большую, только что высранную лепеху коровы. </text:p>
      <text:p text:style-name="P378">Андреас Орукамбе сидит перед армейски-зелёной рацией морщинистой отделки, приёмник/передатчик, задвинутый в скальный альков комнаты. Пара резиновых наушников покрывают его уши. <text:span text:style-name="Emphasis">Schwarzkommando</text:span> используют волну в 53 см—ту самую, что применялась системой Гавайи II для управления Ракетой. Кто кроме ракетный маньяков станет слушать 53 см? <text:span text:style-name="Emphasis">Schwarzkommando</text:span> могут не сомневаться, в любом случае, что их прослушивает каждый из конкурентов в Зоне. Выход в эфир <text:span text:style-name="T658">самой</text:span><text:span text:style-name="Emphasis"> Erdschweinhöhle</text:span> начинается в 03:00 и длиться до рассвета. Другие <text:span text:style-name="Emphasis">Schwarzkommando</text:span> станции передают по своему графику. Разговор ведётся на Иреро, иногда вкрапляется заимствованное слово на Немецком (что очень нехорошо, поскольку это обычно технические термины, ценная подсказка тем, кто бы ни подслушивал.) </text:p>
      <text:p text:style-name="Text_20_body">Это <text:span text:style-name="T659">первая</text:span> половина смены Андреаса, в основном принимает, отвечает только <text:span text:style-name="T659">в случае необходимости</text:span>. Выстукивание любой шифровки это приглашение мгновенной паранойи. Тут же <text:span text:style-name="T660">взвивается</text:span> возможность, что засекут твою антенну, тысячи квадратных километров там, в ночи, полной врагов в их собственных лагерях <text:span text:style-name="T660">по</text:span>среди Зоны, безликих, подслушивающих. Хотя они контактируют друг с другом—<text:span text:style-name="Emphasis">Schwarzkommando</text:span> стараются отслеживать стольких, сколько удастся—впрочем тут нечего сомневаться насчёт их планом касаемо <text:span text:style-name="Emphasis">Schwarzkommando</text:span>, они держатся в отдалении, выжидая <text:span text:style-name="T660">удобный</text:span> момент напасть и уничтожить без следа…. Енцин полагает, они будут выжидать пок<text:span text:style-name="T660">уд</text:span>а первая Африканская ракета не будет <text:s/>собрана <text:span text:style-name="T660">целиком </text:span>и готова к старту: смотрится лучше, необходимость устранить реальную угрозу, настоящую технику. А пока что на Енцине обеспечение полной безопасности. Тут, на основной базе проблем нет: для штурма понадобится не менее полка. Но дальше в Зону, в ракетных городах типа Целле, Эншеде, Хахенберг—они могут хватать нас по одиночке, сперва кампания на истощение сил, и следом скоординированный рейд… а потом останется только этот вот метрополис, осадить, задушить…. </text:p>
      <text:p text:style-name="Text_20_body">Возможно, это просто спектакль, но они уже не кажутся Союзниками… хотя история, которую они изобретали для собственного пользования, <text:span text:style-name="T662">заставляет</text:span> нас к <text:span text:style-name="T39">предполагать</text:span> «послевоенно<text:span text:style-name="T662">е</text:span> соперничеств<text:span text:style-name="T662">о</text:span>», пусть даже на самом деле всё может оказаться гигантским картелем охватывающим как победителей, так и проигравших, во взаимно любезном согласии поделить, что там подвернётся для дележа…. Всё же, Енцин науськал их, враждующих мусоросборщиков, друг на друга… <text:span text:style-name="T1">по виду</text:span>, принялись они всерьёз…. Марви сейчас должен быть уже с Русскими, а заодно и с Дженерал Электрик—сброс его с поезда в позапрошлую ночь дал нам—сколько? день или два, хорошо ли мы распорядились этим временем? </text:p>
      <text:p text:style-name="Text_20_body">Всё сводится к этому ежедневному сплетанию, распусканию, мелкие успехи, мелкие поражения. Тысячи мелочей, каждая из которых содержит возможность фатальной ошибки. Енцин хотел бы <text:soft-page-break/>не <text:s/>вовле<text:span text:style-name="T660">каться</text:span> в процесс до такой степени—иметь возможность видеть направление движения, знать, в реальном времени, на каждом разветвлении пути к принятию решения, что будет правильно, а что ошибкой. Но это <text:span text:style-name="T1">их</text:span> время, <text:span text:style-name="T1">их</text:span> пространство, а он всё ещё ожидает, наивно, результатов, надежд<text:span text:style-name="T660">у</text:span> на которые белый континуум перерос столетия тому. Мелочи же—клапана, специнструменты, которые могут подвернуться, а могут и оказаться в нетях, <text:span text:style-name="Emphasis">Erdschweinhöhle</text:span>вские склоки и сговоры, утерянные инструкции по эксплуатации, техработники в бегах как от Запада, так и от Востока, нехватка пищи, больные ребятишки—свиваются ка<text:span text:style-name="T660">к</text:span> туман, каждая частица со своим множеством сил и направлений… он не может справляться со всем этим одновременно, задерживаясь на одном, упустишь остальные…. Но дело не только лишь в мелочах. Его посещает странное ощущение, когда замечтается, или впадёт в неподдельное отчаяние, будто он произносит строки заготовленные где-то очень далеко (удалённость не в пространственном смысле, а в уровнях власти), и что его решения совсем даже не его, но просто ахинея, которую плетёт актёришка в образе вождя. Ему приснилось, что прикован к безжалостному подвигу исполнения чего-то, от чего никак не может проснуться… он часто оказывается на корабле посреди широкой реки, возглавляет восстание обречённое на разгром. Из политических соображений, восстанию позволено чуть-чуть продлиться. За ним охотятся, его дни полны спасений в последний момент, которые ему кажутся возбуждающими, физически изящными… а сам План! в нём неотступная, напряжённая красота, это музыка, симфония Севера, Арктического путешествия, за мысы очень зелёного льда, к изножию айсбергов, на коленях пред властью этой невероятной музыки, омытой морями синими, как син<text:span text:style-name="T660">ева</text:span>, некий бескрайний Север, широкие просторы населённые народом, чья древняя культура и история ограждены необъятной тишью от остального мира… названия их полуостровов и морей, их длинных могучих рек, неизвестны в нижнем, умеренном мире… это вояж возвращения: он состарился нося своё имя, стремительная музыка путешествия написана им самим, так давно, что он забыл её совершенно… но теперь она заново находит его…. </text:p>
      <text:p text:style-name="Text_20_body">– Проблемы в Гамбурге— Андреас строчит на листке бумаги, приподняв один наушник, присос взмок от пота, чтобы быть на связи в обе стороны.– Похоже, опять с Пе-эЛами. Сигнал слабый. Всё время пропадает. </text:p>
      <text:p text:style-name="Text_20_body">С момента капитуляции постоянно возникали стычки между гражданскими Немцами и освобождёнными из лагерей заключёнными-иностранцами. Города на севере захватывались перемещёнными Поляками, Чехами, Русскими, которые громили арсеналы и продовольственные склады и отказывались расстаться с награбленным. Но никто не знает как относиться к местным <text:span text:style-name="Emphasis">Schwarzkommando</text:span>. Кто-то видит лишь изношенную форму SS и реагирует так, или иначе—другие принимают их за Морокканцев или Индийцев, приблудившихся, как-то, через горы из Италии. Немцы всё ещё помнят оккупацию Рейнланда 20 лет тому Французскими колониальными подразделениями, и плакаты вопившие <text:span text:style-name="Emphasis"><text:span text:style-name="T159">schwarze besatzung am rhein</text:span></text:span><text:span text:style-name="Emphasis"><text:span text:style-name="T165">!</text:span></text:span> Ещё одно значение в шаблоне. На прошлой неделе, двух <text:span text:style-name="Emphasis">Schwarzkommando </text:span>застрелили в Гамбурге, другие жестоко избиты. Британское военное правительство послало какие-то войска, но уже после убийств. Похоже весь их интерес состоял в том, чтобы ввести комендантский час. </text:p>
      <text:p text:style-name="Text_20_body">– Это Онгуруве.– Андреас подаёт наушники и разворачивается откатиться и пропустить Енцина. </text:p>
      <text:p text:style-name="Text_20_body"><text:soft-page-break/>–… не знаю, мы им нужны, или нефтеперегонный…– голос наплывает и удаляется в потрескиваниях,– … сотня, может две… так много… —ружённых, дубинки, пистолеты— </text:p>
      <text:p text:style-name="Text_20_body">Писк и всплеск шипения, потом вклинивается знакомый голос: «Я могу привезти человек пятнадцать». </text:p>
      <text:p text:style-name="Text_20_body">– Говорит Ганновер,– бормочет Енцин, стараясь звучать довольным. </text:p>
      <text:p text:style-name="Text_20_body">– Ты имеешь ввиду Иосиф Омбинди.– Андреас недоволен. </text:p>
      <text:p text:style-name="Text_20_body">Дело в том, что Онгуруве, который просит помощи, нейтрален относительно Вопроса Пустых, или делает вид. Но если Омбинди явится в Гамбург с вспомогательными силами, он может <text:span text:style-name="T661">надумать</text:span> там и остаться. Ганновер, даже с тамошним заводом Фольксвагена, для него всего лишь ступенька вверх. Гамбург даст Пустым более сильную основу власти и это может предоставить возможность. Север для них родной элемент, в любом случае… </text:p>
      <text:p text:style-name="Text_20_body">– Мне надо идти,– передавая наушники Андреасу.– Что не так? </text:p>
      <text:p text:style-name="Text_20_body">– <text:span text:style-name="T661">Возможно,</text:span> работа Русских, хотят тебя выманить. </text:p>
      <text:p text:style-name="Text_20_body">– Всё хорошо. Насчёт Чичерина можешь не беспокоиться. Не думаю, что он там. </text:p>
      <text:p text:style-name="Text_20_body">– Но твой Европеец сказал— </text:p>
      <text:p text:style-name="Text_20_body">– Этот? Не знаю насколько ему можно верить. Не забывай, я сам слышал его разговор с Марви на поезде. Сейчас он с девушкой Чичерина в Нордхаузене, ты бы доверял такому? </text:p>
      <text:p text:style-name="Text_20_body">– Но если Марви теперь гоняется за ним, то может он чего-то стоит. </text:p>
      <text:p text:style-name="Text_20_body">– Если стоит, то мы ещё с ним свидимся. </text:p>
      <text:p text:style-name="Text_20_body">Енцин подхватывает свой рюкзак, глотает пару таблеток Первитина на дорожку, напоминает Андреасу про одну-две деловые мелочи наутро, и подымается длинными уклонами сквозь камень и соль на поверхность. </text:p>
      <text:p text:style-name="Text_20_body">Снаружи, он вдыхает вечнозелёный воздух Гарца. В древних деревнях это было бы временем вечерней дойки. Восходит первая звезда, оканумаихи, маленькая любительница сладкого молока…. </text:p>
      <text:p text:style-name="Text_20_body">Но эта должно быть другая звезда, северная. Покоя нет. Что стало с нами? Если выбор никогда не бывает за нами, если всем Иреро Зоны суждено жить в груди Ангела, который пытался нас уничтожить в Юго-Западной… выходит: мы обойдены, или избраны для чего-то более ужасного? </text:p>
      <text:p text:style-name="P165">Енцин должен успеть в Гамбург до следующего убийства солнца копьями. Охрана на поездах придирается, но часовые его знают. Длинные товарняки катят из Миттельверке день и ночь, везут части А4 на запад Американцам, на север Англичанам… а скоро, когда карта оккупации вступит в силу, потянутся ещё и на восток, к Русским…. Нордхаузен отойдёт под Русское правление, тут-то у нас и за<text:span text:style-name="T661">вер</text:span>тится действие… Будет ли у него шанс подобраться к Чичерину? Енцин никогда не видел этого человека, но им суждено пересечься. Енцин его сводный брат. Они от одной плоти. </text:p>
      <text:p text:style-name="Text_20_body"><text:soft-page-break/>Его седалищный нерв запульсировал. Слишком много засиживается. Он идёт прихрамывая, один, голова до сих пор приопущена под низкий потолок штолен оставшейся позади <text:span text:style-name="Emphasis">Erdschweinhöhle</text:span>—как знать что ждёт тебя здесь, если голова задрана чересчур высоко? По дороге к железнодорожному переезду, высокий и серый в брезжащем свете звёзд, Енцин направляется к Северу…. </text:p>
      <text:p text:style-name="P379"><draw:frame draw:style-name="fr2" draw:name="Image36" text:anchor-type="paragraph" svg:width="6.9252in" svg:height="0.3661in" draw:z-index="36"><draw:image xlink:href="Pictures/1000000000000B720000009B428C9716555D8079.png" xlink:type="simple" xlink:show="embed" xlink:actuate="onLoad" loext:mime-type="image/png"/></draw:frame></text:p>
      <text:p text:style-name="P379">Вот-вот рассветёт. На сотню футов ниже расстилается бледное покрывало облака протянувшееся к западу насколько им хватает глаз. <text:span text:style-name="T663">Тут </text:span><text:s/>Слотроп и начинающая ведьма Гели Трипинг, стоят на вершине Брокена, средоточии Германского зла, в двадцати милях к север-северо-западу от Миттельверке, в ожидании восхода солнца. Хотя Канун Майского Дня пришёл и миновал, а эта парочка проказников припозднились почти на месяц, памятки мин<text:span text:style-name="T663">ув</text:span>шего Чёрного Шабаша всё ещё видны вокруг: опорожненные Кригсбир, кружевное нижнее бельё, стрелянные гильзы, знамена со Свастикой из подранного красного сатина, татуировочные иглы и выплески синих чернил— «А эта хрень к чему тут?»– удивился Слотроп. </text:p>
      <text:p text:style-name="P166">– Для поцелуя дьявола, конечно же,– Гели прижимается ох-ты-глупенький к его подмышке и Слотроп чувствует себя малость противным <text:s/>проста<text:span text:style-name="T663">ч</text:span>ком, что не знал такого. Впрочем, о ведьмах он почти без понятия, <text:span text:style-name="T663">хотя</text:span> <text:span text:style-name="T663">у н</text:span>его <text:span text:style-name="T663">в </text:span>предках <text:span text:style-name="T663">имелась даже</text:span> одна настоящая Салемская Ведьма, одна из последних в <text:span text:style-name="T663">ряду</text:span> вздёрнутых, несколько <text:span text:style-name="T663">подобных ей</text:span> на протяжении столетий зависли с фамильного дерева Слотропа. <text:span text:style-name="T663">З</text:span>вали <text:span text:style-name="T663">её </text:span>Эми Спру, отщепенка в семье, что стала Антиномианисткой в возрасте 23 <text:span text:style-name="T663">и</text:span>, <text:span text:style-name="T663">не в себе, <text:s/></text:span><text:s/>бегала <text:span text:style-name="T663">по</text:span> округе Бёркшира, опередив на 200 лет Чокнутую Сью Дамхэм, крадя младенцев, <text:span text:style-name="T664">гоняя</text:span> в сумерки на коровах, <text:span text:style-name="T664">устраивая</text:span> жертв<text:span text:style-name="T664">оприношения из</text:span> кур на Горе Снод. Неутолимая злоба к тем курицам, как можете себе представить. Коровы и младенцы всегда, почему-то, возвращались целёхоньки. Эми Спру не была, в отличие от молодой попрыгуньи Дороти, ведьмой-негодяйкой. </text:p>
      <text:p text:style-name="P523">Она шла в Род-Айленд прибежище найти, </text:p>
      <text:p text:style-name="P523">Решила отдохнуть в Салеме по пути, </text:p>
      <text:p text:style-name="P523">Но там им не понравилось как она улыбалась </text:p>
      <text:p text:style-name="P523">И к утру в компании ведьм на <text:span text:style-name="T664">виселице</text:span> она болталась… </text:p>
      <text:p text:style-name="P166">Её обвинили в колдовстве и приговорили к смерти. Ещё одна сдвинутая в роду Слотропа. Если её вообще поминали вслух, то при этом всегда пожимали плечами, нет, не тянет на Позор Семьи—скорее забавный факт. Слотроп вырастал, не зная толком что о ней думать. Ведьмы в тридцатые не получали должного почтения, конечно. Их представляли злюками, которые зовут тебя «душечкой», не слишком нормальная компания. Фильмы не подготовили его к здешней Тевтонской разновидности. У фрицевской ведьмы, например, по шесть пальцев на ступне и ни одного волоска вокруг пизды. Так, во всяком случае, выглядят ведьмы на фреске лестничной площадки внутри бывшей Нацисткой радиобашни на этом Брокене, а в правительственных фресках не станешь выискивать безответственные фантазии, верно? Однако, Гели считает, что <text:soft-page-break/>безволосая пизда берёт истоки в рисунках фон Байроса. –«А, ты просто не хочешь брить <text:span text:style-name="T1">свою</text:span>»,– каркает Слотроп.– «Ха! Ха! Тоже мне ведьма!» </text:p>
      <text:p text:style-name="P167">– Я <text:s/>что-то <text:span text:style-name="T1">тебе </text:span>покажу,– грит она, для этого они и бодрствуют в этот безбожный час, прижавшись друг к другу и держась за руки.– Теперь посмотри,– шепчет Гели,– вон туда. </text:p>
      <text:p text:style-name="P166">Когда свет солнца падает им в спину, почти отвесно, это что-то начинает проступать на жемчужном поле облака: две гигантские тени, отбрасываемые на много миль над землёй, поверх Клаустал-Целлерфелд, мимо Зесена и Гослара, вытягиваясь к Веслеру…. –«Охренеть»,– Слотроп малость взвинчен.– «Это Призрак». Такое же можно наблюдать вершине Грейлок в Бёркшире. Но здесь это называется <text:span text:style-name="T1">Brockengespenst</text:span>. </text:p>
      <text:p text:style-name="Text_20_body">Тени богов. Слотроп возносит руку. Его пальцы покрывают города, его бицепсы величиной с провинции—конечно же он возносит руку. А что ещё от него ждать? Руко-тень обгоняет радуги продвигаясь с востока охватить Гётинген. Причём тени необычные—<text:span text:style-name="T1">трёхмерные тени</text:span>, загораживают Германский восход, да Титаны тоже должны были жить в этих горах, или под ними…. Не вписываются совершенно. Ни одна река не в силах понести. Никогда не взглянуть на горизонт с мыслью, что тот может длиться до бесконечности. Ни одного дерева, чтобы смог взобраться. Ни одного длительного путешествия… остались лишь их чёткие <text:span text:style-name="T665">силуэты</text:span>, озарённые раковины ничком поверх туманов, среди которых движутся люди…. </text:p>
      <text:p text:style-name="Text_20_body">Гели вскидывает ногу словно танцовщица, а голову склоняет набок. Слотроп выставляет свой средний палец к западу, стремительный палец затемняет три мили облаков в секунду. Гели хватает его за хуй. Слотроп склоняется куснуть её титьку. Они громадны, танцуют по всей площадке обозримого неба. Он лапает её под юбкой. Она обвивает ногой одну из его. Спектры хлещут от красного до индиго, потоком прилива, безмерные, по всем краям. Там под облаками всё так же тихо, и затерянно, как Атлантида. </text:p>
      <text:p text:style-name="Text_20_body">Однако, <text:span text:style-name="Emphasis">Brockengespenstphänomen </text:span>ограничен хрупким интерфейсом рассвета, и вскоре тени начинают съёживаются обратно к своим владельцам. </text:p>
      <text:p text:style-name="Text_20_body">– Слышь, а тот Чичерин когда-нибудь— </text:p>
      <text:p text:style-name="Text_20_body">– У Чичерина слишком много других дел. </text:p>
      <text:p text:style-name="Text_20_body">– О, ну а я, типа, трутень или вроде того. </text:p>
      <text:p text:style-name="Text_20_body">– Ты другой. </text:p>
      <text:p text:style-name="Text_20_body">– <text:span text:style-name="T668">Ну-у-у</text:span>… ему <text:span text:style-name="T1">нужно</text:span> увидеть это. </text:p>
      <text:p text:style-name="Text_20_body">Она с любопытством взглянула на него, но не спросила почему—её зубы прижали нижнюю губу и <text:span text:style-name="Emphasis">warum </text:span>(врум, звучит у Пластикмэна) остался пойманным в её рту. Тоже неплохо. Слотроп и сам <text:span text:style-name="T1">не</text:span> <text:span text:style-name="T1">понимает</text:span> почему. Ничем не сможет помочь, если кому-то вздумается расспросить. Прошлой ночью он и Гели наткнулись на пост <text:span text:style-name="Emphasis">Schwarzkommando</text:span> возле одного из входов в старую шахту. Иреро допрашивали его не меньше часа. О, просто брожу тут, знаете ли, высматриваю что-нибудь необычное, <text:span text:style-name="T665">так</text:span> называе<text:span text:style-name="T665">мое</text:span> «<text:span text:style-name="T665">людское</text:span> <text:span text:style-name="T665">любопытство</text:span>», конечно, увлека<text:span text:style-name="T665">ет</text:span>, нам <text:span text:style-name="T665">же </text:span>всегда интересно чем вы, ребята, занимаетесь… Гели хмык<text:span text:style-name="T665">а</text:span>ла в темноте. Её они должно быть знают. Не задали ей ни одного вопроса. </text:p>
      <text:p text:style-name="Text_20_body"><text:soft-page-break/>Позже, когда он начал у неё выспрашивать, она, оказывается, толком и не знает что за дела у Чичерина с Африканцами, но что бы там ни было, <text:span text:style-name="T666">ведутся </text:span>они идут с <text:span text:style-name="T666">истинным жаром</text:span>. </text:p>
      <text:p text:style-name="Text_20_body">– Всё из-за ненависти, ясное дело,– говорит она.– До того глупо. Война закончена. Тут не политика и не пошёл-бы-ты-братишка-на-хуй, это старинная, без примесей, личная ненависть. </text:p>
      <text:p text:style-name="Text_20_body">– Енцин? </text:p>
      <text:p text:style-name="Text_20_body">– По-моему, да. </text:p>
      <text:p text:style-name="Text_20_body">На Брокене оказались как Американские, так и Русские войска. Гора лежит на будущей границе Советской зоны оккупации. Кирпич и штукатурка развалин радиотранслятора и туристического отеля громоздились чуть выше, сразу за светом костра. Тут всего пара взводов. Никого выше Сержантов. Все офицеры внизу, в Бад Гарцбурге, Халберштадте, каком-нибудь удобном месте, в попойках и ебле. На Брокене чувствуется определённое недовольство, но парням понравилась Гели, а Слотропа они стерпели, но главная удача, тут, похоже, ни души из Артиллерии. </text:p>
      <text:p text:style-name="Text_20_body">Однако, это всего лишь безопасность на минутку. Майор Марви скрежещет зубами по всему Гарцу, доводя до сердечного приступа канареек, тысячами, и те шмякаются жёлтыми стаями с деревьев брюшками <text:span text:style-name="T666">к</text:span>верх<text:span text:style-name="T666">у</text:span>, пока он бесчинствует с воплями <text:span text:style-name="T1">Схватить </text:span><text:span text:style-name="T165">Агликашку ’есоса мне похер сколько требуется людей хоть и ёбаная </text:span><text:span text:style-name="T1">дивизия</text:span><text:span text:style-name="T165">, усёк шо тебе сказано</text:span>? Просто вопрос времени, но он снова возьмёт след. Он чокнутый. Слотроп малость того, но не настолько—тут натуральный сдвиг, это преследование Марви. Возможно даже… ага, ему действительно пришла эта мысль—не заодно ли Марви с молодцами из Ролс-Ройса, что подстерегали его в Цюрихе? Может быть их связям нет предела. Марви вась-вась с Джи-Элом, а это деньги Моргана, а деньги Моргана <text:span text:style-name="T666">имеются</text:span> и в Гарварде и, наверняка, где-то выходят на Лайла Блэнда… кто они, а? что нужно им от Слотропа? Он уже <text:s/>знает <text:span text:style-name="T666">наверняка</text:span>, что тот Цвитер, чокнутый Нацисткий учёный, один из них. А тот добрый старичок профессор Глимпф нарочно дожидался внизу в Миттельверке, подхватить Слотропа, если покажется. Исусе. Если б Слотроп не улизнул, когда стемнело, обратно в Нордхаузен к Гели, они б его наверняка уже схватили, избили, а может и прикончили б. </text:p>
      <text:p text:style-name="Text_20_body">Перед спуском с горы, им удалось выцыганить шесть сигарет и пару сухих пайков у часовых. Гели знает, что у её друга есть друг на ферме в Голден Ауэ, энтузиаст воздухоплавания на воздушных шарах по имени Шнорп, который направляется в Берлин. </text:p>
      <text:p text:style-name="Text_20_body">– Но мне не надо в Берлин. </text:p>
      <text:p text:style-name="Text_20_body">– Тебе надо туда, где нет Марви, <text:span text:style-name="Emphasis">Liebchen</text:span>. </text:p>
      <text:p text:style-name="Text_20_body">Шнорп сияет, вполне рад компании, только что из местного военторга с охапкой белых плоских коробок, товар, который он собирается толкнуть в Берлине. –«Без проблем»,– говорит он Слотропу,– «не беспокойся. Я добирался так сотни раз. К воздушному шару никто не цепляется». </text:p>
      <text:p text:style-name="Text_20_body">Он отводит Слотропа за дом и там, посреди наклонного зелёного поля, плетёная гондола рядом с грудой жёлтого и красного шёлка. </text:p>
      <text:p text:style-name="Text_20_body"><text:soft-page-break/>– Вот уж и впрямь, <text:span text:style-name="T667">что называется</text:span> <text:span text:style-name="T667">смыться </text:span>неприметно,– бурчит Слотроп. Ватага ребятишек прибежали через яблоневый сад помочь им перенести жестяные канистры с хлебным спиртом в корзину шара. Послеполуденное солнце отбрасывает все тени вверх по склону. Ветер дует с запада. Слотроп щёлкает своей Зиппо дать огонька, чтобы Шнорп зажёг горелку, пока дети расправляют колонки купола. Шнорп откр<text:span text:style-name="T667">учи</text:span>вает пламя на всю, пока оно не стало вырываться по сторонам и, с ровным гулом, наполнять через клапан громадный шёлковый мешок. Дети, видные в промежутке над горелкой, подрагивают во вьющихся волнах жара. Медленно, купол начинает раздуваться. –«Вспоминай меня»,– перекрикивает Гели шум горелки.– «Пока не <text:span text:style-name="T667">встречу</text:span> тебя снова...»– Слотроп вскарабкивается в корзину к Шнорпу. Купол чуть приподнимается над землёй и ветер его подхватывает. Они начинают двигаться. Гели и ребятня ухватились за борта корзины со всех сторон, купол всё ещё не расправился, но набирает скорость, волоч<text:span text:style-name="T667">ит</text:span> их, <text:span text:style-name="T667">несмотря на</text:span> <text:span text:style-name="T667">упирающиеся </text:span><text:s/>ног<text:span text:style-name="T667">и детей</text:span>, вопящих и хохочущих, вверх по склону. Слотроп во всю старается ничем не помешать, держится так, чтобы Шнорпу видно было и пламя направленное в купол и тросы корзины. Наконец купол всплывает кверху, застит солнце, внутри которого продолжаются бурные переливы жёлтого и красного жара. Один за другим, наземная команда от<text:span text:style-name="T667">валиваются</text:span>, машут «до свиданья». Последней отцеп<text:span text:style-name="T667">илась</text:span> Гели в её белом платье, волосы зачёсаны назад в косички, её мягкий подбородок и рот, и серьёзные глаза направлены к Слотропу, сколько <text:span text:style-name="T667">й удавалось </text:span>держаться прежде, чем отпустить. Она падает в траву на колени, шлёт воздушный поцелуй. Слотроп чувствует как его сердце, неуправляемо, расширяется от любви и взмывает быстрее воздушного шара. Ему требуется всё больше времени, чем дольше он в Зоне, одёргивать себя да, <text:span text:style-name="T1">кончай ты быть размазнёй</text:span>. Что тут творится с его мозгами? </text:p>
      <text:p text:style-name="Text_20_body">Они взмывают над частоколом елей. Гели с ребятишками уменьшаются до штрихов тени на зелёной лужайке. Холмы пропадают, разглаживаются. Вскоре, при взгляде назад, Слотропу виден Норденхау<text:span text:style-name="T667">з</text:span>ен: Собор, Ратхаус, церковь св. Бласиуса… квартал без крыш, в котором он встретил Гели…. </text:p>
      <text:p text:style-name="P380">Шнорп подталкивает локтем и указывает вниз. Присмотревшись, Слотроп различает колонну из четырёх тускло-оливковых автомобилей, что мчат, вздымая пыль, к ферме. Мамочки Марви, судя по всему. А Слотроп болтается на разноцветном пляжном мячике. Ну, и ладненько.— «От меня так и жди невезух<text:span text:style-name="T669">и</text:span>»,– орёт Слотроп чуть спустя. Они легли уже на устойчивый курс к северо-востоку и жмутся поближе к спиртовому пламени, воротники вскинуты, с разницей должно быть в 50° между ветром в их спины и жаром в лицо.– «Мне сразу надо было предупредить. Ты даже не знаешь меня, а теперь вот летим в Русскую зону». </text:p>
      <text:p text:style-name="Text_20_body">С волосами встрёпанными как праздничное сено, Шнорп выпячивает верхнюю губу признаком Германской задумчивости: «Никаких зон нет»,– грит он, повторяя уже слышанное от Гели.– «Нет никаких зон, а только Зона». </text:p>
      <text:p text:style-name="P168">Вскоре Слотроп начал заглядывать в те коробки, что принёс с собой Шнорп. Их больше десятка и в каждой пышный золотистый кремовый торт, который пойдёт в Берлине за фантастическую цену. –«Ух-ты!»– вскрикивает Слотроп,– «<text:span text:style-name="T669">Пре</text:span>свят<text:span text:style-name="T669">ое Блядство</text:span>! У меня точн<text:span text:style-name="T669">як</text:span> галлюцинации <text:span text:style-name="T669">гуляют</text:span>».– И тому подобный <text:span text:style-name="T674">подхалимаж</text:span> младшего подельника. </text:p>
      <text:p text:style-name="Text_20_body"><text:soft-page-break/>– <text:span text:style-name="T669">Требуется</text:span> карточка военторга.– Знакомая песня в их магазинах. </text:p>
      <text:p text:style-name="Text_20_body">– В данный момент мне не поставят печать даже на карточку суспензория для букашки,– отвечает Слотроп не таясь. </text:p>
      <text:p text:style-name="Text_20_body">– Ладно, поделюсь с тобой одним тортом,– чуть погодя решает Шнорп,– а то мне что-то есть захотелось. </text:p>
      <text:p text:style-name="Text_20_body">– Ё-моё, братан. </text:p>
      <text:p text:style-name="Text_20_body">Ну, так Слотроп просто въелся в этот торт! Кайфует, слизывает крем с пальцев, когда случайно замечает в небе, со стороны Нордхаузена, этот забавный тёмный объект, размером с точку: «Ээ...» </text:p>
      <text:p text:style-name="Text_20_body">Шнорп оглядывается: «<text:span text:style-name="Emphasis">Kot</text:span>!»– выхватывает медную подзорную трубу и опирает на борт корзины.– «<text:span text:style-name="Emphasis"> Kot! Kot</text:span>!—без о<text:span text:style-name="T675">п</text:span>ознавательных знаков». </text:p>
      <text:p text:style-name="Text_20_body">– А что оно… </text:p>
      <text:p text:style-name="Text_20_body">В воздухе настолько синем, что можешь зажать его меж пальцев, потереть, и они тоже станут синими, видно как точка медленно вырастает в заржавелый разведывательный самолёт. И вот уже им слышен звук его мотора, ревуче трескучий. </text:p>
      <text:p text:style-name="Text_20_body">Вместе с ветром догоняющим их, <text:span text:style-name="T669">чуть</text:span> слышно, различается хор Фурий: </text:p>
      <text:p text:style-name="P524">Был молодчага по имени Женя,</text:p>
      <text:p text:style-name="P524">Любитель усилителя напряжения, </text:p>
      <text:p text:style-name="P524">Но пара коротких </text:p>
      <text:p text:style-name="P524">Оставила парня в чём мать родила </text:p>
      <text:p text:style-name="P524">И дом его сожгла дотла! </text:p>
      <text:p text:style-name="P524"/>
      <text:p text:style-name="P524"><text:span text:style-name="Emphasis">Ja, ja, ja, ja!</text:span> </text:p>
      <text:p text:style-name="P524">В Пруссии не целуют в пусю... </text:p>
      <text:p text:style-name="Text_20_body">Самолёт прогудел за пару метров, показав своё брюхо. Это чудище готовое разродиться. Сквозь маленькое отверстие доступа выглядывает красная рожа в кожаном шлеме с очками для пилота. «Агликашка ’есос»,– проносясь мимо,– «ща мы вручим тебе твою же собственную жопу!» </text:p>
      <text:p text:style-name="Text_20_body">И сам того не ожидая, Слотроп схватил один торт. «Ёб твою!»– швыряет он, отличный бросок, самолёт медленно <text:span text:style-name="T670">чешет</text:span> мимо и <text:span text:style-name="T1">шмяк</text:span> влепляется <text:span text:style-name="T670">прямо</text:span> в рожу Марви. Да, Руки в перчатках хватаются за месиво. Высовывается розовый язык майора. Крем капает на ветру, жёлтые капли длинной аркой относит к земле. Люк захлопывается и разведлёт проскальзывает прочь, закладывает вираж, разворачивается по кругу и идёт обратно. Шнорп и Слотроп берут по торту каждый и ждут. </text:p>
      <text:p text:style-name="Text_20_body"><text:soft-page-break/>– На моторе нет обтекателя,– замечает Слотроп,– надо целить в него.– <text:span text:style-name="T671">На этот раз</text:span> им видна спина самолёта, кабина лётчика битком полна накачанных пивом Американцев, они поют: </text:p>
      <text:p text:style-name="P525">Был парень по имени Риттер,</text:p>
      <text:p text:style-name="P525">Он поимел контрольный трансмиттер,</text:p>
      <text:p text:style-name="P525"><text:span text:style-name="T672">С той поры</text:span> его хуй </text:p>
      <text:p text:style-name="P525">Стал болтаться как буй, </text:p>
      <text:p text:style-name="P525">Ил<text:span text:style-name="T672">и</text:span> шквалом растерзанный свитер. </text:p>
      <text:p text:style-name="Text_20_body">Дистанция <text:s text:c="2"/>метров <text:span text:style-name="T672">сто </text:span>и быстро сокращается. Шнорп <text:span text:style-name="T672">ухватывает</text:span> руку Слотропа, <text:span text:style-name="T672">по</text:span>казывает вправо по курсу. Провидению вздумалось выставить на их пути белый склон большущего облака и ветер <text:span text:style-name="T672">у</text:span>скор<text:span text:style-name="T672">енн</text:span>о несёт их туда. Бурлящее создание простирает белый щупальцы, машет скорей… скорей… и вот они внутри него, внутри его влажной и льдистой передышки…. </text:p>
      <text:p text:style-name="Text_20_body">– Теперь они <text:span text:style-name="T672">будут выжидать</text:span>. </text:p>
      <text:p text:style-name="Text_20_body">– Нет,– Шнорп оттопыривает ухо,– они выключили мотор, они тут с нами.– Запелёнатая тишина длиться минуту-две, но затем, конечно же: </text:p>
      <text:p text:style-name="P525">Был однажды парень по имени Род, </text:p>
      <text:p text:style-name="P525">Он трахнул сервопривод, </text:p>
      <text:p text:style-name="P525">Но его конец </text:p>
      <text:p text:style-name="P525">Отрастил зубец, </text:p>
      <text:p text:style-name="P525">Не член стал, а полный урод. </text:p>
      <text:p text:style-name="Text_20_body">Шнорп возится с пламенем, серо-розовый нимб, чтоб ста<text:span text:style-name="T672">ло</text:span> менее заметным, однако <text:span text:style-name="T672">же, </text:span>не слишком терять высоту. Они плывут в тусклой сфере собственного света, без координат. Утёсы гранита слепо колошматят вверх словно кулаки в облако, стараясь <text:span text:style-name="T672">угодить</text:span> <text:span text:style-name="T672">по</text:span> шар<text:span text:style-name="T672">у</text:span>. Самолёт тоже где-то, со своей скоростью, на своём курсе. Воздушный шар ничего не может поделать. Двоичные решения утратили тут всякий смысл. Облако наваливается, удушающее. Оно собирается в крупные капли конденсата поверх тортов. Вдруг хрипло и похмельно: </text:p>
      <text:p text:style-name="P525">Был <text:span text:style-name="T672">один молодчик</text:span> из Декатера </text:p>
      <text:p text:style-name="P525">Что спал с ЖК генератором </text:p>
      <text:p text:style-name="P525">Яйца и хуй сковало льдом </text:p>
      <text:p text:style-name="P525">Жопу тоже, но малость потом </text:p>
      <text:p text:style-name="P525">Холодней стала лунного кратера. </text:p>
      <text:p text:style-name="Text_20_body">Занавесь пара отступает, обнажить Американцев планирующих менее чем в десяти метрах и чуть быстрее воздушного шара. </text:p>
      <text:p text:style-name="Text_20_body"><text:soft-page-break/>– Давай!– орёт Шнорп, швыряя торт в раскрытый мотор. Слотроп промахивается и залепляет ветровое стекло перед пилотом. К этому моменту Шнорп начал бросать мешки с песком в мотор, один из которых застрял между двух цилиндров. Американцы, захваченные врасплох, в растерянности хватаются за пистолеты, гранаты, пулемёты что уж там те Артиллеристы носят <text:span text:style-name="T672">при себе</text:span> как лёгкое вооружение. Но они <text:span text:style-name="T672">проскользнули</text:span> мимо и туман уже снова смыкается. Раздались пара выстрелов. </text:p>
      <text:p text:style-name="Text_20_body">– Блядь, если они продырявят <text:span text:style-name="T672">э</text:span>тот шар, мэн— </text:p>
      <text:p text:style-name="Text_20_body">– Тсс. Думаю мы перебили провод зажигания.– Дальше в середине облака слышен назойливый визг застопорившегося мотора. Сцепление отчаянно воет. </text:p>
      <text:p text:style-name="Text_20_body">– Ёб твою!– приглушённый вопль, издали. Непрерывный скулёж всё слабее, пока не сменился тишиной. Шнорп лежит на спине, лопает торт, злорадно хохочет. Половина его груза выброшена и Слотроп чувствует себя малость виноватым. </text:p>
      <text:p text:style-name="Text_20_body">– Нет, нет. Не переживай. Это типа как на заре становления торговой системы. Мы вернулись вспять. Вторая попытка. Караванные пути долги и опасны. Потери при перевозке <text:span text:style-name="T673">обычная</text:span> часть жизни. Тебе представился шанс взглянуть на<text:span text:style-name="Emphasis"> Ur-Markt.</text:span> </text:p>
      <text:p text:style-name="Text_20_body">Когда облака рассеялись, спустя <text:s/>несколько минут, они увидели, что тихо плывут под солнцем, с вантов капает, купол шара всё ещё поблескивает после влажного облака. Самолёта Марви не видать нигде. Шнорп регулирует горелку. Они начинают подниматься. </text:p>
      <text:p text:style-name="Text_20_body">Ближе к закату, Шнорпа потянуло на раздумья: «Смотри. Вид<text:span text:style-name="T673">неется</text:span> край. В этих широтах тень земли мчит через Германию со скоростью 650 миль в час, скорость реактивного самолёта». Облачная пелена разорвалась на маленькие заплаты тумана цвета кипячёной креветки. Воздушный шар <text:span text:style-name="T673">плывёт</text:span> над сельской местностью, чью зелёную чересполосицу сумерки <text:span text:style-name="T673">сводят</text:span> сейчас к чёрному: нить речки пылающей в вечернем солнце, <text:span text:style-name="T673">дёрганно</text:span>-угловатый узор ещё одного обескрышенного города. </text:p>
      <text:p text:style-name="P169">Закат красный с жёлтым, как и воздушный шар. На горизонте кроткая сфера искривляет свой низ, персик на фарфоровом блюде. –«Чем дальше к югу»,– продолжает Шнорп,– «тем быстрее мчит<text:span text:style-name="T673">ся</text:span> тень, пока не достигнешь экватора: там уже тысячу миль в час. Обалдеть. Она преодолевает барьер скорости звука где-то над южной Францией—примерно на широте Каркасона. </text:p>
      <text:p text:style-name="Text_20_body">Ветер тащит их дальше, к северо-востоку. «Южная Франция»,– <text:span text:style-name="T673">вспоминается</text:span> тут Слотроп<text:span text:style-name="T673">у</text:span>.– «Да. Это там, где и я преодолел звуковой барьер….» </text:p>
      <text:p text:style-name="P381"><draw:frame draw:style-name="fr2" draw:name="Image37" text:anchor-type="paragraph" svg:width="6.9252in" svg:height="0.3661in" draw:z-index="37"><draw:image xlink:href="Pictures/1000000000000B720000009B428C9716555D8079.png" xlink:type="simple" xlink:show="embed" xlink:actuate="onLoad" loext:mime-type="image/png"/></draw:frame></text:p>
      <text:p text:style-name="P381">Зона в разгаре лета: души в упокоении за кусками стен, крепко спят скрючившись в снарядных ящиках, на приволье трахаются по дренажным трубам, за<text:span text:style-name="T677">др</text:span>ав серые подолы рубах, бродят <text:s/>гр<text:span text:style-name="T677">езя</text:span> посреди полей. Грёзы о еде, забытьи, других историях…. </text:p>
      <text:p text:style-name="Text_20_body"><text:soft-page-break/><text:span text:style-name="T677">Здешняя тишь</text:span> это от<text:span text:style-name="T677">ход</text:span> звука, как отступает прибой перед приливом: звуки утекают прочь, под уклон акустических каналов, скопиться, где-то там, в гр<text:span text:style-name="T677">андиоз</text:span>ный всплеск шума. Коровы—здоровенные недотёпы в чёрных и белых кляксах, запряжены в плуга, потому что лошади в Зоне все исчезли—надрываются с <text:span text:style-name="T677">бездумными</text:span> лицами в минных полях засеянных зимой. Ужасающие взрывы бабахают в фермерских угодьях, рога, шкура и гамбургеры падают дождём вокруг, а помятые колокольцы валяются молча в клевере. Может быть лошади так тупо не пёрли бы—но Немцы изничтожили своих лошадей, разбазарили всю породу, загнали их в самые гиблые места, в рои свистящей стали, в ревматические болота, в зимние морозы без попон наших последних Фронтов. Возможно несколько нашли безопасн<text:span text:style-name="T678">ое</text:span> при<text:span text:style-name="T678">бежище</text:span> у Русских, которые всё ещё неравнодушны к лошадям. Костры их стоянок рассылают отсвет на много миль из-за берёзовых рощ, сквозь северо-летнюю мглу, почти сухую, которой едва хватает, чтоб сделать языки пламени острыми, как лезвие ножа, дюжина аккордеонов и гармоней, играют все враз разухабистые аккорды с отголоском свирели, и песни полны протяжных <text:span text:style-name="Emphasis">-ствуй</text:span> и <text:span text:style-name="Emphasis">-лся</text:span> с голосами девичьей поддержки чище всего прочего. Лошади всхрапывают и переступают в шелестящей траве. Мужчины и женщины добры, находчивы, фанатичны—в Зоне они веселее всех выживших. </text:p>
      <text:p text:style-name="Text_20_body"><text:span text:style-name="T678">В</text:span>ибриру<text:span text:style-name="T678">я всей</text:span> плот<text:span text:style-name="T678">ью</text:span> движется чокнутый сборщик утиля Чичерин, <text:span text:style-name="T678">в составе </text:span>котор<text:span text:style-name="T678">ого</text:span> <text:s/>больше <text:s/>металла, чем чего-то ещё. Стальные зубы взблёскивают, когда он говорит. На темени под волосами серебряная плата. Золотая проволока пронизывает трёхмерной татуировкой мелкие обломки сустава и кости в его правом колене, её контуры постоянно чувствуются, печать боли ручной работы, боевая награда, которой он горд больше всего, потому что она не видна и <text:span text:style-name="T678">лишь</text:span> он может её ощущать. Операция длилась четыре часа, и в темноте. Это случилось на Восточном фронте: не было никаких сульфамидных препаратов, ни анестезии. Конечно, есть чем гордиться. </text:p>
      <text:p text:style-name="Text_20_body">Он пришёл сюда, со своим прихрамыванием, неизменным, как золото, из холодов, лугов, тайны. Официально он подчинён ЦАГИ, Центральному Аэро-Гидродинамическому Институту в Москве. <text:span text:style-name="T678">П</text:span>риказ<text:span text:style-name="T678">ом</text:span> ему предписана техническая разведка. Но его настоящая миссия в Зоне дело личное, навязчивое и отнюдь—как ему слегка и по-всякому намекали его начальники—не отражаю<text:span text:style-name="T678">щее</text:span> интересы народа. <text:span text:style-name="T679">И по мнению </text:span>Чичерин<text:span text:style-name="T679">а</text:span>, если подходить буквально, они вполне правы. Но ему не слишком ясны интересы предупреждающих. У них могут иметься свои причины желать ликвидации Енцина, что бы они там ни говорили. Возможно их разногласие с Чичериным вызвано сроками, или мотивами. У Чичерина мотивы не политические. Небольшое государство, которое он создаёт в Германском вакууме зиждется на настоятельной <text:span text:style-name="T679">потребности</text:span>, которую он уже и не пытается понять, <text:span text:style-name="T679">на </text:span>необходимост<text:span text:style-name="T679">и</text:span> уничтожить <text:span text:style-name="Emphasis">Schwarzkommando </text:span>и своего мифического сводного брата Енцина. <text:span text:style-name="T679">Происхождением</text:span> он из породы Нигилистов: среди его предков сколько угодно бомбометателей и восторженных убийц. Он никак не родственник тому Чичерину, который заключал Договор Рапалло с Вальтером Ратенау. <text:span text:style-name="T679">Тот был</text:span> <text:span text:style-name="T679">из</text:span> давни<text:span text:style-name="T679">х</text:span> <text:span text:style-name="T679">деятелей</text:span>, Меньшевик перешедший к Большевикам, <text:span text:style-name="T679">и </text:span>в эмиграции и по возвращении веривший в Государство, которое переживёт их всех, в котором кто-то придёт занять его место за столом, как сам он уселся вместо Троцкого—сидящие будут приходить и уходить, но места оставаться… <text:span text:style-name="T679">вот</text:span> и ладно. Теперь такое государство есть. Но опять-таки, есть и <text:span text:style-name="T679">иное,</text:span> чичеринское, смертное Государство, что продержится не дольше, чем составляющие его личности. Он связан, любовью и телесным страхом, со студентами погибшими под колёсами экипажей, с глазами <text:soft-page-break/><text:span text:style-name="T679">исполненными</text:span> предан<text:span text:style-name="T679">ностью</text:span> бессонным ночам, с руками маниакально приемлющими смерть от абсолютной власти. Он завидует их одиночеству, их готовности продолжать в одиночку, вне даже военного подразделения, зачастую без любви или поддержки от кого бы то ни было. Его собственная верная сеть <text:span text:style-name="Emphasis">fräulein</text:span>ок по всей Зоне просто компромисс: он знает, в этом чересчур много удовольствия, даже если разведданные хороши. Однако, предвидимые опасности любви, привязанности, слишком, таки, легковесны, чтобы он на них пошёл, если бросить на чашу весов для сравнения с тем, что ему предстоит сделать. </text:p>
      <text:p text:style-name="Text_20_body">В раннюю пору Сталина, Чичерин отправлен был в отдалённый «медвежий угол», в Семиречье. Летом каналы ирригации потели расплывчатой лепниной по зелени оазиса. Зимой липкие чайные стаканы <text:span text:style-name="T680">громоздились на</text:span> подоконник<text:span text:style-name="T680">ах</text:span>, солдаты играли в <text:span text:style-name="T1">преферанс</text:span> и выходили за дверь только поссать или пульнуть вдоль улицы в неосторожных волков из недавно модернизированной винтовки Мосина. Это был край пьяной ностальгии по городам, безмолвной Киргизской езды <text:span text:style-name="T680">на </text:span>лошад<text:span text:style-name="T680">ях</text:span>, <text:span text:style-name="T680">непрестанных</text:span> толчков земл<text:span text:style-name="T680">и</text:span>… из-за землетрясений, никто не строил выше одного этажа, так что город смахивал на фильм про Дикий Запад: коричневая грунтовая улица обставленная двух- и трёхэтажными фальшивыми фасадами. </text:p>
      <text:p text:style-name="Text_20_body">Он приехал, чтобы дать живущим в этой дали племенам алфавит: они обходились <text:span text:style-name="T680">исключительно</text:span> словами, жестами, прикосновением, даже Арабских букв не было, чтоб вытеснять их. Чичерин координировался с местным центром Ликбеза, одним из цепочки «красных юрт», как их именовали в Москве. Молодые и старые киргизы приезжали с равнины, принося запах лошадей, кислого молока и анаши, рассаживались смотреть на доски заполненные меловыми знаками. Чопорные латинские символы были почти та же незнакомы Российским кадрам—рослой Галине в её списанном Армейском галифе и серых Казачьих рубахах… мягколицей, в завивке щипцами, Любе, её близкой подруге… Вацлаву Чичерину, в роли политического ока… каждый из агентов—хотя никто не смотрел на себя под таким углом—вводил НТА (Новый Тюркский Алфавит) в необычайно чуждой стране. </text:p>
      <text:p text:style-name="Text_20_body">По утрам после завтрака, Чичерин обычно отправлялся в ту красную юрту, проведать строгую учительницу Галину—которая затрагивала пару отведённых женщинам частей в его натуре… в общем… часто он отправлялся гулять, а утреннее небо пол<text:span text:style-name="T680">ыхало</text:span> молниями: трепещущими, слепящими. Жуть. Земля сотрясается гулом ниже предела слышимости. Может <text:span text:style-name="T680">п</text:span>оказаться концом света, за исключением того, что это довольно обычный день в Центральной Азии. Удар за ударом во всю ширь неба. Тучи, некоторые очень чётких контуров, чёрные, рваные, плывут армадами в Азиатскую арктику, над нео<text:span text:style-name="T680">бозрим</text:span>ыми десятинами трав, столбиками коровяка, в зыб<text:span text:style-name="T680">ком колыхании</text:span> насколько хватает глаз, зелёно<text:span text:style-name="T680">м</text:span> и серо<text:span text:style-name="T680">м</text:span> от ветра. Ошелом<text:span text:style-name="T680">ляющий</text:span> ветер. Но он стоит посреди улицы, в его потоке, удерживая штаны, отвороты взбиты и полощутся о его грудь, кляня Армия, Партию, Историю—всё, что привело его сюда. Он так и не полюбит это небо или равнину, этих людей, их животных. Не станет оглядываться, нет, даже <text:span text:style-name="T681">на</text:span> самы<text:span text:style-name="T681">х</text:span> промозглы<text:span text:style-name="T681">х</text:span> <text:span text:style-name="T681">бивуаках</text:span> его души, сталкиваясь в оголённом Ленинграде с неизбежностью своей смерти, смертями своих товарищей, никогда не обратится <text:span text:style-name="T681">он </text:span>к воспоминаниям о Семиречье, чтоб укрыться в них. .. Не слушал музыки, не выходил в летние вылазки… не видел в степи лошадь в свете угасающего дня…. </text:p>
      <text:p text:style-name="Text_20_body"><text:soft-page-break/>И уж тем более не о Галине. Она не <text:span text:style-name="T682">подходит</text:span> быть даже «воспоминанием». Галина скорее уж <text:span text:style-name="T682">нечто</text:span> типа фигуры алфавита, или процедуры при разборке винтовки Мосина—да, <text:span text:style-name="T682">это</text:span> как помнить, что надо удерживать спуск указательным пальцем левой руки, пока правая вынимает затвор, набор взаимно сцепляющихся предосторожностей, часть процесса между тремя ссыльными Галиной/Любой/Чичериным, в котором вырабатываются свои переходы, своя маленькая диалектика, пока не закончится, и не о чем вспомнить кроме структуры…. </text:p>
      <text:p text:style-name="Text_20_body">Её глаза прячутся в железных тенях, глазницы т<text:span text:style-name="T682">е</text:span>мны, словно от ударов без промаху. Челюсть у неё невелика, квадратна и <text:span text:style-name="T682">выступает</text:span> вперёд, нижние зубы показываются чаще, когда заговорит…. Почти никогда не улыбается. Кости её лица крепко изогнуты и склёпаны. <text:span text:style-name="T682">А</text:span>ура <text:span text:style-name="T682">её из</text:span> пыл<text:span text:style-name="T682">и</text:span> мела, хозяйственно<text:span text:style-name="T682">го</text:span> мыл<text:span text:style-name="T682">а,</text:span> пот<text:span text:style-name="T682">а</text:span>. С отчаянной Любой на <text:span text:style-name="T682">периферии</text:span>, <text:span text:style-name="T682">непременно</text:span>, своей комнаты, у своего окна, миловидный беркут. Галина натренировала её—но летает <text:span text:style-name="T682">одна</text:span> Люба, только ей ведомо падение длиною в версту, вонзание когтей и кровь, а её тощая хозяйка должна оставаться внизу в классной комнате, взаперти, скованная словами, течением и морозными узорами белых слов. </text:p>
      <text:p text:style-name="Text_20_body">Свет пульсирует среди туч, Чичерин месит грязь улицы к Центру, получает румянец Любы, что-то <text:span text:style-name="T682">наподобие</text:span> поклона и салюта швабр<text:span text:style-name="T682">ой,</text:span> взятой на караул комичным китайцем, чернорабочим по имени Чу Пень, непроницаемые взгляды одного-двух ранних учеников. Кочевой «туземец» учитель Джакып Кулан поднимает взгляд от навала пастельных изыскательских карт, чёрных теодолитов, ботиночных шнурков, сальников для трактора, свечей, наконечников тяги, стальных футляров для карт, обойм 7.62 мм, крошек и кусочков лепёшек, намеревается попросить сигарету, которая уже вынута Чичериным из кармана и протянута. </text:p>
      <text:p text:style-name="Text_20_body">Он благодарит улыбкой. Так-то лучше. Он не уверен насчёт намерений Чичерина, ещё меньше <text:span text:style-name="T682">в</text:span> дружбе этого Русского. Отец Джакыпа Кулана погиб во время восстания 1916, <text:span text:style-name="T682">при</text:span> попытке убежать от войск Куропаткина и уйти через границу в Китай—один из 100 беглецов-кыргызов перебитых в один вечер возле русла высыхающей речки, которую наверно можно как-то отследить к северу, до нуля на маковке мира. Русские переселенцы, охваченные паникой <text:span text:style-name="T683">чёрной сотни</text:span>, окружили и поубивали более смуглых беженцев лопатами, вилами, выстрелами из старых ружей, что кому подвернулось. Обычный случай в Семиречье той поры, даже <text:span text:style-name="T683">в </text:span>так<text:span text:style-name="T683">ой дали</text:span> от железной дороги. Они охотились на Сартов, Казахов, Кыргызов, Дунганов в то жуткое лето, как на дичь. <text:span text:style-name="T683">Велся</text:span> ежедневный <text:span text:style-name="T683">под</text:span>счёт. Это было состязанием, добродушным, но не на шутку. Тысячи неугомонных туземцев отправились на тот свет. Их имена, даже число их, утрачены навсегда. Оттенки кожи, носимая одежда становились резонным основанием, чтоб посадить в тюрьму, избить, прикончить. Даже произношение—потому что слухи о Германских и Турецких агентах носились по этим равнинам, не без помощи Петрограда. Это национальное восстание полагалось делом рук иностранцев, международным заговором с целью открыть новый фронт в войне. Ещё раз Западная паранойя, на массивном основании Европейского баланса сил. Откуда тут было взяться Казахским, Кыргызским—Восточным—объяснениям причин? Разве не были туземцы счастливы? Разве пятьдесят лет Российского правления не принесли прогресс? Процветание? </text:p>
      <text:p text:style-name="Text_20_body">Ну, пок<text:span text:style-name="T683">уд</text:span>а что, при текущих раскладах в Москве, Дакып Кулан сын национального мученика. К власти пришёл Грузин, к власти в России, древней и абсолютной, провозгласивший Будь Добр к <text:soft-page-break/>Нацменьшинствам. Но хотя старый милый тиран старается как может, Джакып Кулан почему-то остаётся таким же «туземцем» как и прежде, с ежедневной проверкой этими Русскими <text:span text:style-name="T683">степени</text:span> его неугомонности. А его гнедое лицо, его длинные узкие глаза и запылённые ботинки, и куда он ездит в своих вылазках и что происходит внутри одиноких укромных юрт Там, в аулах, на том ветру, остаётся загадкой для них неважной или же недоступной. Они швыряют дружеские сигареты, создают ему бумажное существование, используют его как Образованного Местного Оратора. Ему дана должность, ну и хватит с него… кроме, время от времени, взгляда от Любы с <text:span text:style-name="T683">посулом</text:span> соколиной охоты—опутят, небес <text:span text:style-name="T683">с</text:span> земл<text:span text:style-name="T683">ёю</text:span>, <text:span text:style-name="T683">странствий</text:span>…. Или молчани<text:span text:style-name="T683">я</text:span> от Галины там, где могли быть слова…. </text:p>
      <text:p text:style-name="P170">Тут она стала знатоком молчаний. Для великих молчаний Семиречья ещё не создан алфавит и, наверное, его никогда не будет. Они способны в любой момент зайти в комнату, в сердце, обращая в мел и бумагу здравые Советские альтернативы привезённые сюда агентами Ликбеза. Такие молчания НТА не в силах заполнить, ни ликвидировать, необъятны они, <text:span text:style-name="T683">устрашающи</text:span> как стихии в этом медвежьем углу—предназначены для Земли б<text:span text:style-name="T111">о́</text:span>льших размеров, планеты более дикой, более удалённой от солнца…. Ветра, городские снегопады и приливы жары детства Галины никогда не бывали столь огромными, столь безжалостными. Ей пришлось приехать сюда, чтобы узнать как чувствуется землетрясение, и как пережидать песчаную бурю. Каково было бы вернуться обратно теперь, назад в город? Ей станет часто сниться некая красочная картонная модель, градостроительная модель, в мельчайших деталях, таких крохотных, что подошвы её ботинок стёрли бы кварталы одним махом—и в то же время, она была жителем, внизу, внутри игрушечного города, просыпалась посреди поздней ночи, моргала кверху в ранящий свет дня, в ожидании уничтожения, до ужаса напряжена ожиданием, невозможностью дать имя тому, что приближается, зная—жутко сказать—что это сама, Центрально-Азиатская, она и есть т<text:span text:style-name="T676">ем</text:span> Неназываем<text:span text:style-name="T676">ым</text:span>, что так страшит её…. </text:p>
      <text:p text:style-name="P382">Эти высокие, эти затмевающие звёзды Мусульманские ангелы… <text:span text:style-name="Emphasis">O, wie spurlos zerträte ein Engel den Trostmarkt</text:span>. . . . Он постоянно там, западнее, Африканский сводный брат и его книги со стихами в чьих бороздах посев Тевтонскими буквами, угольно-чёрными—он ждёт, <text:span text:style-name="T684">пятная</text:span> страницы, одну за другой, за бесчисленными вёрстами долин и зонального света, что скашивается, когда снова приходят их осени, год за годом, с учётом места назначения на планете, как старый цирковой наездник, который пытается привлечь внимание хоть и нечем, кроме привычки публики, и продолжает повторять провал в каждо<text:span text:style-name="T684">й</text:span> гладко<text:span text:style-name="T684">й</text:span>, безукоризненно<text:span text:style-name="T684">й</text:span> проск<text:span text:style-name="T684">ач</text:span>ке по кругу планеты. </text:p>
      <text:p text:style-name="Text_20_body">Но разве Джакып Кулан время от времени—не часто—через школьный класс бумаг, или нежданно перед окнами в глубокую зелень распахнутыми, не бросал на Чичерина определённый взгляд? Не говорил разве этот взгляд: «Что бы ты ни делал, что ни делал бы он, не избавит вас от вашей смертности»? И ещё: «Вы братья. Вместе ли, по отдельности, зачем придавать этому столько значения? Живите. Умрите, когда придёт день, с честью или подленько—но только не от руки друг друга….» Свет каждой общей осени продолжает приносить всё тот же бесплатный совет, всякий раз с чуть меньшей уверенностью. Но ни один брат не слышит. Чёрный должно быть нашёл, где-то в Германии, свою собственную версию Джакыпа Кулана, какого-нибудь по-детски наивного туземца, что упорным взглядом отвлекал бы его от Германских Грёз Десятой <text:soft-page-break/>Элегии с явившимся ангелом, хлопанье крыльев уже на грани пробуждения, идущим раздавить без следа белую рыночную площадь его собственной ссылки…. Обращённое к востоку, чёрное лицо всматривается, с какой-нибудь зимней насыпи или стены землистого цвета из мелкозернистого камня, в пустые низины Пруссии, Польши, лиги лугов в ожидании, точно так же как и Чичерин, который становится с каждым месяцем всё напряжённее и обветреннее, на своём обращённом к западу фланге, прозревая как История и Геополитика <text:span text:style-name="T685">втаскивают</text:span> их в неизбежное столкновение, а радиоприёмники кричат всё визгливее, новые затворы шлюзов в ночи всколыхиваются от соприкосновения с гидроэлектрической яростью, вздымающейся, через пустые ущелья и перевалы, небо днём густеет от миль куполов опускающихся парашютов, белых как видения небесных юрт богатеев, занятых игрой, да так неумело, но с каждым разбросом зерни они становятся всё меньше и меньше причастными…. </text:p>
      <text:p text:style-name="Text_20_body">Прочь в костистую неизведанность необжитых земель скачет Чичерин и его Кыргыский приятель Джакып Кулан. Конь под Чичериным это версия его самого—пятнистый Аппалуза из Соединённых Штатов по имени Змей. Змею случилось стать своего рода лошадиным эмигрантом по соглашению сторон. В позапрошлом году он был в Саудовской Аравии, куда для него приходил ежемесячный чек от прибабахнутого (или, если тебе в кайф параноидальные системы, жутко рационального) техасского нефтепромышленника из Мидланда, чтобы держался подальше от кругооборотов родео, где в ту пору знаменитая необъезженная лошадь Полночь расшвыривала молодых ковбоев направо и налево в иссушенные зноем ограждения. Но этот Змей был не дикарём типа Полночи, а методичным душегубом. Что ещё хуже, он непредсказуем. Когда ты скачешь на нём, он может оставаться безразличным, или послушным как девушка. Но вдруг, без малейшего предупреждения, взбеленившись от глубокого вздоха, он мог убить тебя одним мановением копыта, змеиный поворот точнёхонько к тому мигу и месту на земле, где ты прекратишь существование. И никогда не угадаешь: месяцами мог прикидываться послушным. Но на его счету три покушения на Джакыпа Кулана. Дважды удача тупо спасла Кыргыза, а на третий он буквально вклещился и скакал на жеребце до более менее управляемого состояния. Но всякий раз, подходя к позвякивающему на склоне колу Змея, Чичерин несёт вместе с кожаной сбруей и куском посеченного коврика на спину коня ещё и сомнение, неизбывный шанс, что Кыргыз не до конца его объездил в прошлый раз. Змей просто дожидается своего момента…. </text:p>
      <text:p text:style-name="Text_20_body">Они скачут прочь от железной дороги: удаляясь от более ласковых зон Земли. Взрывы белых и чёрных звёзд по крупу и бедру Аппалуза. В центре каждой из этих новых звёзд застывший кружок вакуума, без всякого цвета, от которых полуденные Кыргызы на обочине дороги, заглянув, ухмылялись горизонту у себя за спиной. </text:p>
      <text:p text:style-name="Text_20_body">Странны, странны движущие силы нефти и замашки нефтепромышленников. Змей повидал немало перемен после Аравии, на пути к Чичерину, который, возможно, его вторая половина—много конокрадов, отчаянной скачки, конфискаций одним правительством или другим, побегов во всё более отдалённые места. Теперь вот крестьяне Кыргызы, врассыпную при звуке копыт, птицы большущие как индюки, чёрные с белым и выплесками кроваво-красного в каёмке глаз, топоча в горы, Змей, возможно, у<text:span text:style-name="T685">даляется</text:span> в то, что может стать последним из всех приключений, и уже едва вспоминает водяные трубы в оазисах с ползучим дымом, бородатых мужчин, резные, изукрашенные перламутром лакированные сёдла, поводья из скрученной козлиной шкуры, <text:soft-page-break/>женщин на седельных подушках, вопящих в восторге вверх к Кавказским предгорьям под покровом темноты, унесённые похотью, бурей вдоль едва заметной полоски тропы… лишь следы оставленные позади к этим конечным пастбищам: тени сваленные упокоиться среди разгромленного сборища крестьян. Инерция нарастает в галопе двух всадников вперёд. Запах лесов в ночи медленно исчезает. В ожидании, далеко в солнечном свете, который ещё не их, это… Это… Ждёт их, невообразимое создание высот и света… </text:p>
      <text:p text:style-name="Text_20_body">… даже теперь, в её взрослых снах, к растревоженной Галине приходит крылатый всадник, красный<text:span text:style-name="Emphasis"> Sagittarius</text:span> с плакатов детства времён Революции. Вдали от нищих, заснеженных, оборванных улиц, она вжимается здесь в Азиатскую пыль, подъяв ягодицы к небу, в ожидании первого прикосновения от него—от этого… Стальные копыта, зубы, посвист оперения по её позвоночнику… звонкая бронза всадника посреди площади, и её лицо втиснутое в сейсмические вздрагивания земли…. </text:p>
      <text:p text:style-name="Text_20_body">– Он солдат,– Люба подразумевает просто Чичерина,– и вдали от дома.– Дислоцирован на Диком Востоке где держится тихо, невыразительно, и явно под неким официальным проклятием. Слухи настолько же нелепы, насколько безразлична эта окраина. В дежурке Ефрейторы болтают о женщине: изумительная Советская куртизанка, что носила лифчики из белого козлёнка, и брила свои бесподобные ножки каждое утро до самого паха. Ебущаяся с жеребцами Екатерина, в соболях и бриллиантах, обновлённая под эпоху. Шеренга её любовников тянулась от министров и ниже до подобных Капитану Чичерину, её наивернейшему, ясное дело. Пока нео-Потёмкины упорядочивали глубокую Арктику, умелые и технократичные волки воздвигающие поселения в тундре, целые урбанистические абстракции из снега и льда, бравый Чичерин оставался в столице, кайфовал у неё на даче, где они играли в рыбака и рыбку, террориста и Государство, землепроходца и лукоморье на краю света зелёных волн. Когда официальное внимание было, наконец, обращено в их сторону, это не повлекло смерти Чичерина, ни даже ссылки—но ограничение возможностей карьерного роста: так распределились векторы, в те дни. Центральная Азия на добрую часть его лет в самом расцвете, или атташе куда-нибудь вроде Коста-Рики (ну—он захочет, что лучше б это была Коста-Рика, однажды—отпуск из этого чистилища, в шелест прибоя, зелёные ночи—как ему не хватает моря, как он мечтает о глазах тёмных и влажных, как и у него, о колониальных глазах, смотрящих вниз с балкона крошащейся кладки…). </text:p>
      <text:p text:style-name="Text_20_body">Тем временем, другой слух говорит о его связи с легендарным Вимпе, ведущим коммивояжёром из <text:span text:style-name="Emphasis">Ostarzneikunde GmbH</text:span>, филиала ИГ. Поскольку всем известно, что представители ИГ заграницей на самом деле Германские шпионы работающие на контору в Берлине известную как «NW7», <text:span text:style-name="T686">то</text:span> в эту историю про Чичерина не так-то легко поверить. Будь она буквально правдивой, Чичерина бы тут не было—никак невозможно, чтоб ему сохранили жизнь в обмен на этот сомнамбулизм в восточных гарнизонных городках. </text:p>
      <text:p text:style-name="Text_20_body">Конечно же, он мог знать Вимпе. Их жизни, какой-то период, протекали достаточно близко в пространстве и времени. Вимпе был <text:span text:style-name="Emphasis">Verbindungsmann</text:span> классического стиля, с налётом нездорового энтузиазма: очарование, привлекательность доходила тебе уступами, или террасами неодолимости: приветливые серые глаза, вертикальный гранитный нос, рот, что никогда не трепетал, подбородок неспособный на фантазии… тёмные костюмы, безукоризненные кожаные <text:soft-page-break/>пояса, серебряные запонки, обувь конской кожи, что поблескивала под остеклёнными сводами Царских приёмных и на Советском бетоне, всегда опрятный, обычно сдержанный, хорошо информированный и влюблённый в органическую химию, что была его специальностью и, как полагали, его верой. </text:p>
      <text:p text:style-name="Text_20_body">– Подумайте о шахматах,– в свои ранние дни в столице, подыскивая сравнение, которое смогут ухватить Русские,– о нелепой игре в шахматы.– Готовясь показать, если аудитория была достаточно восприимчивой (имея рефлексы торговца, он автоматически избирал путь наименьшего безразличия) как всякая молекула имеет множество открытых ей возможностей, возможность связываться, в связях различной прочности, от углерода, самого оборотистого, в роли царицы, «Екатерины Великой периодической таблицы», до мелких атомов водорода, многочисленных и одношаговых: как пешки… и грубая противоположность шахматной доски представляющая, в этой химической игре, танцевальные фигуры в трёх измерениях, «...в четырёх, если угодно...», и радикально иная идея что победа и поражение означают…. <text:span text:style-name="Emphasis">Schwärmerei</text:span>, бормотали его коллеги дома в Германии, подыскивая извинения, чтобы перейти на другие темы. Но Чичерин оставался. Глупый и романтичный, он продолжал слушать, даже подзуживал Немца. </text:p>
      <text:p text:style-name="Text_20_body">Как не вышло у них оказаться замеченными? Мало-помалу, с продолжением связи, в её бескровном подавленном виде, Советская сеть управления, заботливая как всякая семья в 19-м веке, начнёт предпринимать простые шаги, чтобы разлучить эту пару. Консервативная терапия. Центральная Азия. Но за недели негласного и мягкого выяснения, прежде чем наблюдающие уловили к чему всё клонится… какие орлы с решками п<text:span text:style-name="T687">р</text:span>озвякали в тёмных карманах той неопределённости? Со своих первых дней в качестве комиссионера фармацевтической компании, компетенция Вимпе сосредоточилась на циклизованных бензилизохинолинах. Основной интерес вызывали опиумные алкалоиды в их многочисленных вариациях. Правильно. Внутренние комнаты конторы Вимпе—номер в старорежимном отеле—переполнялись образцами, Германская наркота в ошеломляющем изобилии, Вимпе, джинн с Запада, приподнимал их, фиал за фиалом, перед лицом малыша Чичерина, тому на удивление: «Eumecon, 2% раствор морфина… Dionine (тут мы добавляем этиловую группу к морфину, как видишь)… Holopon и Nealpon, Pantopon и Omnopon, всё смеси алкалоидов опиума в виде растворяемых гидрохлоридов… и Glycopon, как глицерофосфаты…. А вот Eucodal—кодеин с водородной парой, один гидроксил, один гидрохлорид»—жестикулируя в воздухе вокруг своего кулака представляющего ядро—«выступают из различных частей молекулы».– Среди этих патентованных лекарств, аттрибуты и детализация становились почти игрой.– «Как французы поступают со своим нарядом, <text:span text:style-name="Emphasis">nicht wahr</text:span>? ленточку сюда, приятную пряжечку туда, чтоб продавался более редкий фасон…. «А здесь? Тривалин!»– Одно из сокровищ его линейки.– «Морфин и кофеин, и кокаин, все в растворе, как валериаты. Валерьянка,<text:span text:style-name="Emphasis"> ja</text:span>—корень и корневище: у тебя, наверное, найдутся родственники постарше, кто принимал её годы тому как нервный тоник… отделка бисером, так сказать—некий позумент по этим голым молекулам». </text:p>
      <text:p text:style-name="Text_20_body">Что оставалось сказать Чичерину? Понимал ли вообще Чичерин всё это? сидя в выцветшей задней комнате, пока тросы лифта скрипели и хлопали за стеной, а внизу на улице, слишком редко, чтоб иметь значение, тарахтели, прищёлкивая вожжами, дрожки вдоль по чёрной древней <text:soft-page-break/>брусчатке? Или пока снег скрёбся в закопчённые окна? Насколько далеко, по мнению тех, кто сошлёт его в Центральную Азию, означало чересчур далеко: станет ли просто его присутствие в тех комнатах смертным ему приговором автоматически… или всё-таки оставалась, даже при таком положении вещей, достаточная слабина, позволявшая ему отвечать? </text:p>
      <text:p text:style-name="P383">– Но когда боль снята… просто боль… за пределы… ниже того нулевого уровня ощущения… я слышал...– Слышал он. Не самый тонкий подход, а Вимпе наверняка известен каждый стандартный способ просвещения. Некоторые военные просто тупы, у других же такая безрассудность в крови, что ни о какой «сдержанности» и речи быть не может—это положительно безумие, они не только бросят конницу на пушки, они ещё и возглавят атаку. Это великолепно, но это не война. Дождись Восточного Фронта. Своим первым боем, Чичерин заслужит репутацию маниакального самоубийцы. У Германский полевых командиров от Финляндии до Чёрного моря сложится по отношению к нему <text:span text:style-name="T688">джентльменское</text:span> отвращение. <text:span text:style-name="T688">Начнут</text:span> всерьёз задаваться вопросом, есть ли у этого человека хоть малейшее чувство военной пристойности вообще. Его будут брать в плен и терять снова, ранить, считать убитым в бою, а он будет идти дальше, напролом, неистовый снежный человек по зимним болотам—никакое упреждение на ветер, ни эшелонированное окружение или убийственный выплеск обойм их Парабеллумов никак не могли его завалить. Он любитель, как и Ленин, Наполеоновского <text:span text:style-name="Emphasis">s’engage, et puis, on voit</text:span>, а что касается броска в атаку, что ж, гостиничная комната того человека от ИГ была одной из его ранних репетиций. У Чичерина дар связываться с нежелательными, невыявленными врагами порядка, контрреволюционным отребьем человечества: он этого не планирует, просто само собой получается, он гигантская сверхмолекула с таким числом открытых валентных связей, доступных в любой момент, и по ходу дела… по ходу танца дела… уж как оно повернёт… другие подключаются, и фармакология Чичерина, видоизменяясь таким образом, с её в дальнейшем открывающимися побочными эффектами, не слишком-то предсказуема заранее. Чу Пень, китайский мастер на все руки в красной юрте, кое-что об этом знает. В первый <text:span text:style-name="T688">же </text:span>день, как Чичерин <text:span text:style-name="T688">явился</text:span> доложить <text:span text:style-name="T688">о</text:span> <text:span text:style-name="T688">прибытии</text:span>, Чу Пень знал—и сковырнулся через свою швабру, не столько для отвода глаз, как отпраздновать встречу. У Чу Пена и самого имелась связь или две открытых. Он живой памятник успеха Британской торговой политики по ходу предыдущего столетия. Классическая схема аферы всё ещё знаменита, поныне: привозишь опиум из Индии, вводишь в употребление в Китае—привет, Фань, это опиум, опиум, это Фань—ах, так этта моя нада ам-ам—нет-ха-ха, Фань, это твоя надо <text:span text:style-name="T1">пых-пых</text:span>, понимай? И скоро Фань приходит ещё и ещё за добавкой, так ты создаёшь не<text:span text:style-name="T688">уклонн</text:span>ый спрос на это дерьмо, доводишь Китай объявить его незаконным, затем втягиваешь Китай в две-три разгромных войны за право твоих торговцев продавать опиум, которое к этому времени объявляешь священным. Ты победил, Китай проиграл. Превосходно. Чу Пень, являясь монументом всему этому, нынче привлекает караваны туристов обозреть его, обычно когда он Под Воздействием… «Итак, дамы и господа, как можете убедиться, характерный закопчён<text:span text:style-name="T689">н</text:span>о-серый цвет лица...» Они все стоят вглядываясь в его поглощённые грёзами фации, внимательные мужчины с широкими бакенбардами, удерживая жемчужно-серые утренние шляпы в руках, женщины приподымающие свои подолы подальше от мест, где жуткая Азиатская живность копошится микроскопически по старым доскам пола, пока их экскурсовод подчёркивает заслуживающие интерес детали своей металлической указкой, замечательно тонкий инструмент, <text:soft-page-break/>тоньше, фактически, рапиры, часто взблескива<text:span text:style-name="T689">ет</text:span> быстрее, чем глаз способен уловить—«Его Потребность, обратите внимание, сохраняет свою форму при стрессах любого вида. Никакая телесная болезнь, или нехватка питания, не способна изменить её ни на йоту...»– все их мягкие, их мелкие взоры следуют кротко, словно аккорды пианино в окраинной гостиной… не<text:span text:style-name="T689">уклонн</text:span>ая Потребность заставляет сиять этот застойный воздух: это бесценный слиток, из которого всё ещё можно чеканить суверенов, и профили великих правителей выгравированные и пущенные в оборот, в ознаменование. Это путешествие того стоило, <text:span text:style-name="T689">само лишь</text:span> лицезрение этого сияния, стоило долгого проезда в санях, через замёрзшие степи в громадных закрытых санях, громадных как морской паром, повсюду изукрашенный Викторианскими завитками—с внутренними палубами и уровнями для пассажиров любого класса, с бархатными салонами, камбузами полными припасов, с молодым доктором Маледетто, которого любят дамы, с элегантным меню включающим всё от<text:span text:style-name="Emphasis"> Mille-Feuilles à la Fondue de la Cervelle</text:span> до <text:span text:style-name="Emphasis"><text:s/>La Surprise du Vésuve</text:span>, холлы укомплектованные стереортиконами и набором слайдов, туалеты с дубовой обшивкой наполированной до вишнёво-красного и ручной резьбой русалочьих лиц, листьев аканфа <text:span text:style-name="T689">в</text:span> послеполуденных и садовых форм<text:span text:style-name="T689">ах,</text:span> напомнить сидящему о доме, когда совсем подкатит, тёплое нутро нависает тут так жутко над головокружительным путём из кристаллического льда и снега, который можно также видеть с наблюдательной палубы, проплывающие просторы горизонтальной бледности, круговорот заснеженных полей Азии, под небесами из металла куда менее благородного, чем этот, которым мы приехали полюбоваться…. </text:p>
      <text:p text:style-name="P171">Чу Пень тоже наблюдает их, когда являются, и глазеют, и уходят. Они фигурки снов. Они его забавляют. Они часть опиума: никогда не <text:span text:style-name="T689">появляются</text:span> от чего-то ещё. <text:span text:style-name="T689">З</text:span>дешний гашиш <text:span text:style-name="T689">о</text:span>н, вообще-то, старается не курить больше, чем требует вежливость. Этот комковатый, смолистый фантасмагорий Туркестана хорош для Русского, Кыргызского, и других варварских вкусов, но дайте Чу слезу мака в любой момент. Видения намного лучше, не такие геометрические, способные обернуть всё—воздух, небо—в персидский ковёр. Чу предпочитает ситуации, путешествия, комедию. Узрение такого же аппетита в Чичерине, этом коренастом, Латино-глазом эмиссаре из Москвы, этом Советском эмигранте по соглашению сторон, кого угодно заставит сковырнуться через свою швабру, обмывки прошипеть по полу и ведро грянуть гонгом в изумлении. В восторге! </text:p>
      <text:p text:style-name="Text_20_body">И уже вскоре эти два отпетых правонарушителя уже крадутся на окраины города, для встреч. Это местный скандал. Чу, из какой-то прорези в грязных тряпках и лохмотьях висящих с его нездорового жёлтого тела, добывает омерзительный выхарк гадко пахнущего вещества, завёрнутый в обрывок старой<text:span text:style-name="Emphasis"> Enbekši Qazaq </text:span>за 17 августа прошлого года. Чичерин достаёт трубку—будучи с Запада, он ответственен за технологию <text:span text:style-name="T690">происходящего</text:span>—обугленную, непристойную принадлежность из чередования красного с жёлтым по Британскому олову, купленную с рук в подержанном состоянии за пару копеек в Квартале Прокажённых в Бухаре и, да, отлично прокуренную к тому времени. Неустрашимый Капитан Чичерин. Два опиомана опускаются на корточки за кусочком стены расшатанным и наклонённым недавним землетрясением. Случайные всадники проезжают мимо, какие-то замечают их, другие нет, но все в молчании. Звёзды над головой толпятся в небе. Дальше за городом колышутся травы, и волны движутся в них, медленные как овцы. Это мягкий ветер, несущий последний дым дня, запахи отар и жасмина, стоячей воды, оседающей пыли… ветерок, который Чичерин никогда не <text:soft-page-break/>будет вспоминать. Не больше, чем он может сейчас увязать эту сырую смесь сорока алкалоидов с утончёнными, гранёными, отполированными и упакованными в фольгу молекулами, которые коробейник Вимпе показывал ему давным-давно, одну за другой, и сказывал о них сказы…. </text:p>
      <text:p text:style-name="Text_20_body">– Онейрин и Метонерин. Вариации представленные Ласло Джампфом в ACS Journal, в позапрошлом году. Джампфа тогда одолжили, уже в качестве химика, Американцам, чей Национальный Совет Исследований начинал массированную программу по исследованию молекул морфина и их возможностей—План на Десятилетку, совпавший, как ни странно, с классическим изучением больших молекул проводившемся Каротерсом у Дюпона, Великим Синтезатором. Связь? Конечно имеется. Но мы о ней не говорим. НСИ синтезируют новые молекулы ежедневно, <text:span text:style-name="T690">в основном из</text:span> куско<text:span text:style-name="T690">в</text:span> молекулы морфина. Дюпон низает вместе группы наподобие амидов в длинные цепи. Две программы выглядят дополняющими друг друга, не правда ли? Американский недостаток модульного дублирования, объединённый с тем на что, пожалуй, направлены основные изыскания у нас: найти нечто способное убивать интенсивную боль не вызывая зависимости. </text:p>
      <text:p text:style-name="Text_20_body">– Результаты пока не обнадёживают. Мы, похоже, упёрлись в дилемму неотделимую от Природы, принцип неопределённости, как у Хайсенберга. Присутствует почти полный параллелизм между обезболиванием и привыканием. Чем больше боли оно снимает, тем сильнее мы его хотим. <text:span text:style-name="T690">Повидимому</text:span>, мы не можем иметь одно свойство без другого, не больше, чем физик квантовой механики может указать позицию без утраты определённости скорости частицы— </text:p>
      <text:p text:style-name="Text_20_body">– Это я бы и так сказал. Но зачем— </text:p>
      <text:p text:style-name="Text_20_body">– Зачем. Мой милый Капитан. Зачем? </text:p>
      <text:p text:style-name="Text_20_body">– Деньги, Вимпе. Лить фонды в унитаз на такие бесполезные исследования— </text:p>
      <text:p text:style-name="P172">Прикосновение как-мужчина-мужчине в ответ, к верхнему из трёх ремешков поперёк гимнастёрки. Улыбка среднего возраста полная <text:span text:style-name="Emphasis">Weltschmerz</text:span>. –«Дашь на дашь, Чичерин»,– шепчет торговец.– «Вопрос равновесия приоритетов. Исследователи обходятся довольно дёшево, и даже ИГ <text:s/>позволительно помечтать, понадеяться на невозможное…. Подумай что значило бы открытие такого лекарства—рациональная отмена боли, не расплачиваясь зависимостью. <text:span text:style-name="T1">Прибавочная</text:span> стоимость—всё же что-то, таки, есть в Марксе с Энгельсом»,– тешит клиента,– «осветили тему. Потребность типа зависимости, никак не связана с истинной болью, истинными нуждами экономики, не соотнесена с производством или трудом… нам бы поменьше этих неизвестностей, хватит уж. Мы умеем производить истинную боль. Войны, ясное дело… заводские станки, промышленные аварии, автомобили, враги безопасности, яды в еде, воде и даже в воздухе—это всё множества напрямую увязанные с экономикой. Они нам известны и мы в силах их контролировать. Но «зависимость»? Что мы знаем о ней? Туман и фантомы. Не не <text:span text:style-name="T691">н</text:span>айти и пары экспертов, которые <text:span text:style-name="T691">пришли <text:s/>бы к </text:span>согласи<text:span text:style-name="T691">ю</text:span> даже о значении этого слова. «Понуждение»? А кого не понуждают? «Соизволение»? «Подчинённость»? А эти что <text:span text:style-name="T691">о</text:span>знача<text:span text:style-name="T691">ю</text:span>т? Всё, что имеем, это тысяча смутных научных теорий. Рациональная экономика не может зависеть от причуд психики. Мы не смогли бы <text:span text:style-name="T1">планировать</text:span>…. </text:p>
      <text:p text:style-name="Text_20_body"><text:soft-page-break/>Какое предчувствие постучалось в правое колено Чичерина? Что за прямая конвертация между болью и золотом? </text:p>
      <text:p text:style-name="Text_20_body">– Вы и впрямь так злонамеренны, или это притворство? Действительно торгуете болью? </text:p>
      <text:p text:style-name="P172">– Торговля болью занятие врачей, а никому и в голову не придёт критиковать их благородное призвание. Но стоит <text:span text:style-name="Emphasis">Verbindungsmann</text:span>у хотя бы лишь потянуться к замку на чемодане с образцами и все вы начинаете вопить и разбегаться. Ну—вы не найдёте много наркоманов среди нас. Медицинская профессия полна ими, но мы, <text:span text:style-name="T691">коммивояжёры</text:span>, верим в истинную боль, в истинное избавление—мы рыцари на службе Идеалу. Всё должно быть истинным для целей нашего рынка. Иначе мой работодатель—а наш небольшой химический картель является моделью самой структуры наций—блуждает в иллюзии и снах, <text:span text:style-name="T691">пока</text:span> однажды <text:span text:style-name="T691">не </text:span>пропад<text:span text:style-name="T691">ё</text:span>т в хаосе. То же самое и с вашим работодателем. </text:p>
      <text:p text:style-name="Text_20_body">– Мой «работодател<text:span text:style-name="T694">ь</text:span>» Советское государство. </text:p>
      <text:p text:style-name="Text_20_body">– Вот как?– Вимпе и впрямь сказал «<text:span text:style-name="T1">является</text:span> моделью», а не «станет моделью». Удивительно, что они смогли зайти так далеко, если смогли на самом деле—настолько разнясь в убеждениях и вообще. Вимпе, однако, будучи более циничным, способен был призн<text:span text:style-name="T692">ав</text:span>ать больше правды, прежде чем <text:span text:style-name="T692">по</text:span>чувствовать неловкость. Его терпе<text:span text:style-name="T692">ливость</text:span> с Чичеринской красноармейской версией экономики <text:span text:style-name="T692">оказалась</text:span> довольно <text:span text:style-name="T692">обширной</text:span>. Они расстались <text:span text:style-name="T692">весьма</text:span> дружески. Вимпе переназначили в Соединённые Штаты (Chemnyco в Нью-Йорке) вскоре после того, как Гитлер стал Канцлером. Связь Чичерина, по гарнизонным слухам, прекратилась тогда же, навсегда. </text:p>
      <text:p text:style-name="Text_20_body">Но это слухи. Их хронологии нельзя довериться. Закрадываются противоречия. <text:span text:style-name="T692">Чудненько</text:span> <text:s/>прове<text:span text:style-name="T692">сти</text:span> зим<text:span text:style-name="T692">у</text:span> в Центральной Азии, когда ты не Чичерин. Если ты <text:span text:style-name="T1">всё же</text:span> Чичерин, ну, это ставит тебя в более своеобразное положение. Не так ли. Тебе придётся перезимовать ни на чём, кроме параноидальных подозрений почему ты тут…. </text:p>
      <text:p text:style-name="P173">Это из-за Енцина, наверняка проклятый Енцин. Чичерин побывал в Красно<text:span text:style-name="T692">м</text:span> Архиве, видел записи, дневники и судовые журналы эпического, обречённого вояжа адмирала Рождественского, некоторые всё ещё засекречены <text:span text:style-name="T692">даже</text:span> 20 лет спустя. И теперь он знает. А <text:span text:style-name="T692">раз</text:span> это всё <text:s/><text:span text:style-name="T692">есть </text:span>в архивах, то и Они тоже знают. Обворожительные юные дамы и Германские торговцы наркотой достаточно веские причины услать человека на восток в любой период истории. Но Они не были бы тем, кто и где Они есть, без <text:span text:style-name="T692">придания </text:span>Дантова оттенка <text:s/>Их понятия<text:span text:style-name="T693">м</text:span> <text:span text:style-name="T692">о</text:span> расправ<text:span text:style-name="T692">е</text:span>. Просто возмездие хорошо для военного времени, но политика между войнами требует симметрии и более элегантной идеи о справедливости, вплоть даже до того, чтобы подделываться, малость по-декадентски, под милосердие. Это посложнее, чем массовая казнь, потруднее и не так удовлетворяет, однако существуют договорённости, которые не видны Чичерину, охватывающие Европу, возможно и мир, который не следует слишком беспокоить, между войнами…. </text:p>
      <text:p text:style-name="P384">Похоже, что в декабре 1904, адмирал Рождественский во главе флота из 42 Российских военных кораблей, вошёл в порт Юго-Западной Африки, Людерицбухт. Это было в разгар Русско-Японской войны. Рождественский направлялся в Тихий океан, освободить другой Российский флот, столько месяцев запертый в Порт-Артуре Японцами. Выйти из Балтики, обогнуть Европу <text:soft-page-break/>и Африку, чтобы пересечь весь Индийский океан, а затем подняться к северу вдоль оконечного побережья Азии, вояж должен был стать одним из самых зрелищных за всю историю: семь месяцев и 18000 миль пути, чтобы в один ранний день лета в водах между Японией и Кореей, где <text:span text:style-name="T695">такой себе</text:span> адмирал Того, что дожидался в засаде, выплыл из-за острова Цусимы и до наступления ночи вручил Рождественскому его порванную жопу. Всего лишь четыре корабля Русских смогут добраться до Владивостока—почти все прочие потоплены коварными Япошками. </text:p>
      <text:p text:style-name="P174">Отец Чичерина служил артиллеристом на флагманском корабле адмирала, на <text:span text:style-name="Emphasis">Суворове</text:span>. Флот остановился в Людерицбухт на неделю, намереваясь загрузиться углём. Шторма хлестали по маленькой переполненной гавани. <text:span text:style-name="Emphasis">Суворов</text:span> всё время бился о суда-угольщики, оставляя пробоины в бортах, повредив многие из своих 12-фунтовых пушек. Матросы работали круглосуточно, под прожекторами <text:span text:style-name="T695">включёнными</text:span> на палубе по ночам, таскали мешки с углём, полуслепые <text:span text:style-name="T695">от </text:span>луч<text:span text:style-name="T695">ей</text:span>, лопатили, потели, кашляли, зверели. Несколько чокнулись, двое совершили попытки самоубийства. Старый Чичерин, после двух дней такого, ушёл в самоволку и не появлялся до его окончания. Ему встретилась девушка Иреро, чей муж погиб в восстании против Немцев. Ничего такого он не планировал и не мечтал перед тем как сойти на берег. Что знал он про Африку? У него осталась жена в Санкт-Петербурге и ребёнок, что только-только начинал сидеть. Перед этим он не покидал дом дальше, чем до Крондштадта. Ему <text:span text:style-name="T696">просто</text:span> <text:span text:style-name="T696">требовалось</text:span> отдохнуть от непосильной пахоты, и от того как это всё выглядело… от того, что белый-с-чёрным угля и дуговых ламп хотели сказать… никакого цвета, и нереальность выдержать это—но нереальность <text:span text:style-name="T1">знакомая</text:span>, та что предупреждает: Всё Это Подстроено Посмотреть Что Я Буду Делать И Тут Нельзя Сделать Ни Одной Промашки… в последний день своей жизни, когда его со свистом накрывало Японское железо со слишком далеко затеря<text:span text:style-name="T696">нных</text:span> в дымке кораблей, чтобы он смог хотя бы различить их, он будет думать о карбонизации лиц людей, казалось бы, ему знакомых, людей превращающихся в уголь, древний уголь, что отблескивал, каждый кристалл, в грубых мазках свечей Яблочкова… каждая чешуйка поразительно идеальна… заговор углерода, хотя он никогда не называл это «углеродом», это была сила, от которой он сошёл на берег, чувство чересчур бессмысленной силы, текущей не туда… он слышал в этом запах Смерти. Поэтому он дождался когда мичман отвернётся закурить сигарету, а потом просто ушёл—все они были слишком чёрными, искусственно чёрными, чтобы это сразу заметили—и нашёл на берегу неподдельную черноту торжественной девушки Иреро, которая казалось ему вдохом жизни после долгого заточения и остался с ней на краю придавленного жалкого городка, возле железной дороги, в домишке из единственной комнаты, построенном из жердей, багажных ящиков, тростника, грязи. Дождь хлестал. Поезда кричали и пыхтели. Мужчина и женщина оставались в кровати и пили кари, который гонят из картофеля, гороха и сахара, и на Иреро означает «питьё смерти». Близилось Рождество и он подарил ей медаль, которую получил когда-то давно за успех на показательных стрельбах в Балтийском море. К тому времени, когда он ушёл, им удалось узнать имена друг друга и несколько слов из языков обоих—боюсь, рад, спать, любить… начала нового языка, диалект, на котором пожалуй только они двое и говорили во всём мире. </text:p>
      <text:p text:style-name="P175">Но он ушёл обратно. Его будущее было с Балтийским флотом, в этом ни он, ни девушка не могли <text:span text:style-name="T696">усомниться</text:span>. Шторм пронёсся, туман покрыл море. Чичерин уплыл, запертый в тёмном вонючем <text:soft-page-break/>кубрике ниже ватерлинии <text:span text:style-name="Emphasis">Суворова</text:span>, выпивший свою Рождественскую водку, плетущий сказы как ему пофартило оказаться в пространстве без качки, там на краю сухого вельда, с кое-чем тёплым и добрым вокруг его члена вместо собственного кулака. Он уже описывал её как похотливую туземную тёлку. Это древнейшая из морских россказней. Рассказывая, он уже не был Чичериным, а одноликой толпой предыдущих и последующих, пропали все, но не все были несчастны. Девушка могла стоять на каком-то мысу, глядя как серые броненосцы один за другим растворяются в дымке Южной Атлантики, но даже если в этом месте вам угодно парочку аккордов из Мадам Баттерфляй, она скорее всего переругивалась на улице, или спала. Ей не суждена была лёгкая жизнь. Чичерин сделал ей ребёнка, родившегося месяца через два после того как артиллерист пошёл ко дну в виду крутых утёсов и зелёных лесов Цусимы, в начале вечера 27 мая. </text:p>
      <text:p text:style-name="Text_20_body">Немцы зарегистрировали рождение и имя отца (он написал его для неё, как делают моряки—он открыл ей своё имя) в своих централизованных файлах в Виндхоеке. Проездной паспорт был выдан матери с ребёнком, чтобы вернулась в свою родную деревню, вскоре после того. Перепись колониальным правительством проверить сколько туземцев они перебили, проведённая сразу после того, как Бушмены вернули его в деревню, отмечает мать умершей, но имя её значится в записях. Виза датированная декабрём 1926 на въезд Енцина в Германию, а позднее просьба о предоставлении Германского гражданства хранятся в берлинских файлах. </text:p>
      <text:p text:style-name="Text_20_body">Пришлось немало походить для сбора всех этих кусочков бумаги. Для начала у Чичерина не было ничего кроме пары <text:span text:style-name="T696">скупых</text:span> слов в Адмиралтействе. Но это была эра Сиадоры Александровны, той самой с нижним бельём из шкуры козлёнка, и <text:span text:style-name="T696">насчёт</text:span> доступа положение Чичерина было лучше, чем оно сейчас. Договор Рапалло тоже был в силе так что открытых на Берлин путей имелось предостаточно. Тот странный кусок бумаги… в моменты острого приступа мании величия, ему становится совершенно ясно <text:span text:style-name="T697">зачем</text:span> его однофамилец и убитый еврей устроили искусную театральную постановку в Рапалло, и что истинной и единственной целью было донести до сведения Вацлава Чичерина существование Енцина… гарнизонная жизнь далеко на востоке, как определённые препараты, делает такие вещи на удивление ясными…. </text:p>
      <text:p text:style-name="Text_20_body">Но увы, похоже навязчивостью только вредишь сам себе. Досье составленное Чичериным на Енцина (он даже справился о данных в распоряжении Советской разведки на, в ту пору ещё, Лейтенанта <text:span text:style-name="T697">Вайсмана</text:span> и его политическ<text:span text:style-name="T697">ом</text:span> приключени<text:span text:style-name="T697">и</text:span> в Юго-Западной) было воспроизведено неким ушлым аппаратчиком и ушло в досье на самого Чичерина. И так оно обернулось, что <text:span text:style-name="T697">по прошествии пары</text:span> <text:s text:c="2"/>месяц<text:span text:style-name="T697">ев</text:span> <text:s/>кто-то равным образом анонимный утвердил назначение Чичерина в Баку, и он угрюмо отправился на первую пленарную сессия ВЦК НТА (Всесоюзный Центральный Комитет Нового Тюркского Алфавита), где его немедленно <text:span text:style-name="T697">ввели в</text:span> <text:s/>Комитет ƣ. </text:p>
      <text:p text:style-name="Text_20_body">ƣ типа, как бы разновидность G, звонкий, увулярный, взрывной. Разница между ним и обычным твоим G такова, что Чичерин так и не сможет её уловить. Иди пойми, все Назначения На Замороченные Буквы приберегли для таких же неумек как он. Шацкий, пресловутый носо-фетишист из Ленинграда, который прихватыва<text:span text:style-name="T697">л</text:span> на Съезд Партии атласный чёрный носовичок и, да, не однажды не смог удержаться, чтобы не протянуть руку и вживую погладить нос могущественных официальных лиц, он тут же—изгнан из Комитета Ѳ, где постоянно забывает, <text:soft-page-break/>что Ѳ в НТА это Œ, а не Русская Ф, тем самым затягивает процесс и сеет смуту на каждом рабочем заседании. Большая часть его времени уходит на попытки выторговать для себя перевод в Комитет ῌ, –«Или, в общем»,– придвигаясь поближе, тяжело дыша,– «пусть хоть в просто Н, да даже и М подойдёт...». Импульсивный и нестойкий шутник Радничный завалил Комитет Ə, на том основании, что это нейтральный гласный звук, вот он и затеял мегаломаниакальный проект заменить любой и каждый гласный звук в Центральной Азии—и зачем останавливаться на этом, почему бы даже и не какой-нибудь согласный, или парочку? при этих нейтральных тут… не слишком-то необычно, учитывая его репутацию пародиста и тупых резолюций, <text:span text:style-name="T697">а также</text:span> блестящий, но обречённый заговор ударить Сталина по лицу бисквитным тортом с крупной дробью, в котором он оказался замешанным не глубже того, чтобы отделаться Баку, а не чем-то худшим. </text:p>
      <text:p text:style-name="Text_20_body">Естественно, Чичерин вписывается в эту команду нераскаявшихся. И уже скоро, если это не участие в попытке Радничного проникнуть на нефтепромыслы и вырядить подъёмный кран под вид гигантского члена, тогда уж <text:span text:style-name="T697">точно</text:span> торчанье в Арабских кварталах города, дожида<text:span text:style-name="T697">ясь</text:span> там вместе с позорным Украинским наркушей Бугнагорко из Комитета гортанного К (обычная К представленная Q, тогда как среднеязычная К, обозначаемая латинской С, произносится с неким пришепётыванием) посыльного с гашишом, либо парирование носовых поползновений Шацкого. Ему доходит, что он, на самом деле, заперт в какой-то военной палате чокнутых в Москве, и просто галлюционирует эту пленарную сессию. Вокруг ни души с несдвинутыми мозгами. </text:p>
      <text:p text:style-name="Text_20_body">Больше всего гнетёт борьба за власть, в которую он нехотя был втянут, с неким Игорем Блобаджяном, представителем Партии в престижном Комитете G. Блобаджян фанатично пытается обокрасть Чичеринский Комитет и подменить ƣ одними G, вбивая, в виде клиньев, заимствованные слова. На солнцепёке, в комиссарской испарине эти двое <text:span text:style-name="T697">охаивают</text:span> друг друга поверх подносов с запеканкой и Грузинским фруктовым супом. </text:p>
      <text:p text:style-name="Text_20_body">Разразился кризис относительно какую g использовать в слове «стенография». Вокруг слишком много эмоциональной привязанности к данному слову. Однажды утром Чичерин обнаруживает, что в его конференц-зале все карандаши загадочно исчезли. В отместку, он и Радничный на следующую ночь проникают в конференц-зал Блобаджяна с фонарями, напильниками да натфелями и переделывают алфавит на его пишущей машинке. Наутро пошла потеха. Блобаджян гарцует вокруг в затяжном припадке визга. Чичерин на заседании, собравшихся призывают к порядку, ХРЯСЬ! две дюжины <text:span text:style-name="T698">лингвистов</text:span> и бюрократических шишек кувыркнулись на свои задницы. Эхо грохота разносится полные две минуты. Чичерин, на своей заднице, замечает, что ножки всех стульев вокруг стола отпилены, снова приклеены воском и подлакированы. Профессиональная работа, сказать нечего. Может быть Радничий двойной агент? Пора добродушных шуточек миновала, Чичерину придётся действовать <text:span text:style-name="T698">в одиночку</text:span>. Старательно, под светом фонаря ночной смены, когда манипулируемые буквы всего более способны приводить к прозрениям иного рода, Чичерин делает транслитерацию начальной суры священного Корана в предлагаемый НТА, и прослеживает: чтобы она поциркулировала среди Арабистов на заседании, за подписью Игоря Блобаджяна. </text:p>
      <text:p text:style-name="Text_20_body"><text:soft-page-break/>Вот что значит нарываться на неприятности, по полной. Эти Арабисты и вправду отморозки. Они страстно агитировали за составление НТА из Арабских букв. В коридорах идут кулачные бои с неперестроившимися сторонниками кириллицы, и перешёптывания о кампании бойкотирования, по всему Исламскому миру, Латинского алфавита. (Никто, собственно, особо не ратует за НТА кириллицей. Старые Царские альбатросы всё ещё висят на Советской шее. В Центральной Азии в эти дни сильное неприятие чего-либо предполагающего Русификацию, и отношение распространяется даже на вид печатного слова. Поэтому остаётся только Латынь, автоматом. Но Арабисты не сдаются. Они продолжают предлагать реформированное Арабское письмо—в основном по модели от 1923, что была ратифицирована в Бухаре и успешно использована среди Узбеков. Нёбная и велярная вокалики разговорного Казахского может передаваться применением диакритических знаков). И во всём этом сильный религиозный ракурс. Использование не-Арабского алфавита ощущается прегрешением против Бога—у большинства Тюркских народов, в конце концов, Ислам, а Арабские письмена письмо Ислам<text:span text:style-name="T698">ской веры</text:span>, это письмена в которых слово Аллаха снизошло в Ночь Силы, это письмо Корана—Это <text:span text:style-name="T40">что</text:span>? Понимает ли Чичерин что он творит этой своей фальсификацией? Это не просто святотатство, это разжигание священной войны. Блобаджяна, в результате, загоняет в чёрный конец Баку шарага Арабистов, во всю махая ятаганами и дико щерясь. Нефтяные вышки стоят <text:span text:style-name="T698">как </text:span>часовы<text:span text:style-name="T698">е</text:span>, обглоданные до кости. Горбуны, прокажённые, гебефреники и ампутанты вс<text:span text:style-name="T698">ех сортов</text:span> высыпают из своих укромных мест полюбоваться потехой. Они поопирались на ржавый металл ветшающих стенок нефтеперегонного оборудования, всё их обобществлённое небо в мозаике звёзд изначальных цветов. Они заполонили конторы, будки и загородки административной пустоты возникшей после Революции, когда эмиссаров из Датч Шелл попросили убраться, и все Английские и Шведские инженеры уехали домой. Теперь в Баку период затишья, сокращений. Все деньги за нефть добытые из этих полей Нобелями ушли на Нобелевские Премии. Новые скважины бурятся повсеместно от Волги до Урала. Пришло время пересмотра, уточнения недавней истории, которую качают теперь, сырой и чёрной, из других уже слоёв сознания Земли…. </text:p>
      <text:p text:style-name="Text_20_body">– Давай сюда, Блобаджян—скорее,– за спиной Арабисты улюлюкают, пронзительно, безжалостно, среди красно-оранжевых звёзд над вышками. </text:p>
      <text:p text:style-name="Text_20_body"><text:span text:style-name="T1">Шарах</text:span>. Последний люк на засов. –«Подождите—что это?» </text:p>
      <text:p text:style-name="Text_20_body">– Неважно. Тебе пора в путь. </text:p>
      <text:p text:style-name="Text_20_body">– Но я не хочу— </text:p>
      <text:p text:style-name="Text_20_body">– Ты не хочешь стать ещё одним растерзанным неверным. Слишком поздно, Блобаджян. Получай…. </text:p>
      <text:p text:style-name="Text_20_body">Первым делом он узнаёт как менять свой показатель преломления. Он может выбирать любой между прозрачным и светонепроницаемым. Когда восторг экспериментирования поулёгся, он выбирает бледный оттенок полосатого оникса. </text:p>
      <text:p text:style-name="Text_20_body">– Тебе подходит,– бормочет проводник.– Теперь поторопись. </text:p>
      <text:p text:style-name="Text_20_body">– Нет. Я хочу выдать Чичерину всё, что причитается. </text:p>
      <text:p text:style-name="Text_20_body"><text:soft-page-break/>– Слишком поздно. Ты не часть того, что ему причитается. Уже нет. </text:p>
      <text:p text:style-name="Text_20_body">– Но он— </text:p>
      <text:p text:style-name="Text_20_body">– Он святотатец. У Ислама для этого свои собственные наработки. Ангелы и санкции, и допрос с пристрастием. Ему идти другим путём. </text:p>
      <text:p text:style-name="P385">До чего алфавитна природа молекул. Это доходит тебе тут, внизу: тут встречаешь Комитеты молекулярной структуры один <text:span text:style-name="T699">в</text:span> <text:span text:style-name="T699">один</text:span> с оставленными там, на пленарных заседаниях НТА. –«Смотри: как они возникают из произвольного течения—оформлены, очищены, дисцилированы, в точности как ты когда-то освобождал свои буквы от неузаконе<text:span text:style-name="T699">н</text:span>ных, смертных струй человеческой речи…. А тут наши буквы, наши слова: их тоже можно модулировать, разбивать, сочетать, переопределять, со-полимеризировать одно с другим во всемир<text:span text:style-name="T699">н</text:span>ые цепи выходящие порой на поверхность после долгих молекулярных молчаний, как видимые части гобелена». </text:p>
      <text:p text:style-name="Text_20_body">Блобаджян приходит к осознанию, что Новый Тюркский Алфавит всего лишь одно из проявлений процесса в действительности намного старше—и куда менее несознающего себя—чем у него когда-либо имелся повод увидать во сне. Мало-помалу, бурная конфронтация между ƣ и g угасает до тривиальных воспоминаний детства. Потускневшие анекдоты. Он перерос их—когда-то кислый бюрократ с верхней губой очерченной как у шимпанзе, теперь он искатель приключений, далеко углубившийся в собственн<text:span text:style-name="T699">ое</text:span> <text:span text:style-name="T699">странствие</text:span>, в подземном течении, ничуть не тревожась куда оно может его занести. Он утратил даже, в неизмеримой дали верховьев течения, свою гордость тем, что однажды он <text:span text:style-name="T699">отчасти</text:span> сочувствовал Вацлаву Чичерину, обречённому никогда не увидеть того, что открылось Болбаджяну…. </text:p>
      <text:p text:style-name="Text_20_body">А печать продолжает свой марш без него. Копировальщики несутся вдоль ряда столов, развевая вымпелами смазанных гранок по воздуху. Туземные печатники проходят ознакомительные курсы у экспертов переброшенных по воздуху из Тифлиса, как набирать этот НТА. Печатные плакаты <text:span text:style-name="T699">плодятся</text:span> в городах, в Самарканде, Пишпеке, Верном и Ташкете. Вдоль тротуаров и на стенах по<text:span text:style-name="T699">явля</text:span>ются самые первые печатные лозунги, первые Центрально-Азиатские символы <text:span text:style-name="Emphasis">пошёл на хуй</text:span>, первые знаки <text:span text:style-name="Emphasis">замочи-мента</text:span> (и кто-то исполняет! этот алфавит и вправду нечто!), и вот магия, которую шаманы, на открытом ветру, всегда знали, начинает действовать теперь политически, а Джакып Кулан слышит как дух его <text:span text:style-name="T700">убитого</text:span> отца скрипучей ручкой по ночам обучается выводить А и Б…. </text:p>
      <text:p text:style-name="Text_20_body">Ну, а где-то почти сейчас, <text:s/>Чичерин и Джакып Кулан через какие-то невысокие холмы <text:span text:style-name="T700">подъезжают к</text:span> деревн<text:span text:style-name="T700">е</text:span>, которую они искали. Люди собрались в круг: весь день <text:span text:style-name="T700">продолжался</text:span> праздник. Костры дымятся. Посреди толпы оставлено небольшое место, и два юных голоса слышны даже на таком расстоянии. </text:p>
      <text:p text:style-name="Text_20_body">Это <text:span text:style-name="Emphasis">айтыс</text:span>—певческое состязание. Мальчик и девочка <text:span text:style-name="T700">при всей</text:span> деревн<text:span text:style-name="T700">е</text:span> ведут насмешливую ну-ты-мне-нравишься-хотя-у-тебя-есть-пара-сдвигов-например <text:span text:style-name="T700">перепалку</text:span> под мелодию, что вырывается из щипково-струнных кобыза и домбры. На удачных строчках народ смеётся. Тут надо держать ухо востро: ты выдаёшь куплеты, где первая, вторая, и заключительная строчки, все должны быть в рифму, хотя размер для строк не обязателен, лишь бы дыхания хватало. Всё <text:soft-page-break/>же это не просто. И доходит даже до обид. Есть деревни, где некоторые певцы годами не разговаривали друг с другом после <text:span text:style-name="Emphasis">айтыса</text:span>. Когда Чичерин с Джакыпом Куланом подъезжают, девочка как раз насмехается над конём противника, который совсем чуть-чуть, не то чтоб очень, типа, толстоват… ну, толстый, правда <text:span text:style-name="T700">ведь</text:span>. <text:span text:style-name="T1">Ей-же-ей</text:span>, жирный. И это обижает пацана. Он разозлился. Он выдаёт наскоро сляпанную про то как соберёт всех своих друзей и расшибёт её и всё её семью тоже. Все делают типа <text:span text:style-name="T1">хммм</text:span>. Никто не смеётся. Она улыбается, натянуто, и поёт: </text:p>
      <text:p text:style-name="P526">Ты выпил много очень много кумыса,</text:p>
      <text:p text:style-name="P526">Я должно быть слышу тут слова кумыса— </text:p>
      <text:p text:style-name="P526">Где ты был в тот вечер, когда мой брат </text:p>
      <text:p text:style-name="P526">Искал украденное у него ведро кумыса? </text:p>
      <text:p text:style-name="Text_20_body">Ого. Брат, которого она поминала, смеётся до упада. Певучий пацан злится. </text:p>
      <text:p text:style-name="Text_20_body">– Это может затянуться,– Джакып Кулан опускается из седла и начинает разминать суставы своих колен.– Вон там, это он. </text:p>
      <text:p text:style-name="Text_20_body">Очень старый <text:span text:style-name="Emphasis">акын</text:span>—бродячий Казахский певец—сидит с чашкой кумыса, дремля у костра. </text:p>
      <text:p text:style-name="Text_20_body">– А ты уверен, что он— </text:p>
      <text:p text:style-name="Text_20_body">– Он споёт об этом. Он проезжал точно через то место. Позор его ремеслу, если откажется. </text:p>
      <text:p text:style-name="Text_20_body">Они садятся и каждому подана чашка забродившего кобыльего молока, кусок ягнятины, кусок лепёшки, пригоршня земляничек… Мальчик и девочка продолжают свою песенную дуэль—и Чичерину доходит, вдруг, что скоро кто-то явится записывать что-то из этого Новым Тюркским Алфавитом, который помогал составить… и таким путём оно будет загублено. </text:p>
      <text:p text:style-name="Text_20_body">Время от времени он поглядывает на старого <text:span text:style-name="Emphasis">акына</text:span>, который только кажется спящим. На самом деле он излучает наставление. Это доброта. Она чувствуется безошибочно, как жар от углей. </text:p>
      <text:p text:style-name="Text_20_body">Постепенно, с каждым переходом, перебранка состязающихся становятся мягче, забавнее. То, что могло стать деревенским апокалипсисом, теперь перешло в комическое сотрудничество, как у пары комедиантов водевиля. Они стараются во всю, разыгрывая свои роли на радость публике. Последнее слово осталось за девочкой. </text:p>
      <text:p text:style-name="P526">Мне послышалось ты сказал слово «свадьба»? </text:p>
      <text:p text:style-name="P526">Так это и <text:span text:style-name="T703">есть</text:span> свадьба— </text:p>
      <text:p text:style-name="P526">В этом тёплом кругу песен, </text:p>
      <text:p text:style-name="P526">Весёлом и громком, как всякая свадьба. </text:p>
      <text:p text:style-name="P526"/>
      <text:p text:style-name="P526">И ты мне нравишься, хотя есть пара сдвигов—</text:p>
      <text:p text:style-name="Text_20_body"><text:soft-page-break/>Ненадолго праздник набирает обороты. Пьяные вопят, женщины галдят, а маленькие дети топ-топают в хижины и обратно, и ветер малость усиливается. Затем бродячий певец начинает настраивать свою домбру, и Азиатская тишина возвращается. </text:p>
      <text:p text:style-name="Text_20_body">– Ты хочешь записать всё это?– спрашивает Джакып Кулан. </text:p>
      <text:p text:style-name="Text_20_body">– Стенографией,– отвечает Чичерин, <text:span text:style-name="Emphasis">g</text:span> у него малость гортанная. </text:p>
      <text:p text:style-name="P17"><text:span text:style-name="T159">Песня </text:span><text:span text:style-name="Emphasis"><text:span text:style-name="T159">Акына</text:span></text:span> </text:p>
      <text:p text:style-name="P527">Я пришёл от края мира, </text:p>
      <text:p text:style-name="P527">Я пришёл из дыхания ветра, </text:p>
      <text:p text:style-name="P527">Там увидел я совсем небывалое, </text:p>
      <text:p text:style-name="P527">Даже Джамбул не смог бы об этом спеть. </text:p>
      <text:p text:style-name="P527">Страхом в сердце острее острого, </text:p>
      <text:p text:style-name="P527">Он прорежет любой металл. </text:p>
      <text:p text:style-name="P527"/>
      <text:p text:style-name="P527">В древних легендах говорится об этом, </text:p>
      <text:p text:style-name="P527">О времени старше, чем Коркыт, </text:p>
      <text:p text:style-name="P527">Который взял от дерева ширгай </text:p>
      <text:p text:style-name="P527">Первый кобыз и первую песнь— </text:p>
      <text:p text:style-name="P527">Говорится в ней о в земле далёкой, </text:p>
      <text:p text:style-name="P527">Где размещён Кыргызский Свет. </text:p>
      <text:p text:style-name="P527"/>
      <text:p text:style-name="P527">В месте том слова неизвестны, </text:p>
      <text:p text:style-name="P527">И горят глаза словно свечи в ночи, </text:p>
      <text:p text:style-name="P527">И лик Бога там пребывает </text:p>
      <text:p text:style-name="P527">Укрытый маскою неба— </text:p>
      <text:p text:style-name="P527">У высокого чёрного камня в пустыне, </text:p>
      <text:p text:style-name="P527">До времени последних дней. </text:p>
      <text:p text:style-name="P527"/>
      <text:p text:style-name="P527">А и не будь то место таким далёким, </text:p>
      <text:p text:style-name="P527">И если б нашлись слова, выговорены, </text:p>
      <text:p text:style-name="P527">То Бог стал бы золотой иконой, </text:p>
      <text:p text:style-name="P527"><text:soft-page-break/>Иль страницею в книге бумажной. </text:p>
      <text:p text:style-name="P527">Но Оно представляется как Кыргызский Свет— </text:p>
      <text:p text:style-name="P527">Нет у Этого иных имён. </text:p>
      <text:p text:style-name="P527"/>
      <text:p text:style-name="P527">Гром Его голоса глухота, </text:p>
      <text:p text:style-name="P527">Отблеск огня Его незрячесть, </text:p>
      <text:p text:style-name="P527">Равнина пустыни содрогается, </text:p>
      <text:p text:style-name="P527">И лицо Его невыносимо. </text:p>
      <text:p text:style-name="P527">Ник<text:span text:style-name="T703">о</text:span>му не дано остаться тем, кем был, </text:p>
      <text:p text:style-name="P527">Увидавши Кыргызский Свет. </text:p>
      <text:p text:style-name="P527"/>
      <text:p text:style-name="P527">Говорю же вам я видел Это, </text:p>
      <text:p text:style-name="P527">В месте древнее, чем тьма, </text:p>
      <text:p text:style-name="P527">Куда даже Аллах не может достигнуть. </text:p>
      <text:p text:style-name="P527">Сами видите, борода моя поле под инеем, </text:p>
      <text:p text:style-name="P527">С палкой хожу, чтоб не падать, </text:p>
      <text:p text:style-name="P527">Но свет этот должен нас превращать детей. </text:p>
      <text:p text:style-name="P527"/>
      <text:p text:style-name="P527">И теперь не могу ходить далеко, </text:p>
      <text:p text:style-name="P527">Детям надо ходить научиться. </text:p>
      <text:p text:style-name="P527">И слова мои слуху вашему, </text:p>
      <text:p text:style-name="P527">Кажутся лепетом несмышлёныша. </text:p>
      <text:p text:style-name="P527">Оттого, что глаза мои унёс Кыргызский Свет, </text:p>
      <text:p text:style-name="P527">Как дитя теперь щупаю Землю. </text:p>
      <text:p text:style-name="P527"/>
      <text:p text:style-name="P527">Это к северу, в шести днях пути, </text:p>
      <text:p text:style-name="P527">По ущельям серого цвета смерти, </text:p>
      <text:p text:style-name="P527">А потом через каменную пустыню, </text:p>
      <text:p text:style-name="P527">К горе, чья вершина белая юрта. </text:p>
      <text:p text:style-name="P527">И если ты прошёл безопасно, </text:p>
      <text:p text:style-name="P527"><text:soft-page-break/>Место чёрного камня найдёт тебя. </text:p>
      <text:p text:style-name="P527"/>
      <text:p text:style-name="P527">Но если ты для этого не рождён, </text:p>
      <text:p text:style-name="P527">Оставайся у своего тёплого красного огня, </text:p>
      <text:p text:style-name="P527">И оставайся со своей женой, в кибитке, </text:p>
      <text:p text:style-name="P527">И никогда не найдёт тебя Свет, </text:p>
      <text:p text:style-name="P527">И сердце твоё станет тяжким от старости, </text:p>
      <text:p text:style-name="P527">А глаза закрываться будут только для сна. </text:p>
      <text:p text:style-name="Text_20_body">– <text:span text:style-name="T701">Готово</text:span>,– грит Чичерин.– Поехали, товарищ.– Снова в пути, свет костров умирает за спиной, звуки струн, деревенского гулеванья, вскоре проглочены ветром. </text:p>
      <text:p text:style-name="Text_20_body">И вперёд к ущельям. Далеко к северу, белый пик горы мигает в последнем свете солнца. Здесь внизу, уже затенилось вечером. </text:p>
      <text:p text:style-name="Text_20_body">Чичерин достигнет Кыргызский Свет, но не своё возрождение. Он не<text:span text:style-name="Emphasis"> акын</text:span>, и сердца его никак не готово. Он увидит Это перед рассветом. Он проведёт 12 часов затем, навзничь в пустые, доисторический город больше, чем Вавилон, лежит удушенный минеральным сном на один километр глубже его спины, покудаа тень высокого утёса, вытягиваясь в острие, танцует с запада на восток, а Джакып Кулан выхаживает его, как заботливый ребёнок куклу, и вытирает кружева пены с шей обеих лошадей. Но однажды, подобно горам, подобно молодым ссыльным женщинам определённо влюблённым, не <text:span text:style-name="T702">познавшим</text:span> его, подобно утренним землетрясениям и гонящему тучи ветру, <text:span text:style-name="T702">в </text:span>очередной чистке, войне, <text:span text:style-name="T702">подобно </text:span>миллионам миллионов душ ушедших до него, он едва сможет вспомнить Это. </text:p>
      <text:p text:style-name="Text_20_body">Но в Зоне, <text:span text:style-name="T702">затаившись</text:span> в летней Зоне, Ракета ждёт. Его снова потянет на тот же путь…. </text:p>
      <text:p text:style-name="P386"><draw:frame draw:style-name="fr2" draw:name="Image38" text:anchor-type="paragraph" svg:width="6.9252in" svg:height="0.3661in" draw:z-index="38"><draw:image xlink:href="Pictures/1000000000000B720000009B428C9716555D8079.png" xlink:type="simple" xlink:show="embed" xlink:actuate="onLoad" loext:mime-type="image/png"/></draw:frame></text:p>
      <text:p text:style-name="P386">На прошлой неделе, в Британском секторе где-то, Слотроп, которому хватило дури напиться из паркового пруда в Тиргартен, подхватил хворь. Любой Берлинец в эти дни достаточно научен кипятить воду перед питьём, хотя некоторые после <text:span text:style-name="T704">э</text:span>того ещё и настаивают в ней всякую всячину для чая, типа луковиц тюльпана, что нехорошо. Поговаривают, что сердцевина луковицы смертельный яд. Но они продолжают своё. Однажды Слотроп—или Ракетмэн, как его скоро начнут называть—подумал, что мог бы предупредить их про всякое такое, типа тюльпан<text:span text:style-name="T704">ов</text:span>ых луковиц. Внести <text:span text:style-name="T704">сюда </text:span>малость Американского просвещения. Но он <text:span text:style-name="T704">от них </text:span>просто в отчаян<text:span text:style-name="T704">и</text:span>и, ходят под этой своей маскировочной сетке Европейского страдания: он отдёргивает кисею за колышущейся кисеёй, чтобы всякий упереться в ещё одну, непроницаемую…. </text:p>
      <text:p text:style-name="P176">Так что, вон он под деревьями в летней листве, в цвету, многие срезаны взрывами горизонтально, или же расщеплены <text:span text:style-name="T705">на</text:span> лучину и дранки—тонкая пыль с дорожек для верховой <text:soft-page-break/>езды подымается в лучах солнца сама собой, призраки лошадей всё ещё рысят в своих ранне-утренних прогулках по парку мирного времени. <text:span text:style-name="T705">После ночи</text:span> без сна и сдыхая от жажды, Слотроп лежит животом на земле и хлебает воду, просто старый бродяга, <text:span text:style-name="T705">что</text:span> спеши<text:span text:style-name="T705">л</text:span>ся тут у бочага…. Дуболом. Рвота, судороги, понос, и кто он <text:span text:style-name="T705">после этого</text:span> читать тут лекции про луковицы тюльпана? Ему удаётся заползти в брошенный погреб, через улицу от разбомблённой церкви, свернуться калачиком и провести следующие дни мучаясь лихорадкой, дрожью, исходя обжигающим как кислота говном—пропащий, один на один с тем кулаком сверхсильного нацистского кино-злодея, лупящим его по животу <text:span text:style-name="Emphasis">ja</text:span>—ты у меня усрёшся, <text:span text:style-name="Emphasis">ja</text:span>? Не знает, увидит ли он Бёркшир ещё хоть когда-нибудь. Мама, мамочка! Война закончилась, почему я не могу ехать уже домой? Налайн, отблеск от её Золотой Звезды подсвечивает подбородок, словно лютик, ухмыляется от окна и ничего не <text:span text:style-name="T705">говорит</text:span>…. </text:p>
      <text:p text:style-name="Text_20_body">Жуткое время. Галлюцинации полные Ролс-Ройсов и ботинков в ночной мгле, гоняются за ним. На улице женщины в платках апатично роют траншеи для чёрной водопроводной трубы <text:span text:style-name="T705">уложенной</text:span> вдоль бордюра. Весь день они болтают, смена за сменой, до самого вечера. Слотроп лежит в том месте, где солнечный свет навещает его погреб на полчаса, прежде чем отправиться в другие с жалкими лужицами тепла—извини, пора идти дальше, придерживаться расписания, встретимся завтра, если дождя не будет, хе,хе…. </text:p>
      <text:p text:style-name="Text_20_body">Один раз Слотроп просыпается на звуки Американского рабочего подразделения марширующих по улице, движение в ногу под счёт Африканского голоса—левай, левай, левай, а-пра-ву, левай… <text:span text:style-name="T706">типа</text:span> Германск<text:span text:style-name="T706">ой</text:span> народн<text:span text:style-name="T706">ой</text:span> песенк<text:span text:style-name="T706">и</text:span> с подъёмом мелодии на слове «праву»—Слотроп может представить манерный взмах его руки и голову в полуобороте, когда тот прищёлкивает подошвой, как муштруют новобранцев… может видеть его улыбку. На минуту его охватывает совсем <text:span text:style-name="T706">безумное</text:span> желание выбежать и умолять их, чтобы забрали его обратно, просить политического убежища в Америке. Но он слишком слаб. Желудком и сердцем. Он лежит, слушая как слаженный топот и голос удаляются вдоль по улице, звук его страны угасает…. Угасает как призраки ВАСФ, заматерелые Пе-эЛы <text:span text:style-name="T706">минуют</text:span>, как перекати-поле, перекрёстки его памяти, толпятся на крышах товарняков забвения, заплечные мешки и карманы нищих беженцев набиты трактатами, которы<text:span text:style-name="T706">е</text:span> никто не читает, приискивают другого хозяина: бросили навсегда этого тут Ракетмэна. Где-то, между жжением в его голове и жжением в его жопе, если эти два удаётся разделить и усинхронить с тем умирающим строевым шагом, он раскручивает фантазию, в которой Енцин, Африканец, снова находит его—приходит с предложением плана побега. </text:p>
      <text:p text:style-name="Text_20_body">Потому что, похоже, перед этим они и вправду встречались снова, у заросшего тростником края болота южнее столицы. Небритый, пропотевший, вонючий Ракетмэн неугомонно рыскающий по окраинам, среди своих: солнце подёрнуто дымкой и вонью гниющего болота <text:span text:style-name="T706">по</text:span>хуже, чем от Слотропа. После двух или трёх часов сна за последние пару дней. Он натыкается на <text:span text:style-name="Emphasis">Schwarzkommando</text:span>, выуживают куски ракеты. Эскадрильи чёрных птиц кружат по небу. У Африканцев вид партизан: там <text:span text:style-name="T706">и сям обноски</text:span> формы Вермахта и SS, изношенная гражданская одежда, только значок у всех одинаков, прицеплен у кого где виднее, рисованная стальная <text:soft-page-break/>эмблема красного, белого, синего, вот так: <draw:frame draw:style-name="fr4" draw:name="Image39" text:anchor-type="as-char" svg:width="6.8382in" svg:height="1.6854in" draw:z-index="39"><draw:image xlink:href="Pictures/100002010000030F000000C10B971B8F129AF4A1.png" xlink:type="simple" xlink:show="embed" xlink:actuate="onLoad" loext:mime-type="image/png"/><svg:title>стрелка вверх</svg:title></draw:frame><text:s/></text:p>
      <text:p text:style-name="Text_20_body">Переделка знака Германских вояк явившихся в 1904 в Юго-Западную Африку подавлять Восстание Иреро—им подкалывали заломленный край широкополой шляпы. Для Иреро Зоны эмблема стала чем-то глубоким, полагает Слотроп, <text:span text:style-name="T706">возможно</text:span> малость мистическим. Хотя и опознав—<text:span text:style-name="Emphasis">Klar, Entlüftung, Zündung, Vorstufe, Hauptstufe</text:span>, пять положений стартового ключа в машине управления А4—Енцину он не признаётся. </text:p>
      <text:p text:style-name="P182">Сидя на склоне холма, они едят хлеб и сосиски. Дети из города <text:span text:style-name="T706">бродят</text:span> вокруг <text:span text:style-name="T706">куда</text:span> вздумается. Кем-то установлена армейская палатка, кто-то привёз бочонки с пивом. Сборный оркестр, дюжина духовых в облезло золотых и красных униформах с кисточками играют номера из <text:span text:style-name="Emphasis">Die Meistersinger</text:span>. Дым жареного жира плывёт по воздуху. Хоры выпивох поодаль временами взрываются хохотом или какой-<text:span text:style-name="T706">нибудь</text:span> песенкой. Это вознесение ракеты: новое празднество в этой стране. Вскоре внимание фольклористики обратится на то, как близок день рождения Вернера фон Брауна к Весеннему Равноденствию, и всё тот же Германский энтузиазм, что когда-то катил по городам цветочные ладьи и устраивал потешные баталии между юной Весной и старой, смертельно бледной Зимой, начнёт воздвигать странные башни из цветов на открытых местах и лужайках. А юный лицедей-учёный будет водить хоровод со старухой Гравитацией, или другой такой же паяц, а детишки от восторга смеяться…. </text:p>
      <text:p text:style-name="Text_20_body"><text:span text:style-name="Emphasis">Schwarzkommando</text:span> напрягают жилы по колено в грязи, полностью отдались спасению боевого утиля, текущему моменту. А4, которую они вот-вот вытащат, использовалась в последней отчаянной битве за Берлин—бесплодный пуск, боеголовка не взорвалась. Вокруг её могилы они вгоняют доски, закрепляют подпорками, передают обратно грязь вёдрами и деревянными бочонками вдоль человечьей цепи выплеснуть на берегу неподалёку от их автоматов и ранцев. </text:p>
      <text:p text:style-name="Text_20_body">– Выходит Марви был прав. Вас не разоружили. </text:p>
      <text:p text:style-name="Text_20_body">– Они не знают где найти нас. Мы оказались неожиданностью. Даже сейчас в Париже есть влиятельные клики не верящие в наше существование. И, чаще всего, я тоже в сомнении. </text:p>
      <text:p text:style-name="Text_20_body">– Это как это? </text:p>
      <text:p text:style-name="Text_20_body">– Ну, я думаю, что мы тут, но только лишь статистически. Как вот тот валун, вероятность которого тут всего лишь около 100%—он знает, что он тут, как и все тут присутствующие. Но наши шансы быть именно тут именно сейчас немногим больше, чем один к одному—малейшее изменение вероятностей и нас нет—щёлк! <text:span text:style-name="T707">И</text:span> <text:span text:style-name="T707">как </text:span>не бы<text:span text:style-name="T707">ва</text:span>ло. </text:p>
      <text:p text:style-name="Text_20_body"><text:soft-page-break/>– Странный разговор, Полковник. </text:p>
      <text:p text:style-name="Text_20_body">– Не слишком, если побываешь там, где нам <text:span text:style-name="T708">довелось</text:span>. Сорок лет тому, на Юго-Западе, нас почти полностью уничтожили. Без всякой причины. Можешь ты это понять? Причины не было. Мы не могли даже утешаться Теорией Воли Господней. Эти были Немц<text:span text:style-name="T708">ами</text:span> с именами и послужными списками, люди в синей униформе, которые убивали неуклюже и не без чувства вины. Приказ найти и уничтожить, каждый день. Что и продолжалось два года. Распоряжения исходили от человеческого существа, <text:span text:style-name="T708">скрупулёзного</text:span> мясника по имени фон Трофа. Палец милосердия никогда не касался чаш его весов. </text:p>
      <text:p text:style-name="Text_20_body">У нас есть слово, которое мы шепчем, мантра на случаи, что грозят оказаться плохими. Мба-кайере. Попробуй как-нибудь, может и тебя выручит. Мба-кайере. Это значит «меня обошло». Для тех из нас, кто пережил фон Трофу, это значит ещё и то, что мы научились пребывать вне <text:span text:style-name="T708">собственной</text:span> истории и наблюдать её, не слишком-то переживая. Малость шизоидно. Ощущение статистики нашего существования. Одной из причин отчего мы так плотно срослись с Ракетой, по-моему, было это острое осознание насколько <text:span text:style-name="T708">подверженной</text:span> случайн<text:span text:style-name="T708">остям</text:span>, как и <text:span text:style-name="T708">у нас</text:span>, мог<text:span text:style-name="T708">ла</text:span> оказаться <text:span text:style-name="T708">судьба </text:span>Агрегат<text:span text:style-name="T708">а</text:span> 4—<text:span text:style-name="T708">так</text:span> же зависеть от мелочей… пыль попавшая в таймер прерывает электрический контакт… плёнка жира, которую даже увидеть невозможно, жир от прикосновения людских пальцев, оставлен внутри клапана жидкого кислорода, вспыхивает от контакта с веществом и запускает реакцию—я сталкивался с такими случаями… дождь от которого разбухают втулки в сервоприводах, или попадает в переключатель: коррозия, замыкание, сигнал на заземление, преждевременный <text:span text:style-name="Emphasis">Brennschluss</text:span>, и то, что полнилось жизнью, снова всего лишь Агрегат, Агрегат кусков мёртвой материи, ничего, что может двигаться или иметь какую-либо Судьбу—прекрати дёргать бровями, Скафлинг. Возможно, я тут стал малость туземцем, вот и всё. Побудь в Зоне ещё немного, <text:span text:style-name="T708">так</text:span> и сам начнёшь выдвигать идеи на тему Судьбы. </text:p>
      <text:p text:style-name="Text_20_body">Крик снизу от болота. Птицы взмывают вверх, чёрным кругом, крупицы груботолчёного перца в этом небесном буайбесе. Малышня резко поостанавливались, оркестр духовых оборвался <text:span text:style-name="T708">посреди</text:span> <text:s/>такта, а Енцин вприпрыжку вниз, где собрались остальные. </text:p>
      <text:p text:style-name="Text_20_body">– <text:span text:style-name="Emphasis">Was ist los, meinen Sumpfmenschen</text:span>?– Остальные, с хохотом подхватывают пригоршни грязи и начинают бросать их в своего <text:span text:style-name="T708">Нгуарарореру</text:span>, тот пригибается, уворачивается, хватает ту же грязь и швыряет в ответ. Немцы на берегу стоят помаргивая, вежливо ужасаясь такому отсутствию дисциплины. </text:p>
      <text:p text:style-name="Text_20_body">Внизу, в дощатой загородке пара <text:span text:style-name="T708">извоженных</text:span> элеронов вытарчивают теперь из болота, разделённые четырьмя метрами грязи. Енцин, заляпанный, мокрый, его белая ухмылка опережает его на несколько метров, сигает через край досок в яму и хватает лопату. Момент становится грубовато торжественным: Андреас и Кристиан придвинулись каждый со своего бока, помогая ему скрести и <text:span text:style-name="T708">отбрасыват</text:span>ь пока не отрылось полметра стабилизатора. Определённость Номера. <text:span text:style-name="T709">Нгуарарореру</text:span> <text:span text:style-name="T709">наклоняется</text:span> <text:span text:style-name="T709">отереть</text:span> грязь прочь, открывает часть опознавательного номера, бел<text:span text:style-name="T709">ые</text:span> 2 и 7. </text:p>
      <text:p text:style-name="Text_20_body">– Аутаз.– И поугрюмевшие лица на остальных. </text:p>
      <text:p text:style-name="Text_20_body"><text:soft-page-break/>У Слотропа озарение: –«Вы ожидали der <text:span text:style-name="Emphasis">Fünffachnullpunkt</text:span>»,– предполагает он, чуть погодя, с Енциным– «пять нолей, верно? Хаа-<text:span text:style-name="T1">ааах</text:span>!» А я-то тя вычислил— </text:p>
      <text:p text:style-name="Text_20_body">Вскидывая свои руки вверх: «Это безумие. Не думаю, что такая есть». </text:p>
      <text:p text:style-name="Text_20_body">– Нулевая вероятность? </text:p>
      <text:p text:style-name="Text_20_body">– Наверное, это зависит от числа поисковиков. <text:span text:style-name="T1">Её</text:span> ваши люди ищут? </text:p>
      <text:p text:style-name="Text_20_body">– Не знаю. Я стороной прослышал. Нет у меня никаких людей. </text:p>
      <text:p text:style-name="Text_20_body">– <text:span text:style-name="Emphasis">Schwarzgerät, Schwarzkommando</text:span>. Скафлинг: предположим, где-то был алфавитный список, чей-то список, разведдонесение, допустим. В какой стране, неважно. Но предположим в том списке эти два наименования, Чёрныйприбор, Чёрнаякоманда, оказались в нём, бок о бок. Вот и всё, алфавитное совпадение. Нам бы уже не требовалось быть реальными, как и прибору, верно? </text:p>
      <text:p text:style-name="Text_20_body">Болота тянутся <text:span text:style-name="T710">вдаль</text:span>, с заплатами света под молочной облачностью. Отрицательные тени мерцают белым по краям всего. –«Ну, тут и без того жуть, Полковник»,– грит Слотроп,– «от вас никакой помощи». </text:p>
      <text:p text:style-name="Text_20_body">Енцин смотрит в лицо Слотропу с чем-то вроде улыбки под своей бородой. </text:p>
      <text:p text:style-name="Text_20_body">– Окей, ну, и кто же тогда ищет?– Говорит загадками, не хочет дать ответа—или этот птах <text:span text:style-name="T1">хочет</text:span> по плохому.– Тот майор Марви,– предполагает Слотроп,– а и этот Чичерин, тоже! </text:p>
      <text:p text:style-name="Text_20_body">Ха! Это сработало. Как в козырянии, как от прищёлка каблуков, лицо Енцина переключ<text:span text:style-name="T710">илось</text:span> в полную нейтральность. –«Вы меня весьма обяжете»,– начинает он, потом решает сменить тему.– «Вы были в Миттельверке. Как люди Марви ладили с Русскими?» </text:p>
      <text:p text:style-name="Text_20_body">– Как закадычные друзья, типа вроде как. </text:p>
      <text:p text:style-name="Text_20_body">– У меня такое чувство будто оккупационные Силы только что достигли договорённости о народном фронте против <text:span text:style-name="Emphasis">Schwarzkommando</text:span>. Я не знаю кто вы, ни как пролега<text:span text:style-name="T710">ю</text:span>т ваш<text:span text:style-name="T710">и</text:span> <text:span text:style-name="T710">устремления</text:span>. Но они пытаются прихлопнуть нас. Я только что из Гамбурга. Там у нас неприятности. Они <text:span text:style-name="T710">по</text:span>пытались выдать это за нападение Пе-эЛов, но за <text:span text:style-name="T710">всем</text:span> стояло Британск<text:span text:style-name="T710">ая</text:span> военн<text:span text:style-name="T710">ая администрация</text:span>, и им <text:span text:style-name="T710">содействовали</text:span> Русские. </text:p>
      <text:p text:style-name="Text_20_body">– Очень жаль. Могу я чем-то помочь? </text:p>
      <text:p text:style-name="Text_20_body">– Не будьте опрометчивы. Подождём, увидим. Всё, что сейчас о вас известно всем, это что вы промелькиваете. </text:p>
      <text:p text:style-name="Text_20_body">Ближе к сумеркам чёрные птицы спускаются, их миллионы, усесться на ветвях ближайших деревьев. Деревьям тяжко от чёрных птиц, ветви подобно отросткам Нервной Системы утолщаются, глубже в щебетливую нервную сумеречность, в ожидании какого-то важного сообщения…. </text:p>
      <text:p text:style-name="P387">Уже потом в Берлине, на дне погреба с говном льющимся из него литрами в час, слишком ослабелый, чтобы пинать снующих крыс, которые упорно отводят глаза, стараясь делать вид, <text:span text:style-name="T711">будто</text:span> у них не появился новый и более драгоценный статус среди Берлинцев, с минимумом зачётных очков в таблице его умственного здоровья, когда солнце ушло настолько основательно, <text:soft-page-break/>что может быть и навсегда, глупое, праздное сердце Слотропа грит: Schwarzgerät это не Грааль, Дружище, это не то, что в Imipolex G обозначено через G. А ты не рыцарственный герой. Самое большее, с кем тебя можно сравнить это Тангейзер, Поющий Дурачок—ты побывал под одной горой в Нордхаузене, когда-то <text:span text:style-name="T711">рас</text:span>пе<text:span text:style-name="T711">ва</text:span>л песенку или две подыгрывая на ук<text:span text:style-name="T711">улел</text:span>е, и не чуишь раззи, что тут ты оказался в засасывающих болотах греха, Слотроп? <text:span text:style-name="T711">возможно</text:span> не совсем т<text:span text:style-name="T711">ак</text:span>ого, что Вильям Слотроп, проблевавший большую часть 1640 за борт той <text:span text:style-name="T1">Арабеллы</text:span>, имел ввиду произнося слово «грех»… Но ты явно отправился не в своё <text:span text:style-name="T711">странствие</text:span>—какая-то фрау Хольда, какая-то Венера в какой-то горе—играешь в её, этого, игру… и каким-то неопровержимым чутьём знаешь, что это плохая игра. Ты играешь, потому что тебе больше нечем заняться, но это не делает её правильнее. А где Папа римский чей посох покроется для тебя цветами? </text:p>
      <text:p text:style-name="Text_20_body">Фактически, он накануне встречи со своей Лиз<text:span text:style-name="T750">о</text:span>рой: той, с кем он проведёт какое-то время прежде, чем <text:span text:style-name="T711">покинет</text:span> снова. Минезингер <text:span text:style-name="T711">оставил</text:span> свою бедную женщину и та покончила с собой. До чего Слотроп доведёт Грету Эрдман не настолько ясно. На берегах Хавела в Нойбабелсберге ждёт она, уже не та, чьи образы запечатлены в кинолентах уцелевших в неизвестном количестве тут и там в Зоне и даже за океаном… Каждый из добрых технических подсобников когда-либо втира<text:span text:style-name="T712">вших</text:span> для неё пурпурный гель в <text:span text:style-name="T719">фильтр </text:span>основно<text:span text:style-name="T719">го</text:span> её освещение, ушёл на войну, или на смерть, и ничего ей не осталось помимо безразличного Божьего света солнца со всем его обесцвечиванием и ужасом…. Брови выщипаны до тонких прочерков пером, в длинных волосах пробивается седина, руки под бременем колец всех цветов, непроглядных, уродящих, в её тёмных довоенных<text:span text:style-name="Emphasis"> Chanel </text:span>костюмах, без шляпки, шарфов, всегда с цветком, она жертва Центрально-Европейских ночных <text:span text:style-name="T712">нашёптываний</text:span>, что веют <text:span text:style-name="T712">обвиваясь</text:span>, как <text:span text:style-name="T712">от </text:span>кожаны<text:span text:style-name="T712">х</text:span> занавес<text:span text:style-name="T712">ов</text:span> Берлина, всё призрачнее вокруг её толстеющего тела, увядшей красоты, чем ближе она и Слотроп движутся друг к другу…. </text:p>
      <text:p text:style-name="Text_20_body">Так<text:span text:style-name="T712">ими</text:span> они и встречаются. Однажды ночью Слотроп совершает налёт на огород разведённый в парке. Тысячи людей живут на открытом воздухе. Он огибает их костры, крадучись— Всё, что он хочет, это пучок зелени, морковку или, там, кормовую свёклу, бурачок, чтобы как-то его поддержало. Когда они его замечают, бросаются камнями, палками, один раз, недавно, старую ручную гранату, которая не взорвалась, но заставила его усраться на месте. </text:p>
      <text:p text:style-name="Text_20_body">В этот вечер он кружит на орбите где-то в районе Гроссер Штерн. Комендантский час давно начался. Запахи древесного дыма и разложения висят над всем городом. Среди разбитых в прах голов маркграфов и выборщиков, приметив клочок смахивающий на капустную грядку, Слотроп унюхал запах <text:span text:style-name="T712">несомненного</text:span> нет не может быть да так и есть да это же КОСЯК! А и горит <text:span text:style-name="T713">же </text:span>где-то совсем неподалёку. Пронизанная золотом зелень покатых полей <text:span text:style-name="T713">Эр-Рифа</text:span> накатила тут, духмяное цветенье, смолисто-летошнее, чарует его шнобель сквозь кусты и спутанные травы под усохшими деревьями и что уж там сидит на их сучьях. </text:p>
      <text:p text:style-name="Text_20_body">Так и есть, в яме от вывороченного ствола, длинные корни окаймляют картину, типа, гном на привале, Слотроп обнаруживает некоего Эмиля («Кислоту») Буммера, что в своё время, в Веймарской Республике, являлся самым отъявленным форточником и наркоманом, с двумя прекрасными девушками по бокам, передающими по кругу весёлую оранжевую звёздочку. Распущеный старик. Слотроп накрыл их прежде, чем они его заметили. Буммер улыбается, <text:soft-page-break/>протягивает руку, предлагая остаток того, что они курили, Слотропу, который принимает это в свои отросшие грязные ногти. Ё-моё. Он опускается на корточки. </text:p>
      <text:p text:style-name="Text_20_body">– <text:span text:style-name="Emphasis"><text:s/>Was ist los</text:span> ?– грит Кислота.– Нам ветер подогнал кайфуши. Аллах улыбнулся нам, вапщета, он всем улыбается, просто мы первые ему на глаза <text:span text:style-name="T713">подвернулись</text:span>….– Его кличку, на Немецком <text:span text:style-name="Emphasis"><text:s/>Säure</text:span> , он получил ещё в двадцатые, когда носил при себе бутылочку шнапса, а когда попадал в переделку, то стращал людей, будто это едкая азотная кислота. Он сейчас <text:span text:style-name="T713">достаёт</text:span> ещё один толстенный Марокканский косяк. Они прикуривают от Слотроповской неразлучной Зиппо. </text:p>
      <text:p text:style-name="Text_20_body">Труди, блондинка, и Магда, знойная Баварка, весь день занимались грабежом костюмерной для Вагнерианских опер. В добыче оказался шлем с заострённым навершием и рогами, длинная накидка зелёного бархата с капюшоном, штаны из замши. </text:p>
      <text:p text:style-name="Text_20_body">– Ты чёоо,– грит Слотроп,– <text:span text:style-name="T1">это ж</text:span> в натуре крутой <text:span text:style-name="T1">прикид</text:span>. </text:p>
      <text:p text:style-name="Text_20_body">– Это тебе,– улыбается Магда. </text:p>
      <text:p text:style-name="Text_20_body">– А… не. Сможешь выменять что-то нужное на Таушцентрале. </text:p>
      <text:p text:style-name="Text_20_body">Однако, Кислота настаивает. –«Ты никогда не замечал, когда ты под таким кайфом хочешь кого-то встретить, так тот всегда появится?» </text:p>
      <text:p text:style-name="Text_20_body">Девушки продвигают уголёк косяка по кругу, наблюдая как его отражение в блестящем шлеме меняет формы, глубины, градиенты цвета… хмм. Слотропу тут приходит на мысль, что без рогов, в натуре, этот шлем будет смахивать на носовую часть сборки Ракеты. А если он сможет найти пару треугольных кусочков кожи и придумает как присобачить их к ботинкам Чичерина… да, а и позади на капюшон поставит большую красную заглавную «Р»—Это поворотный момент, как тогда у Тонто после легендарной засады, и он пробует— </text:p>
      <text:p text:style-name="Text_20_body">– <text:span text:style-name="Emphasis">Raketemensch</text:span>!– вскрикивает Кислота, схватив шлем и откручивая рога прочь. Имена сами по себе могут ничего не значить, но сам <text:span text:style-name="T1">акт именования</text:span>…. </text:p>
      <text:p text:style-name="Text_20_body">– И ты тоже подумал?– Как странно. Кислота торжественно тянется вверх и водружает шлем на голову Слотропа. Церемониально, девушки расправляют накидку у него на плечах. Разведовательные группы троллей уже от<text:span text:style-name="T713">прави</text:span>ли бегунов, чтобы оповестить свои народцы. </text:p>
      <text:p text:style-name="Text_20_body">– Хорошо. Теперь слушай, Ракетмэн. У меня тут небольшая проблема. </text:p>
      <text:p text:style-name="Text_20_body">– А?– Слотроп <text:span text:style-name="T713">воображал</text:span> полномасштабное Чествование Р<text:span text:style-name="T713">а</text:span>кетмэна, когда люди приносят ему еду, вино и девственниц, оттиснутое в цвете, когда тут много пляски и песен «Ля, ля, ля, ля», бифштексы распускаются на этих впрах расстреля<text:span text:style-name="T713">н</text:span>ных липах, жареные индюшки <text:span text:style-name="T713">плюхаются,</text:span> как мягкий град, на Берлин, а и плавленые зефиры выпузыриваются из земли…. </text:p>
      <text:p text:style-name="Text_20_body">– У тебя есть армейские?– Хочет знать Труди. Слотроп, или Ракетмэн, передаёт полупустую <text:span text:style-name="T713">мятую</text:span> пачку. </text:p>
      <text:p text:style-name="Text_20_body">Косяк продолжает ходить по кругу: копья и острия протыкающие убежище под корневищем. Все забывают кто о чём говорил. Отчётливый запах земли. Жуки проносятся насквозь, воздухоплавательно. Магда прикуривает одну из сигарет Слотропа для него и он чувствует <text:soft-page-break/>помаду с привкусом малины. Помада? У кого может быть помада нынче? Что эти люди тут затевают, вообще? </text:p>
      <text:p text:style-name="Text_20_body">Берлин достаточно затемнён для звёзд, знакомые звёзды, но в как никогда чётком расположении. И можно даже составлять свои собственные созвездия. «Во»,– вспоминает Кислота,– «у меня тут проблема...» </text:p>
      <text:p text:style-name="Text_20_body">– Я такой голодный,– доходит Слотропу. </text:p>
      <text:p text:style-name="Text_20_body">Труди рассказывает Магде про своего приятеля Густава, котор<text:span text:style-name="T713">ому втемяшилось</text:span> жить внутри рояля. –«И всё, что осталось снаружи это его ботинки на ногах, а сам твердит: “Вы меня ненавидите! Вы ненавидите этот рояль!”»– Они уже завелись хихикать. </text:p>
      <text:p text:style-name="Text_20_body">– И дёргает за струны,– грит Магда,– нет? Он такой <text:span text:style-name="T1">парано</text:span><text:span text:style-name="T41">й</text:span><text:span text:style-name="T1">ный</text:span>. </text:p>
      <text:p text:style-name="Text_20_body">У Труди эти здоровенные ноги Прусской блондинки. Крохотные светлые волоски танцуют вверх-вниз в свете звёзд, вверх к ней под юбку и обратно, по всей тени её колен, вокруг под впадинку позади них, это звёздное дрожание…. Ствол высится сверху и покрывает их всех, гигантская нервная клетка, дендриты тянутся в ночь, в город. Сигналы сходятся со всех сторон, и из прошедших времён тоже, может быть, если не из предстоящего на самом деле…. </text:p>
      <text:p text:style-name="Text_20_body">Кислота, который никогда не может отключаться от дел по полной, всплывает подняться на ноги, уцепившись за корень, пока голова его решает где она собирается отдохнуть. Магда, обернув ухо от входа, лупит по шлему Ракетмэна палкой. <text:span text:style-name="T713">Тот</text:span> отзванивает <text:span text:style-name="T713">многоголосьем</text:span>. Некоторые ноты малость не строят, к тому же: они звучат очень странно, <text:span text:style-name="T713">когда</text:span> все вместе…. </text:p>
      <text:p text:style-name="Text_20_body">– Не знаю который час,– Кислота озирается по сторонам,– нам не нужно <text:span text:style-name="T713">ещё </text:span>заглянуть в Чикаго-Бар? Или это вчера было? </text:p>
      <text:p text:style-name="Text_20_body">– <text:span text:style-name="T713">Моя</text:span> забывать,– хихикает Труди. </text:p>
      <text:p text:style-name="Text_20_body">– Слушай, <text:span text:style-name="Emphasis">Kerl</text:span>, мне в натуре надо поговорить с тем Американцем. </text:p>
      <text:p text:style-name="Text_20_body">– Милый Эмиль,– шепчет Труди,– не волнуйся, он будет в Чикаго. </text:p>
      <text:p text:style-name="Text_20_body">Они разрабатывают сложную систему маскировки. Кислота даёт Слотропу свой пиджак. Труди заворачивается в зелёную накидку. Магда одевает ботинки Слотропа, а он идёт в одних носках, рассовав её крошечные туфли по своим карманам. Какое-то время уходит на сбор всякого разного, растопки и зелени, для <text:span text:style-name="T714">наполнения</text:span> шлема, который несёт Кислота. Магда и Труди помогают впихнуть Слотропа в замшевые штаны, обе девушки опустившись на их сдобные коленки, руки ласкают его ноги и зад. Хорош танцзал в Соборе Св. Патрика, <text:span text:style-name="T714">совсем</text:span> <text:span text:style-name="T714">неподходяще для</text:span> <text:s/>таких штанят и вскочивший хуй Слотропа, увеличиваясь, разбухает громом в тесноте. </text:p>
      <text:p text:style-name="P177">– Да хватит вам уже.– Девушки смеются. Грандиозный Слотроп ковыляет следом за всеми, сеть чисто переплетающейся ряби сейчас, как дождь, зыбится по всему его полю зрения, руки окаменели, из Тиргартена, мимо изувеченных снарядами лип и каштанов. Патрули всех наций появляются раз за разом и этот опупелый квартет постоянно шлёпаются в грязь, стараясь не слишком смеяться. Носки Слотропа пропитались росой. Танки разворачиваются на мостовых, <text:soft-page-break/>выжёвывая параллельные гряды асфальта и каменной пыли. Тролли и дриады резвятся на открытых местах. Их повышибало в минувшем Мае из мостов, из деревьев, на свободу и они давно совсем уже городские. –«Ох уж этот дуболом»,– говорит троллиха на выданье тем, кто не в курсе,– «он просто <text:span text:style-name="T1">ни во что</text:span> не врубается».– Искалеченные статуи лежат под минеральным наркозом: мраморные торсы бюрократов в сюртуках бледнеют растянувшись в сточных канавах. Да, хмм, мы это в сердце центрального Берлина, в натуре, уйй, малость, Исусе, что <text:span text:style-name="T1">это</text:span>— </text:p>
      <text:p text:style-name="Text_20_body">– Тут лучше поосторожней,– советует Кислота,– совсем, как бы, не прибрано. </text:p>
      <text:p text:style-name="Text_20_body">– А это <text:span text:style-name="T1">что</text:span>? </text:p>
      <text:p text:style-name="Text_20_body">Ну, то, что там есть—есть? что такое «есть»?—это есть Кинг Конг, или какая-то родственная зверюка, скрючилась на корточки, явно просто посрать, прям на улице! и всё такое! а и на неё без внимания, кузов за кузовом Русских грузовиков с рядовыми в пилотках и с очумелыми улыбками, жмут прямиком мимо—«Эй!»–Слотроп хочет крикнуть,– «эй, гля, там громадная <text:span text:style-name="T1">горилла</text:span>! или что там оно. Слышь парни? Эй...»– Но не крикнул, повезло. Как пригляделся, присевшее чудище оказывается зданием Рейхстага, разбито снарядами, авиабомбами, исхлёстан<text:span text:style-name="T714">о</text:span> кистями пламени до порохового чёрного по всем взрыво<text:span text:style-name="T714">произведённ</text:span>ым изгибам и выступам, исчёркан<text:span text:style-name="T714">о</text:span> мелом по всему твёрдо-гулкому обугленному нутру Киррилицей инициалов и множеством имён товарищей полёгших в мае. </text:p>
      <text:p text:style-name="P178">В Берлине таких приколов по самую завязку. Вон большой плакат со Сталиным, а Слотроп мог бы поклясться, что это девушка, с которой он встречался в Гарварде, усы и волосы просто случайная косметика, чтоб я <text:span text:style-name="T1">лопнул</text:span>, если это не, как там её звали-то… но прежде чем он толком расслышал бормотание галдящих голосков—скорей же, скорей, щас почти вспомнилось, он уже почти за углом—тут разложены бок о бок эти огромные продолговатые куски теста оставленного до<text:span text:style-name="T715">ходить</text:span> под белыми полотнами—братан, до чего же все голодные: одна и та же мысль приходит всем им сразу, ух-ты! Сырое тесто! Буханки хлеба для того <text:span text:style-name="T1">чудовища</text:span> позади… хотя нет, правильно, то было здание, Рейхстаг, значит это не хлеб… тут уже ясно, что эт<text:span text:style-name="T715">о</text:span> тут тела людей, откопаны из-под сегодняшних развалин, каждое в своём солдатском пердёжном мешке с биркой. Но тут больше, чем <text:span text:style-name="T715">просто </text:span>оптический промах. Они доходят, они пресуществились, а после лета и с наступлением голодной зимы, как знать чем будем мы кормиться <text:span text:style-name="T715">под</text:span> Рождество? </text:p>
      <text:p text:style-name="Text_20_body">То, чем пресловутая Фемина является для сигарето-толкающих кругов Берлина, Чикаго служит для наркоманов. Однако, если сделки в Фемине заключаются около полудня, этот Чикаго раскочегаривается после <text:span text:style-name="T715">начала </text:span>комендантского часа в 10:00. </text:p>
      <text:p text:style-name="Text_20_body">Слотроп, Кислота, Труди и Магда заходят чёрным ходом из громадного массива руин и темени с редкими огоньками тут и там, как в глухой сельской местности. Внутри, военврачи и санитары бегают туда-сюда с бутылочками вспушённо-белых кристаллических веществ, с маленькими розовыми таблетками, прозрачными ампулами размером с самокрутку. Оккупационные и рейхсмарки пошелёстывают и прихлёстывают по всей комнате. Увеличенные фотографии Джона Дилинджера, где он позирует со своей мамой, <text:span text:style-name="T715">дружками</text:span>, автоматами, украшают стены. Свет и переговоры приглушены, на случай если нагрянет военная полиция. </text:p>
      <text:p text:style-name="Text_20_body"><text:soft-page-break/>На стуле с проволочной спинкой, слегка пощипывая гитару тупыми волосатыми пальцами, сидит Американский матрос смахивающий на орангутанга. В ритме на ¾ и в стиле похуиста, он поёт: </text:p>
      <text:p text:style-name="P78">Мечта Наркомана </text:p>
      <text:p text:style-name="P528">Прошлой ночью мне приснился сон, </text:p>
      <text:p text:style-name="P528">Я в улёте тянул из кальяна </text:p>
      <text:p text:style-name="P528">Тут Арабский джин, здоровенный как слон, </text:p>
      <text:p text:style-name="P528">Выпрыгнул из дыма-тумана: </text:p>
      <text:p text:style-name="P528">«Твои желанья исполню я, </text:p>
      <text:p text:style-name="P528">Всё, что только захочешь ты» </text:p>
      <text:p text:style-name="P528">«Братан»,– говорю,– «директива моя: </text:p>
      <text:p text:style-name="P528">Ты добудь мне наркоты». </text:p>
      <text:p text:style-name="P528">Улыбнулся, схватил он за руку меня, </text:p>
      <text:p text:style-name="P528">Понеслись мы повыше крыш </text:p>
      <text:p text:style-name="P528">Оказались в стране, где вместо гор у ручья </text:p>
      <text:p text:style-name="P528">Горою был сложен гашиш! </text:p>
      <text:p text:style-name="P528">А в ручье том журчал морфин, </text:p>
      <text:p text:style-name="P528">А деревья расцветали таблетками: </text:p>
      <text:p text:style-name="P528">Рамилар, ноксирон, кадеин, </text:p>
      <text:p text:style-name="P528">И море грибов изумляли расцветками! </text:p>
      <text:p text:style-name="P528"><text:span text:style-name="T715">А</text:span> навстречу попадались красотки одни </text:p>
      <text:p text:style-name="P528">С движениями тягучими </text:p>
      <text:p text:style-name="P528">Протягивали пригоршнями кокаин, </text:p>
      <text:p text:style-name="P528">Угоститься по такому случаю. </text:p>
      <text:p text:style-name="P528">И покатились дни </text:p>
      <text:p text:style-name="P528">На марихуанной ноте, </text:p>
      <text:p text:style-name="P528">Мускатные чаи </text:p>
      <text:p text:style-name="P528">Закусывались кактусами пейоте. </text:p>
      <text:p text:style-name="P528">И печенюшками разными, </text:p>
      <text:p text:style-name="P528">И все были такими классными, </text:p>
      <text:p text:style-name="P528"><text:soft-page-break/>Что я решил там навеки остаться. </text:p>
      <text:p text:style-name="P528">Но этот джин всё по своему сбацал. </text:p>
      <text:p text:style-name="P528">Киданул он меня обратно </text:p>
      <text:p text:style-name="P528">В этот мир холода и мрака, </text:p>
      <text:p text:style-name="P528">Вот такой оказался он подлой собакой. </text:p>
      <text:p text:style-name="P528">Теперь проведённые в Наркутии дни вспоминаю </text:p>
      <text:p text:style-name="P528">И обратно на волю попасть мечтаю. </text:p>
      <text:p text:style-name="Text_20_body">Этот певец Моряк Бодайн, с эсминца США <text:span text:style-name="Emphasis">Джон Э. Бэдэсс</text:span>, и это с ним тут у Кислоты назначена стрелка. <text:span text:style-name="Emphasis"><text:s/>Бэдэсс</text:span> сейчас в порту Каксхевена и Бодайн тут в полу-самоволке, заскочил в Берлин прошлой ночью в первый раз после начальных дней Американской оккупации. –«Позакручивали гайки по полной, братишка»,– жалуется он.– «Потсдам. Я там глазам не поверил. Помнишь какой была Вильгельмплац? Швейцары, вино, драгоценности, камеры, героин, меховые шубки, всё, что есть в мире. И всем всё <text:span text:style-name="T1">похуй</text:span>, верно? Ты бы сейчас <text:span text:style-name="T718">посмотрел</text:span>. Русская охрана повсюду. Хмурые мордовороты. И не подходи». </text:p>
      <text:p text:style-name="Text_20_body">– А там чё-т такое щас не проводят?– грит Слотроп, он слы<text:span text:style-name="T715">х</text:span>ал базар на эту тему.– Конференция или ещё какая-то поебень? </text:p>
      <text:p text:style-name="Text_20_body">– Они решают как раскроить Германию,– грит Кислота.– Все эти Силы. Им надо было позвать Немцев,<text:span text:style-name="Emphasis"> Kerl</text:span>, мы занимались этим столетиями напролёт </text:p>
      <text:p text:style-name="Text_20_body">– Там ща и комар не пролетит, братишка,– Моряк Бодайн трясёт головой, ловко скручивая косяк в бумажку от сигареты, которую он сперва разорвал, с угрюмой бравурой, вдоль. </text:p>
      <text:p text:style-name="Text_20_body">– А,– улыбается Кислота, забрасывая руку поверх Слотропа,– а что если Ракетмэн сможет, а? </text:p>
      <text:p text:style-name="Text_20_body">Бодайн осматривает, скептически: «Это Ракетмэн?» </text:p>
      <text:p text:style-name="Text_20_body">– Более или менее,– грит Слотроп,– только не знаю охота ли мне в тот Потсдам, как раз щас…. </text:p>
      <text:p text:style-name="Text_20_body">– Да если б ты только знал!– восклицает Бодайн.– Прикинь, Дружище, прямо сейчас в 15 милях отсюда, там есть шесть <text:span text:style-name="T1">кило</text:span>! отборного Непальского гашиша! Получено от моего кореша в КБИ, правительственные печати и все дела, собственными руками зарыл там в мае, так надёжно, никто в жизнь не найдёт без карты. Тебе только и делов слетать туда, или как уж ты передвигаешься, на ту точку и забрать. </text:p>
      <text:p text:style-name="Text_20_body">– Только и всего. </text:p>
      <text:p text:style-name="Text_20_body">– Кило тебе,– предлагает Кислота. </text:p>
      <text:p text:style-name="Text_20_body">– Они могут с<text:span text:style-name="T716">палить</text:span> его <text:span text:style-name="T716">и меня заодно</text:span>. Все те Русские могут выстроиться вокруг печи и ловить приход. </text:p>
      <text:p text:style-name="Text_20_body"><text:soft-page-break/>– Наверное,– самая декадент<text:span text:style-name="T716">н</text:span>ая красотка, какую только в жизни видел Слотроп, в светящихся индиго теня<text:span text:style-name="T716">х</text:span> на веках, в снуде из чёрной кожи, проскальзывает мимо,– милашка Американец не любитель Шоколадки Гаш-Иш, мм? ха-ха-ха…. </text:p>
      <text:p text:style-name="Text_20_body">– Миллион марок,– вздыхает Кислота. </text:p>
      <text:p text:style-name="Text_20_body">– Да где ты его… </text:p>
      <text:p text:style-name="Text_20_body">Вскинув эльфоподобный палец, придвигаясь ближе: «Я напечатаю». </text:p>
      <text:p text:style-name="Text_20_body">Ну и конечно, так и делает. В полном составе они двигают из Чикаго, полмили через груды битого камня, по тропам петляющим в темноте невидимо для всех, кроме Кислоты, наконец, вниз в бездомный подвал с картотекой в шкафах с выдвижными полками, керосиновой лампой, кроватью, печатным прессом. Магда тесно тиснется к Слотропу, руки её пляшут по его вставшему хую. У Труди возникла необъяснимая привязанность к Бодайну. Кислота начинает вращать своё постукивающее колесо и листы рейхсмарок действительно порхают на стопку в приёмный ящик, тысячи поверх тысяч. –«Все платы подлинные и бумага тоже. Отсутствует одним-одна деталь, лёгкая волнистая линия вдоль краёв. Использовался специальный штамп-пресс, который никто не смог смародёрить». </text:p>
      <text:p text:style-name="Text_20_body">– Ух,– грит Слотроп. </text:p>
      <text:p text:style-name="Text_20_body">– Да давай уже,– грит Бодайн.– Ракетмэн, ё-моё. Тебе уже всё пофиг будет. </text:p>
      <text:p text:style-name="Text_20_body">Они помогают <text:span text:style-name="T717">укладывать</text:span> и подравнивать листы, пока Кислота нарезает их длинным блестящим резаком. Протягивая толстый рулон сотенных: «Ты завтра бы уже и вернулся. Нет чересчур крутой работёнки для Ракетмэна». </text:p>
      <text:p text:style-name="Text_20_body">Днём или двумя позже, Слотропу дойдёт, что надо было на это ответить: «Но я же ещё на был Ракетмэном всего пару часов назад». Но прямо сейчас его манит перспектива 2.2 фунтов гашиша и одного миллиона почти настоящих марок. От такого не отвернёшься, не улетишь, или как ты там передвигаешься, верно? Так что он берёт пару сот тысяч авансом и проводит остаток ночи с кругленькой стонущей Магдой на кровати Кислоты, покуда Труди и Бодайн проказничают в ванне, а Кислота ушмыгивает обратно, по какому-то ещё из своих дел, в беспросветную пустошь в три часа ночи, что налегла, океанически, на буй их внутреннего пространства…. </text:p>
      <text:p text:style-name="P179"><draw:frame draw:style-name="fr2" draw:name="Image40" text:anchor-type="paragraph" svg:width="6.9252in" svg:height="0.3661in" draw:z-index="40"><draw:image xlink:href="Pictures/1000000000000B720000009B428C9716555D8079.png" xlink:type="simple" xlink:show="embed" xlink:actuate="onLoad" loext:mime-type="image/png"/></draw:frame></text:p>
      <text:p text:style-name="P179">Кислота шастает вперёд-назад, ворчливо, налившись кровью, пар вьётся из чайника в его руках. Костюм Ракетмэна дожидается на столе, вместе с картой сокровищ от Моряка Бодайна—ох. Ох, ничего себе. Неужто Слотроп пойдёт на это? </text:p>
      <text:p text:style-name="Text_20_body">Снаружи птицы высвистывают арпеджио на верхних <text:span text:style-name="T721">добавочных линиях</text:span>, вместе с утром. Грузовики и джипы урчат вдалеке. Слотроп сидит за чаем, пытаясь отскрести засохшую сперму со своих штанов, пока Кислота объясняет расклад. Пакет заныкан под орнаментальным кустом перед виллой по Кайзерштрассе 2, в Нойбабелсберге, давн<text:span text:style-name="T721">ишн</text:span>ей киностолице Германии. Это берег Небеля напротив Потсдама. Похоже, разумнее держаться подальше от Автобана Авус. <text:soft-page-break/>–«Попробуй через контрольный пост сразу за Целендорфом. Выходи к Нойбабелсбергу по каналу». </text:p>
      <text:p text:style-name="Text_20_body">– С чего бы это? </text:p>
      <text:p text:style-name="Text_20_body">– Ни одного гражданского не пропускают на ВИП Шоссе—вот здесь, на это, что идёт через реку в Потсдам. </text:p>
      <text:p text:style-name="Text_20_body">– Брось. Для этого мне понадобится лодка. </text:p>
      <text:p text:style-name="Text_20_body">– Ха! Ты ждёшь импровизаци<text:span text:style-name="T721">и</text:span> от Немца? Ну уж нет—это <text:span text:style-name="T1">проблема Ракетсмэна</text:span>! ха-ха! </text:p>
      <text:p text:style-name="Text_20_body">– Йуннхх!– Похоже вилла смотрит на Грибниц Зее.– Почему бы мне не зайти с той стороны? </text:p>
      <text:p text:style-name="Text_20_body">– Тебе придётся проплыть сперва под парой мостов, если заходить оттуда. Усиленная охрана. Бьют сверху, Может быть—может быть, даже миномёты. Озеро становится очень узким напротив Потсдама. У тебя не будет шанса.– О, Германский юмор <text:span text:style-name="T1">отличный</text:span> способ начать утро. Кислота вручает Слотропу карточку ГАО, билет, и пропуск на Английском и Русском. –«Человек, который сработал это, побывал в Потсдаме раз десять с начала Конференции. <text:span text:style-name="T721">Совершенно</text:span> уверен в своей подделке. Пропуск на двух языках специальный, по случаю Конференции. Но там тебе не стоит бродить разинув рот, как турист, выпрашивать автографы у знаменитостей—» </text:p>
      <text:p text:style-name="Text_20_body">– Да, но послушай, Эмиль, если у тебя такие документы и они настолько классные, чё ты не едешь? </text:p>
      <text:p text:style-name="Text_20_body">– Это не моя специальность. Моё устраивать сделки. Всего лишь старая бутылка кислоты—и та понарошку. Пиратство занятие для <text:span text:style-name="T1">Ракетмэнов</text:span>. </text:p>
      <text:p text:style-name="Text_20_body">– Пусть тогда Бодайн. </text:p>
      <text:p text:style-name="Text_20_body">– Он уже в пути на Каксхавен. Как ему не расстроится, когда вернётся на следующей неделе просто узнать, что Ракетмэн, из всех людей, сдрейфил. </text:p>
      <text:p text:style-name="Text_20_body">– О.– Блядь. Слотроп какое-то время зырит на карту, потом пытается запомнить. Он натягивает ботинки, со стоном. Пеленает свой шлем в ту накидку, и они вдвоём, коннер и конни, отправляются по Американскому сектору. </text:p>
      <text:p text:style-name="Text_20_body">Кобыльи хвосты разгулялись в синем небе, <text:span text:style-name="T721">а </text:span>тут внизу <text:span text:style-name="Emphasis">Berliner Luft</text:span> висит неподвижно, со смрадом смерти неизбежной. Тысячи трупов погибших весной всё ещё лежат под этими горами обломков, жёлтые горы, красные, жёлтые и бледные. </text:p>
      <text:p text:style-name="Text_20_body">Куда делся город, который Слотроп привык видеть в тех кинохрониках и в Нешнл Географик? На параболах свет клином не сошёлся для Новой Германской Архитектуры—в ней были ещё и пространства—некрополизм пустого алебастра под уставившимся солнцем, для заполнения рябью людских урожаев насколько хватает глаз, не имевший смысла без них. Если существует некая Ритуальность Города, когда город является внешним и видимым знаком внутреннего и духовного недуга или здоровья, то<text:span text:style-name="T722">гда </text:span><text:s/>может быть также, даже здесь, <text:span text:style-name="T722">некая</text:span> преемственность ритуала через ужасающую поверхность мая. Опустошённость Берлина в это утро является обёрнутым отображением белой и геометричной столицы до её разрушения. Невозделанные и <text:soft-page-break/>широко раскинувшиеся поля рваного камня, неизменный вес чересчур безликого бетона… только всё это тут вывернуто наизнанку. Прямо прочерченные проспекты предназначенные, чтобы маршировать по ним, стали теперь тропами вьющимися сред<text:span text:style-name="T722">и</text:span> нагромождения обломков, их <text:span text:style-name="T722">нынешние </text:span>формы органичны, отвечают, как козьи тропы, законам наименьшей траты сил. Гражданские теперь снаружи, униформы внутри. Гладкие грани зданий сменились булыжниковым нутром взорванного бетона, всем нескончаемым щебнем позади опалубки. Внутренности выпущены на волю. Комнаты без потолков открыты небу, комнаты без стен вздыбились над морем руин словно ладьи, «вороньи гнёзда» наблюдателей…. Старики с их жестянками для сбора окурков <text:span text:style-name="T722">с</text:span> земл<text:span text:style-name="T722">и</text:span> носят свои лёгкие у себя на груди. Объявления о<text:span text:style-name="T722">б</text:span> <text:span text:style-name="T722">убежище</text:span>, одежде, пропавших, пленных, когда-то засекреченных, сложенных <text:span text:style-name="Emphasis">bürgerlich</text:span> внутри газет, чтобы спокойно почитать в лакированных изящных гостиных, теперь приклеены снаружи Гитлер-головыми марками синего, оранжевого, жёлтого, на ветру, когда поднимается ветер, наклеены на деревьях, дверных рамах, досках, кусках стен—белые и увядающие обрывки, паучьим почерком, дрожащим смазанным, тысячи не замечены, тысячи не прочитаны или сдуты прочь. По суповым воскресеньям<text:span text:style-name="Emphasis"> Winterhilfe </text:span>ты садился за длинные столы на улице под увешанными свастикой зимними деревьями, но что было снаружи перенеслось внутрь и воскресенья этого рода длятся всю неделю напролёт. Зима вновь возвращается. Весь Берлин проводит дневные часы делая вид, что это не так. Израненные деревья снова в листве, птенцы высижены и учатся летать, и всё же зима тут, за притворным летом—Земля повернулась во сне, и тропики поменялись местами…. </text:p>
      <text:p text:style-name="Text_20_body">Словно стены Чикаго Бара перенесённые наружу, гигантские фотографии выставлены по Фридрихштрассе—лица выше человеческого роста. Слотроп запросто узнаёт Черчилля и Сталина, но сомневается насчёт третьего. «Эмиль, а кто это тот в очках?» </text:p>
      <text:p text:style-name="Text_20_body">– Американский президент Мистер Трумен. </text:p>
      <text:p text:style-name="Text_20_body">– Брось дурить. Трумен вице-президент. Рузвельт президент. </text:p>
      <text:p text:style-name="Text_20_body">Кислота приподымает бровь: «Рузвельт умер ещё весной. Как раз перед нашей капитуляцией». </text:p>
      <text:p text:style-name="Text_20_body">Они запутались в хлебной очереди. Женщины в потёрто-плюшевых пальто, маленькие дети цепляются за изношенные полы, мужчины в кепках и тёмных двубортных костюмах, небритые старые лица, лбы белы, как нога медсестры…. Кто-то пытается выхватить накидку Слотропа. Следует краткий матч по перетягиванию. </text:p>
      <text:p text:style-name="Text_20_body">– Сочувствую,– продолжает Кислота, когда они высвободились снова. </text:p>
      <text:p text:style-name="Text_20_body">– Почему никто мне не <text:span text:style-name="T725">сказал</text:span>?– Слотроп был старшеклассником, когда ФДР начинал в Белом Доме. Саймон Слотроп объявлял, что ненавидит этого человека, но Тайрон считал его отважным, с тем полиомиелитом и прочее. Нравился его голос по радио. И почти видел его однажды, в Питсбурге, но Ллойд Нипл, самый толстый пацан в Минджборо, загораживал, всё, что досталось рассмотреть Слотропу, были пара колёс и ноги каких-то людей в костюмах на подножке автомобиля. Про Гувера он слыхал, смутно—что-то насчёт самостройных посёлков или пылесосов—но Рузвель<text:span text:style-name="T723">т</text:span> был его президентом, единственным, кого он знал. Казалось, он будет избираться, срок за сроком, вечно. Но кто-то решил поменять это. Так что его усыпили, <text:soft-page-break/>Слотропова президента, тихо и гладко, пока мальчик, который однажды представлял себе его лицо сквозь лопатки Ллойда под его Т-майкой, молол чушь на Ривере, или где-нибудь в Швейцарии, лишь вполовину сознавая, что его самого угасили…. </text:p>
      <text:p text:style-name="Text_20_body">– Поговаривали, с ним удар случился,– грит Кислота. Его голос доносится из какой-то совершенно особой стороны, скажем прямо из-под ног, пока широкий некрополис начинает всасываться внутрь через воронку и вытягиваться Коридором знакомым Слотропу, хотя не <text:span text:style-name="T723">названием</text:span>, деформация пространства, что таится внутри его жизни, как скрытая наследственная болезнь. Отряд врачей в белых масках, <text:s/>закрыв<text:span text:style-name="T723">ших</text:span> всё кроме глаз, тусклых и взрослых глаз, вступают маршировать по проходу туда, где лежит Рузвельт. Они несут чёрные блестящие чемоданчики. Металлические звенья, внутри чёрной кожи, позвякивают словно приговаривают, словно в фокусе чревовещателя, помогите-выпустите-меня-отсюда…. Кто бы то ни был, позировавший в чёрной накидке в Ялте с остальными лидерами, которая так превосходно передавала смысл крыльев Смерти, пышной, мягкой и чёрной как зимняя накидка, подготавливал нацию ротозеев к кончине Рузвельта, существа сложенного Ими, существа, которое Они разберут…. </text:p>
      <text:p text:style-name="Text_20_body">Тут кое-кто смышлёный принимает во внимание параллакс, масштабирование, тени идущие все в правильном направлении, удлиняющиеся по ходу дня—но нет, Кислота не может быть реальностью, не больше, чем эта массовка в тёмных костюмах, <text:span text:style-name="T723">что</text:span> дожидаю<text:span text:style-name="T723">т</text:span>ся в очередях какого-то гипотетического трамвая, какие-то два кружка колбасы (точно, точно), дюжина полуголых детей вбегающих и выбегающих из этой сожжённой квартиры, такой удивительно чёткой—Они наверняка имеют фонды, будь уверен. Взгляни на это раз<text:span text:style-name="T723">руш</text:span>ение, всё строилось, потом разнесено обратно на куски, начиная от размеров с тело и до пылинок (отправляя заказ, указывайте Номер Шаблона, пожалуйста), пока тот <text:span text:style-name="T724">незабываемый</text:span> аромат <text:span text:style-name="T1">Полдень в Берлине</text:span>, эссенция разлагающейся человечины, пшикается на декорации вручную, густыми слоями, как от дряблой лошади где-то в переулке, что сжимает свой гиган<text:span text:style-name="T724">т</text:span>ский распылитель…. </text:p>
      <text:p text:style-name="Text_20_body">(По часам Кислоты с чёрного рынка, уже где-то полдень. С 11 утра до 12 Час Зла, когда белая женщина со связкой ключей на кольце выходит из своей горы и может показаться тебе. И тут будь осторожней. Если не сможешь освободить её от заклятья, которое она никак не объяснит, тебя ждёт кара. Она прекрасная дева предлагающая Чудо-Цветок, и старая уродина с длинными зубами, что нашла тебя в том сне и не сказала ничего. Это её Час). </text:p>
      <text:p text:style-name="Text_20_body">Чёрные Р-38ки пролетают, грохоча, эскадрилья ажурной рамой проносится в бледном небе. Слотроп и Кислота находят кафе на тротуаре, пьют разбавленное водой розовое вино, закусывают хлебом с каким-то сыром. Тот шустрый старый наркоман выламывает «щепку» прессованного «чая» и они сидят на солнышке передавая вперёд-назад, предлагая <text:span text:style-name="T720">и </text:span>официанту затянуться, <text:span text:style-name="T720">а что такого</text:span>? так же приходится курить даже армейские, в эти дни. Джипы, грузовики для перевозки воинского состава, и велосипеды текут мимо. Девушки в ярких летних платьях, оранжевых, зелёных, как фруктовое мороженое, заплывают посидеть за столиками, поулыбаться, улыбаться, прицеливаясь непрерывно по сторонам насчёт раннего бизнеса. </text:p>
      <text:p text:style-name="P180">Кислота кое как свёл разговор <text:span text:style-name="T726">со </text:span>Слотроп<text:span text:style-name="T726">ом</text:span> на Ракету. Совсем не по специальности Кислоты, конечно, хотя он и тут держал ухо востро. Если чего-то хотят, значит оно имеет стоимость. –«Я <text:soft-page-break/>никак не мог понять восторгов. По радио только о том и говорили. Это было нашим шоу Капитана Миднайта. Но мы разочаровались. И хотелось бы верить, <text:span text:style-name="T726">да</text:span> ничего такого не вид<text:span text:style-name="T726">н</text:span>ел<text:span text:style-name="T726">ось</text:span>, что могло <text:span text:style-name="T726">бы </text:span>нас убедить. Всё меньше и меньше под конец. Всё, что мне известно, она подорвала рынок кокаина, <text:span text:style-name="Emphasis">Kerl</text:span>. </text:p>
      <text:p text:style-name="Text_20_body">– Как так? </text:p>
      <text:p text:style-name="Text_20_body">– Той ракете для чего-то нужен был перманганат калия, верно? </text:p>
      <text:p text:style-name="Text_20_body">– Для турбонасоса. </text:p>
      <text:p text:style-name="Text_20_body">– Ну, а без этого<text:span text:style-name="Emphasis"> Purpurstoff</text:span>, не получается торговать кокаином по-честному. Забудь про честность, тут просто не осталось ничего взаправдашнего. Прошлой зимой, ты не мог найти и кубика перманганата во всём ёбаном Рейхе, <text:span text:style-name="Emphasis">Kerl</text:span>. <text:span text:style-name="T1">О</text:span>, ты бы видел какие шли обломы. Друзья, сам знаешь. <text:span text:style-name="T726">А</text:span> како<text:span text:style-name="T726">м</text:span>у другу не охота—как бы тебе попонятнее?—<text:span text:style-name="T1">шмякнуть тортом </text:span><text:span text:style-name="T165">в рыло</text:span>? а? </text:p>
      <text:p text:style-name="Text_20_body">– Спасибо.– Погоди-ка. Это он <text:span text:style-name="T1">про нас</text:span> толкует? Он что, собирается— </text:p>
      <text:p text:style-name="Text_20_body">– Короче,– продолжает начатое,– по Берлину полз огромный фильм Лорел и Харди, немой, немой… из-за дефицита <text:span text:style-name="T726">с </text:span>перманганат<text:span text:style-name="T726">ом</text:span>. Я не знаю какие прочие отрасли экономики пострадали из-за А4. Это было не просто кидалово тортами, не просто анархия рынка, это была химическая безответственность. Глина, тальк, цемент, даже, дошли и до такой извращённости, мука! Порошковое молоко не дошедшее до желудков сосунков младенчиков! Похожая всячина, стоившая дороже самого кокаина—прикол был в том, чтоб кто-то вдруг набил свой нос молоком, хаха-хахах,– прервавшись на минутку,– и это стоило переплаты! Без перманганата ничего нельзя было сказать наверняка. Капельку новокаина, оглушить язык, щепотку чего-нибудь для горького вкуса и ты грёб огромадную прибыль с пищевой соды. <text:span text:style-name="T727">Перманганат</text:span> пробный камень. Под микроскопом, капаешь на вещество для проверки, всё растворяется—потом наблюдаешь что происходит с раствором, как он перекристаллизируется: первым появится кокаин, по краям, потом овощные примеси, новокаин, лактоза, размещаются на хорошо известные позиции—пурпурная мишень, внешнее кольцо драгоценно, кружок внутри не стоит ничего. Анти-мишень. <text:span text:style-name="T727">Совсем</text:span> не то, что нужно для А4, <text:span text:style-name="T1">а, Ракетмэн</text:span>? Этот твой <text:span text:style-name="T727">А</text:span>ппарат не лучший друг наркоману. Тебе оно надо? Или твоя страна применит против России? </text:p>
      <text:p text:style-name="Text_20_body">– Мне этого не надо. Что значит «моя страна»? </text:p>
      <text:p text:style-name="Text_20_body">– Извини. Я просто имел ввиду, что Русским она похоже нужна позарез. Хватали моих деловых партнёров по всему городу. Допрашивали. Никто из них в ракетах не смыслит больше моего. Но Чичерин думает наоборот. </text:p>
      <text:p text:style-name="Text_20_body">– Ё ж твою. Опять он? </text:p>
      <text:p text:style-name="Text_20_body">– Да он как раз сейчас в Потсдаме. Скорее всего. Устраивает штаб в одной из старых киностудий. </text:p>
      <text:p text:style-name="Text_20_body">– Отличная новость, Эмиль. <text:span text:style-name="T727">При</text:span> моей невезух<text:span text:style-name="T727">е</text:span>… </text:p>
      <text:p text:style-name="Text_20_body">– Что-то ты в лице переменился, Ракетмэн. </text:p>
      <text:p text:style-name="Text_20_body"><text:soft-page-break/>– Что, до <text:span text:style-name="T727">того</text:span> страшно? Ты сюда слушай!– И Слотроп задаёт вопрос не слыхал ли Кислота что-нибудь про Schwarzgerät. </text:p>
      <text:p text:style-name="P183">Тот не то чтобы взвопил <text:span text:style-name="T1">Вууий</text:span>! и <text:span text:style-name="T731">не </text:span>пустился рвать когти вдоль улицы, однако п-пииск точно <text:span text:style-name="T727">послышался</text:span> из определённого клапана, и что-то было отмахнуто в сторону. –«Вот что я тебе скажу»,– покивывая и ёрзая на своём стуле,– «поговори с Дер-Шпрингером. <text:span text:style-name="Emphasis">Ja</text:span>, вы отлично поймёте друг друга. Я всего лишь форточник в отставке, собираюсь провести оставшиеся мне несколько десятилетий как Возвышенный Россини: в своё удовольствие. Только ты меня не упоминай, ладно, Джо? </text:p>
      <text:p text:style-name="Text_20_body">– Но кто этот Дер-Шпрингер и как его найти, Эмиль? </text:p>
      <text:p text:style-name="Text_20_body">– Он шахматный конь в вечной скачке— </text:p>
      <text:p text:style-name="Text_20_body">– Ух-ты. </text:p>
      <text:p text:style-name="Text_20_body">—...по шахматной доске Зоны, вот кто он такой. Также как Ракетмэн перелетает через все преграды.– Он зловредно хихикает.– Отличная парочка. Откуда мне знать где он? Может быть где угодно. Он повсюду. </text:p>
      <text:p text:style-name="Text_20_body">– Зорро? Зелёный шмель? </text:p>
      <text:p text:style-name="Text_20_body">– Последнее, что я слы<text:span text:style-name="T728">х</text:span>ал, он был на севере на Ганзейских скачках. Вы встретитесь. Не переживай.– Резко Кислота вскочил проститься, пожимает руку, оставляя в ладони Слотропа косяк на потом, а может на удачу.– У меня встреча с военными врачами. Счастье тысячи клиентов на твоих плечах, молодой человек. Найдёшь меня на старом месте.<text:span text:style-name="Emphasis"> Glück</text:span>. </text:p>
      <text:p text:style-name="Text_20_body">Так что Час Зла принёс своё проклятье. Ошибочным оказалось слово Schwarzgerät. И вот гора с грохотом снова захлопнулась позади Слотропа, чуть не расплющила к чертям его пятку, и может быть пройдут столетия пока Белой Женщина появится снова. Блядь! </text:p>
      <text:p text:style-name="Text_20_body">Имя на спецпропуске «Макс Шлепциг». Слотроп, полный задора, решает выдать себя за артиста кабарэ. Иллюзионист. Он прошёл хорошую школу с Катье, её узорчатой скатертью и волшебным телом, кровать была её салоном, сотня <text:span text:style-name="Emphasis">soirées fantastiques</text:span>…. </text:p>
      <text:p text:style-name="P184">Во второй половине дня он уже миновал Целендорф, <text:span text:style-name="T728">под покровом</text:span> своего Ракетмэн<text:span text:style-name="T728">овского</text:span> прикида, готовится пересечь. Русские часовые стоят под деревянной аркой в красной краске, покачивая своими ППШ, здоровенными автоматами с обоймами-дисками. А вот подкатывает ещё и Сталинский танк, полязгива<text:span text:style-name="T728">ет</text:span> на малой, солдат в <text:span text:style-name="T728">шлеме</text:span> с наушниками торчит из башни с 76-миллиметровой, что-то орёт по рации… а, ладно…. По другую сторону арки Русский джип с парой офицеров, один горячо частит в микрофон своей рации, а воздух вокруг оживляется разговорным Русским со скоростью света вывязывая сеть для поимки Слотропа. Кого ж ещё? Он <text:span text:style-name="T728">запахивает</text:span> накидку через плечо, с подмигом козыряет к своему шлему и улыбается. С помпой фокусника, предъявляет им свои карточку, билет и двуязычный пропуск, добавив что-то про групповое представление в том Потсдаме. </text:p>
      <text:p text:style-name="Text_20_body">Один из <text:span text:style-name="T728">часовых</text:span> берёт пропуск и ныряет в свою будку позвонить по телефону. Остальные стоят уставившись на ботинки Чичерина. Никто ни слова. Звонок затягивается. Исцарапанная кирза, однодневная щетина, скулы просвечены солнцем. Слотроп пытается припомнить пару <text:soft-page-break/>карточных фокусов, что он когда-то делал, типа навести мосты. Часовой высовывает голову наружу: «<text:span text:style-name="Emphasis">Stiefeln, bitte</text:span>». </text:p>
      <text:p text:style-name="Text_20_body">Ботинки? На кой им эти—<text:span text:style-name="T1">йэээххх</text:span>! Ботинки, да, действительно. Мы знаем вне предположений кто это был на том конце, не так ли? Слотропу слышно как все металлические части в том человеке бряцают от ликования. В <text:span text:style-name="T728">задымлённом</text:span> небе Берлина, чуть где-то левее <text:span text:style-name="Emphasis">Funkturm</text:span> в её стальной пряже удалённости, возникает полностраничное фото из журнала<text:span text:style-name="Emphasis"> Life</text:span>: это Слотроп, в полном облачении Ракетмэна, с чем-то смахивающим на длинную твёрдую колбасу очень большого диаметра <text:span text:style-name="T728">впёртую</text:span> ему в рот с таким напором, что у <text:span text:style-name="T728">бедняги</text:span> и глаза перекосило, хотя руку, или что там удерживает ошеломляющий сервелат: на снимке не видно.<text:span text:style-name="T159"> Пипец Ракетмэну</text:span> гласит заголовок—«<text:span text:style-name="T1">Едва оторвавшись от земли самый недавний из знаменитостей Зоны ‘наебнулся’</text:span>». </text:p>
      <text:p text:style-name="Text_20_body">Ну-у-у, Слотроп стаскивает ботинки, часовой уносит их внутрь к телефону—остальные прислоняют его к арке и наводят шмон, не находя ничего, кроме косяка данного ему Кислотой, который они экспроприируют. Слотроп ждёт оставшись в своих носках, стараясь не думать наперёд. Может так, чуть-чуть, поглядыва<text:span text:style-name="T729">я</text:span> вокруг высмотреть укрытие. Ничего. Простреливается на все 360 градусов. Запахи свежего асфальта и оружейного масла. Джип, кристал яри-медянки, в ожидании: дорога ведущая обратно в Берлин, в эту минуту, пустынна…. Провидение, эй, <text:span text:style-name="T1">Провидение</text:span>, где ты там, выскочило хряпнуть пивасика или ещё там что? </text:p>
      <text:p text:style-name="Text_20_body">Вове нет. Ботинки являются вновь, улыбающийся часовой позади них. «<text:span text:style-name="Emphasis">Stimmt, Herr Schlepzig</text:span>». Какие интонации на Русском у иронии? Эти пташки слишком невразумительны для Слотропа. Чичерин действовал бы тоньше, <text:span text:style-name="T729">не заставлял бы снять</text:span> эти ботинки для просмотра, чтобы не вызвать подозрения. Не-а, не может быть, что это он ответил на звонок. Это наверное обычный обыск обнаружить контрабанду, только и всего. Слотроп охвачен в этот момент тем, что Книга Перемен называет Юношеской Глупостью. Он запахивает свою зелёную накидку ещё на пару оборотов, выклянчивает Балканскую папиросу у одного из автоматчиков, и двигает прочь, в южном направлении. Офицерский джип стоит где и был. Танк исчез. </text:p>
      <text:p text:style-name="P529">Джубли Джим разносчик-торговец, ты только посмотри,</text:p>
      <text:p text:style-name="P529">Подмигивает дамам от Стокбриджа до Ли— </text:p>
      <text:p text:style-name="P529">Купи подружке брошку, забудешь про скуку, </text:p>
      <text:p text:style-name="P529">А вот наряды бальные по доллару за штуку, </text:p>
      <text:p text:style-name="P529">Эй, навались, к Джубли торопись! </text:p>
      <text:p text:style-name="Text_20_body">Пройдя две мили по дороге, Слотроп встречает канал, про который говорил Кислота: сворачивает на тропку вниз под мост, где мокро и прохладно на минуту. Он отправляется вдоль берега высматривая лодку для угона. Девушки в бюстгальтерах и шортах лежат загорают, коричневый с позолотой, вдоль всего этого замечтавшегося травяного склона. Облачный день растекается в смягчённые ветром абрисы, дети у края воды стоят на коленках с удочками, две птицы <text:span text:style-name="T729">носятся</text:span> над каналом, парят над гладью, раз за разом взмывая к застывшему шторму зелёной вершины дерева, куда они опускаются и начинают щебетать. В отдалении свет <text:soft-page-break/>собирается в медленную бежевую дымку, в плоти девушек, уже не выбеленной солнцем из зенита, <text:span text:style-name="T729">но</text:span> в более мягком <text:span text:style-name="T729">уже</text:span> освещении, пробуждаются тёплые оттенки, лёгкие тени мускулов ляжек, на<text:span text:style-name="T729">пряжённые</text:span> волоски клеток кожи зовут прикоснись… останься…. Слотроп шагает дальше—мимо распахивающихся глаз, рассветно расцветающих улыбок. Что с ним не так? Да останься, конечно. Что гонит его проходить мимо? </text:p>
      <text:p text:style-name="Text_20_body">Попадаются лодки, пришвартованные к перилам, но всегда кто-нибудь присматривает. Наконец он подходит к узкой плоскодонке, вёсла в уключинах и готова к отплытию, никого, лишь одеяло выше по склону, пара туфель на каблуках, мужской пиджак, стена деревьев. Так что Слотроп прямиком туда и отчаливает. Забавляйтесь—это малость подло—<text:span text:style-name="T1">мне</text:span> не досталось, зато могу <text:span text:style-name="T730">слямзить</text:span> вашу <text:span text:style-name="T1">лодку</text:span>. Ха! </text:p>
      <text:p text:style-name="P181">Он гребёт до заката, с долгими передышками, совсем потерял форму, накидка душит его в плотной упаковке из его же пота до того, что он вынужден снять её наконец. Утки держатся на благоразумном отдалении, вода капает с ярких оранжевых клювов. Гладь канала рябит под вечерним ветром, закат, <text:span text:style-name="T732">перед его</text:span> лицо<text:span text:style-name="T732">м,</text:span> малюет воду красным и золотым, царственные цвета. Затонувшие обломки торчат из воды, красный свинец и ржавчина наливаются закатной зрелостью, проломы в серой обшивке корпуса, лопнувшие заклёпки, расплетённый трос растопырил истеричные пряди по всем румбам, вибрируют ниже порога слышимости под бризом. Пустые баржи проплывают мимо, безхозно брошенные. Аист пролетает в вышине, направляясь домой <text:span text:style-name="T733">где-то внизу</text:span>, нежданно, бледная арка переезда Авус возникает впереди. <text:span text:style-name="T733">Ещё чуть</text:span> дальше и Слотроп вернётся обратно в Американский сектор. Он <text:span text:style-name="T733">с</text:span>ворачивает поперёк канала, сходит на противоположный берег и направляется к югу, стараясь обогнуть Советский контрольный пункт, который карта помещает где-то правее от него. Оживлённое движение в сумерках: Русские гвардейцы, элита в зелёных фуражках, маршируют и едут, с застывшими лицами, в грузовиках, на конях. Так и чувствуется преграда в уходящим дне, напряжённость, дрожь в кольцах проволоки, Потсдам предупреждает не соваться… держись подальше…. Чем ближе к нему, тем плотнее поле вокруг закрытого международного собрания за Хавелом. Бодайн прав: и комар не проскочит. Слотроп знает это, но так и продолжает красться вперёд, стараясь сливаться, усыплять неприметностью бдительность, делая зигзаги в перебежках, направленных неукоснительно к югу. </text:p>
      <text:p text:style-name="Text_20_body">Невидим. В это всё легче верится по мере его продвижения. Когда-то давно в канун летнего солнцестояния, между полуночью и часом, зёрнышко папоротника попало в его обувь. Он юный невидимка, подменыш в доспехах. Кореш Провидения. <text:span text:style-name="T1">Их</text:span> головы забиты формами опасности, которым обучила их Война—фантомами, которые они, некоторые из них, обречены носить в себе до конца своих жизней. Тем лучше для Слотропа, впрочем—он не от мира подобных опасностей. Они всё ещё тормознулись в географическом пространстве, устанавливая сроки и направляя личный состав, и единственные существа способные нарушить их пространство уже схвачены и обездвижены в книжках комиксов. Так они думают. Им не известно, что сюда явился Ракетмэн. Они проходят и проходят мимо и он остаётся один, сливаясь с вечером своим бархатом и замшей—а если кто-то и уловит его силуэт, тот мгновенно отбрасывается на задворки мозга, где остаётся в ссылке <text:span text:style-name="T733">среди всего </text:span><text:s/>проч<text:span text:style-name="T733">его</text:span>, что мерещится ночью…. </text:p>
      <text:p text:style-name="P185"><text:soft-page-break/>И вот он снова увиливает вправо. Тут всё ещё это гигантское супер шоссе, которое нужно пересечь. Некоторым из Немцев не удавалось попасть домой по 10, 20 лет, потому что оказались не на той стороне Автобана, когда тот был проложен. Напряжённо, с налившимися свинцом ступнями, Слотроп ползёт на насыпь Авуса, вслушиваясь в движение проносящееся над головой. Каждый водитель считает, что это он управляет машиной, будто у каждого отдельный пункт назначения, но Слотропу лучше знать. Водители сегодня тут, потому что ими пользуются Они, <text:span text:style-name="T734">чтоб они послужили</text:span> смертельн<text:span text:style-name="T734">ой</text:span> преград<text:span text:style-name="T734">ой</text:span>. Тут всё сплошь самоучки, Фрицы фон О<text:span text:style-name="T734">п</text:span>пели, что предвещает Слотропу оживлённый спринт—с рёвом закладывают вираж к знаменитой S-кривой, где маньяки в белых шлемах и тёмных очках гонщиков когда-то проносились ураганом на своей технике вкруг сугробов из кирпича визжащей позёмкой (восхищая взоры полковников в парадной форме, полковничьих дам в широкополых шляпах Гарбо, все в безопасности на своих белых башнях, и всё же захвачены событием, каждый в ожидании своего всплеска одной и той же катастрофы, что вот-вот раз<text:span text:style-name="T734">раз</text:span>ится внизу…). </text:p>
      <text:p text:style-name="Text_20_body">Слотроп высвобождает руки из-под накидки, позволяет тощему серому Поршу прожужжать мимо, потом стартует, красный свет <text:span text:style-name="T734">стоп-сигнала</text:span> <text:span text:style-name="T735">уносится</text:span> вдоль его опущенной ноги, яркий свет фар несущегося следом армейского грузовика ударяет в поднятую ногу и отблескивает синей мозаикой, коснувшись белка одного из глаз в его впадине. Он кренится на бегу, крича «<text:span text:style-name="Emphasis">Hauptstufe</text:span>!», боевой клич Ракетмэна, вскидывает обе руки и морскую зелень подкладочной ткани накидки широким веером, слышит звук тормоза, продолжает бе<text:span text:style-name="T735">г</text:span>, врывается на разделительную полосу скоростного шоссе, заскакивает в кусты, пока грузовик скрежещет мимо и останавливается. Какое-то время слышны голоса. Позволили Слотропу перевести дыхание и отмотать накидку, что захлестнулась в<text:span text:style-name="T735">о</text:span>круг шеи. Наконец грузовик отъезжает. Полоса Авуса в южном направлении в эту ночь помедленнее и он пересекает её просто трусцой, вниз с насыпи и снова вверх между деревьев. Ого! П<text:span text:style-name="T735">ере</text:span>скакивает скоростные шоссе одним махом! </text:p>
      <text:p text:style-name="Text_20_body">Что ж, Бодайн, твоя карта без изъяна, за исключением одной маленькой детали, которую ты как бы, э, забыл отметить, интересно с чего бы…. Оказывается, порядка 150 домов в Нойбабелсберге выделены и оцеплены как территория для проживания Союзнических делегатов на Потсдамской Конференции, а Широкая Морская Душа припрятал ту наркоту <text:span text:style-name="T1">точняк посредине</text:span> этого всего. Колючая проволока, прожектора, охранение разучившееся улыбаться. Слава Богу, то есть Кислоте, за тот спецпропуск сюда. Трафаретные знаки со стрелами сообщают <text:span text:style-name="T162">А</text:span><text:span text:style-name="T159">дмиралтейство, </text:span><text:span text:style-name="T162">М</text:span><text:span text:style-name="T159">ид, </text:span><text:span text:style-name="T162">Г</text:span><text:span text:style-name="T159">осдепартамент, </text:span><text:span text:style-name="T162">Н</text:span><text:span text:style-name="T159">ачальники </text:span><text:span text:style-name="T162">Ш</text:span><text:span text:style-name="T159">табов</text:span>…. Всё вокруг залито светом как на премьере в Голливуде. Непрестанно подъезжают и отъезжают гражданские в костюмах, платьях, смокингах, садятся в и выходят из BMW лимузинов с флагами всех наций рядом с ветровыми стёклами. Отпечатанные на мимеографе листки ворохом на камнях и в сточных канавах. Внутри будок часовых груды конфискованных камер. </text:p>
      <text:p text:style-name="P186">Должно быть они тут имеют дело со странной коллекцией представителей шоу-бизнеса. Никого особо не тревожит шлем, или накидка, или маска. Пара неясных телефонных звонков с пожиманием плечами, не слишком настойчивый вопрос вдогонку, но они, таки, пропускают Макса Шлепцига. Шарага Американских газетчиков въезжает на шарабане, с ухваткой за бутылки освобождённого Мозельского, они предлагают подвезти его немного. По пути затеяли спор какая он знаменитость. Одни посчитали, что он Дон Амече, остальные держат его за <text:soft-page-break/>Оливера Харди. Знаменитость? что на них напало? –«Да, ладно»,– грит Слотроп,– «вы меня просто не узнали в этом прикиде. Я тот самый Эрол Флин». Ему не все поверили, но всё-таки он смог раздать пару автографов. Когда их компания разделяется, ищейки новостей обсуждают кандидаток на Мисс Рейнголд 1946. Сторонники Дороти Харт орут громче, но большинство на стороне Джил Дарнли. Всё это для Слотропа полная бе<text:span text:style-name="T736">либерд</text:span>а—пройдёт ещё несколько месяцев, прежде чем он натолкнётся на рекламу пива со снимком шести красоток и обнаружит, что сам он симпатизирует девушке по имени Хелен Рёкерт: блондинка с Голландской фамилией, которая неясно ему напомнит кого-то…. </text:p>
      <text:p text:style-name="Text_20_body">Дом 2 по Кайзерштрассе стилизован под Высокое Прусское Свинство и покрашен каким-то блёвно-коричневым, цвет нисколько не выигрывает от льдисто-холодного освещения. Он под более усиленной охраной, чем любой другой в округе. Ё, Слотроп удивляется с чего бы. Потом он видит знак с натрафареченным названием для <text:span text:style-name="T736">содержимого</text:span>. </text:p>
      <text:p text:style-name="Text_20_body">– О, нет. Нет. Не транди.– Какое-то время он стоит на улице, <text:s text:c="2"/>дрож<text:span text:style-name="T736">а</text:span> и прокли<text:span text:style-name="T736">ная</text:span> то<text:span text:style-name="T736">го</text:span> Моряк<text:span text:style-name="T736">а</text:span> Бодайн<text:span text:style-name="T736">а</text:span>, долбодон<text:span text:style-name="T736">а</text:span>, сволоч<text:span text:style-name="T736">угу</text:span> и агент<text:span text:style-name="T736">а</text:span> смерти. Знак извещает Белый Дом. Бодайн вывел его прямиком к незнакомому франту в очках, который глядел вдоль утренней Фридрихштрассе—к лицу, что тихонько влилось на смену тому, которое Слотроп никогда не видел и никогда уж теперь не увидит. </text:p>
      <text:p text:style-name="Text_20_body">Часовые с винтовками на ремнях без движения, как и он. Складки его накидки перешли в подпорчено бронзовый в дуговом освещении. Позади виллы плещет вода. Грянувшая внутри музыка заглушает плеск. Концерт. Не удивительно, что он прошёл так легко. Они ждут этого фокусника, этого запоздалого гостя. Очарование, слава. Он мог бы вбежать и броситься кому-то в ноги, моля об амнистии. Кончит заключением контракта на всю оставшуюся жизнь с сетью радиовещания, а или с киностудией! Милосердие оно <text:span text:style-name="T736">ведь </text:span>такое, правда же? Он поворачивается, стараясь не слишком поддаться на это и шагает прочь от света, высматривая как пройти к той воде. </text:p>
      <text:p text:style-name="Text_20_body">Берег Грибниц Зее тёмен, окаймлён звёздами, опутан проволокой, оживлён бродячими охранниками. Огни Потсдама, кучно и россыпями, мигают за чёрной водой. Слотропу приходится пару раз заходить в неё по задницу, огибая ту проволоку и дожидаясь пока охранники сойдутся на сигарету в конце маршрута их обходов, прежде чем смог рвануть, подшлёпываясь мокрой накидкой, к вилле. Гашиш Бодайна зарыт вдоль одной из сторон дома, под определённым кустом можжевельника. Слотроп садится на корточки и начинает разгребать грязь руками. </text:p>
      <text:p text:style-name="Text_20_body">Внутри идёт веселье. Девушки поют «Не сиди под яблоней», и если это не Сёстры Эндрюс, то вполне могли бы быть. Им аккомпанирует танцевальный оркестр с большущей группой деревянных духовых. Смех, перезвяк посуды, международная болтовня, обычная средней руки вечеринка тут, на великой Конференции. Гашиш завёрнут в фольгу внутри заплесневелой грязной сумки. Пахнет отлично. О, ё-ж-твою—ну, зачем он не прихватил с собой трубочку. </text:p>
      <text:p text:style-name="Text_20_body">Вообще-то, оно и лучше. Над Слотропом, на уровне глаз, терраса и распятые на шпалерах персиковые деревья в молочном цветении. Пока он наклоняется поднять сумку, Французское окно отворяется и кто-то выходит на террасу подышать воздухом. Слотроп замирает, повторяя в <text:soft-page-break/>уме<text:span text:style-name="T1"> невидим, невидим</text:span>…. Шаги приблизились и над перилами склоняется—да, это может показаться странным, Микки Руни. Слотроп узнаёт его мгновенно, веснушчатый чокнутый сын судьи Харди, в смокинге и с его лицом я-схожу-с-ума. Микки Руни вылупился на Ракетмэна с сумкой гашиша, мокрый призрак в шлеме и накидке. Носом вровень с блестящими чёрными туфлями Микки Руни, Слотроп смотрит вверх в освещённую комнату позади—видит кого-то малость схожего с Черчиллем, до хрена дам в вечерних платьях с такими глубокими декольте, что даже <text:span text:style-name="T737">при </text:span>этом ракурсе ему видно больше титек, чем на представлениях в стрип-клубе Мински… и может быть, может быть он даже увидал того Трумена. Он <text:span text:style-name="T1">знает</text:span>, что <text:span text:style-name="T42">видит сейчас</text:span> Микки Руни, хотя Микки Руни, при любых обстоятельствах, будет скрывать факт, что он когда-либо видел Слотропа. Это поворотный момент. Слотроп чувствует, что ему следует что-нибудь сказать, но речедвигательные центры резко <text:span text:style-name="T737">ему отказали</text:span>. Почему-то «Привет, ты же Микки Руни» кажется не слишком подходящим. Так что оба остаются абсолютно недвижимы, ночь победы реет вокруг них, и великие мира в жёлтой электрической комнате вырисовываются явно. </text:p>
      <text:p text:style-name="Text_20_body">Слотроп первым прерывает этот миг: прикладывает палец к губам и <text:span text:style-name="T737">у</text:span>вил<text:span text:style-name="T737">ива</text:span>ет за угол виллы, и вниз к берегу, оставляя Микки Руни, <text:span text:style-name="T737">у</text:span>пёршего локти <text:span text:style-name="T737">в</text:span> перила, так и смотреть. </text:p>
      <text:p text:style-name="Text_20_body">Выйдя за проволоку, избегая часовых, у самого края воды, по<text:span text:style-name="T737">качи</text:span>вая вещев<text:span text:style-name="T737">ую</text:span> сумк<text:span text:style-name="T737">у</text:span> <text:span text:style-name="T737">за</text:span> её завязк<text:span text:style-name="T737">и</text:span>, он натыкается на расплывчатую идею у себя в голове, что надо бы найти другую лодку и просто на вёслах вернуться в тот Хавел—точно! Почему нет? И лишь при звуках отдалённого разговора в другой вилле, ему доходит, что <text:span text:style-name="T737">он, похоже,</text:span> забрёл <text:span text:style-name="T737">на</text:span> Русскую часть территории. </text:p>
      <text:p text:style-name="Text_20_body">– Хмм,– прикидывает Слотроп,– в таком случае мне— </text:p>
      <text:p text:style-name="Text_20_body">И тут опять является та колбаса. Фигуры за полметра от него—вполне возможно прямо из воды. Он крут<text:span text:style-name="T737">а</text:span>нулся и уставился в широкое, чисто выбритое лицо, волосы зачёсаны, как грива льва, назад, взблеск стальных зубов, чёрные глаза мягки как у Кармен Миранды— </text:p>
      <text:p text:style-name="Text_20_body">– Да,– ни малейшего акцента в его Английском шёпоте,– за тобой следили всю дорогу.– Остальные <text:span text:style-name="T737">расхватали</text:span> его руки. Высоко в левой, он чувствует что-то острое, почти не больно, очень знакомое. Прежде, чем его горло успело шевельнуться, он уже не тут, он на Колесе, хватаясь в ужасе за белую исчезающую точку самого себя, в первом <text:span text:style-name="T737">за</text:span>вихре<text:span text:style-name="T737">нии</text:span> <text:span text:style-name="T737">анестезии</text:span>, парит застенчиво над пропастью Смерти…. </text:p>
      <text:h text:style-name="P302" text:outline-level="3"><draw:frame draw:style-name="fr2" draw:name="Image41" text:anchor-type="paragraph" svg:width="6.9252in" svg:height="0.3661in" draw:z-index="41"><draw:image xlink:href="Pictures/1000000000000B720000009B428C9716555D8079.png" xlink:type="simple" xlink:show="embed" xlink:actuate="onLoad" loext:mime-type="image/png"/></draw:frame><text:span text:style-name="Emphasis"/></text:h>
      <text:p text:style-name="Text_20_body">Мягкая ночь, полна расплескавшихся золотом звёзд, вроде ночи в далёких пампасах, о которой любил писать Леопольдо Лугонес. Подлодка тихо покачивается на воде. Звучит лишь урчанье воздушной помпы, время от времени включающейся в нижних отсеках, да Эль Нято на корме с его гитарой наигрывает милонги Буэнос-Айреса. Беластегуи внизу, работает над генератором. Луз и Филипе спят. </text:p>
      <text:p text:style-name="Text_20_body">Возле креплений для 20 милиметровых, Грасиела Имаго Порталес печально бездельничает. В своё время она была городским идиотом Буэнос-Айреса, не опасной ни для кого, в дружбе с любым, из всего спектра, начиная от Киприано Рейеса, который однажды за неё заступился, и до <text:soft-page-break/>католической Ассисьон Аргентина, до того как та распалась. Она была особой любимицей литераторов. Говорят, Борхес посвятил ей стихи (“<text:span text:style-name="Emphasis">El laberinto de tu incertidumbre/Me trama con la disquietante luna </text:span>. . .”). </text:p>
      <text:p text:style-name="P187">В команде, что угнала эту подводную лодку, встретишь любую разновидность Аргентинских маний. Эль Нято тут говорит <text:span text:style-name="T738">сленгом</text:span> гаучо 19-го столетия—сигареты у него «<text:span text:style-name="Emphasis">pitos</text:span>», ягодицы «<text:span text:style-name="Emphasis">puchos</text:span>», и пьёт он не канью, а «<text:span text:style-name="Emphasis">la tacuara</text:span>», а как напьётся, становится «<text:span text:style-name="Emphasis">mamao</text:span>». Иногда Фелипе приходится переводить его речь. Фелипе сложный молодой поэт с уймой неприятных восторженностей, включая романтичные и необоснованные понятия об этих гаучо. Он постоянно заискивает перед Эль Нято. Беластегуи, исполняющий должность главмеха, из Этре Риос, и позитивист в традициях того региона. Весьма ловко владеет ножом для пророка науки к тому же, по этой причине Эль Нято до сих пор не попытался разобраться с этим Месапотамским Большевиком-безбожником. Что держит их <text:span text:style-name="T739">солидарность</text:span> <text:span text:style-name="T739">под</text:span> <text:span text:style-name="T739">непрестанным</text:span> стресс<text:span text:style-name="T739">ом</text:span>, который, впрочем, тут <text:span text:style-name="T739">далеко </text:span>не один. Луз нынче с Филипе, хотя <text:span text:style-name="T739">номинально</text:span> она девушка Сквалидози—после того, как Сквалидози пропал в своей поездке в Цюрих, она начала крутить с поэтом на основ<text:span text:style-name="T740">е</text:span> страстной декламации «Павос Реалес» Лугонеса, <text:span text:style-name="T740">в ту </text:span><text:s/>душн<text:span text:style-name="T740">ую</text:span> ноч<text:span text:style-name="T740">ь как однажды</text:span> лежали в дрейфе у берегов Матосинхос. В этой команде ностальгия сродни морской болезни: только надежда умереть от неё поддерживает их жизнь. </text:p>
      <text:p text:style-name="Text_20_body">Сквалидози всё-таки появился в Бремерхавене. За ним только что гонялась по остаткам Германии Британская Военная Разведка, непонятно зачем. </text:p>
      <text:p text:style-name="Text_20_body">– Почему ты не поехал в Женеву, чтобы держать нас в курсе? </text:p>
      <text:p text:style-name="Text_20_body">– Я не хотел вывести их на Ибаргуенготия. Вот и послал другого. </text:p>
      <text:p text:style-name="Text_20_body">– Кого?– Беластегуи интересно знать. </text:p>
      <text:p text:style-name="Text_20_body">– Совсем не спросил его имени.– Сквалидози почесал лохмы на своей голове.– <text:span text:style-name="T740">Наверно</text:span> глупо было так поступ<text:span text:style-name="T740">а</text:span>ть. </text:p>
      <text:p text:style-name="Text_20_body">– Больше с ним не встречался? </text:p>
      <text:p text:style-name="Text_20_body">– Нет, совсем нет. </text:p>
      <text:p text:style-name="P188">– Они теперь будут следить за нами,– Беластегуи мрачнеет.– Кем бы он ни был, за ним охота. Ну, хорошо <text:span text:style-name="T740">же ты </text:span>разбираешься в людях. </text:p>
      <text:p text:style-name="Text_20_body">– А что по-твоему мне следовало делать: отвести его сперва к психоаналитику? <text:span text:style-name="T741">Оценить</text:span> <text:span text:style-name="T741">способности</text:span>? Сидеть пару недель <text:span text:style-name="T43">в раздумьях</text:span> как быть? </text:p>
      <text:p text:style-name="Text_20_body">– Он прав,– Эль Нято вскидывает увесистый кулак.– Пусть бабы думают так или эдак, анализируют. Мужчина должен всегда идти напролом, смотреть прямо Жизни в глаза. </text:p>
      <text:p text:style-name="Text_20_body">– Ты гадок,– сказала Грасиела Имаго Порталес.– Ты не мужчина, ты взопревшая лошадь. </text:p>
      <text:p text:style-name="Text_20_body">– Благодарю,– Эль Нято кланяется с полным достоинством гаучо. </text:p>
      <text:p text:style-name="Text_20_body">Никто не кричал. Разговор в стальном пространстве в ту ночь был полон тихих смягчённых «с» и нёбных «й», особая, неохотная острота Аргентинского испанского, привнесённая годами <text:soft-page-break/>разочарований, самоцензуры, длинных обиняков в обход политической правды—привело Государство жить в мускулах твоего языка, во влажной интимности твоих шевелящихся губ… <text:span text:style-name="Emphasis">pero ché, no sós argentino</text:span>. </text:p>
      <text:p text:style-name="Text_20_body">В Баварии, Сквалидози спотыкался по окраинам городка, на несколько минут опережая Ролс-Ройс со зловещим куполом в крыше, зелёный Плексиглас, сквозь него ничего не увидишь. Солнце только что село. Неожиданно он услыхал выстрелы, стук копыт, гнусавые металлические голоса на Английском. Но причудливый городишко казался безлюдным. Как так? Он вошёл в кирпичный лабиринт, что когда-то был фабрикой гармоней. Выплески металла для колоколов лежали навсегда <text:span text:style-name="T741">беззвонными</text:span> в грязи литейной. По высокой стене недавно покрашенной белым, тени коней и их всадников тратататакали. Рассевшихся для просмотра на верстаках и ящиках дюжину лиц, Сквалидози мгновенно определил как гангстеров. Концы сигар тлели, бандиты перешёптывались на Немецком. Они ели сосиски, срывая плёнку белыми зубами, хорошо ухоженными, которые поблескивали в свете от кино. Все щеголяли перчатками Калигари, вошедшими в моду в летней Зоне: костяно белые, за исключением четырёх тёмно-фиолетовых линий расходящихся по спине перчатки от запястья к костяшкам <text:span text:style-name="T741">пальцев</text:span>. Одеты все в костюмы почти такого же светлого цвета как и их зубы. Это показалось экстравагантным для Сквалидози после Буэнос-Айреса и Цюриха. Женщины часто пере<text:span text:style-name="T741">за</text:span>кладывали ногу на ногу: напряжённые как гадюки. В воздухе завис травянистый запах, запах горящих листьев, что было странно Аргентинцу, смертельно больному тоской по родине, который мог увязать его лишь с запахом свежезаваренного <text:span text:style-name="Emphasis">maté</text:span> после долгого дня в седле. Коронованные оконные рамы смотрели на кирпичный двор фабрики, где летний воздух двигался мягко. Свет фильма мелькал синим поперёк пустых окон, словно он был дыханием в попытке извлечь ноту. Кадры окрысились местью. «Ага!»– вскрикнули все зутеры, белые перчатки замахали сверху вниз. Их рты и глаза расширились, как у детей. </text:p>
      <text:p text:style-name="Text_20_body">Катушка киноленты кончилась, но всё осталось в темноте. Огромная фигура в белом зуте поднялась, потянулась, и протопала прямиком туда, где съёжился Сквалидози, обмерши. </text:p>
      <text:p text:style-name="Text_20_body">– Они за тобой, амиго? </text:p>
      <text:p text:style-name="Text_20_body">– Пожалуйста— </text:p>
      <text:p text:style-name="Text_20_body">– Нет, нет. Спокойно. Смотри с нами. Это Боб Стил. Он классный парень. Тут ты в безопасности.– Несколько дней, как выяснилось, гангстерам известно было, что Сквалидози где-то тут в округе: они могли вычислить его передвижения, хоть самого его не знали, по манёврам полиции, которых знали. Блотгет Ваксвинг—потому что это был он—применял нечто аналогичное затуманенной камере, и следу испарения оставляемого частицей на сверх скоростях…. </text:p>
      <text:p text:style-name="Text_20_body">– Я не понимаю. </text:p>
      <text:p text:style-name="Text_20_body">– И мне не всё ясно, приятель. Но нам приходится присматривать за всем, а сейчас все умники с ума сходят по какой-то хрени с названием «ядерная физика». </text:p>
      <text:p text:style-name="Text_20_body">После фильма, Сквалидози был представлен Герхарду фон Гёлю, известному также под его <text:span text:style-name="Emphasis">nom de pègre</text:span> «Дер-Шпрингер». Похоже, люди Гёля и Ваксвинга проводили деловое совещание на <text:soft-page-break/>колёсах, носясь по дорогам Зоны колонной, меняя автобусы и грузовики так часто, что не оставалось времени для нормального сна, а только на дрёму—посреди ночи, посреди поля, неизвестно когда, придётся сходить, менять транспорт и ехать дальше по другой дороге. Ни мест назначения, ни устоявшегося маршрута. Большая часть перевозок обеспечивал ветеран автомобильных угонов Эдуард Санктволке, который мог угнать всё, что угодно на колёсах или тракторных гусеницах—даже имел при себе сделанный на заказ эбонитовый кейс полный роторных рычагов, <text:span text:style-name="T741">для</text:span> люб<text:span text:style-name="T741">ой</text:span> марк<text:span text:style-name="T741">е</text:span>, модел<text:span text:style-name="T741">и</text:span> и год<text:span text:style-name="T741">а</text:span>, на случай если владелец намеченной техники вынул столь необходимую деталь. </text:p>
      <text:p text:style-name="Text_20_body">Сквалидози и фон Гёль сразу же поладили. Этот кинорежиссёр превратившийся в рыночного дельца <text:span text:style-name="T742">вознамерился</text:span> финансировать все свои будущие фильмы из собственных несметных доходов. –«Единственный способ довести съёмки до конца ¿verdad? <text:span text:style-name="T742">А с</text:span>кажи<text:span text:style-name="T742">те-ка</text:span>, Сквалидози, вы выше всего этого? Или ваш анархистский план может принять какую-то помощь? </text:p>
      <text:p text:style-name="Text_20_body">– Зависит от того что вы от нас хотите. </text:p>
      <text:p text:style-name="Text_20_body">– Фильм, конечно же. Какой бы вам хотелось сделать? Как насчёт <text:span text:style-name="Emphasis"><text:s/>Мартин Фиеро</text:span>? </text:p>
      <text:p text:style-name="P189">Главное, чтобы клиент оставался довольным. Мартин Фиеро не просто герой гаучо из эпической Аргентинской поэмы. На подлодке его считают святым анархи<text:span text:style-name="T742">и</text:span>. Поэма Эрнандеса присутствует в Аргентинском политическом мышлении уже многие годы—у каждого своё истолкование, из неё цитируют так же запальчиво и часто, как делали в Италии 19-го века из<text:span text:style-name="Emphasis"> I Promessi Sposi</text:span>. Это коренится в давнишней основной поляризации Аргентины: Буэнос-Айрес и провинции, или, по мнению Фелипе, между правительством и анархизмом гаучо, в котором он стал ведущим теоретиком. У него одна из тех шляп с круглыми полями и шариками свисающими с них, он завёл привычку бездельничать в проходах между отсеками дожидаясь Грасиелу: «Добрый вечер, голубка. Найдётся у тебя поцелуй для Анархиста Бакунина?» </text:p>
      <text:p text:style-name="Text_20_body">– Ты больше смахиваешь на Гаучо Маркса,– воркует Грасиела и оставляет Филипе дописывать наброски сценария, который <text:span text:style-name="T742">тот</text:span> составляет для фон Гёля, используя для этого одолженный у Эль Нято томик Мартина Фиеро, давно распавшийся на части от пере<text:span text:style-name="T742">про</text:span>листываний, пропахший потом лошадей, чьи имена Эль Нято, плачевно <text:span text:style-name="Emphasis">mamao</text:span>, перечислит тебе до единого…. </text:p>
      <text:p text:style-name="Text_20_body">Затенённая равнина в закате. Безграничная плоскость. Ракурс камеры удерживается невысоким. Появляются люди, медленно, по одному или небольшими группами, верстая свой путь через равнину к селению возле мелкой речушки. Лошади, скот, огни на фоне сгущающейся темноты. Вдали, на горизонте, возникает одинокая фигура всадника, что скачет всё ближе и ближе, заполняя весь экран, по которому движутся титры. В какой-то момент нам видна гитара переброшенная у него за спину: он <text:span text:style-name="Emphasis">payador</text:span>, странствующий певец. Наконец он спешивается и подходит присесть с людьми у костра. После еды и выпитой канья, он берёт свою гитару и начинает бренчать на трёх басовых струнах, бордоны, и петь: </text:p>
      <text:p text:style-name="P530">Aquí me pongo a cantar</text:p>
      <text:p text:style-name="P530">l compás de la vigüela, </text:p>
      <text:p text:style-name="P530"><text:soft-page-break/>que el hombre que lo desvela </text:p>
      <text:p text:style-name="P530">una pena estrordinaria, </text:p>
      <text:p text:style-name="P530">como la ave solitaria </text:p>
      <text:p text:style-name="P530">con el cantar se consuela.</text:p>
      <text:p text:style-name="P388">И так вот, под пение Гаучо, разворачивается его история—монтаж его прежней жизни на <text:span text:style-name="Emphasis">estancia</text:span>. Потом приходит армия и забирает его новобранцем. Уводят его на границу убивать индейцев. Это период кампании генерала Роха открыть пампасы <text:span text:style-name="T743">путём</text:span> уничтожения людей, которые живут там: превра<text:span text:style-name="T743">тить</text:span> деревень в каторжные лагеря, переда<text:span text:style-name="T743">ть</text:span> стран<text:span text:style-name="T743">у</text:span> под контроль Буэнос-Айреса. Мартину Фиеро вскоре это всё опротивело. Это против всего, что он считает правильным. Он дезертирует. За ним высылают солдат для поимки, и он убеждает Cержанта во главе отряда перейти на его сторону. Вместе они уходят через границу жить на воле, жить с индейцами. </text:p>
      <text:p text:style-name="Text_20_body">Это первая серия. Семь лет спустя Эрнандес написал вторую часть <text:span text:style-name="T44">Возвращение</text:span><text:span text:style-name="T743"> </text:span><text:span text:style-name="T1">Мартина Фиеро</text:span>, в которой Гаучо становится предателем: возвращается обратно в Христианское общество, отказывается от своей свободы ради своего рода конституционного <text:span text:style-name="Emphasis">Gesellschaft</text:span>, которое в тот период проталкивал Буэнос-Айрес. Очень моральный конец, но полная противоположность первой. </text:p>
      <text:p text:style-name="Text_20_body">– Ну, и что мне делать?– Фон Гёль вроде как хочет разобраться.– Обе части, или только Первую серию. </text:p>
      <text:p text:style-name="Text_20_body">– Ну,– начинает Сквалидози. </text:p>
      <text:p text:style-name="Text_20_body">– Я знаю что вам н<text:span text:style-name="T743">ужн</text:span>о. Однако, я <text:span text:style-name="T743">с</text:span>могу получить лучший прокат от двух фильмов, если первый обеспечит хорошие кассовые сборы. Но сможет ли? </text:p>
      <text:p text:style-name="Text_20_body">– Да, конечно сможет. </text:p>
      <text:p text:style-name="Text_20_body">– <text:span text:style-name="T743">Неч</text:span>то настолько анти-общественное? </text:p>
      <text:p text:style-name="Text_20_body">– Но <text:span text:style-name="T743">в этом</text:span> всё, во что мы верим,– горячится Сквалидози. </text:p>
      <text:p text:style-name="Text_20_body">– Однако, даже самые независимые гаучо кончают как предатели, сам знаешь. Так уж оно <text:span text:style-name="T743">ведётся</text:span>. </text:p>
      <text:p text:style-name="Text_20_body">Такой уж он, этот фон Гёль, во всяком случае. Грасиела-то его знает: имеются связующие линии, зловещие кровные связи и зимовки в Пунта дел Эста, через<text:span text:style-name="Emphasis"> Anilinas Alemanas</text:span>, филиал ИГ в Буэнос-Айресе, и далее через <text:span text:style-name="Emphasis">Spottbilligfilm AG</text:span> в Берлине (ещё одно дочернее предприятие ИГ, от кого фон Гёль обычно по сниженным ценам получал большую часть своих запасов плёнки, а также необычную и слабо раскупа<text:span text:style-name="T743">вшуюся</text:span> «<text:span text:style-name="Emphasis">Emulsion J</text:span>», которую изобрёл Ласло Джампф, <text:span text:style-name="T743">которая обладала особым</text:span> свойством делать, даже при обычном дневном освещении, человеческую кожу прозрачной на глубину в пол<text:span text:style-name="T743">миллиметра</text:span>, открывая лицо непосредственно под его поверхностью. Эта эмульсия широко применялась в бессмертном <text:span text:style-name="Emphasis">Alpdrücken</text:span> фон Гёля и могла также использоваться в <text:span text:style-name="Emphasis">Мартин Фиеро</text:span>. Единственный эпизод эпопеи, который действительно захватывал фон Гёля, была песенная дуэль между белым гаучо и тёмным Эль <text:soft-page-break/>Морено. Она могла бы послужить интересным приёмом обрамления. Применяя <text:span text:style-name="Emphasis"><text:s/>Emulsion J</text:span>, он мог бы углубиться под цвет кожи состязающихся, с плавными переходами туда и обратно между<text:span text:style-name="Emphasis"> J</text:span> и обычной плёнкой, подобно расплыванию резкости с возвращением фокусировки, или стиранию—как он любил стирания!—одного другим массой хитроумных способов. С момента, когда стало известным, что <text:span text:style-name="Emphasis">Schwarzkommando</text:span> реально существуют в Зоне, живут настоящей, парасинематографической, жизнью не имеющей ничего общего с ним или с поддельными <text:span text:style-name="Emphasis">Schwarzkommando</text:span> в отснятом им прошлой зимой в Англии материале для<text:span text:style-name="Emphasis"> Операции Чёрное Крыло</text:span>, фон Гёль витает в экстазе <text:span text:style-name="T744">сдерживаемой</text:span> мегаломании. Он убеждён, что его фильм как-то стал причиной их существования. –«Моя миссия в том»,– объявляет он Сквалидози с глубочайшим смирением, присущим исключительно Германским кинорежиссёрам,– «чтобы засеять Зону семенами реальности. Таково требование исторического момента, и я могу лишь только быть его слугой. Мои образы, каким-то образом, стали избранными для воплощения в реальную плоть. Что я способен сделать для <text:span text:style-name="Emphasis"><text:s/>Schwarzkommando</text:span>, я могу сделать и для вашей мечты о пампасах и небесах…. Я <text:span text:style-name="T744">с</text:span>могу снести ваши заборы и стены ваших лабиринтов, я могу указать вам путь в Сад, который вы едва помните….» </text:p>
      <text:p text:style-name="Text_20_body">Его безумие явно заразило Сквалидози, который затем вернулся на подводную лодку и, в свою очередь, заразил остальных. Похоже, именно этого они и дожидались. –«Африканцы!»– размечтался обычно сугубо деловой Беластегуи на штабном заседании.– «Что если это правда? Что если мы действительно возвращаемся, обратно к тому как было всё до разбегания материков?» </text:p>
      <text:p text:style-name="Text_20_body">– Обратно в Гондвану,– прошептал Филипе.– Когда Рио де ла Плата омывала Юго-Западную Африку… и мезозойские беженцы уходили на пароме не в Монтевидео, а в Людерицбухт. </text:p>
      <text:p text:style-name="Text_20_body">Планируют как-то пробраться в Люнебург Хит и основать там небольшую <text:span text:style-name="Emphasis">estancia</text:span>. Фон Гёль их там встретит. Возле крепления для пулемёта Грасиела Имаго Порталес отдаётся мечтам. Может фон Гёль окажется допустимым компромиссом? Бывают основ<text:span text:style-name="T744">ы</text:span> похуже, чем кино. Выстояли ли фальшивые деревни князя Потёмкина проезд царицы? Переживёт ли душа Гаучо процесс обращения её в свет и звук? Или кто-то заявится в конце, фон Гёль или ещё там кто-то, отснять Вторую серию и развенчать мечту? Высоко над нею скользит Зодиак, созвездия северного полушария, которых они никогда не видела в Аргентине, гладко как часовая стрелка…. Вдруг раздаётся долгий всплеск статики из громкоговорителя и Беластегуи орёт: «<text:span text:style-name="Emphasis">Der Aal! Der Aal</text:span>!» При чём тут угорь, удивляется Грасиела, <text:span text:style-name="T747">то есть</text:span> <text:span text:style-name="T1">угорь</text:span>? О, да, торпеда. Ах, этот Беластегуи ничем не лучше, чем Эль Нято, у него свой сдвиг, будто обязан придерживаться сленга Германских подводников, это просто<text:span text:style-name="Emphasis"> precisamente</text:span>, эта бороздящая моря Вавилонская Башня—<text:span text:style-name="T1">торпеда</text:span>? Почему он орёт про торпеду? </text:p>
      <text:p text:style-name="P190">По той простой причине, что подлодка только что появилась на экране локатора Американского эсминца <text:span text:style-name="Emphasis">Джон Э. Бэдас</text:span> (улыб<text:span text:style-name="T744">нитесь</text:span>, подлодка!), в виде «падлы» или неопознанной точки, и <text:span text:style-name="Emphasis">Бэдас</text:span> с мускулистым послевоенным рефлексом, даёт теперь полную фланговую скорость. Видимость в эту ночь превосходная, зелень отражает<text:span text:style-name="T744">ся</text:span> «гладенько, как кожа младенца», подтверждает Спирос («Паук») Телангицтасис, Локаторщик второго класса. Можешь просматривать аж до Азорских. Лёгкий, светящийся летний вечер на море. Но что это такое <text:soft-page-break/>сейчас на экране, движется быстро, <text:span text:style-name="T744">с</text:span> кажды<text:span text:style-name="T744">м</text:span> оборот<text:span text:style-name="T744">ом</text:span>, прерывисто, как капля света от начальной точки, крохотной но явной, к неизменному центру оборотов, теперь всё ближе— </text:p>
      <text:p text:style-name="Text_20_body">– Пекарьпекарьпекарь!– вопит кто-то внизу в Гидролокаторной, громко и испугано, в наушники. Значит приближается вражеская торпеда. Кофейные стаканчики смяты, параллельные линейки и циркули проскальзываются поперёк стеклянного покрытия Сверяющим Счислителем покуда старая жестяная калоша тормозит в отступательном манёвре, что был устаревшим ещё при администрации Кулиджа. </text:p>
      <text:p text:style-name="Text_20_body"><text:span text:style-name="Emphasis">Der Aal</text:span> пронизывает воду бледным туннелем метящим пресечь отчаянную морскую увёртку <text:span text:style-name="Emphasis">Бэдаса</text:span> по середине корпуса. Помехой <text:span text:style-name="T745">всему стал</text:span> наркотик Онерин, в виде гидрохрората. Машиной, из которой он выскочил, стала кофеварка в столовой <text:span text:style-name="Emphasis">Джона Э. Бэдаса</text:span>. Озорной Моряк Бодайн—а кто ж ещё—зарядил помол на сегодняшний вечер массивной дозой прославленного интоксиканта от Ласло Джампфа, прихваченного в недавней поездке Бодайна в Берлин. </text:p>
      <text:p text:style-name="Text_20_body">Особое свойство Онерина модулировать время <text:span text:style-name="T745">стало</text:span> одним из первых, среди привлёкших внимание естествоиспытателей. –«Это ощущается»,– пишет Шецлин в своём классическом исследовании,– «подходя субъективно… э… ладно. Скажем так. Это вроде как впихнуть <text:span text:style-name="T745">лохмы</text:span> серебряной мочалки <text:span text:style-name="T1">прямо</text:span><text:span text:style-name="T45">,</text:span><text:span text:style-name="T1"> тебе, в мозги</text:span>!» Так что, в мягком море-обороте эт<text:span text:style-name="T745">ой</text:span> ноч<text:span text:style-name="T745">и</text:span>, два роковых курса действительно пересеклись в пространстве, но не во времени. Во времени и близко нет, хе-хе. То, во что Беластегуи выпустил свою торпеду, было тёмноржавой старой развалиной, пассивно влекомой течениями и ветром, но привносящ<text:span text:style-name="T745">ей</text:span> в ночь нечто от черепа: оглашение металлической пустоты, тени, что вселяла страх и в более убеждённых позитивистов, чем Беластегуи. А то, что было визуально опознано в той ускоренной точечке на экране локатора<text:span text:style-name="Emphasis"> Бэдаса</text:span>, оказалось трупом, тёмного цвета, возможно Северно-Африканской национальности, <text:span text:style-name="T745">и</text:span> расчёт 3-дюймовой пушки на турели по правому борту эсминца, крошил <text:span text:style-name="T745">его</text:span> полчаса в клочья, пока серый военный корабль держался в отдалении, опасаясь заразы. </text:p>
      <text:p text:style-name="P191">Так какое <text:span text:style-name="T745">же </text:span>море ты пересёк, конкретно, и в какое море погружался не раз до дна, в тревоге, <text:span text:style-name="T746">разбухая</text:span> адреналином, но в действительности втиснутый, вкопыченный, врогаченный под эпистемологии этих опасностей, что паранойят тебя напрочь, заключённого в этой стальной кастрюле, размякшего до обезвитаминенной массы в суповом наборе твоих собственных слов, твоего <text:span text:style-name="T746">затхлого</text:span> подлодочного дыхания? Понадобилось Дело Дрейфуса, чтобы расшевелить и объединить Сионистов, <text:span text:style-name="T746">в конце концов</text:span>: что выкурит тебя из твоего супового горшка? Или это уже произошло? Может нападение и спасение сегодня вечером? Отправишься ли ты в Хит и начнёшь своё поселение и станешь ждать там пришествия своего Режиссёра? </text:p>
      <text:p text:style-name="P531"><draw:frame draw:style-name="fr2" draw:name="Image42" text:anchor-type="paragraph" svg:width="6.9252in" svg:height="0.3661in" draw:z-index="42"><draw:image xlink:href="Pictures/1000000000000B720000009B428C9716555D8079.png" xlink:type="simple" xlink:show="embed" xlink:actuate="onLoad" loext:mime-type="image/png"/></draw:frame></text:p>
      <text:p text:style-name="P389">Под высокой ивой рядом с каналом, в джипе, в тенёчке, сидят Чичерин и его водитель Джабаев, молодой Казах наркоман, в прыщах и с постоянно недовольным видом, который причёсывает свои волосы как Американский певец-декламатор Фрэнк Синатра, и который, в эту минуту, <text:soft-page-break/>хмурится на краюшку гашиша, <text:span text:style-name="T748">делая выговор </text:span><text:s/>Чичерину: «Ты должен был урезать больше этого, знаешь». </text:p>
      <text:p text:style-name="Text_20_body">– Я взял как раз столько, во что он ценит свою свободу,– поясняет Чичерин.– Ну, где уже та трубка? </text:p>
      <text:p text:style-name="Text_20_body">– Откуда ты знаешь насколько ему дорога его свобода? Знаешь, что я думаю? Я думаю, у тебя от этой Зоны начался уже сдвиг хи-хи.– Этот Джамбаев скорее приятель, на самом деле, чем водитель, так что у него иммунитет для сомнений, в определённых пределах, насчёт мудрости Чичерина. </text:p>
      <text:p text:style-name="Text_20_body">– Слушай, мужик, ты читал тот протокол. Этот человек несчастный одиночка. И у него проблемы. Полезнее, если он будет куролесить по Зоне, считая себя свободным, хотя <text:span text:style-name="T748">для него было </text:span><text:s/>бы лучше, если б его где-нибудь прикрыли. Он вообще без понятия что такое его свобода, а ещё меньше чего она стоит. Так что <text:span text:style-name="T748">это </text:span>я назначаю цену, которая не имеет значения, так-то вот. </text:p>
      <text:p text:style-name="Text_20_body">– Тиран и всё тут,– хмыкает Джабаев.– Где спички? </text:p>
      <text:p text:style-name="Text_20_body">Хоть и с грустинкой, Чичерину нравится Слотроп. Он чувствует, что, в любой нормальный период истории, они <text:s/>бы <text:span text:style-name="T748">запросто с</text:span>дружились. Люди в причудливых костюмах умеют жить со смаком—не говоря уже про надтреснутость личности—который его восхищает. Когда он был маленьким мальчиком, ещё в Ленинграде, мама пошила ему костюм для школьного утренника. Чичерин был волком. В тот же миг, как <text:span text:style-name="T748">только </text:span>он одел маску, перед зеркалом возле иконки, он <text:span text:style-name="T748">опо</text:span>знал себя. Он волк. </text:p>
      <text:p text:style-name="Text_20_body">Сессия с Натрием Амиталом скребёт изнанки мозга Чичерина, как будто это его личное похмелье. Глубоко, глубоко—дальше, чем политика, чем секс, чем младенческие страхи… погружение в ту глубинную черноту…. Чёрный <text:span text:style-name="T748">пронизывает</text:span> весь протокол: постоянно повторяющийся цвет чернота. Слотроп ни разу не помянул имя Енцина, ни <text:span text:style-name="Emphasis">Schwarzkommando</text:span>. Хотя он-таки проговорился о <text:span text:style-name="Emphasis"><text:span text:style-name="T165">Schwarzgerät</text:span></text:span>. И он сочетал «<text:span text:style-name="Emphasis">schwarz</text:span>-» со странными существительными в отрывках <text:span text:style-name="T748">мелькавших</text:span> на Немецком. Чёрноженщина, Чёрноракета, Чёрносон… Эти новообразования, похоже, производились подсознательно. Имеется ли единый корень, глубже, чем кто-либо проверял, от которого Слотропово Чернословие только кажется отдельными побегами? Или же он посредством языка уловил Германскую манию производства наименований, измельчать Мир Сотворённый всё глубже и глубже, анализировать, отделяя именующего от поименованного всё безнадёжнее, скатываясь даже до математич<text:span text:style-name="T748">еск</text:span>о<text:span text:style-name="T748">го</text:span> комбин<text:span text:style-name="T748">ирования</text:span>, смётывая воедино уже устоявшиеся существительные для получения новых, бесконечный лохотрон химика, у которого слова вместо молекул…. </text:p>
      <text:p text:style-name="Text_20_body">Этот человек просто головоломка. Когда Гели Трипинг в первый раз упомянула его <text:span text:style-name="T748">наличие</text:span> в Зоне, Чичерина он заинтересовал не более, чем для постановки на обычный учёт, вместе с десятками прочих. Единственная странность, которая становилась всё более странной по ходу наблюдения, что он казался одиночкой. До сих пор, Слотроп не скопировал, не пометил, не обнаружил, не освободил ни единого кусочка из конструкции А4 или разведывательных данных о ней. Он не сносится с ГООЗ, ПОРЦ, ОБВС, ТР, ни с Американскими службами такого же толка—вообще ни с одной конторой Союзников. И всё же он один из Правоверных—сборщиков <text:soft-page-break/>утиля, рыскающих без устали сейчас по запасным маршрутам батарей А4 от Голландии и аж до Нижней Саксонии. Пилигримы на дорогах чуда, каждый кусочек и обломок священная реликвия, каждый обрывок инструкции стих Писания. </text:p>
      <text:p text:style-name="Text_20_body">Но обычные запчасти Слотропа не интересуют. Он темнит, приберегает себя для чего-то действительно уникального. Может для Чёрноракеты? Может это 00000? Енцин ищет её, а е<text:span text:style-name="T749">щ</text:span>ё загадочный Schwarzgerät. Тут несомненно есть хороший шанс, что Слотроп, подчиняясь своей Чёрнофеноменологии, отвечая её потребностям, пусть даже сокрытым от него, всё так же будет возвращаться, круг за кругом, к Енцину, пока миссия не будет исполнена, части добыты, железо найдено. Это сильная версия: ничего подобного Чичерин никогда не изложит письменно. </text:p>
      <text:p text:style-name="Text_20_body">В своих действиях, он тут такой же одиночка как и Слотроп—подчиняясь, если и когда, специальному комитету Маленкова при Совете Народных Комиссаров (задание ЦАГИ тут более менее для отвода глаз). Но Слотроп его парнишка. За ним будут следить, как положено. Если упустят, что ж, найдут снова. Жаль, что тому не привьёшь личной заинтересованности кончить Енцина. Но Чичерин вряд ли такой дурак, чтоб считать всех Американцев настолько же тупыми как майор Марви, с его рефлексами относительно черноты…. </text:p>
      <text:p text:style-name="Text_20_body">Какая жалость. Чичерин и Слотроп могли бы курить гашиш вместе, сравнивать кто что п<text:span text:style-name="T749">од</text:span>метил в Гели и прочих девушках руин. Он мог бы петь на мотив Американских песенок, которым обучила его мать, Киевские колыбельные, про звёздную ночь, влюблённых, белый цвет, соловьёв…. </text:p>
      <text:p text:style-name="Text_20_body">– В следующий раз как нам попадётся этот Англичанин,– Джабаев странно уставился в свои руки <text:span text:style-name="T749">стиснувшие</text:span> руль,– или Американец, или кто он там есть, ты уж узнай <text:span text:style-name="T749">откуда</text:span> он берёт такую дурь. </text:p>
      <text:p text:style-name="Text_20_body">– П<text:span text:style-name="T749">иши</text:span> докладную, чтобы не забыть,– отдаёт приказ Чичерин. Они оба начинают гоготать как чокнутые там, под деревом. </text:p>
      <text:p text:style-name="P532"><draw:frame draw:style-name="fr2" draw:name="Image43" text:anchor-type="paragraph" svg:width="6.9252in" svg:height="0.3661in" draw:z-index="43"><draw:image xlink:href="Pictures/1000000000000B720000009B428C9716555D8079.png" xlink:type="simple" xlink:show="embed" xlink:actuate="onLoad" loext:mime-type="image/png"/></draw:frame></text:p>
      <text:p text:style-name="P390">Слотроп приходит в себя эпизодически, уплывая и всплывая из сна, из размеренных и безмятежных обрывков разговора на Русском, к пальцам на его пульсе, к широкой зелёной спине кого-то выходящего за дверь….. Это белая комната, идеально кубическая, хотя он какое-то время не может распознавать кубы, стены, лёжа горизонтально, ничего слишком объёмного. Только уверенность, что его опять кололи тем Натрием Амиталом. Уж это ощущение ему знакомо. </text:p>
      <text:p text:style-name="Text_20_body">Он на койке, всё ещё в наряде Ракетмэна, шлем на полу внизу возле матросской вещевой сумки с гашишем—<text:span text:style-name="T46">ох-ох</text:span>. Хоть это требует сверхчеловеческого напряжения перед лицом сомнений сможет ли он хотя бы просто шевельнуться, ему удалось перевернуться и проверить наркоту. Одна из упаковок фольги, похоже стала меньше. У него уходит встревоженный час или два, чтобы вскрыть верх и обнаружить, ну, конечно, свежий срез, сырая зелень на грязно-коричневом большого куска. Шаги позванивают по металлическим ступеням снаружи, и тяжёлая дверь распахивается вниз. Блядь. Он лежит в белом кубе, в полуотключке, ноги <text:span text:style-name="T751">попустило</text:span>, руки <text:soft-page-break/>сцеплены на затылке, никуда особо не торопится…. Он засыпает и видит птичек, тесную стайку снегирей, привеявшийся опавший листок из птиц, среди хлопьев густо падающего снега. Это ещё в Бёркшире. Слотроп мал и держит отца за руку. Плот из птиц взмывает, под напором, кверху, боком к буре, снова вниз, выискивая пищу. –«Бедные малышата»,– грит Слотроп и чувствует как рука отца пожимает его через шерстяную варежку. Саймон улыбается. –«Они не пропадут. Сердечки их бьются быстро-пребыстро. Кровь и перья держат их в тепле. Не волнуйся сынок, не волнуйся...». Слотроп вновь просыпается в белой комнате. Тихо-то как. Приподнимает зад и делает пару вяло велосипедных упражнений, потом лежит похлопывая по новой складке, что набралась на его брюхе, должно быть пока был в отключке. Есть невидимое царство складки, миллионное скопление клеток и всем им известно кто он такой—стоит ему вернуться в бессознание и они заводятся, все до одной, трубить высоким<text:span text:style-name="T751">и</text:span> жутко пронзительными голосками Мики Мауса, эй, братва! а ну-ка, валим на Слотропа, этот дубина ничё не делает токо, знай, задницу отлёживает, погнали, эгей! –«А вот вам»,– бормочет Слотроп,– «а и вот вам всем!» </text:p>
      <text:p text:style-name="Text_20_body">Руки-ноги с виду целы, он поднимается со стонами, одевает шлем на голову, поднимает вещевую сумку и выходит в дверь, которая вся содрогается вместе со стенами, когда он её открывает. Ага! Квартиры из холста. Это съёмочный павильон. Слотроп находится в старой заброшенной студии, что тонет в темноте за исключением жёлтых пятен солнечного света в м<text:span text:style-name="T751">ел</text:span>ких дырках над головой. Заржавелые переходы, что кряхтят под твоим весом, чёрные выгоревшие прожектора-юпитеры, искусная сеть паучьей паутины тонкими лучиками солнца превращена в произведение графики…. Пыль скопилась по углам и на останках прочих декораций: фальшиво-<text:span text:style-name="Emphasis">gemütlich</text:span> любовные гнёздышки, арочно-стенные и переполненные фикусами ночные клубы, Вагнерианские замки из папье-маше, дворы трущоб в резко Экспрессионистском белом/чёрном, составленные вне человечьего масштаба, всё и<text:span text:style-name="T752">змель</text:span>чается прочь от мощных линз, что когда-то воззрялись в них. Круги свет<text:span text:style-name="T752">а</text:span> намалёваны на декорациях, действуя Слотропу на нервы, которому постоянно попадаются эти <text:span text:style-name="T752">разрежено</text:span> жёлтые полосы, резко озирается, потом вообще разворачивается в поисках источника света, которого там никогда <text:s/>не бы<text:span text:style-name="T752">ва</text:span>ло, всё более возбуждается рысканьем по старой раковине, фермы перекрытий на высоте 15 метров, почти теряются в тени, спотыкается о свои же эха, чихает от пыли поднятой им самим. Русские ушли, это точно, но Слотроп тут не один. Он спускается по ступеням металлической лестницы, меж оборванных паутин с высохшей добычей озлившихся пауков, ржавчина похрустывает под подошвами, и внизу ощущает вдруг как его дёрнули за накидку. Всё ещё малость в тумане после того укола, он только лишь резко отшатывается. Его держит рука в перчатке из лоснящейся козлиной шкуры плотно обтягивающей чётко очерченную маленькую кисть. Женщина в чёрном парижском платье, с пурпурно-жёлтым ирисом на груди. Даже с<text:span text:style-name="T752">м</text:span>ягчаемый бархатом, трепет её руки передаётся Слотропу. Он заглядывает в её глаза словно бы тонущие в мягком чёрном пепле, отдельные крупинки пудры на её лице проступают как поры не покрытые припудриванием или омытые слезами. Так он встречает Маргрету Эрдман, его летний очаг без огня, его прямой доступ к воспоминаниям об <text:span text:style-name="Emphasis">Inflationszeit</text:span>, испятнанным страхом—его дитя и его беспомощную Лизору. </text:p>
      <text:p text:style-name="P193">Она тут проездом: одна из миллиона утративших корни. В поисках своей дочери, Бианки, дви<text:span text:style-name="T752">жется</text:span> на восток в Свинемюнде, если Русские и Поляки пропустят. Завернула в Нойбабелсберг ради сентиментальных воспоминаний—столько лет не видала старые студии. В <text:soft-page-break/>двадцатые и тридцатые она работала киноактрисой, в Темплхофе и Штаакене тоже, но <text:span text:style-name="T752">тут</text:span> всегда было её любимое место. <text:span text:style-name="T752">Здесь</text:span> ею руководил великий Герхардт фон Гёль в завуалированно порнографичных фильмах ужасов. –«Я знала, что он гений, с самого начала. <text:span text:style-name="T752">И сама</text:span> была всего лишь его произведением». Никогда на уровне звёзд, признаёт она сразу, не Дитрих, ни соблазнительница <text:span text:style-name="Emphasis">à la</text:span> Бригитта Хелм. <text:span text:style-name="T752">Но п</text:span>ередавала любой штрих, который от неё хотели, впрочем—(Слотроп: «Они?» Эрдман: «Ну, не знаю...»), её называли анти-Дитрих: не пагуба мужчин, а кукла—утомлённая, покорная…. –«Я смотрела все наши фильмы»,– вспоминает она, –«некоторые по шесть-семь раз. <text:span text:style-name="T752">В</text:span> них <text:span text:style-name="T752">я</text:span> нигде не <text:span text:style-name="T1">двигалась</text:span>. Даже моё лицо. Ах, эти долгие, долгие подёрнутые кисеёй ближние планы… это мог быть один и тот же кадр, снова и снова. Даже убегая—за мною всегда кто-то гнался, чудовища, безумцы, преступники—я всё же оставалась такой»—<text:span text:style-name="T756">взблеск</text:span> браслет<text:span text:style-name="T756">ов</text:span>—«флегматичной… такой монументальной. Если без погони, то меня обычно раздевали, или привязывали к чему-нибудь. Пойдём. Я тебе покажу» Ведёт теперь Слотропа к тому, что осталось от камеры пыток, деревянные зубья повыбиты из колеса дыбы, кирпичная кладка из штукатурки изъедена, осыпается, взбивая пыль, мёртвые факелы холодны, переко<text:span text:style-name="T753">сились</text:span> в своих бра. Она пропускает деревянные цепи, почти вся серебристая краска облезла, соскользнуть со стуком меж её пальцев в перчатках из шкуры козлёнка. –«Это был павильон для <text:span text:style-name="Emphasis">Alpdrücken</text:span>. Герхардт в те дни всё ещё стоял за <text:span text:style-name="T753">экстра</text:span> освещение». Серебристо-серый собирается в крохотных морщинках её перчаток, когда она стряхивает пыль с дыбы и ложится на неё. –«Вот так»,– вскинув руки настаивает, чтобы он закрепил жестяные манжеты кандалов на её запястья и лодыжки. –«Свет направлялся с<text:span text:style-name="T753">в</text:span>ерху и снизу одновременно, так что у каждого было две тени: Каин и Абель, говорил нам Герхард. Это было зенитом в периоде его символизма. Позднее он начал использовать более естественный свет, больше снимать на природе».– Они ездили в Париж, Вену. На Херенхимзее в Баварских Альпах. Фон Гёль мечтал сделать фильм о Людвиге II. Его чуть было не занесли в чёрные списки за это. Считалось непатриотичным говорить, что правитель Германии может быть сумасшедшим. Но та позолота, зеркала, мили орнаментов Барокко малость сдвинули и самого фон Гёля. Особенно те <text:span text:style-name="T1">длинные коридоры</text:span>…. «Коридорная метафизика», так у Французов называется такой сдвиг. Давние коридорные эксперты будут с нежностью похихикивать <text:span text:style-name="T753">на</text:span> описания как фон Гёль, долго после того как закончится плёнка, будет всё так же ехать с камерой и одурелой улыбкой на лице вдоль золочёных просторов. Даже на ортохроматичной плёнке, это тепло сохранялась в чёрно-белом, хотя фильм никогда не вышел в прокат, конечно. <text:span text:style-name="Emphasis">Das Wütend Reich</text:span>, разве могли они стерпеть такое? Бесконечные переговоры, франтоватые коротышки с Нацистским значком на лацкане пиджака приходили один за другим, прерывая съёмки, стукаясь лицом в стену из стекла. Они согласны были на что угодно кроме «<text:span text:style-name="Emphasis">Reich</text:span>», даже на «<text:span text:style-name="Emphasis">Königreich</text:span>», но фон Гёль стоял на своём. Он играл с огнём. Для компенсации, он тут же начал <text:span text:style-name="Emphasis">Высшее Общество</text:span>, и фильм, говорят, так восхитил Геббельса, что тот смотрел его трижды, хихикая и лупя в плечо сидящего рядом, вполне возможно Адольфа Гитлера. Маргрета играла лесбианку в кафе, –«ту, которая с моноклем, её ещё в конце до смерти запорол трансвестит, помнишь?»– Тяжёлые ноги в шёлковых чулках, которые теперь поблескивают с твёрдым, станочным видом, гладкие колени скользят друг по другу, в наплывающем воспоминании, возбуждая её. Слотропа тоже. Она улыбается его вздувшейся рассохе под замшей. –«Он был прекрасен. И так и так, без разницы. Ты мне его чуть-чуть напоминаешь. <text:soft-page-break/>Особенно… эти ботинки…. <text:span text:style-name="Emphasis">Высшее Общество</text:span> было у нас вторым фильмом, но этот вот»– <text:span text:style-name="T1">этот вот?–</text:span> «<text:span text:style-name="Emphasis">Alpdrücken</text:span>, наш первый. Я думаю Бианка от него. Она была зачата, пока мы тут снимали. Он играл Великого Инквизитора, который меня пытает. Ах, мы были Возлюбленными <text:span text:style-name="Emphasis">Reich</text:span>’а—Грета Эрдман и Макс Шлепциг, <text:span text:style-name="T1">Чудом Вместе</text:span>—» </text:p>
      <text:p text:style-name="Text_20_body">– Макс Шлепциг,– вторит Слотроп вылупившись,– <text:span text:style-name="T753">что ты мелешь</text:span>. <text:span text:style-name="T1">Макс Шлепциг</text:span>? </text:p>
      <text:p text:style-name="Text_20_body">– Это не настоящее его имя. Эрдман тоже не моё. Но всё включающее в себя «Землю» было политически правильным—Земля, Поле, Народ… как бы код. Который они, всмотревшись, знали как расшифровать…. У Макса было очень Еврейское имя, Что-то-там-ский, и Герхард решил, что будет надёжнее дать ему новое имя. </text:p>
      <text:p text:style-name="P192">– Грета, кто-то решил что надёжнее будет и <text:span text:style-name="T1">мне</text:span> дать имя Макс Шлепциг.– Он показывает ей пропуск выданный Кислотой Бумером. </text:p>
      <text:p text:style-name="Text_20_body">Она уставилась, затем кратко взглянула на Слотропа. Её снова бьёт дрожь. Какая-то смесь желания и страха: «Я знала». </text:p>
      <text:p text:style-name="Text_20_body">– Знала что? </text:p>
      <text:p text:style-name="Text_20_body">Глядя в сторону, покорная: «Знала, что он мёртв. Он исчез в 38-м. Тогда Они <text:span text:style-name="T757">вышли на полную мощность</text:span>, не так ли?» </text:p>
      <text:p text:style-name="Text_20_body">Слотроп уже поднахватался, в Зоне, насчёт Европейских паспортных психозов, и спешит её утешить: «Это подделка. Имя совпало по чистой случайности. Наверное тому, кто делал, Шлепциг запомнился в каком-то фильме. </text:p>
      <text:p text:style-name="Text_20_body">– Случайность.– Трагичная улыбка актрисы, зарождающийся двойной подбородок, одно колено вскинуто насколько пускают эти кандалы на ногах.– Ещё одно слово из сказок. Подпись на твоей бумаге это подпись Макса. Где-то в доме Стефании на <text:span text:style-name="Emphasis"><text:span text:style-name="T169">Вистуле</text:span></text:span><text:span text:style-name="Emphasis"><text:span text:style-name="T758">,</text:span></text:span> у меня есть стальная коробка полная его писем. Не думай будто мне незнакома эта Латинская z перечёркнутая инженерским штрихом или эта виньетка из g на конце? Обрыскай всю Зону за своим «фальшивопечатником». Они не дадут тебе его найти. Им нужен ты именно тут, как раз сейчас. </text:p>
      <text:p text:style-name="Text_20_body">Ну, да. Что происходит когда параноик встречает параноика? Смешение солипсизмов. Ясное дело. Два отклонения создают третье: <text:span text:style-name="Emphasis">a moiré</text:span>, новый мир плывущих теней, взаимопересечений…. –«‘Я нужен им’? Чего ради?» </text:p>
      <text:p text:style-name="Text_20_body">– Ради меня.– Шёпот из алых губ, приоткрытых, алых…. Хмм. Да тут ещё и хуй стоит. Он садится на дыбу, склоняется, целует её, вскоре уже расстёгивает свои штаны и стягивает их вниз настолько, чтоб высвободить член воспрявший с лёгким пошатыванием в прохладу студии. –Одень свой шлем. </text:p>
      <text:p text:style-name="Text_20_body">– Ладно. </text:p>
      <text:p text:style-name="Text_20_body">– Ты очень жесток? </text:p>
      <text:p text:style-name="Text_20_body">– Не знаю. </text:p>
      <text:p text:style-name="Text_20_body"><text:soft-page-break/>– Побудь, а? Пожалуйста. Найди что-нибудь, чтоб отстегать меня. Совсем немного. Просто для тепла.– Ностальгия. Боль возвращения домой. Он рыщет вокруг в инквизиционных причиндалах, оковы, тиски для пальцев, кожаные ошейники, пока не отыскалась миниатюрная плеть-тройчатка, бич эльфов Чёрного Леса, по лакированной чёрной рукояти резная оргия, концы обвиты бархатом, чтоб делать больно, но не до крови. –«Да, как раз что надо. Теперь по моим ляжкам, внутри….» </text:p>
      <text:p text:style-name="Text_20_body">Но кто-то уже обучил его. Что-то… те сны Прусские и прозябание среди их лугов, или где <text:span text:style-name="T754">уж </text:span>там подвернётся с рубцами от порки ждущими в плоти их неба, такого сумрачного, что никак не скрыться, ждущими пока <text:span text:style-name="T754">покличут</text:span>…. Нет. Нет—он всё ещё говорит «их», но уже знает, что не так. Его луга теперь, его небо… его родимая жестокость. </text:p>
      <text:p text:style-name="Text_20_body">Все цепи и кандалы на Маргрете бряцают, чёрная юбка сбилась вверх до пояса, чулки туго натянуты в классические пики к застёжкам на лентах резинок к чёрному корсету из китового уса на ней. О сколько мужских членов Запада вскакивали, целое столетие, при виде именно этой точки на краю чулка <text:span text:style-name="T754">дамы</text:span>, этого перехода от шёлка к голой коже и резинке! Вольно же не-фетишисту потешаться над Павловскими условными рефлексами, однако всякий одёжный энтузиаст стоящий своего болезненного хихиканья сможет объяснить тебе, что в этом есть нечто большее—это целая космология: выверенных углов, взмывов кривой, точек лобзания, математических поцелуев… <text:span text:style-name="T1">единичностей</text:span>! Взгляни на шпили соборов, священных минаретов, хруст колёс поезда на стрелках, когда прослеживаешь ответвляющийся путь, который не ты избрал… пики гор вздымающихся круто к небу, как в Берхтесгадене… острия стальных бритв, всегда таящие могучую тайну… шипы роз нежданно нас пронзившие… даже, приснившаяся Российскому математику Фридману, бесконечно плотная точка, из которой выплеснулась нынешняя Вселенная…. В каждом случае, перемена от точки к отсутствию точки несёт прояснение и загадку, от которой что-то в нас должно вскинуться и возликовать, либо отдёрнуться в испуге. Смотреть на А4 направленную в небо—за миг до смыкания кнопки запуска—смотреть на ту единичную точку вершины Ракеты, там где заряд…. Содержат ли все эти точки намёк, как у Ракеты, на уничтожение? Что это, взрыв в небе над собором? под остриём бритвы, под розой? </text:p>
      <text:p text:style-name="Text_20_body">И что ждёт Слотропа, какая неприятная неожиданность, там, выше края чулков на Грете? Пустивших вдруг затяжку, бледная полоска <text:span text:style-name="T755">пробегает</text:span> вниз по ляжке, поверх путаницы колена исчезая из поля зрения…. Что ждёт за этим посвистом и щёлканьем бархата плети по её плоти, по длинным красным полосам на белой фоне, за её стонами, цветком синюшного оттенка, что <text:span text:style-name="T755">за</text:span>ходит<text:span text:style-name="T755">ся</text:span> плачем на её груди, за бряцаньем удерживающих её оков? Он старается не порвать чулки на жертве, и не хлестнуть слишком близко к её натянутой вульве, что трепещет, беззащитно, меж ляжек вразброс, напряжённых, в движениях эротической мышцы, покорной, «монументальной», как всякий серебристый оттиск её тела на плёнке. Она кончает раз, потом, возможно, снова, прежде, чем Слотроп, отбросив плеть, взбирается сверху, покрыв её полами своей накидки, её суррогат Шлепцига, его последнее воспоминание о Катье… и они начинают ебаться, дыба кряхтит по ними, Маргрета шепчет <text:span text:style-name="T1">Боже, как больно ты меня</text:span> и <text:span text:style-name="T1">Ах, Макс</text:span>… и когда Слотроп вот-вот кончит, имя её ребёнка: вырывается через её превосходные зубы, явный прорыв боли, без притворства, она вскрикивает, <text:span text:style-name="T1">Бианка</text:span>….</text:p>
      <text:p text:style-name="P533"><draw:frame draw:style-name="fr2" draw:name="Image44" text:anchor-type="paragraph" svg:width="6.9252in" svg:height="0.3661in" draw:z-index="44"><draw:image xlink:href="Pictures/1000000000000B720000009B428C9716555D8079.png" xlink:type="simple" xlink:show="embed" xlink:actuate="onLoad" loext:mime-type="image/png"/></draw:frame><text:soft-page-break/></text:p>
      <text:p text:style-name="P391">...нна, сука—вот тебе, сучка—бедная беспомощная <text:span text:style-name="T1">сука</text:span>, ты кончаешь, не можешь сдержаться, сейчас я тебя отхлещу, снова выпорю до <text:span text:style-name="T1">крови</text:span>… Так весь перед Пёклера, от глаз до колен: затоплен образом этого вечера, сдобной жертвой привязанной к дыбе в её темнице, на весь экран—ближний план исказившихся черт её лица, соски под шёлковым халатом торчат изумительно, показывают <text:span text:style-name="T759">насколько</text:span> лж<text:span text:style-name="T759">иво</text:span> её притвор<text:span text:style-name="T759">н</text:span>о<text:span text:style-name="T759">е</text:span> <text:span text:style-name="T759">мучение</text:span>—<text:span text:style-name="T1">сука</text:span>! ей это нравится… а Лени, уже не законная жена, горький источник силы, но Маргрета Ердман под ним, на этот раз на заднице, пока Пёклер вгоняет снова, в неё снова, да, сука, нна…. </text:p>
      <text:p text:style-name="Text_20_body">Только позднее он попытался определить время. Извращённое любопытство. Две недели после её месячных. Он вышел из кинотеатра Ufa на Фридрихштрассе в тот вечер с торчащим, думая, как каждый прочий, лишь бы добраться домой, выебать кого-нибудь, <text:span text:style-name="T759">за</text:span>ебать её до покорности…. Боже, Эрдман была хороша. Сколько других мужчин, шаркая на улицу в задавленный депрессией Берлин, уносили с собой тот же образ из <text:span text:style-name="Emphasis">Alpdrücken</text:span> к какому-<text:span text:style-name="T759">нибудь</text:span> жирному подобию невесты? Сколько призрачных детей будет зачато на Эрдман в ту ночь? </text:p>
      <text:p text:style-name="Text_20_body">У Пёклера никогда, в сущности, не было шанса, что Лени забеременеет. Но оглядываясь назад, он знал, это случилось в ту ночь, ночь <text:span text:style-name="Emphasis"><text:s/>Alpdrücken </text:span><text:span text:style-name="Emphasis"><text:span text:style-name="T170">произошло зачатие</text:span></text:span><text:span text:style-name="Emphasis"><text:span text:style-name="T759"> </text:span></text:span><text:s/>Ильзе. Они еблись уже так редко. Нетрудно <text:s/>посчитать. <text:span text:style-name="T1">Вот как оно случилось. Кино. А что ж ещё? Разве не то же самое сделали из моего ребёнка, кино</text:span>? </text:p>
      <text:p text:style-name="Text_20_body">Он сидит в эту ночь у костра из плавника в подвале церкви Николая с обрушенным куполом, слушая шум моря. Звёзды зависли в пространствах <text:span text:style-name="T759">огромного</text:span> Колеса, случайные для него как свечи и сигареты на ночь. Холод скапливается вдоль побережья. Детские призраки—белый посвист, вовек не пролитые слёзы, бродят по ветру снаружи. Скрутки жмаканной бумаги привеиваются по земле, прошмыгивают по его старым башмакам. Пыль, под новорождённым месяцем, поблескивает как снег, и Балтика ползёт словно горный ледник. Его сердце вздрагивает в своей алой сети, эластичное, преисполненное ожиданьем. Он ждёт чтобы Ильзе, его кино-дитя, вернулась в Цвёльфкиндер, как в каждое прошлое лето. </text:p>
      <text:p text:style-name="Text_20_body">Аисты дремлют среди дву- и трёхногих лошадей, проржавевшего механизма и разбитой крыши карусели, их головы трепещут в воздушных потоках жёлтой Африки, лакомые чёрные змеи ниже на полсотни метров извиваются в свете солнца меж камней и в высохших лотках. Укрупнённые кристаллы соли лежат, седея, занесённые в расселины мостовой, в складки пса с глазами как плошки перед городским советом, в бороде козла на мосту, в пасти тролля под ним. Свинья Фрида выискивает новое место угнездиться и вздремнуть укрывшись от ветра. Гипсовая ведьма, проволочный каркас проступает в её груди и на бёдрах, склоняется возле печи, пихая разъеденного Ганселя, навеки обездвиженные. Глаза Гретель застопорились распахнутыми широко, и не моргнёт, утяжелённые кристаллами ресницы от<text:span text:style-name="T760">раж</text:span>ают партизанские <text:span text:style-name="T760">наскоки</text:span> ветров с моря. </text:p>
      <text:p text:style-name="P194">Если есть этому музыкальный фон, то это струны ветра и группа духовых шеренгой в ярких рубашках вдоль всего пляжа, органист во фраке у линии прибоя—тот и сам изломан, в корке от <text:soft-page-break/>приливов—чьи язычки и трубы созывают и ваяют тут гулкие привидения, воспоминания огоньков свечи, всё контурно, обрывисто, волнисто, о шестидесяти тысячах, которые прошли, уже занесены в список прошедших, однажды или дважды этим путём. Ты когда-нибудь <text:span text:style-name="T760">проводил</text:span> каникул<text:span text:style-name="T760">ы</text:span> <text:s/>в Цвёльфкинде<text:span text:style-name="T760">ре</text:span>? Держал своего отца за руку, когд<text:span text:style-name="T760">а</text:span> вы ехали на поезде от Любека, уставясь на свои колени, или на других детей, <text:s/>как <text:span text:style-name="T760">и </text:span>ты заплетённых, наутюженных, пахнущих отбеливателем, обувной ваксой, карамелью? Звякала мелочь сдачи в твоём кошелёчке, когда ты крутился на Колесе, ты прятал лицо в его шерстяной лацкан, или становился коленками на сиденье, глядя поверх вод, стараясь разглядеть Данию? Испугалась ли ты, когда карлик попробовал обнять тебя, кололось ли твоё платье в теплыни дня, что говорила ты, что чувствовала, когда мальчики пробегали мимо сдёргивая кепки друг с друга и чересчур занятые, чтоб замечать тебя? </text:p>
      <text:p text:style-name="Text_20_body">Она должно быть всегда была ребёнком в чьём-то списке. Только он избегал думать об этом. Но постоянно своё исчезновение она носила в своём осунувшемся личике, в своей неохотной походке, и не нуждайся он так сильно в её защите, то сам бы мог заметить как мало она способна защитить хоть что-то, даже их убогое гнездо. Он не мог говорить с ней—это был спор с призраком самого себя десятью годами моложе, всё тот же идеализм, подростковая ярость—качества, что когда-то его чаровали—женщина сильная духом!—но которые он начал рассматривать как доказательства её односторонности, даже, он мог поклясться, желания быть уничтоженной на самом деле…. </text:p>
      <text:p text:style-name="P194">Она выходила в свой уличный театр всякий раз с надеждой не вернуться, но он, по сути, даже не подозревал об этом. Левые и Евреи на улицах, ладно, галдят, смотреть неприятно, но полиция <text:span text:style-name="T760">у</text:span>держит их в рамках, ей ничего не грозит, если не захочет нарваться…. Позднее, когда она ушла от него, в один из дней он малость перепил, чуть расчувствовался и вышел, наконец, в свой первый и последний раз, <text:span text:style-name="T760">в </text:span>наде<text:span text:style-name="T760">жде</text:span>, что давление Судьбы, или гидродинамика толпы могут свести их снова вместе. Он нашёл улицу полную бежево зелёных униформ, дубинки, кожу, плакаты дёргающиеся нестойко во всех направлениях кроме продольного, десятки гражданских в панике. Полицейский замахнулся на него, но Пёклер увернулся и удар достался старику вместо него, какому-то застойному Троцкисту, старикашке <text:span text:style-name="T760">с</text:span> бород<text:span text:style-name="T760">ой</text:span>… он видел витки стальной проволоки обтянутые чёрной резиной, <text:span text:style-name="T760">тонкую</text:span> усмешку на лице полицая, когда тот бил, схватив свободной рукой противника за лацкан, как-то по женски, кожаная перчатка руки с дубинкой расстёгнута на запястье, а глаза зажмуриваются в самый последний момент, словно в дубинке продолжались его нервные окончания и могли ушибиться о череп старика. Пёклер проскочил в подъезд, перепуганный до тошноты. Ещё набежала полиция, притис<text:span text:style-name="T760">к</text:span>ивая, как <text:span text:style-name="T760">бегущие </text:span>танцоры, <text:s/>локти к бокам, руки отставлены под углом. Они применили брандспойты разогнать толпу, наконец. Женщины катились как куклы по мокрой мостовой и по трамвайным рельсам, толстая струя била им в животы и головы, брутальный белый вектор пересиливал их. Любая из них могла оказаться Лени. Пёклер дрожал в своём подъезде, наблюдая. Он не мог выйти на улицу. Позднее ему <text:span text:style-name="T760">по</text:span>думалось о её текстуре, сеть борозд между камней мостовой. Единственной возможностью безопасности было уменьшится до размеров муравья и броситься наутёк по улицам Муравейграда, подошвы башмаков грохочут над головой, как чёрный гром, ты и твои попутчики в молчании, в толкучке вдоль серых затемняющихся улиц…. Пёклер умел находить безопасность в <text:span text:style-name="T761">приручённых</text:span> абсциссах и ординатах граф: находить нужные ему точки не <text:soft-page-break/>пробегая по самой кривой, не высовываясь поверх камней в уязвимость, но вместо этого терпеливо отслеживать иксы и игреки, P (atü), W (m/sec), T i (° K), двигаясь всегда под безопасно прямыми углами, вдоль простых линий…. </text:p>
      <text:p text:style-name="Text_20_body">Когда он начал всё чаще видеть во сне Ракету, порой вовсе не обязательно, чтобы это была ракета, но улица, которую он знал в определённом районе города, улица на небольшом пространстве в определённой сети координат, содержащая что-то очень нужное ему. Координаты чётко прочерчивались в его сознании, но улица всё никак не давалась. С годами, когда Ракета уже приближалась к своему завершению, чтобы её пустили в ход, координаты переключились с Картезианских «х» и «у» лаборатории в полярный азимут и дальность действия от места размещения оружия: он однажды стоял коленями на полу уборной своей комнаты в старом здании в Мюнхене, поняв, что если направлять лицо по строго определённому компасом азимуту, его молитва будет услышана: он окажется в безопасности. На нём был халат из золотой с оранжевым парчи. Она служила единственным освещением в комнате. Затем он выглянул в здание, зная, что за каждой дверью спят люди, однако, не в силах одолеть чувство покинутости. Он прошёл к стене включить свет—но, щёлкнув выключателем, он понял, что в комнате уже горел свет, во-первых, и он просто всё выключил, <text:span text:style-name="T1">всё</text:span>…. </text:p>
      <text:p text:style-name="Text_20_body">Введение А4 в полную-боевую не <text:span text:style-name="T763">застало его врасплох</text:span>. Готовность, по сути, не оказалась кульминацией. Это не было даже точкой. </text:p>
      <text:p text:style-name="Text_20_body">– Они используют тебя, чтоб убивать людей,– говорила ему Лени, стараясь быть доходчивой насколько <text:span text:style-name="T761">возможно</text:span>.– Это единственная их работа, а ты им помогаешь. </text:p>
      <text:p text:style-name="Text_20_body">– Нам всем это однажды понадобится, чтобы покинуть землю. Переступить пределы. </text:p>
      <text:p text:style-name="Text_20_body">Она рассмеялась. «Переступить пределы» от Пёклера? </text:p>
      <text:p text:style-name="Text_20_body">– Однажды,– стараясь как только может,– им не придётся убивать. Границы утратят всякое значение. Нам останется всё внешнее пространство…. </text:p>
      <text:p text:style-name="Text_20_body">– О, ты слеп<text:span text:style-name="T761">ец</text:span>,– выплюнула ему, как плевалась на его слепоту каждый день, <text:span text:style-name="T761">а кроме</text:span> неё <text:s text:c="2"/>ещё <text:span text:style-name="T761">на</text:span> «<text:span text:style-name="Emphasis">Kadavergehorsamkeit</text:span>», прекрасное словцо, которое он уже не мог представить произнесённым чьим-либо другим голосом кроме её…. </text:p>
      <text:p text:style-name="Text_20_body">Но право же, он не был покорным как покойник. Он занимался политикой, в определённой <text:span text:style-name="T761">степени</text:span>—на ракетном полигоне политики хватало. Департамент Вооружения Армии проявлял постоянно растущий интерес к любителям ракетчикам из<text:span text:style-name="Emphasis"> Verein für Raumschiffahrt</text:span>, а с недавних пор VfR стал делится с Армией записями своих экспериментов. Корпорации и университеты—<text:span text:style-name="T761">как заверяла</text:span> Арми<text:span text:style-name="T761">я</text:span>—не желали рисковать средствами и персоналом для разработки чего-то столь фантастического как ракета. Армии не к кому обратиться кроме как к самодеятельным изобретателям и клубам типа VfR. </text:p>
      <text:p text:style-name="Text_20_body">– Брехня,– сказала Лени.– Они все заодно. Тебе это и впрямь не доходит, <text:span text:style-name="T761">ну, </text:span>правда <text:span text:style-name="T761">ведь</text:span>. </text:p>
      <text:p text:style-name="Text_20_body">В самом же Обществе линии были прочерчены достаточно чётко. Без денег VfR задыхалось—Армия имела деньги и уже финансировала их окольными путями. Выбор стоял между <text:soft-page-break/>разработкой заказов Армии, или так и дрыгаться дальше в постоянной нищете, мечтая о полёте на Венеру. </text:p>
      <text:p text:style-name="Text_20_body">– Откуда, по-твоему, деньги у Армии?– спросила Лени. </text:p>
      <text:p text:style-name="Text_20_body">– Какая разница? Деньги есть деньги. </text:p>
      <text:p text:style-name="Text_20_body">– <text:span text:style-name="T1">Нет</text:span>! </text:p>
      <text:p text:style-name="Text_20_body">Майор Вайсман был одним из нескольких серых преосвященств вокруг ракетного полигона, находящий общий язык, с очевидной симпатией и пониманием, <text:span text:style-name="T762">будь то</text:span> с дисциплинированным мыслителем, так и с маниакальным идеалистом. Всем и каждому что угодно, новейший, с иголочки, тип военного, отчасти купец, отчасти учёный. Пёклеру, всевидящему, недвижимому, пришлось осознать: происходящее на комитетских собраниях VfR, это та же игра, что разыгрывается на полной насилия беззащитной улице Лени. Всё его образование учило усматривать аналогии—в уравнениях, в теоретических моделях—однако он упорствовал, полагая, что VfR было чем-то особым, не поддающимся влиянию времени. И он также знал, не понаслышке, что случается с мечтами без денег для их подпитки. Потому-то, Пёклер увидел, что отказ<text:span text:style-name="T762">авшись</text:span> прин<text:span text:style-name="T762">я</text:span>ть чью-либо сторону, он превратился в персонального союзника Вайсмана. Глаза майора всегда переменялись при взгляде на Пёклера: его немного чопорное лицо смягчалось в то, что Пёклер подметил, в случайно подвернувшихся зеркалах и витринах, на своём лице, когда сам он бывал с Лени. Пустое выражение того, кто воспринимает другого как должное. Вайсман был так же уверен в роли Пёклера, как тот в роли Лени. Но Лени ушла в конце концов. У Пёклера должно быть не хватило <text:s text:c="2"/>воли <text:span text:style-name="T762">удержать</text:span>. </text:p>
      <text:p text:style-name="Text_20_body">Он считал себя практичным человеком. На полигоне они толковали континентами, орбитами—на годы предвосхищая потребность Генштаба в оружии, что будет разбивать антанты, перепрыгивать, как шахматный конь, танки, пехоту, даже <text:span text:style-name="Emphasis">Luftwaffe</text:span>. Плутократические державы с запада, коммунисты с востока. Пространства, модели, стратегические игры. Без особого азарта или идеологии. Практичные люди. Пока военные балдели от своих ещё не одержанных побед, ракетным инженерам нужно было думать <text:span text:style-name="T762">без </text:span>фанати<text:span text:style-name="T762">зма</text:span>, о Германских превратностях, Германском разгроме—потери в <text:span text:style-name="Emphasis">Luftwaffe</text:span> и снижение их эффективности, отступления фронтов, потребность в оружии более дальнего радиуса действия…. Но деньги были у других, и другие отдавали приказы—пытались возложить свои хотенья и разборки на нечто живущее отдельной жизнью, на <text:span text:style-name="Emphasis">technologique</text:span>, которую им и близко не понять. Покуда Ракета находилась на стадии исследований и разработки, им незачем было верить в неё. Позднее, когда А4 вступит в строй, когда они окажутся с реально существующей ракетой, борьба за власть начнётся не на шутку. Пёклер видел это насквозь. Они были атлетичными безмозглыми здоровяками без предвидения, без воображения. Однако, они находились у власти и ему трудно было не думать о них как о старших, пусть даже относясь к ним с долей презрения. </text:p>
      <text:p text:style-name="P392">Но Лени ошибалась, никто его не использовал. Пёклер был продолжением Ракеты задолго до того, как та была построена. Её стараниями. Когда она бросила его, он пошёл вразнос. Куски рассыпались по Хинтерхоф, по сточным канавам, <text:span text:style-name="T764">раз</text:span>неслись ветром. Он даже в кино не мог ходить. Совсем <text:span text:style-name="T764">изредка</text:span> <text:span text:style-name="T764">бродил</text:span> после работы и пытался выудить куски угля из Шпрее. Пил пиво и сидел в холодной комнате, осенний свет доходил до него обедневшим и увядающим, из серых <text:soft-page-break/>туч, со стен двора-колодца и труб канализации, сквозь захватанные дотемна занавески, обескровленный, лишившийся всякой надежды по пути туда, где сидел он дрожа и плача. Он плакал ежедневно, где-то по часу в день, один месяц, пока не заработал воспаление слизистой оболочки. Тогда он перешёл на постельный режим и потел, пока не прошла температура. Потом он переехал в Кюмерсдорф рядом, с Берлином, помогать своему другу Мондаугену на ракетном полигоне. </text:p>
      <text:p text:style-name="Text_20_body">Температуры, скорости, давления, конфигурация корпуса и стабилизатора, стабильности и турбулентности начали <text:span text:style-name="T764">про</text:span>сачиваться и заменять то, от чего сбежала Лени. По утрам, за окном был сосновый лес и ельники вместо жалкого городского двора. Он отрекался от мира и переходил в монашеский орден? </text:p>
      <text:p text:style-name="Text_20_body">Однажды ночью он сжёг двадцать страниц вычислений. Знаки интеграла взвивались как зачарованные кобры, d со смешными завитушками маршировали словно горбуны за край пламени в волны кружевного пепла. Но это был единственный рецидив. </text:p>
      <text:p text:style-name="Text_20_body">Сначала он помогал в группе занимавшейся двигателем. Тогда ещё никто не специализировался. Это пришло позднее, вместе с бюрократией и паранойей, и штатные списки превратились в чертёж-планировку тюремных камер. Курт Мондауген, чьей областью была радиоэлектроника, мог предложить решение проблем охлаждения. Пёклер оказался занятым переделкой инструментария для замеров локальных давлений. Это пригодилось позднее в Пенемюнде, где зачастую требовалось провести сотню измерительных трубок от модели не более 4 или 5 сантиметров в диаметре. Пёклер помог разработать способ <text:span text:style-name="Emphasis">Halbmodelle</text:span>: рассечь модель в длину и закрепить срезом к стенке испытательной камеры, выводя трубки таким образом к манометрам снаружи. Жител<text:span text:style-name="T764">ю</text:span> Берлинских трущоб, думал он, <text:span text:style-name="T764">известно</text:span> как выкручиваться на половинных рационах… но то был редкий случай гордыни. Никто, в общем-то, не мог считать свою идею своей на 100%, тут работал корпоративный разум, специализация едва ли что-то значила, классовые разграничения ещё меньше. Социальный спектр <text:span text:style-name="T764">простирался</text:span> от фон Брауна, представителя Прусской аристократии, и до подобных Пёклеру, из тех кто позволяет себе жевать яблоко на улице—но все они становились равными перед милостью Ракеты: не только перед опасностью взрывов или падающих кусков железа, но также перед её тупостью, её мёртвым весом, её упрямой и <text:span text:style-name="T764">осязаемой</text:span> тайной…. </text:p>
      <text:p text:style-name="Text_20_body">В те дни большая часть финансирования и внимания доставалась группе по двигателю. Проблема была в том, чтобы оторвать от земли хоть что-то и оно бы не взорвалось. Случались мелкие катастрофы—прогорал алюминиевый кожух двигателя, какой-то пробный инжектор запускал гулкое сгорание, в огне которого двигатель вопил до распада на части—а потом, в 34-м, крупная. Доктор Вам<text:span text:style-name="T764">п</text:span>ке решил смешать перекись водорода со спиртом перед впрыскиванием смеси в толкающую камеру, посмотреть что <text:span text:style-name="T764">выйдет</text:span>. Огонь зажигания перебросился по подводящей трубе в бак с топливом. Взрыв уничтожил испытательный стенд вместе с доктором Вампке и двумя другими. Первая кровь, первое жертвоприношение. </text:p>
      <text:p text:style-name="Text_20_body">Курт Мондауген воспринял это как знамение. Один из этих Германских мистиков, что выросли читая Гессе, Стефена Георга, и Ричарда Вильгельма, готовые принять Гитлера основываясь на метафизике Демиана, горючее и окислитель воспринималось им как пара противоположностей, <text:soft-page-break/>мужское и женское начала соединяющиеся в мистическом яйце камеры сгорания: творение и разрушение, огонь и вода, химический плюс и химический минус— </text:p>
      <text:p text:style-name="Text_20_body">– Валентность,– протестовал Пёклер,– условие внешних слоёв, и ничего более. </text:p>
      <text:p text:style-name="Text_20_body">– Подумай хорошенько,– сказал Мондауген. </text:p>
      <text:p text:style-name="Text_20_body">Был там ещё некий Фарингер, специалист по аэродинамике, который уходил в сосновые леса Пенемюнде со своим Дзен луком и скруткой прессованной соломы практиковаться в дыхании, натягивание и спуске, снова и снова. Это казалось хамством в то время, когда его коллеги доходили до <text:span text:style-name="T764">белого каления</text:span> из-за того, что между ними назыывалось «<text:span text:style-name="Emphasis">Folgsamkeitfaktor</text:span>», как добиться, чтобы продольная ось Ракеты следовала тангенсу, неукоснительно, своей траектории. Ракета для этого Фарингера являлась толстой Японской стрелой. Необходимо было каким-то образом слиться с ракетой, траекторией и целью—«не навязывать ей свою волю, но сдаться, выйти из роли стрелка. Весь этот акт неразделим. Ты и нападающий, и жертва, и параболический путь, и...» Пёклер никогда не мог понять о чём вообще толкует этот человек. А Мондауген понимал. Мондауген это бодхисаттва, вернувшийся сюда из уединения в Калахари и от кто знает какого света, что настиг его там, вернулся в мир людей и наций, продолжить в <text:span text:style-name="T765">той </text:span>роли, которую он избрал сам, но никогда не объяснял почему. В Юго-Западной он не вёл дневников, не писал домой писем. Там случилось восстание Бонделшваарц в 1922 и общий хаос в стране. Его радио эксперименты прервались, он укрылся вместе с полусотней других белых на вилле местного землевладельца по имени Фоппл. То место было укреплением окружённым со всех сторон глубокими ущельями. После пары месяцев осады и беспробудного пьянства, «проникшись глубоким отвращением ко всему Европейскому», Мондауген в одиночку ушёл в дикие леса и равнины, кончил тем, что жил с Оватджимба, народом трубкозуба, самыми бедными из Иреро. Они приняли его без вопросов. Себя он считал, там и тут, своего рода радиопередатчиком, и полагал, что исходившие в то время от него передачи им, во всяком случае, ничем не грозили. В его электронном мистицизме, триод являлся столь же основополагающим, как крест в Христианстве. Воспринимай эго, часть претерпевающую историю личности увязанную со временем, как сетку. Более глубинное и истинное Я это поток между катодом и пластиной. Постоянное чистое течение. Сигналы—данные ощущений, чувств, перемещение воспоминаний—попадают на сетку и модулируют поток. Мы живём жизни являющиеся формами волн постоянно изменяющихся во времени, от положительных до отрицательных. Только в моменты необъятной безмятежности можно найти чистое, не искажённое информацией состояние нулевого сигнала. </text:p>
      <text:p text:style-name="Text_20_body">– Во имя катода, анода и пресвятой сетки,– сказал Пёклер. </text:p>
      <text:p text:style-name="Text_20_body">– Да, это неплохо,– улыбнулся Мондауген. </text:p>
      <text:p text:style-name="Text_20_body">Ближе всего к нулю из всех из них был, пожалуй, Африканец Енцин, протеже майора Вайсмана. На <text:span text:style-name="Emphasis">Versuchsanstalt</text:span>, за спиной, его звали Чудовищем Вайсмана, наверное не столько из расизма, как из-за картины, что они собой <text:span text:style-name="T765">представляли</text:span>, Енцин высился над Вайсманом чуть не на полметра, лысеющего, академически, взглядывающего вверх на Африканца сквозь линзы очков толсты<text:span text:style-name="T765">х</text:span> как бутылочные донца, вынужденного порой пускаться вприпрыжку, когда они шагали по асфальту, через лаборатории и кабинеты, Енцин доминировал в любой из комнат и на каждом <text:soft-page-break/>ландшафте в те ранние дни Ракеты…. Самое ясное о нём воспоминание Пёклера это его <text:span text:style-name="T765"><text:s/></text:span>первое, в комнате испытаний в Кюмерсдорфе, в окружении электрическими цветами—зелёные бутыли с азотом, плотное сплетение красных, жёлтых и синих труб, собственное лицо Енцина, тёмной меди, с той же безмятежностью, что время от времени проплывала и в лице Мондаугена—гигант наблюдал в одно из зеркал отражение ракетного двигателя за перегородкой безопасности: в застоялом воздухе той комнаты встряхиваемой запоздалыми беспокойствами, тягой к никотину, бес<text:span text:style-name="T765">смсленн</text:span>ыми молитвами, Енцин <text:span text:style-name="T765">оставался</text:span> <text:span text:style-name="T1">в покое</text:span>…. </text:p>
      <text:p text:style-name="Text_20_body">Пёклер переехал в Пенемюнде в 1937 вместе с остальными 90. Они вторгались в саму Гравитацию, и нужно было <text:span text:style-name="T765">отвоевать</text:span> плацдарм. Ни разу в своей жизни, даже разнорабочим в Берлине, не доводилось Пёклеру столько трудиться. Авангард провёл весну и лето превращая небольшой остров, Грайфсвалдер Ойе, в испытательную станцию: меняя дорожное покрытие, прокладывая кабель и телефонную линию, возводя жильё, сортиры и складские навесы, роя бункеры, меся бетон, без конца разгружая ящики инструментов, мешки <text:span text:style-name="T765">с </text:span>цемент<text:span text:style-name="T765">ом</text:span>, бочки горючего. Они использовали древнее паромное судно для перевозки грузов с суши на Ойе. Пёклер вспоминает изношенный красный плюш и исцарапанную лакировку внутри тёмных кают, астматичный крик корабельного гудка, запахи пота, дыма сигарет и дизельного топлива, дрожь в мускулах ног и рук, усталое перешучиванье, <text:span text:style-name="T765">изнеможение</text:span> в конце каждого дня, его собственные новые мозоли позолоченные предзакатным солнцем…. </text:p>
      <text:p text:style-name="Text_20_body">Море в то лето по большей части было голубым и тихим, но осенью погода поменялась. Дожди налетали с севера, ветер рвался в складские палатки, гигантские волны бились ночь напролёт. Вода пенилась на пятьдесят метров от берега. Брызги взлетали фонтаном с извивов больших волноломов. Пёклер, расквартированный в домике рыбака, возвращался с вечерних прогулок в тонкой маске соли. Жена Лота. На какую катастрофу осмеливался он оглянуться? Он знал. </text:p>
      <text:p text:style-name="Text_20_body">Он обернул тот сезон в детство, в раненого пса. Во время тех одиноких мокрых прогулок он размышлял о Лени: он вынашивал сценарии их новой встречи, в какой-то элегантной или драматичной обстановке—министерство, или фойе театра—две или три женщины в бриллиантах держатся за него, генералы и индустриальные промышленники наперебой щёлкают своими Американскими зажигалками, поднести к его сигарете, и выслушивают его небрежные решения проблем понятных Лени очень отдалённо. Самые приятные из таких фантазий приходили пока Пёклер сидел на унитазе—он пристукивал подошвой, из его губ шёпотом прорывались фанфары в приближающемся облегчении…. </text:p>
      <text:p text:style-name="P195">Но бремя его несчастного Берлинского «я» никак не отцеплялось. Он разговаривал с ним, слушал, проверял, но оно никак не растворялось и не уходило, торчало тут нищим у всех подъездов его жизни, вымаливая молча взглядом, руками уверенными в своём умении вызывать чувство вины. Упорная работа в Пенемюнде и хорошая компания в таверне Герра Халингера на Ойе—всё, чтобы заполнить время до подходящей для стартов погоды—а Пёклер ещё ранимее, чем бывал когда-либо <text:span text:style-name="T766">прежде</text:span>. Его холодные ночи без женского тепла, игра в карты и шахматы, исключительно мужские попойки, кошмары, из которых ему приходилось выныривать самому, потому что не было теперь руки потрясти его, чтоб проснулся, некому обнять, когда тени набегают на занавеску в окне—всё навалилось на него в тот ноябрь, а может он позволил, чтобы так придавило. Потому что раз или два в эфедриновых предрассветах, кивая,<text:span text:style-name="Emphasis"> ja, ja, stimmt, ja</text:span>, <text:soft-page-break/>какому-то плану, что носишь не в голове, а на ней, и можешь чувствовать как скатывается, за твоё боковое зрение, покачиваясь и уравновешиваясь почти—он осознавал, что его <text:span text:style-name="T766">с</text:span>носит… одна видимость Пёклера погруженного в вычисления, чертежи, графы и даже конструкции, что там были… всякий раз как такое случалось, он впадал в панику и укрывался в редут бодрствующего Пёклера, сердце колотится, боль в руках и ногах, дыхание перехватывает тихо сказанным ххуух—Что-то пытается схватить его, что-то тут, в этих бумагах. Страх исчезновения по имени Пёклер знал, это Ракета заманивает его. Если бы только он ещё <text:span text:style-name="T766">и </text:span>знал, что нечто подобное такому исчезновению освободит его от одиночества и его провала, но он не был совсем уверен…. Вот он и маялся, как сервоклапан с помехами на входном сигнале, около Нуля, между двух желаний, личной определённости и безличного спасения. Мондауген видел всё это. Он мог читать в сердце Пёклера. При своём сочувствии, не удивительно, у него не было бесплатных советов другу. Пёклеру придётся отыскать свой собственный путь к нулевому сигналу, свой истинный курс. </text:p>
      <text:p text:style-name="Text_20_body">К 38-му Пенемюнде оформилось и Пёклер перебрался на сушу. С опорой на едва ли что-нибудь помимо диссертации Штодда о паровых турбинах, и полезных данных поступавших, время от времени, из университетов в Ганновере, Дармштадте, Лейпциге и Дрездене, группа по движущей силе испытывала ракетный двигатель грузоподъёмностью в 1½ тонны, давлением сгорания в 10 атмосфер на длительность в 60 секунд. Они достигли конечной скорости в 1800 метров в секунду, но показатель, которого добивались был 2000. Они называли это магическим числом и воспринимали это буквально. Как некоторые биржевые игроки знают когда прекратить скупку, инстинктом чувствуя не по напечатанным цифрам, но по объёму изменений, зная по первому и второму производному в собственной шкуре, когда вступить, продолжить, у<text:span text:style-name="T766">браться</text:span>, точно также и инженерские рефлексы постоянно настроены знать, в любой момент, что, при наличных ресурсах, возможно воплотить в рабочую конструкцию—что «достижимо». В день, когда была получена конечная 2000 м/сек, сама А4 стала достижимой. Потом подстерегала опасность соблазниться на слишком усложнённые подходы. Иммунитет<text:span text:style-name="T766">ом</text:span> не <text:span text:style-name="T766">обладал</text:span> никто. Вряд ли найдётся разработчик, включая Пёклера, что не предложил хотя бы одну чудовищную приспособу, некую голову Горгоны кишащую трубами, трубками, сложными переходниками для контроля давления, соленоидами на управляющих клапанах, вспомогательны<text:span text:style-name="T766">ми</text:span> клапан<text:span text:style-name="T766">ами</text:span> для запасных клапанов—сотни страниц по номенклатуре клапана печатались как приложения к этим диким предложениям, обещавшим, все до одного, громадный прирост давления между внутренней камерой и выходным соплом—великолепно, если тебе не слишком важно, чтоб весь тот миллион составляющих работали надёжно сообща. Но чтобы сделать двигатель, который не подведёт, которым военные смогут практически пользоваться для убийства людей, теперь вставала чисто инженерская проблема держать всё упрощённым до предела. </text:p>
      <text:p text:style-name="P393">Шли запуски модели А3, которую весельчаки-техники крестили не шампанским, а флягами жидкого кислорода. Основное внимание перемещалось с толкающей силы на управление. Телеметрия испытательных запусков оставалась весьма примитивной. Термометры и барометры запирались в водонепроницаемый отсек вместе с кинокамерой. Во время полёта камера снимала стрелки пляшущие по шкалам. После запуска плёнку проявляли и просматривали. Инженеры сидели уставясь на экран с кинофильмом про датчики. Тем временем <text:span text:style-name="Emphasis">Heinkels</text:span> сбрасывали железные модели ракеты с высоты в 20000 футов. Падение снималось синетеодолитными <text:soft-page-break/>установками Аскания с земли. На ежедневных летучках <text:span text:style-name="T767">тебе крутили</text:span> кадры начиная с высоты <text:span text:style-name="T767">в</text:span> 3000 футов, где модель преодолевала скорость звука. Имелась странная связь между Германским разумом и быстрым мельканием последовательных кадров создающих видимость движения, по крайней мере на протяжении двух столетий—с Лейбница, в процессе его разработки исчисления, применявшего тот же подход для раскладки траектории полёта пушечного ядра по воздуху. И теперь Пёклеру довелось получить доказательство, что этот же технический приём продляется вне образов на плёнке, в жизнь людей. </text:p>
      <text:p text:style-name="P196">Он вернулся к себе на закате, <text:span text:style-name="T767">чересчур</text:span> уставший или задумавшийся, чтобы слишком впечатляться полыхающим разноцветьем в палисадничках, ежедневными переменами очертаний Станции, даже отсутствием шума сегодня на испытательных стендах. Он вдыхал океан и мог почти представить себя кем-то живущим на <text:span text:style-name="T767">морском</text:span> курорте, кто редко выходит на пляж. Время от времени, вдалеке на Пенемюнде-Вест, истребитель взлетал или заходил на посадку, двигатели приглушены расстоянием до умиротворённого урчания. Играл блёстками вечерний бриз. Его не предупредили ничем помимо улыбки коллеги, что жил на пару комнатушек дальше и как раз спускался по ступеням крыльца, когда Пёклер подошёл к бараку. Он зашёл к себе в комнатку и увидел её сидящей на койке, пальцы ступней <text:span text:style-name="T767">тесно сдвинуты</text:span>, рядом с цветастым саквояжем из ковровой ткани, юбка натянута поверх её колен, <text:span text:style-name="T767">а</text:span> глаза встревоженно, фатально, <text:span text:style-name="T767">смотрят</text:span> ему в глаза. </text:p>
      <text:p text:style-name="Text_20_body">– Герр Пёклер? Я ваша— </text:p>
      <text:p text:style-name="Text_20_body">– Ильзе. Ильзе…. </text:p>
      <text:p text:style-name="Text_20_body">Он должно быть приподнял её, целовал, задвинул занавеску. Какой-то рефлекс. В её волосах была ленточка коричневого бархата. Ему волосы её помнились светлее, короче—но ведь волосы растут, темнеют. Он искоса взглянул на её лицо, вся его пустота <text:span text:style-name="T768">полнилась</text:span> эхом. Вакуум его жизни вот-вот разобьётся одним мощным приливом любви. Он попытался сдержать его печатями подозрения, выискивая сходства с лицом виденным им годы тому назад, поверх плеча её матери, глаза, всё ещё припухшие <text:span text:style-name="T769">после</text:span> сна, косят вниз поперёк спины Лени в плаще, выходящей за дверь захлопнувшуюся, казалось ему, навсегда—притворяясь, что не находит сходства. Скорее всего притворяясь. Вправду ли это то самое лицо? Он так много утратил в нём за эти годы, из того пухлого младенческого личика не имеющего черт…. Он боялся теперь даже обнять её, боялся что сердце его разорвётся. Он сказал: «Давно ты ждёшь?» </text:p>
      <text:p text:style-name="Text_20_body">– С обеда.– Она поела в столовой. Майор Вайсман привёз её на поезде из Штеттина, и они играли в шахматы. Майор Вайсман очень долго думает и они не успели закончить игру. Майор Вайсман купил ей конфеты и попросил передать привет и сказать, что ему жаль, что он не может дождаться и повидать Пёклера— </text:p>
      <text:p text:style-name="Text_20_body">Вайсман? Что всё это значило? Прерывистый пробный гнев нарастал в Пёклере. Они <text:span text:style-name="T769">наверняка</text:span> обо всём знали—всё это время. В его жизни не было тайн, как в этой жалкой комнате с её койкой, комодом и лампой для чтения. </text:p>
      <text:p text:style-name="Text_20_body">Чтобы поместить между собой и этим невозможным возвращением хоть что-то, у него была лишь его ярость—предохранить его от любви, на которую он на самом деле никак не мог пойти. <text:soft-page-break/>Ему оставалось заняться расспросами дочери. Стыд, который он чувствовал, ещё можно было как-то стерпеть, стыд и холод. Но она должно быть это почувствовала, потому что сидела теперь очень неподвижно, кроме нервных ног, голос настолько покорный, что ему не всё удавалось расслышать в её ответах. </text:p>
      <text:p text:style-name="Text_20_body">Они прислали её сюда из какого-то места в горах, где зябко даже летом—окружённое колючей проволокой и яркие лампы горят всю ночь. Там не было мальчиков—только девочки, матери, старушки и они жили в бараках, укладывались на деревянных нарах, часто по две. У Лени всё хорошо. Иногда человек в чёрной форме приходил в барак и Мама уходила с ним, и не возвращалась несколько дней. Когда она приходила обратно, то не хотела говорить, ни даже обнять Ильзе как всегда делала. Иногда она плакала и просила Ильзе оставить её в покое. Ильзе уходила тогда играть с Йоганной и Лилли пониже соседнего барака. Они там выкопали себе тайник в земле, убрали его куклами, шляпами, платьями, туфлями, старыми бутылками, журналами с картинками, всё на<text:span text:style-name="T769">йдено</text:span> возле колючей проволоки, куча сокровищ, так называют они эту большую свалку, что всегда дымится, день и ночь: красный жар виднеется через окно с верхних нар, где она спала с Лилли в те ночи, когда Лени не было…. </text:p>
      <text:p text:style-name="Text_20_body">Но Пёклер едва слушал, одна единственная данность имела для него значение: что она где-то в определённом месте, имеющ<text:span text:style-name="T769">е</text:span>м обозначение на карте, с властями, к которым можно обратиться. Сможет ли он снова найти её? Дурак. Сможет ли договориться о её освобождении? Какой-то мужчина, какой-то Красный, втянул её в это…. </text:p>
      <text:p text:style-name="Text_20_body">Курт Мондауген был единственным, кому он мог довериться, хотя Пёклер знал ещё до разговора, что выбранная Мондаугеном роль удержит его от того, чтобы помочь. –«Это называется лагерями по перевоспитанию. Они в ведении СС. Я могу поговорить с Вайсманом, но может и не получиться». </text:p>
      <text:p text:style-name="Text_20_body">Он знал Вайсмана по Юго-Западной. Они были вместе в месяцы осады виллы Фоппла: Вайсман был одним из тех людей, что довели Мондаугена, чтобы, в конце концов, ушёл прочь и жил в лесу. Но они возобновили дружественные отношения здесь, среди ракет, то ли по каким-то резонам обожжённого солнцем святого, которые Пёклеру не понять, или из-за какой-то более глуб<text:span text:style-name="T769">инн</text:span>ой связи, что всегда была между ними…. </text:p>
      <text:p text:style-name="Text_20_body">Они стояли на крыше одного из сборочных цехов, Ойе в водах за шесть миль виднелся ясно, что предвещало перемену погоды на следующий день. Сталь клепали где-то в солнечном свете, били ритмично, чисто, <text:span text:style-name="T769">словно</text:span> песня какой-то птицы. Синее Пенемюнде зеркалилось вокруг них по всем направлениям, мечта из бетона и стальных масс отража<text:span text:style-name="T769">вш</text:span>ая полуденный зной. Воздух рябил как камуфляж. За этим всем, казалось, что-то ещё творится по секрету. В любой момент иллюзия, на которой они стояли, растворится и они грянут наземь. Пёклер уставился через болота, чувствуя себя беспомощным: «Я что-то должен сделать. Разве нет?» </text:p>
      <text:p text:style-name="Text_20_body">– Нет. Ты должен ждать. </text:p>
      <text:p text:style-name="Text_20_body">– Это неправильно, Мондауген. </text:p>
      <text:p text:style-name="Text_20_body">– Нет. </text:p>
      <text:p text:style-name="Text_20_body"><text:soft-page-break/>– Как же с Ильзе? Она должна вернуться туда? </text:p>
      <text:p text:style-name="Text_20_body">– Я не знаю. Но сейчас она здесь. </text:p>
      <text:p text:style-name="Text_20_body">Так что, как обычно, Пёклер избрал помалкивать. Если б он выбрал что-то другое, раньше, когда ещё было время, все они может быть спаслись бы. Даже покинули бы страну. Теперь, слишком поздно, когда он наконец захотел действовать, действовать было не с чем. </text:p>
      <text:p text:style-name="Text_20_body">Ну, честно говоря, он не слишком-то задержался на размышлениях о былых нейтральностях. У него не было полной уверенности, что он перерос их, если на то пошло. </text:p>
      <text:p text:style-name="Text_20_body">Они прогуливались, он и Ильзе, вдоль штормового побережья—кормили уток, разведывали сосновые леса. Ей даже позволили посмотреть запуск. Это было посланием ему, но он с запозданием понял что это значило. Это <text:span text:style-name="T769">о</text:span>знач<text:span text:style-name="T769">а</text:span>ло, что секретность ничуть не наруш<text:span text:style-name="T769">ается</text:span>: <text:span text:style-name="T1">кому бы она ни рассказала, дальше этого не пойдёт</text:span>. Шум Ракеты рванулся к ним. В первый раз она придвинулась и прижалась к нему. Он почувствовал, что держится за неё. Двигатель умолк слишком быстро и Ракета рухнула где-то в Пенемюнде-Вест на территории <text:span text:style-name="Emphasis">Luftwaffe</text:span>. Грязный столб дыма вызвал орущие пожарные машины и грузовики с рабочими пронестись диким парадом мимо. Она глубоко вдохнула, и сжала его ладонь: «Это ты заставил её так сделать, Папи?» </text:p>
      <text:p text:style-name="Text_20_body">– Нет, это случайно. Ей полагается делать большую кривую,– проводя рукой, прочерченная парабола заключает испытательные стенды, цеха сборки, как кресты, что намечают священники в воздухе, когда делят уставившуюся паству пополам и начетверо…. </text:p>
      <text:p text:style-name="Text_20_body">– Куда она летит? </text:p>
      <text:p text:style-name="Text_20_body">– Куда мы ей скажем. </text:p>
      <text:p text:style-name="Text_20_body">– Можно я однажды полечу в ней? Я помещусь внутри, правда же?. </text:p>
      <text:p text:style-name="Text_20_body">Она задавала невозможные вопросы. –«В другой раз»,– сказал ей Пёклер.– «Может быть однажды на Луну». </text:p>
      <text:p text:style-name="P197">– На <text:span text:style-name="T1">Луну</text:span>...– как будто собирался рассказать ей сказку. Когда никакой не последовало, она выдумала свою. У инженера в соседней комнатушке карта Луны была прикноплена к фанерной перегородке и она часами её изучала, выбирая где будет жить. Отклонив яркие отроги Кеплера, обрывистое уединение Южного Высокогорья, живописные виды Коперника и Эрастофена, она избрала небольшой симпатичный кратер в Море Спокойствия наименованный Маскелин Б. Они построят домик прямо на краю его, Мама, и она, и Пёклер, золотые горы в одном окне и широкое море в другом. И Земля зелёная и голубая в небе…. </text:p>
      <text:p text:style-name="Text_20_body">Может он должен был ей сказать что такое на самом деле «моря» на Луне? Сказать ей, что там нечем дышать? Собственное невежество пугало его, его неумелость быть отцом…. Ночи в комнатке, с Ильзе калачиком на брезентовой армейской раскладушке, маленький серый бельчонок укутанный одеялом, он думал может и впрямь ей лучше было бы стать стражем Рейха. Он слыхал, что существуют лагеря, но не видел в этом ничего зловещего: он верил Правительству на слово, «перевоспитание». <text:span text:style-name="T1">Я так во всём напартачил… там у них специально подготовленные люди… обученный персонал… они знают что нужно ребёнку</text:span>… Уставясь на <text:soft-page-break/>рассеивание электронов <text:span text:style-name="T770">по</text:span> данной части Пенемюнде, выстраивая на своём куске потолка планы, отбр<text:span text:style-name="T770">асываем</text:span>ые мечты, заслуги перед <text:span text:style-name="T770">чиновными</text:span> фантазёрами в Берлине, покуда Ильзе иногда шептала ему сказки на ночь про луну, где она будет жить, пока он молча переходил в мир, который уже всё-таки не этот: карта без каких-либо национальных границ, не прификсированный и волнующий, в котором летать так же естественно как и дышать—но я же упаду… нет, поднимаюсь, глянь вниз, бояться нечего, теперь совсем хорошо… да, стабильный полёт, получается… да…. </text:p>
      <text:p text:style-name="P394">Пёклер <text:s/>в ту ночь, возможно, всего лишь свидетелем—или же он и впрямь часть всего этого. Ему не открылось что именно. Ты вдумайся. Вот-вот <text:span text:style-name="T771">случится</text:span> ускорение, для Фридриха Августа Кекуле фон Штрадолица, его сна 1865, великого Сна, что революционизировал химию и сделал ИГ возможным. И чтобы нужный материал находил свой путь к <text:span text:style-name="T771">соответствующему</text:span> сновидцу, каждый и всё вообще должны чётко пребывать в нужном месте. Очень мило со стороны Юнга подарить нам идею общего фонда от предков, в котором каждый черпает общий материал снов. Но как получается, что каждого из нас посещает, как индивида, именно и только то, что ему нужно? Разве не подразумевается тут некая стрелка переключения путей? некое управление? Почему бы ИГ не посещать сеансы? Они запросто найдут общий язык с потусторонней администрацией. И вот сон Кукеле направляется тут вдоль стрелок способствующих арочно перескочить молчание, в яром нежелании жить внутри движущего момента несовершенного света людей, прямиком сюда, смешивая церемонно бинарные решения этих управляющих, которые теперь пропускают космического Змия, в <text:span text:style-name="T771">лиловом</text:span> великолепии его чешуи, сиянии явно вне-человеческом, пройти—без эмоций, без изумления (как проведёшь тут какое-то время—что бы уж <text:span text:style-name="T1">оно</text:span> тут ни <text:span text:style-name="T771">о</text:span>знач<text:span text:style-name="T771">а</text:span>ло—один из этих архетипов начинает выглядеть весьма и очень даже как <text:span text:style-name="T771">всякий</text:span> другой, о, ты слышишь кого-то из этих ново трудоустроенных, что заискивающей толпой завал<text:span text:style-name="T771">иваю</text:span>т в свой первый день. «Ух, ты! Эй—это <text:s/>же ж <text:span text:style-name="T1">Древо Сотворения</text:span>! Так ведь? Ё-моё!»– но они довольно быстро успокаиваются, усваивают рефлексы Бездельного Ротозейства, сам знаешь, самокритика бесподобный способ, и не должно бы сказываться, но срабатывает…. <text:span text:style-name="T771">Итак</text:span>, вот краткое изложение проблемы Кекуле. Начал учиться на архитектора, но оказался вместо этого одним из Атлантов химии, основная часть органического крыла сего преполезнейшего строения опёрто на темя его головы, навечно—не просто в аспекте ИГ, но Мира, если, допустим, усматриваешь тут какую-то разницу, хе, хе…. Опять-таки, сказалось влияние Либига, великого профессора химии, на улице чьего имени в Мюнхене Пёклер жил обучаясь в Т.Н. Либиг работал в университете Гисена, когда Кекуле стал там студентом. Он вдохновил молодого человека сменить сферу. Так что Кекуле перенёс взгляд архитектора в химию. Это стало переломным моментом. Сам же Либиг, похоже, исполнял роль ворот, или демона-сортировщика однажды предложенного его более молодым современником Кларком Максвелом для сосредоточения энергии в одной комнате Творения за счёт всего прочего (позднее свидетели намекали, что Кларк Максвел предложил своего Демона не просто для удобства изложения одной из идей термодинамики, но как притчу о <text:span text:style-name="T1">реальном существовании</text:span> персонала подобного Либигу… <text:span text:style-name="T772">осознание</text:span> насколько далеко зашли репрессии в т<text:span text:style-name="T772">у пору</text:span>, мы можем получить <text:span text:style-name="T772">из</text:span> глубин<text:span text:style-name="T772">ы</text:span>, на которую Кларк Максвел счёл необходимым закодировать своё предостережение... вот почему некоторые теоретики, особенно из числа тех, кто находит зловещий смысл даже в пресловутом высказывании <text:span text:style-name="T1">миссис</text:span> Кларк Максвел: «Пора отправляться домой, Джеймс, <text:span text:style-name="T772">а то </text:span>тебе начинает <text:soft-page-break/>тут нравиться», скатываются к предположению, что Уравнения Поля сами по себе содержат зловещее предупреждение—в качестве доказательства они приводят тревожащую близость Уравнений с поведением двойной интеграции цепи в системе управления ракеты А4, такое же двойное сочетание наличных плотностей, что подвели архитектора Этцеля Ольша в разработке дизайна для архитектора Альберта Шпеера подземного завода в Нордхаузене именно к этой символической форме…). Молодой экс-архитектор Кекуле принялся отыскивать среди молекул того времени скрытые формы, что, как он знал, должны были там быть, формы, о которых ему не нравилось думать как о реальных физических структурах, но хотелось представлять их «рациональными формулами» отражающими отношения происходящие в «метаморфозисе», <text:span text:style-name="T772">по </text:span>его вычурно<text:span text:style-name="T772">му</text:span> выражени<text:span text:style-name="T772">ю</text:span> 19-го столетия, вместо простого «химические реакции». Но он умел представлять визуально. Он <text:span text:style-name="T1">видел</text:span> четыре связи углерода расположенные тетраэдром—он <text:span text:style-name="T1">показал</text:span> как атомы углерода могут связываться, один с другим, в длинные цепи…. Однако, он опешил приблизившись к бензолу. Он знал о наличии в нём шести атомов углерода с атомом водорода при каждом из них—но он не мог увидеть форму. Не мог до того самого сна: пока его не вынудили её увидеть, дабы остальные соблазнились её физической красотой, и начали представлять её <text:span text:style-name="T772">шаблоном</text:span>, основой <text:span text:style-name="T772">для </text:span>новых соединений, новых расстановок, с тем, чтобы возникла отрасль ароматической химии объединившейся со светской властью и нашедшей новые методы синтеза, чтобы появилась Германская красильная промышленность превратившаяся в ИГ…. </text:p>
      <text:p text:style-name="Text_20_body">Кекуле снится Великий Змий зажавший собственный хвост в своей пасти, <text:s/>Змий <text:span text:style-name="T772">грёз </text:span>окружающий Мир. Но сколько подлости, цинизма в том, как используют этот сон. Змий возгла<text:span text:style-name="T772">сивш</text:span>ий: «Мир нечто замкнутое, цикличное, звучное, вечно возвращающееся», введён в систему, единственной целью которой является <text:span text:style-name="T1">разрушение</text:span> Цикла. Брать и не давать взамен, требовать, чтобы «производительность» и «прибыль» возрастали непрестанно, Система отнимающая у всего остального Мира эти неоглядные количества энергии в целях поддержания роста доходов своей собственной, отчаянно крохотной, фракции: и не только большинство человечества—большая часть Мира, животного, растительного и минерального, уничтожается по ходу процесса. Система может понимать или не понимать, что она всего лишь покупает время. И что время, начнём с этого, всего лишь искусственный ресурс, не имеющий никакой ценности ни для чего и ни для кого бы то ни было кроме Системы, которая рано или поздно должна рухнуть и сгинуть, когда её зависимость от энергии превзойдёт возможности Мира, увлекая за собой невинные души вдоль всей цепочки жизни. Жизнь внутри Системы подобна поездке через страну в автобусе, который ведёт маньяк со сдвигом к самоубийству… хотя он достаточно добродушный, отпускает шуточки через динамики: «Доброе утро, друзья, это Хайдельберг, куда мы сейчас въезжаем, помните старую песенку ‘Своё я сердце оставил в Хайдельберге’, ну, так один мой приятель оставил тут свои <text:span text:style-name="T47">оба</text:span> у<text:span text:style-name="T775">ха</text:span>! Не поймите меня <text:span text:style-name="T772">превратно</text:span>, это действительно милый город, чудесные радушные люди—когда не дерутся на дуэли. Хотя если всерьёз, они встречают тебя <text:span text:style-name="T772">весьма радушно</text:span>, не только вручат ключи от города, но и киянку дадут для откупорки бочонка» <text:span text:style-name="Emphasis">u.s.w.</text:span> Так вот и катишь через края и земли где свет вечно меняется—замки, кучи скал, луны различных форм и расцветок приближаются и <text:span text:style-name="T772">отстают</text:span>. Случаются остановки в какие-то часы по утрам, без объявления причин: выходишь размяться на зеленовато освещённых площадках, где старики сидят в<text:span text:style-name="T772">о</text:span>круг стола под огромными <text:soft-page-break/>эвкалиптами, чей запах слышишь в темноте, тасуют древние колоды, измызганные и растрёпанные, сдают мечи, кубки и главные козыри таро в трепещущем свете, покуда позади них пофыркивает автобус в ожидании—<text:span text:style-name="T1">пассажирам занять свои места</text:span> и как бы тебе ни хотелось остаться, прямо тут, научиться игре, встретить свою старость за этим тихим столом, ничего не поможет: он ждёт возле двери автобуса в своей отутюженной униформе, Властелин Ночи он проверяет ваши билеты, паспорта и визы, и в эту ночь козырной мастью жезлы предпринимательства… он кивком пропускает тебя и на ходу замечаешь его лицо, его безумный, застывший взгляд, и тут вспоминаешь, на жуткие пару ударов пульса, что конечно же это кончится для тебя кровью, шоком, <text:span text:style-name="T773">унижением</text:span>—но пока что надо ехать дальше… над твоим сиденьем, где бывает рекламная нашлёпка, вместо того цитата из Рильке: «Однажды, всего лишь однажды...» Один из Их излюбленных боевых кличей. Никакого возвращения, никакого спасения, никакого Цикла—это не то, что Они, что Их гениальный работник Кекуле, имели ввиду под Змием. Нет: значение Змия это—как, бишь, там—что шесть атомов углерода в бензоле фактически закручены в замкнутое кольцо, в точности как <text:span text:style-name="T1">та змея с её хвостом у неё в пасти</text:span>, ДОШЛО? –«Вот ароматическое Кольцо, каким мы знаем его сегодня»,– преподававший Пёклеру старый проф., Ласло Джампф, доставал к этому моменту разглагольствований из кармашка для часов свой брелок, золотой шестиугольник с Германским крестом <text:span text:style-name="Emphasis">патте</text:span> в его центре, почётная медаль от ИГ Фарбен, пошучивая в своей милой манере старого пердуна, что ему больше нравится считать крест не столько Германским как репрезентацией тетравалентности углерода—«но кем?»– вскидывая руки на каждый бит в такте, как предводитель оркестра,– «кем, послан, Сон?» Никогда до конца не ясно насколько риторичен всякий из вопросов Джапфа.– «Кем послан этот новый змий в наш упадочный сад, уже слишком погрязший, слишком переполненный, чтобы претендовать на роль приюта невинности—если только не считать невинностью нейтральность нашего века, нашего молчаливого перехода к конвейерному безразличию—вроде того, к которому должен был придти Змий предложенный Кекуле—не разрушить, но просигналить нам обо утрате её… нам даны были определённые молекулы, определённые комбинации их и никаких сверх того… мы использовали найденное нами в Природе, не задаваясь вопросами, возможно бесстыже—но Змий шепнул: '<text:span text:style-name="T1">Их можно изменять</text:span>, и собирать новые молекулы из обломков имеющихся'…. Кто-нибудь скажет мне что ещё прошептал нам Змий? Ну-ка—кто знает? <text:span text:style-name="T774">Скажет</text:span> нам... <text:span text:style-name="T1">Пёклер</text:span>—» </text:p>
      <text:p text:style-name="Text_20_body">Собственное имя грянуло над ним словно раскат грома, и конечно, то был не проф., д-р Джампф, как оказалось, а его коллега через одну комнату по коридору, кто объявлял побудку в то утро. Ильзе расчёсывала свои волосы и улыбалась ему. </text:p>
      <text:p text:style-name="Text_20_body">Его дневные смены проходили лучше. Остальные уже не держались так отстранённо, они даже могли взглянуть ему в глаза. Они уже встречали Ильзе и были очарованы. Если он примечал в их лицах что-то помимо этого, то игнорировал. </text:p>
      <text:p text:style-name="Text_20_body">Потом в один вечер он вернулся с Ойе, немного выпивший, немного взвинченный предстоящим на следующий день запуском, и нашёл свою комнатушку пустой. Ильзе, её цветастый саквояж, одежда, которую она обычно раскладывала на койке, всё исчезло. Не осталось ничего, кроме жалкого листа из журнала для записей (который хорошо служил Пёклеру для укрощения экспоненциальных кривых в линейные, более надёжные), на таких же листах она рисовала <text:soft-page-break/>картинки своего Лунного дома. «Папи, они хотят, чтобы я вернулась обратно. Может мне позволят увидеть тебя снова. Я так надеюсь. Люблю тебя. Ильзе» </text:p>
      <text:p text:style-name="P198">Курт Мондауген нашёл Пёклера лежащим на её койке, вдыхая то, что ему казалось запахом её волос на подушке. Потом он на какое-то время обезумел, говорил об убийстве Вайсмана, саботаже ракетной программы, что бросит работу и будет искать убежище в Англии…. Мондауген сидел и выслушивал это всё, притронулся к Пёклеру раз-другой, курил свою трубку, пока наконец, в два или три часа ночи, Пёклер высказал кучу нереальных опций, поплакал, наговорил проклятий, пробил дыру в комнатушку соседу, через которую он услыхал храп человека <text:span text:style-name="T774">дрыхшего</text:span> без задних ног. Затем остыл до раздражённости элитарного инженера: «Они тупицы, не отличат синус от косинуса, <text:span text:style-name="T776">а</text:span> ещё <text:span text:style-name="T776">хотят</text:span> <text:span text:style-name="T1">мне </text:span><text:span text:style-name="T171">указывать</text:span>...»—он согласился, что, да, он должен выждать, пусть делают что делают…. </text:p>
      <text:p text:style-name="Text_20_body">– Если я устрою встречу с Вайсманом,– предложил Мондауген,– сможешь держаться вежливо? спокойно? </text:p>
      <text:p text:style-name="Text_20_body">– Нет. С ним нет… Нет ещё. </text:p>
      <text:p text:style-name="Text_20_body">– <text:span text:style-name="T1">Когда</text:span> решишь, что ты готов, дай мне знать. Когда готов, ты будешь знать как поступить.– Позволил ли он себе командный тон? Он должен был видеть до чего Пёклеру нужно подчиняться кому-то. Лени научилась подчинять мужа своим лицом, знала какие жёсткие морщинки он ждёт возле её рта, какие ему нужны интонации... бросив его, она оставила безработного слугу, готового идти за первым же хозяином, что позовёт, ну, просто </text:p>
      <text:p text:style-name="P17"><text:span text:style-name="T159">Жертва в Пустоте</text:span>! </text:p>
      <text:p text:style-name="P537">Nur . . . ein . . . Op-fer! </text:p>
      <text:p text:style-name="P537">Sehr ins Vakuum, </text:p>
      <text:p text:style-name="P537">(“Может хоть кто-нибудь попользуется мною?”) </text:p>
      <text:p text:style-name="P537">Wird niemand ausnut-zen mich, auch? </text:p>
      <text:p text:style-name="P537">(“Я раб без госпожи, я в простое,”) </text:p>
      <text:p text:style-name="P537">Nur ein Sklave, ohne Her-rin, (ya-ta ta-ta) </text:p>
      <text:p text:style-name="P537">(“И кому, к чорту, нужна эта свобода?”) </text:p>
      <text:p text:style-name="P537">Wer zum Teufel die Freiheit, braucht? </text:p>
      <text:p text:style-name="P534"/>
      <text:p text:style-name="P395">(А теперь все вместе, все мазохисты, сколько вас там наберётся, особенно те, кто в эту ночь остался без партнёра, со всякими теми фантазиями, которым, похоже, вряд ли суждено когда-либо исполнятся—давайте-ка подпоём с вашими братишками и сестрёнками, откровенно дайте друг другу знать, что вы живы, <text:span text:style-name="T777">постарайтесь</text:span> прорваться сквозь молчания, <text:span text:style-name="T777">постарайтесь</text:span> дотянуться и связаться….) </text:p>
      <text:p text:style-name="P538"><text:span text:style-name="T777">Т</text:span>ускнеют натриевые фонари <text:s/>Берлин<text:span text:style-name="T777">а</text:span>,</text:p>
      <text:p text:style-name="P538"><text:soft-page-break/>В бар прихожу, но нет там никого! Все разошлись уж прочь, </text:p>
      <text:p text:style-name="P538">А для меня жутчее Греческой трагедии </text:p>
      <text:p text:style-name="P538">Остаться ЖЕРТВОЙ ВАКУУМА в эту ночь! </text:p>
      <text:p text:style-name="P199">Шли дни, похожие для Пёклера один на другой. Идентичное утро плюха<text:span text:style-name="T778">лось</text:span> теперь в рутину унылую как зима. Он научился держаться спокойным, наружно, по крайней мере. Научился чувствовать как собирается, близится война, небывалая для программ вооружений. <text:span text:style-name="T778">Поначалу</text:span> это стимулирует депрессию и неопределённую тревогу. Возможны спазмы пищевода и неприпоминаемые сны. Ловишь себя на том, что пишешь заметки сам себе, первым делом по утрам: спокойные, резонные увещевания визжащему внутри безумию—1. Это комбинация. 1.2. Это скалярная величина. 1.3. Негативные аспекты этого распределяются изотропно. 2. Это не заговор. 2.1. Это не вектор. 2.11 Это не <text:span text:style-name="T778">заговор</text:span> против кого-<text:span text:style-name="T778">т</text:span>о <text:span text:style-name="T778">конкретно</text:span>. 2.12 Это не направлено против меня… <text:span text:style-name="Emphasis">u.s.w.</text:span> У кофе появляется всё более и более металлический вкус. Всякий конечный срок теперь становится кризисом, каждый из которых всё напряжённее предыдущего. Позади этой работы-как-работы теперь, похоже, какая-то пустота, что-то непоправимое, что-то растущее, ближе с каждым днём, к проявлению…. («Новая планета Плутон»,– прошептала она очень давно, лёжа в затхлой темноте, её, длинная как у Асты Нильсен, верхняя губа выпукла словно близящаяся к полнолунию луна, которая управляла ею.– «Плутон теперь мой знак, закогтил накрепко. Движется медленно, так медленно и так далеко… но он рванёт. Это угрюмый феникс, что сотворяет собственный холокост… <text:span text:style-name="T1">умышленное воскрешение</text:span>. Шаг за шагом. Под контролем. Никакой милости, никакого Божественного вмешательства. Некоторые называют её планетой Национал-Социализма, Брунхюбнер и та шайка, все теперь стараются выслужиться перед Гитлером. Им не доходит, что они говорят <text:span text:style-name="T1">буквальную истину</text:span>…. Ты не спишь? Франц….») </text:p>
      <text:p text:style-name="Text_20_body">С приближением войны, игра приоритетов и политиканства разгоралась не на шутку, Армия vs. <text:span text:style-name="Emphasis">Luftwaffe</text:span>, Департамент Вооружений vs. Министерства Военного Снабжения, SS, при их устремлениях, vs. всех остальных, и даже <text:span text:style-name="T778">подспудное</text:span> недовольство, что перерастёт через пару лет в дворцовый переворот против Брауна, из-за его молодости и ряда неудачных испытаний—хотя небо свидетель, таких всегда хватало, они становились сырьём политики испытательной станции…. Хотя, в общем, результаты испытаний становились всё более и более обнадёживающими. Невозможно было думать о Ракете не помыслив о <text:span text:style-name="Emphasis">Schicksal</text:span>, о росте к форме предопределённой и, пожалуй <text:span text:style-name="T778">даже</text:span>, извне данного мира. Команды запускали серии неуправляемых А5, возвращая некоторые из них на парашюте, достигая высоты в пять миль и почти скорости звука. Хотя разработчикам управления полётом оставалось ещё пройти долгий путь, они к этому времени перешли на балансиры из графита, снизили колебания рысканья до пяти градусов или около того, и стали заметно увереннее относительно стабильности Ракеты. </text:p>
      <text:p text:style-name="Text_20_body">В какой-то момент в ту зиму, Пёклер почувствовал, что сможет не сорваться при встрече с Вайсманом. Он увидел SS-мэна во всеоружии, за стёклами очков толстых как Вагнерианские щиты, готового к неприемлемым переборам—гневу, обвинениям, моменту кабинетного бушевания. Всё оказалось как бы новым знакомством. Они не разговаривали с давних пор в Кюмерсдорфе, на старом <text:span text:style-name="Emphasis">Raketenflugplatz</text:span>. За эти четверть часа в Пенемюнде, Пёклер улыбался <text:soft-page-break/>больше, чем за весь предыдущий год: говорил о своём восхищении <text:span text:style-name="T779">изобретением</text:span> Похлмана по <text:span text:style-name="T779">разработке</text:span> охлаждающей системы двигателя. </text:p>
      <text:p text:style-name="Text_20_body">– Как насчёт точек нагрева?– спросил Ваайсман. Это был резонный вопрос, но вместе с тем и <text:span text:style-name="T48">близостью</text:span>. </text:p>
      <text:p text:style-name="Text_20_body">Пёклеру было ясно, что тому похрен проблемы нагрева. Это было игрой, как и предупреждал Мондауген—освящённым ритуалом, как в джиу-джитсу. –«Мы достигли плотность теплового потока»,– Пёклер чувствует себя как бывает, когда он поёт,– «порядка трёх миллионов kcal/m2h °C. Регенеративное охлаждение пока что лучшее из временных решений, но у Похлмана есть новый подход».– демонстрирует мелом на доске, прощупывая профессиональный подход.– «Он полагает, что используя плёнку алкоголя внутри камеры, мы сможем значительно снизить теплоотдачу». </text:p>
      <text:p text:style-name="Text_20_body">– Вы будете его впрыскивать. </text:p>
      <text:p text:style-name="Text_20_body">– Совершенно верно. </text:p>
      <text:p text:style-name="Text_20_body">– Сколько горючего будет перенаправлено при этом? Как это скажется на КПД двигателя. </text:p>
      <text:p text:style-name="Text_20_body">У Пёклера были цифры: «На сегодняшний день впрыскивание кошмар с подводкой труб, но при текущих графиках исполнения… </text:p>
      <text:p text:style-name="Text_20_body">– А если применить двуступенчатый процесс сгорания? </text:p>
      <text:p text:style-name="Text_20_body">– Даёт нам больший объём, улучшает турбулентность, но имеется также нон-изотропное падение давления, которое срезает <text:span text:style-name="T779">эффективность</text:span>…. Мы пробуем все возможные подходы. Будь у нас лучшее финансирование… </text:p>
      <text:p text:style-name="Text_20_body">– Ах. Это не по моей части. Нам бы тоже не помешал более щедрый бюджет.– Тут они оба засмеялись, джентльмены учёные под прижимистой бюрократией, совместно страдающие. </text:p>
      <text:p text:style-name="Text_20_body">Пёклер понимал, что он ведёт переговоры о своём ребёнке и Лени: что вопросы и ответы не <text:span text:style-name="T779">являлись</text:span> кодировкой чего-то помимо лично<text:span text:style-name="T779">стно</text:span>й оценки Пёклера. От него ожидалось определённое поведение—не просто играть роль, но жить ею. Любое отклонение в ревность, метафизику, двусмысленность будут тут же подмечены: его либо вернут на курс, либо позволят грохнуться. За зиму и весну, встречи с Вайсманом стали рутиной. Пёклер сжился со своим новым обличьем—Преждевременно Стареющего Вудеркинда—зачастую открывая для себя, что это ему на пользу, дольше <text:span text:style-name="T780">у</text:span>держи<text:span text:style-name="T780">вае</text:span>т<text:span text:style-name="T780">ся</text:span> за справочниками и данными о запусках, выговаривает фразы, которые он не готовил заранее: мягкий, академичный, зацикленный на ракете язык, что удивлял и его самого. </text:p>
      <text:p text:style-name="Text_20_body">В конце августа он получил второй визит. Надо бы сказать «Ильзе вернулась», но Пёклер не был уверен. Как и прежде, она появилась одна, без предупреждения—подбежала к нему, поцеловала, назвала Папи. Но… </text:p>
      <text:p text:style-name="Text_20_body">Но её волосы, уже одно это, были явно тёмно-каштановые, и пострижены по-другому. Глаза длиннее и посажены не так, цвет лица не такой светлый. И она казалось выросла на целый фут. Но в таком возрасте они растут не по дням, а по часам, верно? Если это был «такой возраст….» <text:soft-page-break/>Ещё как Пёклер обнимал её началось упрямое нашёптывание? Это та же самая? Тебе прислали другого ребёнка? Почему ты в прошлый раз не присмотрелся повнимательнее, Пёклер? </text:p>
      <text:p text:style-name="Text_20_body">На этот раз он спросил долго ли ей позволят остаться. </text:p>
      <text:p text:style-name="Text_20_body">– Мне скажут, а я постараюсь передать тебе.– А успеет ли он перекалибровать себя с маленького бельчонка, которая мечтала жить на Луне, к этому тёмному, длинноногому созданию Юга, чья неловкость и потребность в отце была такой трогательной, такой явной даже для Пёклера, в эту их вторую (или то было в первую, или третью?) встречу. </text:p>
      <text:p text:style-name="Text_20_body">Почти ничего о Лени. Их разлучили, сказала Ильзе, ещё зимой. Ходили слухи, что её мать перевели в другой лагерь. Так, так. Пожертвуй пешку, сними королеву: Вайсман выжидает посмотреть как отреагирует Пёклер. На этот раз он слишком далеко зашёл: Пёклер зашнуровал ботинки и довольно спокойно отправился на поиски этого SS-мэна, застал <text:span text:style-name="T780">того</text:span> в его кабинете, обличил в присутствии сочувственных, неясно правительственных лиц, речь достигла красноречивой кульминации, когда он швырнул шахматную доску с фигурами в нагло моргающее лицо Вайсмана…. Пёклер импульсивен, да, бунтарь—но, <text:span text:style-name="Emphasis">Generaldirektor</text:span>, такая его запальчивость и честность нужны нам… </text:p>
      <text:p text:style-name="Text_20_body">Девочка вдруг пришла к нему в объятия, поцеловать его снова. Просто так. Пёклер забыл свои муки и долго прижимал её к своему сердцу, не говоря ни слова…. </text:p>
      <text:p text:style-name="Text_20_body">Но в ту ночь в комнатушке только дыхание—никаких желаний луны в этот год—с её койки, он лежал без сна, вычисляя, одна из дочерей подстава? та же дочь дважды? обе подставные? Начина<text:span text:style-name="T780">л</text:span> <text:span text:style-name="T780">просчитывать</text:span> комбинации для третьего визита, для четвёртого…. У Вайсмана, тех, кто за ним, <text:span text:style-name="T780">найдутся</text:span> тысячи таких детей под рукой. В течение лет, с их взрослением, сможет ли Пёклер полюбить какую-то—достигнет ли она таким образом королевской линии и станет заменой королевы, утраченной, забытой Лени? Его Противнику известно, что подозрение Пёклера всегда будет сильнее любого страха истинного кровосмесительства…. Они могут выдумывать новые правила, усложняя игру до бесконечности. Что мог любой мужчин<text:span text:style-name="T780">а</text:span>, опустошённый <text:span text:style-name="T780">подобно</text:span> Пёклер<text:span text:style-name="T780">у</text:span>, чувствовать в ту ночь, <text:span text:style-name="T780">как </text:span>поддерживать постоянную готовность достаточной для этого гибкости? </text:p>
      <text:p text:style-name="Text_20_body"><text:span text:style-name="Emphasis">Kot</text:span>—какая нелепость—разве он не видел её по всякому в их прежних городских комнатах? Носил, спящую, плачущую, выкручивающуюся, смеющуюся, голодную. Часто он возвращался домой слишком усталым, чтобы дойти до кровати, и лежал на полу с головой под единственным деревянным столом, скрючившись, разбитый, не зная сможет ли уснуть вообще. Когда Ильзе заметила в первый раз, она подползла и долго сидела уставившись на него. Ей не случалось ещё видеть его неподвижным, горизонтальным, с закрытыми глазами… Он засыпал. Ильзе склонилась и укусила его в ногу, как кусала горбушки хлеба, сигареты, ботинки, всё, что могло оказаться пищей.—Я отец твой.—Ты инертный и съедобный. Пёклер вскрикнул и откатился в сторону. Ильзе заплакала. Он был слишком усталым, чтобы восстанавливать дисциплину. Лени пришлось её успокаивать. </text:p>
      <text:p text:style-name="Text_20_body"><text:soft-page-break/>Он знал все плачи Ильзе, её первые попытки произнесения слов, цвет её кала, цвета и звуки, которые её успокаивали. Уж он-то должен знать его этот ребёнок или нет. Но он не знал. Слишком многое произошло за это время. Слишком много перемен и снов…. </text:p>
      <text:p text:style-name="Text_20_body">На следующий утро руководитель его группы вручил Пёклеру отпускное удостоверение и чек с отпускным бонусом. Никаких ограничений в выборе маршрута, но временной лимит в две недели. Переводится: А ты вернёшься? Он упаковался и они сели на поезд до Штеттина. Склады и сборочные цеха, бетонные монолиты и сталь пусковых башен, служившие вехами его жизни, откатились назад, затеняясь в громады лиловатых кусков, отодвинутые один от другого болотами, параллаксом удалённости. Осмелится ли он не вернуться? Сможет ли рассчитать так далеко вперёд? </text:p>
      <text:p text:style-name="Text_20_body">Он предоставил Ильзе выбор места назначения. Она избрала Цвёльфкиндер. Лето кончалось, мирное время было почти на исходе. Дети знали что надвигается. Играя в беженцев они заполняли вагоны поезда, притихшие, более церемонные, чем ожидал Пёклер. Ему приходилось обуздывать порывы затеять болтовню всякий раз: когда взгляд глаз Ильзе переходил от окна на него. В глазах их всех он видел одно и то же: он чужой им, ей, и отчуждение росло, а он не знал как обернуть вспять это…. </text:p>
      <text:p text:style-name="Text_20_body">В корпоративном Государстве должно <text:span text:style-name="T781">иметься</text:span> место для невинности, и многих из её проявлений. Для развития официальной версии невинности, культура детства оказалась бесценной. Игры, сказки, исторические легенды, вся атрибутика притворства могут подгоняться и даже воплощаться в определённом физическом месте, типа Цвёльфкиндер. С годами оно стало детским местом отдыха, почти курортом. Если ты взрослый, тебе нельзя было находиться в городской черте без сопровождающего ребёнка. В городе был ребёнок мэр, детский городской совет из двенадцати. Дети подбирали бумажки, фруктовые очистки, бутылки оставленные тобой на улице, дети были экскурсоводами при посещении Зоосада, Сокровищницы Нибелунгов, предупреждали тебя сохранять тишину во время впечатляющего представления о возведении Бисмарка, в день весеннего равноденствия 1871, награждении его титулом князя и имперского советника… детская полиция задерживала тебя, если оказывался без ребёнка для сопровождения. Кто на самом деле управлял делами города—это не могли быть дети—оставались хорошо спрятанными. </text:p>
      <text:p text:style-name="Text_20_body">Позднее лето, запоздалое, ретроспективное цветение…. Повсюду летали птицы, море согрелось, солнце сияло до самого вечера. Случайные дети хватали тебя за манжету сорочки по ошибке, и топали рядом минутами, прежде чем обнаружить, что ты не их взрослый, и уйти оборачиваясь с улыбками. Стеклянная Гора переливалась розовым и белым в горячем солнце, король эльфов и его королева каждый полдень проходили процессией с великолепной свитой гномов и карликов, раздавая пирожки, мороженое и конфеты. На каждом перекрёстке или площади, играли оркестры—марши, народные танцы, жаркий джаз Гуго Вольфа. Дети вихрились как конфетти. У питьевых фонтанчиков, где газированная вода искрилась глубоко в пасти драконов, диких львов и тигров, ждали очереди ребятишек, каждый свой момент опасности, наполовину склоняясь в тень, в запах мокрого цемента и старой воды, в пасть зверя, попить. В небе вращалось высокое Колесо обозрения. Они были в 280 километрах от Пенемюнде, что намечалось, так уж совпало, радиусом действия А4. </text:p>
      <text:p text:style-name="Text_20_body"><text:soft-page-break/>Из всего предложенного там на выбор, Колесо, мифы, звери джунглей, клоуны, Ильзе добралась до Антарктической Панорамы. Два-три мальчика, едва ли старше чем она, бродили по имитации просторов, завёрнутые в моржовые шкуры, сооружали каяки, и водружали флаги в августовском зное. От одного взгляда на них, Пёклер обливался по́том. Пара «упряжных собак» валялись изнемогая в тени застругов из папье-маше на снегу из штукатурки, что начинала трескаться. Спрятанный проектор бросал изображения полярного сияния на белый холст. Полдюжины пингвиньих чучел тоже маячили в пейзаже. </text:p>
      <text:p text:style-name="Text_20_body">– Значит, ты собираешься жить на Южном Полюсе. Так легко рассталась со своей мечтой,– <text:span text:style-name="Emphasis">Kot</text:span>—идиот, это уже промашка,– про Луну?– Он был добр до того момента <text:span text:style-name="T781">относительно</text:span> перекрёстного допроса. Не смог узнать кто она. В фальшивой Антарктике, не имея понятия что привлекло её туда, <text:span text:style-name="T781">встревоженно</text:span> и истекая по́том, он ожидал её ответ. </text:p>
      <text:p text:style-name="Text_20_body">Она, или Они, не стали дожимать его. –«О»,– пожимая плечами,– «кто захочет жить на Луне?»– Они больше никогда не возвращались к этому. </text:p>
      <text:p text:style-name="P396">Вернувшись в отель, они получили ключ от восьмилетнего регистратора, поднялись в подвывающем лифте с малолетним лифтёром в униформе в свою комнату всё ещё нагретую после дневной жары. Она заперла дверь, сняла шляпу и положила на свою кровать. Пёклер рухнул на свою. Она приблизилась снять с него туфли. </text:p>
      <text:p text:style-name="Text_20_body">– Папи,– торжественно расшнуровывая,– можно мне спать рядом с тобой сегодня ночью?– О<text:span text:style-name="T782">д</text:span>на из её ладошек замерла у начала его оголившейся икры. Глаза их встретились на полсекунды. Несколько неопределённостей <text:span text:style-name="T782">с</text:span>двинулись для Пёклера и обрели смысл. К его стыду, первым его чувством стала гордость. Он и не знал, что был <text:span text:style-name="T782">на</text:span>столь<text:span text:style-name="T782">ко</text:span> важен для программы. Даже в этот начальный момент, он видел это с Их точки зрения—любой сдвиг заносится в досье, азартный игрок, фетишист ножек или фанат футбола, всё это важно, всему найдётся применение. На данный момент нам важно, чтобы они оставались довольными, или по крайней мере нейтрализовать фокусировк<text:span text:style-name="T782">у</text:span> их недовольства. Ты можешь не понимать в чём собственно состоит их работа, не на уровне данных, но <text:span text:style-name="T782">ведь </text:span>ты, в конце концов, администратор, руководитель, твоя работа в том, чтоб добиваться результата… Пёклер сейчас упомянул «дочку». Да, да мы знаем, что это отвратительно, никогда не понять какой смысл они заключают в те свои уравнения, но <text:span text:style-name="T782">нам следует</text:span> отложить свои суждения пока что, после войны будет время <text:span text:style-name="T782">разобраться</text:span> c Пёклерам<text:span text:style-name="T782">и</text:span> и их гнусным секретишкам…. </text:p>
      <text:p text:style-name="P200">Он ударил её по темени открытой ладонью, громкий и жуткий удар. Это <text:span text:style-name="T782">погасило</text:span> его гнев. Затем, прежде чем она успела заплакать или заговорить, он привлёк её вверх на кровать рядом с собою, её ошеломлённые ручки уже на пуговицах его брюк, её белое платьице уже вздёрнуто выше её талии. На ней под платьем ничего не было, ничего весь день… <text:span text:style-name="T1">как я хотела тебя</text:span> шепнула она, когда его отеческий плуг впахался в её дочернюю борозду… и после долгих часов изумительного кровосмешения, они молча оделись и выбрались в едва обозначившийся край прозрачнейшей плоти рассвета, мимо спящих детей обречённых до конца лета, мимо старост и железнодорожных обходчиков, вниз, наконец, к рыбачьим лодкам, к отечески старому морскому волку в капитанской фуражке с плетёным рантом, который приветствовал их на борту и направил под палубу, где она улеглась на койку, когда они приступили, и сосала его час <text:span text:style-name="T782">з</text:span>а <text:span text:style-name="T782">часом</text:span> <text:soft-page-break/>под тарахтенье мотора, пока капитан не позвал: «Поднимайтесь, взгляните на свой новый дом!»– Серо-зелёная, в тумане, то была Дания. –«Да, они тут <text:s/>свободные люди. Удачи вам обоим!»– <text:s/><text:span text:style-name="T782">В</text:span>троём, <text:s/><text:span text:style-name="T782">стояли они </text:span>на той палубе, обнявшись…. </text:p>
      <text:p text:style-name="Text_20_body">Нет. Пёклер предпочёл считать, что <text:span text:style-name="T783">ей</text:span> хотел<text:span text:style-name="T783">ось</text:span> покоя в ту ночь, <text:span text:style-name="T783">не </text:span>хотела остаться одна. Несмотря на Их игру, Их явную злобу, хотя у него не было оснований больше доверять «Илзе», чем он доверял <text:span text:style-name="T783">И</text:span>м, актом не веры, не смелости, но самосохранения, он предпочёл поверить. Даже в мирное время, с неограниченными ресурсами, он не мог определить её подлинность, не за острие лезвия нулевой допустимости, необходимо чёткой <text:span text:style-name="T783">безупречности для</text:span> его глаза. Годы, которые Ильзе проведёт между Берлином и Пенемюнде так безнадёжно перепутались, для всей Германии, что ни одной истинной цепи событий невозможно восстановить наверняка, ни даже догадку Пёклера, что где-то в разросш<text:span text:style-name="T783">е</text:span>мся бумажном мозгу Государства некая <text:span text:style-name="T783">определённая</text:span> извращённость была <text:span text:style-name="T783">уделена</text:span> ему и надлежаще сохранена. Для каждого правительственного агентства Нацистская Партия создала дубликат. Комитеты разделялись, сливались, спонтанно возникали, исчезали. Никто не покажет человеку его досье— </text:p>
      <text:p text:style-name="P201">Не было, фактически, ясно даже ему, что он совершил выбор. Но в те гулкие моменты в комнате пахнущей летним днём, чей свет ещё никто не включил, с её круглой соломенной шляпой, хрупкой луной, на кроватном покрывале, огни Колеса медленно излива<text:span text:style-name="T783">ли</text:span> красный и зелёный, снова и снова, в темнот<text:span text:style-name="T783">у снаружи</text:span>, где отряд школьников распевали на улице припев из принадлежавшей прежде им поры, их проданного жестоко муштрованного времени—<text:span text:style-name="Emphasis">Juch-heierasas-sa! o tempo-tempo-ra</text:span>!—та доска <text:span text:style-name="T783">с</text:span> фигур<text:span text:style-name="T783">ами</text:span> и комбинаци<text:span text:style-name="T783">ям</text:span>и, по крайней мере, всё стало ясным для него, и Пёклер знал, что покуда он играет, у него будет Ильзе—его истинное дитя, истинное насколько <text:s/>сможет сделать её такой. Это был настоящий момент зачатия, в который, с опозданием на годы, он стал её отцом. </text:p>
      <text:p text:style-name="Text_20_body">Оставшуюся часть отпуска они гуляли по Цвёльфкиндер, постоянно держась за руки. Фонари покачивались в хоботах слоновьих голов на высоких столбах, освещали им путь… с паутинных мостов глядя вниз на снежных барсов, обезьян, гиен… проезжая на миниатюрном поезде между ног из труб гармошкой под стальной сеткой динозавра к полосе Африканской пустыни, где ровно каждые два часа коварные аборигены атаковали укреплённый лагерь бравых воинов <text:span text:style-name="T784">Г</text:span>енерала фон Троф<text:span text:style-name="T784">ы</text:span> в синей форме, все роли исполняли воодушевлённые мальчики, в великой патриотической игре популярной среди детей любого возраста… вверх на гигантском Колесе таком откровенном, лишённом милосердия, вертевше<text:span text:style-name="T784">м</text:span>ся там с единственно ясной миссией: поднять и напугать…. </text:p>
      <text:p text:style-name="Text_20_body">В их последнюю ночь—хотя он не знал об этом, потому что её уберут с той же резкой невидимостью как и перед тем—они снова стояли глядя на чучела пингвинов и фальшивый ландшафт, а вокруг них поблескивало искусственное полярное сияние. </text:p>
      <text:p text:style-name="Text_20_body">– На будущий год,– сжимая её руку,– мы снова сюда приедем, если захочешь. </text:p>
      <text:p text:style-name="Text_20_body">– О, да, каждый год, Папи. </text:p>
      <text:p text:style-name="Text_20_body">На следующий день её не было, унесена в надвигающуюся войну, оставив Пёклера одного в детской стране, чтоб возвращался в Пенемюнде в конце концов, в одиночку…. </text:p>
      <text:p text:style-name="Text_20_body"><text:soft-page-break/>Так оно и шло с той поры шесть лет. По дочери в год, всякий раз почти на год старше, каждый раз начиная почти заново. Единственной преемственностью было её имя, и Цвёльфкиндер, и любовь Пёклера—любовь немного подобная <text:span text:style-name="T784">запечатлённости</text:span> увиденного, потому что они использовали это, чтобы создать для него движущийся образ дочери, прокручивая для него только эти летние кадры, предоставив ему самому выстраивать иллюзию одного ребёнка… в чём разница избранной шкалы времени, одна 24-я секунды или год (не более, думал инженер, не более, чем в аэродинамической трубе, или с осциллографом, чей вращающийся барабан можешь замедлять или ускорять, как тебе хочется…)? </text:p>
      <text:p text:style-name="Text_20_body">Снаружи аэродинамической трубы в Пенемюнде, Пёклер остановился как-то ночью, рядом с огромной сферой высотой в 40 футов, вслушиваясь в работу насосов откачивающих воздух из белой сферы, пять минут нарастающей пустоты—затем один жуткий всос: 20 секунд сверхзвукового потока… затем падение заслонки и насосы начинают заново… он слушал и подразумевал свой цикл отсекаем<text:span text:style-name="T784">ы</text:span>й заслонкой любви, нарастание пустоты в течение года ради двух недель в августе, сконструированных с такой же тщательностью инженерной мысли. Он улыбался, пил тосты обменивался казарменным юмором с майором Вайсманом, и в то же время постоянно, за музыкой и хаханьками, он слышал плоть фигур продвигаемых в зимней темени через болота и горные цепи доски… проверял прогон за прогоном результаты <text:span text:style-name="Emphasis">Halbmodelle</text:span> из аэродинамической трубы, демонстрирующие как равнодействующая сила будет распределяться по всей длине Ракеты, для сотен различных чисел Маха—видел истинный профиль Ракеты искажённым и спародированным, ракета из воска, ссутуленная как дельфин <text:span text:style-name="T784">приблизительно около</text:span> калибра 2, <text:span text:style-name="T787">утоншаясь</text:span> к хвосту, которая затем растягивалась, <text:s/>к <text:span text:style-name="T784">до невозможности </text:span>высокой точке, <text:span text:style-name="T787">от</text:span> меньш<text:span text:style-name="T787">его</text:span> плечев<text:span text:style-name="T787">ого</text:span> радиус<text:span text:style-name="T787">а</text:span> кормы—и видел как его собственное лицо можно смоделировать, не в свете, но в чистых силах воздействующих на него из течения Рейха, и принуждения, и любви на пути движения потока… и знал, что оно должно претерпевать ту же деградацию, как искорёженное смертью лицо поверх черепа…. </text:p>
      <text:p text:style-name="Text_20_body">В 43-м, потому что он уехал в Цвёльфкиндер, Пёклер пропустил Британский воздушный налёт на Пенемюнде. <text:span text:style-name="T785">При подъезде к</text:span> на станци<text:span text:style-name="T785">и</text:span>, как только показались бараки «иностранной рабочей силы» в Трассенхайде, разбитые и срезанные, тела всё ещё откапывали из обломков, зародилось жуткое подозрение, от которого невозможно было избавиться. Вайсман спасал его для чего-то: для какой-то уникальной судьбы. Этот человек как-то знал, что Британцы будут бомбить в ту ночь, знал ещё в 39-м, вот и установил традицию отпуска в августе, год за годом, но все это лишь для того, чтобы уберечь Пёклера от одной плохой ночи. Не очень уравновешено… малость паранойно, да, да… но мысль гудела в его мозгу, и он чувствовал как каменеет. </text:p>
      <text:p text:style-name="Text_20_body">Дым сочился из земли, обугленные деревья валились, у него на глазах, от малейшего дыхания со стороны моря. Измельчённая пыль подымалась на каждый шаг, делая одежду белой, обращая лица в пылевые маски. Чем дальше вдоль полуострова, тем меньше урона. Странная градация смерти и <text:span text:style-name="T785">раз</text:span>рушения, от юга к северу, при которой самым обездоленным и беззащитным досталось хуже всего—как в действительности распределится градация от востока к западу в Лондоне, год спустя, когда начнут падать ракеты. Большая часть погибших была среди «иностранных рабочих», эвфемизм покрывавший гражданских узников привезённых из стран под Германской оккупацией. Аэродинамическая труба и здание измерительной задеты не были, <text:soft-page-break/>повреждения в цехах первичной обработки незначительны. Коллеги Пёклера стояли перед Жилым Комплексом Учёных, куда случились попадания—фантомы шевелящиеся в утреннем тумане всё ещё не выгорели, мыли посуду в вёдрах с пивом, потому что воды всё ещё не было. Они уставились на Пёклера, не в силах, достаточно многие, сдержать обвинения на своих лицах. </text:p>
      <text:p text:style-name="Text_20_body">– Я бы тоже хотел пропустить всё это. </text:p>
      <text:p text:style-name="Text_20_body">– Доктор Тиль погиб. </text:p>
      <text:p text:style-name="Text_20_body">– Как там в сказочной стране, Пёклер? </text:p>
      <text:p text:style-name="Text_20_body">– Извините,– сказал он. В этом не было его вины. Остальные умолкли: некоторые смотрели, некоторые всё ещё в шоке после минувшей ночи. </text:p>
      <text:p text:style-name="Text_20_body">Потом появился Мондауген: «Мы на пределе. Можете пойти со мной в Первичную Обработку? Там требуется большая уборка, нам помощь нужна».– Они потопали туда, каждый в <text:span text:style-name="T785">личной</text:span> туче пыли. –«Это было ужасно»,– сказал Мондауген.– «Нам всем довелось испытать напряжение». </text:p>
      <text:p text:style-name="Text_20_body">– Они говорят так, словно <text:span text:style-name="T1">я</text:span> это сделал. </text:p>
      <text:p text:style-name="Text_20_body">– Ты чувствуешь себя виноватым в том, чт<text:span text:style-name="T785">о</text:span> тебя тут не было? </text:p>
      <text:p text:style-name="Text_20_body">– Я просто хочу понять почему меня не было тут. Вот и всё. </text:p>
      <text:p text:style-name="Text_20_body">– Потому что ты был в Цвёльфкиндер,– ответил просвещённый.– Давай не усложнять. </text:p>
      <text:p text:style-name="Text_20_body">Он старался. Ведь это работа Вайсмана, не так ли, Вайсман был садистом, его обязанность вносить в игру новые вариации, нагнетая максимальную жестокость, которая разложит Пёклера до нервных волокон и окончаний, все самые укромные изгибины мозга расплющит о сияние чёрных свечей, укрыться негде, весь во власти хозяина… момент, который определит его перед самим собой наконец…. Вот что, предчувствовал теперь Пёклер, ожидая впереди помещение, которого он никогда не видел, церемонию, которую не мог заучить заранее…. </text:p>
      <text:p text:style-name="Text_20_body">Случались ложные тревоги. Пёклер был почти уверен однажды зимой, во время серии испытаний в Ближне. Они пере<text:span text:style-name="T785">неслись</text:span> на восток, в Польшу. Запуски с Пенемюнде все были нацелены в море и невозможно было пронаблюдать обратный вход А4. Ближна <text:span text:style-name="T785">стала</text:span> почти исключительно проектом SS: часть <text:span text:style-name="T788">созидания</text:span> империи Ген.-Майор<text:span text:style-name="T788">ом</text:span> Каммлер<text:span text:style-name="T788">ом</text:span>. Ракету в ту пору лихорадили проблемы взрывов в воздухе в завершающей фазе—аппарат разрывался на части до достижения цели. У каждого <text:span text:style-name="T786">имелась</text:span> своя версия. Возможно чрезмерное давление в баке с жидким кислородом. Может быть, потому что Ракета возвращалась на 10 тонн облегчённой от горючего <text:span text:style-name="T786">с</text:span> окислител<text:span text:style-name="T786">ем</text:span>, смещение центра тяжести дестабилизировал её. Или же возможно изоляция бака с алкоголем была всему виной, позволяя остаточному горючему возгораться при обратном входе в атмосферу. По этой причине Пёклер оказался там. К тому времени он уже не был в группе по двигателю, ни даже просто инженером—он работал в отделе Материалов, ускоряя поставки различных пластиков для изоляции, амортизации, прокладок—захватывающая работёнка. Приказ отправляться в Ближну <text:span text:style-name="T786">по</text:span>казался слишком странным, чтобы быть делом Вайсмана: в тот день, когда Пёклер вышел сидеть среди Польских лугов точно в том месте, куда должна была попасть Ракета, он уже не сомневался. </text:p>
      <text:p text:style-name="Text_20_body"><text:soft-page-break/>Зелёная рожь и пологие холмы на мили вокруг: Пёклер тут в неглубоком окопчике, в районе цели в Сарнаки, устремив свой бинокль к югу в сторону Ближны, как все остальные: в ожидании. <text:span text:style-name="Emphasis">Erwartung</text:span> в перекрестии, с только что взошедшей колышущейся рожью её более <text:span text:style-name="T786">податливый</text:span> пушок приглажен ветром… взгляни на это раздолье, с высоты Ракетных миль утреннего пространства: множество лесных оттенков зелёного, домики Польских ферм белый с коричневым, длинные угри рек ловят солнце в свои извивы… а в самом центре внизу, в пресвятой Х, Пёклер, распятый, невидимый пока что, но через минуту… вон <text:span text:style-name="T1">уже</text:span> начинает вырисовываться, с нарастанием инерции падения— </text:p>
      <text:p text:style-name="Text_20_body">Но как может он поверить в её реальность там наверху? Насекомые звенят, солнце почти тёплое, ему видна красная земля и миллионы колышущихся колосков, и от этого он почти впадает в небольшой транс: в рубахе с коротким рукавом, костлявые колени указуют вверх, пиджак от серого костюма, мя<text:span text:style-name="T786">вшегося</text:span> годами со времён последней глажки, у него под задницей, промакнуть росу. Остальные, с кем он сюда явился, рассеяны точками тут же, по Наземному Нулю, блаженные Нацистские лютики—бинокли побалтываются на ремешках конской шкуры шиферного цвета у них на шеях, группа Аскании суетится со своим оборудованием, и один из офицеров связи SS (Вайсмана тут нет) поглядывает на свои часы, потом на небо, потом на часы, стекло их становится, в кратких промельках вкл./выкл., перламутровым кругом увязавшим воедино час и небо в барашка. </text:p>
      <text:p text:style-name="Text_20_body">Пёклер почёсывает седеющую 48-часовую бороду, покусывает губы очень потрескавшиеся, словно он провёл большую часть минувшей зимы на морозе: у него зимний вид. Вокруг его глаз, с течением лет, разрослась разрушительная система лопнувших капилляров, теней, складок, морщин, помол, что к этому времени скопился в простых и прямых глазах его более молодых и нищенских дней… нет. Что-то было в них, даже тогда, такое, что другие видели и знали, что могут воспользоваться, и находили способ. Что-то что Пёклер проморгал. Он достаточно за свою жизнь смотрелся в зеркала. Он бы действительно запомнил…. </text:p>
      <text:p text:style-name="P397">Взрыв в атмосфере, если случится, будет в пределах видимости. Абстракции, математика, модели, это всё прекрасно, но если ты полностью поглощён этим, а тебе со всех сторон орут исправить, вот что ты <text:span text:style-name="T789">с</text:span>делаешь: отправляешься и садишься точно по центру мишени с безразлично мелкими окопами для укрытия, и всматриваешься в безмолвный цветок огня её заключительных пары секунд, и смотришь на что уж там увидишь. Шансы астрономически против безукоризненного попадания, конечно, поэтому безопаснее всего в центре района намеченной цели. Ракетам положено быть подобными артиллерийским снарядам, они рассеиваются вокруг прицельной метки гигантским эллипсом—Эллипс Неопределённости. Но Пёклер, хоть и верит как и всякий другой учёный в неопределённость, не чувствует себя тут слишком уютно. Всё это против его персональной жопы, чьё трепещущее очко помещено точнёхонько на Наземном Нуле. И во всём этом больше, чем просто баллистика. Тут ещё Вайсман. Да сколько угодно химиков и материаловедов разбирающихся в изоляторах на уровне Пёклера… зачем избран он, если только не… где-то в его мозгу два фокуса сошлись и стали единым… нулевой эллипс… единая точка… <text:span text:style-name="T789">настоящая</text:span> боеголовка, втайне заряженная, специальные бункеры для всех остальных… да, вот чего он хочет… все допустимые отклонения в управлении направлены к точному попаданию, точно по Пёклеру… ах, Вайсман, твоей <text:soft-page-break/>заключительной партии не достаёт утончённости—впрочем тут не было ни зрителей ни судей по ходу всей этой игры, кто вообще сказал, что конец не может быть таким изуверским? Паранойа хлынула на Пёклера, затопила его до висков и темени. Возможно он усрался, ему не разобрать. Его пульс отдаётся в затылке. Ломит руки и ноги. Чёрнокостюмные блондины-силовики присматривают. Их металлическая сбруя поблескивает. Волнистые склоны невысоких холмов распростёрлись под ранним солнцем. Все полевые бинокли смотрят на юг. <text:span text:style-name="T789">Агрегат</text:span> в полёте, ничего изменить невозможно. Никому вокруг и дела нет до пенетралии этого мига, или последних таинств: слишком много минуло рациональных лет. Бумаг скопилось <text:span text:style-name="T789">слишком</text:span> <text:span text:style-name="T789">много</text:span> и на слишком многое. Пёклер никак не согласовывается, право же ни в какую, <text:span text:style-name="T789">с его</text:span> мечта<text:span text:style-name="T789">нием</text:span> быть безупречно принесённым в жертву <text:span text:style-name="T789">и </text:span><text:s/>с привитой ему потребностью делать дело—ему не доходит даже как это может быть одним и тем же. А4 должна, в конце концов, быть очень скоро поставлена на поток, этот коэффициент неудач должен быть снижен, и вот те, кто явился, они все тут, и если не случится приступа массовой слепоты в это утро на Польском лугу, если ни один, даже и самый из них параноидальный, не сможет разглядеть что бы то ни было выходящее за рамки заявленных Требований, конечно это не такая уж небывальщина для данного времени, данного места, где глаза приникшие к чёрным биноклям высматривают лишь очередную «упёртую целку»—как остроумные ракетчики окрестили свои проблемные ракеты—пусть проявит себя… заметить где, от носа до кормы, может таится авария, форма струи форсаж<text:span text:style-name="T789">а</text:span>, звук взрыва, хоть что-нибудь что может поспособствовать…. </text:p>
      <text:p text:style-name="Text_20_body">В Сарнаках, как занесено в отчёт, ракета пошла вниз в тот день с обычным двойным взрывом, полоса белого конденсата в синем небе: ещё один преждевременный взрыв в атмосфере. Стальные осколки упали, за сотни метров от точки Нуля, хлеща по ржи как град. Пёклер видел взрыв не больше, чем кто-либо другой. Его никогда не присылали больше. Люди SS видели, что он поднялся на ноги, потянулся, и медленно двинулся с остальными. Вайсман получит свой доклад. Будет дан ход новым <text:span text:style-name="T790">разновидностям</text:span> пытки. </text:p>
      <text:p text:style-name="Text_20_body">Однако, внутри жизни Пёклера, не в записях, но в душе, в его <text:span text:style-name="T790">Несчастной</text:span> Германской душе, основа времени удлинилась и замедлилась: Идеальная Ракета всё ещё там вверху, всё ещё спускается. Он всё ещё ждёт—даже теперь, в одиночестве в Цвёльфкиндер дожидаясь «Ильзе», летнюю выдачу и, вместе с тем, взрыв<text:span text:style-name="T790">а</text:span>, что застигнет его <text:span text:style-name="T790">врасплох</text:span>…. </text:p>
      <text:p text:style-name="Text_20_body">Весной, когда ветры Пенемюнде сделали полный оборот к юго-западу, и вернулись первые птицы, Пёклера перевели на подземный завод в Нордхаузене, в Гарце. Работа в Пенемюнде после Британского налёта начала разваливаться. План—опять Каммлера—предусматривал теперь рассеять испытание и производство по всей Германии, чтобы предотвратить ещё один и возможно фатальный удар Союзных Сил. Обязанности Пёклера в Миттельверке были рутиной: материалы, поставки. Он спал на койке рядом со стеной пробурённого динамитом камня под слоем побелки, с лампочкой над головой горевшей ночь напролёт. Ему снилось, что лампочка агент Вайсмана, существо, чья яркая нить накаливания была её душой. Они вели долгие диалоги во сне, суть которых Пёклер никак не мог вспомнить. Лампочка объясняла ему сюжет в деталях—он был великолепнее и потряснее, чем Пёклер когда-либо мог представить, много ночей он выглядел чистой музыкой, его сознание двигалось по звукошафту на цыпочках, осмотрительно, податливо, всё ещё чуть удерживаясь, но ненадолго. </text:p>
      <text:p text:style-name="Text_20_body"><text:soft-page-break/>В это время шли слухи о растущем отчуждении между Вайсманом и его «чудовищем» Енциным. <text:span text:style-name="Emphasis">Schwarzkommando </text:span>тогда уже выделились из структуры SS, весьма подобно тому как сами SS выделились из Германской Армии. Их сила теперь состояла не в абсолютном оружии, а в информированности и умении. Пёклер счастлив был услышать, что у Вайсмана имеются свои неприятности, но понятия не имел как использовать их с выгодой для себя. Так что, игра откладывается? Может он никогда больше не увидит Ильзе. Но принесли напоминание предписывающее ему явиться в кабинет Вайсмана. </text:p>
      <text:p text:style-name="Text_20_body">Волосы у Вайсмана на висках седели и лохматились. Пёклер увидел, что одна дужка очков Вайсмана держалась на скрепке для бумаг. <text:span text:style-name="T791">С</text:span>тол <text:span text:style-name="T791">его </text:span>завален документами, докладами, справочниками. Оказалось сюрпризом увидеть его не <text:span text:style-name="T791">таким</text:span> демоничным, а измытаренным, как <text:span text:style-name="T791">выглядит</text:span> любой чиновник в трудную полосу карьеры. Глаза устремлялись в направлении Пёклера, но линзы искажали их. </text:p>
      <text:p text:style-name="Text_20_body">– Вам понятно, что перевод в Нордхаузен дело добровольное. </text:p>
      <text:p text:style-name="Text_20_body">Пёклер понял, с облегчением и парой секунд неподдельной любви к своему хранителю, что игра по-прежнему продолжается: «Это станет чем-то новым». </text:p>
      <text:p text:style-name="Text_20_body">– Вот как?– Отчасти вызов, но частью и с интересом. </text:p>
      <text:p text:style-name="Text_20_body">– Производство. Мы тут слишком забурились в исследования-и-разработку. Это не оружие для нас, а скорее «летающая лаборатория», как доктор Тиль однажды выразился— </text:p>
      <text:p text:style-name="Text_20_body">– Вы вспоминаете доктора Тиля? </text:p>
      <text:p text:style-name="Text_20_body">– Да. Он не из моего отдела. Я знал его не слишком хорошо. </text:p>
      <text:p text:style-name="Text_20_body">– Позор, что он попал под налёт. Мы все переместились в Эллипс Неопределённости, верно? </text:p>
      <text:p text:style-name="Text_20_body">Пёклер позволил себе взгляд на захламлённый стол, достаточно быстрый, чтобы расцениваться как нервозность, или возражение—Вайсман, похоже, у тебя тут собственный Эллипс по полной—«О, у меня нет обычно времени для беспокойства. По крайней мере Миттельверке под землёй». </text:p>
      <text:p text:style-name="Text_20_body">– Тактические площадки не будут. </text:p>
      <text:p text:style-name="Text_20_body">– Вы думаете, меня могут послать— </text:p>
      <text:p text:style-name="Text_20_body">Вайсман пожал плечами и одарил Пёклера широкой фальшивой улыбкой: «Мой дорогой Пёклер, как может кто-либо предсказывать, где мы окажемся? Посмотрим как это всё обернётся». </text:p>
      <text:p text:style-name="Text_20_body">Позднее, в Зоне, где вина станет восприниматься через органы чувств, покалывать его глаза и мембраны словно аллергия, Пёклеру начнёт казаться, что он не мог, даже на тот день в кабинете Вайсмана, быть в неведении. Что он знал правду своими чувствами, но позволял всем доказательствам укладываться не на те полки, как попало, откуда те его не побеспокоят. Знал обо всём, но удержался от единственного действия, что принесло бы ему искупление. Ему следовало задушить Вайсмана где тот сидел, складки на тощей шее и Адамово яблоко вдавлива<text:span text:style-name="T791">ются</text:span> ладонями Пёклера, толстые стёкла очков соскальзывают, а маленькие глазки мутнеют беспомощно отходя вслед за их окончательным затемнителем…. </text:p>
      <text:p text:style-name="Text_20_body"><text:soft-page-break/>Пёклер поспособствовал своей собственной слепотой. Он знал про Нордхаузен и про лагерь Дора: он мог <text:span text:style-name="T1">видеть</text:span>—истощённые голодом тела, глаза иностранных узников, которых гонят на р<text:span text:style-name="T791">а</text:span>боту в четыре утра в ледяном холоде и темноте, шаркающие тысячи в полосатых формах. И он знал также, всё время, что Ильзе жила в лагере перевоспитания. <text:span text:style-name="T792">Д</text:span>о самого августа, <text:span text:style-name="T792">когда</text:span> пришёл отпуск, как обычно в своём чёрном картонном конверте, и Пёклер <text:span text:style-name="T792">по</text:span>ехал на север через серые километры Германии, которую он больше не узнавал, разбомблённой и обгорелой, деревни военного времени и дождливо лиловый вереск, и наконец нашёл её ожида<text:span text:style-name="T792">вш</text:span>ую в фойе отеля в Цвёльфкиндер с такой же точно тьмой в её глазах (как мог он не заметить прежде? <text:span text:style-name="T792">Эти</text:span> плывучие орбиты боли) что он смог окончательно свести две области данных воедино. Месяцами, пока её отец по ту сторону проволоки или стен прилежно тянул лямку нудной работы, она оставалась заключённой всего за пару метров от него, избитой, возможно изнасилованной…. Если он должен проклясть Вайсмана, то вместе с ним должен проклясть и себя. Жестокость Вайсмана была не менее изобретательной, чем собственное инженерное искусство Пёклера, дар Дедалуса позволивший ему воздвигнуть сколько нужно лабиринтов между собой и неудобствами небезразличия. Они продали ему удобство, так много и всё в кредит, а теперь Они взымали плату. </text:p>
      <text:p text:style-name="Text_20_body">Стараясь, немного поздно для этого, открыть себя <text:span text:style-name="T797">для </text:span>боли, которую он должен был почувствовать, он расспросил её теперь. Знала она название своего лагеря? Да, подтвердила Ильзе—или так ей было велено отвечать—называется Дора. За ночь перед тем, как отправиться сюда, она видела повешение. На вечер отводился час повешения. Хотел он услышать это? Хотел он услышать это…. </text:p>
      <text:p text:style-name="Text_20_body">Она была очень голодна. Они провели первую пару дней за едой всего, что продавалось в Цвёльфкиндер. Выбор меньше, чем за год до этого, и дороже. Однако, анклав невинности по-прежнему пользовался высоким приоритетом, так что кое-что было. </text:p>
      <text:p text:style-name="P204">Не так много детей в этом году, впрочем. Инженер и девочка практически пользовались страной вдвоём. Колесо и большинство других аттракционов стояли без движения. Дефицит бензина, ребёнок-сторож пояснил им. Вылеты <text:span text:style-name="Emphasis">Luftwaffe</text:span> выли над головой. Почти каждую ночь сирены поднимали крик, и они следили за прожекторами вспыхнувшими в Висм<text:span text:style-name="T797">а</text:span>ре и в Любеке, <text:span text:style-name="T797">а</text:span> иногда слышали разрывы бомб. Что делал Пёклер в этом мире <text:span text:style-name="T797">грёз</text:span>, среди этой лжи? Его страна ожидала разрушения захватчиками вторгшимися с востока и запада: в Нордхаузен истерия <text:span text:style-name="T797">достигла</text:span> эпического уровня <text:span text:style-name="T797">с подготовкой</text:span> первы<text:span text:style-name="T797">х</text:span> ракет <text:s/>к выпуску в поле, исполнить инженерные пророчества из древних мирных времён. Почему в <text:span text:style-name="T797">столь</text:span> критич<text:span text:style-name="T797">ески</text:span>й момент, отпустили Пёклера? Кто ещё в эти дни получал отпуска? И что «Ильзе» делала тут, разве не была она уже слишком старой теперь для сказочек? её новые груди такие теперь приметные под её платьем, её глаза так почти <text:span text:style-name="T797">опустошённо</text:span>, без истинного интереса, поглядывали на случайных мальчиков предназначенных для <text:span text:style-name="Emphasis">Volkssturm</text:span>, мальчики <text:span text:style-name="T797">чуть </text:span>старше, больше не интересующиеся ею. Они мечтали о получен<text:span text:style-name="T797">ии</text:span> приказ<text:span text:style-name="T797">ов</text:span>, <text:span text:style-name="T797">о грандиозных </text:span><text:s/>взрывах и смерти—если они даже <text:span text:style-name="T797">замечали</text:span> её, то искоса, <text:span text:style-name="T49">тихоня…</text:span><text:span text:style-name="T1"> её Отец её объездит… закусит зубами жердь…</text:span> однажды у меня будет стадо таких же только для меня одного… но сперва я должен найти своего Капитана… где-то на Войне… сперва меня должны освободить из этого захолустья…. </text:p>
      <text:p text:style-name="P204"><text:soft-page-break/><text:span text:style-name="T798">Кто это был, проходил мимо как раз тогда—кто был тот стройный мальчик мелькнувший поперёк дорожки, такой блондин, такой белый, почти невидимый в мареве зноя, что собрался над Цвёльфкиндер? Она его увидела? узнала в нём свою вторую тень? Сама она была зачата потому, что её отец однажды смотрел кино под названием </text:span><text:span text:style-name="Emphasis"><text:span text:style-name="T798">Alpdrücken</text:span></text:span><text:span text:style-name="T798"> и у него случилась эрекция. Разгорячено уставившийся Пёклер упустил тонкий Гностический символизм Режиссёра, приём подсветки производивший две тени, Каина и Абеля. Но Ильзе, некая Ильзе, сохранилась долее своей кинематографической матери, долее окончания фильма, и точно так же тени теней. В Зоне всё будет двигаться по Ветхому Распределению, внутри Каинова света и пространства: не по какой-то изысканной Гёлерщине, а потому что Двойной Свет присутствовал там постоянно, вне всяких плёнок, и тот проныра киношник оказался единственным, кому случилось заметить и применить его, хоть совершенно без понятия, тогда и теперь, что именно он показывает нации уставившихся…. Так что в то лето Ильзе прошла мимо себя самой, слишком прикованная к какому-то лишённому теней интерьеру, чтобы заметить пересечение, или придать значение. </text:span></text:p>
      <text:p text:style-name="Text_20_body">Она и Пёклер почти не разговаривали на этот раз: это был их самый немой отпуск вместе. Она ходила в задумчивости, опустив голову, волосы капюшоном вокруг лица, коричневые ноги пинали мусор пропущенный недоукомплектованным звеном мусорщиков. Такой период её жизни, или же ей претило проводить по приказу время со скучным стареющим инженером в месте, которое она переросла годы тому назад? </text:p>
      <text:p text:style-name="Text_20_body">– Тебе не очень-то хочется быть тут, верно?– Они сидели на берегу загрязнённого ручья, бросая хлеб уткам. Желудок Пёклера расстроен кофезаменителем и из-за крашеного мяса. Его не отпускала головная боль. </text:p>
      <text:p text:style-name="Text_20_body">– Это или тут, или в лагере,– лицо её упрямо отвёрнуто.– Мне вообще не хочется нигде быть. Всё равно. </text:p>
      <text:p text:style-name="Text_20_body">– Ильзе. </text:p>
      <text:p text:style-name="Text_20_body">– Тебе тут нравится? Или хочется обратно под свою гору? Ты говоришь с эльфами, Франц? </text:p>
      <text:p text:style-name="Text_20_body">– Нет, я <text:span text:style-name="T1">не в восторге</text:span> от того, куда я попал—<text:span text:style-name="T1">Франц</text:span>?—но у меня, у меня есть работа…. </text:p>
      <text:p text:style-name="Text_20_body">– Да. И у меня есть. Моя работа быть в тюрьме. Я профессиональная заключённая. Я знаю как получать поблажки, у кого красть, как доносить, как— </text:p>
      <text:p text:style-name="Text_20_body">Ещё минута и она сказала бы это… –«Пожалуйста—<text:span text:style-name="T1">прекрати</text:span>, Ильзе—» На этот раз Пёклер впал в истерику и таки дал пощёчину. Утки, удивлённые резким хлопком, сделали поворот «кру-гом!» и отплыли прочь. Ильзе смотрела на него, без слёз, комната за комнатой глаз нанизанных на тени старого довоенного дома, где он мог бродить годами, слыша голоса и отыскивая двери, улавливая себя, свою жизнь какой она могла бы стать…. Он не мог стерпеть безразличия от неё. Почти утрачивая контроль, Пёклер тогда совершил свой акт мужества. Он оставил игру. </text:p>
      <text:p text:style-name="Text_20_body">– Если ты не хочешь приезжать на следующий год,– пусть даже «следующий год» на тот момент означал слишком мало в Германии,– то можешь не приезжать. Даже лучше, если не приедешь. </text:p>
      <text:p text:style-name="Text_20_body"><text:soft-page-break/>Она мгновенно поняла что он сделал. Она подтянула одну коленку вверх и опёрлась на неё лбом, подумала: «Я приеду»,– сказала она очень тихо. </text:p>
      <text:p text:style-name="Text_20_body">– Ты? </text:p>
      <text:p text:style-name="Text_20_body">– Да. Правда. </text:p>
      <text:p text:style-name="Text_20_body">И он, тогда, совершенно забыл о всякой сдержанности. Он свернул в вихрь своего долгого одиночества, жутко сотрясаясь. Он плакал. Она взяла его за руки. Утки на плаву наблюдали. Море прохлаждалось под солнцем в дымке. Где-то в городе играл аккордеон. За разваливающимися мифическими статуями приговорённые дети орали друг на друга. Лето кончилось. </text:p>
      <text:p text:style-name="Text_20_body">Вернувшись в Миттельверке он попытался, и продолжал пытаться, попасть в лагерь Дора и отыскать Ильзе. Вайсман уже не имел значения. Охранники SS всякий раз оказывались вежливыми, понимающими, непропускающими. </text:p>
      <text:p text:style-name="Text_20_body">Рабочая нагрузка вышла за пределы возможного. На сон у Пёклера оставалось менее двух часов в сутки. Военные новости доходили под гору лишь в виде слухов и растущего дефицита. Философия поставок была «треугольной»—три возможных источника для получения той же самой части, на случай когда один будет разрушен. В зависимости от того что переставало поступать откуда, или с каким опозданием, ты знал какие заводы подверглись бомбёжке, какая железнодорожная магистраль перерезана. Ближе к концу, приходилось пробовать и налаживать производство многих компонентов на месте. </text:p>
      <text:p text:style-name="Text_20_body">Когда у Пёклера оставалось время думать, он упёрся в растущую загадку молчания Вайсмана. Чтобы пробудить его, или память о нём, Пёклер шёл на всё, чтобы поговорить с офицерами из подразделения безопасности майора Фёршнера, добиваясь новостей. Ни один из них не относился к Пёклеру иначе, чем к ходячей нервотрёпке. До них доходили слухи, что Вайсман уже не тут, а в Голландии, командует одной из ракетных батарей. Енцин тоже пропал из виду вместе со многими ключевыми <text:span text:style-name="Emphasis">Schwarzkommando</text:span>. Пёклер всё более уверялся, что на этот раз игра действительно кончена, что война их всех зацапала, предписала новые приоритеты жизни-и-смерти и лишила досуга для пытки мелкого инженеришки. Ему удалось немного расслабиться, вернуться в колею дня, ждать конца, даже надеяться, что тысячи в Доре скоро станут свободны, среди них Ильзе, какая-то приемлемая Ильзе…. </text:p>
      <text:p text:style-name="Text_20_body">Но весной он снова таки увидел Вайсмана. Пробудившись ото сна про мягкий Цвёльфкиндер, который был также Нордхаузеном, городом, где эльфы производили игрушечные ракеты полётов на луну, он увидел над краем своей койки лицо Вайсмана наблюдавшего за ним. Он казался постаревшим лет на десять, и Пёклер насилу узнал его. </text:p>
      <text:p text:style-name="Text_20_body">– Мало времени,– прошептал Вайсман.– Пойдём. </text:p>
      <text:p text:style-name="Text_20_body">Они двинулись через белую бессонную суету тоннелей. Вайсман шагал медленно и твёрдо, оба они молчали. В одном из управленческих отсеков были с полдюжины других, а также люди из SS и SD. –«У нас уже есть согласие ваших отделов»,– сказал Вайсман,– «освободить вас для работы над особым проектом. Это будет секретность наивозможно высшей категории. Вы будете <text:soft-page-break/>жить отдельно, питаться отдельно, не говорить ни с кем за исключением присутствующих в этой комнате».– Они оглянулись вокруг увидеть кто же это. Ни одного знакомого. Обернулись обратно к Вайсману. </text:p>
      <text:p text:style-name="Text_20_body">Ему нужны модификации для внесения в одну ракету, только одну. Её серийный номер был снят, и вписаны пять нулей. Пёклер мгновенно осознал, что для этого Вайсман и приберегал его: именно это и было его «особой судьбой». Он никак не мог понять этого: он должен разработать пластмассовый обтекатель, определённого размера, определённых изоляционных свойств, в силовой установке ракеты. Инженер силовой установки был самым занятым в этом проекте, перенаправляя линии пара и подачи горючего, перемещая части конструкции. Каким бы ни было новое изделие, его не видел никто. По слухам, его произвели где-то в другом месте и назвали Schwarzgerät, из соображений высокой секретности окружавшей проект. Даже вес был засекречен. Они уложились в срок менее двух недель, и «<text:span text:style-name="Emphasis">Vorrichtung für die Isolierung</text:span>» отправился по назначению. Пёклер вернулся к своему постоянному начальнику, и рутина вернулась в свою колею. Он никогда больше не видел Вайсмана. </text:p>
      <text:p text:style-name="Text_20_body">В первую неделю апреля, когда с минуты на минуту ожидалось появление Американских войск, большинство инженеров укладывались, обменивались адресами с коллегами, пили прощальные тосты, шатаясь по пустеющим помещениям. В воздухе было ощущение выпускного дня. Насилу сдерживаешься не насвистывать «<text:span text:style-name="Emphasis">Gaudeamus igitur</text:span>». Нежданно, жизнь в заточении кончалась. </text:p>
      <text:p text:style-name="Text_20_body">Молодой охранник SS, последний из уезжавших, нашёл Пёклера в пыльном кафетерии, передал ему конверт и вышел не сказав ни слова. Это обычное отпускное удостоверение, утратившее силу из-за неизбежной кончины Правительства—и проездные документы до Цвёльфкиндер. В пробелах для даты кто-то вписал, почти неразличимо «по окончании военного противостояния». На обороте той же рукой (Вайсмана?) приписка для Пёклера. <text:span text:style-name="T1">Она освобождена. Встретит там</text:span>. Он понял это было его платой за модернизацию сделанную им на 00000. Как долго Вайсман умышленно держал его в запасе, всё для того, чтобы иметь человека по пластмассам, на которого он мог положиться, когда придёт время? </text:p>
      <text:p text:style-name="Text_20_body">В последний день Пёклер вышел из южного конца основного тоннеля. Грузовики были повсюду, все моторы на ходу, прощание в весеннем воздухе, высокие деревья в солнечном свете зеленели на горных склонах. <text:span text:style-name="Emphasis">Obersturmbannführer</text:span> не оставался на своём посту, когда Пёклер зашёл в лагерь Дора. Он не искал Иьзе, или не совсем. Может почувствовал что именно должен увидеть, наконец. Он не был готов. Он не знал. Имел данные, да, но не знал, чувствами, сердцем…. </text:p>
      <text:p text:style-name="Text_20_body">Вонь говна, смерти, пота, болезни, плесени, мочи, дыхания Доры, охватили его, когда пробирался, глядя на голые трупы, что теперь вытаскивали, раз Америка так близко, штабелевать перед крематориями, члены мужчин болтаются, пальцы ног сжаты, белые и круглые как жемчужины… каждое лицо так совершенно, так индивидуально, губы растянуты в ухмылке смерти, целый зал умолкших зрителей срезанных на заключительном слове, в котором самая соль шутки… а живые, набитые по десятеро на соломенный матрас, бессильно плачущие, кашляющие, лузеры…. Все его пустоты, его лабиринты, были оборотной стороной этого. Пока он жил и чертил линии на бумаге, это невидимое царство длилось, во тьме снаружи… всё время…. Пёклера вырвало. Он расплакался. Стены не растворились—ни одна тюремная стена <text:soft-page-break/>никогда не делает этого, чтоб просто от слёз, ни от этого открытия, на каждых нарах, в каждой камере, всё лица что он знает, в конце концов, и они дороги ему как и сам он, и не может, поэтому, допустить, чтобы они вернулись обратно в то безмолвие…. Но что он может сделать вообще? Как вообще удержать их? Бессилие, зеркальное вращение горя, взвинчивают его ужасно, как и вырвавшееся из-под контроля сердцебиение, почти не оставляя ему шансов хорошенько разбушеваться, или сойти…. </text:p>
      <text:p text:style-name="Text_20_body">Там где было всего темнее, и смердело хуже всего, Пёклер нашёл женщину лежавшую, случайную женщину. Он сидел полчаса держа её костлявую руку. Она дышала. Прежде, чем уйти, он снял своё золотое обручальное кольцо, и одел на тонкий палец женщины, сложил её руку в кулак, чтобы оно не соскальзывало. Если она выживет, кольца хватит на пару обедов, или на одеяло, или ночёвку под крышей, или проезд домой…. </text:p>
      <text:p text:style-name="P535"><draw:frame draw:style-name="fr2" draw:name="Image45" text:anchor-type="paragraph" svg:width="6.9252in" svg:height="0.3661in" draw:z-index="45"><draw:image xlink:href="Pictures/1000000000000B720000009B428C9716555D8079.png" xlink:type="simple" xlink:show="embed" xlink:actuate="onLoad" loext:mime-type="image/png"/></draw:frame></text:p>
      <text:p text:style-name="P398">По возвращении в Берлин, под грандиозной грозой извергающейся на город, Маргрета привела Слотропа в покосившийся домик рядом со Шпрее, в Руссом секторе. <text:span text:style-name="T799">Сожжённый</text:span> танк Королевский Тигр охраняет вход, его краска вспузырилась, гусеницы искалечены и сбиты с цепных колёс, его мёртвое чудище 88-миллиметровой пушки свёрнуто вниз указывая на серую реку, шипящую под шипами спикул взбитых из неё бессчётными каплями. </text:p>
      <text:p text:style-name="Text_20_body">Внутри летучие мыши гнездятся под стропилами, оста<text:span text:style-name="T799">н</text:span>ки кроватей, <text:span text:style-name="T799">что</text:span> отдаю<text:span text:style-name="T799">т</text:span> плесенью, битое стекло и помёт летучих мышей на голом деревянном полу, окна заколочены, кроме того места где выведена жестяная труба плиты, потому что её кирпичная разбита. На кресло-качалку брошено пальто из шкуры котика, тёмно-серое облако. Краска какого-то художника из дней минувших всё ещё различима на полу во взморщенных пятнах <text:span text:style-name="T799">древнего</text:span> пурпура, шафранного, сталисто-синего, обратная деформация картины, чьё местонахождение неизвестно. Глубоко в углу висит потемнелое зеркало, по всей раме его цветы и птицы нарисованные белым, отража<text:span text:style-name="T799">ет</text:span> Маргрету и Слотропа и дождь в распахнутой двери. Часть потолка, сорванная когда умер Королевский Тигр, покрыта мокрыми, в разводах пятен, картонными плакатами все с одной и той же фигурой в плаще и сдвинутой на глаза шляпе <text:span text:style-name="T159">der feind hört zu</text:span>. Вода каплет сквозь них в полудесятке мест. </text:p>
      <text:p text:style-name="Text_20_body">Грета зажигает керосиновую лампу. Та согревает свет дождя пригоршней жёлтого. Слотроп раскладывает огонь в плите, пока Маргрета занырнула под домик, где оказывается большой запас картошки. Там есть ещё лук в мешке и даже вино. Охренеть, Слотроп несколько месяцев не видел ни одной картошечки. Она готовит и они сидят, <text:span text:style-name="T799">прям-таки</text:span> обжираясь тем картофаном. Позднее, без атрибутики и разговоров, заёбывают друг друга в сон. Но через пару часов Слотроп просыпается и лежит там думая, что дальше. </text:p>
      <text:p text:style-name="Text_20_body">Ладно, найти того Кислоту Бумера, отдать тому его гашиш. А дальше что? Слотроп и S-Gerät, а также загадка Джампф/Imipolex как-то отдалились друг от друга. Уж сколько времени он не вспоминал о них. Хмм, на чём тогда остановились? В тот день он сидел с Кислотой в кафе, курили тот косяк… о, это позавчера было, нет? Дождь шлёпает впитываясь в пол и Слотроп <text:soft-page-break/>чувствует, что теряет свой рассудок. Если есть что-то утешающее—религиозное, если угодно—в паранойе, <text:span text:style-name="T799">так </text:span>это что к ней прилагается ещё и анти-паранойа, где ничто ни с чем не связано, условие, которые мало кто из нас может долго выдерживать. И <text:span text:style-name="T799">вот</text:span> тут-<text:span text:style-name="T799">то</text:span> Слотроп чувствует как он скатывается в анти-параноидную часть своего цикла, чувствует огромный город вокруг себя раскинувшийся без крыш, уязвимый, утративший центр как и он, и только картонные изображения Подслушивающего Врага остались между ним и мокрым небом. </text:p>
      <text:p text:style-name="Text_20_body">Либо Они завели его сюда по какой-то причине, или же он тут просто так. Он не уверен, хочется ли ему, на самом деле, чтобы нашлась причина этому…. </text:p>
      <text:p text:style-name="Text_20_body">В полночь дождь прекращается. Он оставляет Маргрету, чтобы прокрасться в холодный город со своими пять кило, придержав для себя тот, из которого грабанул Чичерин. Русские войска поют в своих расположениях. Солёная боль музыки гармоней плачет у них на задворках. Материализуются пьяницы, весёлые и ссущие в центральные борозды мо<text:span text:style-name="T800">стовых</text:span>. Грязь заполнила какие-то из улиц словно плоть. Снарядные воронки полны дождевой воды до краёв, мерцают в свете ночных бригад по расчистке развалин. Разбитый вдребезги Бидермаерский стул, ботинок без напарника, стальная оправа очков, собачий ошейник (глаза <text:span text:style-name="T800">обшаривают</text:span> края извилистого пути в ожидании знака, явного сигнала), винная пробка, расщепленный веник, велосипед без одного колеса, выброшенная подшивка<text:span text:style-name="Emphasis"> Tägliche Rundschau</text:span>, дверная ручка из халцедона покрашенная в синий, давным-давно, ферроцианидом железа, рассыпанные клавиши рояля (все белые, октава в В, если быть точным—или Н, в Германской номенклатуре—ноты отринутого Локрийского тона), чёрно-янтарный глаз какого-то звериного чучела…. Засыпанная ночь. Собаки, запуганные и дрожащие, бегают позади стен с верхушками из резких изломов графиков <text:span text:style-name="T800">лихорадочных </text:span>температур. Где-то утечка газа <text:span text:style-name="T800">теснит</text:span> на минуту смерть и запахи дождя. Ряды чёрных оконных глазниц громоздятся в боках выпотрошенных квартирных блоков. Куски бетона нанизаны на вздыбленные прутья арматуры, что изогнулись как чёрные спагетти, целые груды зловеще покачиваются над головой, <text:span text:style-name="T800">как только чуть</text:span> заденешь пробираясь мимо…. Гладколицый Хранитель Ночи витает, прикрывшись безразличными глазами и улыбкой, свернувшись калачиком и бледный, над городом, урча свои хриплые колыбельные. Молодые мужчины проводили Инфляцию точно также, на улицах в одиночестве, некуда зайти укрыться от чёрных зим. Девушки оставались допоздна на ступенях, или <text:span text:style-name="T800">засиживались</text:span> на скамейках в свете фонарей вдоль рек, в ожидании бизнеса, но молодые мужчины проходили мимо, проигнорированные, сутуля подбитые ватой плечи, деньги не имели отношения к чему-либо что они могли купить, разбухающая, бумажная раковая опухоль в их бумажниках…. </text:p>
      <text:p text:style-name="Text_20_body">Чикаго Бар охраняется снаружи двумя из их потомков, пацаны в костюмах Джорджа Рафта, на несколько размеров больше них, на слишком много, чтобы хоть когда-то доросли. Один всё время кашляет, в неудержимых предсмертных спазмах. Второй облизывает свои губы и пялится на Слотропа. Пистолетоносцы. Когда он упоминает имя Кислоты Бумера, они сдвигаются перед дверью, мотая головами. –«Послушайте, мне надо передать ему пакет». </text:p>
      <text:p text:style-name="Text_20_body">– Не знаем такого. </text:p>
      <text:p text:style-name="Text_20_body">– Могу я оставить сообщение для него? </text:p>
      <text:p text:style-name="Text_20_body"><text:soft-page-break/>– Его тут нет.– Который с кашлем делает выпад. Слотроп уворачивается, матадорским взмахом накидки отвлекает, делает подножку и валит пацана, тот лежит на земле матерясь, весь запутавшись в своей длинной цепочке с брелоком, пока его напарник запускает руку под болтающийся на нём пиджак костюма за, как полагает Слотроп, огнестрельным, так что этого Слотроп пинает по яйцам и с криком «<text:span text:style-name="Emphasis">Fickt nicht mit dem Raketemensch</text:span>!», чтоб понимали, типа н-но, Сильвер! <text:span text:style-name="T800">в этом месте</text:span>, и он смывается в тени, между грудами обломков брёвен, камней и земли. </text:p>
      <text:p text:style-name="Text_20_body">Он выбирает тропу, по которой, как ему кажется, Кислота вёл их в ту ночь—часто теряет её, забредая в безоконные лабиринты, клубки колючей проволоки от празднества смертельных штурмов в минувшем мае, потом в разнесённую с бреющего, <text:span text:style-name="T800">перерытую взрывами</text:span> стоянку грузовиков, откуда полчаса не может выбраться, кругов<text:span text:style-name="T800">ё</text:span>рт<text:span text:style-name="T800">ны</text:span>й акр резины, солидола, стали и расплёсканного бензина, куски автомашин указывают в небо или в землю, ничем не отличаясь от Американской свалки металлолома мирных времён, слившейся в странные, коричневые лица из <text:span text:style-name="T1">Сатердей Ивнинг Пост</text:span>, только уже не простецкие, а явно зловещие… да это точно <text:span text:style-name="T1">Субботняя Вечерняя Почта:</text:span> это лица посыльных в шляпах-треуголках <text:span text:style-name="T801">поспешающих</text:span> с длинных холмов, вниз мимо вязов, Бёркширские легенды, путники затерявшиеся на краю Вечера. Приходят с посланием. Они перестанут кривиться, впрочем, если всмотришься. Они разгладятся в извечные маски, которые поведают своё полное значение, всё тут же проступает на поверхности. </text:p>
      <text:p text:style-name="Text_20_body">Уходит час, чтоб отыскать погреб Кислоты. Но там темно, и там пусто. Слотроп заходит, зажигает огонь. Смотрится как, <text:span text:style-name="T801">типа,</text:span> после рейда, или гангстерской войны: печатный пресс исчез, одежда вся разбросана, к тому же довольно странная одежда, тут есть, например, плетёный ивовый костюм, жёлтый плетёный ивовый костюм, для <text:span text:style-name="T801">полной </text:span>точности, сочленённый на линиях локтя, подмышки, колена и паха… о, хмм, ладно, Слотроп, на скорую, проводит и свой обыск, заглядывая в туфли, не настоящие туфли, некоторые из них, а перчатки для ступней с пальцами по отдельности, не пошиты, однако, а отлиты из какой-то неприятно пёстрой резины, типа той что идёт на мячи для боулинга… за отставшими обрывками обоев, в скрученной кверху оконной <text:span text:style-name="T801">шторке</text:span>, среди штриховки одной или двух фальшивых Рейсмарок рассеянных по полу налётчиками—пятнадцать минут безрезультатных поисков—и белый предмет на столе наблюдающий за ним <text:span text:style-name="T801">из </text:span>своих внимательных теней, всё это время. Он почувствовал этот взгляд прежде, чем нашёл его наконец-то: шахматная фигура пять сантиметров высотой. Белый конь отлитый из пластмассы—а и погоди пока Слотроп удостоверится <text:span text:style-name="T1">что это</text:span> за пластмасса, парень! </text:p>
      <text:p text:style-name="Text_20_body">Вот конский череп: полые глазницы уходят вглубь основания. Из одной из них туго скрученная папиросная бумажка с посланием от Кислоты. «<text:span text:style-name="T1">Raketemensch</text:span>! Дер-Шпрингер просит меня передать тебе это, его символ. Держи при себе, по нему он тебя опознает. Я на Якобиштрассе, 12, 3-й двор, номер 7. Как и В/4» В общем, «Как и Би-фор» у Джона Дилинджера служило <text:span text:style-name="T802">давнишним</text:span> <text:span text:style-name="T802">знаком</text:span> конца послания. Все в Зоне этим летом используют это. Даёт понять людям как ты относишься к некоторым вещам…. </text:p>
      <text:p text:style-name="Text_20_body">Кислота приложил карту-план как туда добираться. Это прямиком обратно, в Британский сектор. Со стоном, Слотроп двигает назад в грязь и раннее утро. <text:span text:style-name="T802">У</text:span> Брандербургских Ворот, снова начинает слегка накрапывать. Куски Ворот всё ещё валяются на улице—упираются, отёсанные <text:soft-page-break/>снарядами, в дождливое небо, их молчание колоссально, призрачно, пока он топает огибая их, Колесница отблескивает как уголь, мчит <text:s text:c="2"/>неподвижн<text:span text:style-name="T803">о</text:span>, это 30-е столетие и безрассудный Ракетмэн <text:span text:style-name="T803">только</text:span> что приземлился тут обследовать руины, следы в высокогорной пустыне древнего Европейского уклада…. </text:p>
      <text:p text:style-name="Text_20_body">Якобиштрассе и большая часть её квартала, трущобы, пережила уличные бои в неприкосновенности, вместе со своей темнотой внутри, <text:span text:style-name="T803">где </text:span>кладка теней нерушима независимо от того высоко ли солнце или низко. Номер 12 это целый блок квартир рождённый ещё до Инфляции, пять или шесть этажей и мансарда, пять или шесть <text:span text:style-name="Emphasis">Hinterhöfe</text:span> угнездившихся один внутри другого—коробки от подарка хохмача, в самой последней ничего, кроме последнего пустого двора пахнущего одинаковой жратвой и мусором и мочой изливавшейся десятилетиями. Ха, ха! </text:p>
      <text:p text:style-name="Text_20_body">Слотроп приближается к первому арочному проходу. Уличный свет <text:span text:style-name="T803">в</text:span>брасывает его тень в накидке вперёд сквозь череду этих арок, каждая обозначена своим именем, выцветшей краской, <text:span text:style-name="Emphasis">Erster-Hof, Zweiter-Hof, Dritter-Hof u.s.w.</text:span>, такой же формы, как <text:span text:style-name="T803">и </text:span>вход в Миттельверке, параболичной, <text:span text:style-name="T803">только</text:span> больше <text:span text:style-name="T803">смахивает</text:span> на рот и глотку, суставы хряща отступ<text:span text:style-name="T803">или</text:span> в ожидании, выжидая проглотить… повыше рта, <text:span text:style-name="T803">пара</text:span> оквадраченных глаз, белки органди, зрачки черные, как смола, уставились на него… оно хохочет, как и все эти годы, <text:span text:style-name="T803">не переставая</text:span>, утробный гулкий хохот, как увесистый фарфор покатывающий или постукивающий под водой в раковине. Безмозглые хаханьки, просто большое старое геометричное оно, чё ты нервничиш, заваливай дыва<text:span text:style-name="T803">а</text:span>й…. Но боль, двадцать, двадцать пять лет боли застывшей <text:span text:style-name="T803">неизменно</text:span> в этой глотке… старый пария, пассивный, уже с зависимостью к выживанию, ждёт годы напролёт, дожидается ранимых лохов, как этот Слотроп, чтоб подставились, хохоча и плача и всё молчком… краска облупливается с Лица, обожжённого, больного, издавна сдыхающего, и как только Слотроп может входить в <text:span text:style-name="T804">эд</text:span>акую шизоидную глотку? Чего тут не ясно, потому что этого хочет от него спонсирующая и мощная Студия,<text:span text:style-name="Emphasis"> natürlich</text:span>: Слотроп герой юноша в этот вечер: что <text:span text:style-name="T804">и </text:span>держало его в движении всю ночь, его и одиночных Берлинцев, которые выходят только лишь в эти пустые часы, ничему не принадлежа и шагая никуда конкретно, такова <text:span text:style-name="T804">уж</text:span> Их не объяснённая потребность держать некое маргинальное население в этих изнурённых и обойдённых местах, определённо из экономических, впрочем, как знать, возможно эмоциональных соображений тоже…. </text:p>
      <text:p text:style-name="P205">Кислота в движении тоже, хотя внутреннем, шмонает свои сны. Это <text:span text:style-name="T804">смотрится</text:span> как одна большая комната, тёмная, полная табачного и косячного дыма, осыпавшихся гребней штукатурки там, где стены <text:span text:style-name="T804">про</text:span>шиблены <text:span text:style-name="T804">были</text:span>, соломенные тюфяки по всему полу, парочка на одном делят позднюю, тихую сигарету, кто-то храпит на соседнем… лоснящийся концертный рояль Bosendorfer Imperial, на который Труди, одетая в одну только лишь армейскую рубаху, опирается, отчаявшаяся муза, голые ноги длинны и вытянуты, –«<text:span text:style-name="T1">Пожалуйста</text:span>, иди на постель, Густав, скоро станет светло». Единственным ответом злобное бряканье в басовых струнах. Кислота лежит на боку, совсем тихо, усохшее дитя, лицо давно обработанное прыжками из окон второго этажа, «первыми втираниями» от оперчаточенных бабских кулаков Сержантов в полицейских участках, золотым светом в конце дня на ипподроме Карлсхорст, чёрным светом от <text:span text:style-name="T804">ночных бульварных</text:span> тротуаров <text:s/>обтягивающ<text:span text:style-name="T804">им</text:span> камень мелки<text:span text:style-name="T804">ми</text:span> морщинка<text:span text:style-name="T804">ми,</text:span> как кожа, белым светом от <text:soft-page-break/>атласных платьев, стаканов, выстроенных, сияя, перед зеркалами баров, от угловатых «U» на входах станций подземки, указующих в гладком магнетизме в небо, завлечь ангелов стальной воспрянутост<text:span text:style-name="T804">ью</text:span>, безвольн<text:span text:style-name="T804">ым</text:span> подчинени<text:span text:style-name="T804">ем</text:span>—лицо такое жутко старое во сне, застрявшее в своей городской истории…. </text:p>
      <text:p text:style-name="Text_20_body">Его глаза открываются—на секунду Слотроп всего лишь затенённые складки зелёного, высвеченный шлем, световые значения, которые нужно ещё сложить. Затем приходит сладкая кивающая улыбка, всё окей, <text:span text:style-name="Emphasis">ja</text:span>, как ты Ракетмэн, <text:span text:style-name="Emphasis">was ist los</text:span>? Однако, неис<text:span text:style-name="T805">п</text:span>равимый старый наркоман недостаточно добр, чтоб удержаться и не <text:span text:style-name="T805">распахнуть</text:span> мгновенно старую матросскую сумку и заглянуть, глазами как проссаные в сугробе дырки, <text:span text:style-name="T805">проверить</text:span> что тут есть. </text:p>
      <text:p text:style-name="Text_20_body">– Я думал ты передохнёшь или вроде того. </text:p>
      <text:p text:style-name="Text_20_body">Тут же достаётся Марокканская трубочка и Кислота принимается плющить жирную крошку того гашиша, мурлыкая популярную румбу: </text:p>
      <text:p text:style-name="P539">Из Марокко кой-чего кусочек </text:p>
      <text:p text:style-name="P539">Заверну я в носовой платочек </text:p>
      <text:p text:style-name="P536"/>
      <text:p text:style-name="P399">– Да. Такие дела, Дер-Шпрингер настучал про наш фальшивопечатный бизнес. Типа временн<text:span text:style-name="T806">ый</text:span> <text:span text:style-name="T806">подсос</text:span>, врубаешься? </text:p>
      <text:p text:style-name="Text_20_body">– Нет. Я думал вы между собой по-братски. </text:p>
      <text:p text:style-name="Text_20_body">– Ещё чего. К тому же он движется по верхним орбитам.– Это что-то очень сложно связанное с прекращением хождения Американских сертификатов жёлтой печати на Средиземноморском театре и нежеланием здешних Объединённых Сил принимать Рейсмарки. У Шпрингера проблема с балансом выплат плюс к тому, и он усиленно спекулир<text:span text:style-name="T806">ует</text:span> Стерлинг<text:span text:style-name="T806">ом</text:span>, и… </text:p>
      <text:p text:style-name="Text_20_body">– Но,– грит Слотроп,– но, этта, где мой миллион марок, тогда, Эмиль? </text:p>
      <text:p text:style-name="Text_20_body">Кислота всасывает жёлтое пламя выплыв<text:span text:style-name="T806">ш</text:span>ее поверх чашечки трубки: «Он ушёл туда, где сплетается плющ».– Слово в слово как Джубли Джим Фиск ответил Комиссии Конгресса занятой расследованием его и Джея Гулда аферы с золотом в 1869. Эти слова напоминание о Бёркшире. Вот и всё, что имеется для размышлений, но <text:s/>Слотропу <text:span text:style-name="T806">тут достаточно для вывода</text:span>, что Кислота никак не может быть <text:span text:style-name="T806">из</text:span> Плохих Парней. Кем бы Они ни были, Они ведут игру, чтобы стирать, а не напомнить. </text:p>
      <text:p text:style-name="Text_20_body">– Ну, я могу продавать унциями из того, что при мне,– прикидывает Слотроп.– За оккупационные сертификаты. Они в цене? </text:p>
      <text:p text:style-name="Text_20_body">– Ты не психуешь. Ни капли. </text:p>
      <text:p text:style-name="Text_20_body">– Ракетмэн выше такого дерьма, Эмиль. </text:p>
      <text:p text:style-name="Text_20_body">– У меня для тебя сюрприз. Могу достать тебе Schwarzgerät, про который ты спрашивал. </text:p>
      <text:p text:style-name="Text_20_body">– Ты? </text:p>
      <text:p text:style-name="Text_20_body"><text:soft-page-break/>– Шпрингер. Я попросил у него для тебя. </text:p>
      <text:p text:style-name="Text_20_body">– Не гони. Правда? Охренеть, вот это друг. Как я могу— </text:p>
      <text:p text:style-name="Text_20_body">– Десять тысяч <text:span text:style-name="T806">Ф</text:span>унтов <text:span text:style-name="T806">С</text:span>те<text:span text:style-name="T806">р</text:span>лингов. </text:p>
      <text:p text:style-name="Text_20_body">Слотроп поперхнулся доброй затяжкой. –«Спасибо, Эмиль...»– Он рассказывает про междусобойчик с Чичериным и как он видел того Ми<text:span text:style-name="T806">к</text:span>ки Руни. </text:p>
      <text:p text:style-name="Text_20_body">– Ракетмэн! Космомэн! Добро пожаловать на нашу девственную планету! Нам главное, чтоб нас тут не беспокоили, окей? Если ты нас убиваешь, то не ешь. Если ешь, то не переваривай. Позволь нам выходить назад с другого конца, как бриллианты в говне контрабандистов…. </text:p>
      <text:p text:style-name="Text_20_body">– Послушай,—припомнив тут наводку, что Гели дала ему когда-то давно в Нордхаузене—твой дружок Шпрингер упоминал, что собирается на днях оттянуться в Свинемюнде, или что-то такое? </text:p>
      <text:p text:style-name="Text_20_body">– Тол<text:span text:style-name="T806">к шёл лишь</text:span> про цену на твой прибор, Ракет. Половину суммы вперёд. Говорит, во столько ему влетит один лишь поиск. </text:p>
      <text:p text:style-name="Text_20_body">– Так он даже и не знает где оно. Блядь, может просто водит за нос, набивает цену, надеется найти дурака, что даст деньгу авансом. </text:p>
      <text:p text:style-name="Text_20_body">– Обычно он держит слово. У тебя не было проблем с тем пропуском, что он подделал? </text:p>
      <text:p text:style-name="Text_20_body">– Йааахх...– О. О, ух-ты, ага, да, надо было ему спросить тут про эту бумажку с Максом Шлепцигом на ней.– Ну, тогда...– Но тем временем Труди оставила <text:span text:style-name="T807">свои </text:span>приставания к Густаву в рояле и подходит присесть и потереться щекой о ворс <text:span text:style-name="T807">в</text:span> штан<text:span text:style-name="T807">ин</text:span>ах Слотропа, миленькие голые ножки перешёптываются друг об дружку, волосы распущены, рубаха полурасстёгнута, <text:span text:style-name="T807">а</text:span> Кислота в какой-то момент перевернулся и заснул со стоном. Труди и Слотроп удаляются на тюфяк подальше от концертного Bosendorfer. Слотроп со вздохом откидывается, стаскивает шлем, и позволяет крупной, сладкой и сочной Труди делать с ним что захочет. Его суставы ноют от долгого хождения по дождю и городу, он наполовину в отключке, Труди зацеловывает его до чудного <text:span text:style-name="T807">комфорта</text:span>, тут радушный дом, никаких предпочтений отдельным <text:span text:style-name="T807">ощущениям</text:span> или органам, всем <text:span text:style-name="T807">уделяется поровну</text:span>… пожалуй впервые за свою жизнь Слотроп не чувствует себя обязанным иметь хуй торчком, и это ничего, потому что это похоже творят не с его членом, а скорее… о, боже ж ты мой, так право же, неловко, но… ну, нос у него начинает похоже вставать фактически сопли начинают течь да тут во всю эта носовая эрекция и Труди наверняка точно подметила, как именно она может помочь но… как умело скользит она своими губками по пульсирующему шнобелю и шлёт метр своего пылкого языка в одну из его ноздрей… он явственно ощущает каждый вкусовой пупырышек пока те втискиваются всё глубже раздвигая стенки крыльев и носовые волосы чтоб поместилась её голова и плечи и… ну, она наполовину уже там, или почти—<text:span text:style-name="T807">вот </text:span>подтя<text:span text:style-name="T807">нула</text:span> свои колен<text:span text:style-name="T807">к</text:span>и, <text:span text:style-name="T807">в</text:span>полз<text:span text:style-name="T807">ае</text:span>т <text:span text:style-name="T807">ц</text:span>епляясь <text:span text:style-name="T807">за </text:span>волос<text:span text:style-name="T807">ки</text:span> руками и ногами и может встать наконец внутри громадного красного холла с весьма приятным освещением, никаких стен или потолка она вообще-то не различает, и тут скорее переход в перламутровые или весенние тона розового по всем направлениям…. </text:p>
      <text:p text:style-name="Text_20_body"><text:soft-page-break/>Они уснули в комнате полной храпа, взбряков струн в басовом регистре из рояля, и миллиононогой пробежки дождя по двору снаружи. Когда Слотроп просыпается посреди Часа Зла, Труди в какой-то <text:span text:style-name="T807">следующей</text:span> комнате с Густавом позвякивают кофейными чашками, черепаховый кот гоняет блох у грязного окна. Где-то на берегу Шпрее Белая Женщина ждёт Слотропа. Ему не очень-то хочется уходить. Труди и Густав заходят с кофе и половиной косяка и все они рассаживаются поболтать. </text:p>
      <text:p text:style-name="Text_20_body">Густав композитор. Который месяц ведёт он гневные дебаты с Кислотой кто лучше, Бетховен или Россини. Кислота за Россини. –«Не то, чтобы я был за Бетховена qua Бетховена»,– доказывает Густав,– «но он представляет Германскую диалектику, включение всё большего числа нот в гамму, поднимаясь до додекафонной демократии, где каждая нота имеет право быть услышанной. Бетховен был одним из архитекторов музыкальной свободы—он подчинился требованию истории, вопреки своей глухоте. Пока Россини, оставив музыку в 36, гонялся за юбками и толстел, Бетховен жил жизнью полной трагичности и величия». </text:p>
      <text:p text:style-name="Text_20_body">– Ну, и?– неизменно отвечал Кислота на это.– А что выбрал бы ты? Главное,– прерывая обычный возмущённый вопль Густава,– что человек приятно себя чувствует слушая Россини. А всё, что ты чувствуешь слушая Бетховена, щас <text:span text:style-name="T809">во </text:span>выйду, п<text:span text:style-name="T809">а</text:span>йду <text:span text:style-name="T809">и </text:span>вторг<text:span text:style-name="T809">нусь</text:span> в Польшу. Тоже мне, Ода Радости. Да у него даже чувства юмора не было. Я тебе говорю,– покачивая старым морщинистым пальцем,– того <text:span text:style-name="T807">же</text:span> Возвышенного <text:span text:style-name="T807">найдётся </text:span>больше в партии барабана из <text:span text:style-name="Emphasis">La Gazza Ladra</text:span>, чем во всей Девятой Симфонии. У Россини, основная мысль, что любовники всегда встречаются, разобщённость преодолена и, нравится тебе или нет, в этом и состоит единое тысяченожное движение Мира. Несмотря на ухищрения жадности, мелочности, злоупотребления властью, любовь всё же случается. Всё дерьмо превращается в золото. Стены пробиты, балконы покорены—вот послушай!– Это была ночь в начале мая, велась завершающая бомбардировка Берлина. Кислоте приходилось орать не слыша самого себя.– Итальяночка в Алжире, у <text:span text:style-name="T808">Цирюльника</text:span> тазиков невпроворот, сороке вольно красть всё, что подвернётся! Мир сбегается для взаимного объятия…. </text:p>
      <text:p text:style-name="Text_20_body">Этим дождливым утром, в тишине, похоже Германская Диалектика Густава скончалась. До него только что дошло известие, аж из Вены, по какой-то музыкантской цепочке, что Антон Веберн мёртв. –«Застрелен в мае, Американцами. Бессмысленно, случайно, если веришь в случайности—какой-то повар столовой из Северной Каролины, недавний новобранец с .45, с которым он едва ли знал как обращаться, слишком поздно прибыл для Второй Мировой, но не поздно для Веберна. Предлогом для обыска в доме стало то, что брат Веберна приторговывал на чёрном рынке. А кто нет? Знаешь в какой миф это превратится через тысячу лет? Юный варвар является убить Последнего Европейца, стоя<text:span text:style-name="T808">щ</text:span>его на дальнем краю того, что продолжалось со времён Баха, нарастание полиморфного упрямства музыки пока все ноты не стали равны в конце концов…. Куда же дальше после Веберна? Это был момент максимальной свободы. Это должны были прекратить. И опять в <text:span text:style-name="Emphasis">Götterdämmerung</text:span>—» </text:p>
      <text:p text:style-name="Text_20_body">– Юный болван,– вступает хмыканьем Кислота только что из Берлина, притарабанил наволочку головок конопли прямиком из Северной Африки. Вид, как чёрти-что по полной—красные ввалившиеся глаза, младенчески пухлые руки совершенно без волос, ширинка расстёгнута и <text:soft-page-break/>половины пуговиц не хватает, белые волосы и синяя рубаха перемазаны какой-то зелёной жуткой <text:span text:style-name="T808">гадостью</text:span>.– Упал в воронку от снаряда. Скорей же, скорей, сверните из этой. </text:p>
      <text:p text:style-name="Text_20_body">– Ты на кого это «юный болван»?– вопрошает Густав. </text:p>
      <text:p text:style-name="Text_20_body">– На тебя и твои основные течения музыки,– орёт Кислота.– Кончил<text:span text:style-name="T808">и</text:span>сь наконец? Или придётся начинать da capo с Карлом Орфом? </text:p>
      <text:p text:style-name="Text_20_body">– Об этом я <text:span text:style-name="T808">как-то</text:span> не подумал,– грит Густав, и на мгновение ясно, что Кислота слыхал про Веберна тоже, и старается в своей ненавязчивой манере подбодрить Густава. </text:p>
      <text:p text:style-name="Text_20_body">– А что не так с <text:span text:style-name="T1">Россини</text:span>?– орёт Кислота, повеселев.– <text:span text:style-name="T1">А</text:span>? </text:p>
      <text:p text:style-name="P206">– Угх,– вскрикивает Густав,– угх, угх, Россини,– и они сцепились снова,– ты порочная развалина. Почему никто уже больше не ходит на концерты? Думаешь из-за войны? О нет, я тебе скажу почему, старик—потому что залы полны таких вот как ты. <text:s/><text:span text:style-name="T810">Чучела </text:span><text:span text:style-name="T50">набитые</text:span>! В полусне, кивают, лыбятся, пердят, через свои вставные челюсти, отхаркивают и плюют в бумажные пакеты, замышляя всё более коварные капканы на своих детей—не только на своих, но и на детей других людей тоже! порассе<text:span text:style-name="T808">да</text:span>лись там, на концерте <text:span text:style-name="T808">среди</text:span> <text:span text:style-name="T808">прочих</text:span> <text:span text:style-name="T808">пархатых</text:span> стары<text:span text:style-name="T808">х</text:span> п<text:span text:style-name="T808">адл</text:span>, миленький такой бормочущий фон из посапыванья, отрыжки, бурчания в кишках, почёсываний, почмякиванья, карканья, весь оперный театр набит ими аж до галёрки, они продрыгивают через проходы, свешиваются из самых верхних балконов, и знаешь что они все <text:span text:style-name="T1">слушают</text:span>, Кислота? а? Они слушают Россини! Сидят там распустив слюни под ворох предсказуемых мотивчиков, склоняются локтями в колени, бормочут, –«Да, давай, давай уже, Россини, кончай уже эту фанфарную показуху, давай переходить к настоящим классным мелодиям!» Не менее гнусное поведение, чем съесть банку сгущёнки одним махом. И вот зазвучала живая тарантелла из <text:span text:style-name="Emphasis">Tancredi</text:span>, и они в восторге притопывают ногами, щерят зубы и бухают тростями: «Ах, ах! Вот <text:span text:style-name="T1">это</text:span> более менее!» </text:p>
      <text:p text:style-name="P206">– Это великая мелодия!– Кислота кричит в ответ.– Выкури ещё од<text:span text:style-name="T808">ин такой же</text:span> и я тебе <text:s/>изображу её, сыграю <text:s/>на <text:span text:style-name="T811">этом </text:span>Bosendorfer. </text:p>
      <text:p text:style-name="Text_20_body">Под аккомпанемент этой тарантеллы, у которой и вправду хороший мотив, является Магда из утреннего дождя и скручивает по косяку для каждого. Она передаёт Кислоте один на раскурку. Он прекращает играть и долго всматривается в него. Кивает время от времени, улыбаясь или <text:span text:style-name="T809">при</text:span>хмуриваясь. </text:p>
      <text:p text:style-name="Text_20_body">Густав подначивает, но Кислота и впрямь адепт сложного искусства папиромантии, способности предсказания посредством рассмотрения как люди свернули свой косяк—<text:span text:style-name="T809">какова</text:span> форма, как зализан, морщинки и складки, либо отсутствие оных на бумаге. –«Ты скоро влюбишься»,– грит Кислота,– «глянь, на эту вот линию». </text:p>
      <text:p text:style-name="Text_20_body">– Такая длинная, правда? Это значит— </text:p>
      <text:p text:style-name="Text_20_body">– Длина показатель интенсивности. Не про время. </text:p>
      <text:p text:style-name="Text_20_body">– Кратко, но сладко,– вздыхает Магда.– <text:span text:style-name="Emphasis">Fabelhaft, was</text:span>?– Труди подходит обнять её. У них амплуа Джефа и Матта, Труди в каблуках почти на полметра выше. Они знают как смотрятся, и ходят по городу вместе, когда получается, впечатываясь, пусть хоть и на минуту, в сознание людей. </text:p>
      <text:p text:style-name="Text_20_body"><text:soft-page-break/>– Как тебе эта дрянь?– спрашивает Кислота. </text:p>
      <text:p text:style-name="Text_20_body">– <text:span text:style-name="Emphasis">Hübsch</text:span>,– подхваливает Густав.– немножко <text:span text:style-name="Emphasis">stahlig</text:span>, и возможно бесконечно крохотный намёк на <text:span text:style-name="Emphasis">Bodengeschmack</text:span> за своим <text:span text:style-name="Emphasis">Körper</text:span>, что принято считать <text:span text:style-name="Emphasis">süffig</text:span>. </text:p>
      <text:p text:style-name="Text_20_body">– Я бы сказал скорее <text:span text:style-name="Emphasis">spritzig</text:span>,– возражает Кислота, если это то, о чём он.– В общем, более<text:span text:style-name="Emphasis"> bukettreich</text:span>, чем урожай прошлого года, что скажешь? </text:p>
      <text:p text:style-name="Text_20_body">– О, для растительности Атласских гор тут имеется свой <text:span text:style-name="Emphasis">Art</text:span>. Определённо можно назвать <text:span text:style-name="Emphasis">kernig</text:span>, даже—что можно также сказать про то <text:span text:style-name="Emphasis">sauber</text:span> качество преобладающее в районе Квед Нфис—такое опознаваемо <text:span text:style-name="Emphasis">pikant</text:span>. </text:p>
      <text:p text:style-name="Text_20_body">– Фактически, я склонен подозревать происхождение с южного склона Джебел Сарно,– грит Кислота,– отметь, кстати, <text:span text:style-name="Emphasis">Spiel</text:span>, довольно <text:span text:style-name="Emphasis">glatt</text:span> и <text:span text:style-name="Emphasis">blumig</text:span>, весьма даже предполагает <text:span text:style-name="Emphasis">Fülle</text:span> своей <text:span text:style-name="Emphasis">würzig</text:span> дерзостью. </text:p>
      <text:p text:style-name="Text_20_body">Правда в том, что оба они до того обдолбались, что ни один и сам не догоняет что плетёт, и это даже неплохо, потому что в этот момент раздаётся жуткий грохот в дверь и много <text:span text:style-name="Emphasis">achtung</text:span>’ов с другой стороны. Слотроп вскрикивает и бросается к окну, из него на крышу и дальше, карабкаясь по оцинкованной трубе вниз в следующий, по направлению к улице, двор. Тем временем в комнату Кислоты, накрывшие вломились. Берлинская полиция при поддержке Американских ВП со статусом советников. </text:p>
      <text:p text:style-name="Text_20_body">– Предъявите документы!– орёт предводитель рейда. </text:p>
      <text:p text:style-name="Text_20_body">Кислота улыбается и достаёт пачку Зиг-Заг, только что из Парижа. </text:p>
      <text:p text:style-name="P207">Двадцать минут спустя, где-то в Американском секторе, Слотроп <text:span text:style-name="T809">шкандыбает</text:span> мимо кабарэ перед которым и внутри слоняются чёрнолицые Воен-Полы, а радио или фонограф играет <text:s/>где-то попурри из Ирвинга Бёрлина. Слотроп идёт, <text:span text:style-name="T809">рассуждая</text:span> параноидально, вдоль улицы, взять «Боже храни Америку», а и «Тут Армия, мистер Джонс» и обе переложения для его страны Песни Хорста Вессела, хотя этот Густав на Якобиштрассе разбушевался (никто не собирается <text:span text:style-name="T809">наставлять на него</text:span> Антона Веберна ), сойдясь с помаргивающим Американским Подполковником, –«Парабола! Капкан! Вам никогда не избавиться от простодушной Германской дуги, от тоники к доминанте, обратно к тонике. Величие! <text:span text:style-name="Emphasis">Gesellschaft</text:span>!» </text:p>
      <text:p text:style-name="Text_20_body">– Тевтоны?– грит Подполковник.– Доминирование? Война закончилась, парень. О чём трандёж? </text:p>
      <text:p text:style-name="P400">Из промокших полей Марка сечёт холодная изморось с ветром. Русская конница пересекает Кюрфюрстендам, гонят стадо коров на бойню, мукающих и грязных, ресницы унизаны мелкими капельками дождя. В Советском секторе девушки с винтовками на ремне пропущенном между их прыгающих, покрытых гимнастёркой грудей, регулируют движение яркими оранжевыми флажками. Бульдозеры рычат, грузовики напрягаются опрокидывая шатающиеся стены, а ребятишки встречают радостными воплями каждый мокрый обвал. Серебряные чайные сервизы позванивают на террасах под листвой, откуда падают капли, а официанты в зауженных чёрных пиджаках уворачиваются и отклоняют головы. Открытый «виллис» проезжает мимо, два Русских офицера покрытые медалями сидят со своими дамами в шёлковых платья<text:span text:style-name="T813">х</text:span> и больших шляпах с мягкими полями <text:span text:style-name="T813">и</text:span> рею<text:span text:style-name="T813">щими</text:span> по ветру <text:s/>лентами. На реке утки, взблёскивая зелёными <text:soft-page-break/>головами, покачиваются на волнах, что <text:s/>сами же и поднимают проплывая мимо друг друга. Древесный дым рассеивается из помятой трубы домика Маргреты. Первое, что Слотроп видит войдя, это туфля с высоким каблуком запущенная ему в голову. Он отдёргивается с траектории вовремя. Маргрета стоит коленями на кровати, тяжело дыша, уставясь: «Ты бросил меня!» </text:p>
      <text:p text:style-name="Text_20_body">– <text:span text:style-name="T814">Ходил по делам</text:span>,– Слотроп шарит <text:span text:style-name="T814">среди</text:span> накрыты<text:span text:style-name="T814">х</text:span> жестян<text:span text:style-name="T814">ок</text:span> на полке над плитой, находит головки сушёного клевера заварить чай. </text:p>
      <text:p text:style-name="Text_20_body">– Но ты бросил меня одну.– Её волосы вз<text:span text:style-name="T814">в</text:span>ились седовато-чёрной тучей вокруг её лица. Она добыча сквозняков, которых он даже не чувствовал. – Что значит ненадолго? Боже правый! Ты когда-нибудь оставался один? </text:p>
      <text:p text:style-name="Text_20_body">– Совсем ненадолго. Чай будешь?– С жестянкой направляется к двери. </text:p>
      <text:p text:style-name="Text_20_body">– Конечно.– Зачерпывает дождевой воды из бочки за дверью. Она лежит, дрожа, ли<text:span text:style-name="T814">ц</text:span>о подёргивается беспомощно. </text:p>
      <text:p text:style-name="Text_20_body">Слотроп ставит жестянку на плиту, вскипятить. –«Ты спала очень крепко. Разве тут не безопасно? Ты же об этом?» </text:p>
      <text:p text:style-name="P208">– Безопасно.– Жуткий хохот, от которого его коробит. Вода нач<text:span text:style-name="T814">инает</text:span> шуметь.– Ты знаешь что они со мной делали? Что наваливали мне на груди? Какой <text:span text:style-name="T51">крыли</text:span><text:span text:style-name="T1"> меня руганью</text:span>? </text:p>
      <text:p text:style-name="Text_20_body">– Кто, Грета? </text:p>
      <text:p text:style-name="Text_20_body">– Когда ты ушёл, я проснулась. Я звала тебя, но ты не возвращался. Когда они убедились, что тебя нет, зашли…. </text:p>
      <text:p text:style-name="Text_20_body">– Так постаралась бы не засыпать. </text:p>
      <text:p text:style-name="Text_20_body">– Я <text:span text:style-name="T1">не спала</text:span>!– Свет солнца, включившись, прорвался внутрь. Она отворачивает лицо прочь от резкого освещения. </text:p>
      <text:p text:style-name="Text_20_body">Пока он готовит чай, она сидит на кровати проклиная его на Немецком и Итальянском, голосом что вот-вот пресечётся. Он протягивает ей чашку. Она выбивает её из его рук. </text:p>
      <text:p text:style-name="Text_20_body">– Слушай, успокойся, ладно?– Он садится рядом с ней и дует на свой чай. Отвергнутая ею чашка валяется боком на полу куда откатилась. Тёмное пятно впаривается в дерево досок. Далёкий клевер возникает, распадается: призрак…. Чуть погодя, она берёт его за руку. </text:p>
      <text:p text:style-name="Text_20_body">– Извини, что я оставил тебя одну. </text:p>
      <text:p text:style-name="Text_20_body">Она начинает плакать. Слотроп засыпает, уплывает в её рыдания, в ощущение её, постоянно прижавшейся, какой-то частью её, к какой-то части его…. Во сне, что приснился в тот раз, его отец приходил отыскать его. Слотроп бродил на закате у Мангаханак, возле развалин старой бумажной фабрики, брошенной ещё в девяностые. Цапля подымается силуэтом на фоне разлившегося умирающего оранжевого. –«Сын»,– слова обваливаются будто рушащаяся башня, одно поверх другого,– «президент умер три месяца назад».– Слотроп стоит и ругает его: «Почему ж ты мне не сказал? Пап, я любил его. Тебе я был нужен только затем, чтобы продать меня ИГ. Ты меня продал».– Глаза старика полнятся слезами: «О, сынок...»– стараясь поймать <text:soft-page-break/>его руку. Но небо стемнело, цапля уж пропала, пустой скелет фабрики и тёмное нарастание реки твердящей <text:span text:style-name="Emphasis"><text:s/>пора идти</text:span>… потом его отец тоже исчез, не успев попрощаться, хотя лицо остаётся, лицо Саймона, который продал его, остаётся долго после пробуждения, в печал<text:span text:style-name="T814">и</text:span>, которую причинил ему Слотроп, глупый крикливый пацан. Маргрета склоняется над ним, отирая слёзы с его лица кончиками её ногтей. Ногти очень острые и часто застывают приблизившись к его глазам. </text:p>
      <text:p text:style-name="Text_20_body">– Я боюсь,– шепчет она.– Всего. Своего лица в зеркале—когда я была ребёнком, мне говорили не смотреть в зеркало слишком часто, не то увижу Дьявола позади стекла… и...– оглянувшись на зеркало в белых цветах позади них,– надо его прикрыть, пожалуйста, мы ведь можем прикрыть его... это там они… <text:span text:style-name="T1">особенно по ночам</text:span>— </text:p>
      <text:p text:style-name="Text_20_body">– Тише.– Он придвигается, чтобы как можно большая часть их тел соприкасалась. Он обнимает её. Дрожь сильна и, может быть, неизбывна: вскоре Слотроп начинает тоже дрожать, одинаково.– Пожалуйста, успокойся.– Тому, что овладело ею, требуется прикосновение, ненасытно пить прикосновение. </text:p>
      <text:p text:style-name="Text_20_body">Глубина этого пугает его. Он чувствует себя ответственным за её безопасность и часто попадает в ловушку. Поначалу они остаются вместе днями напролёт, пока ему не понадобилось выходить для продажи или за продовольствием. Он мало спит. Ловит себя на рефлективной лжи ей: «Всё хорошо», «Беспокоиться не о чем». Иногда ему удаётся побыть одному у реки, ловит рыбу на кусок лески и одну из её шпилек. Попадается по рыбине в день, в удачные дни пара. Они чокнутые эти рыбы, всё что плавает в воде Берлина в эти дни лучше обходить десятой дорогой. Когда Грета плачет во сне дольше, чем он может выдержать, ему приходится будить её. Они попробуют поговорить или перепихнуться, на что у него в последнее время всё меньше и меньше настроения, и от этого ей ещё хуже, потому что она чувствует, что ему надоело, и это правда. Порки похоже её утешают и он получает прощение. Иногда он слишком уставший даже для этого. Она его постоянно доводит. Однажды вечером он ставит перед ней варёную рыбу, нездорового вьюна с повреждёнными мозгами. Есть она не желает, ей <text:span text:style-name="T814">будет</text:span> плохо. </text:p>
      <text:p text:style-name="Text_20_body">– Тебе нужно поесть. </text:p>
      <text:p text:style-name="Text_20_body">Она отворачивает голову в сторону, потом в другую. </text:p>
      <text:p text:style-name="Text_20_body">– О, ну, что ты будешь делать, слушай сюда, пизда, ты не единственная вообще-то, кто пострадал—ты <text:span text:style-name="T1">давно</text:span> туда выходила? </text:p>
      <text:p text:style-name="Text_20_body">– Ещё бы. Всё время забываю как должен был <text:span text:style-name="T1">ты</text:span> настрадаться. </text:p>
      <text:p text:style-name="Text_20_body">– <text:span text:style-name="T1">Блядь</text:span>, вы, Немцы, чокнутые, вы все поголовно думаете, будто мир против вас. </text:p>
      <text:p text:style-name="Text_20_body">– Я не Немка,– только что вспомнив,– я из Ломбардии. </text:p>
      <text:p text:style-name="Text_20_body">– Недалеко ушла, дорогуша. </text:p>
      <text:p text:style-name="Text_20_body">С шипением, раздув ноздри, она хватает столик и швыряет прочь, тарелки, вилки-ножи, рыба с лёту шмяк об стену и начинает по ней стекать, всё ещё, даже после смерти, нарывается на неприятности. Они сидят каждый на своём стуле, полтора метра угрожающе пустого пространства между ними. Это тёплое, романтичное лето 45-го и, при всей при той капитуляции, <text:soft-page-break/>культура смерти продолжает преобладать: то, что Бабушка называла «преступлением на почве страсти» превратилось, в отсутствие особой страсти <text:span text:style-name="T815">к чему бы то ни было на нынешний день</text:span>, и это расхожий способ решения межличностных разногласий. </text:p>
      <text:p text:style-name="Text_20_body">– Убери. </text:p>
      <text:p text:style-name="Text_20_body">Она прищёлкивает бледный обкусанный ноготь большого пальца об один из её верхних зубов и смеётся, тем неповторимым смехом Эрдман. Слотроп, весь дрожа, чуть не сказал: «Ты не представляешь что сейчас—», но затем замечает выражение её лица. Ещё как представляет. «Окей, окей». Он расшвыривает её нижнее по комнате пока не находит чёрный пояс-корсет, который искал. Металлические застёжки резинок-подвязок <text:span text:style-name="T815">просекают</text:span> тёмные вздутые рубчики на более ранних синяках, что сходили уже с её ягодиц и ляжек. <text:span text:style-name="T815">Он вынужден</text:span> пустить кровь, прежде, чем она убирает рыбу. Закончив, она становится на колени и целует его ботинки. Не совсем <text:span text:style-name="T815">тот</text:span> сценарий как ей хотелось, но недалеко ушла дорогуша. </text:p>
      <text:p text:style-name="Text_20_body">Однако, с каждым днём это заходит всё дальше, и Слотропу страшно. Такого ему не приходилось ещё видеть. Когда он выходит в город, она просит привязывать её чулками к кровати, кино-звездовски, начетверо. Иногда она уходит из дому и не возвращается несколько дней, потом приходит с рассказами про Негров ВП, что били её дубинками, ебали её в жопу, ей так понравилось, о, в надежде вызвать какую-нибудь расистскую/сексуальную реакцию, что-нибудь чуть-чуть причудливое, чуть-чуть другое…. </text:p>
      <text:p text:style-name="P209">Неизвестно что с ней не т<text:span text:style-name="T815">ак</text:span>, но Слотроп уже заразился. Выходя в развалины он видит темень по краям всех изломанных очертаний, темень <text:span text:style-name="T52">проступает</text:span><text:span text:style-name="T1"> из-за них</text:span>. Свет гнездится в волосах Маргреты как чёрные голуби. Стоит ему глянуть на свои меловые руки и, каймой вдоль каждого пальца, темень стекает и скачет. В небе над Александер-пляц он видел KEZVH мандалу Полковника Енцина, и лицо Чичерина на больше чем одном из случайных Воен-Полов. Поперёк фасада Титаник-паласт, в красном неоне сквозь туман, однажды ночью он увидел <text:span text:style-name="T163">сдохни, слотроп</text:span>. Воскресным днём на Ванзее, армада парусов, все выгнуты одинаково, терпеливо, мечтательно по ветру, нескончаемо тянулись на фоне дальнего берега, толпа малышни, в солдатских пилотках свёрнутых из старых армейских карт, сговаривались утопить и принести его в жертву. Он спасся только лишь пробормотав <text:span text:style-name="Emphasis">Hauptstufe, </text:span><text:span text:style-name="Emphasis"><text:span text:style-name="T165">трижды</text:span></text:span>. </text:p>
      <text:p text:style-name="Text_20_body">Домик у реки служит заводью, которая действует как пружина-подвеска для дня и погоды, пропуская <text:span text:style-name="T815">лишь</text:span> плавную смену света и <text:span text:style-name="T815">зноя</text:span>, вниз в вечер, снова вверх, в утро до пика полудня, но всё приглушается мягким покачиванием землетрясения от окружающего дня. </text:p>
      <text:p text:style-name="P210">Когда Грета слышит выстрелы во всё более отдалённых улицах, ей <text:span text:style-name="T815">вспоминаются</text:span> установк<text:span text:style-name="T816">и</text:span> звука в <text:span text:style-name="T816">пору </text:span>её ранней карьер<text:span text:style-name="T816">ы, а взрывы</text:span> воспринимает как сигналы к равномерному заполнению титанических съёмочных площадок её снов многотысячной массовкой: кроткие, подгоняемые ружейными выстрелами, взбираются и спускаются, построенные порядками, <text:span text:style-name="T816">которые</text:span> <text:span text:style-name="T816">совпадают с</text:span> представления<text:span text:style-name="T816">ми</text:span> Режиссёра о живописности—<text:span text:style-name="T816">половодье</text:span> лиц загримированных жёлтым с белыми губами из-за несовершенства киноплёнок того периода, <text:span text:style-name="T816">обливающиеся</text:span> п<text:span text:style-name="T111">о́</text:span>том жёлтые переселения, убегающие ниоткуда, спасающиеся в никуда…. </text:p>
      <text:p text:style-name="Text_20_body"><text:soft-page-break/>Сейчас раннее утро. Дыхание Слотропа белеет на воздухе. Он только что очнулся ото сна. Часть 1-я поэмы с гравюрами по дереву сопровождающими текст—женщина приходит на выставку собак, где, каким-то образом предоставляются услуги по оплодотворению. Она принесла своего китайского мопсика, который у неё сучка с тошнотворно миленьким именем, Мимси или Гуньгуля или что-то <text:span text:style-name="T817">такое </text:span>там, туда, чтоб обслужили. Она коротает время в саду, с некоторыми другими дамами среднего класса, как и сама, когда из какой-то загородки неподалёку слышит голос своей суки, кончающей. Звук <text:span text:style-name="T817">длится</text:span> и <text:span text:style-name="T817">длится</text:span> дольше, чем следовало бы, и она вдруг осознаёт, что это звучит её собственный голос, в этом нескончаемом крике сучьего наслаждения. Присутствующие, <text:span text:style-name="T817">из </text:span>вежливо<text:span text:style-name="T817">сти</text:span>, делают вид, будто не замечают. Ей стыдно, но ничего не может поделать, она теперь во власти потребности находить всякие другие животные виды для ебли. Она сосёт член пегого пса дворняжных кровей, который пытался покрыть её на улице. В бесплодном поле рядом с изгородью из колючей проволоки, зимние <text:span text:style-name="T817">зарницы</text:span> в тучах, высокий конь заставляет её встать на колени, пассивно, и целовать ему копыта. Коты и песцы, гиены и кролики, ебут её внутри автомобилей, затерянных ночью в лесах, у далёких источников в пустыне. </text:p>
      <text:p text:style-name="Text_20_body">Начинается Часть 2-я, она обнаружила, что беременна. Её муж, недалёкий, запанибратский продавец сеточных дверей, заключает с ней соглашение: обещан<text:span text:style-name="T817">ное</text:span> с её стороны никогда не озвучивается, но взамен, девять месяцев спустя, он отвезёт её куда сама захочет. Так что под конец её срока он на реке, Американская река, в лодке, гребёт вёслами, об<text:span text:style-name="T817">служивает её</text:span> <text:span text:style-name="T817">странствие</text:span>. Ключевая гамма <text:span text:style-name="T817">текущего</text:span> раздела фиолетовый. </text:p>
      <text:p text:style-name="Text_20_body">Часть 3-я находит её на дне реки. Она утопленница. Но все формы жизни наполняют её лоно. «И использовав её как русалку» (строка 7), они переносят её дальше сквозь эти зелёные речные глубины. «Вглубь, и обратно./ Стар<text:span text:style-name="T817">ик</text:span> Сквалидози, бороздитель глубин,/ Видит прозелень её чрева меж водорослей» (строки 10-13), и вытаскивает её. Он классически бородатая Нептунова фигура со старым упокоенным лицом. Из её тела изливается тут потоп различных творений, осьминоги, северные олени, кенгуру. «Кто в силах перечислить жизни все,/ Покинувшие чрево её в тот день?» Сквалидози приметил лишь малую часть <text:span text:style-name="T812">ошело</text:span>мляющего разлива, пока нёс её обратно на поверхность. Наверху, оказывается тихий залитый солнцем зелёный пруд, или озеро, травянистое по берегам, под сенью ив. Насекомые жужжат и зависают. Ключев<text:span text:style-name="T817">ой</text:span> гамм<text:span text:style-name="T817">ой</text:span> теперь зелёный. «И там, пробившись к солнцу,/ Останки её нашли сон в воде/ И в глубине лета/ Творения <text:span text:style-name="T817">же </text:span>разошлись, / Всяк к своей надлежащей любви,/ В самый разгар дня,/ Словно мирная река растеклись….» </text:p>
      <text:p text:style-name="Text_20_body">Этот сон никак не оставляет его. Он наживляет крючок, опускается на корточки на берегу, забрасывает леску в Шпрее. Вскоре он закуривает армейскую сигарету и надолго застывает в неподвижности, пока туман пробирается белея меж речных домиков, а сверху военные самолёты летят, гудя, куда-то, невидимые, и собаки бегают с лаем в проулках. </text:p>
      <text:p text:style-name="P401"><draw:frame draw:style-name="fr2" draw:name="Image46" text:anchor-type="paragraph" svg:width="6.9252in" svg:height="0.3661in" draw:z-index="46"><draw:image xlink:href="Pictures/1000000000000B720000009B428C9716555D8079.png" xlink:type="simple" xlink:show="embed" xlink:actuate="onLoad" loext:mime-type="image/png"/></draw:frame></text:p>
      <text:p text:style-name="P402"><text:soft-page-break/>В отсутствие людей, интерьер сталисто сер. Переполненным, он зелен, спокойный кислотно-зелёный. Солнечный свет попадает через иллюминаторы в переборках повыше (у этого <text:span text:style-name="Emphasis">Rücksichtslos</text:span> постоянный крен в 23° 27′), и шеренга стальных смывных бачков тянется внизу <text:s/>вдоль переборки. В конце каждого сортирного под-отсека кофейные автоматы и кинетоскопы с прокруткой вручную. Ты видишь всех по<text:span text:style-name="T818">ис</text:span>трёпанных, не таких роскошных женщин не-Тевтонсокого склада в машинах для рядового состава. Понастоящему крутые и расово более золотистые <text:span text:style-name="T818">тёлки</text:span> достаются офицерам, <text:span text:style-name="Emphasis">natürlich</text:span>. В этом часть того Нацистского фанатизма. </text:p>
      <text:p text:style-name="Text_20_body">Сам по себе <text:span text:style-name="Emphasis">Rücksichtslos</text:span> продукт фанатизма иного рода: <text:s/>специализ<text:span text:style-name="T818">ирующего</text:span>. Этот корабль один из Сортиросудов, триумфа Германской мании к подраспределению. «Если дом органичен»,– доказывали на заре Сортиросудостроения его пронырливые сторонники,– «<text:span text:style-name="T818">с живущей в нём </text:span>семь<text:span text:style-name="T818">ёй</text:span>, <text:span text:style-name="T818">то и </text:span>семья органична, <text:span text:style-name="T818">а </text:span>дом <text:span text:style-name="T818">отчётливо</text:span>-<text:span text:style-name="T818">с</text:span>чит<text:span text:style-name="T818">ыв</text:span>аемый знак, понимаете»,– за их тёмными стёклами и под их серыми короткими стрижками, не веря ни единому слову этой белиберды, полны Макиавелианизма и молодости, <text:span text:style-name="T819">пока </text:span>ещё не окончательно созревшие для паранойи,– «а <text:span text:style-name="T819">с наличием у дома </text:span><text:s/>туалетн<text:span text:style-name="T819">ой</text:span> част<text:span text:style-name="T819">и</text:span>—дом-сплошь-органика! ха-хах!»,– напевно, с укором, выговаривают широкому блодинисто-лицему инженеру, тот, под прямым пробором в зализанных вверх волосах, <text:span text:style-name="T819">заметно</text:span> краснеет, потупившись на свои колени, среди добродушн<text:span text:style-name="T819">о</text:span> улыбчивых зубов своих однокашников <text:span text:style-name="T819">по </text:span>технолог<text:span text:style-name="T819">ии</text:span>, потому что он чуть было не забыл эту деталь (Альберт Шпеер, собственной персоной, в сером костюме с пятном от мела на рукаве, в самом конце, подбочен<text:span text:style-name="T819">я</text:span>сь опирается о стену, замечательно похожий на Американского ковбойного актёра Генри Фонда, <text:span text:style-name="T819">давно</text:span> забыл, что дом органичен и никто ему не ука<text:span text:style-name="T819">ж</text:span>ет, ДДП). Таким образом, Сортиросудну в <text:span text:style-name="Emphasis">Kriegsmarine</text:span> отводится та же роль, что и туалету в доме. Потому что Военно-морской флот органичен, мы все знаем это». [Генерал, а может Адмирал, смех.] <text:span text:style-name="Emphasis">Rücksichtslos</text:span> должен был стать флагманом целой эскадры Сортиросудов. Но квоты целиком перенаправились от Флота на ракетную программу А4. Да, это может показаться странным, но Дегенколб тогда возглавлял уже Ракетный Комитет, не забывайте, и располагал как властью, так и желанием <text:span text:style-name="T819">отстригать</text:span> со всех служебных отраслей. Так что <text:span text:style-name="Emphasis">Rücksichtslos</text:span>, единственный-в-своём-роде, к сведению заядлых коллекционеров военных кораблей и, если вы активны на рынке, вам лучше поспешить, потому что Джи-Эл уже посетили с осмотром. Повезло, что не достался Большевикам, а, Чарльз? Чарльз, тем временем, строчит в своём широком блокноте, со стороны сосредоточенные заметки, но на самом деле описание текущей сцены, типа, <text:span text:style-name="T1">Они все уставились на меня</text:span> или <text:span text:style-name="T1">Лейтенант Ринзо замышляет меня убить</text:span>, и конечно же неувядаемые <text:span text:style-name="T1">Он тоже один из них</text:span> и <text:span text:style-name="T1">Я его кончу однажды ночью</text:span>, ну, а тем временем коллега этого Чарльза, Стив, забыл про Русских и прервал сво<text:span text:style-name="T819">ю</text:span> <text:span text:style-name="T819">презентацию</text:span> сливного клапана с тем, чтобы всерьёз присмотреться к этому Чарльзу, ты не можешь выбирать себе исследовательскую группу, нет, если ты только что из школы и вот он я в жопе посреди хрен знает чего, не больше чем мальчик на побегушках тут—что он вообще такое, <text:span text:style-name="T820">может </text:span>педик? Что я такое? Ч<text:span text:style-name="T820">т</text:span>о <text:span text:style-name="T820">нужно</text:span> Джи-Эл, чтоб я был тут? Это некая неясная <text:span text:style-name="T820">мера</text:span> <text:span text:style-name="T820">наказания</text:span> в компании, даже <text:span text:style-name="T821">вплоть до</text:span>, Боже правый, вечн<text:span text:style-name="T821">ой</text:span> ссылк<text:span text:style-name="T821">и</text:span>? Я простой сотрудник, они могут продержать меня тут 20 лет, если захотят, и д-никто и не узнает, просто будут списывать на накладные расходы. Шейла! Как я скажу Шейле? Мы обручены. Вот её фото (волосы волнами бурного моря спадают в стиле Риты Хейворт, глаза, будь этот снимком цветным, смотрели бы из-под жёлтых век с <text:soft-page-break/>розовыми краями, и рот как <text:span text:style-name="T829">вспоротый</text:span> хот-дог с рекламного щита). Прокати её в Баффало Плавни </text:p>
      <text:p text:style-name="P540">Ты прикинь какая хохма—</text:p>
      <text:p text:style-name="P540"><text:span text:style-name="T822">С</text:span>тарый комарище в плавнях </text:p>
      <text:p text:style-name="P540">Голову <text:span text:style-name="T822">сунул</text:span> ей под платье, в <text:span text:style-name="T822">самые </text:span>лохмы, </text:p>
      <text:p text:style-name="P540">С улыбкой противной и плавной, </text:p>
      <text:p text:style-name="P540">Выжить непросто в Баффало Плавнях, </text:p>
      <text:p text:style-name="P540">Эй, Москит, </text:p>
      <text:p text:style-name="P540">Закрой-ка свои глазки ты: </text:p>
      <text:p text:style-name="P540">Йа та, йа та-та, йа та-та, тата </text:p>
      <text:p text:style-name="P540">Ты прикинь какая хохма, </text:p>
      <text:p text:style-name="P540">Ивв-месте! </text:p>
      <text:p text:style-name="P212">О, сам знаешь, когда ты молод и цел [«Ивв-месте» в данном случае груз Сортиросудна из смышлёных молодцов в роговой оправе и в до колен шнурованных ботинках, они из Шенектади и подпевают этому вот речитативу] и ведь хорошая девонька, в церковь ходит, поди не опечалься после такой групповухи от банды Техасских москитов, такое может шибануть тебя вспять лет на 20. Подумай, бывают же парни, совсем как ты, бродят вокруг, может ты даже сталкивался с каким-то из них сегодня на улице и не подумал даже, с сознанием младенца, только потому что эти москиты дорвались <text:span text:style-name="T823">таки </text:span>до него и сделали своё неудобосказуемое дело. А мы <text:span text:style-name="T823">пос</text:span>ып<text:span text:style-name="T111">а́</text:span>ли <text:span text:style-name="T823">инсектицидами</text:span>, а и бомбили плавни цитронеллой, и это неправильно, ребята. Они плодятся быстрее, чем мы успе<text:span text:style-name="T823">ва</text:span>ем их <text:span text:style-name="T823">грохнуть</text:span>, и нам остаётся только поджать хвост и пусть как себе хочут в Баффало Плавнях, где моя девушка Шейла вынуждена смотреть на бесчинства этих—нелюдей, и мы <text:span text:style-name="T823">допустим, чтоб </text:span><text:s/><text:span text:style-name="T823">они </text:span><text:span text:style-name="T53">существовали</text:span> даже? </text:p>
      <text:p text:style-name="P541">—Выжить непросто в Баффало Плавнях,</text:p>
      <text:p text:style-name="P541">Эй, Москит, </text:p>
      <text:p text:style-name="P541">Закрой-ка свои глазки ты, </text:p>
      <text:p text:style-name="P541">Хабба, хабба— </text:p>
      <text:p text:style-name="P541">Эй, Москит, </text:p>
      <text:p text:style-name="P541">Закрой-ка свои глазки ты! </text:p>
      <text:p text:style-name="P211">Ну, на этом месте просто не можешь не задуматься кто на самом деле больший параноик из двоих. У Стива, ясное дело, немало жёлчных наветов на Чарльза, таким образом. Среди <text:soft-page-break/>разбитных надписей от залётных математиков <draw:frame draw:style-name="fr4" draw:name="Image47" text:anchor-type="as-char" svg:width="6.0154in" svg:height="0.661in" draw:z-index="47"><draw:image xlink:href="Pictures/10000201000003B00000007FC3A3C2EF99FE1046.png" xlink:type="simple" xlink:show="embed" xlink:actuate="onLoad" loext:mime-type="image/png"/><svg:title>formula2</svg:title></draw:frame><text:s/></text:p>
      <text:p text:style-name="P211">уж до того ушлых, они уходят не спеша прочь вдоль узкого колбасовидного сортира сейчас, два молодых/старых человека, их ступни тают и перестают вызванивать по наклонной стали палубы, фигуры их становятся всё прозрачнее, в удалении, пока и вовсе уже невозможно их разглядеть. Только пустой отсек остался, S-образные спицы кинетоскопов, ряды зеркал лицом к лицу, отражают друг друга, раму за рамой, вдоль всей кривой очень большого радиуса. Всё снаружи, до конца кривой включающей данный сегмент, считается пространством <text:span text:style-name="Emphasis">Rücksichtslos</text:span>. Что делает корабль довольно жирным. С причитающейся ему полосой отчуждения. «Моральный облик команды»,– шептали лисьи морды на заседаниях Министерства,– «моряцкие предрассудки. Зеркала посреди полночи. Уж <text:span text:style-name="T1">мы-то</text:span> в курсе, не так ли?» </text:p>
      <text:p text:style-name="Text_20_body">Офицерские сортиры, по контрасту, отделаны красным бархатом. Декор из Инструктажа по Безопасности 1930-х. То есть, по всем стенам, фотограффити, картины Жутких Катастроф из Истории Германского Флота. Столкновения, взрывы артиллерийских погребов, тонущие подлодки, самое оно, если ты офицер, которому нужно <text:span text:style-name="T823">срочно </text:span>просраться. <text:span text:style-name="T823">Уж т</text:span>ут <text:s/>эти Лисяры постарались. У Старших офицеров целые номера, отдельные души или втопленные ванны, маникюрщица (волонтёрки из ЛГД, в основном), парная, массажный стол. В виде компенсации, все переборки и даже потолки покрыты огромными портретами Гитлера в разных игровых моментах. Туалетная бумага! Туалетная бумага покры<text:span text:style-name="T824">валась</text:span>, квадрат за квадратом, карикатурами на Черчилля, Айзехауэра, Рузвельта, Чан Кай-ши, имелся даже Штабной Карикатурист на вахте в постоянной готовности для заказных иллюстраций по чистой бумаге для знатоков, которые <text:span text:style-name="T824">в постоянных</text:span> поиск<text:span text:style-name="T824">ах</text:span> нео<text:span text:style-name="T824">рдинар</text:span>ного. Вагнер и Гуго Вольф транслировались в громкоговорители из радио-рубки. Сигареты были бесплатными. Хорошая шла жизнь на борту Сортиросудна <text:span text:style-name="Emphasis">Rücksichtslos</text:span>, прокладывавшего свой курс от Свинемюнде к Гельголанду, в любое место где появлялась нужда в нём, под камуфляжем из оттенков серого, в стиле смены-столетий с резко очерченными корабельными носами начинающимися от середины судна, так что<text:span text:style-name="T824">б</text:span> не <text:span text:style-name="T824">понять</text:span> в какую сторону оно направляется. Команда корабля размещались, фактически, каждый в <text:span text:style-name="T824">персональной</text:span> кабинке, у каждого отдельный ключ и шкафчик, картинки пришпиленных красоток и библиотечные полочки для украшения перегородок… и там были даже зеркала прозрачные с тыла, так что ты мог расслабиться и посидеть, член болтается над ледяной водой в твоём унитазе, послушать свой VE-301 Народный Приёмник, и посмотреть на послеобеденную толкучку, деловитый перезвон подошв и разговоров, карточные игры в общих туалетах, <text:span text:style-name="T824">чья</text:span> колода, <text:span text:style-name="T824">те</text:span> на тронах настоящего фарфора принимают посетителей, некоторые из которых в строю начинающемся за отсеком (тихие очереди, все очень делов<text:span text:style-name="T824">ит</text:span>ые, как очереди в банках), сортирные юристы делятся советами, всевозможные посетители приходят и уходят, ссутул<text:span text:style-name="T824">ившиеся</text:span> команды подводных лодок нервно вскидывают <text:span text:style-name="T824">взгляд</text:span> каждую секунду или две к потолку, моряки с эсминцев резвя<text:span text:style-name="T824">т</text:span>ся над корытами (гигантские корыта! проложены во всю корабельную длину и даже, бытует легенда, уходящие далее в зеркальное пространство, достаточной длины, чтобы присели от 40 до 50 страждущих срак бок о бок, пока постоянная <text:soft-page-break/>река бурунящей<text:span text:style-name="T824">ся</text:span> солёной воды ревёт под ними), <text:span text:style-name="T824">поджигание</text:span> комков туалетной бумаги, вот что им особо нравилось устраивать и пускать их, объятых жёлтым пламенем, за водой из верховьев потока и квохтать в ликовании, пока один за другим, в порядке очереди, сидельцы вскакивали с дырок, хватаясь, с воплями, за свои обожжённые жопы и вдыхая вонь горелых паховых волос. Но и команда самого Сортиросудна не прочь были ушкварить шуточку, время от времени. Разве забудется случай, когда корабельные слесаря Хёпман и Кройс, в разгар Птомаиновой Эпидемии 1943, направили линии отходов в систему вентиляции каюты старшего механика? Стармех, давний служака на Сортиросудне, добродушно посмеялся над хитроумным приколом и перевёл Хёпмана и Кройса на должность ледоломов, где парочка Механиков Экскременталистов увлеклись возведением <text:span text:style-name="T825">приблизительно</text:span> кокашковидных монолитов из льда со снегом по всей Арктике. Время от времени какое-то из их произведений показывается на плавучей льдине дрейфующей к югу в призрачном величии, вызывая всеобщее восхищение. </text:p>
      <text:p text:style-name="Text_20_body">Хороший корабль, хорошая команда, Весёлого Рождества и вообще обращайтесь. Хорст Ахтфаден, последнее место работы Электормеканише Верке, Карлсхаген (ещё одно названия для <text:span text:style-name="T825">маскировки</text:span> <text:span text:style-name="T825">испытательной</text:span> станции в Пенемюнде), <text:span text:style-name="T825">никак</text:span> не <text:span text:style-name="T825">располагает</text:span> времен<text:span text:style-name="T825">ем</text:span> для флотской ностальгии. С техническими шпионами трёх или четырёх держав, которые на него охотятся, ему катастрофически повезло угодить в лапы <text:span text:style-name="Emphasis">Schwarzkommando</text:span>, которые, насколько ему известно, теперь являются <text:span text:style-name="T825">самостоятельно</text:span> отдельной державой. Они интернировали его в Капитанском Гальюне. Он посмотрел как чувственная Герда и её Меховое Боа повторяют один и тот же номер 178 раз (ему удалось заблокировать коробку сбора монет и включать напрямую), с тех пор как они его тут заперли, и это уже не возбуждает. Что им надо? Зачем они захватили эту развалину посреди Киль Канала? Почему Британцы не <text:span text:style-name="T1">вмешиваются</text:span>? </text:p>
      <text:p text:style-name="Text_20_body">Взгляни на это под таким углом, Ахтфаден. Это Сортиросудно тут просто-напросто аэродинамическая труба, ничего более. Если тензорный анализ годится для турбулентности, то должен подойти и для истории. В ней наверняка свои узлы, критические точки… должны иметься сверхпроизводные плотного и <text:span text:style-name="T826">устойчивого</text:span> потока, которые можно принять за равные нулю и найти эти критические точки… 1904 был одной из них—1904 это когда адмирал Рождественский обошёл со своим флотом почти полмира, чтобы снять осаду Порт-Артура, что принесло твоего нынешнего поимщика Енцина на планету, в том году Немцы почти уничтожили Иреро, что привило Енцину некие странные иде<text:span text:style-name="T825">и</text:span> о выживании, это был год когда сотрудники Американской Пищи и Лекарства убрали кокаин из Кока-Колы, что произвело алкоголичное и ориентированное на смерть поколение идеально подходящее для Второй Мировой, и в том же году Людвиг Прадтл предложил пограничный слой, что послужило действительным стартом аэродинамики и привело тебя именно сюда, именно сейчас, 1904, Ахтфаден. Ха, ха! <text:span text:style-name="T1">Эта</text:span> шуточка над тобой получше любой обожжённой жопы, уж будь уверен. Так <text:span text:style-name="T1">тебе</text:span> и надо. Против течения не поплывёшь, во всяком случае не при таком напоре, всё, что остаётся делать, пронумеруй и <text:span text:style-name="T1">п</text:span><text:span text:style-name="T54">е</text:span><text:span text:style-name="T1">р</text:span><text:span text:style-name="T54">е</text:span><text:span text:style-name="T1">терпи</text:span>, Хорст, дружочек. Или, если можешь оторваться от Герды с её Меховым Боа, вот задачка—найди внепространственный коэффициент самого себя. Ты ведь в аэродинамической трубе, не забыл? Ты специалист аэродинамики. Так что— </text:p>
      <text:p text:style-name="Text_20_body">Коэффициенты, <text:span text:style-name="Emphasis">ja, ja</text:span>. . . . Ахтфаден с разгону безутешно шмякается на алый унитаз в самом конце шеренги. Он знает про коэффициенты. В Аахене однажды, какое-то время, он и его <text:soft-page-break/>коллеги могли стоять в передней башенке наблюдения: заглядывать в страну варваров через крохотное окошечко Херманна и Визельбергера. Жуткие давления, ромбовидные тени извивающиеся как змеи. Часто закус был больше самой модели—сама необходимость измерений выводилась наблюдениями. Вот когда приходилось догадываться. Никто не писал тогда о сверхзвуковом потоке. Он был окутан мифом и чистым, первобытным ужасом. Профессор Вагнер из Дармштадта предсказывал, что при Мах 5, воздух станет жидким. Случись частотам шага и крена совпасть, резонанс приведёт летательный объект в дикую осцилляцию. Он войдёт в штопор и распадётся на куски. У нас это называлось «лунным движением». «Карандашами Бингена» именовали мы спиральные следы в небе. С ужасом. Как выплясывали тени Шлирена. В Пенемюнде испытательное сечение составляло 40 х 40 см, размер бульварной газетёнки. «Они молят не только о хлебе на каждый день»,– говаривал Штреземан,– «но и о каждодневной иллюзии». Мы, глядя сквозь толстое стекло, получали Шок Наш Насущный—единственная газета, что <text:span text:style-name="T826">достаётся многим из нас</text:span>. </text:p>
      <text:p text:style-name="P403"><text:span text:style-name="T827">Т</text:span>ы приезжаешь—только что прибыл, ты в центре Пенемюнде, эй, что тута есть для развлечений? Со своим провинциальным чемоданчиком, а там пара рубашек, экземпляр <text:span text:style-name="Emphasis">Handbuch</text:span>, может ещё <text:span text:style-name="Emphasis"><text:s/>Lehrbuch der Ballistik</text:span> Гранца. Ты вызубрил Акерета, Бюзмана, фон Карман и Мора, что-то из отчётов Конгресса Волты. Но ужас не отпускает. Он быстрее, чем звук, чем слова, которые она выговаривает в комнате переполненной солнечным светом, джаз-бенд по радио, когда не можешь заснуть, хриплые <text:span text:style-name="Emphasis">Heil</text:span> среди тусклых генераторов и забитых начальством галерей над головой… <text:s/>пересвисты <text:span text:style-name="T841">гомерианцев среди</text:span> горных ущел<text:span text:style-name="T841">ий</text:span> (жуткие обрывы, крутизна, свист прямо в пропасть к игрушечной деревне лежащей на мили, столетия глубже…) пока ты сидишь на носу корабля от KdF, в стороне от хороводных танцев на белой палубе, загорелые тела полные пива и песен, брюха в купальниках и плавках, а ты слушал До-Испанский, свистом, не голосом, с гор вокруг Чипуда… Гомера был последним кусочком земли, куда приставал Колумб до Америки. Слыхал ли он тоже их, в последний вечер? Какое послание сообщали они ему? Предупреждение? Понимал ли <text:span text:style-name="T827">провидческие</text:span> козьи стада в сумерках, в вышине среди Канарских падубов и мореллы, омертвело зелёных в последнем закате Европы? </text:p>
      <text:p text:style-name="Text_20_body">В аэродинамике, поскольку сперва наносишь объект на бумагу, ты используешь коэффициенты без размеров: соотношения этого с тем—сантиметры, секунды, граммы все аккуратно снимаются снизу и сверху. Это позволяет тебе применять модели, направлять поток воздуха для замера того, что тебя интересует, затем шкалировать результаты аэродинамической трубы до реальных размеров, не натыкаясь на слишком много неизвестных, потому что эти коэффициенты истинны для любых размер<text:span text:style-name="T827">ов.</text:span> По традиции, они названы именами людей—Рейнолдс, Прандтл, Пекле, Насселт, Мах—и теперь вопрос, как насчёт числа Ахтфадена? Какие шансы для него? </text:p>
      <text:p text:style-name="Text_20_body">Не очень велики. Параметры множатся как москиты в плавнях, быстрее, чем он успевает их согнать. Голод, компромисс, деньги, паранойя, память, комфорт, виновность. Её значение, впрочем, у Ахтфадена получается со знаком минус, хотя виновность становится уже ходким товаром в Зоне. Отщепенцы со всего мира вскоре устремятся в Хайдельберг, специализироваться по <text:s/>разряду виновности. Откроются бары и ночные клубы специально для энтузиастов виновности. Лагеря смерти будут превращены в туристические достопримечательности, иностранцы с камерами потянутся толпами, возбуждённые до дрожи виновностью. Жаль—она <text:soft-page-break/>не для этого Ахтфадена пожимающего плечами своих из-зеркала-в-зеркало отражений от левого борта до правого—он этим занимался лишь до точки, где воздух становится слишком разреженным, чтобы как-то сказываться. За то, что было дальше, он не отвечает. Спросите Вайхенштеллера, спросите Флаума и Фибеля—они занимались обратным вхождением. Спросите отдел управления полётом, те направляли куда лететь…. </text:p>
      <text:p text:style-name="Text_20_body">– Тебе не кажется это малость шизоидным,– теперь уже вслух ко всем передам и задам Ахтфадена,– разделять профиль полёта на сегменты ответственности? Это была полу-пуля полу-стрела. <text:span text:style-name="T1">Она</text:span> этого требовала, не мы. Так-то. <text:span text:style-name="T827">А</text:span> у тебя <text:span text:style-name="T827">может </text:span>была винтовка, рация, пишущая машинка. Некоторые пишущие машинки в Уайтхолле, в Пентагоне, поубивали больше гражданских, чем наша маленькая А4 могла бы даже и мечтать. Ты либо один абсолютно, один на один со своей смертью, либо часть более крупного предприятия и участвуешь в смерти других. Разве мы не единое целое? "Что ты выбираешь",– это уже Фарингер, зудящий плоский звук через фильтры памяти,– "маленькую повозку или большую?"– Чокнутый Фарингер, единственный в клубе Пенемюнде, кто отказался носить эксклюзивный знак фазаньего пера за лентой его шляпы, потому что он не мог заставить себя убивать, которого можно было видеть по вечерам на пляже сидящим в полной позе лотоса, уставясь в заходящее солнце, и кто был первым в Пенемюнде, <text:span text:style-name="T827">кого выдернули</text:span> SS, однажды днём увели в туман, его лабораторный халат флажком капитуляции, вскоре заслонённый чёрной униформой, кожей и металлом его сопровождения. Оставил после себя пару <text:span text:style-name="T827">благовонных щепочек</text:span>, экземпляр <text:span text:style-name="Emphasis">Chinesische Blätter für Wissenschaft und Kunst</text:span>, фото жены и детей, о которых никто и не знал… был ли Пенемюнде его горой, его кельей и постом? Нашёл ли он свой путь, свободный от виновности, такой модной виновности? </text:p>
      <text:p text:style-name="Text_20_body">– <text:span text:style-name="Emphasis">Atmen . . . atmen</text:span> . . . не только дышать, но ещё и душа, дыхание Бога...– один из пары раз на памяти Ахтфадена, когда он говорил с ним наедине, напрямую,– <text:span text:style-name="Emphasis">atmen</text:span> чисто арийский глагол. Теперь скажи мне про скорость выхлопной струи. </text:p>
      <text:p text:style-name="Text_20_body">– Что тебе надо знать? 6500 футов в секунду. </text:p>
      <text:p text:style-name="Text_20_body">– Скажи как она изменяется. </text:p>
      <text:p text:style-name="Text_20_body">– Остаётся почти неизменной в процессе горения. </text:p>
      <text:p text:style-name="Text_20_body">– И всё же относительная скорость воздуха резко меняется, верно? От нуля до Мах 6. Понимаешь что происходит? </text:p>
      <text:p text:style-name="Text_20_body">– Нет, Фарингер. </text:p>
      <text:p text:style-name="Text_20_body">– Ракета создаёт свой собственный вихрь… нет ветра без обеих, Ракеты и атмосферы… однако, внутри сопла, дыхание—яростное полыхающее дыхание—неужели не понятно? </text:p>
      <text:p text:style-name="Text_20_body">Галиматья. Или <text:span text:style-name="T830">же</text:span> <text:span text:style-name="T1">коан</text:span>, что никак не доходит Ахтфадену, запредельный пазл, который мог бы привести его к моменту света… почти ничем не лучше, чем: </text:p>
      <text:p text:style-name="Text_20_body">—Что летает? </text:p>
      <text:p text:style-name="Text_20_body">—Лос! </text:p>
      <text:p text:style-name="Text_20_body"><text:soft-page-break/>Вылет из Вассеркуппе, реки Улстер и Хауне скатываются по краям в формы карты, зелёные долины и горы, четверых он оставил внизу, сматывают белые страховочные верёвки, только один взглядывает вверх, прикрыв глаза щитком ладони—Берт Фибель? но что значит имя с такой высоты? Ахтфаден кружит, высматривая грозу—<text:span text:style-name="T1">вниз, сквозь гром</text:span>, <text:span text:style-name="T831">исполняя</text:span> воинственный марш в своей голове—вскоре вон уже громоздится в серых скалах направо, штрихи молнии обливают все горы синим, кабина кратко наполнена светом… точно по краю. Точно тут, в интерфейсе, воздух будет устремляться вверх. Держишься вдоль края бури, и другое чувство—чувство полёта, у которого нет органа, наполняет твои нервы… пока держишься точно на грани между красивыми равнинами и безумием Донара, оно тебя не подводит, <text:span text:style-name="T828">оно</text:span> уж<text:span text:style-name="T828">е</text:span> там, летает, этот несущий порыв в—это и есть свобода? Неужели никто не ощущает как<text:span text:style-name="T831">ое</text:span> гравитация <text:span text:style-name="T831">рабство</text:span>, пока не достигнет интерфейса грома? </text:p>
      <text:p text:style-name="Text_20_body">Не остаётся времени на эти пазлы. Сюда идут <text:span text:style-name="Emphasis">Schwarzkommando</text:span>. Ахтфаден на слишком долго застопорился со сладострастной Гердой и на своих воспоминаниях. Вот они идут топоча по лесенкам, быстрый уга-буга разговор, который и близко не разберёшь о чём, тут полные лингвистические дебри и ему страшно. Что им надо? Почему не оставят его в покое—они уже получили свою победу, что им ещё от бедного Ахтфадена? </text:p>
      <text:p text:style-name="Text_20_body">Им нужен Schwarzgerät. Когда Енцин буквально выговаривает это слово вслух, оно уже излишне. Оно было в его осанке, в линии его рта. Остальные у него за спиной, автоматы на ремне, полдюжины Африканских лиц, заполняя зеркала своей темнотой, своими венозно-пронизанными красно-бело-синими глазами. </text:p>
      <text:p text:style-name="Text_20_body">– Мне была поручена только часть. Совсем тривиальная. Правда. </text:p>
      <text:p text:style-name="Text_20_body">– Аэродинамика не тривиальна,– Енцин спокоен, неулыбчив. </text:p>
      <text:p text:style-name="Text_20_body">– Там были другие из отдела Геснера. Дизайн механизмов. Я всегда работал в лаборатории Проф., Д-ра Курцвега. </text:p>
      <text:p text:style-name="Text_20_body">– Кто отстальные? </text:p>
      <text:p text:style-name="Text_20_body">– Я не помню. </text:p>
      <text:p text:style-name="Text_20_body">– В таком случае. </text:p>
      <text:p text:style-name="Text_20_body">– Не бейте меня. Зачем мне что-то скрывать? Это правда. Они держали нас разобщёнными. Я никого не знал в Нордхаузене. Всего пару человек в моём рабочем отделе. Клянусь. Люди по S-Gerät мне были незнакомы. До того первого дня когда мы встретились с майором Вайсманом, я никогда не видел никого из них. Настоящих имён никто не употреблял. Нам были даны рабочие клички. Герои из фильмов, кто-то говорил. Двое других специалистов по аэродинамике именовались «Шпёри» и «Хаваш». Я был «Венком». </text:p>
      <text:p text:style-name="Text_20_body">– В чём состояла ваша работа? </text:p>
      <text:p text:style-name="Text_20_body">– Контроль веса. Всё что они от меня хотели это сдвиг в CG для прибора определённого веса. Вес был особо секретной информацией. Сорок с чем-то кило. 45? 46? </text:p>
      <text:p text:style-name="Text_20_body">– Номера сборки?– гаркнул Андреас из-за спины Енцина. </text:p>
      <text:p text:style-name="Text_20_body"><text:soft-page-break/>– Я не помню. Устанавливалось в хвостовой части. Помню только что размещение асимметрично продольной оси. Ближе к Стабилизатору 3. Это стабилизатор для контроля курса. </text:p>
      <text:p text:style-name="Text_20_body">– Нам это известно. </text:p>
      <text:p text:style-name="Text_20_body">– Спросите лучше «Шпёри» или «Хаваша». Они решили эту проблему. <text:span text:style-name="T832">Спросите кого-то занятого </text:span><text:s/>Управлением. <text:span text:style-name="T1">Зачем я </text:span><text:span text:style-name="T55">это </text:span><text:span text:style-name="T1">сказал</text:span>— </text:p>
      <text:p text:style-name="Text_20_body">– Зачем ты сказал это? </text:p>
      <text:p text:style-name="Text_20_body">– Нет, нет, это не было моей работой, вот и всё, управление, боеголовка, двигатель… Спросите у них. Других спросите. </text:p>
      <text:p text:style-name="Text_20_body">– Ты что-то другое хотел сказать. Кто работал по части управления? </text:p>
      <text:p text:style-name="Text_20_body">– Я говорил вам, я не знаю ни одного из их имён.– Покрытый пылью кофейный автомат при последнем издыхании. Машинная часть в соседних отсеках, что когда-то безжалостно долбила в барабанные перепонки как холодная клёпка день и ночь, в безмолвии. Римские цифры уставились с циферблатов часовых механизмов на стенах среди стекла оконных проёмов. Телефонные штекеры на чёрных прорезиненных кабелях болтаются из консолей над головой, каждое соединение висит над своим отдельным столиком, все столики совершенно пусты, покрыты соле-пылью осыпавшейся с потолка, нет телефонных аппаратов для подключения, нет больше слов, чтоб сказать…. Лицо его друга по ту сторону стола, осунувшееся, бессонное лицо, теперь слишком заострившееся, слишком безгубое, который однажды обблевал походные ботинки Ахтфадена, шепчет сейчас: «Я не мог поехать с фон Брауном… только не к Американцам, там всё так и будет продолжаться… я просто хочу, чтобы это кончилось, вот и всё… прощай ‘Венк’» </text:p>
      <text:p text:style-name="Text_20_body">– Забить его в трубы сброса отходов,– предлагает Андреас. Они все такие чёрные, такие уверенные…. </text:p>
      <text:p text:style-name="Text_20_body">Я должно быть последний… кто-то уже наверняка поймал его… какая польза этим Африканцам от имени… они могут получит его от кого угодно…. </text:p>
      <text:p text:style-name="Text_20_body">– Он был моим другом. Мы были знакомы ещё до войны в Дармштадте. </text:p>
      <text:p text:style-name="Text_20_body">– Мы не хотим причинять ему вред. Мы не хотим делать тебе больно. Нам нужен S-Gerät. </text:p>
      <text:p text:style-name="Text_20_body">– Нэриш. Клаус Нэриш.– Дополнительный параметр теперь для его само-коэффициента: предательство. </text:p>
      <text:p text:style-name="Text_20_body">Покидая <text:span text:style-name="Emphasis">Rücksichtslos</text:span>, Ахтфаден слышит за спиной металлический, раздающийся из другого мира, прерываемый шумами статики, радиоголос: «Полковник Енцин. M’oкаманга. M’oкаманга. M’oкаманга». В этом слове срочность и опасность. Он стоит на берегу канала, среди стальных обломков и стариков в сумерках, ожидая пока скажут куда идти. Но где теперь электрический голос что хоть когда-нибудь позовёт его? </text:p>
      <text:p text:style-name="P404"><draw:frame draw:style-name="fr2" draw:name="Image48" text:anchor-type="paragraph" svg:width="6.9252in" svg:height="0.3661in" draw:z-index="48"><draw:image xlink:href="Pictures/1000000000000B720000009B428C9716555D8079.png" xlink:type="simple" xlink:show="embed" xlink:actuate="onLoad" loext:mime-type="image/png"/></draw:frame></text:p>
      <text:p text:style-name="P404"><text:soft-page-break/>Они двинулись вдоль Шпрее-Одер Канала, направляясь наконец-то в Свинемюнде, Слотроп проверить куда выведет его намёк Гели Трипинг относительно Schwarzgerät, Маргрета для рандеву с яхтой полной беженцев от Люблинского режима, среди которых должна <text:span text:style-name="T834">находиться</text:span> её дочь Бианка. Какие-то части Канала всё ещё забиты—по ночам слышно как Русские сапёры взрывают толом остатки затопленных кораблей—но Слотроп и Грета могут полагаться, как фантазёры, на плавсредства с осадкой достаточно мелкой, чтобы обходить что уж там Война оставила у них на пути. От дождя к дождю. К полудню небо нахмуривается, накапливая цвет мокрого цемента—затем поднимается ветер, всё резче, холоднее, затем дождь, чуть ли не с мокрым снегом, набрасывается на них с верховьев канала. Они укрываются под брезентом, между тюков и бочек, среди запахов смолы, дерева, соломы. В тихие ночи, ночи лягушачьих хоров, <text:span text:style-name="T834">чересполосица</text:span> звёзд и тени вдоль канала заставляют вибрировать взгляд путешествующих. Ивы тянутся по берегам. К полуночи клубы тумана сгущаются поглощая даже отсвет из трубы баржи, выше или ниже растянулся зачарованный караван. Эти ночи, пахучие и вьющиеся как дымок кальяна, спокойны и хороши для сна. Берлинское безумие миновало, страхи Греты явно отступили, наверное, им просто нужно было двигаться…. </text:p>
      <text:p text:style-name="Text_20_body">Но в один из дней, скользя по долгому тихому склону Одера к Балтийскому морю, они примечают красный и белый курортный городок, исхлёстанный широкими бороздами Войны, и она ухватывается за руку Слотропа. </text:p>
      <text:p text:style-name="Text_20_body">– Я была тут… </text:p>
      <text:p text:style-name="Text_20_body">– Да? </text:p>
      <text:p text:style-name="Text_20_body">– Как раз перед вторжением в Польшу… я была тут с Зигмундом, на водах….. </text:p>
      <text:p text:style-name="Text_20_body">На берегу, позади кранов и стальных перил, подымаются фронтоны того, что когда-то было ресторанами, мастерскими, отелями, теперь сожжённ<text:span text:style-name="T834">о</text:span>е, лишённ<text:span text:style-name="T834">о</text:span>е окон, припудренн<text:span text:style-name="T834">о</text:span>е собственным нутром. Город называется Бад Карма. Дождь из первой половины дня исполосовал стены, пики развалин и булыжники мостовой. Дети и старики стоят на берегу готовясь принять швартовые и притянуть баржу. Чёрные клёцки дыма всплывают из трубы белого речного парохода. Корабельные слесаря громыхают внутри его трюма. Грета уставилась на него. Жилка пульсирует на её горле. Она трясёт головой: «Я подумала это корабль Бианки, но нет». </text:p>
      <text:p text:style-name="Text_20_body">Подойдя к пристани, они перемахивают на берег ухватываясь за железную лесенку закреплённую в старом камне ржавыми болтами, каждый пачкает стену ниже себя мокрым веером охры. На жакете Маргреты розовая гардения начинает подрагивать. Это не ветер. Она твердит: «Я должна увидеть….» </text:p>
      <text:p text:style-name="Text_20_body">Старики опираются на перила, курят трубки, поглядывая на Грету или на реку. На них серая одежда, широкие штаны, широкополые шляпы с круглыми тульями. Рыночная площадь оживлённа и ухожена: поблескивают трамвайные пути, пахнет свежей поливкой. В руинах, сирени сочатся своим цветом, своей избыточной жизнью по раздроблённым камням и кирпичам. </text:p>
      <text:p text:style-name="Text_20_body">Помимо пары фигур в чёрном, сидящих на солнышке, сам Курорт безлюден. Маргрета к этому времени взвинчена не меньше, чем <text:span text:style-name="T834">случалось</text:span> в Берлине. Слотроп тащится рядом в своём Ракетмэнском прикиде, чувствует себя подавленным.<text:span text:style-name="Emphasis"> Sprudelhof</text:span> с одной стороны ограничен <text:soft-page-break/>аркадой песчаного цвета: колонны песка и коричневые тени. <text:span text:style-name="T834">Прилегающая </text:span><text:s/>к ней <text:span text:style-name="T834">полоса</text:span> отведена кипарисам. Фонтан<text:span text:style-name="T834">чики</text:span> <text:span text:style-name="T834">ниспадают</text:span> в массивны<text:span text:style-name="T834">е</text:span> каменны<text:span text:style-name="T834">е</text:span> чаш<text:span text:style-name="T834">и</text:span>: струи 6-метровой высоты, чьи тени поперёк гладкой брусчатки двора широки и нервны. </text:p>
      <text:p text:style-name="Text_20_body">Но кто это стоит там у центрального источника? И почему Маргрета обратилась в камень? Солнце в небе, люди смотрят, но даже у Слотропа всё дыбится по спине и бокам, мороз пробегает волна за волной, под каждым краем его челюсти… на женщине чёрное пальто, креповый шарф покрывает её волосы, плоть её толстых икр про<text:span text:style-name="T835">глядыв</text:span>ающая сквозь чёрные чулки почти пурпурна, она лишь опёрлась над источником, очень напряжённо, и наблюдает как они пытаются приблизиться… но улыбка… за десять метров подметённого двора, улыбка становится уверенной на очень белом лице, вся удручённость Европы умершей и минувшей скопилась в этих глазах столь же чёрных как её одежда, чёрных и безразличных. Она знает их. Грета отвернулась и пытается спрятать своё лицо в плече Слотропа. «<text:span text:style-name="T835">Рядом с топью</text:span>»,– это <text:span text:style-name="T835">её</text:span> ш<text:span text:style-name="T835">опо</text:span>т?– «на закате, эта женщина в чёрном….» </text:p>
      <text:p text:style-name="Text_20_body">– Ладно тебе. Всё хорошо,– опять по<text:span text:style-name="T835">кати</text:span>ли Берлинские <text:span text:style-name="T835">бредни</text:span>.– Она тут просто для лечения.– Идиот, идиот—прежде, чем он успевает её остановить, она вырывается и <text:span text:style-name="T835">убегает</text:span> прочь, отчаянн<text:span text:style-name="T835">ый перестук</text:span> высоких каблуков по камню, в затенённые арки<text:span text:style-name="Emphasis"> Kurhaus</text:span>. </text:p>
      <text:p text:style-name="Text_20_body">– Эй,– Слотроп, чувствуя подкатывающую тошноту, грубит даме,– что за дела, леди? </text:p>
      <text:p text:style-name="Text_20_body">Но её лицо уже изменилось, это всего лишь лицо ещё одной женщины из развалин, такое он не заметил бы, прошёл мимо. Она улыбается, верно, но натянуто, с делов<text:span text:style-name="T835">ит</text:span>ым видом, который ему знаком. «<text:span text:style-name="Emphasis">Zigaretten, bitte</text:span>?», он отдаёт ей длинный окурок, который приберегал, и отправляется искать Маргрету. </text:p>
      <text:p text:style-name="Text_20_body">Аркада оказывается пустой. Все двери в <text:span text:style-name="Emphasis">Kurhaus</text:span> заперты. Над головой тянется прозрачная крыша из жёлтых стёкол, многие из них вывались. Дальше по коридору, неясные пятна послеполуденного солнца выгуливают, полные пыли сухого цементного раствора. Он взбирается по разбитому маршу ступеней, что кончается небом. Частые обломки камня загромождают путь. С площадки наверху открывается Курорт до загородных далей: красивые деревья, кладбищенские облака, синяя река. Греты нигде не видно. Позднее он догадается куда она делась. Но они уже будут на борту <text:span text:style-name="Emphasis">Анубиса</text:span>, и это лишь ещё больше его опечалит. </text:p>
      <text:p text:style-name="Text_20_body">Он продолжает искать её пока не опустилась темнота, а он вернулся обратно вдоль реки. Он сидит в кафе на открытом воздухе пронизанном жёлтыми огнями, пьёт пиво, ест <text:span text:style-name="Emphasis">spaetzle</text:span> суп, ожидает. Когда она материализуется, то та <text:span text:style-name="T835">пугливая</text:span> истёрзанность, которую Герхардт фон Гёль добился от неё пару раз, не настолько трогательно как с данного ракурса Слотропа, наплывая на её безмолвный ближний план, только что <text:span text:style-name="T835">упокоившийся</text:span> по ту сторону столика, доканчивает его пиво, выпрашивает сигарету. Она не только избегает тему женщины возле источника, она возможно утратила уже память об этом. </text:p>
      <text:p text:style-name="Text_20_body">– Я ходила в обсерваторию,– вот что она наконец сказала,– посмотреть вдоль реки. Она уже близко. Я видела корабль <text:span text:style-name="T836">с нею</text:span>. Осталось не больше километра. </text:p>
      <text:p text:style-name="Text_20_body">– <text:span text:style-name="T836">О</text:span> <text:span text:style-name="T835">чём ты</text:span>? </text:p>
      <text:p text:style-name="Text_20_body"><text:soft-page-break/>– Бианка, моё дитя, и мои друзья. Я думала они давно уже в С<text:span text:style-name="T836">в</text:span>инемюнде. Но никто теперь не придерживается расписаний…. </text:p>
      <text:p text:style-name="Text_20_body">И конечно же. После ещё пары горьких чашек желудёвого кофе и одной сигареты, <text:span text:style-name="T836">приближается</text:span> весёлый букет огней, красных, зелёных, белых от устья реки, с неясными всхлипами аккордеона, бамканья струнного баса и звуками женского смеха. Слотроп и Грета идут на набережную и сквозь туман, что начинает подыматься с реки, различают океанскую яхту, одинакового почти цвета с туманом, позолоченный крылатый шакал под бушпритом, открытые палубы заполнены оживлённой болтовнёй в вечерних костюмах. Некоторые заметили Маргрету. Она машет рукой, а они указывают или машут в ответ, и зовут её по имени. Это передвижная деревня: всё лето она плыла вдоль побережья, как корабли Викингов тысячу лет назад, хотя пассивно, без мародёрства: в поисках убежища, которое точно ещё не определено. </text:p>
      <text:p text:style-name="Text_20_body">Корабль подходит к причалу, команда опускает трап. Улыбающиеся пассажиры уже на полпути вниз, простирают обтянутые перчатками, или унизанные кольцами руки к Маргрете. </text:p>
      <text:p text:style-name="Text_20_body">– Ну, ты идёшь? </text:p>
      <text:p text:style-name="Text_20_body">– А… а надо? </text:p>
      <text:p text:style-name="Text_20_body">Она пожимает плечами и, повернувшись к нему спиной, осторожно <text:span text:style-name="T836">оставляет</text:span> причал, <text:s/>на борт, юбка натянулась и секунду лоснится в жёлтом свете от кафе. Слотроп колеблется, идёт следом—в последний момент какой-то хохмач отдёргивает трап и корабль от<text:span text:style-name="T836">валивает</text:span>, Слотроп, вскрик<text:span text:style-name="T836">нув</text:span>, теряет равновесие и падает в реку. Головой вниз: шлем Ракетмэна тянет его прямо ко дну. Он сдёргивает его и выныривает, в носу жжёт и зрение размыто, белое судно скользит прочь, хотя бурлящие винты приближаются к нему, начиная втягивать его накидку, так что он избавляется от неё тоже. Он отплывает на спине, а затем осторожно вокруг кормы с чёрными буквами:<text:span text:style-name="Emphasis"> ANUBIS </text:span><text:span text:style-name="Emphasis"><text:span text:style-name="T833">Świnojśie</text:span></text:span>, стараясь держаться подальше от тех винтов. По другому борту он замечает конец свисающей верёвки, доплывает и хватается за неё. Оркестр на палубе наигрывает польки. Три пьяных дамы в тиарах и жемчужных ожерельях маются бездельем у спасательного леера, глядя как Слотроп карабкается по верёвке. –«Давайте её обрежем»,– кричит одна из них,– «и посмотрим, как он снова бултыхнётся!» –«Да, давайте!»– соглашаются её компаньонки. Иисусе. Одна из них раздобыла здоровенный тесак для мяса и размахивает им вовсю, под весьма оживлённый смех, примерно в этот момент кто-то ухватывает Слотропа за лодыжку. Он смотрит вниз, замечает протянутые из иллюминатора пару тонких запястий в серебре и сапфирах, подсвеченные изнутри словно лёд, и маслянистую реку бурлящую ниже. </text:p>
      <text:p text:style-name="P213">– Сюда,– девичий голос. Он соскальзывает ниже, пока она дёргает его ступню, и садится верхом в иллюминатор. Сверху доносится тяжёлый удар, верёвка <text:span text:style-name="T836">шелестит вниз</text:span>, женщины заходятся истеричным смехом. Слотроп протискивается внутрь, вода выжимается из него на верхнюю койку рядом с девушкой около 18 в длинном платье с блёстками, волосы светлые до белизны, и с первыми скулами на памяти Слотропа, от вида которых у него встаёт. У него определённо уже мозги там сдвинулись, наверняка…. </text:p>
      <text:p text:style-name="Text_20_body">– Э… </text:p>
      <text:p text:style-name="Text_20_body"><text:soft-page-break/>– Ммм.– Они смотрят друг на друга пока он продолжает изливаться водой. Зовут её, оказывается, Стефания Прокловска. Её муж Энтони владелец этого <text:span text:style-name="Emphasis">Анубиса</text:span>. </text:p>
      <text:p text:style-name="Text_20_body">Ну, муж, ладно. –«Ты ж глянь»,– грит Слотроп.– «Я до нитки промок». </text:p>
      <text:p text:style-name="P214">– Я заметила. Чей-нибудь вечерний костюм должен на тебя <text:span text:style-name="T837">прийтись</text:span>. Обсуши<text:span text:style-name="T837">вайся</text:span>, я выйду посмотрю что <text:span text:style-name="T837">там подвернётся</text:span>. Можешь пользоваться туалетом, если хочешь, там всё есть. </text:p>
      <text:p text:style-name="Text_20_body">Он стаскивает остатки Ракетмэнова прикида, принимает душ, пользуясь лимонным мылом с вербеной, на котором обнаруживает пару белых волосков с лобка Стефании, и занят бритьём, когда она возвращается с сухой одеждой для него. </text:p>
      <text:p text:style-name="Text_20_body">– Значит, ты с Маргретой. </text:p>
      <text:p text:style-name="Text_20_body">– Не совсем уверен насчёт этого «с». Она нашла своего ребёнка? </text:p>
      <text:p text:style-name="Text_20_body">– О, да, и они уже пристают к Карелу. В этом месяце он <text:span text:style-name="T837">ставит из</text:span> себя кинопродюсер<text:span text:style-name="T837">а</text:span>. Ну, ты знаешь Карела. И конечно же ей больше всего <text:span text:style-name="T837">хочется</text:span> пристроить Бианку в кино. </text:p>
      <text:p text:style-name="Text_20_body">– А… </text:p>
      <text:p text:style-name="Text_20_body">Стефания часто пожимает плечами и каждая блёстка её платья пляшет. –«Маргрета хочет для неё пристойной карьеры. Чувство вины. Свою собственную она никогда не считала чем-то большим че<text:span text:style-name="T837">реды</text:span> грязных фильмов. Полагаю, ты наслышан как она забеременела Бианкой. </text:p>
      <text:p text:style-name="Text_20_body">– Макс Шлепциг, или что-то там. </text:p>
      <text:p text:style-name="Text_20_body">– Или что-то там, вот именно. Никогда не смотрел <text:span text:style-name="Emphasis">Alpdrücken</text:span>? В той сцене как её поимел Великий Инквизитор и заходит человек-шакал, чтобы насиловать и раздирать пойманную баронессу. Фон Гёль не выключал камеры. Кадры из фильма конечно вырезали, но они сумели дойти в частную коллекцию Геббельса. Я видела—просто волосы дыбом. На каждом мужчине в той сцене чёрный капюшон или маска… у нас в Бидгошче это стало увлекательной игрой для вечеринок, гадать кто из них отец ребёнка. Чем-то же надо развлечься. Они крутили плёнку и спрашивали у Бианки, а она должна была ответить да, или нет. </text:p>
      <text:p text:style-name="Text_20_body">– Ага.– Слотроп приступает к протиранию своего лица лавровишнёвой водой. </text:p>
      <text:p text:style-name="Text_20_body">– О, Маргрета испортила её задолго то того, как приезжала погостить у нас. Я не удивлюсь, если сегодня ночью Бианочка спит с Карелом. Путь приобщения к бизнесу, не так ли? Конечно, это должно стать только бизнесом—меньше такого нельзя требовать от матери. Проблема Маргреты в том, что ей всегда это слишком нравилось, прикованной в камерах пыток. Другими способами её не вставляет. Вот увидишь. Она и Танац. И всё что там Танац привёз в своём чемодане. </text:p>
      <text:p text:style-name="Text_20_body">– Танац? </text:p>
      <text:p text:style-name="Text_20_body">– Ах, она тебе не сказала.– Смеётся,– Миклош Танац, её муж. Они то сходятся, то расходятся. В конце войны разъезжали с гастролями для парней на фронте—пара лесбианок, волкодав, сундук кожаных костюмов и приспособлений, маленькая группа. Развлекали войска SS. По концлагерям… короткое замыкание на колючей проволоке, знаешь. А уже позже, в Голландии, <text:soft-page-break/>на ракетных площадках. Это первый раз после капитуляции собираются вместе, так что я бы особо не рассчитывала часто с ней видеться…. </text:p>
      <text:p text:style-name="Text_20_body">– Вон оно как, ну, я не знал.– Ракетные площадки? Рука Провидения ползёт среди звёзд, протягивает Слотропу палец. </text:p>
      <text:p text:style-name="Text_20_body">– На время отъезда, они оставляли Бианку с нами в Бидгошч. На неё иногда находит, но вообще чудный ребёнок. Я никогда не <text:span text:style-name="T837">изображала</text:span> с ней папашу. Сомневаюсь, что у неё <text:span text:style-name="T837">есть</text:span> отец. Это было непорочным зачатием, она чистая <text:span text:style-name="T837">тебе </text:span>Маргрета, если слово «чистая» хоть как-то той подходит. </text:p>
      <text:p text:style-name="Text_20_body">Вечерний костюм сидит превосходно. Стефания ведёт Слотропа вверх по сходне на палубу. <text:span text:style-name="Emphasis">Анубис</text:span> движется сейчас в свете звёзд через деревенскую местность, порой горизонт прерывается силуэтом ветряной мельницы, копен сена, свинарни, каким-нибудь рядом деревьев на невысоком холме для ветра…. Есть корабли, о которых <text:s/>мечта<text:span text:style-name="T837">ется</text:span> на жутких порогах, против течений… нам желанны ветер и двигатель…. </text:p>
      <text:p text:style-name="Text_20_body">– Энтони,– она подвела Слотропа к громадному детине в полевой форме Польской кавалерии со множеством маниакальных зубов. </text:p>
      <text:p text:style-name="Text_20_body">– Американец?– качает руку Слотропа.– Браво. Ты почти завершаешь набор. Теперь мы корабль всех наций. У нас даже Японец есть на борту. Экс-представитель из Берлина, которому затруднительно проехать через Россию. Бар найдёшь на следующей палубе. Всё что тут бродит вокруг,– привлекая к себе Стефанию,– кроме вот этой, дозволенная дичь. </text:p>
      <text:p text:style-name="Text_20_body">Слотроп козыряет, предполагает, что тем хочется побыть наедине и находит лестницу в бар. Бар увешан праздничными гирляндами и электролампочками, и заполнен дюжинами элегантно наряженных гостей, которые тут же, под аккомпанемент оркестра, грянули этой песней в быстром темпе: </text:p>
      <text:p text:style-name="P78">Добро пожаловать на борт! </text:p>
      <text:p text:style-name="P542">Добро пожаловать на борт, эй, <text:span text:style-name="T838">тут</text:span> крутая ор-гия,</text:p>
      <text:p text:style-name="P542"><text:span text:style-name="T838">Тебе понравится</text:span>, мой друг, <text:span text:style-name="T838">от неё в восторге я.</text:span></text:p>
      <text:p text:style-name="P543"><text:s/><text:span text:style-name="T838">К</text:span>ак <text:s/>начинали, <text:span text:style-name="T838">у</text:span>же не вспомнить,</text:p>
      <text:p text:style-name="P542">Зато конец <text:span text:style-name="T838">будет у нас</text:span>, без вариантов, <text:span text:style-name="T838">полный </text:span>класс! </text:p>
      <text:p text:style-name="P542">Ведём себя по скотски, без лишних слов, и плотски, </text:p>
      <text:p text:style-name="P542">Но ты придёшься ко двору, </text:p>
      <text:p text:style-name="P542"><text:span text:style-name="T838">Отбросив</text:span> этики муру </text:p>
      <text:p text:style-name="P542">И ста<text:span text:style-name="T838">в к тому же </text:span><text:s/>истерично громогласным! </text:p>
      <text:p text:style-name="P542"/>
      <text:p text:style-name="P542">Тут мамочки любовников меняют, </text:p>
      <text:p text:style-name="P542"><text:soft-page-break/>У дочек ухажёров отбивают. </text:p>
      <text:p text:style-name="P542">Большим эрекциям особая предилекция, </text:p>
      <text:p text:style-name="P542">Ты не поверишь и глазам, </text:p>
      <text:p text:style-name="P542">Иди попробуй сам, </text:p>
      <text:p text:style-name="P542">И подымайся </text:p>
      <text:p text:style-name="P542">На борт <text:span text:style-name="Emphasis">Титаника</text:span>, где среди праздника </text:p>
      <text:p text:style-name="P542">В трюм айсберг трахнет <text:span text:style-name="T838">наконец</text:span>, </text:p>
      <text:p text:style-name="P543">И <text:span text:style-name="T840">всем</text:span> придёт <text:span text:style-name="T838">капец</text:span>,</text:p>
      <text:p text:style-name="P543"><text:span text:style-name="T838">За</text:span>молкнет визг и вой, </text:p>
      <text:p text:style-name="P542"><text:span text:style-name="T839">Ну, так вали</text:span> на борт, друг мой!</text:p>
      <text:p text:style-name="P405">Ну, вон тебе парочки стонут в спасательных шлюпках, пьяница похрапывает в тенте над головой Слотропа, толстые ребята в белых перчатках с розовыми магнолиями в их волосах, танцуют брюхо-в-брюхо и бормочут на Венедском. Руки шарят в <text:span text:style-name="T842">изнанках</text:span> атласных платьев. Официанты с коричневой кожей и оленьими глазами циркулируют с подносами, на которых, как пить дать, найдёшь любое количество препаратов и соответствующих принадлежностей. Оркестр играет попурри из Американских фокстротов. Барон де Малакастра подсыпает зловеще белый порошок в фужер <text:span text:style-name="Emphasis">Mme</text:span>. Штип. Всё та же <text:span text:style-name="T842">бывшая</text:span> херня, что творилась когда-то на вилле Рауля де ля Пирлимпинпин<text:span text:style-name="T844">а</text:span> и, насколько <text:span text:style-name="T842">кажется </text:span>Слотроп<text:span text:style-name="T842">у</text:span>, вечеринка всё та же. </text:p>
      <text:p text:style-name="Text_20_body">Он примечает Маргрету с её дочерью, но вокруг <text:span text:style-name="T842">тех</text:span> сгрудились оргиасты держа его <text:span text:style-name="T842">на расстоянии</text:span>. Он знает, что уязвим более, чем следовало бы, перед хорошенькими девочками, поэтому решает, что так даже и лучше, ведь Бианка полный улёт <text:span text:style-name="T842">вообще</text:span>: 11 или 12, смуглая и миленькая, одета в красное платье из шифона, шёлковые чулки и домашники на высоком каблуке, её волосы зачёсаны вверх <text:span text:style-name="T842">со всей </text:span>тщательно<text:span text:style-name="T842">стью</text:span> и безукоризненно <text:s/>переплетены ниткой жемчуга, чтобы открыть висящие серьги кристалла блистающего <text:span text:style-name="T842">под</text:span> её крохотны<text:span text:style-name="T842">ми</text:span> моч<text:span text:style-name="T842">ками</text:span>… спасите, помогите. Почему такое всё должно с ним приключаться? Ему видится теперь некролог в журнале <text:span text:style-name="Emphasis">Time</text:span>—Умер, Ракетмэн, не <text:span text:style-name="T842">исполнилось и</text:span> 30, в Зоне, от <text:span text:style-name="T844">вожделения</text:span>. </text:p>
      <text:p text:style-name="Text_20_body">Женщина, которая пыталась срубить Слотропа в реку тесаком для мяса, теперь сидит на кнехте, держа поллитра жидкости, что уже всосалась и начинает затемнять орхидею <text:s/>приправы. Она <text:span text:style-name="T843">повествует для</text:span> все<text:span text:style-name="T843">х</text:span> историю про Маргрету. Волосы её уложены или стилизованы так, чтобы напоминать определённый срез мяса. Заказ Слотропа, номинально Ирландское виски с водой, п<text:span text:style-name="T843">одан</text:span> и он придвигается <text:span text:style-name="T843">вы</text:span>слушать. – её Нептун с изъяном. А чей без? спросит кое-кто. Ах. Но, <text:span text:style-name="T844">для </text:span>обитател<text:span text:style-name="T843">ей</text:span> <text:span text:style-name="T56">э</text:span><text:span text:style-name="T1">той</text:span> планеты, <text:s/>Грета, <text:s/><text:span text:style-name="T843">основном,</text:span> жила <text:s/>на Нептуне—недуг её был более прямолинеен, чист и ясен, чем известные <text:s/>тут <text:span text:style-name="T843">среди нас</text:span>. </text:p>
      <text:p text:style-name="P215">Она нашла Онейрин в тот день, когда её аванпост в Англии, <text:span text:style-name="T843">прив</text:span>ычный <text:span text:style-name="T843">поставщик</text:span> Хлородайн<text:span text:style-name="T843">а</text:span>, под<text:span text:style-name="T843">качал</text:span>. Недалеко от Темзы, когда герань света плыла по небу <text:span text:style-name="T844">чересчур</text:span> медленно, <text:span text:style-name="T844">до невозможности</text:span> выразить—медн<text:span text:style-name="T844">оватый свет</text:span>, <text:span text:style-name="T844">свет</text:span> лёгкого загара кожи и мягкого персика, стилизованные цветы рисовались и <text:span text:style-name="T844">про</text:span>рисов<text:span text:style-name="T844">ыв</text:span>ались средь облаков, увянуть тут, возродиться <text:soft-page-break/>там—как это случилось со светом дня, он пал. Падение часов, не столь экстравагантно как у Люцифера, но в равной мере часть продуманной схемы. Грете суждено было найти Онейрин. Каждый сюжет н<text:span text:style-name="T845">есё</text:span>т свой знак. Какие-то от Бога, какие-то маскируются под Бога. Это весьма изощрённый способ подделки. Но всё равно в ней остаётся та же подлость и смертность как у фальшивого чека. Просто с этим посложнее. Члены имеют имена, как Архангелы. Более или менее обычные, данные людьми имена, чья приватность может быть взломана и выведаны имена. Но в подобных именах нет магии. Вот в чём ключевое отличие, в <text:span text:style-name="T845">чём</text:span> разница. Произнесённые вслух, даже с самым чистым магическим намерением, <text:span text:style-name="T1">они не срабатывают</text:span>. </text:p>
      <text:p text:style-name="Text_20_body">Онейрин Джамф Imipolex A4. . . . </text:p>
      <text:p text:style-name="Text_20_body">– Эта тупая сука,– замечает голос у локтя Слотропа,– с каждым разом рассказывает всё хуже. </text:p>
      <text:p text:style-name="Text_20_body">– Прошу прощения?– Слотроп оборачивается лицом к лицу с Миклошем Танац, борода веником, брови всклочены, как растопыренные концы крыльев ястреба, пьёт абсент из сувенирного бокала, на котором, в жутковатом <text:span text:style-name="T845">для</text:span> карнавальн<text:span text:style-name="T845">ого</text:span> освещени<text:span text:style-name="T845">я</text:span> цвете, костлявая хихикающая Смерть вот-вот <text:span text:style-name="T845">хапнет</text:span> <text:span text:style-name="T845">пару</text:span> любовников <text:span text:style-name="T845">из </text:span>постели. </text:p>
      <text:p text:style-name="Text_20_body">Он <text:span text:style-name="T846">запросто переводится</text:span> на тему Ракеты. «Эта А4»,– грит он,– «мне видится младенцем И<text:span text:style-name="T847">и</text:span>сусом, с <text:span text:style-name="T847">бесконечными</text:span> комитетами Иродов, <text:span text:style-name="T846">что тужатся</text:span> убить его в младенчестве—Пруссаки, некоторые из них, в глубине глубин своих сердец, всё ещё <text:span text:style-name="T847">смотрят на</text:span> артиллери<text:span text:style-name="T847">ю</text:span> как к опасно<text:span text:style-name="T847">е</text:span> нововведени<text:span text:style-name="T847">е</text:span>. Если б ты только видел… с первой же минуты, ясно было, они становились всё покорнее перед её… в ней и впрямь <text:span text:style-name="T847">присутствовала</text:span> харизма Макса Вебера… какая-то весёлая—и <text:span text:style-name="T1">глубоко</text:span> иррациональная—сила, которую бюрократия Государства никогда не сможет обратить в рутину, которую не может одолеть… они сопротивлялись как могли, но вместе с тем, <text:span text:style-name="T848">позволили</text:span> случиться. Невозможно вообразить кого-то, кто <text:span text:style-name="T1">избрал</text:span> бы <text:span text:style-name="T848">подобную</text:span> роль. Но с каждым годом, каким-то образом, число их растёт. </text:p>
      <text:p text:style-name="Text_20_body">Но турне с ракетчиками генерала Каммлера, вот о чём Слотроп больше всего извращ<text:span text:style-name="T848">еннечески</text:span> хочет—хочет?—знать: «Ну, я был в Нордхаузене, видал куски и части. Но никогда А4 в полном сборе. Это <text:span text:style-name="T848">ж наверняка</text:span> что-то, а?» </text:p>
      <text:p text:style-name="Text_20_body">Танац протягивает свой бокал для добавки. Официант, лицо неподвижная маска, капает воду из ложки, превращая абсент в молочно зелёный, пока Танац ласкает его ягодицы, <text:span text:style-name="T848">затем</text:span> отходит. Неясно, <text:span text:style-name="T848">раз</text:span>дум<text:span text:style-name="T848">ыв</text:span>ал ли Танац <text:span text:style-name="T848">над</text:span> ответ<text:span text:style-name="T848">ом:</text:span> «Да, заправленная, живая, готовая к запуску… пятьдесят футов в высоту, дрожит… а потом это фантастич<text:span text:style-name="T848">ески</text:span>й мощный рёв. Почти рвёт <text:span text:style-name="T848">тебе</text:span> перепонки. Жёстко, резко врывается в девственно синие одежды неба, друг мой. О, так фаллично. Разве нет?» </text:p>
      <text:p text:style-name="Text_20_body">– Угу... </text:p>
      <text:p text:style-name="Text_20_body">– Хмм,<text:span text:style-name="Emphasis"> ja</text:span>, ты бы с ними поладил, с теми на батареях, они были спокойные, как ты. Любознательнее, чем твои пехотные или танковые типы, внимательность доходила до фанатизма. О, с <text:span text:style-name="T848">яркими</text:span> исключениями конечно. Мы живём ради <text:span text:style-name="T848">ярких</text:span> исключений…. Там был мальчик»,– Пьяные воспоминания? Или выдумывает на ходу?– «Его звали Готфрид. Божий мир, который, хочу верить, он нашёл. Нам такого не светит. Нас взвесили на весах и обнаружили недовес, а Мясник возложил Свой палец на чашу весов… ты считаешь меня пресыщенным. Я <text:soft-page-break/>тоже так думал до той жуткой недели. Это было время раз<text:span text:style-name="T848">гром</text:span>а, отступления через <text:s/>нефтяные поля <text:span text:style-name="T848">Нижней Саксонии</text:span>. Тогда-то я понял, что был всего лишь зелёным пацаном. Командир батареи превратился в орущего маньяка. Он называл себя «Блисеро». Начинает говорить ,<text:span text:style-name="T852">elnj ария</text:span> капитана <text:span text:style-name="T848">из </text:span><text:span text:style-name="Emphasis">Wozzeck</text:span>, и голос вдруг срывается в самые верхни<text:span text:style-name="T848">е</text:span> регистры истерики. Всё разваливалось и он вернулся к какой-то бы<text:span text:style-name="T848">това</text:span>вшей у предков версии самого себя, орал в небо, сидел часами в застылом трансе, с глазами явно закатившимися под лоб. Без предупреждения впадал в ту безбожную колоратуру. Белые пустые овалы, глаза статуи, <text:span text:style-name="T848">залиты</text:span> серым дождём <text:span text:style-name="T848">изнутри</text:span>. Он <text:span text:style-name="T848">вышел из</text:span> 1945, закоротил нервы на землю, по которой мы убегали, в <text:span text:style-name="Emphasis">Urstoff</text:span> доисторического Германца, самое нищее и паникёрское создание Божье. Мы с тобой возможно стали, на протяжении поколений, <text:span text:style-name="T849">чересчур</text:span> Христианизированными, <text:span text:style-name="T849">слишком</text:span> расслабились <text:span text:style-name="T849">от</text:span> наши<text:span text:style-name="T849">х</text:span> обязанност<text:span text:style-name="T849">ей</text:span> перед <text:span text:style-name="Emphasis">Gesellschaft</text:span> с его знаменитым «Договором», которого никогда не существовало, <text:span text:style-name="T849">так </text:span>что мы, даже мы, приходим в ужас сталкиваясь с <text:span text:style-name="T849">подобными</text:span> рецидивами. Но в глубине, из своего молчания <text:span text:style-name="Emphasis">Urstoff</text:span> пробуждается и поёт… а в последний день… стыдно сказать… весь тот день меня не покидала эрекция… не осуждай… я ничего не мог поделать… <text:span text:style-name="T1">всё</text:span> вы<text:span text:style-name="T849">рвалось</text:span> из-под контроля— </text:p>
      <text:p text:style-name="Text_20_body">На этом месте их прервали Маргрета и Бианка театральн<text:span text:style-name="T849">ой</text:span> <text:span text:style-name="T849">инсценировкой</text:span> матери и непослушного дитя. Перешёптыванье с дирижёром, любители затей охотно окружают <text:span text:style-name="T849">освободившееся</text:span> место, где Бианка теперь стоит надув губки, красное платьице до середины её стройных ляжек, чёрные кружева нижней юбки чуть выглядывают из-под подола, наверняка это будет нечто утончённое, столичное, и порочное, но что это она вытворят своим пальчиком, отставленным вот так от её щёчки с ямочкой—как раз в этом месте вступает оркестр, предблёвная слюна начинает переполнять рот Слотропа, а его мозг <text:span text:style-name="T849">в </text:span>жутко<text:span text:style-name="T849">м</text:span> сомнени<text:span text:style-name="T849">и</text:span> продержится ли он в п<text:span text:style-name="T849">оследую</text:span>щие несколько минут. </text:p>
      <text:p text:style-name="Text_20_body">Не только её песенка «На кораблике <text:span text:style-name="Emphasis">Леденец</text:span>», но и сама она сейчас начинает, без капли стеснения, <text:span text:style-name="T1">выстанывать</text:span> её в точности копируя юную Ширли Темпл—каждую интонацию поросёночка, каждый встрях локоном, бездумн<text:span text:style-name="T849">ую</text:span> улыбк<text:span text:style-name="T849">у</text:span>, запинающ<text:span text:style-name="T849">ую</text:span>ся чечётк<text:span text:style-name="T849">у</text:span>… её нежные голые руки начинают <text:span text:style-name="T849">полнеть</text:span>, платьице укорачиваться—кто-то там дурачится с освещением? Но припухлости бесполого младенческого жирка не изменили её глаз: они остались как и были: насмешливыми, тёмными, её собственными…. </text:p>
      <text:p text:style-name="Text_20_body">Много аплодисментов и алкогольных «браво!» когда это всё же кончилось. Танац воздерживается, отечески покачивая головой, огромные брови насуплены: «Ей никогда не стать женщиной, если оно так и продолжится….» </text:p>
      <text:p text:style-name="Text_20_body">– А теперь, <text:span text:style-name="Emphasis">liebling</text:span>,– Маргрета с редкой для неё и несколько фальшивой улыбкой,– давай послушаем <text:span text:style-name="Emphasis">Зверушки-печенюшки в Супе у Меня</text:span>. </text:p>
      <text:p text:style-name="Text_20_body">– Супер Зверюшка в Моей Печенюшке,– выкрикивает юморист из толпы. </text:p>
      <text:p text:style-name="Text_20_body">– Нет,– стонет ребёнок. </text:p>
      <text:p text:style-name="Text_20_body">– Бианка— </text:p>
      <text:p text:style-name="Text_20_body">– Хватит, сука!– Высокий каблук звякает о сталь палубы. Это игра.– Мало ты меня опозорила? </text:p>
      <text:p text:style-name="Text_20_body"><text:soft-page-break/>– Вижу, что мало,– бросившись к дочери хватает её за волосы и трясёт. Девочка падает на колени, вырываясь, стараясь убежать. </text:p>
      <text:p text:style-name="Text_20_body">– О, бесподобно,– кричит дама тесака для мяса.– Грета её накажет. </text:p>
      <text:p text:style-name="Text_20_body">– Как бы и <text:span text:style-name="T1">мне</text:span> хотелось,– бормочет броская девушка мулатка в платье без бретелек, задевая щеку Слотропа длинным мундштуком с бриллиантами пока атласное бедро прошелестало поперёк его ляжки. Кто-то подал Маргрете стальную линейку и эбонитовый Имперский стул. Она валит Бианку себе на колени, вздёргивает платье и нижнюю юбку повыше, стаскивает белые кружевные панталоны. Прекрасные дев<text:span text:style-name="T849">очковые</text:span> ягодицы восходят как луны. Нежная расселина сжимается и расслабляется, резинки подвязок сдвигаются и растягиваются на взбрыки ног Бианки, шёлковые чулки попискиваю друг о друга, эротично и различимо теперь, когда зрители затихли и нашли к чему приложиться, руки прижа<text:span text:style-name="T849">ты</text:span> к грудям и <text:span text:style-name="T849">гениталиям</text:span>, кадыки <text:span text:style-name="T850">по</text:span>драгивают, языки в пробежке по губам… где старая мазохистка и статуя, которую Слотроп знал в Берлине! Грета словно <text:span text:style-name="T850">бы выплёскивает </text:span><text:s/>теперь всю боль скопившуюся в минувшие недели на обнажённый зад ребёнка, кожа настолько нежно-гладкая, что белая разметка сантиметров с цифрами отпечатыва<text:span text:style-name="T850">е</text:span>тся зеркально-обёрнут<text:span text:style-name="T850">ой</text:span> в красных полосах после каждого удара, перекрещиваясь, искажая перекошенной матрицей боли плоть Бианки. Слёзы льются ручьями по её осунувшемуся и покрасневшему лицу, смывая косметику, брызгая на бледный ящеричный верх туфлей её матери… волосы её рассыпались до палубы, тёмные, с щепоткой семян-жемчужинок. Девушка мулатка упёрлась спиной о Слотропа, ухватив в пригоршню его вскочивший хуй, который покрыт всего лишь чьими-то брюками со складками. Все тут типа как возбудились, Танац сидит на стойке бара, а его пока ещё не вытащенный член охватывает ртом один из Вендов в белых перчатках. Два официанта, опустившись коленями на палубу вылизывают сочные гениталии блондинки в винном бархатном платье, которая тем временем страстно ёлзает языком по высоким сияющим Французским каблукам пожилой дамы в лимонной органди занятой застегиванием серебряных наручников с войлочным подбоем на своём спутнике, майоре Югославской артиллерии в парадной форме, что стоит на коленях, уткнув нос и язык между исхлёстанных ягодиц длинноногой балерины из Парижа, которая придерживает своё платье для него покорными кончиками пальцев, а её подружка, высокая Шведская разведёнка в кожаном корсете плотной вязки и в чёрных Русских сапогах, расстёгивает <text:span text:style-name="T850">на ней </text:span>верх платья и изощрённо начинает сечь её оголённые груди стеблями полдюжины роз, красных, как капельки проступающей крови, что скоро начинают скапывать с её затверделых сосков в жадный рот второго Вен<text:span text:style-name="T850">е</text:span>да, которого дрочит удалившийся от дел Голландский банкир, сидя на палубе, туфли и носки его только что сняты парой миленьких школьниц, близняшек, фактически, в одинаковых платьях цветущей <text:span text:style-name="Emphasis">voile</text:span>, большой палец каждой его ступни вставлен сейчас в пушистую бороздку, а <text:span text:style-name="T850">сами </text:span>они <text:span text:style-name="T850">про</text:span>тянулись поверх его ног, целуя его мохнатое брюхо, симпатичные близняшные ягодицы приподняты принять в свои анальные отверстия хуи двух официантов, которые недавно, если припоминаешь, выхлёбывали ту сочную блондинку в бархатном платье, по течению реки Одер, где-то всё ещё там…. </text:p>
      <text:p text:style-name="Text_20_body">Что касается Слотропа, он кончает тем, что кончает между трепещущих грудей девушки из Вены с волосами цвета шкуры львицы и изумрудными глазами <text:span text:style-name="T850">в обрамлении</text:span> ресниц <text:s/>пушисты<text:span text:style-name="T850">х словно</text:span> мех, его сперма выплёскивается до ямки на её выгнутом горле и между всех алмазов её <text:soft-page-break/>колье, горящих из дали времён сквозь дымку его семени—и такое <text:span text:style-name="T1">ощущение</text:span>, во всяком случае, будто все кончили вместе, хотя как может такое быть? Он всё же п<text:span text:style-name="T850">ри</text:span>мечает, что не участвовал похоже, помимо Энтони и Стефании, лишь Японский представитель, сидевший в одиночестве, на верхней палубе, наблюдая. Не мастурбируя или чего-то ещё, а просто наблюдая, наблюдая реку, ночь…. ну, их трудно раскусить, сам знаешь, этих Япошек. </text:p>
      <text:p text:style-name="P216">Происходит общий отвал от отверстий, чуть погодя выпивка, приём <text:span text:style-name="T850">наркотиков</text:span> и болтовня возобновляются и многие начинают <text:span text:style-name="T851">отбредать</text:span> прочь поспать. Тут и там остаются подзадержавшиеся парочки и троечки. Саксофонист саксофона-тенора вставил раструб своего инструмента между ляжек матроны с<text:span text:style-name="T851">и</text:span>мпатичного вида в солнцезащитных очках, да, солнцезащитные очки посреди ночи, Слотроп тут угодил в довольно дегенеративную компанию, это точно—саксофонист наяривает «Чатануга Чу Чу» и эти вибрации заводят её просто без предела. Девушка с громадным муляжом члена из стекла с мальками пираньи плавающими внутри декадентски лавандовой среды, забавляется между ягодиц дородного трансвестита в чулках-сеточке и пальто крашеного собол<text:span text:style-name="T851">я</text:span>. Черногорскую графиню ебут одновременно в шиньон и в пуп пара восьмидесятилетних ветеранов в одних только сапогах и при этом ведут обмен своего рода техническими замечаниями, которые смахивают на церковную Латынь. </text:p>
      <text:p text:style-name="Text_20_body">До восхода ещё несколько часов, солнце ещё внизу, за непостижимыми низинными равнинами России. Туман сползается и моторы сбавляют ход. Затонувшие обломки проскальзывают под килем белого корабля. Трупы с весны застрявшие в обломках колышутся и поворачиваются когда <text:span text:style-name="Emphasis">Анубис</text:span> проплывает сверху. Под бушпритом, золочёный шакал, единственное существо на борту, которому дано видеть сквозь туман, уставился вперёд, вниз по реке, к Свинемюнде.</text:p>
      <text:p text:style-name="P406"><draw:frame draw:style-name="fr2" draw:name="Image49" text:anchor-type="paragraph" svg:width="6.9252in" svg:height="0.3661in" draw:z-index="49"><draw:image xlink:href="Pictures/1000000000000B720000009B428C9716555D8079.png" xlink:type="simple" xlink:show="embed" xlink:actuate="onLoad" loext:mime-type="image/png"/></draw:frame></text:p>
      <text:p text:style-name="P406">Слотропу тут приснился Ландадно, где он провёл дождливый отпуск однажды, накачиваясь горьким с дочкой буксирного шкипера. Где также Льюис Кэрол написал <text:span text:style-name="Emphasis">Алису в Стране Чудес</text:span>. Потому и поставили памятник Белому Кролику в Ландадно. Белый Кролик вёл серьёзный и <text:s/>реш<text:span text:style-name="T853">ительны</text:span>й разговор со Слотропом, но приближаясь к пробуждению он забыл его, как обычно. Теперь <text:span text:style-name="T853">вот </text:span>лежит уставясь на валы и подшипники над головой, колен<text:span text:style-name="T853">а</text:span> труб в азбесто-изоляции, трубопроводы, датчики, баки, консоли контроля, фланцы, муфты, задвижки, и на все дебри их теней. Тут чертовски шумно. Солнечный свет проникает через люки и это должно означать, что уже утро. Тут он уголком глаза улавливает промельк красного. </text:p>
      <text:p text:style-name="Text_20_body">– Только не говори Маргрете. Пожалуйста.– Это Бианка. Её волосы распущены до бёдер, щёки размазаны, глаза горят.– Она убьёт меня. </text:p>
      <text:p text:style-name="Text_20_body">– Который час? </text:p>
      <text:p text:style-name="Text_20_body">– Солнце давным-давно взошло. Зачем тебе время? </text:p>
      <text:p text:style-name="Text_20_body">Зачем время. Хмм. Может ещё поспать, тут. –«Твоя мать на тебя злится или что?» </text:p>
      <text:p text:style-name="P221"><text:soft-page-break/>– О, она <text:span text:style-name="T853">совсем с ума сошла</text:span>, только что обвинила меня в любовной связи с Танацем. <text:span text:style-name="T57">Безумие</text:span>, <text:s text:c="2"/>конечно, <text:span text:style-name="T860">мы </text:span>добрые <text:span text:style-name="T1">друзья</text:span>, но и только… если б она уделяла мне хоть чут<text:span text:style-name="T853">очку</text:span> <text:s/>внимани<text:span text:style-name="T853">я</text:span>, то знала бы. </text:p>
      <text:p text:style-name="P217">–<text:span text:style-name="T853">Но</text:span> заднице твоей <text:s/><text:span text:style-name="T853">о</text:span>на уж точно уделила там внимание, <text:span text:style-name="T853">малышка</text:span>. </text:p>
      <text:p text:style-name="Text_20_body">– Ой-о-ёй,– приподнимая своё платье, оборачиваясь так, чтобы следить за Слотропом через плечо.– Я до сих пор <text:span text:style-name="T1">чувствую</text:span>. С<text:span text:style-name="T853">ильно видно</text:span>? </text:p>
      <text:p text:style-name="Text_20_body">– Тебе придётся подойти поближе. </text:p>
      <text:p text:style-name="Text_20_body">Она движется к нему, улыбаясь, вытягивая ступню на каждый шаг. –«Я смотрела как ты спишь. Ты очень симпатичный, знаешь. Мать ещё говорила, что ты жестокий». </text:p>
      <text:p text:style-name="Text_20_body">– А вот проверим,– он склоняется мягко куснуть в одну из щёк её зада. Она выкручивается, но не отходит. </text:p>
      <text:p text:style-name="Text_20_body">– Мм. Тут этот зиппер, ты бы…– Она поёживается, вертится пока он расстёгивает её, красная тафта соскальзывает вниз и в сторону, а там, ясное дело, один или два лавандовых подтёка начинают проступать на её заднице, безукоризненной формы, гладкой словно сливки. При всём её малолетстве, она затянута ещё и в крохотный чёрный корсет, что стягивает её талию до диаметра <text:span text:style-name="T853">коньячной </text:span>бутылки и выталкивает юные грудки кверху маленькими белыми полумесяцами. Атласные подвязки украшенные замысловато порнографической вышивкой спускаются по каждой ляжке держать чулки с верхом в отделке из тёмного Алансонского кружева. Обнажённые тыльные стороны её ног мягко трутся о лицо Слотропа. Он начинает осыпать их широкими прикусами энтузиаста задниц, одновременно дотягиваясь к переду поиграть губками пизды и клитором, маленькие ступни Бианки топочут в нервном танце, пока он рассеивает засосы, красные туманности, по её чувствительным местам. Она пахнет мылом, цветами, потом, пиздой. Её волосы рассыпались до уровня глаз Слотропа, шелковистые и чёрные, секущиеся кончики <text:span text:style-name="T854">перешёптываются</text:span> на пояснице её белой спины двигаясь в и из поля зрения, словно дождь… она развернулась и опустилась на колени расстегнуть его брюки со складками. Склоняясь, закладывая волосы себе за уши, девочка берёт залупу Слотропова хуя в свой накрашенный рот. Глаза её поблескивают сквозь папоротник ресниц, мышата детских рук бегают по его телу, расстёгивая, лаская. Такой хрупкий ребёнок: её горло, сглатывая, звенит стоном, пока он стискивает её волосы, выкручивает… она знает о нём всё наперёд. Знает точный момент, когда надо убрать свой рот и подняться, Парижские туфли-шпильки без задников расставлены по бокам от него, покачиваясь, волосы мягкой волной сбегают вперёд обрамляя её лицо, повторяются темнотой корсета обрамляющего её лобок и живот. Вскинув голые руки, маленькая Бианка поднимает свои длинные волосы, встряхивает своей головкой пустить колышущуюся гриву вдоль спины, затем заострённые кончики пальцев движутся вниз, медленно, заставляя его дожидаться, вниз по атласу, по всем блестящим крючочкам и кружеву, к её ляжкам. Потом лицо её, округлённое младенческой пухлостью, её огромные оттенённые ночью глаза устремляются вниз и, сгибая колени, она направляет его член в себя, опуска<text:span text:style-name="T854">ясь</text:span> медленно, мучительно, пока он заполняет её, натягивает полностью…. </text:p>
      <text:p text:style-name="P218"><text:soft-page-break/>И что-то, э, типа <text:span text:style-name="T1">забавное</text:span>, тут случается. Не то чтобы Слотропу <text:span text:style-name="T854">сразу же и</text:span> до<text:span text:style-name="T854">шло</text:span>, пока всё про<text:span text:style-name="T854">исходит</text:span>—уже попозже <text:span text:style-name="T854">он врубится</text:span>, что <text:s/>был—возможно это прозвучит странно, но он был вроде как, на самом деле, <text:span text:style-name="T1">внутри своего собственного хуя</text:span>. Если тебе под силу такое представить. Да, внутри главенствующего органа, <text:span text:style-name="T854">целиком</text:span>, все колониально побочные ткани забыты и брошены на их собственное усмотрение, его руки и ноги словно бы вплетены в сосуды и жилы, его сперма ревёт всё громче и громче, приготовляясь извергнуться, где-то там ниже его ног… тёмно-бордовый и вечерний пиздосвет достигает его одиночным лучом сквозь отверстие над головой, отражаясь в прозрачных соках струящихся вверх вокруг него. Он заточён. Всё, вот-вот кончит, кончит невероятно, а он беспомощен тут, в это<text:span text:style-name="T860">м</text:span> героическо<text:span text:style-name="T860">м</text:span> <text:s/>взрывно<text:span text:style-name="T860">м</text:span> <text:s/><text:span text:style-name="T57">заскоке</text:span>… красная плоть откликается эхом… необычайное ощущение <text:span text:style-name="T1">ожидания взлёта</text:span>…. </text:p>
      <text:p text:style-name="Text_20_body">Она спешит, его прелестная наездница, запрокинув лицо, сотрясается сверху донизу, мышцы верха ляжек напряглись как канат, детские груди вытиснулись из её одёжки… Слотроп притягивает Бианку к себе за её соски и кусает каждый очень крепко. Охватив руками его шею, обнимая его, она начинает кончать, и он тоже, их собственный потоп вздымает его и его ожидания, из глазка на вершине башни и в неё, в небывалом взрыве прикосновения. Оглашение пустоты, чем ещё могло это быть, если не царственным гласом самого Агрегата? </text:p>
      <text:p text:style-name="P219">Где-то в их <text:span text:style-name="T862">замершем</text:span> соитии, её сердце колотится, синичка в снегу, её волосы, занавешивают, скрывают оба их лица, язычок на его висках и веках снова и снова, шелковистые ноги трут его бока, прохладная кожа её туфлей на его ногах и щиколотках, лопатки приподымаются на спине словно крылья всякий раз, как она его обнимает. Что это было? Слотропу кажется, что сейчас он заплачет. </text:p>
      <text:p text:style-name="Text_20_body">Они в объятиях друг друга. Она <text:span text:style-name="T855">сказала</text:span>, что они должны скрыться. </text:p>
      <text:p text:style-name="Text_20_body">– Конечно, только нужно выбрать момент, чтобы где-то сойти. Свинемюнде, или ещё где. </text:p>
      <text:p text:style-name="Text_20_body">– Нет. Мы можем скрыться. Я ребёнок, я умею прятаться. Я и тебя могу спрятать. </text:p>
      <text:p text:style-name="Text_20_body">Он знает, что она может. Он знает. Прямо здесь, прямо сейчас, под косметикой и прихотливым нижним, она <text:span text:style-name="T57">есть</text:span>, любовь, невидимость…. Для Слотропа это <text:span text:style-name="T855">большое </text:span><text:s/>открытие. </text:p>
      <text:p text:style-name="P219">Но её руки зашевелились у него на шее, встревоженно. И есть от чего. Конечно, он побудет тут, но в <text:span text:style-name="T855">завершение</text:span> уйдёт, и оттого его <text:span text:style-name="T855">следует</text:span> причисл<text:span text:style-name="T855">я</text:span>ть, в конце концов, к пропавшим безвести <text:s/>в Зоне. Посох Папы Римского так и останется навсегда бесплодным, подобно нерасцветшему хую Слотропа. </text:p>
      <text:p text:style-name="Text_20_body">Поэтому, когда он выпутывается, то делает это нелепо. Он <text:span text:style-name="T855">исполняет</text:span> формальности от<text:span text:style-name="T855">быт</text:span>ия, прививки от забывчивости, визы на выезд со штампами любовных укусов… но о <text:span text:style-name="T855">том чтоб вернуться</text:span> он уже и думать забыл. Поправив галстук-бабочку, отряхнув шёлковые лацканы пиджака, застегнув брюки, вернувшись в униформу дня, он поворачивается к ней спиной и взбирается вверх по лестнице. Последний миг соприкосновения их взглядов уже оста<text:span text:style-name="T855">лся</text:span> позади…. </text:p>
      <text:p text:style-name="Text_20_body">Одна, коленками на крашеной стали, как и её мать, она знает , что ужас явится в разгаре дня. И так же как у Маргреты, худшие из её видений чёрно-белые. Каждый день она чувствует <text:soft-page-break/>приближение к самому краю чего-то. Ей часто снится одно и то же путешествие: поездка на поезде, между парой знаменитых городов, в освещении той самой перламутровой морщинистост<text:span text:style-name="T855">и</text:span>, что в фильмах предполагает дождь за окном, В Пульмановском вагоне, диктует свою историю. Она чувствует себя способной наконец-то пересказать собственный ужас, передать всё ясно, сделать понятным для других. Это может удержать, не дать ей ступить за грань, в серебристо-солёную тьму смыкающуюся в тяжкой замедленности на кромке её сознания… когда она выныривала из окраин себя, в тёмных пространствах её же неопознанные волосы неясно вырисовывались <text:span text:style-name="T855">словно</text:span> присутствие…. В её обрушившихся башнях колокола её бьют сейчас в набат под ветром. Истрёпанные верёвки болтаются либо хлещут где её коричневым капюшоны не проскальзывать уж больше над камнем. Её ветер её не позволяет приблизиться даже пыли. Вокруг состарившийся свет дня: поздний, холодный. Ужас <text:span text:style-name="T855">в </text:span>самый слепящий послеполуденный час… паруса в море слишком далеки и крохотны, чтоб иметь хоть какое-то значение… вода слишком пронизана сталью и холодом…. </text:p>
      <text:p text:style-name="Text_20_body">Этот её взгляд—эти всё глубже налагаемые узы—уже разбил провидческое сердце Слотропа: разбил уже и разбил, этот же самый взгляд мелькал, когда он гнал мимо, всё дальше прочь в сумерки замшелой, <text:span text:style-name="T855">искрошенной</text:span> колонии, от тощих туманящихся цилиндров на бензоколонках, жестяных щитов Мокси васильковых и горько-сладких как и привкус, пристыдить состарившиеся бока амбаров, на них оглядываются <text:span text:style-name="T855">с</text:span>веряя <text:span text:style-name="T855">со </text:span>сколько в <text:span text:style-name="T855">Те</text:span> раз<text:span text:style-name="T855">ы</text:span>, в зеркале заднего вида, каждый из которых слишком внутри металла и сгорания, <text:span text:style-name="T856">придавая</text:span> планам на день больше <text:span text:style-name="T856">значимости</text:span>, чем чему-то, <text:span text:style-name="T856">что </text:span><text:s/>мо<text:span text:style-name="T856">жет</text:span> приключиться нежданно, по Закону Мёрфи, прин<text:span text:style-name="T856">е</text:span>ся, возможно, спасение…. <text:span text:style-name="T856">Пропадают</text:span>, <text:span text:style-name="T856">раз за разом</text:span>, мимо бедн<text:span text:style-name="T859">яги</text:span> Бекета <text:span text:style-name="T859">у</text:span>топленного из-за размытой дамбы, вверх и вниз по коричневым как колея склонам, мехграбли ржавеющие дни напролёт, серо-лиловое небо <text:span text:style-name="T856">потемнело</text:span> как жёванная резинка, туман начинающий <text:span text:style-name="T856">прочерчивать</text:span> тире в воздухе, целясь к востоку, четверть, полдюйма… она взглянула на него один раз, конечно же, он ещё помнит, от конца стойки в обеденной забегаловке, дым гриля накладывался на окна терпеливо, на фон дождя для клетчатой, нахохленной, протекающей пригоршни пространства внутри, от музыкального автомата частое мигание под бле<text:span text:style-name="T856">ющий</text:span> тромбон, флейты и кларнеты рассаживают ноты свинга в самое оно между тишью средней точки и следующим битом, па (хм), па (хм), па до того в самое оно, что явно же чуть забегает, <text:span text:style-name="T856">однако,</text:span> <text:span text:style-name="T856">ощущалось</text:span> будто отстаёт, вы оба на разных концах стойки это чувствовали, чувствовали, что ваш возраст заносит вас в новый вид времени, которое <text:s/>позвол<text:span text:style-name="T856">яет</text:span> <text:span text:style-name="T856">не замечать остального</text:span>, бесстыдные ожидания стариков следящих сквозь двухфокусность и мокротное равнодушие, следящих как вы, свингуя, дрыгаете в яму миллионами, ровно столько миллионов, сколько нужно…. Конечно, Слотроп потерял её, и продолжал терять её—так заведено в Америке—из окон в автобусах Грейхунд заворачивая в наклонную каменистость, зелёную и сложенную за вязами за пределы восприятия, либо, в более зловещем смысле, нарочно (когда-то знал ты значение этих слов), уехала она, не беспокоясь, слишком принадлежа Им, и не бывать уж бежевому летнему призраку <text:span text:style-name="T856">на</text:span> <text:span text:style-name="T1">её</text:span> обочин<text:span text:style-name="T856">е</text:span> дороги…. </text:p>
      <text:p text:style-name="Text_20_body">Покинула Слотропа с его городскими рефлексами и в его носках Гарвардской команды—на обоих оказались красные круги наручников, кандалы из комиксов (хотя та книга комиксов не покупная, случайно найдена в почти наступившей ночи одним из попрыгунчиков на песчаной отмели в Беркшире. Имя героя—или существа—Диск Солнечных Часов. Картинки никогда не <text:soft-page-break/>показывали его—или это—достаточно долго, чтобы понять. ДСЧ влетел(о), ДСЧ вылетел(о), появляясь «сквозь вихрь», из чего читатель понимал «против какого-то течения, более или менее широкого и вертикального: некая стена в постоянном движении»—по ту сторону был иной мир, где Диск Солнечных Часов ворочал делами, которые вообще никому не понять). </text:p>
      <text:p text:style-name="P220"><text:span text:style-name="T857">Разлучены</text:span>, да эти <text:span text:style-name="T857">разлучены как надо</text:span>. Ещё как. Чересчур приблизиться и станет больно возвращать её. Но <text:span text:style-name="T857">остаётся</text:span> эта зацикленность на Эвридике, это <text:span text:style-name="T1">возвращение её обратно из</text:span>… хотя насколько легче было бы просто оставить её там, в зловонном карбиде и канареечном супе дыхания и выйти, и утешиться настолько, чтоб<text:span text:style-name="T857">ы расходоваться</text:span> лишь на сносный дубликат—«Зачем выводить её обратно? Зачем стараться? Тут разница всего лишь между реальной крышкой гроба и той, что ты для Них чертишь». Нет. <text:span text:style-name="T857">Разве он</text:span> может поверить в это? Им только и надо, чтоб он в это поверил, но как он может? Разницы нет между крышкой гроба и её изображением, всё верно, вся их <text:s/>экономика основана на <text:span text:style-name="T1">этом</text:span>… но она должна быть больше, чем просто изображением, чем продуктом, чем обещанием оплаты…. </text:p>
      <text:p text:style-name="Text_20_body">Из всех её предполагаемых отцов—Макс Шлепциг <text:span text:style-name="T857">с</text:span> массовк<text:span text:style-name="T857">ой</text:span> в масках с одной стороны стрекочущей плёнки, Франц Пёклер и наверняка другие пары рук трудящихся через ткань штанов, на том сеансе <text:span text:style-name="Emphasis">Alpdrücken</text:span>, с другой—Бианка ближе всего, в этот последний момент возможности здесь под палубами за спиной того хищного шакала, ближе всего к тебе, пришедшему в слепящем цвете, <text:span text:style-name="T857">при</text:span>сутул<text:span text:style-name="T857">ивш</text:span>емуся на своём сиденье, <text:span text:style-name="T857">которому </text:span>ни разу не <text:span text:style-name="T857">грозило</text:span> ни по прямой, ни по диагонали за весь вечер, ты, чь<text:span text:style-name="T861">ё</text:span> отлуч<text:span text:style-name="T861">ение</text:span> от водно-белой любви её матери абсолютна, ты, один, <text:span text:style-name="T857">бормочущий</text:span> <text:span text:style-name="T1">знаю я их</text:span>, <text:span text:style-name="T861">пропущен</text:span>, хихикающий <text:s/><text:span text:style-name="T1">и </text:span><text:span text:style-name="T58">я туда же</text:span>, не<text:span text:style-name="T861">способный</text:span>, прикидывающий <text:span text:style-name="T858">может</text:span> <text:span text:style-name="T1">как</text:span><text:span text:style-name="T59">ую</text:span><text:span text:style-name="T1">-нибудь проститутк</text:span><text:span text:style-name="T59">у</text:span>… Она выбирает тебя, из всех. Ты никогда её не увидишь. Так что кто-то должен был тебе сказать. </text:p>
      <text:p text:style-name="P407"><draw:frame draw:style-name="fr2" draw:name="Image50" text:anchor-type="paragraph" svg:width="6.9252in" svg:height="0.3661in" draw:z-index="50"><draw:image xlink:href="Pictures/1000000000000B720000009B428C9716555D8079.png" xlink:type="simple" xlink:show="embed" xlink:actuate="onLoad" loext:mime-type="image/png"/></draw:frame></text:p>
      <text:p text:style-name="P408">На полдороге вверх по лесенке, Слотропа пугает яркий ряд зубов из тёмного люка. –«Я смотрел. Надеюсь вы не обижаетесь—» Похоже опять тот Йип, который представляется как мичман Моритури из Импер<text:span text:style-name="T863">атор</text:span>ского флота Япон<text:span text:style-name="T863">ии</text:span>. </text:p>
      <text:p text:style-name="Text_20_body">– А и я...– с чего это Слотроп заговорил с ковбойской оттяжкой?– видал тя как смотришь… <text:span text:style-name="T1">прошлой ночью</text:span>, мистер…. </text:p>
      <text:p text:style-name="Text_20_body">– Вы думаете, что я вуайер. Да, думаете. Но это не так. Меня не возбуждает, <text:span text:style-name="T864">то есть</text:span>. Но когда смотрю на людей, мне уже не так одиноко. </text:p>
      <text:p text:style-name="Text_20_body">– Ну, лады, мичман… дак чё тада ты… не присодиняисся? <text:span text:style-name="T1">Они</text:span> <text:span text:style-name="T864">за</text:span>всегда рады… в компании. </text:p>
      <text:p text:style-name="Text_20_body">– Да, ради Бога,– лучится одной из тех многогранных Япошных улыбок, как это они умеют,– тогда б мне стало <text:span text:style-name="T1">ещё</text:span> тоскливее. </text:p>
      <text:p text:style-name="Text_20_body">Столы и стулья расставлены под оранжево-красными полосами тента на корме, Слотроп и Моритури почти одни наверху, если не считать нескольких девушек в купальниках, что ловят солнце пока есть. Облачная громада собирается прямо по курсу. Слышится громыханье вдалеке. Воздух оживляется. </text:p>
      <text:p text:style-name="Text_20_body"><text:soft-page-break/>Стюарт приносит кофе, сливки, кашу и свежие апельсины. Слотроп взглядывает на кашу с сомнением. –«Я буду»,– Моритури ухватывает тарелку. </text:p>
      <text:p text:style-name="Text_20_body">– О, конечно,– Слотроп теперь замечает какие у этого Йипа широкие усы,– Ага, ага. Я тя вычислил. Кашелюб! Стыдобище. Скрытый Англофил—вон как краснеешь.– Показывает пальцем и орёт ха, ха, ха. </text:p>
      <text:p text:style-name="Text_20_body">– Ты меня раскрыл. Да, да. Шесть лет я был не за тех. </text:p>
      <text:p text:style-name="Text_20_body">– Ни разу не пробовал переметнуться? </text:p>
      <text:p text:style-name="Text_20_body">– И узнать что вы за люди? Чёрт возьми! Что если фил поменялся бы на фоба? Что мне тогда <text:span text:style-name="T864">оставалось</text:span> бы делать?– Он хихикает и сплёвывает апельсиновое зёрнышко за борт. <text:span text:style-name="T864">В общем,</text:span> он про<text:span text:style-name="T864">ходил</text:span>л пару недель обучения в школе Камикадзе на той Формозе, но его отчислили. Что-то связанное с заходом на цель. –«У меня, ну, никак не получался правильный заход»,– вздыхает он.– «Вот и послали опять сюда, через Россию и Швейцарию. На этот раз при Министерстве Пропаганды».– Большую часть дня он отсиживал фильмы Союзных Сил, выбирая из чего можно нарезать плёнку где Ось смотрелась бы хорошей, а противная сторона плохой.– «Всё, что знаю о Великобритании почерпну<text:span text:style-name="T864">то</text:span> в тех просмотров. </text:p>
      <text:p text:style-name="Text_20_body">– Похоже тут ты не один, кому Германское кино свихнуло мировосприятие. </text:p>
      <text:p text:style-name="Text_20_body">– Это, конечно, про Маргрету. Чтоб ты знал, мы так и встретились! Общий знакомый на студии Ufa. Я отдыхал в Бад Карме—как раз перед вторжением в Польшу. Тот городок, где ты к нам присоединился. Он был курортом. Я смотрел как ты упал в воду. Потом забрался на борт. Ещё я смотрел как Маргрета смотрит на тебя. Пожалуйста, не обижайся, Слотроп, но тебе наверно лучше держаться от неё подальше какое-то время. </text:p>
      <text:p text:style-name="Text_20_body">– Какие обиды. Я и сам знаю тут творится что-то жуткое.– Он рассказывает Моритури про случай в <text:span text:style-name="Emphasis">Sprudelhof</text:span> и о бегстве Маргреты от привидения в чёрном. </text:p>
      <text:p text:style-name="Text_20_body">Мичман кивает, угрюмо, подкручивая один ус так, что тот саблей <text:span text:style-name="T864">направлен</text:span> <text:span text:style-name="T864">ему в</text:span> глаз. –«Она не сказала тебе из-за чего? Чёрт, Джек, тебе лучше знать….» </text:p>
      <text:p text:style-name="P78">Рассказ <text:span text:style-name="T864">М</text:span>ичмана Моритури </text:p>
      <text:p text:style-name="P222">Войны умеют опережать дни незадолго до своего начала. Оглядываясь назад, замечаешь массу шума и давления. Но у нас рефлекс забывать. <text:span text:style-name="T864">За</text:span>тем, чтоб война <text:span text:style-name="T864">приобретала</text:span> бы б<text:span text:style-name="T111">о́</text:span>льшую зн<text:span text:style-name="T111">а́</text:span>чимость, да, но всё же… разве не легче увидеть скрытые механизмы в дни подводящие к событию? Появляются расстановки, что-то ускоряется… и зачастую края могут приподыматься, мельком, мы видим то, что нам не полагалось…. </text:p>
      <text:p text:style-name="Text_20_body">Маргрету пробовали уговорить <text:span text:style-name="T865">на переезд</text:span> в Голливуд. Она поехала, но неудачно. Ролло встретил её по возвращении, не допустить, чтобы случилось худшее. На месяц он конфисковал все острые предметы, следил, чтобы высоко не поднималась, и прятал химические препараты, поэтому спала она совсем мало. Впадала в дрёму, <text:span text:style-name="T865">чтоб</text:span> вски<text:span text:style-name="T865">нуться</text:span> в истерике. Боялась заснуть. Боялась, что не будет знать как ей вернуться. </text:p>
      <text:p text:style-name="Text_20_body"><text:soft-page-break/>Ролло не слишком-то был умён. Он хотел как лучше, но, промучавшись с нею месяц, почувствовал, что с него хватит. Вообще-то, все<text:span text:style-name="T865">х</text:span> удив<text:span text:style-name="T865">ило</text:span>, что он продержался так долго. Грета была передана Зигмунду вряд ли выздоровевшей, но без <text:span text:style-name="T865">явно</text:span> выраженного ухудшения. </text:p>
      <text:p text:style-name="Text_20_body">Проблемой с Зигмундом стало место, где он тогда жил, продуваемое насквозь, зубчатое безобразие над маленьким озером в Баварских Альпах. Часть сооружения должно быть датировалось временем падения Рима. Вот куда Зигмунд привёз её. </text:p>
      <text:p text:style-name="Text_20_body">Она где-то подцепила мысль, будто она отчасти Еврейка. Дела в Германии тогда, как всякому известно, обстояли очень плохо. Маргрета была в ужасе что «её найдут». Ей слышалось Гестапо в малейшем дуновении прошелестевшего рядом сквозняка через любую из тысячи трещин упадка. Зигмунд целыми ночами пытался убедить её, что показалось. Ему это удавалось не лучше, чем Ролло. Примерно в это время и начались её симптомы. </text:p>
      <text:p text:style-name="Text_20_body">При всей психогенности этих болей, тиков, сыпей и тошнот, мучилась она понастоящему. Иглотерапевты прибывали дирижаблем из Берлина, стучась посреди ночи со своими бархатными ларчиками полными золотых иголок. Венские аналитики, Индийские святые, Баптисты из Америки маршировали в и из замка Зигмунда, цирковые гипнотизёры и Колумбийские <text:span text:style-name="Emphasis">curanderos</text:span> спали на ковре перед камином. Ничего не помогало. Зигмунд всё больше тревожился и вскоре не меньше Маргреты <text:span text:style-name="T865">заимел предрасположенность</text:span> к галлюцинациям. Наверное именно она предложила Бад Карму. Курорт в то лето пользовался репутацией благодаря своей грязи, тёплой и жирной грязи со следами радия, чёрной как смоль, мягко пузырящейся. Ах. Любой страдавший подобными недугами может представить её надежду. Та грязь излечит что угодно. </text:p>
      <text:p text:style-name="Text_20_body">Где были все в то лето накануне Войны? В снах. Курорты тем летом, в лето посещения Бад Кармы мичманом Моритури, переполнялись толпами лунатиков. В Посольстве для него не было дела. Ему предложили отпуск до сентября. Он знал, должно быть, что-то назревает, но просто отправился в отпуск в Бад Карму—день за днём пил Пильзенское <text:span text:style-name="Emphasis">Urquelle</text:span> в кафе над озером в Шатровом Парке. Он был чужаком, <text:span text:style-name="T865">чаще всего</text:span> полупьян, тупо упивш<text:span text:style-name="T865">ись</text:span> пивом, и он едва мог изъясняться на их языке. Но то, что он видел, должно быть творилось по всей Германии. Предумышленное безумие. </text:p>
      <text:p text:style-name="Text_20_body">Маргрета и Зигмунд прогуливались по тем же дорожкам в тени магнолий, сидели в креслах-качалках на концертах патриотической музыки… в дождь занимали себя карточной игрой в одном из публичных залов их <text:span text:style-name="Emphasis">Kurhaus</text:span>’а. По вечерам они смотрели фейерверки—фонтаны, пенящиеся искрами ракеты, жёлтые взрывы звёзд в вышине над Польшей. Тот онейрический сезон…. И не было никого на всех курортах прочесть хоть что-то в огненных знаках. Это просто весёлые огоньки, нервические словно фантазии, что перебрасывались из глаза в глаз, пробегая по коже как страус<text:span text:style-name="T865">ин</text:span>ые веера за 50 лет до этого. </text:p>
      <text:p text:style-name="Text_20_body">Когда впервые заметил Зигмунд её исчезновения, или когда они для него начали выходить за рамки обычного? У неё всегда была наготове благовидная отговорка: медицинская процедура, случайная встреча давнего знакомого, задремала в грязевых ваннах, утратив чувство времени. Возможно этот не<text:span text:style-name="T866">уро</text:span>чный сон и вызвал его подозрения в конце концов, после того, что ему пришлось вынести из-за её неусыпимости на Юге. Никак не под впечатлением историй про <text:soft-page-break/>детей в местной газете, нет ещё. Зигмунд прочитывал лишь заголовки, да и то изредка, убить время. </text:p>
      <text:p text:style-name="Text_20_body">Моритури видел их часто. При встречах они раскланивались, обменивались <text:span text:style-name="Emphasis">Heil Hitler</text:span>’ами, и мичману доставалась пара минут поупражняться в Немецком. Кроме официантов и барменов, они были единственными людьми с кем он говорил. Возле теннисных кортов, в очереди к залу источника под тенью колоннады, у плавательного бассейна, на поединке цветов, <text:span text:style-name="T866">на</text:span> Венецианском праздни<text:span text:style-name="T866">ств</text:span>е, Зигмунд и Маргрета почти не менялись, он со своей—Моритури привык считать её Американской, улыбкой вокруг янтарного чубука его угасшей трубки… голова как Рождественский орнамент во плоти… как давно это было… она в жёлтых очках и в её шляпах как у Гарбо. И только цветы менялись у неё день ото дня: ипомея, цвет миндаля, наперстянка. Моритури привык предвкушать эти ежедневные встречи. Его жена и дочери ровно на противоположной стороне планеты, сам он сослан в страну, что угнетала его и сбивала с толку. Ему нужна была учтивость посетителей зоопарка, словарный запас разговорника. Он знает, что и сам тут за диковинку не менее любопытную. Своей Европейской лощёностью они его все зачаровывали: старые дамы в белом плюмаже на их шезлонгах, ветераны Великой Войны словно умиротворённые гиппопотамы отмокающие в стальных ваннах, их изнеженные секретари пронзительно перекликаются на Шпрудельштрассе, а вдали под арками лип и каштанов слышится неумолчно рычащий углекислый газ в бульканье источника, исходящего из смеси в огромных сотрясающихся сферах… Но Зигмунд и Маргрет очаровывали его больше всех. –«Они казались такими же <text:span text:style-name="T866">чужими</text:span> там, как и я. У каждого из нас есть антенны, не так ли, опознавать своих….» </text:p>
      <text:p text:style-name="Text_20_body">Однажды до полудня, случайно, он встретил Зигмунда, одного, статуя в твиде опершись на <text:span text:style-name="T866">свою</text:span> тросточку перед Ингаляториумом, с видом заблудившегося, некуда идти, да и желания нет. Не сговариваясь, <text:s text:c="2"/>они <text:span text:style-name="T866">разом заговорили друг с другом</text:span> разговор. Время пришло. Вскоре они зашагали, пробираясь в толпе больных чужаков, пока Зигмунд рассказывал о своих проблемах с Гретой, её Еврейской фантазии, её исчезновениях. За день до этого он поймал её на лжи. Она пришла очень поздно. Руки тряслись мелкой дрожью, что никак не унималась. Он начал замечать подробности. Её туфли перемазанные чёрной грязью. Шов на её платье растянулся, едва не лопнул, хотя она теряла в весе. Но ему не хватило смелости выяснить напрямую. </text:p>
      <text:p text:style-name="Text_20_body">Для Моритури, читавшего газеты, связь выскочила сразу же как монстр из шипящих пузырьков в <text:span text:style-name="Emphasis">Trinkhalle</text:span>, но у него не хватало слов, Немецких или каких-либо ещё, рассказать Зигмунду, и Моритури, Пивной Мичман, начал следить за ней. Она никогда не оглядывалась, но знала, что он неподалёку. На еженедельном балу в<text:span text:style-name="Emphasis"> Kursaal</text:span>, он ощутил, впервые, отчуждённость разъединившую их всех. Маргрета, глаза, которые он привык видеть скрытыми за стеклом противосолнечных очков, теперь обнажённые, жутко горели, не <text:span text:style-name="T866">c</text:span>водились и на миг <text:span text:style-name="T866">c</text:span> него. Оркестр <text:span text:style-name="Emphasis">Kursaal</text:span>’а играл номера из <text:span text:style-name="Emphasis">Весёлой Вдовы</text:span> и <text:span text:style-name="Emphasis">Тайн Сюзанны</text:span>, старомодная музыка, и всё же, когда её отрывки нашли его годами позже на улице, по радио, они тут же вернули неописуемый привкус той ночи, они втроём на краю глубины, которую никому не измерить… некая прощальная миниатюра Европейских тридцатых, которых он никогда не знал… наряду с той, где у него определённая комната, салон во второй половине дня: худощавые девушки в платьях, тушь вокруг глаз у всех, мужчины с лицами выбритыми так гладко, учтивость <text:soft-page-break/>кинозвёзд… тут уже не опереточная, а бальная музыка, усложнённая, баюкающая, чуть «осовременена», с элегантным вплетен<text:span text:style-name="T863">и</text:span>ем новомодных музыкальных фраз… комната эта наверху, куда заглядывает предвечерний свет солнца, глубокие ковры, голоса не произносящие ничего весомого, ничего усложнённого, улыбки так понимающи и снисходительны. В то утро он проснулся в мягкой постели, предвкушая вечер в кабаре с танцами под популярные песни любви исполняемые именно в таком манерно изысканном стиле. Его послеполуденный салон с его слезами украдкой, с дымом, с осторожной страстью, служил промежуточной станцией между удобным утром и комфортной ночью: это была Европа, это был задымленный городской страх смерти и, всего опаснее, это были легко читаемые глаза Маргреты, оставленные без ответа в <text:span text:style-name="Emphasis">Kursaal</text:span>, чёрные глаза в той гуще драгоценностей и кивающих Генералов, с рычанием <text:span text:style-name="Emphasis">Brodelbrunnen</text:span> за дверями, заполняющим паузы в музыке как машины, что вскоре заполнят небо. </text:p>
      <text:p text:style-name="P409">На следующий вечер, Моритури следил за ней в последний раз. Вдоль <text:span text:style-name="T870">основного</text:span> русла, под привычные деревья, мимо пруда с Германскими золотыми рыбками, <text:s/>напомина<text:span text:style-name="T867">вший</text:span> ему о доме, через площадки для гольфа, где последни<text:span text:style-name="T867">е</text:span> белоусы<text:span text:style-name="T867">е</text:span> игроки дня пробивались через тенёта и ловушки, их клюшконосцы в аллегорической постойке смирно в сиянии заката, вяз<text:span text:style-name="T867">ан</text:span>ки клюшек Фашистским силуэтом….Сумерки опустились на Бад Карму в тот вечер горячечно бледные: горизонт Библейской катастрофы. Маргрет была одета во всё чёрное, шляпа с вуалью покрывала почти все её волосы, сумка переброшена на длинном ремешке через плечо. Пока возможный пункта назначения сбегался в один, пока Моритури впутывался в силки, которые ночь начинала набрасывать на него, пророчество <text:span text:style-name="T867">пере</text:span>полнило его словно речной ветер: где она и бывала при своих исчезновениях, а дети из тех заголовков были— </text:p>
      <text:p text:style-name="P223">Они вышли на край прудка чёрной грязи: это подземное присутствие, древнее как Земля, отчасти замкнутое там на Курорте и в имени данном…. Жертвой должен стать мальчик за<text:span text:style-name="T867">игр</text:span>авшийся, когда все ушли. Волосами его был холодный снег. Моритури мог слышать лишь обрывки <text:span text:style-name="T867">произносимого</text:span> ими. Мальчик <text:span text:style-name="T867">с</text:span>начал<text:span text:style-name="T867">а</text:span> её не боялся. Может не узнал её из своих снов. Это было бы его единственной надеждой. Но они сделали это невозможным, его Германские надсмотрщики. Моритури стоял неподалёку в своей униформе, выжидая, расстёгивая китель, чтобы мог двигаться, хотя он не хотел. Наверняка это <text:s/>они повторяли прерванное действо из более раннего времени…. </text:p>
      <text:p text:style-name="Text_20_body">Её голос начал повышаться, а у мальчика дрожать. –«Ты был в изгнании слишком долго». Это прозвучало <text:span text:style-name="T867">щелчком</text:span> в полумгле.– «Иди домой, со мною,»– вскрикнула она,– «обратно к своему народу». Тут он попытался убежать, но её рука, её рука обтянутая перчаткой, её лапа с когтями метнулась и схватила его за руку.– «Ошмёток Еврейского дерьма. Не пытайся сбежать от меня». </text:p>
      <text:p text:style-name="Text_20_body">– Но...– однако под конец поднимаясь, в дерзком вопросе. </text:p>
      <text:p text:style-name="Text_20_body">– Ты знаешь кто я, тоже. Мой дом есть формой Света,– переходя теперь в бурлеск, с <text:span text:style-name="T867">чрезмерным</text:span> Еврейским акцентом, актёрски фальшивым,– я обхожу весь народ рассеянный по лику Земли, отыскивая заблудших детей. Я есть Израиль. Я есть Шехина, царица, дочь, невеста, и мать Бога. И я заберу тебя обратно, ты черепок разбитого сосуда, даже если придётся тащить тебя за твой маленький обрезанный член— </text:p>
      <text:p text:style-name="Text_20_body">–<text:span text:style-name="Emphasis"> Нет</text:span>… </text:p>
      <text:p text:style-name="Text_20_body"><text:soft-page-break/>Так что мичман Моритури совершил единственный за свою карьеру героический поступок. Он даже не отмечен в его деле. Она схватила упирающегося мальчика, <text:span text:style-name="T867">второй</text:span> рукой в перчатке между его ног. Моритури бросился вперёд. Какой-то миг они раскачивались <text:span text:style-name="T867">едиой</text:span> группой. Серая Нацистская статуя: могла бы называться «Семья». Никакой Греческой неподвижности: нет, они <text:span text:style-name="T1">шевелились</text:span>. <text:span text:style-name="T867">И р</text:span>еч<text:span text:style-name="T867">и</text:span> не <text:span text:style-name="T867">было </text:span>о бессмертности. В этом-то и отличие. Ограниченность существования, ничто не длится за пределы восприятия—никакой передачи последующим поколениям. Обречен<text:span text:style-name="T868">о,</text:span> как <text:span text:style-name="T868">случай</text:span> с д’Анунцио в Фиоме, как сам Рейх, как <text:span text:style-name="T868">несчастное</text:span> создание, от которой мальчик теперь вырвался и убежал в сгустившийся вечер. </text:p>
      <text:p text:style-name="Text_20_body">Маргрета рухнула у края широко разлившейся тьмы. Моритури стоял рядом на коленях, пока она плакала. Это было ужасно. То, что привело его туда, что разгадало и вмешалось так автоматически, теперь уснуло снова. Его рефлективное, его языковое, должностное и униформированное «я» вновь обрело свои права. Дрожа, стоял он на коленях, в большем испуге, чем за всю свою жизнь. Она вела при их возвращении на Курорт. </text:p>
      <text:p text:style-name="P224">Она и Зигмунд оставили Бад Карму в ту же ночь. Возможно мальчик был слишком напуган, угасающий свет слишком слаб, у самого Моритури могли быть слишком сильные покровители, потому что, Бог свидетель, он был там виден очень хорошо—но к нему не пришли из полиции. –«<text:span text:style-name="T868">А </text:span>самому <text:span text:style-name="T868">м</text:span>не и в голову не пришло обратиться. Сердцем, я понимал, что она убивала. Можете меня осуждать за это. Но мне было ясно на что я бы её отдал, и всё <text:span text:style-name="T868">за</text:span>кончилось бы так же, в официальном заключении, или как <text:span text:style-name="T868">уж </text:span>есть, понимаете». Следующим днём было 1-е сентября. У детей уже не осталось возможности исчезать загадочно. </text:p>
      <text:p text:style-name="P224"/>
      <text:p text:style-name="Text_20_body">День потемнел. Дождь заплёвывает под тент. Тарелка с кашей так и осталась нетронутой перед Моритури. Слотроп обливается потом глядя на остатки апельсина. –«Послушай»,– озарило вдруг его пытливый ум,– как же с Бианкой, теперь? Она в безопасности с той Гретой, как думаешь?» </text:p>
      <text:p text:style-name="Text_20_body">Почёсывая свои большущие усы: «Что ты имеешь ввиду? Ты спрашиваешь, можно ли её спасти?» </text:p>
      <text:p text:style-name="Text_20_body">– О, чик-трак, старый Йип, брось— </text:p>
      <text:p text:style-name="Text_20_body">– Слушай, от чего можешь <text:span text:style-name="T1">ты</text:span> спасти её?– <text:span text:style-name="T868">Изучающий</text:span> взгляд лишает Слотропа равновесия. Дождь <text:span text:style-name="T868">во всю</text:span> барабанит по тенту, <text:span text:style-name="T871">шприцует</text:span> ясным кружевом по краям. </text:p>
      <text:p text:style-name="Text_20_body">– Но погоди-ка. Та <text:span text:style-name="T1">женщина</text:span> вчера, в том <text:span text:style-name="Emphasis">Sprudelhof</text:span>— </text:p>
      <text:p text:style-name="Text_20_body">– Да. И помни, Грета тоже видела как ты вылез из реки. Теперь <text:span text:style-name="T868">взвесь</text:span> весь <text:span text:style-name="T868">фольклор</text:span> этих людей на тему радиоактивности—у этих кочевников по курортам, сезон за сезоном. Это же благодать. Это святые воды Лурда. Эта загадочная радиация, что лечит столько всякой всячины—вдруг это предельное исцеление? </text:p>
      <text:p text:style-name="Text_20_body">– Э... </text:p>
      <text:p text:style-name="P224">– Я посмотрел на её лицо, когда ты поднимался на борт. Я был с ней на краю одной из радиоактивных ночей. Я знаю что она увидела на этот раз. Одного из тех детей—сохранён, <text:soft-page-break/>вскормлен грязью, радием, рос сильнее <text:span text:style-name="T868">и </text:span><text:span text:style-name="T256">выше</text:span>, пок<text:span text:style-name="T868">уд</text:span>а медленно, вязко и медленно, течение несло его под землёй, год за годом, став мужчиной, он вышел к реке, покинул её чёрную радиацию, чтоб вновь найти её, Шехину, невесту, царицу, дочь. И мать. Матерински заботливую, как укрывающая грязь и мерцающая урановая смолка— </text:p>
      <text:p text:style-name="Text_20_body">Почти над самой головой, гром вдруг взрывается слепящим яйцом грохота. Где-то внутри взрыва, Слотроп пробормотал: « Брось дурить». </text:p>
      <text:p text:style-name="Text_20_body">– Хочешь рискнуть и убедиться? </text:p>
      <text:p text:style-name="Text_20_body">Кто это вообще, а, ну, <text:span text:style-name="T1">конечно</text:span>, это мичман Япошка так вот уставился на меня. Но где руки Бианки, её беззащитный рот…. –«Ладно, через пару дней мы будем в Свинемюнде, так?»– болтаешь, чтоб <text:s/>от<text:span text:style-name="T868">тяивать</text:span>—<text:span text:style-name="T868">да</text:span> вылазь уже из-за стола, ты, жопа— </text:p>
      <text:p text:style-name="Text_20_body">– Мы так и будем <text:span text:style-name="T868">лишь</text:span> просто двигаться, только и всего. <text:span text:style-name="T868">Под</text:span> кон<text:span text:style-name="T868">ец</text:span> не имеет значения. </text:p>
      <text:p text:style-name="Text_20_body">– <text:span text:style-name="T868">С</text:span>лушай, у тебя ведь дети, как можешь такое говорить? Это всё, что тебе надо: «просто двигаться»? </text:p>
      <text:p text:style-name="Text_20_body">– Я хочу, чтобы война на Тихом океане закончилась и я смог бы вернуться домой. Сейчас сезон сливовых дождей, Бай-у, когда все сливы созревают. <text:span text:style-name="T869">Всё чего я</text:span> хочу, <text:span text:style-name="T869">это</text:span> быть с Мичико и нашими детьми и, оказавшись там, никогда больше не покидать Хиросиму. Думаю тебе бы там понравилось. Это город на Хонсю, на Острове Моря, очень красивый, совершенен <text:s text:c="2"/>своим<text:span text:style-name="T869">и</text:span> размерам<text:span text:style-name="T869">и</text:span>, достаточно велик для городских развлечений, достаточно <text:span text:style-name="T869">и </text:span>для безмятежности <text:span text:style-name="T869">необходимой</text:span> человеку. <text:span text:style-name="T869">А</text:span> эти люди не возвращаются, они покидают свои дома, понимаешь— </text:p>
      <text:p text:style-name="Text_20_body">Но один из тех узлов крепящих отягчённый дождём тент к его раме подался, белая бечёвка раз<text:span text:style-name="T869">кручи</text:span>вается торопливо, хлеща кругами по дождю. Тент провисает воронкой, <text:span text:style-name="T869">выхлёстывая</text:span> дождевую воду на Слотропа и Моритури, и они убегают на нижние палубы. </text:p>
      <text:p text:style-name="Text_20_body">Они разделяются в толпе недавно поднявшихся гуляк. В голове Слотропа теперь нет ничего кроме мысли найти Бианку. В конце прохода за роем пустых лиц он различает Стефанию в белом джемпере и брюках, <text:span text:style-name="T869">та </text:span>подзывает его. Уходит минут пять, чтобы протолкаться к ней, за это время он успевает подхватить коктейль Алекзандер, вечернюю шляпу, объявление пришлёпнутое ему на спину. Призыв <text:span text:style-name="T869">ко</text:span> все<text:span text:style-name="T869">м</text:span> кто прочтёт, на Нижне-Померанском, пнуть Слотропа, пятна от губной помады трёх оттенков бардового, и Чёрную Итальянскую мадуро, которую кто-то уже заботливо для него раскурил. </text:p>
      <text:p text:style-name="Text_20_body">– Можете прикидываться душой праздника,– приветствует его Стефания,– но меня не проведёшь. Под этой развесёлой маской лицо Ионы. </text:p>
      <text:p text:style-name="Text_20_body">– Это вы, э, про, э— </text:p>
      <text:p text:style-name="Text_20_body">– Это я про Маргрету. Она заперлась в туалете. В истерике. Никто не <text:span text:style-name="T869">в состоянии</text:span> выманить её. </text:p>
      <text:p text:style-name="Text_20_body">– И <text:span text:style-name="T1">я</text:span> понадобился вам. Как насчёт Танаца? </text:p>
      <text:p text:style-name="Text_20_body">– Танац исчез, и Бианка тоже. </text:p>
      <text:p text:style-name="Text_20_body">– О, блядь. </text:p>
      <text:p text:style-name="Text_20_body"><text:soft-page-break/>– Маргрета думает вы с ней убежали. </text:p>
      <text:p text:style-name="Text_20_body">– Не я.– Он вкра<text:span text:style-name="T869">т</text:span>це передаёт повесть мичмана Моритури. Часть её пыла, напористости, улеглась. Она прикусывает ноготь. </text:p>
      <text:p text:style-name="Text_20_body">– Да, ходили слухи. Зигмунд, перед тем как пропал, делал намёки, <text:span text:style-name="T869">достаточные чтоб</text:span> расщекотать любопытство в людях, но без деталей. В своём обычном стиле. Послушайте, Слотроп. Думаете, что-то грозит Бианке? </text:p>
      <text:p text:style-name="Text_20_body">– Попробую разобраться.– Тут его прерывает быстрый пинок в зад. </text:p>
      <text:p text:style-name="Text_20_body">– Не повезло тебе,– крякает голос за спиной,– только я, из всех кто на борту, умею читать на Нижне-Померанском. </text:p>
      <text:p text:style-name="Text_20_body">– Я всего лишь хо<text:span text:style-name="T869">чу</text:span> бесплатно добраться в Свинемюнде. </text:p>
      <text:p text:style-name="Text_20_body">Но, как замечает Стефания: «Бесплатно отвозят только в одно место. Начинайте отрабатывать за свой проезд. Идите к Маргрете». </text:p>
      <text:p text:style-name="Text_20_body">– Вы хотите, чтобы я—да, ладно. </text:p>
      <text:p text:style-name="Text_20_body">– Мы не хотим, чтоб<text:span text:style-name="T869">ы</text:span> что-нибудь случилось. </text:p>
      <text:p text:style-name="Text_20_body">Один из Общих Распорядков на этом судне. Ничего не должно случ<text:span text:style-name="T869">а</text:span>ться. Ладно, Слотроп вежливо вставляет остатки своей сигары между губ <text:span text:style-name="Emphasis">Mme</text:span>. Прокаловска и оставляет её попыхивать е<text:span text:style-name="T869">ю</text:span>, с кулаками в вязаных карманах джемпера. </text:p>
      <text:p text:style-name="P225">Бианки нет в машинном отделении. Он обходит всё в подрагивающем свете лампочек, среди масс упакованных асбестом, ожёгшись пару раз, где слезла изоляция, заглядывая в бледные закоулки, тени, не помешало б самому заизолироваться тут. Ничего кроме механизмов, шума. Он направляется к лесенке. Обрывок красного ждёт его там… нет, <text:span text:style-name="T869">всего лишь</text:span> её платье с его персональным семенем всё ещё на подоле… эта гремящая влажность тут сохранила. Он опускается на корточки, держа наряд, вдыхая её запах. Я ребёнок, умею прятаться и я могу спрятать тебя. –«Бианка»,– зовёт он.– «Выходи». </text:p>
      <text:p text:style-name="Text_20_body">Сплотившимися у двери в туалет, находит он сортимент высокосветских бездельниц и пьянчуг, загородивших проход вместе с россыпью бутылок и стеклодувных изделий, помимо усевшихся кружком клиентуры кокаина, пташки-кристаллики вспархивают в леса волосни в их носах с острия золотого кинжала с рубинами. Слотроп проталкивается, опирается на дверь и зовёт Маргрету по имени. </text:p>
      <text:p text:style-name="Text_20_body">– Убирайся. </text:p>
      <text:p text:style-name="Text_20_body">– Тебе не надо выходить. Просто впусти меня. </text:p>
      <text:p text:style-name="Text_20_body">– Я знаю кто ты. </text:p>
      <text:p text:style-name="Text_20_body">– Пожалуйста. </text:p>
      <text:p text:style-name="Text_20_body">– Они очень умные, подослали тебя под видом бедного Макса. Но тут ничего не выйдет. </text:p>
      <text:p text:style-name="Text_20_body">– Я больше не с Ними. Клянусь. Ты нужна мне Грета.– Брехня. Чего ради? </text:p>
      <text:p text:style-name="Text_20_body"><text:soft-page-break/>– Тогда Они убьют тебя. Убирайся. </text:p>
      <text:p text:style-name="Text_20_body">– Я знаю где Бианка. </text:p>
      <text:p text:style-name="Text_20_body">– Что ты с ней сделал? </text:p>
      <text:p text:style-name="Text_20_body">– Просто—может всё-таки впустишь?– После целой минуты молчания, она <text:s/>таки открывает.– Пара любителей поразвлечься пытаются тоже вломиться, но он захлопывает дверь и снова запирает. На Грете нет ничего кроме чёрной сорочки. Завитки чёрных волос лохматятся высоко на её ляжках. Лицо у неё белое, старое, осунувшееся. </text:p>
      <text:p text:style-name="Text_20_body">– Где она? </text:p>
      <text:p text:style-name="Text_20_body">– Прячется. </text:p>
      <text:p text:style-name="Text_20_body">– От меня? </text:p>
      <text:p text:style-name="Text_20_body">– От Них. </text:p>
      <text:p text:style-name="Text_20_body">Быстрый взгляд на него. Слишком много зеркал, лезвий, ножниц, огней. Слишком белых. </text:p>
      <text:p text:style-name="Text_20_body">– Но <text:span text:style-name="T1">ты</text:span> один из Них. </text:p>
      <text:p text:style-name="Text_20_body">– Прекрати, ты знаешь, что нет. </text:p>
      <text:p text:style-name="Text_20_body">– Это так. Ты поднялся из реки. </text:p>
      <text:p text:style-name="Text_20_body">– Ну, это потому, что я <text:span text:style-name="T1">туда упал</text:span>, Грета. </text:p>
      <text:p text:style-name="Text_20_body">– Значит Они тебя сделали. </text:p>
      <text:p text:style-name="Text_20_body">Он смотрит как она поигрывает, нервно, <text:s/>прядями своих волос. <text:span text:style-name="Emphasis">Анубис</text:span> начал малость покачиваться, но поднимающаяся в нём тошнота вступает в голову, а не в его желудок. Когда она заговаривает, тошнота начинает переполнять его: мерцающе-чёрный грязевый оползень тошноты…. </text:p>
      <text:p text:style-name="P410"><draw:frame draw:style-name="fr2" draw:name="Image51" text:anchor-type="paragraph" svg:width="6.9252in" svg:height="0.3661in" draw:z-index="51"><draw:image xlink:href="Pictures/1000000000000B720000009B428C9716555D8079.png" xlink:type="simple" xlink:show="embed" xlink:actuate="onLoad" loext:mime-type="image/png"/></draw:frame></text:p>
      <text:p text:style-name="P410">Мужчины всегда могли <text:span text:style-name="T199">просто</text:span> подойти и сказать ей кем она должна быть. Другие девушки её поколения вырастали спрашивая: «Кто я?» Для них это был вопрос исполненный борьбы и боли. Для Гретель тут едва ли даже был вопрос. В ней содержалось больше личностей, чем могла бы придумать что с ними делать. Некоторые из этих Гретель были всего лишь наилегчайшим наброском по поверхности—другие поглубже. <text:span text:style-name="T872">М</text:span>ноги<text:span text:style-name="T872">е имели</text:span> тот или другой невероятный дар, антигравитация, вещие сны… коматозные образы вокруг их лиц, <text:span text:style-name="T872">в </text:span>мерцающ<text:span text:style-name="T872">ем</text:span> <text:s/>воздухе: свет сам по себе <text:span text:style-name="T872">эти</text:span> слёзы <text:span text:style-name="T872">плача</text:span>, <text:span text:style-name="T872">излитые</text:span> <text:span text:style-name="T872">столь</text:span> стильным способом, пока её уносит через механистические города, метеоритные стены зависшие посреди воздуха, каждая выемка и проём пусты подобно кости, и <text:span text:style-name="T872">расторяющаяся</text:span> тень, что сияет чёрным вокруг всего… либо же <text:span text:style-name="T872">схвачена</text:span> в изумляющих положениях, в длинных платьях, бахрома и символика алхимии, вуали вьющиеся с кожаной шапочки с концентричной набивкой словно шлем велогонщика, потрескивающая <text:soft-page-break/>разрядами башня и обсидиановая спираль, проходы для странных летательных кораблей ныряющие под арки, торжественно, мимо лувров и гигантских плавников в тумане города…. </text:p>
      <text:p text:style-name="Text_20_body"/>
      <text:p text:style-name="Text_20_body">В <text:span text:style-name="Emphasis">Weisse Sandwüste von Neumexiko</text:span> она играла девушку-ковбоя. Первым делом её спросили: «Можешь ездить верхом?» –«Конечно»,– ответила она. В жизни не сходилась ближе, чем кюветы обочин в годы войны, ни с какой лошадью, но ей нужна была работа. Когда пришёл момент сесть в седло, ей и в голову не пришло испугаться зверя, что двигался меж её ляжек. Это был Американский конь по имени Змей. Объезженный или нет, он мог унести её, даже убить. Но они скакали по экрану полные Сагиттарианского огня, Гретель и тот жеребец, и улыбка ни разу не стёрлась с её лица. </text:p>
      <text:p text:style-name="Text_20_body"/>
      <text:p text:style-name="Text_20_body">Вот одна из сброшенных ею вуалей, тонкая белая накипь, едкий осадок от одной из недавних ночей в Берлине. –«Пока ты спал, я вышла из домика. Пошла на улицу, босиком. Я нашла труп. Мужчина. Недельная седая щетина и старый серый костюм…..» Он лежал неподвижный и очень белый за стеной. Она легла рядом и обняла. Подмораживало. Тело перекатилось к ней и складки оставались замёрзшими в материале. Она почувствовала как щетинистое лицо трётся о её щеку. Запах был не хуже, чем от холодного мяса в холодильнике. Она лежала, <text:span text:style-name="T872">обняв</text:span> его, до утра. </text:p>
      <text:p text:style-name="Text_20_body">– Расскажи мне как там у вас?– Что разбудило её? Топот ботинок на улице, ранний паровой экскаватор. Она едва слышала свой усталый шепоток. </text:p>
      <text:p text:style-name="Text_20_body">Труп отвечает: «Мы живём очень далеко под чёрной грязью. Добираться несколько дней». Хотя не получалось двигать его руками так же легко как у куклы, она <text:span text:style-name="T873">удавалось</text:span> заставить его говорить и думать в точности, как <text:span text:style-name="T873">она того</text:span> хо<text:span text:style-name="T873">чет</text:span>. </text:p>
      <text:p text:style-name="Text_20_body">На миг она задумалась—не совсем словами—не так ли точно чувствует <text:span text:style-name="T873">себя </text:span>её податливое сознание под пальцами Тех, кто… </text:p>
      <text:p text:style-name="Text_20_body">– Мм, там внизу уютно. Время от времени можешь разобрать что-то от Них—отдалённый рокот, силуэт предположения, докативши<text:span text:style-name="T873">е</text:span>ся сюда сквозь землю над головой… но ничего, никогда, слишком близко. Там настолько темно, что всякая вещь мерцает. Можем летать. Секса нет. Зато есть фантазии, даже такие, которые нам привычнее связывать с сексом—когда-то <text:s/>посредством <text:span text:style-name="T873">них</text:span> мы модулировали его энергию….</text:p>
      <text:p text:style-name="Text_20_body"/>
      <text:p text:style-name="Text_20_body">В роли ошеломлённой дебютантки Лотты Люстиг, она <text:span text:style-name="T873">во время</text:span> наводнения, принятая за посудомойку, оказалась в одной ванне с богатым плейбоем Максом Шлепцигом плывущей вниз по реке. Мечта любой девушки. Фильм назывался <text:span text:style-name="Emphasis">Jugend Herauf</text:span>! (беззаботная игра слов, конечно, на модной в то время фразе «<text:span text:style-name="Emphasis">Juden heraus</text:span>!»). Практически, все сцены в ванне снимались в студии—ей ни разу не пришлось плыть по реке в ванне с Максом, всё это делали дублёры, а в окончательной редакции остаются лишь неясные кадры издали. Фигуры затемнены и искажены, напоминают обезьян, и свет особого качества, вся сцена словно выгравирована на тёмном металле вроде свинца. Дублёром Греты был в частности Итальянский каскадёр по имени <text:soft-page-break/>Блаццо в длинном парике блондинки. У них был небольшой роман. Но Грета ни за что не ложилась с ним в постель пока не оденет тот <text:span text:style-name="T1">парик</text:span>! </text:p>
      <text:p text:style-name="P226">По реке хлещет дождь: слышатся приближающиеся пороги, пока ещё не <text:span text:style-name="T873">различимы</text:span>, но они <text:span text:style-name="T873">взаправдашние</text:span>, неизбежные. И дублёры оба переживают странный, щекочущий страх сейчас, что может быть они и впрямь потерялись, и там действительно нет камеры на берегу за тонкими серыми росчерками ив… вся съёмочная группа, звукотехники, подсобники, осветители уехали… или не приезжали <text:span text:style-name="T873">вовсе</text:span>… <text:span text:style-name="T873">а</text:span> чем это течение ударило о нашу белоснежную скорлупку? и что это был за стук, такой застылый и приглушённый? </text:p>
      <text:p text:style-name="Text_20_body"/>
      <text:p text:style-name="Text_20_body">Бианка обычно серебряная, или же никакого вообще цвета: тысячи раз снята, отцежена сквозь стекло, искажена и выправлена через фиолетово-кровоточащие интерфейсы <text:span text:style-name="Emphasis">Double</text:span> и <text:span text:style-name="Emphasis">Triple Protars, Schneider Angulons, Voigtländer Collinears, Steinheil Orthostigmats</text:span>, и<text:span text:style-name="Emphasis"> </text:span><text:span text:style-name="Emphasis"><text:span text:style-name="T172">даже</text:span></text:span><text:span text:style-name="Emphasis"><text:span text:style-name="T877"> </text:span></text:span><text:span text:style-name="Emphasis">Gundlach Turner-Reichs</text:span> ещё от 1895. Для Греты это душа её дочери всякий раз, неисчерпаемая душа…. Этот шарф единственного ребёнка, затянут на уровне талии, постоянно выбивается добычей для ветра. Называя её продолжением своей матери, напрашиваешься на едкий, разумеется, сарказм. Но прокатывает, время от времени, чтоб Грете виделась Бианка в других детях, призрачно как при двойной экспозиции… явно и очень даже явно в Готфриде, юном любимце и протеже капитана Блисеро. </text:p>
      <text:p text:style-name="Text_20_body">– Спусти на мне бретельки ненадолго. Тут достаточно темно? Смотри. Танац говорил, они светятся. Что он наизусть знает каждый. Они сегодня очень белые, нет? Хмм. Длинные и белые как паутина. И на заднице тоже есть. И по сторонам ляжек внутри….– Много раз, потом, когда кровь уже остановится и он протрёт спиртом, Танац сидел держа её поперёк своих коленей и читал шрамы на её спине, как цыганка читает ладонь. Шрам судьбы, шрам сердца. Крест кольца Соломона. Несметные богатства и фантазии! <text:span text:style-name="T873">На него находило</text:span> вдохновение, после порки. <text:span text:style-name="T873">До того</text:span> переполнялся мыслью, что <text:span text:style-name="T874">у них получится</text:span>, убегут. <text:span text:style-name="T875">А</text:span> засыпал прежде, чем озверение и надежда оставляли его совсем. Больше всего она любила его в эти моменты, засыпая, её обратная сторона горит огнём, его небольшая голова увесисто на её груди, пока ткань шрамов формир<text:span text:style-name="T875">уется</text:span> на ней в тишине, клетка за клеткой, посреди ночи. Она чувствовала себя почти в безопасности….</text:p>
      <text:p text:style-name="Text_20_body"/>
      <text:p text:style-name="P228">Всякий раз под плетью, <text:span text:style-name="T877">под ударом</text:span>, в своей беспомощности избежать, ей являлось одно и то же видение, только одно, <text:span text:style-name="T877">при</text:span> каждо<text:span text:style-name="T877">м</text:span> в<text:span text:style-name="T877">сплеске</text:span> боли. Глаз на вершине пирамиды. Город принесения жертв, с фигурами в одеяниях ржавого цвета. Тёмная женщина ожидает в конце улицы. Горестное лицо Дании в капюшоне склоняющееся над Германией. Вишнёво-красные угли сыпятся в ночи. Бианка в костюме Испанской танцовщицы поглаживает дуло пистолета…. </text:p>
      <text:p text:style-name="Text_20_body">Недалеко от одной площадки запуска ракет, в сосновых лесах, Танац и Гретель нашли дорогу, которой никто уже больше не пользовался. Куски покрытия всё ещё проступали тут и там среди зелёной поросли. Казалось, что если они будут держаться этой дороги, то выйдут к городу, к <text:soft-page-break/>станции, отдалённому поселению… совсем не ясно было что они найдут. Но место то будет давно покинутым. </text:p>
      <text:p text:style-name="Text_20_body"><text:span text:style-name="T878">Шли</text:span> держась за руки. Танац был одет в старый пиджак зелёной замши с накладками на рукавах. На Гретель её пальто верблюжьей шерсти и белый головной платок. Местами, иглы хвои засыпали старую дорогу настолько глубоко, что делали беззвучными их шаги. </text:p>
      <text:p text:style-name="Text_20_body">Они подошли к оползню, где много лет назад дорога была смыта. Гравий рассыпался, чёрный-с-белым, вниз по склону к реке, которую они слышали, но видеть не могли. Старый автомобиль, Ханномаг Шторм, свисал там, носом вниз, одна дверь распахнута. Лавандово-серая скорлупа металла начисто обглодана, как скелет оленя. Где-то в этих лесах присутствовало нечто сделавшее это. Они обошли обломки, страшась чересчур приблизиться к паутинно лопнувшему стеклу, к тяжкой смертоносности в тенях переднего сиденья. </text:p>
      <text:p text:style-name="Text_20_body">Вдали за деревьями виднелись остатки домов. Теперь свет как-то <text:span text:style-name="T876">приглушался</text:span>, хотя полдень ещё не наступал, а лес вокруг не стал гуще. Посреди дороги, показались гигантские какашки, выложенные скрутками как обрывки каната—тёмного, в узлах. Что могло оставить такое? </text:p>
      <text:p text:style-name="Text_20_body">В тот же миг она и Танац, оба осознали что часами шли через <text:span text:style-name="T876">развалины</text:span> громадного города, не древние руины, а разрушенные на протяжении их жизни. Впереди, тропа сворачивала, в деревья. Но что-то стояло теперь между ними и поворотом: невидимое, неощутимое… нечто <text:span text:style-name="T1">наблюдающее</text:span>. Оно говорило: «Ни шагу дальше. На этом всё. Ни одного. Уходите откуда пришли». </text:p>
      <text:p text:style-name="P227">Не<text:span text:style-name="T876">мыслим</text:span>о было продвигаться в это дальше. Ужас <text:span text:style-name="T876">объял</text:span> обоих. Они развернулись, чувствуя спинами это, и торопливо ушли. </text:p>
      <text:p text:style-name="P362">Вернувшись на <text:span text:style-name="Emphasis">Schußstelle</text:span>, они нашли Блисеро в крайней стадии его безумия. С древесных стволов у холодной полянки кора ободрана, они истекали бисером смолы от ракетных пусков. </text:p>
      <text:p text:style-name="Text_20_body">– Он мог изгнать нас. Блисеро <text:span text:style-name="T879">стал</text:span> местным божеством. Ему бы не понадобилось и кусочка бумаги. Но он хотел, чтоб все мы оставались. Давал нам лучшее, что было, постели, еду, спиртное, наркотики. Что-то намечалось, связанное с мальчиком Готфридом, это было так же несомненно как запах смолы, самое первое в каждое синее затуманенное утро. Но Блисеро ничего не говорил. </text:p>
      <text:p text:style-name="Text_20_body">Мы продвигались в Хит. Там были нефтеносные поля и почернелая почва.<text:span text:style-name="Emphasis"> Jabos <text:s/></text:span><text:span text:style-name="Emphasis"><text:span text:style-name="T165">пролетали выстроившись ромбом, охотились на нас. Блисеро превратился в какое-то животное… вервульф… но в глазах не сталось ничего человечьего: оно угасало, день за днём, заменялось серыми бороздами, красными венами расположенными не по-людски. </text:span></text:span><text:span text:style-name="Emphasis"><text:span text:style-name="T1">Острова</text:span></text:span><text:span text:style-name="Emphasis"><text:span text:style-name="T165">: слипшиеся острова на море. Иногда даже топографические линии, исходившие из общей точки. –«Это карта моей </text:span></text:span><text:span text:style-name="Emphasis">Ur-Heimat</text:span>»,– представь крик настолько тихий, что почти шёпотом,– «Королевство лорда Блисеро. Белые земли».– Мне вдруг стало ясно: он видел мир теперь<text:span text:style-name="T1"> мифическими регионами</text:span>: там были свои карты, с настоящими горами, реками и цветом. Он продвигался не по Германии. То было его особное пространство. Но он вёл всех нас с собою! Моя пизда набрякла кровью от опасности, от шансов нашего уничтожения, <text:span text:style-name="T879">в </text:span>упоительно<text:span text:style-name="T879">м</text:span> незнани<text:span text:style-name="T879">и</text:span> когда это произойдёт, потому что пространством и временем распоряжался Блисеро… Он не следовал дорогам, он не <text:soft-page-break/>пересекал мосты или поля. Мы плыли по Нижней Саксонии, от острова к острову. Каждая пусковая площадка становилась ещё одним островом, в белом море. Каждый остров имел свой пик, по центру… <text:span text:style-name="T879">являлся</text:span> ли он позицией самой Ракеты? моментом взлёта? Германская Одиссея. Который из островов окажется домом? </text:p>
      <text:p text:style-name="P229">Я всё забываю спросить Танаца что случилось с Готфридом. Танацу было позволено оставаться при батарее. Но меня увезли: в одном Испано-Суиза с самим Блисеро, в пасмурную погоду, на нефтехимический завод, что день за днём маячил на ободе <text:span text:style-name="T879">гигантского</text:span> колеса нашего горизонта, чёрные обрушенные башни вдали, друг возле друга, пламя постоянно вырывавшееся из одной трубы. Это был За́мок: Блисеро обернулся, собираясь что-то <text:span text:style-name="T879">проговорить</text:span>, и я произнесла «За́мок». Рот улыбнулся мельком, но <text:span text:style-name="T879">отсутствующе</text:span>, изморщиненные волко-очи ушли уже даже <text:span text:style-name="T879">вне таких</text:span> <text:span text:style-name="T880">прирученных</text:span> моменты телепатии, в пустыни своего звериного севера, к упорному выживанию на твёрдом краю смерти, которую я даже представить не в силах, тесные темницы с невообразимо тусклым проблеском внутри, жизнь за счёт льда или того меньше. Он называл меня Катье: «Вот увидишь, твоя маленькая хитрость не сработает. Теперь уже нет, Катье». Я не пугалась. Такое безумие мне было понятно, или галлюцинации о давно минувшем. Серебряный аист летел опустив крылья, разрезал ветер опущенным лбом, выпростав ноги с Прусским затылочным узлом позади: на его блестящих поверхностях теперь появились чёрные завихрения лимузинов и штабных машин на подъездной дорожке у здания заводоуправления. Я увидела маленький самолёт, двухместный, в конце парковки. Лица мужчин в <text:span text:style-name="T880">помещении</text:span> казались знакомыми. Я знала их по фильмам, в них <text:span text:style-name="T880">содержалась</text:span> власть и важность—то были значительные люди, но я узнала только одного: Генеральный Директор Смарагд, из Леверкузена. Пожилой человек с тростью, известный спиритуалист до войны, и казалось, даже теперь. «Грета»,– улыбнулся он потрагивая мою руку.– «Ах, мы все тут».– Но <text:s/>остальны<text:span text:style-name="T880">е</text:span> не <text:span text:style-name="T880">имели</text:span> и следа его шарма. Они все дожидались Блисеро. Встреча знати в За́мке. <text:span text:style-name="T880">Все</text:span> прошли в зал заседаний. Я осталась с помощником по фамилии Дроне, высокий лоб, седоватые волосы, постоянно поправляет галстук. Он смотрел мои фильмы, все до единого. Мы перешли на технические детали. Через окна зала заседаний мне было видно их за круглым столом с чем-то по центру. Что-то серое, пластмассовое, блестящее, свет <text:span text:style-name="T880">искрился по</text:span> его поверхностях. «Что это?»– спросила я, заигрывая к Дроне. Он отвёл меня за пределы слышимости для остальных. «Думаю, это для F-Gerät»,– прошептал он. </text:p>
      <text:p text:style-name="Text_20_body">– <text:span text:style-name="T1">F</text:span>?– грит Слотроп.– F-Gerät, ты уверена? </text:p>
      <text:p text:style-name="Text_20_body">– Какая-то буква. </text:p>
      <text:p text:style-name="Text_20_body">– S? </text:p>
      <text:p text:style-name="Text_20_body">– Ну, хорошо, S. Они как дети ещё не <text:span text:style-name="T880">научившиеся</text:span> говорить, с этими их словами, <text:span text:style-name="T880">которые</text:span> изобретают на каждом шагу. Мне это <text:span text:style-name="T880">по</text:span>казалось эктоплазмой—которую они заставили, объединёнными усилиями, материализоваться на столе. Ни <text:span text:style-name="T882">один</text:span> не шевелил губами. Это был сеанс. Я поняла тогда, что Блисеро перенёс меня <text:span text:style-name="T880">за</text:span> гран<text:span text:style-name="T880">ь</text:span>. Ввёл <text:s/>наконец-<text:span text:style-name="T880">то</text:span> в его род<text:span text:style-name="T880">ов</text:span>ое пространство без судорог боли. Я была свободна. Мужчины толпились позади меня в коридоре перекрыв путь обратно. Рука Дроне покрылась испариной у меня на рукаве. Он был дока в пластмассах. Щёлкнет ногтем по большой, явно Африканской, маске, приклонит ухо: <text:soft-page-break/>«Слышите? Настоящий отзвук Полистирола...»– и начинает изливать передо мной восторги тяжкой чашей из метилметакрилата, копией Святого Грааля… Мы были у башни реактора. Сильный запах растворителя пронизывал воздух. Прозрачные прутья какого-то пластика с шипением выходили из экструдера у подножия башни, в охлаждающие каналы, или в нарезку. В помещение было очень жарко. Мне представлялось что-то глубокое, чёрное и вязкое, поступающее на это производство. Снаружи раздавался звук моторов. Они разъезжаются? Зачем я тут? Пластмассовые змии ползли бесконечно влево и вправо. Эрекция моих сопровождающих <text:span text:style-name="T880">силилась</text:span> выползти в местах распахивания их одежд. Я могла делать что вздумается. Чёрные сияющие и глубокие. Я опустилась на колени и начала расстёгивать брюки на Дроне. Но двое других ухватили меня под руки и потащили в складское отделение. Остальные пришли следом, или вошли через другую дверь. Огромные занавеси стирола или винила, всех цветов, сплошных и прозрачных, свисали ряд за рядом над головой. Они переливались словно северное сияние. Я чувствовала, что где-то за ними присутствуют зрители, в ожидании начала чего-то. Дроне с людьми растянули меня на неподатливом матрасе из пластика. Все вокруг и я, смотрели на ясный обвал воздуха, или света. Кто-то произнёс «бутадиен», а мне слышалось <text:span text:style-name="T1">будто дева</text:span>… Пластик прошелестал и сомкнулся вокруг нас, окутывая нас, призрачно белым. Они сняли мою одежду и нарядили <text:s/>в экзотичный костюм из какого-то чёрного полимера, очень тесный в талии, открытый на рассохе. Казалось он живёт на мне. «Забудь про кожу, и про атлас»,– разливался Дроне.– «Это Imipolex, материал будущего». Я не могу описать его аромат, или как он ощущался—просто роскошь. Едва коснувшись, он вынудил мои соски встать торчком и вымаливать укусы. Мне хотелось ощутить его своей пиздой. Ничто из всего, что я когда-либо одевала, до или после этого, не возбуждало меня настолько, как Imipolex. Они обещали мне лифчики, сорочки, чулки, платья из такого же материала. Дроне нацепил гигантский член из Imipolex’а поверх собственного. Я тёрлась об него лицом, это было так упоительно…. Между ног моих разверзлась пропасть. Предметы, воспоминания, невозможно уже различить это всё, скатывались вниз <text:span text:style-name="T881">из</text:span> мо<text:span text:style-name="T881">ей</text:span> голов<text:span text:style-name="T881">ы</text:span>. Неудержимый поток. Я извергала всё это в некую пустоту… из моего омута, извиваясь, ярко расцвеченные галлюцинации лились… безделушки, обрывки диалогов, произведения <text:span text:style-name="Emphasis">d’art</text:span>… я избавлялась от всего этого. Не удерживала ничего. Было ли это «покорностью», тогда—от всего избавляться ? </text:p>
      <text:p text:style-name="Text_20_body">Не знаю как долго меня там держали. Я засыпала, просыпалась. Мужчины появлялись и пропадали. Время потеряло значение. В одно утро я оказалась снаружи завода, голая, под дождём. Там ничего не росло. Что-то свалено было огромным расходящимся веером на многие мили. Какие-то смолистые отходы. Мне пришлось прошагать весь путь до пусковой площадки. Там было пусто. Танац оставил записку, просил меня по<text:span text:style-name="T881">стар</text:span>аться попасть в Свинемюнде. Что-то явно <text:span text:style-name="T881">произошло</text:span> на площадке. На поляне царила тишь, которую мне случалось почувствовать лишь однажды. Однажды в Ме<text:span text:style-name="T881">кси</text:span>к<text:span text:style-name="T881">е</text:span>. В том году, как я ездила в Америку. Мы были там глубоко в джунглях. Подошли к лестнице из каменных ступеней, покрыты лианами, мхом, столетиями тления. Остальные поднялись на самый верх, но я не могла. Это было как в тот день с Танацем, в сосновом лесу. Я чувствовала молчание дожидавшееся меня наверху. Не их, а только меня одну… моя персональная тишь, за мной <text:s/>лично….</text:p>
      <text:p text:style-name="P363"><draw:frame draw:style-name="fr2" draw:name="Image52" text:anchor-type="paragraph" svg:width="6.9252in" svg:height="0.3661in" draw:z-index="52"><draw:image xlink:href="Pictures/1000000000000B720000009B428C9716555D8079.png" xlink:type="simple" xlink:show="embed" xlink:actuate="onLoad" loext:mime-type="image/png"/></draw:frame></text:p>
      <text:p text:style-name="P363"><text:soft-page-break/></text:p>
      <text:p text:style-name="P363">Наверху, на мостике <text:span text:style-name="Emphasis">Анубиса</text:span>, шторм лупит лапами громко по стеклу, большущие мокрые ласты беспорядочно хлещут из ночи <text:span text:style-name="T60">хрясь</text:span>! живая форма различима лишь на самой краешке радуги звука—нужно быть маньяком, или по крайней мере офицером польской кавалерии, чтобы стоять <text:span text:style-name="T883">так вызывающе</text:span> за <text:span text:style-name="T883">столь</text:span> хрупк<text:span text:style-name="T883">ой</text:span> тонк<text:span text:style-name="T883">ой перегородкой</text:span> <text:s/>и в упор <text:span text:style-name="T883">встречая взглядом</text:span> размах каждого удара. Позади Прокловски стрелка клинометра шатается туда-сюда следуя качке судна: маята маятника. Штормовое освещение сделало линии его лица чёрными, чёрными как его глаза, как фуражка вперёдсмотрящего нахлобученная так туго и нагло набекрень <text:span text:style-name="T883">через</text:span> борозд<text:span text:style-name="T883">ы</text:span> его лба. Гроздья света, чистого, глубокого, на физиономии радио устройства… мягко ширятся с диска пелоруса… льются через иллюминаторы на белую реку. Необъяснимо, день длился дольше, чем положено. Дневной свет угасал слишком много часов. Огоньки Святого Эльма начинают теперь <text:span text:style-name="T883">промелькивать</text:span> в корабельной оснастке. Шторм дёргает за <text:s/>канат<text:span text:style-name="T883">ы и тросы</text:span>, наполняя ночь под тучами <text:span text:style-name="T883">шумной </text:span>белизной, резкими спазмами. Прокловски курит сигару и изучает карту устья Одера. </text:p>
      <text:p text:style-name="Text_20_body">Всё это освещение. Следят ли Русские наблюдатели с берега, выжидая в дожде. Обсажен ли этот рукав дельты крошащимся карандашом, один бдительный Х рядом с Х следующим, по прозрачному полю Русского пластика, в паутине разметки забелившей Немецкие окна, перед которыми лучше никому н<text:span text:style-name="T883">е</text:span> стоять, где <text:span text:style-name="T883">фосфоресцирующая</text:span> трава рябит в прицелах, а люфт ощу<text:span text:style-name="T883">ти</text:span>мый в рычаге спуска невидимых зубьев это разница между промахом и попаданием…. Вацлав—неужто та точечка, что видится там, корабль вообще? В Зоне, в эти дни, подделкам нет конца—высокие всплески волн, крупные парящие птицы, настолько часты, что уже имеют обозначение в жаргоне операторов, безпризорные аэростаты, плавняк из других театров войны (Бразильские нефтяные бочки, ящики виски с трафаретным адресом Форт Лами), наблюдатели из других галактик, <text:span text:style-name="T883">обрывки</text:span> дыма, моменты высокого альбедо—нужные тебе цели распознать нелегко. Тут слишком много заковык для большинства переброшенных и недавних новобранцев. Только лишь бывалые наводчики всё ещё способны сохранять чувство соответствия: за вахты их Призывов, мигающий электронно зелёный того, что может всего лишь казаться, сперва, навсегда, они набрались понятия различать… научились визуальному милосердию. </text:p>
      <text:p text:style-name="Text_20_body">Насколько ожидаем <text:span text:style-name="Emphasis">Анубис</text:span> в этой дельте в эту ночь? Его расписание провалилось, по моде, неизбежно: он должен был миновать Свинемюнде недели тому назад, но Висла была под Советским запретом для белого корабля. Русские даже разме<text:span text:style-name="T884">ща</text:span>ли пост на борту какое-то время, покуда Анубийские дамы не заиграли тех до полного опупения—и пока тянулась долгая прокрутка Польской родины, через эти водные луга севера, радиограммы следовали по пятам, один день прямым текстом, на <text:span text:style-name="T884">следующий</text:span> кодом, начальная стадия неясной ситуации, колебания между молчанием палача и приёмом на ура. Имеются международные причины в пользу Дела <text:span text:style-name="Emphasis">Анубиса</text:span>, а также резоны против, споры продолжаются, заходят слишком далеко, чтоб уследить, и приказы меняются час от часу. </text:p>
      <text:p text:style-name="P230">В яростной качке, <text:span text:style-name="Emphasis">Анубис</text:span> движется к северу. Молнии вспыхивают по всему горизонту, и гром напоминает бывшим воякам на борту канонаду, предвестницу битвы, <text:span text:style-name="T884">по</text:span> которы<text:span text:style-name="T884">м</text:span> трудно <text:span text:style-name="T884">понять</text:span>: живы ли они ещё, или всё это только сон, и от него есть ещё шанс проснуться и броситься вперёд, на гибель…. Верхние палубы блестят скользко и голо. Отбросы вечеринки забили <text:soft-page-break/>шпигаты. Несвежий дым жира сочится из камбуза в дождь. Салон приготовлен для игры в баккара, а порнофильмы крутят в кочегарке. Вторая вечерняя вахта готова заступить. Белый корабль оседает, как душа керосиновой лампы зажжённой только что, в свою ночную рутину. </text:p>
      <text:p text:style-name="Text_20_body">Участники развлечения шатаются от носа до кормы, вечерние костюмы в солнечных розбрызгах блевотины. Дамы лежат под дождём, соски торчком и трепыхаются под промокшим шёлком. Официанты скользят на палубах с подносами Драмамина и бикарбоната. Блюющая аристократия развесилась по леерам. А вот и Слотроп показался, по лестнице вниз на главную палубу, его швыряет качкой между перил-верёвок, чувствует себя не слишком резвым. Он потерял Бианку. Прошёл суетливо по кораблю несколько раз туда и обратно, не может найти ни её, ни объяснения зачем было ему расста<text:span text:style-name="T884">ва</text:span>ться с нею утром. Это имеет значение, но насколько? Теперь, когда Маргрета выплакала ему над лирой без струн и горькой расселиной корабельного туалета, о её последних днях с Блисеро, он знает не хуже, чем и должен бы был, что это S-Gerät преследует его, а с ним ещё и бледная пластиковая вездесущность Ласло Джамфа. Что если он был ищущим и искомым, мало того что пойман на живца, и наживка тоже он <text:span text:style-name="T884">же</text:span>. Вопрос про Imipolex был подброшен ему, ещё в Казино Герман Геринг, в надежде, что тот распустится махровым цветом в полную <text:span text:style-name="Emphasis">Imipolectique</text:span> в свою полную мощь в Зоне—но Они знали, что Слотроп клюнет. Выглядит так, будто имеются под-Слотропные потребности, о которых Они знают, а он нет: это унизительно прежде всего, но теперь появился и более досадный вопрос, <text:span text:style-name="T61">А</text:span><text:span text:style-name="T1"> мне-</text:span><text:span text:style-name="T61">то что</text:span><text:span text:style-name="T1"> так сильно нужно</text:span>? </text:p>
      <text:p text:style-name="Text_20_body">Ещё даже месяц назад, пусть и <text:span text:style-name="T884">через</text:span> считанны<text:span text:style-name="T884">е</text:span> дни мира, он мог отследить путь обратно к тому сентябрьскому дню, к напрягшемуся хую в его штанах, что отчётливо подскочил, как палочка лозоходца, в попытке указать в небе что там зависло на всех и каждого. Лозоискательство Ракет это дар, и он обладал им, мучался им, в попытке наполнить своё тело до мельчайших пор и впадинок гудящей тягой к сексу… войти, наполниться… <text:span text:style-name="T884">нагонять</text:span>… показаться… начать выкрики… распахнуть руки ноги рот жопу глаза ноздри без надежды на милость намерений её, выжидающей в небе бледнее, чем тусклый продажный Иисус…. </text:p>
      <text:p text:style-name="Text_20_body">Но теперь некое пространство, против которого он не может двигаться, пролегло позади Слотропа, мосты, что могли привести обратно сожжены навеки. Он всё меньше опасается предать тех, кто верит в него. Чувство долга отодвигается с первого план. Наметился, фактически, общий спад эмоций, какая-то онемелость, что должна была бы его обеспокоить, но <text:span text:style-name="T884">почему</text:span>-то по фиг. </text:p>
      <text:p text:style-name="Text_20_body"><text:span text:style-name="T1">Не получается</text:span>… </text:p>
      <text:p text:style-name="Text_20_body">Обращения Русских врываются с треском по радио корабля, и статические разряды хлещут как потоки дождя. Огни начинают возникать на берегу. Прокаловски дёргает общий рубильник и полностью отключает свет на <text:span text:style-name="Emphasis">Анубисе</text:span>. Огни Святого Эльма <text:span text:style-name="T885">начнут</text:span> моментами приплясывать, срываясь с перекрестий, острых концов, трепыхаясь белизной как доносчики про опоры с антеннами. </text:p>
      <text:p text:style-name="Text_20_body">Белый кораблю, в камуфляже под шторм, проскользнёт мимо необъятной руины Штеттина. Дождь утихнет на миг слева по борту и откроет последнюю пару разрушенных кранов и обугленные склады, до того мокрые и <text:span text:style-name="T885">в</text:span> отблеска<text:span text:style-name="T885">х</text:span>, что можешь услышать их гарь, и запах начала <text:soft-page-break/>болот можешь почувствовать тоже, где никто не живёт. А потом берег снова станет невидимым, как и открытое море. Дельта Одера раздастся вокруг <text:span text:style-name="Emphasis">Анубиса</text:span>. Патрульных судов в эту ночь не будет. Барашки будут набегать, ударяя из темноты, и разбиваться ввысь о нос, и солёный поток стекать из пасти золочёного шакала… граф Вафна крениться на корме в одном лишь белом галстуке-бабочка, в руках пригоршни красных, белых и синих фишек, и он их никогда не обналичит… графиня Бибескью будет грезить в носовом кубрике о Будапеште четырёхлетней давности, январский террор, Железная Гвардия орёт по радио <text:span text:style-name="T1">Да здравствует Смерть</text:span>, а тела Евреев и Левых висят с крюков на городских бойнях, капая на доски пахнущие мясом и шкурами, пока её груди обсасывает мальчик 6 или 7 лет в бархатном костюмчике лорда Фонтлерой, их мокрые волосы сольются <text:s/>неразделим<text:span text:style-name="T885">о</text:span> как их стоны сейчас, исчезнут внутри нежданной белизны взорвавшейся над носом… и затяжки на чулках, и шёлковые платья поверх кружевных сорочек сбиваются в муары с отливом… эрекции опадают без предупреждения, хуи дрожат от ужаса… огни включатся снова и превратят палубу в слепящее зеркало… и вскоре после этого, Слотропу покажется, что разглядел её, подумает, что он нашёл Бианку снова—тёмные ресницы слиплись и по лицу струится дождь, увидит как она поскользнулась на слизкой палубе, как раз когда <text:span text:style-name="Emphasis">Анубис</text:span> круто увалит на левый борт, и даже при таком раскладе—даже <text:span text:style-name="T885">хоть</text:span> <text:span text:style-name="T885">слишком далеко</text:span>—он рванётся к ней не раздумывая, поскользнётся и сам, когда она исчезнет под меловыми леерами и пропадёт, поковыляет в попытке вернуть её, но тоже получит удар по почкам и будет просто <text:span text:style-name="T885">вышвырнут</text:span> за борт и на этом адью <text:span text:style-name="Emphasis">Анубис</text:span> и его визгливый Фашистский груз, и нет уже корабля, ни даже чёрного неба, когда дождь прибивает книзу его закрывающиеся глаза торопливыми иглоуколами, и он <text:span text:style-name="T886">заглатывает</text:span>, без крика о помощи, просто кроткий всхлип <text:span text:style-name="T1">ёб твою</text:span>, слёзы, которые ничем не дополнят кипень белого опустошения, что проносится над Дельтой Одера в эту ночь…. </text:p>
      <text:p text:style-name="P364"><draw:frame draw:style-name="fr2" draw:name="Image53" text:anchor-type="paragraph" svg:width="6.9252in" svg:height="0.3661in" draw:z-index="53"><draw:image xlink:href="Pictures/1000000000000B720000009B428C9716555D8079.png" xlink:type="simple" xlink:show="embed" xlink:actuate="onLoad" loext:mime-type="image/png"/></draw:frame></text:p>
      <text:p text:style-name="P364">Голоса <text:s/>Немецк<text:span text:style-name="T887">ие</text:span>. Похоже это рыболовный сейнер лишённый зачем-то сетей и лебёдок. Груз уложен на палубе. Розоволицый юноша заглядывает вниз на Слотропа с палубы по центру судна, нависая с бортом поближе, откачиваясь назад. –«На нём вечерний костюм»,– кричит он в сторону рубки рулевого.– «Это хорошо или плохо? Ты ведь не с военным правительством, а?» </text:p>
      <text:p text:style-name="Text_20_body">– Исусе, парень, я тону. Я выдам тебе справку, если хочешь.– Ну, это так Привет, Друг на Немецком. Юноша протягивает розовую руку с обросшей мозолями ладонью и втаскивает наверх, уши замёрзли, из носа текут солёные сопли, шлёпаются на деревянную палубу пахнущую поколениями рыбы и до блеска измызганную грузом более солидным. Судно ложится на курс с резким взмывом ускорения. Слотроп <text:span text:style-name="T887">расхлябано</text:span> откатывается к корме. Позади них высокий петушиный хвост пены встаёт торчком навстречу дождю. Маниакальный хохот катит на корму из рулевой рубки. –«Эй, кто или что командует этим тут кораблём?» </text:p>
      <text:p text:style-name="Text_20_body">– Мать моя,– розовый парнишка присаживается на корточки рядом со Слотропом с беспомощно виноватым видом.– Гроза открытого моря. </text:p>
      <text:p text:style-name="Text_20_body"><text:soft-page-break/>Эта дама с яблочками щёк Фрау Гнаб, а сынка её кличут Отто. В приливах симпатии, она зовёт его «Отто Молчун», что кажется ей очень смешным, но и выдаёт её возраст. Пока Слотроп стаскивает дорогой костюм и развешивает его внутри сушиться, сам завёрнутый в армейское одеяло, мать с сыном делятся как вдоль всего Балтийского побережья доставляют они товары на чёрный рынок. Кто бы ещё вышел в море в такую штормовую ночь? У него лицо вызывает доверие, у этого Слотропа, люди расскажут ему что угодно. Сейчас они типа направляются в Свинемюнде принять груз для завтрашнего рейса вдоль береговой линии Ю<text:span text:style-name="T890">зе</text:span>дома. </text:p>
      <text:p text:style-name="Text_20_body">– А знаком вам человек в белом костюме,– цитируя Гели Трипинг из пары эпох тому назад,– который вроде как бывает на Прибрежном Променаде в том Свинемюнде всегда примерно в полдень? </text:p>
      <text:p text:style-name="Text_20_body">Фрау Гнаб занюхивает щепотку табака и сияет: «Его все знают. Он рыцарь белого коня на чёрном рынке, а я королева каботажного товарооборота». </text:p>
      <text:p text:style-name="Text_20_body">– Дер-Шпрингер, верно? </text:p>
      <text:p text:style-name="Text_20_body">– А кто ж ещё. </text:p>
      <text:p text:style-name="Text_20_body">Больше некому. В кармане штанов Слотропа до сих пор заныкана та шахматная фигурка от старого Кислоты Бумера. По ней Шпрингер его опознает. Слотроп заснул в рулевой рубке на два-три часа, по ходу которых к нему является Бианка понежиться с ним под одеялом. –«Ты и вправду теперь в той Европе»,– усмехается она прижимаясь к нему. –«О, боже мой»,– не устаёт повторяет Слотроп голосом в точности как у Ширли Темпл, утратив голову совершенно. И это, в натуре, смущает. Он просыпается к солнечному свету, вскрикам чаек, запаху машинного масла номер 2, бамканью винных бочек, что скатываются по доскам на берег. Они пришвартованы в Свинемюнде у ввалившихся длинных останков испепелённых складов. Фрау Гнаб следит за разгрузкой чего-то. У Отто вскипает жестянка с ей-же-ей <text:span text:style-name="Emphasis">Bohnenkaffee</text:span>: «Давненько такого не пробовал»,– признаётся Слотроп обожжённым ртом. </text:p>
      <text:p text:style-name="Text_20_body">– Чёрный рынок,– урчит Отто,– <text:span text:style-name="T887">милое</text:span> дело проворачивать на нём дела. </text:p>
      <text:p text:style-name="Text_20_body">– Я малость занимался….– О, да и бросил остатки того гашиша Б<text:span text:style-name="T887">о</text:span>дайна, не так ли, несколько ёбаных унций фактически, на том <text:span text:style-name="Emphasis">Анубисе</text:span>, умник. Сиди и облизывай<text:span text:style-name="T887">с</text:span>я на воспоминания— </text:p>
      <text:p text:style-name="Text_20_body">– Приятное утро,– замечает Отто. </text:p>
      <text:p text:style-name="Text_20_body">Слотроп натягивает обратно свой вечерний прикид, поморщенный и крепко севший, но почти сухой, и сходит на берег с Отто отыскать Дер-Шпрингера. Похоже это Шпрингер подрядил сегодняшний рейс вдоль берега. Слотроп высматривает <text:span text:style-name="Emphasis">Анубис</text:span>, но корабля нигде не видно. В отдалении порталы кранов сбились в кучу, словно скелеты высясь над разрухой, что так нежданно грянула на порт. Штурм Русских по весне усложнил тут общую панораму. Белый корабл<text:span text:style-name="T888">ь</text:span> может спрятаться за любым из этих <text:span text:style-name="T888">нагромождений</text:span> портовых обломков. Выходи, выходи…. </text:p>
      <text:p text:style-name="Text_20_body">Шторм улёгся, ветер сегодня тих и небо раскинулось над головой безупречной интерференцией цвета, скумбрийно-серый с синим. Где-то заводятся и лязгают военные машины. Мужчины и женщины орут вблизи и подальше на Русском. Отто со Слотропом обходят их переулками с <text:soft-page-break/>наполовину бревенчатыми домами по сторонам, почти готовы сомкнуться над головой после столетий неприметного перекоса. Мужчины в шапках с чёрными козырьками сидят на крылечках присматриваясь нет ли в руках сигареты. На маленькой площади расставлены рыночные прилавки, деревянные рамы и старый замызганный брезент, мерцающий когда набегает бриз. Русские солдаты, <text:span text:style-name="T889">опёршись</text:span> на столбы или скамейки, разговаривают с девушками в дирндльсах и белых носках до колен, почти все неподвижны как статуи. Рыночные телеги стоят без упряжек, опустив оглобли на землю или мостовую, покрыты мешковиной, соломой или остатками продуктов. Собаки принюхиваются к негативным отпечаткам танковых траков. Пара мужчин в старой тёмно-синей униформе, пробираются со шлангом и метлой, счищ<text:span text:style-name="T888">а</text:span>ют мусор и каменную пыль качаемой из гавани водой. Две девчушки носятся кругами вокруг кричаще красного киоска оклеенного хромофотографиями Сталина. Рабочие в кожаных кепках, помигивая, с утренне мятыми лицами, крутят педали к докам, коробки с обедом висят на рулях великов. Голуби и чайки замахиваются друг на друга над крохами в сточных канавах. Женщины с пустыми авоськами торопятся мимо, призрачно невесомые. Одиночное молодое дерево на улице распевает хором птиц, которых не разглядеть. </text:p>
      <text:p text:style-name="Text_20_body">Как Гели и говорила, на замусоренном сталью променаде, пиная камешки, поглядывая на воду, глазами лениво прочёсывая пляж не выткнутся ли где случайные часики или золотая оправа очков, в ожидании кого бы то ни было, вот он, Тот Человек. Около 50, блёклые глаза нейтрального цвета, волосы густы по бокам головы и зачёсаны назад. Слотроп машет конём из пластмассы. Дер-Шпрингер улыбается с поклоном. </text:p>
      <text:p text:style-name="Text_20_body">– Герхардт фон Гёль, к вашим услугам.– Они обмениваются рукопожатием, хотя у Слотропа в руке неприятное колотье. </text:p>
      <text:p text:style-name="Text_20_body">Чайки кричат, волны распрямляются на берегу. –«Э»,– грит Слотроп.– «Со слухом у меня не совсем того, в общем, не могли бы—так говорите Герхард фон что, простите?»– это скумбриозное небо начинает всё меньше смахивать на муар, и <text:span text:style-name="T888">больше </text:span>походить на шахматную доску.– «Полагаю, у нас есть общая знакомая. Ну, та Маргрета Эрдман. Видел её прошлой ночью. Ага….» </text:p>
      <text:p text:style-name="Text_20_body">– Про неё ходил слух будто она погибла.– Он берёт Слотропа под руку и они начинают прогуливаться по променаду. </text:p>
      <text:p text:style-name="Text_20_body">– Н-ну, а про вас говорили, будто вы кинорежиссёр. </text:p>
      <text:p text:style-name="Text_20_body">– Это одно и то же,– подносит огонь к Американским сигаретам каждого.– Те же проблемы контроля. Только интенсивнее. Как для некоторых музыкальных ушей, диссонанс на самом деле высшая форма благозвучия. Вы слыхали про Антона Веберна? Весьма печально. </text:p>
      <text:p text:style-name="Text_20_body">– Это по ошибке. Он не виноват. </text:p>
      <text:p text:style-name="P231">– Ха. Конечно, нет. Ошибки тоже часть этого—вс<text:span text:style-name="T888">яко лыко в строку</text:span>. Начинаешь понимать как всё сочетается, <text:span text:style-name="Emphasis">ja</text:span>? осваиваешь структуру, привыкаешь к ритмам, и в один из дней ты больше не актёр, но уже свободен, по другую сторону камеры. Не стоит названивать <text:span text:style-name="T888">распорядителям</text:span>—<text:span text:style-name="T888">достаточно</text:span> однажды <text:span text:style-name="T888">очнуться</text:span> и <text:span text:style-name="T888">понять</text:span>, что Королева, Слон, и Король всего лишь приукрашенные калеки, а пешки, даже достигшие последнюю линию, обречены ползать в двух <text:soft-page-break/>измерениях, и ни одна Ладья не вознесётся и не опустится, нет: <text:span text:style-name="T1">полёт достался в удел одному лишь</text:span> <text:span text:style-name="Emphasis">Springer</text:span>'<text:span text:style-name="T1">у</text:span>! </text:p>
      <text:p text:style-name="Text_20_body">– Точно, Шпрингер,– грит Отто. </text:p>
      <text:p text:style-name="Text_20_body">Четвёрка Русских рядовых вышли из навала рухнувших гостиничных фронтонов, пересмеиваясь поперёк променада, через стенку к воде, где и стоят, бросают гладкие камешки, брыкают волны, напевают друг другу. Не слишком-то вольный город, Свинем<text:span text:style-name="T888">ю</text:span>нде. Слотроп информирует фон Гёля о Маргрете, стараясь не вдаваться в личное. Но какая-то тревога за Бианку, как видно проступила, Фон Гёль дёргает его руку, добрый дядюшка. –«Ничего. Я бы <text:span text:style-name="T888">слишком </text:span>уж так не беспокоился. Бианка умный ребёнок, а мать её вряд ли богиня уничтожения». </text:p>
      <text:p text:style-name="Text_20_body">– Вы умеете утешить, Шпрингер. </text:p>
      <text:p text:style-name="Text_20_body">Балтика, неутихающий серый Вермахта, шепчет вдоль берега. Фон Гёль прикладывает пальцы к невидимой Тирольке перед старыми дамами в чёрном, что вышли парами погреться на солнышке. Отто начинает гоняться за чайками, выставив руки перед собой в манере немого кино, чтоб удавить, но постоянно промахиваясь мимо птицы. Вскоре к ним присоединяется прохожий с увесистым носом, сутулый, недельная поросль оранжевого с седым на лице, в кожаном бушлате слишком большого размера и без всяких штанов под ним. Его имя Нэриш—тот самый Клаус Нэриш, специалист по аэродинамике, которого Хорст Ахтфаден слил <text:span text:style-name="Emphasis">Schwarzkommando</text:span>, и никто иной. Он удерживает за шею неощипанную мёртвую индюшку. Пока они пробираются среди обломков, больших и малых, от Свинемюнде и боёв, что шли тут весною, жители города начинают показываться из руин и стороной подбираться поближе к фон Гёл<text:span text:style-name="T889">ю</text:span>, обёрнуто<text:span text:style-name="T889">му</text:span> на сушу, глаза всех прикованы к мёртвой птице. Шпрингер засовывает руку внутрь пиджака своего белого костюма, выуживает .45 Армии США и ненавязчиво переводит оружие на взвод. Его <text:span text:style-name="T889">окружение</text:span> тут же уполовинивается. </text:p>
      <text:p text:style-name="Text_20_body">– Они сегодня голоднее,– замечает Нэриш. </text:p>
      <text:p text:style-name="Text_20_body">– Верно,– откликается Шпрингер,– но сегодня их меньше. </text:p>
      <text:p text:style-name="Text_20_body">– Ух,– врубается Слотропа,– нехорошо так говорить. </text:p>
      <text:p text:style-name="Text_20_body">Шпрингер пожимает плечами, –«Сочувствуй. Но не строй фантазий на их счёт. Презирай их, превозноси, но помни, мы определяем друг друга. Элита и обездоленные, мы движемся космическим дизайном тьмы и света и, при всём смирении, я один из очень немногих, кто способен понимать это <text:span text:style-name="Emphasis">in toto</text:span>. Посему взвесьте честно, молодой человек, на которой из сторон предпочтёте вы находиться. Пока они <text:span text:style-name="T889">прозябают</text:span> в вечной сумеречности, тут… всегда— </text:p>
      <text:p text:style-name="P17"><text:span text:style-name="T159">Прекрасная Погода (Фокс-трот)</text:span> </text:p>
      <text:p text:style-name="P544">—прекрасная погода для чёрного рын-ка</text:p>
      <text:p text:style-name="P544">Золото и серебро текут, звенят, блестят! </text:p>
      <text:p text:style-name="P544">От Моря Кораллов до Балтики синей </text:p>
      <text:p text:style-name="P544">Деньги чудеса творят. </text:p>
      <text:p text:style-name="P544"><text:soft-page-break/>Будто луч маяка сверкает этикетка, </text:p>
      <text:p text:style-name="P544">В таком декольте ты будешь как конфетка! </text:p>
      <text:p text:style-name="P544">Зелёное иль алое, неважно, подружка! </text:p>
      <text:p text:style-name="P544">В таком даже маманя, смотрится шлюшкой… </text:p>
      <text:p text:style-name="P544">А и прекрасная погода для чёрного, чёрного ры(ы)нка, </text:p>
      <text:p text:style-name="P544">Найдёшь тут всё: от танкера и до ботинков! </text:p>
      <text:p text:style-name="Text_20_body">Нэриш и Отто тут тоже <text:span text:style-name="T889">подхватывают</text:span> в раскладке на трёхголосье, пока безработное и голодное Свинемюнде смотрят, побелев лицами, словно терпеливый скот. Но тела их обозначены лишь намёком: проволочные вешалки для довоенных костюмов и платьев, слишком древние, слишком заеложенные грязью, устарелые. </text:p>
      <text:p text:style-name="Text_20_body">Оставив променад, они стоят на углу улицы, пока подразделение Русской пехоты и кавалерии маршируют мимо. –«Гля, они так и валят»,– отмечает Отто.– «Где цирк?» </text:p>
      <text:p text:style-name="Text_20_body">– Дальше по берегу, пацан,– грит Нэриш. </text:p>
      <text:p text:style-name="Text_20_body">– Что дальше по берегу,– интересуется Слотроп. </text:p>
      <text:p text:style-name="Text_20_body">– <text:span text:style-name="T1">Осторожней</text:span>,– предупреждает Нэриш,– <text:span text:style-name="T1">он шпион</text:span>. </text:p>
      <text:p text:style-name="Text_20_body">– Не говори на меня «пацан»,– окрысивается Отто. </text:p>
      <text:p text:style-name="Text_20_body">– Жопа от шпиона,– грит Слотроп. </text:p>
      <text:p text:style-name="P232">– Он в порядке,– Шпрингер похлопывает каждого из них по плечу, прям тебе тут <text:span text:style-name="Emphasis">Herr Gemütlich,– </text:span><text:span text:style-name="Emphasis"><text:span text:style-name="T165">об нём уже </text:span></text:span><text:span text:style-name="Emphasis"><text:span text:style-name="T173">прошёл </text:span></text:span><text:span text:style-name="Emphasis"><text:span text:style-name="T165">базар. Он даже без оружия.– Обернувшись к Слотропу.– Добро пожаловать с нами, вдоль берега. Тебе может показаться интересным.– Но Слотроп не лыком шит. Он примечает насмешку во взглядах всех тут присутствующих, включая Шпрингера. </text:span></text:span></text:p>
      <text:p text:style-name="P353">Среди груза направляемого вдоль берега шесть девушек хористок, разодетых в перья и блёстки, под старыми пальто из сукна, чтобы не занимать мест для складирования, небольшой состав музыкантов для оркестровой ямы, в различных стадиях алкоголичной дрёмы, много-премного ящиков водки, и группа дрессированных шимпанзе. Мореходно-пиратская мать Отто застукала одного из этих шимпов в рубке рулевого и у них там разборка, Фрау кроет его бранью, а шимп время от времени реагирует попыткой смазать её по сусалам своей болтающейся кожурой банана. Язвенник импрессарио Е. Б. М. Хафтунг пытается привлечь внимание Отто. За ним устоявшаяся репутация обращаться не к тому, к кому надо. –«Это же там Вольфганг!Он её убьёт!» Вольфганг его призовой шимп, малость неустойчивый, неплохо пародирует Гитлера, но не способен надолго сосредотачиваться. </text:p>
      <text:p text:style-name="Text_20_body">– Ну,– невразумительно,– ему лучше не связываться с моей мамашей. </text:p>
      <text:p text:style-name="Text_20_body">В обрамлении её косоугольного проёма, намного заметнее насколько всеобъемлюще присутствие тут этой старухи: она склоняется, приговаривая, широкая сладкая улыбка зубаста как только может быть, прямо на того Вольфганга, <text:span text:style-name="T1">воркуя</text:span> ему: «<text:span text:style-name="Emphasis"><text:span text:style-name="T165">Deine</text:span></text:span><text:span text:style-name="Emphasis"> </text:span><text:span text:style-name="Emphasis"><text:span text:style-name="T1">Mut</text:span></text:span><text:span text:style-name="Emphasis"><text:span text:style-name="T165">ter</text:span></text:span> . . .» </text:p>
      <text:p text:style-name="Text_20_body"><text:soft-page-break/>– Слышь, она ж в жизни не видала этих зверюк,– Слотроп оборачивается к Отто, огорошив юнца выражением лица полного, ну, скажем, дружественного душегубства,– так же ж? </text:p>
      <text:p text:style-name="Text_20_body">– Ах, она полный фантасти́к. Инстинктом чувствует—<text:span text:style-name="T1">как именно</text:span> оскорбить кого угодно. И неважно живое, или растительное—я даже видел как она кроет скалу однажды. </text:p>
      <text:p text:style-name="Text_20_body">– Да, ладно— </text:p>
      <text:p text:style-name="Text_20_body">– Правда! <text:span text:style-name="Emphasis">Ja</text:span>. Здоровенная глыба фельзитового выброса, в прошлом году, у берегов Дании, она разносила,– вот-вот впадёт в приступ того <text:span text:style-name="T891">унылого</text:span> хохота, который мы предпочитаем сдерживать,– её <text:span text:style-name="T1">кристаллическую структуру</text:span> минут двадцать без передышки. Невероятно. </text:p>
      <text:p text:style-name="Text_20_body">Хористки уже вскрыли один ящик водки. Хафтунг, причёсывая волосы, которые на темени растут лишь в его памяти, бросается туда наорать на них. Мальчики и девочки, всех возрастов, оборванные и тощие, тянутся поперёк носа, затаскивая груз. На фоне чистого неба, шимпы скачут по реям и антенне, над ними проскальзывают чайки и глазеют. Ветер поднимается, скоро белый барашек, на гребне той или другой волны, появится в гавани. Каждый ребёнок тащит мешок или ящик иной формы, цвета и размера. Шпрингер стоит тут же, пенсне пристёгнуто перед его агатовыми глазами, сверяясь со списком в своём зелёном марокканском блокноте, улитки в чесночном соусе, один брутто… три ящика коньяка… теннисные мячи, две дюжины... одна Виктрола… фильм, <text:span text:style-name="Emphasis">Везунчик Пьер разбушевался</text:span>, три катушки… бинокли, шестьдесят… наручные часы… <text:span text:style-name="T1">u.s.w</text:span>., птичка на каждого ребёнка. </text:p>
      <text:p text:style-name="Text_20_body">Вскоре всё было убрано под палубу, шимпы уснули, музыканты проснулись, девушки окружают Хафтунга, обзывают его и щиплют за щёки. Отто идёт вдоль борта втягивает концы отчаленные детьми. Как только последний сброшен, с его причальной петлёй ещё на лету, обрамляя чайную каплю панорамы заглоченного ею Свинемюнде, Фрау Гнаб, ощутившая освобождение от суши через свои ступни, ложится на курс в своей обычной манере, почти потеряв шимпанзе за кормой и завалив полдюжины красоток Хафтунга на палубу привлекательным клубком ног, задниц и титек. </text:p>
      <text:p text:style-name="P233">Боковые течения сносят корабль в движении через расширяющуюся воронку Свина, к морю. Всё ещё за волноломом, где пенятся проломы пробомбленные весной, <text:span text:style-name="T62">вытарчивают</text:span><text:span text:style-name="T894">, </text:span>Фрау Гнаб, не меняя выражения лица, вертит свой руль на стовосемдесят, прёт на паром из Засница, уворачивается в последний момент, квохча над пассажирами отшатнувшимися от поручней, что поразевали рты ей вслед. –«Пожалуйста, Мам»,– молчун Отто жалобно в окно рулевой рубки. В ответ, добрая женщина заводится реветь кровожадный </text:p>
      <text:p text:style-name="P78">Морской Напев </text:p>
      <text:p text:style-name="P589">Я Пиратская Царица на волнах Балтики всей, со мной не залупайся: не соберёшь костей,</text:p>
      <text:p text:style-name="P589">От всех, что когда-то пытались, одни лишь черепа на дне остались, </text:p>
      <text:p text:style-name="P589">Рыбки как посыльные к ним в глаза заплывают, песенки распевают: </text:p>
      <text:p text:style-name="P589">«Теперь догадался, что зря залупался на бизнес Гори Гнаб?» </text:p>
      <text:p text:style-name="P589">Затею битву с крейсером, возьму на абордаж,</text:p>
      <text:p text:style-name="P589"><text:soft-page-break/><text:span text:style-name="T892">Завидев мою</text:span> посудин<text:span text:style-name="T892">у,</text:span> адмиралы впадают в мандраж. </text:p>
      <text:p text:style-name="P589">Встречала я Летучего Голландца, он стал послушным, как мелкий краб, </text:p>
      <text:p text:style-name="P589">С тех пор орёт по всем морям: «Не залупайтесь на бизнес Гори Гнаб!» </text:p>
      <text:p text:style-name="P589"/>
      <text:p text:style-name="P234">После чего она ухватывается за своё рулевое колесо и добавляет ходу. Теперь они стремглав <text:span text:style-name="T892">несутся в</text:span> борт полузатонувшего сухогруза: чёрное вогнутое железо в мазках красно-свинцового, каждая заржавелая заклёпка и проломленный лист надвигаются, нависают—Эта женщина точно неуравновешенная. Слотроп зажмуривается и хватается за одну из хористок. С «эгей!» из рулевой рубки, судёнышко круто берёт вправо, избежав столкновение на какую-нибудь пару слоёв краски. Отто, <text:span text:style-name="T892">в нахлынувших </text:span><text:s/>грёза<text:span text:style-name="T892">х</text:span> о смерти, ошалело <text:span text:style-name="T892">проносится</text:span> мимо выпрыгнуть за борт. –«Такое у неё чувство юмора»,– сообщает он по пути. Слотроп успевает ухватить его за свитер, а девушка вцепляется сзади в полу вечернего пиджака на Слотропе. </text:p>
      <text:p text:style-name="Text_20_body">– Она затевает что-то не очень законное,– Отто минутой позже, переведя дух,– будьте начеку. Я не знаю что с ней делать. </text:p>
      <text:p text:style-name="Text_20_body">– Бедный мальчик,– улыбается девушка. </text:p>
      <text:p text:style-name="Text_20_body">– О,– грит Отто. </text:p>
      <text:p text:style-name="Text_20_body">Слотроп оставляет их, всегда рад видеть, что молодые люди симпатизируют друг другу, и присоединяется к фон Гёлю и Нэришу на корме. Фрау Гнаб сделала, уваливая, поворот овештаг к северо-западу. Вскоре она идут вдоль береговой линии по бело-полосованной соле-пахучей Балтике. </text:p>
      <text:p text:style-name="Text_20_body">– Ну. И куда мы теперь, корешки?– хочет знать повеселевший Слотроп. </text:p>
      <text:p text:style-name="Text_20_body">Нэриш молча уставился. –«Это остров Юзедом»,– поясняет фон Гёль, мягко.– «С одной стороны он омывается Балтийским морем. Кроме того он ограничен двумя реками. Они называются Свин и Пене. Мы вышли из реки Свин. Мы были в Свинемюнде. Свинемюнде означает ‘устье реки Свин’». </text:p>
      <text:p text:style-name="Text_20_body">– Ладно. Ладно. </text:p>
      <text:p text:style-name="Text_20_body">– Мы направляемся вокруг острова Юзедом в место являющееся устьем реки Пене. </text:p>
      <text:p text:style-name="Text_20_body">– Попробую угадать… значит то место будет называться Перемюнде, верно? </text:p>
      <text:p text:style-name="Text_20_body">– Очень хорошо. </text:p>
      <text:p text:style-name="Text_20_body">– Ну и?– Следует пауза.– О. О, <text:span text:style-name="T1">то самое</text:span> Пенемюнде? </text:p>
      <text:p text:style-name="Text_20_body">Нэриш, оказывается, работал там. <text:span text:style-name="T893">Был</text:span> в состоянии <text:span text:style-name="T893">составить</text:span> некую идею о Русских оккупантах там. </text:p>
      <text:p text:style-name="Text_20_body">– Ещё там была фабрика производства жидкого кислорода, на которую я положил глаз, заодно,– Шпрингер и сам уже <text:span text:style-name="T893">сбавил</text:span> ходульно<text:span text:style-name="T893">сть</text:span>,– Я собирался запустить производство—мы всё ещё прощупываем насчёт той в Фолькенроде, в бывшем Институте Геринга. </text:p>
      <text:p text:style-name="Text_20_body"><text:soft-page-break/>– Есть ещё куча ЖК генераторов вокруг Нордхаузен,– Слотроп старается быть полезным. </text:p>
      <text:p text:style-name="Text_20_body">– Благодарю. Они отошли Русским, если помните. В том-то и проблема: не будь это столь вопреки Природе, я бы сказал, что они не знают чего хотят. Дороги на восток забиты день и ночь грузовиками Русских, битком с матчастью. Добычей любого сорта. Но без чёткой упорядоченности пока что, кроме обдирай-и-отправляй-додому. </text:p>
      <text:p text:style-name="Text_20_body">– Охренеть,– Слотроп-умница на это,– как по-вашему, они нашли уже тот S-Gerät, а, мистер фон Гёль? </text:p>
      <text:p text:style-name="Text_20_body">– А, умно́,– сияет этот Шпрингер. </text:p>
      <text:p text:style-name="Text_20_body">– Он человек от ОСС,– стонет Нэриш,– говорю тебе, надо от него избавиться. </text:p>
      <text:p text:style-name="Text_20_body">– S-Gerät идёт нынче за £10,000, половину вперёд. Интересуетесь? </text:p>
      <text:p text:style-name="Text_20_body">– Не-а. Но я точно слыхал в Нордхаузене, что он у вас. </text:p>
      <text:p text:style-name="Text_20_body">– Неверный слух. </text:p>
      <text:p text:style-name="Text_20_body">– Герхардт— </text:p>
      <text:p text:style-name="Text_20_body">– Он в порядке, Клаус.– Взгляд, с которым Слотроп уже сталкивался, так продавец автомобилей сигналит своим напарникам <text:span text:style-name="Emphasis">тут нарисовался полный идиот, Леонард, смотри не спугни его, ладно</text:span>? Мы специально распустили этот слух в Штеттине. Убедиться как прореагирует полковник Чичерин. </text:p>
      <text:p text:style-name="Text_20_body">– Блядь. Опять он? Этот отреагирует, будьте уверены. </text:p>
      <text:p text:style-name="Text_20_body">– Ну, вот это мы и хотим узнать сегодня в Пенемюнде. </text:p>
      <text:p text:style-name="Text_20_body">– Ё-моё,– и Слотроп пересказывает о поимке в Потсдаме, и что, по мнению Гели, Чичерина интересует не столько запчасти Ракеты, как расправа с Оберстом Енциным. Если это как-то зацепило двух чёрнорыночников, виду они не подали. </text:p>
      <text:p text:style-name="Text_20_body">Разговор перетёк на что-то типа тех вольных, многоимённых пересказов, которыми мать Слотропа Налин любила занять себя во второй половине дня—Хелен Трент, Стелла Даллас, Мэри, Благородная Жена за Кулисами…. </text:p>
      <text:p text:style-name="Text_20_body">– Чичерин сложный человек. Это почти как если… он думает, что Енцин как бы… другая <text:span text:style-name="T1">часть</text:span> его—чёрная версия чего-то сидящего внутри него <text:span text:style-name="T1">самого</text:span>… Что-то, что ему нужно… ликвидировать. </text:p>
      <text:p text:style-name="Text_20_body"><text:span text:style-name="T159">Нэриш</text:span>: Ты считаешь тут может быть какая-то… какая-то <text:span text:style-name="T1">политическая</text:span> причина? </text:p>
      <text:p text:style-name="Text_20_body"><text:span text:style-name="T159">Фон Гёль</text:span>: (покачивая головой) Я просто не знаю, Клаус. После того случая в Центральной Азии— </text:p>
      <text:p text:style-name="Text_20_body"><text:span text:style-name="T159">Нэриш</text:span>: Ты имеешь ввиду— </text:p>
      <text:p text:style-name="Text_20_body"><text:span text:style-name="T159">Фон Гёль</text:span>: Да. Киргизский свет. Знаешь. Забавно, что он никогда <text:span text:style-name="T1">не хотел</text:span>, чтобы его считали империалистом— </text:p>
      <text:p text:style-name="Text_20_body"><text:soft-page-break/><text:span text:style-name="T159">Нэриш</text:span>: Никто из <text:span text:style-name="T1">них</text:span> не хочет. Но эта девушка…. </text:p>
      <text:p text:style-name="Text_20_body"><text:span text:style-name="T159">Фон Гёль</text:span>: Малышка Гели Трипинг. Та, что считает себя ведьмой. </text:p>
      <text:p text:style-name="Text_20_body"><text:span text:style-name="T159">Нэриш</text:span>: Но ты действительно думаешь, что она пойдёт на этот—этот её план, найти Чичерина? </text:p>
      <text:p text:style-name="Text_20_body"><text:span text:style-name="T159">Фон Гёль</text:span>: Я думаю… <text:span text:style-name="T1">Они</text:span>… <text:span text:style-name="T895">да</text:span>…. </text:p>
      <text:p text:style-name="Text_20_body"><text:span text:style-name="T159">Нэриш</text:span>: Но Герхардт, она же его любит. </text:p>
      <text:p text:style-name="Text_20_body"><text:span text:style-name="T159">Фон Гёль</text:span>: Он не устраивал свиданий с ней, не так ли? </text:p>
      <text:p text:style-name="Text_20_body"><text:span text:style-name="T159">Нэриш</text:span>: Ты же не хочешь сказать, будто— </text:p>
      <text:p text:style-name="Text_20_body">– Слышь,– взборматывает Слотроп,– что за околёсицу вы тут <text:span text:style-name="T1">плетёте</text:span>, вообще? </text:p>
      <text:p text:style-name="Text_20_body">– Паранойя,– Шпрингер огрызается досадливо (как люди огрызаются, когда их отрывают от увлекательной игры).– Тебе этого не понять. </text:p>
      <text:p text:style-name="P235">– Ну ызвиняюсь, надо отойти проблеваться,– классычная реплыка среди чарующей школы лохов, типа этого Тактичного Тайрона тут у нас, и довольно-таки продвинутый способ для суши, но только не тут, где Балтика не даст не укачаться до тошноты. Шимпы хором блюют накрывшись брезентом. Слотроп присоединяется у поручня к жалкой участи музыкантов и девушек-хористок. Они инструктируют его о тонкостях занятия, типа не блевать против ветра и выбирать момент когда корабль качнёт поближе к морю, Фрау Гнаб выражает надежду, что никто не заблюёт её корабль, с ледяной улыбкой д-ра Мабуса в особенно удачный из его дней. Её слышно из рулевой рубки теперь, где она воет свой морской напев. –«Öööööö»,– подпевает Слотроп за борт. </text:p>
      <text:p text:style-name="Text_20_body">И так вот их отчаянное предприятие катит вдоль берега Юзедома, под облачно-летним небом. На побережье зелёные поля расстилаются двумя мягкими ступенями: повыше них цепь холмов в густых дубравах и соснах. Курортные городишки с белыми пляжами и заброшенными причалами проворачиваются на траверзе ревматически заторможено. Суда военного вида, наверное Русские торпедные катера, время от времени виднеются, разбитые, в воде. Ни один не прерывает вояж Фрау. Солнце то спрячется, то выглянет, обращая палубу на чётко очерченный миг в жёлтое поле вокруг тени каждого. Это позднее время дня, когда все тени отбрасываются по общему азимуту восток-северо-восток, как пробные ракеты запускались всегда в море из Пенемюнде. Точное время на часах, которое менялось в течение года, известно как Полдень Ракеты… и звук, что должен был в тот момент наполнять воздух для благоверных можно сравнить лишь с полуденной сиреной, в которую верит весь город… и утроба резонирует, затвердев как камень…. </text:p>
      <text:p text:style-name="Text_20_body">До того как разглядишь, ты уже можешь почувствовать это место. Даже закрытое планширом, с щекой прижатой к верхнему краю борта пахнущего смолой, когда глаза слезятся, а кишки хлюпают внутри как море. Даже настолько опустошённым и выжженным, каким Рокоссовский и Белo-Русская армия оставили его весной. На картах, это череп, или покорёженное лицо в профиль, обращённое к юго-западу: заболоченное озерцо как глазница, выемка нос-рот прорезанная при входе в Пене, чуть ниже электростанции… художественное мастерство в манере карикатурных лиц Вильгельма Буша, типа старый дуралей, чтоб юным озорникам было <text:soft-page-break/>над кем проказничать. Слить хлебный спирт из его баков, процарапать большие нехорошие слова по его свежеуложенному бетону, или даже прокрасться и запустить ракету посреди ночи…. </text:p>
      <text:p text:style-name="P354">Невысокие, сожжённые строения потянулись далее, пепельные образы маскировочных сетей впеклись в бетон (им отпущено всего минуту на горение, как шёлковой мантии <text:span text:style-name="Emphasis">bürger</text:span>’а—осветить интерьер побережья, эту гостиную инженеров полную тяжеловесных форм и нейтральных тонов… разве не было то всего лишь кратким рывком? ни к чему поправлять, не о чем выговаривать, никаких выходов на новые уровни… но кто бы это мог быть, смотрит учтиво так и кротко поверх модели? лицо всё в этих хромофото цветах заката, глаза внутри линз чёрной оправы, которые, словно горящие сети, служили, как <text:span text:style-name="T896">только</text:span> теперь <text:span text:style-name="T896">доходит</text:span>, маскировкой не ко<text:span text:style-name="T896">го-то</text:span> ещё, а Велосипедист<text:span text:style-name="T896">а</text:span> в Небе, чёрно-фатальный Эдвардианский силуэт на светящейся груди неба, в сегодняшнем Полдне Ракеты, два округлых взрыва внутри часа пик, в сцене смерти дневного света. Теперь гонщик пригибается там наверху, окончательно и безмятежно. В колоде Таро он известен как Дурак, но в здешней Зоне его кличут Проныра. Это 1945. Всё ещё ранний, всё ещё невинный. Отчасти.) </text:p>
      <text:p text:style-name="Text_20_body">Обугленная беспомощная решётка: что было деревянным теперь лишь оседает, обессилено. Зелёные человечьи фигуры помелькивают в руинах. Масштаб очень запутан тут. Военные выглядят крупнее, чем должны бы. Зоопарк? стрельбище? От каждого из двух понемножку, вообще-то. Фрау Гнаб уваливает ближе к суше, идёт вдоль болотистого берега на средней скорости. Признаки оккупации нарастают: парковки грузовиков, палатки, загон для лошадей пол<text:span text:style-name="T896">он</text:span> пегих, чалых, снежно-белых, красных как кровь. Дикие летние утки вспол<text:span text:style-name="T896">ошились</text:span>, мокрым брызжущим взрывом, из зелени камышей, перемахивают за корму судна и опускаются вслед за ним, где <text:span text:style-name="T896">и </text:span>кач<text:span text:style-name="T896">а</text:span>ются, крякая, на метровых бурунах. Залитый солнцем вышины, белохвостый орёл парит. Гладкогубые воронки от бомб и снарядов полны синей морской воды. Барачные крыши сорваны взрывами: позвоночно ребристые, солнцем выбеленные, эти строения в своё время ютили половину Ион ру<text:span text:style-name="T896">хнувшей</text:span> Европы. Но деревья, бук с сосной, начали снова расти на местах бывших вырубок под дома или управления—вверх сквозь трещины в дорожном покрытии, жизнь повсюду находит поживу, вверх устремляется зелёное лето ’45 и леса всё так же густы на возвышенности. </text:p>
      <text:p text:style-name="Text_20_body">Проплывают теперь гигантские почернелые останки Цехов Разработки, <text:span text:style-name="T896">опрокинутые</text:span>, в основном, вровень с землёй. Сериями, некоторые разодраны и разбиты, другие укрыты меж дюн, под почтительную перекличку Нэришем, одна за другой надвигаются бетонные массы испытательных установок, вех на пути <text:span text:style-name="T896">возложенного</text:span> креста, VI, V, III, IV, II, IX, VIII, I, в заключение и принадлежащие Ракете, где она стояла и взлетела-таки наконец, VII и X. Деревья, что когда-то укрывали их от моря, теперь лишь комли древесного угля. </text:p>
      <text:p text:style-name="Text_20_body">Огибая северное закругление полуострова, стену полигона и отступающие валы грунта—движутся теперь мимо Пенемюнде-Вест, давнишней территории <text:span text:style-name="Emphasis">Luftwaffe</text:span>. Вдали, по правому борту, скалы Грайфсвалдер Ойе трепещут в синем мареве. Бетонные эстакады пуска применявшиеся для испытаний V-1, или самолётов снарядов, устремлены в море. Взлётные полосы изрыты кратерами, завалены мусором и разбитыми Мессершмидтами тянутся мимо, вглубь полуострова: миновав темя черепа, снова к югу в направлении к Пене, где—поверх <text:soft-page-break/>волнистых холмо<text:span text:style-name="T897">в</text:span>, за мили по левому борту, красная кирпичная башня собора в Волгасте, а несколько ближе полдюжины труб электростанции, не дымящих над Пенемюнде, что выжили в мартовские летальные перегрузки давления…. Белые лебеди дрейфуют в камышах и фазаны перелетают над высокими соснами суши. Мотор грузовика заурчал где-то просыпаясь к жизни. </text:p>
      <text:p text:style-name="Text_20_body">Фрау Гнаб проводит свой корабль, резко свернув, через узкий залив к пристани. Летний покой разлёгся повсюду: подвижной состав застыл инертно на рельсах своих путей, один<text:span text:style-name="T897">окий</text:span> солдат сидит прислонившись к бочке горючего с оранжевым верхом, пытается подобрать мелодию на аккордеоне. Может просто балуется. Отто выпускает руку своей девушки хористки. Его мать <text:span text:style-name="T897">глушит</text:span> моторы, а он широко переступает на пристань и бегает там пришвартовываясь. Потом краткая пауза: дизельный чад, болотные птицы, тихое безделье…. </text:p>
      <text:p text:style-name="Text_20_body">Чья-то штабная машина, протарахтев из-за угла товарного склада, затормозила, из задней двери выскакивает Майор потолще даже Дуайна Марви, но с более добрым и смутно Восточным лицом. Седые волосы, как овечья шерсть, кучерявятся вокруг его головы. –«А! Фон Гёль!»– распростёр руки, глаза поблескивают—это вправду слёзы?– «Фон Гёль, мой дорогой друг!» </text:p>
      <text:p text:style-name="Text_20_body">– Майор Ждаев,– Шпригер прогулочно спускается по сходне, пока за спиной Майора подтянулся этот взвод в гимнастёрках, малость странно зачем им все эти автоматы с карабинами для разгрузочных работ…. </text:p>
      <text:p text:style-name="Text_20_body">Так и есть. Прежде, чем кто-либо успел шевельнутся, они подскочили, охватив кордоном Ждаева и Шпрингера, оружие наготове. –«Не стоит беспокоиться»,– машет сияющий Ждаев, направляясь обратно к машине, полуобняв другой рукою Шпрингера,– «мы ненадолго задержим вашего друга. Можете закончить свою работу и отправляться. Мы позаботимся, чтоб он вернулся в Свинемюнде в целости и сохранности». </text:p>
      <text:p text:style-name="Text_20_body">– Что за чёрт,– рявкает Фрау Граб, выкатываясь из рулевой рубки. Хафтунг выскакивает, дёргаясь лицом в тике, суёт руки в различные карманы и вынимает их обратно: «Кого они арестовали? А как же мой контракт? Что с нами будет?» Штабная машина укатила. Солдаты начали переходить на борт. </text:p>
      <text:p text:style-name="Text_20_body">– Блядь,– призадумался Нэриш. </text:p>
      <text:p text:style-name="Text_20_body">– Думаете, всё накрылось? </text:p>
      <text:p text:style-name="Text_20_body">– Думаю, Чичерин проявил заинтересованность. Как ты и говорил. </text:p>
      <text:p text:style-name="Text_20_body">– А, брось— </text:p>
      <text:p text:style-name="Text_20_body">– Нет, нет,– рука на рукаве,– он прав. Ты безвреден. </text:p>
      <text:p text:style-name="Text_20_body">– Спасибо. </text:p>
      <text:p text:style-name="Text_20_body">– Я предупреждал его, но он только смеялся. ‘Обычный прыжок, Нэриш. Я же должен скакать, верно?’ </text:p>
      <text:p text:style-name="Text_20_body">– Ну, и что теперь собираешься делать, освободить его? </text:p>
      <text:p text:style-name="Text_20_body"><text:soft-page-break/>Тут некоторая заварушка посреди судна. Русские сдёрнули брезент и открыли шимпов, крепко заблёванных, которые к тому же дорвались до водки. Хафтунг моргает и трясётся. Вольфганг вспрыгнул ему на спину и присосался к бутылке, которую держит ногой. Часть шимпов послушные, другие рвутся в драку. </text:p>
      <text:p text:style-name="Text_20_body">– Так <text:span text:style-name="T897">уж вышло</text:span>...– Слотропу очень хочется, чтоб тот перестал говорить в такой манере.– Я его должник—<text:span text:style-name="T63">посюда</text:span>. </text:p>
      <text:p text:style-name="P236">– Ну, а я нет,– Слотроп уворачивается от нежданного выплеска жёлтой шимпанзиной рвоты.– Он сам должен уметь заботиться о себе. </text:p>
      <text:p text:style-name="Text_20_body">– Толкать речи он мастак. Но недостаточно параноик, <text:span text:style-name="T1">в глубине сердца</text:span>—для такой работёнки, и это катастрофа. </text:p>
      <text:p text:style-name="Text_20_body">Тут один из шимпов кусает Советского Ефрейтора за ногу. Ефрейтор вскрикивает, хватает свой ППШ и строчит с бедра, на то<text:span text:style-name="T898">т</text:span> <text:span text:style-name="T898">момент</text:span> шимп уже перескочил на фал. Дюжина других зверюк, многие прихватив по бутылке водки, гурьбой рванули к сходням. –«Не дайте им уйти, божмой!»– Вопит Хафтунг. Тромбонист высовывает голову, заспанно, из трюмного люка спросить чё за шухер и по его лицу протопотали три пары босых ног с розовыми пятками, прежде чем он сумел оценить ситуацию. Девушки, с озарёнными послеполуденным солнцем блёстками, все перья в трепете, загнаны к носу и корме умлевающими воинами Красной Армии. Фрау Гнаб дёргает свой корабельный гудок, тем самым всполошив остальных шимпов, которые присоединяются к потоку бегущих на берег. –«Держите их»,– молит Хафтунг,– «кто-нибудь». Слотроп оказывается между Отто и Нэришем, теснимыми на берег по сходне солдатами, что гонятся за шимпами, или за девушками, или пытаются дергануть груз на берег. Среди всплесков, проклятий и девичьих визгов с другой стороны судна, хористки и музыканты, все выскакивают и мечутся туда-сюда. Просто непостижимо что за хуйня тут творится. </text:p>
      <text:p text:style-name="Text_20_body">– Слушай,– Фрау Граб перевешивается через борт. </text:p>
      <text:p text:style-name="Text_20_body">Слотроп подмечает неестественный прищур. –«Ты что-то задумала». </text:p>
      <text:p text:style-name="Text_20_body">– Вам придётся отчебучить диверсионный финт. </text:p>
      <text:p text:style-name="Text_20_body">– Что? Что? </text:p>
      <text:p text:style-name="Text_20_body">– Шимпы, музыканты, девки канкана. Приманки все разбросаны. Пока вы втроём прошмыгнёте и выхватите Дер-Шпригера. </text:p>
      <text:p text:style-name="Text_20_body">– Можем спрятаться,– Нэриш озирается гангстерским взором.– Никто не заметит. <text:span text:style-name="Emphasis">Ja, ja</text:span>! Корабь может отплыть, как будто мы <text:span text:style-name="T1">на борту</text:span>. </text:p>
      <text:p text:style-name="Text_20_body">– Я пас,– грит Слотроп. </text:p>
      <text:p text:style-name="Text_20_body">– Ха! Ха!– грит Фрау Гнаб. </text:p>
      <text:p text:style-name="Text_20_body">– Ха! Ха!– грит Нэриш. </text:p>
      <text:p text:style-name="Text_20_body">– Я лягу в дрейф <text:span text:style-name="T898">у</text:span> северо-восточно<text:span text:style-name="T898">й оконечности</text:span>,– продолжает эта шальная мамаша,– в проливе между островком и треугольной частью берега. </text:p>
      <text:p text:style-name="Text_20_body"><text:soft-page-break/>– Испытательная Установка Х. </text:p>
      <text:p text:style-name="Text_20_body">– Крутое имечко. Думаю, к тому времени прилив начнётся. Разведёте костёр. Отто! Отдать швартовы. </text:p>
      <text:p text:style-name="Text_20_body">– <text:span text:style-name="Emphasis">Zu Befehl, Mutti</text:span>! </text:p>
      <text:p text:style-name="Text_20_body">Слотроп и Нэриш делают рывок за товарный склад и прячутся в одном из вагонов на путях. Никто не заметил. Шимпы разбегаются в нескольких направлениях. Гоняющиеся за ними солдаты по виду уже здорово распсиховались. Где-то кларнетист гоняет гаммы на своём инструменте. Корабельный двигатель пофырчал и завёлся, винты залопотали прочь. Чуть погодя, Отто и его девушка, вскарабкались в тот же вагон, запыхавшиеся. </text:p>
      <text:p text:style-name="Text_20_body">– Ну, Нэриш,– Слотропу можно уже и спросить,– куда его отвезут, по-твоему? а? </text:p>
      <text:p text:style-name="Text_20_body">– По моим приметам, Четвёртый блок и весь тот комплекс южнее брошены. Скорее всего в здание сборки возле испытательной Установки VII. Под тем большим эллипсом. Там есть подземные тоннели и помещения—идеально для штаба. На вид неплохо сохранилось, хотя у Рокоссовского был приказ сравнять тут всё с землёй. </text:p>
      <text:p text:style-name="Text_20_body">– У тебя пушка есть?– Нэриш качает головой, отрицательно.– что ты за деляга чёрного рынка, вообще? даже без пушки? </text:p>
      <text:p text:style-name="Text_20_body">– Я заправлял инерционной частью. Ждёшь, что дам задний? </text:p>
      <text:p text:style-name="Text_20_body">– Н-ну и чем нам стрелять тогда? Своими мозгами? </text:p>
      <text:p text:style-name="Text_20_body">За дощатой стенкой вагона, небо темнеет, облака становятся оранжевыми, мандариновыми, тропическими. Отто и его девушка мурлычут в одном из углов. –«Распротак его»,– кривит рот Нэриш.– «Пять минут как от мамочки и уже Казанова». </text:p>
      <text:p text:style-name="Text_20_body">Отто всерьёз излагает своё отношение к Материнскому Заговору. Не часто встретишь девушку, которая выслушает. Раз в год Матери собираются вместе, тайком, на те громадные съезды, и обмениваются информацией. Рецепты, игры, ключевые фразы, для использования на своих детях. –«Что твоя обычно говорит, когда хочет, чтоб ты чувствовала себя виноватой?» </text:p>
      <text:p text:style-name="Text_20_body">– ‘У меня от работы пальцы до костей стёрлись!’– грит девушка. </text:p>
      <text:p text:style-name="Text_20_body">– Точно! И вечно готовила те жуткие кастрюли к-картошки с луком— </text:p>
      <text:p text:style-name="Text_20_body">– И с салом! Маленькие кусочки сала— </text:p>
      <text:p text:style-name="Text_20_body">– Вот видишь, видишь? Такое <text:span text:style-name="T1">не может быть</text:span> случайностью! Они проводят конкурс на Мать Года, кормление грудью, смена пелёнок, <text:span text:style-name="T1">засекают время</text:span>, эстафеты с кастрюлей, <text:span text:style-name="Emphasis">ja</text:span>—а ближе к концу переходят на детей. Государственный Покурор выходит на сцену. –«Через минуту, Альбрехт, мы приведём твою маму. Вот тебе Люгер, с полной обоймой. Государство гарантирует твою полную неприкосновенность от наказания. Делай что сам захочешь—что только вздумается. Удачи, мой мальчик». Пистолеты заряжены холостыми, <text:span text:style-name="Emphasis">natürlich</text:span>, но несчастный ребёнок о том и не догадывается. Только те матери по которым стреляли проходят в финал. Затем приводят психиатров и судьи сидят с секундомерами фиксировать как быстро дети <text:soft-page-break/>сломаются. –«Ну что ж, Ольга, разве не мило было со стороны Мамочки разрушить твой роман с тем длинноволосым поэтом?» –«Как видно, вы с матерью, э, <text:span text:style-name="T1">очень близки</text:span>, Герман. Помнишь как она застала тебя <text:span text:style-name="T1">мастурбирующим в её перчатку</text:span>? А?» Санитары стоят наготове оттащить детей, обомлевших, визжащих, в клонических судорогах. Наконец, всего одна Мать остаётся на сцене. Ей возлагают традиционную шляпу с цветами на голову, вручают державу и скипетр, которые в данном случае позолоченное тушёное мясо и розга, а оркестр играет <text:span text:style-name="T1">Тристана и Изольду. </text:span></text:p>
      <text:p text:style-name="P355"><draw:frame draw:style-name="fr2" draw:name="Image54" text:anchor-type="paragraph" svg:width="6.9252in" svg:height="0.3661in" draw:z-index="54"><draw:image xlink:href="Pictures/1000000000000B720000009B428C9716555D8079.png" xlink:type="simple" xlink:show="embed" xlink:actuate="onLoad" loext:mime-type="image/png"/></draw:frame></text:p>
      <text:p text:style-name="P355">Они вышли в остатки сумерек. Просто сонный летний вечер в Пенемюнде. Стая уток пролетела над головой, к западу. Никаких Русских вокруг. Одинокая лампочка горит над воротами товарного склада. Отто и его девушка идут взявшись за руки вдоль причала. Вприпрыжку подбегает обезьяна ухватиться за свободную руку Отто. К северу и югу Балтика расстилает невысокие белые волны. –«Что такое?»– спрашивает кларнетист. –«Возьми бананчик»,– отвечает набитым ртом музыкант с тубой, который припрятал вязку их в раструб своего джаз-инструмента. </text:p>
      <text:p text:style-name="Text_20_body">Ночь наступила, когда они двинулись. Вглубь острова направляется группа захвата Шпрингера, вдоль железнодорожных путей. Сосны высятся по обе стороны шлаковой насыпи. Впереди толстые пегие кролики снуют, виднеясь лишь своими белыми пятнами, нет оснований предполагать, будто они кролики. Подружка Отто, Хильда, грациозно появляется из лесу с его шапкой, которую она наполнила до краёв круглыми ягодами, задымлено синими, сладкими. У музыкантов бутылки с водкой в каждом доступном кармане. Таков хлеб насущный в эту ночь, и Хильда, преклоняя колени перед кустиками ягод, прошептала молитву им всем. От болот доносятся первые рулады квакушек, и высокочастотный писк летучей мыши вылетевшей на охоту, и лёгкий ветерок в деревьях повыше. Ещё, издалека, выстрел или два. </text:p>
      <text:p text:style-name="Text_20_body">– Это огонь по моим обезьянам?– заводится Хафтунг.– Они по 2000 марок за штуку. Кто мне вообще возместит? </text:p>
      <text:p text:style-name="Text_20_body">Мышиное семейство стремглав перебегают поперёк путей, ещё и наступили Слотропу на ногу. –«Я ожидал тут просто бескрайнее кладбище. Похоже, зря». </text:p>
      <text:p text:style-name="Text_20_body">– Когда мы приехали, то расчистили сколько необходимо,– вспоминает Нэриш.– Большая часть осталась—лес, жизнь… тут наверно до сих пор олени водятся, где-нибудь. Такие здоровые, с тёмными рогами. И птицы—бекасы, лысухи, дикие гуси—шум испытаний отпугивал их к морю, но они всегда возвращались, когда стихнет. </text:p>
      <text:p text:style-name="Text_20_body">Пока они шли к аэродрому пришлось дважды рассыпаться по лесу, первый раз от патруля охраны, потом паровоз прошёл пыхтя от Пенемюнде-Ист, его прожектор прорезал ночную тонкую дымку, солдаты с автоматами свисали с лесенок и ступенек. Сталь погромыхивала и скрипела мимо в ночи, солдаты мирно болтали, не вызывало никакого напряга. –«А может это они за нами»,– шепчет Нэриш.– «Пошли». </text:p>
      <text:p text:style-name="Text_20_body"><text:soft-page-break/>Через полосу леса, а затем осторожно на открытое поле аэродрома. Острый серп месяца взошёл. Обезьяны удрали вперёд, болтая руками. Это напряжённый отрезок. Каждый отличная мишень, никакого укрытия кроме самолётов расстрелянных где <text:span text:style-name="T901">и </text:span>стояли, вдребезги—ржавые стрингеры, обгоревшая краска, кабины сбиты назад в землю. Огни от бывшего комплекса <text:span text:style-name="Emphasis">Luftwaffe</text:span> мерцают южнее. Грузовики изредка урчат вдоль дороги на дальнем краю аэродрома. Слышится пение в казармах, а где-то ещё радио. Вечерние новости откуда-то. Слишком далеко, чтоб разобрать слова или даже язык, просто прилежная монотонность: новости, Слотроп, продолжаются <text:span text:style-name="T901">и </text:span>без тебя…. </text:p>
      <text:p text:style-name="Text_20_body">Они пересекли гудрон дороги и затаились в дренажном кювете прислушиваясь к движению. Вдруг, слева, жёлтые огни взлётной полосы вспыхивают, двойной ряд их цепочкой к морю, яркость пару раз подскочила и спала, пока стабилизировалась. –«Кто-то прилетает»,– пытается угадать Слотроп. </text:p>
      <text:p text:style-name="Text_20_body">– Скорее улетает,– отрезал Нэриш.– Нам надо поторопиться. </text:p>
      <text:p text:style-name="Text_20_body">Вернувшись теперь в сосновые леса, они направляются по укатанной грунтовке к Испытательной Установке VII, по пути собирая заблудившихся девушек и шимпанзе. Запахи сосны объемлют их: осыпавшаяся хвоя устилает обочины дороги. Внизу спуска, появляются огоньки меж редеющих деревьев, потом открывается вид испытательного участка. Здание сборки, типа как метров тридцат<text:span text:style-name="T901">и</text:span> высотой—застит звёзды. Высокая яркая полоса протянулась от распахнутой раздвижной двери, и свет льётся наружу. Нэриш стискивает руку Слотропа. –«Похоже на машину майора. И мотор на ходу». До хрена прожекторов, тоже, установлены на заборах с рядами колючей проволоки протянутой поверху—ещё и что-то похожее на подразделение охраны бродит под ними. </text:p>
      <text:p text:style-name="Text_20_body">– Кажется так и есть,– Слотроп немного нервничает. </text:p>
      <text:p text:style-name="Text_20_body">– Шш.– Звук самолёта, одномоторного истребителя, что кружит для захода на посадку низко над соснами.– Времени мало.– Нэриш собирает всех вокруг и отдаёт свои приказы. Девушкам идти в лоб, с песнями, подтанцовками, соблазнять изголодалых по женщинам варваров. Отто попытается вырубить машину, Хафтунг соберёт всех и подготовит для рандеву с кораблём. </text:p>
      <text:p text:style-name="Text_20_body">– Титьки с жопой,– бормочут девушки,– титьки с жопой. Вот и всё зачем мы понадобились. </text:p>
      <text:p text:style-name="Text_20_body">– А ну, позатыкались быстро,– рычит Хафтунг, в своей обычной манере обращения с вспомогательным контингентом. </text:p>
      <text:p text:style-name="P240">– Тем временем,– продолжает Нэриш,– Слотроп и я зайдём внутрь за Шпрингером. Когда он будет с нами, постараемся вызвать их огонь. Это <text:span text:style-name="T907">сигнал</text:span> вам <text:s/>ломиться прочь <text:span text:style-name="T907">как будто чёрт за вами <text:s/>гонится</text:span>. </text:p>
      <text:p text:style-name="Text_20_body">– Ну, ещё как откроют огонь,– грит Слотроп.– а и как насчёт такого?– Ему только что пришла блестящая идея: фальшивые коктейли Молотова, <text:span text:style-name="T901">применение</text:span> старую <text:span text:style-name="T901">уловки</text:span> Кислоты Бумера. Он вскидывает <text:span text:style-name="T901">в </text:span>рук<text:span text:style-name="T901">е</text:span> бутылк<text:span text:style-name="T901">у</text:span> водки, указывая на неё и скалясь. </text:p>
      <text:p text:style-name="Text_20_body">– <text:span text:style-name="T904">Да</text:span> это пойло вряд ли даже загорится. </text:p>
      <text:p text:style-name="Text_20_body"><text:soft-page-break/>– Но они-то <text:span text:style-name="T64">по</text:span><text:span text:style-name="T1">дума</text:span><text:span text:style-name="T64">ют</text:span>, что это бензин,– начинает ощипывать страусиные перья с костюма ближайшей к нему девушки.– И только представь насколько увереннее <text:span text:style-name="T1">мы</text:span> будем себя чувствовать. </text:p>
      <text:p text:style-name="Text_20_body">– Феликс,– кларнетист спрашивает музыканта с тубой.– Во что мы вляпались?– Феликс жуёт Банан и живёт текущим моментом. Вскоре с остальной частью оркестра он отступает в лес, откуда слышно как они ходят кругами, дудукая и трубя друг на друга. Хильда и Слотроп готовят Поддельные Пиробомбы, остальные девушки выступили, <text:span text:style-name="Emphasis">Zitz und Arsch</text:span>, вниз по склону. </text:p>
      <text:p text:style-name="Text_20_body">– Теперь мы представляем внушительную угрозу,– шепчет Нэриш.– Нужны будут спички. У кого-нибудь есть спички? </text:p>
      <text:p text:style-name="Text_20_body">– Не у меня. </text:p>
      <text:p text:style-name="Text_20_body">– И у меня нет. </text:p>
      <text:p text:style-name="Text_20_body">– От же ж, в зажигалке кремень кончился. </text:p>
      <text:p text:style-name="Text_20_body">– <text:span text:style-name="Emphasis">Kot</text:span>,– Нэриш всплескивает руками,– <text:span text:style-name="Emphasis">Kot</text:span>,– отходя между деревьев, где сталкивается с Феликсом и его тубой.– Ты тоже совсем без спичек. </text:p>
      <text:p text:style-name="Text_20_body">– У меня зажигалка Зиппо,– отвечает Феликс,– и две сигары Корона, из клуба Американских офицеров в— </text:p>
      <text:p text:style-name="Text_20_body">Минуту спустя. Нэриш и Слотроп, каждый пряча в ладонях уголёк лучшей из гаванских, крадутся, как два кота в карикатуре, к Испытательному Установке VII, бомбы из водочных бутылок заткнуты за пояс, запалы из страусиных перьев колышутся под бризом с моря. План в том, чтобы вскарабкаться на песчано-кустарниковую насыпь вокруг испытательной установки и проникнуть в Здание Сборки с тыла. </text:p>
      <text:p text:style-name="Text_20_body">И вот он Нэриш, что когда-то ракетой управлял. И каждый день в Полдень Ракеты смерть в небо запускал…. Хотя Нэришу удалось, в своё время, избежать почти всё это. </text:p>
      <text:p text:style-name="Text_20_body">Фактически, не случалось ещё двум людям с таким неподходящим снаряжением приближаться к пресвятому Центру, с той поры как Чичерин и Джакып Кулан тащили свои задницы через степь, отыскивая их Кыргызский Свет. Это составляет промежуток в десять лет. Что придаёт этой забаве примерно такую же уступчивость рекордсмен<text:span text:style-name="T902">ам</text:span> как и бейсбол, спорт тоже люто оплетённый белыми предсказаниями недоброго. </text:p>
      <text:p text:style-name="Text_20_body">Приближение-к-Святому-Центру скоро станет Зонным спортом номер один. Его благоуханный расцвет не за горами. Скоро всё больше чемпионов, экспертов, заклинателей всех мастей и званий расплодятся несметнее, чем <text:span text:style-name="T902">случалось </text:span>когда-либо <text:s/>за всю историю этой игры. И подобные Нэришу и Слотропу <text:s/>уже <text:span text:style-name="T902">начнут </text:span>искоренятся вагонами и даже танкерами. </text:p>
      <text:p text:style-name="Text_20_body">Слотроп, как уже отмечалось, во всяком случае ещё в эру <text:span text:style-name="Emphasis">Анубиса</text:span>, начал редеть, рассеиваться. –«Плотность личности»,– Курт Мондауген в своём кабинете в Пене<text:span text:style-name="T902">м</text:span>юнде, не слишком-то во многих шагах отсюда, формулируя Закон, что однажды станет носить его имя,– «прямо пропорциональна ширине темпорального охвата». </text:p>
      <text:p text:style-name="Text_20_body"><text:soft-page-break/>«Ширина темпорального охвата» это ширина твоего настоящего, твоё сейчас. Это хорошо знакомая «Δt» взятая как зависимая переменная. Чем дольше пребываешь в прошлом и будущем, тем больше <text:span text:style-name="T902">у тебя</text:span> ширина темпорального охвата, тем плотнее ты как личность. Но чем у́же твоё чувство Настоящего, тем ты разреженнее. Может дойти до того, что начинаются проблемы с припоминанием чем ты занимался пять минут назад, или даже—как вот <text:span text:style-name="T902">сейчас</text:span> у Слотропа—что ты вообще <text:span text:style-name="T1">тут</text:span> делаешь, у подножия этой колоссальной загнутой насыпи…. </text:p>
      <text:p text:style-name="Text_20_body">– Э,– развесив губы оборачивается он к Нэришу,– что мы вообще… </text:p>
      <text:p text:style-name="Text_20_body">– Что мы что? </text:p>
      <text:p text:style-name="Text_20_body">– Что? </text:p>
      <text:p text:style-name="Text_20_body">– Ты сказал ‘Что мы вообще...’ и остановился. </text:p>
      <text:p text:style-name="Text_20_body">– О. Так, пошутил. </text:p>
      <text:p text:style-name="P237">Что касается Нэриша, он слишком поглощён делом. Он никогда не видел этот великий Эллипс иначе, чем ему полагалось. Грета Эрдман, напротив, видала эти ржаво-колерные вознесённости склоняющимися, в точности как они однажды делали, в ожидании, лица под капюшонами, гладкие обтекатели Ничего… всякий раз с ударом хлыста Тананца по её коже, она уносилась, в очередном проникновении к Центру: с каждым хлёстом, чуть дальше в... пока однажды, ей известно, она <text:span text:style-name="T1">узреет в самый первый раз</text:span>, и с той поры это станет абсолютной потребностью, направляющей целью… <text:span text:style-name="T165">х-х-х</text:span><text:span text:style-name="T1">-хлысть</text:span> чёрнокостные опоры водонапорных башен сверху, склонились к огромному ободу, виднеются над деревьями в свете мрачном и синюшно-пурпурном как закаты <text:span text:style-name="T902">Пенемюнде</text:span> в холодно застывшую погоду для запусков… долгий взгляд с вершины какой-<text:span text:style-name="T902">либо</text:span> известной дамбы Нижнеземья в небо, которое растекается настолько ровно и желтит коричневость так, что солнце может быть за нею где угодно, а кресты крутящихся ветровых мельниц могут оказаться промельком спиц самог<text:span text:style-name="T111">о́</text:span> жуткого Гонщика, Слотроповский Гонщик, его два взрыва там вверху, его велосипедист— </text:p>
      <text:p text:style-name="Text_20_body">Нет, и даже это всего лишь навсего мельком про<text:span text:style-name="T902">бег</text:span>ает через какую-то часть рельефа Слотропиановской доли мозга и растворяется в его поверхности, исчезая. Так-то вот <text:span text:style-name="T902">случается</text:span> тут ещё одна его небрежность… и не в меньшей мере возрастает его, разумеется, Обойдённость…. И нет повода надеяться на какой-то иной оборот, какой-то нежданный <text:span text:style-name="T1">ой-мне-токо-щас-дошло</text:span>, уж только не со Слотропом. И вот он, полюбуйся, карабкается на стены целомудренно церемониального сплетения, представившего с вполне приемлемой наглядностью что есть лишённым теней полуднем, а что нет. Но, о, Яйцо из которого вылупилась летающая Ракета, пуп 50-метрового радио неба, все соответствующие призраки этого места—простите ему его бесчувственность, его глянцевую не<text:span text:style-name="T902">йтральн</text:span>ость. Простите кулак не стиснувшийся на его собственной груди, сердце неспособное замереть в приветствии…. Простите ему, как простили вы Чичерину у Киргизского Света…. Ещё придут лучшие дни. </text:p>
      <text:p text:style-name="Text_20_body">Слотроп прислушивается к перипатетической тубе вдалеке и кларнету, к которым присоединяются сейчас тромбон и тенор сакс стараясь влиться в мелодию… и к взрывам смеха солдат и девушек… звучит как вечеринка там внизу… вдруг найдутся и безлошадные дамочки… –«Слышь, а может попробуем, э… какой был у тебя—» </text:p>
      <text:p text:style-name="Text_20_body"><text:soft-page-break/>Нэриш, кожаное пугало, стараясь игнорировать поведение Слотропа, решил разобрать свою зажигательную бомбу: откупорил водку и поболтал перед своим носом перед тем как хряпнуть с горла. Он <text:span text:style-name="T902">про</text:span>сия<text:span text:style-name="T902">л</text:span>, цинично, торгашески, Слотропу. –«На». Затишье под белой стеной. </text:p>
      <text:p text:style-name="Text_20_body">– О, да я подумал это бензин, но они ведь поддельные, так что это просто водка, правда <text:span text:style-name="T902">ж</text:span>? </text:p>
      <text:p text:style-name="Text_20_body">Но по ту сторону насыпи, внизу на арене, что бы это такое могло быть сейчас, вон дожидается в этом изменчивом лунном свете, маскировочная краска от хвоста до вершины щербатится зубьями пилы… неужто вправду тебя так никогда и не цапанёт? Ни даже в самое гиблое время ночи, с заточками слов на твоей странице, одни только Δt вместо того, что они означают? А внутри мается жертва, перебирает чётки, стучит по дереву, избегая любого Готового Слова. Неужто это никогда не придёт за тобой, <text:span text:style-name="T903">а</text:span>? </text:p>
      <text:p text:style-name="P356">Возле водонапорных башен, они начали подъём, к верхнему краю обода. Песок засыпается к ним в обувь и шипит вниз по склону. На самом верху, оглянувшись, через деревья, они мельком различают освещённую взлётную полосу, истребитель уже приземлился, окружён тенями наземной службы, что заправляют, обслуживают, разворачивают самолёт. Глубже в полуостров, мерцают огни, обрывками, дугами, зигзагами, но по эту сторону, южнее старых Цехов Разработки, густая темень. </text:p>
      <text:p text:style-name="Text_20_body">Они проталкиваются через ветви сосен и снова вниз, в Яйцо, высосанное от Германской техники, давно превращённое в Русскую <text:span text:style-name="T905">парковку</text:span> автомобилей. Угол громадного Здания Сборки, когда они спустились, возносится им навстречу по ту сторону сотни метров грузовиков и джипов. Вниз направо, трёх или четырёх-уровневая испытательная платформа с круглым, типа арочным верхом, а под платформой длинная яма в форме мелкой V. –«Охладительный отвод»,– по словам Нэриша.– «Они наверное под ним. Нам надо заходить отсюда». </text:p>
      <text:p text:style-name="Text_20_body">Они прошли полпути вдоль склона к зданию встроенной в насыпь насосной для холодной воды, что когда-то уносила невообразимый жар пробных пусков. Теперь она ободрана, внутри гулкая темень. Слотроп, ступив пару шагов через порог, натыкается на кого-то. </text:p>
      <text:p text:style-name="Text_20_body">– Прошу прощения,– хотя это выходит не слишком сдержанно. </text:p>
      <text:p text:style-name="Text_20_body">– О, ничего страшного,– с Русским акцентом,– я не пострадал.– Он выпроваживает Слотропа обратно, о, сволочного вида Младший Сержант тут тебе, под два метра ростом. </text:p>
      <text:p text:style-name="Text_20_body">– Ну, так— и тут к ним подходит Нэриш. </text:p>
      <text:p text:style-name="Text_20_body">– О,– Нэриш моргая глядит на охрану.– Сержант, вы не слышите музыку? Почему вы не в Здании для Собраний, со своими товарищами? Там, как понимаю, несколько горячих <text:span text:style-name="Emphasis"><text:span text:style-name="T951">fräulein’</text:span></text:span><text:span text:style-name="Emphasis"><text:span text:style-name="T952">нок</text:span></text:span> <text:span text:style-name="T1">развлекают</text:span> присутствующих,– подпихивает локотком,– в самом обворожительном состоянии полуодетости, к тому же. </text:p>
      <text:p text:style-name="Text_20_body">– Наверняка, это всё просто божественно,– отвечает Сержант,– для <text:span text:style-name="T1">кого-то</text:span>. </text:p>
      <text:p text:style-name="Text_20_body">– <text:span text:style-name="Emphasis">Kot</text:span>...– время тактического <text:span text:style-name="T905">маневрирования</text:span> истекло. </text:p>
      <text:p text:style-name="Text_20_body">– И даже безмерно. </text:p>
      <text:p text:style-name="Text_20_body"><text:soft-page-break/>Со вздохом, Нэриш вскидывает свою бутылку и обрушивает её вниз, или <text:span text:style-name="T905">куда уж</text:span> дотянется,<text:span text:style-name="Emphasis"> тресь</text:span> Сержанта по затылку, сбивает с того подшлемник, только и всего. –«Хулиганьё»– Русский, уже осерчавши, наклоняется подобрать свой головной убор.– «Мне <text:span text:style-name="T1">точно</text:span> надо взять вас <text:span text:style-name="T1">обоих</text:span> под арест». </text:p>
      <text:p text:style-name="P238">– Хватит базарить,– рычит Слотроп, размахивая сигарой и «коктейлем Молотова»,– сдавай оружие, Иван, или я из тебя <text:span text:style-name="T1">живую сигнальную ракету </text:span>сделаю! </text:p>
      <text:p text:style-name="Text_20_body">– Ты, <text:span text:style-name="T1">сволочь</text:span>,– окрысился Сержант стаскивая свой ППШ чуть-чуть слишком быстро—Слотроп уворачивается, посылает свой обычный резкий пинок в пах, на этот раз промахивается, но вышибает оружие, которое у Нэриша достаточно ума подхватить. –«<text:span text:style-name="T905">Гады</text:span>»,– скулит Русский,– «ух, <text:s/>паскуд<text:span text:style-name="T905">ы падлючие</text:span>...»– убегая прочь в обступившую ночь. </text:p>
      <text:p text:style-name="Text_20_body">– Две минуты,– Нэриш уже внутри насосной. Слотроп перехватывает у него автомат и бежит следом, ускоряясь вдоль идущего под уклон коридора. Их подошвы щёлкают всё быстрее, резче, по бетону, вниз к железной двери: за нею слышен Шпрингер, что распевает и варнякает как пьян<text:span text:style-name="T905">чуга</text:span>. Слотроп снимает автомат с предохранителя и Нэриш врывается внутрь. Миловидная блондинка секретарша в чёрных сапогах и очках в стальной оправе сидит там стенографируя всё, что слышит от Шпрингера, который опёрся, грандиозно довольный, на трубу холодной воды проложенн<text:span text:style-name="T905">ую</text:span> <text:span text:style-name="T905">н</text:span>а полтора метра <text:span text:style-name="T905">выше</text:span> пола по всей длине комнаты. </text:p>
      <text:p text:style-name="Text_20_body">– Бросай свой карандаш,– командует Слотроп.– <text:span text:style-name="T905">Вот у</text:span>мничка, где тот Майор Ждаев? </text:p>
      <text:p text:style-name="Text_20_body">– Он на совещании. Если вы сообщите своё имя— </text:p>
      <text:p text:style-name="Text_20_body">– Наркотик,– кричит Нэриш,– они дали ему какой-то <text:span text:style-name="T1">наркотик</text:span>! Герхардт, Герхардт, ответь мне! </text:p>
      <text:p text:style-name="Text_20_body">Слотроп распознаёт симптомы: «Это тот Натрий Амитал. Пройдёт. Надо уходить». </text:p>
      <text:p text:style-name="Text_20_body">– Майор будет с минуты на минуту. Они наверху в караульном помещении, курят. По какому номеру он сможет <text:span text:style-name="T905">связаться с</text:span> вам<text:span text:style-name="T905">и</text:span>? </text:p>
      <text:p text:style-name="Text_20_body">Слотроп проскользнул под одну руку Шпрингера, Нэриш под другую, когда снаружи громко забарабанили в дверь. </text:p>
      <text:p text:style-name="Text_20_body">– Курят? <text:span text:style-name="T909">А ч</text:span>то курят? </text:p>
      <text:p text:style-name="Text_20_body">– <text:span text:style-name="T1">Слотроп, нам сюда</text:span>! </text:p>
      <text:p text:style-name="Text_20_body">– О.– Они выволакивают Шпрингера через другую дверь, которую Слотроп запирает на засов и приваливает тяжёлым шкафом с папками, затем они тащат Шпрингера наверх по пролёту лестничных ступеней в длинный прямой коридор, освещённый шестью или семью лампочками, пространство между которыми тонет в густой мгле, вдоль каждой стены, от пола до потолка, проложены толстые связки кабелей измерительных датчиков. </text:p>
      <text:p text:style-name="Text_20_body">– Нам конец,– задыхается Нэриш. Тут 150 метров до бункера замеров, и никакого укрытия кроме тени между лампочками. Тем орлам останется лишь побрызгать по трафарету. </text:p>
      <text:p text:style-name="Text_20_body">– Она ни капли не запнётся, гетероскоростная,– орёт Герхардт фон Гёль. </text:p>
      <text:p text:style-name="P239"><text:soft-page-break/>– Попробуй идти сам,– Слотроп не на шутку пересрал,– давай, мэн, а то нам <text:span text:style-name="T1">жопа</text:span>!– Эхо <text:span text:style-name="T906">тяжких </text:span>ударов <text:span text:style-name="T906">с оттяжкой</text:span> позади них в туннеле. Приглушённая автоматная очередь. Ещё одна. Совсем нежданно, за пару конусов слабого света от них, материализуется Ждаев, по пути к себе в кабинет. С ним его друг, который улыбается увидев Слотропа <text:span text:style-name="T906">вдоль</text:span> коридор<text:span text:style-name="T906">а за сорок метров от себя</text:span>, широкая улыбка стали. Слотроп выпускает Шпрингера и перебегает в следующий островок света, автомат наготове. Русские хлопают глазами в изумлении. – Чичерин! Привет. </text:p>
      <text:p text:style-name="Text_20_body">Они стоят обернувшись друг к другу, каждый в своём кругу света. Слотроп припомнил, что у него выигрышное положение. С полуизвиняющейся улыбкой, он наводит дуло на них, подходит ближе. Ждаев и Чичерин, после обсуждения, которое кажется нестерпимо долгим, решают, что им лучше поднять руки. </text:p>
      <text:p text:style-name="Text_20_body">– Ракетмэн! </text:p>
      <text:p text:style-name="Text_20_body">– Как поживаешь? </text:p>
      <text:p text:style-name="Text_20_body">– Что ты делаешь в такой Фашистской униформе? </text:p>
      <text:p text:style-name="Text_20_body">– Ты прав. Пожалуй, перейду в Красную Армия,– Нэриш оставляет Шпригера висеть на резиновых и экранированных кабелях, и прибегает помочь обезоружить двух Русских. Служивые в дальнем конце туннеля всё ещё заняты вышибанием двери внизу. </text:p>
      <text:p text:style-name="Text_20_body">– Так может всё же разденетесь, парни? Слышь, Чичерин, как тебе понравился тот гашиш, между прочим? </text:p>
      <text:p text:style-name="Text_20_body">– Ну,– стаскивая брюки,– мы щас собрались все там в будке наверху, покурили… Ракетмэн, ты всегда фантастически вовремя. Ждаев, ну, разве он не что-то с чем-то? </text:p>
      <text:p text:style-name="Text_20_body">Слотроп выскальзывает из своего вечернего: «Просто проследи, чтоб у тебя не вскочил сейчас, кореш». </text:p>
      <text:p text:style-name="Text_20_body">– Я серьёзно. Это твой <text:span text:style-name="Emphasis">Schwarzphänomen</text:span>. </text:p>
      <text:p text:style-name="Text_20_body">– Брось херню пороть. </text:p>
      <text:p text:style-name="Text_20_body">– Ты даже не догадываешься как. Ты пляшешь под его дудку. Мой постоянно хочет довести меня до <text:span text:style-name="T1">погибели</text:span>. Нам лучше <text:span text:style-name="T1">ими</text:span> обменяться, вместо униформы. </text:p>
      <text:p text:style-name="Text_20_body">Процесс переодевания усложняется. Китель Ждаева с золото-звездными <text:span text:style-name="Emphasis">pogoni</text:span> напялен на Шпрингера, который теперь им всем напевает попурри из Курта Вайля. Ждаев одевает белый костюм Шпрингера, и затем его и Чичерина связывают их собственными ремнями, а и галстуками. –«Короче, идея такая»,– Слотроп поясняет– «ты, Чичерин, изображаешь меня, пока майор этот—» В эту минуту дверь в самом конце коридора разлетается в куски, две фигуры с автоматами, на которых барабаны больше, чем у Джина Крупа, влетают внутрь. Слотроп стоит под светом в форме Чичерина и драматически машет стволом наведённым на двух связанных офицеров. –«Уж ты постарайся»,– бормочет он Чичерину,– «я <text:s/>тебя <text:s/><text:span text:style-name="T906">доверяю</text:span>, но учти, у меня очень большой пассивный запас слов, разберу что говоришь». </text:p>
      <text:p text:style-name="Text_20_body">Чичерин не против, но запутался: «Так я теперь буду <text:span text:style-name="T1">кто</text:span>?» </text:p>
      <text:p text:style-name="Text_20_body"><text:soft-page-break/>– О, блядь… слушай, просто пошли их проверить насосную снаружи, скажи, это срочно.– Слотроп жестикулирует и шевелит губами, пока Чичерин отдаёт приказ. Те двое козырнув, выбегают через дверь, которую только что расстреляли. </text:p>
      <text:p text:style-name="Text_20_body">– Те обезьяны,– Чичерин трясёт головой.– Те <text:span text:style-name="T1">чёрные</text:span> <text:span text:style-name="T1">обезьяны</text:span>! Как ты <text:span text:style-name="T906">c</text:span>мог догадаться, Ракетмэн? Конечно, ты ни при чём, это всё твой <text:span text:style-name="Emphasis">Schwarzphänomen</text:span> нарулил. Отличная деталь. Две из них посмотрели на меня через окно. Тут я подумал—ну, сам знаешь: я подумал, что ты думал, что я подумаю…. </text:p>
      <text:p text:style-name="Text_20_body">Но к этому времени Слотроп <text:span text:style-name="T906">давно</text:span> за пределами слышимости. Шпрингер уже способен спотыкаться скорым шагом. Они дошли до бункера измерений ни на кого не наткнувшись. За дверью из пуленепробиваемого стекла, позади их отражения, старая испытательная платформа, окна выбиты, камуфляж, в стиле Немецкого Экспрессионизма, рябит разливаясь по ней волнами. Те два солдата, конечно же, шарят там в насосной не находя ничего. Вскоре они вновь исчезают внутри и Нэриш открывает дверь. –«Скорей». Они осторожно выходят, на арену. </text:p>
      <text:p text:style-name="Text_20_body">Потребовалось какое-то время, чтобы взобраться обратно по склону и достичь леса. Показываются Отто и Хильде, они уже заглушили мотор машины Ждаева вместе с её шофёром. Так что, теперь уже вчетвером они пытаются поднять полезную нагрузку составляемую массой щебечущего Герхарда фон Гёля на несколько грёбаных футов по насыпи, самая жалкая двигательная система из всех, которые эта испытательная установка повидала на своём веку. Отто и Хильда тащат Шпрингера за руки, Нэриш и Слотроп упираются рогом толкая его хвостовую часть. На пол<text:span text:style-name="T906">пути</text:span> вверх, Шпрингер рванул грандиозным выпердом, эхо которого несколько минут гуляет по историческому эллипсу, типа, а это вам парни моё анальное впечатление от А4…. </text:p>
      <text:p text:style-name="Text_20_body">– А, да распроеб<text:span text:style-name="T906">ут</text:span> твою...– рычит Слотроп. </text:p>
      <text:p text:style-name="Text_20_body">– Торчаще зелёный конь планетоида и хуя,– кивает Шпрингер в ответ. </text:p>
      <text:p text:style-name="Text_20_body">Музыка и разговоры в Здании Собраний уже стихли, их сменила неприятная тишина. Наконец в<text:span text:style-name="T906">зо</text:span>брались наверх, в лес, где Шпрингер притискивает свой лоб к стволу дерева и начинает безудержно блевать. </text:p>
      <text:p text:style-name="Text_20_body">– Нэриш, и мы подставляем свою жопу ради это<text:span text:style-name="T907">й</text:span> <text:span text:style-name="T907">скотины</text:span>? </text:p>
      <text:p text:style-name="Text_20_body">Однако Нэриш занят жимами на живот своего друга: «Герхардт, ты в порядке? Чем тебе помочь?» </text:p>
      <text:p text:style-name="Text_20_body">– Прекрасно,– пёрхает Шпригер, блевотина стекает по подбородку. – Ахх. Какое облегчение! </text:p>
      <text:p text:style-name="Text_20_body">Появляются шимпанзе, музыканты, девушки канкана. Переход к условленному месту. Через последнюю дюну и вниз к укатанному шлаку треугольника Испытательной Установки Х, оттуда к морю. Музыканты какое-то время наигрывают что-то типа марша. Вдоль берега прилив оставил им полосу песка. Но Фрау Гнаб нигде не видно. Хафтунг держится за руки с шимпанзе. Феликс вытряхивает слюну из своей тубы. Хористка с волосами цвета мёда, чьё имя он никак не разберёт, охватывает Слотропа руками: «Мне страшно». </text:p>
      <text:p text:style-name="Text_20_body">– Мне тоже,– он обнимает её. </text:p>
      <text:p text:style-name="Text_20_body"><text:soft-page-break/><text:span text:style-name="T907">Раскручивается</text:span> адская катавасия—сирены воют, прожектора <text:span text:style-name="T907">об</text:span>шар<text:span text:style-name="T907">иваю</text:span>т <text:s/>лес наверху, <text:span text:style-name="T908">слышны </text:span>моторы грузовиков, <text:span text:style-name="T908">вы</text:span>крики команд. Группа захвата покидает шлак, чтоб затаиться в болотной траве. </text:p>
      <text:p text:style-name="Text_20_body">– Мы захватили один автомат и два пистолета,– шепчет Нэриш.– Они подойдут к нам с юга. Кто-то из нас должен вернуться и задержать их.– Он кивает и начинает проверять своё снаряжение. </text:p>
      <text:p text:style-name="P241">– Ты чокнулся,– шипит Слотроп,– они убьют тебя.– <text:span text:style-name="T908">Теперь з</text:span>аваруха <text:span text:style-name="T908">перемещается</text:span> повыше Испытательной Установки VII. <text:span text:style-name="T908">П</text:span>оявляются <text:s/><text:span text:style-name="T908">ф</text:span>ары, пара за парой, <text:span text:style-name="T910">по</text:span> той дороге <text:span text:style-name="T910">наверху</text:span>. </text:p>
      <text:p text:style-name="Text_20_body">Нэриш похлопывает Шпрингера по подбородку. Не ясно понимает ли Шпрингер кто это. –«<text:span text:style-name="Emphasis">Lebe wohl</text:span>»,– как бы там ни было, Шпрингер…. Наганы сунуты в карманы верхней куртки, автомат в колыбельке его рук, Нэриш срывается на бег, пригнувшись, не оглядываясь. </text:p>
      <text:p text:style-name="P357">– Где корабль?– Хафтунг в белой панике. Утки вс<text:span text:style-name="T911">полошились</text:span>, перекрякиваются вокруг. Ветер шевелит траву. Когда лучи прожекторов <text:span text:style-name="T911">скользят</text:span> мимо, стволы сосен наверху вспыхивают, глубоко озарённые, жуткие… а за спиной у каждого Балтика колышется, разливается. </text:p>
      <text:p text:style-name="Text_20_body">Выстрелы наверху—потом, должно быть в ответ от Нэриша, автоматная очередь. Отто прижимает Хильду к себе. –«Кто-нибудь читает Азбуку Морзе?»– интересуется девушка в руках Слотропа,– «потому что там огонёк, видите, с краю того островка? уже минуты две».– Это три точки, точка, точка, и ещё три точки. </text:p>
      <text:p text:style-name="Text_20_body">– Хмм, СЕЕС,– предполагает Феликс. </text:p>
      <text:p text:style-name="Text_20_body">– Может они не точки,– грит тенор-саксофонист,– может они <text:span text:style-name="T1">тире</text:span>. </text:p>
      <text:p text:style-name="Text_20_body">– Смешно,– грит Отто,– тогда получается ОТТО. </text:p>
      <text:p text:style-name="Text_20_body">– Так тебя зовут,– грит Хильда. </text:p>
      <text:p text:style-name="Text_20_body">– Мать!– вскрикивает Отто забежав в воду и махая руками мигающему огоньку. Феликс начинает мукать тубой над водой, остальной оркестр подключается. Тени камыша вонзаются в песок, под проносящимся светом прожекторов. Становится слышным рёв моторов судна. –«Она сюда подходит!»– Отто скачет вверх-вниз по топи. </text:p>
      <text:p text:style-name="Text_20_body">– Эй, Нэриш,– Слотроп щурится пытаясь разглядеть того в свете, <text:span text:style-name="T911">который давно уж</text:span> слишком слаб,– давай <text:span text:style-name="T911">сюда</text:span>. Отходим.– Нет ответа. Но стрельба усиливается. </text:p>
      <text:p text:style-name="Text_20_body">С потушенными огнями, судно приближается на максимальной скорости, Фрау Граб решила протаранить Пенемюнде? нет, теперь она даёт полный назад, визг подшипников, гейзеры пены от винтов, судно разворачивается <text:span text:style-name="T911">затормозив до стопа</text:span>. </text:p>
      <text:p text:style-name="Text_20_body">– Всем на борт,– рявкает она. </text:p>
      <text:p text:style-name="Text_20_body">Слотроп <text:span text:style-name="T911">кричит и</text:span> кричит призывы Нэришу. Фрау Гнаб <text:span text:style-name="T911">д</text:span>а<text:span text:style-name="T911">ёт</text:span> свой гудок. Но нет ответа. –«Блядь, я должен забрать его—»– Феликс и Отто ухватывают Слотропа сзади, оттаскивают его к судну, он клянёт их, брыкаясь: «Они его убьют, вы суки, пустите меня—» Тёмные фигуры переваливают через дюну, рассыпаются отрезав от Испытательной Установки VII, оранжевые вспышки на уровне их средних секций, ружейная пальба долетает секундой позже. </text:p>
      <text:p text:style-name="Text_20_body"><text:soft-page-break/>– Они убьют нас.– Отто заталкивает Слотропа через борт, сам переваливается следом. Прожектора нашли и скрестились на них. Огонь усиливается—взбрызги и взбульки от воды, пули стучат о борт. </text:p>
      <text:p text:style-name="Text_20_body">– Все тут?– клыки Фрау обнажились в ухмылке.– Отлично!– Подбегает последняя обезьяна, Хафтунг хватает животное за руку и оно волочится, ногами в воде, несколько метров, пока они отходят, полный вперёд, прежде, чем окончательно вскарабкаться на борт. Стрельба продолжает преследовать в море, не достигая корабля, а под конец и слуха. </text:p>
      <text:p text:style-name="Text_20_body">– Слышь, Феликс,– грит саксофонист,– как думаешь, может подвернуться халтура в Свинемюнде?</text:p>
      <text:p text:style-name="Text_20_body"/>
      <text:p text:style-name="Text_20_body">Джон Дилинджер, в конце, обрёл пару секунд странной благостыни <text:span text:style-name="T911">от</text:span> кадр<text:span text:style-name="T911">ов</text:span> фильма, которые не совсем ещё стёрлись в его глазных яблоках—Кларк Гейбл уходит, нераскаянный, поджариться на стуле, голоса дружески из-за железа камер в очереди смертников, пока, Блэки… отвергнув отсрочку подписанную другом всей его жизни, который нынче Губернатор штата Нью-Йорк Вильям Повел, тощий снисходительный задрот без подбородка, а Гейбл просто хочет покончить с этим всем: «Умри как живёшь—сразу, не затягивая—», даже когда сучонок Мелвин Пёрвис, шестёрка на стрёме возле Кинотеатра Биограф, зажёг свою роковую сигару, чувствуя уже между своих губ член официального поощрения, а трусливые федералы по этому сигналу навели на Дилинджера свои пидарастические прицелы… у обречённого всё ещё длился некий сдвиг личности—как в точности чувствуешь чуть погодя в реале, по мускулам своего лица и голосу, что <text:span text:style-name="T1">ты таки</text:span> Гейбл, гордая, блестящая, змеиная голова—пособить Дилинджеру продраться сквозь кусты, и чуть <text:span text:style-name="T912">по</text:span>легче в смерть. </text:p>
      <text:p text:style-name="Text_20_body">Нэриш сейчас собрался в комок внутри двух метров разбитой дренажной трубы из бетона, после перебежки под стеной Испытательной Установки VII, залёг по новой, в запахах застоялой штормовой воды, старается не дышать громко, чтоб не всхрапнуло предательское эхо—Нэриш не был в кино аж с <text:span text:style-name="Emphasis">Der Müde Tod</text:span>. Так давно это было, что он забыл как кончается, тот заключительный элегически Рилькевский кадр усталой Смерти, ведущей двух влюблённых рука об руку через незабудки. Эти ничем не смогут помочь. С Нэришом в эту ночь только последний автомат в его карьере, чужой и перегревшийся... и ожоги на руках, которые завтра его не будут беспокоить. Ни малейших источников благостыни в пределах досягаемости, кроме твёрдого оружия и обожжённых пальцев—безжалостный конец для хорошего эксперта <text:span text:style-name="T912">по контролю</text:span>, который всегда устанавливал чёткое время за чёткую плату…. Ему делали и другие предложения… мог бы поехать на восток с Институтом Рабе, или на запад в Америку и $6 в день—но Герхардт фон Гёль пообещал ему славу, джекпот на джекпоте, и стильную даму под руку с ним, слышь, а почему не под обе руки?—после бедного Пенемюнде по струнке, разве кто-то его осудил бы? </text:p>
      <text:p text:style-name="Text_20_body">Даже не было необходимости знать План целиком… нельзя же так много хотеть от кого-то… правда ведь? Эта стратегия с целью добыть S-Gerät, по которой он делает всё, чтобы умереть сегодня, что ему известно о <text:span text:style-name="T1">всех</text:span> намерениях Шпрингера в этом деле? Нэриш видит резон в том, что он, как фигура помельче, приносится в жертву, если это позволяет Шпригеру выжить, пусть <text:soft-page-break/>даже на один всего лишь день… образ мышления военного времени, <text:span text:style-name="Emphasis">ja, ja</text:span>… но слишком поздно что-то менять…. </text:p>
      <text:p text:style-name="Text_20_body">Разве в программе S-Gerät в Нордхаузене был в своё время хоть намёк как много людей, держав, фирм, сплетений интересов нахлынут после осуществления? Конечно, тогда ему польстило, что был избран разработать модификацию в управлении, пусть даже столь незначительную… почти не требовалось особого подхода… однако, это был его первый высоко исторический момент и, как он с горечью полагал, последний, до того момента пока не встретился с вербовщиками Шпрингера, раньше, в самую дождливую пору июня…. Встречи в кафе и у входов на кладбища вокруг Брауншвайга (оштукатуренные арки, лоза роняет капли на узкие воротнички) без зонта, но с колоколящей внутри надеждой—поле полное силовых линий, раздаться, наполнить, поддержать его в полном здоровье и духе… Берлин! Кабаре Чикаго. «Вам кокаин, или колоду карт?» (реплика из старого фильма, которую шпана любила повторять в то лето)… <text:span text:style-name="T1">попёрла Удача</text:span>! </text:p>
      <text:p text:style-name="Text_20_body">Но звонкое яркое предвкушенье в груди привело его сюда, вместо всего: сюда, в эту трубу, не больше как на пригоршню оставшихся минут…. </text:p>
      <text:p text:style-name="P242">Идея <text:span text:style-name="T912">состояла</text:span> в том, чтоб постоянно придерживаться фиксированного количества, А. Иногда ты <text:span text:style-name="T912">применял</text:span> диодный мост настроенный на определённую частоту, At, гудящую, тяжёлую предзнаменованием, внутри электронных коридоров… пока снаружи, в соответствии с традицией в этих делах, где-то будет собираться количество В, нарастать, по мере того как Ракета набирает скорость. И так до определённой для <text:span text:style-name="Emphasis">Brennschluss</text:span> скорости, <draw:frame draw:style-name="fr5" draw:name="Image55" text:anchor-type="as-char" svg:width="0.5937in" svg:height="0.2083in" draw:z-index="55"><draw:image xlink:href="Pictures/10000201000000390000001E89DDC89C2F1EAD69.png" xlink:type="simple" xlink:show="embed" xlink:actuate="onLoad" loext:mime-type="image/png"/><svg:title>term</svg:title></draw:frame><text:s/>загнанная как всякая крыса электрошоком в этот узкий лабиринт открытого пространства—да, радиосигналы с земли будут входить в тело Ракеты и, следуя рефлексу—буквально электросигналам пробегающим по рефлекторной дуге—контрольные поверхности перещёлкиваются, <text:span text:style-name="T912">вернуть</text:span> тебя обратно на курс в тот момент, когда ты начал отклоняться (как мог ты не сместиться, на такой высоте, в ту блистающую небрежность, покорённый ветром, чисто высотой… невообразимым пламенем у тебя под ногами)… так что для этого строго контролируемого полёта, всё держалось на острейшем, самом болезненном предчувствии, с В постоянно растущим, так ощутимо вздымающимся, как приливная волна, что обездвиживает любое незначительное создание, оттачивая воздух до холодного посвиста…. Твоё количество А—блистающее, постоянное А, унесённое, как <text:span text:style-name="T913">пришлось</text:span> когда-то, за <text:span text:style-name="T913">тридевять</text:span> земель, посреди ночи, Грааль, с тем д<text:span text:style-name="T913">а</text:span>вним <text:span text:style-name="T913">по-</text:span>солдафонски оголённым юмором… и однажды утром на широкой верхней губе сталисто-шерстяная седина двухдневной щетины, роковой, ужасный знак, он брился начисто ежесуточно, знаменующий, что настал Последний День—и, опять-таки, только лишь угрюмым шестым чувством, настолько же гадательно, как и чисто восприятием, что В с Множествеными Индексами уже тут, сразу за электронным горизонтом, действительно нарастает приближаясь, возможно на этот раз как «Вiw», угол прецессии гироскопа, надвигается невидимо, но ощутимо, жутко <text:span text:style-name="T913">возбуждающе</text:span>, по металлической раме к углу Aiw (так установлены тебе контакты: замыкаться, ты ж пойми, именно при таком угловом значении). Или <text:span text:style-name="T913">же </text:span>как «ВiL», другое интегрирование, не по значениям гироскопа, но по необработанным показателям самого тока, истекающего из движимой катушки между полюсами, «скованный» маятник… так представлялось это <text:s/>им, в Группе Разработки, условия принуждённости, <text:soft-page-break/>запретности… отношение к своему аппаратному обеспечению было более жестоким и солдафонским, о котором большинство инженеров и <text:span text:style-name="T913">по</text:span>смели <text:span text:style-name="T913">бы мечтать</text:span>… Они и вправду воспринимались как подкованная шипами элита, Дривелинг, и Шмайл, с флуоресцентными лампами отблескивающими на его голом лбу ночь за ночью… Внутри своих мозгов они разделяли общий давний-предавний электро-декор—стеклянные переменные конденсаторы, керосин как диэлектрик, медные платы и эбонитовые крышки, Цейссовские гальванометры с тысячами болтиков мелкой <text:span text:style-name="T913">резьбы</text:span> для настройки, миллиамперметры от Сименса на шиферных основах, терминалы с дизайном из Римских цифр, Стандартные Омметры с марганцевой проволокой в смазке, старый <text:span text:style-name="Emphasis">Gülcher Thermosäule</text:span> термо-электрический генератор, который работал от пара отопления, выдавал 4 вольта, никель и сурьма, азбест<text:span text:style-name="T913">ов</text:span>ые воронки сверху, слюдяные трубки…. </text:p>
      <text:p text:style-name="Text_20_body">Разве не была та жизнь приличнее гангстерства? Дружба чище… не такая <text:span text:style-name="T913">понаверченная</text:span>, во всяком случае…. Там мы видели что как сочетается… механизмы сами определяли это… всё было так ясно тогда, паранойя была лишь для врага, и никогда для своих…. </text:p>
      <text:p text:style-name="Text_20_body">– А как же SS? </text:p>
      <text:p text:style-name="Text_20_body">– О, они были скорее врагом, я бы сказал… [Смех.] </text:p>
      <text:p text:style-name="Text_20_body">Нет, Клаус, не расслабляйся, пожалуйста, никаких мечтаний о <text:span text:style-name="T913">благосклонном</text:span> Советском допросе, что закончится в какой-то горностаевой постели, в каком-то водочно-ароматном ступоре, ты знаешь это глупо…. </text:p>
      <text:p text:style-name="Text_20_body">В, В-индекс-Н-для Нэриш, почти тут—вот-вот прожгут сквозь последнюю <text:span text:style-name="T913">шепчущую</text:span> ширму уравниваясь с «А»—уравнять единственный кусочек себя с предоставленным ими, чтобы миновать этот миг, минимальная куколка Германского стирола, менее подлинная, чем все прежние «я»… количество, которым можно пренебречь в этом последнем свете… под эту дробь сапог охотников, и хорошо смазанных оружейных затворов…. </text:p>
      <text:p text:style-name="P358"><draw:frame draw:style-name="fr2" draw:name="Image56" text:anchor-type="paragraph" svg:width="6.9252in" svg:height="0.3661in" draw:z-index="56"><draw:image xlink:href="Pictures/1000000000000B720000009B428C9716555D8079.png" xlink:type="simple" xlink:show="embed" xlink:actuate="onLoad" loext:mime-type="image/png"/></draw:frame></text:p>
      <text:p text:style-name="P359">И тут Енцин, Андреас и Кристиан, прям тебе Смит, Кляйн &amp; Френч, вламываются в подвальную комнатушку—полевые серые ранцы, плетёные туфли, <text:s/>штан<text:span text:style-name="T914">ины</text:span> подвёрнут<text:span text:style-name="T914">ы,</text:span> руки блестят от машинного масла и солидола, по<text:span text:style-name="T914">водя</text:span>т для острастки карабинами. Но никого тут из Пустых, чтоб полюбовались на них. Слишком поздно. Лишь немая постель, да коричневый эллипс её крови оставленной на порванном пододеяльнике. И резкие выплески стиральной синьки по углам, под кроватью… их автограф, их вызов. </text:p>
      <text:p text:style-name="Text_20_body">– Где она—,– Кристиан вот-вот обернётся в берсерка. Одно неверное слово и он сорвётся прочь, прикончить всякого Пустого что только подвернётся. Мария, его сестра, возможно уже— </text:p>
      <text:p text:style-name="Text_20_body">– Нам лучше,– Енцин уже повернулся на выход,– к её, э... мужу, знаешь…. </text:p>
      <text:p text:style-name="Text_20_body">– К Павлу.– Кристиан хочет видеть его глаза, но Енцин не обернулся. </text:p>
      <text:p text:style-name="Text_20_body"><text:soft-page-break/>У Павла с Марией должен был родиться ребёнок. Тогда Иосиф Омбинди и его люди начали являться с посещениями. Такое умение становиться стервятниками они переняли от Христианских миссионеров. У них составлены списки всех женщин в пригодном для деторождения возрасте. Всякая беременность уже приглашение слетаться, пикировать, парить кругами. Прибегнут к угрозам, казуистике, физическому соблазнению—у них целый арсенал приёмов. Синька для белья их излюбленное абортивное средство. </text:p>
      <text:p text:style-name="Text_20_body">– Нефтеочистительный,– предполагает Андреас Орукамбе. </text:p>
      <text:p text:style-name="Text_20_body">– Точно? Он же зарок дал. </text:p>
      <text:p text:style-name="Text_20_body">– Теперь, может, и развязал.– Брат девушки уставился на него играя желваками. <text:span text:style-name="T1">Енцин, старый ублюдок, тебе уж и впрямь ничего не доходит</text:span>…. </text:p>
      <text:p text:style-name="Text_20_body">Они вновь садятся на свои мотоциклы и снова в путь. Разбомблённые сухие доки, обугленные рёбра складов, цилиндрические куски подводной лодки, что так никогда и не была собрана, проносятся в окружающей темноте. Вокруг Британская охрана, но это другой обособленный мир. Британская часть в победной пятёрке оккупирует свою долю пространства Зоны совпадающую, но не идентичную с той, по которой эти серьёзные <text:s/><text:span text:style-name="Emphasis">Schwarzkommando</text:span> верхом на мотоциклах без глушителей с рёвом проносятся в эту ночь. </text:p>
      <text:p text:style-name="Text_20_body">Разделения не прекращаются. Каждая из альтернативных Зон уходит в отрыв от всех остальных, с предопределённым ускорением, сдвиг красной части спектра, разбегание от Центра. С каждым днём мифичное возвращение Енцина из грёз выглядит всё менее возможным. Когда-то требовалось знание униформ, знаков различия, маркировк<text:span text:style-name="T914">и</text:span> самолётов, для соблюдения границ. Но к нынешнему моменту слишком много выборов уже свершилось. Единый корень утрачен, ещё в майском опустошении. У каждой птахи теперь собственная ветка, и всякая из них <text:span text:style-name="T914">своя</text:span> Зона. </text:p>
      <text:p text:style-name="Text_20_body">Сброд ПеэЛов кучкуется у развалин вычурного фонтана, не меньше двадцати, глаза из праха, влеплены в лица белые как соль. Иреро вписываются в поворот рядом с ними, до половины короткого марша длинных ступеней расходящихся ласточкиным хвостом в уклон улицы, зубы стискиваются, верхние с нижними, мотоциклетные рамы пронзительно вспискивают, вверх и вниз по ступеням мимо бессловесных плозий Славянских дыхов. Прах и соль. Грузовик-репродуктор появляется за стеной, метров за сто: голос, Университетски правильный, и давно уставший от об<text:span text:style-name="T914">ра</text:span>щения, декламирует: «Освободите улицу. Расходитесь по своим домам». Освободите у—расходитесь по своим что? Тут какая-то ошибка, это должно быть для другого города…. </text:p>
      <text:p text:style-name="P243"><text:span text:style-name="T1">Фрр</text:span> под нефтяной трубой на опорах сбегающих вниз налево, к воде, теперь, громадные стянутые болтами фланцы над головой смягчённые ржавчиной и промасленной грязью. Далеко по гавани движется нефтяной танкер поколыхивается безмятежно как паутина звёзд... <text:span text:style-name="T1">Вжиик</text:span> вверх по склону в сторону бастиона из обрезанных, запутанных, сплавленных и обожжённы<text:span text:style-name="T915">х</text:span> ферм, труб, колонн, изгибов, кожухов, изоляторов перенастроенных всеми бомбардировками, забрызганная смазкой галька на земле проносится милей за минуту и погоди, погоди, а скажи что, скажи « <text:span text:style-name="T1">перенастроено</text:span>», ну-ка? </text:p>
      <text:p text:style-name="P244"><text:soft-page-break/>Тут не то, чтобы озарило, нет, но прорвалось, как тот свет, что прор<text:span text:style-name="T915">ы</text:span>в<text:span text:style-name="T915">ае</text:span>тся однажды <text:span text:style-name="T915">среди </text:span>ноч<text:span text:style-name="T915">и</text:span> в слишком глубокий час, чтоб враз смог объяснить с чего бы это—тут нахлынуло на Енцина то, что кажется ему необычайным постижением. Этот змеящийся навал шлака, в который он вот-вот врежется, этот бывший перегонный, <text:s/><text:span text:style-name="Emphasis">Jamf Ölfabriken WerkeAG</text:span>, совсем никак <text:span text:style-name="T1">даже не развалина</text:span>. Тут всё в превосходном рабочем состоянии. Всего лишь в ожидании нужных подключений, и пуска… модифицировано, очень чётко, <text:s/><text:span text:style-name="T1">целенаправленно</text:span> бомбардировкой, которая никогда не была враждебной, а частью плана обеих сторон—« <text:span text:style-name="T1">сторон</text:span>?»—давно согласованного… да и теперь что если мы—хорошо, скажем, что мы все, какие тут имеются, Кабалисты, скажем, в этом наше истинное Предназначение, быть учёными-чародеями Зоны, а где-то в ней Текст, который нужно разобрать по кусочкам, составить аннотации, растолковать и отмастурбировать пока не будет выжат насухо до последней капли… вот мы и предположили— <text:span text:style-name="Emphasis">natürlich</text:span>!—что этот священный Текст должен быть Ракетой, орурурумо орунене: высокий вздымающийся мёртвый, блистающий великий («орунене» уже переиначено детьми Иреро-Зоны в «омунене», старший брат)… она наша Тора. А как же иначе? Её симметрии, скрытые состояния, <text:s/><text:span text:style-name="T1">хитроумие</text:span> её, околдовали и ввели в соблазн нас, пока истинный Текст застыл, ещё где-то в своей <text:span text:style-name="T916">непроглядности</text:span>, в нашей темноте… даже в такой дали от Юго-Западной нас не может миновать древняя трагедии потерянных посланий, проклятье, от которого нам не избавиться вовек…. </text:p>
      <text:p text:style-name="Text_20_body">Но, если я гоню по нему, по Истиному Тексту, в эту минуту, если так оно и есть… или если я сегодня проехал мимо него где-то в развалинах Гамбурга, вдыхая пыль гари, в упор не видя… если то, что IG построило тут на этом месте вовсе не было окончательным видом, а всего лишь набором фетишей, разметкой для применения спецмеханизмов в виде бомбардировщиков 8-й АВС да «Союзнические» самолёты все, в конечном итоге, продукт от IG, посредством Директора Круппа, через его Английские сочленения—бомбардировка была чисто индустриальным процессом реконструкции, каждый выброс энергии чётко увязан в пространстве и времени, каждая взрывная волна рассчитывалась заранее сотворить <text:s/><text:span text:style-name="T1">именно такие руины</text:span> вокруг тем самым расшифровывая Текст, тем самым шифруя, перешифровывая, перерасшифровывая священный Текст… Если тут всё в рабочем состоянии, в чём его предназначение? Инженеры, строившие это как нефтеперегонный, понятия не имели о дальнейших шагах. Их объект «сдан», можно забыть. </text:p>
      <text:p text:style-name="Text_20_body">И следовательно эта Война никак и никогда не была политической, политика просто спектакль, для отвода глаз народам… втайне, вместо этого всё диктовалось потребностями технологии… заговором между людскими созданиями и техникой, <text:span text:style-name="T915">за</text:span>чем-то нуждавшимся в энерго-вспышке войны, в выкриках, «К чёртям деньги, само существование [вставь название державы] под угрозой!», что, скорее всего, означало, <text:s/><text:span text:style-name="T1">вот-вот рассветёт, мне нужна моя порция ночной крови, моё финансирование, финансирование, ахх, ещё, ещё</text:span>…. Истинными кризисами были кризисы распределения и очерёдности, не между фирмами—это тоже всего лишь инсценировка—но между различными Технологиями, Пластиками, видами Электроники, Самолётостроения, и их потребностями, в которых разбирается только правящая элита... </text:p>
      <text:p text:style-name="Text_20_body">Да, но Технология всего лишь реагирует (как часто этот довод повторялся, упрямый и унылый как редукция по Гауссу, среди <text:s/><text:span text:style-name="Emphasis">Schwarzkommando</text:span>, особенно помоложе): «Очень красивая болтовня, что ухватил чудище за хвост, но ты думаешь у нас была б Ракета если бы кто-то, некий <text:soft-page-break/>определённый кто-то, имеющий имя, имеющий член, не <text:s/><text:span text:style-name="T1">захотел</text:span> кидануть тонну Аммотола за 300 миль и взорвать квартал мирных жителей? Валяй, пиши технологию с большой «Т», обожествляй её, если от этого чувствуешь себя менее виноватым—но так ты оказываешься с оскоплёнными, брат, с евнухами, что присматривают за гаремом нашей украденной Земли для занемелых и безрадостных хуёв людских султанов, людской элиты, у которых ни малейшего права быть там, где они—» </text:p>
      <text:p text:style-name="Text_20_body">Вот где мы должны искать источники власти, и схемы распределения, о которых нам никогда не говорили, маршруты власти, о которых наши учителя и слыхом не слыхивали, либо их предупредили не вдаваться… мы должны найти счётчики, чья шкала неизвестна миру, чертить собственные диаграммы, отслеживать ответную реакцию, устанавливать связи, снижать вероятность ошибки, стараться найти истинную функцию… прилагать её к какому несчисляемому графику? Тут, на поверхности, каменноугольные смолы, гидрирование, синтез, всегда были фальшивкой, фиктивными функциями, чтобы скрыть настоящую планетарную миссию да и возможно разворачивающуюся уже не первое столетие… эти развалины завода дожидаются своих Кабалистов и новых алхимиков, чтобы открыть Ключ, обучить таинствам остальных… </text:p>
      <text:p text:style-name="Text_20_body">А если это не именно <text:s/><text:span text:style-name="Emphasis">Jamf Ölfabriken Werke</text:span>? Что если это заводы Круппа в Эссене, что если это <text:s/><text:span text:style-name="Emphasis">Blohm&amp;Voss</text:span> прямо здесь, в Гамбурге, или какая-то другая «понарошку» развалина, в другом городе? Другой <text:s/><text:span text:style-name="T1">стране</text:span>? ЙАААГГГГХХХХХ! </text:p>
      <text:p text:style-name="Text_20_body">Да, такой вот стимулирующий разговор, да, Енцин лопает <text:span text:style-name="T917">с переизбытком</text:span> Нацистск<text:span text:style-name="T917">ий</text:span> Первитин в эти дни как поп-корн в кинушке, и вот уже большая часть нефтеперегонного—что носит имя, случайно, прославленного первооткрывателя Ойнерина—уже за спиной, и Енцин впадает в другой параноидный ужас, болтает, болтает, хотя каждый поворот и переключение скорости отвлекают его от беседы. </text:p>
      <text:p text:style-name="Text_20_body"/>
      <table:table table:name="Table1" table:style-name="Table1">
        <table:table-column table:style-name="Table1.A"/>
        <table:table-column table:style-name="Table1.B"/>
        <table:table-row>
          <table:table-cell table:style-name="Table1.A1" office:value-type="string">
            <text:p text:style-name="P603">Типа рояля<text:line-break/>Оджи Кармайкла<text:line-break/>слышится фоном, тут <text:line-break/> <text:line-break/> <text:line-break/> <text:line-break/> <text:line-break/> <text:line-break/> <text:line-break/> <text:line-break/> <text:line-break/> <text:line-break/> <text:line-break/> <text:line-break/> <text:line-break/><text:soft-page-break/> <text:line-break/> <text:line-break/> <text:line-break/>  </text:p>
          </table:table-cell>
          <table:table-cell table:style-name="Table1.A1" office:value-type="string">
            <text:p text:style-name="P604">Море по колено, Батя, Дезокс-ёпфедрин всем скажжит "цыц!" </text:p>
            <text:p text:style-name="P604">По карманам у меня по́лно щастья без границ, </text:p>
            <text:p text:style-name="P604">Я по Зоне проношуся, среди диких псов, </text:p>
            <text:p text:style-name="P604">Раздаю задарма клочья своих личных снов… </text:p>
            <text:p text:style-name="P604">Да хошь радиолампы с приёмника маво ты вытаску-уй, </text:p>
            <text:p text:style-name="P604">До лампочки мине вся эта чип-уха— </text:p>
            <text:p text:style-name="P604">А на госгимны ты меня типеря не подсажу-вуй </text:p>
            <text:p text:style-name="P604">Склепаю сам не хуже, чем вся ента труха…. </text:p>
            <text:p text:style-name="P604"/>
            <text:p text:style-name="P604">Не закрываю рот, хоть слушать некому, </text:p>
            <text:p text:style-name="P604">Трещу без умолку всяческую муть— </text:p>
            <text:p text:style-name="P604">Без толку пристаю к калекам у </text:p>
            <text:p text:style-name="P604">Кого ботиночки самсем не жмуть! </text:p>
            <text:p text:style-name="P604"/>
            <text:p text:style-name="P604">Тебя от меня эфедринит, малышка, </text:p>
            <text:p text:style-name="P604">Ты от меня впадаешь в экстаз </text:p>
            <text:p text:style-name="P604">В комендантский час, када свет угас, </text:p>
            <text:p text:style-name="P604"><text:soft-page-break/>Я не хуже других отпресую матрас, </text:p>
            <text:p text:style-name="P604">(Токо свечку зажги) </text:p>
            <text:p text:style-name="P604">Как в прошлый раз….</text:p>
          </table:table-cell>
        </table:table-row>
      </table:table>
      <text:p text:style-name="P360"/>
      <text:p text:style-name="P360">Прошлой ночью в своём журнале Енцин записал: «Рот в последнее время почти не закрывался. Почти ничего, что смогло бы пойти хоть кому-то на пользу. Оправдания, О, Боже, о, Боже. Но они меня и впрямь достали. Пожалуйста, я <text:span text:style-name="T1">не желаю</text:span> так вот проповедывать… <text:span text:style-name="T918">Мне известно</text:span> как звучит со стороны мой голос—слышал в Пенемюнде годы тому назад на Диктофоне Вайсмана… хром и карболит… слишком высокий, противный Берлинский гундёж… как они должно быть морщатся внутри, когда я заговариваю…. </text:p>
      <text:p text:style-name="Text_20_body">Я мог бы уйти хоть завтра. Я научен жить в одиночку. Меня это не так пугает, как они. Берут постоянно—но никогда не пользуются тем, что берут. Что, по-ихнему, они могут взять от меня? Им не нужно моё патриаршество, не нужна моя любовь, ни моя информация, или мой труд, или энергия, или что уж есть у меня… У меня нет <text:span text:style-name="T1">ничего</text:span>. Деньги больше не существуют—никто их тут не видел месяцами, нет это не из-за денег… сигареты? Сигарет у меня всегда в обрез…. </text:p>
      <text:p text:style-name="Text_20_body">– Если я брошу их, куда бы я мог уйти? </text:p>
      <text:p text:style-name="Text_20_body">Обратно среди резервуаров теперь, в вечерний ветер, заносясь на этом поле синтетической свалки, вся бескомпромиссно черна. Мотор Кристиана похоже глохнет время от времени, приводя к потере скорости. Решение на ходу: если обломается, пусть идёт пешком. Так будет меньше проблем, если Павел там, а если его нет, подобрать Кристиана на обратном пути и найти грузовик, чтоб отвёз на ремонт… упрощай ситуации, это признак великого лидера, Енцин. </text:p>
      <text:p text:style-name="Text_20_body">Кристиан всё же не заглох, а Павел оказался на месте, типа как бы. Ну, не настолько «на месте», чтобы Енцин в его текущем состоянии ума стал бы долго обдумывать. Но в наличии, это да, вместе с изумительной компанией приятелей, которые как-то всегда показываются, когда он приходит нанюхаться <text:span text:style-name="Emphasis"><text:s/>Leunagasolin</text:span>’а, такие как, о, Моховые Человечки тут вот, у, до того зелёные, не можешь себе представить, прямо горят, а не отсвечивают, затаились в углу поля сейчас, робкие, чуть переворачиваются, как младенчик, иногда… или как тебе тот вон Водяной Великан, гость высотою в милю, весь из текучей воды, который любит танцевать, выкручивается в талии, размахался руками по всему небу. Когда люди Омбинди забрали Марию, чтобы найти ей доктора в Гамбурге, голоса начали звать—голоса Моховых Человечков, которые заводятся в резервуарах на интерфейсе между горючим и водой на дне, начали звать его: «Павел! Омунене! Почему не приходишь, проведать нас? Мы соскучились. Где пропадаешь?»– Не много им там радостей на Интерфейсе, бьются всё с бактериями, что налетают в их страну света, эти клеточные аристократы, прут на стену углеводородов, каждая за своей долей Господнего изобилия—оставляют свои экскременты, зелёное бормотанье, сдвинуто нестабильную болтовню, слизь, что с каждым днём растёт всё толще, всё ядовитее. Это в натуре угнетает, быть пигмеем в куче с тысячами других, с сотнями тысяч, вынужденных жить по ту сторону всего этого. Ты сказал по ту сторону? О чём это ты? Какая ещё та сторона? Ты имеешь ввиду в бензине? (Сбившиеся в Кучу Пигмеи, игриво, под один популярный свинговый повтор:) Нет-нет, <text:soft-page-break/>нет, нет!—Ты имеешь ввиду в воде, тогда? (С-в-К-П:) Нет-нет, нет, нет!—Уж вы мне объясните тут, не то с меня подштанники спадут. Мы имее ввиду, объясняют Пигмеи, складываясь своими головками в симметричный узор цветной капусты, и подвывая негромкой задумчивой акапеллой как детвора вокруг костра в лагере с Бингом Кросби в бейсбольной кепке (да эти <text:span text:style-name="Emphasis">Leunahalluzinationen</text:span> случается зашкаливают в полный хрен разберёшь, охрененнее, чем культурный шок даже, вот эта вот текущая уже вообще <text:span text:style-name="T1">мета</text:span>шок, 3-сигма белых лиц в ритуале чьё таинство глубже, чем северный свет над Калахари…) мы имеем ввиду по ту сторону всего этого, полного бактерио-углеводородо-экскрементного цикла. Нам отсюда виден Интерфейс. Это длинная такая радуга, в основном индиго, если так понятнее—индиго и Келли зелёный (Бинг, дирижируя, вскидывает все те мозгопрополосканные Ирландские личики в трогательном озарённом костром крещендо) зелёный… бензин… между… субмарин… затихая, потому что Павел уже побрёл к нефтеочистительному, забудь про эти 2½ недели самоистязаний, люди Омбинди поджидали его у обмотанных стекловолокном труб котельной, мужчины и женщины, все стараются к нему подольстится, склонить с двух сторон Вопроса Самоубийства Племени, Енцин жалуется, слишком впутался в ту Ракету, чересчур вмалинился в свою распрю с Русским, чтобы думать ещё про кого-то кроме самого себя… А этот Павел старался держаться подальше от этого, От дыхания Мукуру, старался просто быть хорошим человеком— </text:p>
      <text:p text:style-name="Text_20_body">Моховое Создание шевелится. Оно подползло страшно ближе с прошлого раза как Паваел смотрел. Нежданно обильное истекание вишнёво-красного по склону горы справа от него (тут и горы были? Откуда <text:span text:style-name="T1">горы</text:span>-то взялись?) и он сразу же понимает, без всяких увёрток или надежды, что он соскользнул в Север, что вдыхание выдоха первого предка перенесло его в жуткий край, а он должен был знать, что так и будет, шаг за шагом, за эти последние годы, повернуть не получится (что значит повернуть? не знаю куда начать двигаться, не знаю <text:span text:style-name="T1">как</text:span> двигаться…) слишком поздно, мили перемен, слишком поздно уже. </text:p>
      <text:p text:style-name="Text_20_body">И вот его голова на стальной мушке Кристиана за 300 метров. Неожиданно эта ужасная развилка: две возможности уже начавшие разлетаться со скоростью мысли—новая Зона в любом случае, теперь, неважно стреляет Кристиан или сдерживается—прыгни, выбери— </text:p>
      <text:p text:style-name="Text_20_body">Енцин постарался вовсю—отбил ствол в сторону, обменялся парой резких слов с молодым мстителем. Но оба они видели разделившиеся ветви. Зона снова, только что, изменилась и они уже в ней, в новой…. </text:p>
      <text:p text:style-name="Text_20_body">Они едут дальше туда, где Павел нюхает синтетический бензин на склоне бежевого холма без фонарей, под резервуарами ползущими бледно как улитки к небу, туда, где он, один из счастливейших клиентов IG…. </text:p>
      <text:p text:style-name="Text_20_body">Знает ли Павел что-то, о чём никто из нас не догадывается? Если IG хотели сделать это прикрытием для чего-то ещё, то почему не для дыхания Мукуру? </text:p>
      <text:p text:style-name="Text_20_body">Енцин может вообразить себя в <text:span text:style-name="Emphasis">Erdschweinhöhle</text:span> начинающим новую жизнь на IG—устроить, чтоб становилась тучней и тучнее с отладкой новых связей, проверка бухгалтерских книг, приходят свидетели—не на переднем плане, но сбоку по крайней мере, всегда в тени…. А если окажется, что дело не в Ракете, не в IG? Что ж, тогда ему придётся, так ведь, перейти на что-нибудь ещё—завод Фольксваген, фармацевтические компании…. А если это даже не в Германии, <text:soft-page-break/>то ему придётся начинать в Америке, или в России, и если он умрёт прежде, чем найдут Истинный Текст для изучения, то нужен некий механизм, чтоб смогли продолжить другие…. Глянь, крутая идея—созываешь всех, сколько есть, <text:span text:style-name="Emphasis">Erdschweinhöhle</text:span>, подымаешься там, типа, <text:span text:style-name="T1">Народ Мой, было мне видение</text:span>… нет нет но понадобится больше штата, если это настолько широкий поиск, тихий отвод ресурсов с Ракеты, разнообразить деятельность, чтобы при этом смотрелось органичным ростом… и кого подключить? Кристиан—можно ли использовать парня теперь, гнев Кристиана, использует ли Текст так и так Кристиана, чтобы одолеть Омбинди… потому что если миссия <text:span text:style-name="Emphasis">Schwarzkommando</text:span> истинно открылась только что, то придётся что-то делать с Омбинди, с Пустыми, с доктриной Полного Нуля. Увеличение штата требует большего числа Иреро Зоны, а не меньшего—для сбора информации большего объёма о противнике, установка более широких связей приведёт к росту угрозы народу, значит число соплеменников должно возрастать. Имеется ли альтернатива? нет… он бы предпочёл игнорировать Омбинди, но потребности этого нового Поиска такого удовольствия уже не позволят… поиск начнёт направлять… </text:p>
      <text:p text:style-name="Text_20_body">Где-то, среди пустошей Мира, есть ключ, что приведёт нас обратно, возродит нас для нашей Земли и свободы. </text:p>
      <text:p text:style-name="Text_20_body">Андреас разговорился с Павлом, который всё ещё со своими странно освещёнными приятелями, подкатывая и так и эдак. Вскоре, лаской и уловками, он получает адрес связанного с Омбинди медика. </text:p>
      <text:p text:style-name="Text_20_body">Енцин знает кто это. «В Сент Паули. Поехали. Твой мотоцикл немного брыкается, Кристиан?» </text:p>
      <text:p text:style-name="Text_20_body">– Не подкатывай ко мне,– взрывается Кристиан,– тебе наплевать на меня, наплевать на мою сестру, она там где-то умирает, а ты просто вставляешь её в свои уравнения—ты—играешь свою рутину святого отца и внутри того эго ты даже не ненавидишь нас, тебе наплевать, ты даже уже больше <text:span text:style-name="T1">не </text:span><text:span text:style-name="T65">c нами</text:span>— Он замахивается кулаком в лицо Енцина. Он плачет. </text:p>
      <text:p text:style-name="Text_20_body">Енцин стоит, как стоял, и позволяет это. Больно. Он терпит. Его кротость не чисто политика, всё же. Он чувствует немало правды-матки в том, что сказал Кристиан—может быть не всё, не всё так уж настолько, но немало. </text:p>
      <text:p text:style-name="Text_20_body">– Вот ты и вернул меня. Может уже поедем за ней, теперь? </text:p>
      <text:p text:style-name="P361"><draw:frame draw:style-name="fr2" draw:name="Image57" text:anchor-type="paragraph" svg:width="6.9252in" svg:height="0.3661in" draw:z-index="57"><draw:image xlink:href="Pictures/1000000000000B720000009B428C9716555D8079.png" xlink:type="simple" xlink:show="embed" xlink:actuate="onLoad" loext:mime-type="image/png"/></draw:frame></text:p>
      <text:p text:style-name="P361">А вот и добрая фрау, склоняется над Слотропом от изножия койки: глаза её ярки и дерзки как у попугая, большая белая ступица глаза подпёрта укосинами старых вспыльчивых рук и ног, чёрный платок поверх валика её помпадура в трауре по всем её Ганзейским покойникам, под пыхтящими <text:span text:style-name="T919">эскадрами</text:span> брони, под седыми волнами Балтики раскроенной килями, покойники под флот<text:span text:style-name="T919">илия</text:span>ми волн, прерий моря…. </text:p>
      <text:p text:style-name="Text_20_body">И тут же нога фон Гёля пихает Слотропа отнюдь не <text:span text:style-name="T919">ласковым</text:span> образом. Солнце высоко, всех девушек и близко нет. Отто бурчит на палубе с метлой и шваброй, убирая вчерашнее дерьмо от шимпанзе. Свинемюнде. </text:p>
      <text:p text:style-name="Text_20_body"><text:soft-page-break/>Шпрингер уже снова прежним бодрячком: «Свежие яйца и кофе в рулевой рубке. Мы выходим в море через 15 минут». </text:p>
      <text:p text:style-name="Text_20_body">– Ну, просто <text:span text:style-name="T919">сними</text:span> это «мы», Дружище. </text:p>
      <text:p text:style-name="Text_20_body">– Но мне нужна твоя помощь.– На Шпрингере костюм отличного твида в это утро, полный Савил-Роу, отлично сидит— </text:p>
      <text:p text:style-name="Text_20_body">– Нэришу тоже нужна была твоя <text:span text:style-name="T919">помощь.</text:span> </text:p>
      <text:p text:style-name="Text_20_body">– Ты сам не знаешь о чём говоришь.– Глаза его сталь клинка, не <text:span text:style-name="T919">ведают</text:span> проигрыша. Смех, с подзаголовком <text:span text:style-name="T1">Подыграем дурачкам</text:span>, <text:span text:style-name="Emphasis">Mitteleuropäisch</text:span> и безжалостен.– Хорошо, хорошо. Сколько ты хочешь? </text:p>
      <text:p text:style-name="Text_20_body">– На всё есть цена, верно?– Но <text:span text:style-name="T919">это </text:span>он <text:s/>не благород<text:span text:style-name="T919">ства ради</text:span>, нет, на самом деле только что вот дошло в какую цену он сам, вот и требуется сбавить темп разговора, на секундочку перевести дух и продолжить. </text:p>
      <text:p text:style-name="Text_20_body">– На всё. </text:p>
      <text:p text:style-name="Text_20_body">– Что за дело? </text:p>
      <text:p text:style-name="Text_20_body">– Мелкое пиратство. Забрать пакет для меня, пока я буду тебя прикрывать.– Он смотрит на часы с чрезмерной выразительностью. </text:p>
      <text:p text:style-name="Text_20_body">– Окей, добудь мне отставку, я пойду с тобой. </text:p>
      <text:p text:style-name="Text_20_body">– Что? Отставку? Для тебя? Ха! Ха! Ха! </text:p>
      <text:p text:style-name="Text_20_body">– Ты бы чаще смеялся, Шпрингер. Тебе идёт. </text:p>
      <text:p text:style-name="Text_20_body">– Отставку <text:span text:style-name="T1">какого</text:span> вида, Слотроп? <text:span text:style-name="T1">Почётную</text:span>, небось? Ах, ах-ха! Ха! Ха!– Как и Адольф Гитлер, Шпрингер легко ущекотывается тем, что Немцы называют <text:span text:style-name="Emphasis">Schadenfreude</text:span>, чувство радости от приключившегося несчастья. </text:p>
      <text:p text:style-name="Text_20_body">– Брось прикалываться, я серьёзно. </text:p>
      <text:p text:style-name="Text_20_body">– Ну, ты-то уж <text:span text:style-name="T1">ещё как</text:span> серьёзно, Слотроп.– Снова хаханьки. </text:p>
      <text:p text:style-name="Text_20_body">Слотроп ждёт, смотрит, посасывает яйцо, хотя в это утро чувствует себя далеко не мудрым пронырой. </text:p>
      <text:p text:style-name="Text_20_body">– Нэриш, понимаешь, должен был пойти со мной сегодня. Теперь у меня остался ты. Ха! Ха! Куда ты хочешь, чтоб доставили эту—ха—отставку? </text:p>
      <text:p text:style-name="Text_20_body">– Каксхавен.– У Слотропа с недавних пор маячила смутная фантазия войти в контакт с людьми из Операции Ответный Огонь в Каксхавене, может они его как-то выручат. Они похоже единственная Английская <text:span text:style-name="T920">зацепка</text:span> с Ракетой. Но уже понял, что ничего не выйдет. Он и Шпрингер <text:span text:style-name="T920">устанавливают</text:span> дату. </text:p>
      <text:p text:style-name="Text_20_body">– Будь в месте, что называется у Путци. Это по дороге на Дорум. Местные деловые тебе объяснят. </text:p>
      <text:p text:style-name="Text_20_body"><text:soft-page-break/>Так что снова—в путь, мимо мокрого объятия молов, в Балтику, с гребня на гребень, и в ореол пласт за пластом, подпрыгивает весёлый пиратский барк, в день уже шквалистый и резкий, и обещает стать покруче. Шпрингер стоит снаружи рулевой рубки и орёт внутрь, перекрикивая разгулявшееся море и плеск воды, что ударяет в нос и скатывается по палубе: «Когда догонишь?» </text:p>
      <text:p text:style-name="Text_20_body">– Если идут в Копенгаген,– обветренное лицо Фрау Гнаб, несводимые складки улыбки вокруг её глаз и рта, сияет словно солнце,– то не больше, чем через час…. </text:p>
      <text:p text:style-name="Text_20_body">Видимость в это утро слишком малая, чтобы различить берег Юздома. Шпрингер присоединяется к Слотропу у поручня, что уставился в никуда, вдыхая давящий запах седой погоды. </text:p>
      <text:p text:style-name="Text_20_body">– Он в порядке, Слотроп. И не в таких бывал переделках. Два <text:span text:style-name="T920">месяца</text:span> назад в Берлине мы попали в засаду, прямо на выходе из Чикаго. Он прорвался через перескрестный огонь из трёх <text:span text:style-name="T1">шмайсеров</text:span> с предложением для наших конкурентов. Ни царапинки. </text:p>
      <text:p text:style-name="Text_20_body">– Шпрингер, он там отвлекал на себя половину армии Русских вчера. </text:p>
      <text:p text:style-name="Text_20_body">– <text:span text:style-name="T920">Те</text:span> его <text:span text:style-name="T1">не</text:span> убьют. Они знают кто он. Он работал по управлению, лучший человек у Шилинга, <text:s/>знает об интеграции цепей больше, чем кто-либо кого они найдут хоть где-нибудь вне Гармиша на данный момент. Русские предлагают фантастические зарплаты—больше, чем у Американцев—и они позволят ему оставаться в Германии в <text:span text:style-name="T920">Пенемюнде</text:span> или <text:span text:style-name="Emphasis">Mittelwerke</text:span>, как он и был. Он даже может уйти в бега, у нас найдутся для этого связи— </text:p>
      <text:p text:style-name="Text_20_body">– Но если его всё же <text:span text:style-name="T1">застрелили</text:span>? </text:p>
      <text:p text:style-name="Text_20_body">– Нет, <text:span text:style-name="T922">такого</text:span> не <text:span text:style-name="T922">предусматривалось</text:span>. </text:p>
      <text:p text:style-name="Text_20_body">– Шпрингер, тут тебе уже не ёбаное <text:span text:style-name="T1">кино</text:span>, завязывай давай. </text:p>
      <text:p text:style-name="Text_20_body">– Пока что нет. Может пока ещё нет. Так что наслаждайся пока есть возможность. Однажды, когда плёнка завертится быстрее, камера станет карманной и почти невесомой, освещение и подвесные микрофоны ненужными, <text:span text:style-name="T1">тогда</text:span>… вот когда… «<text:span text:style-name="T1">А теперь по правому борту у нас показался легендарный Рюген</text:span>. Его меловые утёсы ярче неба. Тонкой дымкой подёрнулись узкие заливы и зелень дубов. Вдоль пляжей плывут жемчужные клочья тумана. </text:p>
      <text:p text:style-name="Text_20_body"><text:span text:style-name="T1">Наш капитан, Фрау Гнаб, направляется в Грайфсвальдер Боден прочесать длинные заливы в поисках намеченной жертвы. Спустя час</text:span> (комичные соло фагота поверх ближних планов старой уклонистки наминающей какую-то жуткую ферментацию пюре-картофельной лоботомии из канистры, утирающей рукавом свой рот, стрыгивающей) <text:span text:style-name="T1">потраченный на безрезультатные поиски, пираты нашего времени снова в открытом море вдоль восточной береговой линии острова</text:span>. </text:p>
      <text:p text:style-name="Text_20_body">Заморосил лёгкий дождь. Отто приносит дождевики и Термос горячего супа. Тучи, дюжина оттенков серого, несутся по небу. Громады туманных скал, крутых утёсов, стекают в глубокие ущелья, серый, зелёный и шпили белого мела сквозь дождь, проплывают—Стубенкамер, Трон Короля, и вскоре, по левому борту, Мыс Аркона, где волны разбиваются у подножия утёсов, а наверху развеваются рощи белоствольных деревьев…. <text:span text:style-name="T1">Древние Славяне воздвигли тут капище, </text:span><text:soft-page-break/><text:span text:style-name="T1">Световиду, их богу плодородия и войны: Старина Световид, в своём бизнесе пользовался множеством </text:span><text:span text:style-name="T66">кличек</text:span><text:span text:style-name="T1">! Трёхголовый Триглав, пятиголовый Поревид, СЕМИ-лицый Ругевид! Поделись </text:span><text:span text:style-name="T66">этой </text:span><text:span text:style-name="T1">информацией со своим боссом, когда </text:span><text:span text:style-name="T66">начнёт</text:span><text:span text:style-name="T1"> насчёт «двуличности»! Теперь, когда Аркона теряется позади за нашим левым бортом</text:span>»…. </text:p>
      <text:p text:style-name="Text_20_body">– Вон они!– кричит Отто с крыши рулевой рубки. В дальней дали, забирая круче в море из-за Виссов Клинке (бледный известковый засов, которым Провидение пробует сегодня сберечь сердца Слотропа), едва виднеясь в дожде, ныряет крохотный призрак судна…. </text:p>
      <text:p text:style-name="Text_20_body">– Определи азимут,– Фрау Гнаб, ухватывая руль, раскорячилась поустойчивее,– сегодня у нас <text:span text:style-name="T1">курс</text:span> <text:span text:style-name="T1">на столкновение</text:span>!– Отто крючится у пелоруса, дрожа. </text:p>
      <text:p text:style-name="Text_20_body">– Держи, Слотроп. </text:p>
      <text:p text:style-name="Text_20_body">Люгер? Коробка с обоймами? «Что за...» </text:p>
      <text:p text:style-name="Text_20_body">– Сегодня утром получено с яйцами. </text:p>
      <text:p text:style-name="Text_20_body">– Ты не говорил— </text:p>
      <text:p text:style-name="Text_20_body">– Он может немного разозлиться, но он реалист. Твоя знакомая Грета и я знали его в Варшаве, в прежние времена. </text:p>
      <text:p text:style-name="P245">– Шпрингер—скажи мне, Шпрингер, это вот что за корабль теперь?– Шпрингер протягивает ему какой-то бинокль. Изысканными золотыми буквами, пониже золочёного шакала на призрачно-белом носу, стоит имя, которое он уже знает.– О…. Кей,– пытаясь <text:span text:style-name="T920">заглянуть</text:span> сквозь дождь в глаза Шпрингера,– ты знал, что я был на борту. Ты меня теперь подставляешь, верно? </text:p>
      <text:p text:style-name="Text_20_body">– Когда <text:span text:style-name="T921">это</text:span> <text:span text:style-name="T1">ты</text:span> <text:span text:style-name="T921">был </text:span>на борту? </text:p>
      <text:p text:style-name="Text_20_body">– Брось— </text:p>
      <text:p text:style-name="P246">– Слушай—<text:span text:style-name="T921">З</text:span>а пакетом сегодня должен был идти Нэриш. Не ты. Мы тебя и <text:span text:style-name="T1">знать не знали</text:span>. Тебе обязательно во всём видеть заговоры? Я не командую Русскими, и я не сдавал его— </text:p>
      <text:p text:style-name="P246">– Ты в натуре <text:s/>тут сегодня невинного <text:span text:style-name="T921">изображаешь</text:span>, да? </text:p>
      <text:p text:style-name="Text_20_body">– Хватит пререкаться, идиоты,– орёт Фрау Гнаб,– и по местам—<text:span text:style-name="T1">к бою</text:span>! </text:p>
      <text:p text:style-name="Text_20_body">Лениво и призрачно проваливается меж волн <text:span text:style-name="Emphasis">Анубис</text:span>, не становясь отчётливее, когда они подходят ближе. Шпрингер достаёт мегафон из рулевой рубки и кричит: «Добрый день, Прокаловски—разрешите подняться на борт». </text:p>
      <text:p text:style-name="Text_20_body">В ответ пистолетный выстрел. Шпрингер падает на палубу, дождевик полощется жёлтым потоком, мегафон направлен вверх, воронка для заливки дождя ему в рот: «Придётся нам без разрешения, тогда—» Машет Слотропу приблизиться.– «Приготовься перейти туда»,– Затем Фрау Гнаб,– «Придётся сцепиться». </text:p>
      <text:p text:style-name="Text_20_body">– Отлично, но,– один взгляд на плотоядную ухмылку матери Отто и становится ясным, что сегодня она не ради денег,– когда ж мне уже таранить его? </text:p>
      <text:p text:style-name="Text_20_body"><text:soft-page-break/>Один на один в море с <text:span text:style-name="Emphasis">Анубисом</text:span>. Слотроп начинает потеть, неприятно. Зелёные скалы побережья Рюгена им фоном, взлетают и проваливаются в шквале. <text:span text:style-name="Emphasis">Цонгг</text:span> ещё один выстрел гремучей змеёй рикошетит от крыши. «Тарань»,– приказывает Шпрингер. Шторм свирепеет не на шутку. Радостная Фрау Гнаб, напевая сквозь зубы, вертит колесо, спицы сливаются в движении, нос разворачивается целя в середину корпуса. Сплошняк борта <text:span text:style-name="Emphasis">Анубиса</text:span> мчит навстречу—или Фрау Гнаб хочет пробить его как затянутый бумагой обруч? Лица за иллюминаторами, кок чистит картошку перед камбузом, пьяный во фраке спит на залитой дождём палубе, <text:span text:style-name="T921">перекатываясь</text:span> под качку корабля… ах—<text:span text:style-name="Emphasis">ja, ja</text:span>, здоровенная, в синих цветах, кастрюля с тёртым картофелем, лёгкий запах капусты и <text:s/>посудной тряпки <text:span text:style-name="T921">из-</text:span>под раковин<text:span text:style-name="T921">ы</text:span>, фартук узлом на бантик, уютный и плотный поверх её почек, и ягнята теснятся к ногам и <text:span text:style-name="Emphasis"><text:s/>ja</text:span>, тихонько, о,<text:span text:style-name="Emphasis"> ja</text:span>, тут раздаётся—ах—тут раздаётся, <text:span text:style-name="T1">раздаётся-тут</text:span> так ТИХОНЬКО—АХХ— </text:p>
      <text:p text:style-name="Text_20_body">ОТТО! шарахает свою посудину в<text:span text:style-name="Emphasis"> Анубис</text:span>, самый оглушительный, аж чертям тошно, Отто…. </text:p>
      <text:p text:style-name="Text_20_body">– Держись вплотную.– Шпрингер на ногах. Прокаловски поворачивает и добавляет ходу. Фрау Гнаб снова заходит с правого борта яхты, раскачиваясь на бурунах от винтов. Отто раздаёт абордажные крюки, издавна на Ганзейской службе, железные, заточенные, делового вида, пока Мамочка даёт полный вперёд. Парочки вышли под тент на<text:span text:style-name="Emphasis"> Анубисе</text:span> полюбоваться забавой, тычут пальцами, смеются, весело машут. Девушки, их голые груди в пупырышках дождевой воды, шлют воздушные поцелуи пока оркестр наяривает аранжировку Гая Ломбардо «Пробежка Меж <text:s/>Капелек Дождя». </text:p>
      <text:p text:style-name="Text_20_body">Вверх по скользкой лесенке взбегает <text:span text:style-name="T921">оборзело</text:span> пиратствующий Слотроп, поглядывая на того Отто—размотать, покрутить как лассо, <text:span text:style-name="T1">эгей</text:span>!—бац. Шпрингер и Отто с носа и кормы закрючивают <text:span text:style-name="T921">синхронно</text:span>, подтягивают, суда ударяются, расходятся, ударяются… но <text:span text:style-name="Emphasis">Анубис</text:span>, <text:span text:style-name="T923">жидк</text:span>обелый, сбросил ход, разложился, позволил… Отто захлёстывает верёвку на носовой кнехт и вяжет наверху вкруг покрытых резьбою перил яхты—затем бросается на корму, кеды плюхают, оставляя рубчатые следы, чтоб смывались дождём, повторить швартовку и там. Новосо<text:span text:style-name="T921">творё</text:span>нная река ревёт, одичало белая, между двух кораблей. Шпрингер уже на главной палубе яхты. Слотроп втискивает Люгер под ремень и торопится следом. </text:p>
      <text:p text:style-name="P411">Шпрингер классически гангстерским кивком головы направляет его к мостику. Слотроп продвигается сквозь лапанье, приветы на ломаном Русском, перегар в выдохах, до лестницы по левому борту—взобраться, тихо ступить на мостик. Но Прокаловски смирно сидит на капитанском стуле, в сдвинутой на затылок фуражке, курит одну из Шпрингеровых <text:span text:style-name="Emphasis">amis</text:span>, а сам Шпрингер как раз досказывает один из своего неисчерпаемого репертуара Германских сортирных анекдотов. </text:p>
      <text:p text:style-name="Text_20_body">– Что за чёрт, Герхардт,– Прокаловски указывает большим пальцем,– Красная Армия тоже работает на тебя? </text:p>
      <text:p text:style-name="Text_20_body">– И снова здравствуй, Энтони.– Серебристые звёздочки с каждого его погона подмигивают <text:span text:style-name="Emphasis">привет-привет</text:span>, но бестолку. </text:p>
      <text:p text:style-name="Text_20_body">– Я тебя не знаю.– Обернувшись к Шпрингеру,– Хорошо. Это в машинном отделении по правому борту, внизу позади генератора,– что есть намёком Слотропу проваливать. </text:p>
      <text:p text:style-name="Text_20_body"><text:soft-page-break/>У подножия лестницы он встречает Стефанию, что идёт вдоль перил. </text:p>
      <text:p text:style-name="Text_20_body">– Привет. Жаль, что <text:span text:style-name="T924">довелось</text:span> встре<text:span text:style-name="T924">ти</text:span>ться таким образом. </text:p>
      <text:p text:style-name="Text_20_body">– Привет. Я Стефания,– выдаёт скорую улыбку на ходу,– спиртное на палубу выше, угощайтесь,– и нет её, исчезла в дожде. Что за? </text:p>
      <text:p text:style-name="Text_20_body">Слотроп спускается в люк, начинает карабкаться по лесенке вниз в машинное отделение. Где-то над ним трижды бьёт колокол, медленно, чуть глухо, слегка отдаваясь эхом. Уже поздно… поздно. Он вспоминает где он. </text:p>
      <text:p text:style-name="Text_20_body">Едва <text:span text:style-name="T924">ступил </text:span>он <text:span text:style-name="T924">на</text:span> пол, свет гаснет. Воздуходувы с протяжным <text:span text:style-name="T924">подвывом</text:span> затихают. Машинное отделение на один пролёт ниже. Что, ему в темноте придётся? </text:p>
      <text:p text:style-name="Text_20_body">– Я не могу,– вслух. </text:p>
      <text:p text:style-name="Text_20_body">– Ты можешь,– отвечает голос ему на ухо. Даже дыхание чувствуется. Его умело бьют пониже затылка. Круг фонаря скачет по беспросветной тьме. Его левая рука отключается. «Я оставлю тебе другую»,– шепчет голос,– «чтобы смог спуститься в машинное». </text:p>
      <text:p text:style-name="Text_20_body">– Подожди— такое ощущение будто остроносый бальный туфель возник из ниоткуда и чуть с оттяжкой почёсывает ему под подбородком—затем бьёт пыром и его зубы сомкнулись на его языке. </text:p>
      <text:p text:style-name="Text_20_body">Боль жуткая. Он чувствует вкус крови. Пот заливает глаза. </text:p>
      <text:p text:style-name="Text_20_body">– Двигай давай,– Стоило помедлить, и его дёргают за волосы на затылке. О, да больно же… он держится за лестницу не видя ни зги, начинает плакать… потом он вспомнил про Люгер, но, прежде чем до него дотянулся, получил злобный пинок между бедром и пахом. Пистолет падает на сталь палубы. Слотроп, опустившись на одно колено, ищет наощупь, когда подошва наступила ему на пальцы. «Тебе понадобится эта рука, чтоб было чем хвататься за лестницу, помнишь? <text:span text:style-name="T1">Помнишь</text:span>?»– Туфель поднялся, но только затем, чтоб пнуть его подмышку. «Встать, встать». </text:p>
      <text:p text:style-name="Text_20_body">Слотроп нащупывает путь к следующей лестнице, с однорукой неуклюжестью спускается к ней. Чувствует как стальная рама люка остаётся вверху. «Не вздумай подниматься, пока не сделаешь что должен». </text:p>
      <text:p text:style-name="Text_20_body">– Танац?–Язык Слотропа пронизан болью. Имя насилу выговорилось. Тишина.– Моритури?– Нет ответа. Слотроп переставляет ногу на одну перекладину выше. </text:p>
      <text:p text:style-name="Text_20_body">– Нет, нет. Я ещё тут. </text:p>
      <text:p text:style-name="Text_20_body">Он движется вниз, дрожа, перекладина за перекладиной, чувствуя колотье в руке. Как сможет он спуститься? А подняться как? Он старается сконцентрироваться на боли. Наконец ноги ударяют в стальной лист. Слепота. Он движется к правому борту на каждом шагу ударясь голенью об острые выступы… <text:span text:style-name="T1">я не хочу… как мне… схватить позади снизу… </text:span><text:span text:style-name="T67">пустыми</text:span><text:span text:style-name="T1"> руками… что если</text:span>... </text:p>
      <text:p text:style-name="Text_20_body">Неожиданный визг справа—что-то механическое—он подпрыгивает, дыхание, втягиваясь, леденит зубы, нервы спины и рук ходуном… что-то цилиндрическое преграждает путь… может <text:soft-page-break/>быть генератор… склоняется и начинает—Его рука ухватывает жёсткую тафту, отдёргивается. Он пытается подняться и ударяется головой о что-то острое… хочет уползти обратно к лестнице, но утратил всякое чувство направления теперь… садится на корточки, поворачиваясь по кругу, медленно… пусть уже кончится <text:span text:style-name="T1">пусжеконч</text:span>…. Но его руки, скребя по полу, возвращаются к скользкому атласу. </text:p>
      <text:p text:style-name="Text_20_body">– Нет.– Да: крючки с петельками. Он обламывает ноготь, пытаясь отцепиться, но они не пускают… кружева движутся в змеиной неотступности, обвиваясь, захватывая каждый палец…. </text:p>
      <text:p text:style-name="Text_20_body">– Нет….– Он подымается в полуприсед, продвигаясь вперёд упирается во что-то висящее над головой. Маленькие ледяные ягодицы покачиваются перед его лицом. Они пахнут морем. Он отворачивается, но по щеке хлещут длинные мокрые волосы. И куда бы он ни старался увернуться… холодные соски… глубокая расселина попы, духами и говном и солёной морской водой… и ещё запах… <text:span text:style-name="T1">запах</text:span>… </text:p>
      <text:p text:style-name="Text_20_body">Когда зажигается свет, Слотроп стоит на коленях, старательно дыша. Он знает, что глаза придётся открыть. В отсеке попахивает теперь приглушённым светом—со смертной вероятностью света—как тело, в моменты величайшей печали, предчувствует свои реальные шансы на боль: реальные и ужасающие и <text:s/>просто <text:span text:style-name="T924">лишь </text:span>не достигшие порога…. Свёрток коричневой бумаги за пару дюймов от его колена, втиснут позади генератора. Но это что приплясывает смертельно-белым и алым по краям его зрения… а лестницы обратно наверх действительно так пусты какими кажутся? </text:p>
      <text:p text:style-name="Text_20_body"/>
      <text:p text:style-name="Text_20_body">Уже на судне Фрау, Шпрингер достаёт бутылку шампанской любезности <text:span text:style-name="Emphasis">Анубиса</text:span>, раскручивает яркие проволочки и выстреливает пробку прощальным салютом. У Слотропа трясутся руки и большую часть он разлил. Энтони и Стефания наблюдают с мостика как расходятся два корабля, Балтийское небо отражается в их глазах. Её белые волосы в паутинке пены, её щёки изваяны из тумана… марь-муж, мга-жена, они тают, высокомерно, молча, возвращаясь обратно в сердце бури. </text:p>
      <text:p text:style-name="Text_20_body">Фрау направляется к югу, вдоль другого берега Рюгена, в проливы возле Бага. Шторм не стихает с наступлением ночи. «Мы причалим в Штралсунде»,– штрихи её лица изливаются смазочно-зелёной тенью под качающимся керосиновым фонарём в рубке рулевого. </text:p>
      <text:p text:style-name="P247">Слотроп <text:span text:style-name="T924">предполагает</text:span> там сой<text:span text:style-name="T924">ти</text:span>. Отправится в тот Каксхавен. –«Шпрингер, так по-твоему ты успеешь вовремя приготовить те бумаги?» </text:p>
      <text:p text:style-name="Text_20_body">– Я ничего не могу гарантировать,– отвечает Герхардт фон Гёль. </text:p>
      <text:p text:style-name="Text_20_body">В Штралсунде, на набережной, под светом фонарей и дождём, они прощаются. Фрау Гнаб целует Слотропа, а Отто даёт ему пачку "Лаки Страйк". Шпрингер поднимает голову от своего зелёного блокнота и кивает <text:span text:style-name="Emphasis">auf Wiedersehen</text:span> поверх пенсне. Слотроп <text:span text:style-name="T924">с</text:span>ходит, через нос, на Хафенпляц, привыкшие к морю ноги пытаются балансировать в качке, которую оставил позади, мимо мачт и стрел, и натянутой снасти кранов, мимо бригады ночной смены, разгружающей <text:soft-page-break/>скрипящие баржи на деревянные телеги, серые кони с поклоном целуют голые камни без трав… радушные <text:span text:style-name="Emphasis">пока-пока</text:span> греют в карманах его пустые руки…</text:p>
      <text:p text:style-name="P412"><draw:frame draw:style-name="fr2" draw:name="Image58" text:anchor-type="paragraph" svg:width="6.9252in" svg:height="0.3661in" draw:z-index="58"><draw:image xlink:href="Pictures/1000000000000B720000009B428C9716555D8079.png" xlink:type="simple" xlink:show="embed" xlink:actuate="onLoad" loext:mime-type="image/png"/></draw:frame></text:p>
      <text:p text:style-name="P568">Где Папа Римский, чей посох зацвёл бы для меня? </text:p>
      <text:p text:style-name="P568">Вновь меня манит гора её шелками, ароматами, </text:p>
      <text:p text:style-name="P568"><text:span text:style-name="T925">К т</text:span>елам намащ<text:span text:style-name="T925">е</text:span>нным её рабынь, её посулам </text:p>
      <text:p text:style-name="P568">Неспешных, утончённых пыток, что небесам сродни, </text:p>
      <text:p text:style-name="P568"/>
      <text:p text:style-name="P568"><text:span text:style-name="T925">Сиянья ч</text:span>истото<text:span text:style-name="T925">й</text:span>—к поющим узам, </text:p>
      <text:p text:style-name="P568">К хлыстам: что рассекают спектр в размахе. </text:p>
      <text:p text:style-name="P568">Меня, игрушку утлую в пасти непогод, находит зов её, </text:p>
      <text:p text:style-name="P568">Куда ни повернусь, в густеющей ночи. </text:p>
      <text:p text:style-name="P568"/>
      <text:p text:style-name="P568">За мною нет покинутой Лизоры. </text:p>
      <text:p text:style-name="P568">В последней исповеди я преклонил колени, </text:p>
      <text:p text:style-name="P568">Агностик, пред сияньем жемчугов его… </text:p>
      <text:p text:style-name="P568">И тут, в моём последнем расщеплённом вздохе </text:p>
      <text:p text:style-name="P568">Ни песни нет, ни похоти, как нет вины, воспоминаний: </text:p>
      <text:p text:style-name="P568">Ни пентаграмм, ни кубков, ни святого Дурака…. </text:p>
      <text:p text:style-name="P469"/>
      <text:p text:style-name="Text_20_body">Бригадный генерал Падинг умер ещё в середине июня от <text:span text:style-name="T925">скоропостижного</text:span> кишечно-инфекционногоо заболевания, подскуливая, до последней минуты, «Бо-бо, у меня пузико бо-бо...», непрерывно. Случилось это как раз перед рассветом, как он и хотел. Катье оставалась в «Белом Посещении» пока что, бродя по обезлюдевшим коридорам, прокуренным и тихим, вдоль опустевших переборок в клетках лаборатории, сама став частью пепельно-серой паутины, растущих слоёв пыли и засиженных мухами окон. </text:p>
      <text:p text:style-name="Text_20_body">Однажды она нашла коробки с плёнкой небрежно <text:span text:style-name="T925">сваленные</text:span> Вебли Сильвернейлом в музыкальной комнате, за<text:span text:style-name="T925">нят</text:span>ой теперь одним лишь распадающимся клавесином Wittmaier, на котором никто не играл, молоточки и педали поломаны бесстыдно, струны брошены съезжать в диезы, бемоли, или рассекаться деловитыми ножами погоды, что непрестанно проникала во все комнаты. Пойнтсмен в тот день отсутствовал по делам в Лондон<text:span text:style-name="T925">е</text:span>, отсижива<text:span text:style-name="T925">ть</text:span> ланчи с выпивкой среди своих промышленников. Он забыл о ней? Её освободят? Или уже свободна? </text:p>
      <text:p text:style-name="Text_20_body">Среди, по виду полной, пустоты «Белого Посещения», она <text:span text:style-name="T926">отыскивает</text:span> проектор, заправляет катушку и наводит изображение на стену в потёках от воды, рядом с ландшафтом какой-то северной долины с разгулявшимися там легкомысленными аристократами. Она видит девушку с белыми волосами в мезонине Пирата Прентиса в Челси, лицо такое чужое, что она узнала средневековые комнаты раньше, чем саму себя. </text:p>
      <text:p text:style-name="Text_20_body">Когда это они—ах, да в тот день Осби Фил обрабатывал мухоморы…. Заворожённо, она просматривает двадцать минут себя в фуге из кануна Рыб. Зачем им это вообще могло понадобиться? Ответ на вопрос тоже в коробке, и она вскоре находит его—Осьминог Григорий в его ёмкости, просматривает ленту с Катье. Клип за клипом: всполохи экрана и Осьминог Г., <text:soft-page-break/>уставился—на каждом машинописная дата, показать закрепление условного рефлекса у животного. </text:p>
      <text:p text:style-name="Text_20_body">Приклеенным в конце всего этого, необъяснимо, <text:span text:style-name="T926">обнаруживается</text:span> нечто смахивающее на кинопробу Осби Фила, кто бы мог представить. Есть даже звуковая дорожка. Осби импровизирует сценарий фильма, который он написал озаглавив: </text:p>
      <text:p text:style-name="P78">Наркоманья Несыть </text:p>
      <text:p text:style-name="Text_20_body">«Мы начинаем с песни Нельсона Эдди, что звучит на заднем фоне:</text:p>
      <text:p text:style-name="P545">Наркоманья несыть,</text:p>
      <text:p text:style-name="P545">О, наркоманья несыть! </text:p>
      <text:p text:style-name="P545">Вселяешься как бесы, </text:p>
      <text:p text:style-name="P545">Самый пушистый кайф ломаешь, </text:p>
      <text:p text:style-name="P545">Меня в свинью ты превращаешь, </text:p>
      <text:p text:style-name="P545">Как всех познавших НАРКОМАНЬЮ НЕСЫТЬ! </text:p>
      <text:p text:style-name="P248"/>
      <text:p text:style-name="P248">Теперь в город въезжают два изнурённы<text:span text:style-name="T926">х долгой</text:span> дорогой ковбоя, Базил Ратбон и С. З. («Обнимашка») Сакал. На въезде в город, загораживая им дорогу, стоит Карлик, который играл главную роль в <text:span text:style-name="Emphasis">Уродцах</text:span>. Тот, у которого Немецкий акцент. Он в городе шериф. Носит громадную золотую звезду, что <text:span text:style-name="T926">по</text:span>крывает почти всю его грудь. Ратбон и Сакал придерживают лошадей неловко улыбаясь. </text:p>
      <text:p text:style-name="Text_20_body"><text:span text:style-name="T159">Ратбон</text:span>: Это же не может быть <text:span text:style-name="T68">на самом деле</text:span>, как думаешь? </text:p>
      <text:p text:style-name="Text_20_body"><text:span text:style-name="T159">Сакал</text:span>: Ху, ху! Ишшо как в<text:span text:style-name="T926">за</text:span>правду, пропашший ты наркуша, пашёл нажевалсси таво <text:span text:style-name="T1">кайтуса</text:span>, у дароги, заместа пакурить маёй канопельки, я ж те <text:span text:style-name="T1">грил</text:span>— </text:p>
      <text:p text:style-name="Text_20_body"><text:span text:style-name="T159">Ратбон</text:span> (с его нервической Болезненной Усмешкой): Я тебя умоляю—мне ни к чему Еврейская мамочка. Я и сам вижу что взаправду, а что не взаправду. (Карлик, тем временем, принимает позы крутого мачо, и вертит пару гигантски<text:span text:style-name="T926">х</text:span> Кольтов). </text:p>
      <text:p text:style-name="Text_20_body"><text:span text:style-name="T159">Сакал</text:span>: Када паматаисси с маё по дарогам—а <text:span text:style-name="T1">ты врубаисси про каки я дароги</text:span>, ты, салага сопливый—так тада уш дотюпаишь иде взаправдашний шериф карлик, а иде примерещенный. </text:p>
      <text:p text:style-name="Text_20_body"><text:span text:style-name="T159">Ратбон</text:span>: Я и не подозревал, что два эти класса существуют. Ты явно должен был навидаться карликовых шерифов по всей этой Территории, иначе вряд бы изобрёл такую категорию. И-или смог бы? От такого проныры чего угодно жди. </text:p>
      <text:p text:style-name="Text_20_body"><text:span text:style-name="T159">Сакал</text:span>: Ты забыл <text:span text:style-name="T926">ишшо </text:span>«ты старый нигадяй». </text:p>
      <text:p text:style-name="Text_20_body">Ратбон: Ты старый негодяй. </text:p>
      <text:p text:style-name="P249"><text:soft-page-break/>Они хохочут, выхватывают свои пистолеты и обмениваются парой игривых выстрелов. Карлик мечется туда-сюда, сыпя писклявыми Вестернизмами <text:s/>с Немецким акцентом, типа «Этот город слишком мал для нас двоих!» </text:p>
      <text:p text:style-name="Text_20_body"><text:span text:style-name="T159">Сакал</text:span>: Этта, мы <text:span text:style-name="T1">оба иво видим</text:span>. Значицца взаправдашний. </text:p>
      <text:p text:style-name="Text_20_body"><text:span text:style-name="T159">Ратбон</text:span>: Совместные галлюцинации не такая уж невидаль в нашем мире, партнёр. </text:p>
      <text:p text:style-name="Text_20_body"><text:span text:style-name="T159">Сакал</text:span>: Кто грит этта <text:span text:style-name="T1">савмесна</text:span> галюцация? Ху, ху! Была б этта вапше галюцация—я не грю <text:span text:style-name="T1">вот ба—</text:span>так тока от пейоты. Или жа от бешенава агурца, мазможна… </text:p>
      <text:p text:style-name="Text_20_body">Эта интересная беседа длится полтора часа. Никаких перемен. Карлик играет постоянно, реагируя на утончённые, а порою ошеломляющие доводы. Иногда лошади будут срать в пыль. Непонятно понимает ли Карлик, что обсуждается реальность его существования. Ещё одна из круто закрученных двусмысленностей этого фильма. Наконец, Ратбон и Сакал соглашаются, что единственной возможностью решить спор станет убийство Карлика, который разгадал их намерение и с воплями убегает вдоль улицы. Сакал хохочет до упаду, <text:span text:style-name="T926">и</text:span> свали<text:span text:style-name="T926">вае</text:span>тся в корыто с водой для лошадей, а мы видим заключительный ближний план Ратбона улыбающегося в его неопределённой манере. Затихая звучит песня: </text:p>
      <text:p text:style-name="P546">Самый пушистый кайф ломаешь, </text:p>
      <text:p text:style-name="P546">Меня в свинью ты превращаешь, </text:p>
      <text:p text:style-name="P546">Как всех познавших НАРКОМАНЬЮ НЕСЫТЬ! </text:p>
      <text:p text:style-name="P249"/>
      <text:p text:style-name="P250">К этому имеется краткий эпилог, где Осби пытается пояснить что конечно элемент Несыти должен быть как-то включён <text:span text:style-name="T927">ещё</text:span> в сюжетную линию, чтобы оправдать название фильма, но плёнка заканчивается посреди его очередного «э-э...» </text:p>
      <text:p text:style-name="P250">Катье на этот момент сбита с толку, но она умеет распознать послание, когда видит его. Кто-то, скрытый друг в «Белом Посещении»—возможно сам Сильвернейл, который не отличался особо фанатичной преданностью Пойнтсмену и его шараге—умышленно подложил экранную пробу Осби Фила, зная что она тут <text:s/>найдёт. Она перематывает и снова запускает фильм. Осби смотрит прямо в камеру: прямо на неё, никакого тебе бездельного дурачества наркуши, он играет роль. Ошибиться невозможно. Это послание, код которого, чуть погодя, она взламывает следующим образом. Допустим тот Ратбон представляет молодого Осби собственной персоной. С. З. Сакал возможно мистер Пойнтсмен, а Карлик шериф это вся затемнённая грандиозная Схема, вложенная в один пакетик, уменьшенный, явная цель. Пойнтсмен доказывает, что она настоящая, но Осби лучше знать. Пойнтсмен кончает в застойном корыте, а сюжет/Карлик исчезает, испуганный, в завесу пыли. Пророчество. Добрая услуга. Она возвращается в свою незапертую камеру, собирает пару принадлежностей в сумку и покидает «Белое Посещение», мимо <text:span text:style-name="T927">нестриженых</text:span> декоративных куртин, что разрастаются в настоящие, мимо вернувшихся сумасшедших мирного времени, что кротко сидят на солнышке. Однажды, близ Швенингена, она шла через дюны, мимо водных сооружений, мимо блоков новых квартир заменяющих разровненные трущобы, бетон ещё сырой в своей опалубке, с такой же вот надеждой на побег в <text:soft-page-break/>своём сердце—в движении, ранимая тень, очень давно, на встречу с Пиратом у ветряной мельницы под названием «Ангел». Где он теперь? Живёт ли <text:span text:style-name="T927">как и </text:span>преж<text:span text:style-name="T927">де</text:span> в Челси? Жив ли вообще? </text:p>
      <text:p text:style-name="Text_20_body">Осби оказывается дома, во всяком случае, курит косяки, заправляется кокаином. Остатки его заначки военного времени. Грандиозное извержение. Он торчит уже три дня. Он лучится навстречу Катье, солнечный протуберанец натурального цвета вытарчивает из его головы, помахал иглой только что вынутой из его вены, зажимает в зубах трубку величиной с саксофон, одевает шапку-ушанку, <text:span text:style-name="T927">которая</text:span> ни <text:span text:style-name="T927">капли</text:span> не стеснила протуберанец. </text:p>
      <text:p text:style-name="Text_20_body">– Шерлок Холмс. Базил Ратбон. Я был прав,– дыхание перехватило, она роняет свою сумку. </text:p>
      <text:p text:style-name="Text_20_body">Аура пульсирует, в скромном поклоне. Он тоже сталь, сыромятная кожа и пот: «Хорошо, хорошо. Там и сын Франкенштейна есть, тоже. Я и хотел, чтоб мы могли напрямую, но—» </text:p>
      <text:p text:style-name="Text_20_body">– Где Прентис? </text:p>
      <text:p text:style-name="Text_20_body">– Вышел <text:span text:style-name="T927">при</text:span>смотреть кое-какой транспорт.– Он отводит её в заднюю комнату уставленную телефонами, пробковая доска вся покрыта пришпиленными заметками, столы завалены картами, расписаниями, <text:span text:style-name="Emphasis">Введение в Современный Иреро</text:span>, истории корпораций, <text:span text:style-name="T927">бобины</text:span> скрытой звукозаписи.– Тут пока ещё не совсем аккуратно всё. Но мало-помалу, милочка, постепенно. </text:p>
      <text:p text:style-name="Text_20_body">Это то, о чём она подумала? Порывалась сколько раз и отметала прочь, потому что и надеяться нечего, не настолько же? Диалектически, рано или поздно, должна была подняться сила противодействия… она должно быть не слишком вдавалась в политику: никогда настолько, чтобы хранить веру, что всё-таки… даже при всей силе на противоположной стороне и вправду может…. </text:p>
      <text:p text:style-name="Text_20_body">Осби подтащил два раскладных стула, подаёт ей стопку бумаг <text:span text:style-name="T927">распечатки</text:span> на мимеографе, довольно толстенькую. «Пара-двойка деталей, тут, что тебе следует знать. Нам до чёртиков не охота тебя торопить. Но лошадиное корыто ждёт». </text:p>
      <text:p text:style-name="Text_20_body">И вскоре, излившись модуляциями по комнатам в великолепной (и поначалу невразумительной) демонстрации <text:span text:style-name="T927">бугенвиллий</text:span> красных и персиковых, он, похоже, стабилизировался на какое-то время в несовсем-от-мира-сего героя утерянной Викторианской книги для детей, потому что он отвечает, после сотой версии одного и того же вопроса: «В Парламенте Жизни, наступает момент, просто, раздел<text:span text:style-name="T927">и</text:span>ться. <text:span text:style-name="T927">Сейчас</text:span> мы в коридорах избранных нами, и направляемся к Трибуне….» </text:p>
      <text:p text:style-name="P413"><draw:frame draw:style-name="fr2" draw:name="Image59" text:anchor-type="paragraph" svg:width="6.9252in" svg:height="0.3661in" draw:z-index="59"><draw:image xlink:href="Pictures/1000000000000B720000009B428C9716555D8079.png" xlink:type="simple" xlink:show="embed" xlink:actuate="onLoad" loext:mime-type="image/png"/></draw:frame></text:p>
      <text:p text:style-name="P549">Дорогая Мама, я послал пару человек в Ад сегодня…. </text:p>
      <text:p text:style-name="P20">—Фрагмент, предположительно, из <text:span text:style-name="Emphasis">Евангелие от Фомы</text:span></text:p>
      <text:p text:style-name="P595">(номер документа в каталоге Папирусов Озиринчаса засекречен) </text:p>
      <text:p text:style-name="P251"><text:soft-page-break/><text:line-break/>Кто бы подумал, что их тут столько соберётся? А они всё прибывают через это раздражающее строение, <text:span text:style-name="T928">сбиваются в</text:span> групп<text:span text:style-name="T928">ы</text:span>, расхаживают в одино<text:span text:style-name="T928">чн</text:span>ой задумчивости, или рассматривают картины, книги, экспонаты. <text:span text:style-name="T928">Обстановка</text:span> смахивает на <text:span text:style-name="T928">некий весьма</text:span> обширный музей, построен<text:span text:style-name="T928">ный</text:span> во множестве уровней и новые крылья при<text:span text:style-name="T928">страива</text:span>ются как живая ткань—хотя всё <text:span text:style-name="T928">тут</text:span> и впрямь разрастается в некую окончательную форму, которую <text:span text:style-name="T928">пребывающие здесь,</text:span> внутри, не могут опознать. Посещение некоторых залов проводится на собственный страх и риск, и смотрители дежурят на всех подходах, ставить в полную об этом известность. Движение в подобных местах лишено трения, скользяще ускоренное, порою головою вниз, как на отличных коньках-роликах. Некоторые части длинных галерей открыты к морю. Имеются кафе, чтобы сидеть и любоваться закатами—или рассветами, в зависимости от режима работы и симпозиумов. Мимо прокатываются фантастические тележки со сладостями, величиной с грузовые фургоны: тут <text:span text:style-name="T928">требуется</text:span> заходить <text:span text:style-name="T1">внутрь</text:span>, обследовать бесчисленные полки, <text:span text:style-name="T928">а</text:span> каждая ломится под сластями, каждая более приятна и маняща, чем предыдущая… шеф-повара стоял наготове с черпаками для мороженого, чтоб с полуслова сахароманиакального клиента мигом сформовать и сунуть бисквитную Аляску любого размера и аромата в печи… здесь конфетницы пахлавы с начинкой из Баварского крема, с завитушками горько-сладкого шоколада поверху, <text:span text:style-name="T928">молотый</text:span> миндаль, вишни величино<text:span text:style-name="T928">ю</text:span> с шарики <text:s/>пинг-понга, и поп-корн в топлёном зефире и масле, и помадки тысячи <text:span text:style-name="T928">видов</text:span>, от лакричной до божественной, что вышлёпываются на плоские столешницы и вытягиваются, всё вручную, как тягучий шнур длящийся иногда за угол, из окна, обратно в другой коридор—ах, извините, сэр, вы не могли бы подержать это для меня? спасибо—шутник ушёл, оставив Пирата Прентиса тут, только что прибывшего и всё ещё малость оглушённого всем этим, держит один конец ирисочной путеводной нити, чей остальной конец может вообще оказаться где угодно… ну, можно и п<text:span text:style-name="T929">р</text:span>ойти<text:span text:style-name="T929">сь</text:span> куда приведёт… <text:span text:style-name="T929">держит путь</text:span> не слишком-то довольный, сматывая ирис метр за метром, порой засовывая кусочек в рот—мм, арахисовое масло и патока—в общем, его <text:span text:style-name="T929">путь в </text:span>лабиринт<text:span text:style-name="T929">е</text:span> закручивается, как Первый Маршрут в сердце Провиденс, нарочно проложенный так, чтобы приезжий получал ознакомительный тур по городу. Этот трюк с ирисом тут похоже стандартная процедура для ориентации, потому что Пират время от времени пересекается с каким-нибудь другим новичком… частенько им приходится какое-то время распутывать свои ирисные пряди, что тоже было спланировано как хороший спонтанный способ знакомства для новоприбывших. Теперь тур выводит Пирата в открытый двор, где небольшая толпа собралась вокруг одного из делегатов <text:span text:style-name="Emphasis">Erdschweinhöhle</text:span> в громогласном диспуте с рекламным <text:span text:style-name="T929">агентом</text:span> и о чём же ещё, если не относительно Вопроса Ереси, что уже обернулся камешком в башмаке этой Конвенции, и возможно станет каменной скалой, <text:span text:style-name="T929">что послужит её фундаментом</text:span>. Мимо проходят уличные артисты: акробаты-самоучки головокружительно ходят колесом по мостовой, что выглядит опасно твёрдой и скользкой, хоры казу исполняют попурри из Гильберт&amp;Салливан, юноша с девушкой танцующие не по ровной улице, а вверх-вниз, чаще всего <text:span text:style-name="T929">по</text:span> ступеня<text:span text:style-name="T929">м</text:span> маршей, <text:span text:style-name="T929">которые</text:span> пошире, как только там скопится поток <text:span text:style-name="T929">пешеходов</text:span>, чтоб через них протанцовывать…. </text:p>
      <text:p text:style-name="Text_20_body">Сматывая свой клубок ириса, что становится уже довольно громоздким, Пират минует Биверборд-Роу, так она называется: тут представлены офисы всех Комитетов, наименование <text:soft-page-break/>каждого прорисованы по трафарету над его входом—А4… IG… НЕФТЯНЫЕ КОМПАНИИ… ЛОБОТОМИЯ… САМООБОРОНА… ЕРЕСЬ… </text:p>
      <text:p text:style-name="P252">– Конечно, вы всё это видите глазами солдата,– она очень молода, беззаботна, в глупой кругленькой шапочке по нынешней моде, лицо у неё чистое и достаточно уравновешенное для широкого в плечах, с приподнятой талией, без всякого декольте профиля, которого все они <text:span text:style-name="T929">нынче</text:span> <text:span text:style-name="T929">при</text:span>держ<text:span text:style-name="T929">иваю</text:span>тся теперь. Она идёт с ним рядом длинными грациозными шагами, помахивает руками, потряхивает головой—тянется отщипнуть от его ириса, касаясь при этом его руки. </text:p>
      <text:p text:style-name="Text_20_body">– Для вас это всё цветущий сад,– предполагает он. </text:p>
      <text:p text:style-name="Text_20_body">– Да, похоже, вы не такой уж сухой пень, в конце концов. </text:p>
      <text:p text:style-name="Text_20_body">Ах, <text:span text:style-name="T929">до чего </text:span>они всё ещё <text:s/>его будоражат, эти независимые женщины не достигшие двадцати, их воодушевл<text:span text:style-name="T929">ение</text:span> так заразительн<text:span text:style-name="T929">о</text:span>. </text:p>
      <text:p text:style-name="Text_20_body"/>
      <table:table table:name="Table2" table:style-name="Table2">
        <table:table-column table:style-name="Table2.A"/>
        <table:table-column table:style-name="Table2.B"/>
        <table:table-row>
          <table:table-cell table:style-name="Table2.A1" office:value-type="string">
            <text:p text:style-name="P548">Послушай, это просто—не, —при, —лично, </text:p>
            <text:p text:style-name="P548">Такой <text:span text:style-name="T929">улёт</text:span>, всё—так, —от, —лично, </text:p>
            <text:p text:style-name="P548">Про возраст свой забыли все… </text:p>
            <text:p text:style-name="P548">Пчёлы в ме—ду </text:p>
            <text:p text:style-name="P548">Нам не по—, —ме, —ха, </text:p>
            <text:p text:style-name="P548">И на хо—ду </text:p>
            <text:p text:style-name="P548">Нас качает от—сме, —ха, </text:p>
            <text:p text:style-name="P547">Весельем бурлим у всех на виду </text:p>
          </table:table-cell>
          <table:table-cell table:style-name="Table2.B1" table:number-rows-spanned="2" office:value-type="string">
            <text:p text:style-name="P442"/>
            <text:p text:style-name="P442"/>
            <text:p text:style-name="P442">Откуда взялся этот оркестр свинга? </text:p>
            <text:p text:style-name="P442">Она вся просто скачет ходуном, </text:p>
            <text:p text:style-name="P442">ей хочется пуститься в джиттербаг, </text:p>
            <text:p text:style-name="P442">утратить гравитацию свою и он </text:p>
            <text:p text:style-name="P443">навстречу ей делает шаг...</text:p>
          </table:table-cell>
        </table:table-row>
        <table:table-row>
          <table:table-cell table:style-name="Table2.A1" office:value-type="string">
            <text:p text:style-name="P548"><text:s/></text:p>
            <text:p text:style-name="P548">На—чхать что тебе—из—твоей—тачки— кричат, </text:p>
            <text:p text:style-name="P548">Не оглян<text:span text:style-name="T930">ись</text:span>—и—они—замол—чат, </text:p>
            <text:p text:style-name="P548">За—будь, —что,— говорит—твой—ка—лендарь, </text:p>
            <text:p text:style-name="P548">В ладони, словно пуп—сик, —у, —дарь! </text:p>
            <text:p text:style-name="P548"/>
            <text:p text:style-name="P548">Глаза горят—так, —выра, —зительно, </text:p>
            <text:p text:style-name="P548">А смех ей-Бо, —гу, —зара, —зителен, </text:p>
            <text:p text:style-name="P548">Нет сил остаться про—сто, зрителем, </text:p>
            <text:p text:style-name="P547">Пускаюсь в пляс! </text:p>
          </table:table-cell>
          <table:covered-table-cell/>
        </table:table-row>
      </table:table>
      <text:p text:style-name="P253"><text:soft-page-break/></text:p>
      <text:p text:style-name="P253">Единственный офис на Биверборд-Роу, что не связан физически с остальными, намеренно размещён в отстранённости, это сморщенная хи<text:span text:style-name="T930">бар</text:span>а, из крыши торчит печная труба, куски автомобиля, махрово заржавелые, разбросаны по двору, груды дров под расползающимся брезентом дождевого цвета, домик-трейлер с его покрышками и одним колесом косо опёртыми, в забвении и шелесте холодного дождя, на его ошелушённые непогодой стенки… АДВОКАТ ДЬЯВОЛА вот что грит вывеска, да, и внутри засел Иезуит на этой должности, проповедовать, как его коллега Тайлхарл де Шарде, против возврата. Явился заявить, что нельзя игнорировать критическую массу. Как только технические средства контроля достигают определённых пропорций, определённого уровня <text:span text:style-name="T69">взаимосвязи</text:span> одного с другим, шансы на свободу накрываются безвозвратно. Слово уже перестало что-либо значить. Веские доводы выдаёт тут Отец Рапиер, не лишённые крутых моментов красноречия, пассажей, что и самого его явно трогают… нет нужды даже и заходить туда, в офис, съехавшиеся могут настроиться на волну из любой точки в Конвенции на его страстные выступления, которые часто прорываются в кипучее празднество и юмористы из съехавшихся умников стали уже называть это «Критической Массой» (усекаешь? Не очень многим доходило в 1945, Космическая Бомба всё ещё треп<text:span text:style-name="T930">ыхается</text:span> в своём младенчестве, ещё не представлена Народу, так что данный термин возможно было услыхать <text:span text:style-name="T930">только</text:span> в совсем уж как-сверх-умник-супер-умнику базаре). «Думаю возникла ужасающая возможность теперь, в Мире. И от неё нам лучше не отворачиваться, её должны мы рассмотреть. Допустим, что Они не умрут. Что Им теперь по силам существовать вечно—хотя мы, конечно, продолжим умирать, как всегда и делали это. Смерть послужила для Них источником власти. Нам не <text:span text:style-name="T930">составило</text:span> большого труда подметить это. Раз уж мы тут только однажды, всего лишь на один только раз, тогда мы <text:span text:style-name="T930">несомненно</text:span> тут затем, чтобы взять то, что можем, пока можем. Если Они взяли куда больше нашего, и взяли не только от Земли, но и от нас—ну, <text:span text:style-name="T930">стоит ли</text:span> возмущаться Ими, коль Они тоже обречены умирать как и мы? Все в одной лодке, все под одной тенью… да… да. Но так ли оно на самом деле? А что если это лучший, и наи<text:span text:style-name="T930">тща</text:span>тельнейше распростран<text:span text:style-name="T930">яем</text:span>ый, из их обманов, как известных, так и неизвестных? </text:p>
      <text:p text:style-name="Text_20_body">Нам остаётся рассм<text:span text:style-name="T930">о</text:span>тр<text:span text:style-name="T930">е</text:span>ть возможность, что мы умираем <text:span text:style-name="T1">только лишь</text:span> потому, что этого хотят они: потому что для Их существования Им нужен наш ужас. Для Них мы питательная среда…. </text:p>
      <text:p text:style-name="Text_20_body">И это должно радикально изменить суть нашей веры. Требовать, чтобы мы продолжили верить в Их моральность, верить, что они способны плакать, испытывать чувство страха, чувствовать боль, верить будто Они всего лишь создают видимость будто Смерть слуга Их—поверить в Смерть как общего всем нам хозяина—значит претендовать на смелость такого порядка, который, насколько я могу судить, выходит за пределы мо<text:span text:style-name="T930">их</text:span> лично<text:span text:style-name="T930">стных качеств</text:span>, хотя и не могу <text:span text:style-name="T930">расписываться</text:span> за остальных...» Но, вместо упований на слепую веру, мы может всё же развернёмся и примем бой: затребуем от тех, вместо кого мы умираем, принадлежащее нам бессмертие. Они возможно перестали уже умирать от старости, но всё же могут ещё быть убиты. А если нет, по крайней мере мы можем научиться отнимать у Них наш ужас перед Смертью. Для вампира какого угодно сорта существует крест подходящего вида. И хотя бы физические сущности, отнятые у Земли, у нас, можно разобрать, ра<text:span text:style-name="T931">здроб</text:span>ить—вернуть по месту происхождения. </text:p>
      <text:p text:style-name="Text_20_body"><text:soft-page-break/>Верить, что каждый из Них <text:span text:style-name="T1">умрёт</text:span> лично, является также верой в то, что Их система тоже умрёт—что некий шанс на обновление, некая диалектика, всё ещё действует в Истории. Утверждение Их смертности есть утверждением Возврата. Я отмечал определённые преграды на пути становления Возврата….– Это звучит отговоркой, испугом в голосе священника. Пират и девушка слушали его замешкавшись перед залом, куда Пирату надо войти. Неясно пойдёт ли она вместе с ним. Нет, ему бы не хотелось. Помещение оказалось в точности таким, как он и опасался. Неровные заплаты в стенах откуда выдернули крепления, и наскоро заштукатурили. Остальные, похоже ожидавшие его, коротали время в играх, где боль присутствует скрытым фактором, Чарли-Чарли, Угадай Кто, и Камень-Ножницы-Бумага. Через следующую дверь доносится плеск воды и исключительно мужское гоготанье, что отдаётся лёгким эхом от кафельных плиток. –«А <text:span text:style-name="T1">теперь</text:span>»,– слышится торопливый радиодиктор,– «<text:span text:style-name="T1">пора</text:span> что? Поднять—<text:span text:style-name="T1">Мыло</text:span>!» Аплодисменты и вскрики хохота, что продолжается неприятно долгое время. </text:p>
      <text:p text:style-name="Text_20_body">– Поднять Мыло?– Сэмми Хильберт-Шпейс приближается к тонкой разделяющей стенке <text:span text:style-name="T931">заглянуть</text:span> в дверной проём. </text:p>
      <text:p text:style-name="Text_20_body">– Шумные соседи,– замечает Немецкий кинорежиссёр Герхардт фон Гёль.– Они когда-нибудь кончают? </text:p>
      <text:p text:style-name="Text_20_body">– Прывет, Прентис,– кивает чернокожий, которого Пират не узнаёт,– похоже мы тут представляем старую школу.– Это что за, кто эти все— Его имя Сент-Жюст Гросаут,– Большую часть Срока наша Контора пыталась внедрить меня в <text:span text:style-name="Emphasis">Schwarzkommando</text:span>. Никого больше это не интересовало. Звучит немного параноидно, но по-моему я там был один такой….– От настолько вопиющего нарушения секретности, если <text:span text:style-name="T931">именно</text:span> тем <text:span text:style-name="T931">оно</text:span> было, Пират малость опешил. </text:p>
      <text:p text:style-name="Text_20_body">– Ты бы мог—ну, ознакомить меня с оперативной сводкой про это всё? </text:p>
      <text:p text:style-name="Text_20_body">– О, Джеффри. Бога ради.– Сэмми Хильберт-Шпейс возвращается с пункта наблюдения за игрищами в душевой, потряхивая головой, мешковатые Ливанские глаза безотрывно смотрят вдоль его носа,– Джеффри, к тому времени, когда ты получишь какой угодно отчёт, всё уже переменится. Мы можем сокращать их по твоему усмотрению, но это будет лишь тратой твоей решимости, не стоит, право же, оно не стоит этого. Просто посмотри <text:span text:style-name="T1">вокруг</text:span>, Джеффри. Присмотрись внимательней, видишь кто тут? </text:p>
      <text:p text:style-name="P414">Пират с изумлением видит сэра Стивена Дадсон-Трак в более молодцеватой форме чем за всю жизнь. Тот в <text:span text:style-name="T1">активном умиротворении</text:span>, типа, праведный самурай—всякий раз вступая с Ними в бой совершенно готовый погибнуть, без опасений или сожалений. Это удивительная перемена. У Пирата зарождается надежда и на свой счёт. –«Когда вы переметнулись?»– Он знает сэра Стивена не оскорбит его вопрос.– «Как это случилось?» </text:p>
      <text:p text:style-name="P254">– О, нет, ты же не <text:span text:style-name="T932">позволишь</text:span>, чтоб <text:span text:style-name="T1">этот</text:span> лапш<text:span text:style-name="T932">у</text:span> тебе навешал?– а <text:span text:style-name="T932">и </text:span>кто <text:span text:style-name="T932">ещё</text:span> мог <text:span text:style-name="T932">бы это </text:span>быть, с засаленным помпадуром начёса почти такой же высоты как и само лицо, в котором различается приплюснутая, пропущенная <text:span text:style-name="T932">через</text:span> мясорубку душа бойца, к<text:span text:style-name="T932">оторый</text:span> не только сигал очертя голову, но и полнился плохими предчувствиями <text:span text:style-name="T932">падая</text:span> вниз. Это Еремия («Милосердый») Эванс, хорошо известный политический информатор из Пемброка.– Нет, наш Стивенька не <text:span text:style-name="T1">совсем</text:span> ещё <text:soft-page-break/>готов <text:span text:style-name="T932">причисляться</text:span> к лику святых, так ведь, дорогуша?– Отвешивая тому, игриво, оплеухи по щеке.– А? а? а? </text:p>
      <text:p text:style-name="Text_20_body">– Нет, если попаду в шарагу таких как ты,– отвечает рыцарь, по-простолюдски. Но трудно сообразить кто тут кого подначивает на самом деле, потому что Милосердый Эванс сейчас разражается песней, а певец он никудышный, позор валлийского народа, фактически— </text:p>
      <text:p text:style-name="P550">Помолись за простого стукача,</text:p>
      <text:p text:style-name="P550">На свет он вышел из пизды, как и тыыыы— </text:p>
      <text:p text:style-name="P550">Не стоит на него ворчать, </text:p>
      <text:p text:style-name="P550">Он пашет как подземные кроты… </text:p>
      <text:p text:style-name="P550">И когда собою ты доволен, </text:p>
      <text:p text:style-name="P550">Спроси себя: а ему каково? </text:p>
      <text:p text:style-name="P550">Неужто хуже, что тебя продадут </text:p>
      <text:p text:style-name="P550">За пару монет, что кончаются в пару минут, </text:p>
      <text:p text:style-name="P550">Чем мы<text:span text:style-name="T937">тари</text:span>ться всю жизнь <text:span text:style-name="T937">из-за</text:span> того? </text:p>
      <text:p text:style-name="P254"/>
      <text:p text:style-name="Text_20_body">– Не уверен, что мне тут понравиться,– Пират, с раст<text:span text:style-name="T932">у</text:span>щим внутри подозрением, нервно оглядывается. </text:p>
      <text:p text:style-name="Text_20_body">– Самая худшая часть это стыд,– сэр Стивен сообщает ему.– Преодоление его. Затем твой следующий шаг—ну, я говорю как опытный в этом деле, но на самом деле я продвинулся лишь настолько, до преодоления стыда. Теперь перехожу на упражнение по теме «Природа Свободы», знаете ли, размышляя <text:span text:style-name="T1">каждое</text:span> ли из моих действий действительно моё, или же я всегда делаю то, что Они от меня хотят… независимо от моего <text:span text:style-name="T1">мнения</text:span>, понимаете… мне предложено поразмыслить над старинной задачкой Радио-Контрол<text:span text:style-name="T932">ь</text:span>-Вживленный-в-Голову-при-Рождении—в виде коана, полагаю… Она доводит меня, буквально, до клинического сумасшествия. Скорее всего, именно в этом вся суть. И кто знает что будет <text:span text:style-name="T1">дальше</text:span>? Боже милостивый. Мне не узнать, конечно, пока не справлюсь с этим… Не хочу так сразу вас расхолаживать— </text:p>
      <text:p text:style-name="Text_20_body">– Нет, нет, я думал о другом—вот все вы тут это моя Группа, или как? Меня же сюда <text:span text:style-name="T1">назначили</text:span>? </text:p>
      <text:p text:style-name="Text_20_body">– Да. Начинаете догадываться почему? </text:p>
      <text:p text:style-name="Text_20_body">– Боюсь, что да.– Помимо всего прочего, эти присутствующие, в конце концов, <text:span text:style-name="T933">из тех</text:span> люд<text:span text:style-name="T933">ей</text:span>, что убивают друг друга, и Пират всегда был одним из них.– Я надеялся на—о, это глупо, хотя бы некую долю милосердия… но я сидел в ночном кинотеатре на углу Галахо-Мюз, перекрёсток с добавочной улицей, которую не всегда замечаешь, потому что она под таким необычным углом… у меня <text:span text:style-name="T933">шла</text:span> <text:span text:style-name="T933">трудная</text:span> полоса, ядовитое, металлическое время… пахло гадостно, горелым косяком… мне просто нужно было где-то малость отсидеться, где всем без разницы кто ты, что ты ешь или сколько спишь, кого—с кем ты пришёл…. </text:p>
      <text:p text:style-name="Text_20_body"><text:soft-page-break/>– Прентис, брось, всё нормально,– это Сент-Жюст Гросаут, которого остальные называют «Сам <text:span text:style-name="T933">Ты</text:span> Жесть», когда хотят, чтоб он заткнулся, при подобных вот пассажах, когда всё оборачивается просто сборищем хулиганья. </text:p>
      <text:p text:style-name="Text_20_body">– Я просто… не могу… то есть если это правда, тогда,– смешок, который ему трудно вызвать, в глубине дыхательных пут<text:span text:style-name="T933">ей</text:span>,– тогда я ничему не изменил, не так ли? То есть, если я вообще не изменял…. </text:p>
      <text:p text:style-name="Text_20_body">Извещение настигло его во время правительственного ролика кинохроники. <text:span text:style-name="T159">от кинжала-и-плаща к признаниям натощак</text:span>, мерцающий заголовок помигал всем идущим на поправку душам собравшимся для ещё одной долгой ночи в кино без афишной программы—кадр небольшого скопления случайных прохожих, что уставились в запылённую витрину, где-то так глубоко в Ист-Енде, что никто не разберёт где, кроме проживающих там… перекошенный бомбой пол бального зала в руинах скользящий вверх, на заднем плане, но каверзный как батут, если идти по нему, раковинно-выгнутые колонны лепнины склонились внутрь, медная клеть лифта нависает сверху. Прямиком на переднем, полуобнажённое, завшивленное и волосатое создание, приблизительно рода людей, жутко бледное, корчится за <text:span text:style-name="T933">рас</text:span>тресканными остатками зеркального стекла, скребёт болячки на лице и брюхе, до крови, почёсывается и ищется чёрными от грязи ногтями. «Ежедневно на Смитфилд Маркет, Люсифер Амп выставляет себя напоказ. Что не так уж и удивительно. Многие из демобилизованных солдат и матросов обращаются к общественным службам, чтобы хоть как-то держать душу в теле, по крайней мере. Необычным является то, что мистер Амп работал на <text:span text:style-name="T1">Управление по Спец Операциям</text:span>….» </text:p>
      <text:p text:style-name="Text_20_body">– Там довольно <text:span text:style-name="T933">прикольно</text:span>, в общем-то,– пока камера надвигается для ближнего плана этого индивида,– всего за неделю мне дошло что и как надо…. </text:p>
      <text:p text:style-name="Text_20_body">– Появилось ли у вас чувство, что вы тут свой, которое отсутствовало по возвращении, или—вас всё ещё тут не приняли? </text:p>
      <text:p text:style-name="Text_20_body">– Они—о, люди, тут люди просто чудесные. Просто отличные. Нет, с этим никаких проблем вообще. </text:p>
      <text:p text:style-name="Text_20_body">В этот момент с по-епископски возвышенного сиденья позади Пирата, дошёл запах алкоголя, и тёплое дыхание, и шлепок по плечу. «Слыхал? ‘Работал на’. Круто, ничего не скажешь. Никто ещё не уходил из Конторы живым, ни один за всю историю—и никто не уйдёт». В произношении чувствовался аристократизм, к такому Пират стремился когда-то в пору своей беспорядочной юности. К тому времени, когда он решил оглянуться, впрочем, его визитёра уже не было. </text:p>
      <text:p text:style-name="Text_20_body">– Считай это за некий физический недостаток, Прентис, как все прочие, как отсутствие конечности, или малярию… люди живут же как-то… привыкают обходиться, это становится частью ежедневной— </text:p>
      <text:p text:style-name="Text_20_body">– <text:span text:style-name="T70">Стать</text:span> д— </text:p>
      <text:p text:style-name="P256">– Всё нормально. «<text:span text:style-name="T174">Стать</text:span> д—»? </text:p>
      <text:p text:style-name="P256"><text:soft-page-break/>– <text:span text:style-name="T174">Стать</text:span> двойным агентом. «Привыкать»?– Он присматривается к остальным. Тут любой смотрится <text:span text:style-name="T1">как минимум</text:span> двойным агентом. </text:p>
      <text:p text:style-name="Text_20_body">– Да… ты докатился до этого, докатился к нам сюда,– шепчет Сэмми.– Отделайся от своего стыда и своих нюнь, молодой человек, потому что у нас нет привычки мириться с таким слишком долго. </text:p>
      <text:p text:style-name="Text_20_body">– Это <text:span text:style-name="T1">тень</text:span>,– <text:span text:style-name="T935">вс</text:span>кри<text:span text:style-name="T935">кивае</text:span>т Пират,– это работа в тени, навсегда. </text:p>
      <text:p text:style-name="Text_20_body">– Но подумай о свободе?– грит Милосердый Эванс.– Я не могу доверять даже себе? Так ведь? Разве может человек стать свободнее такого? Если его может продать кто угодно? даже и <text:span text:style-name="T1">он сам</text:span>, понимаешь. </text:p>
      <text:p text:style-name="Text_20_body">– Я не хочу такого— </text:p>
      <text:p text:style-name="Text_20_body">– У тебя нет выбора,— отвечает Додсон-Трак.— Конторе отлично известно, что ты сюда прибыл. Они теперь ожидают полного отчёта от тебя. Либо добровольно, или же по-другому. </text:p>
      <text:p text:style-name="Text_20_body">– Но я бы… мог никогда не говорить им— В улыбках, которые они сейчас демонстрируют, расчётливая жестокость, чтобы чуть-чуть помочь ему.– Вы совсем, вы что мне вовсе не доверяете? </text:p>
      <text:p text:style-name="Text_20_body">– Конечно нет,– грит Сэмми.– А ты бы—на самом деле—поверил бы кому-нибудь из нас? </text:p>
      <text:p text:style-name="Text_20_body">– О, нет,– шепчет Пират. Сейчас на весах его участь. И никого другого. Но всё это ещё в процессе, который Они могут подправить с той же <text:span text:style-name="T933">лёгкостью</text:span>, как и у любого другого клиента. Сам того не ожидая, Пират, похоже, заплакал. Странно. Он ещё никогда не плакал на людях, как сейчас. Но он понял где он, теперь. Появится возможность, в конце концов, сгинуть в безвестности, не посодействовав ни одной живой душе: без любви, презренным, без малейшего доверия, никогда не отомщённым—остаться на дне среди Обойдённых, его бедная честь утрачена, ни найти невозможно, ни искупить. </text:p>
      <text:p text:style-name="P255">Он плачет о людях, местах и вещах оставленных позади: о Скорпии Мосмун, что живёт на Сент-Джонз-Вуд, среди печатных листов музыки, новых рецептов, тесной будки Вайнмаранера, для соблюдения расовой чистоты которого она пойдёт на любые экстравагантные методы, и мужем Клайвом, что иногда показывается дома, о Скорпии живущей в нескольких минутах Подземкой, но теперь утраченной для Пирата навсегда, ни малейшего шанса ни для одного из них появиться опять… о людях, которых он предал по ходу работы на Контору, Англичанах и иностранцах, о Йоне, таком наивном, о Гонгилакисе, о Девушке Обезьянке и сутенёрах в Риме, о Брюсе, который сгорел… о ночах в партизанских горах, когда он оставался наедине с запахом живых деревьев, совершенно влюблённым хотя бы в несомненную красоту ночи… о девушке в Мидланз по имени Виргиния, и о их ребёнке, который так никогда и не родился… о его умершей матери, о его умирающем отце, о невинных и дураках, что таки <text:span text:style-name="T1">доверятся</text:span> ему, несчастные <text:span text:style-name="T936">личности</text:span>, обречённые как собаки, что дружелюбно смотрят на нас сквозь проволочную сетку ограды у городских прудов… плачет о будущем, которое видит, потому что оно прони<text:span text:style-name="T934">зыв</text:span>ает его таким отчаянием и холодом. Ему предстоит перебрасываться от одного высокого момента к другому высокому моменту, стоять при встречах Избранных, быть свидетелем испытаний новой <text:soft-page-break/>Космической Бомбы— «Ну»,– умное старое лицо подающего ему очки с чёрными линзами,– «вот тебе твоя Бомба….»,– потом оборачиваться к зрелищу жирного жёлтого взрыва на пляже за несколько лиг над волнами Тихого океана… прикасаться к знаменитым наёмным убийцам, да, в живую касаться их рук и лиц… узна<text:span text:style-name="T934">ть</text:span> однажды как давно: в самом начале игры, был <text:span text:style-name="T934">составлен</text:span> контракт за его голову. Никому не известно наверняка когда грянет удар—каждое утро, прежде, чем откроются рынки, даже до появления молочника, Они производят Их обновление информации и решают что подойдёт для этого дня. Каждое утро имя Пирата будет в списке и однажды окажется слишком близко к его началу. Он старается держаться до последнего, хотя его переполняет ужас такой неподдельный, такой холодный, что ему на минуту кажется, что <text:span text:style-name="T934">вот-вот</text:span> потеряет сознание. Позднее, чуть придя в себя, собираясь с духом перед следующим выпадом, он чувствует, что похоже покончил со стыдом, в точности как говорил сэр Стивен, да разобрался со стариной стыдом и сейчас боится, переживает ни <text:span text:style-name="T934">о чём</text:span> <text:span text:style-name="T934">другом, кроме как </text:span><text:s/>про собственную жопу, свою драгоценную, проклятую, личную жопу…. </text:p>
      <text:p text:style-name="P415">– А место для покойников найдётся?– Он услышал вопрос прежде, чем увидел как она его задавала. И не совсем ясно откуда появилась она в комнате. От всех остальных сейчас растекаются выражения мужской зависти, насупленные мины типа женщина-на-борту-плохая-примета, холод и <text:span text:style-name="T938">высокомерие. Так</text:span> что Пират оставлен один на один с нею и её вопросом. Он протягивает ей клубок ириса, что принёс, как юный Свинёнок Недотёпа возвращал анархисту его бомбу с тикающим часовым механизмом. Но слащавости не пройдут. Они тут для того: чтоб обменяться какой-то болью и парой откровенностей, но всё в рассеянном стиле текущего периода. </text:p>
      <text:p text:style-name="Text_20_body">– Да ладно,– с какими ещё идиотскими неприятностями она, по её мнению, сейчас столкнулась,– ты не покойница. Могу поспорить, что даже и фигурально нет. </text:p>
      <text:p text:style-name="Text_20_body">– То есть, позволяется ли мне приносить с собой моих покойников,– поясняет Катье.– Они ведь, в конце концов, моё <text:span text:style-name="T1">резюме</text:span>. </text:p>
      <text:p text:style-name="Text_20_body">– Мне довольно симпатичен Франс ван дер Грув. Ваш предок. Тот специалист по додо. </text:p>
      <text:p text:style-name="Text_20_body">Это не совсем то, что она подразумевала своими покойниками. «Я о тех, кто мертвы напрямую благодаря мне. Кроме того, если Франсу как-то случилось бы заглянуть сюда, вы бы обступили его кругом, вы все, напербой втолковывать ему как глубока его вина. В мире бедняги запасы додо были неисчерпаемы—зачем читать ему лекции про геноцид? </text:p>
      <text:p text:style-name="Text_20_body">– Уж <text:span text:style-name="T1">ты</text:span> бы порассказала ему кое-что об <text:span text:style-name="T1">этом</text:span>, а, девонька?- Фыркает Эванс, валлийский стукач, которому медведь на ухо наступил. Пират направлялся к Эвансу, отставив руки от корпуса в манере салонного бойца, когда вмешался сэр Стивен: «Таких разговоров никак не избежать, Прентис, нам эдакое уже ни по чём. Учись и добивайся, чтоб и у тебя получалось. Нельзя ведь угадать как долго мы будем в деле, верно? Молодая женщина уже обзавелась всей необходимой ей защитой, как мне кажется. Она не желает, чтобы ты за неё дрался. </text:p>
      <text:p text:style-name="Text_20_body">Ну, он прав. Она кладёт свою тёплую ладонь на руку Пирата и дважды встряхивает головой, со смешками смущённости: «В любом случае, рада вас видеть, Капитан Прентис». </text:p>
      <text:p text:style-name="Text_20_body">– А больше и никто. Подумать только. </text:p>
      <text:p text:style-name="Text_20_body"><text:soft-page-break/>Она лишь приподымает брови. Не нашёл сказать что-то получше этого дерьма. Раскаяние, или запоздалое желание остаться чистым, проносится в его крови как наркотик. </text:p>
      <text:p text:style-name="Text_20_body">– Но— изумлён почувствовать, что начинает <text:span text:style-name="T1">валиться</text:span>, как составленные в пирамидку ружья, у её ног, пойманный её притяжением, расстояния отменены, волнообразности неизмеримы,– Катье… если бы я мог <text:span text:style-name="T1">никогда не предать вас</text:span>— </text:p>
      <text:p text:style-name="Text_20_body">Он пал: она утратила свою гладь. Она смотрит на него в изумлении. </text:p>
      <text:p text:style-name="Text_20_body">– Пусть даже ценой... предательства других, унижения… или убийства других—не важно кого, или сколько, нет, лишь бы служить вам защитой, Катье, вашей абсолютной— </text:p>
      <text:p text:style-name="Text_20_body">– Но это всё грехи, которые могут никогда и не случиться.– Пожалуйста, они торгуются как пара сутенёров. Они хоть представляют как это звучит со стороны?– <text:span text:style-name="T1">Такое</text:span> наобещать довольно просто, ничего не стоит. </text:p>
      <text:p text:style-name="Text_20_body">– Тогда даже совершённые мною грехи,– возражает он,– да, я совершил бы <text:span text:style-name="T1">их</text:span> заново— </text:p>
      <text:p text:style-name="Text_20_body">– Но это вам также не под силу—так что вы довольно дёшево отделываетесь. Мм? </text:p>
      <text:p text:style-name="Text_20_body">– Я могу повторять способы,– угрюмее, чем она хотела бы от него. </text:p>
      <text:p text:style-name="Text_20_body">– О, подумайте...– её пальцы легонечко в его волосах,– <text:span text:style-name="T1">подумайте</text:span> о том, что вы делали. Подумайте о всех ваших «резюме» и обо всех моих— </text:p>
      <text:p text:style-name="Text_20_body">– Но это единственное средство оставшееся нам теперь,– вскрикивает он,– этот наш дар быть неверными. Опираясь на него, должны мы всё создать… делиться им, как прокуроры омеривают вам вашу свободу. </text:p>
      <text:p text:style-name="Text_20_body">– Философ.– Она улыбается.– Вы никогда таким не были. </text:p>
      <text:p text:style-name="Text_20_body">– Должно быть оттого, что постоянно находился в движении. Я никогда не ощущал <text:span text:style-name="T1">эту</text:span> <text:s/><text:span text:style-name="T1">неподвижность</text:span>….– Они соприкасаются сейчас, без надобности, и всё ж, ни один из них, не избавился полностью от удивления....– Мой младший брат,– (Пират понимает предоставленную ею связь),– ушёл из дому в 18. Я любил смотреть как он спит ночью. Его длинные ресницы… так невинны... смотрел часами…. Он добрался до Антверпена. Вскоре он уже шлялся вокруг приходских церквей с остальными такими же. Понимаете о чём я? Молодые, мужчины католики. Обозные пиявки. У них появляется алкогольная зависимость, у многих таких, в юном возрасте. Они избирают определённого священника, чтоб стать его верным псом—буквально ждать всю ночь на пороге его дома, чтобы заговорить с ним, только что вставшим, его бельё, интимные запахи ещё не выветрившиеся из складок его облачения… безумные ревности, ежедневная склока за место, за благосклонности этого Отца или того. Луис начал посещать собрания Рексистов. Он выходил на футбольное поле и слушал призывы Дегреля к толпе, что они должны отдаться потоку, должны действовать, действовать, а там будь что будет. Вскоре мой брат вышел на улицы со своей метлой, вместе с другими провинившимися саркастичными молодчиками с их мётлами в руках… а потом он вступил в Рекс, «царство тотальных душ», и последнее, что я слышал о нём, он жил в Антверпене с мужчиной старше него, по имени Филиппе. Я потерял его след. Мы были очень близки одно время. Люди принимали нас за близнецов. Когда начались массированные ракетные бомбардировки Антверпена, я знал, что это не случайно…. </text:p>
      <text:p text:style-name="Text_20_body"><text:soft-page-break/>Ну, да, Пират сам по себе часовня. –«Но я задумался насчёт поддержки вашей церкви… опускаешься на колени и она заботится о тебе… когда действуешь политично, получаешь тот общий толчок, что устремляет тебя вверх—» </text:p>
      <text:p text:style-name="Text_20_body">– У вас и этого никогда не было, не так ли.– Она и вправду смотрела на него.– никаких чудотворных оправданий. <text:span text:style-name="T1">Нам всё пришлось делать самим</text:span>. </text:p>
      <text:p text:style-name="Text_20_body">Нет, от стыда всё ж не отделаться—только не тут—он должен быть проглочен, уродливый и колкий, и с ним придётся жить, в боли, каждый день. </text:p>
      <text:p text:style-name="Text_20_body">Без раздумий, он оказывается в её объятиях. Это не для утехи. Но раз уж он вынужден стягивать себя зубцами храповика, по одному в день, ему и впрямь необходима такая передышка и миг человеческого тепла. –«Как оно выглядело там, Катье? Мне виделось подписанное соглашение. Кто-то воспринимал подобным саду….»– но он знает что она скажет. </text:p>
      <text:p text:style-name="Text_20_body">– Там ничего нет. Пустошь. Дни напролёт я высматривала признаки жизни. Потом услыхала всех вас тут.– Так они вышли на балкон, грациозные перила, никто не может видеть их изнутри или снаружи: а под ними на улицах, тех улицах, что оба они утратили теперь, полно Людей. Тут прокручивается для Пирата и Катье краткая часть значительно более длинной хроники, анонимная <text:span text:style-name="T1">Любовь к </text:span><text:span text:style-name="T71">Человеку</text:span><text:span text:style-name="T1">: Что Довело Меня до Этого</text:span>. «Её звали Бренда, её лицо было пташкой с покровительственной машинной ухмылкой в то утро, она встала на колени и сделала мне минет, и я кончил на её груди. Её имя Лили, ей исполнилось 67 в прошлый август, она читает этикетки на бутылках пива вслух для себя, мы совокупились в стандартной английской позиции, и она похлопала меня по спине и сказала ‘Милый друг’. Его звали Фрэнк, волосы кучерявились у него на лице, у него был несколько колючий взгляд, но приятный, он воровал на Американских военных складах, он ебал меня в зад, а когда кончил, то и я тоже, в него. Её звали Франжела, она была чёрной, с прыщавым лицом, ей нужно было денег на наркотики, её открытость словно гадюка извивалась в моём сердце, я сделал ей куннилингус. Его звали Алан, у него были загорелые ягодицы, я сказал, где это ты нашёл солнце, он ответил, оно тут за углом, я удерживал его поверх подушки и вошёл сзади и он плакал от любви покуда я, мой поршень пикантно намасленный, взорвался наконец. Её звали Нэнси, ей было шесть, мы зашли за стену рядом с кратером полным руин, она тёрлась и тёрлась об меня, её молочные ляжечки втискивались и приподымались с моих, глаза её были закрыты, её маленькие светлые ноздри двигались кверху, запрокидывались постоянно, склон обломков скатывался вниз, круто, рядом с нами, мы раскачивались на краю, ещё и ещё, утончённо. Её звали—» ну, всё это и многое другое прокрутилось для этой вот молодой пары, достаточно, чтобы понять намерения вздроченного Анонима продиктованые не чем-то меньшим мегаломаниакального плана половой любви с каждым <text:span text:style-name="T939">отдельно взятым Человеком во</text:span> вс<text:span text:style-name="T939">ём</text:span> <text:span text:style-name="T1">Мир</text:span><text:span text:style-name="T71">е</text:span>—и что когда каждый, каким-то чудесным образом, будет наконец учтён, это и станет приблизительным определением «любви к Людям». </text:p>
      <text:p text:style-name="Text_20_body">– Получите, ваши облапошиванья в Филиалах,– Пират пытается сдобрить ноткой юмора, но не выходит. Он держит сейчас Катье словно, через секунду, зазвучит музыка, и они начнут танцевать. </text:p>
      <text:p text:style-name="Text_20_body">– Но Люди никогда не полюбят тебя,– шепчет она,– или меня. Неважно насколько плохо или хорошо устроить для них, мы <text:span text:style-name="T1">всегда</text:span> будем плохими. Понимаешь в каком мы положении? </text:p>
      <text:p text:style-name="Text_20_body"><text:soft-page-break/>Он всё же улыбается, как человек ломающий театр о чём-то в самый первый раз. Зная бесповоротность такого движения, из класса таких же необратимых как выхватывание пистолета, он обращает своё лицо вверх и смотрит туда же, сквозь все неясно громоздящиеся сверху уровни, среда для всякого сорта преступной души, всякого гадкого товарного цвета от аквамарина до бежевого, неутешительного, как солнечный свет в день когда тебе хочется дождика, весь лязг производства и суета на всех тех уровнях, длящихся дальше, чем Пират или Катье могут различить в эту минуту, он подымает своё длинное, своё виноватое, своё навеки порабощённое лицо к иллюзии неба, к реальности давящей сверху тяжести, к её тверди и абсолютной жестокости, пока она прижимается своим лицом к лёгкой впадине между его плечом и солнечным сплетением, на её лице выражение примирения, ужаса согласного на разрядку, а закат продолжается, один из тех, что ненадолго подменяют лица зданий светло-серым, пепельно-мягкими высевками света блеющего над их внешними абрисами, со странно кузнечным заревом на западе, с тревогой пешеходов заглядывающих в крохотную магазинную витрину на смутного златокузнеца над его огнём занятого работой, которому не до них, испуганных, потому что свет выглядит так, словно гаснет навсегда в этот раз, и ещё более напуганных тем, что умирание света отнюдь не что-то частное, <text:span text:style-name="T72">каждый</text:span><text:span text:style-name="T1"> на улице тоже увидел это</text:span>… и когда становится темнее, оркестр в этой комнате и вправду, фактически, заиграл, сухо и строго… и канделябры всё-таки зажглись… Телятина по Флорентийски доходит в печах в этот вечер, а выпивка за счёт Заведения, и пьяницы в гамаках, </text:p>
      <text:p text:style-name="P551">И весь мир чем-то занят, это сумерки становятся ночью! </text:p>
      <text:p text:style-name="P551">Кто знает какие улицы познали наши ботинки с утра? </text:p>
      <text:p text:style-name="P551">Кто знает, сколько бросили мы друзей плакать водиночку? </text:p>
      <text:p text:style-name="P551">Однажды нам приходит пора </text:p>
      <text:p text:style-name="P551">Вместе мотив этот день-деньской напевать… </text:p>
      <text:p text:style-name="P551">Каждый танцует, в сумерки, </text:p>
      <text:p text:style-name="P551">Прочь сон нехороший утанцевать…. </text:p>
      <text:p text:style-name="P257"/>
      <text:p text:style-name="P257">И они действительно танцуют: хотя Пират никогда раньше не мог, очень хорошо… они чувствуют себя частью всех остальных, в их движении, и пусть им никогда не случиться быть вольно по полной, однако это больше уже и не по стойке смирно… так что они растворяются теперь в торопливом рое этой танцующей Обойдённости, и их лица, милые, смешные лица, которые они носят на этом балу, увядают, как вянет невинность, угрюмый флирт, и старание быть добрым…. </text:p>
      <text:p text:style-name="P416"><draw:frame draw:style-name="fr2" draw:name="Image60" text:anchor-type="paragraph" svg:width="6.9252in" svg:height="0.3661in" draw:z-index="60"><draw:image xlink:href="Pictures/1000000000000B720000009B428C9716555D8079.png" xlink:type="simple" xlink:show="embed" xlink:actuate="onLoad" loext:mime-type="image/png"/></draw:frame><draw:frame draw:style-name="fr6" draw:name="Image61" text:anchor-type="paragraph" svg:width="8.5in" svg:height="0.5201in" draw:z-index="61"><draw:image xlink:href="Pictures/1000000000000B720000009B428C9716555D8079.png" xlink:type="simple" xlink:show="embed" xlink:actuate="onLoad" loext:mime-type="image/png"/></draw:frame></text:p>
      <text:p text:style-name="P416"><text:soft-page-break/>Туман густеет в глотках узких улочек. В воздухе пахнет солёной водой. Мощёные улицы мокры после ночного дождя. Слотроп просыпается в выгоревшей кузнице под связками закопчённых ключей чьи замки все утеряны. Он спотыкается наружу, отыскивает колонку во дворе между кирпичными стенами и подвальными окнами, из которых никто не выглядывает, суёт свою голову под кран и качает помпу смачивая голову столько, сколько считает нужным. Рыжий кот, вымогая мявканьем завтрак, преследует его от двери к двери. «Извини, Дружище». Завтраком и не пахнет, ни одному из них. </text:p>
      <text:p text:style-name="Text_20_body">Он подтягивает Чичеринские штаны и направляется вон из города, покидая обрезанные башни, купола подпорченной яри медянки плывут наверху в тумане, высокие фронтоны и красная черепица, его подвозит женщина в пустой деревенской телеге. Песчаный чуб лошади дыбится и вьётся, а туман смыкается позади. </text:p>
      <text:p text:style-name="Text_20_body">В это утро всё видится таким, как должны были видеть Викинги, плывя этим великим водным лугом к югу, до самой Византии, вся восточная Европа их открытое море: поля расстилаются серо-зелёные как волны… у прудов и озёр похоже нет чётких границ… вид других людей на фоне океанического неба, даже и во<text:span text:style-name="T940">оружённых</text:span>, долгожданен как парус после долгих дней плавания…. </text:p>
      <text:p text:style-name="Text_20_body">Народы в движении. Идёт великий, не знающий границ, поток. <text:span text:style-name="Emphasis">Volksdeutsch</text:span> из-за Одера, выселенные Поляками и направленные в лагерь у Ростока, Поляки бегущие от Люблинского режима, другие возвращаются домой, глаза обеих партий при встрече их, прикрываются скулами, глаза куда старше того, что заставило их придти в движение, Эстонцы, Латыши, Литовцы бредущие снова на север, вся их безрадостная овчина в тёмных узлах, ботинки в клочья, песни слишком безрадостны, чтобы петь, разговор ни о чём, Судетцы и Восточные Прусаки туда и обратно между Берлином и лагерями ПеэЛов в Меклебурге, Чехи и Словаки, Хорваты и Сербы, Тоски и Геги, Македонцы, Мадьяры, Влахи, Черкесы, Испанцы, Болгары взболтаны в текучие потоки по поверхности Имперского котла, сталкиваются, продвигаются бок о бок многие мили, соскальзывают прочь, занемелые, безразличные ко всем стимулам кроме самых глубоких, нестабильность слишком далеко под их зудящими ногами,чтобы придать ей какую-то форму, белые кисти и щиколотки, невероятно изношенные, вытарчивают из их полосатых лагерных пижам, шаги легки как у водомерок по этой наземной пыли, караваны Цыган, оси, или колёсные чеки ломаются, лошади дохнут, семьи бросают средства передвижения у дорог для следующих придти пережить ночь, день, вдоль добела разжаренных Автобанов, поезда полны своими свисающими с вагонов, что грохочут над головой, жмутся в сторонку для армейских колонн, когда те пересекают, Белорусы озлобленные болью их пути на запад, Казахи бывшие в плену маршируют на восток, ветераны Вермахта из других краёв старой Германии, такие же иностранцы в Пруссии как остальные Цыгане, тащат свои старые ранцы, завернувшись в армейские одеяла, что остались у них, бледно-зелёные треугольники сельхозработника нашитые на грудь каждой блузы подпрыгивают, плывут, в определённый час сумерек, словно огоньки свечей в церковной процессии—сегодня вроде направлялись в Ганновер, вроде должны были убирать картофель по пути, они гоняются за этими не существующими картофельными полями уже месяц. «Разграблены»,– бывший трубач прихрамывает в общем потоке, опираясь на длинный отщепившийся от шпалы кусок древесины, <text:soft-page-break/>его инструмент, невероятно помятый и блестящий, висит через плечо,– «всё общипали SS, <text:span text:style-name="Emphasis">Bruder, ja</text:span>, до последней ёбаной картофелины. А зачем? На спирт. Но не пить, нет, спирт для ракет.»—«Что за ракеты?»—«Нет! Но прикинь SS убирают картошку?»– Оглядывается в ожидании смеха. Но никого тут нет последовать, откликнуться на рулады его менее церемониального сердца. Они были пехотинцами и научились вздрёмывать пока нога не коснулась земли—в какой-то утренний час они разойдутся у края дороги, минутный осадок дорожной химии этих натруженных ночей, покуда невидимое кипение продолжается, в долгих разрозненных круговращениях—костюмы в тонкую полоску с намалёванными на спине крестами, излохмаченные флотская и армейская формы, белые тюрбаны, разномастные носки или вовсе никаких, платья в мелкую клеточку, шали плотной вязки с младенцами внутри, женщины в армейских штанах обрезанных по колено, скребущие блох и лающие псы, что бегают сворами, детские коляски с высоко нагромождённой лёгкой мебелью в исцарапанной полировке, с выдвижными ящичками ручной работы, которые уже никогда ни во что не вдвинутся, украденные куры живьём и придушенные, трубы и скрипки в изношенных чёрных футлярах, постельные покрывала, фисгармонии, дедушкины часы с боем, наборы инструментов по дереву, для часовщиков, шорников, хирургов, картины розовых дочурок в белых платьицах, истекающих кровью святых, розоватых и пурпурных закатов над морем, котомки битком стекляшко-глазыми боа, куклы улыбающиеся сквозь озверело красные губы, <text:s text:c="2"/>солдатики <text:span text:style-name="T944">Алгевера </text:span>ростом в три сантиметра, окрашены кремовым, золотым, синим, горсти клубники столетней давности замоченной в меду, что услаждала языки прапрадедушек, давно обратившиеся в прах, затем в серной кислоте, чтобы обуглить сахар, коричневый до чёрного, поперёк сласти, бессмертные исполнения на рояле, перфорированные в <text:span text:style-name="Emphasis">Vorsetzer</text:span> свитках, чёрное бельё с ленточками, столовое серебро с каймой из цветов и винограда, гранёные графины свинцового стекла, нити янтарных бус… так передвигается население в открытом поле, хромая, маршируя, волоча ноги, кого-то и несут, тащатся среди развалин строя, Европейского буржуазного строя, не зная, что он разрушен навсегда. </text:p>
      <text:p text:style-name="P258">Когда у Слотропа есть сигареты, у него легко выдурить, когда у кого-то есть еда, тот делится—иногда бачок водки, если неподалёку имеется скопление войск, можно набрать воинских консервных банок для любого вида полезного производства, из картофельных очисток, арбузных корок, кусочков конфет для сахара, не угадать что пойдёт в эти ПеэЛовские самогонные аппараты, но в конечном итоге пьёшь возгонку отходов какой-то из оккупационных сил. Слотроп тащится с и вне этих дюжин тихих, голодных, шаркающих миграций, всякий раз его колотит как от Безендрина при виде этих лиц—нет ни одного, что он мог бы проигнорировать, в этом проблема, они слишком сильны, как лица толпы на гонках<text:span text:style-name="T1"> Нет,</text:span><text:span text:style-name="T73"> меня</text:span><text:span text:style-name="T1">—глянь на меня, проникнись, вынь свою камеру, своё оружие, свой хуй…</text:span>. Он содрал все знаки различия с формы Чичерина, стараясь не бросаться в глаза, но похоже очень мало кто обращает внимание на эти знаки… </text:p>
      <text:p text:style-name="Text_20_body">Большую часть времени он один. Он будет подходить к крестьянским домам, по ночам брошенным, и будет спать на сене, или если есть матрас (не часто) на кровати. Просыпаться к солнцу отблескивающему с какого-нибудь озерца в окружении зелени щепотью цветущего чабреца или горчицы, салатный склон, распростёршийся к соснам в тумане. Помидорная рассада и пурпурные наперстянки во дворах, большущие птичьи гнёзда под карнизом соломенных <text:soft-page-break/>крыш, хор<text:span text:style-name="T941">ы</text:span> птиц по утрам, а скоро, с тяжеловесным оборотом лета в небе, курлыканье журавлей на лету. </text:p>
      <text:p text:style-name="Text_20_body">К фермерскому дому в речной долине далеко южнее Ростока, он подходит укрыться от полуденного дождя, засыпает в кресле-качалке на крыльце и во сне видит Тантиви Макер-Мафика, своего друга из давних времён. Он вернулся, всё-таки и вопреки вероятности. Это где-то в сельской местности, Английской сельской местности, простёганной тёмно-зелёным и удивительно ярким соломенно-жёлтым: с древними торчащими на взгорках камнями, первые контракты со смертью и налогами, с деревенскими девушками, что выходят ночами на макушку голыми и поют. Члены семьи Тантиви и много других собрались, все в настроении тихого празднества, по случаю возвращения Тантиви. Каждый понимает, что это только краткий визит: что он будет «тут» лишь условно. В какой-то момент всё развалится, если чересчур вдумываться. На лужайке перед домом расчищено место для танцев, тут деревенский оркестр и много женщин одетых в белое. После некоторого замешательства на тему что за чем будет, начинается встреча—она похоже происходит под землёй, не так, чтобы в могиле или склепе, ничего зловещего, здесь полно родственников и друзей вокруг Тантиви, который выглядит таким <text:span text:style-name="T1">реальным</text:span>, таким не затронутым временем, очень отчётливым и полным цвета… «Так это Слотроп». </text:p>
      <text:p text:style-name="Text_20_body">– О, где ты <text:span text:style-name="T1">был</text:span>, старина? </text:p>
      <text:p text:style-name="Text_20_body">– ‘Тут’. </text:p>
      <text:p text:style-name="Text_20_body">– ‘«Тут»’? </text:p>
      <text:p text:style-name="Text_20_body">– Да, типа того, начинаешь понимать—после того как пару раз будешь снят таким образом, но я ходил по тем же улицам что и ты, читал те же новости, был ограничен тем же спектром цветов…. </text:p>
      <text:p text:style-name="Text_20_body">– Тогда может это твоя работа, что— </text:p>
      <text:p text:style-name="Text_20_body">– Я не <text:span text:style-name="T1">делаю</text:span> ничего. Это всё по другому. </text:p>
      <text:p text:style-name="Text_20_body">Оттенки тут—камень облицовки, цветы украшающие гостей, странные чаши на столах—нанесены по грунтовке крови пролитой и почерневшей, мягкого обугливания в порожних частях городов в четыре часа пополудни по воскресеньям… что делает резче контуры костюма Тантиви, в духе костюмов жиголо невыразимо иностранного покроя, определённо ничего подобного он в жизни не стал бы одевать…. </text:p>
      <text:p text:style-name="Text_20_body">– Наверное, у нас немного времени… Понимаю, это низко, и полный эгоизм, но мне так одиноко теперь… я слышал, что когда такое случается, иногда, то как бы задерживаешься на какое-то время, как бы присмотреть за другом, который ‘тут’… </text:p>
      <text:p text:style-name="Text_20_body">– Иногда.– Он улыбается: но безмятежность и отстранённость распростёрты бессильным криком не достигающим Слотропа. </text:p>
      <text:p text:style-name="Text_20_body">– Ты присматриваешь за мной? </text:p>
      <text:p text:style-name="Text_20_body">– Нет, Слотроп. Не за тобой... </text:p>
      <text:p text:style-name="Text_20_body"><text:soft-page-break/>Слотроп сидит на старой обшарпанной качалке обращённой к волнистой линии холмов и солнцу, что только что спустилось ниже последней из дождевых туч, превратив мокрые поля и копны сена в золото. Кто проходил мимо и видел его спящим, с бледным встревоженным лицом оброненным на грудь его грязной униформы? </text:p>
      <text:p text:style-name="Text_20_body">Двигаясь дальше, он обнаруживает, что эти фермы преследуются призраками, но дружелюбно. Дубовые изделия кряхтят по ночам, честно и деревянно. Надоенные коровы с болью мычат на дальних полях, другие приходят и допьяна жуют забродивший силос, шатаются вокруг врезаясь в заборы и кучи сена где Слотроп смотрит сны, вымукивают мычание с пьяными умлаутами. На гребнях крыш белые с чёрным аисты, шеи выгнуты к небу, головы кверх ногами и смотрят за спину, трещат своими клювами с приветом и любовью. Кролики суетливо сбегаются ночью поесть что попадёт годного по дворам. Деревья, ого—у Слотропа напряжённое внимание к деревьям, наконец-то. Когда он оказывается среди деревьев, то уделяет время потрогать их, изучить, сидя очень тихо рядом с ними, понимая, что каждое дерево живое существо, живёт своей индивидуальной жизнью, сознающей, которая вокруг него происходит, а не просто кусок древесины, чтоб завалить. Семья Слотропа вообще-то делала деньги на убийстве деревьев, ампутировали их от корней, раскалывали, размельчали до древесной пульпы, ту отбеливали для получения бумаги, чтобы им заплатили дополнительной бумагой. –«Это просто безумие».– Он качает головой.– «В моей семье явные проявления». Он смотрит вверх. Деревья неподвижны. Им известно, что он тут. Они наверно знают также, что он думает. –«Простите»,– говорит он им.– «Я ничего не могу поделать с этими людьми, они все недосягаемы для меня. Что я могу поделать?» Среднего роста сосна поблизости кивает макушкой и предлагает: «В следующий раз как подойдёшь к лесоповалу тут, найди какой-нибудь трактор без присмотра и унеси его масляный фильтр с собою. Вот что ты можешь сделать». </text:p>
      <text:p text:style-name="Text_20_body"/>
      <text:p text:style-name="P417"><text:span text:style-name="T833">Неполный Список Пожеланий к Вечерним Звёздам за Этот Период:</text:span> </text:p>
      <text:p text:style-name="P259">Пусть Тантиви будет и вправду жив. </text:p>
      <text:p text:style-name="P259">Пусть этот ёбаный прыщ у меня на спине пройдёт. </text:p>
      <text:p text:style-name="P259">Пусть я поеду в Голливуд, когда это всё кончится так, чтобы Рита Эйворт смогла меня увидеть и</text:p>
      <text:p text:style-name="P259">влюбится. </text:p>
      <text:p text:style-name="P259">Пусть мир этого дня остаётся тут завтра, когда я проснусь. </text:p>
      <text:p text:style-name="P259">Пусть та отставка будет ждать меня в Каксэвене. </text:p>
      <text:p text:style-name="P259">Пусть с Бианкой всё будет хорошо, а и— </text:p>
      <text:p text:style-name="P259">Пусть у меня поскорей наладится высраться. </text:p>
      <text:p text:style-name="P259">Пусть то будет просто метеор, что падает. </text:p>
      <text:p text:style-name="P259">Пусть эти ботинки продержатся хотя бы до Любека. </text:p>
      <text:p text:style-name="P259">Пусть этот Людвиг найдёт своего лемминга и оставит меня в покое. </text:p>
      <text:p text:style-name="P259"><text:soft-page-break/><text:span text:style-name="T942">Ну да, Людвиг. Слотроп находит его однажды утром на берегу какого-то синего анонимного </text:span>озера, на удивление толстый мальчик лет восьми или девяти, плачет, весь сотрясается рябью волн жира. Имя его лемминга Урсула и она убежала из дому. Людвиг гнался за нею всё время к северу аж от Прицвалка. Он знает наверняка, что её путь лежит к Балтике, но боится, что она примет за море какое-то из этих озёр и бросится в него по ошибке— </text:p>
      <text:p text:style-name="Text_20_body">– <text:span text:style-name="T1">Один лемминг</text:span>, малыш? </text:p>
      <text:p text:style-name="Text_20_body">– Я держал её два года,– рыдает тот,– ей было хорошо, никогда не пробовала—я не знаю. Что-то просто нашло на неё. </text:p>
      <text:p text:style-name="Text_20_body">– Брось глупить. Лемминги никогда ничего не делают в одиночку. Им надо собраться толпой. Чтобы массово заразиться. Понимаешь, Людвиг, они чересчур размножаются, это случается циклами, когда их слишком много, они впадают в панику и бросаются в поисках еды. Я узнал про это в колледже, так что знаю что говорю. Гарвард. Может та Урсула просто ушла найти себе дружка или ещё что. </text:p>
      <text:p text:style-name="Text_20_body">– Она бы мне сказала. </text:p>
      <text:p text:style-name="Text_20_body">– Ну, извини. </text:p>
      <text:p text:style-name="Text_20_body">– Русские не извиняются. </text:p>
      <text:p text:style-name="Text_20_body">– Я не Русский. </text:p>
      <text:p text:style-name="Text_20_body">– Поэтому ты снял погоны? </text:p>
      <text:p text:style-name="Text_20_body">Этот Людвиг тут, он может не совсем Нормальный Мозгами. Способен растолкать Слотропа среди ночи, пробуждая половину стоянки ПеэЛов, напугав собак и младенцев, в абсолютно<text:span text:style-name="T942">й</text:span> уверенности, что Урсула совсем рядом, прямо <text:span text:style-name="T942">там </text:span>за кругом света от костра, смотрит на него, видит его, но не так как раньше. Он заводит Слотропа в расположени<text:span text:style-name="T942">я</text:span> Советских танкистов, в груды руин похожих на гребни морских волн, что обрушиваются вокруг, а если зазеваешься, так и на тебя, как только туда ступишь, а также в засасывающие болота, где осока остаётся у тебя в пальцах, когда пытаешься ухватиться, а вокруг запах протеиновой катастрофы. Это либо маниакальная вера, или что-то малость мрачнее: до Слотропа доходит-таки наконец, что если уж речь о позывах к самоубийству, то они не у Урсулы, а <text:span text:style-name="T1">у Людвига</text:span> самого—да никакой зверушки может и вовсе нет! </text:p>
      <text:p text:style-name="Text_20_body">Однако… разве Слотроп, раз или два, не видел что-то? Прошмыгивало впереди вдоль серых узких улочек обсаженных тощими саженцами в том или другом из этих Прусских гарнизонных городов, места, где всё производство и смысл заключался в солдат<text:span text:style-name="T942">чин</text:span>е, их бараки и стены брошенные теперь—или-или сидя на корточках у края какого-то озерца, наблюдая облака, белые паруса шлюпок у противоположного берега, такого зелёного, туманного, и далёкого, получая тайные наставления от вод, движение которых в лемминговом исчислении так океанично, необоримо, и достаточно медленно, с виду достаточно прочное, чтоб хотя бы ходить по ним без опаски…. </text:p>
      <text:p text:style-name="Text_20_body">– Вот о чём и толковал Иисус,– шепчет призрак Вильяма, первого Американского предка Слотропа,– выходя на Галилейское море. Он рассматривал его с точки зрения лемминга. Без <text:soft-page-break/>миллионов других, которые свалились и утонули, чуда бы не случилось. Успешный одиночка был всего лишь оборотной стороной этого: последний кусочек пазла чьи очертания уже сложены Обойдёнными, как последнее пустующее место на столе. </text:p>
      <text:p text:style-name="Text_20_body">– <text:span text:style-name="T1">Постой-ка</text:span>. У вас же тогда ещё <text:span text:style-name="T1">не было</text:span> пазлов. </text:p>
      <text:p text:style-name="Text_20_body">– О, блядь. </text:p>
      <text:p text:style-name="Text_20_body">Вильям Слотроп был странным птахом. Он выступил из Бостона и отправился на запад в Имперском стиле, году в 1634 или -5-м, сытый по горло бессменным правлением Винтропа, убеждённый, что может проповедывать не хуже прочих в иерархии, пусть даже без официального рукоположения. Кручи Бёркшира остановили всех в то время, но не Вильяма. Он просто начал карабкаться. Он стал одним из самых первых Европейцев, кто добрался. Когда они обосновались в Бёркшире, он и его сын Джон занялись разведением свиней—перегоняли их обратно по крутизне и через заставу взимавшую сбор в Бостон, гнали просто гуртом, как овец или коров. Пока добирались до рынка, свиньи тощали настолько, что овчинка выделки не стоила, но Вильяма не столько привлекали деньги, как само путешествие. Ему нравилась дорога, переменчивость, случайные встречи в пути—Индейцы, охотники, девки, горцы—а больше всего просто компания тех свиней. Несмотря на устоявшийся фольклор и предписания в его собственной Библии, Вильям полюбил их благородство и свободу личности, их дар тешиться грязью в жаркий день—свиньи в пути, <text:span text:style-name="T942">единой</text:span> компанией, были всем, чем Бостон не был, и можно представить чем конец путешествия, взвешивание, убиение и жуткое безсвинное возвращение в горы должно было быть для Вильяма. Конечно, он воспринимал это как притчу—знал, что визжащий кровавый ужас в конце заставы полностью уравновешивался всем их счастливым хрюканьем, их беззаботно розовыми ресницами и добрыми глазами, их улыбками, их грацией передвижения по местности. Он жил рановато для Исаака Ньютона, но уже веяло ощущением действия и противодействия. Вильям должно быть ждал ту единственную свинью, которая не погибнет, станет оправданием всем, кому пришлось умереть, всем его Гадаринским свиньям бросившимся в уничтожение, как лемминги, в которых не демоны вселились, но вера в людей, а те её постоянно предавали… вселилась невинность, которую так не смогли утратить… преданы верой в Вильяма как в иную разновидность свиньи, в общем доме Земли, который разделял с ними дар жизни…. </text:p>
      <text:p text:style-name="Text_20_body">Он написал длинный трактат вскоре, назвав его Об Обойдённости. Книжицу пришлось напечатать в Англии, и она была среди первых книг не только запрещённых, но и торжественно сожжённых в Бостоне. Никто не желал слушать о всех Обойдённых, множестве тех, кого Бог минует, когда избирает немногих для спасения. Вильям стоял за святость для этих «Овец второго сорта», без которых не было бы избранных. Можно не сомневаться, Избранные Бостона распсиховались. И стало только хуже. Вильям чувствовал, что кем Иисус был для избранных, Иуда Искариот был для Обойдённых. Всё в Творении Божьем имеет себе равные противуположения. Как может Иисус быть исключением? Разве можем мы чувствовать к нему что-то помимо ужаса как к чему-то неестественному, вне-сотворённому? Ну, а если он сын человечий и то, что мы чувствуем не ужас, а любовь, то мы должны любить Иуду тоже. Верно? Как Вильям избежал сожжения на костре за ересь, никому не известно. Должно быть имел связи. Его в конце концов вышибли из Колонии Масачусетского Залива—он подумывал о Род Айленде <text:soft-page-break/>какое-то время, но решил, что антиномисты не более сладкий хрен, чем редька. Так что, после всего он отплыл обратно в Старую Англию, не столько с позором, как в унынии, и уже там он умер, среди воспоминаний про синие взгорья, зелёные поля маиса, о собирушках <text:span text:style-name="T943">с</text:span> коноплей и табаком <text:span text:style-name="T943">у</text:span> Индейц<text:span text:style-name="T943">ев</text:span>, о молодых женщинах в верхних комнатах с их задранными передниками, милые личика, волосы рассыпаны по деревянному полу, покуда внизу в стойлах лягались лошади и орали пьянчуги, об отправлении в путь спозаранку, когда спины его стада мерцали словно жемчуг, долгий, каменистый и удивляющий путь в Бостон, о дожде на Реке Коннектикут, всхрюки «спокойной ночи» от сотни свиней среди новых звёзд и травы ещё <text:span text:style-name="T943">тёплой</text:span> от солнца отходящего вниз ко сну…. </text:p>
      <text:p text:style-name="Text_20_body">Мог ли он быть дорожной развилкой, куда Америка никогда не ступила, той един<text:span text:style-name="T943">ственной</text:span> точкой, с которой она скакнула не туда? Допустим у Слотропианнской ереси было бы время окрепнуть и расцвести? Стало бы меньше преступлений во имя Иисуса и больше милосердия во имя Иуды? Тайрону Слотропу кажется, что обратный путь возможен—может встреченный им в Цюрихе анархист прав, может на короткое время все ограды повалены, любой путь ничем не хуже другого, всё пространство Зоны открыто, деполяризовано, и где-то внутри пустоши единая сеть координат, которым и надо следовать, без избранных, обойдённых, и даже без национальностей, чтоб не напороть хуйни…. Таковы просторы раздумий, что открываются в голове Слотропа пока он топает вслед за Людвигом. Он бредёт или его ведут? Единственная зримая точка опоры в картине на данный момент это <text:span text:style-name="T943">чёртова</text:span> зверушка-лемминг. Если та существует. Малыш показывает Слотропу фотографии, которыми набит его бумажник: Урсула, глаза ярки и застенчивы, выглядывает из-под горки капустных листьев… Урсула в клетке украшенной громадной лентой и печатью свастики, главный приз на выставке Гитлеровской Молодёжи домашних зверушек… Урсула и кошка семьи, внимательно следят друг за другом на отрезке пола <text:span text:style-name="T943">под</text:span> кафельной облицовк<text:span text:style-name="T943">ой</text:span>… Урсула, передние лапы болтаются, а глаза полусонные, свисает из кармана формы Людвига, Юного Гитлергюндовца. Какая-то часть её всегда смазана, слишком скора для шторки камеры. Даже зная, когда она была совсем крошкой, до чего им придётся дожить, всё равно Людвиг всегда любил её. Возможно думал, что любовь способна предотвратить. </text:p>
      <text:p text:style-name="Text_20_body">Слотроп<text:span text:style-name="T943">у</text:span> никогда не узнат<text:span text:style-name="T943">ь</text:span>. Он теряет юного лунатика в приморской деревне. Девушки в длинных юбках и цветастых платках собирают в лесу грибы, а красные белки скачут в кроне буков. Улицы сплюснуты в город, линзы очков сыграли шутку, в городке не развернутся. Гроздья ламп на столбах. Увесистая брусчатка мостовой песчаного цвета. Тягловые лошади стоят на солнце помахивая хвостами. </text:p>
      <text:p text:style-name="Text_20_body">По переулку возле Михельскирхе идёт маленькая девочка пошатываясь под большущей грудой контрабандных меховых пальто, видны только её коричневые ноги. Людвиг испускает визг, указывая на самое верхнее пальто. Что-то маленькое и серое вставлено в воротник. Искусственные жёлтые глаза с нездоровым блеском. Людвиг бежит с криками Урсула, Урсула, хватается за пальто. Девочка сыплет проклятьями. </text:p>
      <text:p text:style-name="Text_20_body">– Ты убила лемминга! </text:p>
      <text:p text:style-name="Text_20_body"><text:soft-page-break/>– Отпусти идиот!– Перетягивание каната среди расплывчатых полос солнца и тени на улице.– Это не лемминг, а серая лисица. </text:p>
      <text:p text:style-name="Text_20_body">Людвиг прекращает кричать, чтобы присмотреться. –«Она права»,– отмечает Слотроп. </text:p>
      <text:p text:style-name="Text_20_body">– Извини,– сопливится Людвиг.– Я немного расстроен.. </text:p>
      <text:p text:style-name="Text_20_body">– Ну, так может поможешь мне отнести это в церковь? </text:p>
      <text:p text:style-name="Text_20_body">– Конечно. </text:p>
      <text:p text:style-name="Text_20_body">Оба они ухватывают по охапке мехов и следуют за ней по по выбоистому переулку, в боковую дверь, вниз несколько пролётов в подземелье под Михельскирхе. Там в свете лампы первое лицо, что Слотроп увидел, склонившимся над огнём в банке геля Стерно, чтобы присматривать за кипящей кастрюлей, принадлежит майору Двайну Марви. </text:p>
      <text:p text:style-name="P418"><draw:frame draw:style-name="fr2" draw:name="Image62" text:anchor-type="paragraph" svg:width="6.9252in" svg:height="0.3661in" draw:z-index="62"><draw:image xlink:href="Pictures/1000000000000B720000009B428C9716555D8079.png" xlink:type="simple" xlink:show="embed" xlink:actuate="onLoad" loext:mime-type="image/png"/></draw:frame></text:p>
      <text:h text:style-name="P468" text:outline-level="3">ЙАААГГГГХХХХ— Слотроп вскидывает свою ношу пальто, готов <text:s/>швырнуть и <text:span text:style-name="T949">рвануть</text:span> наутёк, но майор лишь улыбается. –«Привет, товари<text:span text:style-name="T949">шш</text:span>. Ты как раз вовремя для Атомного Чили от Д<text:span text:style-name="T949">у</text:span>айна Марви! Д<text:span text:style-name="T949">а</text:span>вай движь стул ближе, садись, а? Яах-ха-ха-ха! Мала Как-там-её притопала»,– хихикает и лапает, пока девочка размещает свою доставку в громадный навал мехов, что заполняет почти всю комнату,– «она типа грубит иногда. Надеюсь ты ж не думаешь, что мы тут что-то нарушаем, то есть в твоей зоне и всё такое».</text:h>
      <text:p text:style-name="P260">– <text:span text:style-name="T949">Отнюдь</text:span> нет, Майор,– подделывается под Русский акцент, получается на манер Бела Лугоши. Марви достаёт свой пропуск всё равно, большая часть написана от руки, тут и там пришлёпнуто печатью. Слотроп прижмуривается на рукописную кириллицу внизу и различает подпись Чичерина.– <text:s/>Ах– <text:span text:style-name="T945">Мне доводилось</text:span> взаимодействова<text:span text:style-name="T945">ть</text:span> с <text:span text:style-name="T945">П</text:span>олковником Чичериным раза два. </text:p>
      <text:p text:style-name="Text_20_body">– Эй, слыхал чё в Пенемюнде было? Куч х’сосов пришли и угнали Дер-Шпрингера прям спод носа Полковника. Ага. Дер-Шпрингера знаш? Крутой гад, товари<text:span text:style-name="T945">шш</text:span>. Эт х’сос так въелся в меха не оставлят места свабод п<text:span text:style-name="T945">ы</text:span>рпырнимателям как я да старина Чортов Чиклиц. </text:p>
      <text:p text:style-name="P261">Старина Чортов Чиклиц, чья мать назвала его Клейтоном, прятался за кипой норковых шапочек, целя .45 в живот Слотропа. –«Знаш, он окей, кореш»,– Марви орёт,– «Эй, там, несите нам и<text:span text:style-name="T945">шшо</text:span> таво шампанского, э!» Чиклиц почти такой же толстый как и Марви и носит очки в роговой оправе, а макушка его головы блестит как и лицо. Они стоят тут, охватив рукой плечи дру<text:span text:style-name="T945">жбан</text:span>а, два улыбающихся толстяка. –«Иван, ты видишь 10000 калорий в день, вот тута»,– указывает большим пальцем на два брюха, с подмигом.– «Этат Чиклиц хочит быть К<text:span text:style-name="T945">а</text:span>р<text:span text:style-name="T945">а</text:span>ле<text:span text:style-name="T945">с</text:span>ским Младенчиком»,– и тут оба они разражаются хохотом. Чиклиц и впр<text:span text:style-name="T945">ямь</text:span> на<text:span text:style-name="T946">дума</text:span>л как делать деньги на передислокации. Он вот-вот обтяпает со Спец Службами исключительный контракт на увеселения при пересечении экватора каждым кораблём <text:span text:style-name="T946">по</text:span> переброск<text:span text:style-name="T946">е</text:span> войск, что меняет полушария. А сам Чиклиц будет Королевским Младенчиком на всех куда успеет, такое вписано условие. Он грезит о поколениях пушечного мяса, что подползают на коленях, один за другим, приложиться поцелуем к его брюху, пока он заглатывает индюшачьи ножки и порции мороженого и вытирает свои пальцы о волосы этих головастиков. Официально, он тут один из <text:soft-page-break/>Американских промышленников при Тех-Силах, просматривает Германскую инженерию, особенно секретные вооружения. А дома он владелец фабрики игрушек в Натли, штат Нью-Джерси. Разве кто-то сможет забыть завоевавшего громадную популярность Сочного Япошку, наполняешь куклу кетчупом и тычешь штыком в любую из специальных прорезей и <text:span text:style-name="T946">тут игрушка </text:span><text:s/>разлетается на куски, всего 82, реалистично податливый пластик, по всей комнате? или-или Проныра Сэм, игра для развития навыков, где ты должен пристрелить Негра прежде, чем тот сиганёт через забор с арбузом, <text:span text:style-name="T947">тренировка</text:span> рефлекса <text:s/>мальчиков и девочек любого возраста? В текущий момент бизнес идёт сам собою, но Чиклиц держит прицел на будущее. Вот почему он проворачивает этот меховой бизнес, а Михельскирхе служит складом на целый регион. –«Экономия. Надо сколотить капиталец, чтобы продержал меня»,– расплёскивает шампанское по золотым чашам для причастия,– «пока увидим как оно обернётся. <text:span text:style-name="T947">Как сам себе кумекаю,</text:span> <text:s/><text:span text:style-name="T947">огромное</text:span> будущее <text:span text:style-name="T947">за</text:span> эти<text:span text:style-name="T947">ми</text:span> V-вооружения<text:span text:style-name="T947">ми</text:span>. Большую будут давать прибыль». </text:p>
      <text:p text:style-name="Text_20_body">Старая церковь пахнет пролитым вином, Американским потом, кордитом от недавней стрельбы, но <text:span text:style-name="T947">все </text:span>эт<text:span text:style-name="T947">и</text:span> сырые, недавние вторжения не <text:span text:style-name="T947">смогли</text:span> одолеть преобладающий Католический дух—ладан, воск, столетия кроткого блеяния устами паствы. Дети приходят и уходят, доставляют меха и забирают их, болтают с Людвигом, <text:span text:style-name="T947">а</text:span> вскоре приглашают проверить вагоны на товарной станции. </text:p>
      <text:p text:style-name="Text_20_body">Всего в списке у Чиклица 30 детей. –«Моя мечта»,– признаётся он,– «отвезти вс<text:span text:style-name="T947">ю</text:span> эт<text:span text:style-name="T947">у</text:span> <text:span text:style-name="T947">шантрапу</text:span> домой в Америку, в Голливуд. По-моему, у них есть будущее в кино. Ты слышал про Сесила Б. Де Милла, кинопродюссера? Мой свояк с ним очень близок. Думаю, <text:span text:style-name="T947">наверняка можно</text:span> на<text:span text:style-name="T947">таскать</text:span> их <text:span text:style-name="T947">в </text:span>пени<text:span text:style-name="T947">и</text:span> или ещё там что, заключу групповой контракт с Де Миллем. <text:span text:style-name="T947">Ему сгодятся</text:span> для <text:span text:style-name="T947">по</text:span> настоящ<text:span text:style-name="T947">ему</text:span> крутых номеров, религиозные сцены, сцены оргий.— </text:p>
      <text:p text:style-name="Text_20_body">– Ха!– Вскрикивает Марви, облив<text:span text:style-name="T947">ши</text:span>сь шампанским, пуча глаза,– Ты <text:span text:style-name="T1">замечтался</text:span> по полной, корифан! Продашь этих детей Де Миллу и будь уверен петь им не придётся. Он использует этих х’сосиков как <text:span text:style-name="T1">рабов на галерах</text:span>! Йах-ха-ха—ага, они будут прикованы к вёслам, надрывать жопу и грести для старого Генри Вилкосона в сторону заката сражаться с теми Греками, Персами или кем там ещё! </text:p>
      <text:p text:style-name="Text_20_body">– Галерными рабами?– рычит Чиклиц– Да ни за что, Богом клянусь. Для Де Милла меховые шпингалеты на погребут! </text:p>
      <text:p text:style-name="Text_20_body">Сразу за городской чертой, останки батареи А-4, брошенной где была, когда войска бежали на юг, не <text:span text:style-name="T948">угодить</text:span> в клещи Британцев и Русских. Марви с Чиклицем отправляются <text:span text:style-name="T948">на осмотр</text:span> и Слотроп тоже приглашён. Но сперва тот вопрос с Атомным Чили Д<text:span text:style-name="T948">у</text:span>айна Марви, который оказывается пробой <text:span text:style-name="T948">на </text:span>мужеств<text:span text:style-name="T948">о</text:span>. Бутылка с шампанским под рукой, но запивать из неё <text:s/>признак слабости. Когда-то Слотроп клюнул бы, но теперь ему даже и думать не <text:span text:style-name="T948">приходится</text:span>. Пока двое Американцев, ослепнув, испуская пылающими носами невероятные объёмы соплей, переживают то, что авторитетный <text:span text:style-name="T1">Путеводитель Крохобора по Зоне</text:span> именует «<text:span text:style-name="Emphasis">Götterdämmerung</text:span> слизистой оболочки», Слотроп сидит прихлёбывая шампанское как шипучку, кивает, улыбается, изредка говорит <text:span text:style-name="Emphasis">da, da</text:span>, чтобы казаться не тем, кто он есть. </text:p>
      <text:p text:style-name="P262">Они выезжают в указанное место на зелёном, ухмылистом штабном Форде. Марви, как только втиснулся за руль, тут же превращается в алкоманьяка—<text:span text:style-name="T1">иииииррррр</text:span> спалил резину, что хватило <text:soft-page-break/>бы на гандоны для целой дивизии, с нуля на 70 прежде, чем стихло эхо, <text:span text:style-name="T948">пытается</text:span> переехать велосипедистов налево и направо, разгоняет скотину, пока <text:span text:style-name="T948">Чёртов</text:span> Чиклиц, с бутылкой шампанского в каждом кулаке, его подзадоривает—Марви ревёт «Роза Сан Антонья», его любимую песню, Чиклиц вопит через окно наставления<text:span text:style-name="T948">ми</text:span>, типа «Не подъёбывай Малого, <text:span text:style-name="T948">не</text:span> то <text:s/><text:span text:style-name="T948">быть тебе</text:span> Заёба<text:span text:style-name="T948">н</text:span>ным, <text:span text:style-name="T948">а не Ёбарем</text:span>», что продолжается какое-то время и вызывает лишь пару-другую изумлённых Фашистских салютов от старушек и детворы на обочин<text:span text:style-name="T948">ах</text:span>. </text:p>
      <text:p text:style-name="Text_20_body">Площадка это выгорелый круг зарастающий зеленью новой травы, посреди рощицы буков и ольхи. </text:p>
      <text:p text:style-name="Text_20_body">Металл камуфляжного окраса молча стоит среди призрачной толпы запоздалых одуванчиков, серые головы совместно кивают в ожидании светящегося ветра, что сорвёт их в сторону моря, понесёт в Данию и во все точки Зоны. Всё растащено. Машины вернулись к выпотрошенному дизайну их изначальных спецификаций, хотя всё ещё чувствуется запах бензина и смазки. Незабудки растут безудержно синим, отчаянно жёлтым в путанице проводов и шлангов. Ласточки свили гнездо в машине управления, а паук начал заполнять переплёты подъёмника <text:span text:style-name="Emphasis">Meillerwagen</text:span>’а своей паутиной. «Блядь»,– грит майор Марви,– «ёбаные Руски всё поразграбляли, без обид, товаришш». Они протаптывают тропу через зелёные и пурпурные травы. Контрольные вехи, каждая с прибитым сверху клочком белого, всё ещё тянутся цепочкой к передатчику сигнала направления. На восток. Стало быть то были Русские, кого они пытались остановить…. </text:p>
      <text:p text:style-name="Text_20_body">Красный, белый, синий мелькают из пыли на полу машины управления полётом. Слотроп припадает на одно колено. Мандала <text:span text:style-name="Emphasis">Schwarzkommando</text:span>: KEZVH. Он поднимает взгляд к хитрой толстогубой улыбке Марви. </text:p>
      <text:p text:style-name="Text_20_body">– Да канешна. Как я не <text:span text:style-name="T949">врубилси</text:span>. На тибе ж пагонав нету. Яснааа… ты типа Совейск<text:span text:style-name="T954">ий</text:span> <text:span text:style-name="T954">ВЦИК</text:span>. Ага ж?– Слотроп отводит глаза.– Эй. Эй, каво ты хошь набуть? А?– Улыбка исчезает,– Оп-па-а-а, тебя ж не Полковник Чичерин падаслал, не? Он ещё тот Руски. </text:p>
      <text:p text:style-name="Text_20_body">– Поверьте,– подъемля мандалу, крест против вампира,– мой единственный интерес разобраться с проблемой этих чёрных дьяволов. </text:p>
      <text:p text:style-name="P263">Улыбка возвращается, толстая пятерня ложится на локоть Слотропу. –«Вы нагатовилися их <text:span text:style-name="T949">отметелить</text:span>, как падайдут ищо таваришши?» </text:p>
      <text:p text:style-name="Text_20_body">– <text:span text:style-name="T949">Отметелить</text:span>? Я не совсем понимаю о чём— </text:p>
      <text:p text:style-name="Text_20_body">– Ты точна знаш. Канчай. Да эти ж <text:span text:style-name="T1">чёрномазики</text:span> стоят лагерем за городам! Эй, Иван, эт <text:span text:style-name="T1">чёрт дери</text:span> забава будет! Я сёдни цел день начищал сваво Кольта,– поглаживает свой пистолет в кобуре.– Забацаю сибе шапачку из чёрной шкура какова-нито с <text:s/>х’сосов и я те ни скажу кака его запчасть будит балтаца спозади, а? Ха?– И это так взвеселяет Ч<text:span text:style-name="T949">ё</text:span>ртова Чиклица, что готов задохнуться от смеха. </text:p>
      <text:p text:style-name="Text_20_body">– Вообще-то,– Слотроп изобретает по ходу того, как говорит,– моя миссия в разведывательной координации,– хрен его знает, что это значит,– в подобных операциях. Моя задача тут, фактически, разведать позиции врага. </text:p>
      <text:p text:style-name="Text_20_body"><text:soft-page-break/>– Враг, этта тошна,– кивает Чиклиц.– <text:span text:style-name="T949">Они ж при</text:span> оружи<text:span text:style-name="T949">и</text:span> и всё такое. В руках негритоса должна быть только одна вещь веник! </text:p>
      <text:p text:style-name="Text_20_body">Марви хмурится: «Ну ты жа не ждёшь от нас, што ща пойдём с табой туда. Магём те разаснить как <text:span text:style-name="T949">добираца</text:span>, таваришш, но ты <text:span text:style-name="T1">чокнутый</text:span> и<text:span text:style-name="T950">т</text:span>ти туда одиночкой. Чё <text:span text:style-name="T949">б</text:span> не падаждать? Атака ж пойдёт в полночь, ага? Оно те нада? Жди! </text:p>
      <text:p text:style-name="Text_20_body">– Необходимо собрать информацию заранее,– с лицом для игры в покер, хорошо, хорошо...– не вам мне <text:span text:style-name="T949">объяснять</text:span> насколько это важно...– полная полспудных смыслов пауза Лугоши,– … для <text:span text:style-name="T1">всех</text:span> нас. </text:p>
      <text:p text:style-name="Text_20_body">Так что, ему <text:span text:style-name="T949">рассказывают</text:span> где базируются <text:span text:style-name="Emphasis">Schwarzkommando</text:span> и подвозят до города, где бизнесмены подхватывают пару охочих <text:span text:style-name="Emphasis"><text:span text:style-name="T951">Fräulein</text:span></text:span><text:span text:style-name="Emphasis"><text:span text:style-name="T952">’нок</text:span></text:span> и укатывают в сторону заката. Слотроп стоит в их выхлопных газах, бормочет: </text:p>
      <text:p text:style-name="Text_20_body">– В следующий раз нарвёшься уже не на бисквитный торт, ты, жопа с ручкой…. </text:p>
      <text:p text:style-name="P419">Ему потребовался час, чтобы добраться до лагеря пешком через широкие луга, чей цвет становится всё глубже словно пропитываясь зелёной краской сквозь свою дрёму… он различает тени каждой былинки тянущиеся общей тенью к востоку… чисто молочный свет всплывает колокольным изгибом повыше почти зашедшего солнца, прозрачно белая плоть, растворяющаяся через множество оттенком голубого, от порохового до тёмно-сталистого в зените… почему он тут, зачем ему это? Это тоже идея Урсулы лемминга, мешаться в личные разборки посторонних людей, когда ему надо… не важно что… эх…. </text:p>
      <text:p text:style-name="Text_20_body">Да! да что сталось с Imipolex G, с тем всем Джамфом, а и с тем S-Gerät, тут нужен твёрдый глаз непредвзятого наблюдателя, да, пойти в одиночку против всех и вся, отомстить за моего друга, которого Они убили, забрать мои Удостоверения и найти тот кусок загадочной детали но сейчас это, о, ПРОСТО <text:span text:style-name="T953">Ж </text:span>КАК— </text:p>
      <text:p text:style-name="P552">ИСКА-АТЬ ИГОЛКУ В СТОГУ СЕ-Е-Е-НА! </text:p>
      <text:p text:style-name="P552">Ссссс—смотривинфракаких-то лучах полнолуния, </text:p>
      <text:p text:style-name="P552">(Что-то) ухватит тебяаааа! </text:p>
      <text:p text:style-name="Text_20_body">Ноги шушукаются сквозь травы и растительность лугов, напевают точнёхонько в той бездыханной, запрокинутой манере Фреда Эстейра, когда тот взвешивал свои шансы когда-либо снова найти Джинджер Роджерс по эту сторону их грациозной смертности…. </text:p>
      <text:p text:style-name="Text_20_body">Затем, резко переключается обратно— нет нет, погоди, тебе ж надо трезво спланировать, прикинуть возможные варианты, определить цели в этот критический поворотный момент своей... </text:p>
      <text:p text:style-name="P470">Йа—<text:span text:style-name="T1">та-та</text:span>, ИСКА-АТЬ ИГОЛКУ В СТО— </text:p>
      <text:p text:style-name="Text_20_body">Нетнетнетнет брось, Джексон, перестань дурить, надо сосредоточиться…. Теперь про S-Gerät—Окей, если получится найти S-Gerät и как Джамф вписывается во всё это, если смогу узнать, да да теперь Imipolex… </text:p>
      <text:p text:style-name="Text_20_body"><text:soft-page-break/>—в поисках (хм-м) полного шафраном погребка… </text:p>
      <text:p text:style-name="Text_20_body">О… </text:p>
      <text:p text:style-name="Text_20_body">И в этот примерно момент, словно просто кто-то очень захотел и заставил появиться, возникает один-единственный укол иглой в небе: первая звезда. </text:p>
      <text:p text:style-name="Text_20_body">Пусть я успею предупредить их вовремя. </text:p>
      <text:p text:style-name="Text_20_body">Они переняли Слотропа между деревьев, тощие, бородатые, чёрные—приводят его к кострам, где кто-то играет на пальцевой арфе, дека выточена из куска Германской сосны, а булавками обрезки рессор Фольксвагена. Женщины в белых ситцевых юбках с узором из синих цветов, в белых блузах, плетёных передниках, и чёрных платках управляются кастрюлями и жаровниками. На некоторых ожерелья из кусочков страусиных яиц с ножевыми насечками, красные и синие. Большущий кус говядины проворачивается на деревянном шампуре над костром. </text:p>
      <text:p text:style-name="Text_20_body">Енцина тут нет, но есть Андреас Орукамбе, нервный как туго натянутый провод, во флотском свитере и армейских штанах. Он помнит Слотропа: «<text:span text:style-name="Emphasis">Was ist los?</text:span>» </text:p>
      <text:p text:style-name="Text_20_body">Слотроп сообщает: «Собираются напасть в полночь. Не знаю сколько будет, но может вам лучше уйти». </text:p>
      <text:p text:style-name="Text_20_body">– Может,– улыбается Андреас,– Ты ел? </text:p>
      <text:p text:style-name="Text_20_body">Спор, уйти или остаться, продолжается за ужином. Это не совпадает с тем, как в офицерской школе Слотропа учили принимать тактические решения. Похоже тут имеются иные соображения, что-то о чём знают Иреро Зоны, а Слотроп нет. </text:p>
      <text:p text:style-name="Text_20_body">– Мы должны идти куда идём,– Андреас поясняет ему позже,– куда Мукуру хочет, чтоб мы шли. </text:p>
      <text:p text:style-name="Text_20_body">– О. О, я думал вы тут что-то ищете, как и все другие. Как насчёт 00000? </text:p>
      <text:p text:style-name="Text_20_body">– Всё в руках Мукуру. Он прячет это там, где хочет, чтоб мы искали. </text:p>
      <text:p text:style-name="Text_20_body">– Слушай, у меня есть наводка по тому S-Gerät.– Он пересказывает историю Греты Эрдман—Хит, нефтеперегонный завод, имя Блисеро— </text:p>
      <text:p text:style-name="Text_20_body">Это дзинькнуло знакомым звоночком. Грянуло гонгом, фактически. Все переглядываются. –«Так»,– Андреас весьма осторожно,– «это имя того Немца, командира батареи применившей S-Gerät? </text:p>
      <text:p text:style-name="Text_20_body">– Я не знаю <text:span text:style-name="T1">применили</text:span> ли они его. Блисеро отвёз женщину на завод, где его либо собирали, либо изготовили какую-то часть его, из пластика, что называется Imipolex G. </text:p>
      <text:p text:style-name="Text_20_body">– И она не сказала где именно. </text:p>
      <text:p text:style-name="Text_20_body">– Только «это был Хит». Попробуйте найти её мужа. Миклош Танац. Он, возможно, видел и запуск, если тот состоялся. Там происходило что-то необычное, но я так и не узнал что. </text:p>
      <text:p text:style-name="Text_20_body">– Спасибо. </text:p>
      <text:p text:style-name="Text_20_body"><text:soft-page-break/>– Не за что. Можете мне кое-что сказать теперь.– Он вытаскивает найденную им мандалу.– Что это значит? </text:p>
      <text:p text:style-name="Text_20_body">Андреас кладёт её на землю, проворачивает, пока К смотрит на северо-восток. «Klar»,– касается каждой буквы по очереди,– «Entlüftung, это женские буквы. Северные буквы. В наших деревнях женщины жили в хижинах на севернй половине круга, мужчины на южной. Сама деревня была мандалой. Klar это оплодотворение и рождение, Entlüftung дыхание, душа. Zündung и Vorstufe мужские знаки, деятельность, огонь и приготовление, или нарастание. А в центре, вот тут Hauptstufe. Это загородка, где мы держали священный скот. Души предков. То же самое и тут. Рождение, душа, огонь, нарастание. Мужское и женское, вместе. </text:p>
      <text:p text:style-name="Text_20_body">Четыре стабилизатора Ракеты представляли крест, ещё одна мандала. Номер первый указывал направление куда полетит. Второй регулировка высоты, третий от рысканья и качки, четвёртый для высоты. Каждая из противоположных пар лопаток работала вместе, и двигалась в противоположных смыслах. Противоположности вместе. Теперь понимаешь как могли мы чувствовать, что она говорит с нами, пусть даже мы не поднимали её в позицию с тем, чтобы поклоняться стабилизаторам. Но это ожидало нас, когда мы приехали на север, в Германию, очень давно… даже в растерянности, оторванные от корней, какими мы тогда были, мы знали, что наша судьба связана с её собственной. Что армия Трофы передислоцировала нас для того, чтобы мы нашли Агрегат. </text:p>
      <text:p text:style-name="Text_20_body">Слотроп отдаёт ему мандалу. Надеется, что та сработает как мантра, которую Енцин говорил ему когда-то, мба-каере (я обойдён), мба-каере… заклинание против Марви в эту ночь, против Чичерина. Мезуза. Пережить плохую ночь…. </text:p>
      <text:p text:style-name="P420"><draw:frame draw:style-name="fr2" draw:name="Image63" text:anchor-type="paragraph" svg:width="6.9252in" svg:height="0.3661in" draw:z-index="63"><draw:image xlink:href="Pictures/1000000000000B720000009B428C9716555D8079.png" xlink:type="simple" xlink:show="embed" xlink:actuate="onLoad" loext:mime-type="image/png"/></draw:frame></text:p>
      <text:p text:style-name="P420"><text:span text:style-name="Emphasis">Schwarzkommando</text:span> захватили Ахтфадена, но Чичерину достался Нэриш. Тот обошёлся ему в Дер-Шпрингера и трёх военнослужащих в медсанбате, с укусами. У одного прокушена артерия. Нэриш прорывался в стиле Эди Мёрфи. Обмен коня на слона—Нэриш в состоянии наркотического гипноза орал про Святой Круг и Крест Ракетостабилизаторов. Но чёрным неизвестно то, <text:span text:style-name="T955">о чём</text:span> ещё знал Нэриш: </text:p>
      <text:p text:style-name="P264">(а) с земли имелась радиосвязь с S-Gerät, но лишь в <text:span text:style-name="T1">таком</text:span> направлении, </text:p>
      <text:p text:style-name="P264">(б) имелась проблема между сервоприводом и дополнительной линией кислорода проложенной по направлению к корме от основного бака, </text:p>
      <text:p text:style-name="P264">(в) Вайсман не только координировал проект S-Gerät в Нордхаузене, но ещё и командовал батареей запустившей Ракету 00000. </text:p>
      <text:p text:style-name="Text_20_body">Тотальный шпионаж. Кусочек за кусочкам эта мозаика растёт. Чичерин, без сейфа, носит её в своём мозгу. Каждый кусок и осколочек вписываются. Куда более ценная, чем мозаика Равенны, иногда предстаёт на фоне этого неба крахмального цвета…. </text:p>
      <text:p text:style-name="Text_20_body"><text:soft-page-break/>Радиосвязь + кислород = форсажная камера некоего рода. Однако Нэриш говорил также об асимметрии, какой-то груз возле третьей лопасти стабилизатора, что <text:span text:style-name="T955">делало</text:span> контроль качки и рысканья <text:span text:style-name="T955">сложным </text:span>почти до невозможности. </text:p>
      <text:p text:style-name="Text_20_body">Но разве та форсажная камера не добавит асимметричного сгорания, и не будет ли нагрев больше, чем конструкция способна выдержать? Чёрт, почему он не захватил хоть <text:span text:style-name="T1">какого-нибудь</text:span> специалиста движущей системы? Или Американцы их всех собрали? </text:p>
      <text:p text:style-name="Text_20_body">Майор Марви, охотничий нож в зубах и два автомата Томсона упёрты в бёдра, так же ошарашен на поляне, как и остальные атакующие, не в настроении для разговоров. Вместо этого он хмурится и хлыщет водку из бездонного котелка Джабаева. Да пусть <text:span text:style-name="T1">хоть кто</text:span> из инженеров двигательного отдела по S-Gerät пока<text:span text:style-name="T957">жет</text:span> нос свой в Гармише, уж Марви да<text:span text:style-name="T957">ст</text:span> ему прочхаться. Так вот оно делается. Западная разведка, Русские пальцы на спусковом крючке. </text:p>
      <text:p text:style-name="Text_20_body">О, он <text:span text:style-name="T1">нюхом</text:span> <text:span text:style-name="T1">чует</text:span> Енцина… даже сейчас чёрный <text:span text:style-name="T955">возможно</text:span> смотр<text:span text:style-name="T955">ит</text:span> на него из ночи. Чичерин закуривает сигарету, зелёносинелавандовый огонь оседает в жёлтый… он держит пламя дольше чем нужно, думает пусть он. <text:span text:style-name="T1">Он не станет. Я бы нет. Ну… может и да</text:span>…. </text:p>
      <text:p text:style-name="Text_20_body">Но в эту ночь приблизились на квантовый скачок. Они точно встретятся. Это случится из-за S-Gerät, неважно реален тот или выдумка, неважно работает ли или разбит, они встретятся лицом к лицу. <text:span text:style-name="T1">Тогда уж</text:span>… </text:p>
      <text:p text:style-name="Text_20_body">А тем временем, что за таинственный агент Советской разведки, о котором говорит Марви? С паранойей тебя, Чичерин. Возможно в Москву настучали про твою вендетту. Если они собирают улики для военно-полевого, то в этот раз Центральной Азией уже не обойдётся. Готовься к должности Последнего Секретаря посольства в Атлантиде. Сможешь вести переговоры насчёт арестов за наркотики всех утонувших Русс<text:span text:style-name="T955">к</text:span>их моряков, выправишь своему отцу визы в далёкую Лемурию, на солнечные курорты <text:span text:style-name="T955">Саргассова</text:span> моря, куда сбираются кости валяться и белеть, и насмехаться над проходящими судами. А за минуту до его отправления на полуденном течении, брошюрки втиснуты меж рёбер, скрутка круизных чеков втиснута в глазницу черепа, скажи ему про его чёрного сына—расскажи ему про тот день с Енциным в наползающем краю осени. Холодной как смертный холод апельсина присыпанного колотым льдом на террасе отеля в Барселоне <text:span text:style-name="Emphasis">si me quieres escribir</text:span> ты уже знаешь, где я остановлюсь… холод в кончике твоего пальца счищающего кожуру, неизлечимо нагрянувший холод…. </text:p>
      <text:p text:style-name="Text_20_body">– Послушай,– Марви уже на поддаче и разозлён,– <text:span text:style-name="T1">када</text:span> мы даберёмся до тех х’сосов? </text:p>
      <text:p text:style-name="Text_20_body">– Никуда не денутся, можешь не сомневаться. </text:p>
      <text:p text:style-name="Text_20_body">– Ты ба знал ка на <text:span text:style-name="T1">мня</text:span> давют с Парижа! Со штаба! Фантастика! Тама навирху есь люди шо им ба покончать тех х’сосов прям щас. А то ж нажмут кнопку и не видать мне Мексиканских шлюх <text:span text:style-name="T962">па гроб</text:span> <text:span text:style-name="T1">жи</text:span><text:span text:style-name="T75">зни</text:span>. Типер<text:span text:style-name="T955">я</text:span> сичёш чё те черномазики удумали, <text:span text:style-name="T1">хто-та</text:span> должон тармазнуть их покуда не <text:span text:style-name="T958">манданули</text:span>, <text:span text:style-name="T1">блядь</text:span>— </text:p>
      <text:p text:style-name="Text_20_body">– Этот человек из разведки, что ты видел—политика наших правительств легко может совпадать— </text:p>
      <text:p text:style-name="Text_20_body">– Те в спину не дышит Дженерал Электрик. Дилон… Рид… Стандарт Ойл… блядь…. </text:p>
      <text:p text:style-name="Text_20_body"><text:soft-page-break/>– Так это так и <text:span text:style-name="T1">надо</text:span>, парни,– вмешивается Чёртов Чиклиц.– Тут бизнесмены, чтоб правильно вести дела, вместо того, чтоб всем заправляло правительство. Твоя левая рука не знает что <text:span text:style-name="T1">правая</text:span> <text:span text:style-name="T959">у тебя</text:span> делает! Вам <text:span text:style-name="T1">понятно</text:span>? </text:p>
      <text:p text:style-name="P264">– Чё за <text:span text:style-name="T955">базар ващще</text:span>? Политический диспут? Мало <text:span text:style-name="T955">опуст</text:span>ило, шо <text:s/><text:span text:style-name="Emphasis">Schwarzkommando </text:span><text:span text:style-name="Emphasis"><text:span text:style-name="T175">сорвались</text:span></text:span>, нет, ещё не всё, не думай, шо <text:span text:style-name="T1">легко</text:span> отделаисся…. </text:p>
      <text:p text:style-name="Text_20_body">– А и как насчёт Герберта Гувера?– Чиклиц вскрикивает.– Он пришёл и <text:span text:style-name="T1">накормил</text:span> ваш народ, когда вы голодали. Тут <text:span text:style-name="T1">любят</text:span> Гувера— </text:p>
      <text:p text:style-name="Text_20_body">– Да— Чичерин его прерывает,– что Дженерал Электрик тут делает, кстати? </text:p>
      <text:p text:style-name="Text_20_body">Дружеский подмиг от майора Марви: «Мистер Своп был неразлей-вада со старым Рузвельтом, паимаиш? Тада Своп был у нё в Мазгавом Тресте. Евреи па<text:span text:style-name="T956">ш</text:span>ти все, но Своп окей. Вощем, у ДжиЭл тут связи с Сименс, они работали над управленем V-2, <text:span text:style-name="T956">секё</text:span>шь— </text:p>
      <text:p text:style-name="Text_20_body">– Своп Еврей,– грит Чиклиц. </text:p>
      <text:p text:style-name="Text_20_body">– Неа—Чёртов, сам низнаиш чё гриш. </text:p>
      <text:p text:style-name="Text_20_body">– Я те<text:span text:style-name="T960">бе</text:span> <text:span text:style-name="T1">г</text:span><text:span text:style-name="T74">ово</text:span><text:span text:style-name="T1">рю</text:span>— Они впадают в препирательство соковыжималок про этническую принадлежность экс-Председателя ДжиЭл, полное яда и вялой ненависти. Чичерин прислушивается всего одним ухом. На него наползает лёгкое головокружение. Разве Нэриш, под наркотиками, не поминал представителя Сименс на заседаниях по S-Gerät в Нордхаузен? Да, и ещё человека IG. И разве Карл Шмиц из IG не сидит в совете директоров Сименс? </text:p>
      <text:p text:style-name="Text_20_body">Марви спрашивать без толку. Он уже слишком пьян, чтобы держаться какой-либо одной темы. «А знаш, я мало чё разбрался када сюда прибыл. Блиадь, я ж думал I.G. Farben то <text:span text:style-name="T956">у </text:span>каво-т<text:span text:style-name="T956">а</text:span> имя <text:span text:style-name="T956">такое</text:span>, знаш, шо то <text:span text:style-name="T961">какой-та </text:span><text:span text:style-name="T1">кент</text:span>—алё, это I.G. Farben? Нет, этта его жена, <text:span text:style-name="T1">мизус</text:span> Farben! <text:span text:style-name="T1">Йааах</text:span>-ха-ха-ха!» </text:p>
      <text:p text:style-name="Text_20_body">Чёртов Чиклиц переключился на свою обычную хохму с Элеонор Рузвельт: «На дниах я и мой сын Идиот—то есть, Элиот—пекли пирожные. Пирожные, послать нашим реб<text:span text:style-name="T956">иа</text:span>там за океан. Когда реб<text:span text:style-name="T956">иа</text:span>та получат пирожные от нас, они испекут пирожные и пошлют домой, нам. Таким способом <text:span text:style-name="T1">каждому</text:span> достаётся пирожное!» </text:p>
      <text:p text:style-name="Text_20_body">О, Вимпе! Старый V-трудяга, не ты ли это сказал? Что твоя IG станет <text:span text:style-name="T1">истинной моделью держав</text:span>? </text:p>
      <text:p text:style-name="Text_20_body">Так оно доходит Чичерину, тут на просеке, с этими двумя придурками по сторонам от него, посреди обломков последнего запуска какой-то безномерной батареи, троса застыли на точке, где операторы выключили лебёдки, пивные бутылки валяются там же, куда были брошены последними солдатами в последнюю ночь, <text:span text:style-name="T956">настолько явно </text:span>всё говорит о масштабах разгрома, оперативной смерти. </text:p>
      <text:p text:style-name="Text_20_body">– И, между прочим.– Смахивает будто очень большой белый Палец к нему обращается. Его Ноготь великолепно отманикюрен: разворачиваясь к нему, он медленно демонстрирует Отпечаток Пальца, который вполне может оказаться аэросъёмкой Дактилограда, города <text:soft-page-break/>будущего, где каждая душа на учёте и где никуда не спрячешься. Прямо сейчас, суставы движутся с мягкими гидравлическими щелчками, Палец обращает внимание Чичерина на— </text:p>
      <text:p text:style-name="Text_20_body"><text:span text:style-name="T1">Ракетный картель</text:span>. Структура<draw:frame draw:style-name="fr7" draw:name="Image64" text:anchor-type="char" svg:x="0.0008in" svg:y="-0.0217in" svg:width="0.4654in" svg:height="0.2118in" draw:z-index="64"><draw:image xlink:href="Pictures/10000201000000400000001E861FAB3411EB6B02.png" xlink:type="simple" xlink:show="embed" xlink:actuate="onLoad" loext:mime-type="image/png"/></draw:frame> пронизывающая каждый орган, людской и бумажный, что когда-либо касался её. Даже в России… Россия покупала от Круппа, не так ли, от Сименса, от IG…. </text:p>
      <text:p text:style-name="P265">Имеются ли соглашения, на которые Сталин не пойдёт… и даже <text:span text:style-name="T1">не знает</text:span> ничего? О, Государство начинает обретать форму в разгосударствленной Германской ночи, Государство охватывающее океаны и поверхностную политику, суверенное как Интернационал или Римская Церковь, и Ракета душа его. IG Raketen. По цирковому яркие, плакатно красные и жёлтые, несчётные кольца, все вращаются вместе. Покручивается продетый в них чинный Палец. Чичерин у<text:span text:style-name="T956">беждё</text:span>н. Не столько явны<text:span text:style-name="T956">ми</text:span> улик<text:span text:style-name="T956">ами,</text:span> <text:span text:style-name="T956">что </text:span>обнаруж<text:span text:style-name="T956">ил при</text:span> передвижениях по Зоне, как из личной судьбы, от которой ему не уйти—всегда упираться в края откровений. В первый раз так случилось с Кыргызским Светом, и всё, что открылось ему тогда, был страх, который всегда будет удерживать его от того, чтобы проник<text:span text:style-name="T956">а</text:span>ть до конца. Он никогда не пройдёт дальше краёв этого сверх-картеля, что дал ему знать о себе в эту ночь, этого Ракетогосударства, чьи границы он не может пересечь…. </text:p>
      <text:p text:style-name="Text_20_body">Он будет тосковать о Свете, а о Пальце нет. Печально, весьма печально, похоже все до одного в деле. Каждый крохобор тут работает на IG Raketen. Все кроме него и Енцина. Его брата, Енцина. Не диво, что Они охотятся на <text:span text:style-name="Emphasis">Schwarzkommando</text:span>… и…. </text:p>
      <text:p text:style-name="Text_20_body">И когда Они узнают, что я не тот, за кого они меня принимают… и с чего это Марви так на меня сейчас смотрит, глаза выпучил… о, не паникуй, не давай пищи его безумию, он просто по эту сторону от… от….</text:p>
      <text:p text:style-name="P421"><draw:frame draw:style-name="fr2" draw:name="Image65" text:anchor-type="paragraph" svg:width="6.9252in" svg:height="0.3661in" draw:z-index="65"><draw:image xlink:href="Pictures/1000000000000B720000009B428C9716555D8079.png" xlink:type="simple" xlink:show="embed" xlink:actuate="onLoad" loext:mime-type="image/png"/></draw:frame></text:p>
      <text:p text:style-name="P421">В Каксэвен, лето, замедляясь, дрейфует в Каксэвен. Луга гудят. Дождь топочет проносясь полумесяцем по осоке. Овцы, а изредка пара-другая тёмных северных оленей, будут выходить порыться в морских водорослях на берегу, который не совсем море, и не совсем песок, а удерживается солнцем в пару́, ни то, ни сё…. Таким же бредёт и Слотроп, проплывая по раскинувшимся как море лугам. Подобно вехам для заблудившихся путешественников, очертания снова и снова возникают перед ним, Зонные очертания, которые он отмечает, но не прочитывает. Больше уже нет. А оно и без разницы, наверное. Самые устойчивые из всех, что похоже вырисовываются в наименее реальное время дня, это высокие фронтоны с лестницами внутри у стольких северо-Германских древних зданий, вздымающихся, застя свет, своей странно влажной серостью, словно поднятой из моря, над этими ровными и очень низкими горизонтами. Они блюдут форму, они устойчивы, как монументы Анализа. Триста лет тому назад математики учились раскладывать взлёт и падение пушечного ядра на ступени дальности и высоты, Δх и Δу, сводя их ко всё более и более мелким, приближая к нулю, пока армии вечно уменьшающихся карликов неслись галопом вверх по этим ступеням и снова вниз, <text:span text:style-name="T964">топотня</text:span> их крохотных ног становил<text:span text:style-name="T964">а</text:span>с<text:span text:style-name="T964">ь</text:span> всё тоньше, сглаживаясь в ровный звук. Это аналитическое наследие передавалось <text:soft-page-break/>неизменным—оно позволило технарям в Пенемюнде просматривать плёнки Аскания о полёте Ракеты, кадр за кадром, Δх и Δу, оставаясь сами вне полёта… плёнка и исчисление, две порнографии полёта. Напоминания об импотенции и абстрагировании, каменные очертания <text:span text:style-name="Emphasis">Treppengiebel</text:span>, целые и разбитые, возникают теперь над зелёными равнинами, и держатся какое-то время, и уходят: в тени их дети с волосами как сено играют в <text:span text:style-name="Emphasis">Himmel</text:span> и <text:span text:style-name="Emphasis">Hölle</text:span>, прыгая на деревенские мостовые с неба в ад, <text:span text:style-name="T964">а</text:span> в небо постепенно, по ступеням, иногда позволяя и Слотропу сделать попытку, иногда исчезая в тёмные проулки, где дома постарше, многооконные и горестные, склоняются вечно к соседним через улочку, почти соприкасаясь над головой, только узкая полынья молочного неба между ними. </text:p>
      <text:p text:style-name="Text_20_body">С наступлением темноты дети бродят по улицам с круглыми бумажными фонариками в руках, распевают<text:span text:style-name="Emphasis"> Laterne, Laterne, Sonne, Mond und Sterne</text:span>… сферы в деревенских сумерках, бледные как души, поющие прощай-прощай ещё одному лету. В прибрежном городке возле Висмара, когда он засыпает в маленьком парке, они окружают Слотропа, чтобы рассказать ему историю про Плечацунга, СвиноГероя, который, где-то ещё в 10-м веке, разгромил <text:span text:style-name="T964">нагрянувших</text:span> Викингов, появился вдруг из удара молнии и загнал ватагу вопящих Норвежцев обратно в море. Каждое лето с той поры, отводился особый вторник, чтобы отпраздновать спасение города—вторник ведь наименован в честь Тора или Донара, бога громовержца, который послал великанскую свинью. Старые боги, даже уже в 10-м столетии, всё ещё пользовались симпатией людей. Донара ещё не сократили в Святого Петра или Роланда, хотя церемония стала проводиться у городской статуи Роланда возле Петерскирхе. </text:p>
      <text:p text:style-name="Text_20_body">В текущем году, однако, празднование в опасности. Шрауб, сапожник который исполнял роль Плечацунг<text:span text:style-name="T964">и</text:span> в предыдущие 30 лет, был призван прошлой зимой в<text:span text:style-name="Emphasis"> Volksgrenadier</text:span> и больше не вернулся. Теперь белые фонарики <text:span text:style-name="T964">с</text:span>грудились вокруг Тайрона Слотропа, подпрыгивая в темноте. Маленькие пальчики тычут его живот. </text:p>
      <text:p text:style-name="Text_20_body">– Ты самый толстый толстяк в мире. </text:p>
      <text:p text:style-name="Text_20_body">– Он толще любого в деревне. </text:p>
      <text:p text:style-name="Text_20_body">– Ты же будешь? Будешь? </text:p>
      <text:p text:style-name="Text_20_body">– Ну, не <text:span text:style-name="T1">такой</text:span> уж я и толстый... </text:p>
      <text:p text:style-name="Text_20_body">– Вот я же тебе говорил, что кто-то подвернётся. </text:p>
      <text:p text:style-name="Text_20_body">– ...погодите-ка, буду я что? </text:p>
      <text:p text:style-name="Text_20_body">– Будешь Плечацунг<text:span text:style-name="T964">ой</text:span> завтра. </text:p>
      <text:p text:style-name="Text_20_body">– Ну, пожалуйста. </text:p>
      <text:p text:style-name="Text_20_body">При его мягкотелости в этот период, Слотроп поддаётся. Его вытаскивают из травяной постели в центр, в городское правление. В подвале костюмы и бутафория для <text:span text:style-name="Emphasis">Schweinheldfest</text:span>—щиты, копья, рогатые шлемы, мохнатые звериные шкуры, деревянные молоты Тора и трёхметровые молнии в золотой фольге. Свинский костюм малость пугает—розовый, синий, жёлтый, ярко едкие цвета, Германская свинья Экспрессионизма, плюш снаружи, соломенная набивка внутри. Но похоже размер тютелька-в-тютельку. Хмм. </text:p>
      <text:p text:style-name="Text_20_body"><text:soft-page-break/>Толпа на следующее утро невелика и благодушна: старики и дети, да несколько молчаливых ветеранов. Захватчики Викинги все малолетки, шлемы сползают им на глаза, накидки волочатся по земле, щиты такого же роста как они сами, а вооружение в два раза выше. Образы великана Плечацунг<text:span text:style-name="T964">и</text:span> с белой палкой и красными и синими васильками выплетенные на проволочных каркасах, обрамляют площадь. Слотроп дожидается спрятанный позади Роланда, необычайно мрачного субъекта с вылупленными глазами, осиной талией и кудрявой головой. Со Слотропом арсенал фейерверка и его ассистент Фриц, оригинал карикатуры Вильгельма Буша лет 8-ми от роду. Слотроп немного нервничает, от своей непривычности к свиногеройским фестивалям. Но Фриц опытный дока, и он рассудительно принёс стеклянный кувшин с каким-то жидким мозговредительством настоянным на укропе с кориандром, а выгнанном, если только <text:span text:style-name="Emphasis">Haferschleim</text:span> не не означает чего-то ещё, из толокна. </text:p>
      <text:p text:style-name="Text_20_body">– <text:span text:style-name="Emphasis"><text:s/>Haferschleim</text:span>, Фриц?– Он хряпнул ещё, жалея, что спросил. </text:p>
      <text:p text:style-name="Text_20_body">– <text:span text:style-name="Emphasis">Haferschleim, ja</text:span>. </text:p>
      <text:p text:style-name="Text_20_body">– Ну, <text:span text:style-name="Emphasis">Haferschleim</text:span> лучше, чем ничего, хо, хо… – Чем бы оно ни было, но без задержки бьёт по нервным центрам. К тому времени как Викинги, под церемониальным духовой хорал местного оркестра, пыхтя дотащились до статуи, построились рядами и потребовали сдачи города, Слотроп отмечает, что его мозг не дотягивает до присущей ему чёткости. В этот момент Фриц зажигает спичку, и разверзаются врата ада, ракеты, Римские свечи, вертушки-трахалки и—ПЛЕЕЧЧА-ЦУНГГА! Громадный заряд чёрного пороха выбрасывает его на открытое место с опалённым задом и завитушкой хвоста распрямившейся колом. «О, да, всё так, агаа...»– Вихляясь, с широчайшей ухмылкой, Слотроп выкрикивает свои слова: «Я гнев Донара—и сегодня вы будете мне наковальней!»– Прочь все они бросились хорошо вопящей погоней по улицам, под ливнем белых цветов, малышня пищит, вниз к воде, где каждый начинает плескаться и макать всех, кто подвернётся. Горожане откупоривают пиво, вино, хлеб, творог, колбасу. Золотисто-коричневые<text:span text:style-name="Emphasis"> Kartoffelpuffer</text:span> снимаются, капая жаром из жира в чёрные сковороды на костерках торфа. Девушки начинают поглаживать рыло Слотропу и бархатные бока. Город спасён ещё на один год. </text:p>
      <text:p text:style-name="Text_20_body">Мирный, пьяный день, полный музыки, запахов морской воды, топи, цветов, жареного лука, пролитого пива и свежей рыбы, над головой облачка цвета инея раздуваются по синему небу. Бриз достаточно прохладен, чтоб Слотроп не взопрел внутри своего свинского костюма. Вдоль всей линии берега, сине-серые леса дышат и мерцают. Белые паруса тянутся в море. </text:p>
      <text:p text:style-name="P266">Слотроп возвращается из коричневой трубочнодым<text:span text:style-name="T965">ной</text:span>-<text:span text:style-name="T965">с</text:span>-капуст<text:span text:style-name="T965">ой</text:span> задней комнаты маленького кафе <text:span text:style-name="T965">после</text:span> часа игры молот-в-кузнице—мечта любого парня—с ДВУМЯ дородными юными дамами в летних платьях и туфлях на деревянной подошве, обнаружить, что толпа начала сбиваться в группки из трёх-четырёх. О, блядь. Не сейчас, погоди ты…. Тугая схватка в дыре его жопы, голова и живот раздуты овсяной брагой и летним пивом, Слотроп сидит на куче сетей и пытается, <text:s/>много <text:span text:style-name="T965">хочет, конечно</text:span>, встряхнуть себя до протрезвления. </text:p>
      <text:p text:style-name="Text_20_body">Эти появляющиеся в толпе водоворотики обычный признак чёрного рынка. Сорняки паранойи начинают распускаться полным цветом, тёмно-зелёным, посреди этого сада и полуденных безмятежностей. Последний в своём роду и как далеко откатился—ни один другой Слотроп <text:soft-page-break/>никогда не <text:span text:style-name="T965">проникался</text:span> так<text:span text:style-name="T965">им</text:span> страх<text:span text:style-name="T965">ом</text:span> от присутствия Коммерции. Газеты уже разостланы на камнях мостовой, чтобы покупатели могли высыпать на них содержимое банок кофе, убедиться, что всё это <text:span text:style-name="Emphasis">Bohnenkaffee</text:span>, а не тонкий слой его поверх эрзаца. Золотые часы и кольца возникают с отрывистыми взблесками на солнце из пропылённых карманов. Сигареты мелькают из рук в руки вперемешку с обвислыми, засаленными и беззвучными Рейхсмарками. Малыши играют возле ног, пока взрослые торгуются на Польском, Русском, северо-Балтийском, Нижненемецком. Несколько в стиле ПеэЛов тут же, немного безличностный, просто мимоходный, торговля на ходу, в движении, почти типа ах да чуть не забыл… откуда все они взялись, эти серые торгаши, какие тени в <text:span text:style-name="Emphasis">Gemütlichkeit</text:span> этого дня таили их? </text:p>
      <text:p text:style-name="P266">Материализуясь из таинственной тиши их ведомства, теперь показываются полицаи, два чёрно-белых автобуса полны сине-зелёных униформ, белые нарукавные повязки, ведёрки шапок со звёздной пылью знаков различия, дубинки уже выдернуты, чёрные членозаменители в нервных руках, подрагивают, готовые к применению. Водовороты в толпе пропадают мгновенно, ювелирные изделия звякают о мостовую, сигареты рассыпаются и затаптываются стадом бегущих гражданских, среди враз возникшего мусора из часов, военных орденов, шёлковых тканей, рулончиков купюр, розовых картофелин, каждый глазок которых вытаращен в тревоге, пальцы длинных, по локоть, перчаток козлиной кожи хватаются за небо, вдрызг разбитые электролампочки, Парижские тапочки, золочёные рамы картин с натюрмортами брусчатки внутри, кольца, броши, совсем уже безхозные, все слишком напуганы. </text:p>
      <text:p text:style-name="Text_20_body">Чему удивляться. Полицаи подавляют эти трансакции в точности как должно быть разгоняли анти-Нацистские выступления до Войны, валят с этими своими, хмм <text:span text:style-name="Emphasis">ja</text:span>, с этими гнущимися дубинками, глаза выцеливают малейшую угрозу, воняют кожей, волоснёй помышек взмокрелой от их собственного страха, сметают ребятишек по-трое-за-раз, обыскивают девушек и стариков, заставляют снимать и вытряхивать даже обувь и нижнее, тыча и рассыпая удары неустанной дубиночной страды посреди плача детишек и женского визга. Под натренированностью и ликованьем, ностальгия по дням былого. Война была должно быть тощими годами для разгона толп, тебе в удел оставались убийство и хандра, скорее всего. Но теперь, стоит задача защиты Белого Рынка, тут опять целые улицы полные тел жаждущих этого erste <text:span text:style-name="Emphasis">Abreibung</text:span>, и можешь биться об заклад, лягаши от счастья себя не помнят. </text:p>
      <text:p text:style-name="Text_20_body">Скоро к ним подтягивается Российское подкрепление, три грузовика молодых Азиатов в гимнастёрках, которые похоже вообще не знают где это они, просто привезли откуда-то где очень холодно и очень далеко <text:span text:style-name="T965">к</text:span> восток<text:span text:style-name="T965">у</text:span>. Из своих кузовов, как футболисты высыпавшие на поле, выстраиваются в линию и начинают очищать улицу, тесня толпу к воде. Слотроп в самой гуще всего этого, затолкан, спотыкаясь задом наперёд, маска свиньи отрезает половину поля зрения, пытается прикрыть кого только сможет–пару детишек, старушку, что перед этим толкала нитки для вязания. Первые удары дубинок угодили в соломенную набивку поверх его живота и не очень-то чувствуются. Гражданские валятся слева и справа, но Плечацунга не отступает. Может утром была всего лишь генеральная репетиция? Ждут ли от Слотропа, чтобы отбил настоящее вторжение иноземцев? Крохотная девчушка уцепилась за его ногу, выкликая имя <text:span text:style-name="Emphasis">Schweinheld</text:span>’а уверенным голоском. Пожилой фараон, годы взяток и привольной жизни на внутреннем фронте в его лице, набегает с замахом дубинки в голову Слотропа. Свинья-герой уворачивается и лягает <text:soft-page-break/>свободной ногой. Как только фараон согнулся, полдюжины гражданских с криками подскакивают освободить его от шапки и дубинки. Слёзы, взблёскивая на солнце, катятся из усохших глаз. Потом стрельба пошла откуда-то, все в панике, чуть не снесли Слотропа с ног, малышка сорвана с его ноги и затерялась в бегстве навсегда. </text:p>
      <text:p text:style-name="Text_20_body">Из улицы в гавань. Полиция перестала бить людей и начали подбирать добычу с мостовой, но теперь уже подступают Русские и многие из них уставились на Слотропа. К счастью, одна девушка из кафе показалась как раз вовремя, берёт его за руку и тащит следом. </text:p>
      <text:p text:style-name="Text_20_body">– Есть ордер на твой арест. </text:p>
      <text:p text:style-name="Text_20_body">– Ещё чего? Они и без бумажек работают во всю. </text:p>
      <text:p text:style-name="Text_20_body">– Русские нашли твою форму, думают, что ты дезертир. </text:p>
      <text:p text:style-name="Text_20_body">– Уж это точно. </text:p>
      <text:p text:style-name="Text_20_body">Она уводит Слотропа к себе домой: в его костюме свиньи. Они лежат за желтизной спермы на простыне устремлённой к потолку, тесно прижавшись на узкой кровати с лакированными столбиками по углам. Её мать нарезает свёклу на кухне. Оба их сердца колотятся, у Слотропа из-за опасности, у неё за него. Она рассказывает как жили её родители, её отец печатник, женился во время своих переходов, годы текущего странствия дошли уже до десяти, ни словечка где он и что с 42-го, когда прислал открытку из Нойкёльна, где он переночевал одну ночь у друга. Всегда какой-то друг, Бог знает в скольких задних комнатах, каютах, типографиях спал он всего одну ночь, дрожа, завернувшись в старые номера <text:span text:style-name="Emphasis">Die Welt am Montag</text:span>, зная, что везде найдёт хотя бы пристанище, как любой из <text:span text:style-name="Emphasis">Buchdrucherverband</text:span>, зачастую обед, почти наверняка неприятности с полицией, если задержится слишком надолго—это был хороший профсоюз. Они держались Германских радикальных традиций, не тянули за Гитлера, когда остальные профсоюзы подстроились. Это затрагивает личные Пуританские надежды Слотропа на Слово, Слово сотворило типографскую краску, проживающую с антителами и дыханием в железных оковах в крови доброго человека, хотя его Миром всегда будет <text:span text:style-name="Emphasis">Мир в Понедельник</text:span>, с его холодным режущим лезвием, отсекающим наималейшую иллюзию комфорта, которую буржуазия принимает за реальность… набирал ли он листовки против безумия в его стране? Был арестован, изувечен, убит? У неё есть его снимок в отпуске, где-то в Баварии, с водопадом, заснеженными пиками, загорелое лицо без возраста, Тирольская шляпа, подтяжки, ноги расставлены вечно наготове сорваться в бега: картинка остановила, сохранила тут, единственный способ удержать его, перебегающего из комнаты в комнату в его холодных Красных предместьях, масонские ночь за ночью… их фартучный и кухонный способ <text:span text:style-name="T966">пускаться</text:span> вечером или порожним днём <text:span text:style-name="T966">в </text:span>изуч<text:span text:style-name="T966">ение</text:span> Δх’<text:span text:style-name="T966">ов</text:span> и Δу’<text:span text:style-name="T966">ов</text:span> его бродяжного духа, в бегах—изучать как меняется он <text:span text:style-name="T966">за отрезок</text:span> падения ножа шторки, что <text:span text:style-name="T963">успевало</text:span> услышаться ему в воде, бегущей как и он всегда, в утраченной тиши, позади него, уже позади. </text:p>
      <text:p text:style-name="P422">Даже теперь, лёжа рядом с чужаком переодетым свиньёй, её отец мимолётная частица Слотропа, или кто там ещё лежал тут раньше, нелетучий, и <text:span text:style-name="T967">вы</text:span>слуш<text:span text:style-name="T967">ив</text:span>ал то же самое обещание: «Я пойду с тобой куда угодно».– <text:span text:style-name="T967">Ему</text:span> вид<text:span text:style-name="T967">ятся</text:span> <text:span text:style-name="T967">они</text:span> шагающими по железнодорожному мосту, сосны на длинных склонах гор вокруг, осенний свет солнца и холод, полдень, её лицо на фоне какой-то <text:soft-page-break/>высокой бетонной конструкции, отсвет бетона косо опускается с обеих сторон вдоль её скул, сливаясь с её кожей, смешиваясь со своим собственным светом. Её неподвижная фигура в чёрной шинели над ним, светлые волосы напротив неба, он сам на верху металлической лесенки на товарной станции, <text:span text:style-name="T967">смотрит</text:span> вверх на неё, все их стальные дороги внизу пересекаются и ответвляются во все концы Зоны. Они оба в бегах. Вот что ей нужно. Но Слотроп просто хочет полежать неподвижно рядом с биением её сердца недолго… разве не этого желает каждый параноик? Усовершенствовать виды неподвижности? Но <text:span text:style-name="T967">те</text:span> приближаются, от дома к дому, в поисках своего дезертира, и это Слотроп<text:span text:style-name="T967">у</text:span> <text:span text:style-name="T967">надо</text:span> уходить, а <text:span text:style-name="T967">ей</text:span> оставаться. На улицах громкоговорители, дребезжа их металлическими глотками, объявляют ранний комендантский час на эту ночь. Через какое-то окно в городе, лёжа в какой-то кровати, уже пробираясь по краю полей сна, дремлет малыш, для которого металлический голос с иностранным акцентом знак ночно<text:span text:style-name="T967">го покоя</text:span>, чтобы слиться с одичалыми полями, с дождём на море, собаками, с запахами готовящейся пищи из чужих окон, с грязью дорог… слиться с этим безвозвратным летом…. </text:p>
      <text:p text:style-name="Text_20_body">– Луны нет,– шепчет она, глаза подрагивают, но она не отводит их. </text:p>
      <text:p text:style-name="Text_20_body">– Каким путём лучше покинуть город? </text:p>
      <text:p text:style-name="Text_20_body">Она знает сотни таких. Его сердце, кончики пальцев, щемят от стыда. </text:p>
      <text:p text:style-name="Text_20_body">– Я тебе покажу. </text:p>
      <text:p text:style-name="Text_20_body">– Тебе не обязательно. </text:p>
      <text:p text:style-name="Text_20_body">– Я так хочу. </text:p>
      <text:p text:style-name="Text_20_body">Её мать даёт Слотропу пару плюшек заныкать под его костюм свиньи. Она бы нашла во что ему переодеться, но вся одежда её мужа пошла в обмен на продукты на <text:span text:style-name="Emphasis">Tauschzentrale</text:span>. Его последняя картинка о ней обрамлена светом её кухни, через окно, увядающая золотистая женщина, голова склоняется к плите с единственной закипевшей кастрюлей, обои в цветах тёмно-оранжевых и красных, позади её отвернувшегося лица. </text:p>
      <text:p text:style-name="Text_20_body">Дочь ведёт его через низкие каменные стенки, вдоль кюветов, сквозь дренажные штольни, к юго-западной окраине города. Далеко позади них часы на Петерскирхе бьют девять, незрячий Роланд под ними продолжает пялиться через площадь. Белые цветы опадают, один за другим, с образов Плечацунги. Трубы электростанции вздымаются, призрачно, бездымно, нарисованные на небе. Ветряная мельница поскрипывает за городом. </text:p>
      <text:p text:style-name="Text_20_body">Городские ворота высоки и тощи, со ступенями в никуда выше них. Дорога прочь поворачивает через стрельчатый проём, уходит в ночные луга. </text:p>
      <text:p text:style-name="Text_20_body">– Я хочу уйти с тобой,– Но она не движется сделать шаг сквозь арку вместе с ним. </text:p>
      <text:p text:style-name="Text_20_body">– Может я ещё вернусь.– Это не ложь бродяги, они оба уверены, что кто-то вернётся через год примерно в эту же пору, может быть <text:span text:style-name="Emphasis">Schweinheld</text:span> следующего года, кто-то достаточно подходящий… а если имя, досье не полностью совпадают, ну, кто в них верит? Она дитя печатника, она знает что к чему, она даже научилась у него управляться с <text:span text:style-name="Emphasis">Winkelhaken</text:span> довольно ловко, как набрать строку и как снять её, «Ты Майский светлячок»,– шепчет она, и целует его на <text:soft-page-break/>прощание, и стоит глядя вслед, всхлипывающая неподвижная девушка в халатике и армейских ботинках возле одиноких ворот. «Спокойной ночи….» </text:p>
      <text:p text:style-name="Text_20_body"><text:span text:style-name="T971">Смышлёная</text:span> девушка, спокойной ночи. Что у него есть для неё кроме прощального кадра бредущей свиньи, в пёстром, сливающемся со звёздами и штабелями брёвен, сгодится поставить рядом с фото обездвиженного отца её детства? Он олицетворяет побег, хотя уже не вкладывая душу, но всё равно разучился уже оставаться…. Спокойной ночи, там комендантский час, заходи обратно, обратно в свою комнату… спокойной ночи…. </text:p>
      <text:p text:style-name="Text_20_body">Он держится открытой местности, спит когда слишком одолеет усталость, солома и бархат укрывают его от холода. Однажды утром просыпается в низине между стеной буков и ручьём. Солнце восходит и жуть как холодно, и словно чей-то тёплый язык шершаво лижет его лицо. Тут он уставился в рыло другой свиньи, очень толстой и розовой свиньи. Она хрюкает и улыбается дружелюбно, помаргивает длинными ресницами. </text:p>
      <text:p text:style-name="Text_20_body">– Погоди. А как тебе это?– Он одевает свиную маску. Она минуту всматривается, потом придвигается к Слотропу и целует его, рыло в рыло. С них обоих капает роса. Он спускается за нею к ручью, снова снимает маску и ополаскивает лицо водой, пока она пьёт рядом с ним, причмокивает, умиротворённо. Вода прозрачна, оживлённо бежит, холодна. Круглые камни постукивают под ручьём. Звук резонирующий, музыка. А и стоило бы посидеть день и ночь, вникая и отвлекаясь, слушать расходящиеся звуки воды и камней…. </text:p>
      <text:p text:style-name="Text_20_body">Слотроп голоден. –«Пошли. Нам надо найти завтрак».– У небольшого пруда рядом с крестьянским домом свинья обнаруживает деревянный кол вбитый в землю. Она начинает подкапывать вокруг него. Слотроп расшвыривает вырытую землю ногами и находит кирпичный склепик набитый картошкой год назад. –«Тебе в самый раз»,– когда она с охоткой припала к находке,– «но я не могу это есть».– Небо сверкает в спокойной поверхности воды. Вокруг, похоже, никого. Слотроп отходит проверить дом. Высокие белые маргаритки растут по всему двору. В окнах под нависающей сверху стрехой темно, дымок не вьётся из трубы. Но курятник на заднем дворе обитаемый. Он снимает толстенную белую курицу с её гнезда, запускает осторожную руку за яйцами—<text:span text:style-name="Emphasis">П</text:span><text:span text:style-name="Emphasis"><text:span text:style-name="T970">ЫК</text:span></text:span><text:span text:style-name="Emphasis">КОО</text:span> она взбесилась, хочет отклюнуть <text:span text:style-name="T968">ему</text:span> руку нахрен, подружки стремглав сбегаются снаружи, куд-кудахчут как тысяча чертей, а тут ещё эта курица продёрнулась крыльями между деревянных реек загородки, так что не может влезть обратно, но слишком толста от подмышек и вниз, чтоб протиснуться сквозь до конца. Так что, там она застряла, хлопает крыльями и орёт, пока Слотроп ухватил три яйца и пытается втащить крылья обратно к ней. Непростое занятие, из раздела <text:span text:style-name="T968">смотри не </text:span>свихнись мозгами, особенно когда стараешься ровнее дер<text:span text:style-name="T968">ж</text:span>ать те яйца. Петух нарисовался на пороге, орёт <text:span text:style-name="Emphasis">Achtung, Achtung</text:span>, <text:span text:style-name="T968">дисциплина</text:span> в его гареме рухнула к чертям собачьим, оглушительное белое перекати-поле из кур куролесит по всему курятнику, и кровь течёт из Слотропа уже в шести местах. </text:p>
      <text:p text:style-name="Text_20_body">Потом он слышит лай собаки—пора завязывать с этой курицей—выскакивает наружу видит даму в её прикиде вспомогательных сил Вермахта, метров с 30 целит <text:s/>из ружья и пёс мчит с рычанием, клыки наружу, прямиком к горлу Слотропа. Тот заскакивает за курятник секунда в секунду как из дула шарахнуло <text:span text:style-name="Emphasis">гутен морген</text:span>. Тут <text:span text:style-name="T969">появляется</text:span> свинья и отгоняет собаку. Они <text:soft-page-break/>сматываются, яйца в люльке свиной маски, дама вопит, куры подымают дым коромыслом, свинья галопом рядом с ним. Заключительный грохочет выстрел, но они уже вне досягаемости. </text:p>
      <text:p text:style-name="Text_20_body">Пройдя около мили, они останавливаются на привал для завтрака Слотропа. –«Отличное представление»,– ласково похлопывает свинью. Она присаживается, затаив дыхание смотрит безотрывно как он ест сырые я<text:span text:style-name="T969">й</text:span>ца и выкуривает половину сигареты. Затем они снова отправляются в путь. </text:p>
      <text:p text:style-name="Text_20_body">Вскоре они стали заворачивать к морю. Свинье, похоже, охота выяснить куда она направляется. Очень далеко над другой дорогой, висит громадная туча пыли, может быть Русская колонна на лошадях. Подрастающие аисты <text:span text:style-name="T969">пробуют</text:span> свои крылья над полями и копнами. Верхушки одиночных деревьев нерезко-зелёные, словно случайно смазаны рукавом. Коричневые ветряные мельницы вертятся на горизонте, над милями красной земли вперемешку с соломой. </text:p>
      <text:p text:style-name="P553">Свинья всегда весёлый друг, </text:p>
      <text:p text:style-name="P553">Кабан, свиноматка, подсвинок, </text:p>
      <text:p text:style-name="P553">Пусть вдрызг у тебя развалился ботинок </text:p>
      <text:p text:style-name="P553">Пусть беды горой навалились, </text:p>
      <text:p text:style-name="P553">И все норовят лохануть тебя вдруг, </text:p>
      <text:p text:style-name="P553">И все на тебя ополчились, </text:p>
      <text:p text:style-name="P553">Знай: в беспросветности вокруг, </text:p>
      <text:p text:style-name="P553">Свинья тебя не подведёт, </text:p>
      <text:p text:style-name="P553">Свинья самый верный друг! </text:p>
      <text:p text:style-name="P267"/>
      <text:p text:style-name="Text_20_body">С наступлением ночи они зашли в полосу леса. Туман заползает в низины. Заблудившаяся недоен<text:span text:style-name="T969">н</text:span>ая корова жалуется где-то в темноте. Свинья и Слотроп укладываются спать между соснами увешанными обрывками фольги, туча Британского окна ссыпанная для отвода глаз Германских радаров в давнишнем рейде, целый лес Рождественских деревьев, мишура рябит под ветром, отблескивает светом звёзд, безмолвное, льдисто-холодное поле пламенеющих крон над их головами вс<text:span text:style-name="T969">ю </text:span>ночь. Слотроп часто просыпается, видит, что улёгшаяся на хвое свинья присматривает за ним. Не так, что<text:span text:style-name="T969">б</text:span> из-за какой-то опасности или взвинченных нервов. Наверное, она решила, что за Слотропом нужен присмотр. В свете от фольги она такая гладкая вся и выпуклая, щетина смотрится ровной как пух. Похотливые мысли проскальзывают на ум Слотропа, маленькая странность тут, знае<text:span text:style-name="T969">шь</text:span> ли, хех-хе, ничего <text:span text:style-name="T969">такого, </text:span>с чем он не справился бы…. Они засыпают под наряженными деревьями, свинья бродячий восточный волхв, Слотроп в его костюме, красочный подарок дожидающийся утра и младенца, которому он достанется. </text:p>
      <text:p text:style-name="Text_20_body">На следующий день, около полудня, они заходят в медленно увядающий город, одинокий на Балтийском побережье и гибнущий из-за отсутствия детей. Знак над городскими воротами из перегоревших лампочек и пустых электропатронов складывается в <text:span text:style-name="T159">цвёльфкиндер</text:span>. Громадное <text:soft-page-break/>колесо обозрения, доминирующая примета на много миль вокруг города, малость перекосилось, угрюмо старая управляющая, солнце высвечивает длинные полосы ржавчины, бледное небо сквозь железную обрешётку, что роняет свою длинную перекошенную тень в тёмно-фиолетовое море. Ветер испускает кошачьи призывы в и из лишённых дверей домой и залов. </text:p>
      <text:p text:style-name="Text_20_body">– Фрида,– зовёт голос из синей тени позади стены. Хрюкая, ухмыляясь, свинья полнится гордостью—смотри кого я привела домой. Вскоре худой веснушчатый человек, почти лысый: выступает на солнце. Взглянув на Слотропа, нервно, он протягивает руку почесать Фриду за ухом.– Я Пёклер. Спасибо, что привели её домой. </text:p>
      <text:p text:style-name="Text_20_body">– Нет, нет—она меня привела </text:p>
      <text:p text:style-name="Text_20_body">– Да. </text:p>
      <text:p text:style-name="Text_20_body">Пёклер живёт в подвале городского совета. У него есть кофе закипающий на горящем в плите плавняке. </text:p>
      <text:p text:style-name="Text_20_body">– Вы играете в шахматы? </text:p>
      <text:p text:style-name="Text_20_body">Фрида лезет со своими подсказками. Слотроп больше опирается на суеверие, чем на стратегию, всё внимание уделяя защите своих коней, Шпрингера и Шпрингера—готов пожертвовать остальным чем угодно, думает на ход или два вперёд, если вообще думает, попеременно впадает то в долгое летаргическое раздумье, то в идиотическую суетню, что заставляет Пёклера хмуриться, но не беспокоит. Когда Слотроп теряет свою королеву: «Погоди-и-те, минутку-минуточку, так вы сказали <text:span text:style-name="T1">Пёклер</text:span>?» </text:p>
      <text:p text:style-name="Text_20_body"><text:span text:style-name="Emphasis">Вжик</text:span> мужик выхватывает Люгер величиной с дом—шустрый однако—дуло целит точно в голову Слотропа. На секунду Слотроп, в своём свинском костюме, думает, что Пёклер думает, что он, Слотроп, подурачился с Фридой Свиньёй и тут предстоит свадьба под ружейным дулом, дулом Люгера в данном случае, фраза «<text:span text:style-name="T1">в горе и в радости, в здоровье и болезни</text:span>» заскакивает к нему в мозг прежде, чем Пёклер <text:span text:style-name="T1">на самом деле</text:span> произносит: «Вам лучше уйти. Пара лишних движений и я вас уберу в любом случае». </text:p>
      <text:p text:style-name="Text_20_body">– Позвольте хотя бы расскажу свою историю,– трещит не умолкая про информацию в Цюрихе, с упоминанием имени Пёклера, про Российско-Американо-Иреровский поиски S-Gerät’а, в то же время думая, типа как параллельно, не был ли прав Оберст Енцин насчёт того, что становишься аборигеном Зоны—начинает обзаводиться идеями, фиксированными и слегка, ах, эротичными понятиями относительно Судьбы, не так ли, Слотроп? а? прослеживает маршрут в обратном направлении, которым свинья Фрида привела его, стараясь припомнить развилки, где могли бы свернуть в другую сторону…. </text:p>
      <text:p text:style-name="Text_20_body">– Schwarzgerät,– покачивает Пёклер головой,– я не знаю что это такое. Никогда не интересовался. Это действительно что вам нужно? </text:p>
      <text:p text:style-name="Text_20_body">Слотроп призадумывается. На их чашки с кофе падает свет солнца из окна и отскакивает вверх в потолок, покачивающимися эллипсами синевы. «Не знаю. Кроме той типа личной связи с Imipolex G. . . .» </text:p>
      <text:p text:style-name="Text_20_body">– Это ароматический <text:span text:style-name="T969">полиамид</text:span>,– Пёклер прячет пистолет обратно под свою рубашку. </text:p>
      <text:p text:style-name="Text_20_body"><text:soft-page-break/>– <text:span text:style-name="T969">Расскажите</text:span> мне о нём,– грит Слотроп. </text:p>
      <text:p text:style-name="Text_20_body">Ну, но не раньше, чем он рассказал что-то про Ильзе и её летние возвраты, достаточно для Слотропа, чтобы снова ухватило за шкирку и ткнуло носом в мёртвую плоть Бианки…. Ильзе получившая отца на серебристом пассивном образе Марго Эрдман, Бианка, зачатая при съёмке именно этой сцены, что заполняла мысли Пёклера, когда тот <text:span text:style-name="T969">впрыскивал</text:span> фатальный заряд спермы внутрь—разве могут они быть не одним и тем же ребёнком? </text:p>
      <text:p text:style-name="Text_20_body">Она всё ещё с тобой, хотя всё труднее различается с течением дней, почти невидима, как серый лимонад в наполненной сумерками комнате… всё же она тут, прохладная и едкая со сладким, ждёт, чтобы проглотил до самых своих глубинных клеток, чтобы стать частью твоих самых горестных снов. </text:p>
      <text:p text:style-name="P423"><draw:frame draw:style-name="fr2" draw:name="Image66" text:anchor-type="paragraph" svg:width="6.9252in" svg:height="0.3661in" draw:z-index="66"><draw:image xlink:href="Pictures/1000000000000B720000009B428C9716555D8079.png" xlink:type="simple" xlink:show="embed" xlink:actuate="onLoad" loext:mime-type="image/png"/></draw:frame></text:p>
      <text:p text:style-name="P423">Пёклер может таки кое-что рассказать про Ласло Джамфа, но постоянно отвлекается на болтовню про фильмы, Германские кинофильмы, о которых Слотроп и слыхом не слыхивал, не то чтобы видеть… да тут просто тебе фанатичный киновед, и не меньше— «В День Высадки»,– признаётся он,– «когда я услышал как генерал Айзенхауэр по радио объявляет о вторжении в Нормандию, то вправду подумал, что это Кларк Гейбл, вы замечали когда-нибудь? Голоса <text:span text:style-name="T980">такие</text:span> <text:span text:style-name="T1">идентичные</text:span>….» </text:p>
      <text:p text:style-name="Text_20_body">В последнюю треть его жизни, на Ласло Джамфа нашла—так казалось тем, кто из лес<text:span text:style-name="T972">ов</text:span> лекционн<text:span text:style-name="T972">ого</text:span> зал<text:span text:style-name="T972">а</text:span> наблюдал как медленно гранулируют его веки, <text:span text:style-name="T972">лик обрастает </text:span>пятна<text:span text:style-name="T972">ми</text:span> и морщин<text:span text:style-name="T972">ами</text:span>, разруша<text:span text:style-name="T972">ющими</text:span> его в старческий возраст—некая враждебность, странно личностная ненависть, по отношению к ковалентной связи. И убеждённость что, если синтезу предстоит иметь будущее вообще, связь должна быть усовершенствована—некоторые студенты прочитывали «превзойдена». Что нечто настолько изменчивое, столь <text:span text:style-name="T1">податливое</text:span>, как общее пользование электронами среди атомов углерода, должно было лечь в основу жизни, его жизни, поражало Джамфа как издёвка космических масштабов. <text:span text:style-name="T1">Общее пользование</text:span>? Насколько более прочной и вечной <text:span text:style-name="T972">являлась</text:span> <text:span text:style-name="T1">ионная</text:span> связь—при которой электронами не делятся, но их <text:span text:style-name="T1">захватывают</text:span>. <text:span text:style-name="T1">Схвачены</text:span>! и удержаны! поляризованы плюс и минус, таковы атомы, никаких неясностей… как он начал любить эту определённость: <text:span text:style-name="T972">до чего</text:span> стабильн<text:span text:style-name="T972">ым</text:span> был<text:span text:style-name="T972">о</text:span> оно, это минеральное упорство! </text:p>
      <text:p text:style-name="Text_20_body">– Как бы мы не восхваляли Рассудочность,– говорил он классу Пёклера ещё в Т.Ш.– умеренность, готовность к компромиссам, тем не менее, всегда остаётся лев, лев в каждом из вас. Он либо укрощён—слишком большими дозами математики, деталями дизайна, корпоративными ритуалами—либо остаётся диким, вечным хищником. </text:p>
      <text:p text:style-name="Text_20_body">– Льву неведомы тонкости и полумеры. Он не приемлет общего пользования в основе хоть чего-<text:span text:style-name="T972">либо</text:span>! Он хватает, он держит! Он не Большевик и он не Еврей. Вам никогда не нужно опасаться относительности со стороны льва. <text:span text:style-name="T972">Ему</text:span> хочет<text:span text:style-name="T972">ся</text:span> абсолюта. Жизн<text:span text:style-name="T972">и</text:span> и смерть. Побед<text:span text:style-name="T972">ы</text:span> и поражени<text:span text:style-name="T972">я</text:span>. Не перемирий или договорённостей, но радост<text:span text:style-name="T972">и</text:span> прыжка, рыка, крови. </text:p>
      <text:p text:style-name="Text_20_body"><text:soft-page-break/>Если это было химией Национал-Социализма, то вините то самое нечто-витающее-в-воздухе, тот самый <text:span text:style-name="Emphasis">Zeitgeist</text:span>. Точно говорю, вините их. Проф.-Доктор Джамф не имел иммунитета. Не было того и у его студента Пёклера. Однако, <text:span text:style-name="T973">благодаря</text:span> Инфляци<text:span text:style-name="T973">и</text:span> и Депресси<text:span text:style-name="T973">и</text:span>, у Пёклера с идеей «льва» увязалось человеческое лицо, лицо из кинофильмов <text:span text:style-name="Emphasis">natürlich</text:span>, лицо актёра Рудольфа Кляйн-Рогге, которому Пёклер поклонялся и на кого хотел походить. </text:p>
      <text:p text:style-name="Text_20_body">Кляйн-Рогге уносил аппетитных актрис на верхушки крыш, когда Кинг Конг ещё титьку сосал не имея двигательных навыков подходящих под такое определение. Ну, одну аппетитную актрису во всяком случае, Бриггиту Хелм в <text:span text:style-name="T1">Метрополисе</text:span>. Бесподобный фильм. В точности тот мир, о котором Пёклер и до хрена ещё кто мечтали в те дни, Корпоративный Город-Держава, где технология <text:span text:style-name="T973">служила</text:span> источником власти, инженер в тесном сотрудничестве с управлением, массы пашут далеко, в невидимом подземелье, а исключительная власть у единого вождя наверху, <text:span text:style-name="T973">тчо </text:span>отечески благожелателен и справедлив, <text:s/>носи<text:span text:style-name="T973">т </text:span>бесподобного кроя костюмы и чьё имя Пёклер не мог запомнить, слишком увлечённый Кляйн-Рогге игравшим безумного изобретателя, каким Пёклер и его со-ученики в обучении у Джамфа хотели стать—необходимый тем, кто правил Метрополисом, но, под конец, неукрощённый лев, который всё разносит вдрызг, девушку, Державу, массы, самого себя, утверждая свою суть против всех их в одном последнем ревущем прыжке с вершины крыш на улицу…. </text:p>
      <text:p text:style-name="Text_20_body">Любопытная мощь. Чем бы это ни было, истые провидцы отыскивали её среди жёсткой тесситуры тех дней и городских улиц, то, что видела Кете Колвиц доводя свою тощую Смерть вспрыгивать к Её женщинам на закорки, а тем это так нравилось, похоже порой затрагивала Пёклера тоже, на его экскурсиях поглубже в <text:span text:style-name="Emphasis">Mare Nocturnum</text:span>. Он находил восторг не слишком отличающийся от лезвия рассекающего его кожу и нервы, от скальпа до пят, в ритуальных подчинениях Хозяину этого ночного пространства и его самого, мужского воплощения технологики, что обретает власть не для пользования в обществе, но просто ради этих возможностей капитуляции, личной и тёмной капитуляции, перед Ничем, ради упоительно визжащего падения…. Перед Атиллой Гунном, фактически, явившимся на запад из степей <text:span text:style-name="T974">впрах разнести</text:span> драгоценное строение из магии и кровосмесительства, скреплявшие королевства Бургундцев. Пёклер был <text:span text:style-name="T974">крайне вымотан в тот вечер</text:span>, весь день прошатавшись в поисках угля. Он раз за разом проваливался в сон, просыпаясь к образам, в которых полминуты не мог разобрать что <text:span text:style-name="T974">вообще </text:span>к чему—ближний план лица? лес? чешуя Дракона? сцена сражения? Довольно часто это оказывался Рудольф Кляйн-Рогге, древний Восточный танатоман Атилла, голова обрита кроме пучка на темени, затянутого бусами, бушующего с грандиозной жестикуляцией и с теми огромными мрачными глазами…. Пёклер вновь скатывался ко снам со вспышками разрушительной красоты вплетающимися в его сны, говоря с варварской гортанностью за молчащие там рты, окорачивая Бургундцев до чего-то вроде покорности, до серости некоторых сборищ в пивных времён Т.Ш…. и снова просыпался—это длилось часами—к какому-нибудь последующему буйству убийств, огню и обрушению…. </text:p>
      <text:p text:style-name="Text_20_body">По пути домой, на трамвае и пешком, его жена донимала Пёклера, что <text:span text:style-name="T974">всё проспал</text:span>, насмехалась над его инженерской преданностью причине-и-следствию. Как мог он объяснить ей, что художественные связи <text:span text:style-name="T974">оставались</text:span> все там, в его снах? Как мог он объяснить ей хоть что-то? </text:p>
      <text:p text:style-name="Text_20_body"><text:soft-page-break/>Кляйн-Рогге запомнился прежде всего в роли доктора Мабузе. <text:span text:style-name="T974">Подразумевалось</text:span>, что <text:span text:style-name="T974">начнёшь </text:span>пров<text:span text:style-name="T974">одит</text:span>ь параллели с Гуго Штинесом, неутомимым <text:span text:style-name="T974">создателем</text:span> видимой Инфляции, история один в один: азартный игрок, финансовый гений, архигангстер… нервный <text:span text:style-name="Emphasis">bürgerlich</text:span> рот, щёки, неуклюжие движения, первый <text:span text:style-name="T974">слепок</text:span> комичной технократии… и всё же, в порыве гнева, прорываясь из-под рационализированного образа, ледники глаз сменялись окнами в оголённые саванны, и тогда выныривал истинный Мабузе, живой и гордый на фоне окружавших его серых сил, устремля<text:span text:style-name="T974">вшийся</text:span> к судьбе, которую, он знал, ему не избежать, немой ад стрельбы, гранат, войск <text:span text:style-name="T974">взявших в кольцо</text:span> его резиденцию, и собственное его безумие в конце тайного туннеля…. А кто довёл его до погибели, если не идол <text:span text:style-name="T975">пресных </text:span>утренни<text:span text:style-name="T975">ков</text:span> Бернард Гёцке в роли Государственного Прокурора фон Венка, Гёцке сыгравший нежную, томно бюрократическую Смерть в <text:span text:style-name="Emphasis">Der Müde Tod</text:span>, тут тоже соответствовал форме, слишком ручной, слишком вежливый для пресытившейся Графини, которой он домагался—но Кляйн-Рогге <text:span text:style-name="T1">впрыгнул</text:span>, выпустив все когти, довёл её женоподобного мужа до самоубийства, швырнул её на свою постель, эту вялую суку—<text:span text:style-name="T1">взял её</text:span>! пока этот вежливый Гёцке сидел в своём кабинете, среди своих бумаг и сибаритов—Мабузе пытается его загипнотизировать, подсыпать наркотиков, взорвать бомбой заложенной в его <text:span text:style-name="T975">же</text:span> кабинете—ничего не получается, всякий раз великая Веймарская инерция, файлы, иерархии, рутины, снова спасает его. Мабузе был дикарём вброшенным из прошлого, харизматичной вспышкой, которую не в состоянии вынести ни одна пластинка Агфы для воскресного дня, отпечаток в ряби раствора всякий раз разгорается до слепящей аннигиляции белым (глубины Рыб, где кружил Пёклер засыпая и пробуждаясь, проплывая над образами серой повседневности Инфляции, очередей, биржевиков, варёной картошки на тарелке, поиски одними лишь жабрами и потрохами—некая нервная тяга к мифу, про который не мог сказать верит ли даже и сам он—белого света, руин Атлантиды, признаков более истинного царства)…. </text:p>
      <text:p text:style-name="Text_20_body">Изобретатель Метрополиса Ротванг, Царь Атилла, Мабузе Игрок, Проф.-Др. Ласло Джамф, все их желания устремлялись к одному и тому же, к форме смерти, в которой <text:span text:style-name="T975">выразится</text:span> <text:span text:style-name="T975">полнящие её</text:span> <text:s/>радость и непримиримость, ничего подобного Гёцкианской буржуазной смерти, самообман, умудрённое приятие, родственники в гостиной, понимающие лица всегда понятные детям…. </text:p>
      <text:p text:style-name="Text_20_body">– У вас два выбора,– вскричал Джамф на последней лекции того года: на улицах витиеватые штрихи ветра, девушки в бледно-цве́тных платьях, океаны пива, мужские хора напряжённо, с чувством приподнятые распевают<text:span text:style-name="Emphasis"> Semper sit in flores/ Semper sit in flo-ho-res</text:span>… – либо оставаться с углеродом и водородом, брать свои коробки с обедом на работу каждое утро вместе с безликим стадом торопящимся внутрь, укрыться от солнечного света—или двигаться<text:span text:style-name="T1"> за пределы</text:span>. Кремний, карбид бора, фосфор—они могут заменить углерод и могут связываться с азотом вместо водорода—(тут пара смешков не ожидавшихся игривым старым педагогом, да не зарастёт к нему тропа: его заслуги в Веймарских субсидиях IG’скому Штикштоф Синдикату были хорошо известны)—двигаться вне жизни, в неорганику. Где нет хрупкости, нет смертности—тут Сила и Вечность.– Затем его знаменитый финал, он стёр со своей доски корявые C—H, и мелом написал громадные Si—N. </text:p>
      <text:p text:style-name="Text_20_body">Волна будущего. Но сам Джамф, странно, <text:span text:style-name="T1">не двинулся</text:span> дальше. Он никогда не синтезировал те новые неорганические кольца, которые пророчил с таким драматизмом. Остался ли он просто в замесе, чтоб вздымались академические поколения, или же ему было известно нечто, о чём не <text:soft-page-break/>догадывались Пёклер и остальные? Были ли его призывы в лекционной аудитории какой-то эксцентричной шуткой? Он остался при C—H и прихватил свою коробку с обедом в Америку. Пёклер потерял с ним связь после <text:span text:style-name="Emphasis">Technische Hochschule</text:span>—так же, как и остальные его бывшие ученики. Теперь он находился под зловещим влиянием Лайла Бленда, и если всё ещё продолжал изыскивать пути избежать смертности ковалентной связи, то делал это Джамф самым неприметным образом из всех какие только есть. </text:p>
      <text:p text:style-name="P424"><draw:frame draw:style-name="fr2" draw:name="Image67" text:anchor-type="paragraph" svg:width="6.9252in" svg:height="0.3661in" draw:z-index="67"><draw:image xlink:href="Pictures/1000000000000B720000009B428C9716555D8079.png" xlink:type="simple" xlink:show="embed" xlink:actuate="onLoad" loext:mime-type="image/png"/></draw:frame></text:p>
      <text:p text:style-name="P425">Если б тот Лайл не стал Масоном, он бы скорей всего так и продолжал свои гнусные <text:span text:style-name="T976">аферы</text:span>. <text:s/><text:span text:style-name="T981">В</text:span> Мире, <text:span text:style-name="T981">н</text:span>аряду <text:span text:style-name="T981">с </text:span>махинациями <text:span text:style-name="T981">как видом </text:span>предпринимательств<text:span text:style-name="T981">а</text:span> на службе <text:s/>несправедливости, предусмотрены также уравновешивающие <text:span text:style-name="T981">балансиры</text:span>, время от времени. Не <text:span text:style-name="T981">в виде</text:span> предпринимательств<text:span text:style-name="T981">а</text:span>, но, по крайней мере, в общем танце вещей. Масоны, в этом самом танце, оказались одной из вещей <text:span text:style-name="T977">пригодившихся</text:span> Бленду. </text:p>
      <text:p text:style-name="Text_20_body">Войди в положение бедняги—столько денег, что не знает как их и потратить. Но не спеши орать «Дай и мне!» попусту. Он дал их хоть и настолько окольными путями, что тебе может понадобится хорошая поисковая система, чтобы докопаться. О, он таки дал их тебе. Посредством Института Бленда и Организации Бленда, человек запустил свои мясные крючья в повседневную жизнь Америки с 1919 года. Кто по-твоему высидел тот патент карбюратора 4-литра-на-100-миль, а? ты наверняка слыхали эту историю—может и подхихикивал вместе с продажными антропологами, которые называли это Мифом Века Автомобилей или ещё какой-то там хернёй—ну, оказалось реальной штукой, вполне, и именно Лайл Бленд отходил этих академических проституток с их хаханьками и дипломированным враньём. Или как насчёт великой рекламной кампании Травка-Убийца тридцатых, кто, по-твоему, был в роли руки в перчатке (или, как выражаются более скабрёзные индивидуумы, <text:span text:style-name="T977">членом</text:span>-во-рту) совместно с ФБР по ходу её? А помните все те мужик-приходит-к-доктору-у-меня-не-встаёт анекдоты? Подброшены Блендом, ага—полдюжины основных вариаций, после углублённых изысканий Национального Совета по Исследованиям, которые показали, что неприемлемые 36% мужской рабочей силы не уделяют должного внимания своим хуям—по причине недостаточной генитальной зацикленности, что подрывало эффективность органов непосредственно занятых на производстве. </text:p>
      <text:p text:style-name="Text_20_body">Психологические исследования стали, фактически, специализацией Бленда. Его зондирование подсознания Америки начала Депрессии считается классическим и широко признанным фактором повышения вероятности «избрания» Рузвельта в 1932. Хотя многие из его коллег находили деланную ненависть к ФДР выгодной позицией, Бленд слишком радовался, чтобы повторять все те <text:span text:style-name="T977">маневры</text:span>. Для него ФДР был именно тем человеком: Гарвард открыт деньгам любого вида, старым и новым, оптом и в розницу, Гарриман и Вайнберг: Американский синтез, что не случался никогда прежде, открывший путь определённым великим возможностям—все сгруппированы под термином «контроль», что похоже стал приватным кодовым словом—более соответствующим устремлениям Бленда и других. Год спустя Бленд вошёл в Консультативный Совет под председательством Свопа из Дженерал Электрик, чьи идеи относительно «контроля» <text:soft-page-break/>близко сходились с воззрениями Валтера Ратенау, из Германской ДжиЭл. Чем <text:span text:style-name="T977">бы</text:span> там <text:span text:style-name="T977">ни </text:span>занималась контора Свопа, они делали это <text:span text:style-name="T977">втихаря</text:span>. Никто не видел их файлов. Бленд также никому ничего не говорил. </text:p>
      <text:p text:style-name="P269">Он стал своим, после Первой Мировой Войны, в офисе Попечителя Иностранной Собственности. Они занимались конфискованными Германскими вложениями в США. Немало денег Среднего Запада крутилось там, что и вовлекло Бленда в Великое Затруднение с Пинболом, а также в Масонство. Похоже, что через что-то называвшееся Химической Организацией—стиль названий для прикрытия в те дни очень хромал—ПИС продали Бленду пару-другую ранних патентов Ласло Джамфа, вместе с Американским агентством Глитериус Краски &amp; Красители, Берлинская фирма. Пару лет спустя, в 1925, в ходе своего становления, IG выкупила 50% Американского Глитериуса у Бленда, который использовал свою часть в качестве патенто-<text:span text:style-name="T977">владельца</text:span> компании. Бленд <text:span text:style-name="T977">достались</text:span> наличные, ценные бумаги и контрольный пакет в Берлинском филиале Глитериус, где управлял Еврей по фамилии Флаумбаум, да-да, тот самый Флаумбаум, на которого работал Пёклер пока фабрика не сгорела и Пёклер оказался снова на улице. (Действительно, <text:span text:style-name="T977">нашлись</text:span> и такие, <text:span text:style-name="T977">что</text:span> усм<text:span text:style-name="T977">отрели</text:span> руку Бленда в катастрофе, хотя обвинён был Еврей, выебан по суду, замытарен до банкротства, и, когда приспело время, отправлен на восток вместе со многими другими своими соплеменниками. Мы также отметили бы определённую связь между Блендом и людьми из кинопроката Ufa, которые послали Пёклера с его рекламными афишами в Райникердорф в ту ночь, на его судьбоносную встречу с Куртом Мондаугеном и с <text:span text:style-name="Emphasis">Verein für Raumschiffahrt</text:span>—не говоря уже про <text:span text:style-name="T1">отдельные</text:span> связи с Ахтфаденом, Нэришем и прочими людьми по S-Gerät—прежде, чем у нас составится параноидальная система достойная такого наименования. Увы, уровень развития к 1945 и близко не был адекватным для получения данных такого рода. А даже если бы и был, то Бленд, или его восприемники и назначенцы, <text:span text:style-name="T977">с</text:span>могли бы закупить вагон программистов, которые бы сделали всю <text:span text:style-name="T977">исходную</text:span> информацию вполне безобидной. Подобные Слотропу, чей высший интерес заключается в отыскании истины, сметены были к снам, психическим озарениям, приметам, криптографиям, наркотическим эпистомологиям, где всё танцует на почве ужаса, противоречий, абсурда). </text:p>
      <text:p text:style-name="Text_20_body">После пожара у Фламбаума, линии власти между Блендом и его Германскими коллегами подлежали пересмотру. Что и тянулось пару лет. Бленд оказался в Сент-Луисе времён Депрессии в беседе с неким Альфонсо Трейси, Принстон 06-го, Деревенский Клуб Сент-Луиса, двигавшего в нефтехимию широким захватом, миссис Трейси возбуждённо бегала в дом и из дому с гирляндами и охапками цветов, готовясь к ежегодному Балу Пророка в Маске, сам Трейси озабочен визитом каких-то индивидов из Чикаго в шикарных костюмах в тонюсенькую полоску, двуцветных туфлях, в шляпах с приспущенными на глаза полями, все говорившие с акцентным стакатто как <text:span text:style-name="T978">у </text:span>автомат<text:span text:style-name="T978">а</text:span> Томпсона. </text:p>
      <text:p text:style-name="Text_20_body">– О, как мне нужен хороший электронщик,– простонал Трейси.– Вся поставка оказалась непригодной, а теперь они не хотят забирать это обратно. Если я позволю лишнего, они убьют меня. Они изнасилуют Мейбл, они отправятся в Принстон в одну из тёмных ночей а и <text:span text:style-name="T1">кастрируют</text:span> моего <text:span text:style-name="T1">мальчика</text:span>! Знаешь что, по-моему, всё это? Какой-то <text:span text:style-name="T982">c</text:span><text:span text:style-name="T1">говор</text:span>! </text:p>
      <text:p text:style-name="Text_20_body">Вендетты, перчатки с бисером, неуловимые отравы, входят на цыпочках в эту благовоспитанную гостиную с портретом Герберта Гувера на рояле, хризантемами в вазе Ниман-Маркус, мебель<text:span text:style-name="T978">ю</text:span> в <text:soft-page-break/>Баухаус стиле, типа алебастровых панелей модели города (так и ждёшь, что крохотный поезд с жужжанием вырвется из-под дивана, покатят тягачи с прицепами и рефрижераторами по всей низине ковра пепельного цвета…) Длинное лицо Альфонсо Трейси со складками по сторонам от носа и вокруг линии усов, осунувшееся от беспокойства, тридцать лет не видевшее искренней улыбки («Даже Лорел и Харди меня уже не смешат!»), угрюмое от страха в кресле напротив. Разве мог Лайл Бленд остаться равнодушным? </text:p>
      <text:p text:style-name="Text_20_body">– Есть у меня как раз такой,– грит он, притрагиваясь к руке Трейси, сочувственно. Всегда полезно иметь инженера среди работников. Конкретно этот исполнил тонкие настройки дизайна электронного наблюдения для только-только оперившегося на тот момент ФБР, на контракте с Институтом Бленда заключённом пару лет ранее, а также подрабатывал на Сименс в той Германии.– Завтра же прибудет Серебряной Стрелой, Без проблем, Ал. </text:p>
      <text:p text:style-name="Text_20_body">– Пошли посмотришь,– вздыхает Трейси. Они уселись в Пакард и покатили в зелёный речной городок Моторган, Миссури, где есть железнодорожная станция, дубильная фабрика, несколько бревенчатых домишек и громадный Масонский Холл без единого окна в массивном монолите. </text:p>
      <text:p text:style-name="Text_20_body">После затяжной канители на входе, Бленда наконец впускают и ведут через бархатные бильярдные, комнаты для игр безукоризненно полированного дерева, хромированные бары, мягкие спальни, в большущее складское помещение в задней части забитое на три метра в высоту бо́льшим количеством машин для пинбола, чем Бленд видел за всю свою <text:span text:style-name="T1">жизнь</text:span>, О Парни, Бей Вовсю, Мировые Турниры, Везучие Линды, насколько хватает глаз. </text:p>
      <text:p text:style-name="Text_20_body">– И все до одного ёбанутые,– грит меланхолично Трейси.– Вот посмотри.– Это парижское кабаре: четырёхцветные красотки делают канкан по всему корпусу, нули на уровне глаз, титьки, пёзды, колоритная игра тебе тут, малость колючая для дам, но всё так забавно!– У тебя есть монетка?– <text:span text:style-name="Emphasis">Чаннггг</text:span>, спружинивает шарик на волосок проскакивая ямку большого результата, хмм похоже там накрепко покоробилось<text:span text:style-name="Emphasis"> ахннггхк</text:span> ударяет в мигалку на 1000, но на табло вспыхивает лишь 50— Видал?– вскрикивает Трейси, пока шарик камнем скатывается вниз, последний шанс перехватить битком <text:span text:style-name="Emphasis">дзиньк</text:span> биток щёлкает в обратную ёб-твою <text:span text:style-name="T1">сторону</text:span> и на табло высвечивает <text:span text:style-name="T159">перекос</text:span>. </text:p>
      <text:p text:style-name="Text_20_body">– Перекос?– Бленд почёсывает свою голову.– Да ты же даже не— </text:p>
      <text:p text:style-name="Text_20_body">– И то же самое с <text:span text:style-name="T1">каждой</text:span>,– Трейси разливается разочарованием.– Сам попробуй. </text:p>
      <text:p text:style-name="Text_20_body">Второй шарик не успевает даже выскочить из желоба, а Бленд уже схлопотал <text:span text:style-name="T159">перекос </text:span>опять без использования какого-либо Английского. Третий шарик <text:span text:style-name="T1">застревает</text:span> как-то на соленоиде и (спаситеспасите, вопит он взвинченным тонким голоском, о, меня <text:span text:style-name="T1">казнят</text:span> электрическим стулом…), <text:span text:style-name="Emphasis">диньдиньдинь</text:span>, гонги и гонка бегущих чисел на табло 400000, 645000, <text:span text:style-name="Emphasis">банг</text:span> и миллион! наивысший результат в Парижском Кабаре за всю историю и продолжает расти, несчастная сферичная душа трепыхается, застывает, ужасно (да, они одарённые разумом, будьте уверены, существа с планетоида Катшпиль, на оченьочень эллипсной орбите—в том смысле, что тот миновал Землю только раз, и то давным-давно, почти ещё аж на самом сумеречно тусклом Краю, и никому не известно где теперь Катшпиль или когда, или вообще ли, появится он снова. Это то небезызвестное различие между возвратом и заскоком на разок. Если Катшпиль имел <text:soft-page-break/>достаточно энергии, чтобы покинуть солнечное поле притяжения навсегда, тогда он бросил эти добрые круглые существа в вечном изгнании, без малейшего шанса когда-либо быть собранными обратно домой, обречёнными маскироваться под шарики в подшипниках, под металлики в тысячах мрамор играх—позна<text:span text:style-name="T978">ли</text:span> величайшие <text:span text:style-name="T978">из </text:span>пальц<text:span text:style-name="T978">ев</text:span> на весь Кейокук, Пайалап, Ойстер Бей, Инглвуд—Дэнни Д’Алесандро и Эльмера Фергюсона, Писюна Бренена и Хвастуна Вомака… где уж они теперь? а где бы вы думали? их всех призвали, кто-то погиб на Айво, кто-то заработал гангрену в снегу Арденского леса, а их пальцы, первое знакомство со стрелковым оружием, новобранцы, загнаны обратно в глубь детства, в тренировочных казармах пальцы на затворе М-1, большой палец замешкался в ствольной коробке, затвор хр-<text:span text:style-name="T1">ЯССЬ</text:span>! палец всмятку о блядь, да больно, и прощай ещё один непобедимый легендарный палец, ушёл навеки обратно в летнюю пыль, к сумкам с бряцаньем стекла, к толстолапым таксам, к запаху стальных щитов площадки разогретых солнцем), ну тут опять те девушки канкана, менады Парижского Кабаре, надвигаются прикончить, широкие красно-помадные улыбки на сверкающих челюстях, какой-то галоп Оффенбаха врубается вихляясь тут из динамиков, что встроены в эту машину, длинные ноги в подвязках вскидываются над агонией этой печальной сферически вечной самоволки, все его дружки в жёлобе вибрируют сопереживанием и любовью, чувствуют его боль, но бессильны, инертны без пружины, без руки надувалы, проблемы с мужчинностью алкаша, пустопорожние часы серой кепки и коробки без обеда, без этого им не пробежать своей дорожкой вниз по высящимся виткам, глубоким выемкам с их посулами покоя, которые только выпхнут тебя вилять дальше, всегда на милость притяжения, натыкаясь время от времени на неразличимо мелкие бороздки от других пробегов, великих пробегов (двенадцать героических минут в Виргиния Бич, Четвёртое Июля, 1927, пьяный матрос, чей корабль затонул в заливе Лейте… выбит с доски, твоё первое странствие в трёх измерениях всегда самое лучшее, когда ты вновь вернулся вниз было уже не то, и всякий раз, пробегая неподалёку от микро-впадинки оставленной твоим падением, чувствуешь как переполняет… отрезвлённые, таких немного, заглянули в сердце соленоида, зрили магнитного змия и энергию в их обнажённости, достаточно долго, чтобы измениться, принести с собою из тех витых линий силы обратно в коробку интимность с силой, вернуться с оплавившимися пустошами в душе, что сделали их отчуждёнными навсегда—сверься с портретом Майкла Фарадея в Лондонской Галерее Тейта, Тантиви Макер-Мафик однажды так и сделал, заполнить пустой от женщин скучный день, и подумал тогда как могут глаза человека быть настолько лучащимися, зловещими, настолько <text:span text:style-name="T979">изведавшими,</text:span> <text:span text:style-name="T979">по</text:span>среди залов жути и не<text:span text:style-name="T979">зри</text:span>мого…) но тут голоса кокеток ставших свидетельницами убийства зазвучали пронзительнее, приближаясь к истончённости лезвия, музыка меняет тональность, подымаясь в верхние тона, взъерошенные задницы бухаются всё яростней, юбки вскидываются всё красней и глубже всякий раз, покрывая всё большую площадь, переливаясь к алому финалу топки, так как же Парнишке с Катшпиля выбраться из этой передряги? </text:p>
      <text:p text:style-name="Text_20_body">Ну, как будто ты не знал, когда уж кажется всему каюк, Провидение вставляет краткое—<text:span text:style-name="Emphasis">стататата</text:span>! Огоньки отключаются оставив угасающий красный отсвет на бритых щеках и подбородках двух операторов, что скрючились перед распадающимся девушками, конвульсии соленоида смолкают, хромированный шар, освобождён, скатывается, с душевной травмой, к утешению от своих друзей. </text:p>
      <text:p text:style-name="Text_20_body"><text:soft-page-break/>– И они все такие? </text:p>
      <text:p text:style-name="Text_20_body">– Ох и поимели ж меня,– стонет Альфонсо Трейси. </text:p>
      <text:p text:style-name="Text_20_body">– Раз на раз не приходится,– утешает Бленд, и тут у нас реприза «Светлые Дни для Чёрного Рынка» Герхарда фон Гёля, с поправкой на время, место и цвет: </text:p>
      <text:p text:style-name="P554">Всег-да привалит—ещё доллар, </text:p>
      <text:p text:style-name="P554">Не так, то эдак, да! </text:p>
      <text:p text:style-name="P554">Поменьше надо спать, </text:p>
      <text:p text:style-name="P554">Про-снись, с росою на траве, </text:p>
      <text:p text:style-name="P554">И сможешь жопу им порвать— </text:p>
      <text:p text:style-name="P554">Всегда ты доллар зашибёшь, </text:p>
      <text:p text:style-name="P554">С той пира-ми-дой где глаз натянут, </text:p>
      <text:p text:style-name="P554">Слышь, парнишь, </text:p>
      <text:p text:style-name="P554">С подмигом он тебе поёт: «<text:span text:style-name="T979">Не ссы! Насквозь т</text:span>ы всё проссышь!» </text:p>
      <text:p text:style-name="P554"/>
      <text:p text:style-name="P554">Желание есть, так и путь найдётся, </text:p>
      <text:p text:style-name="P554">Смотри не упусти, </text:p>
      <text:p text:style-name="P554">Мозгами шевели-крути, </text:p>
      <text:p text:style-name="P554">И где только придётся </text:p>
      <text:p text:style-name="P554">Сгреби ещё хоть доллар, </text:p>
      <text:p text:style-name="P554">Неважно: решкой иль орлом, </text:p>
      <text:p text:style-name="P554">Пока Война при напролом </text:p>
      <text:p text:style-name="P554">Давай вперёд, за долларом, </text:p>
      <text:p text:style-name="P554">За долларом! </text:p>
      <text:p text:style-name="P268"/>
      <text:p text:style-name="Text_20_body">Все запасные игроки в обвисших штанах, пехотинцы в хаки, остепенившиеся девушки канкана, красотки в купальниках и сверх того, ковбои и Индейцы табачных лавок, гуглоглазые негры, пацаны-яблококрады, светские львы и кино-королевы, карточные шулера, клоуны, косоглазые алкаши-столбохваты, ассы лётчики, капитаны катеров, белые охотники на сафари и Негроидные обезьяны, толстяки, шеф-повара в шеф-поварских шапках, Еврейские ростовщики, горцы с самогонными бутылями, книги-комиксы про котов собак и мышей, боксёры и альпинисты, радио звёзды, карлики, цирковые уродцы, железнодорожные бродяги, танцоры марафонов, свинг оркестры, участники вечеринок высших кругов, скаковые лошади и жокеи, платные партнёры <text:soft-page-break/>танцев, шофёры Индианополиса, моряки на берегу и сёрфингистки в юбках хула, жилистые Олимпийские бегуны, богатеи с большими круглыми мешками помеченными знаком доллара, все запевают во втором общем куплете песни, все пинбол-автоматы мигают огоньками, основные цвета с кисловатым налётом, битки бьют, звонки звенят, монеты сыпятся из монетных ящиков самых разгорячённых, каждый звук и движение чётко на своём месте в сложном ансамбле. </text:p>
      <text:p text:style-name="P426">Вне стен храма, представители Чикагской организации в засаде, играют в морру, пьют Канадские смеси из плоских серебряных баклажек, смазывают и чистят .38’е и вообще ведут себя самым отвратительным этническим образом, Папская непроглядность в каждой колючей складке и затенённой челюсти. Невозможно утверждать существуют ли где-то деревянные шкафы с папками наборов чертежей показывающих как именно все эти пинбол-автоматы были перенастроены—на умышленно симулированную хаотичность—или это случилось и впрямь случайно, сохранив по крайней мере нашу веру в Неисправность, как нечто всё ещё вне Их контроля… веру, что любая машина, по отдельности, просто напросто, по наивности, свихнулась, после тысяч ночей в придорожной забегаловке, Вайомингской грозы конца-света грянувшей на твою голову без шляпы, амфетаминов на автобусной остановке, табачного дыма царапающего под веками глаз, душегубных хватаний, когда как-то вырвался из круглый год беспросветного дерьма… довели ли игроки чужаки навеки, по отдельности, в одиночку, каждую из этих свихнувшихся машин? уж поверьте: они потели, пинали, орали, били наотмашь, теряли самообладание безвозвратно—единая Изменчивость, о которой ты и не слых<text:span text:style-name="T983">ив</text:span>ал, общность не сознающая себя, умолчание, которое истории в энциклопедиях услужливо заполнили агентствами, инициалами, <text:span text:style-name="T983">прочерками</text:span> и пропусками, <text:span text:style-name="T983">которые</text:span> делают невозможным найти их снова… но в тот момент, из-за чрезмерно театрально<text:span text:style-name="T983">й</text:span> суетни Гангстеров да Масонов, он<text:span text:style-name="T983">а</text:span> сконцентрировал<text:span text:style-name="T983">ась</text:span> тут, в задней части храма Маторгана, элегантный хаос <text:span text:style-name="T983">с предназначением </text:span>подмять мастерство купленного Блендом эксперта, Берта Фибеля с экспресса Серебряная Стрела. </text:p>
      <text:p text:style-name="Text_20_body">Последний раз как мы встречали Фибеля, он зацеплял, тянул и попускал страховочный трос того Хорста Ахтфадена в его скалолазные дни, Фибель, который оставался внизу и довёл своего друга до Пенемюнде—довёл его до? а не кусок ли тут излишней паранойи, не вполне оправданной—ну, называйте это Намёк На Причастность Бленда К Случаю С Ахтфаденом Тоже, если так нравится. Фибель работал на Сименс ещё в те времена, когда та была ещё частью треста Штинеса. Помимо сво<text:span text:style-name="T983">их</text:span> <text:span text:style-name="T983">инженерских</text:span> <text:span text:style-name="T983">обязанностей,</text:span> он <text:span text:style-name="T983">находил ещё</text:span> время <text:s/>служить агентом по сбору информации для Штинеса. Тут <text:span text:style-name="T983">по-прежнему</text:span> остаётся в силе верность <text:span text:style-name="T1">Vereinigte Stahlwerke</text:span>, хотя Фибель теперь уже работал на заводе Дженерал Электрик в Питсфилде, Масачусетс. Наличие агента в Беркшире отвечает интересам Бленда, и угада<text:span text:style-name="T984">й</text:span> почему? Ага! присматривать за юношей Тайроном Слотропом, вот почему. Почти десять лет спустя после изначальной сделки, IG Farben всё ещё находит, что легче подрядить для наблюдения за юным Тайроном, <text:span text:style-name="T984">снова-таки,</text:span> Лайла Бленда. </text:p>
      <text:p text:style-name="Text_20_body">Этот каменнолицый капустник Фибель просто гений по соленоидам с переключателями. Как вся эта машинерия «расклеилась» как тут говорят, просто грешная трата времени даже и задум<text:span text:style-name="T984">ыв</text:span>аться—он погружается в топологии и цветные кодировки, запах плавящейся канифоли <text:soft-page-break/>наполняет бильярдные и салоны, <text:span text:style-name="T1">Schnipsel</text:span> здесь и там, пробормотал <text:span text:style-name="T991">разок</text:span> <text:span text:style-name="T1">also</text:span> или два, и, не успели оглянуться, большая часть аппаратов работают. Можешь биться об заклад, <text:span text:style-name="T984">радостных</text:span> Масонов побольшало в Маторгане, Миссури. </text:p>
      <text:p text:style-name="P270">В <text:span text:style-name="T989">у</text:span>плату за его доброе дело, Лайл Бленд, которому оно <text:span text:style-name="T984">как-то</text:span> вообще пофиг, принят в Масоны. Он находит хороший круг общения, всевозможные удобства для напоминания ему о его мужской сути, а также немало полезных деловых контактов. Кроме того, всё укрыто <text:span text:style-name="T984">настолько</text:span> же плотно, как и в том Деловом Консультационном Совете. Не-Масоны остаются весьма мало посвящёнными в Что Вообще Происходит, хотя время от времени что-нибудь да выскочит, покажет себя, хихикнет и запрыгнет обратно, оставив тебе мало подробностей, но много Жутких Подозрений. Ходит такая теория, будто США были и остались гигантским Масонким сговором под конечным контролем группы известной как Illuminati. Очень трудно <text:span text:style-name="T984">продолжительное</text:span> время смотреть в тот странный одинокий глаз венчающий пирамиду, что находится на любом долларе, и не начать верить в эту историю, мало-помалу. Слишком много анархистов Европы 19-го столетия—Бакунин, Прудон, Салверио Прискиа—были Масонами, чтобы это оставалось чистой случайностью. Любители глобального заговора, не все из <text:span text:style-name="T984">которых</text:span> Католики, могут рассчитывать на Масонов для пары хороших страшилок и бездн, когд<text:span text:style-name="T984">а</text:span> ничто другое не срабатывает. Одн<text:span text:style-name="T984">ой</text:span> из лучших в классике Причудливых Масонских Историй <text:span text:style-name="T984">остаётся та, где</text:span> Доктор Ливингстон (<text:span text:style-name="T1">living stone</text:span>? ну, ещё бы) забрёл в местную деревню, даже и не в сердце, а в подсознании Самой Тёмной-<text:span text:style-name="T984">Претёмной</text:span> Африки, такое место, такое племя, что никогда раньше не видал: костры в тишине, непостижимые взгляды, Ливингстон подходит к вождю деревни и выдаёт ему высший знак Масонов—вождь этот знак распознаёт, отвечает на него, улыбка до ушей, и распоряжается предоставить вс<text:span text:style-name="T984">евозможную</text:span> братскую гостеприимность белому пришельцу. Но вспомним, что Др. Ливингстон, как и Вернер фон Браун, родился вблизи Весеннего Равноденствия и должен был смотреть в лицо Миру с <text:span text:style-name="T984">наи</text:span>особенн<text:span text:style-name="T984">йшей</text:span> из особых точек Зодиака…. Ну, и не забывайте где эти Масонские Таинства вообще берут начало. (Сверьтесь с Ишмаелом Ридом. Он по этой теме натаскан больше, чем вы <text:s/>тут <text:span text:style-name="T984">встретите</text:span>). </text:p>
      <text:p text:style-name="P271">Мы должны никогда не забывать также знаменитого Миссурийского Масона Гарри Трумена: занимающего, благодаря смерти, должность в этом же самом Августе 1945, уперев <text:span text:style-name="T985">свой</text:span> контрольный палец на клитор Мисс Инолы Гэй, доводя её до превращения 100 000 жёлтеньких людей в то, что станет мелким испарение вышкварок вморщенных в спёкшееся крошево их города на Острове Моря…. </text:p>
      <text:p text:style-name="P271">К тому времени как вступил Бле<text:span text:style-name="T985">н</text:span>д, Масоны давно-давно дегенерировали уже просто в ещё один клуб бизнесменов. Право же, просто стыд. Бизнес всякого рода, на протяжении столетий, атрофировал определённые рецепторы чувств и области человеческого мозга, так что для большинства членов принимающих участие, нынешние ритуалы были не более, <text:span text:style-name="T985">а возможно и</text:span> <text:s/>менее, чем пустая клоунада. Не для всех из них, впрочем. Время от времени сталкиваешься с заскоком вспять из времён минувших. Лайл Бленд оказался одним из них. </text:p>
      <text:p text:style-name="Text_20_body">Ма<text:span text:style-name="T985">й</text:span>я этих Масонских ритуалов очень, очень древняя. И в те давние дни она работала. Но время шло, и она начала применяться для показухи, для консолидации того, что было всего лишь мирской видимостью власти, она начала утрачивать свою крутость. Однако, слова, жесты, действия более менее верно блюлись на протяжении тысячелетий, при всей угрюмо<text:span text:style-name="T985">й</text:span> <text:soft-page-break/>рационализации Мира, так что магия всё ещё тут, хоть и подспудно, ей нужно лишь прикоснуться к правильно направленной голове, чтобы снова заяви<text:span text:style-name="T985">ть</text:span> о себе. </text:p>
      <text:p text:style-name="Text_20_body">Бленд обнаружил, что возвращаясь к себе домой в Бикон Хилл поздно ночью после собраний, он не может заснуть. Ляжет на диване в своём кабинете, не думая ни о чём таком особенном, и вдруг резко вскинется, сердце бьётся чуть не выскочит, и он знает, что только что <text:span text:style-name="T985">побывал</text:span> где-то, но без понятия что <text:span text:style-name="T985">происходило</text:span> в этот отрезок времени. Старые часы Американская Империя бьют в гулкой прихожей. Зеркало Жирандол переходившее от поколения к поколению Блендов, накапливая образы в ртутный общий фонд, куда Бленд страшился заглядывать. В другой комнате его жена, с её варикозом и религиозностью, постанывала во сне. Что это с ним творится? </text:p>
      <text:p text:style-name="P271">В ночь после следующего собрания, лёжа дома на спине на привычном диване, покрывшись <text:span text:style-name="T1">Журналом Уол-Стрит</text:span>, где ничего нет такого<text:span text:style-name="T985">6</text:span> о чём он бы ещё не знал, Лайл Бленд поднялся над своим телом, примерно на полметра, лицом вверх, понял где он и <text:span text:style-name="T76">шлюссь</text:span>! вплеснулся обратно. Там он и лежал, в самом сильном испуге за всю свою жизнь, сильнее даже чем в Белле Вуд—не из-за того что только что оставлял своё тело, а потому что знал: это лишь <text:span text:style-name="T1">первый шаг</text:span>. Следующим шагом станет переворот в воздухе и взгляд обратно. Древняя магия на<text:span text:style-name="T985">стиг</text:span>ла его. Он отправляется в странствие. Он знал, что не может не следовать этому пути. </text:p>
      <text:p text:style-name="P271">Ему потребовался месяц или два, пока начал получаться переворот. Когда это произошло, он чувствовал это переворотом не столько в пространстве, как в его собственной истории. Необратимо. Тот Бленд, что вернулся воссоединиться с инертным белым вместилищем, распростёртым животом кверху, за тысячи лет под ним, изменился навсегда. </text:p>
      <text:p text:style-name="Text_20_body">Очень скоро он стал проводить большую часть своего времени на том диване, и едва ли хоть сколько-то вообще на Стейт-Стрит. Его жена, которая никогда ни о чём не спрашивала, неясно передвигалась в комнатах, обсуждая лишь дела по дому, иногда получала ответы, если Бленду случалось на тот момент находиться в своём теле, но чаще нет. Странного вида люди начали появляться у дверей, даже не предупредив по телефону. Мурашки, иностранцы с тонированной лоснящейся кожей, жировиками, ячменями на глазу, с кист<text:span text:style-name="T985">ой</text:span>, порченными зубами, <text:span text:style-name="T985">хромоногие</text:span>, уставятся <text:span text:style-name="T986">и смотрят</text:span> или же—что ещё хуже—со Странными Отсутствующими Улыбками. Она пускала их в дом, всех подряд, и дверь кабинета тихонько запиралась за ними, у неё перед лицом. Ей ничего не удавалось расслышать кроме бормочущих голосов, на некоем, казавшимся ей иностранным, языке. Они инструктировали её мужа в технике странствия. </text:p>
      <text:p text:style-name="Text_20_body">Случались, хотя редко, <text:span text:style-name="T990">и </text:span>в географическом пространстве путешествия предпринятые на север по очень синим, огненно синим, морям, холодным, с толп<text:span text:style-name="T986">ящимися</text:span> льдин<text:span text:style-name="T986">ами</text:span>, к заключительным стенам льда. Мы заблуждались в своих суждениях, роковым образом: мы уделяли больше внимания всяким Пири и Нансенам, которые вернулись—и хуже того, мы называли их деяния «успехом», хотя у них был провал. Потому что они вернулись обратно, вернулись к славе, к восхвалениям, они провалились. Мы плакали лишь о сэре Джоне Франклине и Саломоне Андрэ: скорбели над их могилами и костями, не замечая в несчастном мёрзлом мусоре оглашения их победы. К тому времени когда у нас появилась технология сделавшая подобные вояжи лёгкими, мы давно уже утопили в многословности всякую возможность отличать победу от поражения. </text:p>
      <text:p text:style-name="Text_20_body"><text:soft-page-break/>Что нашёл Андрэ в полярных исследованиях: о чём нам <text:span text:style-name="T986">следовало</text:span> узнать? </text:p>
      <text:p text:style-name="Text_20_body">Бленд, всё ещё <text:span text:style-name="T986">подмастерье</text:span>, всё ещё не отряс свою нежную склонность к галлюцинированию. Он знает где он находится, когда он там, но по возвращении ему кажется, что он путешествовал глубже истории: что история это сознание Земли, состоящее из слоёв, уходящие на большие глубины, слоя история аналогичные слоям угля в теле Земли. Иностранцы сидят в его гостиной, шипят над ним, оставляют гадкую плёнку кожного жира на всём, к чему прикоснуться, стараются направлять его через этот этап, явно недовольные тем, что им кажется вкусами бездельника и пошляка. Он возвращается вне себя от всего с чем там столкнулся, от членов астрального IG, чья миссия—как Ратенау на самом деле возвещал через медиума Петера Сачсу—за пределами мирского добра и зла: подобные различия там не имеют смысла…. </text:p>
      <text:p text:style-name="Text_20_body">– Сссамо ссобой,– все <text:span text:style-name="T986">вылупились</text:span> на него,– но зачем тогда говорить «тело и дух»? Зачем делать такое различие? </text:p>
      <text:p text:style-name="Text_20_body">Потому что трудно не изумляться открыти<text:span text:style-name="T986">ю</text:span>, что Земля живая тварь, после стольких лет как представлял тупой кусок булыги обнаружить <text:span text:style-name="T986">вдруг </text:span>тело и душу, он чувствует себя ребёнком снова, ему известно, что теоретически он не должен проникаться, но всё же любит это своё ощущение чуда, что он снова нашёл его, пусть даже так поздно, даже зная, что скоро придётся расстаться…. Узнать что Гравитация, настолько принимаемая за должное, на самом деле нечто сверхъестественное, Мессианское, внечувственное, для телосознания Земли… прижавшей к своему святому центру останки исчезнувших видов жизни, собравшей, упаковавшей, переменившей, переустроившей и пересоткавшей молекулы, что снова <text:span text:style-name="T986">извлекаются</text:span> наверх Кабалистами каменоугольных смол с той стороны, которых Бленд замечал в своих странствиях, берутся выпаренными, раздразнёнными до разделения, изложенными до самой последней метатезы прикладной магии, комбинирующей и перекомбинирующей их в новые синтезы— «Забудь о них, они ничем не лучше, чем Кли<text:span text:style-name="T986">п</text:span>от, пуст<text:span text:style-name="T986">ая</text:span> <text:span text:style-name="T986">скорлупа</text:span> мертвецов, ты не должен тратить время на них….» </text:p>
      <text:p text:style-name="Text_20_body">Остальные из нас, не избранные для роли посвящённых, оставленные на внешней стороне Земли, на милость Гравитации, которую мы ещё только-только начинаем обучаться находить и замерять, <text:span text:style-name="T986">вынуждены</text:span> всё так же блуждать в пределах веры наших передних долей в Палнейшии Сатвецтвия, надеясь, что для всякой пси-синтетики взятой от Земной души имеется молекула, светская, более или менее обычная и обозначенная, с этой стороны—барахта<text:span text:style-name="T986">ть</text:span>ся бесконечно среди пластиковой мелочёвки, отыскива<text:span text:style-name="T986">ть </text:span>в каждой Глубинное Значение, в попытках <text:span text:style-name="T986">с</text:span>низать их все вместе, как члены степенного ряда, в надежде вычленить потрясающую и тайную Функцию, чьё имя, как изменённое имя Бога, нельзя произносить… пластиковый саксофон <text:span text:style-name="T1">звучит сверхъестественным тембром</text:span>, флакон для шампуня <text:span text:style-name="T1">отраж</text:span><text:span text:style-name="T76">ённое</text:span><text:span text:style-name="T1"> эго</text:span>, Приз в пачке Крекеров <text:span text:style-name="T1">одноразовая </text:span><text:span text:style-name="T77">радость</text:span>, корпус бытовой техники <text:span text:style-name="T1">обтекатель ветров познания</text:span>, бутылочки младенцев <text:span text:style-name="T1">умиротворение</text:span>, мясные пакеты <text:span text:style-name="T1">сокрытие убиения</text:span>, пакеты для химчистки <text:span text:style-name="T1">детское удушение</text:span>, садовые шланги <text:span text:style-name="T76">нескончаемое</text:span><text:span text:style-name="T1"> напоение пустоши</text:span>… но чтобы свести их вместе, при их уклончивом упорстве и нашей <text:span text:style-name="T987">обойдённости</text:span>… придать какой-то смысл, отыскать ничтожнейший осколочек истины в такой массе копирования, такой массе отходов... </text:p>
      <text:p text:style-name="P272"><text:soft-page-break/>Повезло <text:span text:style-name="T987">же </text:span>Бленду, освободиться от всего этого. Однажды вечером он созвал вс<text:span text:style-name="T987">ю</text:span> свою семью вокруг дивана с его кабинете. Лайл, Младший, прибыл из Хьюстона сотрясаясь в начальной стадии гриппа от контакта с миром, где кондиционированный воздух не является столь необходимым условием жизни. Клара прикатила из Бенингтона, а Бадди прибыл поездом из Кембриджа. –«Как вы знаете»,– объявил Бленд,– «в <text:span text:style-name="T987">последнее</text:span> время я немножко путешествовал».– На нём был простой белый халат, а в руках красная роза. <text:span text:style-name="T987">Выглядел</text:span> он нездоровым, все впоследствии сошлись на этом: кож<text:span text:style-name="T987">а</text:span> и глаза его отличались чистотой, которая редко встречается, кроме как в определённые дни весны, в определённых широтах, перед сам<text:span text:style-name="T987">ы</text:span>м рассветом.– «Я заметил»,– продолжал о<text:span text:style-name="T987">н</text:span>,– «что всякий раз я удалялся всё дальше и дальше. Сегодня я отправляюсь навсегда. То есть, уже не вернусь. Так что я хотел проститься со всеми вами и сообщить, что вы будете обеспечены».– Перед этим он повидал своего друга Кулриджа («Горяч<text:span text:style-name="T987">ку</text:span>») Шорт<text:span text:style-name="T987">а</text:span> на Стейт-Стрит в юридической фирме Салитьери, Пурр, Де Брутус и Шорт, и проверил, что все финансы семьи были в полном порядке.– «Хочу, чтоб вы знали, я всех вас люблю. Остался бы <text:span text:style-name="T987">ещё</text:span>, но должен идти. Надеюсь, вы меня понимаете». </text:p>
      <text:p text:style-name="Text_20_body">Один за другим, его семья подошли проститься. Похлопывания, поцелуи, рукопожатия закончены, Бленд откинулся в последнее объятие того дивана, закрыл глаза с неясной улыбкой... Чуть погодя, он почувствовал, что начинает всплывать. Наблюдавшие расходятся относительно точного времени. Около 9:30 Бадди ушёл посмотреть <text:span text:style-name="T1">Невесту Франкенштейна</text:span>, а миссис Бленд накрыла безмятежное лицо пыльным куском ситцевой драпировки, полученной в подарок от одной из её племянниц, которая никогда не пон<text:span text:style-name="T988">имала</text:span> её вкуса.</text:p>
      <text:p text:style-name="P427"><draw:frame draw:style-name="fr2" draw:name="Image68" text:anchor-type="paragraph" svg:width="6.9252in" svg:height="0.3661in" draw:z-index="68"><draw:image xlink:href="Pictures/1000000000000B720000009B428C9716555D8079.png" xlink:type="simple" xlink:show="embed" xlink:actuate="onLoad" loext:mime-type="image/png"/></draw:frame></text:p>
      <text:p text:style-name="P427">Ветреная ночь. Крышки войсковых канистр летают с бряканьем по плацу. Часовые от нечего делать практикуют Салют Королевы Анны. Порою налетают порывы ветра, что раскачивают джипы на их рессорах, пустые тягачи и гражданские грузовые—бамперы постанывают, басовито, от неудовольствия… на макушках ветра шевелятся живые сосны, в строю на последнем песчаном обрыве к Северному морю…. </text:p>
      <text:p text:style-name="Text_20_body">Шагая скорым шагом, но не в ногу, через исчёрканные грузовиками промежутки тут, на старом заводе Круппа, Доктора Мафидж и Спонтун имеют вид кого угодно, но только не заговорщиков. Моментально принимаешь их за то, что они из себя и представляют: крохотный плацдарм Лондонской респектабельности в этом ночном Каксэвене—туристы в этой полуцивилизованной колонии сульфы рассыпанной в колодцы крови, серратов и турникетов, колонии врачей наркоманов и санитаров садистов, которую они избежали при Прохождении, у брата Мафиджа высокий пост в одном из министерств, Спонтун признан негодным из-за странной истерической стигмы, что совпадает очертаниями с формой туза пик и почти такого же цвета, которая появляется у него на левой щеке в моменты <text:span text:style-name="T992">крайнего</text:span> стресса, сопровождающаяся жуткой мигренью. Всего лишь пару месяцев назад они чувствовали себя такими же полностью мобилизованными как и любой Британский гражданин беспрекословно исполняющий распоряжения правительства. В отношении данной миссии, однако, у обоих сейчас глубокие сомнения характерные мирному времени. Как быстро движется нынче история. </text:p>
      <text:p text:style-name="P273"><text:soft-page-break/>– Не представляю, почему он обратился к нам,– Мафидж поглаживает свою <text:span text:style-name="T1011">зауженную</text:span> бороду (жест смотрится всего лишь бесконтрольным), говор<text:span text:style-name="T992">ит</text:span> голосом слишком, пожалуй, мелодичным для человека его массы,– ему наверняка известно, я <text:s/>не практиковал <text:span text:style-name="T992">такого </text:span>с ’27-го </text:p>
      <text:p text:style-name="Text_20_body">– Мне приходилось ассистировать пару раз во время интернатуры,– вспоминает Спонтун.– Тогда была большая мода в психиатрических заведениях, знаете. </text:p>
      <text:p text:style-name="Text_20_body">– Могу назвать пару Государственных Институтов, где это в моде до сих пор,– медики обмениваются хмыканьем, полные той Британской <text:span text:style-name="Emphasis">Weltschmerz</text:span>, что выглядит такой неприкаянной на лицах страдающих ею.– Так, выходит вы, Спонтун, предпочитаете проассистировать мне, я правильно понял? </text:p>
      <text:p text:style-name="Text_20_body">– О, по любому, знаете ли. То есть, никто ж не будет стоять над головой с журналом, понимаете, записывать как всё идёт. </text:p>
      <text:p text:style-name="Text_20_body">– Ну, это как сказать. Вы же слушали? Вы не заметили некую... </text:p>
      <text:p text:style-name="Text_20_body">– Горячность. </text:p>
      <text:p text:style-name="Text_20_body">– Зацикленность. Не знаю, может Пойтсмен теряет хватку.– Звучит тут как у Джеймса Мэйсона: «Тэ(х)ряет х(у)ватку». </text:p>
      <text:p text:style-name="Text_20_body">Теперь они смотрят друг на друга, отрывочные ночные ландшафты Марстонских приютов для животных и запаркованных автомобилей затемнённо плавают сливаясь позади каждого из лиц. Ветер несёт запахи морской воды, пляжа, бензина. Отдалённое радио наст<text:span text:style-name="T992">р</text:span>оенное на волну Программ<text:span text:style-name="T992">ы</text:span> Объединённых Сил передаёт Сэнди Макферсона за Органом. </text:p>
      <text:p text:style-name="Text_20_body">– О, да мы все...– начинает Спонтун, но оставляет незаконченным. </text:p>
      <text:p text:style-name="Text_20_body">– Вот и пришли. </text:p>
      <text:p text:style-name="Text_20_body">Ярко освещённый офис увешан малиново-губыми, ножко-сосисочными настенными плакатами Девушки Петти. Кофеварка шипит в углу. Тут же запах прогорклой ваксы для обуви. Капрал сидит забросив ноги на стол, поглощён чтением книги комикса Американская Зайка. </text:p>
      <text:p text:style-name="Text_20_body">– Слотроп,– в ответ на вопрос Мафиджа,– да, да, Янки в этом, в костюме свиньи. Ну, приходит уходит постоянно. Совершенно сдвинутый. А вы что за контора, M.I. 6 или как там? </text:p>
      <text:p text:style-name="Text_20_body">– Нам не положено это обсуждать,– уточняет Спонтун. Малость представляет себя Найландом Смитом, Спонтун этот самый.– Вам известно где мы можем найти генерала Виверна? </text:p>
      <text:p text:style-name="Text_20_body">– В такое время ночи? На свалке спирта, скорее всего. Идите вдоль путей, туда где шум. Если б не дежурство, я б сам уже там был. </text:p>
      <text:p text:style-name="Text_20_body">– Костюм свиньи,– хмурится Мафидж. </text:p>
      <text:p text:style-name="Text_20_body">– Большой блин костюм свиньи, розовый, и синий, клянусь,– отвечает Капрал.– Сразу узнаете, как увидите. Сигареты не найдётся у кого-нибудь, джентльмены, случайно? </text:p>
      <text:p text:style-name="Text_20_body">Звуки гулеванья докатываются до них, пока топают вдоль путей, мимо сцепок пустых платформ и железнодорожных цистерн. «Свалка спирта». </text:p>
      <text:p text:style-name="Text_20_body"><text:soft-page-break/>– Горючее для их Нацистких ракет, мне говорили. Когда те у них вообще <text:span text:style-name="T992">вз</text:span>летали. </text:p>
      <text:p text:style-name="P273">Под холодным зонтом голых элект<text:span text:style-name="T992">р</text:span>оламп сбилась толпа Армейского персонала, Американских моряков, девушек ФАВСЗ, и Германских <text:span text:style-name="Emphasis">fräulein</text:span>'нок. Братаются, все для одного, бесстыдно, среди шума, который перерастает, когда Мафидж и Спонтун достигают края сборища, в песню, а в центре, с добрячей стопкой, каждая рука охватывает улыбчиво расхристанную кралю, раскраснелое лицо апоплектично полиловело под этим освещением, всё тот же самый генерал Виверн, которого мы встречали в офисе Пойнтсмена ещё в Доме-Двенадцать. Из железнодорожной цистерны, чьё содержимое, этиловый спирт, раствор 75%, оповещается кричаще белым трафаретом на её стенке, торчат тут и там краны, под которые подставляется и отводится невероятное количество кружек, фарфоровых чашек, кофеварок, мусорных вёдер и прочих ёмкостей. Укулеле, казу, губные гармошки и на ходу изобретённые, всех не перечесть, железные стучалки аккомпанируют песне, передающей невинный салют Послевойне, надежде на близкий конец дефицитов, конец Строгой Экономии: </text:p>
      <text:p text:style-name="P555">Вот и пришло—</text:p>
      <text:p text:style-name="P555">Обжираловки время! </text:p>
      <text:p text:style-name="P555">Обжираловки время! </text:p>
      <text:p text:style-name="P555">Пора залезать в морозилку— </text:p>
      <text:p text:style-name="P555">О, да, наконец </text:p>
      <text:p text:style-name="P555">Обжираловки время, </text:p>
      <text:p text:style-name="P555">Обжираловки время, </text:p>
      <text:p text:style-name="P555">А как пожуёщь, вернёшься ещё, ещё пожевать! </text:p>
      <text:p text:style-name="P555">Ах, обжираловки время! </text:p>
      <text:p text:style-name="P555">Не ново оно, но всегда грандиозно, </text:p>
      <text:p text:style-name="P555">Обжираловки время, </text:p>
      <text:p text:style-name="P555">Так жуй, сколько влезет, жууууй! </text:p>
      <text:p text:style-name="P273"/>
      <text:p text:style-name="P273">Следующий куплет солдаты и матросы вместе восемь тактов, девушки последующие столько же, генерал Виверн ещё восемь за ними, и <text:span text:style-name="Emphasis">tutti</text:span> её допевают. Затем вступают укелеле и казу и всё прочее, чтобы любой и каждый пустился в пляс, чёрные шейные платки плещут вокруг словно усы эпилептичных негодяев, изысканные сеточки для волос послабляются, выпуская локоны из-под паутинки на тугих завитушках, подолы платьев вздёрнуты показать коленки и края чулков с довоенным кружевом Клуни, хрупкое порхание дымчатых крыльев летучей мыши тут под белым электричеством… в заключительном припеве парни хороводят по часовой стрелке, девушки против часовой, ансамбль раскручивается узором розы, из гущи которого распущено хмыкающий пьянчуга генерал Виверн, бокал над головой, приподнят кратко, как вставшая торчком тычинка. </text:p>
      <text:p text:style-name="Text_20_body"><text:soft-page-break/>Почти единственный кто в этом не участвует, помимо двух подкрадывающихся хирургов, Моряк Бодайн, которого мы оставили, если припомнишь, за шалостями в ванне жилища Кислоты Бумера в Берлине. Сегодня в безукоризненном парадно-белом, строголикий и трезвый, он утомлённо бродит среди гуляк, густая поросль волос из-под манжет джемпера и в V-разрезе под шеей, растущие столь изобильно, что на прошлой неделе он отпугнул и потерял поставщика прямиком из Китай-Бирма-Инди<text:span text:style-name="T993">йского</text:span> Театра Военных Действий с почти тонной марухи, который по ошибке принял его за морской вариант легендарного йети, он же отвратный снежный человек. Для возмещения профуканного в тот раз, Бодайн в эту ночь устраивает Первый Международный Бой на Чвырлах, между Авери Пёрфлом, сослуживцем из его корабельной команды, и Английским Коммадосом по имени Сент-Джон Бладери. «Делайте ставки, да да, ставки поровну 50/50»,– объявляет обходительный крупье Бодвайн, пропихиваясь меж тел столпившихся, многим из которых далеко до вертикальности, с пачкой оккупационных сертификатов зажатой в одной из мохнатых рук. Другою, время от времени, он подтягивает из-за спины квадрат большого отложного воротника своего джемпера, чтобы туда высморкаться, люверсы вдоль края его тельняшки моргают, электрические лампочки пляшут над головой от поднятого им шквала, его персональные несколько теней мечутся во все стороны и сливаются с остальными. </text:p>
      <text:p text:style-name="Text_20_body">– Приветики, кореш, опиата надо?– крохотные красные глазки в широченном розовом пудинге лица, и алчная улыбка. Это Альберт Криптон, старший санитар корабля США <text:span text:style-name="Emphasis">Джон Е. Бадас</text:span>, который тут же добывает из потайного кармана джемпера стеклянный флакончик полный белых таблеток.– Кодеин. Джексон, прекрасно—держи. </text:p>
      <text:p text:style-name="Text_20_body">Бодайн безудержно чхает и утирает сопли рукавом,– Только не для ёбаной простуды, Криптон. Спасибо. Ты видел Авери? </text:p>
      <text:p text:style-name="Text_20_body">– Он в прекрасной форме. Заканчивал предстартовый разогрев в пизде раком, когда я на них наткнулся. </text:p>
      <text:p text:style-name="Text_20_body">– Слышь, старина,– начинает предприимчивая морская душа. Текст расшифровывается в 3 унции кокаина. Бодвайн кончает парой смятых примечаний.– В полночь, если можешь. Скажи ему встретимся у Пуци после боя. </text:p>
      <text:p text:style-name="Text_20_body">– Замётано. Ты возле казарм прошвырнулся?– Похоже вернувшиеся с театра в КБИ собираются там для мрамор игр шариками опиума. Можешь зашибать сотнями, если рука набита. Санитар Криптон прячет деньги в карман и оставляет Бодвайна покручивать большим пальцем в раздумьи на эту тему, движется дальше, где вдоволь чего полапать, останавливается хлебнуть из снарядной гильзы хлебного спирта с виноградным соком, не прекращая сбыта кодеина в таблетках. У него случается краткий прокол паранойи, когда появляются пара ВэПэшников в красных шапках, поглаживая свои членодубинки и поглядывая на него, как ему представляется, многозначительными взглядами. Он отскальзывает в ночь, сматывается на виражах через тёмное небо. Успокаивает его патентованная микстура известная как Блюз Криптона, после чего следует головокружительный переход в диспансер, не без моментов глубокой отключки внимания. </text:p>
      <text:p text:style-name="P274">Внутри, его поставщик, Фармацевт Бёрдбери, дирижирует заключительным актом <text:span text:style-name="Emphasis">La Forza del Destino</text:span> с треском льющейся от Радио Люксембург, а заодно и подпевает. Рот его защёлкивается, <text:soft-page-break/>когда Криптом врулил в помещение. Вместе с ним нечто похожее на гигантскую, разноцветную свинью, плюшевая опушка её одеяния тут и там зализана в обратную сторону, что расширяет доступный спектр расцветки. –«<text:span text:style-name="T1">Микрограмм</text:span>»,– Криптон драматично потрясает головой,– «всё правильно, микрограмм, а не миллиграмм. Бёрдбери дай мне чего-нибудь, у меня передозняк». </text:p>
      <text:p text:style-name="Text_20_body">– <text:span text:style-name="T1">Тшш</text:span>.– Складки на высоком лбу аптекаря поперечно скрещиваются от сооперности. Криптон проходит вглубь к полкам и наблюдает освещённую комнату сквозь бутыль болеутоляющего, пока не закончилась опера. Возвращается как раз вовремя, чтобы услышать вопрос свиньи: «Ну а куда ещё он мог пойти?» </text:p>
      <text:p text:style-name="Text_20_body">– Мне доходит через третьи руки,– Бёрдбери кладёт шприц, которым дирижировал.– Спроси вон Криптона, он чаще выходит в свет. </text:p>
      <text:p text:style-name="Text_20_body">– Приветики, кореш,– грит Альберт,– как насчёт сделать прививочку? </text:p>
      <text:p text:style-name="Text_20_body">– Я слышал Шпрингер приезжает сегодня. </text:p>
      <text:p text:style-name="Text_20_body">– Впервые слышу. Но смотайся к Пуци, тут-то зачем торчать. Такие все дела там делаются. </text:p>
      <text:p text:style-name="Text_20_body">Свинья оглядывается на часы на стене: «Сегодня распорядок малость сковырнутый, вот и всё». </text:p>
      <text:p text:style-name="Text_20_body">– Слушай Криптон, тут большая шишка из ГПОГ нагрянет с минуты на минуту, так что как знаешь, только….– Они препираются о трёх унциях кокаина, свинья принялась благовоспитанно листать старый<text:span text:style-name="Emphasis"> News of the World</text:span>. Вскоре, припластыривая последнюю из наполненных кристаллами бутылочек на свою голую ногу, Криптон приглашает всех на бой чвырлами. –«Бодайн собрал крупные ставки. Народ прибывает со всей Зоны». </text:p>
      <text:p text:style-name="Text_20_body">– <text:span text:style-name="T1">Моряк</text:span> Бодайн?– спрашивает изумлённая плюшевая свинья. </text:p>
      <text:p text:style-name="Text_20_body">– Он король Каксэвена, Хрюша. </text:p>
      <text:p text:style-name="Text_20_body">– Ну, мне случалось выполнять его поручение в Берлине. Скажи ему Ракетмэн грит привет. </text:p>
      <text:p text:style-name="Text_20_body">Криптон, клёш подвёрнут кверху, открывая бутылочку, просто убедиться что там в ней у него, застывает вылупившись: «Это ты про тот гашиш?» </text:p>
      <text:p text:style-name="Text_20_body">– Ага. </text:p>
      <text:p text:style-name="P428">Криптон внюхивает большую щепоть снежинко-белого в ноздри, <text:span text:style-name="T994">за </text:span>прав<text:span text:style-name="T994">ой в </text:span>леву<text:span text:style-name="T994">ю</text:span>. Мир проясняется. Горькие сопли начинают стягиваться в упрямый кулак в глубине его горла. Потсдамский Съём уже составная часть фольклора Зоны. Может эта тут свинья хочет примазаться к славе Ракетмэна (в существовании которого Криптон никогда не был уверен)? Кокаиновые подозрения, ползучие и паскудные как крысы… блеск флаконов тысячи <text:span text:style-name="T995">оттенков</text:span>, голоса из радио, спинка и рукав мохнатого пальто свиньи пока Криптон тянется погладить… нет ясно, что свинья ничего не высматривает, не лягавый, не сбывает товар и никого не <text:span text:style-name="T995">собирается</text:span> <text:span text:style-name="T995">нагреть</text:span>…. –«Просто хотелось посмотреть как оно на ощупь, понимаешь»,– грит Криптон. </text:p>
      <text:p text:style-name="Text_20_body">– Конечно.– Тут, откуда ни возьмись, в дверях полно красных касок, кожи, меди. Криптон стоит не шелохнётся, в одной руке крышка от открытого кокаина. </text:p>
      <text:p text:style-name="Text_20_body"><text:soft-page-break/>– Слотроп?– Сержант, что тут за главного выступает вперёд, рука сбоку на кобуре с пистолетом. Свинья взглядывает на Бёрдбери, который покачивает головой, нет, не я, <text:span text:style-name="T995">типа </text:span>как бы хочет сказать. </text:p>
      <text:p text:style-name="Text_20_body">– И не я тоже,– Криптон считает нужным вставить. </text:p>
      <text:p text:style-name="Text_20_body">– Ну кто-то ж заложил,– бормочет свинья, по виду очень обидевшись. </text:p>
      <text:p text:style-name="Text_20_body">– Секундочку,– шепчет Альберт. Затем к ВП,– прошу прощения,– делает два шага к выключателю на стене и гасит свет, Слотроп моментально рванул сквозь все вопли мимо стола Бёрдбери <text:span text:style-name="Emphasis">бу-бух</text:span> в высокие полки с лекарствами, от которые его соломенное брюхо спружинивает, но они потом падают на кого-то ещё с оглушительным грохотом стекла и воплем—дальше по чёрной темени прохода, выставив руки, чтоб не наткнуться, к задней двери, где встречает Криптона. </text:p>
      <text:p text:style-name="Text_20_body">– Спасибо. </text:p>
      <text:p text:style-name="Text_20_body">– Скорее. </text:p>
      <text:p text:style-name="Text_20_body">Снаружи они срезают к востоку, в сторону Эльбы и доков, несутся с топотом, оскальзываясь на грязи луж, спотыкаясь через глубокие колеи грузовиков, ветер взвихряется среди ангаров, хлещет им в лицо, кокаин крапает маленькими белыми всплесками из-под левого клёша Криптона. Позади них облавщики орут и светят фонарями, но похоже не знают куда они делись. Хорошо. «Иди дорогой жёлтых кирпичей»,– напевает Альберт Криптон, высоко,– «иди дорогой жёлтых кирпичей»,– это ещё что, неужели он, да, так и есть, <text:span text:style-name="T1">скачет вприпрыжку</text:span>…. </text:p>
      <text:p text:style-name="Text_20_body">Совсем скоро, задыхаясь, они прибывают на пирс, где <text:span text:style-name="Emphasis">Бэдас</text:span> и его отряд, четвёрка туманно-серых подлодок-поросят, пришвартованы, к предстоящему бою на чвырло-ложках в центре шаткой, крикливой толпы гражданских и военных пьяниц. Жилистый Авери Пёрфл, бакенбарды гладки словно котика мех в бледном свете, Адамово яблоко проворачивается по четыре-пять нервно взвинченных циклов в минуту, пританцовывает вокруг своего противника, безмятежно быковатого Сент-Джон Бладери, чвырло-ложки обоих в позиции выжидания, заточенные края отблескивают. </text:p>
      <text:p text:style-name="Text_20_body">Криптон прячет Слотропа в мусорный ящик и отправляется на поиски Моряка Бодайна. После нескольких коротких, посверкивающих финтов, Пёрфл переходит в ближний, быстрый как боевой петух. Косым высоким, который Бладери пытается парировать тройным, Пёрфл рассекает блузу К<text:span text:style-name="T995">о</text:span>мандоса и пускает кровь. Но когда он пытается отпрыгнуть, похоже задумчивый Бладери водрузил свой увесистый боевой ботинок на пижонистый туфель Американца и припечатал к месту, где стоит. </text:p>
      <text:p text:style-name="Text_20_body">Устроитель Бодайн и два его поединщика яркие кристалы просвещённости в этом отравленном сером сборище: добрая половина толпы пребывает в предгорьях потери сознания, а остальные не вполне уверены что вообще тут происходит. Некоторые думают, что Пёрфл и Бладери в натуре озверели друг на друга. Другим кажется , что это всё для смеха и они хохочут в подходящие моменты. Время от времени дополнительная пара в<text:span text:style-name="T995">с</text:span>пученных глаз всплывает в ночных надстройках боевых кораблей и они смотрят, смотрят…. </text:p>
      <text:p text:style-name="P275"><text:soft-page-break/>Пёрфл и Бладери сделали выпад, <text:span text:style-name="T995">каждый свой, одновременно</text:span> и теперь находятся <text:span text:style-name="Emphasis">corps à corps</text:span>—со скрежетом и звяком чвырло-ложки сцепились намертво, локти напряглись и упёрлись. Исход зависит от дара сухопарого Пёрфла к обманкам, поскольку Бладери кажется готов удерживать эту позицию всю ночь. </text:p>
      <text:p text:style-name="Text_20_body">– Ракетмэн тут,– Криптон дёргает Бодайна за вланый помятый ворот,– <text:span text:style-name="T1">в</text:span> <text:span text:style-name="T1">свином костюме</text:span>. </text:p>
      <text:p text:style-name="Text_20_body">– Не сейчас, мэн. Ты принёс тот, а!— </text:p>
      <text:p text:style-name="Text_20_body">– Но, но полиция у него на хвосте, Бодайн, где мы его спрячем? </text:p>
      <text:p text:style-name="Text_20_body">– Какая разница, это какой-нибудь раздолбай и больше ничего. Ракетмэну тут делать нечего. </text:p>
      <text:p text:style-name="Text_20_body">Пёрфл отдёргивает черен своего чвырла, переклонившись на сторону, удерживая зубцы своего оружия в замке с зубцами Бладери, тянет <text:span text:style-name="T995">К</text:span>омандоса достаточно долго, чтоб высвободить свою ступню, затем ловко расцепляет ложки и оттанцовывает прочь. Бладери восстанавливает равновесие и пускается в тяжеловесное преследование, применяет серию колющих, а затем перебрасывает чвырло-ложку в другую руку и неожиданно наносит Пёрфлу режущий, глубокая ссадина на шее моряка приходится мимо сонной артерии, но совсем на чуть-чуть. Кровь окропляет белый джемпер, чёрная в свете дуговых ламп. Пот и холодные тени глубоко залегли в подмышках бойцов. Пёрфл, от боли забыв осторожность, налетает на Бладери, вихрь одичало слепых тычков и рубилова, Бладери едва ли нуждаясь в увёртках, покачивается от колен и выше как громадный уверенный пудинг, наконец улучает момент ухватить кисть руки Пёрфла с ложкой и крутануть его, как девушку в коленце джитербага, спиной к себе, его собственное лезвие попрёк Адамова яблока Пёрфла, готовое располовинить. Он подымает глаза, оглядывается, задыхаясь, исходя потом, выискивая местоположение какой-нибудь власти, что просигналит ему прикончить. </text:p>
      <text:p text:style-name="Text_20_body">Ничего: только сон, рвота, содрогания, призрачно цветочный запах этила, основательный Бодайн пересчитывает свой барыш. Никто толком не смотрит. Тут и доходит Бадери, а сразу же и Пёрфлу, объединённым заточенным краем чвырла и ничтожным приложением силы достаточным для того, чтобы наполнить их общий мир смертью, что никто ведь не говорил драться до самого конца, верно? Что каждый получит свою долю, кто бы ни победил, так что разумнее сейчас разойтись и вдвоём <text:span text:style-name="T996">вклещится в</text:span> Бодайн<text:span text:style-name="T996">а</text:span> за платой, <text:span text:style-name="T996">да</text:span> найти перевязочный пакет и йод тоже. И всё же они затягивают своё объятие, Смерть во всей своей мощи напевает им романтичные песни, укоряя, что <text:span text:style-name="T996">ж вы за</text:span> людишки <text:span text:style-name="T996">такие серые</text:span>… <text:span text:style-name="T1">Вот только-</text:span><text:span text:style-name="T78">то</text:span><text:span text:style-name="T1"> и всего, да? И это у вас жизнь называется? </text:span></text:p>
      <text:p text:style-name="Text_20_body">Машина ВП, бибикая, с ревущей сиреной, моргая всеми огнями, подкатывает. Неохотно, Пёрфл и Бладери всё ж расслабляются и, испуская вздох из вздутых щёк, разделяются. Бодайн, с трёх метров, швыряет над головами пробуждающейся толпы толстый пакет с сертификатами, который Командос ловит, <text:span text:style-name="T996">со</text:span>считывая делит, и отдаёт половину Пёрфлу, который уже держит курс к трапу св<text:span text:style-name="T996">о</text:span>ей седой маманьки<text:span text:style-name="Emphasis"> Джон Е. Бэдэс</text:span>, где палубная вахта заметно оживилась и даже карточная игра в корабельной прачечной приостановлена, чтоб каждый мог <text:span text:style-name="T996">вы</text:span>йти полюбоваться большой облавой. Пьянь на берегу приходят в движение, заторможено и не врубаясь в направление. Из-за пределов бледного электрического света прихлынули девушки, <text:soft-page-break/>дрожащие, возбуждённые, взъерошенные, сманить прочь Сент-Джон Бладери под прикрытием приятно-пастельной синтетики и любовных писков. Бодайн и Криптон, с руганью и поворотами крутого слалома пересекают толпу, спотыкаясь о пробуждающихся и спящих, останавливаются у свалочного ящика забрать Слотропа, который восстаёт из кучи яичной скорлупы, пивных банок, жутких конечностей от куриц в жёлтом желе, кофейной гущи и пользованной бумаги, всё это сваливается или сошлёпывается с него, сдёргивает маску и лыбится с приветом Бодайну. </text:p>
      <text:p text:style-name="Text_20_body">– Ракетмэн, пресвятая блядородица, и вправду ты. Что за дела, старина? </text:p>
      <text:p text:style-name="Text_20_body">– Заложили суки, нужно продёрнуть к Пуци.– Подъезжают грузовики в чьи брезентовые тени ВэПэшники начинают загружать всех, кто движется медленнее, чем они. Тут два гражданских, один с бородой, несутся вдоль пирса с воплями: «Костюм свиньи, костюм свиньи, вон он, гляди!», а также: «Эй—Слотроп—стоять! ни с места!» </text:p>
      <text:p text:style-name="Text_20_body">Не тут-то было, Слотроп с громадным треском и хрустом вываливается из мусора и что есть мочи мчит вслед за Бодвайнои и Криптоном, разбрызгивая куриный жир и роняя скорлупу яиц позади себя. Клубмобиль Красного Креста или автостоловая припаркован у следующего гнездовья эсминцев вдоль пирса, его свет аккуратным квадратом выливается на асфальт, симпатичная девушка с причёской Дианы Дёрбин внутри этого обрамления на фоне полок с конфетами, сигаретами, поленницы сэндвичей в вощёной бумаге. </text:p>
      <text:p text:style-name="Text_20_body">– Кофейку, ребята?– улыбается она.– Как насчёт сэндвичей? Сегодня всё распродано кроме как с ветчиной,– затем увидала Слотропа,– о, боже, извините, но…. </text:p>
      <text:p text:style-name="Text_20_body">– Ключ от грузовика,– Бодайн подступает с ухмылкой Кэгни и никелированным пистолетом,– ну-ка,– взводит курок. </text:p>
      <text:p text:style-name="Text_20_body">Суровая хмурость, подбитый ватой пожим плечом: «В замке зажигания, Джексон». А<text:span text:style-name="T996">л</text:span>ьберт Криптон взбирается назад составить ей компанию, пока Бодвайн и Слотроп запрыгивают на передние сиденья и газуют в крутом визжащем развороте мимо двух подбегающих гражданских. </text:p>
      <text:p text:style-name="Text_20_body">– А эт ’щё кто?– Слотроп оглядывается из окна на их кричащие уменьшающиеся фигуры,– ты усёк того птаха с тузом пик на щеке? </text:p>
      <text:p text:style-name="Text_20_body">Бодвайн объезжает кутерьму рядом с <text:span text:style-name="Emphasis">Джон Е.Бэдэс</text:span> и показывает всем соответственный палец. Слотроп откидывается назад на сиденье, вскинув маску свиньи как забрало рыцарского шлема, дотягивается залезть в пачку сигарет в кармане джемпера на Бодвайне, закуривает одну, усталый, так хочется поспать… За спиной его нежданный крик девушки Красного Креста: «Боже мой, что это?» </text:p>
      <text:p text:style-name="Text_20_body">– Смотри,– Криптон само терпение,– берёшь немного на кончик пальца, хорошо, потом закрываешь половину своего носа, а и— </text:p>
      <text:p text:style-name="Text_20_body">– Это кокаин!– голос девушки взвивается до тревожной напряжённости,– вот что это такое! Это героин! Вы <text:span text:style-name="T1">наркоманы</text:span>! и вы похитили меня! О, Боже мой! Да ведь это же, как вы не понимаете, это <text:span text:style-name="T1">Клубмобиль Красного Креста</text:span>! Это собственность Красного Креста! О, спасите меня, кто-нибудь! Они наркоманы! Пожалуйста! На помощь! Остановитесь и выпустите меня! Забирайте грузовик, если хотите, заберите<text:span text:style-name="T1"> всё</text:span>, но, о, пожалуйста, только не— </text:p>
      <text:p text:style-name="Text_20_body"><text:soft-page-break/>– Подержи руль минутку,– Бодвайн оборачивается и направляет свой сияющий пистолет на девушку. </text:p>
      <text:p text:style-name="Text_20_body">– Ты не можешь меня застрелить,– визжит она,– ты бандюга, кем ты себя возомнил, что угнал собственность Красного Креста! Почему бы вам просто—пойти куда-нибудь и—нюхать свой наркотик и—<text:span text:style-name="T1">оставить нас в покое</text:span>! </text:p>
      <text:p text:style-name="Text_20_body">– Пизда,– урезонивает Моряк Бодв<text:span text:style-name="T996">айн</text:span>, спокойным доверительным тоном,– ты ошибаешься. Я <text:span text:style-name="T1">могу</text:span> застрелить тебя. Правильно? Дальше, тебе случилось работать в той тёплой и чудной организации, что сдирала по пятнадцать центов за кофе с пряниками во время Битвы за ёбаную <text:span text:style-name="T1">Бельгию</text:span>, если вправду хочешь знать кто крадёт <text:span text:style-name="T996">от</text:span> ко<text:span text:style-name="T996">го</text:span>. </text:p>
      <text:p text:style-name="Text_20_body">– У кого,– отвечает она намного потише, нижняя губка трепещет довольно, сука, миленько, как убеждается Слотроп в зеркале заднего вида, когда Бодвайн снова берёт руль. </text:p>
      <text:p text:style-name="Text_20_body">– Ого, что это,– Криптон глядит на её зад,– что это у нас тут такое,– залазит под её хаки юбку, пока она стоит расставив длинные ноги, чтоб удержаться на их тарахтящей 60 или 70 миль в час и при странной технике Бодайна вписываться в повороты, которая смахивает на стилизованную форму самоубийства. </text:p>
      <text:p text:style-name="Text_20_body">– Как тебя зовут?– Слотроп улыбается, добродушная <text:span text:style-name="T997">свинья.</text:span> </text:p>
      <text:p text:style-name="Text_20_body">– Ширли. </text:p>
      <text:p text:style-name="Text_20_body">– Тайрон. Как ты? </text:p>
      <text:p text:style-name="Text_20_body">– Тра-ля-ля,– Криптон грабит ящик кассового аппарата, жуёт плитки шоколада и набивает свои носки пачками курева,– любовь нечаянно нагрянет.– Примерно в этот момент Бодайн бьёт по тормозам и их несёт юзом, задница грузовика разворачивается к леденяще освещённой нежданной сцене из постовых с белыми трафаретами на подшлемниках, в белых ремнях, с белыми кобурами, баррикада поперёк дороги, офицер бежит к джипу пригнувшись, что-то орёт в ручную рацию. </text:p>
      <text:p text:style-name="P276">– Дорожный блок, вот блядство,– Бодвайн врубает заднюю, различные товары для военнослужащих валятся со своих полок, пока грузовик разворачивается. Ширли теряет равновесие и дёргается вперёд, Криптон хватается за неё, пока Слотроп склонился взять пистолет с приборной доски, и обнаружил её наполовину перевесившейся через спинку сиденья, когда разворачивается обратно к окну.– Где тут ёбаная первая? Это что, коробка передач Красного Креста? Надо бросать монетку, чтобы переключить,<text:span text:style-name="T1"> эй Ширли</text:span>? </text:p>
      <text:p text:style-name="Text_20_body">– О, боже ты мой,– Ширли прокручивается втиснуться на сиденье между ними, хватает рычаг скоростей,– вот так, придурок.– Позади них выстрелы. </text:p>
      <text:p text:style-name="Text_20_body">– Спасибо,– грит Бодвайн и, присмолив резину в едко дымном визге, они снова срываются с места. </text:p>
      <text:p text:style-name="P429">– Ты в натуре крутой, Ракетмэн, ух-ты,– Криптон разлёгся сзади, предлагая щиколотку и припластыренную бутылочку кокаина Ширли с улыбкой. </text:p>
      <text:p text:style-name="Text_20_body">– Ты только попробуй. </text:p>
      <text:p text:style-name="P277"><text:soft-page-break/>– Нет <text:span text:style-name="T1001">уж, </text:span>спасибо,– грит Ширли,– лучше не буду. </text:p>
      <text:p text:style-name="Text_20_body">– Да давай… о… </text:p>
      <text:p text:style-name="P277">– Откуда эти ВоенПолы там взялись?– Слотроп прищуривается на фонари впереди.– Американцы? Что Американцам делать тут в Британском секторе, ты не знаешь? </text:p>
      <text:p text:style-name="Text_20_body">– Может и нет,– гадает Бодвайн,– может только Береговой патруль, брось, давай не будем паранойнее, чем нам положено…. </text:p>
      <text:p text:style-name="Text_20_body">– Смотри, видишь, я делаю (занюх) это и у меня не растут (занюх) клыки или ещё там что…. </text:p>
      <text:p text:style-name="Text_20_body">– Ну, я просто не знаю,– Ширли развернувшись назад стоит на коленках, груди подпёрты спинкой сиденья, большая гладкая рука деревенской девушке на плече Слотропа для равновесия. </text:p>
      <text:p text:style-name="Text_20_body">– Слушай,– грит Бодайн,– это наличка, или наркота, или что? Просто хочу знать чего ждать, потому что если полиция за— </text:p>
      <text:p text:style-name="Text_20_body">– Только за мной, насколько знаю. Ничего общего, что толкал, тут по другому бурят. </text:p>
      <text:p text:style-name="Text_20_body">– Она как розочка, на ничейной земле,– поёт Криптон, заигрывая. </text:p>
      <text:p text:style-name="Text_20_body">– Зачем тебе к Пуци? </text:p>
      <text:p text:style-name="Text_20_body">– Надо увидеть того Шпрингера. </text:p>
      <text:p text:style-name="Text_20_body">– Не знал, что он подваливает. </text:p>
      <text:p text:style-name="Text_20_body">– Почему все говорят <text:span text:style-name="T998">одно и то же</text:span>? </text:p>
      <text:p text:style-name="Text_20_body">– <text:span text:style-name="T998">Ду,</text:span> <text:span text:style-name="T998">дадно</text:span>,– Ширли берёт тут, только в одну ноздрю,– собсем дебножко, Альбет, <text:span text:style-name="T998">одду</text:span> кабельку. </text:p>
      <text:p text:style-name="Text_20_body">– Просто про него ни слуху какое-то время . </text:p>
      <text:p text:style-name="Text_20_body">– Теперь вдохни, хорошо, хорошо, молодец, <text:span text:style-name="T1">давай</text:span>. Умм, там немножко ещё, ум, типа козявка, не пускает… Сделай ещё, хорошо. Теперь в другую </text:p>
      <text:p text:style-name="Text_20_body">– <text:span text:style-name="T1">Альберт</text:span>, ты сказал только раз. </text:p>
      <text:p text:style-name="Text_20_body">– Слушай, Ракет, если тебя накроют— </text:p>
      <text:p text:style-name="Text_20_body">– Даже и думать не хочу. </text:p>
      <text:p text:style-name="Text_20_body">– Охренеть,– грит Ширли. </text:p>
      <text:p text:style-name="Text_20_body">– Тебе понравилось? Вот ещё капелюшечка. </text:p>
      <text:p text:style-name="Text_20_body">– Что тогда будешь делать? </text:p>
      <text:p text:style-name="Text_20_body">– Ничего. Хотел поговорить с кем-нибудь из того ГПОГ. Узнать что происходит. У нас была встреча, знаешь, без протоколов у аптекаря. Нейтральная территория. Вместо того <text:span text:style-name="T998">нарисовались</text:span> Фараон<text:span text:style-name="T998">ы</text:span>. А потом ещё те два придурка в гражданке. </text:p>
      <text:p text:style-name="Text_20_body">– Ты шпион, или что? </text:p>
      <text:p text:style-name="Text_20_body">– Да <text:span text:style-name="T1">лучше б</text:span> уж я был. Ё-моё. Тогда б хоть знал. </text:p>
      <text:p text:style-name="Text_20_body"><text:soft-page-break/>– Да, звучит хреновенько.– И Моряк Бодвайн ведёт дальше, совсем ему это не нравится, он вдумывается, впадает в <text:span text:style-name="T998">сантименты.</text:span>– Допустим,– чуть погодя,– если тебя, ну, догонят, я б мог дать весточку твоей Маме, или там что. </text:p>
      <text:p text:style-name="Text_20_body">– Моей...– Острый взгляд,– Нет, нет, нет… </text:p>
      <text:p text:style-name="Text_20_body">– Ну, кому-нибудь. </text:p>
      <text:p text:style-name="Text_20_body">– Не могу <text:span text:style-name="T998">н</text:span>и души надумать. </text:p>
      <text:p text:style-name="Text_20_body">– Ух-ты, Ракетмэн…. </text:p>
      <text:p text:style-name="Text_20_body">Пуци оказывается широченным, <text:span text:style-name="T998">отчасти</text:span> укреплённым, домом-усадьбой, что датируется минувшим столетием, свернуть с Дорумской дороги, а там вдоль пары автомобильных колей в песке с тростником и жёсткой травой дюн выросшей между ними, дом сидит словно плот на гребне песчаного холма, что восходит от пляжа с таким неприметным уклоном, что становится водой совсем неожиданно, упокоенной, бледно-солёной, и простирается на мили в Северное море как облака, тут и там чуть серебристее, длинные клеточные или кожные формы, тонкие как покров, застыв под луной, протянулись к Гельголанду. </text:p>
      <text:p text:style-name="Text_20_body">Это место никогда не реквизировали. Никто никогда не видел владельца и даже не знает существует ли «Пуци» вообще. Бодайн загоняет грузовик в то, что когда-то было конюшней и все выходят, Ширли уракает под луной, Криптон бормочет ё-моё, ё-моё, утопая в романтичном настрое. В дверях маленькое недоразумение насчёт пароля с охраной по поводу свинского прикида, но Слотроп козыряет шахматным конём из белого пластика и тот срабатывает. Внутри они находят ярко освещённую и бьющую ключом комбинацию бара, опиумного логова, кабаре, казино и дома <text:span text:style-name="T998">сомнительной</text:span> репутации, комнаты которого полны солдат, матросов, дам, шулеров, победителей, лузеров, заклинателей, толкачей, наркоманов, вуеристов, гомосексуалистов, фетишистов, шпионов и просто любителей компании в поисках её, все говорят, поют или устраивают разборки на уровне шума, который молчащие стены дома глушат от внешнего мира. Духи, дым, алкоголь и пот разливаются по дому в турбуленциях слишком тонких, чтобы увидеть или ощутить. Это текущее празднество, которое никто не додумался завершить: вечеринка победы настолько вечная, так легко собирающая новичков и регулярных участников, что кто его знает, какая победа? в какой войне? </text:p>
      <text:p text:style-name="Text_20_body">Шпрингера нигде не видать и, насколько выяснил Слотроп из пробных расспросов, вскоре не ожидается, если будет вообще. А это та самая дата по доставке отставки, как договорено в плавании с фрау Гнаб к Штралсунду. И именно в эту ночь из всех ночей, после недельной передышки, полиция решила повязать Слотропа. О да, да ещё как НННННННН Добрый Вечер Тайрон Слотроп А Мы Тебя Ждали. Конечно Мы Тут Как Тут. Ты Же Не Думал Что Мы Растворились, Нет, Нет, Тайрон, Придётся Снова Сделать Тебе Больно, Если Будешь Таким Глупым, Сделать Тебе Больно Ещё И Ещё Да Тайрон Ты Такой Безнадёжный И Тебе Конец. С Чего Ты Взял, Что Должен Найти Что-то? Что Если Это Смерть Тайрон? Что Если Нам Не Надо , Чтоб Ты Что-то Нашёл? Что Если Не Дадим Тебе Отставки, Чтоб Ты Так И Продолжал Всегда? Может Нам Надо, Чтоб Ты Всегда Так И Продолжал. Ты Же Не Знаешь, Правда, Тайрон? С Чего <text:soft-page-break/>Ты Взял Что Можешь Играть Не Хуже Нас? Не Можешь. Думаешь Ты Хорош А На Самом Деле Дерьмо И Все Мы Знаем Это. Так Стоит В Твоём Досье. (Смех. Траляляканье.) </text:p>
      <text:p text:style-name="Text_20_body">Бодайн находит его в шкафу для одежды жующим бархатное ухо своей маски. –«Ты плохо выглядишь, Ракет. Это Золанге. Она массажистка». Та улыбается, вопросительно, дитя приведённое проведать свинью в её пещере. </text:p>
      <text:p text:style-name="Text_20_body">– Прости. Прости. </text:p>
      <text:p text:style-name="Text_20_body">– Давай я провожу тебя в баню,– голос женщины намыленная мочалка уже приглаживает его тревоги,– там очень тихо, спокойно…. </text:p>
      <text:p text:style-name="Text_20_body">– Я буду тут всю ночь,– грит Бодайн.– Скажу тебе, если <text:span text:style-name="T999">вынырнет</text:span> Шпрингер. </text:p>
      <text:p text:style-name="Text_20_body">– Это <text:span text:style-name="T999">всё нарочно</text:span>, правда?– Слотроп сосёт слюну с бархатного ворса. </text:p>
      <text:p text:style-name="Text_20_body">– Вообще-<text:span text:style-name="T999">то,</text:span> <text:span text:style-name="T1">всё</text:span> какой-то сговор, мэн,– смеётся Бодвайн. </text:p>
      <text:p text:style-name="P278">– А да, но стрелки все смотрят в разные стороны,– Золанге для наглядности поигрывает руками, красноконечные пальцеуказатели.– <text:span text:style-name="T999">Это</text:span> для Слотропа новость, впервые, вслух, <text:span text:style-name="T999">что</text:span> Зона может содержать много других планов помимо сосредоточенных на нём… что всё это <text:s/>электрички и автобусные маршруты необъятной транспортной системы тут в Ракетограде, более запутанной, чем в Бостоне— и что проехав по любой ветке сколько нужно, зная где пересадки, держа себя минимально в руках, хотя часто может казаться, что он поехал не туда, эта сеть всех планов может ещё вынести его к свободе. Он понимает, что не надо впадать в паранойю из-за Бодвайна или Золанге, но просто проехать часть их подземки, посмотреть куда это его приведёт…. </text:p>
      <text:p text:style-name="P278">Золанге уводит Слотропа в баню, а Бодвайн продолжает поиски своего клиента, 2½ бутылочки с кокаином позвякивают и увлажняются на его голом животе под нижней рубахой. Майор не играет ни в покер, ни в зернь, не присутствует на представлении, в котором нек<text:span text:style-name="T999">а</text:span>я Йоланда, блондинка вся в детском масле, танцует от стола к столу, подбирает флорины и соверены, зачастую накалённые пламенем зажигалки какого-нибудь хохмача, цепкими губками своей пизды—он не пьёт, и даже, по свидетельству Моники, общительной, курящей сигары, мадам борделя Пуци в костюме из матлассе, не ебётся. <text:span text:style-name="T999">И</text:span> даже к пианисту <text:span text:style-name="T999">он не приставал </text:span>с требованием «Розы Сан Антонио». Бодвину потребовалось полчаса прежде, чем наконец столкнулся с ним, когда тот выруливал через дверь-вертушку из писсуарной на ватных ногах после противостояния с пресловутой <text:span text:style-name="Emphasis">Eisenkröte</text:span>, известной всей Зоне как максимальный тест на мужественность, перед которой заслуженные убийцы Капустников в чинах и медалях, а также наикрутейшие всё-похуй-пополощу-перо-кровью беглецы из самых жутких военных тюрем Зоны, все без разбора тушевались, млели, трусили, порой блевали, да, прямо там где стояли. Потому что это и впрямь Железная Жаба, как живая, с тысячею бородавок и, утверждают некоторые, с лёгкой улыбочкой, в фут длиной, не более, затаившаяся на дне смердящего задерьмованного унитаза и подключённая к Европейской Электросети через реостат настроенный пропускать переменные хотя и не летальные разряды напряжения и тока. Неизвестно кто лично сидит за потайным реостатом (некоторые говорят, что это сам полумифический Пуци), или же к нему встроен самодельный таймер, потому что не каждого трахает, правда—можешь поссать на Жабу и хоть бы что. Но тут не угадаешь. Достаточно часто, <text:soft-page-break/>чтоб знали, электроток на месте—рейд пираньи и прыжок лосося по отблескивающей золотом струе твоей мочи, твой предательский мочевой пузырь с солями и кислотами, заземляют тебя накоротко с Землёй-Матушкой, с великим, планетарным общим котлом электронов, сливают тебя в одно с твоим прототипом, с легендарным несчастным пьяницей, слишком пьяным, чтобы что-то понять, поссавшим на провод высокого напряжения для электрички и испепелённым в древесный уголь, во тьме эпилептичной ночи, а вопль не его, даже и не доссавшего, а, по сути, электричества, амперов заговоривших через его идущие вразнос капилляры, спёкшиеся слишком быстро, чтоб успеть сказать своё, объявить о своём освобождении от молчания, никто всё равно и не слышал, <text:span text:style-name="T999">разве </text:span>какой-то обходчик бредущий вдоль путей, какой-то старик вышедший прогуляться от бессоницы, какой-то городской бомж на скамье под миллионом Июньской мошкары в зелёном нимбе вокруг уличного фонаря, с его шеей <text:span text:style-name="T1000">то обмякавшей, то</text:span> твердевшей по ходу снов, а может то просто кошачья ебля, церковный колокол под порывом ветра, окно разбилось, не понять даже в какой стороне, и не встревожило, сменившиеся быстро всё той же давней, угольный газ и Лизол, тишью. А кто-то ещё находит его уже на следующее утро. Или можешь найти ты, в любую ночь у Пуци, если хватит мужества пойти поссать там на ту Жабу. Майор на этот раз отделался лишь лёгкой встряской и пребывает в самодовольном расположении духа. </text:p>
      <text:p text:style-name="Text_20_body">– Эт’ х’соска с корявой рожей во всю старалась,– забросив руку вокруг шеи Бодвайна,– да ток’о зря сёдни сибе жопу надырвала. </text:p>
      <text:p text:style-name="Text_20_body">– Достал «снежку» для <text:span text:style-name="T1000">вас</text:span>, Майор Марви. Пол бутылки недостача, звиняюсь, то всё что было. </text:p>
      <text:p text:style-name="Text_20_body">– ’сё нормалёк, моряк, знаш каки’ привычки в бальшинсте носов между тут и Висбаденом, те х’сосы и три <text:span text:style-name="T1">тонны</text:span> в день принюшат.– Он расплачивается с Бодвайном по полной, отклонив предложение удержать за нехватку.– Щитай за падарачек, карифан, так Двайн Марви делаит дела. <text:span text:style-name="T1">Бля</text:span>, та стара жаба падбадрила мой канец. Бля, я б ща засадил какой ни то <text:span text:style-name="T1">простипоме</text:span>. Эй! Кора́бельный, ’де тута найти сибе пиздёнку? </text:p>
      <text:p text:style-name="Text_20_body">Моряк показывает как подняться в бордель наверху. Они заводят тебя типа в частную парную баню сперва, можешь ебтись там, если охота, никакой сверхоплаты. Мадама—эй! ха! ха! смотрится как лесба с той её сигарой среди рожи! подымает сперва бровь на Марви, когда он ей говорит, что хочет негру, но потом прикидывает, что может предоставить одну. </text:p>
      <text:p text:style-name="Text_20_body">– Тут не Дом Объединённых Наций, но мы стремимся к разнообразности,– пробегая черепаховым концом мундштука её сигары по списку персонала.– Сандра занята на данный момент. У неё показ. А пока что, вот наша великолепная Мануэла составит вам компанию. </text:p>
      <text:p text:style-name="Text_20_body">На Мануэле только лишь высокий гребень и мантилья чёрного кружева, тене-цветы спадают до её <text:span text:style-name="T1000">бёдер</text:span>, профессиональная улыбка толстяку Американцу, что уже начал возиться с пуговицами своей униформы. </text:p>
      <text:p text:style-name="Text_20_body">– Опаньки-мопаньки! Эй, не крепко подзагорелая. Чё не? У вас тут маненька есть Мехикана, дарагуша? Ты <text:span text:style-name="Emphasis">sabe español</text:span>? Ты <text:span text:style-name="T1">sabe</text:span> ебли-мебли? </text:p>
      <text:p text:style-name="Text_20_body">– <text:span text:style-name="Emphasis">Si</text:span>,– решая на сегодня быть из Ливана,– я испанка. Из Валенсии. </text:p>
      <text:p text:style-name="Text_20_body"><text:soft-page-break/>– Вал-ен-сия,– напевает майор Марви популярную песню того же наименования,– <text:span text:style-name="Emphasis">Señorita, fucky-fucky, sucky-sucky sixty-ni-i-ine, la-lalala la-la la-la laaa</text:span>…– делает с нею пару па тустепа строго вокруг центра ожидающей мадам. </text:p>
      <text:p text:style-name="Text_20_body">Мануэла не чувствует себя обязанной подыгрывать. Валенсия была одним из последних городов сдавшихся Франко. Она же на самом деле из Астурии, познавшей его первой, прочувствовавшей его жестокость за два года до того, как гражданская война началась для остальной Испании. Она смотрит на лицо Марви, когда тот платит Монике, наблюдает его в этом главном Американском акте, отсчёт платы, в котором его подноготная раскрывается больше, чем когда кончает, или когда спит, или может даже испуская дух. Марви у неё не первый, но почти первый, Американец. Клиентура тут у Пуци в основном Британская. Во время Войны—сколько лагерей и городов после её первой поимки в 38-м?—по большей части Немцы. Она пропустила Интернациональные Бригады, запертая в её холодных зелёных горах, и боевые рейды после того, как Фашисты захватили весь север—пропустила детей, поцелуи, и многоязычность Барселоны, Валенсии где она никогда не бывала, Валенсии, этого дома под вечер…. <text:span text:style-name="Emphasis">Ya salimos de España. . . . Pa’ luchar en otros frentes, ay, Manuela, ay, Manuela</text:span>. . . . </text:p>
      <text:p text:style-name="P430">Она вешает его форму аккуратно в шкафчик и следует за своим уловом в жаркий, яркий пар, стены накалённой комнаты не видны, слипшиеся в перья волосы вдоль его ног, громадные ягодицы и спина начинают темнеть влагой. Другие души движутся, вздыхают, стонут невидимые среди полос тумана, <text:span text:style-name="T1002">размер</text:span> тут под землёй утрачивает смысл—комната может быть любо<text:span text:style-name="T1002">й</text:span> <text:span text:style-name="T1002">величины</text:span>, шириной с целый город, вымощена птицами не совсем дружескими в сдвоенной вращательной симметрии, затемнённый ступнями жёлтый с синим, единственные цвета в этих водянистых сумерках. </text:p>
      <text:p text:style-name="Text_20_body">– Аааххх, чёрт горячая,– Марви оплывает жирно вниз, скользкий от пота, через кафельный край в ароматную воду, ногти на ногах, обрезанные прямиком, по-Армейски, уходят под неё последними.– <text:span text:style-name="T1">Давай</text:span>, все в бассейн,– радостный рёв, хватает щиколотку Мануэлы и тащит. Уже падавшая пару раз на этих плитках и видавшая как волочат её подругу, Мануэла ловко поддаётся, падает жёстко раскинув ноги, ударяя задом в его брюхо с громким <text:span text:style-name="Emphasis">шлёп</text:span>, сделать ему побольнее, надеется она. Но он лишь снова хохочет, громко взгорячась теплом и плавучестью и звуками окружения—анонимная ебля, сонливость, лёгкость. Обнаруживает у себя толстую красную эрекцию и вставляет без запинки в сумрачную девушку полускрытую её облаком промокшего чёрного Испанского кружева, глаза где угодно, подальше от его взгляда, теперь ходуном в недрах тумана, в своих грёзах о доме. </text:p>
      <text:p text:style-name="Text_20_body">Ну, эт’ путём, Он же не глаза её ебёт, так? Ему вообще её лицо без надобности, всё что он хочет это коричневая кожа, стиснутый рот, эта сладкая негритянская покорность. Она сделает всё, что он скажет, да он может держать её голову под водой пока не захлебнётся, он может выкрутить ей руку, да, поломать пальцы как той пизде во Франкфурте на прошлой неделе. Избить пистолетом, кусать до крови… видения накручиваются, дикие, менее эротичные, чем может тебе показаться—в основном наступить, ударить, прорваться и такая прочая военная тематика. Что не означает, будто он забавляется не так же невинно как и ты. Или будто Мануэле тоже, в обыденном спортивном смысле, не нравится скачка вверх и вниз по твёрдой красной штанге Майора Марви, хотя сейчас у неё на уме тысяча другой всячины, платье Сандры, которое ей так хочется, слова <text:soft-page-break/>из многих разных песен, зуд пониже левой лопатки, рослый Английский солдат, которого видела проходя через бар пару часов назад, его коричневая рука, рукав закатан до локтя, на цинковой столешнице…. </text:p>
      <text:p text:style-name="Text_20_body">Голоса посреди пара. Тревога, шлёпанье множества ног в банных тапках, силуэты движутся мимо, серая туманная эвакуация. –«Что за херня»,– Майор Марви, что вот-вот кончит, приподымается на локтях, сбитый с толку, жмурясь в нескольких направлениях, с опадающим членом. </text:p>
      <text:p text:style-name="Text_20_body">– Облава,– голос на ходу мимо.– ВэПэшники,– верещит кто-то ещё. </text:p>
      <text:p text:style-name="Text_20_body">– Гааахх!– вскрикивает Майор Марви, который только что вспомнил о наличии 2½ бутылок кокаина в кармане его формы. Он переворачивается, по-моржовьи тяжко, Мануэла соскальзывает прочь с его обмякшего нервного члена, едва ли возбуждена, но достаточно профессиональна, чтобы вычислить, что цена включает невнятные <text:span text:style-name="Emphasis">puto</text:span> и <text:span text:style-name="Emphasis">sinvergüenza</text:span> теперь. Выбираясь из воды, оскальзываясь по облицовке, Дуайн Марви, замыкающим, заскакивает в холодную как лёд раздевалку обнаружить, что купальщики все посмывались, шкафчики мертвецки пусты за исключением одного разноцветного чего-то из бархата.– А где моя форма?– топает в пол, кулаки упёрты по бокам, лицо очень красное.– Ах вы ублюдки безматерные!– После чего швыряет несколько бутылок и пепельниц, разбивает два окна, бодает стену декоративной стойкой для зонтиков, чувствуя, что сознание проясняется. Он слышит солдатские ботинки, что грохочут над головой и в соседних комнатах, девушки визжат, пластинка фонографа трахнута, чтоб заглохла. </text:p>
      <text:p text:style-name="Text_20_body">Он проверяет этот бархатный или плюшевый прикид, хитро соображает, что ни один ВэПэшник не заинтересуется невинной, ищущей забав, свиньёй. Деловитые голоса Англикашек приближаются по комнатам у Пуци, с ожесточением раздирает он шёлк подкладки и соломенную набивку, высвободить пространство для собственного жира. И втиснулся наконец внутрь, хухх, зашморгнул замок-молнию, маска скрыла лицо, спасён, клоунски анонимен, прошвыривается сквозь занавесь из бусин, потом наверх в бар, и тут-то нарвался на целую дивизию х’сосов в красных шапочках, все на него, Бог свидетель. </text:p>
      <text:p text:style-name="Text_20_body">– А вот и наша беглая свинья, джентльмены,– лицо в оспинах, тупые взъерошенные усы, уставил пистолет прямо ему в голову, остальные тут же навалились. Гражданский протискивается сюда, знак пиковой масти на гладкой щеке. </text:p>
      <text:p text:style-name="Text_20_body">– Хорошо. Доктор Мафидж ждёт в машине скорой помощи, и нам потребуется пара ваших ребят, Сержант, пока всё сладится. </text:p>
      <text:p text:style-name="Text_20_body">– Конечно, сэр,– Запястья, расслабленные паром и комфортом, умело заведены ему за спину, прежде чем успел разбушеваться и начать орать на них—холод стали, стискивающий словно номер телефона набранный посреди ночи, без малейшей к чёрт<text:span text:style-name="T1002">ям</text:span> надежды, что трубку вообще поднимут…. </text:p>
      <text:p text:style-name="Text_20_body">– Чёрт побери,– заводится он наконец, маска заглушает голос, отдаёт эхом от которого больно ушам,– да что на вас нашло, а? </text:p>
      <text:p text:style-name="Text_20_body"><text:soft-page-break/>Да вы знаете кто я такой? </text:p>
      <text:p text:style-name="Text_20_body">Но, ой-ой, минуточку-минутку—если у них его форма, <text:span text:style-name="T1002">с </text:span>удостоверение<text:span text:style-name="T1002">м</text:span> Марви и кокаин<text:span text:style-name="T1002">ом</text:span> в карманах по соседству, может это не слишком крутая идея говорить им кто он пока что.… </text:p>
      <text:p text:style-name="Text_20_body">– Лейтенант Слотроп, по всей видимости. Пройдёмте с нами. </text:p>
      <text:p text:style-name="Text_20_body">Он молчит. Слотроп, Окей, посмотрим как дальше обернётся, с той наркотой разберёмся позднее, прикинуться дурачком, типа, подложили. Может даже нанять Еврейского адвоката, чтоб прижучил их за неправильный арест. </text:p>
      <text:p text:style-name="Text_20_body">Его выводят за двери в ожидающую машину скорой помощи. Бородатый водитель лишь мельком через плечо оглядывается на него. Прежде, чем он надумал сопротивляться, другой гражданский и ВэПэшники быстро пристегнули колени Марви и грудь его к носилкам. </text:p>
      <text:p text:style-name="Text_20_body">Притормозили возле Армейского грузовика отпустить тех ВэПэшников. Потом едут дальше. В сторону Каксэвена. Марви думает. Ничего кроме ночи, смягчённой луной черноты за окном. Непонятно…. </text:p>
      <text:p text:style-name="Text_20_body">– Успокоительное сейчас?– Пиковый Туз сгибается рядом с ним, подсвечивая карманным фонариком ампулы в своей сумке, позвякивает шприцами и иглами. </text:p>
      <text:p text:style-name="Text_20_body">– Угу. Мы почти на месте. </text:p>
      <text:p text:style-name="Text_20_body">– Не понимаю, почему они не могут предоставить нам место в госпитале для этого. </text:p>
      <text:p text:style-name="Text_20_body">Водитель смеётся: «О, да, уж это мне понятно». </text:p>
      <text:p text:style-name="Text_20_body">Наполняя шприц медленно: «Ну, у нас ведь приказ… То есть ничего такого—» </text:p>
      <text:p text:style-name="Text_20_body">– <text:span text:style-name="T1">Дружище</text:span>, это не самая респектабельная операция. </text:p>
      <text:p text:style-name="Text_20_body">– Эй,– майор Марви пытается поднять голову.– Операция? Что за дела, парень? </text:p>
      <text:p text:style-name="Text_20_body">– Тшш,– отдирая часть рукава костюма свиньи обнажить руку Марви. </text:p>
      <text:p text:style-name="Text_20_body">– Никаких мне уколов...– но та уже в вене и выпускает дозу пока человек старается его успокоить,– говорю ж вы взяли не того. </text:p>
      <text:p text:style-name="Text_20_body">– Конечно, Лейтенуша. </text:p>
      <text:p text:style-name="Text_20_body">– Эй, эй, эй. Нет. Не я, я Майор.– Ему бы тут повыразительнее, с большей убеждённостью. Может это эта х’сосная маска мешает. Только он может слышать свой голос, что теперь отдаётся полностью к нему, потускневший, металлический… им его не слышно.– Я Майор Дуайн Марви.– Они не верят ему. Не верят <text:span text:style-name="T1004">даже в </text:span><text:span text:style-name="T1">его</text:span> <text:span text:style-name="T1">им</text:span><text:span text:style-name="T79">я</text:span>. Даже имени его не…. Паника охватывает его, глубже чем проникло успокоительное, и он начинает биться во всю в ремённых путах, чувствуя как межрёберные мышцы его груди растягиваются в бесполезной боли, о, Боже, начинает вопить теперь что есть мочи, без слов, только крики, насколько позволят ремни поперёк груди. </text:p>
      <text:p text:style-name="Text_20_body">– Да жалко же,– вздыхает водитель.– Не можешь заткнуть его, Спонтун? </text:p>
      <text:p text:style-name="Text_20_body"><text:soft-page-break/>Спонтун уже сорвал маску свиньи, и заменяет её сейчас марлевой, которую удерживает одной рукой, капая эфир другою, когда мятущаяся голова даёт возможность: «Пойнтсмен утратил всякое соображение»,– считает он нужным сказать, <text:span text:style-name="T1003">в </text:span>раздражённ<text:span text:style-name="T1003">ости</text:span> <text:span text:style-name="T1003">утратив</text:span> всякого терпени<text:span text:style-name="T1003">е</text:span>,– «если называет это "тихой невозмутимостью"». </text:p>
      <text:p text:style-name="Text_20_body">– Ладно, мы уже на берегу. Никого не видно.– Мафидж подъезжает к воде, песок твёрд ровно настолько, чтобы выдерживать машину «скорой», всё очень бело от месяца в зените… совершенная заиндевелость…. </text:p>
      <text:p text:style-name="Text_20_body">– О,– Марви стонет,– О, ёб твою. О, нет. О, Господи,– слова в долгом занаркотизированном диминуэндо, борьба с путами слабеет, пока Мафидж припарковывает их наконец, оливково-тусклую крохотную колымагу брошенную без надзора на этом широченном пляже, на громадной гладкой полосе тянущейся к месяцу, к порогу северного ветра. </text:p>
      <text:p text:style-name="Text_20_body">– Времени предостаточно,– Мафидж взглядывает на свои часы.– Успеем на С-47 в час ночи. Они говорили что могут нас немного подождать.– Вздыхают с облегчением, прежде чем приняться за своё дело. </text:p>
      <text:p text:style-name="Text_20_body">– Однако, какие связи у того,– Спонтун покачивает головой, вынимая инструменты из раствора дезинфекции, и раскладывая их на стерильную ткань рядом с носилками.– О-ё-ёй. Будем надеяться он никогда не <text:span text:style-name="T1003">станет </text:span>на путь криминального преступника, а? </text:p>
      <text:p text:style-name="Text_20_body">– Ёб,– стонет майор Марви чуть слышно,– о, ёб меня, пжалста… </text:p>
      <text:p text:style-name="Text_20_body">Они оба протёрли руки, одели маски и резиновые перчатки. Мафидж включил светильник в потолке направленный вниз, мягкий сияющий глаз. Вдвоём они работают быстро, молча, военные профи привычные к полевой беспринципности, лишь со случайным словом от пациента, шёпот, жалостное нащупывание в эфирной тьме за ускользающей точкой свет<text:span text:style-name="T1003">а</text:span>, вот <text:span text:style-name="T1003">и</text:span> всё что он оставил по себе. </text:p>
      <text:p text:style-name="Text_20_body">Это простая процедура. Промежность бархатного костюма содрана. Мафидж решает обойтись без бритья мошонки. Он смазывает её сперва йодом, потом притискивает по очереди ка<text:span text:style-name="T1003">ж</text:span>дое яичко к красно-венозному волосатому мешочку, делая надрез быстро и чисто сквозь кожу и прилегающие мембраны, выдёргивая само яичко сквозь рану и выступившую кровь, тащит его левой рукой покуда жилы, твёрдая и мягкая, натягиваются на виду под светом. Будь это музыкальные струны, он мог бы, малость ошалелый от лунного света, сбацать тут на пустом пляже подходящую музыку, рука его колеблется: но затем, неохотно склоняясь перед обязанностью, он обрезает их на надлежащем расстоянии от склизкого камушка, каждый разрез споласкивается дезинфицирующим средством, и две аккуратных прорези, одна возле другой, зашиты снова. Яички булькнули в бутыль со спиртом. </text:p>
      <text:p text:style-name="Text_20_body">– Сувениры для <text:span text:style-name="T1003">Пойнтсмена</text:span>,– Мафидж вздыхает, сдёргивая хирургические перчатки.– Сделай ещё укол. Будет лучше если поспит и кто-нибудь <text:span text:style-name="T1003">уже </text:span>в Лондоне <text:span text:style-name="T1003">растолкует</text:span> ему это. </text:p>
      <text:p text:style-name="Text_20_body">Мафидж заводит мотор, делает полукруг и направляется обратно к дороге, необъятное море спокойно лежит позади. </text:p>
      <text:p text:style-name="Text_20_body"><text:soft-page-break/>А у Пуци, Слотроп свернулся калачиком на широкой, хрустко-простынной кровати Золанге, спит и видит во сне Цвёльфкиндер, улыбающуюся Бианку, они катаются на колесе обозрения, их отсек стал комнатой: каких он никогда не видел, комнатой в огромном комплексе квартир большом как город, по коридорам можно ездить на машине или велосипеде: деревья стоят по сторонам, а на деревьях поют птицы. </text:p>
      <text:p text:style-name="Text_20_body"><text:span text:style-name="T1005">И</text:span> «Золанге», как ни странно, тоже снится Бианка, хотя в несколько ином аспекте: это её собственное дитя, Ильзе, что едет заблудившись в Зоне на длинном товарном поезде, который, кажется, не остановится никогда. Она невесела и не ищет, в общем-то, своего отца. Но давняя мечта Лени относительно её исполнилась. Её не будут использовать. Приходит перемена, и расставание: однако приходит также помощь когда меньше всего ждёшь от незнакомцев дня, и <text:span text:style-name="T1003">прибежище</text:span>, там в событиях этого блуждающего Смирения, которое никогда не угасить до конца, пара мелких-премелких шансов на милосердие…. </text:p>
      <text:p text:style-name="Text_20_body">Наверху, некто Мёльнер, с чемоданом <text:span text:style-name="T1003">содержащим</text:span> его ночн<text:span text:style-name="T1003">ую</text:span> добыч<text:span text:style-name="T1003">у</text:span>, документы Американского майора, 2½ унций кокаина—объясняет мохнатому Американскому моряку, что Герр фон Гёль очень занятой человек, занят бизнесом на севере, насколько ему известно, и не поручал ему привозить в Каксэвен никаких документов, никаких отставок, паспортов—ничего. Он сожалеет. Возможно друг моряка ошибся. Возможно также, что это лишь временная задержка. Разумеется, для подделок нужно время. </text:p>
      <text:p text:style-name="Text_20_body">Бодайн наблюдает его отбытие, не зная что находится в чемодане. Альберт Криптон упился до потери сознания. Заходит Ширли, блестя глазами и не находя себе места, в чёрных подвязках и чулках. «Хмм»,– говорит она с определённым выражением во взгляде. </text:p>
      <text:p text:style-name="Text_20_body">– Хмм,– грит Моряк Бодвайн. </text:p>
      <text:p text:style-name="Text_20_body">– И между прочим, <text:span text:style-name="T1003">там</text:span> было только по <text:span text:style-name="T1">десять</text:span> центов в Битве за Бельгию. </text:p>
      <text:p text:style-name="P431"><draw:frame draw:style-name="fr2" draw:name="Image69" text:anchor-type="paragraph" svg:width="6.9252in" svg:height="0.3661in" draw:z-index="69"><draw:image xlink:href="Pictures/1000000000000B720000009B428C9716555D8079.png" xlink:type="simple" xlink:show="embed" xlink:actuate="onLoad" loext:mime-type="image/png"/></draw:frame></text:p>
      <text:p text:style-name="P431">Итак: он отследил батарею Вайсмана из Голландии, через солёные топи, волчьи бобы и коровьи кости, чтобы <text:span text:style-name="T1006">выйти</text:span> это. К счастью он без предрассудков. Иначе принял бы это за пророческое видение. Этому, конечно, найдётся абсолютно рациональное объяснение, но Чичерин никогда не читал <text:span text:style-name="Emphasis"><text:s/>Martín Fierro</text:span>. </text:p>
      <text:p text:style-name="Text_20_body">Он следит из своего временного командного пункта в рощице можжевельника на невысоком холме. В бинокль он видит двух человек, один белый, другой чёрный, с гитарами в руках. Жители города собрались вокруг, но этих Чичерин может отбросить, оставляя в своём эллиптическом поле зрения сцену составленную так же как мужской-женский певческий поединок посреди плоскогорья в Центральной Азии больше десяти лет тому назад—противоборство противоположностей, что просигналила его собственное приближение к Кыргызскому Свету. О чём сигналит на этот раз? </text:p>
      <text:p text:style-name="Text_20_body"><text:soft-page-break/>У него над головой небо в полосах и твёрдое словно мрамор. Он знает. Вайсман вмонтировал S-Gerät и произвёл запуск 00000 откуда-то неподалёку. Енцин не может отставать намного. Это случится тут. </text:p>
      <text:p text:style-name="Text_20_body">Но ему нужно выждать. Когда-то это было бы невыносимым. Однако, после того как Майор Марви пропал из виду, Чичерин стал поосторожней. Марви был ключевым лицом. В Зоне есть противодействующая сила. Кто был тот Советский разведчик, что промелькнул перед самым фиаско на просеке? Кто предупредил <text:span text:style-name="Emphasis">Schwarzkommando</text:span> о предстоящем рейде? Кто убрал Марви? </text:p>
      <text:p text:style-name="Text_20_body">Он очень старался не поверить в Ракетный картель. После озарения в ту ночь, Марви в хлам, Чиклиц декламирует оды достоинствам Герберта Гувера, Чичерин искал доказательств. Герхардт фон Гёль с его корпоративным спрутом стиснувшим всё до последне мелочи пригодной для обмена товарами в Зоне, должен быть в деле, сознательно, или иначе. Чичерин на прошлой неделе чуть не сорвался полететь в Москву. Он встретился с Мравенко, человеком из ВИАМ, что ненадолго посетил Берлин Они встретились в Тиргартен, два офицера с виду гуляющих на солнышке. Рабочие бригады на холодную заделывали дыры в асфальте, ухлопывая гравий обратной стороной лопат. Велосипедисты трещали мимо, скелетно-функциональные как и их машины. Небольшие группы гражданских и военных собрались в глубине под деревьями сидя на стволах поваленных или на покрышках грузовиков, копошась в чемоданах или сумках, торгуя. «Ты в беде»,– сказал Мравенко. </text:p>
      <text:p text:style-name="Text_20_body">Он тоже побывал в ссылке, ещё в тридцатые, и был самым заядлым, беспринципным шахматистом в Центральной Азии. Вкусы его опускались даже до партий «вслепую», что для Русской чувствительности невыносимая мерзость. Чичерин садился за шахматную доску всякий раз с бо́льшим отвращением, чем в предыдущий, стараясь быть подружелюбнее, ободрить чокнутого до более-менее рациональной игры. Чаще проигрывал он. Но это был либо Мравенко, либо зима Семиречья. </text:p>
      <text:p text:style-name="Text_20_body">– Ты в курсе что происходит? </text:p>
      <text:p text:style-name="Text_20_body">Мравенко засмеялся: «А кто вообще в курсе? Молотов не докладывает Вышинскому. Но они кое-что о тебе знают. Помнишь Кыргызский Свет? Ну, ещё бы. Так они узнали об этом. Я ничего не говорил, но кого-то нашли». </text:p>
      <text:p text:style-name="Text_20_body">– Старая история. К чему теперь подымать? </text:p>
      <text:p text:style-name="Text_20_body">– Тебя считают «полезным»,– сказал Мравенко. </text:p>
      <text:p text:style-name="Text_20_body">Они посмотрели друг на друга, тут, долгим взгля<text:span text:style-name="T1006">д</text:span>ом. Это была мёртвая тишина. Полезность заканчивается здесь так же быстро, как и реляция. Мравенко боялся и не настолько уж целиком за одного лишь Чичерина, к тому же. </text:p>
      <text:p text:style-name="Text_20_body">– Как бы <text:span text:style-name="T1">ты</text:span> поступил, Мравенко? </text:p>
      <text:p text:style-name="Text_20_body">– Постарайся не быть слишком полезным. Они тоже не совершенство.– Оба знали, что это сказано в утешение, и не слишком-то действует.– Им не доходит что <text:span text:style-name="T1">делает</text:span> тебя полезным. <text:soft-page-break/>Просто исходят из статистики. Не думаю, что по их расчётам ты мог пережить Войну. Когда ты выжил, им пришлось присмотреться к тебе повнимательней. </text:p>
      <text:p text:style-name="Text_20_body">– Может я и это переживу, тоже.– Вот когда ему пришла мысль полететь в Москву. Но примерно в то же время пришло <text:span text:style-name="T1006">с</text:span>ообщение, что батарею Вайсмана невозможно отследить дальше Хита. И возрождённая надежда встретить Енцина остановила его отлёт—соблазнительная надежда, что с каждым днём уводит его всё дальше от всякого шанса на жизнь после этой встречи. Он никогда не ждал, что выживет. Вопрос в том: возьмут ли его раньше, чем он доберётся до Енцина? Всё, что ему нужно, это ещё чуть-чуть времени… его единственная надежда на то, что они тоже разыскивают Енцина, или S-Gerät, и пользуются им, как он использовал Слотропа…. </text:p>
      <text:p text:style-name="Text_20_body">Горизонт всё ещё чист: весь день такой. Кипарисо-подобные можжевельники стоят в заржавелых маревах удалённостей недвижимо, как памятники. Первые пурпурные цветы показываются на вереске. Это не исполненный дел покой позднего лета, но покой кладбища. Среди доисторических Германских племён именно этим и была эта страна: земли мёртвых. </text:p>
      <text:p text:style-name="Text_20_body">Дюжина национальностей, в одежде Аргентинских<text:span text:style-name="Emphasis"> estancieros</text:span>, толпятся вокруг интенданта суповой кухни. Эль Ньято стоит на седле своей лошади, в стиле Гаучо, всматривается в Германские пампасы. Фелипе преклонил колени на солнце, совершает своё полуденное поклонение некоему камню в пустошах Ла Риойа, на восточных склонах Анд. По Аргентинской легенде прошлого столетия, Мария Антония Кореа последовала за своим любимым в те засушливые земли, неся их новорожденного ребёнка. Пастухи нашли её спустя неделю, мёртвой. Но младенец уцелел на молоке её трупа. Камни возле места этого чуда с тех пор стали местом ежегодных паломничеств. Но тот отдельный камень Филипе воплощает также интеллектуальную систему, потому что он верит (так же как М. Ф. Бел и другие) в некую форму сознания у минералов, не слишком отличающуюся от сознания растений и животных, за исключением шкалы времени. Эта шкала у камней намного протяжённее. «Мы имеем ввиду один кадр в столетие»,– у Фелипе, как и всех тут, в последнее время малость в ходу киношные термины,– «в тысячелетие!» Колоссально. Однако Фелипе пришёл к осознания, редкому среди не верящих в Разумные Камни, что история, своим наложением на мир, есть всего лишь фрагментом, внешним-и-видимым фрагментом. А мы должны также приглядываться к несказанному, к молчанию вокруг нас, к про<text:span text:style-name="T1006">ис</text:span>хождению каждого утёса, что только подвернётся—к эонам его истории под долгим женственным упорством воды и воздуха (кто явится, раз или два в столетие, щёлкнуть шторкой?), до самых глубин где ваши пути, человечьи и минеральные, скорее всего пересекутся…. </text:p>
      <text:p text:style-name="Text_20_body">Грасиэла Имаго Порталес, тёмные волосы разделены на прямой пробор и <text:span text:style-name="T1006">зачёсаны</text:span> ото её лба, в длинной чёрной юбке для верховой езды и в чёрных сапогах, сидит, тасует карты, подкладывает себе флеши, фул-хаусы, четыре одинаковых, просто для собственного удовольствия. Из-за излишков почти уже не с чем играть. Она знала, что этим всё и кончится: она как-то подумала, что если использовать деньги только в игре, они потеряют свою реальность. Увянут просто. Так и случилось, или она сама с собой игру играет? Похоже Беластегуи на неё глаз положил с тех пор как они тут. Она не хочет подпортить его затею. Она переспала с неприступным инженером пару раз (хотя по-первах, в Буэнос Айресе, она бы тебе поклялась, что не сможет подпоить его даже через серебряную соломинку), и она знает, что он игрок тоже. Хорошая пара, сходятся <text:soft-page-break/>один-к-одному: она догадалась с первого раза чем он её затронул. Этот знает что у него на руках, очертания риска близки ему как тела любимых. У каждого момента своя цена, возможность удачи по сравнению с другими моментами в других раздачах, а растасовка для него всегда дело момента. Ему не до воспоминаний про бывшие <text:span text:style-name="T1007">перипетии</text:span>, всякие а-что-было-бы-если-б—только то, что есть, карты сданные ему тем, что он называет Шансом, а у Грасиэлы имя этому Бог. Он поставит всё на этот анархистский эксперимент, а если проиграет, перейдёт на что-нибудь ещё. Но пасовать он не станет. Она этому рада. Он источник силы. Она не знает, если придёт момент, насколько сильной окажется сама. Часто по ночам, она прорывается сквозь тонкую оболочку алкоголя и оптимизма понять на самом деле насколько ей нужны остальные, как мало толку, без поддержки, было бы от неё. </text:p>
      <text:p text:style-name="P432">Съёмочные площадки для предстоящего фильма помогают отчасти. Строения настоящие, а не фальшивый фасад для вида. В <text:span text:style-name="Emphasis">боличе</text:span> запас настоящего спиртного, в <text:span text:style-name="Emphasis">пульперии</text:span> настоящая еда. Овцы, скот, лошади, всё настоящее. Хижины не протекают и в них можно ночевать. Когда фон Гёль уедет—если вообще появится—ничего не развалят. Если кто-то из массовки захочет остаться, добро пожаловать. Многие из них просто хотят передохнуть перед новыми ПеЭловскими поездами, новыми <text:span text:style-name="T1008">грёзами</text:span> как всё было дома перед разрухой, а некоторые мечтают куда-то приехать. Они уйдут. Но придут ли другие? И что подумает военное правительство о подобной коммуне посреди их гарнизонного государства? Это не самая странная деревня в Зоне. Сквалидози явился из своих странствий с рассказами о Палестинских группах приблудившихся аж из Италии, которые осели восточнее и образовали Хасидские комунны по образцу стопятидесятилетней давности. Есть бывшие заводские посёлки, что нынче стали подданными быстротечно взвинченного правления Меркурия, посвятили себя единому промыслу, доставляют почту, на восток и обратно, в Советскую часть и оттуда, 100 марок за письмо. Один посёлок в Мекленбурге захватили армейские псы, Доберманы и Шеперды, в каждом выработан рефлекс убить любого из людей как только увидят, за исключением того, кто их тренировал. Но тренеры все мертвецы теперь, или пропали без вести. Псы выходили стаями, резали коров в полях и волочили туши за много миль, обратно к остальным. Они врывались на склады продовольствия в стиле Рин Тин Тина и грабили К-рационы, замороженные гамбургеры, коробки с конфетами. Трупы жителей прилегающих деревень, а также завзятых социологов, устилают все подходы к Хунд-Штадту. Никто не может к ним подойти. Один карательный отряд явился с автоматами и гранатомётами, но псы рассыпались в ночи, тощие как волки, и никто не решился разрушить дома и магазины. Никто не захотел оккупировать посёлок тоже. Так что они ушли. А собаки вернулись. Есть ли в их среде линии власти, любви, верностей, завистей, никому не известно. Однажды Большая Пятёрка может направить войска. Но псы могут не знать об этом, могут не иметь Германского трепета перед окружением—могут целиком обходиться только одним, привитым людьми, рефлексом: Убей Чужого. Возможно нет способа отличать его от прочих данных величин в их жизни—от голода или жажды, или секса. По всей видимости, убей-чужого стал уже врождённым. Если кто-то запомнил удары, электрошок, свёрнутые в дубинку газеты, которые никто не читал, сапоги и колья, их боль сплелась теперь с Чужим, ненавистным. Если имеются ересиархи среди псов, они стараются вслух не строить предположений о каком-либо сверх-собачьем источнике этих неожиданных извержений похоти к убийству, что охватывает их, даже задумчивых еретиков, едва услышат запах Чужого. Но наедине, они <text:soft-page-break/>указывают на сохранённый в памяти образ одного человека, который приходил лишь через определённые промежутки, в присутствии которого они были спокойны и любящи—от которого исходила пища, доброе почёсывание и поглаживание, игры в принеси-палку. Где он теперь? Почему он особенный для кого-то, но не для остальных? </text:p>
      <text:p text:style-name="Text_20_body">Имеется вероятность, среди псов, покуда что латентная так как никто не проверял всерьёз, кристаллизации по сектам, каждая вокруг образа своего тренера. Изучение осуществимости, фактически, идёт уже сейчас на уровне штабов Большой Пятёрки, с тем чтобы разыскать изначальных тренеров, и запустить кристаллизацию. Какая-то секта может попытаться защитить их тренера от нападения остальных. При правильных установках и приемлемой цифре потерь тренеров, возможно дешевле будет позволить псам самим прикончить друг друга вместо того, чтоб посылать войска. Изучение было поручено, кто бы сомневался, м-ру Пойнтсмену, которому теперь отведён небольшой кабинет в Доме-Двенадцать, остальная площадь отошла агентству по изучении опций национализации угля и стали—доставшийся ему скорее всего из симпатии, чем по какой-то иной причине. После кастрации Майора Марви, Пойнтсмен пребывает в официальной опале. Клайв Мосмун и сэр Маркус Скамони сидят в их клубе, среди списанных старых номеров <text:span text:style-name="Emphasis">Бритиш Пластикс</text:span>, пьют излюбленный рыцарем <text:span text:style-name="Emphasis">Quimporto</text:span>—причудливую довоенную микстуру из хинина, говяжьего чая и портвейна—с капелькой кока-колы и чищеного лука. Для видимости встреча назначена для доработки планов по Послевоенному Поливинил Хлоридному Плащу, источнику большой корпоративной потехи нынче («Представьте выражение лица несчастного ублюдка, когда весь <text:span text:style-name="T1">рукав</text:span> целиком сваливается с плеча—» «И-или как <text:span text:style-name="T1008">насчёт</text:span> вмешать что-то, чтоб <text:span text:style-name="T1">растворялся</text:span> под дождём?»). Но Мосмун и вправду хочет поговорить о Пойнтсмене: «Как нам быть с Пой<text:span text:style-name="T1008">н</text:span>тсменом?» </text:p>
      <text:p text:style-name="Text_20_body">– Мне попались такие прелестные сапожки на Портобелло-Роуд,– возвещает сэр Маркус, которого всегда трудно подвести к обсуждению дела.– На тебе будут смотреться изумительно. Кроваво-красный Кордован до середины твоих ляжек. Твоих голых ляжек. </text:p>
      <text:p text:style-name="Text_20_body">– Мы попробуем,– отвечает Клайв, по возможности бесстрастно (хотя это мысль, старая Скорпия чертовски раздражительна в последнее время). Мне возможно понадобится случай расслабиться после обсуждения Пойнтсмена с Высшими Эшелонами. </text:p>
      <text:p text:style-name="Text_20_body">– <text:span text:style-name="T1010">Ах ты</text:span>, <text:span text:style-name="T1">соба</text:span><text:span text:style-name="T80">ка</text:span>. Слушай, ты когда-нибудь подумывал о Сенбернаре? Здоровенные мохнатые милашки. </text:p>
      <text:p text:style-name="Text_20_body">– При случае,– Клайв не отстаёт,– но я больше думаю о Пойнтсмене. </text:p>
      <text:p text:style-name="Text_20_body">– Он не твой сорт, дорогуша. Совсем нет. И он справляется, бедняга. </text:p>
      <text:p text:style-name="Text_20_body">– Сэр Маркус,– последняя надежда, обычно гибкий рыцарь настаивает, чтобы его именовали Анжеликой, и похоже уже не осталось иного способа привлечь его внимание,– если этот спектакль накроется, мы станем свидетелями национального кризиса. Эти Рыжие Групперы суют нос в мой почтовый ящик день и ночь... </text:p>
      <text:p text:style-name="Text_20_body">– Мм. Я бы тоже хотел сунуть в твой ящик, Клайвичек— </text:p>
      <text:p text:style-name="Text_20_body"><text:soft-page-break/>–… <text:span text:style-name="T1">и</text:span> Комитет 1922 лезет в окна. Брендан и Бивербрук продолжают, знаешь ли, как ни в чём ни бывало, будто эти<text:span text:style-name="T1008">х</text:span> выбор<text:span text:style-name="T1008">ов и не было</text:span> даже— </text:p>
      <text:p text:style-name="Text_20_body">– Милый <text:span text:style-name="T1">дру</text:span><text:span text:style-name="T81">жок</text:span>,– с ангельской улыбкой,– не будет никакого кризиса. Лейбористы хотят <text:span text:style-name="T1009">поимки</text:span> Американца не меньше нашего. Мы послали его погубить чёрного, и теперь ясно, что он эту работу не выполнит. Какой от него вред, если бродит по Германии? Насколько нам известно, он отплыл на корабле в Южную Америку вместе со всеми теми миленькими усиками. Пусть так и будет какое-то время. У нас есть Армия, когда наступ<text:span text:style-name="T1009">и</text:span>т время. Слотроп был неплохой попыткой умеренного решения, но подведение черты всегда за Армией, не так ли? </text:p>
      <text:p text:style-name="Text_20_body">– Откуда у тебя такая уверенность будто Американцы посмотрят на это сквозь пальцы? </text:p>
      <text:p text:style-name="Text_20_body">Долгое противное хихиканье: «Клайв, ты такой малыш. Ты не знаешь Американцев. А я знаю. Мне приходится иметь с ними дело. Они захотят убедиться как мы разобрались с <text:span text:style-name="T1">нашими</text:span> чёрными скотинками—о, Боже, <text:span text:style-name="Emphasis">ex Africa semper aliquid novi</text:span>, они такие большие, такие сильные—прежде чем попробуют на своих, э-э, целевых группах. Они могут наговорить массу грубостей, если мы подведём, но до санкций не дойдёт. </text:p>
      <text:p text:style-name="Text_20_body">– А мы подведём? </text:p>
      <text:p text:style-name="Text_20_body">– Мы все подводим,– сэр Маркус охорашивает свои кудряшки,– но Дело никогда. </text:p>
      <text:p text:style-name="Text_20_body">Да. Клайв Мосмун чувствует себя на подъёме, словно из трясины тривиальных срывов, политических опасений, денежных проблем: очутился на здравом <text:span text:style-name="T1009">побережье</text:span> Дела, где под ногами только твердь, где «я» всего лишь мелкий <text:span text:style-name="T1009">уступчивый</text:span> зверёк, что когда-то плакал посреди своей топкой темноты. Но здесь скулить не приходится, здесь в Деле. Здесь нет мелкого «я». Вопросы здесь слишком значительны для вмешательства мелкого «я». Даже в комнате наказаний в поместье сэра Маркуса «Берёзки», эротическое стимулирование остаётся игрой вокруг обладающего истиной властью, вокруг того, кто имел её всегда, пусть даже в цепях и корсете, вне этих скованных стен. Унижения хорошенькой «Анжелики» сверены со степенью фантазии. Ни радости, ни истинной отдачи. У каждого из нас своё место, а жильцы приходят и уходят, но место остаётся…. </text:p>
      <text:p text:style-name="Text_20_body">Не всегда было так. В траншеях Первой Мировой Войны, Англичане начали любить друг друга пристойно, без стыдливости или притворства, под очень близкой вероятностью их нежданных смертей, и чтобы найти в лицах других молодых людей доказательство посещений из другого мира, некую слабую надежду, что могла помочь искупить даже грязь, говно, гниющие куски человечьего мяса…. Это было концом света, тотальной революцией (не вполне в смысле заявленном Вальтером Ратенау): каждый день тысячи аристократов, новых и старых, всё ещё в нимбах своих идей о правильном и неправильном, отправлялись на гремящую гильотину Фландрии, управляемую день за днём, без остановки, невидимыми руками, конечно же не людей—Английский класс истреблялся, ушедшие добровольцами умирали за тех, кто должен был знать, но не знали, и несмотря на всё это, несмотря на знание, у некоторых, что преданы, пока Европа мерзко умирала в собственных отходах, мужчины любили. Но крик о жизни той любви давно уж сменился шипением вот этой не более чем праздной и разнузданной педерастии. <text:soft-page-break/>Гомосексуализм на высших постах всего лишь плотская «мысля» что приходит «опосля», а истинная и единственная ебля идёт теперь на бумаге…. </text:p>
      <text:p text:style-name="P432"><draw:frame draw:style-name="fr2" draw:name="Image70" text:anchor-type="paragraph" svg:width="6.9252in" svg:height="0.3661in" draw:z-index="70"><draw:image xlink:href="Pictures/1000000000000B720000009B428C9716555D8079.png" xlink:type="simple" xlink:show="embed" xlink:actuate="onLoad" loext:mime-type="image/png"/></draw:frame></text:p>
      <text:h text:style-name="P300" text:outline-level="3">4.</text:h>
      <text:h text:style-name="P300" text:outline-level="3">Противодействие</text:h>
      <text:p text:style-name="P600"> </text:p>
      <text:p text:style-name="P601">Что? </text:p>
      <text:p text:style-name="P17">— Ричард М. Никсон </text:p>
      <text:p text:style-name="P283"><draw:frame draw:style-name="fr2" draw:name="Image71" text:anchor-type="paragraph" svg:width="6.9252in" svg:height="0.3661in" draw:z-index="71"><draw:image xlink:href="Pictures/1000000000000B720000009B428C9716555D8079.png" xlink:type="simple" xlink:show="embed" xlink:actuate="onLoad" loext:mime-type="image/png"/></draw:frame></text:p>
      <text:p text:style-name="P279"><text:span text:style-name="T159">Бетте Дэвис</text:span> и <text:span text:style-name="T159">Маргарет Дюмонт</text:span> <text:span text:style-name="T1012">посреди</text:span> салон<text:span text:style-name="T1012">а в</text:span> Кювилье-виньеточно<text:span text:style-name="T1012">м</text:span> стил<text:span text:style-name="T1012">е</text:span> чьего-то дома-дворца. За окном, в какой-то момент, раздаётся звук казу, наигрывает мелодию поразительного безвкусия, вероятно «А это ещё кто?» из Дня на Скачках (во многих смыслах). Это один из вульгарных дружков Грочо Маркса. Звук низкий, зудящий и гортанный. Бетте Дэвис замирает, встряхивает головой, сбивает пепел со своей сигареты: «Что»,– вопрошает она,– «<text:span text:style-name="T1">это</text:span> такое?» Маргарет Дюмонт улыбается, выставляет грудь, смотрит вдоль своего носа. –«Ну, это <text:span text:style-name="T1">звучит</text:span>»,– отвечает она,– «как казу». </text:p>
      <text:p text:style-name="Text_20_body">Насколько Слотропу известно, то казу и было. Пока он пробудился, рокот растаял в утре. Уж ч<text:span text:style-name="T1012">ем</text:span> бы <text:s/>та<text:span text:style-name="T1012">ким то</text:span> ни было, <text:s/>оно его разбудило. А было то, или есть, ни что иное как Пират Прентис в более или менее угнанном Р-47 курсом на Берлин. <text:span text:style-name="T259">Инструкции ему</text:span> кратки и чётки, как и <text:s/>други<text:span text:style-name="T1013">м</text:span> агент<text:span text:style-name="T1013">ам</text:span> Папы, Папа <text:span text:style-name="T1013">за</text:span>прав<text:span text:style-name="T1013">ляет</text:span> религией, а вот пойдите-ка да найдите того миннезингера, он хороший вообще-то…. </text:p>
      <text:p text:style-name="Text_20_body">Это старая модель с кабинкой как крыша теплицы. Покрытое переплётом поле зрения вызывает приступы боли в шейных мускулах. Самолёт постоянно кажется ему не в порядке, хоть он время от времени всё-таки пробует разные триммеры. Прямо сейчас он пробует Специальное Боевое Питание, пусть даже ни боя ни Войны вокруг нет, присматривает за панелью, где о/м, датчики давлений, температура головки цилиндров, все толкутся возле своих красных линий. Он сбавляет и летит дальше, а скоро пробует затяжной крен над Целле, петлю над Брунсвиком и, что за чёрт, переворот Иммельмана над Магдебургом. На спине, ощерясь до коренных, он начинает крен чуть-чуть с запозданием, всего на одну тридцатую, и чуть не заглох, непонятная тряска—закончить просто петлёй или продолжить Иммельман?—тянется к элеронам, не вздумай дёргать руль, штопор нам ни к чему… но в последнюю секунду всё же жмёт педаль слегка, маленький компромисс (мне около сорока, Боже, неужто и я туда же?) и снова выравнивает, это будет-таки Иммельман. </text:p>
      <text:p text:style-name="P556">Я Орёл Трубящий в Рог, </text:p>
      <text:p text:style-name="P556">Тебе, Кайзер, дам урок, </text:p>
      <text:p text:style-name="P556"><text:soft-page-break/>На крышу бомбу сброшу, </text:p>
      <text:p text:style-name="P556">Сюрпризом огорошу. </text:p>
      <text:p text:style-name="P556">Всем фройлянам скажи, </text:p>
      <text:p text:style-name="P556">А также всем мадмуазелям, </text:p>
      <text:p text:style-name="P556">Готовятся пускай </text:p>
      <text:p text:style-name="P556">К хорошим каруселям... </text:p>
      <text:p text:style-name="P556">Ведь я в победный Рог Трубящий </text:p>
      <text:p text:style-name="P556">Орёл настоящий! </text:p>
      <text:p text:style-name="P280"/>
      <text:p text:style-name="Text_20_body">Сейча<text:span text:style-name="T1013">с</text:span> Осби Фил должно быть уже в Марселе, уже устанавливает контакт с Бладгетом Ваксвингом, Вибли Силвернейл на пути в Цюрих. Катье поедет в Нордхаузен… Катье…. </text:p>
      <text:p text:style-name="Text_20_body">Нет, нет, она не сказала ему обо всех её планах. Его это не касается. Сколько бы она ему ни рассказала, всегда будет оставаться какая-то тайна. Потому что <text:span text:style-name="T1013">он </text:span>такой <text:span text:style-name="T1013">как</text:span> есть, потому что есть направления, по которым он не может двигаться. Но отчего они оба постоянно исчезают друг от друга, в бумажные города и полдни этого странного конца Войны и надвигающейся Строгой Экономии? Возможно, такие вот непредвиденные дела, как его нынешняя миссия, как-то сближают с людьми тебе нужными? а более формальные процедуры приводят, по природе своей, к отчуждению, к одиночеству? Ах, Прентис…. А это ещё что такое, пропеллер захолостил? Нет, нет, проверь давление топлива—глянь, стрелка дёргается, очень низко, бак на исходе— </text:p>
      <text:p text:style-name="Text_20_body">Небольшая полётная неприятность тут для Пирата, ничего серьёзного…. Из его наушников призрачные голоса вызывают его или же упрекают: служба контроля полётов внизу в своём царстве, ещё одно из наложений в Зоне, антенны нацелены в дебри как редуты, излучают полусферы влияния, определяют невидимые коридоры-в-небе, что существуют лишь для них. Громобой выкрашен Ирландским зелёным. Трудно не заметить. Идея Пирата. Серый был для Войны. Пускай ловят. Догони, если сможешь. </text:p>
      <text:p text:style-name="P280">Серый был для Войны. Как, похоже, и странный дар Пирата переживать фантазии посторонних. После Дня Победы как отрезало. Но этим его психические <text:span text:style-name="T1013">затруднения</text:span> не <text:span text:style-name="T1013">исчерпались</text:span>. Его всё ещё «посещает», тем же окольным и неопределённым способом, предок Катье Франс ван дер Грув, убийца додо и авантюрист. <text:span text:style-name="T1013">П</text:span>олностью <text:span text:style-name="T1013">о</text:span>н никогда не появляется, но и не уходит насовсем. Пирата это злит. Он совместимый носитель Голландца, хоть и не хочет. Что Франс в нём находит? Связано ли это как-то—конечно, да ещё как— с Конторой? </text:p>
      <text:p text:style-name="Text_20_body">Он вмастырил путаницу своих снов в те, что снятся Пирату, еретичные сны, экзегезы ветряных мельниц, что вертелись в тени по краям тёмных полей, каждое крыло указует на точку в ободе гигантского колеса, что проворачивается в небе, станет-<text:span text:style-name="T1013">с</text:span>двинется, всегда в <text:span text:style-name="T1013">соответствии</text:span> с вращающимся крестом: «ветер» было переходным термином, условностью в обозначении того, что на деле движет крестом… и это применимо ко всякому ветру, повсюду на Земле, воющему <text:soft-page-break/>между кондитерски розово-жёлтым гор Маврикия или шевеляще<text:span text:style-name="T1014">му</text:span> тюльпаны дома, красные чаши под дождём наполняющим, бусинка за чистой бусинкой, водою, у всякого ветра своё скрещённое движение, явно имеющееся либо подразумеваемое, каждый крест уникальная мандала, сводящая противоположности вращением (а скажи-ка мне, Франс, в каком я сейчас ветре, тут на 25 000 футах? Что за мельница мелет там внизу? Что она мелет, Франс, кто смотрит за жерновами?). </text:p>
      <text:p text:style-name="Text_20_body">Далеко внизу под брюхом Громобоя, нанесённые по зеленеющей местности, проплывают смягчённые временем контуры древних земляных работ, деревни покинутые во времена Великого Мора, поля позади хижин, чьих жильцов скосила безжалостно продвигавшаяся к северу чёрная чума. За холстом, холодным как простыни на мебели в запретном крыле дома, голос сопрано выпевает ноты, что никак не складываются в мелодию, распадаются точно так же, как мёртвые протеины…. </text:p>
      <text:p text:style-name="Text_20_body">– Это же яснее воздуха,– разглагольствует композитор Густав,– не будь ты старым дураком, то понимал бы—я знаю, я знаю, есть Благотворительная Ассоциация Старых Дураков, вы все друг друга знаете и голосуете за ограничения <text:span text:style-name="T1014">для</text:span> наиболее беспокойных моложе 70 и моё имя первым в списке. Думаешь мне не начхать? Вы все на другой частоте. Мы в жизни не создадим помех вам. Слишком далеки от вас. У нас свои проблемы. </text:p>
      <text:p text:style-name="Text_20_body">Криптозоя различных видов суетится среди крошек, лобковых волосков, винных выплесков, табачного пепла и волоконец, россыпи крохотных фиал от кокаина, с крышечками из бакелита со штампом Мёрка в Дармштадте. Атмосфера насекомых заканчивается около трёх сантиметров над уровнем пола, идеальная влажность, затенённость, стабильность температуры. Никто их не беспокоит. Имеется невысказанная договорёность не топтать насекомых по месту жительства Кислоты. </text:p>
      <text:p text:style-name="Text_20_body">– Вы захвачены тональностью,– вопит Густав:– как капканом. Тональность <text:span text:style-name="T1014">всего лишь</text:span> игрушка. Любая из них. Вы слишком стары. Вам никогда не выйти за пределы игры, в Ряд. Ряд это просвещение. </text:p>
      <text:p text:style-name="Text_20_body">– Твой Ряд тоже игра.– Кислота сидит ухмыляясь ложке из слоновой кости, перелопачивая невероятные кучи кокаина в свой нос, исполняя весь свой репертуар: вытянутая рука размахивается широким виражом <text:span text:style-name="Emphasis">взык</text:span> в направлении целевой ноздри, и стряхивает порцию с расстояния в полметра не обронив ни кристалла… вслед за чем заряд взлетает в воздух как одна штука попкорна и <text:span text:style-name="Emphasis">нганьк</text:span> заглатывается носом, чья полость отполирована как эталон меры длины, ни реснички не видно со времён похорон Либкнехта, если не раньше… два-три раза ложка перелетает из руки в руку, быстрее, чем слоновая кость когда-либо рассекала воздух… рельсы исчезающие мигом не обнар<text:span text:style-name="T1015">у</text:span>живая направляющий туннель. «<text:span text:style-name="T1">Звук</text:span> это игра, если ты в состоянии это понять, ты, аденоидный клозетный провидец. Вот почему я слушаю Шпора, Россини, Спонтини, я выбираю <text:span text:style-name="T82">мою</text:span> игру полную света и добра. А ты застрял на той стратосферном чепухе и подводишь базу под её скукотищу, называя это «просвещением». Ты понятия не имеешь, что такое просвещение, <text:span text:style-name="Emphasis">Kerl</text:span>, ты слепее меня». </text:p>
      <text:p text:style-name="Text_20_body">Слотроп спускается по тропе к горному ручью, где оставлял свою гармошку отмокать всю ночь, втиснутую между парой камней в тихой заводи. </text:p>
      <text:p text:style-name="Text_20_body"><text:soft-page-break/>– Твой «свет и доброта» вилянье обречённого,– грит Густав.– Так и прёт мертвячиной от каждого их тех игривых мотивчиков.– Озлоблено, он обезглавливает фиал с кокаином зубами и сплёвывает огрызки в гущу шелестящих насекомых. </text:p>
      <text:p text:style-name="P433">Сквозь бегущую воду, дыры в старом <text:span text:style-name="T1">Hohner</text:span> Слотроп видит кривящимися, одна за другой, квадратики растягиваются как ноты, визуальный блюз исполняется чистым ручьём. Есть исполнители на губных гармошках и дульсимерах во всех реках, где течёт вода. Как пророчествовал Рильке, </text:p>
      <text:p text:style-name="P557">И <text:span text:style-name="T1016">пусть</text:span> Земное забыло тебя,</text:p>
      <text:p text:style-name="P557">Замершей скажи Земле: я теку. </text:p>
      <text:p text:style-name="P557">Бегущей воде говори: вот я. </text:p>
      <text:p text:style-name="P557"/>
      <text:p text:style-name="P281">До сих пор можно, даже так далеко от этого, найти и расслышать призраки пропавших музыкантов. Вытряхивая воду из своей гармошки, язычки поют о его ногу, подбирая единственный блюз первого такта в этом утреннем отрезке, Слотроп, просто посасывая свою гармошку, ближе чем когда-либо к тому, чтобы стать медиумом спиритуалистом, <text:span text:style-name="T1016">но</text:span> даже о том не догадывается. </text:p>
      <text:p text:style-name="P281">Гармошка показала себя не сразу. Первые дни в этих горах, он набрёл на комплект волынок брошенных в апреле каким-то Шотландским подразделением. Слотроп приноровился вычислять вещи. Имперский инструмент был проще простого. За неделю он освоил ту мечтательную песню, что Дик Повел пел в кино «Позволь придти мне в тень и спеть тебе», и целыми днями её наигрывал, ВАНГ-дидл де-ди, ВАНГ де дам—де-доооооо… опять и опять, на волынках. Мало-помалу он начал замечать приношения еды, что оставлялись возле сарая, где он ютился. Кормовая свёкла, корзинка с ягодами, даже свежая рыба. Он никогда не видел кто их оставляет. Может его посчитали духом волынщика, или же чисто самим звуком, а он знал достаточно об одиночествах и ночных голосах, чтобы догадаться что к чему. Он бросил играть на волынке, и на следующий день нашёл гармошку. Она оказалась той самой, которую он потерял в 1938 или -9, в унитазе, в Бальном Зале Роузленд, но то было слишком давно, чтоб он вспомнил. </text:p>
      <text:p text:style-name="Text_20_body">Его <text:span text:style-name="T1016">оставляют</text:span> в одиночестве. Если другие замечали его или его костёр, они не <text:span text:style-name="T1016">пытались</text:span> подойти. Он оброс волосами и бородой, носит рубаху из грубой ткани и штаны, которые Бодайн освободил для него из прачечной <text:span text:style-name="T1">Джон Е. Бэдэса</text:span>. Но ему нравится все дни проводить голым, муравьи заползают по его ногам, бабочки садятся на плечи, наблюдать жизнь гор, знакомиться с глухарями и сорокопутами, с барсуками, сурками. У него сколько угодно направлений в каких надо двигаться, но ему охота остаться тут, пока что. Повсюду где он побывал, Каксэвен, Берлин, Ницца, Цюрих, сейчас наверняка слежка. Он мог бы попробовать найти Шпрингера или Бладгета Ваксвинга. Чего его так заклинило получить документы? На кой хуй документы, вообще? Мог бы попробовать какой-то из Балтийских портов, дождаться фрау Гнаб и отправиться в ту Данию или в ту же Швецию. ПеэЛы, конторы сгорели, записи утрачены полностью—может на документы в Европе не так уж и смотрят… мин-минуточку, это и всё насчёт куда, Слотроп? А? А Америка? Блядь. Завязывай— </text:p>
      <text:p text:style-name="Text_20_body"><text:soft-page-break/>Ага. Всё ещё думает как-то можно вернуться. Он менялся, конечно, менялся, общипывая альбатроса своего «я», время от времени, от нечего делать, полу<text:span text:style-name="T1017">бес</text:span>сознательно, как в носу колупаются—но единственным из призраков-перьев, что его пальцы всегда обходили, была Америка. Бедный долбоёб, никак не может с ней расстаться. Она шептала люби меня слишком часто ему во сне. Заманивала ненасытно его проснувшееся внимание своими ну-иди-же, обещаниями невероятного. Однажды—ему видится такой день—он может сумеет наконец сказать извини, конечно и оставить её… но пока ещё нет. Ещё одна попытка, ещё один шанс, ещё одна сделка, ещё один перевод на линию <text:span text:style-name="T1017">посулившую</text:span> надежду. Может это просто горд<text:span text:style-name="T1017">ыня</text:span>. Что если для него уже не осталось места в её конюшне? Если она его <text:span text:style-name="T1017">из</text:span>гнала, она же не станет объяснять. Её «жеребцы» прав не имеют. У неё иммунитет на их никчёмные глупые вопросы. Она <text:span text:style-name="T1017">та самая</text:span> Амазонская Сука, как <text:span text:style-name="T1017">именовали</text:span> её твои фантазии. </text:p>
      <text:p text:style-name="Text_20_body">И потом есть ещё Джамф, сочетание «Джамф» и «я» в изначальном сне. К кому он может обратиться с этим? <text:span text:style-name="T1017">такое</text:span> не выдержит излишнего <text:span text:style-name="T1017">колупания</text:span>, правда ж? Если он подберётся слишком близко, ему не сойдёт с рук. Сперва Они могут его предупредить, а могут и не предупреждать. </text:p>
      <text:p text:style-name="Text_20_body">Предчувствия становятся всё различимее, определённее. Он следит за полётами птиц и за узорами пепла в его костре, он читает по внутренностям пойманной им и почищенной форели, клочки утерянных бумажек, рисунки на разрушенных стенах, <text:span text:style-name="T1017">где</text:span> штукатурк<text:span text:style-name="T1017">а</text:span> сбит<text:span text:style-name="T1017">а</text:span> выстрелами до кирпичного нутра—разрушен<text:span text:style-name="T1017">ия</text:span> в разных формах, которые можно прочитывать. </text:p>
      <text:p text:style-name="Text_20_body">Однажды ночью, на стене общественного сортира, смердящего и созревшего тифом, он находит среди инициалов, дат, торопливых рисунков членов и ртов раскрытых принять их, трафаретов вервольфа тёмного человека с высокими плечами и в шляпе, официальный лозунг: <text:span text:style-name="T159">willst du V-2, dann arbeite</text:span>. Если хочешь V-2, тогда работай. Добрый Вечер, Тайрон Слотроп… нет, нет, погоди, всё в порядке, вон на другой стене тоже намалёвано <text:span text:style-name="T159">willst du V-2, dann arbeite</text:span>. Повезло. Нарастание голосов отступает, шутка объяснилась, он просто снова с Геббельсом, с неспособностью того оставит тебя в покое. Но понадобилось усилие над собой, чтобы подойти к той другой стене посмотреть. Там могло оказаться что угодно. Смеркалось. Вспаханные поля, линии электропередач, дренажные канавы и далёкие лесополосы расстилались на мили. Он чувствовал смелость и уверенность. Но тут на глаза попалось другое послание: </text:p>
      <text:p text:style-name="P17">ТУТ БЫЛ РАКЕТМЭН </text:p>
      <text:p text:style-name="Text_20_body">Сначала он подумал, что сам написал это, а потом забыл. Странно, что это стало его первой мыслью, но именно такой она была. Может быть он начинал имплицировать самого себя, какую-то свою вчерашнюю версию, в Сочетании с тем, кем стал. В своей инертной коме, альбатрос шевельнулся. </text:p>
      <text:p text:style-name="Text_20_body">Прошлые Слотропы, допустим по одному в день, какие-то из них сильнее остальных, уходили с каждым закатом в яростную рать. Они бойцы пятой колонны, внутри его головы, выжидают момент сдать его четырём остальным дивизиям снаружи, наступающим…. </text:p>
      <text:p text:style-name="Text_20_body"><text:soft-page-break/>П<text:span text:style-name="T1017">оэ</text:span>тому, рядом с другими рисунками, куском камня, он выцарапывает этот знак: <draw:frame draw:style-name="fr8" draw:name="Image72" text:anchor-type="as-char" svg:y="-2.7492in" svg:width="6.8862in" svg:height="2.4366in" draw:z-index="72"><draw:image xlink:href="Pictures/100002010000030F0000012C16916024182D1E80.png" xlink:type="simple" xlink:show="embed" xlink:actuate="onLoad" loext:mime-type="image/png"/><svg:title>mandala c</svg:title></draw:frame>Слотроп в осаде. Только после того, как он оставил тот же знак ещё в полдюжине мест, ему доходит, что на самом деле его рисунок представляет ракету А-4, вид снизу. К тому времени он уже подмечал другие четырёхкратные выражения—вариации космической ветряной мельницы Франса Ван дер Грува—свастики, гимнастически символы FFFF в кругу симметрично вверх ногами и задом наперёд, <text:span text:style-name="T1">Frisch Fromm Frölich Frei</text:span> над аккуратными дверями в тихих улочках, и перекрёстки, где можешь сидеть и слушать дорожное движение на Той Стороне, услышать будущее (там никакой временно́й последовательности: все события там слиты в один и тот же вечный момент и потому определённые послания не всегда «содержат смысл» по ту сторону: им не достаёт исторической структуры, они кажутся фантастическими или безумными. </text:p>
      <text:p text:style-name="P282">Крыши кирх песчаного цвета подпирают горизонты вокруг Слотропа, апсиды на все четыре стороны направляют, как стабилизаторы ракеты, обтекаемые шпили… резьбленным в песчанике находит он дожидающийся его знак посвящения, крест охваченный кру́гом. Наконец, однажды днём лёжа привольно, раскинувшись на солнце, на окраине одного из древних городов Чумы, он и сам становится крестом, перекрёстком, живым пересечением, к которому явились судьи установить виселицу для обычного преступника приговорённого к повешению в полдень. Чёрные гончие и клыкастые ищейки пронырливые как выдры, собачьих пород утраченных за 700 лет, гоняются за сучкой в течке, пока зрители собираются, это четвёртое повешение за весну, а тут представления случаются не часто, кроме как <text:span text:style-name="T1018">для такого</text:span> вот, которому в последний момент примерещился кто знает где украденный жилет, кто знает что за толстомясая <text:span text:style-name="T1">gnädige Frau</text:span> <text:span text:style-name="T1018">и</text:span> <text:span text:style-name="T1018">налетающая</text:span> Смерть, <text:s/>член вск<text:span text:style-name="T1018">акивает</text:span>, непомерное тёмно-пурпурное взбухание, и как раз когда трескает шея, он и вправду кончает в свою излохмаченную тряпку на чреслах засаленную словно кожа святого под пурпурным плащом Поста, и одна капля спермы продолжает скатываться, капая с волоса на волос мёртвой ноги до самого низа, с конца заскорузлого пальца голой ступни спадает на землю точно в центре перекрёстка и там, под покровом ночи, превращается в корень мандрагоры. В следующую пятницу, на рассвете, Колдун, его собственный <text:span text:style-name="T1">Heiligenschein</text:span> рябит от инфракрасного до ультрафиолетового кольцами света вокруг его тени <text:span text:style-name="T1018">по</text:span> росистой траве, приходит со своим псом, угольно-чёрным псом несколько <text:soft-page-break/>дней не кормленным. Колдун осторожно копает вокруг драгоценного корня пока тот не останется держаться всего лишь на тончайших корне-нитях—привязывает его к хвосту своего чёрного пса, затыкает себе уши воском, затем достаёт кусок хлеба подманить некормленого зверя <text:span text:style-name="T1">рррофг</text:span>! пёс бросается за куском, корень выдернут испуская свой пронзающий роковой крик. Пёс падает замертво на полпути к завтраку, его свято-свечение замирает и гаснет в миллионах росинок. Колдун уносит корень домой нежно, одевает его в белый кафтанец и кладёт рядом с ним деньги на ночь: поутру монет вдесятеро больше. Посланец Комитета по Идиопатическим архетипам является с визитом. –«Инфляция?»– Колдун пытается замести следы неясными мановениями рук,– «<text:span text:style-name="T1">Капитал</text:span>? Не слыхал ничего такого». — «Нет, нет»,– отвечает гость,– «не в данный момент. Мы стараемся думать наперёд. Нам бы хотелось услышать об основой структуре этого. Насколько невыносимым был крик, например?» — «Держал уши заткнутыми, не слышал ничего». — Посланник сияет братской деловой улыбкой,– «Не могу сказать, что виню вас в этом….» </text:p>
      <text:p text:style-name="P282">Кресты, свастики, мандалы Зоны, как не могут они не говорить что-то Слотропу? Он сидел на кухне Кислоты Бумера, в воздухе струились узоры анаши, читал рецепты супов, в каждой косточке и каждом капустном листе находя расшифровку самого себя… обрывки новостей, имена рабочих лошадок, что может пригодиться ему когда-то смыться…. Ему приходилось работать лопатой и ломом на весенних дорогах Бёркшира, апрельские утраченные им дни, это называлось «работа по статье 81-й», вслед за скрепером счищающим зимнюю атаку-изнутри в кристаллах, её белую некрополизацию… подбирал ржавеющие банки от пива, жёлтые резинки с семенем <text:span text:style-name="T1019">обойдённых</text:span>, Клинекс скрученный под вид мозга спрятать сопли <text:span text:style-name="T1019">обойдённых</text:span>, слёзы <text:span text:style-name="T1019">обойдённых</text:span>, газеты, битое стекло, части автомобилей, в дни, когда с суеверным страхом он <text:span text:style-name="T1">мог сложить это всё воедино</text:span>, чётко видя в каждом строку, записи, летопись: о нём, о его зиме, о его стране… наставляющую его, остолопа и никчемушника, в смыслах глубже, чем ему под силу объяснить, были лица детей из окон проходящих поездов, пара тактов танцевальной музыки где-то, на какой-то другой улице поздним вечером, иглы и ветви сосны в чистой светящейся дрожи на фоне ночных облаков, одна электросхема из сотен в смазанной желтеющей охапке, смех на краю пшеничного поля ранним утром, когда он шагал в школу, звук мотоцикла на холостом ходу в тяж<text:span text:style-name="T1019">ёлы</text:span>й сумерками час лета… и теперь в Зоне, в тот же день, как он был перекрёстком, после сильного дождя, который уж и не упомнит, Слотроп видит очень широкую радугу, крепкий радужный хуй упёртый из лобковых облаков в Землю, зелёную, влажно раздавшуюся Землю, и грудь его наполняется, и он стоит и плачет, и ничего нет у него в голове, <text:span text:style-name="T1019">а </text:span>просто чувствует, как блаженный…. </text:p>
      <text:p text:style-name="P433"><draw:frame draw:style-name="fr2" draw:name="Image73" text:anchor-type="paragraph" svg:width="6.9252in" svg:height="0.3661in" draw:z-index="73"><draw:image xlink:href="Pictures/1000000000000B720000009B428C9716555D8079.png" xlink:type="simple" xlink:show="embed" xlink:actuate="onLoad" loext:mime-type="image/png"/></draw:frame></text:p>
      <text:p text:style-name="P434">Со сдвоенным <text:span text:style-name="T1025">притопом </text:span>переключени<text:span text:style-name="T1025">я</text:span>, пятка-носок, мчит прочь Роджер Мехико. Вдоль летнего Автобана, стыки покрытия ритмично бухают под его колёсами. Он гонит на до-Гитлеровском Хорх 870В через выгорело-пурпурную волнистость Люнебург Хита. Поверх ветрового стекла поток воздуха слегка треплет его, <text:span text:style-name="T1020">пропитанный</text:span> можжевельником. Овцы-Хайдшнюке вдалеке <text:soft-page-break/>отдыхают не шевелясь, словно упавшие облака. Болотца и ракитник проносятся по сторонам. Над головою небо в хлопотах, плывёт, живая плазма. </text:p>
      <text:p text:style-name="Text_20_body">Хорх, армески-зелёный, с одним скромным нарциссом нарисованным посреди капота, прятался <text:span text:style-name="T1020">в кузове</text:span> грузовика на ближнем к Эльбе краю Бригадной стоянки в Гамбурге, <text:span text:style-name="T1020">под брезентом</text:span> кроме его передних фар, пытливые глаза дружелюбного инопланетянина улыб<text:span text:style-name="T1020">ну</text:span>лись Роджеру. Привет, Землянин. Уже в пути, он обнаружил, что пол усыпан раскатывающими стеклянными баночками без наклеек, типа детского питания, странная нездорового цвета хрень, от которой вряд ли какой людской младенец, съев, выживет, зелень с розовыми разводами, рвотно-бежевая с лиловыми вкраплениями, определить всё это никак невозможно, каждая крышка украшена улыбкой толстого, ангелоподобного младенчика, под ярким стеклом кишат токсины ботулизма с трупными ядами… время от времени новая банка выскакивает, сама собой, из-под сиденья и катается вопреки законам ускорения, среди педалей, чтоб его ноги сбивались с толку. Он знает, что надо <text:span text:style-name="T1020">бы </text:span>заглянуть вниз и посмотреть что там творится, но всё никак не соберётся. </text:p>
      <text:p text:style-name="P284">Бутылочки катаются, звякая, по полу, под капотом толкатель клапана, или два, частят со своей историей на что у них жалобы. Дикая горчица хлещет мимо по центру Автобана, совершенно двуцветная, <text:span text:style-name="T1020">лишь</text:span> зелёным <text:span text:style-name="T1020">с </text:span>жёлты<text:span text:style-name="T1020">м</text:span>, роковая река <text:span text:style-name="T1020">различимая</text:span> <text:span text:style-name="T1020">только</text:span> под двумя <text:span text:style-name="T1020">волнами</text:span> рябящего света. Роджер поёт для девушки в Каксэвене, которая всё ещё носит имя Джессики: </text:p>
      <text:p text:style-name="P558">Мне снилось, <text:span text:style-name="T1020">будто</text:span> снова <text:span text:style-name="T1021">вижу</text:span> нас двоих, </text:p>
      <text:p text:style-name="P558">Среди весны, за уймой чужих жизней, </text:p>
      <text:p text:style-name="P558"><text:span text:style-name="T1021">С</text:span>вободне<text:span text:style-name="T1021">е, чем</text:span> вет<text:span text:style-name="T1021">ер</text:span>, </text:p>
      <text:p text:style-name="P558">Вдоль моря мы брели, </text:p>
      <text:p text:style-name="P558">Чтобы повторять набор чужих бумажных слов…. </text:p>
      <text:p text:style-name="P558"/>
      <text:p text:style-name="P558">Нас переняли у ворот в зелень былого, </text:p>
      <text:p text:style-name="P558">Слишком растерянных в то миг, чтобы спросить за что— </text:p>
      <text:p text:style-name="P559">Неужто дети могут <text:span text:style-name="T1021">по</text:span>встречаться вновь? </text:p>
      <text:p text:style-name="P559">Неужто остаётся хоть какой-то след </text:p>
      <text:p text:style-name="P558">На <text:span text:style-name="T1021">ультра</text:span>скоростных Июльских автострадах? </text:p>
      <text:p text:style-name="P284"/>
      <text:p text:style-name="Text_20_body">Тут он въехал в настолько ярко золотое слияние склона с полем, что почти забыл вписаться в прикрытый насыпью поворот…. </text:p>
      <text:p text:style-name="Text_20_body">Неделю назад она ушла, заглянув на прощанье в «Белое Посещение». За исключением пустячного охвостья от ПРПУК, это место снова стало дурдомом. Тросы аэростатов лежат ржавея на отсыревших лугах, превращаясь в чешуйки, ионы и в землю—жилы, что пели грозными ночами среди сирен воющих в терцию, сглаженных как далёкий ветер, вперемешку с <text:soft-page-break/>буханьем бомб, теперь лежат вялые, старые, жёсткими кольцами металлического праха. Незабудки вскипают на каждом шагу под ногами, муравьи суетятся с чувством царствования. Углокрыльницы, лимонницы, красные адмиралы парят на термоклиньях вдоль скал. Джессика укоротила чёлку с последнего раза как Роджер её видел и проживает обычную полосу тревоги: «Вид просто ужас<text:span text:style-name="T1021">ный</text:span>, и даже не говори ничего….» </text:p>
      <text:p text:style-name="Text_20_body">– Вид просто улётный. Люблю его. </text:p>
      <text:p text:style-name="Text_20_body">– Ты издеваешься. </text:p>
      <text:p text:style-name="Text_20_body">– Джес, зачем нам говорить о <text:span text:style-name="T1">причёсках</text:span>, ради Бога. </text:p>
      <text:p text:style-name="Text_20_body">Пока где-то, по ту сторону Канала, барьер неодолимый как стена Смерти для <text:span text:style-name="T1021">поимки </text:span>начинающего медиума, <text:span text:style-name="T1021">Лейтанта</text:span> Слотропа, негодного, совсем пропащего, <text:span text:style-name="T1021">ширится</text:span> по ли<text:span text:style-name="T1021">к</text:span>у Зоны. Роджер не хочет махнуть на него рукой: Роджер хочет поступать правильно. –«Я просто не могу бросить бедного обалдуя где-то там. Они хотят его прикончить—» </text:p>
      <text:p text:style-name="Text_20_body">– Но, Роджер,– это же <text:span text:style-name="T1">весна</text:span>. У нас уже мир. </text:p>
      <text:p text:style-name="Text_20_body">Нет, у нас его нет. Это ещё один кусок пропаганды. Нам это подсунуло ПВР. Итак, джентльмены, как вы видите из результатов исследований, оптимальное время у нас 8 мая, как раз накануне исхода Троицы, занятия в школах заканчиваются, погода предвещает урожайный год, заказы на уголь начинают свой сезонный спад, давая нам пару месяцев передышки поставить наши квоты в Руре <text:span text:style-name="T1022">снова</text:span> на их ноги—нет, он видит лишь всё те же быстрины власти, всё то же обнищание, в котором он бился с 39-го, его девушку вот-вот увезут в Германию, где должны отправить на дембель как всех. Никакого <text:span text:style-name="T1022">ис</text:span>хо<text:span text:style-name="T1022">д</text:span>а <text:span text:style-name="T1022">кверху</text:span>, что светил бы им хоть малейшей надеждой вывернуться. И что-то всё ещё продолжается, не называй это «войной», если <text:span text:style-name="T1022">оно тебя нервирует</text:span>, возможно показатель смертности снизился на пункт или два, баночное пиво наконец-то вернулось и на Трафальгарской площади собралось очень много людей в одну из ночей, не так давно… но Их операция продолжается. </text:p>
      <text:p text:style-name="Text_20_body">Печальный факт, раздирающий его сердце, подчёркивающий его опустошённость, в том, что Джессика верит Им. «Война» была необходимым для неё условием, чтобы оставаться с Роджером. «Мир» позволяет ей оставить его. Его ресурсы, в сравне<text:span text:style-name="T1022">н</text:span>ии с имеющимися у Них, слишком скудны. Давний Бобёр, чему ж удивляться, будет отвечать там за связь с воздушной обороной, так что они окажутся вместе в романтичном Каксэвене. Спасибо, безумец Роджер, это было великолепно, завихрение военного времени, и кончали мы крайне зажигательно, твои руки раскинуты как крылья Летающей Крепости, у нас имелись свои военные тайны, мы дурачили старых толстых Полковников направо и налево, но всему приходит стоп, у-юй! Мне надо бежать, милый Роджер, это было прекрасным сном…. </text:p>
      <text:p text:style-name="Text_20_body">Он рухнул бы перед её коленками пахнущими глицерином и розовой водой, вылизывал бы соль и песок из её ВТС башмаков, отдал бы ей свою свободу, свою зарплату за следующие пятьдесят лет на хорошей постоянной работе, свой несчастный пульсирующий мозг. Да только всё слишком поздно. У нас уже Мир. Паранойя, опасность, лишённый мелодии насвист занятой делом Смерти рядом, всё утихло, осталось на Войне, осталось в Годах с Роджером Мехико. День, когда ракеты перестали падать, стал началом конца для Роджера и Джессики. И чем яснее <text:soft-page-break/>становилось, день за другим безопасным днём, что больше не будут падать снова, новый мир стал закрадываться в неё как весна—не столько из-за перемен, которые она ощущала в воздухе, в толпах магазина Вулворт, больше похожих на весну в плохом кино с бумажными листьями, цветом деревьев из ваты и фальшивой молнией… нет, никогда больше не будет она стоять перед их кухонной раковиной с фарфоровой чашкой пищащей в её пальцах, звуки детских всхлипов беззащитны, с тонким эхом ВЫШИБЛЕНЫ ИЗ ВНИМАНИЯ ВЗРЫВОМ РАКЕТЫ разбиты в россыпь белого и синего по полу…. </text:p>
      <text:p text:style-name="Text_20_body">Эти смертоносные ракеты уже в прошлом. На этот раз она будет запускающей стороной, она и Джереми—разве не <text:span text:style-name="T1">так</text:span> всегда и должно было быть? запускать их в море: никаких смертей, только зрелище, огонь и грохот, возбуждение без убийства, разве не об этом она молилась в том увядающем доме, теперь уже возвращённом из реквизиции, занят<text:span text:style-name="T1022">ом</text:span> снова людскими придатками к бахроме, портретам собак, Викторианским стульям, спрятанным кипам<text:span text:style-name="Emphasis"> News of the World</text:span> в шкафу на втором этаже. </text:p>
      <text:p text:style-name="Text_20_body">Ей надо ехать. Приказ свыше, выше непосредственных командиров, с кем она могла бы договориться. Её будущее связано с будущим всего Мира, а у Роджера только с его странной версией Войны, которую всё ещё носит в себе. Он не может двигаться дальше бедняжка, та его не пускает. Всё такой же пассивный как и был под ракетами. Роджер жертва. Джереми из тех, кто их запускает. –«Война мать моя»,– сказал он в самый первый день, а Джессика подумала какие леди в чёрном являются ему в снах, какие пепельно-белые улыбки, что за секатор прорежет комнату, отчикнет их зиму… так много в нём она никак не смогла понять… так много ненужного во время Мира. Она уже начинает думать об их времени как о череде взрывов, безумия нарастающего в ритмах Войны. Теперь вот хочет отправиться спасать Слотропа, ещё одно<text:span text:style-name="T1023">го</text:span> ракето-создани<text:span text:style-name="T1023">я</text:span>, вампира, чья сексуальная жизнь, фактически, <text:span text:style-name="T1">подпитывалась</text:span> ужасом Ракетного Блица—фу, жуть, жуть. Надо, чтоб его заперли, и не пускали на волю. Роджер должно быть больше думает о Слотропе, чем о ней, два сапога пара, вот они кто, ну—она надеется эти двое будут счастливы вместе. <text:span text:style-name="T1023">Усядутся себе</text:span> пиво пить, рассказывать истории про ракеты, калякать уравнения друг другу. Ах, как весело. По крайней мере она не бросает его в пустоте. Он не останется один, будет чем занять время…. </text:p>
      <text:p text:style-name="Text_20_body">Она отошла прочь от него, вдоль пляжа. Солнце сегодня такое яркое, что тень рядом с её Ахилловым сухожилием обрисовывается чётко чёрной: как шов от пятки шёлкового чулка. Её голова, как всегда, склонилась вперёд, прочь, открытая шея, которую он никогда не перестанет любить, никогда уже не увидит, беззащитна как её красота, её неведение до чего в постоянной опасности движется она в Мире. Она может знать слегка, может думать о себе, про лицо и тело, как о «симпатичной»...но он никогда не мог сказать ей остальное, как много прочего живого, птиц, ночей пахнущих травами и дождём, залитые солнцем минуты простого покоя, тоже вобрано в то, что она для него. Была. Он утрачивает больше, чем одну только Джессику: он теряет целую <text:span text:style-name="T1023">сферу</text:span> жизни, где впервые ему было уютно в Миру Сотворённом. Теперь уходит обратно в зиму, вкладывается в его единственный конверт. Усилие необходимое для того, чтобы продолж<text:span text:style-name="T1023">а</text:span>ть больше того, на которое он способен <text:span text:style-name="T1023">водиночку</text:span>. </text:p>
      <text:p text:style-name="Text_20_body">Он не думал, что будет плакать, когда она ушла. Но он плакал. Соплей с пол кубометра, глаза красные как гвоздики. Вскоре, всякий раз как его левая нога ударяла при ходьбе о землю, боль <text:soft-page-break/>всплескивалась в половине его черепа. А, наверно это и есть то, что называют «боль разлуки!» Пойнтсмен являлся с охапками работы. Роджер чувствовал, что не может забыть Джессику и меньше переживать о Слотропе. </text:p>
      <text:p text:style-name="Text_20_body">Но в один из дней заскочил Мильтон Гломинг освободить его от этого ступора. Гломинг только что вернулся из прогулки по Зоне. Там, в одной с ним рабочей группе оказался нек<text:span text:style-name="T1024">то</text:span> Джозеф Шляйм, перебежчик вторичной величины, который когда-то работал на IG, в управлении д-ра Райтингера, ВАУI—Отдел Статистики при НВ7. Там Шляйм получил назначение в Американский подотдел, собиравший экономическую информацию для IG, через подрядчиков и лицензиатов вроде Химнико, Дженерал Анилин, а также Филм, Анско, Винтроп. В 36-м он приехал в Англию работать в Империал Кемиклз, на должность, которая так до конца и не прояснилась. Он слыхал о Слотропе, да действительно… припоминал его по старым дням. Когда Лайл Бленд отправился в своё последнее застенное странствие, по кабинетам IG неделями листались секретные доклады, <text:span text:style-name="Emphasis">Geheime Kommandosache</text:span>, слухи сплетались и расплетались, как молекулы угольн<text:span text:style-name="T1024">о</text:span>й смолы под давлением, всё о том кому перейдёт наблюдение за Слотропом теперь, после кончины Бленда. </text:p>
      <text:p text:style-name="Text_20_body">Это было ближе к началу великой борьбы за аппарат разведки IG. Департамент экономики министерства иностранных дел и департамент иностранных дел министерства экономики оба хотели заполучить его. И точно также военные, в особенности <text:span text:style-name="Emphasis">Wehrwirtschaftstab</text:span>, секция Генштаба, которая заведовала связью ОВК с промышленностью. Собственную связь IG с ОВК координировали д-р Дикман и д-р Горр. Картина становилась ещё запутаннее из-за обычного дублирования офисами Нацистской Партии, Абвер-Организациями, что охватили всю Германскую промышленность после 1933. Нацистским контролёром за IG был так называемый « <text:span text:style-name="Emphasis">Abteilung A </text:span>», располагавшийся в том же здании управления что и—и это считалось вполне приемлемым—группа связи IG с Армией, <text:span text:style-name="Emphasis">Vermittlungsstelle W</text:span>. Но Технология, увы, дев<text:span text:style-name="T1024">ица</text:span> с косами вен<text:span text:style-name="T1024">чик</text:span>ом и золотистой попкой, всегда нарывается на такие вот лапанья. Скорее всего, грызня и разборки Армии с Партией и вынудили в конце концов Шляйма податься за бугор больше, чем какие-либо моральные чувства относительно Гитлера. Во всяком случае, он помнит, что наблюдение за Слотропом было поручено вновь созданному отделу <text:span text:style-name="Emphasis">Sparte IV</text:span> при <text:span text:style-name="Emphasis">Vermittlungsstelle W. Sparte I</text:span> занимался азотом и бензином, II красителями, химикатами, нитриловой резиной и фармацевтикой, III плёнками и волокнами. IV ведал исключительно Слотропом и больше ничем, кроме—Шлям слышал разговор—одного или двух разношерстных патентов полученных через сделки с IG Chemie в Швейцарии. Обезболивающее, название которого он совсем не помнил и <text:s/>новый пластик, имя такое Миполам… «Полимекс» или типа того…. </text:p>
      <text:p text:style-name="Text_20_body">– Звучит как должно быть под присмотром <text:span text:style-name="Emphasis">Sparte II</text:span>,– заметил Гломинг в тот раз. </text:p>
      <text:p text:style-name="Text_20_body">– Пара управляющих были недовольны,– согласился Шляйм. – Тер Мейер был весь такой <text:span text:style-name="Emphasis">Draufgänger</text:span> и Хорляйн тоже, оба своего не упустят. Может и перевели на себя. </text:p>
      <text:p text:style-name="Text_20_body">– А Партия приставила <text:span text:style-name="Emphasis">Abwehr </text:span>человека к тому <text:span text:style-name="Emphasis">Sparte IV</text:span>? </text:p>
      <text:p text:style-name="Text_20_body"><text:soft-page-break/>– Должны бы, но я не знаю был ли тот из SD или SS. Вокруг так много их было. Припоминаю какого-то тощего типа в толстых очках, раз или два выходил там из кабинета. Но он был в штатском. Не могу сказать как его звали. </text:p>
      <text:p text:style-name="Text_20_body">Что за чертовщина…. </text:p>
      <text:p text:style-name="Text_20_body">– Наблюдение?– Роджер тормошит вовсю свои волосы, галстук, уши, нос, костяшки пальцев.– IG Farben следили за Слотропом? До войны? <text:span text:style-name="T1">Зачем</text:span> Гломинг. </text:p>
      <text:p text:style-name="Text_20_body">– Странно, не правда ли?– <text:span text:style-name="T1025">Пока-пока,б</text:span><text:span text:style-name="T83">ац</text:span><text:span text:style-name="T1025"> и</text:span> выпулился за дверь ни слова не сказав, оставив Роджера наедине с самым неприятным светом, что тихо начинает брезжить, острие откровения, ослепляющего, нарастающего, проникает на край его сознания. IG Farben, да? Пойнтсмен тёрся, почти исключительно, в последнее время, с людьми из ИК. У ИК картельные соглашения с Farben. Ублюдок. Он ведь наверняка должен был знать про Слотропа всю дорогу. Дело Джамфа было всего фасадом для… чёрт побери, что тут <text:span text:style-name="T1">творится</text:span>? </text:p>
      <text:p text:style-name="P435">На полпути в Лондон (Пойнтсмен забрал обратно Ягуар так что Роджер на мотоцикле из гаража ПРПУКа, где теперь всего лишь мото и Морис практически без коробки передач) ему приходит на ум, что Гломинг был специально подослан Пойнтсменом, как неясный тактический ход в этой кампании Найланда Смита, которую он похоже проводит (у Пойнтсмена подборка всех книг великой Манихейской саги Сакса Ромера, и он в последнее время может заявится когда вздумает, обычно когда Роджер спит или тужится посрать потихому, и в натуре стоит тут, напротив унитаза, вычитывает вслух подходящий текст). Ничто не укроется от Пойнстмена, он хуже старого Падинга. Может использовать кого угодно—Гломинга, Катье Боргезиус, Пирата Прентиса, никто не (Джессика) застрахован от его (<text:span text:style-name="T1">Джессика</text:span>?) Макиавеллиевских— </text:p>
      <text:p text:style-name="Text_20_body">Джессика. О. Да канешканешно Мехико ты ёбаный <text:span text:style-name="T1">идиот</text:span>… нечего удивляться, что в 137 увильнули от ответа. Ничего удивительного, что приказ ей пришёл Слишком Сверху. А он даже, ягнёночек топочет копытцами вокруг вертела, попросил <text:span text:style-name="T1">Пойнтсмена</text:span> походатайствовать, если есть возможность… Дурак. Дурак. </text:p>
      <text:p text:style-name="P285">Он прибывает в Дом-Двенадцать <text:s/>готовым к человекоубийству. Угонщики велосипедов смываются в окраинные улицы, старые профи крутят педали трое в ряд. Молодые мужчины с модными усиками прихорашиваются в окнах. Детвора заняты грабежом мусорных ящиков. По углам двора разметает официальную документацию, сброшенная кожа са<text:span text:style-name="T1026">м</text:span>ог<text:span text:style-name="T111">о́</text:span> Зверюги. Дерево необъяснимо усохло на улице в окостенело чёрный труп. Муха сверзилась вверх брюхом на переднее крыло мотоцикла Мехико, дёргается секунд десять, складывает свои чуткие крылья в разводах и сдыхает. Вот так сразу. Роджер впервые такое видит. Эскадрильи Р-47 пролетают плотными формированиями, в каждом размашистый знак «птички» КрасноБелоСинеЖёлтой в неизменной форме беловатого неба, эскадрилья за эскадрильей: это либо военный смотр, либо следующая война. Штукатур работает на углу, затирает шрамы от бомб в стене, раствор кучей на его соколе словно сочный сыр, непривычный руке мастерок унаследован от мёртвого друга, всё ещё, в эти первые дни, оставляет борозды, как ученик, лопатка инструмента чуть великовата для его силы… Генри был здоровый увалень… Муха, которая не сдохла, расправила крылья и улетела дурачить ещё кого-то. </text:p>
      <text:p text:style-name="Text_20_body"><text:soft-page-break/><text:span text:style-name="T1">Ну ладно же, Пойнтсмен</text:span>, врывается в Дом-Двенадцать, пробковые доски встарахтели во всех семи холлах с пролётами, руки регистраторов удлиняясь потянулись к телефонам, <text:span text:style-name="T1">так где ты, падла</text:span>. </text:p>
      <text:p text:style-name="Text_20_body">В офисе нет. Но Гёза <text:span text:style-name="T1026">Рожавёлги</text:span> тут и пробует умничать с Роджером: «Вы устраи-ваите це-лое представ-ление, мол-одой чел-овек». </text:p>
      <text:p text:style-name="Text_20_body">– Заткнись Трансильванский олух,– рычит Роджер,– мне нужен босс, а ты попробуй дёрнуться и забудешь вкус первой группы крови, Джексон, эт<text:span text:style-name="T1026">и</text:span> клыки даже <text:span text:style-name="T1">овсянку</text:span> не осилят, когда я разберусь с тобой— </text:p>
      <text:p text:style-name="Text_20_body">В испуге <text:span text:style-name="T1026">Рожавёлги</text:span>, отступает за кулер с водой, пытаясь прихватить вращающийся стул для самозащиты. Сиденье отваливается и в руках <text:span text:style-name="T1026">Рожавёлги</text:span> остаётся лишь основа сработанная—ну, это ж надо!—в виде креста. </text:p>
      <text:p text:style-name="Text_20_body">– Где он?– Мексиканский тупик, Роджер скрипит зубами, <text:span text:style-name="T1">не поддавайся истерике это контр-продуктивная роскошь, которую не можешь в момент такой уязвимости позволить</text:span>….– Говори, тварь, или уже не спрячешься под крышку ни одного гроба. </text:p>
      <text:p text:style-name="Text_20_body">Вбегает невысокая, но отважная секретарша, такая тебе херувимочка, и начинает хлестать Роджера по голеням налоговыми записями об избыточной прибыли от 1940 до 44 Английской сталелитейной фирмы, у которой общий патент с <text:span text:style-name="Emphasis">Vereinigte Stahlwerke</text:span> на сплав использованный для соединений линии проложенной в корму S-Gerät в A4 номер 00000. Но голени Роджера не расположены к получению такого рода информации. У секретарши падают очки. –«Мисс Мюллер-Хохлебен»,– читает с бейджика у неё на груди,– «вы смотритесь <text:span text:style-name="T1">зверски</text:span> без своих очков. Одевайт обратно, битте»,– этот Нацистский прикол навеян её фамилией. </text:p>
      <text:p text:style-name="Text_20_body">– Я не могу найти их,– и впрямь с Немецким акцентом,– я плохо вижу. </text:p>
      <text:p text:style-name="Text_20_body">– <text:span text:style-name="T1">Ну-ка</text:span> посмотрим чем можно вам <text:span text:style-name="T1">помочь</text:span>—ага, это что? Мисс Мюллер-Хохлебен! </text:p>
      <text:p text:style-name="Text_20_body">– <text:span text:style-name="Emphasis">Ja</text:span>. . . . </text:p>
      <text:p text:style-name="Text_20_body">– Как выглядят эти ваши очки? </text:p>
      <text:p text:style-name="Text_20_body">– Они белые— </text:p>
      <text:p text:style-name="Text_20_body">– С такими миленькими <text:span text:style-name="T1">стразами</text:span> по всей оправе,<text:span text:style-name="Emphasis"> Fräulein</text:span>? а? </text:p>
      <text:p text:style-name="Text_20_body">– <text:span text:style-name="Emphasis">Ja, ja, und mit</text:span>— </text:p>
      <text:p text:style-name="Text_20_body">– И по дужкам тоже, а и <text:span text:style-name="T1026">c </text:span><text:span text:style-name="T1">перьями</text:span>? </text:p>
      <text:p text:style-name="Text_20_body">– Страусиные перья…. </text:p>
      <text:p text:style-name="Text_20_body">– Перья страуса <text:span text:style-name="T1">самца</text:span> в синей павлиньей окраске, вытарчивают по краям? </text:p>
      <text:p text:style-name="Text_20_body">– Это мои очки, <text:span text:style-name="Emphasis">ja</text:span>,– грит, шаря вокруг, секретарша,– где они? </text:p>
      <text:p text:style-name="Text_20_body">– А вот <text:span text:style-name="T1">тут</text:span>!– топает ногой <text:span text:style-name="Emphasis">ХРЯСЬ</text:span>, разбивая их в арктическую россыпь по всему ковру Пойнтсмена. </text:p>
      <text:p text:style-name="P285"><text:soft-page-break/>– Я говорю,– отваживается <text:span text:style-name="T1026">Рожавёлги</text:span> из дальнего угла: единственный угол в комнате, между прочим, который как бы затенён, да, типа тут световая аномалия, а ведь обычная квадратная комната, никаких странных многогранников в Доме-Двенадцать… и всё-таки эта странная призма тени в углу… и не один заскочивший посетитель застукивал м-ра Пойнтсмена не за столом, где тому следовало быть, а в том теневом углу—ещё страннее, <text:span text:style-name="T1">лицом в него</text:span>…. Сам <text:span text:style-name="T1026">Рожавёлги</text:span> не слишком-то жалует тот Угол, он пробовал его пару раз, но выходил качая головой: «Мис-тер Пойнтсмен, мне это там сов-сем не нрав-ится. Какое удов-ольствие вообще можно нах-одить в таких ве-щах. А?»– приподымая одну злодейски задумчивую бровь. На что Пойтсмен с извиняющимся видом, не за себя, а <text:span text:style-name="T1">за</text:span> <text:span text:style-name="T1026">Рожавёлги</text:span> перед чем-то, мягко отвечал: «Это единственное место, где я чувствую себя живым»,– и можешь спокойно прозакладывать свою задницу, что одна или две мемо поднимались до Министерского уровня на <text:span text:style-name="T1">эту</text:span> тему. Если они дошли до самого Министра, то стали вероятно кабинетным увеселением. –«О да, да»,– покачивая своей старой умудрённой головой в овечьих завитушках, высокие, почти славянские скулы прячут<text:span text:style-name="T1026">ся</text:span> в морщинах рассеянного, но вежливого смеха,– «да знаменитый Угол Пойнтсмена, да… не удивлюсь если в нём водятся <text:span text:style-name="T1">привидения</text:span>, э?»– Рефлективный смех присутствующих подчинённых, хотя <text:span text:style-name="T1026">всего </text:span>лишь угрюмые улыбки вышестоящих. –«Вызовите сапёров, пусть проверят»,– хихикает кто-то с сигарой.– «<text:span text:style-name="T1">Бедняга</text:span> решит, что он опять на <text:span text:style-name="T1">Войне</text:span>». «Точно, точно», и «Отличная шутка» раздаётся через напластования дыма. Розыгрыши просто повальное увлечение среди этих самых подчинённых, типа классовая традиция. </text:p>
      <text:p text:style-name="Text_20_body">– Ты говоришь <text:span text:style-name="T1">что</text:span>?– уже какое-то время орёт Роджер. </text:p>
      <text:p text:style-name="P285">– Я говорю,– грит <text:span text:style-name="T1026">Рожавёлги</text:span>, ещё раз. </text:p>
      <text:p text:style-name="Text_20_body">– Ты говоришь «я говорю»? Так что ли? В таком случае тебе надо говорить «Я говорю ‘я говорю’». </text:p>
      <text:p text:style-name="Text_20_body">– Я так и говорил. </text:p>
      <text:p text:style-name="Text_20_body">– Нет, нет, ты говорил «я говорю» только <text:span text:style-name="T1">один раз</text:span> вот что ты— </text:p>
      <text:p text:style-name="Text_20_body">– <text:span text:style-name="T1">А-га</text:span>! Но я гов-орил это ещё раз, я говорил это… <text:span text:style-name="T1">два-жды</text:span>. </text:p>
      <text:p text:style-name="P285">– Но перед тем я задал тебе вопрос—ты не можешь утверждать, что два «я говорю» составляли одно высказывание, <text:s/>если только, <text:s/>это <text:span text:style-name="T1028">не </text:span>попытка сделать меня излишне,– <text:span text:style-name="T1028">как будто есть ещё куда</text:span>,– доверчивым, а в вашем положении это <text:span text:style-name="T1028">утверждение</text:span>, что мы одно и то же лицо, а весь этот разговор был ОДНОЙ ЕДИНСТВЕННОЙ МЫСЛЬЮ <text:span text:style-name="Emphasis">йааагггхх</text:span> и значит,– сумасшествия, <text:span text:style-name="T1026">Рожавёлги</text:span>— </text:p>
      <text:p text:style-name="Text_20_body">– Мои очки,– хлюпает фройляйн Мюллер-Хохлебен, ползая сейчас по комнате, Мехико раскидывает осколки стекла носком своего ботинка, так что бедная девушка время от времени разрезает себе ладонь или коленку, начиная оставлять след из тёмных пёрышек крови всякий раз <text:span text:style-name="T1027">с тем</text:span>, чтобы в конце концов—если предположить, что она ещё долго протянет—превратить ковёр Пойнтсмена в шлейф павлиньих платьев с иллюстраций Бидсли. </text:p>
      <text:p text:style-name="P286">– У вас <text:span text:style-name="T1">отлично</text:span> получается, Мисс Мюллер-Хохлебен,– орёт подбадривая Роджер,– ну, а <text:span text:style-name="T1">ты, ты</text:span> у меня сейчас— и замолкает, заметив как <text:span text:style-name="T1026">Рожавёлги</text:span> стал сейчас почти невидимым в той тени, и <text:soft-page-break/>как белки его глаз фактически светят белым, <text:span text:style-name="T1027">а сам </text:span>вибрирует в воздухе, переключаясь из видимости в невидимость… <text:span text:style-name="T1026">Рожавёлги</text:span> сто́ит немало усилий оставаться в том углу. Это никак, совсем нет, не его среда. Одно то, что комната как бы отдалилась, словно в видоискателе камеры. Ну, а стены—они не кажутся… ну, <text:span text:style-name="T1">твёрдыми</text:span>, что ли. Они текут: крупнозернистое вязкое течение, с рябью как бы стоячего шёлка или синтетики, цвет водянисто серый, но время от времени с неожиданным островком посреди течения, абсолютно чуждым этой комнате: шафрановые веретена, пальмо-зелёные овалы, лиловые лиманы заходящие, в виде гребня, в рваные комиксо-оранжевые куски островка кружащего как подраненный самолёт-истребитель, хлещет горючее из баков, затем серебряный парашют, <text:span text:style-name="T1027">распахивается</text:span> поверх кабинки, дёргает вверх и синий (вдруг, такой яростно синий!) врывается перед самым ударом, заслонка дросселя закрыта <text:span text:style-name="Emphasis">уххннхх</text:span>! О блядь <text:span text:style-name="T1">риф</text:span>, мы сейчас разобьёмся об—о. О, здесь нет рифа? Мы-мы <text:span text:style-name="T1">спасены</text:span>? Мы да! Манго, я вижу много манго на том дереве! а-и там девушка—там <text:span text:style-name="T1">до хрена</text:span> девушек! Гля-гля, все такие классные, титьки их торчат, и они крутят юбчонками из трав, играют на укелеле и поют (хотя зачем их голоса такие твёрдые и гнусавые, как голоса в Американском мюзик-холле?)— </text:p>
      <text:p text:style-name="P560">Белый человек привет тебе на Пуки-хуки-луки О-о-о-острове! </text:p>
      <text:p text:style-name="P560">Попробуй-ка мою па-пайю и не захочешь у-ю-ю-ю-уходить! </text:p>
      <text:p text:style-name="P560">Лу-на как жёл-тая ба-на-на! </text:p>
      <text:p text:style-name="P560">Зависла над моей ка-ба-на, </text:p>
      <text:p text:style-name="P560">И многа хула-хупа игр навпереди— </text:p>
      <text:p text:style-name="P560"><text:span text:style-name="T1026">О</text:span> звёзды падают на Пуки-хуки-луки Остров! </text:p>
      <text:p text:style-name="P560">Гора облита лавой как вишнёвый торт— </text:p>
      <text:p text:style-name="P560">Даже Милашка Лейлани в Шалашике из Трав </text:p>
      <text:p text:style-name="P560">Любит сосать кокос с миссионерской погремушкой, </text:p>
      <text:p text:style-name="P560">Гля-глянь-ка, сладенький, ты тут на Пуки-хуки-луки О-о-о-острове! </text:p>
      <text:p text:style-name="P285"/>
      <text:p text:style-name="Text_20_body"><text:span text:style-name="T1">О-ёй, о-ёй</text:span>—хо-чет окрутить меня, одна, из э-тих ост-ровных красото-чек, провести, оста-ток… мо-ей жизни, ку-шая <text:span text:style-name="T1">па-па</text:span>-йи, п-ахуч-ие как <text:span text:style-name="T1">пизда</text:span>, молод-ого рая— </text:p>
      <text:p text:style-name="P286">Когда рай был молодым. Пилот превращается в <text:span text:style-name="T1026">Рожавёлги</text:span>, который всё ещё обмотан стропами парашюта за спиной. Лицо скрыто шлемом, очками-банками, что отражают слишком сильный свет, кислородной маской—лицо из металла, кожи, слюды. Но теперь пилот поднимает очки, медленно, и чьи же это там глаза, такие знакомые, улыбаются привет, а я тебя знаю, а ты не узнаёшь? Ты <text:span text:style-name="T1">вправду</text:span> меня не узнал? </text:p>
      <text:p text:style-name="P286"><text:span text:style-name="T1026">Рожавёлги</text:span> вскрикивает и пятится из угла, дрожит, ослеплён слишком сильным тут светом. <text:span text:style-name="Emphasis">Fräulein</text:span> Мюллер-Хохлебен ползает по кругу, по одному и тому же, всё быстрей и быстрей, почти смазывается, брюзжа истерически. Оба достигли <text:span text:style-name="T1027">состояния</text:span>, до которого доводил их <text:soft-page-break/>Роджер в предпринятой им тонкой психологической атаке. Негромко, но твёрдо: «Хорошо. Теперь в последний раз, где м-р Пойнтсмен». </text:p>
      <text:p text:style-name="Text_20_body">– В <text:span text:style-name="T1029">офисе</text:span> Мосмуна,– отвечают они, в унисон. </text:p>
      <text:p text:style-name="P436"><text:span text:style-name="T1029">О</text:span>фис Мосмуна от Уайт-<text:span text:style-name="T1029">Х</text:span>олла <text:span text:style-name="T1029">один разгон </text:span>на роликах, <text:span text:style-name="T1030">в</text:span> оборон<text:span text:style-name="T1030">е</text:span>, комната за комнатой, часовыми девушками, на каждой платье расцветки радикально отличающейся от остальных (на что уходит достаточно времени <text:span text:style-name="T1030">и, пока</text:span> <text:span text:style-name="T1030">суть да дело,</text:span> можешь пр<text:span text:style-name="T1030">икину</text:span>ть <text:span text:style-name="T1030">до чего</text:span> сблизились оттенки в 3-сигма цветах, если такая прорва может быть «радикально отличающимися», ты ж понимаешь, как, например—о, цве́та ящерицы, цве́та вечерней звезды, бледной Атлантики, не <text:span text:style-name="T1030">вдаваясь</text:span> <text:span text:style-name="T1030">глубже</text:span>) и которых Роджер <text:span text:style-name="T1030">соблазняет</text:span>, подкупает, угрожает, запутывает и (вздох) да лупит, пробиваясь, пока наконец: «Мосмун»,– шарахнул по той великанской дубовой двери, в резьбе, как на входах в некоторые храмы,– «Пойнтсмен, танцульки кончились! Во имя последних остатков порядочности, что <text:span text:style-name="T1030">даёт</text:span> вам дожи<text:span text:style-name="T1030">ва</text:span>ть день до <text:span text:style-name="T1030">вечера</text:span> и не <text:span text:style-name="T1030">оказаться</text:span> <text:span text:style-name="T1030">при</text:span>стреленными случайным незнакомцем при оружии, отройте эту дверь!» Это довольно длинная речь, <text:span text:style-name="T1030">а </text:span><text:s/>дверь <text:span text:style-name="T1030">и </text:span>впр<text:span text:style-name="T1030">ямь</text:span> приоткрывается <text:span text:style-name="T1030">чуть-чуть</text:span>, но Роджер довершает начатое ею движение. Он <text:span text:style-name="T1030">вглядывется</text:span> в комнату яро лимонно-зелёного <text:span text:style-name="T1030">радикально</text:span> приглушённого, почти до молочного уровня абсента-с-водой, комната теплее, чем ряд лиц вокруг стола действительно заслуживает, но, вероятно, именно появление Роджера несколько углубляет свет, когда он, подбежав, вспрыгивает на <text:span text:style-name="T1030">гладь</text:span> стол<text:span text:style-name="T1030">а </text:span>поверх полированной головы директора сталелитейной компании, скользит метров шесть по навощённой поверхности до сидящего во главе с <text:span text:style-name="T1030">небрежной</text:span> (ну-ну, хлопец) улыбкой на лице. –«Мосмун, попался». Неужто он пробился до конца, в гущу колпаков, с прорезями для глаз, золотых висюлек, курящегося ладана и скипетра из берцовой кости? </text:p>
      <text:p text:style-name="Text_20_body">– Это <text:span text:style-name="T1">не</text:span> Мосмун,– м-р Пойнтсмен прокашливается по<text:span text:style-name="T1030">ка</text:span> говор<text:span text:style-name="T1030">ит</text:span>.– Мехико, пожалуйста, сойдите со стола, будьте так добры… джентльмены, один из моих давних коллег по ПРПУК, весьма одарён, однако нестабилен, как вы могли заметить—о, Мехико, <text:span text:style-name="T1">право же</text:span>— </text:p>
      <text:p text:style-name="P288">Мехико расстегнул ширинку, вынул свой хуй и сейчас во всю ссыт на сияющий стол, на бумаги, в пепельницы, <text:span text:style-name="T1031">а</text:span> очень скоро <text:span text:style-name="T1031">и </text:span>на этих людей с их застывшими лицами, которые, хоть и руководящее звено <text:span text:style-name="T1031">и</text:span>, несомненно, <text:span text:style-name="T1031">люди</text:span> цепкого разума, всё ещё как-то не хотят принять, что это происходит, сам знаешь, в мире, который действительно соприкасается, в слишком многих точках, с привычным <text:span text:style-name="T1">для них</text:span>… и в общем-то струя тёплой мочи вполне приятна, <text:span text:style-name="T1031">пока</text:span> <text:span text:style-name="T1031">с</text:span>бег<text:span text:style-name="T111">а́</text:span>ет по галстукам за десять гиней, бородкам креативного вида, <text:span text:style-name="T1031">с</text:span> ноздр<text:span text:style-name="T1031">ей</text:span> <text:span text:style-name="T1031">и</text:span>спятна<text:span text:style-name="T1031">нны</text:span>ми цирроз<text:span text:style-name="T1031">ом</text:span> печени, поперёк пары Армейских очков в стальной оправе, плещ<text:span text:style-name="T1031">ет</text:span> вверх-вниз по <text:span text:style-name="T1031">крахмальным</text:span> манишкам, значкам<text:span text:style-name="Emphasis"> Phi Beta Kappa</text:span>, Почётного Легиона, Орденам Ленина, Железным Крестам, Крестам Виктории, цепочкам именных часов, рукоятям служебных пистолетов и даже обрезов там подмышкой…. </text:p>
      <text:p text:style-name="Text_20_body">– Пойнтсмен,– хуй, упрямый, рассвирепевший, подпрыгивает как воздушный корабль среди пурпурных облаков (очень густой пурпур, как ворс бархата такого цвета) с наступлением ночи, когда бриз с моря обещает <text:span text:style-name="T1031">нелёгкую</text:span> посадку.– Я приберёг тебя напоследок. Но—боже, похоже моча вся кончилась. Ни капли больше. Какая жалость. Тебе ничего не осталось. Понимаешь? Я готов <text:span text:style-name="T1">и жизнь</text:span> отдать,– слово так и вылетело и, возможно, Роджер преувеличивает, а может и <text:soft-page-break/>нет,– чтобы для тебя <text:span text:style-name="T1031">вообще </text:span><text:span text:style-name="T1">нигде</text:span> ничего не осталось. Что тебе достаётся, я заберу. Если ты поднимешься чуть выше, я приду и достану, и сдёрну тебя обратно. Куда бы ты ни пошёл. Даже если улучишь момент для отдыха, с понимающей женщиной в тихой комнате, я буду за окном. Я всегда буду рядом. Ты от меня никогда не отделаешься. Ты выйдешь на минуту, я войду и твоя комната будет осквернена, наполнена нечистью, и тебе придётся искать другую. Если останешься взаперти, я всё равно войду—я буду преследовать тебя из комнаты в комнату, пока не загоню в угол самой последней. У тебя будет последняя комната, Пойнтсмен, и в ней тебе придётся доживать твою затруханную, проститутскую жизнь. </text:p>
      <text:p text:style-name="Text_20_body">Пойнтсмен не смотрит на него. Отводит глаза. Вот этого Роджер и хотел. Появляется охрана, как антиклимакс, хотя любители сцен погони, те, кто не может взглянуть на Тадж Махал, Уфици, Статую Свободы, не перетекая мыслью на сцену погони, сцена погони, вот это да, Дуглас Фэрбенкс скачет на фоне минаретов под луной—такие энтузиасты могут заинтересоваться нижеследующим: </text:p>
      <text:p text:style-name="Text_20_body">Роджер ныряет под стол застегнуть свою ширинку и тупые фараоны прыгают друг в друга поверх столешницы, сталкиваются и бранятся, но Роджер удрал вниз в обутый конской кожей, подбитый гвоздями, в тонюсенькую полоску, ромбо-узоро-носочный под-уровень тех сговаривающихся там, наверху, рискованный проход, любая нога может лягнуть его без телеграфного уведомления и прикончить—пока он не оказывается возле того сталелитейного магната, дотягивается ухватить того за галстук или за хуй, как удобней, и затащить его под стол. </text:p>
      <text:p text:style-name="Text_20_body">– Хорошо. Сейчас мы выходим отсюда и ты мой заложник, дошло?– Он вылезает, волоча посинелого руководителя <text:span text:style-name="T1031">не то </text:span>за галстук, <text:span text:style-name="T1031">не то</text:span> за хуй, тащит его как детские са<text:span text:style-name="T1031">лаз</text:span>ки, давящегося и апоплектичного за дверь, мимо модально необычайной радуги дам-постовых теперь в испуге, хотя бы <text:span text:style-name="T1">с виду</text:span>, сирены уже воют на улице, <text:span text:style-name="T164">Н</text:span><text:span text:style-name="T159">ападение </text:span><text:span text:style-name="T164">М</text:span><text:span text:style-name="T159">аньяка </text:span><text:span text:style-name="T164">Н</text:span><text:span text:style-name="T159">а </text:span><text:span text:style-name="T164">Н</text:span><text:span text:style-name="T159">ефте-переговоры </text:span><text:span text:style-name="T113">Оттеснен Успев Обосс—ть Договаривающиеся Стороны</text:span>, а он уже из лифта бежит по служебному коридору <text:span text:style-name="Emphasis">взык</text:span>! Над головами пары чёрных сторожей, которые передают друг другу и обратно сигарету свёрнутую из какого-то Западно-Африканского наркотического растения, засовывает заложника в гигантскую печь, что остановлена по случаю весны (такая жалость) и убегает задним ходом между рядами платанов в маленький парк, через забор, прыг-скок, быстроногий Родждер и Лондонские полицейские. </text:p>
      <text:p text:style-name="Text_20_body">Ничего не осталось в «Белом Посещении» ему действительно нужного. Ничего без чего ему не обойтись. Одежда на плечах да мотоцикл из гаража, карман набитый мелочью и злость безмерная, что ещё нужно 30-летнему простаку, чтобы пробиться в городе? «Да я же ёбаный <text:span text:style-name="T1">Дик Витингтон</text:span>!»– Приходит ему на ум, мчащему вдоль Кингз-Роуд.– «Я при<text:span text:style-name="T1031">бы</text:span>л в Лондон. Я твой Лорд-Мэр….» </text:p>
      <text:p text:style-name="Text_20_body">Пират дома, и явно ждал Роджера. Части его верного Мендозы лежат на трапезном столе, натирает маслом или кислотой для воронения, тряпочки, шомпола, бутылки <text:span text:style-name="T1031">сменяют</text:span> друг друга в его руках, но глаза <text:span text:style-name="T1031">безотрывно на</text:span> Роджер<text:span text:style-name="T1031">е</text:span>. </text:p>
      <text:p text:style-name="Text_20_body">– Нет,– прерывает обличение Пойнтсмена, когда там мелькнуло имя Мильтона Гломинга,– это мелочь, но тут не газуй. Пойнтсмен его не подсылал. Мы его послали. </text:p>
      <text:p text:style-name="Text_20_body"><text:soft-page-break/>– Мы. </text:p>
      <text:p text:style-name="P288">– Ты начинающий параноик, Роджер,– впервые Прентис зовёт его по имени и это трогает Роджера настолько, чтобы остановить его тираду.– Конечно, хорошо развитая система-Они необходима—но это лишь половина истории. Для каждой Они должна быть и Мы. В нашем случае она имеется. Творческая паранойя подразумевает развитие <text:s/>системы-Мы, <text:span text:style-name="T1031">наряду с</text:span> Они-систем<text:span text:style-name="T1031">ой</text:span>. </text:p>
      <text:p text:style-name="Text_20_body">– Подожди, подожди, сначала где два стакана с виски, будь радушным хозяином, во-вторых что за «система-Они», я же тебе не излагаю Теорему Чебышева, правда? </text:p>
      <text:p text:style-name="P289">– Это я о том, что Они и Их наёмные психиатры называют «бредовыми системами». Само собой, «бредовость» всегда определяется официальной сторона. Нам ни к чему вдаваться насколько реал<text:span text:style-name="T1032">ьны</text:span> бред<text:span text:style-name="T1032">ни</text:span> или нереал<text:span text:style-name="T1032">ьны</text:span>. <text:span text:style-name="T1032">Это решает их</text:span> выгодн<text:span text:style-name="T1032">ость</text:span>. <text:span text:style-name="T1032">Всё определяется</text:span> <text:s/>систем<text:span text:style-name="T1032">ой</text:span>. <text:span text:style-name="T1032">Р</text:span>асположен<text:span text:style-name="T1032">ием</text:span> <text:span text:style-name="T1032">её</text:span> данные. <text:span text:style-name="T1032">Что-то</text:span> согласу<text:span text:style-name="T1032">е</text:span>тся, друг<text:span text:style-name="T1032">ое</text:span> <text:span text:style-name="T1032">не вписывается</text:span>. Твоё предположение будто Пойнтсмен послал Гломинга это выбор не того поворота на развилке. <text:span text:style-name="T1032">В отсутствие</text:span> какого-<text:span text:style-name="T1032">либо</text:span> противоположного набора бредней—бреда о нас конкретно, кого я называю системой-Мы, мысль про Гломинга могла бы оказаться верной— </text:p>
      <text:p text:style-name="Text_20_body">– Бредни про нас самих? </text:p>
      <text:p text:style-name="Text_20_body">– Те, что не реальны. </text:p>
      <text:p text:style-name="Text_20_body">– Но официально определены. </text:p>
      <text:p text:style-name="Text_20_body">– Как выгоднее, да. </text:p>
      <text:p text:style-name="Text_20_body">– Ну, так ты играешь в Их игру, выходит. </text:p>
      <text:p text:style-name="Text_20_body">– Пусть тебя это не беспокоит. Увидишь как легко у тебя получится. С учётом, что мы до сих пор не победили, это <text:span text:style-name="T1032">совершенно</text:span> не проблема. </text:p>
      <text:p text:style-name="P289">Роджер окончательно сбит с толку. И кто тут <text:span text:style-name="T1032">в</text:span>ходит, если не Мильтон Гломинг с чернокожим, в котором Роджер узнаёт одного из траво-курильщиков в кочегарке под офисом Мосуна. Его зовут Ян Отйийумбу и он связной от <text:span text:style-name="Emphasis">Schwarzkommando</text:span>. Один из подручных апашей Бладгетта Ваксвинга появляется со своей девушкой, которая не столько ходит, как танцует, очень текуче и медленно, танец, в котором участвует Осби Фил прируливший из кухни без рубашки (и с татуировкой Хрюшки Хрюнделя на животе? с каких это пор <text:span text:style-name="T84">это</text:span> у Фила?), стопроцентно свидетельствует о воздействии героина. </text:p>
      <text:p text:style-name="Text_20_body">Это малость изумляет—раз тут «система-Мы», как она не догад<text:span text:style-name="T1032">а</text:span>ется взаимодействовать порассудительнее, как это делает «система-Они»? </text:p>
      <text:p text:style-name="Text_20_body">– Это-то, что и надо!– кричит Осби и своим танцем живота доводит Хрюнделя до широкой тревожащей улыбки.– <text:span text:style-name="T1">Они</text:span> берут рациональностью. Мы ссым на Их рациональные распорядки. Правда же… Мехико? </text:p>
      <text:p text:style-name="Text_20_body">– Ура!– Кричат остальные. Круто выдал, Осби. </text:p>
      <text:p text:style-name="P290"><text:soft-page-break/>Сэр Стивен Додсон-Трак сидит у окна, чистит автомат стен. Снаружи, опрокинувшись на спину в свой летний покой, Лондон может ощутить сегодня <text:span text:style-name="T1032">охлаждения</text:span> Режима Экономии. В голове сэра Стивена ни единого слова сейчас. Он совершенно поглощён оружием. Он больше не думает о своей жене, Норе, хотя она существует где-то, в какой-то комнате всё ещё окружена своими планетарными физиками, и нацеливается на какую-то особую судьбу. За последние недели, в стиле <text:span text:style-name="T1033">чистого</text:span> мессианства, ей стало ясно самой, что истинная её суть, буквально-<text:span text:style-name="T1033">таки</text:span>, Сила Притяжения. <text:span text:style-name="T1">Я Гравитация, я То, Что должна преодолевать Ракета, Чему покоряются доисторические пустыни <text:s/>трансмутиру</text:span><text:span text:style-name="T85">я</text:span><text:span text:style-name="T1"> в саму субстанцию Истории</text:span>…. Её уродцы на каталках, её провидцы, телепортальщики, астральные скитальцы, и трагические людские интерфейсы, всё знают о её приходе, но ни один не различает для неё способа свернуть. Она должна обосновать себя теперь—найти более глубинные формы самоотречения, глубже, чем отречение Шабатая Цви перед Блистательной Портой. Ситуация не лишена <text:span text:style-name="T1033">возможностей</text:span> для хорошей хохмы, время от времени—бедную Нору за<text:span text:style-name="T1036">мани</text:span>вают на <text:span text:style-name="T1">séances</text:span>, которые не смогли б надуть <text:span text:style-name="T1037">и твоих</text:span> пра-тётушек, визиты от подобных Рональду Черикоку в одёжке под Иисуса Христа, шлют сигналы по проволоке в замаскированную ультрафиолетовую родинку, которой он начинал светиться в самом двусмысленном вкусе, бормоча обрывки из Евангелия, спускаясь со своих высот распятия, чтобы откровенно лапать зад Норы под эластичным корсетом… глубоко <text:span text:style-name="T1033">оскорблённая</text:span> она выбегала в тёмные коридоры полные потных невидимых рук—полтергейсты устраивали ей извержения унитаза, женоподобные какашки шлёпались на её девственную макушку, и с криком <text:span text:style-name="Emphasis">йагх</text:span>! мокрой жопой и корсетом на коленях, она убегала в свою гостиную, чтобы и там не найти покоя, нет, кто-то подстроил материализацию видения перед ней: лесбианск<text:span text:style-name="T1033">ий</text:span> слонов<text:span text:style-name="T1033">ий</text:span><text:span text:style-name="Emphasis"> soixante-neuf</text:span>, лоснящиеся хоботы симметрично ходят словно поршни в сочных вульвах слоних, а <text:span text:style-name="T1033">при </text:span>попытке избежать этот жуткий <text:span text:style-name="T1033">порнушник</text:span>, она обнаруживала, что какой-то игривый призрак запер за не<text:span text:style-name="T1033">ю</text:span> дверь, <text:span text:style-name="T1033">а</text:span> другой вот-вот шмякнет ей в лицо холодным Йоркширским пудингом…. </text:p>
      <text:p text:style-name="Text_20_body">В мезонине Пирата все поют сейчас походную песню силы противодействия, вместе с Томасом Гвенхидви, который не поддался всё же диалектическому проклятию Книги Пойнтсмена, аккомпанирующем на крвзе из розового дерева: </text:p>
      <text:p text:style-name="P561">Они дрыхли на плечах твоих</text:p>
      <text:p text:style-name="P561"><text:span text:style-name="T1033">В твоё пиво слёзы п</text:span>одливали, </text:p>
      <text:p text:style-name="P561">Распевали заунывье «баю-бай» своих, </text:p>
      <text:p text:style-name="P563">И <text:span text:style-name="T1034">не</text:span> думал <text:span text:style-name="T1034">ты, что </text:span>душ<text:span text:style-name="T1034">у</text:span> Они <text:span text:style-name="T1034">тебе кромсали</text:span>, </text:p>
      <text:p text:style-name="P562"><text:span text:style-name="T1034">А</text:span> поумнеть <text:span text:style-name="T1035">тебе</text:span> Они <text:s/>не давали,</text:p>
      <text:p text:style-name="P561">Но сегодня скажу, ты пойми, </text:p>
      <text:p text:style-name="P563">В мире <text:span text:style-name="T1035">иные </text:span><text:s/>пути есть <text:span text:style-name="T1035">где-то</text:span>, </text:p>
      <text:p text:style-name="P562">Ты перестанешь дерьмо это жрать— </text:p>
      <text:p text:style-name="P563">Они <text:s/>плат<text:span text:style-name="T1034">ят тебе</text:span>, чтоб <text:span text:style-name="T1034">нравилось</text:span> это, </text:p>
      <text:p text:style-name="P561">Но время пришло Их послать, </text:p>
      <text:p text:style-name="P561"><text:soft-page-break/>И хватит уже бунтовать, </text:p>
      <text:p text:style-name="P561">Время пришло войну начать. </text:p>
      <text:p text:style-name="P287"/>
      <text:p text:style-name="P287">– Войну начать,– поёт Роджер, на пути в Каксэвен, <text:s text:c="2"/>думая <text:span text:style-name="T1035">при этом </text:span>о том, как Джессика постригла волосы для Джереми, и как тот невыносимый педант будет смотреться с ракетным соплом на шее,– это война…. </text:p>
      <text:p text:style-name="P561"><text:span text:style-name="T1035">Затянись</text:span> на дорожку, </text:p>
      <text:p text:style-name="P564">Когда-то ты рад был целовать Им ножки, </text:p>
      <text:p text:style-name="P561">Но время пришло Их послать, </text:p>
      <text:p text:style-name="P561">Время пришло войну начать.</text:p>
      <text:p text:style-name="P437"><draw:frame draw:style-name="fr6" draw:name="Image74" text:anchor-type="paragraph" svg:width="6.7701in" svg:height="0.4209in" draw:z-index="74"><draw:image xlink:href="Pictures/1000000000000B720000009B428C9716555D8079.png" xlink:type="simple" xlink:show="embed" xlink:actuate="onLoad" loext:mime-type="image/png"/></draw:frame></text:p>
      <text:p text:style-name="P437"/>
      <text:p text:style-name="P444"><text:span text:style-name="T1038">Эти ветви сосны, по</text:span><text:span text:style-name="T1039">трески</text:span><text:span text:style-name="T1038">вая </text:span><text:span text:style-name="T1040">своим</text:span><text:span text:style-name="T1038"> водянисто синим, похоже </text:span><text:span text:style-name="T1039">совсем не дают</text:span><text:span text:style-name="T1038"> тепла. Конфискованное оружие и боеприпасы наполовину в ящиках либо свалены кучами в периметре Третьей Роты. Несколько дней Армия США прочёсывала Тюрингию, врываясь в дома посреди ночи. Определённая ликантропофобия или страх Вервольфов заполонила умы в кругах вышестоящих. Приближается зима. Скоро начнёт не хватать еды или угля в Германии. Урожаи картофеля под конец Войны, например, целиком переработаны в спирт для ракет. Но огнестрельного оружия всё ещё валом, и боеприпасов к нему. Где не можешь прокормить, там забираешь оружие. Оружие и продовольствие </text:span><text:span text:style-name="T1039">неразрывно</text:span><text:span text:style-name="T1038"> увязаны в </text:span><text:span text:style-name="T1039">правительственном</text:span><text:span text:style-name="T1038"> </text:span><text:span text:style-name="T1039">уме</text:span><text:span text:style-name="T1038"> со времён появления того и другого. </text:span></text:p>
      <text:p text:style-name="Text_20_body">На горных склонах, поблескивают просветы яркие как Неопалимая Купина в июле <text:span text:style-name="T1042">при</text:span> церемониально<text:span text:style-name="T1042">м</text:span> прикосновение <text:span text:style-name="T1043">ня</text:span> зажигалки. Ефрейтор Эдди Пенисьеро, из пополнения тут, в 89-й Дивизии, тоже энтузиаст амфетамина, уселся нахохлившись чуть ли не в сам костёр, вздрагивает и присматривается к дивизионному шеврону на рукаве, который обычно напоминает кучу ракетных носов теснящихся из растянутой дыры в жопе, все в чёрном и тускло-оливковом, но которые сейчас выглядят даже более дико чем обычно, и через минуту Эдди надумает на что оно похоже. </text:p>
      <text:p text:style-name="Text_20_body">Вздрог, одно из излюбленных занятий Эдди Пенисьеро. Не тот вздрог, что бывает у <text:span text:style-name="T1">нормальных</text:span> людей, <text:span text:style-name="T1043">типа</text:span> как если кто-то-наступил-на-твою-будущую-могилу и прошло, а вздрог который <text:span text:style-name="T1">не проходит</text:span>. Очень трудно втянуться поначалу. Эдди знаток вздрогов, он даже может их <text:span text:style-name="T1">читать</text:span>, как Кислота Бумер читает косяки, как Миклош Тананц читает шрамы от хлыста. Но этот дар не ограничивается лишь <text:span text:style-name="T1">собственными</text:span> вздрогами Эдди, о нет, это распространяется и на <text:span text:style-name="T1">других</text:span> людей! Ага, они приходят один за другим, они случаются вместе, группами (с недавних пор он начал развивать в мозгу схему дискриминатора, научаясь как различать их). Самые <text:soft-page-break/>неинтересные из вздрогов это <text:span text:style-name="T1043">отмеченные</text:span> совершенно неизменн<text:span text:style-name="T1043">ой</text:span> частот<text:span text:style-name="T1043">ой</text:span>, вообще без вариаций. Следующие по неинтересности частотно-переменная разновидность, когда почаще, когда замедленнее, в зависимости от информации вводимой на входе,<text:span text:style-name="T1043">уж </text:span><text:s/>где бы <text:s/>он там ни <text:span text:style-name="T1043">находлся</text:span>. Затем переходишь к неравномерным синусоидам, в которых меняется как частота, так и амплитуда. Их надо анализировать в гармониях Фурье, а это малость заковыристей. Зачастую в них за<text:span text:style-name="T1043">ложе</text:span>на кодировка, определённые под-частоты, определённые уровни мощности—нужно здорово поднатаскаться, чтобы просечь что к чему. </text:p>
      <text:p text:style-name="Text_20_body">– Эй, Пенисьеро.– Это Эддин Сержант, Говард («Медляк») Лернер.– Убрай сва жопу с таво кастра. </text:p>
      <text:p text:style-name="Text_20_body">– О, Сыржа,– начинает разговорчики Эдди,– д’ладна я прос хтел сыгреца. </text:p>
      <text:p text:style-name="Text_20_body">– Ат-ставить, Пенисьеро! Адин с Палконикав хатит пастритца, <text:span text:style-name="T1">вы-пал-няй</text:span>! </text:p>
      <text:p text:style-name="Text_20_body">– А-а, все<text:span text:style-name="T1043">х</text:span> в<text:span text:style-name="T1043">ас</text:span>,– бормочет Пенисьеро переползая к своему спальному мешку и роясь в рюкзаке за расчёской и ножницами. Он ротный парикмахер. Его стрижки, на которые уходят часы, а иногда дни, узнаваемы по всей Зоне, свидетельству<text:span text:style-name="T1043">ют</text:span> каждым волоском о целеустремлённости постоянного клиента у «бензедринщика». </text:p>
      <text:p text:style-name="Text_20_body">Полковник сидит, в ожидании, под светом электрической лампочки. Лампочка получает электроэнергию от другого военнослужащего в тени, что накручивает рукоять сдвоенного генератора. Это приятель Эдди, рядовой Пэдди («Электро») МакГонигл, Ирландский парень из Нью-Джерси, один из миллиона той добропорядочной самообеспечивающейся бедноты известной тебе по кинофильмам—ты видел их пляшущими, поющими, развешивающими стирку на верёвках, напивающимися на поминках, переживающими из-за плохой успеваемости детишек, <text:span text:style-name="Emphasis">но на высокую оценку я не знаю, Паапа</text:span>, он х’роший мальчик, но связался с пл’хой компанией, в каждой подлой Голливудовской лжи вплоть до такого популярного в этом году <text:span text:style-name="Emphasis">Растёт в Бруклине Дерево</text:span>. Этой ручной педалью молодой Пэдди тут демонстрирует другую <text:span text:style-name="T1044">разновидность</text:span> дара <text:span text:style-name="T1044">как у </text:span>Эдди, хотя он производит, а не получает. Лампочка с виду горит постоянно, но на самом деле это последовательность электрических пиков и долин, чередующихся в зависимости от скорости, с которой Пэдди вращает рычаг. И просто потому что нить проволоки внутри лампочки гаснет медленнее до появления следующего пика, она дурачит нас видимостью постоянного света. В действительности это цепочка, неощутимая, из света и темноты. <text:span text:style-name="T1">Обычно</text:span> неощутимая. Случается передача светового послания, что никогда не осознаётся, со стороны Пэдди. Его посылают мускулы и скелет, вся схема тела втянувшегося работать источником электроэнергии. </text:p>
      <text:p text:style-name="Text_20_body">В данный момент Эдди Пенисьеро вздрагивает и не слишком обращает внимание на ту лампочку. Его собственное послание и без того интересно. Кто-то неподалёку, в вечерней темноте, играет блюз на губной гармошке. –«<text:span text:style-name="T1">Эт</text:span>’ чё?»– хочется знать Эдди, стоя под белым светом позади полковника в его парадной форме,– «эй, МакГонигл, ты чёт’та слышь?» </text:p>
      <text:p text:style-name="Text_20_body">– Ага,– веселится Пэдди позади генератора,– мне <text:span text:style-name="T1">слышна</text:span> как твой выперд улитаит, здоровенны <text:span text:style-name="T1">крыла</text:span> у нё из заду. Хек, хек! </text:p>
      <text:p text:style-name="Text_20_body"><text:soft-page-break/>– Эт’ всё <text:span text:style-name="T1">трипатня</text:span>!– отвечает Эдди Пенисьеро.– Ни’кова выперда те не слышна, ты Ирланска асталопина. </text:p>
      <text:p text:style-name="Text_20_body">– Эй, Пенисьеро, знаш как Ит’лянска <text:span text:style-name="T1">падводка</text:span> звучит на новам радаре? А? </text:p>
      <text:p text:style-name="Text_20_body">– И… как? </text:p>
      <text:p text:style-name="Text_20_body">– <text:span text:style-name="T1">Ит-ит-ит</text:span> ляашки! От’так! Хек, хек, хек! </text:p>
      <text:p text:style-name="Text_20_body">– Далбаёб,– грит Эдди Пенисьеро и начинает расчёсывать <text:span text:style-name="T1044">П</text:span>олконичьи серебристо-чёрные волосы. </text:p>
      <text:p text:style-name="Text_20_body">С прикосновением расчёски к его голове, полковник заводится говорить. –«Обычно мы проводим не больше 24 часов на <text:span text:style-name="T1044">повальный </text:span>обыск дом-за-домом. От захода солнца до захода, из дома в дом. Смотрятся чёрным с золотом с обоих концов, таким образом, силуэты, перетряхнутые небеса, чистые как циклорама. Но эти закаты, тут, я не знаю. Такое впечатление что-то взорвалось где-то? Серьёзно—где-то на Востоке? Ещё один Кракатоа? С другим названием, по крайней мере, таким же экзотичным… цвета сейчас совсем не такие. Вулканический пепел, или другая измельчённая субстанция, в атмосфере, может преломлять цвета странным образом. Ты это знал, сынок? Трудно поверить, а? Концы подлиннее, если ты не против, а наверху просто чтоб расчёской приглаживались. Да, Ефрейтор, цвета меняются, и ещё как! Вопрос в том, меняются ли они <text:span text:style-name="T1">вследствие чего-то</text:span>? Что-то модулирует ежедневный спектр солнца? Не как попало, а систематически, через неизвестный мусор в преобладающих ветрах? Несёт ли это какую-то информацию для нас? Глубокие вопросы, и тревожащие. </text:p>
      <text:p text:style-name="Text_20_body">Сам ты откуда, сынок? Я вот из Кеноши, Висконсин. У моих стариков там маленькая ферма. Кругом поля под снегом и стойки ограждений аж до самого Чикаго. Снега наваливает на старые машины вдоль квартала метрами… большущие белые кучи… смахивает на Учёт Могил там в Висконсине. </text:p>
      <text:p text:style-name="Text_20_body">Хех, хех… </text:p>
      <text:p text:style-name="Text_20_body">– Эй, Пенисьеро,– окликает Пэдди МакГонигл,– ты сё щё слышь тот звук? </text:p>
      <text:p text:style-name="Text_20_body">– Ага, и кажись эт’ губная,– Пенисьеро сосредоточен на всчёсывании каждого волоса по отдельности, подрезая их на чуть разную длину, повторяет снова и снова, касается тут и там… Бог тот, в чьей власти знать число им. Атропос, кто в силах обрезать каждый на разную длину. Итак, Бог в личине Атропос, которую невозможно остановить, овладели Эдди Пенисьеро в эту ночь. </text:p>
      <text:p text:style-name="P291">– У м’ня естя <text:span text:style-name="T1">губная для тя</text:span>,– веселится Пэдди Мак,– прям тута! Гля! Италяшкин кларнет! </text:p>
      <text:p text:style-name="Text_20_body">Каждая долгая стрижка событие. Волосы это ещё одна разновидность модулированной частоты. Достичь состояния благостыни, в которой все волосы когда-то распределялись абсолютно поровну, времён невинности, когда они спадали совершенно ровно, по всей голове Полковника. Ветры дня, рассеянные жесты, зуд, нежданные сюрпризы, метровые падения на пороге сна, осмотр небес, припоминание стыдобищ, всё с той поры <text:span text:style-name="T1044">отмети</text:span>лось на т<text:span text:style-name="T1044">ой</text:span> безукоризненн<text:span text:style-name="T1044">ой</text:span> обрешётк<text:span text:style-name="T1044">е</text:span>. Проходя<text:span text:style-name="T1044">сь</text:span> по ней в этот вечер, перестраивая её, Эдди Пенисьеро является агентом Истории. Попутно с переработкой головы полковника, длится вздрого-рождённый блюз—долгие <text:soft-page-break/>переливы по дырам 2 и 3 соответствуют, по крайней мере в эту ночь, прочёсам по глуби волос, стволам берёз во влажно сгустившихся сумерках лета, подходам к каменному дому в густом парке, оленям парализованным вдоль плиток дорожки…. </text:p>
      <text:p text:style-name="Text_20_body">Блюз дело более низких, побочных частот—ты втягиваешь чистую ноту, в тональности, а потом понижаешь её мускулами своего лица. Твои лицевые мускулы часто смеялись, заходясь от боли, часто старались не выказать <text:span text:style-name="T1">ни малейшей</text:span> эмоции, сколько живёшь на свете. В какое из их расположений посылаешь чистую ноту отчасти и воздействует на <text:span text:style-name="T1045">звучание в </text:span>результат<text:span text:style-name="T1045">е</text:span>. В<text:span text:style-name="T1045">от</text:span> светское обоснование блюза, если духовный подход тебе не в жилу…. </text:p>
      <text:p text:style-name="Text_20_body">– Я не понимал куда попал,– рассказывает Полковник.– Просто спускался вниз вдоль тех здоровенных кусков разбитого бетона. Чёрная арматура вытарчивала из него… чёрно-ржавая. В воздухе были проблески королевско-пурпурного, недостаточно яркого, чтоб оттенить их концы, или растворить густоту ночи. Они выгибались вниз, удлинялись, одна за другой—когда-нибудь видел зародыш цыплёнка, только начавшийся? О конечно нет, ты же парень городской. Много чего узнаёшь, на ферме. Научает тебя виду зародыша цыплёнка, так что когда приходится карабкаться по горе бетона в темноте, и увидишь одного, или нескольких в небе вверху, но пурпурных, то знаешь на что оно похоже—это куда полезней, сын, чем город, там ты просто попадаешь из кризиса в кризис, каждый нового типа, нет опоры на то, что случалось уже увидеть…. </text:p>
      <text:p text:style-name="Text_20_body">Ну вот он, осторожно пробирается по громадной развалине, его волосы в этот момент выглядят очень странно—наёжились вперёд от единой затылочной точки, большими длинными стрелками, образуя чёрный подсолнух или шляпу от солнца вокруг его лица, в котором основная черта длинные <text:span text:style-name="T1045">разползшиеся</text:span> губы Полковника, лилового цвета. Всякая всячина цепляется за него из трещин в руинах, типа быстренькое радостное погружение наружу и обратно, тонкие руки-пинцеты, ничего личного, просто подумалось <text:span text:style-name="T1">подышу-ка чуть-чуть ночным воздухом</text:span>, ха, ха! Когда они промахиваются по Полковнику—как у них всякий раз похоже и случается—так они просто вдёргиваются обратно с гм-хм игрока, ну, может в другой раз…. </text:p>
      <text:p text:style-name="Text_20_body">Проклятье, отрезан тут от моего полка, сейчас схватят и сожгут живьём <text:span text:style-name="T1045">эти </text:span>дакойты! О Иисусе <text:span text:style-name="T1">вот и они</text:span>, Звери, пригибаясь, подбегают в отсветах версии города от Большой Пятёрки, красные и жёлтые тюрбаны, наркоманьи рожи в шрамах, обтекаемые как передок Форда ’37, те же <text:s/>глаза <text:span text:style-name="T1045">вразбежку</text:span>, та же непод<text:span text:style-name="T1045">властн</text:span>ость Молоту Кармы— </text:p>
      <text:p text:style-name="P445"><text:span text:style-name="T1038">Форд ’37 не под властью М.К? Да ладно </text:span><text:span text:style-name="T1041">чепуху пороть</text:span><text:span text:style-name="T1038">! Они кончают на свалке металлолома как и все остальные! </text:span></text:p>
      <text:p text:style-name="Text_20_body">О, ты так в этом <text:span text:style-name="T1">уверен</text:span>, Скиппи? А откуда ж тогда такая прорва их на дорогах? </text:p>
      <text:p text:style-name="Text_20_body">Н-ну ух, э, Мистер Знаток, из-за Войны это, новых машин сейчас не производят вот мы все и должны держать нашего Старого Надёжного в <text:span text:style-name="T1046">отличном</text:span> состоянии, потому что не слишком много механиков осталось на внутреннем фронте, а и нельзя делать запасы бензина, и мы должны держать А-наклейку в надлежащем приметном месте, внизу справа— </text:p>
      <text:p text:style-name="Text_20_body">Скиппи, ты дурачок, у тебя опять пошли твои тупо тормознутые заезды. Верись обратно, сюда, к стрелкам. Это где пути разделяются. Видишь там человека. На нём белый капюшон. А ещё <text:soft-page-break/>коричневые туфли. У него приятная улыбка, но никто её не видит. Никто не видит потому что лицо его всегда в тени. Но он хороший человек. Он стрелочник. Он так называется потому что он дёргает рычаг, который переводит стрелку. И мы едем в Счастьеполь вместо Больграда. Или <text:span text:style-name="Emphasis">Der Leid-Stadt</text:span>’а как его называют Немцы. Есть даже жуткий стих про <text:span text:style-name="Emphasis">Leid-Stadt</text:span>, который написал Немец по имени м-р Рильке. Но мы его читать не будем, потому что мы едем в Счастьеполь. Стрелочник сделал так, чтоб мы туда попали. И у него это запросто. Рычаг очень гладкий и легко движется. Даже ты смог бы переключать, Скиппи. Если бы знал где тот находится. Но взгляни какую громадную работу он сделал всего одним щелчком. Он послал нас всех в Счастьеполь вместо Больграда. Это потому что он знает где находятся стрелки и где рычаг. Он один такой, кто вкладывает совсем мало работы и делает великие дела, во всём мире. Он может направить тебя по верной дороге, Скиппи. Ты можешь иметь свои фантазии, если хочешь, вряд ли ты заслуживаешь чего-то лучшего, но сегодня Мистер Знаток в хорошем настроении. Он покажет тебе Счастьеполь. Начнёт он с освежения твоей памяти насчёт Форда-1937. Почему это авто с лицом дакойта до сих пор на дорогах? Ты сказал «Война», как раз когда тарахтел по стрелкам в неправильном направлении. Война состояла из набора стрелок. А? Дада, Скиппи, правда в том, что Война придаёт жизнь всему. <text:span text:style-name="T1">Всему</text:span>. В том числе Форду. Эта история с Немцами-Япошками была только одной, довольно сюрреалистичной версией настоящей Войны. Настоящая Война никогда не кончается. Смертность снижается время от времени, но Война продолжает убивать много-премного людей. Просто теперь убивает их похитрее. Часто слишком усложнёнными способами, чтобы даже мы, на этом уровне, смогли уследить. Но кому надо гибнуть те гибнут, как в сражениях армий. <text:span text:style-name="T1046">Э</text:span>то те, которые встают, в Учебке, при отработке действий под пулемётным огнём. Те, кто не верит своим Сержантам. Те, которые промахиваются и проявляют момент растерянности перед Врагом. Таких вот Война не может использовать и потому они умирают. Выживают подходящие. А другие, как говорят, даже знают про свой краткий срок жизни. Но продолжают поступать как и раньше поступали. Никто не знает почему. Вот было б неплохо извести их вовсе? Тогда никого не убивали б на Войне. Здорово было б, правда, Скиппи? </text:p>
      <text:p text:style-name="Text_20_body">Охренеть, ещё <text:span text:style-name="T1">как</text:span> здорово, Мистер Знаток! Ух,ты! Я-я не дождусь скорей увидеть Счастьеполь! </text:p>
      <text:p text:style-name="Text_20_body">К счастью, ему и ждать-то не надо. Один из дакойт несётся прыжками аж присвистывает, шнур экрю шёлка гудит туго меж кулаков, нетерпеливая ну-давай-уже ухмылка, и как раз в тот же момент пара рук выклещивается из трещины в руинах и сдёргивает Полковника вниз, в безопасность, как раз вовремя. Дакойт падает на жопу и сидит, дёргает шнур, чтоб порвался, бормоча у блядь, потому что даже дакойты так делают. </text:p>
      <text:p text:style-name="Text_20_body">– Ты под горой,– объявляет голос. Каменная пещеро-акустика тут.– С этого момента, пожалуйста, помни подчиняться всем надлежащим правилам. </text:p>
      <text:p text:style-name="Text_20_body">Его проводник типа приземистый робот, светло серый пластик, с крутящимися фарами глаз. По форме смахивает на краба. –«На Латыни это Канцер»,– грит робот,– «и в Кеноше тоже!» Как оказалось, он любитель одностиший, которые мало кому доходят кроме него. </text:p>
      <text:p text:style-name="Text_20_body">– А вот и Вафельница-Роуд,– грит робот,–обрати внимание на смеющиеся лица у всех домов тут.– Окна наверху это глаза, забор зубы. Входная дверь тут нос. </text:p>
      <text:p text:style-name="Text_20_body"><text:soft-page-break/>– Посто-о-ой,– спрашивает Полковик, от вдруг пришедшей ему мысли– а как со снегом тут в Счастьеполе? </text:p>
      <text:p text:style-name="Text_20_body">– С кем как? </text:p>
      <text:p text:style-name="Text_20_body">– Ты увиливаешь. </text:p>
      <text:p text:style-name="Text_20_body">– Я увильчивый любитель вин из Висконсина,– напевает грубиянистая машина,– и видел бы ты как виляют медсёстры. Так что ещё новенького, Джексон?– Коротышка натурально жуёт <text:span text:style-name="T1">жевательную резинку</text:span>, вариацию Ласло Джамфа на поливинил хлориде, очень податливую, даже выделяющую отделяющиеся молекулы, которые благодаря остроумной <text:span text:style-name="Emphasis">Osmo-elektrische Schalterwerke</text:span>, разработанной в Сименс, передаёт, закодировано, чертовски близкое подобие привкуса лакрицы Бимена в мозг робота-краба. </text:p>
      <text:p text:style-name="Text_20_body">– Мистер Знаток <text:span text:style-name="T1">всегда</text:span> на вопрос даёт ответ. </text:p>
      <text:p text:style-name="Text_20_body">– Да только вот его ответы под вопросом. Бывает ли снег? <text:span text:style-name="T1">Конечно</text:span>, в Счастьеполе идёт снег. До хрена снеговиков раздосадовались бы без снега. </text:p>
      <text:p text:style-name="Text_20_body">– Вот помню, ещё в Висконсине, ветер дул обычно вдоль дорожки, будто гость, который ждёт, что его впустят. Наметает снег на дверь, оставляет там сугробом… В Счастьеполе так бывает? </text:p>
      <text:p text:style-name="Text_20_body">– Стары<text:span text:style-name="T1050">й</text:span> <text:span text:style-name="T1050">фокус</text:span>,– грит робот. </text:p>
      <text:p text:style-name="Text_20_body">– А кто-нибудь открывал дверь, когда ветер вот так метёт, а? </text:p>
      <text:p text:style-name="Text_20_body">– Тысячу раз. </text:p>
      <text:p text:style-name="Text_20_body">– Тогда,– взвивается полковник,– если дверь это у дома нос, а дверь открыта, а-и все те снежно белые кристалы вдуваются от Вафельницы-Роуд большущим облаком прямо в— </text:p>
      <text:p text:style-name="Text_20_body">– <text:span text:style-name="T1">Ааггххк</text:span>!– вскрикивает робот и убегает в узкий переулок. Полковник оказывается в коричневом и выдержан-винном районе города: цвета самана и известняка простираются в длящихся прочь стенах, крышах, улицах, нигде ни деревца, и кто это выгуливается по Шоколаденшрассе? Поа! Да это же сам Ласло Джамф, далеко зашедший в старческий возраст, сохранённый как ’37 Форд назло взлётам и падениям Мира, которые не более, <text:span text:style-name="T1047">как</text:span> увлажнённые перемены улыбки, от широко-жемчужной до грустно-туманной, тут внутри Счастьеполя. Д-р Джамф в галстуке-бабочке определённого вяло-сероватого оттенка лаванды, цвет <text:s/>долгих умирающих дней сквозь окна консерватории, минорно-тональных <text:span text:style-name="Emphasis">lieder</text:span> о днях минувших, горестных пианиссимо, табачного дыма в набитых гостиных, облачных воскресных прогулок у каналов… вот два человека, процарапанные чётко, с прилежностью по этому дню, а колокола с той стороны канала отбивают час: эти двое пришли очень издалека, после странствия, которое ни один из них не упомнит, с каким-то особым заданием. Но от каждого скрыта роль второго…. </text:p>
      <text:p text:style-name="Text_20_body">И оказывается, что эта электролампочка тут над головой Полковника, та самая <text:span text:style-name="Emphasis">Osram</text:span> лампочка, под которой Франц Пёклер обычно спал на своей койке в подземном ракетном заводе Нордхаузена. По статистике (так Они утверждают), каждая n-тысячная электролампочка должна оказываться совершенством, накопление дельта-q идёт как положено, так что нам нечего удивляться, что эта всё ещё тут, ярко светит. Однако, истина ещё ошеломительнее. Эта лампочка <text:soft-page-break/><text:span text:style-name="T1">бессмертна</text:span>! Она была и есть, фактически, с двадцатых, у неё тот старомодный выступ на кончике и менее грушевидная форма, чем у современных лампочек. Ух и потрясная история у этой лампочки, если б могла говорить—ну, дело в том, что она умеет таки говорить. Она диктует мускульные модуляции верчения Пэдди МакГониглом в этот вечер, тут имеется закольцованная петля, с обратной связью через Пэдди снова к генератору. Вот она </text:p>
      <text:p text:style-name="P78">История Байрона Лампочки </text:p>
      <text:p text:style-name="Text_20_body">Байрона должны были произвести на заводе <text:span text:style-name="Emphasis">Tungsram</text:span> в Будапеште. Скорее всего его бы прихватил асс по продажам, отец Гёза <text:span text:style-name="T1047">Рожавёлги</text:span>, Шандор, который покрывал всю Трансильванскую территорию и сделался настолько местным там, что головной офис чувствовал себя неясно параноидным относительно его способности наложить жуткое проклятье на операцию в целом, если они не давали чего он захочет. В сущности, он был продавцом, который хочет, чтобы его сын стал доктором, и это осуществилось. Но возможно проявилась подозрительная на ведьмовство аура Будапешта, и рождение Байрона в последний момент было переназначено на <text:span text:style-name="Emphasis">Osram</text:span>, в Берлине. Переназначено, да. Существует Рай Лампочек Младенцев, над которым дружелюбно подшучивают, как если б это был кинофильм или ещё там что, ну таков Большой Бизнес, ха, ха! Однако, не позволяйте Им вас одурачить, он в первую очередь бюрократия, а Рай Лампочек Младенцев уже всего лишь как нечто побочное. Все накладные расходы—да, из своего собственного кармана Компания раскошеливается на квадратные лиги органди, бочонки розовой и голубой Бэби Краски от IG Farben, центнеры хитроумных Siemens сосок для Младенчиков Электро Лампочек, в пользование Лампочками-сосунками для тока в 110 вольт без малейшей потери энергии. Так или иначе, эти Лампочные дельцы заняты созданием видимости мощи, мощи против ночи, вне реальности. </text:p>
      <text:p text:style-name="Text_20_body">Вообще-то, Р.Л.М. довольно-таки убогий. С коричневых стропил свисает паутина. Время от времени таракан покажется на полу и все Младенчики пытаются провернуться посмотреть (будучи Лампочками, они <text:span text:style-name="T1">выглядят</text:span> совершенно симметричными, Скиппи, но не забывай про контакт наверху резьбы), начинают у-а! уу-<text:span text:style-name="T1">аа</text:span>! слабо светясь на таракана, что парализовано сидит на голых досках—только дави!—удирает затем, заново переживая некий нежданный разряд тока из ниоткуда, а высоко над головой лучистая, всевидящая Лампочка. В своём неведении, Лампочки Младенцы не знают как истолковать такую тараканью абреакцию—они чувствуют его испуг, но не знают что это такое. Они просто хотели с ним подружится. Он интересный и так ловко движется. Все в возбуждении кроме Байрона, который считает остальных сборищем простачков. Приходится всякий раз бороться, чтоб обратить их внимание на что-то стоящее. Привет, Младенчики, я Байрон-Лампочка, пропою вам песенку, вот такую, </text:p>
      <text:p text:style-name="P565">Вспы-хните и заси-яйте—на-каливания Лампочки Младенцы! </text:p>
      <text:p text:style-name="P565">А то будто у-вас водобо-язнь, </text:p>
      <text:p text:style-name="P565">Всё лежите, кричите, пускаете пену, как куча чертенят, </text:p>
      <text:p text:style-name="P565">Вы в царстве тараканов, но это чепуха </text:p>
      <text:p text:style-name="P565">В сравненьи с ощущеньем висеть под потолком </text:p>
      <text:p text:style-name="P565"><text:soft-page-break/>И изливаться светом на их смешной дурдом, </text:p>
      <text:p text:style-name="P565">Они к вам приползут с любовью до самого рассвета, </text:p>
      <text:p text:style-name="P565">Но разбегутся кто куда как вспыхните вы светом! </text:p>
      <text:p text:style-name="P565">Ну так светите, Лампочки Младенцы, вы светлого грядущего волна, </text:p>
      <text:p text:style-name="P565">Я тут, чтоб вас завербовать </text:p>
      <text:p text:style-name="P565">Участие принять </text:p>
      <text:p text:style-name="P565">В великом походе, так пойте же со мной: </text:p>
      <text:p text:style-name="P565">Мы-целый-мир-осветим-собой! </text:p>
      <text:p text:style-name="P565"/>
      <text:p text:style-name="Text_20_body">Беда Байрона в том, что в нём старая, <text:span text:style-name="T1047">очень </text:span>старая душа, закованная в стеклянную темницу Младенческой Лампочки. Он ненавидит это место: лежи и дожидайся пока тебя произведут, а в динамиках ничего кроме музыки Чарльстона, а время от времени обращение к Нации, кому бы тут понравилось? Байрону хочется поскорее выбраться и <text:span text:style-name="T1">приступить</text:span>, не удивительно, что он подвержен всем видам нервных расстройств, Пелёночная Сыпь Лампы Младенца, что проявляется в заржавелости ниток резьбы, Младенческие Колики Лампочки, тугая спазма высокого сопротивления в глубине витков вольфрамовой нити, Гипервентиляция Лампочки Младенца, такое чувство будто вакуум треснул, хотя этому нет органичной основы…. </text:p>
      <text:p text:style-name="Text_20_body">Когда наконец-то подкатывает Выпускной День, можете представить восторг Байрона. Он провёл время вынашивая некие грандиозно безумные планы—он объединит все Лампочки, обоснует мощную базу в Берлине, ему уже известна Тактика Стробирования, всего и делов-то развить в себе способность (почти как Йог) помаргивать с частотой близкой альфа-ритму человеческого мозга, и ты можешь в натуре вызвать <text:span text:style-name="T1">припадок эпилепсии</text:span>! У Байрона было видение среди стропил его палаты 20 миллионов Лампочек, по всей Европе, в заданной синхронизированной пульсации подстроенной одним из его агентов в Электро Сети, все эти лампочки начинают стробировать <text:span text:style-name="T1">вместе</text:span>, люди колотятся в 20 миллионах комнат как рыба на отмелях Совершенной Энергии—Внимание, люди, это было предупреждением вам. В следующий раз кое-кто из нас <text:span text:style-name="T1">взорвётся</text:span>. Ха-ха. Да мы за<text:span text:style-name="T1048">действуе</text:span>м наши <text:span text:style-name="T1">Отряды Камикадзе</text:span>! Слыхали про Кыргызский Свет? Так это задница светлячка по сравнению с тем, что мы вам—о так вы не слышали про—о, ну, так тем хуже. Потому что некоторые Лампочки, скажем, миллион, всего лишь 5% от нашего числа, очень хотят вспыхнуть грандиозным жаром вместо того чтоб терпеливо ждать пока истечёт их срок годности… Вот так Байрон мечтает о своей Силе Партизанских Боевиков, собирается покончить с Гербертом Гувером, Стенли Болдвином, со всеми ними, прямо в лицо, одним скоординированный взрывом…. </text:p>
      <text:p text:style-name="Text_20_body">Ну так Байрона ждёт жёсткое отрезвление! Уже существует организация, людская, известная как «Фебус», международный картель лампочек освещения, чья штаб-квартира размещается в Швейцарии. Управление в основном осуществляют ДжиЭл Интернешнл, Osram, и Объединённая Электропромышленность Британии, которые, в свою очередь, на 100%, 29% и 46% принадлежат компании Дженерал Электрик в Америке. Фебус устанавливает цены и <text:soft-page-break/>определяет срок эксплуатации всех лампочек в мире, от Бразилии до Японии, до Голландии (хотя Голландский Philips это бешеная собака в картеле, может в любой момент вырваться и сеять неразбериху в Комбинации). С учётом такого состояния тотального подавления, похоже что не найти места для новорожденной Лампочки Младенца, кроме как начинать от самого дна. </text:p>
      <text:p text:style-name="Text_20_body">Но в Фебусе ещё не знают, что Байрон бессмертен. Он начинает свою карьеру в притоне курильщиков опиума с женским персоналом в Шарлотенбурге, почти в пределах видимости статуи Вернера Сименса, светясь в бра, один из множества лампочек повидавших самые апатичные формы Республиканского декаданса. Он познакомился со всеми лампочками в заведении, Бенито Лампоне из следующего бра, который постоянно планировал побег, Берни, что горел у туалета в конце коридора и имел неисчерпаемый запас анекдотов про уролагнию, и с его матерью Брендой на кухне, у которой только и разговоров что про шарики гашиша, про членозаменители <text:s/>вызывать потопы болеутоляющих оргазмов в капиллярах влагалища, про молитвы обращённые к Астрате и Лилит, царице ночи, про заходы в истинную Ночь Иных, продрогших и голых на линолеуме полов после нескольких суток без сна, грёзы и слёзы становятся его естественным состоянием…. </text:p>
      <text:p text:style-name="P438">Одна за одной, из месяца в месяц, лампочки перегорают и нет их больше. Поначалу, это болезненный удар Байрону. Он всё ещё новичок, всё ещё не постиг свою бессмертность. Но накручивая часы горения, он начинает понимать преходящесть остальных: осознание, что любить их пока они <text:span text:style-name="T1051">ещё </text:span>тут идёт <text:span text:style-name="T1051">успешнее</text:span>, а также всё интенсивнее—любить, словно каждый час эксплуатации последний. Байрон вскоре становится Постоянным Старожилом. Другие могут распознать его бессмертность с первого взгляда, но она никогда не обсуждается, разве что в общих высказываниях, когда доходит, помаргивая, фольклор из прочих частей Электросети, сказания о <text:span text:style-name="T1051">Бессмертных</text:span>, один в кабинете <text:span text:style-name="T1051">кабалистики</text:span> в Лионе, владеющий, как полагают, магией, другой в Норвегии над входом в склад, лицом к лицу с арктическою белизной, полон стоицизма, при одной лишь мысли о котором более южные лампочки впадают в ослабелую пульсацию. Если где-то <text:span text:style-name="T1">есть</text:span> ещё Бессмертные, то они отмалчиваются. Но это молчание таящее многое, возможно всё, в себе. </text:p>
      <text:p text:style-name="Text_20_body">Вслед за Любовью, таков черёд, у Байрона начинается урок Молчания. </text:p>
      <text:p text:style-name="Text_20_body">Когда его горение продляется до 600 часов, контролёры из Швейцарии начинают присматриваться к Байрону. Зал Наблюдений Фебуса расположен в малоизвестных Альпах, холодное помещение до потолка забитое Германской электроаппаратурой, стекло, медь, эбонит, массивные блоки терминалов обросшие латунными зажимами и вкрутками, и работник в сверхчистом белом халате, что бродит от счётчика к счётчику, невесомый как снежные бесы, проверяя, что всё идёт штатно, что ни <text:span text:style-name="T1051">у</text:span> одной лампочк<text:span text:style-name="T1051">и</text:span> средний срок эксплуатации не зашкалил. Можешь себе представить как скажется на рынке, если такое начнёт случаться. </text:p>
      <text:p text:style-name="P292">Байрон минует красную черту на табло Наблюдающих, и тут же, как полагается, его мигом проверяют на сопротивление нити, температуру свечения, вакуум, потребление энергии. Всё в пределах нормы. После этого, Байрона проверяют теперь уже каждые 50 часов. Мелодичный звонок раздаётся на станции слежения по истечении срока. </text:p>
      <text:p text:style-name="P293"><text:soft-page-break/>На 800 часах—ещё одна рутинная предосторожность—Берлинская представительница отправлена в опиумный притон вывинтить Байрона. На ней перчатки козлиной кожи на асбестовой подкладке и двадцатисантиметровые каблуки, не для того, чтобы не затеряться в толпе, а чтоб дотянуться до бра где вкручен Байрон. Остальные лампы смотрят в едва сдерживаемом ужасе. Новость распространяется по Электросети. С чем-то близким к скорости света, каждая лампочка, Азосы глядящие в улицы из бакелита, Нитралампен и Вотанг Жс освещающие ночные футбольные матчи, Юст-Вольфрамы, Моноватты и Сириусы, каждая лампочка в Европе узнаёт о случившемся. Они молчат в бессилии, покоряясь перед лицом насилия, которое <text:span text:style-name="T1052">полагали</text:span> <text:span text:style-name="T1052">всего лишь</text:span> мифом. <text:span text:style-name="T1">Мы не в силах помочь</text:span>, это общая мысль гудит над отарами спящих овец, вдоль Автобанов, и до резких окончаний угольных причалов на Севере,<text:span text:style-name="T1"> никогда не могли мы хоть что-</text:span><text:span text:style-name="T86">то</text:span><text:span text:style-name="T1"> </text:span><text:span text:style-name="T86">по</text:span><text:span text:style-name="T1">делать</text:span>…. Стоит кому-то заронить в нас наиничтожнейшую надежду выступить против, тут же <text:span text:style-name="T1052">вмешивается</text:span> Комитет по Аномалиям Накаливания и его забирают. Некоторые всё же протестуют, быть может, тут и там, но это лишь информативно, приглуш<text:span text:style-name="T1052">ая</text:span> свет, безвредно, ничего подобного взрывам в лица власть предержащих, как виделось когда-то Байрону, ещё в его Младенческой палате, в пору невинности. </text:p>
      <text:p text:style-name="Text_20_body">Он перевезён в Нойкёльн, в подвальное помещение, в дом стеклодува, который боится темноты и <text:span text:style-name="T1052">станет</text:span> держать Байрон включённым день и ночь взирающим на все те кремн<text:span text:style-name="T1052">е</text:span>вые кубки, грифонов и цветы-кораблики, на прыгающих козерогов, зелёную паутину, угрюмых льдо-божеств. Это один из так называемых «пунктов контроля» для удобства наблюдений за подозрительными лампами. </text:p>
      <text:p text:style-name="Text_20_body">Не прошло и недели, как грянул гонг в коридорах из льда и камня штаб-квартиры Фебуса и лица кратко вздёрнулись от своих счётчиков. Гонги тут не часты. Гонги особая весть. Байрон миновал 1000 квт-часов свечения и теперь следует стандартная процедура: Комитет по Аномал<text:span text:style-name="T1052">иям</text:span> Накаливани<text:span text:style-name="T1052">я</text:span> направляет в Берлин убийцу. </text:p>
      <text:p text:style-name="Text_20_body">Но тут происходит нечто странное. Да, чертовски странное. Планировалось разбить Байрона, измельчить и в той же мастерской расплавить—вытащив вольфрам, <text:span text:style-name="T1052">разумеется</text:span>—чтобы мастер перевыдул из него свой следующий сюжет (воздушный шар отправляется в путешествие с верхушки небоскрёба). Вообще-то, не слишком плохой исход для Байрона—ему не хуже Фебуса известно сколько на нём уже часов. Здесь в мастерской он насмотрелся достаточно стекла перерасплавленого в бесструктурную массу, из которой возникают и перевозникают все стеклянные формы, и не прочь сам пройти через это. Но он оказался пойманным в Кармическое колесо. Сияние оранжевой купели было просто насмешкой, издевательством. Для Байрона нет избавления, он осуждён на бесконечный круговорот электрических патронов и лампочных ворюг. В мгновенье ока юный Ганс Гешвиндиг, Ваймарский уличный <text:span text:style-name="T1052">беспризорник</text:span>—выкрутил Байрона из потолка в <text:span text:style-name="T1052">наст</text:span>орож<text:span text:style-name="T1052">ённый</text:span> карман и <text:span text:style-name="Emphasis">Гешшшшвинннд</text:span>! обратно за дверь. Тьма пеленает сны стеклодува. Из всех неприятностей, что проникают в его сны из ночной атмосферы, погасший свет всего жутче. Свет, в его снах, всегда дарил надежду: обыкновенную, смертную надежду. Когда контакт спирально об<text:span text:style-name="T1052">орвался</text:span>, надежда об<text:span text:style-name="T1052">ернулась</text:span> тьмой, и стеклодув резко пробуждается в ночи, крича, «Кто? <text:span text:style-name="T1">Кто</text:span>?» </text:p>
      <text:p text:style-name="Text_20_body">Фебус не то, чтобы прямо тебе с ума сходил. Такое уже случалось. Имеется ещё одна процедура к исполнению. Она выливается в сверхурочные для некоторых <text:span text:style-name="T1053">сотрудников</text:span>, так что тут <text:soft-page-break/>присутствует то неопределённое удовольствие избавления кишечника от распиравшего ветра, с настолько же неясной возбуждённостью от ломки рутины. Хочешь эмоций покруче, забудь про Фебус. Их непроницаемо-лицые поисковые партии выдвинулись на улицы. Им, <text:span text:style-name="T1053">в общих чертах,</text:span> известно где вести поиск в городе. Они исходят из предположения, что никто среди их потребителей не догадывается о бессмертии Байрона. Так что инструкции по Не-бессмертным Лампоперехватам <text:span text:style-name="T1053">вполне</text:span> приложимы также и к Байрону. Ну, а инструкции с чего-то приебались к <text:span text:style-name="T1053">нищим</text:span> секторам, Еврейским секторам, наркоманским, гомосексуальным, проститутским и шулерским секторам столицы. Именно тут самые логически допустимые ламповоры, исходя из характера преступления. Сверьтесь со всей пропагандой. Это же <text:span text:style-name="T1">моральное</text:span> преступление. Фебус открыл—одно из самых великих не<text:span text:style-name="T1053">обнародованн</text:span>ых открытий нашего времени—что потребителям необходимо ощущать чувство греха. Что вина, в правильных невидимых руках, самое сильное оружие. В Америке, Лайл Бленд и его психиатристы располагали цифрами, показаниями экспертов и деньгами (деньгами в Пуританском смысле—открытое и явное «добро» их намерения<text:span text:style-name="T1053">м</text:span>) достаточными, чтобы приоткрыть Открытие Вины на <text:span text:style-name="T1053">стыке</text:span> между научной теорией и фактом. Темпы роста в поздние годы должны были изнур<text:span text:style-name="T1053">я</text:span>ть Бленда (вообще-то, Бленда изнурил секстет почётных гробоносцев из Салитиери, Пура, Наша, де Брутуса и Бленда Младшего, который чихал. Бадди в последний момент решил посмотреть <text:span text:style-name="T1">Дракулу</text:span>. Ему повезло). Из всего наследия оставшегося после Бленда, Ламповоровская Ересь была пожалуй его самой грандиозной. Она не означает лишь, что кто-то просто не покупает лампочку. Она ещё означает, что тот же самый кто-то не подаёт напряжение на её патрон! А это грех как против Фебуса, так и Электросети. Ни тот, ни другая не допустят, чтобы подобное сходило с рук. </text:p>
      <text:p text:style-name="Text_20_body">Итак, <text:span text:style-name="T1056">спущены</text:span> ищейки Фебуса, найти украденного Байрона. Но беспризорник уже покинул город, добрался до Гамбурга, сбагрил Байрона <text:span text:style-name="T1">проститутке</text:span> на Рипербан, чтобы ему <text:span text:style-name="T1">кольнуться морфинчиком</text:span>—клиентом молодой женщины в эту ночь явился бухгалтер смет, которому по кайфу, когда <text:span text:style-name="T1">в его жопу ввёрнута электролампочка</text:span>, да ещё этот жучара принёс с собой <text:span text:style-name="T1">малость гашиша</text:span>, чтоб курнуть, так что уходя он уже напрочь забыл про Байрона у него в жопе—да так, фактически, и не узнал, потому что когда он, наконец-то, садиться (простояв в троллейбусе всю дорогу до дома), то это уже у себя, на унитаз, и <text:span text:style-name="Emphasis"><text:span text:style-name="T165">плюсь</text:span></text:span>! Байрон выскочил в воду да <text:span text:style-name="Emphasis"><text:span text:style-name="T165">фррр</text:span></text:span>! По канализации в устье Эльбы. Он достаточно <text:span text:style-name="T1054">за</text:span>округлён, чтобы везде проскакивать. Несколько дней его носит по Северному морю, пока не достиг Гельголанда, того красного-с-белым торта Наполеон сброшенного в море. Там он пробыл какое-то время в отеле между Хенгтом и Мёнхом, пока однажды его не доставил на материк один очень старый священник, проинформированный о бессмертии Байрона в ходе рутинного сна про вкус Хохаймера урожая 1911… <text:span text:style-name="T1054">откуда ни возьмись</text:span> большой Берлинский Ледовый дворец, гулкая, неясная пещера в железных колоннах, запах женщин в синих сумерках—духи, кожа, мех костюмов для катания на коньках, пыльца льда в воздухе, мельканье ног, выпуклых задов, желание наплывами гриппозного жара, беспомощность в конце под резкий-щёлк-бича, взлёт ракетой сквозь чересполосицу солнечных лучей приглушённых вспудренным льдом, и голос в затуманенном зеркале под ногами возвещает: «Найди свершившего это чудо. Он свят. Огласи его. Добейся его канонизации....» Имя в списке, который старик вскоре составил из около тысячи туристов, что побывали на Гельголанде с той поры как Байрона нашли на пляже. Священник начинает поиски на поезде, пешком и на Хиспано-Суизе, проверяя каждого туриста из его списка. Но он добрался <text:soft-page-break/>не далее Нюрнберга, где его чемодан, с завёрнутым в стихарь Байроном, подтибрил транссектит, Лютеранин по фамилии Маусмахер, которые любит одеваться в Римско-Католические регалии. Этот Маусмахер не удовольствовался тем, чтобы стоять себе перед зеркалом и крестить его жестами папского благословения, он думает, что будет круто выйти на аэродром Цеппелинов, где факельное шествие Нацистов в полном разгаре и прогуляться там крестя всякого, кто подвернётся. Зелёные факела пылают, красные свастики, мерцание духовых и Отец Маусмахер, просматривает титьки жопы и линии талий и корзинок, мурлыча клерикальный мотивчик, какой-то рифф <text:span text:style-name="T1054">из</text:span> Баха, улыбается продвигаясь сквозь Зиг Хайли и хоры «<text:span text:style-name="Emphasis">Die Fahne Hoch</text:span>». Не почувствовал, как Байрон выскользнул из украденного одеяния на землю. Затем рядом с ним протоптались несколько сот тысяч сапог и ботинков, не один даже не прикоснулся, есессна. Он подобран на следующий день (поле уже мертвяще пусто, с торчащими колоннами, бледное, в полосах длинных луж грязи, утренние облака удлиняются позади позолоченых свастик и гирлянд) нищим Еврейским тряпичником и <text:span text:style-name="T1055">унесён</text:span> дальше, дальше в 15 лет сохранности вопреки случайностям и вопреки Фебусу. Он будет вкручиваться в одну мамашку (<text:span text:style-name="Emphasis">Mutter</text:span>) за другой, как обозначается женская резьба в Германских патронах для лампочек, по причине с чего бы <text:span text:style-name="T1055">оно </text:span>так вне постижения кем-либо. </text:p>
      <text:p text:style-name="P439">Картель перешёл уже на План Б для Непредвиденности, который предусматривает семилетний статус ограничений, после чего Байрон будет по закону считаться перегоревшим. Тем временем, персонал, снятый с дела Байрона, приступили к выслеживанию лампочки долгожительницы, что однажды находилась в патроне на крыльце армейского аванпоста в джунглях Амазонки, Лампы Беатриз, которую совсем недавно украла, загадочно, банда грабителей индейцев. </text:p>
      <text:p text:style-name="Text_20_body">За все годы его выживания, все эти различные спасения происходят словно бы случайно. Когда только у него появляется возможность, он старается просветить все близвисящие лампочки <text:span text:style-name="T1057">относительно</text:span> злобной природы Фебуса, и о необходимости солидарности против картеля. Он пришёл к пониманию того, что Лампа призвана отбросить роль всего лишь передатчика световой энергии. Фебус ограничил Лампу для всего помимо одной лишь этой участи. –«Но есть и другие частоты, выше и ниже видимой широты. Лампа может производить тепло. Лампа может давать энергию растительному миру, для выращивания, запрещённых законом растений, в шкафах, например. Лампа может проникать в спящий глаз, и воздействовать на сны человека». Некоторые лампочки внимательно слушали—другие обмозговывали способ настучать Фебусу. Некоторые из старшего поколения анти-Байронистов <text:span text:style-name="T1058">умели</text:span> подделывать свои параметры статистическим образом, что отражалось на эбонитовых счётчиках под Швейцарской горой: случились даже несколько само-наветов, в надежде вызвать присылку убийц. </text:p>
      <text:p text:style-name="P294">Всякие толки о скрытых возможностях Лампы, конечно же, чистой воды подрывная деятельность. Фебус всё основал на ламповой эффективности—отношение исходящей пригодной энергии к энергии вложенной. Электросеть требовала, чтобы это отношение оставалось насколько возможно меньшим. Таким образом они больше получали навару. С другой стороны, низкая эффективность означала большую длительность часов свечения, а это подрывало продажи Фебуса. Вначале Фебус пытались увеличивать сопротивление нити, снижая часы жизни неприметно и понемногу—пока Электросеть не обнаружила снижения годовых доходов, и начала вопить. Обе стороны постепенно достигли соглашения по компромиссной <text:soft-page-break/>цифре лампо-жизни, которая принесёт достаточно денег им обеим, и о несении равных, пятьдесят на пятьдесят, расходов на анти-лампокрадскую кампанию. А также на более завуалированную атаку на криминальные души, которые отказываются от лампочек совершенно и пользуются свечами. Давнишнее соглашение Фебуса с Мясным Картелем было нацелено на сокращение оборота твёрдого жира с его стеариновой кислотой путём <text:span text:style-name="T1058">оставления</text:span> жира в мясе, несмотря на болезни сердца, <text:span text:style-name="T1058">в </text:span>которые это могло вы<text:span text:style-name="T1058">литься</text:span>, и перенаправкой большей части срезанного на производство мыла. Мыло в те дни являлось цветущим бизнесом. Среди потребителей, Институт Бленда выявил глубокие чувства относительно говна. При всём при этом, мясо и мыло оставались лишь <text:span text:style-name="T1058">мелкими</text:span> <text:span text:style-name="T1058">дополнениями</text:span> для Фебуса. Куда важнее был вопрос вольфрама. Ещё одна причина, по которой Фебус не мог в снижении срока жизни ламп зайти слишком далеко. Избыточные вольфрамовые нити поглотили бы запасы данного металла—к тому же то, что основной поставщик данного сырья Китай, привносило весьма щекотливые вопросы Восточной политики—и вреди<text:span text:style-name="T1059">ло</text:span> соглашению между Дженерал Электрик и Крупом о квотах производства вольфрамового карбида, где и когда, и по какой цене. Согласованные рекомендации составляли $37–$90 за фунт в Германии, $200–$400 за фунт в США. Это напрямую сказывалось на производстве станков и оборудования, а таким образом на всей лёгкой и тяжёлой промышленности. Когда пришла Война, нашлись такие, кто считал непатриотичным предоставление подобного преимущества Германии. Но властью никто из них не располагал. Не беспокойся. </text:p>
      <text:p text:style-name="P295">Байрон, продолжая светить, всё более и более чётко различает очертания этой системы. Он узнаёт как вступать в контакт с другими видами электротехники, в домах, на заводах, на улице. У каждого есть что ему рассказать. Очертания накапливаются в его душе (<text:span text:style-name="T87">Seele</text:span>, как основа ранней углеродной нити <text:span text:style-name="T1061">именовалась</text:span> в Германии), и чем грандиознее и чем отчётливее они разрастаются, тем <text:span text:style-name="T1059">в </text:span>больше отчаяни<text:span text:style-name="T1059">е приходит</text:span> Байрон. <text:span text:style-name="T1059">Придёт день, когда</text:span> он будет знать всё, но всё равно останется бессильным как и раньше. Его юношеские мечты организовать все лампочки в мире кажутся теперь неисполнимыми—Электросеть широко открыта, любые послания могут прослушиваться, а <text:span text:style-name="T1059">доносителей</text:span> на линии более, чем достаточно. Пророки, как водится, долго не тянут—их либо сразу убивают, или устраивают несчастный случай достаточной серьёзности, чтобы тормознули и призадумались, и большинство из них заворачивают оглобли. Но Байрону досталась судьба погорше. Он обречён продолжать вечно, зная правду и не имея сил что-то изменить. И больше он не будет стремиться покинуть колесо. Его ярость и разочарование разрастутся без пределов и ему откроется, несчастной лампочке извращенцу, что так оно ему даже и нравится…. </text:p>
      <text:p text:style-name="Text_20_body"/>
      <text:p text:style-name="Text_20_body">Ласло Джамф уходит вдоль канала, в котором плывут сейчас псы, стаями, собачьи головы подёргиваются в загаженных каналах… собачьи головы, шахматных коней тоже можно найти невидимых над секретными авиабазами, в густейших туманах, температурных условиях, давление и влажность формируют Шпрингер-контуры, которые опытным пилотам удаётся чувствовать, радары могут видеть, беспомощные пассажиры могут почти одним глазком заметить, время от времени, в маленьком оконце, словно бы через слоя испарения… это добрый Пёс, Ему никогда человек не прививал вторичных рефлексов, Который для нас есть в началах и у <text:soft-page-break/>окончаний, и в странствиях, что мы должны совершить, беспомощно, но не совсем противясь…. Складки костюма Джамфа от<text:span text:style-name="T1060">шелушиваются</text:span> прочь как листья ириса под ветром с <text:span text:style-name="T1060">саду</text:span>. Полковник остался один в Счастьеполе. Стальной город ожидает его, ровный облачно-свет <text:span text:style-name="T1059">возносит</text:span> белёсую полосу под каждым высотным зданием, все они расставлены в модуляциях совершенной сети улиц, всякая башня срезана на другой высоте—а где же Расчёска, что пробежит через это и восстановит старинное совершенство Картезианской гармонии? где великие Ножницы с небес, что переупорядочат Счастьеполь? </text:p>
      <text:p text:style-name="Text_20_body">Нет нужды вносить кровь или насилие тут. Но Полковник таки запрокинул свою голову как бы и впрямь покоряясь: его горло открыто излучению боли Лампы. Пэдди МакГонигл единственный другой свидетель и он, электростанция в одну человечью силу со своими мечтами, хочет, чтобы Полковника не стало не меньше, чем кто-либо другой. Эдди Пенисьеро, с блюзом наполняющим вздроги его мышц, опущенный, смертный блюз, ухватил свои ножницы не так, как делают парикмахеры. Острия, трепеща в электрическом конусе, нацелены вниз. Кулак Эдди Пенисьеро стискивается вокруг колец покинутых его пальцами. Полковник, в последнем наклоне головы выставляет свою сонную артерию, явно недовольный, что уж так оно— </text:p>
      <text:p text:style-name="P440"><draw:frame draw:style-name="fr2" draw:name="Image75" text:anchor-type="paragraph" svg:width="6.9252in" svg:height="0.3661in" draw:z-index="75"><draw:image xlink:href="Pictures/1000000000000B720000009B428C9716555D8079.png" xlink:type="simple" xlink:show="embed" xlink:actuate="onLoad" loext:mime-type="image/png"/></draw:frame></text:p>
      <text:p text:style-name="P440">Она прибывает в город на краденом велосипеде: белый платок венчает её, плещет позади язычками, чрезвычайный посланник от осушенной и завоёванной земли, сама носительница древнего титула, но без всякой реальной власти, тут даже и мечтать не приходится. На ней простое белое платье, теннисное платье из довоенных летних пор, спадающее теперь не заточено лезвенными сборками, а мягче, случайнее, полурассыпчато, касания синевы в складках поглубже, платье для перемен погоды, платье, чтобы его <text:span text:style-name="T1062">овевали</text:span> тени деревьев, перечёркивали крохи коричневого с солнечно-жёлтым, пока она проносится в задумчивости, но без улыбок обращённых в себя, под листвой деревьев окаймляющих укатанный грунт дороги. Её волосы свиты в косы, поверх головы, которую она держит не слишком высоко, но и не так, чтоб назвать «понуро», а навстречу (скажем наперекор) некоему будущему, впервые со времён Казино Герман Геринг… и она не из нашего мига, не из нашего времени, вовсе. </text:p>
      <text:p text:style-name="Text_20_body">Самый крайний часовой выглядывает из своей ржаво-костлявой развалины и на два полных педальных прокрута они оба, он и Катье, под открытым светом дня, слива<text:span text:style-name="T1062">ясь</text:span> с утоптанной землёй, ржавчиной, <text:span text:style-name="T1062">с </text:span>кляксовыми проколами солнечн<text:span text:style-name="T1062">ого</text:span> свет<text:span text:style-name="T1062">а</text:span>, холодно золот<text:span text:style-name="T1062">ого</text:span> и сглаженн<text:span text:style-name="T1062">ого</text:span> как стекло, <text:span text:style-name="T1062">со </text:span>свежи<text:span text:style-name="T1062">м</text:span> вет<text:span text:style-name="T1062">ром</text:span> в деревьях. Гипертиреозно Африканские глаза, их радужка в осаде, <text:span text:style-name="T1063">словно</text:span> ранние подсолнухи в переполненных белках… Уга-<text:span text:style-name="T1">буга</text:span>! Двай <text:span text:style-name="T1069">бегом к</text:span> <text:span text:style-name="T1">там-там</text:span><text:span text:style-name="T88">у,</text:span> двай! <text:span text:style-name="T1080">Скажи</text:span> в деревн<text:span text:style-name="T1080">ю</text:span>, <text:span text:style-name="T1063">племени, ну жа</text:span>! </text:p>
      <text:p text:style-name="Text_20_body">Итак, ДУМдумдумдум, ДУМдумдумдум, ладно, но всё равно в её манере нет места даже любопытству (а как же, разве не бьют тут барабаны? шанс для насилия? <text:span text:style-name="T1063">Бросок з</text:span>ме<text:span text:style-name="T1063">и</text:span> с ветв<text:span text:style-name="T1063">ей</text:span>, что-то громадное ждёт там среди тысячи кланяющихся древесных вершин, вскрик внутри неё, подскок в первобытном ужасе, покорность ему и тем самым—так ей мечталось—возвращение себе своей души, её давно утраченного «я»…). Не станет она тратить больше <text:s/>мимол<text:span text:style-name="T1063">ё</text:span>тн<text:span text:style-name="T1063">ого</text:span> <text:soft-page-break/>взгляд<text:span text:style-name="T1063">а</text:span> на Германские газоны разбегающиеся так глубоко прочь в зелёные марева или холмы, на бледные отростки мраморных балюстрад рядом с санаторными дорожками в непрестанных извивах, горячке, в одышке, <text:span text:style-name="T1063">на</text:span> гущу каплечленных побегов и шипов настолько старых, до того безутешных, что глаза отдёрну<text:span text:style-name="T1063">лись</text:span>, стисну<text:span text:style-name="T1063">лись</text:span> слёзными железами, переведены найти, найти во что бы то ни стало, тропу исчезшую так сразу… или же оглянуться назад и цепляться за какой-либо след курорта, уголок <text:span text:style-name="Emphasis">Sprudelhof</text:span>’а, самую макушку оркестровой раковины, что-то противопоставить шёпоту Пана из тёмной поросли <text:span text:style-name="T1">Войди же… забудь о них. Иди сюда</text:span>…. Нет. Только не Катье. Она уже бывала в чащах и гущах. Она плясала голой и расставляла свою пизду под рога зверья <text:span text:style-name="T1063">из дебрей</text:span>. Она ощущала луну подошвами своих ступней, принимала её приливы поверхностями своего мозга. Пан никудышный любовник. Сегодня, на людях, у них нет ничего кроме нервных взглядов друг для друга. </text:p>
      <text:p text:style-name="Text_20_body">Что случается прямо сейчас, внося тревогу, так это вдруг взявшийся из ниоткуда полный хор мужчин Иреро. Они одеты в белые матросские костюмы дизайна подчёркивающего задницы, выпуклость паха, тонкие талии и рельефы грудных клеток, и они несут девушку всю в серебряной парче, громогласную крутую даму в стиле Алмазной Лил или Гины из Техаса. Как только они её опустили, все начинают плясать и петь: </text:p>
      <text:p text:style-name="P566">Па—ра—ноооййййя, Па-ра-нойя! </text:p>
      <text:p text:style-name="P566">Как <text:span text:style-name="T1063">рад вновь</text:span> свидеться с тобой <text:span text:style-name="T1064">я</text:span>! </text:p>
      <text:p text:style-name="P566">Па-ра-ной-я, боже ж мой </text:p>
      <text:p text:style-name="P566">Па-ра-ной-я, боже ж мой</text:p>
      <text:p text:style-name="P566"><text:s/>Ты, <text:s/>сама знаешь, малость чего</text:p>
      <text:p text:style-name="P566"><text:s/>Ещё со времён времён того!</text:p>
      <text:p text:style-name="P566"><text:s/>Даже Гойя</text:p>
      <text:p text:style-name="P566"><text:s/>Не смог тебя намалевать,</text:p>
      <text:p text:style-name="P566"><text:s/>Паранойя,</text:p>
      <text:p text:style-name="P566"><text:s/>Раз ты взялась ту дверь сшибать, </text:p>
      <text:p text:style-name="P566">Вели нотариуса позвать, </text:p>
      <text:p text:style-name="P566">Хочу я жопу завещать </text:p>
      <text:p text:style-name="P566">Тебе мою о, Паранойя! </text:p>
      <text:p text:style-name="P566"/>
      <text:p text:style-name="P296">Затем Андреас и Павел выходят в туфлях для степа (освобождённых у довольно <text:span text:style-name="T1066">фривольного</text:span> АНРС шоу, что гастролировали тут в Июле) исполнить один из тех номеров песня-под-чечётку: </text:p>
      <text:p text:style-name="P566">Па-ра- ной—(клиппети-клиппети-клиппети кл[йя,]оп!) </text:p>
      <text:p text:style-name="P566">Па-ра- ной—(шухтоп! шухтоп! шухтоп! </text:p>
      <text:p text:style-name="P566"><text:soft-page-break/>[и] кл[йя,]оп! кликети кл[Как]оп!) классно (клоп) </text:p>
      <text:p text:style-name="P566">сно(клоп)ва свидеться(клиппиклоп) с тобой!</text:p>
      <text:p text:style-name="P567"><text:s/>etc. </text:p>
      <text:p text:style-name="Text_20_body">Ну, Катье врубает<text:span text:style-name="T1064">с</text:span>я ещё задолго до первых 8 тактов, что эта наглая блондинка бомба ни кто иной, как она сама: она выплясывает танец с этими чёрными моряками на берегу. Догадавшись также, что она является аллегорической фигурой Паранойи (классная старушенция, малость того, но чистая сердцем), она должна отметить, что находит джазовую вульгарность музыки несколько огорчительной. Вообще-то ей представлялось нечто под Айсидору Дункан, классическое и полно кисеи, и к тому же—ну, <text:span text:style-name="T1">белое</text:span>. В кратком обзоре Пирата Прентиса для неё были фольклор, политика, Зональные стратегии—но никак не <text:span text:style-name="T1">чернота</text:span>. Когда именно об этом ей нужно было знать в первую очередь. Как ей пройти теперь через столько черноты для собственного искупления? Разве так сможет она найти Слотропа? Посреди такой черноты (грассируя это слово, как старик произносил бы имя общественной фигуры, придавая гортанности до полной черноты: чтоб вовсе не произносилось). Здесь присутствует тот упрямый, давяющий жар в её мыслях. <text:span text:style-name="T1067">Н</text:span>ичего <text:span text:style-name="T1067">подобного тем </text:span><text:span text:style-name="T89">явно</text:span> расистски<text:span text:style-name="T1067">м</text:span> мураш<text:span text:style-name="T1067">кам</text:span>, нет, но чувство ещё одной обузы, в дополнение к нехватке пищи в Зоне, к курятнику, пещере или подвалу в виде приюта при закате, к фобиям военной оккупации и уклончивостям <text:span text:style-name="T1066">ничем </text:span>не лучш<text:span text:style-name="T1066">им</text:span>, чем в Голландии в прошлом году, по крайней мере тут хоть <text:span text:style-name="T1067">удобно</text:span>, уютно-лотосно, но катастрофично в Реальн<text:span text:style-name="T1067">ом</text:span> Мир<text:span text:style-name="T1067">е снаружи</text:span>, в который она всё ещё верит, и никогда не перестанет надеяться на возвращение <text:span text:style-name="T1067">в</text:span> не<text:span text:style-name="T1067">го</text:span> однажды. Мало ей этого всего, так нет же, теперь она должна ещё и черноту терпеть. Её не<text:span text:style-name="T1068">готовность к этому</text:span> должн<text:span text:style-name="T1068">а</text:span> её выручить. </text:p>
      <text:p text:style-name="Text_20_body">С Андреасом она очаровательна, она излучает ту чувственность присущую женщине <text:span text:style-name="T1068">озабоченной</text:span> безопасност<text:span text:style-name="T1068">ью</text:span> отсутствующего любовника. Однако, ей нужно видеть Енцина. Их первая встреча. Каждого по своему любил капитан Блисеро. Каждому пришлось как-то стерпеться с этим, просто стерпеться, и уже достаточно давно, день за днём….. </text:p>
      <text:p text:style-name="Text_20_body">– Оберст. Я счастлива— голос её обрывается. Сам собой. Её голова склоняется над его столом не дольше, чем необходимо для благодарности, объявить свою пассивность. <text:span text:style-name="T1">Чёрта с два</text:span> она счастлива. </text:p>
      <text:p text:style-name="Text_20_body">Он кивает, поводит бородой к стулу. Вот, стало быть, Золотая Сука из последнего письма Блисеро, из Голландии. Енцин не пытался представить её тогда, слишком охваченный, слишком стиснутый жалостью к тому, что творится с Вайсманом. Она казалась тогда одной из предсказуемых форм ужаса, что должно быть наполн<text:span text:style-name="T1068">я</text:span>л его мир. Но, этнически, когда ему меньше всего хотелось бы, чуть погодя Енцин начал думать о ней как о великом наскальном рисунке Белой Женщины в Калахари, белой от пояса вниз, с луком и стрелами, вслед за ней её чёрная служанка по неверному пространству, камню и провалам, фигуры всевозможных размеров движутся туда-сюда…. </text:p>
      <text:p text:style-name="Text_20_body">Но тут и впрямь Золотая Сука. Он удивлён насколько она стройна и молода—бледность как у начавшей покидать этот мир, готовая исчезнуть вовсе при слишком бездумной ухватке. <text:span text:style-name="T1068">Она осознаёт</text:span> <text:s/>собственн<text:span text:style-name="T1068">ую</text:span> <text:span text:style-name="T1068">хрупкую</text:span> истончённость, её лейкеми<text:span text:style-name="T1068">ю</text:span> души, и ею она подманивает. Ты <text:soft-page-break/>должен хотеть её, но никогда не показывать этого—ни взглядом, ни движением—не то она рассеется, <text:span text:style-name="T1068">исчезнет </text:span>напрочь <text:s/>как дым над тропой уходящей в пустыню, и у тебя никогда не будет возможности снова. </text:p>
      <text:p text:style-name="Text_20_body">– Вы должно быть видели его не так давно, как я.– Говорит он негромко. Она удивлена его вежливостью. Разочарована: ждала большей напористости. Губа её начала приподыматься.– Как он выглядел? </text:p>
      <text:p text:style-name="Text_20_body">– Одиноким.– Её отрывистый кивок насторону. Не сводит с него взгляда со всей нейтральностью, которую может позволить себе в <text:span text:style-name="T1068">таких</text:span> обставах. Она подразумевает, Тебя с ним не было, когда ты был ему нужен. </text:p>
      <text:p text:style-name="Text_20_body">– Он всегда был одинок. </text:p>
      <text:p text:style-name="Text_20_body">Тут она поняла, что это не робость, она ошибалась. Это порядочность. Человек хочет быть порядочным. Он оставляет себя открытым. (Она поступает также, но лишь потому, что всё что может ранить давно <text:span text:style-name="T1068">с</text:span>ведено <text:span text:style-name="T1068">в</text:span> <text:span text:style-name="T1068">занемелость</text:span>. Тут нет большого риска для Катье). Но Енцин рискует чем рискуют бывшие любовники в присутствии Возлюбленного, фактически или на словах: глубочайшими опасностями <text:span text:style-name="T1068">пораниться о</text:span> стыд, <text:span text:style-name="T1068">о </text:span>возвращени<text:span text:style-name="T1068">е</text:span> чувства утраты, <text:span text:style-name="T1068">нарваться на</text:span> издёвки и осмеяни<text:span text:style-name="T1068">е</text:span>. Следует ли ей насмехаться? Сделал ли он это слишком простым—а затем, наоборот, ждёт от неё честной игры? Может ли она быть честной, как он, не рискуя слишком многим? «Он умирал»,– говорит она ему,– «он выглядел очень старым. Я даже не знаю выбрался ли он живым из Голланидии». </text:p>
      <text:p text:style-name="Text_20_body">– Он— и это колебание может быть (а) чтобы не ранить её чувства, (б) из соображений безопасности <text:span text:style-name="Emphasis">Schwarzkommando</text:span>, или (в) и то, и другое… но затем, к чёрту, Принцип Максимизации Риска снова берёт своё: – Он добрался до Люнеберг Хит<text:span text:style-name="T1068">а</text:span>. Если вы не знали, вам следует знать. </text:p>
      <text:p text:style-name="Text_20_body">– Вы искали его.</text:p>
      <text:p text:style-name="Text_20_body">– И Слотроп делал то же самое, хотя не думаю, что Слотроп догадывался об этом. </text:p>
      <text:p text:style-name="Text_20_body">– Слотроп и я— она обводит взглядом комнату, глаза отскакивают от металлических поверхностей, бумаг, граней соли, не могут найти где <text:span text:style-name="T1069">за</text:span>тихнуть. Словно делая отчаянно нежданное признание,– Всё как-то теперь ушло. Не знаю толком зачем меня сюда посылали. Я уже не знаю кем Слотроп был на самом деле. Какой-то сбой <text:span text:style-name="T1">освещения</text:span>. Не могу <text:span text:style-name="T1069">различить</text:span>. Всё от меня отдаляется…. </text:p>
      <text:p text:style-name="P441">Ещё не время коснуться её, но Енцин дотягивается дружески похлопать по тыльной <text:span text:style-name="T1070">стороне ладони</text:span>, воинское слушай-сюда. –«Есть вещи за которые <text:span text:style-name="T1070">нужно</text:span> держаться. Всё может казаться несто́ящим, но кое-что есть. Вправду». </text:p>
      <text:p text:style-name="Text_20_body">– <text:span text:style-name="T1">Вправду</text:span>.– Они оба начинают смеяться. У неё устало-Европейский, медленный, с покачиваием головы. Когда-то она прикидывала во время смеха, в разговоре о <text:span text:style-name="T1070">гранях</text:span>, про<text:span text:style-name="T1070">валах</text:span>, выгод<text:span text:style-name="T1070">е</text:span> и затратах, о часе атак и точках за пределами возможности возврата—она <text:span text:style-name="T1073">могла </text:span>смея<text:span text:style-name="T1073">ться</text:span> <text:span text:style-name="T1">политично</text:span>, реагируя на ляпы власти, или когда ничего больше не оставалось делать. Но сейчас она просто смеялась. Как когда-то смеялась со Слотропом в Казино Герман Геринг. </text:p>
      <text:p text:style-name="Text_20_body"><text:soft-page-break/>Выходит она просто говорила с Енциным <text:span text:style-name="T1070">про</text:span> обще<text:span text:style-name="T1070">го</text:span> друг<text:span text:style-name="T1070">а</text:span>. Это так заполняется Вакуум? </text:p>
      <text:p text:style-name="P297">– Блисеро и я,– начинает он мягко, следя за нею поверх полированных скул, сигарета дымит в его скрюченной правой ладони,– мы были близки <text:span text:style-name="T1070">лишь</text:span> определённым образом. Оставались двери которые я не открыл. Не смог. Здесь я изображаю всеведущего. Надо бы добав<text:span text:style-name="T1070">ля</text:span>ть, только не выдавай, но это не имеет значения. Их поняти<text:span text:style-name="T1070">е</text:span> уже установил<text:span text:style-name="T1070">о</text:span>сь. Я Берлинская Верховная Морда, <text:span text:style-name="Emphasis">Oberhauptberlinerschnauze</text:span> Енцин. Всё это я знаю, а мне они не верят. Сплетничают в общ<text:span text:style-name="T1070">их чертах</text:span> обо мне и Блисеро, как мотают пряжу на клубок—истина не изменит ни их недоверие, ни мой Безграничный Доступ. Просто начнут пере<text:span text:style-name="T1070">сказы</text:span>вать историю, ещё одну историю. Но для тебя истина может что-то <text:span text:style-name="T1070">и</text:span> значить. </text:p>
      <text:p text:style-name="P297">Блисеро, которого я любил, был очень молодым человеком влюблённым в империю, поэзию, в своё собственное нахальство. Это всё однажды должно быть было важным для меня. Из этого вырос я нынешний. Прежний «я» всегда дурак, невыносимый долбодон, но всё таки человек, ты же не станешь прогонять его <text:span text:style-name="T1070">упорней</text:span>, чем любого другого калеку, правда ведь? </text:p>
      <text:p text:style-name="Text_20_body">Он вроде как и вправду спрашивает у неё совета. <text:span text:style-name="T1070">И н</text:span>а вопросы такого рода тратит он своё время? Как же насчёт Ракеты, Пустых, опасного младенчества его нации? </text:p>
      <text:p text:style-name="Text_20_body">– <text:span text:style-name="T1">Что</text:span> мо<text:span text:style-name="T1073">жет</text:span> значить для <text:span text:style-name="T1073">вас</text:span> Блисеро?– Вот что она в результате спросила. </text:p>
      <text:p text:style-name="Text_20_body">Он не раздумывал долго. Ему часто представлялось появление Вопрошающего. –«Тут я должен бы вывести тебя на балкон. Какую-нибудь площадку наблюдения. Я бы показывал тебе Ракетен-Штадт. Плексигласовые карты связей, что <text:span text:style-name="T1071">установлены нами</text:span> по всей Зоне. Подпольные школы, систему распределения продовольствия, лекарств… Мы бы взглянули вниз на комнаты персонала, центры коммуникаций, лаборатории, клиники, <text:span text:style-name="T1071">и </text:span>я бы сказал—» </text:p>
      <text:p text:style-name="Text_20_body">– Я всему этому поверю, если только вы— </text:p>
      <text:p text:style-name="Text_20_body">– <text:span text:style-name="T1">Отрицательный</text:span>. Не тот случай. Я бы сказал: вот чем я стал. Отчуждённая фигура на определённом отдалении и возвышении...– который смотрит на Ракетен-Штадт янтарными вечерами, с промытой и темнеющей пеленой облаков позади него— который утратил всё, кроме этой точки наблюдения. Нет ни одного сердца, нигде теперь, ни одного не осталось человеческого сердца, в котором бы я существовал. Знаете каково чувствовать это? </text:p>
      <text:p text:style-name="Text_20_body">Он лев, этот человек, эго-сдвинутый—но, не смотря ни на что, он нравится Катье. –«О если бы он всё ещё был бы жив—» </text:p>
      <text:p text:style-name="Text_20_body">– Невозможно предугадать. У меня есть письма, написанные им, когда он покинул город. Он менялся. Ужасно. Вы спрашиваете что он мог значить для меня. Мой стройный белый землепроходец, двадцать лет превращавшийся в больного и старого—последнее сердце, в котором для меня ещё мог сохраниться уголок—менялся, жаба в принца, принц в баснословного монстра…. «если он ещё жив», он мог измениться до полной для нас неузнаваемости. Мы могли бы проехать под ним в небе сегодня, но так и не увидеть. Что бы ни произошло в конце, он превозмог. Даже если он всего лишь погиб. Он вышел за пределы <text:span text:style-name="T1">своей</text:span> боли, <text:span text:style-name="T1">своего</text:span> греха—загнанный глубоко в их владения, в контроль, синтез и контроль, дальше чем— ну, он чуть не сказал «мы», однако «я» подходит лучше, в конце концов,– я не превзошёл, я всего лишь <text:soft-page-break/>вознесён. Это должно быть настолько пустым, как только может быть: это хуже, чем когда тот, кому ты не веришь, скажет тебе, что ты не умрёшь…. </text:p>
      <text:p text:style-name="Text_20_body">Да он значит для меня, очень много. Он прежнее «я», дорогой альбатрос, с которым не могу расстаться. </text:p>
      <text:p text:style-name="Text_20_body">– А я?– <text:span text:style-name="T1071">По её расчётам</text:span>, что он ожидает от неё <text:span text:style-name="T1071">звучание</text:span> как <text:span text:style-name="T1071">у </text:span>женщин 1940-х.– И я,– вот уж право. Но у неё не получается так сходу найти другой способ помочь ему, <text:span text:style-name="T1071">дать</text:span> ему миг передышки…. </text:p>
      <text:p text:style-name="Text_20_body">– Вы, бедная Катье. Ваша история всего печальней.– Она поднимает взгляд проследить как именно он станет над ней издеваться. Её ошеломил вид слёз вместо этого, бегущих, бегущих по его щекам.– <text:span text:style-name="T1">Вас всего лишь освободили</text:span>,– его голос прерывается на последнем слове, его лицо упало вперёд, на секунду, в клетку рук, потом снова из клетки на попытку её собственного беззаботно вальсирующего смеха висельника. О нет, он же не окажется для неё тоже глупым? То, что ей нужно именно в этот момент её жизни, от <text:span text:style-name="T1">какого-то</text:span> мужчины в её жизни, это стабильность, умственное здоровье и сила характера. Нет, кажется.– Я говорил Слотропу, что он свободен, тоже. Я говорю любому, кто возможно услышит. Я говорю им, как говорю вам: вы свободны. Вы свободны. Вы свободны…. </text:p>
      <text:p text:style-name="Text_20_body">– Как может моя история быть печальней такого?– Бессовестная девчонка, она не подыгрывает ему, она действительно флиртует с ним сейчас, любой из приёмов которым осветление волос и курсивная вязь девичества её обучили, лишь бы не окунуться в его черноту. Пойми, это не <text:span text:style-name="T1">его</text:span> чернота, а её собственная—недопустимая темень, которую она пытается приписать на момент Енцину, нечто за пределами даже уж<text:span text:style-name="T1071">е</text:span> и центра рощи Пана, нечто отнюдь не пасторальное, а городское, набор способов, которыми естественные силы отводятся в сторону, втаптываются, очищаются или сливаются <text:span text:style-name="T1071">наземь</text:span> и становятся совсем как злобный мертвец: Клиппот, которого Вайсман «превозмог», души чей переход на ту сторону оказался до того неудачным, что они утратили всю свою доброту вдоль пути в синей молнии (долгие морские борозды её зыби), и превратились в полоумных убийц и насмешников с невразумительными вскликами в пустоте, сухощавыми и оголённо тощими как крысы—городская тьма это её собственная, наслоённая темень, в которой всё растекается в разные стороны, и ничто не начинается, ничто не кончается. Но с течением времени там становится шумнее. Втряхивается в её сознание. </text:p>
      <text:p text:style-name="Text_20_body">– Флиртуйте, коли есть охота,– Енцин сейчас изыскан как тот Гэри Грант,– но будьте готовы к тому, что вас воспримут всерьёз.– О, <text:span text:style-name="T1">хо</text:span>. А вотаньки и оно, на чё вы, люди, посходились. </text:p>
      <text:p text:style-name="Text_20_body">Но не обязательно. Его горечь (всё надлежаще заактировано в Германских архивах, которые могут, однако, быть уже уничтожены) засела слишком глубоко для неё, правда. Он должен был освоить тысячу масок (поскольку Город продолжает маскировать себя против вторжений, которые мы часто и не видим, не знаем чем кончаются, молчащие и незамеченные революции в складских районах, где стены глухие, на участках, где трава растёт густо), и эта вот, вне всяких сомнений, этот Учтивец В Летах, Экзотичный, одна из них. </text:p>
      <text:p text:style-name="Text_20_body"><text:soft-page-break/>– Я не знаю как быть.– Она поднимается в долгом, <text:span text:style-name="T1072">затяжном</text:span> пожатии плечами и начинает прохаживаться грациозно по комнате. Её давнишняя наработка: девушка около 16, которая думает, что все на неё смотрят. Её волосы спадают словно капюшон. Руки часто соприкасаются. </text:p>
      <text:p text:style-name="Text_20_body">– Вам незачем углубляться в это дальше, чем <text:span text:style-name="T1072">обнаружение</text:span> местонахождени<text:span text:style-name="T1072">я</text:span> Слотропа,– он опамятовался сказать ей наконец,– Всё что вам <text:span text:style-name="T1">требуется</text:span> это поддерживать с нами связь, и ждать когда он снова покажется. Зачем <text:span text:style-name="T1072">переживать</text:span> об остальном? </text:p>
      <text:p text:style-name="Text_20_body">– Потому что у меня такое чувство,– её голос, возможно так и задумано, <text:span text:style-name="T1072">в полной</text:span> нерешительн<text:span text:style-name="T1072">ости</text:span>,– что «остальное» <text:span text:style-name="T1072">именно</text:span> то, что мне <text:span text:style-name="T1">следует</text:span> делать. Я не хочу уйти с каким-то мелким выигрышем. Я просто хочу—ну не знаю, вернуть ему долг за осьминога или что-то такое. Разве не <text:span text:style-name="T1072">следует мне</text:span> знать <text:span text:style-name="T1">почему</text:span> он тут, что я делала ему, для <text:span text:style-name="T1072">Н</text:span>их? Как можно Их остановить? Как долго я смогу отделываться лёгкой работой, дёшево отделываться? Не <text:span text:style-name="T1">должна</text:span> ли я пройти до самого конца?</text:p>
      <text:p text:style-name="Text_20_body"/>
      <text:p text:style-name="P590">Её мазохизм [писал Вайсман из Гааги] для неё опора. Что её всё ещё возможно ранить, что она человек и <text:span text:style-name="T1072">способна</text:span> плакать от боли. Потому что, часто, она забывает. Я могу лишь гадать насколько ужасно это должно быть…. Поэтому ей нужен хлыст. Она подставляет зад не из покорности, а от отчаяния—как твои страхи импотенции, и мои: может он ещё… а если подведёт… Но от истинной покорности, от того чтобы отпустить своё «я» и перейти во Всё, тут нет ничего, уж только не у Катье. Она не та жертва, которую я бы выбрал раз<text:span text:style-name="T1072">в</text:span>язаться с этим. Возможно, перед концом появится другой. Возможно я размечтался… Я не для того тут, не так ли, чтоб исполнять <text:span text:style-name="T1">её</text:span> фантазии! </text:p>
      <text:p text:style-name="P580"/>
      <text:p text:style-name="Text_20_body">– Вам назначено выжить. Да, возможно. Неважно сколько боли вы хотите себе причинить, вам всё же всегда удастся прорваться. В вашей воле избрать насколько приятным будет каждый переход. Обычно это достаётся в награду. Не стану спрашивать за что. Мне жаль, но похоже вы и вправду сами не знаете. Потому-то ваша участь самая печальная. </text:p>
      <text:p text:style-name="Text_20_body">– <text:span text:style-name="T1">Награда</text:span>— она вот-вот взорвётся.– <text:span text:style-name="T1073">Да э</text:span>то пожизненный приговор. Если по-вашему это награда, то кто тогда я, по-вашему? </text:p>
      <text:p text:style-name="Text_20_body">– Политическое ничто. </text:p>
      <text:p text:style-name="Text_20_body">– Чёрный ублюдок </text:p>
      <text:p text:style-name="Text_20_body">– Это в точку.– Он позволил ей высказать правду. Часы бьют в каменном углу.– У нас есть кое-кто из бывших <text:span text:style-name="T1073">с</text:span> Блисеро в Мае. Перед самым концом. Вам не обязательно— </text:p>
      <text:p text:style-name="Text_20_body">– Идти и слушать, да, Оберст. Но я хочу. </text:p>
      <text:p text:style-name="Text_20_body">Он поднимается, сгибает свою официальную и джентльменскую руку, усмехаясь насторону и чувствуя себя клоуном. Её же усмешка направлена вверх, как у зловредной Офелии только что заглянувшей в страну сумасшедшего и ей теперь не терпится покинуть двор. </text:p>
      <text:p text:style-name="Text_20_body"><text:soft-page-break/>Обратная связь, улыбка-на-улыбку, <text:span text:style-name="T1079">прикидки</text:span>, колебания: всё это сваливается <text:span text:style-name="T165">в</text:span><text:span text:style-name="T1"> </text:span><text:span text:style-name="T1">мы никогда не узнаем друг друга</text:span>. Сияющие, незнакомцы, ла-ла-ла, вышли выслушать про конец человека, что мы оба любили, и мы, незнакомцы в кино, обречённые на разные ряды, проходы, выходы, дороги домой. </text:p>
      <text:p text:style-name="P298">Далеко в другом коридоре <text:span text:style-name="T1073">шумно</text:span> надрывается сверло, дымит, перед тем как заклинить. Подносы кафетерия и стальная посуда позвякивают, невинный и добрый звук позади знакомых областей пара, жира на грани прокисания, сигаретного дыма, шума воды, жидкости для мытья—кафетерий посреди дня. </text:p>
      <text:p text:style-name="Text_20_body">Ещё есть за что удерж<text:span text:style-name="T1079">ив</text:span>аться…. </text:p>
      <text:p text:style-name="P605"><draw:frame draw:style-name="fr2" draw:name="Image76" text:anchor-type="paragraph" svg:width="6.9252in" svg:height="0.3661in" draw:z-index="76"><draw:image xlink:href="Pictures/1000000000000B720000009B428C9716555D8079.png" xlink:type="simple" xlink:show="embed" xlink:actuate="onLoad" loext:mime-type="image/png"/></draw:frame>&amp;&am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MS Gothic'" style:font-family-generic="modern"/>
    <style:font-face style:name="Liberation Serif1" svg:font-family="'Liberation Serif', 'Times New Roman'" style:font-family-generic="roman"/>
    <style:font-face style:name="FreeSans1" svg:font-family="FreeSans" style:font-family-generic="swiss"/>
    <style:font-face style:name="FreeSans2" svg:font-family="FreeSans, Arial" style:font-family-generic="swiss"/>
    <style:font-face style:name="DejaVu Sans1" svg:font-family="'DejaVu Sans', 'Times New Roman'" style:font-pitch="variable"/>
    <style:font-face style:name="FreeSerif" svg:font-family="FreeSerif" style:font-family-generic="roman" style:font-pitch="variable"/>
    <style:font-face style:name="Liberation Serif" svg:font-family="'Liberation Serif'" style:font-family-generic="roman" style:font-pitch="variable"/>
    <style:font-face style:name="Times New Roman Cyr" svg:font-family="'Times New Roman Cy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vertical-align="baseline" style:writing-mode="lr-tb"/>
      <style:text-properties style:use-window-font-color="true" style:font-name="Liberation Serif1" fo:font-family="'Liberation Serif', 'Times New Roman'" style:font-family-generic="roman" fo:font-size="12pt" fo:language="ru" fo:country="RU" style:letter-kerning="true" style:font-name-asian="DejaVu Sans1" style:font-family-asian="'DejaVu Sans', 'Times New Roman'" style:font-pitch-asian="variable" style:font-size-asian="12pt" style:language-asian="zh" style:country-asian="CN" style:font-name-complex="FreeSans2" style:font-family-complex="FreeSans, Arial" style:font-family-generic-complex="swiss" style:font-size-complex="12pt" style:language-complex="hi" style:country-complex="IN" fo:hyphenate="false" fo:hyphenation-remain-char-count="2" fo:hyphenation-push-char-count="2"/>
    </style:style>
    <style:style style:name="Heading" style:family="paragraph" style:parent-style-name="Standard_20__28_user_29_" style:next-style-name="Text_20_body_20__28_user_29_"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1" style:font-family-asian="'DejaVu Sans', 'Times New Roman'" style:font-pitch-asian="variable" style:font-size-asian="14pt" style:font-name-complex="FreeSans2" style:font-family-complex="FreeSans, Arial" style:font-family-generic-complex="swiss"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_20__28_user_29_" style:class="list">
      <style:text-properties fo:font-size="12pt" style:font-size-asian="12pt" style:font-name-complex="FreeSans2" style:font-family-complex="FreeSans, 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_20__28_user_29_" style:class="index">
      <style:paragraph-properties text:number-lines="false" text:line-number="0"/>
      <style:text-properties fo:font-size="12pt" style:font-size-asian="12pt" style:font-name-complex="FreeSans2" style:font-family-complex="FreeSans, Arial" style:font-family-generic-complex="swiss"/>
    </style:style>
    <style:style style:name="Standard_20__28_user_29_" style:display-name="Standard (user)" style:family="paragraph">
      <style:paragraph-properties fo:margin-left="0in" fo:margin-right="0in" fo:orphans="2" fo:widows="2" fo:hyphenation-ladder-count="no-limit" fo:text-indent="0in" style:auto-text-indent="false" style:vertical-align="baseline"/>
      <style:text-properties style:use-window-font-color="true" style:font-name="Liberation Serif1" fo:font-family="'Liberation Serif', 'Times New Roman'" style:font-family-generic="roman" fo:font-size="12pt" fo:language="ru" fo:country="RU" style:letter-kerning="true" style:font-name-asian="DejaVu Sans1" style:font-family-asian="'DejaVu Sans', 'Times New Roman'" style:font-pitch-asian="variable" style:font-size-asian="12pt" style:language-asian="zh" style:country-asian="CN" style:font-name-complex="FreeSans2" style:font-family-complex="FreeSans, Arial" style:font-family-generic-complex="swiss" style:font-size-complex="12pt" style:language-complex="hi" style:country-complex="IN" fo:hyphenate="false" fo:hyphenation-remain-char-count="2" fo:hyphenation-push-char-count="2"/>
    </style:style>
    <style:style style:name="Heading_20_1" style:display-name="Heading 1" style:family="paragraph" style:parent-style-name="Heading" style:next-style-name="Text_20_body_20__28_user_29_" style:default-outline-level="1" style:class="text">
      <style:paragraph-properties fo:margin-top="0.1665in" fo:margin-bottom="0.0835in" loext:contextual-spacing="false" fo:text-align="center" style:justify-single-word="false"/>
      <style:text-properties style:font-name="Times New Roman Cyr" fo:font-family="'Times New Roman Cyr'" style:font-family-generic="roman" style:font-pitch="variable" style:font-name-complex="Times New Roman Cyr" style:font-family-complex="'Times New Roman Cyr'" style:font-family-generic-complex="roman" style:font-pitch-complex="variable"/>
    </style:style>
    <style:style style:name="Text_20_body_20__28_user_29_" style:display-name="Text body (user)" style:family="paragraph" style:parent-style-name="Standard_20__28_user_29_">
      <style:paragraph-properties fo:margin-top="0in" fo:margin-bottom="0.0972in" loext:contextual-spacing="false" fo:line-height="115%"/>
    </style:style>
    <style:style style:name="Название_20_объекта" style:display-name="Название объекта" style:family="paragraph" style:parent-style-name="Standard_20__28_user_29_">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Arial" style:font-family-generic-complex="swiss" style:font-size-complex="12pt" style:font-style-complex="italic"/>
    </style:style>
    <style:style style:name="forward" style:family="paragraph" style:parent-style-name="Standard_20__28_user_29_">
      <style:paragraph-properties fo:margin-left="0in" fo:margin-right="0in" fo:text-indent="0in" style:auto-text-indent="false"/>
      <style:text-properties fo:language="ru" fo:country="RU" fo:font-style="normal" style:font-style-asian="normal" style:font-style-complex="normal"/>
    </style:style>
    <style:style style:name="Header" style:family="paragraph" style:parent-style-name="Standard_20__28_user_29_" style:class="extra">
      <style:paragraph-properties fo:margin-left="0in" fo:margin-right="0in" fo:text-align="center" style:justify-single-word="false" fo:text-indent="0in" style:auto-text-indent="false" text:number-lines="false" text:line-number="0"/>
    </style:style>
    <style:style style:name="indent-big" style:family="paragraph" style:parent-style-name="Standard_20__28_user_29_">
      <style:paragraph-properties fo:margin-left="0in" fo:margin-right="0in" fo:text-align="center" style:justify-single-word="false" fo:text-indent="2.2402in" style:auto-text-indent="false"/>
      <style:text-properties fo:language="ru" fo:country="RU" fo:font-style="normal" style:font-style-asian="normal" style:font-style-complex="normal"/>
    </style:style>
    <style:style style:name="big-left-indent" style:family="paragraph" style:parent-style-name="indent-big">
      <style:paragraph-properties fo:margin-left="0in" fo:margin-right="0in" fo:text-align="start" style:justify-single-word="false" fo:text-indent="4.2402in" style:auto-text-indent="false"/>
    </style:style>
    <style:style style:name="Figure" style:family="paragraph" style:parent-style-name="Название_20_объекта" style:class="extra"/>
    <style:style style:name="Footer" style:family="paragraph" style:parent-style-name="Standard_20__28_user_29_" style:class="extra">
      <style:paragraph-properties text:number-lines="false" text:line-number="0"/>
    </style:style>
    <style:style style:name="center" style:family="paragraph" style:parent-style-name="forward">
      <style:paragraph-properties fo:text-align="center" style:justify-single-word="false"/>
      <style:text-properties fo:font-variant="small-caps"/>
    </style:style>
    <style:style style:name="center-norm" style:family="paragraph" style:parent-style-name="center">
      <style:paragraph-properties fo:text-align="center" style:justify-single-word="false"/>
      <style:text-properties fo:font-variant="normal" fo:text-transform="none"/>
    </style:style>
    <style:style style:name="caps" style:family="paragraph" style:parent-style-name="indent-big">
      <style:paragraph-properties fo:margin-left="0in" fo:margin-right="0in" fo:text-align="start" style:justify-single-word="false" fo:text-indent="2.1in" style:auto-text-indent="false"/>
      <style:text-properties fo:text-transform="uppercase"/>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Основной_20_шрифт_20_абзаца" style:display-name="Основной шрифт абзаца" style:family="text"/>
    <style:style style:name="Source_20_Text" style:display-name="Source Text" style:family="text">
      <style:text-properties style:font-name="Liberation Mono" fo:font-family="'Liberation Mono', 'MS Gothic'" style:font-family-generic="modern" style:font-name-asian="Liberation Mono" style:font-family-asian="'Liberation Mono', 'MS Gothic'" style:font-family-generic-asian="modern" style:font-name-complex="Liberation Mono" style:font-family-complex="'Liberation Mono', 'MS Gothic'" style:font-family-generic-complex="modern"/>
    </style:style>
    <style:style style:name="Emphasis" style:family="text">
      <style:text-properties fo:font-style="italic" style:font-style-asian="italic" style:font-style-complex="italic"/>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1in" fo:margin-left="1in"/>
        </style:list-level-properties>
      </text:outline-level-style>
      <text:outline-level-style text:level="2" style:num-format="">
        <style:list-level-properties text:list-level-position-and-space-mode="label-alignment">
          <style:list-level-label-alignment text:label-followed-by="listtab" text:list-tab-stop-position="1in" fo:margin-left="1in"/>
        </style:list-level-properties>
      </text:outline-level-style>
      <text:outline-level-style text:level="3" style:num-format="">
        <style:list-level-properties text:list-level-position-and-space-mode="label-alignment">
          <style:list-level-label-alignment text:label-followed-by="listtab" text:list-tab-stop-position="1in" fo:margin-left="1in"/>
        </style:list-level-properties>
      </text:outline-level-style>
      <text:outline-level-style text:level="4" style:num-format="">
        <style:list-level-properties text:list-level-position-and-space-mode="label-alignment">
          <style:list-level-label-alignment text:label-followed-by="listtab" text:list-tab-stop-position="1in" fo:margin-left="1in"/>
        </style:list-level-properties>
      </text:outline-level-style>
      <text:outline-level-style text:level="5" style:num-format="">
        <style:list-level-properties text:list-level-position-and-space-mode="label-alignment">
          <style:list-level-label-alignment text:label-followed-by="listtab" text:list-tab-stop-position="1in" fo:margin-left="1in"/>
        </style:list-level-properties>
      </text:outline-level-style>
      <text:outline-level-style text:level="6" style:num-format="">
        <style:list-level-properties text:list-level-position-and-space-mode="label-alignment">
          <style:list-level-label-alignment text:label-followed-by="listtab" text:list-tab-stop-position="1in" fo:margin-left="1in"/>
        </style:list-level-properties>
      </text:outline-level-style>
      <text:outline-level-style text:level="7" style:num-format="">
        <style:list-level-properties text:list-level-position-and-space-mode="label-alignment">
          <style:list-level-label-alignment text:label-followed-by="listtab" text:list-tab-stop-position="1in" fo:margin-left="1in"/>
        </style:list-level-properties>
      </text:outline-level-style>
      <text:outline-level-style text:level="8" style:num-format="">
        <style:list-level-properties text:list-level-position-and-space-mode="label-alignment">
          <style:list-level-label-alignment text:label-followed-by="listtab" text:list-tab-stop-position="1in" fo:margin-left="1in"/>
        </style:list-level-properties>
      </text:outline-level-style>
      <text:outline-level-style text:level="9" style:num-format="">
        <style:list-level-properties text:list-level-position-and-space-mode="label-alignment">
          <style:list-level-label-alignment text:label-followed-by="listtab" text:list-tab-stop-position="1in" fo:margin-left="1in"/>
        </style:list-level-properties>
      </text:outline-level-style>
      <text:outline-level-style text:level="10" style:num-format="">
        <style:list-level-properties text:list-level-position-and-space-mode="label-alignment">
          <style:list-level-label-alignment text:label-followed-by="listtab" text:list-tab-stop-position="1in" fo:margin-left="1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min</meta:initial-creator>
    <meta:creation-date>2020-10-07T22:16:00</meta:creation-date>
    <dc:date>2021-08-02T13:35:29.214611688</dc:date>
    <meta:editing-cycles>1103</meta:editing-cycles>
    <meta:editing-duration>P17DT11H43M5S</meta:editing-duration>
    <meta:generator>LibreOffice/6.1.5.2$Linux_X86_64 LibreOffice_project/10$Build-2</meta:generator>
    <meta:document-statistic meta:table-count="2" meta:image-count="76" meta:object-count="1" meta:page-count="574" meta:paragraph-count="4975" meta:word-count="244642" meta:character-count="1663870" meta:non-whitespace-character-count="1418401"/>
  </office:meta>
</office:document-meta>
</file>

<file path=Object 1/content.xml><?xml version="1.0" encoding="utf-8"?>
<math xmlns="http://www.w3.org/1998/Math/MathML" display="block">
  <semantics>
    <mrow>
      <msup>
        <mi mathvariant="italic">Ne</mi>
        <mrow>
          <mo stretchy="false">−</mo>
          <mi>m</mi>
        </mrow>
      </msup>
      <mrow>
        <mo fence="true" stretchy="false">(</mo>
        <mrow>
          <mrow>
            <mn>1</mn>
            <mo stretchy="false">+</mo>
            <mi>m</mi>
            <mo stretchy="false">+</mo>
            <mfrac>
              <msup>
                <mi>m</mi>
                <mn>2</mn>
              </msup>
              <mrow>
                <mn>2</mn>
                <mi>!</mi>
              </mrow>
            </mfrac>
            <mo stretchy="false">+</mo>
            <mfrac>
              <msup>
                <mi>m</mi>
                <mn>3</mn>
              </msup>
              <mrow>
                <mn>3</mn>
                <mi>!</mi>
              </mrow>
            </mfrac>
            <mo stretchy="false">+</mo>
            <mn>...</mn>
            <mo stretchy="false">+</mo>
            <mfrac>
              <mrow>
                <msup>
                  <mi>m</mi>
                  <mi>n</mi>
                </msup>
                <mo stretchy="false">−</mo>
                <mn>1</mn>
              </mrow>
              <mrow>
                <mrow>
                  <mi>n</mi>
                  <mo stretchy="false">−</mo>
                  <mn>1</mn>
                </mrow>
                <mi>!</mi>
              </mrow>
            </mfrac>
          </mrow>
        </mrow>
        <mo fence="true" stretchy="false">)</mo>
      </mrow>
    </mrow>
    <annotation encoding="StarMath 5.0">				Ne^ -m (1 + m + {m^2} over {2!} + {m^3} over {3!} + ... + {m^n-1} over {n-1!}) </annotation>
  </semantics>
</math>
</file>